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°point</text:p>
          </table:table-cell>
          <table:table-cell table:style-name="ce1" office:value-type="string" calcext:value-type="string">
            <text:p>X (px)</text:p>
          </table:table-cell>
          <table:table-cell table:style-name="ce1" office:value-type="string" calcext:value-type="string">
            <text:p>Y (px)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mps depuis début exp (s)</text:p>
          </table:table-cell>
          <table:table-cell office:value-type="string" calcext:value-type="string">
            <text:p>X (cm)</text:p>
          </table:table-cell>
          <table:table-cell office:value-type="string" calcext:value-type="string">
            <text:p>Y (cm)</text:p>
          </table:table-cell>
        </table:table-row>
        <table:table-row table:style-name="ro1">
          <table:table-cell office:value-type="string" calcext:value-type="string">
            <text:p>Experience 20/06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3890" calcext:value-type="float">
            <text:p>3890</text:p>
          </table:table-cell>
          <table:table-cell office:value-type="float" office:value="1" calcext:value-type="float">
            <text:p>1</text:p>
          </table:table-cell>
          <table:table-cell table:formula="of:=[.E2]*24*60" office:value-type="float" office:value="1440" calcext:value-type="float">
            <text:p>1440</text:p>
          </table:table-cell>
          <table:table-cell table:formula="of:=[.C2]/275" office:value-type="float" office:value="3.02181818181818" calcext:value-type="float">
            <text:p>3,02181818181818</text:p>
          </table:table-cell>
          <table:table-cell table:formula="of:=[.D2]/275" office:value-type="float" office:value="14.1454545454545" calcext:value-type="float">
            <text:p>14,1454545454545</text:p>
          </table:table-cell>
        </table:table-row>
        <table:table-row table:style-name="ro2">
          <table:table-cell office:value-type="string" calcext:value-type="string">
            <text:p>tige plus courte en verre </text:p>
            <text:p>(comme en février)</text:p>
          </table:table-cell>
          <table:table-cell office:value-type="float" office:value="2" calcext:value-type="float">
            <text:p>2</text:p>
          </table:table-cell>
          <table:table-cell office:value-type="float" office:value="817.5" calcext:value-type="float">
            <text:p>817,5</text:p>
          </table:table-cell>
          <table:table-cell office:value-type="float" office:value="3868.167" calcext:value-type="float">
            <text:p>3868,167</text:p>
          </table:table-cell>
          <table:table-cell office:value-type="float" office:value="1" calcext:value-type="float">
            <text:p>1</text:p>
          </table:table-cell>
          <table:table-cell table:formula="of:=[.E3]*24*60" office:value-type="float" office:value="1440" calcext:value-type="float">
            <text:p>1440</text:p>
          </table:table-cell>
          <table:table-cell table:formula="of:=[.C3]/275" office:value-type="float" office:value="2.97272727272727" calcext:value-type="float">
            <text:p>2,97272727272727</text:p>
          </table:table-cell>
          <table:table-cell table:formula="of:=[.D3]/275" office:value-type="float" office:value="14.0660618181818" calcext:value-type="float">
            <text:p>14,0660618181818</text:p>
          </table:table-cell>
        </table:table-row>
        <table:table-row table:style-name="ro1">
          <table:table-cell office:value-type="string" calcext:value-type="string">
            <text:p>gros sel de cuisine</text:p>
          </table:table-cell>
          <table:table-cell office:value-type="float" office:value="3" calcext:value-type="float">
            <text:p>3</text:p>
          </table:table-cell>
          <table:table-cell office:value-type="float" office:value="862.833" calcext:value-type="float">
            <text:p>862,833</text:p>
          </table:table-cell>
          <table:table-cell office:value-type="float" office:value="3889.5" calcext:value-type="float">
            <text:p>3889,5</text:p>
          </table:table-cell>
          <table:table-cell office:value-type="float" office:value="1" calcext:value-type="float">
            <text:p>1</text:p>
          </table:table-cell>
          <table:table-cell table:formula="of:=[.E4]*24*60" office:value-type="float" office:value="1440" calcext:value-type="float">
            <text:p>1440</text:p>
          </table:table-cell>
          <table:table-cell table:formula="of:=[.C4]/275" office:value-type="float" office:value="3.13757454545455" calcext:value-type="float">
            <text:p>3,13757454545455</text:p>
          </table:table-cell>
          <table:table-cell table:formula="of:=[.D4]/275" office:value-type="float" office:value="14.1436363636364" calcext:value-type="float">
            <text:p>14,14363636363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13.5" calcext:value-type="float">
            <text:p>813,5</text:p>
          </table:table-cell>
          <table:table-cell office:value-type="float" office:value="3690.833" calcext:value-type="float">
            <text:p>3690,833</text:p>
          </table:table-cell>
          <table:table-cell office:value-type="float" office:value="2" calcext:value-type="float">
            <text:p>2</text:p>
          </table:table-cell>
          <table:table-cell table:formula="of:=[.E5]*24*60" office:value-type="float" office:value="2880" calcext:value-type="float">
            <text:p>2880</text:p>
          </table:table-cell>
          <table:table-cell table:formula="of:=[.C5]/275" office:value-type="float" office:value="2.95818181818182" calcext:value-type="float">
            <text:p>2,95818181818182</text:p>
          </table:table-cell>
          <table:table-cell table:formula="of:=[.D5]/275" office:value-type="float" office:value="13.4212109090909" calcext:value-type="float">
            <text:p>13,4212109090909</text:p>
          </table:table-cell>
        </table:table-row>
        <table:table-row table:style-name="ro1">
          <table:table-cell office:value-type="string" calcext:value-type="string">
            <text:p>438px pour petit barreau (diamètre 1.6mm)</text:p>
          </table:table-cell>
          <table:table-cell office:value-type="float" office:value="5" calcext:value-type="float">
            <text:p>5</text:p>
          </table:table-cell>
          <table:table-cell office:value-type="float" office:value="842.833" calcext:value-type="float">
            <text:p>842,833</text:p>
          </table:table-cell>
          <table:table-cell office:value-type="float" office:value="3668.167" calcext:value-type="float">
            <text:p>3668,167</text:p>
          </table:table-cell>
          <table:table-cell office:value-type="float" office:value="2" calcext:value-type="float">
            <text:p>2</text:p>
          </table:table-cell>
          <table:table-cell table:formula="of:=[.E6]*24*60" office:value-type="float" office:value="2880" calcext:value-type="float">
            <text:p>2880</text:p>
          </table:table-cell>
          <table:table-cell table:formula="of:=[.C6]/275" office:value-type="float" office:value="3.06484727272727" calcext:value-type="float">
            <text:p>3,06484727272727</text:p>
          </table:table-cell>
          <table:table-cell table:formula="of:=[.D6]/275" office:value-type="float" office:value="13.3387890909091" calcext:value-type="float">
            <text:p>13,3387890909091</text:p>
          </table:table-cell>
        </table:table-row>
        <table:table-row table:style-name="ro1">
          <table:table-cell office:value-type="string" calcext:value-type="string">
            <text:p>198px (ou 161.6 derriere) <text:s/>pour le tuyau de diam 1.33cm</text:p>
          </table:table-cell>
          <table:table-cell office:value-type="float" office:value="6" calcext:value-type="float">
            <text:p>6</text:p>
          </table:table-cell>
          <table:table-cell office:value-type="float" office:value="874.833" calcext:value-type="float">
            <text:p>874,833</text:p>
          </table:table-cell>
          <table:table-cell office:value-type="float" office:value="3677.5" calcext:value-type="float">
            <text:p>3677,5</text:p>
          </table:table-cell>
          <table:table-cell office:value-type="float" office:value="2" calcext:value-type="float">
            <text:p>2</text:p>
          </table:table-cell>
          <table:table-cell table:formula="of:=[.E7]*24*60" office:value-type="float" office:value="2880" calcext:value-type="float">
            <text:p>2880</text:p>
          </table:table-cell>
          <table:table-cell table:formula="of:=[.C7]/275" office:value-type="float" office:value="3.18121090909091" calcext:value-type="float">
            <text:p>3,18121090909091</text:p>
          </table:table-cell>
          <table:table-cell table:formula="of:=[.D7]/275" office:value-type="float" office:value="13.3727272727273" calcext:value-type="float">
            <text:p>13,3727272727273</text:p>
          </table:table-cell>
        </table:table-row>
        <table:table-row table:style-name="ro1">
          <table:table-cell office:value-type="string" calcext:value-type="string">
            <text:p>--&gt; 275px/cm</text:p>
          </table:table-cell>
          <table:table-cell office:value-type="float" office:value="7" calcext:value-type="float">
            <text:p>7</text:p>
          </table:table-cell>
          <table:table-cell office:value-type="float" office:value="888.167" calcext:value-type="float">
            <text:p>888,167</text:p>
          </table:table-cell>
          <table:table-cell office:value-type="float" office:value="3704.167" calcext:value-type="float">
            <text:p>3704,167</text:p>
          </table:table-cell>
          <table:table-cell office:value-type="float" office:value="2" calcext:value-type="float">
            <text:p>2</text:p>
          </table:table-cell>
          <table:table-cell table:formula="of:=[.E8]*24*60" office:value-type="float" office:value="2880" calcext:value-type="float">
            <text:p>2880</text:p>
          </table:table-cell>
          <table:table-cell table:formula="of:=[.C8]/275" office:value-type="float" office:value="3.22969818181818" calcext:value-type="float">
            <text:p>3,22969818181818</text:p>
          </table:table-cell>
          <table:table-cell table:formula="of:=[.D8]/275" office:value-type="float" office:value="13.4696981818182" calcext:value-type="float">
            <text:p>13,469698181818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85.5" calcext:value-type="float">
            <text:p>885,5</text:p>
          </table:table-cell>
          <table:table-cell office:value-type="float" office:value="3748.167" calcext:value-type="float">
            <text:p>3748,167</text:p>
          </table:table-cell>
          <table:table-cell office:value-type="float" office:value="2" calcext:value-type="float">
            <text:p>2</text:p>
          </table:table-cell>
          <table:table-cell table:formula="of:=[.E9]*24*60" office:value-type="float" office:value="2880" calcext:value-type="float">
            <text:p>2880</text:p>
          </table:table-cell>
          <table:table-cell table:formula="of:=[.C9]/275" office:value-type="float" office:value="3.22" calcext:value-type="float">
            <text:p>3,22</text:p>
          </table:table-cell>
          <table:table-cell table:formula="of:=[.D9]/275" office:value-type="float" office:value="13.6296981818182" calcext:value-type="float">
            <text:p>13,629698181818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2.167" calcext:value-type="float">
            <text:p>872,167</text:p>
          </table:table-cell>
          <table:table-cell office:value-type="float" office:value="3797.5" calcext:value-type="float">
            <text:p>3797,5</text:p>
          </table:table-cell>
          <table:table-cell office:value-type="float" office:value="2" calcext:value-type="float">
            <text:p>2</text:p>
          </table:table-cell>
          <table:table-cell table:formula="of:=[.E10]*24*60" office:value-type="float" office:value="2880" calcext:value-type="float">
            <text:p>2880</text:p>
          </table:table-cell>
          <table:table-cell table:formula="of:=[.C10]/275" office:value-type="float" office:value="3.17151636363636" calcext:value-type="float">
            <text:p>3,17151636363636</text:p>
          </table:table-cell>
          <table:table-cell table:formula="of:=[.D10]/275" office:value-type="float" office:value="13.8090909090909" calcext:value-type="float">
            <text:p>13,80909090909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8.167" calcext:value-type="float">
            <text:p>868,167</text:p>
          </table:table-cell>
          <table:table-cell office:value-type="float" office:value="3837.5" calcext:value-type="float">
            <text:p>3837,5</text:p>
          </table:table-cell>
          <table:table-cell office:value-type="float" office:value="2" calcext:value-type="float">
            <text:p>2</text:p>
          </table:table-cell>
          <table:table-cell table:formula="of:=[.E11]*24*60" office:value-type="float" office:value="2880" calcext:value-type="float">
            <text:p>2880</text:p>
          </table:table-cell>
          <table:table-cell table:formula="of:=[.C11]/275" office:value-type="float" office:value="3.15697090909091" calcext:value-type="float">
            <text:p>3,15697090909091</text:p>
          </table:table-cell>
          <table:table-cell table:formula="of:=[.D11]/275" office:value-type="float" office:value="13.9545454545455" calcext:value-type="float">
            <text:p>13,954545454545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89.5" calcext:value-type="float">
            <text:p>889,5</text:p>
          </table:table-cell>
          <table:table-cell office:value-type="float" office:value="3848.167" calcext:value-type="float">
            <text:p>3848,167</text:p>
          </table:table-cell>
          <table:table-cell office:value-type="float" office:value="2" calcext:value-type="float">
            <text:p>2</text:p>
          </table:table-cell>
          <table:table-cell table:formula="of:=[.E12]*24*60" office:value-type="float" office:value="2880" calcext:value-type="float">
            <text:p>2880</text:p>
          </table:table-cell>
          <table:table-cell table:formula="of:=[.C12]/275" office:value-type="float" office:value="3.23454545454545" calcext:value-type="float">
            <text:p>3,23454545454545</text:p>
          </table:table-cell>
          <table:table-cell table:formula="of:=[.D12]/275" office:value-type="float" office:value="13.9933345454545" calcext:value-type="float">
            <text:p>13,99333454545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04.167" calcext:value-type="float">
            <text:p>904,167</text:p>
          </table:table-cell>
          <table:table-cell office:value-type="float" office:value="3876.167" calcext:value-type="float">
            <text:p>3876,167</text:p>
          </table:table-cell>
          <table:table-cell office:value-type="float" office:value="2" calcext:value-type="float">
            <text:p>2</text:p>
          </table:table-cell>
          <table:table-cell table:formula="of:=[.E13]*24*60" office:value-type="float" office:value="2880" calcext:value-type="float">
            <text:p>2880</text:p>
          </table:table-cell>
          <table:table-cell table:formula="of:=[.C13]/275" office:value-type="float" office:value="3.28788" calcext:value-type="float">
            <text:p>3,28788</text:p>
          </table:table-cell>
          <table:table-cell table:formula="of:=[.D13]/275" office:value-type="float" office:value="14.0951527272727" calcext:value-type="float">
            <text:p>14,09515272727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24.167" calcext:value-type="float">
            <text:p>924,167</text:p>
          </table:table-cell>
          <table:table-cell office:value-type="float" office:value="3844.167" calcext:value-type="float">
            <text:p>3844,167</text:p>
          </table:table-cell>
          <table:table-cell office:value-type="float" office:value="2" calcext:value-type="float">
            <text:p>2</text:p>
          </table:table-cell>
          <table:table-cell table:formula="of:=[.E14]*24*60" office:value-type="float" office:value="2880" calcext:value-type="float">
            <text:p>2880</text:p>
          </table:table-cell>
          <table:table-cell table:formula="of:=[.C14]/275" office:value-type="float" office:value="3.36060727272727" calcext:value-type="float">
            <text:p>3,36060727272727</text:p>
          </table:table-cell>
          <table:table-cell table:formula="of:=[.D14]/275" office:value-type="float" office:value="13.9787890909091" calcext:value-type="float">
            <text:p>13,97878909090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60.167" calcext:value-type="float">
            <text:p>960,167</text:p>
          </table:table-cell>
          <table:table-cell office:value-type="float" office:value="3872.167" calcext:value-type="float">
            <text:p>3872,167</text:p>
          </table:table-cell>
          <table:table-cell office:value-type="float" office:value="2" calcext:value-type="float">
            <text:p>2</text:p>
          </table:table-cell>
          <table:table-cell table:formula="of:=[.E15]*24*60" office:value-type="float" office:value="2880" calcext:value-type="float">
            <text:p>2880</text:p>
          </table:table-cell>
          <table:table-cell table:formula="of:=[.C15]/275" office:value-type="float" office:value="3.49151636363636" calcext:value-type="float">
            <text:p>3,49151636363636</text:p>
          </table:table-cell>
          <table:table-cell table:formula="of:=[.D15]/275" office:value-type="float" office:value="14.0806072727273" calcext:value-type="float">
            <text:p>14,080607272727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66.833" calcext:value-type="float">
            <text:p>1066,833</text:p>
          </table:table-cell>
          <table:table-cell office:value-type="float" office:value="3866.833" calcext:value-type="float">
            <text:p>3866,833</text:p>
          </table:table-cell>
          <table:table-cell office:value-type="float" office:value="3" calcext:value-type="float">
            <text:p>3</text:p>
          </table:table-cell>
          <table:table-cell table:formula="of:=[.E16]*24*60" office:value-type="float" office:value="4320" calcext:value-type="float">
            <text:p>4320</text:p>
          </table:table-cell>
          <table:table-cell table:formula="of:=[.C16]/275" office:value-type="float" office:value="3.87939272727273" calcext:value-type="float">
            <text:p>3,87939272727273</text:p>
          </table:table-cell>
          <table:table-cell table:formula="of:=[.D16]/275" office:value-type="float" office:value="14.0612109090909" calcext:value-type="float">
            <text:p>14,06121090909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49.5" calcext:value-type="float">
            <text:p>1049,5</text:p>
          </table:table-cell>
          <table:table-cell office:value-type="float" office:value="3840.167" calcext:value-type="float">
            <text:p>3840,167</text:p>
          </table:table-cell>
          <table:table-cell office:value-type="float" office:value="3" calcext:value-type="float">
            <text:p>3</text:p>
          </table:table-cell>
          <table:table-cell table:formula="of:=[.E17]*24*60" office:value-type="float" office:value="4320" calcext:value-type="float">
            <text:p>4320</text:p>
          </table:table-cell>
          <table:table-cell table:formula="of:=[.C17]/275" office:value-type="float" office:value="3.81636363636364" calcext:value-type="float">
            <text:p>3,81636363636364</text:p>
          </table:table-cell>
          <table:table-cell table:formula="of:=[.D17]/275" office:value-type="float" office:value="13.9642436363636" calcext:value-type="float">
            <text:p>13,964243636363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33.5" calcext:value-type="float">
            <text:p>1033,5</text:p>
          </table:table-cell>
          <table:table-cell office:value-type="float" office:value="3805.5" calcext:value-type="float">
            <text:p>3805,5</text:p>
          </table:table-cell>
          <table:table-cell office:value-type="float" office:value="3" calcext:value-type="float">
            <text:p>3</text:p>
          </table:table-cell>
          <table:table-cell table:formula="of:=[.E18]*24*60" office:value-type="float" office:value="4320" calcext:value-type="float">
            <text:p>4320</text:p>
          </table:table-cell>
          <table:table-cell table:formula="of:=[.C18]/275" office:value-type="float" office:value="3.75818181818182" calcext:value-type="float">
            <text:p>3,75818181818182</text:p>
          </table:table-cell>
          <table:table-cell table:formula="of:=[.D18]/275" office:value-type="float" office:value="13.8381818181818" calcext:value-type="float">
            <text:p>13,83818181818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09.5" calcext:value-type="float">
            <text:p>1009,5</text:p>
          </table:table-cell>
          <table:table-cell office:value-type="float" office:value="3825.5" calcext:value-type="float">
            <text:p>3825,5</text:p>
          </table:table-cell>
          <table:table-cell office:value-type="float" office:value="3" calcext:value-type="float">
            <text:p>3</text:p>
          </table:table-cell>
          <table:table-cell table:formula="of:=[.E19]*24*60" office:value-type="float" office:value="4320" calcext:value-type="float">
            <text:p>4320</text:p>
          </table:table-cell>
          <table:table-cell table:formula="of:=[.C19]/275" office:value-type="float" office:value="3.67090909090909" calcext:value-type="float">
            <text:p>3,67090909090909</text:p>
          </table:table-cell>
          <table:table-cell table:formula="of:=[.D19]/275" office:value-type="float" office:value="13.9109090909091" calcext:value-type="float">
            <text:p>13,910909090909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2.833" calcext:value-type="float">
            <text:p>1002,833</text:p>
          </table:table-cell>
          <table:table-cell office:value-type="float" office:value="3853.5" calcext:value-type="float">
            <text:p>3853,5</text:p>
          </table:table-cell>
          <table:table-cell office:value-type="float" office:value="3" calcext:value-type="float">
            <text:p>3</text:p>
          </table:table-cell>
          <table:table-cell table:formula="of:=[.E20]*24*60" office:value-type="float" office:value="4320" calcext:value-type="float">
            <text:p>4320</text:p>
          </table:table-cell>
          <table:table-cell table:formula="of:=[.C20]/275" office:value-type="float" office:value="3.64666545454545" calcext:value-type="float">
            <text:p>3,64666545454545</text:p>
          </table:table-cell>
          <table:table-cell table:formula="of:=[.D20]/275" office:value-type="float" office:value="14.0127272727273" calcext:value-type="float">
            <text:p>14,012727272727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81.5" calcext:value-type="float">
            <text:p>981,5</text:p>
          </table:table-cell>
          <table:table-cell office:value-type="float" office:value="3860.167" calcext:value-type="float">
            <text:p>3860,167</text:p>
          </table:table-cell>
          <table:table-cell office:value-type="float" office:value="3" calcext:value-type="float">
            <text:p>3</text:p>
          </table:table-cell>
          <table:table-cell table:formula="of:=[.E21]*24*60" office:value-type="float" office:value="4320" calcext:value-type="float">
            <text:p>4320</text:p>
          </table:table-cell>
          <table:table-cell table:formula="of:=[.C21]/275" office:value-type="float" office:value="3.56909090909091" calcext:value-type="float">
            <text:p>3,56909090909091</text:p>
          </table:table-cell>
          <table:table-cell table:formula="of:=[.D21]/275" office:value-type="float" office:value="14.0369709090909" calcext:value-type="float">
            <text:p>14,036970909090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60.167" calcext:value-type="float">
            <text:p>960,167</text:p>
          </table:table-cell>
          <table:table-cell office:value-type="float" office:value="3830.833" calcext:value-type="float">
            <text:p>3830,833</text:p>
          </table:table-cell>
          <table:table-cell office:value-type="float" office:value="3" calcext:value-type="float">
            <text:p>3</text:p>
          </table:table-cell>
          <table:table-cell table:formula="of:=[.E22]*24*60" office:value-type="float" office:value="4320" calcext:value-type="float">
            <text:p>4320</text:p>
          </table:table-cell>
          <table:table-cell table:formula="of:=[.C22]/275" office:value-type="float" office:value="3.49151636363636" calcext:value-type="float">
            <text:p>3,49151636363636</text:p>
          </table:table-cell>
          <table:table-cell table:formula="of:=[.D22]/275" office:value-type="float" office:value="13.9303018181818" calcext:value-type="float">
            <text:p>13,930301818181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26.833" calcext:value-type="float">
            <text:p>926,833</text:p>
          </table:table-cell>
          <table:table-cell office:value-type="float" office:value="3809.5" calcext:value-type="float">
            <text:p>3809,5</text:p>
          </table:table-cell>
          <table:table-cell office:value-type="float" office:value="3" calcext:value-type="float">
            <text:p>3</text:p>
          </table:table-cell>
          <table:table-cell table:formula="of:=[.E23]*24*60" office:value-type="float" office:value="4320" calcext:value-type="float">
            <text:p>4320</text:p>
          </table:table-cell>
          <table:table-cell table:formula="of:=[.C23]/275" office:value-type="float" office:value="3.37030181818182" calcext:value-type="float">
            <text:p>3,37030181818182</text:p>
          </table:table-cell>
          <table:table-cell table:formula="of:=[.D23]/275" office:value-type="float" office:value="13.8527272727273" calcext:value-type="float">
            <text:p>13,852727272727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01.5" calcext:value-type="float">
            <text:p>901,5</text:p>
          </table:table-cell>
          <table:table-cell office:value-type="float" office:value="3790.833" calcext:value-type="float">
            <text:p>3790,833</text:p>
          </table:table-cell>
          <table:table-cell office:value-type="float" office:value="3" calcext:value-type="float">
            <text:p>3</text:p>
          </table:table-cell>
          <table:table-cell table:formula="of:=[.E24]*24*60" office:value-type="float" office:value="4320" calcext:value-type="float">
            <text:p>4320</text:p>
          </table:table-cell>
          <table:table-cell table:formula="of:=[.C24]/275" office:value-type="float" office:value="3.27818181818182" calcext:value-type="float">
            <text:p>3,27818181818182</text:p>
          </table:table-cell>
          <table:table-cell table:formula="of:=[.D24]/275" office:value-type="float" office:value="13.7848472727273" calcext:value-type="float">
            <text:p>13,784847272727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74.833" calcext:value-type="float">
            <text:p>874,833</text:p>
          </table:table-cell>
          <table:table-cell office:value-type="float" office:value="3820.167" calcext:value-type="float">
            <text:p>3820,167</text:p>
          </table:table-cell>
          <table:table-cell office:value-type="float" office:value="3" calcext:value-type="float">
            <text:p>3</text:p>
          </table:table-cell>
          <table:table-cell table:formula="of:=[.E25]*24*60" office:value-type="float" office:value="4320" calcext:value-type="float">
            <text:p>4320</text:p>
          </table:table-cell>
          <table:table-cell table:formula="of:=[.C25]/275" office:value-type="float" office:value="3.18121090909091" calcext:value-type="float">
            <text:p>3,18121090909091</text:p>
          </table:table-cell>
          <table:table-cell table:formula="of:=[.D25]/275" office:value-type="float" office:value="13.8915163636364" calcext:value-type="float">
            <text:p>13,891516363636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64.167" calcext:value-type="float">
            <text:p>864,167</text:p>
          </table:table-cell>
          <table:table-cell office:value-type="float" office:value="3848.167" calcext:value-type="float">
            <text:p>3848,167</text:p>
          </table:table-cell>
          <table:table-cell office:value-type="float" office:value="3" calcext:value-type="float">
            <text:p>3</text:p>
          </table:table-cell>
          <table:table-cell table:formula="of:=[.E26]*24*60" office:value-type="float" office:value="4320" calcext:value-type="float">
            <text:p>4320</text:p>
          </table:table-cell>
          <table:table-cell table:formula="of:=[.C26]/275" office:value-type="float" office:value="3.14242545454546" calcext:value-type="float">
            <text:p>3,14242545454546</text:p>
          </table:table-cell>
          <table:table-cell table:formula="of:=[.D26]/275" office:value-type="float" office:value="13.9933345454545" calcext:value-type="float">
            <text:p>13,993334545454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80.167" calcext:value-type="float">
            <text:p>880,167</text:p>
          </table:table-cell>
          <table:table-cell office:value-type="float" office:value="3589.5" calcext:value-type="float">
            <text:p>3589,5</text:p>
          </table:table-cell>
          <table:table-cell office:value-type="float" office:value="3" calcext:value-type="float">
            <text:p>3</text:p>
          </table:table-cell>
          <table:table-cell table:formula="of:=[.E27]*24*60" office:value-type="float" office:value="4320" calcext:value-type="float">
            <text:p>4320</text:p>
          </table:table-cell>
          <table:table-cell table:formula="of:=[.C27]/275" office:value-type="float" office:value="3.20060727272727" calcext:value-type="float">
            <text:p>3,20060727272727</text:p>
          </table:table-cell>
          <table:table-cell table:formula="of:=[.D27]/275" office:value-type="float" office:value="13.0527272727273" calcext:value-type="float">
            <text:p>13,052727272727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54.833" calcext:value-type="float">
            <text:p>854,833</text:p>
          </table:table-cell>
          <table:table-cell office:value-type="float" office:value="3617.5" calcext:value-type="float">
            <text:p>3617,5</text:p>
          </table:table-cell>
          <table:table-cell office:value-type="float" office:value="3" calcext:value-type="float">
            <text:p>3</text:p>
          </table:table-cell>
          <table:table-cell table:formula="of:=[.E28]*24*60" office:value-type="float" office:value="4320" calcext:value-type="float">
            <text:p>4320</text:p>
          </table:table-cell>
          <table:table-cell table:formula="of:=[.C28]/275" office:value-type="float" office:value="3.10848363636364" calcext:value-type="float">
            <text:p>3,10848363636364</text:p>
          </table:table-cell>
          <table:table-cell table:formula="of:=[.D28]/275" office:value-type="float" office:value="13.1545454545455" calcext:value-type="float">
            <text:p>13,154545454545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48.167" calcext:value-type="float">
            <text:p>848,167</text:p>
          </table:table-cell>
          <table:table-cell office:value-type="float" office:value="3578.833" calcext:value-type="float">
            <text:p>3578,833</text:p>
          </table:table-cell>
          <table:table-cell office:value-type="float" office:value="3" calcext:value-type="float">
            <text:p>3</text:p>
          </table:table-cell>
          <table:table-cell table:formula="of:=[.E29]*24*60" office:value-type="float" office:value="4320" calcext:value-type="float">
            <text:p>4320</text:p>
          </table:table-cell>
          <table:table-cell table:formula="of:=[.C29]/275" office:value-type="float" office:value="3.08424363636364" calcext:value-type="float">
            <text:p>3,08424363636364</text:p>
          </table:table-cell>
          <table:table-cell table:formula="of:=[.D29]/275" office:value-type="float" office:value="13.0139381818182" calcext:value-type="float">
            <text:p>13,013938181818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18.833" calcext:value-type="float">
            <text:p>818,833</text:p>
          </table:table-cell>
          <table:table-cell office:value-type="float" office:value="3569.5" calcext:value-type="float">
            <text:p>3569,5</text:p>
          </table:table-cell>
          <table:table-cell office:value-type="float" office:value="3" calcext:value-type="float">
            <text:p>3</text:p>
          </table:table-cell>
          <table:table-cell table:formula="of:=[.E30]*24*60" office:value-type="float" office:value="4320" calcext:value-type="float">
            <text:p>4320</text:p>
          </table:table-cell>
          <table:table-cell table:formula="of:=[.C30]/275" office:value-type="float" office:value="2.97757454545455" calcext:value-type="float">
            <text:p>2,97757454545455</text:p>
          </table:table-cell>
          <table:table-cell table:formula="of:=[.D30]/275" office:value-type="float" office:value="12.98" calcext:value-type="float">
            <text:p>12,9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626.833" calcext:value-type="float">
            <text:p>3626,833</text:p>
          </table:table-cell>
          <table:table-cell office:value-type="float" office:value="3" calcext:value-type="float">
            <text:p>3</text:p>
          </table:table-cell>
          <table:table-cell table:formula="of:=[.E31]*24*60" office:value-type="float" office:value="4320" calcext:value-type="float">
            <text:p>4320</text:p>
          </table:table-cell>
          <table:table-cell table:formula="of:=[.C31]/275" office:value-type="float" office:value="2.92424363636364" calcext:value-type="float">
            <text:p>2,92424363636364</text:p>
          </table:table-cell>
          <table:table-cell table:formula="of:=[.D31]/275" office:value-type="float" office:value="13.1884836363636" calcext:value-type="float">
            <text:p>13,188483636363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806.833" calcext:value-type="float">
            <text:p>806,833</text:p>
          </table:table-cell>
          <table:table-cell office:value-type="float" office:value="3674.833" calcext:value-type="float">
            <text:p>3674,833</text:p>
          </table:table-cell>
          <table:table-cell office:value-type="float" office:value="3" calcext:value-type="float">
            <text:p>3</text:p>
          </table:table-cell>
          <table:table-cell table:formula="of:=[.E32]*24*60" office:value-type="float" office:value="4320" calcext:value-type="float">
            <text:p>4320</text:p>
          </table:table-cell>
          <table:table-cell table:formula="of:=[.C32]/275" office:value-type="float" office:value="2.93393818181818" calcext:value-type="float">
            <text:p>2,93393818181818</text:p>
          </table:table-cell>
          <table:table-cell table:formula="of:=[.D32]/275" office:value-type="float" office:value="13.3630290909091" calcext:value-type="float">
            <text:p>13,363029090909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05.5" calcext:value-type="float">
            <text:p>805,5</text:p>
          </table:table-cell>
          <table:table-cell office:value-type="float" office:value="3724.167" calcext:value-type="float">
            <text:p>3724,167</text:p>
          </table:table-cell>
          <table:table-cell office:value-type="float" office:value="3" calcext:value-type="float">
            <text:p>3</text:p>
          </table:table-cell>
          <table:table-cell table:formula="of:=[.E33]*24*60" office:value-type="float" office:value="4320" calcext:value-type="float">
            <text:p>4320</text:p>
          </table:table-cell>
          <table:table-cell table:formula="of:=[.C33]/275" office:value-type="float" office:value="2.92909090909091" calcext:value-type="float">
            <text:p>2,92909090909091</text:p>
          </table:table-cell>
          <table:table-cell table:formula="of:=[.D33]/275" office:value-type="float" office:value="13.5424254545455" calcext:value-type="float">
            <text:p>13,542425454545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813.5" calcext:value-type="float">
            <text:p>813,5</text:p>
          </table:table-cell>
          <table:table-cell office:value-type="float" office:value="3786.833" calcext:value-type="float">
            <text:p>3786,833</text:p>
          </table:table-cell>
          <table:table-cell office:value-type="float" office:value="3" calcext:value-type="float">
            <text:p>3</text:p>
          </table:table-cell>
          <table:table-cell table:formula="of:=[.E34]*24*60" office:value-type="float" office:value="4320" calcext:value-type="float">
            <text:p>4320</text:p>
          </table:table-cell>
          <table:table-cell table:formula="of:=[.C34]/275" office:value-type="float" office:value="2.95818181818182" calcext:value-type="float">
            <text:p>2,95818181818182</text:p>
          </table:table-cell>
          <table:table-cell table:formula="of:=[.D34]/275" office:value-type="float" office:value="13.7703018181818" calcext:value-type="float">
            <text:p>13,770301818181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809.5" calcext:value-type="float">
            <text:p>809,5</text:p>
          </table:table-cell>
          <table:table-cell office:value-type="float" office:value="3850.833" calcext:value-type="float">
            <text:p>3850,833</text:p>
          </table:table-cell>
          <table:table-cell office:value-type="float" office:value="3" calcext:value-type="float">
            <text:p>3</text:p>
          </table:table-cell>
          <table:table-cell table:formula="of:=[.E35]*24*60" office:value-type="float" office:value="4320" calcext:value-type="float">
            <text:p>4320</text:p>
          </table:table-cell>
          <table:table-cell table:formula="of:=[.C35]/275" office:value-type="float" office:value="2.94363636363636" calcext:value-type="float">
            <text:p>2,94363636363636</text:p>
          </table:table-cell>
          <table:table-cell table:formula="of:=[.D35]/275" office:value-type="float" office:value="14.0030290909091" calcext:value-type="float">
            <text:p>14,003029090909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894.833" calcext:value-type="float">
            <text:p>894,833</text:p>
          </table:table-cell>
          <table:table-cell office:value-type="float" office:value="3638.833" calcext:value-type="float">
            <text:p>3638,833</text:p>
          </table:table-cell>
          <table:table-cell office:value-type="float" office:value="3" calcext:value-type="float">
            <text:p>3</text:p>
          </table:table-cell>
          <table:table-cell table:formula="of:=[.E36]*24*60" office:value-type="float" office:value="4320" calcext:value-type="float">
            <text:p>4320</text:p>
          </table:table-cell>
          <table:table-cell table:formula="of:=[.C36]/275" office:value-type="float" office:value="3.25393818181818" calcext:value-type="float">
            <text:p>3,25393818181818</text:p>
          </table:table-cell>
          <table:table-cell table:formula="of:=[.D36]/275" office:value-type="float" office:value="13.23212" calcext:value-type="float">
            <text:p>13,2321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894.833" calcext:value-type="float">
            <text:p>894,833</text:p>
          </table:table-cell>
          <table:table-cell office:value-type="float" office:value="3685.5" calcext:value-type="float">
            <text:p>3685,5</text:p>
          </table:table-cell>
          <table:table-cell office:value-type="float" office:value="3" calcext:value-type="float">
            <text:p>3</text:p>
          </table:table-cell>
          <table:table-cell table:formula="of:=[.E37]*24*60" office:value-type="float" office:value="4320" calcext:value-type="float">
            <text:p>4320</text:p>
          </table:table-cell>
          <table:table-cell table:formula="of:=[.C37]/275" office:value-type="float" office:value="3.25393818181818" calcext:value-type="float">
            <text:p>3,25393818181818</text:p>
          </table:table-cell>
          <table:table-cell table:formula="of:=[.D37]/275" office:value-type="float" office:value="13.4018181818182" calcext:value-type="float">
            <text:p>13,401818181818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85.5" calcext:value-type="float">
            <text:p>885,5</text:p>
          </table:table-cell>
          <table:table-cell office:value-type="float" office:value="3721.5" calcext:value-type="float">
            <text:p>3721,5</text:p>
          </table:table-cell>
          <table:table-cell office:value-type="float" office:value="3" calcext:value-type="float">
            <text:p>3</text:p>
          </table:table-cell>
          <table:table-cell table:formula="of:=[.E38]*24*60" office:value-type="float" office:value="4320" calcext:value-type="float">
            <text:p>4320</text:p>
          </table:table-cell>
          <table:table-cell table:formula="of:=[.C38]/275" office:value-type="float" office:value="3.22" calcext:value-type="float">
            <text:p>3,22</text:p>
          </table:table-cell>
          <table:table-cell table:formula="of:=[.D38]/275" office:value-type="float" office:value="13.5327272727273" calcext:value-type="float">
            <text:p>13,532727272727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854.833" calcext:value-type="float">
            <text:p>854,833</text:p>
          </table:table-cell>
          <table:table-cell office:value-type="float" office:value="3740.167" calcext:value-type="float">
            <text:p>3740,167</text:p>
          </table:table-cell>
          <table:table-cell office:value-type="float" office:value="3" calcext:value-type="float">
            <text:p>3</text:p>
          </table:table-cell>
          <table:table-cell table:formula="of:=[.E39]*24*60" office:value-type="float" office:value="4320" calcext:value-type="float">
            <text:p>4320</text:p>
          </table:table-cell>
          <table:table-cell table:formula="of:=[.C39]/275" office:value-type="float" office:value="3.10848363636364" calcext:value-type="float">
            <text:p>3,10848363636364</text:p>
          </table:table-cell>
          <table:table-cell table:formula="of:=[.D39]/275" office:value-type="float" office:value="13.6006072727273" calcext:value-type="float">
            <text:p>13,600607272727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838.833" calcext:value-type="float">
            <text:p>838,833</text:p>
          </table:table-cell>
          <table:table-cell office:value-type="float" office:value="3760.167" calcext:value-type="float">
            <text:p>3760,167</text:p>
          </table:table-cell>
          <table:table-cell office:value-type="float" office:value="3" calcext:value-type="float">
            <text:p>3</text:p>
          </table:table-cell>
          <table:table-cell table:formula="of:=[.E40]*24*60" office:value-type="float" office:value="4320" calcext:value-type="float">
            <text:p>4320</text:p>
          </table:table-cell>
          <table:table-cell table:formula="of:=[.C40]/275" office:value-type="float" office:value="3.05030181818182" calcext:value-type="float">
            <text:p>3,05030181818182</text:p>
          </table:table-cell>
          <table:table-cell table:formula="of:=[.D40]/275" office:value-type="float" office:value="13.6733345454545" calcext:value-type="float">
            <text:p>13,673334545454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52.167" calcext:value-type="float">
            <text:p>852,167</text:p>
          </table:table-cell>
          <table:table-cell office:value-type="float" office:value="3798.833" calcext:value-type="float">
            <text:p>3798,833</text:p>
          </table:table-cell>
          <table:table-cell office:value-type="float" office:value="3" calcext:value-type="float">
            <text:p>3</text:p>
          </table:table-cell>
          <table:table-cell table:formula="of:=[.E41]*24*60" office:value-type="float" office:value="4320" calcext:value-type="float">
            <text:p>4320</text:p>
          </table:table-cell>
          <table:table-cell table:formula="of:=[.C41]/275" office:value-type="float" office:value="3.09878909090909" calcext:value-type="float">
            <text:p>3,09878909090909</text:p>
          </table:table-cell>
          <table:table-cell table:formula="of:=[.D41]/275" office:value-type="float" office:value="13.8139381818182" calcext:value-type="float">
            <text:p>13,813938181818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881.5" calcext:value-type="float">
            <text:p>881,5</text:p>
          </table:table-cell>
          <table:table-cell office:value-type="float" office:value="3788.167" calcext:value-type="float">
            <text:p>3788,167</text:p>
          </table:table-cell>
          <table:table-cell office:value-type="float" office:value="3" calcext:value-type="float">
            <text:p>3</text:p>
          </table:table-cell>
          <table:table-cell table:formula="of:=[.E42]*24*60" office:value-type="float" office:value="4320" calcext:value-type="float">
            <text:p>4320</text:p>
          </table:table-cell>
          <table:table-cell table:formula="of:=[.C42]/275" office:value-type="float" office:value="3.20545454545455" calcext:value-type="float">
            <text:p>3,20545454545455</text:p>
          </table:table-cell>
          <table:table-cell table:formula="of:=[.D42]/275" office:value-type="float" office:value="13.7751527272727" calcext:value-type="float">
            <text:p>13,775152727272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812.167" calcext:value-type="float">
            <text:p>812,167</text:p>
          </table:table-cell>
          <table:table-cell office:value-type="float" office:value="3477.5" calcext:value-type="float">
            <text:p>3477,5</text:p>
          </table:table-cell>
          <table:table-cell office:value-type="float" office:value="4" calcext:value-type="float">
            <text:p>4</text:p>
          </table:table-cell>
          <table:table-cell table:formula="of:=[.E43]*24*60" office:value-type="float" office:value="5760" calcext:value-type="float">
            <text:p>5760</text:p>
          </table:table-cell>
          <table:table-cell table:formula="of:=[.C43]/275" office:value-type="float" office:value="2.95333454545455" calcext:value-type="float">
            <text:p>2,95333454545455</text:p>
          </table:table-cell>
          <table:table-cell table:formula="of:=[.D43]/275" office:value-type="float" office:value="12.6454545454545" calcext:value-type="float">
            <text:p>12,645454545454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842.833" calcext:value-type="float">
            <text:p>842,833</text:p>
          </table:table-cell>
          <table:table-cell office:value-type="float" office:value="3458.833" calcext:value-type="float">
            <text:p>3458,833</text:p>
          </table:table-cell>
          <table:table-cell office:value-type="float" office:value="4" calcext:value-type="float">
            <text:p>4</text:p>
          </table:table-cell>
          <table:table-cell table:formula="of:=[.E44]*24*60" office:value-type="float" office:value="5760" calcext:value-type="float">
            <text:p>5760</text:p>
          </table:table-cell>
          <table:table-cell table:formula="of:=[.C44]/275" office:value-type="float" office:value="3.06484727272727" calcext:value-type="float">
            <text:p>3,06484727272727</text:p>
          </table:table-cell>
          <table:table-cell table:formula="of:=[.D44]/275" office:value-type="float" office:value="12.5775745454545" calcext:value-type="float">
            <text:p>12,577574545454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866.833" calcext:value-type="float">
            <text:p>866,833</text:p>
          </table:table-cell>
          <table:table-cell office:value-type="float" office:value="3452.167" calcext:value-type="float">
            <text:p>3452,167</text:p>
          </table:table-cell>
          <table:table-cell office:value-type="float" office:value="4" calcext:value-type="float">
            <text:p>4</text:p>
          </table:table-cell>
          <table:table-cell table:formula="of:=[.E45]*24*60" office:value-type="float" office:value="5760" calcext:value-type="float">
            <text:p>5760</text:p>
          </table:table-cell>
          <table:table-cell table:formula="of:=[.C45]/275" office:value-type="float" office:value="3.15212" calcext:value-type="float">
            <text:p>3,15212</text:p>
          </table:table-cell>
          <table:table-cell table:formula="of:=[.D45]/275" office:value-type="float" office:value="12.5533345454545" calcext:value-type="float">
            <text:p>12,55333454545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68.167" calcext:value-type="float">
            <text:p>868,167</text:p>
          </table:table-cell>
          <table:table-cell office:value-type="float" office:value="3526.833" calcext:value-type="float">
            <text:p>3526,833</text:p>
          </table:table-cell>
          <table:table-cell office:value-type="float" office:value="4" calcext:value-type="float">
            <text:p>4</text:p>
          </table:table-cell>
          <table:table-cell table:formula="of:=[.E46]*24*60" office:value-type="float" office:value="5760" calcext:value-type="float">
            <text:p>5760</text:p>
          </table:table-cell>
          <table:table-cell table:formula="of:=[.C46]/275" office:value-type="float" office:value="3.15697090909091" calcext:value-type="float">
            <text:p>3,15697090909091</text:p>
          </table:table-cell>
          <table:table-cell table:formula="of:=[.D46]/275" office:value-type="float" office:value="12.8248472727273" calcext:value-type="float">
            <text:p>12,824847272727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888.167" calcext:value-type="float">
            <text:p>888,167</text:p>
          </table:table-cell>
          <table:table-cell office:value-type="float" office:value="3569.5" calcext:value-type="float">
            <text:p>3569,5</text:p>
          </table:table-cell>
          <table:table-cell office:value-type="float" office:value="4" calcext:value-type="float">
            <text:p>4</text:p>
          </table:table-cell>
          <table:table-cell table:formula="of:=[.E47]*24*60" office:value-type="float" office:value="5760" calcext:value-type="float">
            <text:p>5760</text:p>
          </table:table-cell>
          <table:table-cell table:formula="of:=[.C47]/275" office:value-type="float" office:value="3.22969818181818" calcext:value-type="float">
            <text:p>3,22969818181818</text:p>
          </table:table-cell>
          <table:table-cell table:formula="of:=[.D47]/275" office:value-type="float" office:value="12.98" calcext:value-type="float">
            <text:p>12,9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890.833" calcext:value-type="float">
            <text:p>890,833</text:p>
          </table:table-cell>
          <table:table-cell office:value-type="float" office:value="3634.833" calcext:value-type="float">
            <text:p>3634,833</text:p>
          </table:table-cell>
          <table:table-cell office:value-type="float" office:value="4" calcext:value-type="float">
            <text:p>4</text:p>
          </table:table-cell>
          <table:table-cell table:formula="of:=[.E48]*24*60" office:value-type="float" office:value="5760" calcext:value-type="float">
            <text:p>5760</text:p>
          </table:table-cell>
          <table:table-cell table:formula="of:=[.C48]/275" office:value-type="float" office:value="3.23939272727273" calcext:value-type="float">
            <text:p>3,23939272727273</text:p>
          </table:table-cell>
          <table:table-cell table:formula="of:=[.D48]/275" office:value-type="float" office:value="13.2175745454545" calcext:value-type="float">
            <text:p>13,217574545454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890.833" calcext:value-type="float">
            <text:p>890,833</text:p>
          </table:table-cell>
          <table:table-cell office:value-type="float" office:value="3688.167" calcext:value-type="float">
            <text:p>3688,167</text:p>
          </table:table-cell>
          <table:table-cell office:value-type="float" office:value="4" calcext:value-type="float">
            <text:p>4</text:p>
          </table:table-cell>
          <table:table-cell table:formula="of:=[.E49]*24*60" office:value-type="float" office:value="5760" calcext:value-type="float">
            <text:p>5760</text:p>
          </table:table-cell>
          <table:table-cell table:formula="of:=[.C49]/275" office:value-type="float" office:value="3.23939272727273" calcext:value-type="float">
            <text:p>3,23939272727273</text:p>
          </table:table-cell>
          <table:table-cell table:formula="of:=[.D49]/275" office:value-type="float" office:value="13.4115163636364" calcext:value-type="float">
            <text:p>13,411516363636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896.167" calcext:value-type="float">
            <text:p>896,167</text:p>
          </table:table-cell>
          <table:table-cell office:value-type="float" office:value="3729.5" calcext:value-type="float">
            <text:p>3729,5</text:p>
          </table:table-cell>
          <table:table-cell office:value-type="float" office:value="4" calcext:value-type="float">
            <text:p>4</text:p>
          </table:table-cell>
          <table:table-cell table:formula="of:=[.E50]*24*60" office:value-type="float" office:value="5760" calcext:value-type="float">
            <text:p>5760</text:p>
          </table:table-cell>
          <table:table-cell table:formula="of:=[.C50]/275" office:value-type="float" office:value="3.25878909090909" calcext:value-type="float">
            <text:p>3,25878909090909</text:p>
          </table:table-cell>
          <table:table-cell table:formula="of:=[.D50]/275" office:value-type="float" office:value="13.5618181818182" calcext:value-type="float">
            <text:p>13,561818181818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28.167" calcext:value-type="float">
            <text:p>928,167</text:p>
          </table:table-cell>
          <table:table-cell office:value-type="float" office:value="3748.167" calcext:value-type="float">
            <text:p>3748,167</text:p>
          </table:table-cell>
          <table:table-cell office:value-type="float" office:value="4" calcext:value-type="float">
            <text:p>4</text:p>
          </table:table-cell>
          <table:table-cell table:formula="of:=[.E51]*24*60" office:value-type="float" office:value="5760" calcext:value-type="float">
            <text:p>5760</text:p>
          </table:table-cell>
          <table:table-cell table:formula="of:=[.C51]/275" office:value-type="float" office:value="3.37515272727273" calcext:value-type="float">
            <text:p>3,37515272727273</text:p>
          </table:table-cell>
          <table:table-cell table:formula="of:=[.D51]/275" office:value-type="float" office:value="13.6296981818182" calcext:value-type="float">
            <text:p>13,629698181818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952.167" calcext:value-type="float">
            <text:p>952,167</text:p>
          </table:table-cell>
          <table:table-cell office:value-type="float" office:value="3773.5" calcext:value-type="float">
            <text:p>3773,5</text:p>
          </table:table-cell>
          <table:table-cell office:value-type="float" office:value="4" calcext:value-type="float">
            <text:p>4</text:p>
          </table:table-cell>
          <table:table-cell table:formula="of:=[.E52]*24*60" office:value-type="float" office:value="5760" calcext:value-type="float">
            <text:p>5760</text:p>
          </table:table-cell>
          <table:table-cell table:formula="of:=[.C52]/275" office:value-type="float" office:value="3.46242545454545" calcext:value-type="float">
            <text:p>3,46242545454545</text:p>
          </table:table-cell>
          <table:table-cell table:formula="of:=[.D52]/275" office:value-type="float" office:value="13.7218181818182" calcext:value-type="float">
            <text:p>13,721818181818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976.167" calcext:value-type="float">
            <text:p>976,167</text:p>
          </table:table-cell>
          <table:table-cell office:value-type="float" office:value="3816.167" calcext:value-type="float">
            <text:p>3816,167</text:p>
          </table:table-cell>
          <table:table-cell office:value-type="float" office:value="4" calcext:value-type="float">
            <text:p>4</text:p>
          </table:table-cell>
          <table:table-cell table:formula="of:=[.E53]*24*60" office:value-type="float" office:value="5760" calcext:value-type="float">
            <text:p>5760</text:p>
          </table:table-cell>
          <table:table-cell table:formula="of:=[.C53]/275" office:value-type="float" office:value="3.54969818181818" calcext:value-type="float">
            <text:p>3,54969818181818</text:p>
          </table:table-cell>
          <table:table-cell table:formula="of:=[.D53]/275" office:value-type="float" office:value="13.8769709090909" calcext:value-type="float">
            <text:p>13,876970909090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00.167" calcext:value-type="float">
            <text:p>1000,167</text:p>
          </table:table-cell>
          <table:table-cell office:value-type="float" office:value="3793.5" calcext:value-type="float">
            <text:p>3793,5</text:p>
          </table:table-cell>
          <table:table-cell office:value-type="float" office:value="4" calcext:value-type="float">
            <text:p>4</text:p>
          </table:table-cell>
          <table:table-cell table:formula="of:=[.E54]*24*60" office:value-type="float" office:value="5760" calcext:value-type="float">
            <text:p>5760</text:p>
          </table:table-cell>
          <table:table-cell table:formula="of:=[.C54]/275" office:value-type="float" office:value="3.63697090909091" calcext:value-type="float">
            <text:p>3,63697090909091</text:p>
          </table:table-cell>
          <table:table-cell table:formula="of:=[.D54]/275" office:value-type="float" office:value="13.7945454545455" calcext:value-type="float">
            <text:p>13,794545454545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28.167" calcext:value-type="float">
            <text:p>1028,167</text:p>
          </table:table-cell>
          <table:table-cell office:value-type="float" office:value="3773.5" calcext:value-type="float">
            <text:p>3773,5</text:p>
          </table:table-cell>
          <table:table-cell office:value-type="float" office:value="4" calcext:value-type="float">
            <text:p>4</text:p>
          </table:table-cell>
          <table:table-cell table:formula="of:=[.E55]*24*60" office:value-type="float" office:value="5760" calcext:value-type="float">
            <text:p>5760</text:p>
          </table:table-cell>
          <table:table-cell table:formula="of:=[.C55]/275" office:value-type="float" office:value="3.73878909090909" calcext:value-type="float">
            <text:p>3,73878909090909</text:p>
          </table:table-cell>
          <table:table-cell table:formula="of:=[.D55]/275" office:value-type="float" office:value="13.7218181818182" calcext:value-type="float">
            <text:p>13,721818181818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53.5" calcext:value-type="float">
            <text:p>1053,5</text:p>
          </table:table-cell>
          <table:table-cell office:value-type="float" office:value="3765.5" calcext:value-type="float">
            <text:p>3765,5</text:p>
          </table:table-cell>
          <table:table-cell office:value-type="float" office:value="4" calcext:value-type="float">
            <text:p>4</text:p>
          </table:table-cell>
          <table:table-cell table:formula="of:=[.E56]*24*60" office:value-type="float" office:value="5760" calcext:value-type="float">
            <text:p>5760</text:p>
          </table:table-cell>
          <table:table-cell table:formula="of:=[.C56]/275" office:value-type="float" office:value="3.83090909090909" calcext:value-type="float">
            <text:p>3,83090909090909</text:p>
          </table:table-cell>
          <table:table-cell table:formula="of:=[.D56]/275" office:value-type="float" office:value="13.6927272727273" calcext:value-type="float">
            <text:p>13,692727272727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60.167" calcext:value-type="float">
            <text:p>1060,167</text:p>
          </table:table-cell>
          <table:table-cell office:value-type="float" office:value="3806.833" calcext:value-type="float">
            <text:p>3806,833</text:p>
          </table:table-cell>
          <table:table-cell office:value-type="float" office:value="4" calcext:value-type="float">
            <text:p>4</text:p>
          </table:table-cell>
          <table:table-cell table:formula="of:=[.E57]*24*60" office:value-type="float" office:value="5760" calcext:value-type="float">
            <text:p>5760</text:p>
          </table:table-cell>
          <table:table-cell table:formula="of:=[.C57]/275" office:value-type="float" office:value="3.85515272727273" calcext:value-type="float">
            <text:p>3,85515272727273</text:p>
          </table:table-cell>
          <table:table-cell table:formula="of:=[.D57]/275" office:value-type="float" office:value="13.8430290909091" calcext:value-type="float">
            <text:p>13,843029090909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82.833" calcext:value-type="float">
            <text:p>1082,833</text:p>
          </table:table-cell>
          <table:table-cell office:value-type="float" office:value="3840.167" calcext:value-type="float">
            <text:p>3840,167</text:p>
          </table:table-cell>
          <table:table-cell office:value-type="float" office:value="4" calcext:value-type="float">
            <text:p>4</text:p>
          </table:table-cell>
          <table:table-cell table:formula="of:=[.E58]*24*60" office:value-type="float" office:value="5760" calcext:value-type="float">
            <text:p>5760</text:p>
          </table:table-cell>
          <table:table-cell table:formula="of:=[.C58]/275" office:value-type="float" office:value="3.93757454545455" calcext:value-type="float">
            <text:p>3,93757454545455</text:p>
          </table:table-cell>
          <table:table-cell table:formula="of:=[.D58]/275" office:value-type="float" office:value="13.9642436363636" calcext:value-type="float">
            <text:p>13,9642436363636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94.833" calcext:value-type="float">
            <text:p>1094,833</text:p>
          </table:table-cell>
          <table:table-cell office:value-type="float" office:value="3865.5" calcext:value-type="float">
            <text:p>3865,5</text:p>
          </table:table-cell>
          <table:table-cell office:value-type="float" office:value="4" calcext:value-type="float">
            <text:p>4</text:p>
          </table:table-cell>
          <table:table-cell table:formula="of:=[.E59]*24*60" office:value-type="float" office:value="5760" calcext:value-type="float">
            <text:p>5760</text:p>
          </table:table-cell>
          <table:table-cell table:formula="of:=[.C59]/275" office:value-type="float" office:value="3.98121090909091" calcext:value-type="float">
            <text:p>3,98121090909091</text:p>
          </table:table-cell>
          <table:table-cell table:formula="of:=[.D59]/275" office:value-type="float" office:value="14.0563636363636" calcext:value-type="float">
            <text:p>14,056363636363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10.833" calcext:value-type="float">
            <text:p>810,833</text:p>
          </table:table-cell>
          <table:table-cell office:value-type="float" office:value="3528.167" calcext:value-type="float">
            <text:p>3528,167</text:p>
          </table:table-cell>
          <table:table-cell office:value-type="float" office:value="4" calcext:value-type="float">
            <text:p>4</text:p>
          </table:table-cell>
          <table:table-cell table:formula="of:=[.E60]*24*60" office:value-type="float" office:value="5760" calcext:value-type="float">
            <text:p>5760</text:p>
          </table:table-cell>
          <table:table-cell table:formula="of:=[.C60]/275" office:value-type="float" office:value="2.94848363636364" calcext:value-type="float">
            <text:p>2,94848363636364</text:p>
          </table:table-cell>
          <table:table-cell table:formula="of:=[.D60]/275" office:value-type="float" office:value="12.8296981818182" calcext:value-type="float">
            <text:p>12,829698181818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597.5" calcext:value-type="float">
            <text:p>3597,5</text:p>
          </table:table-cell>
          <table:table-cell office:value-type="float" office:value="4" calcext:value-type="float">
            <text:p>4</text:p>
          </table:table-cell>
          <table:table-cell table:formula="of:=[.E61]*24*60" office:value-type="float" office:value="5760" calcext:value-type="float">
            <text:p>5760</text:p>
          </table:table-cell>
          <table:table-cell table:formula="of:=[.C61]/275" office:value-type="float" office:value="2.92424363636364" calcext:value-type="float">
            <text:p>2,92424363636364</text:p>
          </table:table-cell>
          <table:table-cell table:formula="of:=[.D61]/275" office:value-type="float" office:value="13.0818181818182" calcext:value-type="float">
            <text:p>13,081818181818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672.167" calcext:value-type="float">
            <text:p>3672,167</text:p>
          </table:table-cell>
          <table:table-cell office:value-type="float" office:value="4" calcext:value-type="float">
            <text:p>4</text:p>
          </table:table-cell>
          <table:table-cell table:formula="of:=[.E62]*24*60" office:value-type="float" office:value="5760" calcext:value-type="float">
            <text:p>5760</text:p>
          </table:table-cell>
          <table:table-cell table:formula="of:=[.C62]/275" office:value-type="float" office:value="2.92424363636364" calcext:value-type="float">
            <text:p>2,92424363636364</text:p>
          </table:table-cell>
          <table:table-cell table:formula="of:=[.D62]/275" office:value-type="float" office:value="13.3533345454545" calcext:value-type="float">
            <text:p>13,353334545454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806.833" calcext:value-type="float">
            <text:p>806,833</text:p>
          </table:table-cell>
          <table:table-cell office:value-type="float" office:value="3740.167" calcext:value-type="float">
            <text:p>3740,167</text:p>
          </table:table-cell>
          <table:table-cell office:value-type="float" office:value="4" calcext:value-type="float">
            <text:p>4</text:p>
          </table:table-cell>
          <table:table-cell table:formula="of:=[.E63]*24*60" office:value-type="float" office:value="5760" calcext:value-type="float">
            <text:p>5760</text:p>
          </table:table-cell>
          <table:table-cell table:formula="of:=[.C63]/275" office:value-type="float" office:value="2.93393818181818" calcext:value-type="float">
            <text:p>2,93393818181818</text:p>
          </table:table-cell>
          <table:table-cell table:formula="of:=[.D63]/275" office:value-type="float" office:value="13.6006072727273" calcext:value-type="float">
            <text:p>13,600607272727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808.167" calcext:value-type="float">
            <text:p>808,167</text:p>
          </table:table-cell>
          <table:table-cell office:value-type="float" office:value="3802.833" calcext:value-type="float">
            <text:p>3802,833</text:p>
          </table:table-cell>
          <table:table-cell office:value-type="float" office:value="4" calcext:value-type="float">
            <text:p>4</text:p>
          </table:table-cell>
          <table:table-cell table:formula="of:=[.E64]*24*60" office:value-type="float" office:value="5760" calcext:value-type="float">
            <text:p>5760</text:p>
          </table:table-cell>
          <table:table-cell table:formula="of:=[.C64]/275" office:value-type="float" office:value="2.93878909090909" calcext:value-type="float">
            <text:p>2,93878909090909</text:p>
          </table:table-cell>
          <table:table-cell table:formula="of:=[.D64]/275" office:value-type="float" office:value="13.8284836363636" calcext:value-type="float">
            <text:p>13,828483636363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14.833" calcext:value-type="float">
            <text:p>814,833</text:p>
          </table:table-cell>
          <table:table-cell office:value-type="float" office:value="3853.5" calcext:value-type="float">
            <text:p>3853,5</text:p>
          </table:table-cell>
          <table:table-cell office:value-type="float" office:value="4" calcext:value-type="float">
            <text:p>4</text:p>
          </table:table-cell>
          <table:table-cell table:formula="of:=[.E65]*24*60" office:value-type="float" office:value="5760" calcext:value-type="float">
            <text:p>5760</text:p>
          </table:table-cell>
          <table:table-cell table:formula="of:=[.C65]/275" office:value-type="float" office:value="2.96302909090909" calcext:value-type="float">
            <text:p>2,96302909090909</text:p>
          </table:table-cell>
          <table:table-cell table:formula="of:=[.D65]/275" office:value-type="float" office:value="14.0127272727273" calcext:value-type="float">
            <text:p>14,012727272727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24.167" calcext:value-type="float">
            <text:p>824,167</text:p>
          </table:table-cell>
          <table:table-cell office:value-type="float" office:value="3896.167" calcext:value-type="float">
            <text:p>3896,167</text:p>
          </table:table-cell>
          <table:table-cell office:value-type="float" office:value="4" calcext:value-type="float">
            <text:p>4</text:p>
          </table:table-cell>
          <table:table-cell table:formula="of:=[.E66]*24*60" office:value-type="float" office:value="5760" calcext:value-type="float">
            <text:p>5760</text:p>
          </table:table-cell>
          <table:table-cell table:formula="of:=[.C66]/275" office:value-type="float" office:value="2.99697090909091" calcext:value-type="float">
            <text:p>2,99697090909091</text:p>
          </table:table-cell>
          <table:table-cell table:formula="of:=[.D66]/275" office:value-type="float" office:value="14.16788" calcext:value-type="float">
            <text:p>14,1678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890.833" calcext:value-type="float">
            <text:p>890,833</text:p>
          </table:table-cell>
          <table:table-cell office:value-type="float" office:value="3493.5" calcext:value-type="float">
            <text:p>3493,5</text:p>
          </table:table-cell>
          <table:table-cell office:value-type="float" office:value="4" calcext:value-type="float">
            <text:p>4</text:p>
          </table:table-cell>
          <table:table-cell table:formula="of:=[.E67]*24*60" office:value-type="float" office:value="5760" calcext:value-type="float">
            <text:p>5760</text:p>
          </table:table-cell>
          <table:table-cell table:formula="of:=[.C67]/275" office:value-type="float" office:value="3.23939272727273" calcext:value-type="float">
            <text:p>3,23939272727273</text:p>
          </table:table-cell>
          <table:table-cell table:formula="of:=[.D67]/275" office:value-type="float" office:value="12.7036363636364" calcext:value-type="float">
            <text:p>12,7036363636364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826.833" calcext:value-type="float">
            <text:p>826,833</text:p>
          </table:table-cell>
          <table:table-cell office:value-type="float" office:value="3392.167" calcext:value-type="float">
            <text:p>3392,167</text:p>
          </table:table-cell>
          <table:table-cell office:value-type="float" office:value="5" calcext:value-type="float">
            <text:p>5</text:p>
          </table:table-cell>
          <table:table-cell table:formula="of:=[.E68]*24*60" office:value-type="float" office:value="7200" calcext:value-type="float">
            <text:p>7200</text:p>
          </table:table-cell>
          <table:table-cell table:formula="of:=[.C68]/275" office:value-type="float" office:value="3.00666545454545" calcext:value-type="float">
            <text:p>3,00666545454545</text:p>
          </table:table-cell>
          <table:table-cell table:formula="of:=[.D68]/275" office:value-type="float" office:value="12.3351527272727" calcext:value-type="float">
            <text:p>12,335152727272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862.833" calcext:value-type="float">
            <text:p>862,833</text:p>
          </table:table-cell>
          <table:table-cell office:value-type="float" office:value="3397.5" calcext:value-type="float">
            <text:p>3397,5</text:p>
          </table:table-cell>
          <table:table-cell office:value-type="float" office:value="5" calcext:value-type="float">
            <text:p>5</text:p>
          </table:table-cell>
          <table:table-cell table:formula="of:=[.E69]*24*60" office:value-type="float" office:value="7200" calcext:value-type="float">
            <text:p>7200</text:p>
          </table:table-cell>
          <table:table-cell table:formula="of:=[.C69]/275" office:value-type="float" office:value="3.13757454545455" calcext:value-type="float">
            <text:p>3,13757454545455</text:p>
          </table:table-cell>
          <table:table-cell table:formula="of:=[.D69]/275" office:value-type="float" office:value="12.3545454545455" calcext:value-type="float">
            <text:p>12,354545454545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885.5" calcext:value-type="float">
            <text:p>885,5</text:p>
          </table:table-cell>
          <table:table-cell office:value-type="float" office:value="3428.167" calcext:value-type="float">
            <text:p>3428,167</text:p>
          </table:table-cell>
          <table:table-cell office:value-type="float" office:value="5" calcext:value-type="float">
            <text:p>5</text:p>
          </table:table-cell>
          <table:table-cell table:formula="of:=[.E70]*24*60" office:value-type="float" office:value="7200" calcext:value-type="float">
            <text:p>7200</text:p>
          </table:table-cell>
          <table:table-cell table:formula="of:=[.C70]/275" office:value-type="float" office:value="3.22" calcext:value-type="float">
            <text:p>3,22</text:p>
          </table:table-cell>
          <table:table-cell table:formula="of:=[.D70]/275" office:value-type="float" office:value="12.4660618181818" calcext:value-type="float">
            <text:p>12,466061818181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885.5" calcext:value-type="float">
            <text:p>885,5</text:p>
          </table:table-cell>
          <table:table-cell office:value-type="float" office:value="3476.167" calcext:value-type="float">
            <text:p>3476,167</text:p>
          </table:table-cell>
          <table:table-cell office:value-type="float" office:value="5" calcext:value-type="float">
            <text:p>5</text:p>
          </table:table-cell>
          <table:table-cell table:formula="of:=[.E71]*24*60" office:value-type="float" office:value="7200" calcext:value-type="float">
            <text:p>7200</text:p>
          </table:table-cell>
          <table:table-cell table:formula="of:=[.C71]/275" office:value-type="float" office:value="3.22" calcext:value-type="float">
            <text:p>3,22</text:p>
          </table:table-cell>
          <table:table-cell table:formula="of:=[.D71]/275" office:value-type="float" office:value="12.6406072727273" calcext:value-type="float">
            <text:p>12,640607272727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890.833" calcext:value-type="float">
            <text:p>890,833</text:p>
          </table:table-cell>
          <table:table-cell office:value-type="float" office:value="3538.833" calcext:value-type="float">
            <text:p>3538,833</text:p>
          </table:table-cell>
          <table:table-cell office:value-type="float" office:value="5" calcext:value-type="float">
            <text:p>5</text:p>
          </table:table-cell>
          <table:table-cell table:formula="of:=[.E72]*24*60" office:value-type="float" office:value="7200" calcext:value-type="float">
            <text:p>7200</text:p>
          </table:table-cell>
          <table:table-cell table:formula="of:=[.C72]/275" office:value-type="float" office:value="3.23939272727273" calcext:value-type="float">
            <text:p>3,23939272727273</text:p>
          </table:table-cell>
          <table:table-cell table:formula="of:=[.D72]/275" office:value-type="float" office:value="12.8684836363636" calcext:value-type="float">
            <text:p>12,868483636363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890.833" calcext:value-type="float">
            <text:p>890,833</text:p>
          </table:table-cell>
          <table:table-cell office:value-type="float" office:value="3590.833" calcext:value-type="float">
            <text:p>3590,833</text:p>
          </table:table-cell>
          <table:table-cell office:value-type="float" office:value="5" calcext:value-type="float">
            <text:p>5</text:p>
          </table:table-cell>
          <table:table-cell table:formula="of:=[.E73]*24*60" office:value-type="float" office:value="7200" calcext:value-type="float">
            <text:p>7200</text:p>
          </table:table-cell>
          <table:table-cell table:formula="of:=[.C73]/275" office:value-type="float" office:value="3.23939272727273" calcext:value-type="float">
            <text:p>3,23939272727273</text:p>
          </table:table-cell>
          <table:table-cell table:formula="of:=[.D73]/275" office:value-type="float" office:value="13.0575745454545" calcext:value-type="float">
            <text:p>13,057574545454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890.833" calcext:value-type="float">
            <text:p>890,833</text:p>
          </table:table-cell>
          <table:table-cell office:value-type="float" office:value="3637.5" calcext:value-type="float">
            <text:p>3637,5</text:p>
          </table:table-cell>
          <table:table-cell office:value-type="float" office:value="5" calcext:value-type="float">
            <text:p>5</text:p>
          </table:table-cell>
          <table:table-cell table:formula="of:=[.E74]*24*60" office:value-type="float" office:value="7200" calcext:value-type="float">
            <text:p>7200</text:p>
          </table:table-cell>
          <table:table-cell table:formula="of:=[.C74]/275" office:value-type="float" office:value="3.23939272727273" calcext:value-type="float">
            <text:p>3,23939272727273</text:p>
          </table:table-cell>
          <table:table-cell table:formula="of:=[.D74]/275" office:value-type="float" office:value="13.2272727272727" calcext:value-type="float">
            <text:p>13,227272727272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894.833" calcext:value-type="float">
            <text:p>894,833</text:p>
          </table:table-cell>
          <table:table-cell office:value-type="float" office:value="3685.5" calcext:value-type="float">
            <text:p>3685,5</text:p>
          </table:table-cell>
          <table:table-cell office:value-type="float" office:value="5" calcext:value-type="float">
            <text:p>5</text:p>
          </table:table-cell>
          <table:table-cell table:formula="of:=[.E75]*24*60" office:value-type="float" office:value="7200" calcext:value-type="float">
            <text:p>7200</text:p>
          </table:table-cell>
          <table:table-cell table:formula="of:=[.C75]/275" office:value-type="float" office:value="3.25393818181818" calcext:value-type="float">
            <text:p>3,25393818181818</text:p>
          </table:table-cell>
          <table:table-cell table:formula="of:=[.D75]/275" office:value-type="float" office:value="13.4018181818182" calcext:value-type="float">
            <text:p>13,401818181818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13.5" calcext:value-type="float">
            <text:p>813,5</text:p>
          </table:table-cell>
          <table:table-cell office:value-type="float" office:value="3409.5" calcext:value-type="float">
            <text:p>3409,5</text:p>
          </table:table-cell>
          <table:table-cell office:value-type="float" office:value="5" calcext:value-type="float">
            <text:p>5</text:p>
          </table:table-cell>
          <table:table-cell table:formula="of:=[.E76]*24*60" office:value-type="float" office:value="7200" calcext:value-type="float">
            <text:p>7200</text:p>
          </table:table-cell>
          <table:table-cell table:formula="of:=[.C76]/275" office:value-type="float" office:value="2.95818181818182" calcext:value-type="float">
            <text:p>2,95818181818182</text:p>
          </table:table-cell>
          <table:table-cell table:formula="of:=[.D76]/275" office:value-type="float" office:value="12.3981818181818" calcext:value-type="float">
            <text:p>12,3981818181818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472.167" calcext:value-type="float">
            <text:p>3472,167</text:p>
          </table:table-cell>
          <table:table-cell office:value-type="float" office:value="5" calcext:value-type="float">
            <text:p>5</text:p>
          </table:table-cell>
          <table:table-cell table:formula="of:=[.E77]*24*60" office:value-type="float" office:value="7200" calcext:value-type="float">
            <text:p>7200</text:p>
          </table:table-cell>
          <table:table-cell table:formula="of:=[.C77]/275" office:value-type="float" office:value="2.92424363636364" calcext:value-type="float">
            <text:p>2,92424363636364</text:p>
          </table:table-cell>
          <table:table-cell table:formula="of:=[.D77]/275" office:value-type="float" office:value="12.6260618181818" calcext:value-type="float">
            <text:p>12,626061818181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513.5" calcext:value-type="float">
            <text:p>3513,5</text:p>
          </table:table-cell>
          <table:table-cell office:value-type="float" office:value="5" calcext:value-type="float">
            <text:p>5</text:p>
          </table:table-cell>
          <table:table-cell table:formula="of:=[.E78]*24*60" office:value-type="float" office:value="7200" calcext:value-type="float">
            <text:p>7200</text:p>
          </table:table-cell>
          <table:table-cell table:formula="of:=[.C78]/275" office:value-type="float" office:value="2.92424363636364" calcext:value-type="float">
            <text:p>2,92424363636364</text:p>
          </table:table-cell>
          <table:table-cell table:formula="of:=[.D78]/275" office:value-type="float" office:value="12.7763636363636" calcext:value-type="float">
            <text:p>12,7763636363636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582.833" calcext:value-type="float">
            <text:p>3582,833</text:p>
          </table:table-cell>
          <table:table-cell office:value-type="float" office:value="5" calcext:value-type="float">
            <text:p>5</text:p>
          </table:table-cell>
          <table:table-cell table:formula="of:=[.E79]*24*60" office:value-type="float" office:value="7200" calcext:value-type="float">
            <text:p>7200</text:p>
          </table:table-cell>
          <table:table-cell table:formula="of:=[.C79]/275" office:value-type="float" office:value="2.92424363636364" calcext:value-type="float">
            <text:p>2,92424363636364</text:p>
          </table:table-cell>
          <table:table-cell table:formula="of:=[.D79]/275" office:value-type="float" office:value="13.0284836363636" calcext:value-type="float">
            <text:p>13,028483636363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640.167" calcext:value-type="float">
            <text:p>3640,167</text:p>
          </table:table-cell>
          <table:table-cell office:value-type="float" office:value="5" calcext:value-type="float">
            <text:p>5</text:p>
          </table:table-cell>
          <table:table-cell table:formula="of:=[.E80]*24*60" office:value-type="float" office:value="7200" calcext:value-type="float">
            <text:p>7200</text:p>
          </table:table-cell>
          <table:table-cell table:formula="of:=[.C80]/275" office:value-type="float" office:value="2.92424363636364" calcext:value-type="float">
            <text:p>2,92424363636364</text:p>
          </table:table-cell>
          <table:table-cell table:formula="of:=[.D80]/275" office:value-type="float" office:value="13.2369709090909" calcext:value-type="float">
            <text:p>13,236970909090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717.5" calcext:value-type="float">
            <text:p>3717,5</text:p>
          </table:table-cell>
          <table:table-cell office:value-type="float" office:value="5" calcext:value-type="float">
            <text:p>5</text:p>
          </table:table-cell>
          <table:table-cell table:formula="of:=[.E81]*24*60" office:value-type="float" office:value="7200" calcext:value-type="float">
            <text:p>7200</text:p>
          </table:table-cell>
          <table:table-cell table:formula="of:=[.C81]/275" office:value-type="float" office:value="2.92424363636364" calcext:value-type="float">
            <text:p>2,92424363636364</text:p>
          </table:table-cell>
          <table:table-cell table:formula="of:=[.D81]/275" office:value-type="float" office:value="13.5181818181818" calcext:value-type="float">
            <text:p>13,518181818181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05.5" calcext:value-type="float">
            <text:p>805,5</text:p>
          </table:table-cell>
          <table:table-cell office:value-type="float" office:value="3768.167" calcext:value-type="float">
            <text:p>3768,167</text:p>
          </table:table-cell>
          <table:table-cell office:value-type="float" office:value="5" calcext:value-type="float">
            <text:p>5</text:p>
          </table:table-cell>
          <table:table-cell table:formula="of:=[.E82]*24*60" office:value-type="float" office:value="7200" calcext:value-type="float">
            <text:p>7200</text:p>
          </table:table-cell>
          <table:table-cell table:formula="of:=[.C82]/275" office:value-type="float" office:value="2.92909090909091" calcext:value-type="float">
            <text:p>2,92909090909091</text:p>
          </table:table-cell>
          <table:table-cell table:formula="of:=[.D82]/275" office:value-type="float" office:value="13.7024254545455" calcext:value-type="float">
            <text:p>13,70242545454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09.5" calcext:value-type="float">
            <text:p>809,5</text:p>
          </table:table-cell>
          <table:table-cell office:value-type="float" office:value="3828.167" calcext:value-type="float">
            <text:p>3828,167</text:p>
          </table:table-cell>
          <table:table-cell office:value-type="float" office:value="5" calcext:value-type="float">
            <text:p>5</text:p>
          </table:table-cell>
          <table:table-cell table:formula="of:=[.E83]*24*60" office:value-type="float" office:value="7200" calcext:value-type="float">
            <text:p>7200</text:p>
          </table:table-cell>
          <table:table-cell table:formula="of:=[.C83]/275" office:value-type="float" office:value="2.94363636363636" calcext:value-type="float">
            <text:p>2,94363636363636</text:p>
          </table:table-cell>
          <table:table-cell table:formula="of:=[.D83]/275" office:value-type="float" office:value="13.9206072727273" calcext:value-type="float">
            <text:p>13,920607272727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809.5" calcext:value-type="float">
            <text:p>809,5</text:p>
          </table:table-cell>
          <table:table-cell office:value-type="float" office:value="3880.167" calcext:value-type="float">
            <text:p>3880,167</text:p>
          </table:table-cell>
          <table:table-cell office:value-type="float" office:value="5" calcext:value-type="float">
            <text:p>5</text:p>
          </table:table-cell>
          <table:table-cell table:formula="of:=[.E84]*24*60" office:value-type="float" office:value="7200" calcext:value-type="float">
            <text:p>7200</text:p>
          </table:table-cell>
          <table:table-cell table:formula="of:=[.C84]/275" office:value-type="float" office:value="2.94363636363636" calcext:value-type="float">
            <text:p>2,94363636363636</text:p>
          </table:table-cell>
          <table:table-cell table:formula="of:=[.D84]/275" office:value-type="float" office:value="14.1096981818182" calcext:value-type="float">
            <text:p>14,109698181818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921.5" calcext:value-type="float">
            <text:p>921,5</text:p>
          </table:table-cell>
          <table:table-cell office:value-type="float" office:value="3694.833" calcext:value-type="float">
            <text:p>3694,833</text:p>
          </table:table-cell>
          <table:table-cell office:value-type="float" office:value="5" calcext:value-type="float">
            <text:p>5</text:p>
          </table:table-cell>
          <table:table-cell table:formula="of:=[.E85]*24*60" office:value-type="float" office:value="7200" calcext:value-type="float">
            <text:p>7200</text:p>
          </table:table-cell>
          <table:table-cell table:formula="of:=[.C85]/275" office:value-type="float" office:value="3.35090909090909" calcext:value-type="float">
            <text:p>3,35090909090909</text:p>
          </table:table-cell>
          <table:table-cell table:formula="of:=[.D85]/275" office:value-type="float" office:value="13.4357563636364" calcext:value-type="float">
            <text:p>13,435756363636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949.5" calcext:value-type="float">
            <text:p>949,5</text:p>
          </table:table-cell>
          <table:table-cell office:value-type="float" office:value="3709.5" calcext:value-type="float">
            <text:p>3709,5</text:p>
          </table:table-cell>
          <table:table-cell office:value-type="float" office:value="5" calcext:value-type="float">
            <text:p>5</text:p>
          </table:table-cell>
          <table:table-cell table:formula="of:=[.E86]*24*60" office:value-type="float" office:value="7200" calcext:value-type="float">
            <text:p>7200</text:p>
          </table:table-cell>
          <table:table-cell table:formula="of:=[.C86]/275" office:value-type="float" office:value="3.45272727272727" calcext:value-type="float">
            <text:p>3,45272727272727</text:p>
          </table:table-cell>
          <table:table-cell table:formula="of:=[.D86]/275" office:value-type="float" office:value="13.4890909090909" calcext:value-type="float">
            <text:p>13,489090909090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88.167" calcext:value-type="float">
            <text:p>988,167</text:p>
          </table:table-cell>
          <table:table-cell office:value-type="float" office:value="3714.833" calcext:value-type="float">
            <text:p>3714,833</text:p>
          </table:table-cell>
          <table:table-cell office:value-type="float" office:value="5" calcext:value-type="float">
            <text:p>5</text:p>
          </table:table-cell>
          <table:table-cell table:formula="of:=[.E87]*24*60" office:value-type="float" office:value="7200" calcext:value-type="float">
            <text:p>7200</text:p>
          </table:table-cell>
          <table:table-cell table:formula="of:=[.C87]/275" office:value-type="float" office:value="3.59333454545455" calcext:value-type="float">
            <text:p>3,59333454545455</text:p>
          </table:table-cell>
          <table:table-cell table:formula="of:=[.D87]/275" office:value-type="float" office:value="13.5084836363636" calcext:value-type="float">
            <text:p>13,508483636363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89.5" calcext:value-type="float">
            <text:p>989,5</text:p>
          </table:table-cell>
          <table:table-cell office:value-type="float" office:value="3757.5" calcext:value-type="float">
            <text:p>3757,5</text:p>
          </table:table-cell>
          <table:table-cell office:value-type="float" office:value="5" calcext:value-type="float">
            <text:p>5</text:p>
          </table:table-cell>
          <table:table-cell table:formula="of:=[.E88]*24*60" office:value-type="float" office:value="7200" calcext:value-type="float">
            <text:p>7200</text:p>
          </table:table-cell>
          <table:table-cell table:formula="of:=[.C88]/275" office:value-type="float" office:value="3.59818181818182" calcext:value-type="float">
            <text:p>3,59818181818182</text:p>
          </table:table-cell>
          <table:table-cell table:formula="of:=[.D88]/275" office:value-type="float" office:value="13.6636363636364" calcext:value-type="float">
            <text:p>13,6636363636364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22.833" calcext:value-type="float">
            <text:p>1022,833</text:p>
          </table:table-cell>
          <table:table-cell office:value-type="float" office:value="3730.833" calcext:value-type="float">
            <text:p>3730,833</text:p>
          </table:table-cell>
          <table:table-cell office:value-type="float" office:value="5" calcext:value-type="float">
            <text:p>5</text:p>
          </table:table-cell>
          <table:table-cell table:formula="of:=[.E89]*24*60" office:value-type="float" office:value="7200" calcext:value-type="float">
            <text:p>7200</text:p>
          </table:table-cell>
          <table:table-cell table:formula="of:=[.C89]/275" office:value-type="float" office:value="3.71939272727273" calcext:value-type="float">
            <text:p>3,71939272727273</text:p>
          </table:table-cell>
          <table:table-cell table:formula="of:=[.D89]/275" office:value-type="float" office:value="13.5666654545455" calcext:value-type="float">
            <text:p>13,566665454545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76.167" calcext:value-type="float">
            <text:p>1076,167</text:p>
          </table:table-cell>
          <table:table-cell office:value-type="float" office:value="3730.833" calcext:value-type="float">
            <text:p>3730,833</text:p>
          </table:table-cell>
          <table:table-cell office:value-type="float" office:value="5" calcext:value-type="float">
            <text:p>5</text:p>
          </table:table-cell>
          <table:table-cell table:formula="of:=[.E90]*24*60" office:value-type="float" office:value="7200" calcext:value-type="float">
            <text:p>7200</text:p>
          </table:table-cell>
          <table:table-cell table:formula="of:=[.C90]/275" office:value-type="float" office:value="3.91333454545455" calcext:value-type="float">
            <text:p>3,91333454545455</text:p>
          </table:table-cell>
          <table:table-cell table:formula="of:=[.D90]/275" office:value-type="float" office:value="13.5666654545455" calcext:value-type="float">
            <text:p>13,566665454545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90.833" calcext:value-type="float">
            <text:p>1090,833</text:p>
          </table:table-cell>
          <table:table-cell office:value-type="float" office:value="3785.5" calcext:value-type="float">
            <text:p>3785,5</text:p>
          </table:table-cell>
          <table:table-cell office:value-type="float" office:value="5" calcext:value-type="float">
            <text:p>5</text:p>
          </table:table-cell>
          <table:table-cell table:formula="of:=[.E91]*24*60" office:value-type="float" office:value="7200" calcext:value-type="float">
            <text:p>7200</text:p>
          </table:table-cell>
          <table:table-cell table:formula="of:=[.C91]/275" office:value-type="float" office:value="3.96666545454546" calcext:value-type="float">
            <text:p>3,96666545454546</text:p>
          </table:table-cell>
          <table:table-cell table:formula="of:=[.D91]/275" office:value-type="float" office:value="13.7654545454545" calcext:value-type="float">
            <text:p>13,7654545454545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96.167" calcext:value-type="float">
            <text:p>1096,167</text:p>
          </table:table-cell>
          <table:table-cell office:value-type="float" office:value="3845.5" calcext:value-type="float">
            <text:p>3845,5</text:p>
          </table:table-cell>
          <table:table-cell office:value-type="float" office:value="5" calcext:value-type="float">
            <text:p>5</text:p>
          </table:table-cell>
          <table:table-cell table:formula="of:=[.E92]*24*60" office:value-type="float" office:value="7200" calcext:value-type="float">
            <text:p>7200</text:p>
          </table:table-cell>
          <table:table-cell table:formula="of:=[.C92]/275" office:value-type="float" office:value="3.98606181818182" calcext:value-type="float">
            <text:p>3,98606181818182</text:p>
          </table:table-cell>
          <table:table-cell table:formula="of:=[.D92]/275" office:value-type="float" office:value="13.9836363636364" calcext:value-type="float">
            <text:p>13,9836363636364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96.167" calcext:value-type="float">
            <text:p>1096,167</text:p>
          </table:table-cell>
          <table:table-cell office:value-type="float" office:value="3866.833" calcext:value-type="float">
            <text:p>3866,833</text:p>
          </table:table-cell>
          <table:table-cell office:value-type="float" office:value="6" calcext:value-type="float">
            <text:p>6</text:p>
          </table:table-cell>
          <table:table-cell table:formula="of:=[.E93]*24*60" office:value-type="float" office:value="8640" calcext:value-type="float">
            <text:p>8640</text:p>
          </table:table-cell>
          <table:table-cell table:formula="of:=[.C93]/275" office:value-type="float" office:value="3.98606181818182" calcext:value-type="float">
            <text:p>3,98606181818182</text:p>
          </table:table-cell>
          <table:table-cell table:formula="of:=[.D93]/275" office:value-type="float" office:value="14.0612109090909" calcext:value-type="float">
            <text:p>14,061210909090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101.5" calcext:value-type="float">
            <text:p>1101,5</text:p>
          </table:table-cell>
          <table:table-cell office:value-type="float" office:value="3809.5" calcext:value-type="float">
            <text:p>3809,5</text:p>
          </table:table-cell>
          <table:table-cell office:value-type="float" office:value="6" calcext:value-type="float">
            <text:p>6</text:p>
          </table:table-cell>
          <table:table-cell table:formula="of:=[.E94]*24*60" office:value-type="float" office:value="8640" calcext:value-type="float">
            <text:p>8640</text:p>
          </table:table-cell>
          <table:table-cell table:formula="of:=[.C94]/275" office:value-type="float" office:value="4.00545454545455" calcext:value-type="float">
            <text:p>4,00545454545455</text:p>
          </table:table-cell>
          <table:table-cell table:formula="of:=[.D94]/275" office:value-type="float" office:value="13.8527272727273" calcext:value-type="float">
            <text:p>13,852727272727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101.5" calcext:value-type="float">
            <text:p>1101,5</text:p>
          </table:table-cell>
          <table:table-cell office:value-type="float" office:value="3773.5" calcext:value-type="float">
            <text:p>3773,5</text:p>
          </table:table-cell>
          <table:table-cell office:value-type="float" office:value="6" calcext:value-type="float">
            <text:p>6</text:p>
          </table:table-cell>
          <table:table-cell table:formula="of:=[.E95]*24*60" office:value-type="float" office:value="8640" calcext:value-type="float">
            <text:p>8640</text:p>
          </table:table-cell>
          <table:table-cell table:formula="of:=[.C95]/275" office:value-type="float" office:value="4.00545454545455" calcext:value-type="float">
            <text:p>4,00545454545455</text:p>
          </table:table-cell>
          <table:table-cell table:formula="of:=[.D95]/275" office:value-type="float" office:value="13.7218181818182" calcext:value-type="float">
            <text:p>13,721818181818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109.5" calcext:value-type="float">
            <text:p>1109,5</text:p>
          </table:table-cell>
          <table:table-cell office:value-type="float" office:value="3734.833" calcext:value-type="float">
            <text:p>3734,833</text:p>
          </table:table-cell>
          <table:table-cell office:value-type="float" office:value="6" calcext:value-type="float">
            <text:p>6</text:p>
          </table:table-cell>
          <table:table-cell table:formula="of:=[.E96]*24*60" office:value-type="float" office:value="8640" calcext:value-type="float">
            <text:p>8640</text:p>
          </table:table-cell>
          <table:table-cell table:formula="of:=[.C96]/275" office:value-type="float" office:value="4.03454545454545" calcext:value-type="float">
            <text:p>4,03454545454545</text:p>
          </table:table-cell>
          <table:table-cell table:formula="of:=[.D96]/275" office:value-type="float" office:value="13.5812109090909" calcext:value-type="float">
            <text:p>13,581210909090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69.5" calcext:value-type="float">
            <text:p>1069,5</text:p>
          </table:table-cell>
          <table:table-cell office:value-type="float" office:value="3704.167" calcext:value-type="float">
            <text:p>3704,167</text:p>
          </table:table-cell>
          <table:table-cell office:value-type="float" office:value="6" calcext:value-type="float">
            <text:p>6</text:p>
          </table:table-cell>
          <table:table-cell table:formula="of:=[.E97]*24*60" office:value-type="float" office:value="8640" calcext:value-type="float">
            <text:p>8640</text:p>
          </table:table-cell>
          <table:table-cell table:formula="of:=[.C97]/275" office:value-type="float" office:value="3.88909090909091" calcext:value-type="float">
            <text:p>3,88909090909091</text:p>
          </table:table-cell>
          <table:table-cell table:formula="of:=[.D97]/275" office:value-type="float" office:value="13.4696981818182" calcext:value-type="float">
            <text:p>13,469698181818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28.167" calcext:value-type="float">
            <text:p>1028,167</text:p>
          </table:table-cell>
          <table:table-cell office:value-type="float" office:value="3701.5" calcext:value-type="float">
            <text:p>3701,5</text:p>
          </table:table-cell>
          <table:table-cell office:value-type="float" office:value="6" calcext:value-type="float">
            <text:p>6</text:p>
          </table:table-cell>
          <table:table-cell table:formula="of:=[.E98]*24*60" office:value-type="float" office:value="8640" calcext:value-type="float">
            <text:p>8640</text:p>
          </table:table-cell>
          <table:table-cell table:formula="of:=[.C98]/275" office:value-type="float" office:value="3.73878909090909" calcext:value-type="float">
            <text:p>3,73878909090909</text:p>
          </table:table-cell>
          <table:table-cell table:formula="of:=[.D98]/275" office:value-type="float" office:value="13.46" calcext:value-type="float">
            <text:p>13,4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08.167" calcext:value-type="float">
            <text:p>1008,167</text:p>
          </table:table-cell>
          <table:table-cell office:value-type="float" office:value="3714.833" calcext:value-type="float">
            <text:p>3714,833</text:p>
          </table:table-cell>
          <table:table-cell office:value-type="float" office:value="6" calcext:value-type="float">
            <text:p>6</text:p>
          </table:table-cell>
          <table:table-cell table:formula="of:=[.E99]*24*60" office:value-type="float" office:value="8640" calcext:value-type="float">
            <text:p>8640</text:p>
          </table:table-cell>
          <table:table-cell table:formula="of:=[.C99]/275" office:value-type="float" office:value="3.66606181818182" calcext:value-type="float">
            <text:p>3,66606181818182</text:p>
          </table:table-cell>
          <table:table-cell table:formula="of:=[.D99]/275" office:value-type="float" office:value="13.5084836363636" calcext:value-type="float">
            <text:p>13,508483636363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977.5" calcext:value-type="float">
            <text:p>977,5</text:p>
          </table:table-cell>
          <table:table-cell office:value-type="float" office:value="3674.833" calcext:value-type="float">
            <text:p>3674,833</text:p>
          </table:table-cell>
          <table:table-cell office:value-type="float" office:value="6" calcext:value-type="float">
            <text:p>6</text:p>
          </table:table-cell>
          <table:table-cell table:formula="of:=[.E100]*24*60" office:value-type="float" office:value="8640" calcext:value-type="float">
            <text:p>8640</text:p>
          </table:table-cell>
          <table:table-cell table:formula="of:=[.C100]/275" office:value-type="float" office:value="3.55454545454545" calcext:value-type="float">
            <text:p>3,55454545454545</text:p>
          </table:table-cell>
          <table:table-cell table:formula="of:=[.D100]/275" office:value-type="float" office:value="13.3630290909091" calcext:value-type="float">
            <text:p>13,363029090909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1.5" calcext:value-type="float">
            <text:p>941,5</text:p>
          </table:table-cell>
          <table:table-cell office:value-type="float" office:value="3700.167" calcext:value-type="float">
            <text:p>3700,167</text:p>
          </table:table-cell>
          <table:table-cell office:value-type="float" office:value="6" calcext:value-type="float">
            <text:p>6</text:p>
          </table:table-cell>
          <table:table-cell table:formula="of:=[.E101]*24*60" office:value-type="float" office:value="8640" calcext:value-type="float">
            <text:p>8640</text:p>
          </table:table-cell>
          <table:table-cell table:formula="of:=[.C101]/275" office:value-type="float" office:value="3.42363636363636" calcext:value-type="float">
            <text:p>3,42363636363636</text:p>
          </table:table-cell>
          <table:table-cell table:formula="of:=[.D101]/275" office:value-type="float" office:value="13.4551527272727" calcext:value-type="float">
            <text:p>13,4551527272727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13.5" calcext:value-type="float">
            <text:p>913,5</text:p>
          </table:table-cell>
          <table:table-cell office:value-type="float" office:value="3666.833" calcext:value-type="float">
            <text:p>3666,833</text:p>
          </table:table-cell>
          <table:table-cell office:value-type="float" office:value="6" calcext:value-type="float">
            <text:p>6</text:p>
          </table:table-cell>
          <table:table-cell table:formula="of:=[.E102]*24*60" office:value-type="float" office:value="8640" calcext:value-type="float">
            <text:p>8640</text:p>
          </table:table-cell>
          <table:table-cell table:formula="of:=[.C102]/275" office:value-type="float" office:value="3.32181818181818" calcext:value-type="float">
            <text:p>3,32181818181818</text:p>
          </table:table-cell>
          <table:table-cell table:formula="of:=[.D102]/275" office:value-type="float" office:value="13.3339381818182" calcext:value-type="float">
            <text:p>13,333938181818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904.167" calcext:value-type="float">
            <text:p>904,167</text:p>
          </table:table-cell>
          <table:table-cell office:value-type="float" office:value="3617.5" calcext:value-type="float">
            <text:p>3617,5</text:p>
          </table:table-cell>
          <table:table-cell office:value-type="float" office:value="6" calcext:value-type="float">
            <text:p>6</text:p>
          </table:table-cell>
          <table:table-cell table:formula="of:=[.E103]*24*60" office:value-type="float" office:value="8640" calcext:value-type="float">
            <text:p>8640</text:p>
          </table:table-cell>
          <table:table-cell table:formula="of:=[.C103]/275" office:value-type="float" office:value="3.28788" calcext:value-type="float">
            <text:p>3,28788</text:p>
          </table:table-cell>
          <table:table-cell table:formula="of:=[.D103]/275" office:value-type="float" office:value="13.1545454545455" calcext:value-type="float">
            <text:p>13,1545454545455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904.167" calcext:value-type="float">
            <text:p>904,167</text:p>
          </table:table-cell>
          <table:table-cell office:value-type="float" office:value="3568.167" calcext:value-type="float">
            <text:p>3568,167</text:p>
          </table:table-cell>
          <table:table-cell office:value-type="float" office:value="6" calcext:value-type="float">
            <text:p>6</text:p>
          </table:table-cell>
          <table:table-cell table:formula="of:=[.E104]*24*60" office:value-type="float" office:value="8640" calcext:value-type="float">
            <text:p>8640</text:p>
          </table:table-cell>
          <table:table-cell table:formula="of:=[.C104]/275" office:value-type="float" office:value="3.28788" calcext:value-type="float">
            <text:p>3,28788</text:p>
          </table:table-cell>
          <table:table-cell table:formula="of:=[.D104]/275" office:value-type="float" office:value="12.9751527272727" calcext:value-type="float">
            <text:p>12,975152727272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893.5" calcext:value-type="float">
            <text:p>893,5</text:p>
          </table:table-cell>
          <table:table-cell office:value-type="float" office:value="3532.167" calcext:value-type="float">
            <text:p>3532,167</text:p>
          </table:table-cell>
          <table:table-cell office:value-type="float" office:value="6" calcext:value-type="float">
            <text:p>6</text:p>
          </table:table-cell>
          <table:table-cell table:formula="of:=[.E105]*24*60" office:value-type="float" office:value="8640" calcext:value-type="float">
            <text:p>8640</text:p>
          </table:table-cell>
          <table:table-cell table:formula="of:=[.C105]/275" office:value-type="float" office:value="3.24909090909091" calcext:value-type="float">
            <text:p>3,24909090909091</text:p>
          </table:table-cell>
          <table:table-cell table:formula="of:=[.D105]/275" office:value-type="float" office:value="12.8442436363636" calcext:value-type="float">
            <text:p>12,8442436363636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90.833" calcext:value-type="float">
            <text:p>890,833</text:p>
          </table:table-cell>
          <table:table-cell office:value-type="float" office:value="3472.167" calcext:value-type="float">
            <text:p>3472,167</text:p>
          </table:table-cell>
          <table:table-cell office:value-type="float" office:value="6" calcext:value-type="float">
            <text:p>6</text:p>
          </table:table-cell>
          <table:table-cell table:formula="of:=[.E106]*24*60" office:value-type="float" office:value="8640" calcext:value-type="float">
            <text:p>8640</text:p>
          </table:table-cell>
          <table:table-cell table:formula="of:=[.C106]/275" office:value-type="float" office:value="3.23939272727273" calcext:value-type="float">
            <text:p>3,23939272727273</text:p>
          </table:table-cell>
          <table:table-cell table:formula="of:=[.D106]/275" office:value-type="float" office:value="12.6260618181818" calcext:value-type="float">
            <text:p>12,6260618181818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888.167" calcext:value-type="float">
            <text:p>888,167</text:p>
          </table:table-cell>
          <table:table-cell office:value-type="float" office:value="3392.167" calcext:value-type="float">
            <text:p>3392,167</text:p>
          </table:table-cell>
          <table:table-cell office:value-type="float" office:value="6" calcext:value-type="float">
            <text:p>6</text:p>
          </table:table-cell>
          <table:table-cell table:formula="of:=[.E107]*24*60" office:value-type="float" office:value="8640" calcext:value-type="float">
            <text:p>8640</text:p>
          </table:table-cell>
          <table:table-cell table:formula="of:=[.C107]/275" office:value-type="float" office:value="3.22969818181818" calcext:value-type="float">
            <text:p>3,22969818181818</text:p>
          </table:table-cell>
          <table:table-cell table:formula="of:=[.D107]/275" office:value-type="float" office:value="12.3351527272727" calcext:value-type="float">
            <text:p>12,3351527272727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462.833" calcext:value-type="float">
            <text:p>3462,833</text:p>
          </table:table-cell>
          <table:table-cell office:value-type="float" office:value="6" calcext:value-type="float">
            <text:p>6</text:p>
          </table:table-cell>
          <table:table-cell table:formula="of:=[.E108]*24*60" office:value-type="float" office:value="8640" calcext:value-type="float">
            <text:p>8640</text:p>
          </table:table-cell>
          <table:table-cell table:formula="of:=[.C108]/275" office:value-type="float" office:value="2.92424363636364" calcext:value-type="float">
            <text:p>2,92424363636364</text:p>
          </table:table-cell>
          <table:table-cell table:formula="of:=[.D108]/275" office:value-type="float" office:value="12.59212" calcext:value-type="float">
            <text:p>12,59212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861.5" calcext:value-type="float">
            <text:p>861,5</text:p>
          </table:table-cell>
          <table:table-cell office:value-type="float" office:value="3354.833" calcext:value-type="float">
            <text:p>3354,833</text:p>
          </table:table-cell>
          <table:table-cell office:value-type="float" office:value="6" calcext:value-type="float">
            <text:p>6</text:p>
          </table:table-cell>
          <table:table-cell table:formula="of:=[.E109]*24*60" office:value-type="float" office:value="8640" calcext:value-type="float">
            <text:p>8640</text:p>
          </table:table-cell>
          <table:table-cell table:formula="of:=[.C109]/275" office:value-type="float" office:value="3.13272727272727" calcext:value-type="float">
            <text:p>3,13272727272727</text:p>
          </table:table-cell>
          <table:table-cell table:formula="of:=[.D109]/275" office:value-type="float" office:value="12.1993927272727" calcext:value-type="float">
            <text:p>12,1993927272727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809.5" calcext:value-type="float">
            <text:p>809,5</text:p>
          </table:table-cell>
          <table:table-cell office:value-type="float" office:value="3349.5" calcext:value-type="float">
            <text:p>3349,5</text:p>
          </table:table-cell>
          <table:table-cell office:value-type="float" office:value="6" calcext:value-type="float">
            <text:p>6</text:p>
          </table:table-cell>
          <table:table-cell table:formula="of:=[.E110]*24*60" office:value-type="float" office:value="8640" calcext:value-type="float">
            <text:p>8640</text:p>
          </table:table-cell>
          <table:table-cell table:formula="of:=[.C110]/275" office:value-type="float" office:value="2.94363636363636" calcext:value-type="float">
            <text:p>2,94363636363636</text:p>
          </table:table-cell>
          <table:table-cell table:formula="of:=[.D110]/275" office:value-type="float" office:value="12.18" calcext:value-type="float">
            <text:p>12,1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833.5" calcext:value-type="float">
            <text:p>833,5</text:p>
          </table:table-cell>
          <table:table-cell office:value-type="float" office:value="3349.5" calcext:value-type="float">
            <text:p>3349,5</text:p>
          </table:table-cell>
          <table:table-cell office:value-type="float" office:value="6" calcext:value-type="float">
            <text:p>6</text:p>
          </table:table-cell>
          <table:table-cell table:formula="of:=[.E111]*24*60" office:value-type="float" office:value="8640" calcext:value-type="float">
            <text:p>8640</text:p>
          </table:table-cell>
          <table:table-cell table:formula="of:=[.C111]/275" office:value-type="float" office:value="3.03090909090909" calcext:value-type="float">
            <text:p>3,03090909090909</text:p>
          </table:table-cell>
          <table:table-cell table:formula="of:=[.D111]/275" office:value-type="float" office:value="12.18" calcext:value-type="float">
            <text:p>12,18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805.5" calcext:value-type="float">
            <text:p>805,5</text:p>
          </table:table-cell>
          <table:table-cell office:value-type="float" office:value="3397.5" calcext:value-type="float">
            <text:p>3397,5</text:p>
          </table:table-cell>
          <table:table-cell office:value-type="float" office:value="6" calcext:value-type="float">
            <text:p>6</text:p>
          </table:table-cell>
          <table:table-cell table:formula="of:=[.E112]*24*60" office:value-type="float" office:value="8640" calcext:value-type="float">
            <text:p>8640</text:p>
          </table:table-cell>
          <table:table-cell table:formula="of:=[.C112]/275" office:value-type="float" office:value="2.92909090909091" calcext:value-type="float">
            <text:p>2,92909090909091</text:p>
          </table:table-cell>
          <table:table-cell table:formula="of:=[.D112]/275" office:value-type="float" office:value="12.3545454545455" calcext:value-type="float">
            <text:p>12,3545454545455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798.833" calcext:value-type="float">
            <text:p>798,833</text:p>
          </table:table-cell>
          <table:table-cell office:value-type="float" office:value="3532.167" calcext:value-type="float">
            <text:p>3532,167</text:p>
          </table:table-cell>
          <table:table-cell office:value-type="float" office:value="6" calcext:value-type="float">
            <text:p>6</text:p>
          </table:table-cell>
          <table:table-cell table:formula="of:=[.E113]*24*60" office:value-type="float" office:value="8640" calcext:value-type="float">
            <text:p>8640</text:p>
          </table:table-cell>
          <table:table-cell table:formula="of:=[.C113]/275" office:value-type="float" office:value="2.90484727272727" calcext:value-type="float">
            <text:p>2,90484727272727</text:p>
          </table:table-cell>
          <table:table-cell table:formula="of:=[.D113]/275" office:value-type="float" office:value="12.8442436363636" calcext:value-type="float">
            <text:p>12,8442436363636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797.5" calcext:value-type="float">
            <text:p>797,5</text:p>
          </table:table-cell>
          <table:table-cell office:value-type="float" office:value="3593.5" calcext:value-type="float">
            <text:p>3593,5</text:p>
          </table:table-cell>
          <table:table-cell office:value-type="float" office:value="6" calcext:value-type="float">
            <text:p>6</text:p>
          </table:table-cell>
          <table:table-cell table:formula="of:=[.E114]*24*60" office:value-type="float" office:value="8640" calcext:value-type="float">
            <text:p>8640</text:p>
          </table:table-cell>
          <table:table-cell table:formula="of:=[.C114]/275" office:value-type="float" office:value="2.9" calcext:value-type="float">
            <text:p>2,9</text:p>
          </table:table-cell>
          <table:table-cell table:formula="of:=[.D114]/275" office:value-type="float" office:value="13.0672727272727" calcext:value-type="float">
            <text:p>13,0672727272727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800.167" calcext:value-type="float">
            <text:p>800,167</text:p>
          </table:table-cell>
          <table:table-cell office:value-type="float" office:value="3656.167" calcext:value-type="float">
            <text:p>3656,167</text:p>
          </table:table-cell>
          <table:table-cell office:value-type="float" office:value="6" calcext:value-type="float">
            <text:p>6</text:p>
          </table:table-cell>
          <table:table-cell table:formula="of:=[.E115]*24*60" office:value-type="float" office:value="8640" calcext:value-type="float">
            <text:p>8640</text:p>
          </table:table-cell>
          <table:table-cell table:formula="of:=[.C115]/275" office:value-type="float" office:value="2.90969818181818" calcext:value-type="float">
            <text:p>2,90969818181818</text:p>
          </table:table-cell>
          <table:table-cell table:formula="of:=[.D115]/275" office:value-type="float" office:value="13.2951527272727" calcext:value-type="float">
            <text:p>13,2951527272727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733.5" calcext:value-type="float">
            <text:p>3733,5</text:p>
          </table:table-cell>
          <table:table-cell office:value-type="float" office:value="6" calcext:value-type="float">
            <text:p>6</text:p>
          </table:table-cell>
          <table:table-cell table:formula="of:=[.E116]*24*60" office:value-type="float" office:value="8640" calcext:value-type="float">
            <text:p>8640</text:p>
          </table:table-cell>
          <table:table-cell table:formula="of:=[.C116]/275" office:value-type="float" office:value="2.91939272727273" calcext:value-type="float">
            <text:p>2,91939272727273</text:p>
          </table:table-cell>
          <table:table-cell table:formula="of:=[.D116]/275" office:value-type="float" office:value="13.5763636363636" calcext:value-type="float">
            <text:p>13,576363636363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798.833" calcext:value-type="float">
            <text:p>3798,833</text:p>
          </table:table-cell>
          <table:table-cell office:value-type="float" office:value="6" calcext:value-type="float">
            <text:p>6</text:p>
          </table:table-cell>
          <table:table-cell table:formula="of:=[.E117]*24*60" office:value-type="float" office:value="8640" calcext:value-type="float">
            <text:p>8640</text:p>
          </table:table-cell>
          <table:table-cell table:formula="of:=[.C117]/275" office:value-type="float" office:value="2.91939272727273" calcext:value-type="float">
            <text:p>2,91939272727273</text:p>
          </table:table-cell>
          <table:table-cell table:formula="of:=[.D117]/275" office:value-type="float" office:value="13.8139381818182" calcext:value-type="float">
            <text:p>13,813938181818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808.167" calcext:value-type="float">
            <text:p>808,167</text:p>
          </table:table-cell>
          <table:table-cell office:value-type="float" office:value="3862.833" calcext:value-type="float">
            <text:p>3862,833</text:p>
          </table:table-cell>
          <table:table-cell office:value-type="float" office:value="6" calcext:value-type="float">
            <text:p>6</text:p>
          </table:table-cell>
          <table:table-cell table:formula="of:=[.E118]*24*60" office:value-type="float" office:value="8640" calcext:value-type="float">
            <text:p>8640</text:p>
          </table:table-cell>
          <table:table-cell table:formula="of:=[.C118]/275" office:value-type="float" office:value="2.93878909090909" calcext:value-type="float">
            <text:p>2,93878909090909</text:p>
          </table:table-cell>
          <table:table-cell table:formula="of:=[.D118]/275" office:value-type="float" office:value="14.0466654545455" calcext:value-type="float">
            <text:p>14,0466654545455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813.5" calcext:value-type="float">
            <text:p>813,5</text:p>
          </table:table-cell>
          <table:table-cell office:value-type="float" office:value="3276.167" calcext:value-type="float">
            <text:p>3276,167</text:p>
          </table:table-cell>
          <table:table-cell office:value-type="float" office:value="7" calcext:value-type="float">
            <text:p>7</text:p>
          </table:table-cell>
          <table:table-cell table:formula="of:=[.E119]*24*60" office:value-type="float" office:value="10080" calcext:value-type="float">
            <text:p>10080</text:p>
          </table:table-cell>
          <table:table-cell table:formula="of:=[.C119]/275" office:value-type="float" office:value="2.95818181818182" calcext:value-type="float">
            <text:p>2,95818181818182</text:p>
          </table:table-cell>
          <table:table-cell table:formula="of:=[.D119]/275" office:value-type="float" office:value="11.9133345454545" calcext:value-type="float">
            <text:p>11,9133345454545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832.167" calcext:value-type="float">
            <text:p>832,167</text:p>
          </table:table-cell>
          <table:table-cell office:value-type="float" office:value="3320.167" calcext:value-type="float">
            <text:p>3320,167</text:p>
          </table:table-cell>
          <table:table-cell office:value-type="float" office:value="7" calcext:value-type="float">
            <text:p>7</text:p>
          </table:table-cell>
          <table:table-cell table:formula="of:=[.E120]*24*60" office:value-type="float" office:value="10080" calcext:value-type="float">
            <text:p>10080</text:p>
          </table:table-cell>
          <table:table-cell table:formula="of:=[.C120]/275" office:value-type="float" office:value="3.02606181818182" calcext:value-type="float">
            <text:p>3,02606181818182</text:p>
          </table:table-cell>
          <table:table-cell table:formula="of:=[.D120]/275" office:value-type="float" office:value="12.0733345454545" calcext:value-type="float">
            <text:p>12,0733345454545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836.167" calcext:value-type="float">
            <text:p>836,167</text:p>
          </table:table-cell>
          <table:table-cell office:value-type="float" office:value="3362.833" calcext:value-type="float">
            <text:p>3362,833</text:p>
          </table:table-cell>
          <table:table-cell office:value-type="float" office:value="7" calcext:value-type="float">
            <text:p>7</text:p>
          </table:table-cell>
          <table:table-cell table:formula="of:=[.E121]*24*60" office:value-type="float" office:value="10080" calcext:value-type="float">
            <text:p>10080</text:p>
          </table:table-cell>
          <table:table-cell table:formula="of:=[.C121]/275" office:value-type="float" office:value="3.04060727272727" calcext:value-type="float">
            <text:p>3,04060727272727</text:p>
          </table:table-cell>
          <table:table-cell table:formula="of:=[.D121]/275" office:value-type="float" office:value="12.2284836363636" calcext:value-type="float">
            <text:p>12,2284836363636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861.5" calcext:value-type="float">
            <text:p>861,5</text:p>
          </table:table-cell>
          <table:table-cell office:value-type="float" office:value="3404.167" calcext:value-type="float">
            <text:p>3404,167</text:p>
          </table:table-cell>
          <table:table-cell office:value-type="float" office:value="7" calcext:value-type="float">
            <text:p>7</text:p>
          </table:table-cell>
          <table:table-cell table:formula="of:=[.E122]*24*60" office:value-type="float" office:value="10080" calcext:value-type="float">
            <text:p>10080</text:p>
          </table:table-cell>
          <table:table-cell table:formula="of:=[.C122]/275" office:value-type="float" office:value="3.13272727272727" calcext:value-type="float">
            <text:p>3,13272727272727</text:p>
          </table:table-cell>
          <table:table-cell table:formula="of:=[.D122]/275" office:value-type="float" office:value="12.3787890909091" calcext:value-type="float">
            <text:p>12,378789090909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885.5" calcext:value-type="float">
            <text:p>885,5</text:p>
          </table:table-cell>
          <table:table-cell office:value-type="float" office:value="3437.5" calcext:value-type="float">
            <text:p>3437,5</text:p>
          </table:table-cell>
          <table:table-cell office:value-type="float" office:value="7" calcext:value-type="float">
            <text:p>7</text:p>
          </table:table-cell>
          <table:table-cell table:formula="of:=[.E123]*24*60" office:value-type="float" office:value="10080" calcext:value-type="float">
            <text:p>10080</text:p>
          </table:table-cell>
          <table:table-cell table:formula="of:=[.C123]/275" office:value-type="float" office:value="3.22" calcext:value-type="float">
            <text:p>3,22</text:p>
          </table:table-cell>
          <table:table-cell table:formula="of:=[.D123]/275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882.833" calcext:value-type="float">
            <text:p>882,833</text:p>
          </table:table-cell>
          <table:table-cell office:value-type="float" office:value="3500.167" calcext:value-type="float">
            <text:p>3500,167</text:p>
          </table:table-cell>
          <table:table-cell office:value-type="float" office:value="7" calcext:value-type="float">
            <text:p>7</text:p>
          </table:table-cell>
          <table:table-cell table:formula="of:=[.E124]*24*60" office:value-type="float" office:value="10080" calcext:value-type="float">
            <text:p>10080</text:p>
          </table:table-cell>
          <table:table-cell table:formula="of:=[.C124]/275" office:value-type="float" office:value="3.21030181818182" calcext:value-type="float">
            <text:p>3,21030181818182</text:p>
          </table:table-cell>
          <table:table-cell table:formula="of:=[.D124]/275" office:value-type="float" office:value="12.72788" calcext:value-type="float">
            <text:p>12,72788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925.5" calcext:value-type="float">
            <text:p>925,5</text:p>
          </table:table-cell>
          <table:table-cell office:value-type="float" office:value="3538.833" calcext:value-type="float">
            <text:p>3538,833</text:p>
          </table:table-cell>
          <table:table-cell office:value-type="float" office:value="7" calcext:value-type="float">
            <text:p>7</text:p>
          </table:table-cell>
          <table:table-cell table:formula="of:=[.E125]*24*60" office:value-type="float" office:value="10080" calcext:value-type="float">
            <text:p>10080</text:p>
          </table:table-cell>
          <table:table-cell table:formula="of:=[.C125]/275" office:value-type="float" office:value="3.36545454545455" calcext:value-type="float">
            <text:p>3,36545454545455</text:p>
          </table:table-cell>
          <table:table-cell table:formula="of:=[.D125]/275" office:value-type="float" office:value="12.8684836363636" calcext:value-type="float">
            <text:p>12,868483636363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928.167" calcext:value-type="float">
            <text:p>928,167</text:p>
          </table:table-cell>
          <table:table-cell office:value-type="float" office:value="3586.833" calcext:value-type="float">
            <text:p>3586,833</text:p>
          </table:table-cell>
          <table:table-cell office:value-type="float" office:value="7" calcext:value-type="float">
            <text:p>7</text:p>
          </table:table-cell>
          <table:table-cell table:formula="of:=[.E126]*24*60" office:value-type="float" office:value="10080" calcext:value-type="float">
            <text:p>10080</text:p>
          </table:table-cell>
          <table:table-cell table:formula="of:=[.C126]/275" office:value-type="float" office:value="3.37515272727273" calcext:value-type="float">
            <text:p>3,37515272727273</text:p>
          </table:table-cell>
          <table:table-cell table:formula="of:=[.D126]/275" office:value-type="float" office:value="13.0430290909091" calcext:value-type="float">
            <text:p>13,043029090909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940.167" calcext:value-type="float">
            <text:p>940,167</text:p>
          </table:table-cell>
          <table:table-cell office:value-type="float" office:value="3637.5" calcext:value-type="float">
            <text:p>3637,5</text:p>
          </table:table-cell>
          <table:table-cell office:value-type="float" office:value="7" calcext:value-type="float">
            <text:p>7</text:p>
          </table:table-cell>
          <table:table-cell table:formula="of:=[.E127]*24*60" office:value-type="float" office:value="10080" calcext:value-type="float">
            <text:p>10080</text:p>
          </table:table-cell>
          <table:table-cell table:formula="of:=[.C127]/275" office:value-type="float" office:value="3.41878909090909" calcext:value-type="float">
            <text:p>3,41878909090909</text:p>
          </table:table-cell>
          <table:table-cell table:formula="of:=[.D127]/275" office:value-type="float" office:value="13.2272727272727" calcext:value-type="float">
            <text:p>13,227272727272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982.833" calcext:value-type="float">
            <text:p>982,833</text:p>
          </table:table-cell>
          <table:table-cell office:value-type="float" office:value="3634.833" calcext:value-type="float">
            <text:p>3634,833</text:p>
          </table:table-cell>
          <table:table-cell office:value-type="float" office:value="7" calcext:value-type="float">
            <text:p>7</text:p>
          </table:table-cell>
          <table:table-cell table:formula="of:=[.E128]*24*60" office:value-type="float" office:value="10080" calcext:value-type="float">
            <text:p>10080</text:p>
          </table:table-cell>
          <table:table-cell table:formula="of:=[.C128]/275" office:value-type="float" office:value="3.57393818181818" calcext:value-type="float">
            <text:p>3,57393818181818</text:p>
          </table:table-cell>
          <table:table-cell table:formula="of:=[.D128]/275" office:value-type="float" office:value="13.2175745454545" calcext:value-type="float">
            <text:p>13,217574545454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24.167" calcext:value-type="float">
            <text:p>1024,167</text:p>
          </table:table-cell>
          <table:table-cell office:value-type="float" office:value="3674.833" calcext:value-type="float">
            <text:p>3674,833</text:p>
          </table:table-cell>
          <table:table-cell office:value-type="float" office:value="7" calcext:value-type="float">
            <text:p>7</text:p>
          </table:table-cell>
          <table:table-cell table:formula="of:=[.E129]*24*60" office:value-type="float" office:value="10080" calcext:value-type="float">
            <text:p>10080</text:p>
          </table:table-cell>
          <table:table-cell table:formula="of:=[.C129]/275" office:value-type="float" office:value="3.72424363636364" calcext:value-type="float">
            <text:p>3,72424363636364</text:p>
          </table:table-cell>
          <table:table-cell table:formula="of:=[.D129]/275" office:value-type="float" office:value="13.3630290909091" calcext:value-type="float">
            <text:p>13,363029090909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074.833" calcext:value-type="float">
            <text:p>1074,833</text:p>
          </table:table-cell>
          <table:table-cell office:value-type="float" office:value="3696.167" calcext:value-type="float">
            <text:p>3696,167</text:p>
          </table:table-cell>
          <table:table-cell office:value-type="float" office:value="7" calcext:value-type="float">
            <text:p>7</text:p>
          </table:table-cell>
          <table:table-cell table:formula="of:=[.E130]*24*60" office:value-type="float" office:value="10080" calcext:value-type="float">
            <text:p>10080</text:p>
          </table:table-cell>
          <table:table-cell table:formula="of:=[.C130]/275" office:value-type="float" office:value="3.90848363636364" calcext:value-type="float">
            <text:p>3,90848363636364</text:p>
          </table:table-cell>
          <table:table-cell table:formula="of:=[.D130]/275" office:value-type="float" office:value="13.4406072727273" calcext:value-type="float">
            <text:p>13,440607272727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128.167" calcext:value-type="float">
            <text:p>1128,167</text:p>
          </table:table-cell>
          <table:table-cell office:value-type="float" office:value="3725.5" calcext:value-type="float">
            <text:p>3725,5</text:p>
          </table:table-cell>
          <table:table-cell office:value-type="float" office:value="7" calcext:value-type="float">
            <text:p>7</text:p>
          </table:table-cell>
          <table:table-cell table:formula="of:=[.E131]*24*60" office:value-type="float" office:value="10080" calcext:value-type="float">
            <text:p>10080</text:p>
          </table:table-cell>
          <table:table-cell table:formula="of:=[.C131]/275" office:value-type="float" office:value="4.10242545454545" calcext:value-type="float">
            <text:p>4,10242545454545</text:p>
          </table:table-cell>
          <table:table-cell table:formula="of:=[.D131]/275" office:value-type="float" office:value="13.5472727272727" calcext:value-type="float">
            <text:p>13,5472727272727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124.167" calcext:value-type="float">
            <text:p>1124,167</text:p>
          </table:table-cell>
          <table:table-cell office:value-type="float" office:value="3765.5" calcext:value-type="float">
            <text:p>3765,5</text:p>
          </table:table-cell>
          <table:table-cell office:value-type="float" office:value="7" calcext:value-type="float">
            <text:p>7</text:p>
          </table:table-cell>
          <table:table-cell table:formula="of:=[.E132]*24*60" office:value-type="float" office:value="10080" calcext:value-type="float">
            <text:p>10080</text:p>
          </table:table-cell>
          <table:table-cell table:formula="of:=[.C132]/275" office:value-type="float" office:value="4.08788" calcext:value-type="float">
            <text:p>4,08788</text:p>
          </table:table-cell>
          <table:table-cell table:formula="of:=[.D132]/275" office:value-type="float" office:value="13.6927272727273" calcext:value-type="float">
            <text:p>13,6927272727273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102.833" calcext:value-type="float">
            <text:p>1102,833</text:p>
          </table:table-cell>
          <table:table-cell office:value-type="float" office:value="3793.5" calcext:value-type="float">
            <text:p>3793,5</text:p>
          </table:table-cell>
          <table:table-cell office:value-type="float" office:value="7" calcext:value-type="float">
            <text:p>7</text:p>
          </table:table-cell>
          <table:table-cell table:formula="of:=[.E133]*24*60" office:value-type="float" office:value="10080" calcext:value-type="float">
            <text:p>10080</text:p>
          </table:table-cell>
          <table:table-cell table:formula="of:=[.C133]/275" office:value-type="float" office:value="4.01030181818182" calcext:value-type="float">
            <text:p>4,01030181818182</text:p>
          </table:table-cell>
          <table:table-cell table:formula="of:=[.D133]/275" office:value-type="float" office:value="13.7945454545455" calcext:value-type="float">
            <text:p>13,794545454545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122.833" calcext:value-type="float">
            <text:p>1122,833</text:p>
          </table:table-cell>
          <table:table-cell office:value-type="float" office:value="3826.833" calcext:value-type="float">
            <text:p>3826,833</text:p>
          </table:table-cell>
          <table:table-cell office:value-type="float" office:value="7" calcext:value-type="float">
            <text:p>7</text:p>
          </table:table-cell>
          <table:table-cell table:formula="of:=[.E134]*24*60" office:value-type="float" office:value="10080" calcext:value-type="float">
            <text:p>10080</text:p>
          </table:table-cell>
          <table:table-cell table:formula="of:=[.C134]/275" office:value-type="float" office:value="4.08302909090909" calcext:value-type="float">
            <text:p>4,08302909090909</text:p>
          </table:table-cell>
          <table:table-cell table:formula="of:=[.D134]/275" office:value-type="float" office:value="13.9157563636364" calcext:value-type="float">
            <text:p>13,915756363636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104.167" calcext:value-type="float">
            <text:p>1104,167</text:p>
          </table:table-cell>
          <table:table-cell office:value-type="float" office:value="3866.833" calcext:value-type="float">
            <text:p>3866,833</text:p>
          </table:table-cell>
          <table:table-cell office:value-type="float" office:value="7" calcext:value-type="float">
            <text:p>7</text:p>
          </table:table-cell>
          <table:table-cell table:formula="of:=[.E135]*24*60" office:value-type="float" office:value="10080" calcext:value-type="float">
            <text:p>10080</text:p>
          </table:table-cell>
          <table:table-cell table:formula="of:=[.C135]/275" office:value-type="float" office:value="4.01515272727273" calcext:value-type="float">
            <text:p>4,01515272727273</text:p>
          </table:table-cell>
          <table:table-cell table:formula="of:=[.D135]/275" office:value-type="float" office:value="14.0612109090909" calcext:value-type="float">
            <text:p>14,0612109090909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332.167" calcext:value-type="float">
            <text:p>3332,167</text:p>
          </table:table-cell>
          <table:table-cell office:value-type="float" office:value="7" calcext:value-type="float">
            <text:p>7</text:p>
          </table:table-cell>
          <table:table-cell table:formula="of:=[.E136]*24*60" office:value-type="float" office:value="10080" calcext:value-type="float">
            <text:p>10080</text:p>
          </table:table-cell>
          <table:table-cell table:formula="of:=[.C136]/275" office:value-type="float" office:value="2.92424363636364" calcext:value-type="float">
            <text:p>2,92424363636364</text:p>
          </table:table-cell>
          <table:table-cell table:formula="of:=[.D136]/275" office:value-type="float" office:value="12.1169709090909" calcext:value-type="float">
            <text:p>12,1169709090909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797.5" calcext:value-type="float">
            <text:p>797,5</text:p>
          </table:table-cell>
          <table:table-cell office:value-type="float" office:value="3434.833" calcext:value-type="float">
            <text:p>3434,833</text:p>
          </table:table-cell>
          <table:table-cell office:value-type="float" office:value="7" calcext:value-type="float">
            <text:p>7</text:p>
          </table:table-cell>
          <table:table-cell table:formula="of:=[.E137]*24*60" office:value-type="float" office:value="10080" calcext:value-type="float">
            <text:p>10080</text:p>
          </table:table-cell>
          <table:table-cell table:formula="of:=[.C137]/275" office:value-type="float" office:value="2.9" calcext:value-type="float">
            <text:p>2,9</text:p>
          </table:table-cell>
          <table:table-cell table:formula="of:=[.D137]/275" office:value-type="float" office:value="12.4903018181818" calcext:value-type="float">
            <text:p>12,4903018181818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801.5" calcext:value-type="float">
            <text:p>801,5</text:p>
          </table:table-cell>
          <table:table-cell office:value-type="float" office:value="3530.833" calcext:value-type="float">
            <text:p>3530,833</text:p>
          </table:table-cell>
          <table:table-cell office:value-type="float" office:value="7" calcext:value-type="float">
            <text:p>7</text:p>
          </table:table-cell>
          <table:table-cell table:formula="of:=[.E138]*24*60" office:value-type="float" office:value="10080" calcext:value-type="float">
            <text:p>10080</text:p>
          </table:table-cell>
          <table:table-cell table:formula="of:=[.C138]/275" office:value-type="float" office:value="2.91454545454545" calcext:value-type="float">
            <text:p>2,91454545454545</text:p>
          </table:table-cell>
          <table:table-cell table:formula="of:=[.D138]/275" office:value-type="float" office:value="12.8393927272727" calcext:value-type="float">
            <text:p>12,839392727272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797.5" calcext:value-type="float">
            <text:p>797,5</text:p>
          </table:table-cell>
          <table:table-cell office:value-type="float" office:value="3634.833" calcext:value-type="float">
            <text:p>3634,833</text:p>
          </table:table-cell>
          <table:table-cell office:value-type="float" office:value="7" calcext:value-type="float">
            <text:p>7</text:p>
          </table:table-cell>
          <table:table-cell table:formula="of:=[.E139]*24*60" office:value-type="float" office:value="10080" calcext:value-type="float">
            <text:p>10080</text:p>
          </table:table-cell>
          <table:table-cell table:formula="of:=[.C139]/275" office:value-type="float" office:value="2.9" calcext:value-type="float">
            <text:p>2,9</text:p>
          </table:table-cell>
          <table:table-cell table:formula="of:=[.D139]/275" office:value-type="float" office:value="13.2175745454545" calcext:value-type="float">
            <text:p>13,2175745454545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780.167" calcext:value-type="float">
            <text:p>780,167</text:p>
          </table:table-cell>
          <table:table-cell office:value-type="float" office:value="3741.5" calcext:value-type="float">
            <text:p>3741,5</text:p>
          </table:table-cell>
          <table:table-cell office:value-type="float" office:value="7" calcext:value-type="float">
            <text:p>7</text:p>
          </table:table-cell>
          <table:table-cell table:formula="of:=[.E140]*24*60" office:value-type="float" office:value="10080" calcext:value-type="float">
            <text:p>10080</text:p>
          </table:table-cell>
          <table:table-cell table:formula="of:=[.C140]/275" office:value-type="float" office:value="2.83697090909091" calcext:value-type="float">
            <text:p>2,83697090909091</text:p>
          </table:table-cell>
          <table:table-cell table:formula="of:=[.D140]/275" office:value-type="float" office:value="13.6054545454545" calcext:value-type="float">
            <text:p>13,6054545454545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770.833" calcext:value-type="float">
            <text:p>3770,833</text:p>
          </table:table-cell>
          <table:table-cell office:value-type="float" office:value="7" calcext:value-type="float">
            <text:p>7</text:p>
          </table:table-cell>
          <table:table-cell table:formula="of:=[.E141]*24*60" office:value-type="float" office:value="10080" calcext:value-type="float">
            <text:p>10080</text:p>
          </table:table-cell>
          <table:table-cell table:formula="of:=[.C141]/275" office:value-type="float" office:value="2.92424363636364" calcext:value-type="float">
            <text:p>2,92424363636364</text:p>
          </table:table-cell>
          <table:table-cell table:formula="of:=[.D141]/275" office:value-type="float" office:value="13.71212" calcext:value-type="float">
            <text:p>13,71212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798.833" calcext:value-type="float">
            <text:p>798,833</text:p>
          </table:table-cell>
          <table:table-cell office:value-type="float" office:value="3856.167" calcext:value-type="float">
            <text:p>3856,167</text:p>
          </table:table-cell>
          <table:table-cell office:value-type="float" office:value="7" calcext:value-type="float">
            <text:p>7</text:p>
          </table:table-cell>
          <table:table-cell table:formula="of:=[.E142]*24*60" office:value-type="float" office:value="10080" calcext:value-type="float">
            <text:p>10080</text:p>
          </table:table-cell>
          <table:table-cell table:formula="of:=[.C142]/275" office:value-type="float" office:value="2.90484727272727" calcext:value-type="float">
            <text:p>2,90484727272727</text:p>
          </table:table-cell>
          <table:table-cell table:formula="of:=[.D142]/275" office:value-type="float" office:value="14.0224254545455" calcext:value-type="float">
            <text:p>14,022425454545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828.167" calcext:value-type="float">
            <text:p>828,167</text:p>
          </table:table-cell>
          <table:table-cell office:value-type="float" office:value="3890.833" calcext:value-type="float">
            <text:p>3890,833</text:p>
          </table:table-cell>
          <table:table-cell office:value-type="float" office:value="7" calcext:value-type="float">
            <text:p>7</text:p>
          </table:table-cell>
          <table:table-cell table:formula="of:=[.E143]*24*60" office:value-type="float" office:value="10080" calcext:value-type="float">
            <text:p>10080</text:p>
          </table:table-cell>
          <table:table-cell table:formula="of:=[.C143]/275" office:value-type="float" office:value="3.01151636363636" calcext:value-type="float">
            <text:p>3,01151636363636</text:p>
          </table:table-cell>
          <table:table-cell table:formula="of:=[.D143]/275" office:value-type="float" office:value="14.1484836363636" calcext:value-type="float">
            <text:p>14,1484836363636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812.167" calcext:value-type="float">
            <text:p>812,167</text:p>
          </table:table-cell>
          <table:table-cell office:value-type="float" office:value="3238.833" calcext:value-type="float">
            <text:p>3238,833</text:p>
          </table:table-cell>
          <table:table-cell office:value-type="float" office:value="8" calcext:value-type="float">
            <text:p>8</text:p>
          </table:table-cell>
          <table:table-cell table:formula="of:=[.E144]*24*60" office:value-type="float" office:value="11520" calcext:value-type="float">
            <text:p>11520</text:p>
          </table:table-cell>
          <table:table-cell table:formula="of:=[.C144]/275" office:value-type="float" office:value="2.95333454545455" calcext:value-type="float">
            <text:p>2,95333454545455</text:p>
          </table:table-cell>
          <table:table-cell table:formula="of:=[.D144]/275" office:value-type="float" office:value="11.7775745454545" calcext:value-type="float">
            <text:p>11,7775745454545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840.167" calcext:value-type="float">
            <text:p>840,167</text:p>
          </table:table-cell>
          <table:table-cell office:value-type="float" office:value="3249.5" calcext:value-type="float">
            <text:p>3249,5</text:p>
          </table:table-cell>
          <table:table-cell office:value-type="float" office:value="8" calcext:value-type="float">
            <text:p>8</text:p>
          </table:table-cell>
          <table:table-cell table:formula="of:=[.E145]*24*60" office:value-type="float" office:value="11520" calcext:value-type="float">
            <text:p>11520</text:p>
          </table:table-cell>
          <table:table-cell table:formula="of:=[.C145]/275" office:value-type="float" office:value="3.05515272727273" calcext:value-type="float">
            <text:p>3,05515272727273</text:p>
          </table:table-cell>
          <table:table-cell table:formula="of:=[.D145]/275" office:value-type="float" office:value="11.8163636363636" calcext:value-type="float">
            <text:p>11,8163636363636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840.167" calcext:value-type="float">
            <text:p>840,167</text:p>
          </table:table-cell>
          <table:table-cell office:value-type="float" office:value="3297.5" calcext:value-type="float">
            <text:p>3297,5</text:p>
          </table:table-cell>
          <table:table-cell office:value-type="float" office:value="8" calcext:value-type="float">
            <text:p>8</text:p>
          </table:table-cell>
          <table:table-cell table:formula="of:=[.E146]*24*60" office:value-type="float" office:value="11520" calcext:value-type="float">
            <text:p>11520</text:p>
          </table:table-cell>
          <table:table-cell table:formula="of:=[.C146]/275" office:value-type="float" office:value="3.05515272727273" calcext:value-type="float">
            <text:p>3,05515272727273</text:p>
          </table:table-cell>
          <table:table-cell table:formula="of:=[.D146]/275" office:value-type="float" office:value="11.9909090909091" calcext:value-type="float">
            <text:p>11,9909090909091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858.833" calcext:value-type="float">
            <text:p>858,833</text:p>
          </table:table-cell>
          <table:table-cell office:value-type="float" office:value="3332.167" calcext:value-type="float">
            <text:p>3332,167</text:p>
          </table:table-cell>
          <table:table-cell office:value-type="float" office:value="8" calcext:value-type="float">
            <text:p>8</text:p>
          </table:table-cell>
          <table:table-cell table:formula="of:=[.E147]*24*60" office:value-type="float" office:value="11520" calcext:value-type="float">
            <text:p>11520</text:p>
          </table:table-cell>
          <table:table-cell table:formula="of:=[.C147]/275" office:value-type="float" office:value="3.12302909090909" calcext:value-type="float">
            <text:p>3,12302909090909</text:p>
          </table:table-cell>
          <table:table-cell table:formula="of:=[.D147]/275" office:value-type="float" office:value="12.1169709090909" calcext:value-type="float">
            <text:p>12,1169709090909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888.167" calcext:value-type="float">
            <text:p>888,167</text:p>
          </table:table-cell>
          <table:table-cell office:value-type="float" office:value="3378.833" calcext:value-type="float">
            <text:p>3378,833</text:p>
          </table:table-cell>
          <table:table-cell office:value-type="float" office:value="8" calcext:value-type="float">
            <text:p>8</text:p>
          </table:table-cell>
          <table:table-cell table:formula="of:=[.E148]*24*60" office:value-type="float" office:value="11520" calcext:value-type="float">
            <text:p>11520</text:p>
          </table:table-cell>
          <table:table-cell table:formula="of:=[.C148]/275" office:value-type="float" office:value="3.22969818181818" calcext:value-type="float">
            <text:p>3,22969818181818</text:p>
          </table:table-cell>
          <table:table-cell table:formula="of:=[.D148]/275" office:value-type="float" office:value="12.2866654545455" calcext:value-type="float">
            <text:p>12,2866654545455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896.167" calcext:value-type="float">
            <text:p>896,167</text:p>
          </table:table-cell>
          <table:table-cell office:value-type="float" office:value="3424.167" calcext:value-type="float">
            <text:p>3424,167</text:p>
          </table:table-cell>
          <table:table-cell office:value-type="float" office:value="8" calcext:value-type="float">
            <text:p>8</text:p>
          </table:table-cell>
          <table:table-cell table:formula="of:=[.E149]*24*60" office:value-type="float" office:value="11520" calcext:value-type="float">
            <text:p>11520</text:p>
          </table:table-cell>
          <table:table-cell table:formula="of:=[.C149]/275" office:value-type="float" office:value="3.25878909090909" calcext:value-type="float">
            <text:p>3,25878909090909</text:p>
          </table:table-cell>
          <table:table-cell table:formula="of:=[.D149]/275" office:value-type="float" office:value="12.4515163636364" calcext:value-type="float">
            <text:p>12,4515163636364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920.167" calcext:value-type="float">
            <text:p>920,167</text:p>
          </table:table-cell>
          <table:table-cell office:value-type="float" office:value="3452.167" calcext:value-type="float">
            <text:p>3452,167</text:p>
          </table:table-cell>
          <table:table-cell office:value-type="float" office:value="8" calcext:value-type="float">
            <text:p>8</text:p>
          </table:table-cell>
          <table:table-cell table:formula="of:=[.E150]*24*60" office:value-type="float" office:value="11520" calcext:value-type="float">
            <text:p>11520</text:p>
          </table:table-cell>
          <table:table-cell table:formula="of:=[.C150]/275" office:value-type="float" office:value="3.34606181818182" calcext:value-type="float">
            <text:p>3,34606181818182</text:p>
          </table:table-cell>
          <table:table-cell table:formula="of:=[.D150]/275" office:value-type="float" office:value="12.5533345454545" calcext:value-type="float">
            <text:p>12,55333454545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24.167" calcext:value-type="float">
            <text:p>924,167</text:p>
          </table:table-cell>
          <table:table-cell office:value-type="float" office:value="3486.833" calcext:value-type="float">
            <text:p>3486,833</text:p>
          </table:table-cell>
          <table:table-cell office:value-type="float" office:value="8" calcext:value-type="float">
            <text:p>8</text:p>
          </table:table-cell>
          <table:table-cell table:formula="of:=[.E151]*24*60" office:value-type="float" office:value="11520" calcext:value-type="float">
            <text:p>11520</text:p>
          </table:table-cell>
          <table:table-cell table:formula="of:=[.C151]/275" office:value-type="float" office:value="3.36060727272727" calcext:value-type="float">
            <text:p>3,36060727272727</text:p>
          </table:table-cell>
          <table:table-cell table:formula="of:=[.D151]/275" office:value-type="float" office:value="12.6793927272727" calcext:value-type="float">
            <text:p>12,6793927272727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953.5" calcext:value-type="float">
            <text:p>953,5</text:p>
          </table:table-cell>
          <table:table-cell office:value-type="float" office:value="3510.833" calcext:value-type="float">
            <text:p>3510,833</text:p>
          </table:table-cell>
          <table:table-cell office:value-type="float" office:value="8" calcext:value-type="float">
            <text:p>8</text:p>
          </table:table-cell>
          <table:table-cell table:formula="of:=[.E152]*24*60" office:value-type="float" office:value="11520" calcext:value-type="float">
            <text:p>11520</text:p>
          </table:table-cell>
          <table:table-cell table:formula="of:=[.C152]/275" office:value-type="float" office:value="3.46727272727273" calcext:value-type="float">
            <text:p>3,46727272727273</text:p>
          </table:table-cell>
          <table:table-cell table:formula="of:=[.D152]/275" office:value-type="float" office:value="12.7666654545455" calcext:value-type="float">
            <text:p>12,7666654545455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969.5" calcext:value-type="float">
            <text:p>969,5</text:p>
          </table:table-cell>
          <table:table-cell office:value-type="float" office:value="3574.833" calcext:value-type="float">
            <text:p>3574,833</text:p>
          </table:table-cell>
          <table:table-cell office:value-type="float" office:value="8" calcext:value-type="float">
            <text:p>8</text:p>
          </table:table-cell>
          <table:table-cell table:formula="of:=[.E153]*24*60" office:value-type="float" office:value="11520" calcext:value-type="float">
            <text:p>11520</text:p>
          </table:table-cell>
          <table:table-cell table:formula="of:=[.C153]/275" office:value-type="float" office:value="3.52545454545455" calcext:value-type="float">
            <text:p>3,52545454545455</text:p>
          </table:table-cell>
          <table:table-cell table:formula="of:=[.D153]/275" office:value-type="float" office:value="12.9993927272727" calcext:value-type="float">
            <text:p>12,9993927272727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009.5" calcext:value-type="float">
            <text:p>1009,5</text:p>
          </table:table-cell>
          <table:table-cell office:value-type="float" office:value="3625.5" calcext:value-type="float">
            <text:p>3625,5</text:p>
          </table:table-cell>
          <table:table-cell office:value-type="float" office:value="8" calcext:value-type="float">
            <text:p>8</text:p>
          </table:table-cell>
          <table:table-cell table:formula="of:=[.E154]*24*60" office:value-type="float" office:value="11520" calcext:value-type="float">
            <text:p>11520</text:p>
          </table:table-cell>
          <table:table-cell table:formula="of:=[.C154]/275" office:value-type="float" office:value="3.67090909090909" calcext:value-type="float">
            <text:p>3,67090909090909</text:p>
          </table:table-cell>
          <table:table-cell table:formula="of:=[.D154]/275" office:value-type="float" office:value="13.1836363636364" calcext:value-type="float">
            <text:p>13,1836363636364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972.167" calcext:value-type="float">
            <text:p>972,167</text:p>
          </table:table-cell>
          <table:table-cell office:value-type="float" office:value="3533.5" calcext:value-type="float">
            <text:p>3533,5</text:p>
          </table:table-cell>
          <table:table-cell office:value-type="float" office:value="8" calcext:value-type="float">
            <text:p>8</text:p>
          </table:table-cell>
          <table:table-cell table:formula="of:=[.E155]*24*60" office:value-type="float" office:value="11520" calcext:value-type="float">
            <text:p>11520</text:p>
          </table:table-cell>
          <table:table-cell table:formula="of:=[.C155]/275" office:value-type="float" office:value="3.53515272727273" calcext:value-type="float">
            <text:p>3,53515272727273</text:p>
          </table:table-cell>
          <table:table-cell table:formula="of:=[.D155]/275" office:value-type="float" office:value="12.8490909090909" calcext:value-type="float">
            <text:p>12,8490909090909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045.5" calcext:value-type="float">
            <text:p>1045,5</text:p>
          </table:table-cell>
          <table:table-cell office:value-type="float" office:value="3666.833" calcext:value-type="float">
            <text:p>3666,833</text:p>
          </table:table-cell>
          <table:table-cell office:value-type="float" office:value="8" calcext:value-type="float">
            <text:p>8</text:p>
          </table:table-cell>
          <table:table-cell table:formula="of:=[.E156]*24*60" office:value-type="float" office:value="11520" calcext:value-type="float">
            <text:p>11520</text:p>
          </table:table-cell>
          <table:table-cell table:formula="of:=[.C156]/275" office:value-type="float" office:value="3.80181818181818" calcext:value-type="float">
            <text:p>3,80181818181818</text:p>
          </table:table-cell>
          <table:table-cell table:formula="of:=[.D156]/275" office:value-type="float" office:value="13.3339381818182" calcext:value-type="float">
            <text:p>13,3339381818182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096.167" calcext:value-type="float">
            <text:p>1096,167</text:p>
          </table:table-cell>
          <table:table-cell office:value-type="float" office:value="3689.5" calcext:value-type="float">
            <text:p>3689,5</text:p>
          </table:table-cell>
          <table:table-cell office:value-type="float" office:value="8" calcext:value-type="float">
            <text:p>8</text:p>
          </table:table-cell>
          <table:table-cell table:formula="of:=[.E157]*24*60" office:value-type="float" office:value="11520" calcext:value-type="float">
            <text:p>11520</text:p>
          </table:table-cell>
          <table:table-cell table:formula="of:=[.C157]/275" office:value-type="float" office:value="3.98606181818182" calcext:value-type="float">
            <text:p>3,98606181818182</text:p>
          </table:table-cell>
          <table:table-cell table:formula="of:=[.D157]/275" office:value-type="float" office:value="13.4163636363636" calcext:value-type="float">
            <text:p>13,416363636363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146.833" calcext:value-type="float">
            <text:p>1146,833</text:p>
          </table:table-cell>
          <table:table-cell office:value-type="float" office:value="3724.167" calcext:value-type="float">
            <text:p>3724,167</text:p>
          </table:table-cell>
          <table:table-cell office:value-type="float" office:value="8" calcext:value-type="float">
            <text:p>8</text:p>
          </table:table-cell>
          <table:table-cell table:formula="of:=[.E158]*24*60" office:value-type="float" office:value="11520" calcext:value-type="float">
            <text:p>11520</text:p>
          </table:table-cell>
          <table:table-cell table:formula="of:=[.C158]/275" office:value-type="float" office:value="4.17030181818182" calcext:value-type="float">
            <text:p>4,17030181818182</text:p>
          </table:table-cell>
          <table:table-cell table:formula="of:=[.D158]/275" office:value-type="float" office:value="13.5424254545455" calcext:value-type="float">
            <text:p>13,5424254545455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129.5" calcext:value-type="float">
            <text:p>1129,5</text:p>
          </table:table-cell>
          <table:table-cell office:value-type="float" office:value="3768.167" calcext:value-type="float">
            <text:p>3768,167</text:p>
          </table:table-cell>
          <table:table-cell office:value-type="float" office:value="8" calcext:value-type="float">
            <text:p>8</text:p>
          </table:table-cell>
          <table:table-cell table:formula="of:=[.E159]*24*60" office:value-type="float" office:value="11520" calcext:value-type="float">
            <text:p>11520</text:p>
          </table:table-cell>
          <table:table-cell table:formula="of:=[.C159]/275" office:value-type="float" office:value="4.10727272727273" calcext:value-type="float">
            <text:p>4,10727272727273</text:p>
          </table:table-cell>
          <table:table-cell table:formula="of:=[.D159]/275" office:value-type="float" office:value="13.7024254545455" calcext:value-type="float">
            <text:p>13,7024254545455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137.5" calcext:value-type="float">
            <text:p>1137,5</text:p>
          </table:table-cell>
          <table:table-cell office:value-type="float" office:value="3796.167" calcext:value-type="float">
            <text:p>3796,167</text:p>
          </table:table-cell>
          <table:table-cell office:value-type="float" office:value="8" calcext:value-type="float">
            <text:p>8</text:p>
          </table:table-cell>
          <table:table-cell table:formula="of:=[.E160]*24*60" office:value-type="float" office:value="11520" calcext:value-type="float">
            <text:p>11520</text:p>
          </table:table-cell>
          <table:table-cell table:formula="of:=[.C160]/275" office:value-type="float" office:value="4.13636363636364" calcext:value-type="float">
            <text:p>4,13636363636364</text:p>
          </table:table-cell>
          <table:table-cell table:formula="of:=[.D160]/275" office:value-type="float" office:value="13.8042436363636" calcext:value-type="float">
            <text:p>13,8042436363636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114.833" calcext:value-type="float">
            <text:p>1114,833</text:p>
          </table:table-cell>
          <table:table-cell office:value-type="float" office:value="3836.167" calcext:value-type="float">
            <text:p>3836,167</text:p>
          </table:table-cell>
          <table:table-cell office:value-type="float" office:value="8" calcext:value-type="float">
            <text:p>8</text:p>
          </table:table-cell>
          <table:table-cell table:formula="of:=[.E161]*24*60" office:value-type="float" office:value="11520" calcext:value-type="float">
            <text:p>11520</text:p>
          </table:table-cell>
          <table:table-cell table:formula="of:=[.C161]/275" office:value-type="float" office:value="4.05393818181818" calcext:value-type="float">
            <text:p>4,05393818181818</text:p>
          </table:table-cell>
          <table:table-cell table:formula="of:=[.D161]/275" office:value-type="float" office:value="13.9496981818182" calcext:value-type="float">
            <text:p>13,949698181818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116.167" calcext:value-type="float">
            <text:p>1116,167</text:p>
          </table:table-cell>
          <table:table-cell office:value-type="float" office:value="3865.5" calcext:value-type="float">
            <text:p>3865,5</text:p>
          </table:table-cell>
          <table:table-cell office:value-type="float" office:value="8" calcext:value-type="float">
            <text:p>8</text:p>
          </table:table-cell>
          <table:table-cell table:formula="of:=[.E162]*24*60" office:value-type="float" office:value="11520" calcext:value-type="float">
            <text:p>11520</text:p>
          </table:table-cell>
          <table:table-cell table:formula="of:=[.C162]/275" office:value-type="float" office:value="4.05878909090909" calcext:value-type="float">
            <text:p>4,05878909090909</text:p>
          </table:table-cell>
          <table:table-cell table:formula="of:=[.D162]/275" office:value-type="float" office:value="14.0563636363636" calcext:value-type="float">
            <text:p>14,0563636363636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108.167" calcext:value-type="float">
            <text:p>1108,167</text:p>
          </table:table-cell>
          <table:table-cell office:value-type="float" office:value="3784.167" calcext:value-type="float">
            <text:p>3784,167</text:p>
          </table:table-cell>
          <table:table-cell office:value-type="float" office:value="8" calcext:value-type="float">
            <text:p>8</text:p>
          </table:table-cell>
          <table:table-cell table:formula="of:=[.E163]*24*60" office:value-type="float" office:value="11520" calcext:value-type="float">
            <text:p>11520</text:p>
          </table:table-cell>
          <table:table-cell table:formula="of:=[.C163]/275" office:value-type="float" office:value="4.02969818181818" calcext:value-type="float">
            <text:p>4,02969818181818</text:p>
          </table:table-cell>
          <table:table-cell table:formula="of:=[.D163]/275" office:value-type="float" office:value="13.7606072727273" calcext:value-type="float">
            <text:p>13,760607272727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81.5" calcext:value-type="float">
            <text:p>781,5</text:p>
          </table:table-cell>
          <table:table-cell office:value-type="float" office:value="3888.167" calcext:value-type="float">
            <text:p>3888,167</text:p>
          </table:table-cell>
          <table:table-cell office:value-type="float" office:value="8" calcext:value-type="float">
            <text:p>8</text:p>
          </table:table-cell>
          <table:table-cell table:formula="of:=[.E164]*24*60" office:value-type="float" office:value="11520" calcext:value-type="float">
            <text:p>11520</text:p>
          </table:table-cell>
          <table:table-cell table:formula="of:=[.C164]/275" office:value-type="float" office:value="2.84181818181818" calcext:value-type="float">
            <text:p>2,84181818181818</text:p>
          </table:table-cell>
          <table:table-cell table:formula="of:=[.D164]/275" office:value-type="float" office:value="14.1387890909091" calcext:value-type="float">
            <text:p>14,138789090909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801.5" calcext:value-type="float">
            <text:p>801,5</text:p>
          </table:table-cell>
          <table:table-cell office:value-type="float" office:value="3830.833" calcext:value-type="float">
            <text:p>3830,833</text:p>
          </table:table-cell>
          <table:table-cell office:value-type="float" office:value="8" calcext:value-type="float">
            <text:p>8</text:p>
          </table:table-cell>
          <table:table-cell table:formula="of:=[.E165]*24*60" office:value-type="float" office:value="11520" calcext:value-type="float">
            <text:p>11520</text:p>
          </table:table-cell>
          <table:table-cell table:formula="of:=[.C165]/275" office:value-type="float" office:value="2.91454545454545" calcext:value-type="float">
            <text:p>2,91454545454545</text:p>
          </table:table-cell>
          <table:table-cell table:formula="of:=[.D165]/275" office:value-type="float" office:value="13.9303018181818" calcext:value-type="float">
            <text:p>13,930301818181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784.167" calcext:value-type="float">
            <text:p>784,167</text:p>
          </table:table-cell>
          <table:table-cell office:value-type="float" office:value="3786.833" calcext:value-type="float">
            <text:p>3786,833</text:p>
          </table:table-cell>
          <table:table-cell office:value-type="float" office:value="8" calcext:value-type="float">
            <text:p>8</text:p>
          </table:table-cell>
          <table:table-cell table:formula="of:=[.E166]*24*60" office:value-type="float" office:value="11520" calcext:value-type="float">
            <text:p>11520</text:p>
          </table:table-cell>
          <table:table-cell table:formula="of:=[.C166]/275" office:value-type="float" office:value="2.85151636363636" calcext:value-type="float">
            <text:p>2,85151636363636</text:p>
          </table:table-cell>
          <table:table-cell table:formula="of:=[.D166]/275" office:value-type="float" office:value="13.7703018181818" calcext:value-type="float">
            <text:p>13,770301818181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805.5" calcext:value-type="float">
            <text:p>805,5</text:p>
          </table:table-cell>
          <table:table-cell office:value-type="float" office:value="3738.833" calcext:value-type="float">
            <text:p>3738,833</text:p>
          </table:table-cell>
          <table:table-cell office:value-type="float" office:value="8" calcext:value-type="float">
            <text:p>8</text:p>
          </table:table-cell>
          <table:table-cell table:formula="of:=[.E167]*24*60" office:value-type="float" office:value="11520" calcext:value-type="float">
            <text:p>11520</text:p>
          </table:table-cell>
          <table:table-cell table:formula="of:=[.C167]/275" office:value-type="float" office:value="2.92909090909091" calcext:value-type="float">
            <text:p>2,92909090909091</text:p>
          </table:table-cell>
          <table:table-cell table:formula="of:=[.D167]/275" office:value-type="float" office:value="13.5957563636364" calcext:value-type="float">
            <text:p>13,5957563636364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788.167" calcext:value-type="float">
            <text:p>788,167</text:p>
          </table:table-cell>
          <table:table-cell office:value-type="float" office:value="3694.833" calcext:value-type="float">
            <text:p>3694,833</text:p>
          </table:table-cell>
          <table:table-cell office:value-type="float" office:value="8" calcext:value-type="float">
            <text:p>8</text:p>
          </table:table-cell>
          <table:table-cell table:formula="of:=[.E168]*24*60" office:value-type="float" office:value="11520" calcext:value-type="float">
            <text:p>11520</text:p>
          </table:table-cell>
          <table:table-cell table:formula="of:=[.C168]/275" office:value-type="float" office:value="2.86606181818182" calcext:value-type="float">
            <text:p>2,86606181818182</text:p>
          </table:table-cell>
          <table:table-cell table:formula="of:=[.D168]/275" office:value-type="float" office:value="13.4357563636364" calcext:value-type="float">
            <text:p>13,4357563636364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796.167" calcext:value-type="float">
            <text:p>796,167</text:p>
          </table:table-cell>
          <table:table-cell office:value-type="float" office:value="3634.833" calcext:value-type="float">
            <text:p>3634,833</text:p>
          </table:table-cell>
          <table:table-cell office:value-type="float" office:value="8" calcext:value-type="float">
            <text:p>8</text:p>
          </table:table-cell>
          <table:table-cell table:formula="of:=[.E169]*24*60" office:value-type="float" office:value="11520" calcext:value-type="float">
            <text:p>11520</text:p>
          </table:table-cell>
          <table:table-cell table:formula="of:=[.C169]/275" office:value-type="float" office:value="2.89515272727273" calcext:value-type="float">
            <text:p>2,89515272727273</text:p>
          </table:table-cell>
          <table:table-cell table:formula="of:=[.D169]/275" office:value-type="float" office:value="13.2175745454545" calcext:value-type="float">
            <text:p>13,2175745454545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789.5" calcext:value-type="float">
            <text:p>789,5</text:p>
          </table:table-cell>
          <table:table-cell office:value-type="float" office:value="3553.5" calcext:value-type="float">
            <text:p>3553,5</text:p>
          </table:table-cell>
          <table:table-cell office:value-type="float" office:value="8" calcext:value-type="float">
            <text:p>8</text:p>
          </table:table-cell>
          <table:table-cell table:formula="of:=[.E170]*24*60" office:value-type="float" office:value="11520" calcext:value-type="float">
            <text:p>11520</text:p>
          </table:table-cell>
          <table:table-cell table:formula="of:=[.C170]/275" office:value-type="float" office:value="2.87090909090909" calcext:value-type="float">
            <text:p>2,87090909090909</text:p>
          </table:table-cell>
          <table:table-cell table:formula="of:=[.D170]/275" office:value-type="float" office:value="12.9218181818182" calcext:value-type="float">
            <text:p>12,9218181818182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797.5" calcext:value-type="float">
            <text:p>797,5</text:p>
          </table:table-cell>
          <table:table-cell office:value-type="float" office:value="3473.5" calcext:value-type="float">
            <text:p>3473,5</text:p>
          </table:table-cell>
          <table:table-cell office:value-type="float" office:value="8" calcext:value-type="float">
            <text:p>8</text:p>
          </table:table-cell>
          <table:table-cell table:formula="of:=[.E171]*24*60" office:value-type="float" office:value="11520" calcext:value-type="float">
            <text:p>11520</text:p>
          </table:table-cell>
          <table:table-cell table:formula="of:=[.C171]/275" office:value-type="float" office:value="2.9" calcext:value-type="float">
            <text:p>2,9</text:p>
          </table:table-cell>
          <table:table-cell table:formula="of:=[.D171]/275" office:value-type="float" office:value="12.6309090909091" calcext:value-type="float">
            <text:p>12,6309090909091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386.833" calcext:value-type="float">
            <text:p>3386,833</text:p>
          </table:table-cell>
          <table:table-cell office:value-type="float" office:value="8" calcext:value-type="float">
            <text:p>8</text:p>
          </table:table-cell>
          <table:table-cell table:formula="of:=[.E172]*24*60" office:value-type="float" office:value="11520" calcext:value-type="float">
            <text:p>11520</text:p>
          </table:table-cell>
          <table:table-cell table:formula="of:=[.C172]/275" office:value-type="float" office:value="2.91939272727273" calcext:value-type="float">
            <text:p>2,91939272727273</text:p>
          </table:table-cell>
          <table:table-cell table:formula="of:=[.D172]/275" office:value-type="float" office:value="12.3157563636364" calcext:value-type="float">
            <text:p>12,3157563636364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810.833" calcext:value-type="float">
            <text:p>810,833</text:p>
          </table:table-cell>
          <table:table-cell office:value-type="float" office:value="3306.833" calcext:value-type="float">
            <text:p>3306,833</text:p>
          </table:table-cell>
          <table:table-cell office:value-type="float" office:value="8" calcext:value-type="float">
            <text:p>8</text:p>
          </table:table-cell>
          <table:table-cell table:formula="of:=[.E173]*24*60" office:value-type="float" office:value="11520" calcext:value-type="float">
            <text:p>11520</text:p>
          </table:table-cell>
          <table:table-cell table:formula="of:=[.C173]/275" office:value-type="float" office:value="2.94848363636364" calcext:value-type="float">
            <text:p>2,94848363636364</text:p>
          </table:table-cell>
          <table:table-cell table:formula="of:=[.D173]/275" office:value-type="float" office:value="12.0248472727273" calcext:value-type="float">
            <text:p>12,0248472727273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108.167" calcext:value-type="float">
            <text:p>1108,167</text:p>
          </table:table-cell>
          <table:table-cell office:value-type="float" office:value="3866.833" calcext:value-type="float">
            <text:p>3866,833</text:p>
          </table:table-cell>
          <table:table-cell office:value-type="float" office:value="9" calcext:value-type="float">
            <text:p>9</text:p>
          </table:table-cell>
          <table:table-cell table:formula="of:=[.E174]*24*60" office:value-type="float" office:value="12960" calcext:value-type="float">
            <text:p>12960</text:p>
          </table:table-cell>
          <table:table-cell table:formula="of:=[.C174]/275" office:value-type="float" office:value="4.02969818181818" calcext:value-type="float">
            <text:p>4,02969818181818</text:p>
          </table:table-cell>
          <table:table-cell table:formula="of:=[.D174]/275" office:value-type="float" office:value="14.0612109090909" calcext:value-type="float">
            <text:p>14,061210909090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118.833" calcext:value-type="float">
            <text:p>1118,833</text:p>
          </table:table-cell>
          <table:table-cell office:value-type="float" office:value="3832.167" calcext:value-type="float">
            <text:p>3832,167</text:p>
          </table:table-cell>
          <table:table-cell office:value-type="float" office:value="9" calcext:value-type="float">
            <text:p>9</text:p>
          </table:table-cell>
          <table:table-cell table:formula="of:=[.E175]*24*60" office:value-type="float" office:value="12960" calcext:value-type="float">
            <text:p>12960</text:p>
          </table:table-cell>
          <table:table-cell table:formula="of:=[.C175]/275" office:value-type="float" office:value="4.06848363636364" calcext:value-type="float">
            <text:p>4,06848363636364</text:p>
          </table:table-cell>
          <table:table-cell table:formula="of:=[.D175]/275" office:value-type="float" office:value="13.9351527272727" calcext:value-type="float">
            <text:p>13,9351527272727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142.833" calcext:value-type="float">
            <text:p>1142,833</text:p>
          </table:table-cell>
          <table:table-cell office:value-type="float" office:value="3797.5" calcext:value-type="float">
            <text:p>3797,5</text:p>
          </table:table-cell>
          <table:table-cell office:value-type="float" office:value="9" calcext:value-type="float">
            <text:p>9</text:p>
          </table:table-cell>
          <table:table-cell table:formula="of:=[.E176]*24*60" office:value-type="float" office:value="12960" calcext:value-type="float">
            <text:p>12960</text:p>
          </table:table-cell>
          <table:table-cell table:formula="of:=[.C176]/275" office:value-type="float" office:value="4.15575636363636" calcext:value-type="float">
            <text:p>4,15575636363636</text:p>
          </table:table-cell>
          <table:table-cell table:formula="of:=[.D176]/275" office:value-type="float" office:value="13.8090909090909" calcext:value-type="float">
            <text:p>13,8090909090909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113.5" calcext:value-type="float">
            <text:p>1113,5</text:p>
          </table:table-cell>
          <table:table-cell office:value-type="float" office:value="3785.5" calcext:value-type="float">
            <text:p>3785,5</text:p>
          </table:table-cell>
          <table:table-cell office:value-type="float" office:value="9" calcext:value-type="float">
            <text:p>9</text:p>
          </table:table-cell>
          <table:table-cell table:formula="of:=[.E177]*24*60" office:value-type="float" office:value="12960" calcext:value-type="float">
            <text:p>12960</text:p>
          </table:table-cell>
          <table:table-cell table:formula="of:=[.C177]/275" office:value-type="float" office:value="4.04909090909091" calcext:value-type="float">
            <text:p>4,04909090909091</text:p>
          </table:table-cell>
          <table:table-cell table:formula="of:=[.D177]/275" office:value-type="float" office:value="13.7654545454545" calcext:value-type="float">
            <text:p>13,7654545454545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158.833" calcext:value-type="float">
            <text:p>1158,833</text:p>
          </table:table-cell>
          <table:table-cell office:value-type="float" office:value="3716.167" calcext:value-type="float">
            <text:p>3716,167</text:p>
          </table:table-cell>
          <table:table-cell office:value-type="float" office:value="9" calcext:value-type="float">
            <text:p>9</text:p>
          </table:table-cell>
          <table:table-cell table:formula="of:=[.E178]*24*60" office:value-type="float" office:value="12960" calcext:value-type="float">
            <text:p>12960</text:p>
          </table:table-cell>
          <table:table-cell table:formula="of:=[.C178]/275" office:value-type="float" office:value="4.21393818181818" calcext:value-type="float">
            <text:p>4,21393818181818</text:p>
          </table:table-cell>
          <table:table-cell table:formula="of:=[.D178]/275" office:value-type="float" office:value="13.5133345454545" calcext:value-type="float">
            <text:p>13,513334545454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129.5" calcext:value-type="float">
            <text:p>1129,5</text:p>
          </table:table-cell>
          <table:table-cell office:value-type="float" office:value="3696.167" calcext:value-type="float">
            <text:p>3696,167</text:p>
          </table:table-cell>
          <table:table-cell office:value-type="float" office:value="9" calcext:value-type="float">
            <text:p>9</text:p>
          </table:table-cell>
          <table:table-cell table:formula="of:=[.E179]*24*60" office:value-type="float" office:value="12960" calcext:value-type="float">
            <text:p>12960</text:p>
          </table:table-cell>
          <table:table-cell table:formula="of:=[.C179]/275" office:value-type="float" office:value="4.10727272727273" calcext:value-type="float">
            <text:p>4,10727272727273</text:p>
          </table:table-cell>
          <table:table-cell table:formula="of:=[.D179]/275" office:value-type="float" office:value="13.4406072727273" calcext:value-type="float">
            <text:p>13,4406072727273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073.5" calcext:value-type="float">
            <text:p>1073,5</text:p>
          </table:table-cell>
          <table:table-cell office:value-type="float" office:value="3666.833" calcext:value-type="float">
            <text:p>3666,833</text:p>
          </table:table-cell>
          <table:table-cell office:value-type="float" office:value="9" calcext:value-type="float">
            <text:p>9</text:p>
          </table:table-cell>
          <table:table-cell table:formula="of:=[.E180]*24*60" office:value-type="float" office:value="12960" calcext:value-type="float">
            <text:p>12960</text:p>
          </table:table-cell>
          <table:table-cell table:formula="of:=[.C180]/275" office:value-type="float" office:value="3.90363636363636" calcext:value-type="float">
            <text:p>3,90363636363636</text:p>
          </table:table-cell>
          <table:table-cell table:formula="of:=[.D180]/275" office:value-type="float" office:value="13.3339381818182" calcext:value-type="float">
            <text:p>13,333938181818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040.167" calcext:value-type="float">
            <text:p>1040,167</text:p>
          </table:table-cell>
          <table:table-cell office:value-type="float" office:value="3660.167" calcext:value-type="float">
            <text:p>3660,167</text:p>
          </table:table-cell>
          <table:table-cell office:value-type="float" office:value="9" calcext:value-type="float">
            <text:p>9</text:p>
          </table:table-cell>
          <table:table-cell table:formula="of:=[.E181]*24*60" office:value-type="float" office:value="12960" calcext:value-type="float">
            <text:p>12960</text:p>
          </table:table-cell>
          <table:table-cell table:formula="of:=[.C181]/275" office:value-type="float" office:value="3.78242545454545" calcext:value-type="float">
            <text:p>3,78242545454545</text:p>
          </table:table-cell>
          <table:table-cell table:formula="of:=[.D181]/275" office:value-type="float" office:value="13.3096981818182" calcext:value-type="float">
            <text:p>13,3096981818182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073.5" calcext:value-type="float">
            <text:p>1073,5</text:p>
          </table:table-cell>
          <table:table-cell office:value-type="float" office:value="3625.5" calcext:value-type="float">
            <text:p>3625,5</text:p>
          </table:table-cell>
          <table:table-cell office:value-type="float" office:value="9" calcext:value-type="float">
            <text:p>9</text:p>
          </table:table-cell>
          <table:table-cell table:formula="of:=[.E182]*24*60" office:value-type="float" office:value="12960" calcext:value-type="float">
            <text:p>12960</text:p>
          </table:table-cell>
          <table:table-cell table:formula="of:=[.C182]/275" office:value-type="float" office:value="3.90363636363636" calcext:value-type="float">
            <text:p>3,90363636363636</text:p>
          </table:table-cell>
          <table:table-cell table:formula="of:=[.D182]/275" office:value-type="float" office:value="13.1836363636364" calcext:value-type="float">
            <text:p>13,1836363636364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049.5" calcext:value-type="float">
            <text:p>1049,5</text:p>
          </table:table-cell>
          <table:table-cell office:value-type="float" office:value="3592.167" calcext:value-type="float">
            <text:p>3592,167</text:p>
          </table:table-cell>
          <table:table-cell office:value-type="float" office:value="9" calcext:value-type="float">
            <text:p>9</text:p>
          </table:table-cell>
          <table:table-cell table:formula="of:=[.E183]*24*60" office:value-type="float" office:value="12960" calcext:value-type="float">
            <text:p>12960</text:p>
          </table:table-cell>
          <table:table-cell table:formula="of:=[.C183]/275" office:value-type="float" office:value="3.81636363636364" calcext:value-type="float">
            <text:p>3,81636363636364</text:p>
          </table:table-cell>
          <table:table-cell table:formula="of:=[.D183]/275" office:value-type="float" office:value="13.0624254545455" calcext:value-type="float">
            <text:p>13,0624254545455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996.167" calcext:value-type="float">
            <text:p>996,167</text:p>
          </table:table-cell>
          <table:table-cell office:value-type="float" office:value="3573.5" calcext:value-type="float">
            <text:p>3573,5</text:p>
          </table:table-cell>
          <table:table-cell office:value-type="float" office:value="9" calcext:value-type="float">
            <text:p>9</text:p>
          </table:table-cell>
          <table:table-cell table:formula="of:=[.E184]*24*60" office:value-type="float" office:value="12960" calcext:value-type="float">
            <text:p>12960</text:p>
          </table:table-cell>
          <table:table-cell table:formula="of:=[.C184]/275" office:value-type="float" office:value="3.62242545454546" calcext:value-type="float">
            <text:p>3,62242545454546</text:p>
          </table:table-cell>
          <table:table-cell table:formula="of:=[.D184]/275" office:value-type="float" office:value="12.9945454545455" calcext:value-type="float">
            <text:p>12,9945454545455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984.167" calcext:value-type="float">
            <text:p>984,167</text:p>
          </table:table-cell>
          <table:table-cell office:value-type="float" office:value="3521.5" calcext:value-type="float">
            <text:p>3521,5</text:p>
          </table:table-cell>
          <table:table-cell office:value-type="float" office:value="9" calcext:value-type="float">
            <text:p>9</text:p>
          </table:table-cell>
          <table:table-cell table:formula="of:=[.E185]*24*60" office:value-type="float" office:value="12960" calcext:value-type="float">
            <text:p>12960</text:p>
          </table:table-cell>
          <table:table-cell table:formula="of:=[.C185]/275" office:value-type="float" office:value="3.57878909090909" calcext:value-type="float">
            <text:p>3,57878909090909</text:p>
          </table:table-cell>
          <table:table-cell table:formula="of:=[.D185]/275" office:value-type="float" office:value="12.8054545454545" calcext:value-type="float">
            <text:p>12,8054545454545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968.167" calcext:value-type="float">
            <text:p>968,167</text:p>
          </table:table-cell>
          <table:table-cell office:value-type="float" office:value="3456.167" calcext:value-type="float">
            <text:p>3456,167</text:p>
          </table:table-cell>
          <table:table-cell office:value-type="float" office:value="9" calcext:value-type="float">
            <text:p>9</text:p>
          </table:table-cell>
          <table:table-cell table:formula="of:=[.E186]*24*60" office:value-type="float" office:value="12960" calcext:value-type="float">
            <text:p>12960</text:p>
          </table:table-cell>
          <table:table-cell table:formula="of:=[.C186]/275" office:value-type="float" office:value="3.52060727272727" calcext:value-type="float">
            <text:p>3,52060727272727</text:p>
          </table:table-cell>
          <table:table-cell table:formula="of:=[.D186]/275" office:value-type="float" office:value="12.56788" calcext:value-type="float">
            <text:p>12,56788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913.5" calcext:value-type="float">
            <text:p>913,5</text:p>
          </table:table-cell>
          <table:table-cell office:value-type="float" office:value="3421.5" calcext:value-type="float">
            <text:p>3421,5</text:p>
          </table:table-cell>
          <table:table-cell office:value-type="float" office:value="9" calcext:value-type="float">
            <text:p>9</text:p>
          </table:table-cell>
          <table:table-cell table:formula="of:=[.E187]*24*60" office:value-type="float" office:value="12960" calcext:value-type="float">
            <text:p>12960</text:p>
          </table:table-cell>
          <table:table-cell table:formula="of:=[.C187]/275" office:value-type="float" office:value="3.32181818181818" calcext:value-type="float">
            <text:p>3,32181818181818</text:p>
          </table:table-cell>
          <table:table-cell table:formula="of:=[.D187]/275" office:value-type="float" office:value="12.4418181818182" calcext:value-type="float">
            <text:p>12,441818181818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905.5" calcext:value-type="float">
            <text:p>905,5</text:p>
          </table:table-cell>
          <table:table-cell office:value-type="float" office:value="3385.5" calcext:value-type="float">
            <text:p>3385,5</text:p>
          </table:table-cell>
          <table:table-cell office:value-type="float" office:value="9" calcext:value-type="float">
            <text:p>9</text:p>
          </table:table-cell>
          <table:table-cell table:formula="of:=[.E188]*24*60" office:value-type="float" office:value="12960" calcext:value-type="float">
            <text:p>12960</text:p>
          </table:table-cell>
          <table:table-cell table:formula="of:=[.C188]/275" office:value-type="float" office:value="3.29272727272727" calcext:value-type="float">
            <text:p>3,29272727272727</text:p>
          </table:table-cell>
          <table:table-cell table:formula="of:=[.D188]/275" office:value-type="float" office:value="12.3109090909091" calcext:value-type="float">
            <text:p>12,3109090909091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918.833" calcext:value-type="float">
            <text:p>918,833</text:p>
          </table:table-cell>
          <table:table-cell office:value-type="float" office:value="3364.167" calcext:value-type="float">
            <text:p>3364,167</text:p>
          </table:table-cell>
          <table:table-cell office:value-type="float" office:value="9" calcext:value-type="float">
            <text:p>9</text:p>
          </table:table-cell>
          <table:table-cell table:formula="of:=[.E189]*24*60" office:value-type="float" office:value="12960" calcext:value-type="float">
            <text:p>12960</text:p>
          </table:table-cell>
          <table:table-cell table:formula="of:=[.C189]/275" office:value-type="float" office:value="3.34121090909091" calcext:value-type="float">
            <text:p>3,34121090909091</text:p>
          </table:table-cell>
          <table:table-cell table:formula="of:=[.D189]/275" office:value-type="float" office:value="12.2333345454545" calcext:value-type="float">
            <text:p>12,2333345454545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884.167" calcext:value-type="float">
            <text:p>884,167</text:p>
          </table:table-cell>
          <table:table-cell office:value-type="float" office:value="3342.833" calcext:value-type="float">
            <text:p>3342,833</text:p>
          </table:table-cell>
          <table:table-cell office:value-type="float" office:value="9" calcext:value-type="float">
            <text:p>9</text:p>
          </table:table-cell>
          <table:table-cell table:formula="of:=[.E190]*24*60" office:value-type="float" office:value="12960" calcext:value-type="float">
            <text:p>12960</text:p>
          </table:table-cell>
          <table:table-cell table:formula="of:=[.C190]/275" office:value-type="float" office:value="3.21515272727273" calcext:value-type="float">
            <text:p>3,21515272727273</text:p>
          </table:table-cell>
          <table:table-cell table:formula="of:=[.D190]/275" office:value-type="float" office:value="12.1557563636364" calcext:value-type="float">
            <text:p>12,1557563636364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798.833" calcext:value-type="float">
            <text:p>798,833</text:p>
          </table:table-cell>
          <table:table-cell office:value-type="float" office:value="3224.167" calcext:value-type="float">
            <text:p>3224,167</text:p>
          </table:table-cell>
          <table:table-cell office:value-type="float" office:value="9" calcext:value-type="float">
            <text:p>9</text:p>
          </table:table-cell>
          <table:table-cell table:formula="of:=[.E191]*24*60" office:value-type="float" office:value="12960" calcext:value-type="float">
            <text:p>12960</text:p>
          </table:table-cell>
          <table:table-cell table:formula="of:=[.C191]/275" office:value-type="float" office:value="2.90484727272727" calcext:value-type="float">
            <text:p>2,90484727272727</text:p>
          </table:table-cell>
          <table:table-cell table:formula="of:=[.D191]/275" office:value-type="float" office:value="11.7242436363636" calcext:value-type="float">
            <text:p>11,7242436363636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841.5" calcext:value-type="float">
            <text:p>841,5</text:p>
          </table:table-cell>
          <table:table-cell office:value-type="float" office:value="3229.5" calcext:value-type="float">
            <text:p>3229,5</text:p>
          </table:table-cell>
          <table:table-cell office:value-type="float" office:value="9" calcext:value-type="float">
            <text:p>9</text:p>
          </table:table-cell>
          <table:table-cell table:formula="of:=[.E192]*24*60" office:value-type="float" office:value="12960" calcext:value-type="float">
            <text:p>12960</text:p>
          </table:table-cell>
          <table:table-cell table:formula="of:=[.C192]/275" office:value-type="float" office:value="3.06" calcext:value-type="float">
            <text:p>3,06</text:p>
          </table:table-cell>
          <table:table-cell table:formula="of:=[.D192]/275" office:value-type="float" office:value="11.7436363636364" calcext:value-type="float">
            <text:p>11,7436363636364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850.833" calcext:value-type="float">
            <text:p>850,833</text:p>
          </table:table-cell>
          <table:table-cell office:value-type="float" office:value="3281.5" calcext:value-type="float">
            <text:p>3281,5</text:p>
          </table:table-cell>
          <table:table-cell office:value-type="float" office:value="9" calcext:value-type="float">
            <text:p>9</text:p>
          </table:table-cell>
          <table:table-cell table:formula="of:=[.E193]*24*60" office:value-type="float" office:value="12960" calcext:value-type="float">
            <text:p>12960</text:p>
          </table:table-cell>
          <table:table-cell table:formula="of:=[.C193]/275" office:value-type="float" office:value="3.09393818181818" calcext:value-type="float">
            <text:p>3,09393818181818</text:p>
          </table:table-cell>
          <table:table-cell table:formula="of:=[.D193]/275" office:value-type="float" office:value="11.9327272727273" calcext:value-type="float">
            <text:p>11,9327272727273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868.167" calcext:value-type="float">
            <text:p>868,167</text:p>
          </table:table-cell>
          <table:table-cell office:value-type="float" office:value="3334.833" calcext:value-type="float">
            <text:p>3334,833</text:p>
          </table:table-cell>
          <table:table-cell office:value-type="float" office:value="9" calcext:value-type="float">
            <text:p>9</text:p>
          </table:table-cell>
          <table:table-cell table:formula="of:=[.E194]*24*60" office:value-type="float" office:value="12960" calcext:value-type="float">
            <text:p>12960</text:p>
          </table:table-cell>
          <table:table-cell table:formula="of:=[.C194]/275" office:value-type="float" office:value="3.15697090909091" calcext:value-type="float">
            <text:p>3,15697090909091</text:p>
          </table:table-cell>
          <table:table-cell table:formula="of:=[.D194]/275" office:value-type="float" office:value="12.1266654545455" calcext:value-type="float">
            <text:p>12,1266654545455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808.167" calcext:value-type="float">
            <text:p>808,167</text:p>
          </table:table-cell>
          <table:table-cell office:value-type="float" office:value="3270.833" calcext:value-type="float">
            <text:p>3270,833</text:p>
          </table:table-cell>
          <table:table-cell office:value-type="float" office:value="9" calcext:value-type="float">
            <text:p>9</text:p>
          </table:table-cell>
          <table:table-cell table:formula="of:=[.E195]*24*60" office:value-type="float" office:value="12960" calcext:value-type="float">
            <text:p>12960</text:p>
          </table:table-cell>
          <table:table-cell table:formula="of:=[.C195]/275" office:value-type="float" office:value="2.93878909090909" calcext:value-type="float">
            <text:p>2,93878909090909</text:p>
          </table:table-cell>
          <table:table-cell table:formula="of:=[.D195]/275" office:value-type="float" office:value="11.8939381818182" calcext:value-type="float">
            <text:p>11,8939381818182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801.5" calcext:value-type="float">
            <text:p>801,5</text:p>
          </table:table-cell>
          <table:table-cell office:value-type="float" office:value="3328.167" calcext:value-type="float">
            <text:p>3328,167</text:p>
          </table:table-cell>
          <table:table-cell office:value-type="float" office:value="9" calcext:value-type="float">
            <text:p>9</text:p>
          </table:table-cell>
          <table:table-cell table:formula="of:=[.E196]*24*60" office:value-type="float" office:value="12960" calcext:value-type="float">
            <text:p>12960</text:p>
          </table:table-cell>
          <table:table-cell table:formula="of:=[.C196]/275" office:value-type="float" office:value="2.91454545454545" calcext:value-type="float">
            <text:p>2,91454545454545</text:p>
          </table:table-cell>
          <table:table-cell table:formula="of:=[.D196]/275" office:value-type="float" office:value="12.1024254545455" calcext:value-type="float">
            <text:p>12,102425454545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789.5" calcext:value-type="float">
            <text:p>789,5</text:p>
          </table:table-cell>
          <table:table-cell office:value-type="float" office:value="3420.167" calcext:value-type="float">
            <text:p>3420,167</text:p>
          </table:table-cell>
          <table:table-cell office:value-type="float" office:value="9" calcext:value-type="float">
            <text:p>9</text:p>
          </table:table-cell>
          <table:table-cell table:formula="of:=[.E197]*24*60" office:value-type="float" office:value="12960" calcext:value-type="float">
            <text:p>12960</text:p>
          </table:table-cell>
          <table:table-cell table:formula="of:=[.C197]/275" office:value-type="float" office:value="2.87090909090909" calcext:value-type="float">
            <text:p>2,87090909090909</text:p>
          </table:table-cell>
          <table:table-cell table:formula="of:=[.D197]/275" office:value-type="float" office:value="12.4369709090909" calcext:value-type="float">
            <text:p>12,4369709090909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790.833" calcext:value-type="float">
            <text:p>790,833</text:p>
          </table:table-cell>
          <table:table-cell office:value-type="float" office:value="3498.833" calcext:value-type="float">
            <text:p>3498,833</text:p>
          </table:table-cell>
          <table:table-cell office:value-type="float" office:value="9" calcext:value-type="float">
            <text:p>9</text:p>
          </table:table-cell>
          <table:table-cell table:formula="of:=[.E198]*24*60" office:value-type="float" office:value="12960" calcext:value-type="float">
            <text:p>12960</text:p>
          </table:table-cell>
          <table:table-cell table:formula="of:=[.C198]/275" office:value-type="float" office:value="2.87575636363636" calcext:value-type="float">
            <text:p>2,87575636363636</text:p>
          </table:table-cell>
          <table:table-cell table:formula="of:=[.D198]/275" office:value-type="float" office:value="12.7230290909091" calcext:value-type="float">
            <text:p>12,7230290909091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790.833" calcext:value-type="float">
            <text:p>790,833</text:p>
          </table:table-cell>
          <table:table-cell office:value-type="float" office:value="3574.833" calcext:value-type="float">
            <text:p>3574,833</text:p>
          </table:table-cell>
          <table:table-cell office:value-type="float" office:value="9" calcext:value-type="float">
            <text:p>9</text:p>
          </table:table-cell>
          <table:table-cell table:formula="of:=[.E199]*24*60" office:value-type="float" office:value="12960" calcext:value-type="float">
            <text:p>12960</text:p>
          </table:table-cell>
          <table:table-cell table:formula="of:=[.C199]/275" office:value-type="float" office:value="2.87575636363636" calcext:value-type="float">
            <text:p>2,87575636363636</text:p>
          </table:table-cell>
          <table:table-cell table:formula="of:=[.D199]/275" office:value-type="float" office:value="12.9993927272727" calcext:value-type="float">
            <text:p>12,9993927272727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784.167" calcext:value-type="float">
            <text:p>784,167</text:p>
          </table:table-cell>
          <table:table-cell office:value-type="float" office:value="3632.167" calcext:value-type="float">
            <text:p>3632,167</text:p>
          </table:table-cell>
          <table:table-cell office:value-type="float" office:value="9" calcext:value-type="float">
            <text:p>9</text:p>
          </table:table-cell>
          <table:table-cell table:formula="of:=[.E200]*24*60" office:value-type="float" office:value="12960" calcext:value-type="float">
            <text:p>12960</text:p>
          </table:table-cell>
          <table:table-cell table:formula="of:=[.C200]/275" office:value-type="float" office:value="2.85151636363636" calcext:value-type="float">
            <text:p>2,85151636363636</text:p>
          </table:table-cell>
          <table:table-cell table:formula="of:=[.D200]/275" office:value-type="float" office:value="13.20788" calcext:value-type="float">
            <text:p>13,2078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90.833" calcext:value-type="float">
            <text:p>790,833</text:p>
          </table:table-cell>
          <table:table-cell office:value-type="float" office:value="3724.167" calcext:value-type="float">
            <text:p>3724,167</text:p>
          </table:table-cell>
          <table:table-cell office:value-type="float" office:value="9" calcext:value-type="float">
            <text:p>9</text:p>
          </table:table-cell>
          <table:table-cell table:formula="of:=[.E201]*24*60" office:value-type="float" office:value="12960" calcext:value-type="float">
            <text:p>12960</text:p>
          </table:table-cell>
          <table:table-cell table:formula="of:=[.C201]/275" office:value-type="float" office:value="2.87575636363636" calcext:value-type="float">
            <text:p>2,87575636363636</text:p>
          </table:table-cell>
          <table:table-cell table:formula="of:=[.D201]/275" office:value-type="float" office:value="13.5424254545455" calcext:value-type="float">
            <text:p>13,5424254545455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790.833" calcext:value-type="float">
            <text:p>790,833</text:p>
          </table:table-cell>
          <table:table-cell office:value-type="float" office:value="3805.5" calcext:value-type="float">
            <text:p>3805,5</text:p>
          </table:table-cell>
          <table:table-cell office:value-type="float" office:value="9" calcext:value-type="float">
            <text:p>9</text:p>
          </table:table-cell>
          <table:table-cell table:formula="of:=[.E202]*24*60" office:value-type="float" office:value="12960" calcext:value-type="float">
            <text:p>12960</text:p>
          </table:table-cell>
          <table:table-cell table:formula="of:=[.C202]/275" office:value-type="float" office:value="2.87575636363636" calcext:value-type="float">
            <text:p>2,87575636363636</text:p>
          </table:table-cell>
          <table:table-cell table:formula="of:=[.D202]/275" office:value-type="float" office:value="13.8381818181818" calcext:value-type="float">
            <text:p>13,838181818181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801.5" calcext:value-type="float">
            <text:p>801,5</text:p>
          </table:table-cell>
          <table:table-cell office:value-type="float" office:value="3230.833" calcext:value-type="float">
            <text:p>3230,833</text:p>
          </table:table-cell>
          <table:table-cell office:value-type="float" office:value="10" calcext:value-type="float">
            <text:p>10</text:p>
          </table:table-cell>
          <table:table-cell table:formula="of:=[.E203]*24*60" office:value-type="float" office:value="14400" calcext:value-type="float">
            <text:p>14400</text:p>
          </table:table-cell>
          <table:table-cell table:formula="of:=[.C203]/275" office:value-type="float" office:value="2.91454545454545" calcext:value-type="float">
            <text:p>2,91454545454545</text:p>
          </table:table-cell>
          <table:table-cell table:formula="of:=[.D203]/275" office:value-type="float" office:value="11.7484836363636" calcext:value-type="float">
            <text:p>11,748483636363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838.833" calcext:value-type="float">
            <text:p>838,833</text:p>
          </table:table-cell>
          <table:table-cell office:value-type="float" office:value="3240.167" calcext:value-type="float">
            <text:p>3240,167</text:p>
          </table:table-cell>
          <table:table-cell office:value-type="float" office:value="10" calcext:value-type="float">
            <text:p>10</text:p>
          </table:table-cell>
          <table:table-cell table:formula="of:=[.E204]*24*60" office:value-type="float" office:value="14400" calcext:value-type="float">
            <text:p>14400</text:p>
          </table:table-cell>
          <table:table-cell table:formula="of:=[.C204]/275" office:value-type="float" office:value="3.05030181818182" calcext:value-type="float">
            <text:p>3,05030181818182</text:p>
          </table:table-cell>
          <table:table-cell table:formula="of:=[.D204]/275" office:value-type="float" office:value="11.7824254545455" calcext:value-type="float">
            <text:p>11,7824254545455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845.5" calcext:value-type="float">
            <text:p>845,5</text:p>
          </table:table-cell>
          <table:table-cell office:value-type="float" office:value="3290.833" calcext:value-type="float">
            <text:p>3290,833</text:p>
          </table:table-cell>
          <table:table-cell office:value-type="float" office:value="10" calcext:value-type="float">
            <text:p>10</text:p>
          </table:table-cell>
          <table:table-cell table:formula="of:=[.E205]*24*60" office:value-type="float" office:value="14400" calcext:value-type="float">
            <text:p>14400</text:p>
          </table:table-cell>
          <table:table-cell table:formula="of:=[.C205]/275" office:value-type="float" office:value="3.07454545454545" calcext:value-type="float">
            <text:p>3,07454545454545</text:p>
          </table:table-cell>
          <table:table-cell table:formula="of:=[.D205]/275" office:value-type="float" office:value="11.9666654545455" calcext:value-type="float">
            <text:p>11,9666654545455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844.167" calcext:value-type="float">
            <text:p>844,167</text:p>
          </table:table-cell>
          <table:table-cell office:value-type="float" office:value="3326.833" calcext:value-type="float">
            <text:p>3326,833</text:p>
          </table:table-cell>
          <table:table-cell office:value-type="float" office:value="10" calcext:value-type="float">
            <text:p>10</text:p>
          </table:table-cell>
          <table:table-cell table:formula="of:=[.E206]*24*60" office:value-type="float" office:value="14400" calcext:value-type="float">
            <text:p>14400</text:p>
          </table:table-cell>
          <table:table-cell table:formula="of:=[.C206]/275" office:value-type="float" office:value="3.06969818181818" calcext:value-type="float">
            <text:p>3,06969818181818</text:p>
          </table:table-cell>
          <table:table-cell table:formula="of:=[.D206]/275" office:value-type="float" office:value="12.0975745454545" calcext:value-type="float">
            <text:p>12,097574545454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892.167" calcext:value-type="float">
            <text:p>892,167</text:p>
          </table:table-cell>
          <table:table-cell office:value-type="float" office:value="3348.167" calcext:value-type="float">
            <text:p>3348,167</text:p>
          </table:table-cell>
          <table:table-cell office:value-type="float" office:value="10" calcext:value-type="float">
            <text:p>10</text:p>
          </table:table-cell>
          <table:table-cell table:formula="of:=[.E207]*24*60" office:value-type="float" office:value="14400" calcext:value-type="float">
            <text:p>14400</text:p>
          </table:table-cell>
          <table:table-cell table:formula="of:=[.C207]/275" office:value-type="float" office:value="3.24424363636364" calcext:value-type="float">
            <text:p>3,24424363636364</text:p>
          </table:table-cell>
          <table:table-cell table:formula="of:=[.D207]/275" office:value-type="float" office:value="12.1751527272727" calcext:value-type="float">
            <text:p>12,1751527272727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918.833" calcext:value-type="float">
            <text:p>918,833</text:p>
          </table:table-cell>
          <table:table-cell office:value-type="float" office:value="3376.167" calcext:value-type="float">
            <text:p>3376,167</text:p>
          </table:table-cell>
          <table:table-cell office:value-type="float" office:value="10" calcext:value-type="float">
            <text:p>10</text:p>
          </table:table-cell>
          <table:table-cell table:formula="of:=[.E208]*24*60" office:value-type="float" office:value="14400" calcext:value-type="float">
            <text:p>14400</text:p>
          </table:table-cell>
          <table:table-cell table:formula="of:=[.C208]/275" office:value-type="float" office:value="3.34121090909091" calcext:value-type="float">
            <text:p>3,34121090909091</text:p>
          </table:table-cell>
          <table:table-cell table:formula="of:=[.D208]/275" office:value-type="float" office:value="12.2769709090909" calcext:value-type="float">
            <text:p>12,276970909090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914.833" calcext:value-type="float">
            <text:p>914,833</text:p>
          </table:table-cell>
          <table:table-cell office:value-type="float" office:value="3401.5" calcext:value-type="float">
            <text:p>3401,5</text:p>
          </table:table-cell>
          <table:table-cell office:value-type="float" office:value="10" calcext:value-type="float">
            <text:p>10</text:p>
          </table:table-cell>
          <table:table-cell table:formula="of:=[.E209]*24*60" office:value-type="float" office:value="14400" calcext:value-type="float">
            <text:p>14400</text:p>
          </table:table-cell>
          <table:table-cell table:formula="of:=[.C209]/275" office:value-type="float" office:value="3.32666545454545" calcext:value-type="float">
            <text:p>3,32666545454545</text:p>
          </table:table-cell>
          <table:table-cell table:formula="of:=[.D209]/275" office:value-type="float" office:value="12.3690909090909" calcext:value-type="float">
            <text:p>12,3690909090909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937.5" calcext:value-type="float">
            <text:p>937,5</text:p>
          </table:table-cell>
          <table:table-cell office:value-type="float" office:value="3433.5" calcext:value-type="float">
            <text:p>3433,5</text:p>
          </table:table-cell>
          <table:table-cell office:value-type="float" office:value="10" calcext:value-type="float">
            <text:p>10</text:p>
          </table:table-cell>
          <table:table-cell table:formula="of:=[.E210]*24*60" office:value-type="float" office:value="14400" calcext:value-type="float">
            <text:p>14400</text:p>
          </table:table-cell>
          <table:table-cell table:formula="of:=[.C210]/275" office:value-type="float" office:value="3.40909090909091" calcext:value-type="float">
            <text:p>3,40909090909091</text:p>
          </table:table-cell>
          <table:table-cell table:formula="of:=[.D210]/275" office:value-type="float" office:value="12.4854545454545" calcext:value-type="float">
            <text:p>12,485454545454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977.5" calcext:value-type="float">
            <text:p>977,5</text:p>
          </table:table-cell>
          <table:table-cell office:value-type="float" office:value="3461.5" calcext:value-type="float">
            <text:p>3461,5</text:p>
          </table:table-cell>
          <table:table-cell office:value-type="float" office:value="10" calcext:value-type="float">
            <text:p>10</text:p>
          </table:table-cell>
          <table:table-cell table:formula="of:=[.E211]*24*60" office:value-type="float" office:value="14400" calcext:value-type="float">
            <text:p>14400</text:p>
          </table:table-cell>
          <table:table-cell table:formula="of:=[.C211]/275" office:value-type="float" office:value="3.55454545454545" calcext:value-type="float">
            <text:p>3,55454545454545</text:p>
          </table:table-cell>
          <table:table-cell table:formula="of:=[.D211]/275" office:value-type="float" office:value="12.5872727272727" calcext:value-type="float">
            <text:p>12,587272727272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994.833" calcext:value-type="float">
            <text:p>994,833</text:p>
          </table:table-cell>
          <table:table-cell office:value-type="float" office:value="3498.833" calcext:value-type="float">
            <text:p>3498,833</text:p>
          </table:table-cell>
          <table:table-cell office:value-type="float" office:value="10" calcext:value-type="float">
            <text:p>10</text:p>
          </table:table-cell>
          <table:table-cell table:formula="of:=[.E212]*24*60" office:value-type="float" office:value="14400" calcext:value-type="float">
            <text:p>14400</text:p>
          </table:table-cell>
          <table:table-cell table:formula="of:=[.C212]/275" office:value-type="float" office:value="3.61757454545455" calcext:value-type="float">
            <text:p>3,61757454545455</text:p>
          </table:table-cell>
          <table:table-cell table:formula="of:=[.D212]/275" office:value-type="float" office:value="12.7230290909091" calcext:value-type="float">
            <text:p>12,7230290909091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025.5" calcext:value-type="float">
            <text:p>1025,5</text:p>
          </table:table-cell>
          <table:table-cell office:value-type="float" office:value="3528.167" calcext:value-type="float">
            <text:p>3528,167</text:p>
          </table:table-cell>
          <table:table-cell office:value-type="float" office:value="10" calcext:value-type="float">
            <text:p>10</text:p>
          </table:table-cell>
          <table:table-cell table:formula="of:=[.E213]*24*60" office:value-type="float" office:value="14400" calcext:value-type="float">
            <text:p>14400</text:p>
          </table:table-cell>
          <table:table-cell table:formula="of:=[.C213]/275" office:value-type="float" office:value="3.72909090909091" calcext:value-type="float">
            <text:p>3,72909090909091</text:p>
          </table:table-cell>
          <table:table-cell table:formula="of:=[.D213]/275" office:value-type="float" office:value="12.8296981818182" calcext:value-type="float">
            <text:p>12,829698181818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010.833" calcext:value-type="float">
            <text:p>1010,833</text:p>
          </table:table-cell>
          <table:table-cell office:value-type="float" office:value="3554.833" calcext:value-type="float">
            <text:p>3554,833</text:p>
          </table:table-cell>
          <table:table-cell office:value-type="float" office:value="10" calcext:value-type="float">
            <text:p>10</text:p>
          </table:table-cell>
          <table:table-cell table:formula="of:=[.E214]*24*60" office:value-type="float" office:value="14400" calcext:value-type="float">
            <text:p>14400</text:p>
          </table:table-cell>
          <table:table-cell table:formula="of:=[.C214]/275" office:value-type="float" office:value="3.67575636363636" calcext:value-type="float">
            <text:p>3,67575636363636</text:p>
          </table:table-cell>
          <table:table-cell table:formula="of:=[.D214]/275" office:value-type="float" office:value="12.9266654545455" calcext:value-type="float">
            <text:p>12,9266654545455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053.5" calcext:value-type="float">
            <text:p>1053,5</text:p>
          </table:table-cell>
          <table:table-cell office:value-type="float" office:value="3569.5" calcext:value-type="float">
            <text:p>3569,5</text:p>
          </table:table-cell>
          <table:table-cell office:value-type="float" office:value="10" calcext:value-type="float">
            <text:p>10</text:p>
          </table:table-cell>
          <table:table-cell table:formula="of:=[.E215]*24*60" office:value-type="float" office:value="14400" calcext:value-type="float">
            <text:p>14400</text:p>
          </table:table-cell>
          <table:table-cell table:formula="of:=[.C215]/275" office:value-type="float" office:value="3.83090909090909" calcext:value-type="float">
            <text:p>3,83090909090909</text:p>
          </table:table-cell>
          <table:table-cell table:formula="of:=[.D215]/275" office:value-type="float" office:value="12.98" calcext:value-type="float">
            <text:p>12,9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081.5" calcext:value-type="float">
            <text:p>1081,5</text:p>
          </table:table-cell>
          <table:table-cell office:value-type="float" office:value="3566.833" calcext:value-type="float">
            <text:p>3566,833</text:p>
          </table:table-cell>
          <table:table-cell office:value-type="float" office:value="10" calcext:value-type="float">
            <text:p>10</text:p>
          </table:table-cell>
          <table:table-cell table:formula="of:=[.E216]*24*60" office:value-type="float" office:value="14400" calcext:value-type="float">
            <text:p>14400</text:p>
          </table:table-cell>
          <table:table-cell table:formula="of:=[.C216]/275" office:value-type="float" office:value="3.93272727272727" calcext:value-type="float">
            <text:p>3,93272727272727</text:p>
          </table:table-cell>
          <table:table-cell table:formula="of:=[.D216]/275" office:value-type="float" office:value="12.9703018181818" calcext:value-type="float">
            <text:p>12,9703018181818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090.833" calcext:value-type="float">
            <text:p>1090,833</text:p>
          </table:table-cell>
          <table:table-cell office:value-type="float" office:value="3609.5" calcext:value-type="float">
            <text:p>3609,5</text:p>
          </table:table-cell>
          <table:table-cell office:value-type="float" office:value="10" calcext:value-type="float">
            <text:p>10</text:p>
          </table:table-cell>
          <table:table-cell table:formula="of:=[.E217]*24*60" office:value-type="float" office:value="14400" calcext:value-type="float">
            <text:p>14400</text:p>
          </table:table-cell>
          <table:table-cell table:formula="of:=[.C217]/275" office:value-type="float" office:value="3.96666545454546" calcext:value-type="float">
            <text:p>3,96666545454546</text:p>
          </table:table-cell>
          <table:table-cell table:formula="of:=[.D217]/275" office:value-type="float" office:value="13.1254545454545" calcext:value-type="float">
            <text:p>13,1254545454545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060.167" calcext:value-type="float">
            <text:p>1060,167</text:p>
          </table:table-cell>
          <table:table-cell office:value-type="float" office:value="3646.833" calcext:value-type="float">
            <text:p>3646,833</text:p>
          </table:table-cell>
          <table:table-cell office:value-type="float" office:value="10" calcext:value-type="float">
            <text:p>10</text:p>
          </table:table-cell>
          <table:table-cell table:formula="of:=[.E218]*24*60" office:value-type="float" office:value="14400" calcext:value-type="float">
            <text:p>14400</text:p>
          </table:table-cell>
          <table:table-cell table:formula="of:=[.C218]/275" office:value-type="float" office:value="3.85515272727273" calcext:value-type="float">
            <text:p>3,85515272727273</text:p>
          </table:table-cell>
          <table:table-cell table:formula="of:=[.D218]/275" office:value-type="float" office:value="13.2612109090909" calcext:value-type="float">
            <text:p>13,261210909090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117.5" calcext:value-type="float">
            <text:p>1117,5</text:p>
          </table:table-cell>
          <table:table-cell office:value-type="float" office:value="3673.5" calcext:value-type="float">
            <text:p>3673,5</text:p>
          </table:table-cell>
          <table:table-cell office:value-type="float" office:value="10" calcext:value-type="float">
            <text:p>10</text:p>
          </table:table-cell>
          <table:table-cell table:formula="of:=[.E219]*24*60" office:value-type="float" office:value="14400" calcext:value-type="float">
            <text:p>14400</text:p>
          </table:table-cell>
          <table:table-cell table:formula="of:=[.C219]/275" office:value-type="float" office:value="4.06363636363636" calcext:value-type="float">
            <text:p>4,06363636363636</text:p>
          </table:table-cell>
          <table:table-cell table:formula="of:=[.D219]/275" office:value-type="float" office:value="13.3581818181818" calcext:value-type="float">
            <text:p>13,358181818181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137.5" calcext:value-type="float">
            <text:p>1137,5</text:p>
          </table:table-cell>
          <table:table-cell office:value-type="float" office:value="3650.833" calcext:value-type="float">
            <text:p>3650,833</text:p>
          </table:table-cell>
          <table:table-cell office:value-type="float" office:value="10" calcext:value-type="float">
            <text:p>10</text:p>
          </table:table-cell>
          <table:table-cell table:formula="of:=[.E220]*24*60" office:value-type="float" office:value="14400" calcext:value-type="float">
            <text:p>14400</text:p>
          </table:table-cell>
          <table:table-cell table:formula="of:=[.C220]/275" office:value-type="float" office:value="4.13636363636364" calcext:value-type="float">
            <text:p>4,13636363636364</text:p>
          </table:table-cell>
          <table:table-cell table:formula="of:=[.D220]/275" office:value-type="float" office:value="13.2757563636364" calcext:value-type="float">
            <text:p>13,2757563636364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161.5" calcext:value-type="float">
            <text:p>1161,5</text:p>
          </table:table-cell>
          <table:table-cell office:value-type="float" office:value="3698.833" calcext:value-type="float">
            <text:p>3698,833</text:p>
          </table:table-cell>
          <table:table-cell office:value-type="float" office:value="10" calcext:value-type="float">
            <text:p>10</text:p>
          </table:table-cell>
          <table:table-cell table:formula="of:=[.E221]*24*60" office:value-type="float" office:value="14400" calcext:value-type="float">
            <text:p>14400</text:p>
          </table:table-cell>
          <table:table-cell table:formula="of:=[.C221]/275" office:value-type="float" office:value="4.22363636363636" calcext:value-type="float">
            <text:p>4,22363636363636</text:p>
          </table:table-cell>
          <table:table-cell table:formula="of:=[.D221]/275" office:value-type="float" office:value="13.4503018181818" calcext:value-type="float">
            <text:p>13,4503018181818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168.167" calcext:value-type="float">
            <text:p>1168,167</text:p>
          </table:table-cell>
          <table:table-cell office:value-type="float" office:value="3725.5" calcext:value-type="float">
            <text:p>3725,5</text:p>
          </table:table-cell>
          <table:table-cell office:value-type="float" office:value="10" calcext:value-type="float">
            <text:p>10</text:p>
          </table:table-cell>
          <table:table-cell table:formula="of:=[.E222]*24*60" office:value-type="float" office:value="14400" calcext:value-type="float">
            <text:p>14400</text:p>
          </table:table-cell>
          <table:table-cell table:formula="of:=[.C222]/275" office:value-type="float" office:value="4.24788" calcext:value-type="float">
            <text:p>4,24788</text:p>
          </table:table-cell>
          <table:table-cell table:formula="of:=[.D222]/275" office:value-type="float" office:value="13.5472727272727" calcext:value-type="float">
            <text:p>13,547272727272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141.5" calcext:value-type="float">
            <text:p>1141,5</text:p>
          </table:table-cell>
          <table:table-cell office:value-type="float" office:value="3760.167" calcext:value-type="float">
            <text:p>3760,167</text:p>
          </table:table-cell>
          <table:table-cell office:value-type="float" office:value="10" calcext:value-type="float">
            <text:p>10</text:p>
          </table:table-cell>
          <table:table-cell table:formula="of:=[.E223]*24*60" office:value-type="float" office:value="14400" calcext:value-type="float">
            <text:p>14400</text:p>
          </table:table-cell>
          <table:table-cell table:formula="of:=[.C223]/275" office:value-type="float" office:value="4.15090909090909" calcext:value-type="float">
            <text:p>4,15090909090909</text:p>
          </table:table-cell>
          <table:table-cell table:formula="of:=[.D223]/275" office:value-type="float" office:value="13.6733345454545" calcext:value-type="float">
            <text:p>13,6733345454545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124.167" calcext:value-type="float">
            <text:p>1124,167</text:p>
          </table:table-cell>
          <table:table-cell office:value-type="float" office:value="3780.167" calcext:value-type="float">
            <text:p>3780,167</text:p>
          </table:table-cell>
          <table:table-cell office:value-type="float" office:value="10" calcext:value-type="float">
            <text:p>10</text:p>
          </table:table-cell>
          <table:table-cell table:formula="of:=[.E224]*24*60" office:value-type="float" office:value="14400" calcext:value-type="float">
            <text:p>14400</text:p>
          </table:table-cell>
          <table:table-cell table:formula="of:=[.C224]/275" office:value-type="float" office:value="4.08788" calcext:value-type="float">
            <text:p>4,08788</text:p>
          </table:table-cell>
          <table:table-cell table:formula="of:=[.D224]/275" office:value-type="float" office:value="13.7460618181818" calcext:value-type="float">
            <text:p>13,7460618181818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156.167" calcext:value-type="float">
            <text:p>1156,167</text:p>
          </table:table-cell>
          <table:table-cell office:value-type="float" office:value="3788.167" calcext:value-type="float">
            <text:p>3788,167</text:p>
          </table:table-cell>
          <table:table-cell office:value-type="float" office:value="10" calcext:value-type="float">
            <text:p>10</text:p>
          </table:table-cell>
          <table:table-cell table:formula="of:=[.E225]*24*60" office:value-type="float" office:value="14400" calcext:value-type="float">
            <text:p>14400</text:p>
          </table:table-cell>
          <table:table-cell table:formula="of:=[.C225]/275" office:value-type="float" office:value="4.20424363636364" calcext:value-type="float">
            <text:p>4,20424363636364</text:p>
          </table:table-cell>
          <table:table-cell table:formula="of:=[.D225]/275" office:value-type="float" office:value="13.7751527272727" calcext:value-type="float">
            <text:p>13,7751527272727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125.5" calcext:value-type="float">
            <text:p>1125,5</text:p>
          </table:table-cell>
          <table:table-cell office:value-type="float" office:value="3816.167" calcext:value-type="float">
            <text:p>3816,167</text:p>
          </table:table-cell>
          <table:table-cell office:value-type="float" office:value="10" calcext:value-type="float">
            <text:p>10</text:p>
          </table:table-cell>
          <table:table-cell table:formula="of:=[.E226]*24*60" office:value-type="float" office:value="14400" calcext:value-type="float">
            <text:p>14400</text:p>
          </table:table-cell>
          <table:table-cell table:formula="of:=[.C226]/275" office:value-type="float" office:value="4.09272727272727" calcext:value-type="float">
            <text:p>4,09272727272727</text:p>
          </table:table-cell>
          <table:table-cell table:formula="of:=[.D226]/275" office:value-type="float" office:value="13.8769709090909" calcext:value-type="float">
            <text:p>13,8769709090909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114.833" calcext:value-type="float">
            <text:p>1114,833</text:p>
          </table:table-cell>
          <table:table-cell office:value-type="float" office:value="3854.833" calcext:value-type="float">
            <text:p>3854,833</text:p>
          </table:table-cell>
          <table:table-cell office:value-type="float" office:value="10" calcext:value-type="float">
            <text:p>10</text:p>
          </table:table-cell>
          <table:table-cell table:formula="of:=[.E227]*24*60" office:value-type="float" office:value="14400" calcext:value-type="float">
            <text:p>14400</text:p>
          </table:table-cell>
          <table:table-cell table:formula="of:=[.C227]/275" office:value-type="float" office:value="4.05393818181818" calcext:value-type="float">
            <text:p>4,05393818181818</text:p>
          </table:table-cell>
          <table:table-cell table:formula="of:=[.D227]/275" office:value-type="float" office:value="14.0175745454545" calcext:value-type="float">
            <text:p>14,0175745454545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809.5" calcext:value-type="float">
            <text:p>809,5</text:p>
          </table:table-cell>
          <table:table-cell office:value-type="float" office:value="3305.5" calcext:value-type="float">
            <text:p>3305,5</text:p>
          </table:table-cell>
          <table:table-cell office:value-type="float" office:value="10" calcext:value-type="float">
            <text:p>10</text:p>
          </table:table-cell>
          <table:table-cell table:formula="of:=[.E228]*24*60" office:value-type="float" office:value="14400" calcext:value-type="float">
            <text:p>14400</text:p>
          </table:table-cell>
          <table:table-cell table:formula="of:=[.C228]/275" office:value-type="float" office:value="2.94363636363636" calcext:value-type="float">
            <text:p>2,94363636363636</text:p>
          </table:table-cell>
          <table:table-cell table:formula="of:=[.D228]/275" office:value-type="float" office:value="12.02" calcext:value-type="float">
            <text:p>12,02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792.167" calcext:value-type="float">
            <text:p>792,167</text:p>
          </table:table-cell>
          <table:table-cell office:value-type="float" office:value="3362.833" calcext:value-type="float">
            <text:p>3362,833</text:p>
          </table:table-cell>
          <table:table-cell office:value-type="float" office:value="10" calcext:value-type="float">
            <text:p>10</text:p>
          </table:table-cell>
          <table:table-cell table:formula="of:=[.E229]*24*60" office:value-type="float" office:value="14400" calcext:value-type="float">
            <text:p>14400</text:p>
          </table:table-cell>
          <table:table-cell table:formula="of:=[.C229]/275" office:value-type="float" office:value="2.88060727272727" calcext:value-type="float">
            <text:p>2,88060727272727</text:p>
          </table:table-cell>
          <table:table-cell table:formula="of:=[.D229]/275" office:value-type="float" office:value="12.2284836363636" calcext:value-type="float">
            <text:p>12,228483636363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785.5" calcext:value-type="float">
            <text:p>785,5</text:p>
          </table:table-cell>
          <table:table-cell office:value-type="float" office:value="3442.833" calcext:value-type="float">
            <text:p>3442,833</text:p>
          </table:table-cell>
          <table:table-cell office:value-type="float" office:value="10" calcext:value-type="float">
            <text:p>10</text:p>
          </table:table-cell>
          <table:table-cell table:formula="of:=[.E230]*24*60" office:value-type="float" office:value="14400" calcext:value-type="float">
            <text:p>14400</text:p>
          </table:table-cell>
          <table:table-cell table:formula="of:=[.C230]/275" office:value-type="float" office:value="2.85636363636364" calcext:value-type="float">
            <text:p>2,85636363636364</text:p>
          </table:table-cell>
          <table:table-cell table:formula="of:=[.D230]/275" office:value-type="float" office:value="12.5193927272727" calcext:value-type="float">
            <text:p>12,5193927272727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781.5" calcext:value-type="float">
            <text:p>781,5</text:p>
          </table:table-cell>
          <table:table-cell office:value-type="float" office:value="3509.5" calcext:value-type="float">
            <text:p>3509,5</text:p>
          </table:table-cell>
          <table:table-cell office:value-type="float" office:value="10" calcext:value-type="float">
            <text:p>10</text:p>
          </table:table-cell>
          <table:table-cell table:formula="of:=[.E231]*24*60" office:value-type="float" office:value="14400" calcext:value-type="float">
            <text:p>14400</text:p>
          </table:table-cell>
          <table:table-cell table:formula="of:=[.C231]/275" office:value-type="float" office:value="2.84181818181818" calcext:value-type="float">
            <text:p>2,84181818181818</text:p>
          </table:table-cell>
          <table:table-cell table:formula="of:=[.D231]/275" office:value-type="float" office:value="12.7618181818182" calcext:value-type="float">
            <text:p>12,7618181818182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784.167" calcext:value-type="float">
            <text:p>784,167</text:p>
          </table:table-cell>
          <table:table-cell office:value-type="float" office:value="3585.5" calcext:value-type="float">
            <text:p>3585,5</text:p>
          </table:table-cell>
          <table:table-cell office:value-type="float" office:value="10" calcext:value-type="float">
            <text:p>10</text:p>
          </table:table-cell>
          <table:table-cell table:formula="of:=[.E232]*24*60" office:value-type="float" office:value="14400" calcext:value-type="float">
            <text:p>14400</text:p>
          </table:table-cell>
          <table:table-cell table:formula="of:=[.C232]/275" office:value-type="float" office:value="2.85151636363636" calcext:value-type="float">
            <text:p>2,85151636363636</text:p>
          </table:table-cell>
          <table:table-cell table:formula="of:=[.D232]/275" office:value-type="float" office:value="13.0381818181818" calcext:value-type="float">
            <text:p>13,0381818181818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782.833" calcext:value-type="float">
            <text:p>782,833</text:p>
          </table:table-cell>
          <table:table-cell office:value-type="float" office:value="3648.167" calcext:value-type="float">
            <text:p>3648,167</text:p>
          </table:table-cell>
          <table:table-cell office:value-type="float" office:value="10" calcext:value-type="float">
            <text:p>10</text:p>
          </table:table-cell>
          <table:table-cell table:formula="of:=[.E233]*24*60" office:value-type="float" office:value="14400" calcext:value-type="float">
            <text:p>14400</text:p>
          </table:table-cell>
          <table:table-cell table:formula="of:=[.C233]/275" office:value-type="float" office:value="2.84666545454545" calcext:value-type="float">
            <text:p>2,84666545454545</text:p>
          </table:table-cell>
          <table:table-cell table:formula="of:=[.D233]/275" office:value-type="float" office:value="13.2660618181818" calcext:value-type="float">
            <text:p>13,2660618181818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786.833" calcext:value-type="float">
            <text:p>786,833</text:p>
          </table:table-cell>
          <table:table-cell office:value-type="float" office:value="3736.167" calcext:value-type="float">
            <text:p>3736,167</text:p>
          </table:table-cell>
          <table:table-cell office:value-type="float" office:value="10" calcext:value-type="float">
            <text:p>10</text:p>
          </table:table-cell>
          <table:table-cell table:formula="of:=[.E234]*24*60" office:value-type="float" office:value="14400" calcext:value-type="float">
            <text:p>14400</text:p>
          </table:table-cell>
          <table:table-cell table:formula="of:=[.C234]/275" office:value-type="float" office:value="2.86121090909091" calcext:value-type="float">
            <text:p>2,86121090909091</text:p>
          </table:table-cell>
          <table:table-cell table:formula="of:=[.D234]/275" office:value-type="float" office:value="13.5860618181818" calcext:value-type="float">
            <text:p>13,586061818181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773.5" calcext:value-type="float">
            <text:p>773,5</text:p>
          </table:table-cell>
          <table:table-cell office:value-type="float" office:value="3806.833" calcext:value-type="float">
            <text:p>3806,833</text:p>
          </table:table-cell>
          <table:table-cell office:value-type="float" office:value="10" calcext:value-type="float">
            <text:p>10</text:p>
          </table:table-cell>
          <table:table-cell table:formula="of:=[.E235]*24*60" office:value-type="float" office:value="14400" calcext:value-type="float">
            <text:p>14400</text:p>
          </table:table-cell>
          <table:table-cell table:formula="of:=[.C235]/275" office:value-type="float" office:value="2.81272727272727" calcext:value-type="float">
            <text:p>2,81272727272727</text:p>
          </table:table-cell>
          <table:table-cell table:formula="of:=[.D235]/275" office:value-type="float" office:value="13.8430290909091" calcext:value-type="float">
            <text:p>13,8430290909091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772.167" calcext:value-type="float">
            <text:p>772,167</text:p>
          </table:table-cell>
          <table:table-cell office:value-type="float" office:value="3878.833" calcext:value-type="float">
            <text:p>3878,833</text:p>
          </table:table-cell>
          <table:table-cell office:value-type="float" office:value="10" calcext:value-type="float">
            <text:p>10</text:p>
          </table:table-cell>
          <table:table-cell table:formula="of:=[.E236]*24*60" office:value-type="float" office:value="14400" calcext:value-type="float">
            <text:p>14400</text:p>
          </table:table-cell>
          <table:table-cell table:formula="of:=[.C236]/275" office:value-type="float" office:value="2.80788" calcext:value-type="float">
            <text:p>2,80788</text:p>
          </table:table-cell>
          <table:table-cell table:formula="of:=[.D236]/275" office:value-type="float" office:value="14.1048472727273" calcext:value-type="float">
            <text:p>14,1048472727273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812.167" calcext:value-type="float">
            <text:p>812,167</text:p>
          </table:table-cell>
          <table:table-cell office:value-type="float" office:value="3232.167" calcext:value-type="float">
            <text:p>3232,167</text:p>
          </table:table-cell>
          <table:table-cell office:value-type="float" office:value="11" calcext:value-type="float">
            <text:p>11</text:p>
          </table:table-cell>
          <table:table-cell table:formula="of:=[.E237]*24*60" office:value-type="float" office:value="15840" calcext:value-type="float">
            <text:p>15840</text:p>
          </table:table-cell>
          <table:table-cell table:formula="of:=[.C237]/275" office:value-type="float" office:value="2.95333454545455" calcext:value-type="float">
            <text:p>2,95333454545455</text:p>
          </table:table-cell>
          <table:table-cell table:formula="of:=[.D237]/275" office:value-type="float" office:value="11.7533345454545" calcext:value-type="float">
            <text:p>11,7533345454545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838.833" calcext:value-type="float">
            <text:p>838,833</text:p>
          </table:table-cell>
          <table:table-cell office:value-type="float" office:value="3260.167" calcext:value-type="float">
            <text:p>3260,167</text:p>
          </table:table-cell>
          <table:table-cell office:value-type="float" office:value="11" calcext:value-type="float">
            <text:p>11</text:p>
          </table:table-cell>
          <table:table-cell table:formula="of:=[.E238]*24*60" office:value-type="float" office:value="15840" calcext:value-type="float">
            <text:p>15840</text:p>
          </table:table-cell>
          <table:table-cell table:formula="of:=[.C238]/275" office:value-type="float" office:value="3.05030181818182" calcext:value-type="float">
            <text:p>3,05030181818182</text:p>
          </table:table-cell>
          <table:table-cell table:formula="of:=[.D238]/275" office:value-type="float" office:value="11.8551527272727" calcext:value-type="float">
            <text:p>11,855152727272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845.5" calcext:value-type="float">
            <text:p>845,5</text:p>
          </table:table-cell>
          <table:table-cell office:value-type="float" office:value="3313.5" calcext:value-type="float">
            <text:p>3313,5</text:p>
          </table:table-cell>
          <table:table-cell office:value-type="float" office:value="11" calcext:value-type="float">
            <text:p>11</text:p>
          </table:table-cell>
          <table:table-cell table:formula="of:=[.E239]*24*60" office:value-type="float" office:value="15840" calcext:value-type="float">
            <text:p>15840</text:p>
          </table:table-cell>
          <table:table-cell table:formula="of:=[.C239]/275" office:value-type="float" office:value="3.07454545454545" calcext:value-type="float">
            <text:p>3,07454545454545</text:p>
          </table:table-cell>
          <table:table-cell table:formula="of:=[.D239]/275" office:value-type="float" office:value="12.0490909090909" calcext:value-type="float">
            <text:p>12,0490909090909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885.5" calcext:value-type="float">
            <text:p>885,5</text:p>
          </table:table-cell>
          <table:table-cell office:value-type="float" office:value="3342.833" calcext:value-type="float">
            <text:p>3342,833</text:p>
          </table:table-cell>
          <table:table-cell office:value-type="float" office:value="11" calcext:value-type="float">
            <text:p>11</text:p>
          </table:table-cell>
          <table:table-cell table:formula="of:=[.E240]*24*60" office:value-type="float" office:value="15840" calcext:value-type="float">
            <text:p>15840</text:p>
          </table:table-cell>
          <table:table-cell table:formula="of:=[.C240]/275" office:value-type="float" office:value="3.22" calcext:value-type="float">
            <text:p>3,22</text:p>
          </table:table-cell>
          <table:table-cell table:formula="of:=[.D240]/275" office:value-type="float" office:value="12.1557563636364" calcext:value-type="float">
            <text:p>12,155756363636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917.5" calcext:value-type="float">
            <text:p>917,5</text:p>
          </table:table-cell>
          <table:table-cell office:value-type="float" office:value="3372.167" calcext:value-type="float">
            <text:p>3372,167</text:p>
          </table:table-cell>
          <table:table-cell office:value-type="float" office:value="11" calcext:value-type="float">
            <text:p>11</text:p>
          </table:table-cell>
          <table:table-cell table:formula="of:=[.E241]*24*60" office:value-type="float" office:value="15840" calcext:value-type="float">
            <text:p>15840</text:p>
          </table:table-cell>
          <table:table-cell table:formula="of:=[.C241]/275" office:value-type="float" office:value="3.33636363636364" calcext:value-type="float">
            <text:p>3,33636363636364</text:p>
          </table:table-cell>
          <table:table-cell table:formula="of:=[.D241]/275" office:value-type="float" office:value="12.2624254545455" calcext:value-type="float">
            <text:p>12,2624254545455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918.833" calcext:value-type="float">
            <text:p>918,833</text:p>
          </table:table-cell>
          <table:table-cell office:value-type="float" office:value="3421.5" calcext:value-type="float">
            <text:p>3421,5</text:p>
          </table:table-cell>
          <table:table-cell office:value-type="float" office:value="11" calcext:value-type="float">
            <text:p>11</text:p>
          </table:table-cell>
          <table:table-cell table:formula="of:=[.E242]*24*60" office:value-type="float" office:value="15840" calcext:value-type="float">
            <text:p>15840</text:p>
          </table:table-cell>
          <table:table-cell table:formula="of:=[.C242]/275" office:value-type="float" office:value="3.34121090909091" calcext:value-type="float">
            <text:p>3,34121090909091</text:p>
          </table:table-cell>
          <table:table-cell table:formula="of:=[.D242]/275" office:value-type="float" office:value="12.4418181818182" calcext:value-type="float">
            <text:p>12,4418181818182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964.167" calcext:value-type="float">
            <text:p>964,167</text:p>
          </table:table-cell>
          <table:table-cell office:value-type="float" office:value="3437.5" calcext:value-type="float">
            <text:p>3437,5</text:p>
          </table:table-cell>
          <table:table-cell office:value-type="float" office:value="11" calcext:value-type="float">
            <text:p>11</text:p>
          </table:table-cell>
          <table:table-cell table:formula="of:=[.E243]*24*60" office:value-type="float" office:value="15840" calcext:value-type="float">
            <text:p>15840</text:p>
          </table:table-cell>
          <table:table-cell table:formula="of:=[.C243]/275" office:value-type="float" office:value="3.50606181818182" calcext:value-type="float">
            <text:p>3,50606181818182</text:p>
          </table:table-cell>
          <table:table-cell table:formula="of:=[.D243]/275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001.5" calcext:value-type="float">
            <text:p>1001,5</text:p>
          </table:table-cell>
          <table:table-cell office:value-type="float" office:value="3481.5" calcext:value-type="float">
            <text:p>3481,5</text:p>
          </table:table-cell>
          <table:table-cell office:value-type="float" office:value="11" calcext:value-type="float">
            <text:p>11</text:p>
          </table:table-cell>
          <table:table-cell table:formula="of:=[.E244]*24*60" office:value-type="float" office:value="15840" calcext:value-type="float">
            <text:p>15840</text:p>
          </table:table-cell>
          <table:table-cell table:formula="of:=[.C244]/275" office:value-type="float" office:value="3.64181818181818" calcext:value-type="float">
            <text:p>3,64181818181818</text:p>
          </table:table-cell>
          <table:table-cell table:formula="of:=[.D244]/275" office:value-type="float" office:value="12.66" calcext:value-type="float">
            <text:p>12,66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058.833" calcext:value-type="float">
            <text:p>1058,833</text:p>
          </table:table-cell>
          <table:table-cell office:value-type="float" office:value="3488.167" calcext:value-type="float">
            <text:p>3488,167</text:p>
          </table:table-cell>
          <table:table-cell office:value-type="float" office:value="11" calcext:value-type="float">
            <text:p>11</text:p>
          </table:table-cell>
          <table:table-cell table:formula="of:=[.E245]*24*60" office:value-type="float" office:value="15840" calcext:value-type="float">
            <text:p>15840</text:p>
          </table:table-cell>
          <table:table-cell table:formula="of:=[.C245]/275" office:value-type="float" office:value="3.85030181818182" calcext:value-type="float">
            <text:p>3,85030181818182</text:p>
          </table:table-cell>
          <table:table-cell table:formula="of:=[.D245]/275" office:value-type="float" office:value="12.6842436363636" calcext:value-type="float">
            <text:p>12,6842436363636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058.833" calcext:value-type="float">
            <text:p>1058,833</text:p>
          </table:table-cell>
          <table:table-cell office:value-type="float" office:value="3536.167" calcext:value-type="float">
            <text:p>3536,167</text:p>
          </table:table-cell>
          <table:table-cell office:value-type="float" office:value="11" calcext:value-type="float">
            <text:p>11</text:p>
          </table:table-cell>
          <table:table-cell table:formula="of:=[.E246]*24*60" office:value-type="float" office:value="15840" calcext:value-type="float">
            <text:p>15840</text:p>
          </table:table-cell>
          <table:table-cell table:formula="of:=[.C246]/275" office:value-type="float" office:value="3.85030181818182" calcext:value-type="float">
            <text:p>3,85030181818182</text:p>
          </table:table-cell>
          <table:table-cell table:formula="of:=[.D246]/275" office:value-type="float" office:value="12.8587890909091" calcext:value-type="float">
            <text:p>12,8587890909091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100.167" calcext:value-type="float">
            <text:p>1100,167</text:p>
          </table:table-cell>
          <table:table-cell office:value-type="float" office:value="3550.833" calcext:value-type="float">
            <text:p>3550,833</text:p>
          </table:table-cell>
          <table:table-cell office:value-type="float" office:value="11" calcext:value-type="float">
            <text:p>11</text:p>
          </table:table-cell>
          <table:table-cell table:formula="of:=[.E247]*24*60" office:value-type="float" office:value="15840" calcext:value-type="float">
            <text:p>15840</text:p>
          </table:table-cell>
          <table:table-cell table:formula="of:=[.C247]/275" office:value-type="float" office:value="4.00060727272727" calcext:value-type="float">
            <text:p>4,00060727272727</text:p>
          </table:table-cell>
          <table:table-cell table:formula="of:=[.D247]/275" office:value-type="float" office:value="12.91212" calcext:value-type="float">
            <text:p>12,9121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117.5" calcext:value-type="float">
            <text:p>1117,5</text:p>
          </table:table-cell>
          <table:table-cell office:value-type="float" office:value="3588.167" calcext:value-type="float">
            <text:p>3588,167</text:p>
          </table:table-cell>
          <table:table-cell office:value-type="float" office:value="11" calcext:value-type="float">
            <text:p>11</text:p>
          </table:table-cell>
          <table:table-cell table:formula="of:=[.E248]*24*60" office:value-type="float" office:value="15840" calcext:value-type="float">
            <text:p>15840</text:p>
          </table:table-cell>
          <table:table-cell table:formula="of:=[.C248]/275" office:value-type="float" office:value="4.06363636363636" calcext:value-type="float">
            <text:p>4,06363636363636</text:p>
          </table:table-cell>
          <table:table-cell table:formula="of:=[.D248]/275" office:value-type="float" office:value="13.04788" calcext:value-type="float">
            <text:p>13,04788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093.5" calcext:value-type="float">
            <text:p>1093,5</text:p>
          </table:table-cell>
          <table:table-cell office:value-type="float" office:value="3625.5" calcext:value-type="float">
            <text:p>3625,5</text:p>
          </table:table-cell>
          <table:table-cell office:value-type="float" office:value="11" calcext:value-type="float">
            <text:p>11</text:p>
          </table:table-cell>
          <table:table-cell table:formula="of:=[.E249]*24*60" office:value-type="float" office:value="15840" calcext:value-type="float">
            <text:p>15840</text:p>
          </table:table-cell>
          <table:table-cell table:formula="of:=[.C249]/275" office:value-type="float" office:value="3.97636363636364" calcext:value-type="float">
            <text:p>3,97636363636364</text:p>
          </table:table-cell>
          <table:table-cell table:formula="of:=[.D249]/275" office:value-type="float" office:value="13.1836363636364" calcext:value-type="float">
            <text:p>13,1836363636364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104.167" calcext:value-type="float">
            <text:p>1104,167</text:p>
          </table:table-cell>
          <table:table-cell office:value-type="float" office:value="3660.167" calcext:value-type="float">
            <text:p>3660,167</text:p>
          </table:table-cell>
          <table:table-cell office:value-type="float" office:value="11" calcext:value-type="float">
            <text:p>11</text:p>
          </table:table-cell>
          <table:table-cell table:formula="of:=[.E250]*24*60" office:value-type="float" office:value="15840" calcext:value-type="float">
            <text:p>15840</text:p>
          </table:table-cell>
          <table:table-cell table:formula="of:=[.C250]/275" office:value-type="float" office:value="4.01515272727273" calcext:value-type="float">
            <text:p>4,01515272727273</text:p>
          </table:table-cell>
          <table:table-cell table:formula="of:=[.D250]/275" office:value-type="float" office:value="13.3096981818182" calcext:value-type="float">
            <text:p>13,309698181818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130.833" calcext:value-type="float">
            <text:p>1130,833</text:p>
          </table:table-cell>
          <table:table-cell office:value-type="float" office:value="3644.167" calcext:value-type="float">
            <text:p>3644,167</text:p>
          </table:table-cell>
          <table:table-cell office:value-type="float" office:value="11" calcext:value-type="float">
            <text:p>11</text:p>
          </table:table-cell>
          <table:table-cell table:formula="of:=[.E251]*24*60" office:value-type="float" office:value="15840" calcext:value-type="float">
            <text:p>15840</text:p>
          </table:table-cell>
          <table:table-cell table:formula="of:=[.C251]/275" office:value-type="float" office:value="4.11212" calcext:value-type="float">
            <text:p>4,11212</text:p>
          </table:table-cell>
          <table:table-cell table:formula="of:=[.D251]/275" office:value-type="float" office:value="13.2515163636364" calcext:value-type="float">
            <text:p>13,2515163636364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154.833" calcext:value-type="float">
            <text:p>1154,833</text:p>
          </table:table-cell>
          <table:table-cell office:value-type="float" office:value="3674.833" calcext:value-type="float">
            <text:p>3674,833</text:p>
          </table:table-cell>
          <table:table-cell office:value-type="float" office:value="11" calcext:value-type="float">
            <text:p>11</text:p>
          </table:table-cell>
          <table:table-cell table:formula="of:=[.E252]*24*60" office:value-type="float" office:value="15840" calcext:value-type="float">
            <text:p>15840</text:p>
          </table:table-cell>
          <table:table-cell table:formula="of:=[.C252]/275" office:value-type="float" office:value="4.19939272727273" calcext:value-type="float">
            <text:p>4,19939272727273</text:p>
          </table:table-cell>
          <table:table-cell table:formula="of:=[.D252]/275" office:value-type="float" office:value="13.3630290909091" calcext:value-type="float">
            <text:p>13,363029090909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185.5" calcext:value-type="float">
            <text:p>1185,5</text:p>
          </table:table-cell>
          <table:table-cell office:value-type="float" office:value="3722.833" calcext:value-type="float">
            <text:p>3722,833</text:p>
          </table:table-cell>
          <table:table-cell office:value-type="float" office:value="11" calcext:value-type="float">
            <text:p>11</text:p>
          </table:table-cell>
          <table:table-cell table:formula="of:=[.E253]*24*60" office:value-type="float" office:value="15840" calcext:value-type="float">
            <text:p>15840</text:p>
          </table:table-cell>
          <table:table-cell table:formula="of:=[.C253]/275" office:value-type="float" office:value="4.31090909090909" calcext:value-type="float">
            <text:p>4,31090909090909</text:p>
          </table:table-cell>
          <table:table-cell table:formula="of:=[.D253]/275" office:value-type="float" office:value="13.5375745454545" calcext:value-type="float">
            <text:p>13,5375745454545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140.167" calcext:value-type="float">
            <text:p>1140,167</text:p>
          </table:table-cell>
          <table:table-cell office:value-type="float" office:value="3760.167" calcext:value-type="float">
            <text:p>3760,167</text:p>
          </table:table-cell>
          <table:table-cell office:value-type="float" office:value="11" calcext:value-type="float">
            <text:p>11</text:p>
          </table:table-cell>
          <table:table-cell table:formula="of:=[.E254]*24*60" office:value-type="float" office:value="15840" calcext:value-type="float">
            <text:p>15840</text:p>
          </table:table-cell>
          <table:table-cell table:formula="of:=[.C254]/275" office:value-type="float" office:value="4.14606181818182" calcext:value-type="float">
            <text:p>4,14606181818182</text:p>
          </table:table-cell>
          <table:table-cell table:formula="of:=[.D254]/275" office:value-type="float" office:value="13.6733345454545" calcext:value-type="float">
            <text:p>13,6733345454545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162.833" calcext:value-type="float">
            <text:p>1162,833</text:p>
          </table:table-cell>
          <table:table-cell office:value-type="float" office:value="3784.167" calcext:value-type="float">
            <text:p>3784,167</text:p>
          </table:table-cell>
          <table:table-cell office:value-type="float" office:value="11" calcext:value-type="float">
            <text:p>11</text:p>
          </table:table-cell>
          <table:table-cell table:formula="of:=[.E255]*24*60" office:value-type="float" office:value="15840" calcext:value-type="float">
            <text:p>15840</text:p>
          </table:table-cell>
          <table:table-cell table:formula="of:=[.C255]/275" office:value-type="float" office:value="4.22848363636364" calcext:value-type="float">
            <text:p>4,22848363636364</text:p>
          </table:table-cell>
          <table:table-cell table:formula="of:=[.D255]/275" office:value-type="float" office:value="13.7606072727273" calcext:value-type="float">
            <text:p>13,7606072727273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125.5" calcext:value-type="float">
            <text:p>1125,5</text:p>
          </table:table-cell>
          <table:table-cell office:value-type="float" office:value="3829.5" calcext:value-type="float">
            <text:p>3829,5</text:p>
          </table:table-cell>
          <table:table-cell office:value-type="float" office:value="11" calcext:value-type="float">
            <text:p>11</text:p>
          </table:table-cell>
          <table:table-cell table:formula="of:=[.E256]*24*60" office:value-type="float" office:value="15840" calcext:value-type="float">
            <text:p>15840</text:p>
          </table:table-cell>
          <table:table-cell table:formula="of:=[.C256]/275" office:value-type="float" office:value="4.09272727272727" calcext:value-type="float">
            <text:p>4,09272727272727</text:p>
          </table:table-cell>
          <table:table-cell table:formula="of:=[.D256]/275" office:value-type="float" office:value="13.9254545454545" calcext:value-type="float">
            <text:p>13,925454545454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125.5" calcext:value-type="float">
            <text:p>1125,5</text:p>
          </table:table-cell>
          <table:table-cell office:value-type="float" office:value="3856.167" calcext:value-type="float">
            <text:p>3856,167</text:p>
          </table:table-cell>
          <table:table-cell office:value-type="float" office:value="11" calcext:value-type="float">
            <text:p>11</text:p>
          </table:table-cell>
          <table:table-cell table:formula="of:=[.E257]*24*60" office:value-type="float" office:value="15840" calcext:value-type="float">
            <text:p>15840</text:p>
          </table:table-cell>
          <table:table-cell table:formula="of:=[.C257]/275" office:value-type="float" office:value="4.09272727272727" calcext:value-type="float">
            <text:p>4,09272727272727</text:p>
          </table:table-cell>
          <table:table-cell table:formula="of:=[.D257]/275" office:value-type="float" office:value="14.0224254545455" calcext:value-type="float">
            <text:p>14,0224254545455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249.5" calcext:value-type="float">
            <text:p>3249,5</text:p>
          </table:table-cell>
          <table:table-cell office:value-type="float" office:value="11" calcext:value-type="float">
            <text:p>11</text:p>
          </table:table-cell>
          <table:table-cell table:formula="of:=[.E258]*24*60" office:value-type="float" office:value="15840" calcext:value-type="float">
            <text:p>15840</text:p>
          </table:table-cell>
          <table:table-cell table:formula="of:=[.C258]/275" office:value-type="float" office:value="2.92424363636364" calcext:value-type="float">
            <text:p>2,92424363636364</text:p>
          </table:table-cell>
          <table:table-cell table:formula="of:=[.D258]/275" office:value-type="float" office:value="11.8163636363636" calcext:value-type="float">
            <text:p>11,8163636363636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800.167" calcext:value-type="float">
            <text:p>800,167</text:p>
          </table:table-cell>
          <table:table-cell office:value-type="float" office:value="3300.167" calcext:value-type="float">
            <text:p>3300,167</text:p>
          </table:table-cell>
          <table:table-cell office:value-type="float" office:value="11" calcext:value-type="float">
            <text:p>11</text:p>
          </table:table-cell>
          <table:table-cell table:formula="of:=[.E259]*24*60" office:value-type="float" office:value="15840" calcext:value-type="float">
            <text:p>15840</text:p>
          </table:table-cell>
          <table:table-cell table:formula="of:=[.C259]/275" office:value-type="float" office:value="2.90969818181818" calcext:value-type="float">
            <text:p>2,90969818181818</text:p>
          </table:table-cell>
          <table:table-cell table:formula="of:=[.D259]/275" office:value-type="float" office:value="12.0006072727273" calcext:value-type="float">
            <text:p>12,0006072727273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800.167" calcext:value-type="float">
            <text:p>800,167</text:p>
          </table:table-cell>
          <table:table-cell office:value-type="float" office:value="3353.5" calcext:value-type="float">
            <text:p>3353,5</text:p>
          </table:table-cell>
          <table:table-cell office:value-type="float" office:value="11" calcext:value-type="float">
            <text:p>11</text:p>
          </table:table-cell>
          <table:table-cell table:formula="of:=[.E260]*24*60" office:value-type="float" office:value="15840" calcext:value-type="float">
            <text:p>15840</text:p>
          </table:table-cell>
          <table:table-cell table:formula="of:=[.C260]/275" office:value-type="float" office:value="2.90969818181818" calcext:value-type="float">
            <text:p>2,90969818181818</text:p>
          </table:table-cell>
          <table:table-cell table:formula="of:=[.D260]/275" office:value-type="float" office:value="12.1945454545455" calcext:value-type="float">
            <text:p>12,1945454545455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777.5" calcext:value-type="float">
            <text:p>777,5</text:p>
          </table:table-cell>
          <table:table-cell office:value-type="float" office:value="3404.167" calcext:value-type="float">
            <text:p>3404,167</text:p>
          </table:table-cell>
          <table:table-cell office:value-type="float" office:value="11" calcext:value-type="float">
            <text:p>11</text:p>
          </table:table-cell>
          <table:table-cell table:formula="of:=[.E261]*24*60" office:value-type="float" office:value="15840" calcext:value-type="float">
            <text:p>15840</text:p>
          </table:table-cell>
          <table:table-cell table:formula="of:=[.C261]/275" office:value-type="float" office:value="2.82727272727273" calcext:value-type="float">
            <text:p>2,82727272727273</text:p>
          </table:table-cell>
          <table:table-cell table:formula="of:=[.D261]/275" office:value-type="float" office:value="12.3787890909091" calcext:value-type="float">
            <text:p>12,3787890909091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780.167" calcext:value-type="float">
            <text:p>780,167</text:p>
          </table:table-cell>
          <table:table-cell office:value-type="float" office:value="3464.167" calcext:value-type="float">
            <text:p>3464,167</text:p>
          </table:table-cell>
          <table:table-cell office:value-type="float" office:value="11" calcext:value-type="float">
            <text:p>11</text:p>
          </table:table-cell>
          <table:table-cell table:formula="of:=[.E262]*24*60" office:value-type="float" office:value="15840" calcext:value-type="float">
            <text:p>15840</text:p>
          </table:table-cell>
          <table:table-cell table:formula="of:=[.C262]/275" office:value-type="float" office:value="2.83697090909091" calcext:value-type="float">
            <text:p>2,83697090909091</text:p>
          </table:table-cell>
          <table:table-cell table:formula="of:=[.D262]/275" office:value-type="float" office:value="12.5969709090909" calcext:value-type="float">
            <text:p>12,5969709090909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781.5" calcext:value-type="float">
            <text:p>781,5</text:p>
          </table:table-cell>
          <table:table-cell office:value-type="float" office:value="3528.167" calcext:value-type="float">
            <text:p>3528,167</text:p>
          </table:table-cell>
          <table:table-cell office:value-type="float" office:value="11" calcext:value-type="float">
            <text:p>11</text:p>
          </table:table-cell>
          <table:table-cell table:formula="of:=[.E263]*24*60" office:value-type="float" office:value="15840" calcext:value-type="float">
            <text:p>15840</text:p>
          </table:table-cell>
          <table:table-cell table:formula="of:=[.C263]/275" office:value-type="float" office:value="2.84181818181818" calcext:value-type="float">
            <text:p>2,84181818181818</text:p>
          </table:table-cell>
          <table:table-cell table:formula="of:=[.D263]/275" office:value-type="float" office:value="12.8296981818182" calcext:value-type="float">
            <text:p>12,8296981818182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770.833" calcext:value-type="float">
            <text:p>770,833</text:p>
          </table:table-cell>
          <table:table-cell office:value-type="float" office:value="3582.833" calcext:value-type="float">
            <text:p>3582,833</text:p>
          </table:table-cell>
          <table:table-cell office:value-type="float" office:value="11" calcext:value-type="float">
            <text:p>11</text:p>
          </table:table-cell>
          <table:table-cell table:formula="of:=[.E264]*24*60" office:value-type="float" office:value="15840" calcext:value-type="float">
            <text:p>15840</text:p>
          </table:table-cell>
          <table:table-cell table:formula="of:=[.C264]/275" office:value-type="float" office:value="2.80302909090909" calcext:value-type="float">
            <text:p>2,80302909090909</text:p>
          </table:table-cell>
          <table:table-cell table:formula="of:=[.D264]/275" office:value-type="float" office:value="13.0284836363636" calcext:value-type="float">
            <text:p>13,0284836363636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762.833" calcext:value-type="float">
            <text:p>762,833</text:p>
          </table:table-cell>
          <table:table-cell office:value-type="float" office:value="3624.167" calcext:value-type="float">
            <text:p>3624,167</text:p>
          </table:table-cell>
          <table:table-cell office:value-type="float" office:value="11" calcext:value-type="float">
            <text:p>11</text:p>
          </table:table-cell>
          <table:table-cell table:formula="of:=[.E265]*24*60" office:value-type="float" office:value="15840" calcext:value-type="float">
            <text:p>15840</text:p>
          </table:table-cell>
          <table:table-cell table:formula="of:=[.C265]/275" office:value-type="float" office:value="2.77393818181818" calcext:value-type="float">
            <text:p>2,77393818181818</text:p>
          </table:table-cell>
          <table:table-cell table:formula="of:=[.D265]/275" office:value-type="float" office:value="13.1787890909091" calcext:value-type="float">
            <text:p>13,1787890909091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778.833" calcext:value-type="float">
            <text:p>778,833</text:p>
          </table:table-cell>
          <table:table-cell office:value-type="float" office:value="3634.833" calcext:value-type="float">
            <text:p>3634,833</text:p>
          </table:table-cell>
          <table:table-cell office:value-type="float" office:value="11" calcext:value-type="float">
            <text:p>11</text:p>
          </table:table-cell>
          <table:table-cell table:formula="of:=[.E266]*24*60" office:value-type="float" office:value="15840" calcext:value-type="float">
            <text:p>15840</text:p>
          </table:table-cell>
          <table:table-cell table:formula="of:=[.C266]/275" office:value-type="float" office:value="2.83212" calcext:value-type="float">
            <text:p>2,83212</text:p>
          </table:table-cell>
          <table:table-cell table:formula="of:=[.D266]/275" office:value-type="float" office:value="13.2175745454545" calcext:value-type="float">
            <text:p>13,2175745454545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778.833" calcext:value-type="float">
            <text:p>778,833</text:p>
          </table:table-cell>
          <table:table-cell office:value-type="float" office:value="3676.167" calcext:value-type="float">
            <text:p>3676,167</text:p>
          </table:table-cell>
          <table:table-cell office:value-type="float" office:value="11" calcext:value-type="float">
            <text:p>11</text:p>
          </table:table-cell>
          <table:table-cell table:formula="of:=[.E267]*24*60" office:value-type="float" office:value="15840" calcext:value-type="float">
            <text:p>15840</text:p>
          </table:table-cell>
          <table:table-cell table:formula="of:=[.C267]/275" office:value-type="float" office:value="2.83212" calcext:value-type="float">
            <text:p>2,83212</text:p>
          </table:table-cell>
          <table:table-cell table:formula="of:=[.D267]/275" office:value-type="float" office:value="13.36788" calcext:value-type="float">
            <text:p>13,36788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778.833" calcext:value-type="float">
            <text:p>778,833</text:p>
          </table:table-cell>
          <table:table-cell office:value-type="float" office:value="3728.167" calcext:value-type="float">
            <text:p>3728,167</text:p>
          </table:table-cell>
          <table:table-cell office:value-type="float" office:value="11" calcext:value-type="float">
            <text:p>11</text:p>
          </table:table-cell>
          <table:table-cell table:formula="of:=[.E268]*24*60" office:value-type="float" office:value="15840" calcext:value-type="float">
            <text:p>15840</text:p>
          </table:table-cell>
          <table:table-cell table:formula="of:=[.C268]/275" office:value-type="float" office:value="2.83212" calcext:value-type="float">
            <text:p>2,83212</text:p>
          </table:table-cell>
          <table:table-cell table:formula="of:=[.D268]/275" office:value-type="float" office:value="13.5569709090909" calcext:value-type="float">
            <text:p>13,5569709090909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786.833" calcext:value-type="float">
            <text:p>786,833</text:p>
          </table:table-cell>
          <table:table-cell office:value-type="float" office:value="3754.833" calcext:value-type="float">
            <text:p>3754,833</text:p>
          </table:table-cell>
          <table:table-cell office:value-type="float" office:value="11" calcext:value-type="float">
            <text:p>11</text:p>
          </table:table-cell>
          <table:table-cell table:formula="of:=[.E269]*24*60" office:value-type="float" office:value="15840" calcext:value-type="float">
            <text:p>15840</text:p>
          </table:table-cell>
          <table:table-cell table:formula="of:=[.C269]/275" office:value-type="float" office:value="2.86121090909091" calcext:value-type="float">
            <text:p>2,86121090909091</text:p>
          </table:table-cell>
          <table:table-cell table:formula="of:=[.D269]/275" office:value-type="float" office:value="13.6539381818182" calcext:value-type="float">
            <text:p>13,6539381818182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764.167" calcext:value-type="float">
            <text:p>764,167</text:p>
          </table:table-cell>
          <table:table-cell office:value-type="float" office:value="3789.5" calcext:value-type="float">
            <text:p>3789,5</text:p>
          </table:table-cell>
          <table:table-cell office:value-type="float" office:value="11" calcext:value-type="float">
            <text:p>11</text:p>
          </table:table-cell>
          <table:table-cell table:formula="of:=[.E270]*24*60" office:value-type="float" office:value="15840" calcext:value-type="float">
            <text:p>15840</text:p>
          </table:table-cell>
          <table:table-cell table:formula="of:=[.C270]/275" office:value-type="float" office:value="2.77878909090909" calcext:value-type="float">
            <text:p>2,77878909090909</text:p>
          </table:table-cell>
          <table:table-cell table:formula="of:=[.D270]/275" office:value-type="float" office:value="13.78" calcext:value-type="float">
            <text:p>13,78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757.5" calcext:value-type="float">
            <text:p>757,5</text:p>
          </table:table-cell>
          <table:table-cell office:value-type="float" office:value="3829.5" calcext:value-type="float">
            <text:p>3829,5</text:p>
          </table:table-cell>
          <table:table-cell office:value-type="float" office:value="11" calcext:value-type="float">
            <text:p>11</text:p>
          </table:table-cell>
          <table:table-cell table:formula="of:=[.E271]*24*60" office:value-type="float" office:value="15840" calcext:value-type="float">
            <text:p>15840</text:p>
          </table:table-cell>
          <table:table-cell table:formula="of:=[.C271]/275" office:value-type="float" office:value="2.75454545454545" calcext:value-type="float">
            <text:p>2,75454545454545</text:p>
          </table:table-cell>
          <table:table-cell table:formula="of:=[.D271]/275" office:value-type="float" office:value="13.9254545454545" calcext:value-type="float">
            <text:p>13,9254545454545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760.167" calcext:value-type="float">
            <text:p>760,167</text:p>
          </table:table-cell>
          <table:table-cell office:value-type="float" office:value="3864.167" calcext:value-type="float">
            <text:p>3864,167</text:p>
          </table:table-cell>
          <table:table-cell office:value-type="float" office:value="11" calcext:value-type="float">
            <text:p>11</text:p>
          </table:table-cell>
          <table:table-cell table:formula="of:=[.E272]*24*60" office:value-type="float" office:value="15840" calcext:value-type="float">
            <text:p>15840</text:p>
          </table:table-cell>
          <table:table-cell table:formula="of:=[.C272]/275" office:value-type="float" office:value="2.76424363636364" calcext:value-type="float">
            <text:p>2,76424363636364</text:p>
          </table:table-cell>
          <table:table-cell table:formula="of:=[.D272]/275" office:value-type="float" office:value="14.0515163636364" calcext:value-type="float">
            <text:p>14,0515163636364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801.5" calcext:value-type="float">
            <text:p>801,5</text:p>
          </table:table-cell>
          <table:table-cell office:value-type="float" office:value="3228.167" calcext:value-type="float">
            <text:p>3228,167</text:p>
          </table:table-cell>
          <table:table-cell office:value-type="float" office:value="12" calcext:value-type="float">
            <text:p>12</text:p>
          </table:table-cell>
          <table:table-cell table:formula="of:=[.E273]*24*60" office:value-type="float" office:value="17280" calcext:value-type="float">
            <text:p>17280</text:p>
          </table:table-cell>
          <table:table-cell table:formula="of:=[.C273]/275" office:value-type="float" office:value="2.91454545454545" calcext:value-type="float">
            <text:p>2,91454545454545</text:p>
          </table:table-cell>
          <table:table-cell table:formula="of:=[.D273]/275" office:value-type="float" office:value="11.7387890909091" calcext:value-type="float">
            <text:p>11,7387890909091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844.167" calcext:value-type="float">
            <text:p>844,167</text:p>
          </table:table-cell>
          <table:table-cell office:value-type="float" office:value="3245.5" calcext:value-type="float">
            <text:p>3245,5</text:p>
          </table:table-cell>
          <table:table-cell office:value-type="float" office:value="12" calcext:value-type="float">
            <text:p>12</text:p>
          </table:table-cell>
          <table:table-cell table:formula="of:=[.E274]*24*60" office:value-type="float" office:value="17280" calcext:value-type="float">
            <text:p>17280</text:p>
          </table:table-cell>
          <table:table-cell table:formula="of:=[.C274]/275" office:value-type="float" office:value="3.06969818181818" calcext:value-type="float">
            <text:p>3,06969818181818</text:p>
          </table:table-cell>
          <table:table-cell table:formula="of:=[.D274]/275" office:value-type="float" office:value="11.8018181818182" calcext:value-type="float">
            <text:p>11,8018181818182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846.833" calcext:value-type="float">
            <text:p>846,833</text:p>
          </table:table-cell>
          <table:table-cell office:value-type="float" office:value="3306.833" calcext:value-type="float">
            <text:p>3306,833</text:p>
          </table:table-cell>
          <table:table-cell office:value-type="float" office:value="12" calcext:value-type="float">
            <text:p>12</text:p>
          </table:table-cell>
          <table:table-cell table:formula="of:=[.E275]*24*60" office:value-type="float" office:value="17280" calcext:value-type="float">
            <text:p>17280</text:p>
          </table:table-cell>
          <table:table-cell table:formula="of:=[.C275]/275" office:value-type="float" office:value="3.07939272727273" calcext:value-type="float">
            <text:p>3,07939272727273</text:p>
          </table:table-cell>
          <table:table-cell table:formula="of:=[.D275]/275" office:value-type="float" office:value="12.0248472727273" calcext:value-type="float">
            <text:p>12,0248472727273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878.833" calcext:value-type="float">
            <text:p>878,833</text:p>
          </table:table-cell>
          <table:table-cell office:value-type="float" office:value="3333.5" calcext:value-type="float">
            <text:p>3333,5</text:p>
          </table:table-cell>
          <table:table-cell office:value-type="float" office:value="12" calcext:value-type="float">
            <text:p>12</text:p>
          </table:table-cell>
          <table:table-cell table:formula="of:=[.E276]*24*60" office:value-type="float" office:value="17280" calcext:value-type="float">
            <text:p>17280</text:p>
          </table:table-cell>
          <table:table-cell table:formula="of:=[.C276]/275" office:value-type="float" office:value="3.19575636363636" calcext:value-type="float">
            <text:p>3,19575636363636</text:p>
          </table:table-cell>
          <table:table-cell table:formula="of:=[.D276]/275" office:value-type="float" office:value="12.1218181818182" calcext:value-type="float">
            <text:p>12,1218181818182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918.833" calcext:value-type="float">
            <text:p>918,833</text:p>
          </table:table-cell>
          <table:table-cell office:value-type="float" office:value="3364.167" calcext:value-type="float">
            <text:p>3364,167</text:p>
          </table:table-cell>
          <table:table-cell office:value-type="float" office:value="12" calcext:value-type="float">
            <text:p>12</text:p>
          </table:table-cell>
          <table:table-cell table:formula="of:=[.E277]*24*60" office:value-type="float" office:value="17280" calcext:value-type="float">
            <text:p>17280</text:p>
          </table:table-cell>
          <table:table-cell table:formula="of:=[.C277]/275" office:value-type="float" office:value="3.34121090909091" calcext:value-type="float">
            <text:p>3,34121090909091</text:p>
          </table:table-cell>
          <table:table-cell table:formula="of:=[.D277]/275" office:value-type="float" office:value="12.2333345454545" calcext:value-type="float">
            <text:p>12,2333345454545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921.5" calcext:value-type="float">
            <text:p>921,5</text:p>
          </table:table-cell>
          <table:table-cell office:value-type="float" office:value="3408.167" calcext:value-type="float">
            <text:p>3408,167</text:p>
          </table:table-cell>
          <table:table-cell office:value-type="float" office:value="12" calcext:value-type="float">
            <text:p>12</text:p>
          </table:table-cell>
          <table:table-cell table:formula="of:=[.E278]*24*60" office:value-type="float" office:value="17280" calcext:value-type="float">
            <text:p>17280</text:p>
          </table:table-cell>
          <table:table-cell table:formula="of:=[.C278]/275" office:value-type="float" office:value="3.35090909090909" calcext:value-type="float">
            <text:p>3,35090909090909</text:p>
          </table:table-cell>
          <table:table-cell table:formula="of:=[.D278]/275" office:value-type="float" office:value="12.3933345454545" calcext:value-type="float">
            <text:p>12,3933345454545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801.5" calcext:value-type="float">
            <text:p>801,5</text:p>
          </table:table-cell>
          <table:table-cell office:value-type="float" office:value="3281.5" calcext:value-type="float">
            <text:p>3281,5</text:p>
          </table:table-cell>
          <table:table-cell office:value-type="float" office:value="12" calcext:value-type="float">
            <text:p>12</text:p>
          </table:table-cell>
          <table:table-cell table:formula="of:=[.E279]*24*60" office:value-type="float" office:value="17280" calcext:value-type="float">
            <text:p>17280</text:p>
          </table:table-cell>
          <table:table-cell table:formula="of:=[.C279]/275" office:value-type="float" office:value="2.91454545454545" calcext:value-type="float">
            <text:p>2,91454545454545</text:p>
          </table:table-cell>
          <table:table-cell table:formula="of:=[.D279]/275" office:value-type="float" office:value="11.9327272727273" calcext:value-type="float">
            <text:p>11,9327272727273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797.5" calcext:value-type="float">
            <text:p>797,5</text:p>
          </table:table-cell>
          <table:table-cell office:value-type="float" office:value="3338.833" calcext:value-type="float">
            <text:p>3338,833</text:p>
          </table:table-cell>
          <table:table-cell office:value-type="float" office:value="12" calcext:value-type="float">
            <text:p>12</text:p>
          </table:table-cell>
          <table:table-cell table:formula="of:=[.E280]*24*60" office:value-type="float" office:value="17280" calcext:value-type="float">
            <text:p>17280</text:p>
          </table:table-cell>
          <table:table-cell table:formula="of:=[.C280]/275" office:value-type="float" office:value="2.9" calcext:value-type="float">
            <text:p>2,9</text:p>
          </table:table-cell>
          <table:table-cell table:formula="of:=[.D280]/275" office:value-type="float" office:value="12.1412109090909" calcext:value-type="float">
            <text:p>12,1412109090909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776.167" calcext:value-type="float">
            <text:p>776,167</text:p>
          </table:table-cell>
          <table:table-cell office:value-type="float" office:value="3389.5" calcext:value-type="float">
            <text:p>3389,5</text:p>
          </table:table-cell>
          <table:table-cell office:value-type="float" office:value="12" calcext:value-type="float">
            <text:p>12</text:p>
          </table:table-cell>
          <table:table-cell table:formula="of:=[.E281]*24*60" office:value-type="float" office:value="17280" calcext:value-type="float">
            <text:p>17280</text:p>
          </table:table-cell>
          <table:table-cell table:formula="of:=[.C281]/275" office:value-type="float" office:value="2.82242545454545" calcext:value-type="float">
            <text:p>2,82242545454545</text:p>
          </table:table-cell>
          <table:table-cell table:formula="of:=[.D281]/275" office:value-type="float" office:value="12.3254545454545" calcext:value-type="float">
            <text:p>12,3254545454545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777.5" calcext:value-type="float">
            <text:p>777,5</text:p>
          </table:table-cell>
          <table:table-cell office:value-type="float" office:value="3446.833" calcext:value-type="float">
            <text:p>3446,833</text:p>
          </table:table-cell>
          <table:table-cell office:value-type="float" office:value="12" calcext:value-type="float">
            <text:p>12</text:p>
          </table:table-cell>
          <table:table-cell table:formula="of:=[.E282]*24*60" office:value-type="float" office:value="17280" calcext:value-type="float">
            <text:p>17280</text:p>
          </table:table-cell>
          <table:table-cell table:formula="of:=[.C282]/275" office:value-type="float" office:value="2.82727272727273" calcext:value-type="float">
            <text:p>2,82727272727273</text:p>
          </table:table-cell>
          <table:table-cell table:formula="of:=[.D282]/275" office:value-type="float" office:value="12.5339381818182" calcext:value-type="float">
            <text:p>12,5339381818182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773.5" calcext:value-type="float">
            <text:p>773,5</text:p>
          </table:table-cell>
          <table:table-cell office:value-type="float" office:value="3513.5" calcext:value-type="float">
            <text:p>3513,5</text:p>
          </table:table-cell>
          <table:table-cell office:value-type="float" office:value="12" calcext:value-type="float">
            <text:p>12</text:p>
          </table:table-cell>
          <table:table-cell table:formula="of:=[.E283]*24*60" office:value-type="float" office:value="17280" calcext:value-type="float">
            <text:p>17280</text:p>
          </table:table-cell>
          <table:table-cell table:formula="of:=[.C283]/275" office:value-type="float" office:value="2.81272727272727" calcext:value-type="float">
            <text:p>2,81272727272727</text:p>
          </table:table-cell>
          <table:table-cell table:formula="of:=[.D283]/275" office:value-type="float" office:value="12.7763636363636" calcext:value-type="float">
            <text:p>12,7763636363636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778.833" calcext:value-type="float">
            <text:p>778,833</text:p>
          </table:table-cell>
          <table:table-cell office:value-type="float" office:value="3570.833" calcext:value-type="float">
            <text:p>3570,833</text:p>
          </table:table-cell>
          <table:table-cell office:value-type="float" office:value="12" calcext:value-type="float">
            <text:p>12</text:p>
          </table:table-cell>
          <table:table-cell table:formula="of:=[.E284]*24*60" office:value-type="float" office:value="17280" calcext:value-type="float">
            <text:p>17280</text:p>
          </table:table-cell>
          <table:table-cell table:formula="of:=[.C284]/275" office:value-type="float" office:value="2.83212" calcext:value-type="float">
            <text:p>2,83212</text:p>
          </table:table-cell>
          <table:table-cell table:formula="of:=[.D284]/275" office:value-type="float" office:value="12.9848472727273" calcext:value-type="float">
            <text:p>12,9848472727273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761.5" calcext:value-type="float">
            <text:p>761,5</text:p>
          </table:table-cell>
          <table:table-cell office:value-type="float" office:value="3629.5" calcext:value-type="float">
            <text:p>3629,5</text:p>
          </table:table-cell>
          <table:table-cell office:value-type="float" office:value="12" calcext:value-type="float">
            <text:p>12</text:p>
          </table:table-cell>
          <table:table-cell table:formula="of:=[.E285]*24*60" office:value-type="float" office:value="17280" calcext:value-type="float">
            <text:p>17280</text:p>
          </table:table-cell>
          <table:table-cell table:formula="of:=[.C285]/275" office:value-type="float" office:value="2.76909090909091" calcext:value-type="float">
            <text:p>2,76909090909091</text:p>
          </table:table-cell>
          <table:table-cell table:formula="of:=[.D285]/275" office:value-type="float" office:value="13.1981818181818" calcext:value-type="float">
            <text:p>13,1981818181818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781.5" calcext:value-type="float">
            <text:p>781,5</text:p>
          </table:table-cell>
          <table:table-cell office:value-type="float" office:value="3664.167" calcext:value-type="float">
            <text:p>3664,167</text:p>
          </table:table-cell>
          <table:table-cell office:value-type="float" office:value="12" calcext:value-type="float">
            <text:p>12</text:p>
          </table:table-cell>
          <table:table-cell table:formula="of:=[.E286]*24*60" office:value-type="float" office:value="17280" calcext:value-type="float">
            <text:p>17280</text:p>
          </table:table-cell>
          <table:table-cell table:formula="of:=[.C286]/275" office:value-type="float" office:value="2.84181818181818" calcext:value-type="float">
            <text:p>2,84181818181818</text:p>
          </table:table-cell>
          <table:table-cell table:formula="of:=[.D286]/275" office:value-type="float" office:value="13.3242436363636" calcext:value-type="float">
            <text:p>13,3242436363636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778.833" calcext:value-type="float">
            <text:p>778,833</text:p>
          </table:table-cell>
          <table:table-cell office:value-type="float" office:value="3728.167" calcext:value-type="float">
            <text:p>3728,167</text:p>
          </table:table-cell>
          <table:table-cell office:value-type="float" office:value="12" calcext:value-type="float">
            <text:p>12</text:p>
          </table:table-cell>
          <table:table-cell table:formula="of:=[.E287]*24*60" office:value-type="float" office:value="17280" calcext:value-type="float">
            <text:p>17280</text:p>
          </table:table-cell>
          <table:table-cell table:formula="of:=[.C287]/275" office:value-type="float" office:value="2.83212" calcext:value-type="float">
            <text:p>2,83212</text:p>
          </table:table-cell>
          <table:table-cell table:formula="of:=[.D287]/275" office:value-type="float" office:value="13.5569709090909" calcext:value-type="float">
            <text:p>13,5569709090909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773.5" calcext:value-type="float">
            <text:p>773,5</text:p>
          </table:table-cell>
          <table:table-cell office:value-type="float" office:value="3812.167" calcext:value-type="float">
            <text:p>3812,167</text:p>
          </table:table-cell>
          <table:table-cell office:value-type="float" office:value="12" calcext:value-type="float">
            <text:p>12</text:p>
          </table:table-cell>
          <table:table-cell table:formula="of:=[.E288]*24*60" office:value-type="float" office:value="17280" calcext:value-type="float">
            <text:p>17280</text:p>
          </table:table-cell>
          <table:table-cell table:formula="of:=[.C288]/275" office:value-type="float" office:value="2.81272727272727" calcext:value-type="float">
            <text:p>2,81272727272727</text:p>
          </table:table-cell>
          <table:table-cell table:formula="of:=[.D288]/275" office:value-type="float" office:value="13.8624254545455" calcext:value-type="float">
            <text:p>13,8624254545455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769.5" calcext:value-type="float">
            <text:p>769,5</text:p>
          </table:table-cell>
          <table:table-cell office:value-type="float" office:value="3876.167" calcext:value-type="float">
            <text:p>3876,167</text:p>
          </table:table-cell>
          <table:table-cell office:value-type="float" office:value="12" calcext:value-type="float">
            <text:p>12</text:p>
          </table:table-cell>
          <table:table-cell table:formula="of:=[.E289]*24*60" office:value-type="float" office:value="17280" calcext:value-type="float">
            <text:p>17280</text:p>
          </table:table-cell>
          <table:table-cell table:formula="of:=[.C289]/275" office:value-type="float" office:value="2.79818181818182" calcext:value-type="float">
            <text:p>2,79818181818182</text:p>
          </table:table-cell>
          <table:table-cell table:formula="of:=[.D289]/275" office:value-type="float" office:value="14.0951527272727" calcext:value-type="float">
            <text:p>14,0951527272727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128.167" calcext:value-type="float">
            <text:p>1128,167</text:p>
          </table:table-cell>
          <table:table-cell office:value-type="float" office:value="3861.5" calcext:value-type="float">
            <text:p>3861,5</text:p>
          </table:table-cell>
          <table:table-cell office:value-type="float" office:value="12" calcext:value-type="float">
            <text:p>12</text:p>
          </table:table-cell>
          <table:table-cell table:formula="of:=[.E290]*24*60" office:value-type="float" office:value="17280" calcext:value-type="float">
            <text:p>17280</text:p>
          </table:table-cell>
          <table:table-cell table:formula="of:=[.C290]/275" office:value-type="float" office:value="4.10242545454545" calcext:value-type="float">
            <text:p>4,10242545454545</text:p>
          </table:table-cell>
          <table:table-cell table:formula="of:=[.D290]/275" office:value-type="float" office:value="14.0418181818182" calcext:value-type="float">
            <text:p>14,0418181818182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108.167" calcext:value-type="float">
            <text:p>1108,167</text:p>
          </table:table-cell>
          <table:table-cell office:value-type="float" office:value="3852.167" calcext:value-type="float">
            <text:p>3852,167</text:p>
          </table:table-cell>
          <table:table-cell office:value-type="float" office:value="12" calcext:value-type="float">
            <text:p>12</text:p>
          </table:table-cell>
          <table:table-cell table:formula="of:=[.E291]*24*60" office:value-type="float" office:value="17280" calcext:value-type="float">
            <text:p>17280</text:p>
          </table:table-cell>
          <table:table-cell table:formula="of:=[.C291]/275" office:value-type="float" office:value="4.02969818181818" calcext:value-type="float">
            <text:p>4,02969818181818</text:p>
          </table:table-cell>
          <table:table-cell table:formula="of:=[.D291]/275" office:value-type="float" office:value="14.00788" calcext:value-type="float">
            <text:p>14,00788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137.5" calcext:value-type="float">
            <text:p>1137,5</text:p>
          </table:table-cell>
          <table:table-cell office:value-type="float" office:value="3828.167" calcext:value-type="float">
            <text:p>3828,167</text:p>
          </table:table-cell>
          <table:table-cell office:value-type="float" office:value="12" calcext:value-type="float">
            <text:p>12</text:p>
          </table:table-cell>
          <table:table-cell table:formula="of:=[.E292]*24*60" office:value-type="float" office:value="17280" calcext:value-type="float">
            <text:p>17280</text:p>
          </table:table-cell>
          <table:table-cell table:formula="of:=[.C292]/275" office:value-type="float" office:value="4.13636363636364" calcext:value-type="float">
            <text:p>4,13636363636364</text:p>
          </table:table-cell>
          <table:table-cell table:formula="of:=[.D292]/275" office:value-type="float" office:value="13.9206072727273" calcext:value-type="float">
            <text:p>13,9206072727273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162.833" calcext:value-type="float">
            <text:p>1162,833</text:p>
          </table:table-cell>
          <table:table-cell office:value-type="float" office:value="3793.5" calcext:value-type="float">
            <text:p>3793,5</text:p>
          </table:table-cell>
          <table:table-cell office:value-type="float" office:value="12" calcext:value-type="float">
            <text:p>12</text:p>
          </table:table-cell>
          <table:table-cell table:formula="of:=[.E293]*24*60" office:value-type="float" office:value="17280" calcext:value-type="float">
            <text:p>17280</text:p>
          </table:table-cell>
          <table:table-cell table:formula="of:=[.C293]/275" office:value-type="float" office:value="4.22848363636364" calcext:value-type="float">
            <text:p>4,22848363636364</text:p>
          </table:table-cell>
          <table:table-cell table:formula="of:=[.D293]/275" office:value-type="float" office:value="13.7945454545455" calcext:value-type="float">
            <text:p>13,7945454545455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152.167" calcext:value-type="float">
            <text:p>1152,167</text:p>
          </table:table-cell>
          <table:table-cell office:value-type="float" office:value="3776.167" calcext:value-type="float">
            <text:p>3776,167</text:p>
          </table:table-cell>
          <table:table-cell office:value-type="float" office:value="12" calcext:value-type="float">
            <text:p>12</text:p>
          </table:table-cell>
          <table:table-cell table:formula="of:=[.E294]*24*60" office:value-type="float" office:value="17280" calcext:value-type="float">
            <text:p>17280</text:p>
          </table:table-cell>
          <table:table-cell table:formula="of:=[.C294]/275" office:value-type="float" office:value="4.18969818181818" calcext:value-type="float">
            <text:p>4,18969818181818</text:p>
          </table:table-cell>
          <table:table-cell table:formula="of:=[.D294]/275" office:value-type="float" office:value="13.7315163636364" calcext:value-type="float">
            <text:p>13,7315163636364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129.5" calcext:value-type="float">
            <text:p>1129,5</text:p>
          </table:table-cell>
          <table:table-cell office:value-type="float" office:value="3778.833" calcext:value-type="float">
            <text:p>3778,833</text:p>
          </table:table-cell>
          <table:table-cell office:value-type="float" office:value="12" calcext:value-type="float">
            <text:p>12</text:p>
          </table:table-cell>
          <table:table-cell table:formula="of:=[.E295]*24*60" office:value-type="float" office:value="17280" calcext:value-type="float">
            <text:p>17280</text:p>
          </table:table-cell>
          <table:table-cell table:formula="of:=[.C295]/275" office:value-type="float" office:value="4.10727272727273" calcext:value-type="float">
            <text:p>4,10727272727273</text:p>
          </table:table-cell>
          <table:table-cell table:formula="of:=[.D295]/275" office:value-type="float" office:value="13.7412109090909" calcext:value-type="float">
            <text:p>13,7412109090909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162.833" calcext:value-type="float">
            <text:p>1162,833</text:p>
          </table:table-cell>
          <table:table-cell office:value-type="float" office:value="3749.5" calcext:value-type="float">
            <text:p>3749,5</text:p>
          </table:table-cell>
          <table:table-cell office:value-type="float" office:value="12" calcext:value-type="float">
            <text:p>12</text:p>
          </table:table-cell>
          <table:table-cell table:formula="of:=[.E296]*24*60" office:value-type="float" office:value="17280" calcext:value-type="float">
            <text:p>17280</text:p>
          </table:table-cell>
          <table:table-cell table:formula="of:=[.C296]/275" office:value-type="float" office:value="4.22848363636364" calcext:value-type="float">
            <text:p>4,22848363636364</text:p>
          </table:table-cell>
          <table:table-cell table:formula="of:=[.D296]/275" office:value-type="float" office:value="13.6345454545455" calcext:value-type="float">
            <text:p>13,6345454545455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181.5" calcext:value-type="float">
            <text:p>1181,5</text:p>
          </table:table-cell>
          <table:table-cell office:value-type="float" office:value="3701.5" calcext:value-type="float">
            <text:p>3701,5</text:p>
          </table:table-cell>
          <table:table-cell office:value-type="float" office:value="12" calcext:value-type="float">
            <text:p>12</text:p>
          </table:table-cell>
          <table:table-cell table:formula="of:=[.E297]*24*60" office:value-type="float" office:value="17280" calcext:value-type="float">
            <text:p>17280</text:p>
          </table:table-cell>
          <table:table-cell table:formula="of:=[.C297]/275" office:value-type="float" office:value="4.29636363636364" calcext:value-type="float">
            <text:p>4,29636363636364</text:p>
          </table:table-cell>
          <table:table-cell table:formula="of:=[.D297]/275" office:value-type="float" office:value="13.46" calcext:value-type="float">
            <text:p>13,46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153.5" calcext:value-type="float">
            <text:p>1153,5</text:p>
          </table:table-cell>
          <table:table-cell office:value-type="float" office:value="3682.833" calcext:value-type="float">
            <text:p>3682,833</text:p>
          </table:table-cell>
          <table:table-cell office:value-type="float" office:value="12" calcext:value-type="float">
            <text:p>12</text:p>
          </table:table-cell>
          <table:table-cell table:formula="of:=[.E298]*24*60" office:value-type="float" office:value="17280" calcext:value-type="float">
            <text:p>17280</text:p>
          </table:table-cell>
          <table:table-cell table:formula="of:=[.C298]/275" office:value-type="float" office:value="4.19454545454545" calcext:value-type="float">
            <text:p>4,19454545454545</text:p>
          </table:table-cell>
          <table:table-cell table:formula="of:=[.D298]/275" office:value-type="float" office:value="13.39212" calcext:value-type="float">
            <text:p>13,39212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141.5" calcext:value-type="float">
            <text:p>1141,5</text:p>
          </table:table-cell>
          <table:table-cell office:value-type="float" office:value="3629.5" calcext:value-type="float">
            <text:p>3629,5</text:p>
          </table:table-cell>
          <table:table-cell office:value-type="float" office:value="12" calcext:value-type="float">
            <text:p>12</text:p>
          </table:table-cell>
          <table:table-cell table:formula="of:=[.E299]*24*60" office:value-type="float" office:value="17280" calcext:value-type="float">
            <text:p>17280</text:p>
          </table:table-cell>
          <table:table-cell table:formula="of:=[.C299]/275" office:value-type="float" office:value="4.15090909090909" calcext:value-type="float">
            <text:p>4,15090909090909</text:p>
          </table:table-cell>
          <table:table-cell table:formula="of:=[.D299]/275" office:value-type="float" office:value="13.1981818181818" calcext:value-type="float">
            <text:p>13,198181818181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100.167" calcext:value-type="float">
            <text:p>1100,167</text:p>
          </table:table-cell>
          <table:table-cell office:value-type="float" office:value="3656.167" calcext:value-type="float">
            <text:p>3656,167</text:p>
          </table:table-cell>
          <table:table-cell office:value-type="float" office:value="12" calcext:value-type="float">
            <text:p>12</text:p>
          </table:table-cell>
          <table:table-cell table:formula="of:=[.E300]*24*60" office:value-type="float" office:value="17280" calcext:value-type="float">
            <text:p>17280</text:p>
          </table:table-cell>
          <table:table-cell table:formula="of:=[.C300]/275" office:value-type="float" office:value="4.00060727272727" calcext:value-type="float">
            <text:p>4,00060727272727</text:p>
          </table:table-cell>
          <table:table-cell table:formula="of:=[.D300]/275" office:value-type="float" office:value="13.2951527272727" calcext:value-type="float">
            <text:p>13,295152727272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64.167" calcext:value-type="float">
            <text:p>1064,167</text:p>
          </table:table-cell>
          <table:table-cell office:value-type="float" office:value="3658.833" calcext:value-type="float">
            <text:p>3658,833</text:p>
          </table:table-cell>
          <table:table-cell office:value-type="float" office:value="12" calcext:value-type="float">
            <text:p>12</text:p>
          </table:table-cell>
          <table:table-cell table:formula="of:=[.E301]*24*60" office:value-type="float" office:value="17280" calcext:value-type="float">
            <text:p>17280</text:p>
          </table:table-cell>
          <table:table-cell table:formula="of:=[.C301]/275" office:value-type="float" office:value="3.86969818181818" calcext:value-type="float">
            <text:p>3,86969818181818</text:p>
          </table:table-cell>
          <table:table-cell table:formula="of:=[.D301]/275" office:value-type="float" office:value="13.3048472727273" calcext:value-type="float">
            <text:p>13,3048472727273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100.167" calcext:value-type="float">
            <text:p>1100,167</text:p>
          </table:table-cell>
          <table:table-cell office:value-type="float" office:value="3626.833" calcext:value-type="float">
            <text:p>3626,833</text:p>
          </table:table-cell>
          <table:table-cell office:value-type="float" office:value="12" calcext:value-type="float">
            <text:p>12</text:p>
          </table:table-cell>
          <table:table-cell table:formula="of:=[.E302]*24*60" office:value-type="float" office:value="17280" calcext:value-type="float">
            <text:p>17280</text:p>
          </table:table-cell>
          <table:table-cell table:formula="of:=[.C302]/275" office:value-type="float" office:value="4.00060727272727" calcext:value-type="float">
            <text:p>4,00060727272727</text:p>
          </table:table-cell>
          <table:table-cell table:formula="of:=[.D302]/275" office:value-type="float" office:value="13.1884836363636" calcext:value-type="float">
            <text:p>13,1884836363636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125.5" calcext:value-type="float">
            <text:p>1125,5</text:p>
          </table:table-cell>
          <table:table-cell office:value-type="float" office:value="3577.5" calcext:value-type="float">
            <text:p>3577,5</text:p>
          </table:table-cell>
          <table:table-cell office:value-type="float" office:value="12" calcext:value-type="float">
            <text:p>12</text:p>
          </table:table-cell>
          <table:table-cell table:formula="of:=[.E303]*24*60" office:value-type="float" office:value="17280" calcext:value-type="float">
            <text:p>17280</text:p>
          </table:table-cell>
          <table:table-cell table:formula="of:=[.C303]/275" office:value-type="float" office:value="4.09272727272727" calcext:value-type="float">
            <text:p>4,09272727272727</text:p>
          </table:table-cell>
          <table:table-cell table:formula="of:=[.D303]/275" office:value-type="float" office:value="13.0090909090909" calcext:value-type="float">
            <text:p>13,0090909090909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106.833" calcext:value-type="float">
            <text:p>1106,833</text:p>
          </table:table-cell>
          <table:table-cell office:value-type="float" office:value="3518.833" calcext:value-type="float">
            <text:p>3518,833</text:p>
          </table:table-cell>
          <table:table-cell office:value-type="float" office:value="12" calcext:value-type="float">
            <text:p>12</text:p>
          </table:table-cell>
          <table:table-cell table:formula="of:=[.E304]*24*60" office:value-type="float" office:value="17280" calcext:value-type="float">
            <text:p>17280</text:p>
          </table:table-cell>
          <table:table-cell table:formula="of:=[.C304]/275" office:value-type="float" office:value="4.02484727272727" calcext:value-type="float">
            <text:p>4,02484727272727</text:p>
          </table:table-cell>
          <table:table-cell table:formula="of:=[.D304]/275" office:value-type="float" office:value="12.7957563636364" calcext:value-type="float">
            <text:p>12,7957563636364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065.5" calcext:value-type="float">
            <text:p>1065,5</text:p>
          </table:table-cell>
          <table:table-cell office:value-type="float" office:value="3477.5" calcext:value-type="float">
            <text:p>3477,5</text:p>
          </table:table-cell>
          <table:table-cell office:value-type="float" office:value="12" calcext:value-type="float">
            <text:p>12</text:p>
          </table:table-cell>
          <table:table-cell table:formula="of:=[.E305]*24*60" office:value-type="float" office:value="17280" calcext:value-type="float">
            <text:p>17280</text:p>
          </table:table-cell>
          <table:table-cell table:formula="of:=[.C305]/275" office:value-type="float" office:value="3.87454545454545" calcext:value-type="float">
            <text:p>3,87454545454545</text:p>
          </table:table-cell>
          <table:table-cell table:formula="of:=[.D305]/275" office:value-type="float" office:value="12.6454545454545" calcext:value-type="float">
            <text:p>12,6454545454545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020.167" calcext:value-type="float">
            <text:p>1020,167</text:p>
          </table:table-cell>
          <table:table-cell office:value-type="float" office:value="3466.833" calcext:value-type="float">
            <text:p>3466,833</text:p>
          </table:table-cell>
          <table:table-cell office:value-type="float" office:value="12" calcext:value-type="float">
            <text:p>12</text:p>
          </table:table-cell>
          <table:table-cell table:formula="of:=[.E306]*24*60" office:value-type="float" office:value="17280" calcext:value-type="float">
            <text:p>17280</text:p>
          </table:table-cell>
          <table:table-cell table:formula="of:=[.C306]/275" office:value-type="float" office:value="3.70969818181818" calcext:value-type="float">
            <text:p>3,70969818181818</text:p>
          </table:table-cell>
          <table:table-cell table:formula="of:=[.D306]/275" office:value-type="float" office:value="12.6066654545455" calcext:value-type="float">
            <text:p>12,6066654545455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962.833" calcext:value-type="float">
            <text:p>962,833</text:p>
          </table:table-cell>
          <table:table-cell office:value-type="float" office:value="3436.167" calcext:value-type="float">
            <text:p>3436,167</text:p>
          </table:table-cell>
          <table:table-cell office:value-type="float" office:value="12" calcext:value-type="float">
            <text:p>12</text:p>
          </table:table-cell>
          <table:table-cell table:formula="of:=[.E307]*24*60" office:value-type="float" office:value="17280" calcext:value-type="float">
            <text:p>17280</text:p>
          </table:table-cell>
          <table:table-cell table:formula="of:=[.C307]/275" office:value-type="float" office:value="3.50121090909091" calcext:value-type="float">
            <text:p>3,50121090909091</text:p>
          </table:table-cell>
          <table:table-cell table:formula="of:=[.D307]/275" office:value-type="float" office:value="12.4951527272727" calcext:value-type="float">
            <text:p>12,4951527272727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122.833" calcext:value-type="float">
            <text:p>1122,833</text:p>
          </table:table-cell>
          <table:table-cell office:value-type="float" office:value="3450.833" calcext:value-type="float">
            <text:p>3450,833</text:p>
          </table:table-cell>
          <table:table-cell office:value-type="float" office:value="13" calcext:value-type="float">
            <text:p>13</text:p>
          </table:table-cell>
          <table:table-cell table:formula="of:=[.E308]*24*60" office:value-type="float" office:value="18720" calcext:value-type="float">
            <text:p>18720</text:p>
          </table:table-cell>
          <table:table-cell table:formula="of:=[.C308]/275" office:value-type="float" office:value="4.08302909090909" calcext:value-type="float">
            <text:p>4,08302909090909</text:p>
          </table:table-cell>
          <table:table-cell table:formula="of:=[.D308]/275" office:value-type="float" office:value="12.5484836363636" calcext:value-type="float">
            <text:p>12,5484836363636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057.5" calcext:value-type="float">
            <text:p>1057,5</text:p>
          </table:table-cell>
          <table:table-cell office:value-type="float" office:value="3460.167" calcext:value-type="float">
            <text:p>3460,167</text:p>
          </table:table-cell>
          <table:table-cell office:value-type="float" office:value="13" calcext:value-type="float">
            <text:p>13</text:p>
          </table:table-cell>
          <table:table-cell table:formula="of:=[.E309]*24*60" office:value-type="float" office:value="18720" calcext:value-type="float">
            <text:p>18720</text:p>
          </table:table-cell>
          <table:table-cell table:formula="of:=[.C309]/275" office:value-type="float" office:value="3.84545454545455" calcext:value-type="float">
            <text:p>3,84545454545455</text:p>
          </table:table-cell>
          <table:table-cell table:formula="of:=[.D309]/275" office:value-type="float" office:value="12.5824254545455" calcext:value-type="float">
            <text:p>12,5824254545455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000.167" calcext:value-type="float">
            <text:p>1000,167</text:p>
          </table:table-cell>
          <table:table-cell office:value-type="float" office:value="3448.167" calcext:value-type="float">
            <text:p>3448,167</text:p>
          </table:table-cell>
          <table:table-cell office:value-type="float" office:value="13" calcext:value-type="float">
            <text:p>13</text:p>
          </table:table-cell>
          <table:table-cell table:formula="of:=[.E310]*24*60" office:value-type="float" office:value="18720" calcext:value-type="float">
            <text:p>18720</text:p>
          </table:table-cell>
          <table:table-cell table:formula="of:=[.C310]/275" office:value-type="float" office:value="3.63697090909091" calcext:value-type="float">
            <text:p>3,63697090909091</text:p>
          </table:table-cell>
          <table:table-cell table:formula="of:=[.D310]/275" office:value-type="float" office:value="12.5387890909091" calcext:value-type="float">
            <text:p>12,5387890909091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942.833" calcext:value-type="float">
            <text:p>942,833</text:p>
          </table:table-cell>
          <table:table-cell office:value-type="float" office:value="3432.167" calcext:value-type="float">
            <text:p>3432,167</text:p>
          </table:table-cell>
          <table:table-cell office:value-type="float" office:value="13" calcext:value-type="float">
            <text:p>13</text:p>
          </table:table-cell>
          <table:table-cell table:formula="of:=[.E311]*24*60" office:value-type="float" office:value="18720" calcext:value-type="float">
            <text:p>18720</text:p>
          </table:table-cell>
          <table:table-cell table:formula="of:=[.C311]/275" office:value-type="float" office:value="3.42848363636364" calcext:value-type="float">
            <text:p>3,42848363636364</text:p>
          </table:table-cell>
          <table:table-cell table:formula="of:=[.D311]/275" office:value-type="float" office:value="12.4806072727273" calcext:value-type="float">
            <text:p>12,480607272727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921.5" calcext:value-type="float">
            <text:p>921,5</text:p>
          </table:table-cell>
          <table:table-cell office:value-type="float" office:value="3393.5" calcext:value-type="float">
            <text:p>3393,5</text:p>
          </table:table-cell>
          <table:table-cell office:value-type="float" office:value="13" calcext:value-type="float">
            <text:p>13</text:p>
          </table:table-cell>
          <table:table-cell table:formula="of:=[.E312]*24*60" office:value-type="float" office:value="18720" calcext:value-type="float">
            <text:p>18720</text:p>
          </table:table-cell>
          <table:table-cell table:formula="of:=[.C312]/275" office:value-type="float" office:value="3.35090909090909" calcext:value-type="float">
            <text:p>3,35090909090909</text:p>
          </table:table-cell>
          <table:table-cell table:formula="of:=[.D312]/275" office:value-type="float" office:value="12.34" calcext:value-type="float">
            <text:p>12,34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894.833" calcext:value-type="float">
            <text:p>894,833</text:p>
          </table:table-cell>
          <table:table-cell office:value-type="float" office:value="3344.167" calcext:value-type="float">
            <text:p>3344,167</text:p>
          </table:table-cell>
          <table:table-cell office:value-type="float" office:value="13" calcext:value-type="float">
            <text:p>13</text:p>
          </table:table-cell>
          <table:table-cell table:formula="of:=[.E313]*24*60" office:value-type="float" office:value="18720" calcext:value-type="float">
            <text:p>18720</text:p>
          </table:table-cell>
          <table:table-cell table:formula="of:=[.C313]/275" office:value-type="float" office:value="3.25393818181818" calcext:value-type="float">
            <text:p>3,25393818181818</text:p>
          </table:table-cell>
          <table:table-cell table:formula="of:=[.D313]/275" office:value-type="float" office:value="12.1606072727273" calcext:value-type="float">
            <text:p>12,1606072727273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874.833" calcext:value-type="float">
            <text:p>874,833</text:p>
          </table:table-cell>
          <table:table-cell office:value-type="float" office:value="3293.5" calcext:value-type="float">
            <text:p>3293,5</text:p>
          </table:table-cell>
          <table:table-cell office:value-type="float" office:value="13" calcext:value-type="float">
            <text:p>13</text:p>
          </table:table-cell>
          <table:table-cell table:formula="of:=[.E314]*24*60" office:value-type="float" office:value="18720" calcext:value-type="float">
            <text:p>18720</text:p>
          </table:table-cell>
          <table:table-cell table:formula="of:=[.C314]/275" office:value-type="float" office:value="3.18121090909091" calcext:value-type="float">
            <text:p>3,18121090909091</text:p>
          </table:table-cell>
          <table:table-cell table:formula="of:=[.D314]/275" office:value-type="float" office:value="11.9763636363636" calcext:value-type="float">
            <text:p>11,9763636363636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842.833" calcext:value-type="float">
            <text:p>842,833</text:p>
          </table:table-cell>
          <table:table-cell office:value-type="float" office:value="3245.5" calcext:value-type="float">
            <text:p>3245,5</text:p>
          </table:table-cell>
          <table:table-cell office:value-type="float" office:value="13" calcext:value-type="float">
            <text:p>13</text:p>
          </table:table-cell>
          <table:table-cell table:formula="of:=[.E315]*24*60" office:value-type="float" office:value="18720" calcext:value-type="float">
            <text:p>18720</text:p>
          </table:table-cell>
          <table:table-cell table:formula="of:=[.C315]/275" office:value-type="float" office:value="3.06484727272727" calcext:value-type="float">
            <text:p>3,06484727272727</text:p>
          </table:table-cell>
          <table:table-cell table:formula="of:=[.D315]/275" office:value-type="float" office:value="11.8018181818182" calcext:value-type="float">
            <text:p>11,8018181818182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230.833" calcext:value-type="float">
            <text:p>3230,833</text:p>
          </table:table-cell>
          <table:table-cell office:value-type="float" office:value="13" calcext:value-type="float">
            <text:p>13</text:p>
          </table:table-cell>
          <table:table-cell table:formula="of:=[.E316]*24*60" office:value-type="float" office:value="18720" calcext:value-type="float">
            <text:p>18720</text:p>
          </table:table-cell>
          <table:table-cell table:formula="of:=[.C316]/275" office:value-type="float" office:value="2.91939272727273" calcext:value-type="float">
            <text:p>2,91939272727273</text:p>
          </table:table-cell>
          <table:table-cell table:formula="of:=[.D316]/275" office:value-type="float" office:value="11.7484836363636" calcext:value-type="float">
            <text:p>11,7484836363636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309.5" calcext:value-type="float">
            <text:p>3309,5</text:p>
          </table:table-cell>
          <table:table-cell office:value-type="float" office:value="13" calcext:value-type="float">
            <text:p>13</text:p>
          </table:table-cell>
          <table:table-cell table:formula="of:=[.E317]*24*60" office:value-type="float" office:value="18720" calcext:value-type="float">
            <text:p>18720</text:p>
          </table:table-cell>
          <table:table-cell table:formula="of:=[.C317]/275" office:value-type="float" office:value="2.92424363636364" calcext:value-type="float">
            <text:p>2,92424363636364</text:p>
          </table:table-cell>
          <table:table-cell table:formula="of:=[.D317]/275" office:value-type="float" office:value="12.0345454545455" calcext:value-type="float">
            <text:p>12,0345454545455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785.5" calcext:value-type="float">
            <text:p>785,5</text:p>
          </table:table-cell>
          <table:table-cell office:value-type="float" office:value="3369.5" calcext:value-type="float">
            <text:p>3369,5</text:p>
          </table:table-cell>
          <table:table-cell office:value-type="float" office:value="13" calcext:value-type="float">
            <text:p>13</text:p>
          </table:table-cell>
          <table:table-cell table:formula="of:=[.E318]*24*60" office:value-type="float" office:value="18720" calcext:value-type="float">
            <text:p>18720</text:p>
          </table:table-cell>
          <table:table-cell table:formula="of:=[.C318]/275" office:value-type="float" office:value="2.85636363636364" calcext:value-type="float">
            <text:p>2,85636363636364</text:p>
          </table:table-cell>
          <table:table-cell table:formula="of:=[.D318]/275" office:value-type="float" office:value="12.2527272727273" calcext:value-type="float">
            <text:p>12,2527272727273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773.5" calcext:value-type="float">
            <text:p>773,5</text:p>
          </table:table-cell>
          <table:table-cell office:value-type="float" office:value="3449.5" calcext:value-type="float">
            <text:p>3449,5</text:p>
          </table:table-cell>
          <table:table-cell office:value-type="float" office:value="13" calcext:value-type="float">
            <text:p>13</text:p>
          </table:table-cell>
          <table:table-cell table:formula="of:=[.E319]*24*60" office:value-type="float" office:value="18720" calcext:value-type="float">
            <text:p>18720</text:p>
          </table:table-cell>
          <table:table-cell table:formula="of:=[.C319]/275" office:value-type="float" office:value="2.81272727272727" calcext:value-type="float">
            <text:p>2,81272727272727</text:p>
          </table:table-cell>
          <table:table-cell table:formula="of:=[.D319]/275" office:value-type="float" office:value="12.5436363636364" calcext:value-type="float">
            <text:p>12,5436363636364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762.833" calcext:value-type="float">
            <text:p>762,833</text:p>
          </table:table-cell>
          <table:table-cell office:value-type="float" office:value="3532.167" calcext:value-type="float">
            <text:p>3532,167</text:p>
          </table:table-cell>
          <table:table-cell office:value-type="float" office:value="13" calcext:value-type="float">
            <text:p>13</text:p>
          </table:table-cell>
          <table:table-cell table:formula="of:=[.E320]*24*60" office:value-type="float" office:value="18720" calcext:value-type="float">
            <text:p>18720</text:p>
          </table:table-cell>
          <table:table-cell table:formula="of:=[.C320]/275" office:value-type="float" office:value="2.77393818181818" calcext:value-type="float">
            <text:p>2,77393818181818</text:p>
          </table:table-cell>
          <table:table-cell table:formula="of:=[.D320]/275" office:value-type="float" office:value="12.8442436363636" calcext:value-type="float">
            <text:p>12,8442436363636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772.167" calcext:value-type="float">
            <text:p>772,167</text:p>
          </table:table-cell>
          <table:table-cell office:value-type="float" office:value="3577.5" calcext:value-type="float">
            <text:p>3577,5</text:p>
          </table:table-cell>
          <table:table-cell office:value-type="float" office:value="13" calcext:value-type="float">
            <text:p>13</text:p>
          </table:table-cell>
          <table:table-cell table:formula="of:=[.E321]*24*60" office:value-type="float" office:value="18720" calcext:value-type="float">
            <text:p>18720</text:p>
          </table:table-cell>
          <table:table-cell table:formula="of:=[.C321]/275" office:value-type="float" office:value="2.80788" calcext:value-type="float">
            <text:p>2,80788</text:p>
          </table:table-cell>
          <table:table-cell table:formula="of:=[.D321]/275" office:value-type="float" office:value="13.0090909090909" calcext:value-type="float">
            <text:p>13,0090909090909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754.833" calcext:value-type="float">
            <text:p>754,833</text:p>
          </table:table-cell>
          <table:table-cell office:value-type="float" office:value="3617.5" calcext:value-type="float">
            <text:p>3617,5</text:p>
          </table:table-cell>
          <table:table-cell office:value-type="float" office:value="13" calcext:value-type="float">
            <text:p>13</text:p>
          </table:table-cell>
          <table:table-cell table:formula="of:=[.E322]*24*60" office:value-type="float" office:value="18720" calcext:value-type="float">
            <text:p>18720</text:p>
          </table:table-cell>
          <table:table-cell table:formula="of:=[.C322]/275" office:value-type="float" office:value="2.74484727272727" calcext:value-type="float">
            <text:p>2,74484727272727</text:p>
          </table:table-cell>
          <table:table-cell table:formula="of:=[.D322]/275" office:value-type="float" office:value="13.1545454545455" calcext:value-type="float">
            <text:p>13,1545454545455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777.5" calcext:value-type="float">
            <text:p>777,5</text:p>
          </table:table-cell>
          <table:table-cell office:value-type="float" office:value="3669.5" calcext:value-type="float">
            <text:p>3669,5</text:p>
          </table:table-cell>
          <table:table-cell office:value-type="float" office:value="13" calcext:value-type="float">
            <text:p>13</text:p>
          </table:table-cell>
          <table:table-cell table:formula="of:=[.E323]*24*60" office:value-type="float" office:value="18720" calcext:value-type="float">
            <text:p>18720</text:p>
          </table:table-cell>
          <table:table-cell table:formula="of:=[.C323]/275" office:value-type="float" office:value="2.82727272727273" calcext:value-type="float">
            <text:p>2,82727272727273</text:p>
          </table:table-cell>
          <table:table-cell table:formula="of:=[.D323]/275" office:value-type="float" office:value="13.3436363636364" calcext:value-type="float">
            <text:p>13,3436363636364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765.5" calcext:value-type="float">
            <text:p>765,5</text:p>
          </table:table-cell>
          <table:table-cell office:value-type="float" office:value="3734.833" calcext:value-type="float">
            <text:p>3734,833</text:p>
          </table:table-cell>
          <table:table-cell office:value-type="float" office:value="13" calcext:value-type="float">
            <text:p>13</text:p>
          </table:table-cell>
          <table:table-cell table:formula="of:=[.E324]*24*60" office:value-type="float" office:value="18720" calcext:value-type="float">
            <text:p>18720</text:p>
          </table:table-cell>
          <table:table-cell table:formula="of:=[.C324]/275" office:value-type="float" office:value="2.78363636363636" calcext:value-type="float">
            <text:p>2,78363636363636</text:p>
          </table:table-cell>
          <table:table-cell table:formula="of:=[.D324]/275" office:value-type="float" office:value="13.5812109090909" calcext:value-type="float">
            <text:p>13,5812109090909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762.833" calcext:value-type="float">
            <text:p>762,833</text:p>
          </table:table-cell>
          <table:table-cell office:value-type="float" office:value="3788.167" calcext:value-type="float">
            <text:p>3788,167</text:p>
          </table:table-cell>
          <table:table-cell office:value-type="float" office:value="13" calcext:value-type="float">
            <text:p>13</text:p>
          </table:table-cell>
          <table:table-cell table:formula="of:=[.E325]*24*60" office:value-type="float" office:value="18720" calcext:value-type="float">
            <text:p>18720</text:p>
          </table:table-cell>
          <table:table-cell table:formula="of:=[.C325]/275" office:value-type="float" office:value="2.77393818181818" calcext:value-type="float">
            <text:p>2,77393818181818</text:p>
          </table:table-cell>
          <table:table-cell table:formula="of:=[.D325]/275" office:value-type="float" office:value="13.7751527272727" calcext:value-type="float">
            <text:p>13,7751527272727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761.5" calcext:value-type="float">
            <text:p>761,5</text:p>
          </table:table-cell>
          <table:table-cell office:value-type="float" office:value="3833.5" calcext:value-type="float">
            <text:p>3833,5</text:p>
          </table:table-cell>
          <table:table-cell office:value-type="float" office:value="13" calcext:value-type="float">
            <text:p>13</text:p>
          </table:table-cell>
          <table:table-cell table:formula="of:=[.E326]*24*60" office:value-type="float" office:value="18720" calcext:value-type="float">
            <text:p>18720</text:p>
          </table:table-cell>
          <table:table-cell table:formula="of:=[.C326]/275" office:value-type="float" office:value="2.76909090909091" calcext:value-type="float">
            <text:p>2,76909090909091</text:p>
          </table:table-cell>
          <table:table-cell table:formula="of:=[.D326]/275" office:value-type="float" office:value="13.94" calcext:value-type="float">
            <text:p>13,94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765.5" calcext:value-type="float">
            <text:p>765,5</text:p>
          </table:table-cell>
          <table:table-cell office:value-type="float" office:value="3865.5" calcext:value-type="float">
            <text:p>3865,5</text:p>
          </table:table-cell>
          <table:table-cell office:value-type="float" office:value="13" calcext:value-type="float">
            <text:p>13</text:p>
          </table:table-cell>
          <table:table-cell table:formula="of:=[.E327]*24*60" office:value-type="float" office:value="18720" calcext:value-type="float">
            <text:p>18720</text:p>
          </table:table-cell>
          <table:table-cell table:formula="of:=[.C327]/275" office:value-type="float" office:value="2.78363636363636" calcext:value-type="float">
            <text:p>2,78363636363636</text:p>
          </table:table-cell>
          <table:table-cell table:formula="of:=[.D327]/275" office:value-type="float" office:value="14.0563636363636" calcext:value-type="float">
            <text:p>14,0563636363636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144.167" calcext:value-type="float">
            <text:p>1144,167</text:p>
          </table:table-cell>
          <table:table-cell office:value-type="float" office:value="3861.5" calcext:value-type="float">
            <text:p>3861,5</text:p>
          </table:table-cell>
          <table:table-cell office:value-type="float" office:value="13" calcext:value-type="float">
            <text:p>13</text:p>
          </table:table-cell>
          <table:table-cell table:formula="of:=[.E328]*24*60" office:value-type="float" office:value="18720" calcext:value-type="float">
            <text:p>18720</text:p>
          </table:table-cell>
          <table:table-cell table:formula="of:=[.C328]/275" office:value-type="float" office:value="4.16060727272727" calcext:value-type="float">
            <text:p>4,16060727272727</text:p>
          </table:table-cell>
          <table:table-cell table:formula="of:=[.D328]/275" office:value-type="float" office:value="14.0418181818182" calcext:value-type="float">
            <text:p>14,0418181818182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114.833" calcext:value-type="float">
            <text:p>1114,833</text:p>
          </table:table-cell>
          <table:table-cell office:value-type="float" office:value="3852.167" calcext:value-type="float">
            <text:p>3852,167</text:p>
          </table:table-cell>
          <table:table-cell office:value-type="float" office:value="13" calcext:value-type="float">
            <text:p>13</text:p>
          </table:table-cell>
          <table:table-cell table:formula="of:=[.E329]*24*60" office:value-type="float" office:value="18720" calcext:value-type="float">
            <text:p>18720</text:p>
          </table:table-cell>
          <table:table-cell table:formula="of:=[.C329]/275" office:value-type="float" office:value="4.05393818181818" calcext:value-type="float">
            <text:p>4,05393818181818</text:p>
          </table:table-cell>
          <table:table-cell table:formula="of:=[.D329]/275" office:value-type="float" office:value="14.00788" calcext:value-type="float">
            <text:p>14,00788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154.833" calcext:value-type="float">
            <text:p>1154,833</text:p>
          </table:table-cell>
          <table:table-cell office:value-type="float" office:value="3813.5" calcext:value-type="float">
            <text:p>3813,5</text:p>
          </table:table-cell>
          <table:table-cell office:value-type="float" office:value="13" calcext:value-type="float">
            <text:p>13</text:p>
          </table:table-cell>
          <table:table-cell table:formula="of:=[.E330]*24*60" office:value-type="float" office:value="18720" calcext:value-type="float">
            <text:p>18720</text:p>
          </table:table-cell>
          <table:table-cell table:formula="of:=[.C330]/275" office:value-type="float" office:value="4.19939272727273" calcext:value-type="float">
            <text:p>4,19939272727273</text:p>
          </table:table-cell>
          <table:table-cell table:formula="of:=[.D330]/275" office:value-type="float" office:value="13.8672727272727" calcext:value-type="float">
            <text:p>13,8672727272727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168.167" calcext:value-type="float">
            <text:p>1168,167</text:p>
          </table:table-cell>
          <table:table-cell office:value-type="float" office:value="3772.167" calcext:value-type="float">
            <text:p>3772,167</text:p>
          </table:table-cell>
          <table:table-cell office:value-type="float" office:value="13" calcext:value-type="float">
            <text:p>13</text:p>
          </table:table-cell>
          <table:table-cell table:formula="of:=[.E331]*24*60" office:value-type="float" office:value="18720" calcext:value-type="float">
            <text:p>18720</text:p>
          </table:table-cell>
          <table:table-cell table:formula="of:=[.C331]/275" office:value-type="float" office:value="4.24788" calcext:value-type="float">
            <text:p>4,24788</text:p>
          </table:table-cell>
          <table:table-cell table:formula="of:=[.D331]/275" office:value-type="float" office:value="13.7169709090909" calcext:value-type="float">
            <text:p>13,7169709090909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189.5" calcext:value-type="float">
            <text:p>1189,5</text:p>
          </table:table-cell>
          <table:table-cell office:value-type="float" office:value="3741.5" calcext:value-type="float">
            <text:p>3741,5</text:p>
          </table:table-cell>
          <table:table-cell office:value-type="float" office:value="13" calcext:value-type="float">
            <text:p>13</text:p>
          </table:table-cell>
          <table:table-cell table:formula="of:=[.E332]*24*60" office:value-type="float" office:value="18720" calcext:value-type="float">
            <text:p>18720</text:p>
          </table:table-cell>
          <table:table-cell table:formula="of:=[.C332]/275" office:value-type="float" office:value="4.32545454545455" calcext:value-type="float">
            <text:p>4,32545454545455</text:p>
          </table:table-cell>
          <table:table-cell table:formula="of:=[.D332]/275" office:value-type="float" office:value="13.6054545454545" calcext:value-type="float">
            <text:p>13,6054545454545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189.5" calcext:value-type="float">
            <text:p>1189,5</text:p>
          </table:table-cell>
          <table:table-cell office:value-type="float" office:value="3706.833" calcext:value-type="float">
            <text:p>3706,833</text:p>
          </table:table-cell>
          <table:table-cell office:value-type="float" office:value="13" calcext:value-type="float">
            <text:p>13</text:p>
          </table:table-cell>
          <table:table-cell table:formula="of:=[.E333]*24*60" office:value-type="float" office:value="18720" calcext:value-type="float">
            <text:p>18720</text:p>
          </table:table-cell>
          <table:table-cell table:formula="of:=[.C333]/275" office:value-type="float" office:value="4.32545454545455" calcext:value-type="float">
            <text:p>4,32545454545455</text:p>
          </table:table-cell>
          <table:table-cell table:formula="of:=[.D333]/275" office:value-type="float" office:value="13.4793927272727" calcext:value-type="float">
            <text:p>13,4793927272727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157.5" calcext:value-type="float">
            <text:p>1157,5</text:p>
          </table:table-cell>
          <table:table-cell office:value-type="float" office:value="3670.833" calcext:value-type="float">
            <text:p>3670,833</text:p>
          </table:table-cell>
          <table:table-cell office:value-type="float" office:value="13" calcext:value-type="float">
            <text:p>13</text:p>
          </table:table-cell>
          <table:table-cell table:formula="of:=[.E334]*24*60" office:value-type="float" office:value="18720" calcext:value-type="float">
            <text:p>18720</text:p>
          </table:table-cell>
          <table:table-cell table:formula="of:=[.C334]/275" office:value-type="float" office:value="4.20909090909091" calcext:value-type="float">
            <text:p>4,20909090909091</text:p>
          </table:table-cell>
          <table:table-cell table:formula="of:=[.D334]/275" office:value-type="float" office:value="13.3484836363636" calcext:value-type="float">
            <text:p>13,3484836363636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157.5" calcext:value-type="float">
            <text:p>1157,5</text:p>
          </table:table-cell>
          <table:table-cell office:value-type="float" office:value="3621.5" calcext:value-type="float">
            <text:p>3621,5</text:p>
          </table:table-cell>
          <table:table-cell office:value-type="float" office:value="13" calcext:value-type="float">
            <text:p>13</text:p>
          </table:table-cell>
          <table:table-cell table:formula="of:=[.E335]*24*60" office:value-type="float" office:value="18720" calcext:value-type="float">
            <text:p>18720</text:p>
          </table:table-cell>
          <table:table-cell table:formula="of:=[.C335]/275" office:value-type="float" office:value="4.20909090909091" calcext:value-type="float">
            <text:p>4,20909090909091</text:p>
          </table:table-cell>
          <table:table-cell table:formula="of:=[.D335]/275" office:value-type="float" office:value="13.1690909090909" calcext:value-type="float">
            <text:p>13,1690909090909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109.5" calcext:value-type="float">
            <text:p>1109,5</text:p>
          </table:table-cell>
          <table:table-cell office:value-type="float" office:value="3620.167" calcext:value-type="float">
            <text:p>3620,167</text:p>
          </table:table-cell>
          <table:table-cell office:value-type="float" office:value="13" calcext:value-type="float">
            <text:p>13</text:p>
          </table:table-cell>
          <table:table-cell table:formula="of:=[.E336]*24*60" office:value-type="float" office:value="18720" calcext:value-type="float">
            <text:p>18720</text:p>
          </table:table-cell>
          <table:table-cell table:formula="of:=[.C336]/275" office:value-type="float" office:value="4.03454545454545" calcext:value-type="float">
            <text:p>4,03454545454545</text:p>
          </table:table-cell>
          <table:table-cell table:formula="of:=[.D336]/275" office:value-type="float" office:value="13.1642436363636" calcext:value-type="float">
            <text:p>13,164243636363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134.833" calcext:value-type="float">
            <text:p>1134,833</text:p>
          </table:table-cell>
          <table:table-cell office:value-type="float" office:value="3572.167" calcext:value-type="float">
            <text:p>3572,167</text:p>
          </table:table-cell>
          <table:table-cell office:value-type="float" office:value="13" calcext:value-type="float">
            <text:p>13</text:p>
          </table:table-cell>
          <table:table-cell table:formula="of:=[.E337]*24*60" office:value-type="float" office:value="18720" calcext:value-type="float">
            <text:p>18720</text:p>
          </table:table-cell>
          <table:table-cell table:formula="of:=[.C337]/275" office:value-type="float" office:value="4.12666545454546" calcext:value-type="float">
            <text:p>4,12666545454546</text:p>
          </table:table-cell>
          <table:table-cell table:formula="of:=[.D337]/275" office:value-type="float" office:value="12.9896981818182" calcext:value-type="float">
            <text:p>12,9896981818182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136.167" calcext:value-type="float">
            <text:p>1136,167</text:p>
          </table:table-cell>
          <table:table-cell office:value-type="float" office:value="3517.5" calcext:value-type="float">
            <text:p>3517,5</text:p>
          </table:table-cell>
          <table:table-cell office:value-type="float" office:value="13" calcext:value-type="float">
            <text:p>13</text:p>
          </table:table-cell>
          <table:table-cell table:formula="of:=[.E338]*24*60" office:value-type="float" office:value="18720" calcext:value-type="float">
            <text:p>18720</text:p>
          </table:table-cell>
          <table:table-cell table:formula="of:=[.C338]/275" office:value-type="float" office:value="4.13151636363636" calcext:value-type="float">
            <text:p>4,13151636363636</text:p>
          </table:table-cell>
          <table:table-cell table:formula="of:=[.D338]/275" office:value-type="float" office:value="12.7909090909091" calcext:value-type="float">
            <text:p>12,7909090909091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146.833" calcext:value-type="float">
            <text:p>1146,833</text:p>
          </table:table-cell>
          <table:table-cell office:value-type="float" office:value="3480.167" calcext:value-type="float">
            <text:p>3480,167</text:p>
          </table:table-cell>
          <table:table-cell office:value-type="float" office:value="13" calcext:value-type="float">
            <text:p>13</text:p>
          </table:table-cell>
          <table:table-cell table:formula="of:=[.E339]*24*60" office:value-type="float" office:value="18720" calcext:value-type="float">
            <text:p>18720</text:p>
          </table:table-cell>
          <table:table-cell table:formula="of:=[.C339]/275" office:value-type="float" office:value="4.17030181818182" calcext:value-type="float">
            <text:p>4,17030181818182</text:p>
          </table:table-cell>
          <table:table-cell table:formula="of:=[.D339]/275" office:value-type="float" office:value="12.6551527272727" calcext:value-type="float">
            <text:p>12,6551527272727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088.167" calcext:value-type="float">
            <text:p>1088,167</text:p>
          </table:table-cell>
          <table:table-cell office:value-type="float" office:value="3441.5" calcext:value-type="float">
            <text:p>3441,5</text:p>
          </table:table-cell>
          <table:table-cell office:value-type="float" office:value="13" calcext:value-type="float">
            <text:p>13</text:p>
          </table:table-cell>
          <table:table-cell table:formula="of:=[.E340]*24*60" office:value-type="float" office:value="18720" calcext:value-type="float">
            <text:p>18720</text:p>
          </table:table-cell>
          <table:table-cell table:formula="of:=[.C340]/275" office:value-type="float" office:value="3.95697090909091" calcext:value-type="float">
            <text:p>3,95697090909091</text:p>
          </table:table-cell>
          <table:table-cell table:formula="of:=[.D340]/275" office:value-type="float" office:value="12.5145454545455" calcext:value-type="float">
            <text:p>12,514545454545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236.167" calcext:value-type="float">
            <text:p>3236,167</text:p>
          </table:table-cell>
          <table:table-cell office:value-type="float" office:value="14" calcext:value-type="float">
            <text:p>14</text:p>
          </table:table-cell>
          <table:table-cell table:formula="of:=[.E341]*24*60" office:value-type="float" office:value="20160" calcext:value-type="float">
            <text:p>20160</text:p>
          </table:table-cell>
          <table:table-cell table:formula="of:=[.C341]/275" office:value-type="float" office:value="2.92424363636364" calcext:value-type="float">
            <text:p>2,92424363636364</text:p>
          </table:table-cell>
          <table:table-cell table:formula="of:=[.D341]/275" office:value-type="float" office:value="11.76788" calcext:value-type="float">
            <text:p>11,76788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838.833" calcext:value-type="float">
            <text:p>838,833</text:p>
          </table:table-cell>
          <table:table-cell office:value-type="float" office:value="3244.167" calcext:value-type="float">
            <text:p>3244,167</text:p>
          </table:table-cell>
          <table:table-cell office:value-type="float" office:value="14" calcext:value-type="float">
            <text:p>14</text:p>
          </table:table-cell>
          <table:table-cell table:formula="of:=[.E342]*24*60" office:value-type="float" office:value="20160" calcext:value-type="float">
            <text:p>20160</text:p>
          </table:table-cell>
          <table:table-cell table:formula="of:=[.C342]/275" office:value-type="float" office:value="3.05030181818182" calcext:value-type="float">
            <text:p>3,05030181818182</text:p>
          </table:table-cell>
          <table:table-cell table:formula="of:=[.D342]/275" office:value-type="float" office:value="11.7969709090909" calcext:value-type="float">
            <text:p>11,7969709090909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849.5" calcext:value-type="float">
            <text:p>849,5</text:p>
          </table:table-cell>
          <table:table-cell office:value-type="float" office:value="3280.167" calcext:value-type="float">
            <text:p>3280,167</text:p>
          </table:table-cell>
          <table:table-cell office:value-type="float" office:value="14" calcext:value-type="float">
            <text:p>14</text:p>
          </table:table-cell>
          <table:table-cell table:formula="of:=[.E343]*24*60" office:value-type="float" office:value="20160" calcext:value-type="float">
            <text:p>20160</text:p>
          </table:table-cell>
          <table:table-cell table:formula="of:=[.C343]/275" office:value-type="float" office:value="3.08909090909091" calcext:value-type="float">
            <text:p>3,08909090909091</text:p>
          </table:table-cell>
          <table:table-cell table:formula="of:=[.D343]/275" office:value-type="float" office:value="11.92788" calcext:value-type="float">
            <text:p>11,92788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849.5" calcext:value-type="float">
            <text:p>849,5</text:p>
          </table:table-cell>
          <table:table-cell office:value-type="float" office:value="3321.5" calcext:value-type="float">
            <text:p>3321,5</text:p>
          </table:table-cell>
          <table:table-cell office:value-type="float" office:value="14" calcext:value-type="float">
            <text:p>14</text:p>
          </table:table-cell>
          <table:table-cell table:formula="of:=[.E344]*24*60" office:value-type="float" office:value="20160" calcext:value-type="float">
            <text:p>20160</text:p>
          </table:table-cell>
          <table:table-cell table:formula="of:=[.C344]/275" office:value-type="float" office:value="3.08909090909091" calcext:value-type="float">
            <text:p>3,08909090909091</text:p>
          </table:table-cell>
          <table:table-cell table:formula="of:=[.D344]/275" office:value-type="float" office:value="12.0781818181818" calcext:value-type="float">
            <text:p>12,0781818181818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885.5" calcext:value-type="float">
            <text:p>885,5</text:p>
          </table:table-cell>
          <table:table-cell office:value-type="float" office:value="3337.5" calcext:value-type="float">
            <text:p>3337,5</text:p>
          </table:table-cell>
          <table:table-cell office:value-type="float" office:value="14" calcext:value-type="float">
            <text:p>14</text:p>
          </table:table-cell>
          <table:table-cell table:formula="of:=[.E345]*24*60" office:value-type="float" office:value="20160" calcext:value-type="float">
            <text:p>20160</text:p>
          </table:table-cell>
          <table:table-cell table:formula="of:=[.C345]/275" office:value-type="float" office:value="3.22" calcext:value-type="float">
            <text:p>3,22</text:p>
          </table:table-cell>
          <table:table-cell table:formula="of:=[.D345]/275" office:value-type="float" office:value="12.1363636363636" calcext:value-type="float">
            <text:p>12,1363636363636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917.5" calcext:value-type="float">
            <text:p>917,5</text:p>
          </table:table-cell>
          <table:table-cell office:value-type="float" office:value="3357.5" calcext:value-type="float">
            <text:p>3357,5</text:p>
          </table:table-cell>
          <table:table-cell office:value-type="float" office:value="14" calcext:value-type="float">
            <text:p>14</text:p>
          </table:table-cell>
          <table:table-cell table:formula="of:=[.E346]*24*60" office:value-type="float" office:value="20160" calcext:value-type="float">
            <text:p>20160</text:p>
          </table:table-cell>
          <table:table-cell table:formula="of:=[.C346]/275" office:value-type="float" office:value="3.33636363636364" calcext:value-type="float">
            <text:p>3,33636363636364</text:p>
          </table:table-cell>
          <table:table-cell table:formula="of:=[.D346]/275" office:value-type="float" office:value="12.2090909090909" calcext:value-type="float">
            <text:p>12,2090909090909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922.833" calcext:value-type="float">
            <text:p>922,833</text:p>
          </table:table-cell>
          <table:table-cell office:value-type="float" office:value="3388.167" calcext:value-type="float">
            <text:p>3388,167</text:p>
          </table:table-cell>
          <table:table-cell office:value-type="float" office:value="14" calcext:value-type="float">
            <text:p>14</text:p>
          </table:table-cell>
          <table:table-cell table:formula="of:=[.E347]*24*60" office:value-type="float" office:value="20160" calcext:value-type="float">
            <text:p>20160</text:p>
          </table:table-cell>
          <table:table-cell table:formula="of:=[.C347]/275" office:value-type="float" office:value="3.35575636363636" calcext:value-type="float">
            <text:p>3,35575636363636</text:p>
          </table:table-cell>
          <table:table-cell table:formula="of:=[.D347]/275" office:value-type="float" office:value="12.3206072727273" calcext:value-type="float">
            <text:p>12,3206072727273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937.5" calcext:value-type="float">
            <text:p>937,5</text:p>
          </table:table-cell>
          <table:table-cell office:value-type="float" office:value="3424.167" calcext:value-type="float">
            <text:p>3424,167</text:p>
          </table:table-cell>
          <table:table-cell office:value-type="float" office:value="14" calcext:value-type="float">
            <text:p>14</text:p>
          </table:table-cell>
          <table:table-cell table:formula="of:=[.E348]*24*60" office:value-type="float" office:value="20160" calcext:value-type="float">
            <text:p>20160</text:p>
          </table:table-cell>
          <table:table-cell table:formula="of:=[.C348]/275" office:value-type="float" office:value="3.40909090909091" calcext:value-type="float">
            <text:p>3,40909090909091</text:p>
          </table:table-cell>
          <table:table-cell table:formula="of:=[.D348]/275" office:value-type="float" office:value="12.4515163636364" calcext:value-type="float">
            <text:p>12,4515163636364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982.833" calcext:value-type="float">
            <text:p>982,833</text:p>
          </table:table-cell>
          <table:table-cell office:value-type="float" office:value="3420.167" calcext:value-type="float">
            <text:p>3420,167</text:p>
          </table:table-cell>
          <table:table-cell office:value-type="float" office:value="14" calcext:value-type="float">
            <text:p>14</text:p>
          </table:table-cell>
          <table:table-cell table:formula="of:=[.E349]*24*60" office:value-type="float" office:value="20160" calcext:value-type="float">
            <text:p>20160</text:p>
          </table:table-cell>
          <table:table-cell table:formula="of:=[.C349]/275" office:value-type="float" office:value="3.57393818181818" calcext:value-type="float">
            <text:p>3,57393818181818</text:p>
          </table:table-cell>
          <table:table-cell table:formula="of:=[.D349]/275" office:value-type="float" office:value="12.4369709090909" calcext:value-type="float">
            <text:p>12,4369709090909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014.833" calcext:value-type="float">
            <text:p>1014,833</text:p>
          </table:table-cell>
          <table:table-cell office:value-type="float" office:value="3445.5" calcext:value-type="float">
            <text:p>3445,5</text:p>
          </table:table-cell>
          <table:table-cell office:value-type="float" office:value="14" calcext:value-type="float">
            <text:p>14</text:p>
          </table:table-cell>
          <table:table-cell table:formula="of:=[.E350]*24*60" office:value-type="float" office:value="20160" calcext:value-type="float">
            <text:p>20160</text:p>
          </table:table-cell>
          <table:table-cell table:formula="of:=[.C350]/275" office:value-type="float" office:value="3.69030181818182" calcext:value-type="float">
            <text:p>3,69030181818182</text:p>
          </table:table-cell>
          <table:table-cell table:formula="of:=[.D350]/275" office:value-type="float" office:value="12.5290909090909" calcext:value-type="float">
            <text:p>12,5290909090909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069.5" calcext:value-type="float">
            <text:p>1069,5</text:p>
          </table:table-cell>
          <table:table-cell office:value-type="float" office:value="3450.833" calcext:value-type="float">
            <text:p>3450,833</text:p>
          </table:table-cell>
          <table:table-cell office:value-type="float" office:value="14" calcext:value-type="float">
            <text:p>14</text:p>
          </table:table-cell>
          <table:table-cell table:formula="of:=[.E351]*24*60" office:value-type="float" office:value="20160" calcext:value-type="float">
            <text:p>20160</text:p>
          </table:table-cell>
          <table:table-cell table:formula="of:=[.C351]/275" office:value-type="float" office:value="3.88909090909091" calcext:value-type="float">
            <text:p>3,88909090909091</text:p>
          </table:table-cell>
          <table:table-cell table:formula="of:=[.D351]/275" office:value-type="float" office:value="12.5484836363636" calcext:value-type="float">
            <text:p>12,5484836363636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1120.167" calcext:value-type="float">
            <text:p>1120,167</text:p>
          </table:table-cell>
          <table:table-cell office:value-type="float" office:value="3432.167" calcext:value-type="float">
            <text:p>3432,167</text:p>
          </table:table-cell>
          <table:table-cell office:value-type="float" office:value="14" calcext:value-type="float">
            <text:p>14</text:p>
          </table:table-cell>
          <table:table-cell table:formula="of:=[.E352]*24*60" office:value-type="float" office:value="20160" calcext:value-type="float">
            <text:p>20160</text:p>
          </table:table-cell>
          <table:table-cell table:formula="of:=[.C352]/275" office:value-type="float" office:value="4.07333454545455" calcext:value-type="float">
            <text:p>4,07333454545455</text:p>
          </table:table-cell>
          <table:table-cell table:formula="of:=[.D352]/275" office:value-type="float" office:value="12.4806072727273" calcext:value-type="float">
            <text:p>12,4806072727273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1140.167" calcext:value-type="float">
            <text:p>1140,167</text:p>
          </table:table-cell>
          <table:table-cell office:value-type="float" office:value="3469.5" calcext:value-type="float">
            <text:p>3469,5</text:p>
          </table:table-cell>
          <table:table-cell office:value-type="float" office:value="14" calcext:value-type="float">
            <text:p>14</text:p>
          </table:table-cell>
          <table:table-cell table:formula="of:=[.E353]*24*60" office:value-type="float" office:value="20160" calcext:value-type="float">
            <text:p>20160</text:p>
          </table:table-cell>
          <table:table-cell table:formula="of:=[.C353]/275" office:value-type="float" office:value="4.14606181818182" calcext:value-type="float">
            <text:p>4,14606181818182</text:p>
          </table:table-cell>
          <table:table-cell table:formula="of:=[.D353]/275" office:value-type="float" office:value="12.6163636363636" calcext:value-type="float">
            <text:p>12,616363636363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1168.167" calcext:value-type="float">
            <text:p>1168,167</text:p>
          </table:table-cell>
          <table:table-cell office:value-type="float" office:value="3502.833" calcext:value-type="float">
            <text:p>3502,833</text:p>
          </table:table-cell>
          <table:table-cell office:value-type="float" office:value="14" calcext:value-type="float">
            <text:p>14</text:p>
          </table:table-cell>
          <table:table-cell table:formula="of:=[.E354]*24*60" office:value-type="float" office:value="20160" calcext:value-type="float">
            <text:p>20160</text:p>
          </table:table-cell>
          <table:table-cell table:formula="of:=[.C354]/275" office:value-type="float" office:value="4.24788" calcext:value-type="float">
            <text:p>4,24788</text:p>
          </table:table-cell>
          <table:table-cell table:formula="of:=[.D354]/275" office:value-type="float" office:value="12.7375745454545" calcext:value-type="float">
            <text:p>12,7375745454545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1172.167" calcext:value-type="float">
            <text:p>1172,167</text:p>
          </table:table-cell>
          <table:table-cell office:value-type="float" office:value="3542.833" calcext:value-type="float">
            <text:p>3542,833</text:p>
          </table:table-cell>
          <table:table-cell office:value-type="float" office:value="14" calcext:value-type="float">
            <text:p>14</text:p>
          </table:table-cell>
          <table:table-cell table:formula="of:=[.E355]*24*60" office:value-type="float" office:value="20160" calcext:value-type="float">
            <text:p>20160</text:p>
          </table:table-cell>
          <table:table-cell table:formula="of:=[.C355]/275" office:value-type="float" office:value="4.26242545454545" calcext:value-type="float">
            <text:p>4,26242545454545</text:p>
          </table:table-cell>
          <table:table-cell table:formula="of:=[.D355]/275" office:value-type="float" office:value="12.8830290909091" calcext:value-type="float">
            <text:p>12,883029090909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1146.833" calcext:value-type="float">
            <text:p>1146,833</text:p>
          </table:table-cell>
          <table:table-cell office:value-type="float" office:value="3570.833" calcext:value-type="float">
            <text:p>3570,833</text:p>
          </table:table-cell>
          <table:table-cell office:value-type="float" office:value="14" calcext:value-type="float">
            <text:p>14</text:p>
          </table:table-cell>
          <table:table-cell table:formula="of:=[.E356]*24*60" office:value-type="float" office:value="20160" calcext:value-type="float">
            <text:p>20160</text:p>
          </table:table-cell>
          <table:table-cell table:formula="of:=[.C356]/275" office:value-type="float" office:value="4.17030181818182" calcext:value-type="float">
            <text:p>4,17030181818182</text:p>
          </table:table-cell>
          <table:table-cell table:formula="of:=[.D356]/275" office:value-type="float" office:value="12.9848472727273" calcext:value-type="float">
            <text:p>12,9848472727273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1138.833" calcext:value-type="float">
            <text:p>1138,833</text:p>
          </table:table-cell>
          <table:table-cell office:value-type="float" office:value="3598.833" calcext:value-type="float">
            <text:p>3598,833</text:p>
          </table:table-cell>
          <table:table-cell office:value-type="float" office:value="14" calcext:value-type="float">
            <text:p>14</text:p>
          </table:table-cell>
          <table:table-cell table:formula="of:=[.E357]*24*60" office:value-type="float" office:value="20160" calcext:value-type="float">
            <text:p>20160</text:p>
          </table:table-cell>
          <table:table-cell table:formula="of:=[.C357]/275" office:value-type="float" office:value="4.14121090909091" calcext:value-type="float">
            <text:p>4,14121090909091</text:p>
          </table:table-cell>
          <table:table-cell table:formula="of:=[.D357]/275" office:value-type="float" office:value="13.0866654545455" calcext:value-type="float">
            <text:p>13,0866654545455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174.833" calcext:value-type="float">
            <text:p>1174,833</text:p>
          </table:table-cell>
          <table:table-cell office:value-type="float" office:value="3616.167" calcext:value-type="float">
            <text:p>3616,167</text:p>
          </table:table-cell>
          <table:table-cell office:value-type="float" office:value="14" calcext:value-type="float">
            <text:p>14</text:p>
          </table:table-cell>
          <table:table-cell table:formula="of:=[.E358]*24*60" office:value-type="float" office:value="20160" calcext:value-type="float">
            <text:p>20160</text:p>
          </table:table-cell>
          <table:table-cell table:formula="of:=[.C358]/275" office:value-type="float" office:value="4.27212" calcext:value-type="float">
            <text:p>4,27212</text:p>
          </table:table-cell>
          <table:table-cell table:formula="of:=[.D358]/275" office:value-type="float" office:value="13.1496981818182" calcext:value-type="float">
            <text:p>13,1496981818182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1162.833" calcext:value-type="float">
            <text:p>1162,833</text:p>
          </table:table-cell>
          <table:table-cell office:value-type="float" office:value="3646.833" calcext:value-type="float">
            <text:p>3646,833</text:p>
          </table:table-cell>
          <table:table-cell office:value-type="float" office:value="14" calcext:value-type="float">
            <text:p>14</text:p>
          </table:table-cell>
          <table:table-cell table:formula="of:=[.E359]*24*60" office:value-type="float" office:value="20160" calcext:value-type="float">
            <text:p>20160</text:p>
          </table:table-cell>
          <table:table-cell table:formula="of:=[.C359]/275" office:value-type="float" office:value="4.22848363636364" calcext:value-type="float">
            <text:p>4,22848363636364</text:p>
          </table:table-cell>
          <table:table-cell table:formula="of:=[.D359]/275" office:value-type="float" office:value="13.2612109090909" calcext:value-type="float">
            <text:p>13,2612109090909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1182.833" calcext:value-type="float">
            <text:p>1182,833</text:p>
          </table:table-cell>
          <table:table-cell office:value-type="float" office:value="3680.167" calcext:value-type="float">
            <text:p>3680,167</text:p>
          </table:table-cell>
          <table:table-cell office:value-type="float" office:value="14" calcext:value-type="float">
            <text:p>14</text:p>
          </table:table-cell>
          <table:table-cell table:formula="of:=[.E360]*24*60" office:value-type="float" office:value="20160" calcext:value-type="float">
            <text:p>20160</text:p>
          </table:table-cell>
          <table:table-cell table:formula="of:=[.C360]/275" office:value-type="float" office:value="4.30121090909091" calcext:value-type="float">
            <text:p>4,30121090909091</text:p>
          </table:table-cell>
          <table:table-cell table:formula="of:=[.D360]/275" office:value-type="float" office:value="13.3824254545455" calcext:value-type="float">
            <text:p>13,382425454545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182.833" calcext:value-type="float">
            <text:p>1182,833</text:p>
          </table:table-cell>
          <table:table-cell office:value-type="float" office:value="3721.5" calcext:value-type="float">
            <text:p>3721,5</text:p>
          </table:table-cell>
          <table:table-cell office:value-type="float" office:value="14" calcext:value-type="float">
            <text:p>14</text:p>
          </table:table-cell>
          <table:table-cell table:formula="of:=[.E361]*24*60" office:value-type="float" office:value="20160" calcext:value-type="float">
            <text:p>20160</text:p>
          </table:table-cell>
          <table:table-cell table:formula="of:=[.C361]/275" office:value-type="float" office:value="4.30121090909091" calcext:value-type="float">
            <text:p>4,30121090909091</text:p>
          </table:table-cell>
          <table:table-cell table:formula="of:=[.D361]/275" office:value-type="float" office:value="13.5327272727273" calcext:value-type="float">
            <text:p>13,532727272727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177.5" calcext:value-type="float">
            <text:p>1177,5</text:p>
          </table:table-cell>
          <table:table-cell office:value-type="float" office:value="3757.5" calcext:value-type="float">
            <text:p>3757,5</text:p>
          </table:table-cell>
          <table:table-cell office:value-type="float" office:value="14" calcext:value-type="float">
            <text:p>14</text:p>
          </table:table-cell>
          <table:table-cell table:formula="of:=[.E362]*24*60" office:value-type="float" office:value="20160" calcext:value-type="float">
            <text:p>20160</text:p>
          </table:table-cell>
          <table:table-cell table:formula="of:=[.C362]/275" office:value-type="float" office:value="4.28181818181818" calcext:value-type="float">
            <text:p>4,28181818181818</text:p>
          </table:table-cell>
          <table:table-cell table:formula="of:=[.D362]/275" office:value-type="float" office:value="13.6636363636364" calcext:value-type="float">
            <text:p>13,6636363636364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170.833" calcext:value-type="float">
            <text:p>1170,833</text:p>
          </table:table-cell>
          <table:table-cell office:value-type="float" office:value="3790.833" calcext:value-type="float">
            <text:p>3790,833</text:p>
          </table:table-cell>
          <table:table-cell office:value-type="float" office:value="14" calcext:value-type="float">
            <text:p>14</text:p>
          </table:table-cell>
          <table:table-cell table:formula="of:=[.E363]*24*60" office:value-type="float" office:value="20160" calcext:value-type="float">
            <text:p>20160</text:p>
          </table:table-cell>
          <table:table-cell table:formula="of:=[.C363]/275" office:value-type="float" office:value="4.25757454545455" calcext:value-type="float">
            <text:p>4,25757454545455</text:p>
          </table:table-cell>
          <table:table-cell table:formula="of:=[.D363]/275" office:value-type="float" office:value="13.7848472727273" calcext:value-type="float">
            <text:p>13,7848472727273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146.833" calcext:value-type="float">
            <text:p>1146,833</text:p>
          </table:table-cell>
          <table:table-cell office:value-type="float" office:value="3824.167" calcext:value-type="float">
            <text:p>3824,167</text:p>
          </table:table-cell>
          <table:table-cell office:value-type="float" office:value="14" calcext:value-type="float">
            <text:p>14</text:p>
          </table:table-cell>
          <table:table-cell table:formula="of:=[.E364]*24*60" office:value-type="float" office:value="20160" calcext:value-type="float">
            <text:p>20160</text:p>
          </table:table-cell>
          <table:table-cell table:formula="of:=[.C364]/275" office:value-type="float" office:value="4.17030181818182" calcext:value-type="float">
            <text:p>4,17030181818182</text:p>
          </table:table-cell>
          <table:table-cell table:formula="of:=[.D364]/275" office:value-type="float" office:value="13.9060618181818" calcext:value-type="float">
            <text:p>13,9060618181818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120.167" calcext:value-type="float">
            <text:p>1120,167</text:p>
          </table:table-cell>
          <table:table-cell office:value-type="float" office:value="3854.833" calcext:value-type="float">
            <text:p>3854,833</text:p>
          </table:table-cell>
          <table:table-cell office:value-type="float" office:value="14" calcext:value-type="float">
            <text:p>14</text:p>
          </table:table-cell>
          <table:table-cell table:formula="of:=[.E365]*24*60" office:value-type="float" office:value="20160" calcext:value-type="float">
            <text:p>20160</text:p>
          </table:table-cell>
          <table:table-cell table:formula="of:=[.C365]/275" office:value-type="float" office:value="4.07333454545455" calcext:value-type="float">
            <text:p>4,07333454545455</text:p>
          </table:table-cell>
          <table:table-cell table:formula="of:=[.D365]/275" office:value-type="float" office:value="14.0175745454545" calcext:value-type="float">
            <text:p>14,0175745454545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758.833" calcext:value-type="float">
            <text:p>758,833</text:p>
          </table:table-cell>
          <table:table-cell office:value-type="float" office:value="3856.167" calcext:value-type="float">
            <text:p>3856,167</text:p>
          </table:table-cell>
          <table:table-cell office:value-type="float" office:value="14" calcext:value-type="float">
            <text:p>14</text:p>
          </table:table-cell>
          <table:table-cell table:formula="of:=[.E366]*24*60" office:value-type="float" office:value="20160" calcext:value-type="float">
            <text:p>20160</text:p>
          </table:table-cell>
          <table:table-cell table:formula="of:=[.C366]/275" office:value-type="float" office:value="2.75939272727273" calcext:value-type="float">
            <text:p>2,75939272727273</text:p>
          </table:table-cell>
          <table:table-cell table:formula="of:=[.D366]/275" office:value-type="float" office:value="14.0224254545455" calcext:value-type="float">
            <text:p>14,0224254545455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756.167" calcext:value-type="float">
            <text:p>756,167</text:p>
          </table:table-cell>
          <table:table-cell office:value-type="float" office:value="3812.167" calcext:value-type="float">
            <text:p>3812,167</text:p>
          </table:table-cell>
          <table:table-cell office:value-type="float" office:value="14" calcext:value-type="float">
            <text:p>14</text:p>
          </table:table-cell>
          <table:table-cell table:formula="of:=[.E367]*24*60" office:value-type="float" office:value="20160" calcext:value-type="float">
            <text:p>20160</text:p>
          </table:table-cell>
          <table:table-cell table:formula="of:=[.C367]/275" office:value-type="float" office:value="2.74969818181818" calcext:value-type="float">
            <text:p>2,74969818181818</text:p>
          </table:table-cell>
          <table:table-cell table:formula="of:=[.D367]/275" office:value-type="float" office:value="13.8624254545455" calcext:value-type="float">
            <text:p>13,8624254545455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754.833" calcext:value-type="float">
            <text:p>754,833</text:p>
          </table:table-cell>
          <table:table-cell office:value-type="float" office:value="3776.167" calcext:value-type="float">
            <text:p>3776,167</text:p>
          </table:table-cell>
          <table:table-cell office:value-type="float" office:value="14" calcext:value-type="float">
            <text:p>14</text:p>
          </table:table-cell>
          <table:table-cell table:formula="of:=[.E368]*24*60" office:value-type="float" office:value="20160" calcext:value-type="float">
            <text:p>20160</text:p>
          </table:table-cell>
          <table:table-cell table:formula="of:=[.C368]/275" office:value-type="float" office:value="2.74484727272727" calcext:value-type="float">
            <text:p>2,74484727272727</text:p>
          </table:table-cell>
          <table:table-cell table:formula="of:=[.D368]/275" office:value-type="float" office:value="13.7315163636364" calcext:value-type="float">
            <text:p>13,731516363636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69.5" calcext:value-type="float">
            <text:p>769,5</text:p>
          </table:table-cell>
          <table:table-cell office:value-type="float" office:value="3742.833" calcext:value-type="float">
            <text:p>3742,833</text:p>
          </table:table-cell>
          <table:table-cell office:value-type="float" office:value="14" calcext:value-type="float">
            <text:p>14</text:p>
          </table:table-cell>
          <table:table-cell table:formula="of:=[.E369]*24*60" office:value-type="float" office:value="20160" calcext:value-type="float">
            <text:p>20160</text:p>
          </table:table-cell>
          <table:table-cell table:formula="of:=[.C369]/275" office:value-type="float" office:value="2.79818181818182" calcext:value-type="float">
            <text:p>2,79818181818182</text:p>
          </table:table-cell>
          <table:table-cell table:formula="of:=[.D369]/275" office:value-type="float" office:value="13.6103018181818" calcext:value-type="float">
            <text:p>13,6103018181818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776.167" calcext:value-type="float">
            <text:p>776,167</text:p>
          </table:table-cell>
          <table:table-cell office:value-type="float" office:value="3704.167" calcext:value-type="float">
            <text:p>3704,167</text:p>
          </table:table-cell>
          <table:table-cell office:value-type="float" office:value="14" calcext:value-type="float">
            <text:p>14</text:p>
          </table:table-cell>
          <table:table-cell table:formula="of:=[.E370]*24*60" office:value-type="float" office:value="20160" calcext:value-type="float">
            <text:p>20160</text:p>
          </table:table-cell>
          <table:table-cell table:formula="of:=[.C370]/275" office:value-type="float" office:value="2.82242545454545" calcext:value-type="float">
            <text:p>2,82242545454545</text:p>
          </table:table-cell>
          <table:table-cell table:formula="of:=[.D370]/275" office:value-type="float" office:value="13.4696981818182" calcext:value-type="float">
            <text:p>13,4696981818182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781.5" calcext:value-type="float">
            <text:p>781,5</text:p>
          </table:table-cell>
          <table:table-cell office:value-type="float" office:value="3665.5" calcext:value-type="float">
            <text:p>3665,5</text:p>
          </table:table-cell>
          <table:table-cell office:value-type="float" office:value="14" calcext:value-type="float">
            <text:p>14</text:p>
          </table:table-cell>
          <table:table-cell table:formula="of:=[.E371]*24*60" office:value-type="float" office:value="20160" calcext:value-type="float">
            <text:p>20160</text:p>
          </table:table-cell>
          <table:table-cell table:formula="of:=[.C371]/275" office:value-type="float" office:value="2.84181818181818" calcext:value-type="float">
            <text:p>2,84181818181818</text:p>
          </table:table-cell>
          <table:table-cell table:formula="of:=[.D371]/275" office:value-type="float" office:value="13.3290909090909" calcext:value-type="float">
            <text:p>13,3290909090909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53.5" calcext:value-type="float">
            <text:p>753,5</text:p>
          </table:table-cell>
          <table:table-cell office:value-type="float" office:value="3640.167" calcext:value-type="float">
            <text:p>3640,167</text:p>
          </table:table-cell>
          <table:table-cell office:value-type="float" office:value="14" calcext:value-type="float">
            <text:p>14</text:p>
          </table:table-cell>
          <table:table-cell table:formula="of:=[.E372]*24*60" office:value-type="float" office:value="20160" calcext:value-type="float">
            <text:p>20160</text:p>
          </table:table-cell>
          <table:table-cell table:formula="of:=[.C372]/275" office:value-type="float" office:value="2.74" calcext:value-type="float">
            <text:p>2,74</text:p>
          </table:table-cell>
          <table:table-cell table:formula="of:=[.D372]/275" office:value-type="float" office:value="13.2369709090909" calcext:value-type="float">
            <text:p>13,2369709090909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754.833" calcext:value-type="float">
            <text:p>754,833</text:p>
          </table:table-cell>
          <table:table-cell office:value-type="float" office:value="3594.833" calcext:value-type="float">
            <text:p>3594,833</text:p>
          </table:table-cell>
          <table:table-cell office:value-type="float" office:value="14" calcext:value-type="float">
            <text:p>14</text:p>
          </table:table-cell>
          <table:table-cell table:formula="of:=[.E373]*24*60" office:value-type="float" office:value="20160" calcext:value-type="float">
            <text:p>20160</text:p>
          </table:table-cell>
          <table:table-cell table:formula="of:=[.C373]/275" office:value-type="float" office:value="2.74484727272727" calcext:value-type="float">
            <text:p>2,74484727272727</text:p>
          </table:table-cell>
          <table:table-cell table:formula="of:=[.D373]/275" office:value-type="float" office:value="13.07212" calcext:value-type="float">
            <text:p>13,07212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766.833" calcext:value-type="float">
            <text:p>766,833</text:p>
          </table:table-cell>
          <table:table-cell office:value-type="float" office:value="3560.167" calcext:value-type="float">
            <text:p>3560,167</text:p>
          </table:table-cell>
          <table:table-cell office:value-type="float" office:value="14" calcext:value-type="float">
            <text:p>14</text:p>
          </table:table-cell>
          <table:table-cell table:formula="of:=[.E374]*24*60" office:value-type="float" office:value="20160" calcext:value-type="float">
            <text:p>20160</text:p>
          </table:table-cell>
          <table:table-cell table:formula="of:=[.C374]/275" office:value-type="float" office:value="2.78848363636364" calcext:value-type="float">
            <text:p>2,78848363636364</text:p>
          </table:table-cell>
          <table:table-cell table:formula="of:=[.D374]/275" office:value-type="float" office:value="12.9460618181818" calcext:value-type="float">
            <text:p>12,9460618181818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754.833" calcext:value-type="float">
            <text:p>754,833</text:p>
          </table:table-cell>
          <table:table-cell office:value-type="float" office:value="3529.5" calcext:value-type="float">
            <text:p>3529,5</text:p>
          </table:table-cell>
          <table:table-cell office:value-type="float" office:value="14" calcext:value-type="float">
            <text:p>14</text:p>
          </table:table-cell>
          <table:table-cell table:formula="of:=[.E375]*24*60" office:value-type="float" office:value="20160" calcext:value-type="float">
            <text:p>20160</text:p>
          </table:table-cell>
          <table:table-cell table:formula="of:=[.C375]/275" office:value-type="float" office:value="2.74484727272727" calcext:value-type="float">
            <text:p>2,74484727272727</text:p>
          </table:table-cell>
          <table:table-cell table:formula="of:=[.D375]/275" office:value-type="float" office:value="12.8345454545455" calcext:value-type="float">
            <text:p>12,8345454545455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762.833" calcext:value-type="float">
            <text:p>762,833</text:p>
          </table:table-cell>
          <table:table-cell office:value-type="float" office:value="3490.833" calcext:value-type="float">
            <text:p>3490,833</text:p>
          </table:table-cell>
          <table:table-cell office:value-type="float" office:value="14" calcext:value-type="float">
            <text:p>14</text:p>
          </table:table-cell>
          <table:table-cell table:formula="of:=[.E376]*24*60" office:value-type="float" office:value="20160" calcext:value-type="float">
            <text:p>20160</text:p>
          </table:table-cell>
          <table:table-cell table:formula="of:=[.C376]/275" office:value-type="float" office:value="2.77393818181818" calcext:value-type="float">
            <text:p>2,77393818181818</text:p>
          </table:table-cell>
          <table:table-cell table:formula="of:=[.D376]/275" office:value-type="float" office:value="12.6939381818182" calcext:value-type="float">
            <text:p>12,6939381818182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769.5" calcext:value-type="float">
            <text:p>769,5</text:p>
          </table:table-cell>
          <table:table-cell office:value-type="float" office:value="3442.833" calcext:value-type="float">
            <text:p>3442,833</text:p>
          </table:table-cell>
          <table:table-cell office:value-type="float" office:value="14" calcext:value-type="float">
            <text:p>14</text:p>
          </table:table-cell>
          <table:table-cell table:formula="of:=[.E377]*24*60" office:value-type="float" office:value="20160" calcext:value-type="float">
            <text:p>20160</text:p>
          </table:table-cell>
          <table:table-cell table:formula="of:=[.C377]/275" office:value-type="float" office:value="2.79818181818182" calcext:value-type="float">
            <text:p>2,79818181818182</text:p>
          </table:table-cell>
          <table:table-cell table:formula="of:=[.D377]/275" office:value-type="float" office:value="12.5193927272727" calcext:value-type="float">
            <text:p>12,5193927272727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778.833" calcext:value-type="float">
            <text:p>778,833</text:p>
          </table:table-cell>
          <table:table-cell office:value-type="float" office:value="3392.167" calcext:value-type="float">
            <text:p>3392,167</text:p>
          </table:table-cell>
          <table:table-cell office:value-type="float" office:value="14" calcext:value-type="float">
            <text:p>14</text:p>
          </table:table-cell>
          <table:table-cell table:formula="of:=[.E378]*24*60" office:value-type="float" office:value="20160" calcext:value-type="float">
            <text:p>20160</text:p>
          </table:table-cell>
          <table:table-cell table:formula="of:=[.C378]/275" office:value-type="float" office:value="2.83212" calcext:value-type="float">
            <text:p>2,83212</text:p>
          </table:table-cell>
          <table:table-cell table:formula="of:=[.D378]/275" office:value-type="float" office:value="12.3351527272727" calcext:value-type="float">
            <text:p>12,3351527272727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792.167" calcext:value-type="float">
            <text:p>792,167</text:p>
          </table:table-cell>
          <table:table-cell office:value-type="float" office:value="3349.5" calcext:value-type="float">
            <text:p>3349,5</text:p>
          </table:table-cell>
          <table:table-cell office:value-type="float" office:value="14" calcext:value-type="float">
            <text:p>14</text:p>
          </table:table-cell>
          <table:table-cell table:formula="of:=[.E379]*24*60" office:value-type="float" office:value="20160" calcext:value-type="float">
            <text:p>20160</text:p>
          </table:table-cell>
          <table:table-cell table:formula="of:=[.C379]/275" office:value-type="float" office:value="2.88060727272727" calcext:value-type="float">
            <text:p>2,88060727272727</text:p>
          </table:table-cell>
          <table:table-cell table:formula="of:=[.D379]/275" office:value-type="float" office:value="12.18" calcext:value-type="float">
            <text:p>12,18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317.5" calcext:value-type="float">
            <text:p>3317,5</text:p>
          </table:table-cell>
          <table:table-cell office:value-type="float" office:value="14" calcext:value-type="float">
            <text:p>14</text:p>
          </table:table-cell>
          <table:table-cell table:formula="of:=[.E380]*24*60" office:value-type="float" office:value="20160" calcext:value-type="float">
            <text:p>20160</text:p>
          </table:table-cell>
          <table:table-cell table:formula="of:=[.C380]/275" office:value-type="float" office:value="2.91939272727273" calcext:value-type="float">
            <text:p>2,91939272727273</text:p>
          </table:table-cell>
          <table:table-cell table:formula="of:=[.D380]/275" office:value-type="float" office:value="12.0636363636364" calcext:value-type="float">
            <text:p>12,0636363636364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274.833" calcext:value-type="float">
            <text:p>3274,833</text:p>
          </table:table-cell>
          <table:table-cell office:value-type="float" office:value="14" calcext:value-type="float">
            <text:p>14</text:p>
          </table:table-cell>
          <table:table-cell table:formula="of:=[.E381]*24*60" office:value-type="float" office:value="20160" calcext:value-type="float">
            <text:p>20160</text:p>
          </table:table-cell>
          <table:table-cell table:formula="of:=[.C381]/275" office:value-type="float" office:value="2.91939272727273" calcext:value-type="float">
            <text:p>2,91939272727273</text:p>
          </table:table-cell>
          <table:table-cell table:formula="of:=[.D381]/275" office:value-type="float" office:value="11.9084836363636" calcext:value-type="float">
            <text:p>11,9084836363636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806.833" calcext:value-type="float">
            <text:p>806,833</text:p>
          </table:table-cell>
          <table:table-cell office:value-type="float" office:value="3225.5" calcext:value-type="float">
            <text:p>3225,5</text:p>
          </table:table-cell>
          <table:table-cell office:value-type="float" office:value="15" calcext:value-type="float">
            <text:p>15</text:p>
          </table:table-cell>
          <table:table-cell table:formula="of:=[.E382]*24*60" office:value-type="float" office:value="21600" calcext:value-type="float">
            <text:p>21600</text:p>
          </table:table-cell>
          <table:table-cell table:formula="of:=[.C382]/275" office:value-type="float" office:value="2.93393818181818" calcext:value-type="float">
            <text:p>2,93393818181818</text:p>
          </table:table-cell>
          <table:table-cell table:formula="of:=[.D382]/275" office:value-type="float" office:value="11.7290909090909" calcext:value-type="float">
            <text:p>11,7290909090909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837.5" calcext:value-type="float">
            <text:p>837,5</text:p>
          </table:table-cell>
          <table:table-cell office:value-type="float" office:value="3237.5" calcext:value-type="float">
            <text:p>3237,5</text:p>
          </table:table-cell>
          <table:table-cell office:value-type="float" office:value="15" calcext:value-type="float">
            <text:p>15</text:p>
          </table:table-cell>
          <table:table-cell table:formula="of:=[.E383]*24*60" office:value-type="float" office:value="21600" calcext:value-type="float">
            <text:p>21600</text:p>
          </table:table-cell>
          <table:table-cell table:formula="of:=[.C383]/275" office:value-type="float" office:value="3.04545454545455" calcext:value-type="float">
            <text:p>3,04545454545455</text:p>
          </table:table-cell>
          <table:table-cell table:formula="of:=[.D383]/275" office:value-type="float" office:value="11.7727272727273" calcext:value-type="float">
            <text:p>11,7727272727273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864.167" calcext:value-type="float">
            <text:p>864,167</text:p>
          </table:table-cell>
          <table:table-cell office:value-type="float" office:value="3276.167" calcext:value-type="float">
            <text:p>3276,167</text:p>
          </table:table-cell>
          <table:table-cell office:value-type="float" office:value="15" calcext:value-type="float">
            <text:p>15</text:p>
          </table:table-cell>
          <table:table-cell table:formula="of:=[.E384]*24*60" office:value-type="float" office:value="21600" calcext:value-type="float">
            <text:p>21600</text:p>
          </table:table-cell>
          <table:table-cell table:formula="of:=[.C384]/275" office:value-type="float" office:value="3.14242545454546" calcext:value-type="float">
            <text:p>3,14242545454546</text:p>
          </table:table-cell>
          <table:table-cell table:formula="of:=[.D384]/275" office:value-type="float" office:value="11.9133345454545" calcext:value-type="float">
            <text:p>11,913334545454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873.5" calcext:value-type="float">
            <text:p>873,5</text:p>
          </table:table-cell>
          <table:table-cell office:value-type="float" office:value="3322.833" calcext:value-type="float">
            <text:p>3322,833</text:p>
          </table:table-cell>
          <table:table-cell office:value-type="float" office:value="15" calcext:value-type="float">
            <text:p>15</text:p>
          </table:table-cell>
          <table:table-cell table:formula="of:=[.E385]*24*60" office:value-type="float" office:value="21600" calcext:value-type="float">
            <text:p>21600</text:p>
          </table:table-cell>
          <table:table-cell table:formula="of:=[.C385]/275" office:value-type="float" office:value="3.17636363636364" calcext:value-type="float">
            <text:p>3,17636363636364</text:p>
          </table:table-cell>
          <table:table-cell table:formula="of:=[.D385]/275" office:value-type="float" office:value="12.0830290909091" calcext:value-type="float">
            <text:p>12,0830290909091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908.167" calcext:value-type="float">
            <text:p>908,167</text:p>
          </table:table-cell>
          <table:table-cell office:value-type="float" office:value="3352.167" calcext:value-type="float">
            <text:p>3352,167</text:p>
          </table:table-cell>
          <table:table-cell office:value-type="float" office:value="15" calcext:value-type="float">
            <text:p>15</text:p>
          </table:table-cell>
          <table:table-cell table:formula="of:=[.E386]*24*60" office:value-type="float" office:value="21600" calcext:value-type="float">
            <text:p>21600</text:p>
          </table:table-cell>
          <table:table-cell table:formula="of:=[.C386]/275" office:value-type="float" office:value="3.30242545454545" calcext:value-type="float">
            <text:p>3,30242545454545</text:p>
          </table:table-cell>
          <table:table-cell table:formula="of:=[.D386]/275" office:value-type="float" office:value="12.1896981818182" calcext:value-type="float">
            <text:p>12,1896981818182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926.833" calcext:value-type="float">
            <text:p>926,833</text:p>
          </table:table-cell>
          <table:table-cell office:value-type="float" office:value="3386.833" calcext:value-type="float">
            <text:p>3386,833</text:p>
          </table:table-cell>
          <table:table-cell office:value-type="float" office:value="15" calcext:value-type="float">
            <text:p>15</text:p>
          </table:table-cell>
          <table:table-cell table:formula="of:=[.E387]*24*60" office:value-type="float" office:value="21600" calcext:value-type="float">
            <text:p>21600</text:p>
          </table:table-cell>
          <table:table-cell table:formula="of:=[.C387]/275" office:value-type="float" office:value="3.37030181818182" calcext:value-type="float">
            <text:p>3,37030181818182</text:p>
          </table:table-cell>
          <table:table-cell table:formula="of:=[.D387]/275" office:value-type="float" office:value="12.3157563636364" calcext:value-type="float">
            <text:p>12,3157563636364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932.167" calcext:value-type="float">
            <text:p>932,167</text:p>
          </table:table-cell>
          <table:table-cell office:value-type="float" office:value="3420.167" calcext:value-type="float">
            <text:p>3420,167</text:p>
          </table:table-cell>
          <table:table-cell office:value-type="float" office:value="15" calcext:value-type="float">
            <text:p>15</text:p>
          </table:table-cell>
          <table:table-cell table:formula="of:=[.E388]*24*60" office:value-type="float" office:value="21600" calcext:value-type="float">
            <text:p>21600</text:p>
          </table:table-cell>
          <table:table-cell table:formula="of:=[.C388]/275" office:value-type="float" office:value="3.38969818181818" calcext:value-type="float">
            <text:p>3,38969818181818</text:p>
          </table:table-cell>
          <table:table-cell table:formula="of:=[.D388]/275" office:value-type="float" office:value="12.4369709090909" calcext:value-type="float">
            <text:p>12,4369709090909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962.833" calcext:value-type="float">
            <text:p>962,833</text:p>
          </table:table-cell>
          <table:table-cell office:value-type="float" office:value="3420.167" calcext:value-type="float">
            <text:p>3420,167</text:p>
          </table:table-cell>
          <table:table-cell office:value-type="float" office:value="15" calcext:value-type="float">
            <text:p>15</text:p>
          </table:table-cell>
          <table:table-cell table:formula="of:=[.E389]*24*60" office:value-type="float" office:value="21600" calcext:value-type="float">
            <text:p>21600</text:p>
          </table:table-cell>
          <table:table-cell table:formula="of:=[.C389]/275" office:value-type="float" office:value="3.50121090909091" calcext:value-type="float">
            <text:p>3,50121090909091</text:p>
          </table:table-cell>
          <table:table-cell table:formula="of:=[.D389]/275" office:value-type="float" office:value="12.4369709090909" calcext:value-type="float">
            <text:p>12,4369709090909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004.167" calcext:value-type="float">
            <text:p>1004,167</text:p>
          </table:table-cell>
          <table:table-cell office:value-type="float" office:value="3430.833" calcext:value-type="float">
            <text:p>3430,833</text:p>
          </table:table-cell>
          <table:table-cell office:value-type="float" office:value="15" calcext:value-type="float">
            <text:p>15</text:p>
          </table:table-cell>
          <table:table-cell table:formula="of:=[.E390]*24*60" office:value-type="float" office:value="21600" calcext:value-type="float">
            <text:p>21600</text:p>
          </table:table-cell>
          <table:table-cell table:formula="of:=[.C390]/275" office:value-type="float" office:value="3.65151636363636" calcext:value-type="float">
            <text:p>3,65151636363636</text:p>
          </table:table-cell>
          <table:table-cell table:formula="of:=[.D390]/275" office:value-type="float" office:value="12.4757563636364" calcext:value-type="float">
            <text:p>12,4757563636364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1049.5" calcext:value-type="float">
            <text:p>1049,5</text:p>
          </table:table-cell>
          <table:table-cell office:value-type="float" office:value="3442.833" calcext:value-type="float">
            <text:p>3442,833</text:p>
          </table:table-cell>
          <table:table-cell office:value-type="float" office:value="15" calcext:value-type="float">
            <text:p>15</text:p>
          </table:table-cell>
          <table:table-cell table:formula="of:=[.E391]*24*60" office:value-type="float" office:value="21600" calcext:value-type="float">
            <text:p>21600</text:p>
          </table:table-cell>
          <table:table-cell table:formula="of:=[.C391]/275" office:value-type="float" office:value="3.81636363636364" calcext:value-type="float">
            <text:p>3,81636363636364</text:p>
          </table:table-cell>
          <table:table-cell table:formula="of:=[.D391]/275" office:value-type="float" office:value="12.5193927272727" calcext:value-type="float">
            <text:p>12,5193927272727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097.5" calcext:value-type="float">
            <text:p>1097,5</text:p>
          </table:table-cell>
          <table:table-cell office:value-type="float" office:value="3437.5" calcext:value-type="float">
            <text:p>3437,5</text:p>
          </table:table-cell>
          <table:table-cell office:value-type="float" office:value="15" calcext:value-type="float">
            <text:p>15</text:p>
          </table:table-cell>
          <table:table-cell table:formula="of:=[.E392]*24*60" office:value-type="float" office:value="21600" calcext:value-type="float">
            <text:p>21600</text:p>
          </table:table-cell>
          <table:table-cell table:formula="of:=[.C392]/275" office:value-type="float" office:value="3.99090909090909" calcext:value-type="float">
            <text:p>3,99090909090909</text:p>
          </table:table-cell>
          <table:table-cell table:formula="of:=[.D392]/275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129.5" calcext:value-type="float">
            <text:p>1129,5</text:p>
          </table:table-cell>
          <table:table-cell office:value-type="float" office:value="3430.833" calcext:value-type="float">
            <text:p>3430,833</text:p>
          </table:table-cell>
          <table:table-cell office:value-type="float" office:value="15" calcext:value-type="float">
            <text:p>15</text:p>
          </table:table-cell>
          <table:table-cell table:formula="of:=[.E393]*24*60" office:value-type="float" office:value="21600" calcext:value-type="float">
            <text:p>21600</text:p>
          </table:table-cell>
          <table:table-cell table:formula="of:=[.C393]/275" office:value-type="float" office:value="4.10727272727273" calcext:value-type="float">
            <text:p>4,10727272727273</text:p>
          </table:table-cell>
          <table:table-cell table:formula="of:=[.D393]/275" office:value-type="float" office:value="12.4757563636364" calcext:value-type="float">
            <text:p>12,4757563636364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157.5" calcext:value-type="float">
            <text:p>1157,5</text:p>
          </table:table-cell>
          <table:table-cell office:value-type="float" office:value="3469.5" calcext:value-type="float">
            <text:p>3469,5</text:p>
          </table:table-cell>
          <table:table-cell office:value-type="float" office:value="15" calcext:value-type="float">
            <text:p>15</text:p>
          </table:table-cell>
          <table:table-cell table:formula="of:=[.E394]*24*60" office:value-type="float" office:value="21600" calcext:value-type="float">
            <text:p>21600</text:p>
          </table:table-cell>
          <table:table-cell table:formula="of:=[.C394]/275" office:value-type="float" office:value="4.20909090909091" calcext:value-type="float">
            <text:p>4,20909090909091</text:p>
          </table:table-cell>
          <table:table-cell table:formula="of:=[.D394]/275" office:value-type="float" office:value="12.6163636363636" calcext:value-type="float">
            <text:p>12,6163636363636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190.833" calcext:value-type="float">
            <text:p>1190,833</text:p>
          </table:table-cell>
          <table:table-cell office:value-type="float" office:value="3482.833" calcext:value-type="float">
            <text:p>3482,833</text:p>
          </table:table-cell>
          <table:table-cell office:value-type="float" office:value="15" calcext:value-type="float">
            <text:p>15</text:p>
          </table:table-cell>
          <table:table-cell table:formula="of:=[.E395]*24*60" office:value-type="float" office:value="21600" calcext:value-type="float">
            <text:p>21600</text:p>
          </table:table-cell>
          <table:table-cell table:formula="of:=[.C395]/275" office:value-type="float" office:value="4.33030181818182" calcext:value-type="float">
            <text:p>4,33030181818182</text:p>
          </table:table-cell>
          <table:table-cell table:formula="of:=[.D395]/275" office:value-type="float" office:value="12.6648472727273" calcext:value-type="float">
            <text:p>12,6648472727273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221.5" calcext:value-type="float">
            <text:p>1221,5</text:p>
          </table:table-cell>
          <table:table-cell office:value-type="float" office:value="3501.5" calcext:value-type="float">
            <text:p>3501,5</text:p>
          </table:table-cell>
          <table:table-cell office:value-type="float" office:value="15" calcext:value-type="float">
            <text:p>15</text:p>
          </table:table-cell>
          <table:table-cell table:formula="of:=[.E396]*24*60" office:value-type="float" office:value="21600" calcext:value-type="float">
            <text:p>21600</text:p>
          </table:table-cell>
          <table:table-cell table:formula="of:=[.C396]/275" office:value-type="float" office:value="4.44181818181818" calcext:value-type="float">
            <text:p>4,44181818181818</text:p>
          </table:table-cell>
          <table:table-cell table:formula="of:=[.D396]/275" office:value-type="float" office:value="12.7327272727273" calcext:value-type="float">
            <text:p>12,7327272727273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189.5" calcext:value-type="float">
            <text:p>1189,5</text:p>
          </table:table-cell>
          <table:table-cell office:value-type="float" office:value="3544.167" calcext:value-type="float">
            <text:p>3544,167</text:p>
          </table:table-cell>
          <table:table-cell office:value-type="float" office:value="15" calcext:value-type="float">
            <text:p>15</text:p>
          </table:table-cell>
          <table:table-cell table:formula="of:=[.E397]*24*60" office:value-type="float" office:value="21600" calcext:value-type="float">
            <text:p>21600</text:p>
          </table:table-cell>
          <table:table-cell table:formula="of:=[.C397]/275" office:value-type="float" office:value="4.32545454545455" calcext:value-type="float">
            <text:p>4,32545454545455</text:p>
          </table:table-cell>
          <table:table-cell table:formula="of:=[.D397]/275" office:value-type="float" office:value="12.88788" calcext:value-type="float">
            <text:p>12,88788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152.167" calcext:value-type="float">
            <text:p>1152,167</text:p>
          </table:table-cell>
          <table:table-cell office:value-type="float" office:value="3566.833" calcext:value-type="float">
            <text:p>3566,833</text:p>
          </table:table-cell>
          <table:table-cell office:value-type="float" office:value="15" calcext:value-type="float">
            <text:p>15</text:p>
          </table:table-cell>
          <table:table-cell table:formula="of:=[.E398]*24*60" office:value-type="float" office:value="21600" calcext:value-type="float">
            <text:p>21600</text:p>
          </table:table-cell>
          <table:table-cell table:formula="of:=[.C398]/275" office:value-type="float" office:value="4.18969818181818" calcext:value-type="float">
            <text:p>4,18969818181818</text:p>
          </table:table-cell>
          <table:table-cell table:formula="of:=[.D398]/275" office:value-type="float" office:value="12.9703018181818" calcext:value-type="float">
            <text:p>12,9703018181818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144.167" calcext:value-type="float">
            <text:p>1144,167</text:p>
          </table:table-cell>
          <table:table-cell office:value-type="float" office:value="3602.833" calcext:value-type="float">
            <text:p>3602,833</text:p>
          </table:table-cell>
          <table:table-cell office:value-type="float" office:value="15" calcext:value-type="float">
            <text:p>15</text:p>
          </table:table-cell>
          <table:table-cell table:formula="of:=[.E399]*24*60" office:value-type="float" office:value="21600" calcext:value-type="float">
            <text:p>21600</text:p>
          </table:table-cell>
          <table:table-cell table:formula="of:=[.C399]/275" office:value-type="float" office:value="4.16060727272727" calcext:value-type="float">
            <text:p>4,16060727272727</text:p>
          </table:table-cell>
          <table:table-cell table:formula="of:=[.D399]/275" office:value-type="float" office:value="13.1012109090909" calcext:value-type="float">
            <text:p>13,1012109090909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180.167" calcext:value-type="float">
            <text:p>1180,167</text:p>
          </table:table-cell>
          <table:table-cell office:value-type="float" office:value="3601.5" calcext:value-type="float">
            <text:p>3601,5</text:p>
          </table:table-cell>
          <table:table-cell office:value-type="float" office:value="15" calcext:value-type="float">
            <text:p>15</text:p>
          </table:table-cell>
          <table:table-cell table:formula="of:=[.E400]*24*60" office:value-type="float" office:value="21600" calcext:value-type="float">
            <text:p>21600</text:p>
          </table:table-cell>
          <table:table-cell table:formula="of:=[.C400]/275" office:value-type="float" office:value="4.29151636363636" calcext:value-type="float">
            <text:p>4,29151636363636</text:p>
          </table:table-cell>
          <table:table-cell table:formula="of:=[.D400]/275" office:value-type="float" office:value="13.0963636363636" calcext:value-type="float">
            <text:p>13,096363636363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170.833" calcext:value-type="float">
            <text:p>1170,833</text:p>
          </table:table-cell>
          <table:table-cell office:value-type="float" office:value="3646.833" calcext:value-type="float">
            <text:p>3646,833</text:p>
          </table:table-cell>
          <table:table-cell office:value-type="float" office:value="15" calcext:value-type="float">
            <text:p>15</text:p>
          </table:table-cell>
          <table:table-cell table:formula="of:=[.E401]*24*60" office:value-type="float" office:value="21600" calcext:value-type="float">
            <text:p>21600</text:p>
          </table:table-cell>
          <table:table-cell table:formula="of:=[.C401]/275" office:value-type="float" office:value="4.25757454545455" calcext:value-type="float">
            <text:p>4,25757454545455</text:p>
          </table:table-cell>
          <table:table-cell table:formula="of:=[.D401]/275" office:value-type="float" office:value="13.2612109090909" calcext:value-type="float">
            <text:p>13,2612109090909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1161.5" calcext:value-type="float">
            <text:p>1161,5</text:p>
          </table:table-cell>
          <table:table-cell office:value-type="float" office:value="3662.833" calcext:value-type="float">
            <text:p>3662,833</text:p>
          </table:table-cell>
          <table:table-cell office:value-type="float" office:value="15" calcext:value-type="float">
            <text:p>15</text:p>
          </table:table-cell>
          <table:table-cell table:formula="of:=[.E402]*24*60" office:value-type="float" office:value="21600" calcext:value-type="float">
            <text:p>21600</text:p>
          </table:table-cell>
          <table:table-cell table:formula="of:=[.C402]/275" office:value-type="float" office:value="4.22363636363636" calcext:value-type="float">
            <text:p>4,22363636363636</text:p>
          </table:table-cell>
          <table:table-cell table:formula="of:=[.D402]/275" office:value-type="float" office:value="13.3193927272727" calcext:value-type="float">
            <text:p>13,3193927272727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1200.167" calcext:value-type="float">
            <text:p>1200,167</text:p>
          </table:table-cell>
          <table:table-cell office:value-type="float" office:value="3680.167" calcext:value-type="float">
            <text:p>3680,167</text:p>
          </table:table-cell>
          <table:table-cell office:value-type="float" office:value="15" calcext:value-type="float">
            <text:p>15</text:p>
          </table:table-cell>
          <table:table-cell table:formula="of:=[.E403]*24*60" office:value-type="float" office:value="21600" calcext:value-type="float">
            <text:p>21600</text:p>
          </table:table-cell>
          <table:table-cell table:formula="of:=[.C403]/275" office:value-type="float" office:value="4.36424363636364" calcext:value-type="float">
            <text:p>4,36424363636364</text:p>
          </table:table-cell>
          <table:table-cell table:formula="of:=[.D403]/275" office:value-type="float" office:value="13.3824254545455" calcext:value-type="float">
            <text:p>13,3824254545455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221.5" calcext:value-type="float">
            <text:p>1221,5</text:p>
          </table:table-cell>
          <table:table-cell office:value-type="float" office:value="3698.833" calcext:value-type="float">
            <text:p>3698,833</text:p>
          </table:table-cell>
          <table:table-cell office:value-type="float" office:value="15" calcext:value-type="float">
            <text:p>15</text:p>
          </table:table-cell>
          <table:table-cell table:formula="of:=[.E404]*24*60" office:value-type="float" office:value="21600" calcext:value-type="float">
            <text:p>21600</text:p>
          </table:table-cell>
          <table:table-cell table:formula="of:=[.C404]/275" office:value-type="float" office:value="4.44181818181818" calcext:value-type="float">
            <text:p>4,44181818181818</text:p>
          </table:table-cell>
          <table:table-cell table:formula="of:=[.D404]/275" office:value-type="float" office:value="13.4503018181818" calcext:value-type="float">
            <text:p>13,4503018181818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205.5" calcext:value-type="float">
            <text:p>1205,5</text:p>
          </table:table-cell>
          <table:table-cell office:value-type="float" office:value="3732.167" calcext:value-type="float">
            <text:p>3732,167</text:p>
          </table:table-cell>
          <table:table-cell office:value-type="float" office:value="15" calcext:value-type="float">
            <text:p>15</text:p>
          </table:table-cell>
          <table:table-cell table:formula="of:=[.E405]*24*60" office:value-type="float" office:value="21600" calcext:value-type="float">
            <text:p>21600</text:p>
          </table:table-cell>
          <table:table-cell table:formula="of:=[.C405]/275" office:value-type="float" office:value="4.38363636363636" calcext:value-type="float">
            <text:p>4,38363636363636</text:p>
          </table:table-cell>
          <table:table-cell table:formula="of:=[.D405]/275" office:value-type="float" office:value="13.5715163636364" calcext:value-type="float">
            <text:p>13,5715163636364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184.167" calcext:value-type="float">
            <text:p>1184,167</text:p>
          </table:table-cell>
          <table:table-cell office:value-type="float" office:value="3749.5" calcext:value-type="float">
            <text:p>3749,5</text:p>
          </table:table-cell>
          <table:table-cell office:value-type="float" office:value="15" calcext:value-type="float">
            <text:p>15</text:p>
          </table:table-cell>
          <table:table-cell table:formula="of:=[.E406]*24*60" office:value-type="float" office:value="21600" calcext:value-type="float">
            <text:p>21600</text:p>
          </table:table-cell>
          <table:table-cell table:formula="of:=[.C406]/275" office:value-type="float" office:value="4.30606181818182" calcext:value-type="float">
            <text:p>4,30606181818182</text:p>
          </table:table-cell>
          <table:table-cell table:formula="of:=[.D406]/275" office:value-type="float" office:value="13.6345454545455" calcext:value-type="float">
            <text:p>13,6345454545455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165.5" calcext:value-type="float">
            <text:p>1165,5</text:p>
          </table:table-cell>
          <table:table-cell office:value-type="float" office:value="3782.833" calcext:value-type="float">
            <text:p>3782,833</text:p>
          </table:table-cell>
          <table:table-cell office:value-type="float" office:value="15" calcext:value-type="float">
            <text:p>15</text:p>
          </table:table-cell>
          <table:table-cell table:formula="of:=[.E407]*24*60" office:value-type="float" office:value="21600" calcext:value-type="float">
            <text:p>21600</text:p>
          </table:table-cell>
          <table:table-cell table:formula="of:=[.C407]/275" office:value-type="float" office:value="4.23818181818182" calcext:value-type="float">
            <text:p>4,23818181818182</text:p>
          </table:table-cell>
          <table:table-cell table:formula="of:=[.D407]/275" office:value-type="float" office:value="13.7557563636364" calcext:value-type="float">
            <text:p>13,7557563636364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160.167" calcext:value-type="float">
            <text:p>1160,167</text:p>
          </table:table-cell>
          <table:table-cell office:value-type="float" office:value="3814.833" calcext:value-type="float">
            <text:p>3814,833</text:p>
          </table:table-cell>
          <table:table-cell office:value-type="float" office:value="15" calcext:value-type="float">
            <text:p>15</text:p>
          </table:table-cell>
          <table:table-cell table:formula="of:=[.E408]*24*60" office:value-type="float" office:value="21600" calcext:value-type="float">
            <text:p>21600</text:p>
          </table:table-cell>
          <table:table-cell table:formula="of:=[.C408]/275" office:value-type="float" office:value="4.21878909090909" calcext:value-type="float">
            <text:p>4,21878909090909</text:p>
          </table:table-cell>
          <table:table-cell table:formula="of:=[.D408]/275" office:value-type="float" office:value="13.87212" calcext:value-type="float">
            <text:p>13,87212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124.167" calcext:value-type="float">
            <text:p>1124,167</text:p>
          </table:table-cell>
          <table:table-cell office:value-type="float" office:value="3828.167" calcext:value-type="float">
            <text:p>3828,167</text:p>
          </table:table-cell>
          <table:table-cell office:value-type="float" office:value="15" calcext:value-type="float">
            <text:p>15</text:p>
          </table:table-cell>
          <table:table-cell table:formula="of:=[.E409]*24*60" office:value-type="float" office:value="21600" calcext:value-type="float">
            <text:p>21600</text:p>
          </table:table-cell>
          <table:table-cell table:formula="of:=[.C409]/275" office:value-type="float" office:value="4.08788" calcext:value-type="float">
            <text:p>4,08788</text:p>
          </table:table-cell>
          <table:table-cell table:formula="of:=[.D409]/275" office:value-type="float" office:value="13.9206072727273" calcext:value-type="float">
            <text:p>13,9206072727273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1126.833" calcext:value-type="float">
            <text:p>1126,833</text:p>
          </table:table-cell>
          <table:table-cell office:value-type="float" office:value="3858.833" calcext:value-type="float">
            <text:p>3858,833</text:p>
          </table:table-cell>
          <table:table-cell office:value-type="float" office:value="15" calcext:value-type="float">
            <text:p>15</text:p>
          </table:table-cell>
          <table:table-cell table:formula="of:=[.E410]*24*60" office:value-type="float" office:value="21600" calcext:value-type="float">
            <text:p>21600</text:p>
          </table:table-cell>
          <table:table-cell table:formula="of:=[.C410]/275" office:value-type="float" office:value="4.09757454545455" calcext:value-type="float">
            <text:p>4,09757454545455</text:p>
          </table:table-cell>
          <table:table-cell table:formula="of:=[.D410]/275" office:value-type="float" office:value="14.03212" calcext:value-type="float">
            <text:p>14,03212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753.5" calcext:value-type="float">
            <text:p>753,5</text:p>
          </table:table-cell>
          <table:table-cell office:value-type="float" office:value="3874.833" calcext:value-type="float">
            <text:p>3874,833</text:p>
          </table:table-cell>
          <table:table-cell office:value-type="float" office:value="15" calcext:value-type="float">
            <text:p>15</text:p>
          </table:table-cell>
          <table:table-cell table:formula="of:=[.E411]*24*60" office:value-type="float" office:value="21600" calcext:value-type="float">
            <text:p>21600</text:p>
          </table:table-cell>
          <table:table-cell table:formula="of:=[.C411]/275" office:value-type="float" office:value="2.74" calcext:value-type="float">
            <text:p>2,74</text:p>
          </table:table-cell>
          <table:table-cell table:formula="of:=[.D411]/275" office:value-type="float" office:value="14.0903018181818" calcext:value-type="float">
            <text:p>14,0903018181818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757.5" calcext:value-type="float">
            <text:p>757,5</text:p>
          </table:table-cell>
          <table:table-cell office:value-type="float" office:value="3826.833" calcext:value-type="float">
            <text:p>3826,833</text:p>
          </table:table-cell>
          <table:table-cell office:value-type="float" office:value="15" calcext:value-type="float">
            <text:p>15</text:p>
          </table:table-cell>
          <table:table-cell table:formula="of:=[.E412]*24*60" office:value-type="float" office:value="21600" calcext:value-type="float">
            <text:p>21600</text:p>
          </table:table-cell>
          <table:table-cell table:formula="of:=[.C412]/275" office:value-type="float" office:value="2.75454545454545" calcext:value-type="float">
            <text:p>2,75454545454545</text:p>
          </table:table-cell>
          <table:table-cell table:formula="of:=[.D412]/275" office:value-type="float" office:value="13.9157563636364" calcext:value-type="float">
            <text:p>13,9157563636364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752.167" calcext:value-type="float">
            <text:p>752,167</text:p>
          </table:table-cell>
          <table:table-cell office:value-type="float" office:value="3782.833" calcext:value-type="float">
            <text:p>3782,833</text:p>
          </table:table-cell>
          <table:table-cell office:value-type="float" office:value="15" calcext:value-type="float">
            <text:p>15</text:p>
          </table:table-cell>
          <table:table-cell table:formula="of:=[.E413]*24*60" office:value-type="float" office:value="21600" calcext:value-type="float">
            <text:p>21600</text:p>
          </table:table-cell>
          <table:table-cell table:formula="of:=[.C413]/275" office:value-type="float" office:value="2.73515272727273" calcext:value-type="float">
            <text:p>2,73515272727273</text:p>
          </table:table-cell>
          <table:table-cell table:formula="of:=[.D413]/275" office:value-type="float" office:value="13.7557563636364" calcext:value-type="float">
            <text:p>13,7557563636364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768.167" calcext:value-type="float">
            <text:p>768,167</text:p>
          </table:table-cell>
          <table:table-cell office:value-type="float" office:value="3754.833" calcext:value-type="float">
            <text:p>3754,833</text:p>
          </table:table-cell>
          <table:table-cell office:value-type="float" office:value="15" calcext:value-type="float">
            <text:p>15</text:p>
          </table:table-cell>
          <table:table-cell table:formula="of:=[.E414]*24*60" office:value-type="float" office:value="21600" calcext:value-type="float">
            <text:p>21600</text:p>
          </table:table-cell>
          <table:table-cell table:formula="of:=[.C414]/275" office:value-type="float" office:value="2.79333454545455" calcext:value-type="float">
            <text:p>2,79333454545455</text:p>
          </table:table-cell>
          <table:table-cell table:formula="of:=[.D414]/275" office:value-type="float" office:value="13.6539381818182" calcext:value-type="float">
            <text:p>13,6539381818182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765.5" calcext:value-type="float">
            <text:p>765,5</text:p>
          </table:table-cell>
          <table:table-cell office:value-type="float" office:value="3728.167" calcext:value-type="float">
            <text:p>3728,167</text:p>
          </table:table-cell>
          <table:table-cell office:value-type="float" office:value="15" calcext:value-type="float">
            <text:p>15</text:p>
          </table:table-cell>
          <table:table-cell table:formula="of:=[.E415]*24*60" office:value-type="float" office:value="21600" calcext:value-type="float">
            <text:p>21600</text:p>
          </table:table-cell>
          <table:table-cell table:formula="of:=[.C415]/275" office:value-type="float" office:value="2.78363636363636" calcext:value-type="float">
            <text:p>2,78363636363636</text:p>
          </table:table-cell>
          <table:table-cell table:formula="of:=[.D415]/275" office:value-type="float" office:value="13.5569709090909" calcext:value-type="float">
            <text:p>13,5569709090909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780.167" calcext:value-type="float">
            <text:p>780,167</text:p>
          </table:table-cell>
          <table:table-cell office:value-type="float" office:value="3704.167" calcext:value-type="float">
            <text:p>3704,167</text:p>
          </table:table-cell>
          <table:table-cell office:value-type="float" office:value="15" calcext:value-type="float">
            <text:p>15</text:p>
          </table:table-cell>
          <table:table-cell table:formula="of:=[.E416]*24*60" office:value-type="float" office:value="21600" calcext:value-type="float">
            <text:p>21600</text:p>
          </table:table-cell>
          <table:table-cell table:formula="of:=[.C416]/275" office:value-type="float" office:value="2.83697090909091" calcext:value-type="float">
            <text:p>2,83697090909091</text:p>
          </table:table-cell>
          <table:table-cell table:formula="of:=[.D416]/275" office:value-type="float" office:value="13.4696981818182" calcext:value-type="float">
            <text:p>13,4696981818182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778.833" calcext:value-type="float">
            <text:p>778,833</text:p>
          </table:table-cell>
          <table:table-cell office:value-type="float" office:value="3673.5" calcext:value-type="float">
            <text:p>3673,5</text:p>
          </table:table-cell>
          <table:table-cell office:value-type="float" office:value="15" calcext:value-type="float">
            <text:p>15</text:p>
          </table:table-cell>
          <table:table-cell table:formula="of:=[.E417]*24*60" office:value-type="float" office:value="21600" calcext:value-type="float">
            <text:p>21600</text:p>
          </table:table-cell>
          <table:table-cell table:formula="of:=[.C417]/275" office:value-type="float" office:value="2.83212" calcext:value-type="float">
            <text:p>2,83212</text:p>
          </table:table-cell>
          <table:table-cell table:formula="of:=[.D417]/275" office:value-type="float" office:value="13.3581818181818" calcext:value-type="float">
            <text:p>13,3581818181818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757.5" calcext:value-type="float">
            <text:p>757,5</text:p>
          </table:table-cell>
          <table:table-cell office:value-type="float" office:value="3650.833" calcext:value-type="float">
            <text:p>3650,833</text:p>
          </table:table-cell>
          <table:table-cell office:value-type="float" office:value="15" calcext:value-type="float">
            <text:p>15</text:p>
          </table:table-cell>
          <table:table-cell table:formula="of:=[.E418]*24*60" office:value-type="float" office:value="21600" calcext:value-type="float">
            <text:p>21600</text:p>
          </table:table-cell>
          <table:table-cell table:formula="of:=[.C418]/275" office:value-type="float" office:value="2.75454545454545" calcext:value-type="float">
            <text:p>2,75454545454545</text:p>
          </table:table-cell>
          <table:table-cell table:formula="of:=[.D418]/275" office:value-type="float" office:value="13.2757563636364" calcext:value-type="float">
            <text:p>13,2757563636364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745.5" calcext:value-type="float">
            <text:p>745,5</text:p>
          </table:table-cell>
          <table:table-cell office:value-type="float" office:value="3640.167" calcext:value-type="float">
            <text:p>3640,167</text:p>
          </table:table-cell>
          <table:table-cell office:value-type="float" office:value="15" calcext:value-type="float">
            <text:p>15</text:p>
          </table:table-cell>
          <table:table-cell table:formula="of:=[.E419]*24*60" office:value-type="float" office:value="21600" calcext:value-type="float">
            <text:p>21600</text:p>
          </table:table-cell>
          <table:table-cell table:formula="of:=[.C419]/275" office:value-type="float" office:value="2.71090909090909" calcext:value-type="float">
            <text:p>2,71090909090909</text:p>
          </table:table-cell>
          <table:table-cell table:formula="of:=[.D419]/275" office:value-type="float" office:value="13.2369709090909" calcext:value-type="float">
            <text:p>13,2369709090909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745.5" calcext:value-type="float">
            <text:p>745,5</text:p>
          </table:table-cell>
          <table:table-cell office:value-type="float" office:value="3601.5" calcext:value-type="float">
            <text:p>3601,5</text:p>
          </table:table-cell>
          <table:table-cell office:value-type="float" office:value="15" calcext:value-type="float">
            <text:p>15</text:p>
          </table:table-cell>
          <table:table-cell table:formula="of:=[.E420]*24*60" office:value-type="float" office:value="21600" calcext:value-type="float">
            <text:p>21600</text:p>
          </table:table-cell>
          <table:table-cell table:formula="of:=[.C420]/275" office:value-type="float" office:value="2.71090909090909" calcext:value-type="float">
            <text:p>2,71090909090909</text:p>
          </table:table-cell>
          <table:table-cell table:formula="of:=[.D420]/275" office:value-type="float" office:value="13.0963636363636" calcext:value-type="float">
            <text:p>13,0963636363636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760.167" calcext:value-type="float">
            <text:p>760,167</text:p>
          </table:table-cell>
          <table:table-cell office:value-type="float" office:value="3577.5" calcext:value-type="float">
            <text:p>3577,5</text:p>
          </table:table-cell>
          <table:table-cell office:value-type="float" office:value="15" calcext:value-type="float">
            <text:p>15</text:p>
          </table:table-cell>
          <table:table-cell table:formula="of:=[.E421]*24*60" office:value-type="float" office:value="21600" calcext:value-type="float">
            <text:p>21600</text:p>
          </table:table-cell>
          <table:table-cell table:formula="of:=[.C421]/275" office:value-type="float" office:value="2.76424363636364" calcext:value-type="float">
            <text:p>2,76424363636364</text:p>
          </table:table-cell>
          <table:table-cell table:formula="of:=[.D421]/275" office:value-type="float" office:value="13.0090909090909" calcext:value-type="float">
            <text:p>13,0090909090909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766.833" calcext:value-type="float">
            <text:p>766,833</text:p>
          </table:table-cell>
          <table:table-cell office:value-type="float" office:value="3564.167" calcext:value-type="float">
            <text:p>3564,167</text:p>
          </table:table-cell>
          <table:table-cell office:value-type="float" office:value="15" calcext:value-type="float">
            <text:p>15</text:p>
          </table:table-cell>
          <table:table-cell table:formula="of:=[.E422]*24*60" office:value-type="float" office:value="21600" calcext:value-type="float">
            <text:p>21600</text:p>
          </table:table-cell>
          <table:table-cell table:formula="of:=[.C422]/275" office:value-type="float" office:value="2.78848363636364" calcext:value-type="float">
            <text:p>2,78848363636364</text:p>
          </table:table-cell>
          <table:table-cell table:formula="of:=[.D422]/275" office:value-type="float" office:value="12.9606072727273" calcext:value-type="float">
            <text:p>12,9606072727273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752.167" calcext:value-type="float">
            <text:p>752,167</text:p>
          </table:table-cell>
          <table:table-cell office:value-type="float" office:value="3534.833" calcext:value-type="float">
            <text:p>3534,833</text:p>
          </table:table-cell>
          <table:table-cell office:value-type="float" office:value="15" calcext:value-type="float">
            <text:p>15</text:p>
          </table:table-cell>
          <table:table-cell table:formula="of:=[.E423]*24*60" office:value-type="float" office:value="21600" calcext:value-type="float">
            <text:p>21600</text:p>
          </table:table-cell>
          <table:table-cell table:formula="of:=[.C423]/275" office:value-type="float" office:value="2.73515272727273" calcext:value-type="float">
            <text:p>2,73515272727273</text:p>
          </table:table-cell>
          <table:table-cell table:formula="of:=[.D423]/275" office:value-type="float" office:value="12.8539381818182" calcext:value-type="float">
            <text:p>12,8539381818182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757.5" calcext:value-type="float">
            <text:p>757,5</text:p>
          </table:table-cell>
          <table:table-cell office:value-type="float" office:value="3497.5" calcext:value-type="float">
            <text:p>3497,5</text:p>
          </table:table-cell>
          <table:table-cell office:value-type="float" office:value="15" calcext:value-type="float">
            <text:p>15</text:p>
          </table:table-cell>
          <table:table-cell table:formula="of:=[.E424]*24*60" office:value-type="float" office:value="21600" calcext:value-type="float">
            <text:p>21600</text:p>
          </table:table-cell>
          <table:table-cell table:formula="of:=[.C424]/275" office:value-type="float" office:value="2.75454545454545" calcext:value-type="float">
            <text:p>2,75454545454545</text:p>
          </table:table-cell>
          <table:table-cell table:formula="of:=[.D424]/275" office:value-type="float" office:value="12.7181818181818" calcext:value-type="float">
            <text:p>12,7181818181818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762.833" calcext:value-type="float">
            <text:p>762,833</text:p>
          </table:table-cell>
          <table:table-cell office:value-type="float" office:value="3456.167" calcext:value-type="float">
            <text:p>3456,167</text:p>
          </table:table-cell>
          <table:table-cell office:value-type="float" office:value="15" calcext:value-type="float">
            <text:p>15</text:p>
          </table:table-cell>
          <table:table-cell table:formula="of:=[.E425]*24*60" office:value-type="float" office:value="21600" calcext:value-type="float">
            <text:p>21600</text:p>
          </table:table-cell>
          <table:table-cell table:formula="of:=[.C425]/275" office:value-type="float" office:value="2.77393818181818" calcext:value-type="float">
            <text:p>2,77393818181818</text:p>
          </table:table-cell>
          <table:table-cell table:formula="of:=[.D425]/275" office:value-type="float" office:value="12.56788" calcext:value-type="float">
            <text:p>12,56788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772.167" calcext:value-type="float">
            <text:p>772,167</text:p>
          </table:table-cell>
          <table:table-cell office:value-type="float" office:value="3400.167" calcext:value-type="float">
            <text:p>3400,167</text:p>
          </table:table-cell>
          <table:table-cell office:value-type="float" office:value="15" calcext:value-type="float">
            <text:p>15</text:p>
          </table:table-cell>
          <table:table-cell table:formula="of:=[.E426]*24*60" office:value-type="float" office:value="21600" calcext:value-type="float">
            <text:p>21600</text:p>
          </table:table-cell>
          <table:table-cell table:formula="of:=[.C426]/275" office:value-type="float" office:value="2.80788" calcext:value-type="float">
            <text:p>2,80788</text:p>
          </table:table-cell>
          <table:table-cell table:formula="of:=[.D426]/275" office:value-type="float" office:value="12.3642436363636" calcext:value-type="float">
            <text:p>12,3642436363636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786.833" calcext:value-type="float">
            <text:p>786,833</text:p>
          </table:table-cell>
          <table:table-cell office:value-type="float" office:value="3345.5" calcext:value-type="float">
            <text:p>3345,5</text:p>
          </table:table-cell>
          <table:table-cell office:value-type="float" office:value="15" calcext:value-type="float">
            <text:p>15</text:p>
          </table:table-cell>
          <table:table-cell table:formula="of:=[.E427]*24*60" office:value-type="float" office:value="21600" calcext:value-type="float">
            <text:p>21600</text:p>
          </table:table-cell>
          <table:table-cell table:formula="of:=[.C427]/275" office:value-type="float" office:value="2.86121090909091" calcext:value-type="float">
            <text:p>2,86121090909091</text:p>
          </table:table-cell>
          <table:table-cell table:formula="of:=[.D427]/275" office:value-type="float" office:value="12.1654545454545" calcext:value-type="float">
            <text:p>12,1654545454545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809.5" calcext:value-type="float">
            <text:p>809,5</text:p>
          </table:table-cell>
          <table:table-cell office:value-type="float" office:value="3329.5" calcext:value-type="float">
            <text:p>3329,5</text:p>
          </table:table-cell>
          <table:table-cell office:value-type="float" office:value="15" calcext:value-type="float">
            <text:p>15</text:p>
          </table:table-cell>
          <table:table-cell table:formula="of:=[.E428]*24*60" office:value-type="float" office:value="21600" calcext:value-type="float">
            <text:p>21600</text:p>
          </table:table-cell>
          <table:table-cell table:formula="of:=[.C428]/275" office:value-type="float" office:value="2.94363636363636" calcext:value-type="float">
            <text:p>2,94363636363636</text:p>
          </table:table-cell>
          <table:table-cell table:formula="of:=[.D428]/275" office:value-type="float" office:value="12.1072727272727" calcext:value-type="float">
            <text:p>12,1072727272727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806.833" calcext:value-type="float">
            <text:p>806,833</text:p>
          </table:table-cell>
          <table:table-cell office:value-type="float" office:value="3286.833" calcext:value-type="float">
            <text:p>3286,833</text:p>
          </table:table-cell>
          <table:table-cell office:value-type="float" office:value="15" calcext:value-type="float">
            <text:p>15</text:p>
          </table:table-cell>
          <table:table-cell table:formula="of:=[.E429]*24*60" office:value-type="float" office:value="21600" calcext:value-type="float">
            <text:p>21600</text:p>
          </table:table-cell>
          <table:table-cell table:formula="of:=[.C429]/275" office:value-type="float" office:value="2.93393818181818" calcext:value-type="float">
            <text:p>2,93393818181818</text:p>
          </table:table-cell>
          <table:table-cell table:formula="of:=[.D429]/275" office:value-type="float" office:value="11.95212" calcext:value-type="float">
            <text:p>11,95212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806.833" calcext:value-type="float">
            <text:p>806,833</text:p>
          </table:table-cell>
          <table:table-cell office:value-type="float" office:value="3256.167" calcext:value-type="float">
            <text:p>3256,167</text:p>
          </table:table-cell>
          <table:table-cell office:value-type="float" office:value="15" calcext:value-type="float">
            <text:p>15</text:p>
          </table:table-cell>
          <table:table-cell table:formula="of:=[.E430]*24*60" office:value-type="float" office:value="21600" calcext:value-type="float">
            <text:p>21600</text:p>
          </table:table-cell>
          <table:table-cell table:formula="of:=[.C430]/275" office:value-type="float" office:value="2.93393818181818" calcext:value-type="float">
            <text:p>2,93393818181818</text:p>
          </table:table-cell>
          <table:table-cell table:formula="of:=[.D430]/275" office:value-type="float" office:value="11.8406072727273" calcext:value-type="float">
            <text:p>11,8406072727273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798.833" calcext:value-type="float">
            <text:p>798,833</text:p>
          </table:table-cell>
          <table:table-cell office:value-type="float" office:value="3346.833" calcext:value-type="float">
            <text:p>3346,833</text:p>
          </table:table-cell>
          <table:table-cell office:value-type="float" office:value="16" calcext:value-type="float">
            <text:p>16</text:p>
          </table:table-cell>
          <table:table-cell table:formula="of:=[.E431]*24*60" office:value-type="float" office:value="23040" calcext:value-type="float">
            <text:p>23040</text:p>
          </table:table-cell>
          <table:table-cell table:formula="of:=[.C431]/275" office:value-type="float" office:value="2.90484727272727" calcext:value-type="float">
            <text:p>2,90484727272727</text:p>
          </table:table-cell>
          <table:table-cell table:formula="of:=[.D431]/275" office:value-type="float" office:value="12.1703018181818" calcext:value-type="float">
            <text:p>12,1703018181818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801.5" calcext:value-type="float">
            <text:p>801,5</text:p>
          </table:table-cell>
          <table:table-cell office:value-type="float" office:value="3292.167" calcext:value-type="float">
            <text:p>3292,167</text:p>
          </table:table-cell>
          <table:table-cell office:value-type="float" office:value="16" calcext:value-type="float">
            <text:p>16</text:p>
          </table:table-cell>
          <table:table-cell table:formula="of:=[.E432]*24*60" office:value-type="float" office:value="23040" calcext:value-type="float">
            <text:p>23040</text:p>
          </table:table-cell>
          <table:table-cell table:formula="of:=[.C432]/275" office:value-type="float" office:value="2.91454545454545" calcext:value-type="float">
            <text:p>2,91454545454545</text:p>
          </table:table-cell>
          <table:table-cell table:formula="of:=[.D432]/275" office:value-type="float" office:value="11.9715163636364" calcext:value-type="float">
            <text:p>11,9715163636364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808.167" calcext:value-type="float">
            <text:p>808,167</text:p>
          </table:table-cell>
          <table:table-cell office:value-type="float" office:value="3233.5" calcext:value-type="float">
            <text:p>3233,5</text:p>
          </table:table-cell>
          <table:table-cell office:value-type="float" office:value="16" calcext:value-type="float">
            <text:p>16</text:p>
          </table:table-cell>
          <table:table-cell table:formula="of:=[.E433]*24*60" office:value-type="float" office:value="23040" calcext:value-type="float">
            <text:p>23040</text:p>
          </table:table-cell>
          <table:table-cell table:formula="of:=[.C433]/275" office:value-type="float" office:value="2.93878909090909" calcext:value-type="float">
            <text:p>2,93878909090909</text:p>
          </table:table-cell>
          <table:table-cell table:formula="of:=[.D433]/275" office:value-type="float" office:value="11.7581818181818" calcext:value-type="float">
            <text:p>11,7581818181818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841.5" calcext:value-type="float">
            <text:p>841,5</text:p>
          </table:table-cell>
          <table:table-cell office:value-type="float" office:value="3245.5" calcext:value-type="float">
            <text:p>3245,5</text:p>
          </table:table-cell>
          <table:table-cell office:value-type="float" office:value="16" calcext:value-type="float">
            <text:p>16</text:p>
          </table:table-cell>
          <table:table-cell table:formula="of:=[.E434]*24*60" office:value-type="float" office:value="23040" calcext:value-type="float">
            <text:p>23040</text:p>
          </table:table-cell>
          <table:table-cell table:formula="of:=[.C434]/275" office:value-type="float" office:value="3.06" calcext:value-type="float">
            <text:p>3,06</text:p>
          </table:table-cell>
          <table:table-cell table:formula="of:=[.D434]/275" office:value-type="float" office:value="11.8018181818182" calcext:value-type="float">
            <text:p>11,8018181818182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845.5" calcext:value-type="float">
            <text:p>845,5</text:p>
          </table:table-cell>
          <table:table-cell office:value-type="float" office:value="3292.167" calcext:value-type="float">
            <text:p>3292,167</text:p>
          </table:table-cell>
          <table:table-cell office:value-type="float" office:value="16" calcext:value-type="float">
            <text:p>16</text:p>
          </table:table-cell>
          <table:table-cell table:formula="of:=[.E435]*24*60" office:value-type="float" office:value="23040" calcext:value-type="float">
            <text:p>23040</text:p>
          </table:table-cell>
          <table:table-cell table:formula="of:=[.C435]/275" office:value-type="float" office:value="3.07454545454545" calcext:value-type="float">
            <text:p>3,07454545454545</text:p>
          </table:table-cell>
          <table:table-cell table:formula="of:=[.D435]/275" office:value-type="float" office:value="11.9715163636364" calcext:value-type="float">
            <text:p>11,9715163636364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857.5" calcext:value-type="float">
            <text:p>857,5</text:p>
          </table:table-cell>
          <table:table-cell office:value-type="float" office:value="3326.833" calcext:value-type="float">
            <text:p>3326,833</text:p>
          </table:table-cell>
          <table:table-cell office:value-type="float" office:value="16" calcext:value-type="float">
            <text:p>16</text:p>
          </table:table-cell>
          <table:table-cell table:formula="of:=[.E436]*24*60" office:value-type="float" office:value="23040" calcext:value-type="float">
            <text:p>23040</text:p>
          </table:table-cell>
          <table:table-cell table:formula="of:=[.C436]/275" office:value-type="float" office:value="3.11818181818182" calcext:value-type="float">
            <text:p>3,11818181818182</text:p>
          </table:table-cell>
          <table:table-cell table:formula="of:=[.D436]/275" office:value-type="float" office:value="12.0975745454545" calcext:value-type="float">
            <text:p>12,0975745454545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906.833" calcext:value-type="float">
            <text:p>906,833</text:p>
          </table:table-cell>
          <table:table-cell office:value-type="float" office:value="3345.5" calcext:value-type="float">
            <text:p>3345,5</text:p>
          </table:table-cell>
          <table:table-cell office:value-type="float" office:value="16" calcext:value-type="float">
            <text:p>16</text:p>
          </table:table-cell>
          <table:table-cell table:formula="of:=[.E437]*24*60" office:value-type="float" office:value="23040" calcext:value-type="float">
            <text:p>23040</text:p>
          </table:table-cell>
          <table:table-cell table:formula="of:=[.C437]/275" office:value-type="float" office:value="3.29757454545455" calcext:value-type="float">
            <text:p>3,29757454545455</text:p>
          </table:table-cell>
          <table:table-cell table:formula="of:=[.D437]/275" office:value-type="float" office:value="12.1654545454545" calcext:value-type="float">
            <text:p>12,1654545454545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933.5" calcext:value-type="float">
            <text:p>933,5</text:p>
          </table:table-cell>
          <table:table-cell office:value-type="float" office:value="3382.833" calcext:value-type="float">
            <text:p>3382,833</text:p>
          </table:table-cell>
          <table:table-cell office:value-type="float" office:value="16" calcext:value-type="float">
            <text:p>16</text:p>
          </table:table-cell>
          <table:table-cell table:formula="of:=[.E438]*24*60" office:value-type="float" office:value="23040" calcext:value-type="float">
            <text:p>23040</text:p>
          </table:table-cell>
          <table:table-cell table:formula="of:=[.C438]/275" office:value-type="float" office:value="3.39454545454545" calcext:value-type="float">
            <text:p>3,39454545454545</text:p>
          </table:table-cell>
          <table:table-cell table:formula="of:=[.D438]/275" office:value-type="float" office:value="12.3012109090909" calcext:value-type="float">
            <text:p>12,3012109090909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926.833" calcext:value-type="float">
            <text:p>926,833</text:p>
          </table:table-cell>
          <table:table-cell office:value-type="float" office:value="3416.167" calcext:value-type="float">
            <text:p>3416,167</text:p>
          </table:table-cell>
          <table:table-cell office:value-type="float" office:value="16" calcext:value-type="float">
            <text:p>16</text:p>
          </table:table-cell>
          <table:table-cell table:formula="of:=[.E439]*24*60" office:value-type="float" office:value="23040" calcext:value-type="float">
            <text:p>23040</text:p>
          </table:table-cell>
          <table:table-cell table:formula="of:=[.C439]/275" office:value-type="float" office:value="3.37030181818182" calcext:value-type="float">
            <text:p>3,37030181818182</text:p>
          </table:table-cell>
          <table:table-cell table:formula="of:=[.D439]/275" office:value-type="float" office:value="12.4224254545455" calcext:value-type="float">
            <text:p>12,4224254545455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970.833" calcext:value-type="float">
            <text:p>970,833</text:p>
          </table:table-cell>
          <table:table-cell office:value-type="float" office:value="3408.167" calcext:value-type="float">
            <text:p>3408,167</text:p>
          </table:table-cell>
          <table:table-cell office:value-type="float" office:value="16" calcext:value-type="float">
            <text:p>16</text:p>
          </table:table-cell>
          <table:table-cell table:formula="of:=[.E440]*24*60" office:value-type="float" office:value="23040" calcext:value-type="float">
            <text:p>23040</text:p>
          </table:table-cell>
          <table:table-cell table:formula="of:=[.C440]/275" office:value-type="float" office:value="3.53030181818182" calcext:value-type="float">
            <text:p>3,53030181818182</text:p>
          </table:table-cell>
          <table:table-cell table:formula="of:=[.D440]/275" office:value-type="float" office:value="12.3933345454545" calcext:value-type="float">
            <text:p>12,3933345454545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018.833" calcext:value-type="float">
            <text:p>1018,833</text:p>
          </table:table-cell>
          <table:table-cell office:value-type="float" office:value="3437.5" calcext:value-type="float">
            <text:p>3437,5</text:p>
          </table:table-cell>
          <table:table-cell office:value-type="float" office:value="16" calcext:value-type="float">
            <text:p>16</text:p>
          </table:table-cell>
          <table:table-cell table:formula="of:=[.E441]*24*60" office:value-type="float" office:value="23040" calcext:value-type="float">
            <text:p>23040</text:p>
          </table:table-cell>
          <table:table-cell table:formula="of:=[.C441]/275" office:value-type="float" office:value="3.70484727272727" calcext:value-type="float">
            <text:p>3,70484727272727</text:p>
          </table:table-cell>
          <table:table-cell table:formula="of:=[.D441]/275"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1066.833" calcext:value-type="float">
            <text:p>1066,833</text:p>
          </table:table-cell>
          <table:table-cell office:value-type="float" office:value="3438.833" calcext:value-type="float">
            <text:p>3438,833</text:p>
          </table:table-cell>
          <table:table-cell office:value-type="float" office:value="16" calcext:value-type="float">
            <text:p>16</text:p>
          </table:table-cell>
          <table:table-cell table:formula="of:=[.E442]*24*60" office:value-type="float" office:value="23040" calcext:value-type="float">
            <text:p>23040</text:p>
          </table:table-cell>
          <table:table-cell table:formula="of:=[.C442]/275" office:value-type="float" office:value="3.87939272727273" calcext:value-type="float">
            <text:p>3,87939272727273</text:p>
          </table:table-cell>
          <table:table-cell table:formula="of:=[.D442]/275" office:value-type="float" office:value="12.5048472727273" calcext:value-type="float">
            <text:p>12,5048472727273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105.5" calcext:value-type="float">
            <text:p>1105,5</text:p>
          </table:table-cell>
          <table:table-cell office:value-type="float" office:value="3418.833" calcext:value-type="float">
            <text:p>3418,833</text:p>
          </table:table-cell>
          <table:table-cell office:value-type="float" office:value="16" calcext:value-type="float">
            <text:p>16</text:p>
          </table:table-cell>
          <table:table-cell table:formula="of:=[.E443]*24*60" office:value-type="float" office:value="23040" calcext:value-type="float">
            <text:p>23040</text:p>
          </table:table-cell>
          <table:table-cell table:formula="of:=[.C443]/275" office:value-type="float" office:value="4.02" calcext:value-type="float">
            <text:p>4,02</text:p>
          </table:table-cell>
          <table:table-cell table:formula="of:=[.D443]/275" office:value-type="float" office:value="12.43212" calcext:value-type="float">
            <text:p>12,43212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1146.833" calcext:value-type="float">
            <text:p>1146,833</text:p>
          </table:table-cell>
          <table:table-cell office:value-type="float" office:value="3449.5" calcext:value-type="float">
            <text:p>3449,5</text:p>
          </table:table-cell>
          <table:table-cell office:value-type="float" office:value="16" calcext:value-type="float">
            <text:p>16</text:p>
          </table:table-cell>
          <table:table-cell table:formula="of:=[.E444]*24*60" office:value-type="float" office:value="23040" calcext:value-type="float">
            <text:p>23040</text:p>
          </table:table-cell>
          <table:table-cell table:formula="of:=[.C444]/275" office:value-type="float" office:value="4.17030181818182" calcext:value-type="float">
            <text:p>4,17030181818182</text:p>
          </table:table-cell>
          <table:table-cell table:formula="of:=[.D444]/275" office:value-type="float" office:value="12.5436363636364" calcext:value-type="float">
            <text:p>12,5436363636364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1178.833" calcext:value-type="float">
            <text:p>1178,833</text:p>
          </table:table-cell>
          <table:table-cell office:value-type="float" office:value="3489.5" calcext:value-type="float">
            <text:p>3489,5</text:p>
          </table:table-cell>
          <table:table-cell office:value-type="float" office:value="16" calcext:value-type="float">
            <text:p>16</text:p>
          </table:table-cell>
          <table:table-cell table:formula="of:=[.E445]*24*60" office:value-type="float" office:value="23040" calcext:value-type="float">
            <text:p>23040</text:p>
          </table:table-cell>
          <table:table-cell table:formula="of:=[.C445]/275" office:value-type="float" office:value="4.28666545454546" calcext:value-type="float">
            <text:p>4,28666545454546</text:p>
          </table:table-cell>
          <table:table-cell table:formula="of:=[.D445]/275" office:value-type="float" office:value="12.6890909090909" calcext:value-type="float">
            <text:p>12,6890909090909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200.167" calcext:value-type="float">
            <text:p>1200,167</text:p>
          </table:table-cell>
          <table:table-cell office:value-type="float" office:value="3516.167" calcext:value-type="float">
            <text:p>3516,167</text:p>
          </table:table-cell>
          <table:table-cell office:value-type="float" office:value="16" calcext:value-type="float">
            <text:p>16</text:p>
          </table:table-cell>
          <table:table-cell table:formula="of:=[.E446]*24*60" office:value-type="float" office:value="23040" calcext:value-type="float">
            <text:p>23040</text:p>
          </table:table-cell>
          <table:table-cell table:formula="of:=[.C446]/275" office:value-type="float" office:value="4.36424363636364" calcext:value-type="float">
            <text:p>4,36424363636364</text:p>
          </table:table-cell>
          <table:table-cell table:formula="of:=[.D446]/275" office:value-type="float" office:value="12.7860618181818" calcext:value-type="float">
            <text:p>12,7860618181818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165.5" calcext:value-type="float">
            <text:p>1165,5</text:p>
          </table:table-cell>
          <table:table-cell office:value-type="float" office:value="3561.5" calcext:value-type="float">
            <text:p>3561,5</text:p>
          </table:table-cell>
          <table:table-cell office:value-type="float" office:value="16" calcext:value-type="float">
            <text:p>16</text:p>
          </table:table-cell>
          <table:table-cell table:formula="of:=[.E447]*24*60" office:value-type="float" office:value="23040" calcext:value-type="float">
            <text:p>23040</text:p>
          </table:table-cell>
          <table:table-cell table:formula="of:=[.C447]/275" office:value-type="float" office:value="4.23818181818182" calcext:value-type="float">
            <text:p>4,23818181818182</text:p>
          </table:table-cell>
          <table:table-cell table:formula="of:=[.D447]/275" office:value-type="float" office:value="12.9509090909091" calcext:value-type="float">
            <text:p>12,9509090909091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1153.5" calcext:value-type="float">
            <text:p>1153,5</text:p>
          </table:table-cell>
          <table:table-cell office:value-type="float" office:value="3588.167" calcext:value-type="float">
            <text:p>3588,167</text:p>
          </table:table-cell>
          <table:table-cell office:value-type="float" office:value="16" calcext:value-type="float">
            <text:p>16</text:p>
          </table:table-cell>
          <table:table-cell table:formula="of:=[.E448]*24*60" office:value-type="float" office:value="23040" calcext:value-type="float">
            <text:p>23040</text:p>
          </table:table-cell>
          <table:table-cell table:formula="of:=[.C448]/275" office:value-type="float" office:value="4.19454545454545" calcext:value-type="float">
            <text:p>4,19454545454545</text:p>
          </table:table-cell>
          <table:table-cell table:formula="of:=[.D448]/275" office:value-type="float" office:value="13.04788" calcext:value-type="float">
            <text:p>13,04788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1213.5" calcext:value-type="float">
            <text:p>1213,5</text:p>
          </table:table-cell>
          <table:table-cell office:value-type="float" office:value="3604.167" calcext:value-type="float">
            <text:p>3604,167</text:p>
          </table:table-cell>
          <table:table-cell office:value-type="float" office:value="16" calcext:value-type="float">
            <text:p>16</text:p>
          </table:table-cell>
          <table:table-cell table:formula="of:=[.E449]*24*60" office:value-type="float" office:value="23040" calcext:value-type="float">
            <text:p>23040</text:p>
          </table:table-cell>
          <table:table-cell table:formula="of:=[.C449]/275" office:value-type="float" office:value="4.41272727272727" calcext:value-type="float">
            <text:p>4,41272727272727</text:p>
          </table:table-cell>
          <table:table-cell table:formula="of:=[.D449]/275" office:value-type="float" office:value="13.1060618181818" calcext:value-type="float">
            <text:p>13,1060618181818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1214.833" calcext:value-type="float">
            <text:p>1214,833</text:p>
          </table:table-cell>
          <table:table-cell office:value-type="float" office:value="3650.833" calcext:value-type="float">
            <text:p>3650,833</text:p>
          </table:table-cell>
          <table:table-cell office:value-type="float" office:value="16" calcext:value-type="float">
            <text:p>16</text:p>
          </table:table-cell>
          <table:table-cell table:formula="of:=[.E450]*24*60" office:value-type="float" office:value="23040" calcext:value-type="float">
            <text:p>23040</text:p>
          </table:table-cell>
          <table:table-cell table:formula="of:=[.C450]/275" office:value-type="float" office:value="4.41757454545455" calcext:value-type="float">
            <text:p>4,41757454545455</text:p>
          </table:table-cell>
          <table:table-cell table:formula="of:=[.D450]/275" office:value-type="float" office:value="13.2757563636364" calcext:value-type="float">
            <text:p>13,275756363636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226.833" calcext:value-type="float">
            <text:p>1226,833</text:p>
          </table:table-cell>
          <table:table-cell office:value-type="float" office:value="3692.167" calcext:value-type="float">
            <text:p>3692,167</text:p>
          </table:table-cell>
          <table:table-cell office:value-type="float" office:value="16" calcext:value-type="float">
            <text:p>16</text:p>
          </table:table-cell>
          <table:table-cell table:formula="of:=[.E451]*24*60" office:value-type="float" office:value="23040" calcext:value-type="float">
            <text:p>23040</text:p>
          </table:table-cell>
          <table:table-cell table:formula="of:=[.C451]/275" office:value-type="float" office:value="4.46121090909091" calcext:value-type="float">
            <text:p>4,46121090909091</text:p>
          </table:table-cell>
          <table:table-cell table:formula="of:=[.D451]/275" office:value-type="float" office:value="13.4260618181818" calcext:value-type="float">
            <text:p>13,4260618181818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1228.167" calcext:value-type="float">
            <text:p>1228,167</text:p>
          </table:table-cell>
          <table:table-cell office:value-type="float" office:value="3721.5" calcext:value-type="float">
            <text:p>3721,5</text:p>
          </table:table-cell>
          <table:table-cell office:value-type="float" office:value="16" calcext:value-type="float">
            <text:p>16</text:p>
          </table:table-cell>
          <table:table-cell table:formula="of:=[.E452]*24*60" office:value-type="float" office:value="23040" calcext:value-type="float">
            <text:p>23040</text:p>
          </table:table-cell>
          <table:table-cell table:formula="of:=[.C452]/275" office:value-type="float" office:value="4.46606181818182" calcext:value-type="float">
            <text:p>4,46606181818182</text:p>
          </table:table-cell>
          <table:table-cell table:formula="of:=[.D452]/275" office:value-type="float" office:value="13.5327272727273" calcext:value-type="float">
            <text:p>13,5327272727273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1217.5" calcext:value-type="float">
            <text:p>1217,5</text:p>
          </table:table-cell>
          <table:table-cell office:value-type="float" office:value="3764.167" calcext:value-type="float">
            <text:p>3764,167</text:p>
          </table:table-cell>
          <table:table-cell office:value-type="float" office:value="16" calcext:value-type="float">
            <text:p>16</text:p>
          </table:table-cell>
          <table:table-cell table:formula="of:=[.E453]*24*60" office:value-type="float" office:value="23040" calcext:value-type="float">
            <text:p>23040</text:p>
          </table:table-cell>
          <table:table-cell table:formula="of:=[.C453]/275" office:value-type="float" office:value="4.42727272727273" calcext:value-type="float">
            <text:p>4,42727272727273</text:p>
          </table:table-cell>
          <table:table-cell table:formula="of:=[.D453]/275" office:value-type="float" office:value="13.68788" calcext:value-type="float">
            <text:p>13,68788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1173.5" calcext:value-type="float">
            <text:p>1173,5</text:p>
          </table:table-cell>
          <table:table-cell office:value-type="float" office:value="3774.833" calcext:value-type="float">
            <text:p>3774,833</text:p>
          </table:table-cell>
          <table:table-cell office:value-type="float" office:value="16" calcext:value-type="float">
            <text:p>16</text:p>
          </table:table-cell>
          <table:table-cell table:formula="of:=[.E454]*24*60" office:value-type="float" office:value="23040" calcext:value-type="float">
            <text:p>23040</text:p>
          </table:table-cell>
          <table:table-cell table:formula="of:=[.C454]/275" office:value-type="float" office:value="4.26727272727273" calcext:value-type="float">
            <text:p>4,26727272727273</text:p>
          </table:table-cell>
          <table:table-cell table:formula="of:=[.D454]/275" office:value-type="float" office:value="13.7266654545455" calcext:value-type="float">
            <text:p>13,7266654545455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176.167" calcext:value-type="float">
            <text:p>1176,167</text:p>
          </table:table-cell>
          <table:table-cell office:value-type="float" office:value="3809.5" calcext:value-type="float">
            <text:p>3809,5</text:p>
          </table:table-cell>
          <table:table-cell office:value-type="float" office:value="16" calcext:value-type="float">
            <text:p>16</text:p>
          </table:table-cell>
          <table:table-cell table:formula="of:=[.E455]*24*60" office:value-type="float" office:value="23040" calcext:value-type="float">
            <text:p>23040</text:p>
          </table:table-cell>
          <table:table-cell table:formula="of:=[.C455]/275" office:value-type="float" office:value="4.27697090909091" calcext:value-type="float">
            <text:p>4,27697090909091</text:p>
          </table:table-cell>
          <table:table-cell table:formula="of:=[.D455]/275" office:value-type="float" office:value="13.8527272727273" calcext:value-type="float">
            <text:p>13,8527272727273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1146.833" calcext:value-type="float">
            <text:p>1146,833</text:p>
          </table:table-cell>
          <table:table-cell office:value-type="float" office:value="3828.167" calcext:value-type="float">
            <text:p>3828,167</text:p>
          </table:table-cell>
          <table:table-cell office:value-type="float" office:value="16" calcext:value-type="float">
            <text:p>16</text:p>
          </table:table-cell>
          <table:table-cell table:formula="of:=[.E456]*24*60" office:value-type="float" office:value="23040" calcext:value-type="float">
            <text:p>23040</text:p>
          </table:table-cell>
          <table:table-cell table:formula="of:=[.C456]/275" office:value-type="float" office:value="4.17030181818182" calcext:value-type="float">
            <text:p>4,17030181818182</text:p>
          </table:table-cell>
          <table:table-cell table:formula="of:=[.D456]/275" office:value-type="float" office:value="13.9206072727273" calcext:value-type="float">
            <text:p>13,9206072727273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1110.833" calcext:value-type="float">
            <text:p>1110,833</text:p>
          </table:table-cell>
          <table:table-cell office:value-type="float" office:value="3853.5" calcext:value-type="float">
            <text:p>3853,5</text:p>
          </table:table-cell>
          <table:table-cell office:value-type="float" office:value="16" calcext:value-type="float">
            <text:p>16</text:p>
          </table:table-cell>
          <table:table-cell table:formula="of:=[.E457]*24*60" office:value-type="float" office:value="23040" calcext:value-type="float">
            <text:p>23040</text:p>
          </table:table-cell>
          <table:table-cell table:formula="of:=[.C457]/275" office:value-type="float" office:value="4.03939272727273" calcext:value-type="float">
            <text:p>4,03939272727273</text:p>
          </table:table-cell>
          <table:table-cell table:formula="of:=[.D457]/275" office:value-type="float" office:value="14.0127272727273" calcext:value-type="float">
            <text:p>14,0127272727273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748.167" calcext:value-type="float">
            <text:p>748,167</text:p>
          </table:table-cell>
          <table:table-cell office:value-type="float" office:value="3877.5" calcext:value-type="float">
            <text:p>3877,5</text:p>
          </table:table-cell>
          <table:table-cell office:value-type="float" office:value="16" calcext:value-type="float">
            <text:p>16</text:p>
          </table:table-cell>
          <table:table-cell table:formula="of:=[.E458]*24*60" office:value-type="float" office:value="23040" calcext:value-type="float">
            <text:p>23040</text:p>
          </table:table-cell>
          <table:table-cell table:formula="of:=[.C458]/275" office:value-type="float" office:value="2.72060727272727" calcext:value-type="float">
            <text:p>2,72060727272727</text:p>
          </table:table-cell>
          <table:table-cell table:formula="of:=[.D458]/275" office:value-type="float" office:value="14.1" calcext:value-type="float">
            <text:p>14,1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750.833" calcext:value-type="float">
            <text:p>750,833</text:p>
          </table:table-cell>
          <table:table-cell office:value-type="float" office:value="3794.833" calcext:value-type="float">
            <text:p>3794,833</text:p>
          </table:table-cell>
          <table:table-cell office:value-type="float" office:value="16" calcext:value-type="float">
            <text:p>16</text:p>
          </table:table-cell>
          <table:table-cell table:formula="of:=[.E459]*24*60" office:value-type="float" office:value="23040" calcext:value-type="float">
            <text:p>23040</text:p>
          </table:table-cell>
          <table:table-cell table:formula="of:=[.C459]/275" office:value-type="float" office:value="2.73030181818182" calcext:value-type="float">
            <text:p>2,73030181818182</text:p>
          </table:table-cell>
          <table:table-cell table:formula="of:=[.D459]/275" office:value-type="float" office:value="13.7993927272727" calcext:value-type="float">
            <text:p>13,7993927272727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754.833" calcext:value-type="float">
            <text:p>754,833</text:p>
          </table:table-cell>
          <table:table-cell office:value-type="float" office:value="3725.5" calcext:value-type="float">
            <text:p>3725,5</text:p>
          </table:table-cell>
          <table:table-cell office:value-type="float" office:value="16" calcext:value-type="float">
            <text:p>16</text:p>
          </table:table-cell>
          <table:table-cell table:formula="of:=[.E460]*24*60" office:value-type="float" office:value="23040" calcext:value-type="float">
            <text:p>23040</text:p>
          </table:table-cell>
          <table:table-cell table:formula="of:=[.C460]/275" office:value-type="float" office:value="2.74484727272727" calcext:value-type="float">
            <text:p>2,74484727272727</text:p>
          </table:table-cell>
          <table:table-cell table:formula="of:=[.D460]/275" office:value-type="float" office:value="13.5472727272727" calcext:value-type="float">
            <text:p>13,5472727272727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768.167" calcext:value-type="float">
            <text:p>768,167</text:p>
          </table:table-cell>
          <table:table-cell office:value-type="float" office:value="3672.167" calcext:value-type="float">
            <text:p>3672,167</text:p>
          </table:table-cell>
          <table:table-cell office:value-type="float" office:value="16" calcext:value-type="float">
            <text:p>16</text:p>
          </table:table-cell>
          <table:table-cell table:formula="of:=[.E461]*24*60" office:value-type="float" office:value="23040" calcext:value-type="float">
            <text:p>23040</text:p>
          </table:table-cell>
          <table:table-cell table:formula="of:=[.C461]/275" office:value-type="float" office:value="2.79333454545455" calcext:value-type="float">
            <text:p>2,79333454545455</text:p>
          </table:table-cell>
          <table:table-cell table:formula="of:=[.D461]/275" office:value-type="float" office:value="13.3533345454545" calcext:value-type="float">
            <text:p>13,3533345454545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742.833" calcext:value-type="float">
            <text:p>742,833</text:p>
          </table:table-cell>
          <table:table-cell office:value-type="float" office:value="3638.833" calcext:value-type="float">
            <text:p>3638,833</text:p>
          </table:table-cell>
          <table:table-cell office:value-type="float" office:value="16" calcext:value-type="float">
            <text:p>16</text:p>
          </table:table-cell>
          <table:table-cell table:formula="of:=[.E462]*24*60" office:value-type="float" office:value="23040" calcext:value-type="float">
            <text:p>23040</text:p>
          </table:table-cell>
          <table:table-cell table:formula="of:=[.C462]/275" office:value-type="float" office:value="2.70121090909091" calcext:value-type="float">
            <text:p>2,70121090909091</text:p>
          </table:table-cell>
          <table:table-cell table:formula="of:=[.D462]/275" office:value-type="float" office:value="13.23212" calcext:value-type="float">
            <text:p>13,23212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749.5" calcext:value-type="float">
            <text:p>749,5</text:p>
          </table:table-cell>
          <table:table-cell office:value-type="float" office:value="3576.167" calcext:value-type="float">
            <text:p>3576,167</text:p>
          </table:table-cell>
          <table:table-cell office:value-type="float" office:value="16" calcext:value-type="float">
            <text:p>16</text:p>
          </table:table-cell>
          <table:table-cell table:formula="of:=[.E463]*24*60" office:value-type="float" office:value="23040" calcext:value-type="float">
            <text:p>23040</text:p>
          </table:table-cell>
          <table:table-cell table:formula="of:=[.C463]/275" office:value-type="float" office:value="2.72545454545455" calcext:value-type="float">
            <text:p>2,72545454545455</text:p>
          </table:table-cell>
          <table:table-cell table:formula="of:=[.D463]/275" office:value-type="float" office:value="13.0042436363636" calcext:value-type="float">
            <text:p>13,0042436363636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760.167" calcext:value-type="float">
            <text:p>760,167</text:p>
          </table:table-cell>
          <table:table-cell office:value-type="float" office:value="3550.833" calcext:value-type="float">
            <text:p>3550,833</text:p>
          </table:table-cell>
          <table:table-cell office:value-type="float" office:value="16" calcext:value-type="float">
            <text:p>16</text:p>
          </table:table-cell>
          <table:table-cell table:formula="of:=[.E464]*24*60" office:value-type="float" office:value="23040" calcext:value-type="float">
            <text:p>23040</text:p>
          </table:table-cell>
          <table:table-cell table:formula="of:=[.C464]/275" office:value-type="float" office:value="2.76424363636364" calcext:value-type="float">
            <text:p>2,76424363636364</text:p>
          </table:table-cell>
          <table:table-cell table:formula="of:=[.D464]/275" office:value-type="float" office:value="12.91212" calcext:value-type="float">
            <text:p>12,91212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737.5" calcext:value-type="float">
            <text:p>737,5</text:p>
          </table:table-cell>
          <table:table-cell office:value-type="float" office:value="3524.167" calcext:value-type="float">
            <text:p>3524,167</text:p>
          </table:table-cell>
          <table:table-cell office:value-type="float" office:value="16" calcext:value-type="float">
            <text:p>16</text:p>
          </table:table-cell>
          <table:table-cell table:formula="of:=[.E465]*24*60" office:value-type="float" office:value="23040" calcext:value-type="float">
            <text:p>23040</text:p>
          </table:table-cell>
          <table:table-cell table:formula="of:=[.C465]/275" office:value-type="float" office:value="2.68181818181818" calcext:value-type="float">
            <text:p>2,68181818181818</text:p>
          </table:table-cell>
          <table:table-cell table:formula="of:=[.D465]/275" office:value-type="float" office:value="12.8151527272727" calcext:value-type="float">
            <text:p>12,8151527272727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765.5" calcext:value-type="float">
            <text:p>765,5</text:p>
          </table:table-cell>
          <table:table-cell office:value-type="float" office:value="3478.833" calcext:value-type="float">
            <text:p>3478,833</text:p>
          </table:table-cell>
          <table:table-cell office:value-type="float" office:value="16" calcext:value-type="float">
            <text:p>16</text:p>
          </table:table-cell>
          <table:table-cell table:formula="of:=[.E466]*24*60" office:value-type="float" office:value="23040" calcext:value-type="float">
            <text:p>23040</text:p>
          </table:table-cell>
          <table:table-cell table:formula="of:=[.C466]/275" office:value-type="float" office:value="2.78363636363636" calcext:value-type="float">
            <text:p>2,78363636363636</text:p>
          </table:table-cell>
          <table:table-cell table:formula="of:=[.D466]/275" office:value-type="float" office:value="12.6503018181818" calcext:value-type="float">
            <text:p>12,6503018181818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766.833" calcext:value-type="float">
            <text:p>766,833</text:p>
          </table:table-cell>
          <table:table-cell office:value-type="float" office:value="3425.5" calcext:value-type="float">
            <text:p>3425,5</text:p>
          </table:table-cell>
          <table:table-cell office:value-type="float" office:value="16" calcext:value-type="float">
            <text:p>16</text:p>
          </table:table-cell>
          <table:table-cell table:formula="of:=[.E467]*24*60" office:value-type="float" office:value="23040" calcext:value-type="float">
            <text:p>23040</text:p>
          </table:table-cell>
          <table:table-cell table:formula="of:=[.C467]/275" office:value-type="float" office:value="2.78848363636364" calcext:value-type="float">
            <text:p>2,78848363636364</text:p>
          </table:table-cell>
          <table:table-cell table:formula="of:=[.D467]/275" office:value-type="float" office:value="12.4563636363636" calcext:value-type="float">
            <text:p>12,4563636363636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780.167" calcext:value-type="float">
            <text:p>780,167</text:p>
          </table:table-cell>
          <table:table-cell office:value-type="float" office:value="3372.167" calcext:value-type="float">
            <text:p>3372,167</text:p>
          </table:table-cell>
          <table:table-cell office:value-type="float" office:value="16" calcext:value-type="float">
            <text:p>16</text:p>
          </table:table-cell>
          <table:table-cell table:formula="of:=[.E468]*24*60" office:value-type="float" office:value="23040" calcext:value-type="float">
            <text:p>23040</text:p>
          </table:table-cell>
          <table:table-cell table:formula="of:=[.C468]/275" office:value-type="float" office:value="2.83697090909091" calcext:value-type="float">
            <text:p>2,83697090909091</text:p>
          </table:table-cell>
          <table:table-cell table:formula="of:=[.D468]/275" office:value-type="float" office:value="12.2624254545455" calcext:value-type="float">
            <text:p>12,2624254545455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236.167" calcext:value-type="float">
            <text:p>3236,167</text:p>
          </table:table-cell>
          <table:table-cell office:value-type="float" office:value="17" calcext:value-type="float">
            <text:p>17</text:p>
          </table:table-cell>
          <table:table-cell table:formula="of:=[.E469]*24*60" office:value-type="float" office:value="24480" calcext:value-type="float">
            <text:p>24480</text:p>
          </table:table-cell>
          <table:table-cell table:formula="of:=[.C469]/275" office:value-type="float" office:value="2.91939272727273" calcext:value-type="float">
            <text:p>2,91939272727273</text:p>
          </table:table-cell>
          <table:table-cell table:formula="of:=[.D469]/275" office:value-type="float" office:value="11.76788" calcext:value-type="float">
            <text:p>11,76788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833.5" calcext:value-type="float">
            <text:p>833,5</text:p>
          </table:table-cell>
          <table:table-cell office:value-type="float" office:value="3234.833" calcext:value-type="float">
            <text:p>3234,833</text:p>
          </table:table-cell>
          <table:table-cell office:value-type="float" office:value="17" calcext:value-type="float">
            <text:p>17</text:p>
          </table:table-cell>
          <table:table-cell table:formula="of:=[.E470]*24*60" office:value-type="float" office:value="24480" calcext:value-type="float">
            <text:p>24480</text:p>
          </table:table-cell>
          <table:table-cell table:formula="of:=[.C470]/275" office:value-type="float" office:value="3.03090909090909" calcext:value-type="float">
            <text:p>3,03090909090909</text:p>
          </table:table-cell>
          <table:table-cell table:formula="of:=[.D470]/275" office:value-type="float" office:value="11.7630290909091" calcext:value-type="float">
            <text:p>11,7630290909091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850.833" calcext:value-type="float">
            <text:p>850,833</text:p>
          </table:table-cell>
          <table:table-cell office:value-type="float" office:value="3277.5" calcext:value-type="float">
            <text:p>3277,5</text:p>
          </table:table-cell>
          <table:table-cell office:value-type="float" office:value="17" calcext:value-type="float">
            <text:p>17</text:p>
          </table:table-cell>
          <table:table-cell table:formula="of:=[.E471]*24*60" office:value-type="float" office:value="24480" calcext:value-type="float">
            <text:p>24480</text:p>
          </table:table-cell>
          <table:table-cell table:formula="of:=[.C471]/275" office:value-type="float" office:value="3.09393818181818" calcext:value-type="float">
            <text:p>3,09393818181818</text:p>
          </table:table-cell>
          <table:table-cell table:formula="of:=[.D471]/275" office:value-type="float" office:value="11.9181818181818" calcext:value-type="float">
            <text:p>11,9181818181818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874.833" calcext:value-type="float">
            <text:p>874,833</text:p>
          </table:table-cell>
          <table:table-cell office:value-type="float" office:value="3338.833" calcext:value-type="float">
            <text:p>3338,833</text:p>
          </table:table-cell>
          <table:table-cell office:value-type="float" office:value="17" calcext:value-type="float">
            <text:p>17</text:p>
          </table:table-cell>
          <table:table-cell table:formula="of:=[.E472]*24*60" office:value-type="float" office:value="24480" calcext:value-type="float">
            <text:p>24480</text:p>
          </table:table-cell>
          <table:table-cell table:formula="of:=[.C472]/275" office:value-type="float" office:value="3.18121090909091" calcext:value-type="float">
            <text:p>3,18121090909091</text:p>
          </table:table-cell>
          <table:table-cell table:formula="of:=[.D472]/275" office:value-type="float" office:value="12.1412109090909" calcext:value-type="float">
            <text:p>12,1412109090909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917.5" calcext:value-type="float">
            <text:p>917,5</text:p>
          </table:table-cell>
          <table:table-cell office:value-type="float" office:value="3364.167" calcext:value-type="float">
            <text:p>3364,167</text:p>
          </table:table-cell>
          <table:table-cell office:value-type="float" office:value="17" calcext:value-type="float">
            <text:p>17</text:p>
          </table:table-cell>
          <table:table-cell table:formula="of:=[.E473]*24*60" office:value-type="float" office:value="24480" calcext:value-type="float">
            <text:p>24480</text:p>
          </table:table-cell>
          <table:table-cell table:formula="of:=[.C473]/275" office:value-type="float" office:value="3.33636363636364" calcext:value-type="float">
            <text:p>3,33636363636364</text:p>
          </table:table-cell>
          <table:table-cell table:formula="of:=[.D473]/275" office:value-type="float" office:value="12.2333345454545" calcext:value-type="float">
            <text:p>12,2333345454545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928.167" calcext:value-type="float">
            <text:p>928,167</text:p>
          </table:table-cell>
          <table:table-cell office:value-type="float" office:value="3414.833" calcext:value-type="float">
            <text:p>3414,833</text:p>
          </table:table-cell>
          <table:table-cell office:value-type="float" office:value="17" calcext:value-type="float">
            <text:p>17</text:p>
          </table:table-cell>
          <table:table-cell table:formula="of:=[.E474]*24*60" office:value-type="float" office:value="24480" calcext:value-type="float">
            <text:p>24480</text:p>
          </table:table-cell>
          <table:table-cell table:formula="of:=[.C474]/275" office:value-type="float" office:value="3.37515272727273" calcext:value-type="float">
            <text:p>3,37515272727273</text:p>
          </table:table-cell>
          <table:table-cell table:formula="of:=[.D474]/275" office:value-type="float" office:value="12.4175745454545" calcext:value-type="float">
            <text:p>12,4175745454545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974.833" calcext:value-type="float">
            <text:p>974,833</text:p>
          </table:table-cell>
          <table:table-cell office:value-type="float" office:value="3402.833" calcext:value-type="float">
            <text:p>3402,833</text:p>
          </table:table-cell>
          <table:table-cell office:value-type="float" office:value="17" calcext:value-type="float">
            <text:p>17</text:p>
          </table:table-cell>
          <table:table-cell table:formula="of:=[.E475]*24*60" office:value-type="float" office:value="24480" calcext:value-type="float">
            <text:p>24480</text:p>
          </table:table-cell>
          <table:table-cell table:formula="of:=[.C475]/275" office:value-type="float" office:value="3.54484727272727" calcext:value-type="float">
            <text:p>3,54484727272727</text:p>
          </table:table-cell>
          <table:table-cell table:formula="of:=[.D475]/275" office:value-type="float" office:value="12.3739381818182" calcext:value-type="float">
            <text:p>12,3739381818182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012.167" calcext:value-type="float">
            <text:p>1012,167</text:p>
          </table:table-cell>
          <table:table-cell office:value-type="float" office:value="3430.833" calcext:value-type="float">
            <text:p>3430,833</text:p>
          </table:table-cell>
          <table:table-cell office:value-type="float" office:value="17" calcext:value-type="float">
            <text:p>17</text:p>
          </table:table-cell>
          <table:table-cell table:formula="of:=[.E476]*24*60" office:value-type="float" office:value="24480" calcext:value-type="float">
            <text:p>24480</text:p>
          </table:table-cell>
          <table:table-cell table:formula="of:=[.C476]/275" office:value-type="float" office:value="3.68060727272727" calcext:value-type="float">
            <text:p>3,68060727272727</text:p>
          </table:table-cell>
          <table:table-cell table:formula="of:=[.D476]/275" office:value-type="float" office:value="12.4757563636364" calcext:value-type="float">
            <text:p>12,4757563636364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056.167" calcext:value-type="float">
            <text:p>1056,167</text:p>
          </table:table-cell>
          <table:table-cell office:value-type="float" office:value="3434.833" calcext:value-type="float">
            <text:p>3434,833</text:p>
          </table:table-cell>
          <table:table-cell office:value-type="float" office:value="17" calcext:value-type="float">
            <text:p>17</text:p>
          </table:table-cell>
          <table:table-cell table:formula="of:=[.E477]*24*60" office:value-type="float" office:value="24480" calcext:value-type="float">
            <text:p>24480</text:p>
          </table:table-cell>
          <table:table-cell table:formula="of:=[.C477]/275" office:value-type="float" office:value="3.84060727272727" calcext:value-type="float">
            <text:p>3,84060727272727</text:p>
          </table:table-cell>
          <table:table-cell table:formula="of:=[.D477]/275" office:value-type="float" office:value="12.4903018181818" calcext:value-type="float">
            <text:p>12,4903018181818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114.833" calcext:value-type="float">
            <text:p>1114,833</text:p>
          </table:table-cell>
          <table:table-cell office:value-type="float" office:value="3409.5" calcext:value-type="float">
            <text:p>3409,5</text:p>
          </table:table-cell>
          <table:table-cell office:value-type="float" office:value="17" calcext:value-type="float">
            <text:p>17</text:p>
          </table:table-cell>
          <table:table-cell table:formula="of:=[.E478]*24*60" office:value-type="float" office:value="24480" calcext:value-type="float">
            <text:p>24480</text:p>
          </table:table-cell>
          <table:table-cell table:formula="of:=[.C478]/275" office:value-type="float" office:value="4.05393818181818" calcext:value-type="float">
            <text:p>4,05393818181818</text:p>
          </table:table-cell>
          <table:table-cell table:formula="of:=[.D478]/275" office:value-type="float" office:value="12.3981818181818" calcext:value-type="float">
            <text:p>12,3981818181818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1148.167" calcext:value-type="float">
            <text:p>1148,167</text:p>
          </table:table-cell>
          <table:table-cell office:value-type="float" office:value="3441.5" calcext:value-type="float">
            <text:p>3441,5</text:p>
          </table:table-cell>
          <table:table-cell office:value-type="float" office:value="17" calcext:value-type="float">
            <text:p>17</text:p>
          </table:table-cell>
          <table:table-cell table:formula="of:=[.E479]*24*60" office:value-type="float" office:value="24480" calcext:value-type="float">
            <text:p>24480</text:p>
          </table:table-cell>
          <table:table-cell table:formula="of:=[.C479]/275" office:value-type="float" office:value="4.17515272727273" calcext:value-type="float">
            <text:p>4,17515272727273</text:p>
          </table:table-cell>
          <table:table-cell table:formula="of:=[.D479]/275" office:value-type="float" office:value="12.5145454545455" calcext:value-type="float">
            <text:p>12,5145454545455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177.5" calcext:value-type="float">
            <text:p>1177,5</text:p>
          </table:table-cell>
          <table:table-cell office:value-type="float" office:value="3456.167" calcext:value-type="float">
            <text:p>3456,167</text:p>
          </table:table-cell>
          <table:table-cell office:value-type="float" office:value="17" calcext:value-type="float">
            <text:p>17</text:p>
          </table:table-cell>
          <table:table-cell table:formula="of:=[.E480]*24*60" office:value-type="float" office:value="24480" calcext:value-type="float">
            <text:p>24480</text:p>
          </table:table-cell>
          <table:table-cell table:formula="of:=[.C480]/275" office:value-type="float" office:value="4.28181818181818" calcext:value-type="float">
            <text:p>4,28181818181818</text:p>
          </table:table-cell>
          <table:table-cell table:formula="of:=[.D480]/275" office:value-type="float" office:value="12.56788" calcext:value-type="float">
            <text:p>12,56788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216.167" calcext:value-type="float">
            <text:p>1216,167</text:p>
          </table:table-cell>
          <table:table-cell office:value-type="float" office:value="3481.5" calcext:value-type="float">
            <text:p>3481,5</text:p>
          </table:table-cell>
          <table:table-cell office:value-type="float" office:value="17" calcext:value-type="float">
            <text:p>17</text:p>
          </table:table-cell>
          <table:table-cell table:formula="of:=[.E481]*24*60" office:value-type="float" office:value="24480" calcext:value-type="float">
            <text:p>24480</text:p>
          </table:table-cell>
          <table:table-cell table:formula="of:=[.C481]/275" office:value-type="float" office:value="4.42242545454545" calcext:value-type="float">
            <text:p>4,42242545454545</text:p>
          </table:table-cell>
          <table:table-cell table:formula="of:=[.D481]/275" office:value-type="float" office:value="12.66" calcext:value-type="float">
            <text:p>12,66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1196.167" calcext:value-type="float">
            <text:p>1196,167</text:p>
          </table:table-cell>
          <table:table-cell office:value-type="float" office:value="3526.833" calcext:value-type="float">
            <text:p>3526,833</text:p>
          </table:table-cell>
          <table:table-cell office:value-type="float" office:value="17" calcext:value-type="float">
            <text:p>17</text:p>
          </table:table-cell>
          <table:table-cell table:formula="of:=[.E482]*24*60" office:value-type="float" office:value="24480" calcext:value-type="float">
            <text:p>24480</text:p>
          </table:table-cell>
          <table:table-cell table:formula="of:=[.C482]/275" office:value-type="float" office:value="4.34969818181818" calcext:value-type="float">
            <text:p>4,34969818181818</text:p>
          </table:table-cell>
          <table:table-cell table:formula="of:=[.D482]/275" office:value-type="float" office:value="12.8248472727273" calcext:value-type="float">
            <text:p>12,8248472727273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166.833" calcext:value-type="float">
            <text:p>1166,833</text:p>
          </table:table-cell>
          <table:table-cell office:value-type="float" office:value="3576.167" calcext:value-type="float">
            <text:p>3576,167</text:p>
          </table:table-cell>
          <table:table-cell office:value-type="float" office:value="17" calcext:value-type="float">
            <text:p>17</text:p>
          </table:table-cell>
          <table:table-cell table:formula="of:=[.E483]*24*60" office:value-type="float" office:value="24480" calcext:value-type="float">
            <text:p>24480</text:p>
          </table:table-cell>
          <table:table-cell table:formula="of:=[.C483]/275" office:value-type="float" office:value="4.24302909090909" calcext:value-type="float">
            <text:p>4,24302909090909</text:p>
          </table:table-cell>
          <table:table-cell table:formula="of:=[.D483]/275" office:value-type="float" office:value="13.0042436363636" calcext:value-type="float">
            <text:p>13,0042436363636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1185.5" calcext:value-type="float">
            <text:p>1185,5</text:p>
          </table:table-cell>
          <table:table-cell office:value-type="float" office:value="3629.5" calcext:value-type="float">
            <text:p>3629,5</text:p>
          </table:table-cell>
          <table:table-cell office:value-type="float" office:value="17" calcext:value-type="float">
            <text:p>17</text:p>
          </table:table-cell>
          <table:table-cell table:formula="of:=[.E484]*24*60" office:value-type="float" office:value="24480" calcext:value-type="float">
            <text:p>24480</text:p>
          </table:table-cell>
          <table:table-cell table:formula="of:=[.C484]/275" office:value-type="float" office:value="4.31090909090909" calcext:value-type="float">
            <text:p>4,31090909090909</text:p>
          </table:table-cell>
          <table:table-cell table:formula="of:=[.D484]/275" office:value-type="float" office:value="13.1981818181818" calcext:value-type="float">
            <text:p>13,1981818181818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1222.833" calcext:value-type="float">
            <text:p>1222,833</text:p>
          </table:table-cell>
          <table:table-cell office:value-type="float" office:value="3677.5" calcext:value-type="float">
            <text:p>3677,5</text:p>
          </table:table-cell>
          <table:table-cell office:value-type="float" office:value="17" calcext:value-type="float">
            <text:p>17</text:p>
          </table:table-cell>
          <table:table-cell table:formula="of:=[.E485]*24*60" office:value-type="float" office:value="24480" calcext:value-type="float">
            <text:p>24480</text:p>
          </table:table-cell>
          <table:table-cell table:formula="of:=[.C485]/275" office:value-type="float" office:value="4.44666545454546" calcext:value-type="float">
            <text:p>4,44666545454546</text:p>
          </table:table-cell>
          <table:table-cell table:formula="of:=[.D485]/275" office:value-type="float" office:value="13.3727272727273" calcext:value-type="float">
            <text:p>13,3727272727273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1218.833" calcext:value-type="float">
            <text:p>1218,833</text:p>
          </table:table-cell>
          <table:table-cell office:value-type="float" office:value="3732.167" calcext:value-type="float">
            <text:p>3732,167</text:p>
          </table:table-cell>
          <table:table-cell office:value-type="float" office:value="17" calcext:value-type="float">
            <text:p>17</text:p>
          </table:table-cell>
          <table:table-cell table:formula="of:=[.E486]*24*60" office:value-type="float" office:value="24480" calcext:value-type="float">
            <text:p>24480</text:p>
          </table:table-cell>
          <table:table-cell table:formula="of:=[.C486]/275" office:value-type="float" office:value="4.43212" calcext:value-type="float">
            <text:p>4,43212</text:p>
          </table:table-cell>
          <table:table-cell table:formula="of:=[.D486]/275" office:value-type="float" office:value="13.5715163636364" calcext:value-type="float">
            <text:p>13,5715163636364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1184.167" calcext:value-type="float">
            <text:p>1184,167</text:p>
          </table:table-cell>
          <table:table-cell office:value-type="float" office:value="3765.5" calcext:value-type="float">
            <text:p>3765,5</text:p>
          </table:table-cell>
          <table:table-cell office:value-type="float" office:value="17" calcext:value-type="float">
            <text:p>17</text:p>
          </table:table-cell>
          <table:table-cell table:formula="of:=[.E487]*24*60" office:value-type="float" office:value="24480" calcext:value-type="float">
            <text:p>24480</text:p>
          </table:table-cell>
          <table:table-cell table:formula="of:=[.C487]/275" office:value-type="float" office:value="4.30606181818182" calcext:value-type="float">
            <text:p>4,30606181818182</text:p>
          </table:table-cell>
          <table:table-cell table:formula="of:=[.D487]/275" office:value-type="float" office:value="13.6927272727273" calcext:value-type="float">
            <text:p>13,6927272727273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1168.167" calcext:value-type="float">
            <text:p>1168,167</text:p>
          </table:table-cell>
          <table:table-cell office:value-type="float" office:value="3790.833" calcext:value-type="float">
            <text:p>3790,833</text:p>
          </table:table-cell>
          <table:table-cell office:value-type="float" office:value="17" calcext:value-type="float">
            <text:p>17</text:p>
          </table:table-cell>
          <table:table-cell table:formula="of:=[.E488]*24*60" office:value-type="float" office:value="24480" calcext:value-type="float">
            <text:p>24480</text:p>
          </table:table-cell>
          <table:table-cell table:formula="of:=[.C488]/275" office:value-type="float" office:value="4.24788" calcext:value-type="float">
            <text:p>4,24788</text:p>
          </table:table-cell>
          <table:table-cell table:formula="of:=[.D488]/275" office:value-type="float" office:value="13.7848472727273" calcext:value-type="float">
            <text:p>13,7848472727273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1172.167" calcext:value-type="float">
            <text:p>1172,167</text:p>
          </table:table-cell>
          <table:table-cell office:value-type="float" office:value="3822.833" calcext:value-type="float">
            <text:p>3822,833</text:p>
          </table:table-cell>
          <table:table-cell office:value-type="float" office:value="17" calcext:value-type="float">
            <text:p>17</text:p>
          </table:table-cell>
          <table:table-cell table:formula="of:=[.E489]*24*60" office:value-type="float" office:value="24480" calcext:value-type="float">
            <text:p>24480</text:p>
          </table:table-cell>
          <table:table-cell table:formula="of:=[.C489]/275" office:value-type="float" office:value="4.26242545454545" calcext:value-type="float">
            <text:p>4,26242545454545</text:p>
          </table:table-cell>
          <table:table-cell table:formula="of:=[.D489]/275" office:value-type="float" office:value="13.9012109090909" calcext:value-type="float">
            <text:p>13,9012109090909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1125.5" calcext:value-type="float">
            <text:p>1125,5</text:p>
          </table:table-cell>
          <table:table-cell office:value-type="float" office:value="3846.833" calcext:value-type="float">
            <text:p>3846,833</text:p>
          </table:table-cell>
          <table:table-cell office:value-type="float" office:value="17" calcext:value-type="float">
            <text:p>17</text:p>
          </table:table-cell>
          <table:table-cell table:formula="of:=[.E490]*24*60" office:value-type="float" office:value="24480" calcext:value-type="float">
            <text:p>24480</text:p>
          </table:table-cell>
          <table:table-cell table:formula="of:=[.C490]/275" office:value-type="float" office:value="4.09272727272727" calcext:value-type="float">
            <text:p>4,09272727272727</text:p>
          </table:table-cell>
          <table:table-cell table:formula="of:=[.D490]/275" office:value-type="float" office:value="13.9884836363636" calcext:value-type="float">
            <text:p>13,9884836363636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748.167" calcext:value-type="float">
            <text:p>748,167</text:p>
          </table:table-cell>
          <table:table-cell office:value-type="float" office:value="3868.167" calcext:value-type="float">
            <text:p>3868,167</text:p>
          </table:table-cell>
          <table:table-cell office:value-type="float" office:value="17" calcext:value-type="float">
            <text:p>17</text:p>
          </table:table-cell>
          <table:table-cell table:formula="of:=[.E491]*24*60" office:value-type="float" office:value="24480" calcext:value-type="float">
            <text:p>24480</text:p>
          </table:table-cell>
          <table:table-cell table:formula="of:=[.C491]/275" office:value-type="float" office:value="2.72060727272727" calcext:value-type="float">
            <text:p>2,72060727272727</text:p>
          </table:table-cell>
          <table:table-cell table:formula="of:=[.D491]/275" office:value-type="float" office:value="14.0660618181818" calcext:value-type="float">
            <text:p>14,0660618181818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754.833" calcext:value-type="float">
            <text:p>754,833</text:p>
          </table:table-cell>
          <table:table-cell office:value-type="float" office:value="3806.833" calcext:value-type="float">
            <text:p>3806,833</text:p>
          </table:table-cell>
          <table:table-cell office:value-type="float" office:value="17" calcext:value-type="float">
            <text:p>17</text:p>
          </table:table-cell>
          <table:table-cell table:formula="of:=[.E492]*24*60" office:value-type="float" office:value="24480" calcext:value-type="float">
            <text:p>24480</text:p>
          </table:table-cell>
          <table:table-cell table:formula="of:=[.C492]/275" office:value-type="float" office:value="2.74484727272727" calcext:value-type="float">
            <text:p>2,74484727272727</text:p>
          </table:table-cell>
          <table:table-cell table:formula="of:=[.D492]/275" office:value-type="float" office:value="13.8430290909091" calcext:value-type="float">
            <text:p>13,8430290909091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753.5" calcext:value-type="float">
            <text:p>753,5</text:p>
          </table:table-cell>
          <table:table-cell office:value-type="float" office:value="3756.167" calcext:value-type="float">
            <text:p>3756,167</text:p>
          </table:table-cell>
          <table:table-cell office:value-type="float" office:value="17" calcext:value-type="float">
            <text:p>17</text:p>
          </table:table-cell>
          <table:table-cell table:formula="of:=[.E493]*24*60" office:value-type="float" office:value="24480" calcext:value-type="float">
            <text:p>24480</text:p>
          </table:table-cell>
          <table:table-cell table:formula="of:=[.C493]/275" office:value-type="float" office:value="2.74" calcext:value-type="float">
            <text:p>2,74</text:p>
          </table:table-cell>
          <table:table-cell table:formula="of:=[.D493]/275" office:value-type="float" office:value="13.6587890909091" calcext:value-type="float">
            <text:p>13,6587890909091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753.5" calcext:value-type="float">
            <text:p>753,5</text:p>
          </table:table-cell>
          <table:table-cell office:value-type="float" office:value="3714.833" calcext:value-type="float">
            <text:p>3714,833</text:p>
          </table:table-cell>
          <table:table-cell office:value-type="float" office:value="17" calcext:value-type="float">
            <text:p>17</text:p>
          </table:table-cell>
          <table:table-cell table:formula="of:=[.E494]*24*60" office:value-type="float" office:value="24480" calcext:value-type="float">
            <text:p>24480</text:p>
          </table:table-cell>
          <table:table-cell table:formula="of:=[.C494]/275" office:value-type="float" office:value="2.74" calcext:value-type="float">
            <text:p>2,74</text:p>
          </table:table-cell>
          <table:table-cell table:formula="of:=[.D494]/275" office:value-type="float" office:value="13.5084836363636" calcext:value-type="float">
            <text:p>13,5084836363636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760.167" calcext:value-type="float">
            <text:p>760,167</text:p>
          </table:table-cell>
          <table:table-cell office:value-type="float" office:value="3660.167" calcext:value-type="float">
            <text:p>3660,167</text:p>
          </table:table-cell>
          <table:table-cell office:value-type="float" office:value="17" calcext:value-type="float">
            <text:p>17</text:p>
          </table:table-cell>
          <table:table-cell table:formula="of:=[.E495]*24*60" office:value-type="float" office:value="24480" calcext:value-type="float">
            <text:p>24480</text:p>
          </table:table-cell>
          <table:table-cell table:formula="of:=[.C495]/275" office:value-type="float" office:value="2.76424363636364" calcext:value-type="float">
            <text:p>2,76424363636364</text:p>
          </table:table-cell>
          <table:table-cell table:formula="of:=[.D495]/275" office:value-type="float" office:value="13.3096981818182" calcext:value-type="float">
            <text:p>13,3096981818182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733.5" calcext:value-type="float">
            <text:p>733,5</text:p>
          </table:table-cell>
          <table:table-cell office:value-type="float" office:value="3642.833" calcext:value-type="float">
            <text:p>3642,833</text:p>
          </table:table-cell>
          <table:table-cell office:value-type="float" office:value="17" calcext:value-type="float">
            <text:p>17</text:p>
          </table:table-cell>
          <table:table-cell table:formula="of:=[.E496]*24*60" office:value-type="float" office:value="24480" calcext:value-type="float">
            <text:p>24480</text:p>
          </table:table-cell>
          <table:table-cell table:formula="of:=[.C496]/275" office:value-type="float" office:value="2.66727272727273" calcext:value-type="float">
            <text:p>2,66727272727273</text:p>
          </table:table-cell>
          <table:table-cell table:formula="of:=[.D496]/275" office:value-type="float" office:value="13.2466654545455" calcext:value-type="float">
            <text:p>13,2466654545455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745.5" calcext:value-type="float">
            <text:p>745,5</text:p>
          </table:table-cell>
          <table:table-cell office:value-type="float" office:value="3578.833" calcext:value-type="float">
            <text:p>3578,833</text:p>
          </table:table-cell>
          <table:table-cell office:value-type="float" office:value="17" calcext:value-type="float">
            <text:p>17</text:p>
          </table:table-cell>
          <table:table-cell table:formula="of:=[.E497]*24*60" office:value-type="float" office:value="24480" calcext:value-type="float">
            <text:p>24480</text:p>
          </table:table-cell>
          <table:table-cell table:formula="of:=[.C497]/275" office:value-type="float" office:value="2.71090909090909" calcext:value-type="float">
            <text:p>2,71090909090909</text:p>
          </table:table-cell>
          <table:table-cell table:formula="of:=[.D497]/275" office:value-type="float" office:value="13.0139381818182" calcext:value-type="float">
            <text:p>13,0139381818182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769.5" calcext:value-type="float">
            <text:p>769,5</text:p>
          </table:table-cell>
          <table:table-cell office:value-type="float" office:value="3565.5" calcext:value-type="float">
            <text:p>3565,5</text:p>
          </table:table-cell>
          <table:table-cell office:value-type="float" office:value="17" calcext:value-type="float">
            <text:p>17</text:p>
          </table:table-cell>
          <table:table-cell table:formula="of:=[.E498]*24*60" office:value-type="float" office:value="24480" calcext:value-type="float">
            <text:p>24480</text:p>
          </table:table-cell>
          <table:table-cell table:formula="of:=[.C498]/275" office:value-type="float" office:value="2.79818181818182" calcext:value-type="float">
            <text:p>2,79818181818182</text:p>
          </table:table-cell>
          <table:table-cell table:formula="of:=[.D498]/275" office:value-type="float" office:value="12.9654545454545" calcext:value-type="float">
            <text:p>12,9654545454545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733.5" calcext:value-type="float">
            <text:p>733,5</text:p>
          </table:table-cell>
          <table:table-cell office:value-type="float" office:value="3521.5" calcext:value-type="float">
            <text:p>3521,5</text:p>
          </table:table-cell>
          <table:table-cell office:value-type="float" office:value="17" calcext:value-type="float">
            <text:p>17</text:p>
          </table:table-cell>
          <table:table-cell table:formula="of:=[.E499]*24*60" office:value-type="float" office:value="24480" calcext:value-type="float">
            <text:p>24480</text:p>
          </table:table-cell>
          <table:table-cell table:formula="of:=[.C499]/275" office:value-type="float" office:value="2.66727272727273" calcext:value-type="float">
            <text:p>2,66727272727273</text:p>
          </table:table-cell>
          <table:table-cell table:formula="of:=[.D499]/275" office:value-type="float" office:value="12.8054545454545" calcext:value-type="float">
            <text:p>12,8054545454545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761.5" calcext:value-type="float">
            <text:p>761,5</text:p>
          </table:table-cell>
          <table:table-cell office:value-type="float" office:value="3482.833" calcext:value-type="float">
            <text:p>3482,833</text:p>
          </table:table-cell>
          <table:table-cell office:value-type="float" office:value="17" calcext:value-type="float">
            <text:p>17</text:p>
          </table:table-cell>
          <table:table-cell table:formula="of:=[.E500]*24*60" office:value-type="float" office:value="24480" calcext:value-type="float">
            <text:p>24480</text:p>
          </table:table-cell>
          <table:table-cell table:formula="of:=[.C500]/275" office:value-type="float" office:value="2.76909090909091" calcext:value-type="float">
            <text:p>2,76909090909091</text:p>
          </table:table-cell>
          <table:table-cell table:formula="of:=[.D500]/275" office:value-type="float" office:value="12.6648472727273" calcext:value-type="float">
            <text:p>12,664847272727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64.167" calcext:value-type="float">
            <text:p>764,167</text:p>
          </table:table-cell>
          <table:table-cell office:value-type="float" office:value="3416.167" calcext:value-type="float">
            <text:p>3416,167</text:p>
          </table:table-cell>
          <table:table-cell office:value-type="float" office:value="17" calcext:value-type="float">
            <text:p>17</text:p>
          </table:table-cell>
          <table:table-cell table:formula="of:=[.E501]*24*60" office:value-type="float" office:value="24480" calcext:value-type="float">
            <text:p>24480</text:p>
          </table:table-cell>
          <table:table-cell table:formula="of:=[.C501]/275" office:value-type="float" office:value="2.77878909090909" calcext:value-type="float">
            <text:p>2,77878909090909</text:p>
          </table:table-cell>
          <table:table-cell table:formula="of:=[.D501]/275" office:value-type="float" office:value="12.4224254545455" calcext:value-type="float">
            <text:p>12,4224254545455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781.5" calcext:value-type="float">
            <text:p>781,5</text:p>
          </table:table-cell>
          <table:table-cell office:value-type="float" office:value="3364.167" calcext:value-type="float">
            <text:p>3364,167</text:p>
          </table:table-cell>
          <table:table-cell office:value-type="float" office:value="17" calcext:value-type="float">
            <text:p>17</text:p>
          </table:table-cell>
          <table:table-cell table:formula="of:=[.E502]*24*60" office:value-type="float" office:value="24480" calcext:value-type="float">
            <text:p>24480</text:p>
          </table:table-cell>
          <table:table-cell table:formula="of:=[.C502]/275" office:value-type="float" office:value="2.84181818181818" calcext:value-type="float">
            <text:p>2,84181818181818</text:p>
          </table:table-cell>
          <table:table-cell table:formula="of:=[.D502]/275" office:value-type="float" office:value="12.2333345454545" calcext:value-type="float">
            <text:p>12,2333345454545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806.833" calcext:value-type="float">
            <text:p>806,833</text:p>
          </table:table-cell>
          <table:table-cell office:value-type="float" office:value="3334.833" calcext:value-type="float">
            <text:p>3334,833</text:p>
          </table:table-cell>
          <table:table-cell office:value-type="float" office:value="17" calcext:value-type="float">
            <text:p>17</text:p>
          </table:table-cell>
          <table:table-cell table:formula="of:=[.E503]*24*60" office:value-type="float" office:value="24480" calcext:value-type="float">
            <text:p>24480</text:p>
          </table:table-cell>
          <table:table-cell table:formula="of:=[.C503]/275" office:value-type="float" office:value="2.93393818181818" calcext:value-type="float">
            <text:p>2,93393818181818</text:p>
          </table:table-cell>
          <table:table-cell table:formula="of:=[.D503]/275" office:value-type="float" office:value="12.1266654545455" calcext:value-type="float">
            <text:p>12,1266654545455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805.5" calcext:value-type="float">
            <text:p>805,5</text:p>
          </table:table-cell>
          <table:table-cell office:value-type="float" office:value="3285.5" calcext:value-type="float">
            <text:p>3285,5</text:p>
          </table:table-cell>
          <table:table-cell office:value-type="float" office:value="17" calcext:value-type="float">
            <text:p>17</text:p>
          </table:table-cell>
          <table:table-cell table:formula="of:=[.E504]*24*60" office:value-type="float" office:value="24480" calcext:value-type="float">
            <text:p>24480</text:p>
          </table:table-cell>
          <table:table-cell table:formula="of:=[.C504]/275" office:value-type="float" office:value="2.92909090909091" calcext:value-type="float">
            <text:p>2,92909090909091</text:p>
          </table:table-cell>
          <table:table-cell table:formula="of:=[.D504]/275" office:value-type="float" office:value="11.9472727272727" calcext:value-type="float">
            <text:p>11,9472727272727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801.5" calcext:value-type="float">
            <text:p>801,5</text:p>
          </table:table-cell>
          <table:table-cell office:value-type="float" office:value="3229.5" calcext:value-type="float">
            <text:p>3229,5</text:p>
          </table:table-cell>
          <table:table-cell office:value-type="float" office:value="18" calcext:value-type="float">
            <text:p>18</text:p>
          </table:table-cell>
          <table:table-cell table:formula="of:=[.E505]*24*60" office:value-type="float" office:value="25920" calcext:value-type="float">
            <text:p>25920</text:p>
          </table:table-cell>
          <table:table-cell table:formula="of:=[.C505]/275" office:value-type="float" office:value="2.91454545454545" calcext:value-type="float">
            <text:p>2,91454545454545</text:p>
          </table:table-cell>
          <table:table-cell table:formula="of:=[.D505]/275" office:value-type="float" office:value="11.7436363636364" calcext:value-type="float">
            <text:p>11,7436363636364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302.833" calcext:value-type="float">
            <text:p>3302,833</text:p>
          </table:table-cell>
          <table:table-cell office:value-type="float" office:value="18" calcext:value-type="float">
            <text:p>18</text:p>
          </table:table-cell>
          <table:table-cell table:formula="of:=[.E506]*24*60" office:value-type="float" office:value="25920" calcext:value-type="float">
            <text:p>25920</text:p>
          </table:table-cell>
          <table:table-cell table:formula="of:=[.C506]/275" office:value-type="float" office:value="2.91939272727273" calcext:value-type="float">
            <text:p>2,91939272727273</text:p>
          </table:table-cell>
          <table:table-cell table:formula="of:=[.D506]/275" office:value-type="float" office:value="12.0103018181818" calcext:value-type="float">
            <text:p>12,0103018181818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796.167" calcext:value-type="float">
            <text:p>796,167</text:p>
          </table:table-cell>
          <table:table-cell office:value-type="float" office:value="3341.5" calcext:value-type="float">
            <text:p>3341,5</text:p>
          </table:table-cell>
          <table:table-cell office:value-type="float" office:value="18" calcext:value-type="float">
            <text:p>18</text:p>
          </table:table-cell>
          <table:table-cell table:formula="of:=[.E507]*24*60" office:value-type="float" office:value="25920" calcext:value-type="float">
            <text:p>25920</text:p>
          </table:table-cell>
          <table:table-cell table:formula="of:=[.C507]/275" office:value-type="float" office:value="2.89515272727273" calcext:value-type="float">
            <text:p>2,89515272727273</text:p>
          </table:table-cell>
          <table:table-cell table:formula="of:=[.D507]/275" office:value-type="float" office:value="12.1509090909091" calcext:value-type="float">
            <text:p>12,1509090909091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761.5" calcext:value-type="float">
            <text:p>761,5</text:p>
          </table:table-cell>
          <table:table-cell office:value-type="float" office:value="3429.5" calcext:value-type="float">
            <text:p>3429,5</text:p>
          </table:table-cell>
          <table:table-cell office:value-type="float" office:value="18" calcext:value-type="float">
            <text:p>18</text:p>
          </table:table-cell>
          <table:table-cell table:formula="of:=[.E508]*24*60" office:value-type="float" office:value="25920" calcext:value-type="float">
            <text:p>25920</text:p>
          </table:table-cell>
          <table:table-cell table:formula="of:=[.C508]/275" office:value-type="float" office:value="2.76909090909091" calcext:value-type="float">
            <text:p>2,76909090909091</text:p>
          </table:table-cell>
          <table:table-cell table:formula="of:=[.D508]/275" office:value-type="float" office:value="12.4709090909091" calcext:value-type="float">
            <text:p>12,4709090909091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761.5" calcext:value-type="float">
            <text:p>761,5</text:p>
          </table:table-cell>
          <table:table-cell office:value-type="float" office:value="3476.167" calcext:value-type="float">
            <text:p>3476,167</text:p>
          </table:table-cell>
          <table:table-cell office:value-type="float" office:value="18" calcext:value-type="float">
            <text:p>18</text:p>
          </table:table-cell>
          <table:table-cell table:formula="of:=[.E509]*24*60" office:value-type="float" office:value="25920" calcext:value-type="float">
            <text:p>25920</text:p>
          </table:table-cell>
          <table:table-cell table:formula="of:=[.C509]/275" office:value-type="float" office:value="2.76909090909091" calcext:value-type="float">
            <text:p>2,76909090909091</text:p>
          </table:table-cell>
          <table:table-cell table:formula="of:=[.D509]/275" office:value-type="float" office:value="12.6406072727273" calcext:value-type="float">
            <text:p>12,6406072727273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773.5" calcext:value-type="float">
            <text:p>773,5</text:p>
          </table:table-cell>
          <table:table-cell office:value-type="float" office:value="3377.5" calcext:value-type="float">
            <text:p>3377,5</text:p>
          </table:table-cell>
          <table:table-cell office:value-type="float" office:value="18" calcext:value-type="float">
            <text:p>18</text:p>
          </table:table-cell>
          <table:table-cell table:formula="of:=[.E510]*24*60" office:value-type="float" office:value="25920" calcext:value-type="float">
            <text:p>25920</text:p>
          </table:table-cell>
          <table:table-cell table:formula="of:=[.C510]/275" office:value-type="float" office:value="2.81272727272727" calcext:value-type="float">
            <text:p>2,81272727272727</text:p>
          </table:table-cell>
          <table:table-cell table:formula="of:=[.D510]/275" office:value-type="float" office:value="12.2818181818182" calcext:value-type="float">
            <text:p>12,2818181818182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733.5" calcext:value-type="float">
            <text:p>733,5</text:p>
          </table:table-cell>
          <table:table-cell office:value-type="float" office:value="3516.167" calcext:value-type="float">
            <text:p>3516,167</text:p>
          </table:table-cell>
          <table:table-cell office:value-type="float" office:value="18" calcext:value-type="float">
            <text:p>18</text:p>
          </table:table-cell>
          <table:table-cell table:formula="of:=[.E511]*24*60" office:value-type="float" office:value="25920" calcext:value-type="float">
            <text:p>25920</text:p>
          </table:table-cell>
          <table:table-cell table:formula="of:=[.C511]/275" office:value-type="float" office:value="2.66727272727273" calcext:value-type="float">
            <text:p>2,66727272727273</text:p>
          </table:table-cell>
          <table:table-cell table:formula="of:=[.D511]/275" office:value-type="float" office:value="12.7860618181818" calcext:value-type="float">
            <text:p>12,7860618181818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745.5" calcext:value-type="float">
            <text:p>745,5</text:p>
          </table:table-cell>
          <table:table-cell office:value-type="float" office:value="3570.833" calcext:value-type="float">
            <text:p>3570,833</text:p>
          </table:table-cell>
          <table:table-cell office:value-type="float" office:value="18" calcext:value-type="float">
            <text:p>18</text:p>
          </table:table-cell>
          <table:table-cell table:formula="of:=[.E512]*24*60" office:value-type="float" office:value="25920" calcext:value-type="float">
            <text:p>25920</text:p>
          </table:table-cell>
          <table:table-cell table:formula="of:=[.C512]/275" office:value-type="float" office:value="2.71090909090909" calcext:value-type="float">
            <text:p>2,71090909090909</text:p>
          </table:table-cell>
          <table:table-cell table:formula="of:=[.D512]/275" office:value-type="float" office:value="12.9848472727273" calcext:value-type="float">
            <text:p>12,984847272727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730.833" calcext:value-type="float">
            <text:p>730,833</text:p>
          </table:table-cell>
          <table:table-cell office:value-type="float" office:value="3633.5" calcext:value-type="float">
            <text:p>3633,5</text:p>
          </table:table-cell>
          <table:table-cell office:value-type="float" office:value="18" calcext:value-type="float">
            <text:p>18</text:p>
          </table:table-cell>
          <table:table-cell table:formula="of:=[.E513]*24*60" office:value-type="float" office:value="25920" calcext:value-type="float">
            <text:p>25920</text:p>
          </table:table-cell>
          <table:table-cell table:formula="of:=[.C513]/275" office:value-type="float" office:value="2.65757454545455" calcext:value-type="float">
            <text:p>2,65757454545455</text:p>
          </table:table-cell>
          <table:table-cell table:formula="of:=[.D513]/275" office:value-type="float" office:value="13.2127272727273" calcext:value-type="float">
            <text:p>13,2127272727273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757.5" calcext:value-type="float">
            <text:p>757,5</text:p>
          </table:table-cell>
          <table:table-cell office:value-type="float" office:value="3672.167" calcext:value-type="float">
            <text:p>3672,167</text:p>
          </table:table-cell>
          <table:table-cell office:value-type="float" office:value="18" calcext:value-type="float">
            <text:p>18</text:p>
          </table:table-cell>
          <table:table-cell table:formula="of:=[.E514]*24*60" office:value-type="float" office:value="25920" calcext:value-type="float">
            <text:p>25920</text:p>
          </table:table-cell>
          <table:table-cell table:formula="of:=[.C514]/275" office:value-type="float" office:value="2.75454545454545" calcext:value-type="float">
            <text:p>2,75454545454545</text:p>
          </table:table-cell>
          <table:table-cell table:formula="of:=[.D514]/275" office:value-type="float" office:value="13.3533345454545" calcext:value-type="float">
            <text:p>13,3533345454545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740.167" calcext:value-type="float">
            <text:p>740,167</text:p>
          </table:table-cell>
          <table:table-cell office:value-type="float" office:value="3706.833" calcext:value-type="float">
            <text:p>3706,833</text:p>
          </table:table-cell>
          <table:table-cell office:value-type="float" office:value="18" calcext:value-type="float">
            <text:p>18</text:p>
          </table:table-cell>
          <table:table-cell table:formula="of:=[.E515]*24*60" office:value-type="float" office:value="25920" calcext:value-type="float">
            <text:p>25920</text:p>
          </table:table-cell>
          <table:table-cell table:formula="of:=[.C515]/275" office:value-type="float" office:value="2.69151636363636" calcext:value-type="float">
            <text:p>2,69151636363636</text:p>
          </table:table-cell>
          <table:table-cell table:formula="of:=[.D515]/275" office:value-type="float" office:value="13.4793927272727" calcext:value-type="float">
            <text:p>13,4793927272727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757.5" calcext:value-type="float">
            <text:p>757,5</text:p>
          </table:table-cell>
          <table:table-cell office:value-type="float" office:value="3736.167" calcext:value-type="float">
            <text:p>3736,167</text:p>
          </table:table-cell>
          <table:table-cell office:value-type="float" office:value="18" calcext:value-type="float">
            <text:p>18</text:p>
          </table:table-cell>
          <table:table-cell table:formula="of:=[.E516]*24*60" office:value-type="float" office:value="25920" calcext:value-type="float">
            <text:p>25920</text:p>
          </table:table-cell>
          <table:table-cell table:formula="of:=[.C516]/275" office:value-type="float" office:value="2.75454545454545" calcext:value-type="float">
            <text:p>2,75454545454545</text:p>
          </table:table-cell>
          <table:table-cell table:formula="of:=[.D516]/275" office:value-type="float" office:value="13.5860618181818" calcext:value-type="float">
            <text:p>13,5860618181818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753.5" calcext:value-type="float">
            <text:p>753,5</text:p>
          </table:table-cell>
          <table:table-cell office:value-type="float" office:value="3788.167" calcext:value-type="float">
            <text:p>3788,167</text:p>
          </table:table-cell>
          <table:table-cell office:value-type="float" office:value="18" calcext:value-type="float">
            <text:p>18</text:p>
          </table:table-cell>
          <table:table-cell table:formula="of:=[.E517]*24*60" office:value-type="float" office:value="25920" calcext:value-type="float">
            <text:p>25920</text:p>
          </table:table-cell>
          <table:table-cell table:formula="of:=[.C517]/275" office:value-type="float" office:value="2.74" calcext:value-type="float">
            <text:p>2,74</text:p>
          </table:table-cell>
          <table:table-cell table:formula="of:=[.D517]/275" office:value-type="float" office:value="13.7751527272727" calcext:value-type="float">
            <text:p>13,7751527272727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741.5" calcext:value-type="float">
            <text:p>741,5</text:p>
          </table:table-cell>
          <table:table-cell office:value-type="float" office:value="3854.833" calcext:value-type="float">
            <text:p>3854,833</text:p>
          </table:table-cell>
          <table:table-cell office:value-type="float" office:value="18" calcext:value-type="float">
            <text:p>18</text:p>
          </table:table-cell>
          <table:table-cell table:formula="of:=[.E518]*24*60" office:value-type="float" office:value="25920" calcext:value-type="float">
            <text:p>25920</text:p>
          </table:table-cell>
          <table:table-cell table:formula="of:=[.C518]/275" office:value-type="float" office:value="2.69636363636364" calcext:value-type="float">
            <text:p>2,69636363636364</text:p>
          </table:table-cell>
          <table:table-cell table:formula="of:=[.D518]/275" office:value-type="float" office:value="14.0175745454545" calcext:value-type="float">
            <text:p>14,0175745454545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845.5" calcext:value-type="float">
            <text:p>845,5</text:p>
          </table:table-cell>
          <table:table-cell office:value-type="float" office:value="3273.5" calcext:value-type="float">
            <text:p>3273,5</text:p>
          </table:table-cell>
          <table:table-cell office:value-type="float" office:value="18" calcext:value-type="float">
            <text:p>18</text:p>
          </table:table-cell>
          <table:table-cell table:formula="of:=[.E519]*24*60" office:value-type="float" office:value="25920" calcext:value-type="float">
            <text:p>25920</text:p>
          </table:table-cell>
          <table:table-cell table:formula="of:=[.C519]/275" office:value-type="float" office:value="3.07454545454545" calcext:value-type="float">
            <text:p>3,07454545454545</text:p>
          </table:table-cell>
          <table:table-cell table:formula="of:=[.D519]/275" office:value-type="float" office:value="11.9036363636364" calcext:value-type="float">
            <text:p>11,9036363636364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862.833" calcext:value-type="float">
            <text:p>862,833</text:p>
          </table:table-cell>
          <table:table-cell office:value-type="float" office:value="3317.5" calcext:value-type="float">
            <text:p>3317,5</text:p>
          </table:table-cell>
          <table:table-cell office:value-type="float" office:value="18" calcext:value-type="float">
            <text:p>18</text:p>
          </table:table-cell>
          <table:table-cell table:formula="of:=[.E520]*24*60" office:value-type="float" office:value="25920" calcext:value-type="float">
            <text:p>25920</text:p>
          </table:table-cell>
          <table:table-cell table:formula="of:=[.C520]/275" office:value-type="float" office:value="3.13757454545455" calcext:value-type="float">
            <text:p>3,13757454545455</text:p>
          </table:table-cell>
          <table:table-cell table:formula="of:=[.D520]/275" office:value-type="float" office:value="12.0636363636364" calcext:value-type="float">
            <text:p>12,0636363636364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902.833" calcext:value-type="float">
            <text:p>902,833</text:p>
          </table:table-cell>
          <table:table-cell office:value-type="float" office:value="3349.5" calcext:value-type="float">
            <text:p>3349,5</text:p>
          </table:table-cell>
          <table:table-cell office:value-type="float" office:value="18" calcext:value-type="float">
            <text:p>18</text:p>
          </table:table-cell>
          <table:table-cell table:formula="of:=[.E521]*24*60" office:value-type="float" office:value="25920" calcext:value-type="float">
            <text:p>25920</text:p>
          </table:table-cell>
          <table:table-cell table:formula="of:=[.C521]/275" office:value-type="float" office:value="3.28302909090909" calcext:value-type="float">
            <text:p>3,28302909090909</text:p>
          </table:table-cell>
          <table:table-cell table:formula="of:=[.D521]/275" office:value-type="float" office:value="12.18" calcext:value-type="float">
            <text:p>12,18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930.833" calcext:value-type="float">
            <text:p>930,833</text:p>
          </table:table-cell>
          <table:table-cell office:value-type="float" office:value="3372.167" calcext:value-type="float">
            <text:p>3372,167</text:p>
          </table:table-cell>
          <table:table-cell office:value-type="float" office:value="18" calcext:value-type="float">
            <text:p>18</text:p>
          </table:table-cell>
          <table:table-cell table:formula="of:=[.E522]*24*60" office:value-type="float" office:value="25920" calcext:value-type="float">
            <text:p>25920</text:p>
          </table:table-cell>
          <table:table-cell table:formula="of:=[.C522]/275" office:value-type="float" office:value="3.38484727272727" calcext:value-type="float">
            <text:p>3,38484727272727</text:p>
          </table:table-cell>
          <table:table-cell table:formula="of:=[.D522]/275" office:value-type="float" office:value="12.2624254545455" calcext:value-type="float">
            <text:p>12,2624254545455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933.5" calcext:value-type="float">
            <text:p>933,5</text:p>
          </table:table-cell>
          <table:table-cell office:value-type="float" office:value="3413.5" calcext:value-type="float">
            <text:p>3413,5</text:p>
          </table:table-cell>
          <table:table-cell office:value-type="float" office:value="18" calcext:value-type="float">
            <text:p>18</text:p>
          </table:table-cell>
          <table:table-cell table:formula="of:=[.E523]*24*60" office:value-type="float" office:value="25920" calcext:value-type="float">
            <text:p>25920</text:p>
          </table:table-cell>
          <table:table-cell table:formula="of:=[.C523]/275" office:value-type="float" office:value="3.39454545454545" calcext:value-type="float">
            <text:p>3,39454545454545</text:p>
          </table:table-cell>
          <table:table-cell table:formula="of:=[.D523]/275" office:value-type="float" office:value="12.4127272727273" calcext:value-type="float">
            <text:p>12,4127272727273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977.5" calcext:value-type="float">
            <text:p>977,5</text:p>
          </table:table-cell>
          <table:table-cell office:value-type="float" office:value="3398.833" calcext:value-type="float">
            <text:p>3398,833</text:p>
          </table:table-cell>
          <table:table-cell office:value-type="float" office:value="18" calcext:value-type="float">
            <text:p>18</text:p>
          </table:table-cell>
          <table:table-cell table:formula="of:=[.E524]*24*60" office:value-type="float" office:value="25920" calcext:value-type="float">
            <text:p>25920</text:p>
          </table:table-cell>
          <table:table-cell table:formula="of:=[.C524]/275" office:value-type="float" office:value="3.55454545454545" calcext:value-type="float">
            <text:p>3,55454545454545</text:p>
          </table:table-cell>
          <table:table-cell table:formula="of:=[.D524]/275" office:value-type="float" office:value="12.3593927272727" calcext:value-type="float">
            <text:p>12,3593927272727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1010.833" calcext:value-type="float">
            <text:p>1010,833</text:p>
          </table:table-cell>
          <table:table-cell office:value-type="float" office:value="3422.833" calcext:value-type="float">
            <text:p>3422,833</text:p>
          </table:table-cell>
          <table:table-cell office:value-type="float" office:value="18" calcext:value-type="float">
            <text:p>18</text:p>
          </table:table-cell>
          <table:table-cell table:formula="of:=[.E525]*24*60" office:value-type="float" office:value="25920" calcext:value-type="float">
            <text:p>25920</text:p>
          </table:table-cell>
          <table:table-cell table:formula="of:=[.C525]/275" office:value-type="float" office:value="3.67575636363636" calcext:value-type="float">
            <text:p>3,67575636363636</text:p>
          </table:table-cell>
          <table:table-cell table:formula="of:=[.D525]/275" office:value-type="float" office:value="12.4466654545455" calcext:value-type="float">
            <text:p>12,4466654545455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1060.167" calcext:value-type="float">
            <text:p>1060,167</text:p>
          </table:table-cell>
          <table:table-cell office:value-type="float" office:value="3414.833" calcext:value-type="float">
            <text:p>3414,833</text:p>
          </table:table-cell>
          <table:table-cell office:value-type="float" office:value="18" calcext:value-type="float">
            <text:p>18</text:p>
          </table:table-cell>
          <table:table-cell table:formula="of:=[.E526]*24*60" office:value-type="float" office:value="25920" calcext:value-type="float">
            <text:p>25920</text:p>
          </table:table-cell>
          <table:table-cell table:formula="of:=[.C526]/275" office:value-type="float" office:value="3.85515272727273" calcext:value-type="float">
            <text:p>3,85515272727273</text:p>
          </table:table-cell>
          <table:table-cell table:formula="of:=[.D526]/275" office:value-type="float" office:value="12.4175745454545" calcext:value-type="float">
            <text:p>12,4175745454545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1102.833" calcext:value-type="float">
            <text:p>1102,833</text:p>
          </table:table-cell>
          <table:table-cell office:value-type="float" office:value="3390.833" calcext:value-type="float">
            <text:p>3390,833</text:p>
          </table:table-cell>
          <table:table-cell office:value-type="float" office:value="18" calcext:value-type="float">
            <text:p>18</text:p>
          </table:table-cell>
          <table:table-cell table:formula="of:=[.E527]*24*60" office:value-type="float" office:value="25920" calcext:value-type="float">
            <text:p>25920</text:p>
          </table:table-cell>
          <table:table-cell table:formula="of:=[.C527]/275" office:value-type="float" office:value="4.01030181818182" calcext:value-type="float">
            <text:p>4,01030181818182</text:p>
          </table:table-cell>
          <table:table-cell table:formula="of:=[.D527]/275" office:value-type="float" office:value="12.3303018181818" calcext:value-type="float">
            <text:p>12,3303018181818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1146.833" calcext:value-type="float">
            <text:p>1146,833</text:p>
          </table:table-cell>
          <table:table-cell office:value-type="float" office:value="3426.833" calcext:value-type="float">
            <text:p>3426,833</text:p>
          </table:table-cell>
          <table:table-cell office:value-type="float" office:value="18" calcext:value-type="float">
            <text:p>18</text:p>
          </table:table-cell>
          <table:table-cell table:formula="of:=[.E528]*24*60" office:value-type="float" office:value="25920" calcext:value-type="float">
            <text:p>25920</text:p>
          </table:table-cell>
          <table:table-cell table:formula="of:=[.C528]/275" office:value-type="float" office:value="4.17030181818182" calcext:value-type="float">
            <text:p>4,17030181818182</text:p>
          </table:table-cell>
          <table:table-cell table:formula="of:=[.D528]/275" office:value-type="float" office:value="12.4612109090909" calcext:value-type="float">
            <text:p>12,4612109090909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1162.833" calcext:value-type="float">
            <text:p>1162,833</text:p>
          </table:table-cell>
          <table:table-cell office:value-type="float" office:value="3446.833" calcext:value-type="float">
            <text:p>3446,833</text:p>
          </table:table-cell>
          <table:table-cell office:value-type="float" office:value="18" calcext:value-type="float">
            <text:p>18</text:p>
          </table:table-cell>
          <table:table-cell table:formula="of:=[.E529]*24*60" office:value-type="float" office:value="25920" calcext:value-type="float">
            <text:p>25920</text:p>
          </table:table-cell>
          <table:table-cell table:formula="of:=[.C529]/275" office:value-type="float" office:value="4.22848363636364" calcext:value-type="float">
            <text:p>4,22848363636364</text:p>
          </table:table-cell>
          <table:table-cell table:formula="of:=[.D529]/275" office:value-type="float" office:value="12.5339381818182" calcext:value-type="float">
            <text:p>12,5339381818182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1209.5" calcext:value-type="float">
            <text:p>1209,5</text:p>
          </table:table-cell>
          <table:table-cell office:value-type="float" office:value="3456.167" calcext:value-type="float">
            <text:p>3456,167</text:p>
          </table:table-cell>
          <table:table-cell office:value-type="float" office:value="18" calcext:value-type="float">
            <text:p>18</text:p>
          </table:table-cell>
          <table:table-cell table:formula="of:=[.E530]*24*60" office:value-type="float" office:value="25920" calcext:value-type="float">
            <text:p>25920</text:p>
          </table:table-cell>
          <table:table-cell table:formula="of:=[.C530]/275" office:value-type="float" office:value="4.39818181818182" calcext:value-type="float">
            <text:p>4,39818181818182</text:p>
          </table:table-cell>
          <table:table-cell table:formula="of:=[.D530]/275" office:value-type="float" office:value="12.56788" calcext:value-type="float">
            <text:p>12,56788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1236.167" calcext:value-type="float">
            <text:p>1236,167</text:p>
          </table:table-cell>
          <table:table-cell office:value-type="float" office:value="3480.167" calcext:value-type="float">
            <text:p>3480,167</text:p>
          </table:table-cell>
          <table:table-cell office:value-type="float" office:value="18" calcext:value-type="float">
            <text:p>18</text:p>
          </table:table-cell>
          <table:table-cell table:formula="of:=[.E531]*24*60" office:value-type="float" office:value="25920" calcext:value-type="float">
            <text:p>25920</text:p>
          </table:table-cell>
          <table:table-cell table:formula="of:=[.C531]/275" office:value-type="float" office:value="4.49515272727273" calcext:value-type="float">
            <text:p>4,49515272727273</text:p>
          </table:table-cell>
          <table:table-cell table:formula="of:=[.D531]/275" office:value-type="float" office:value="12.6551527272727" calcext:value-type="float">
            <text:p>12,655152727272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220.167" calcext:value-type="float">
            <text:p>1220,167</text:p>
          </table:table-cell>
          <table:table-cell office:value-type="float" office:value="3514.833" calcext:value-type="float">
            <text:p>3514,833</text:p>
          </table:table-cell>
          <table:table-cell office:value-type="float" office:value="18" calcext:value-type="float">
            <text:p>18</text:p>
          </table:table-cell>
          <table:table-cell table:formula="of:=[.E532]*24*60" office:value-type="float" office:value="25920" calcext:value-type="float">
            <text:p>25920</text:p>
          </table:table-cell>
          <table:table-cell table:formula="of:=[.C532]/275" office:value-type="float" office:value="4.43697090909091" calcext:value-type="float">
            <text:p>4,43697090909091</text:p>
          </table:table-cell>
          <table:table-cell table:formula="of:=[.D532]/275" office:value-type="float" office:value="12.7812109090909" calcext:value-type="float">
            <text:p>12,7812109090909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1192.167" calcext:value-type="float">
            <text:p>1192,167</text:p>
          </table:table-cell>
          <table:table-cell office:value-type="float" office:value="3546.833" calcext:value-type="float">
            <text:p>3546,833</text:p>
          </table:table-cell>
          <table:table-cell office:value-type="float" office:value="18" calcext:value-type="float">
            <text:p>18</text:p>
          </table:table-cell>
          <table:table-cell table:formula="of:=[.E533]*24*60" office:value-type="float" office:value="25920" calcext:value-type="float">
            <text:p>25920</text:p>
          </table:table-cell>
          <table:table-cell table:formula="of:=[.C533]/275" office:value-type="float" office:value="4.33515272727273" calcext:value-type="float">
            <text:p>4,33515272727273</text:p>
          </table:table-cell>
          <table:table-cell table:formula="of:=[.D533]/275" office:value-type="float" office:value="12.8975745454545" calcext:value-type="float">
            <text:p>12,8975745454545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1186.833" calcext:value-type="float">
            <text:p>1186,833</text:p>
          </table:table-cell>
          <table:table-cell office:value-type="float" office:value="3578.833" calcext:value-type="float">
            <text:p>3578,833</text:p>
          </table:table-cell>
          <table:table-cell office:value-type="float" office:value="18" calcext:value-type="float">
            <text:p>18</text:p>
          </table:table-cell>
          <table:table-cell table:formula="of:=[.E534]*24*60" office:value-type="float" office:value="25920" calcext:value-type="float">
            <text:p>25920</text:p>
          </table:table-cell>
          <table:table-cell table:formula="of:=[.C534]/275" office:value-type="float" office:value="4.31575636363636" calcext:value-type="float">
            <text:p>4,31575636363636</text:p>
          </table:table-cell>
          <table:table-cell table:formula="of:=[.D534]/275" office:value-type="float" office:value="13.0139381818182" calcext:value-type="float">
            <text:p>13,0139381818182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1189.5" calcext:value-type="float">
            <text:p>1189,5</text:p>
          </table:table-cell>
          <table:table-cell office:value-type="float" office:value="3621.5" calcext:value-type="float">
            <text:p>3621,5</text:p>
          </table:table-cell>
          <table:table-cell office:value-type="float" office:value="18" calcext:value-type="float">
            <text:p>18</text:p>
          </table:table-cell>
          <table:table-cell table:formula="of:=[.E535]*24*60" office:value-type="float" office:value="25920" calcext:value-type="float">
            <text:p>25920</text:p>
          </table:table-cell>
          <table:table-cell table:formula="of:=[.C535]/275" office:value-type="float" office:value="4.32545454545455" calcext:value-type="float">
            <text:p>4,32545454545455</text:p>
          </table:table-cell>
          <table:table-cell table:formula="of:=[.D535]/275" office:value-type="float" office:value="13.1690909090909" calcext:value-type="float">
            <text:p>13,1690909090909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196.167" calcext:value-type="float">
            <text:p>1196,167</text:p>
          </table:table-cell>
          <table:table-cell office:value-type="float" office:value="3656.167" calcext:value-type="float">
            <text:p>3656,167</text:p>
          </table:table-cell>
          <table:table-cell office:value-type="float" office:value="18" calcext:value-type="float">
            <text:p>18</text:p>
          </table:table-cell>
          <table:table-cell table:formula="of:=[.E536]*24*60" office:value-type="float" office:value="25920" calcext:value-type="float">
            <text:p>25920</text:p>
          </table:table-cell>
          <table:table-cell table:formula="of:=[.C536]/275" office:value-type="float" office:value="4.34969818181818" calcext:value-type="float">
            <text:p>4,34969818181818</text:p>
          </table:table-cell>
          <table:table-cell table:formula="of:=[.D536]/275" office:value-type="float" office:value="13.2951527272727" calcext:value-type="float">
            <text:p>13,2951527272727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220.167" calcext:value-type="float">
            <text:p>1220,167</text:p>
          </table:table-cell>
          <table:table-cell office:value-type="float" office:value="3696.167" calcext:value-type="float">
            <text:p>3696,167</text:p>
          </table:table-cell>
          <table:table-cell office:value-type="float" office:value="18" calcext:value-type="float">
            <text:p>18</text:p>
          </table:table-cell>
          <table:table-cell table:formula="of:=[.E537]*24*60" office:value-type="float" office:value="25920" calcext:value-type="float">
            <text:p>25920</text:p>
          </table:table-cell>
          <table:table-cell table:formula="of:=[.C537]/275" office:value-type="float" office:value="4.43697090909091" calcext:value-type="float">
            <text:p>4,43697090909091</text:p>
          </table:table-cell>
          <table:table-cell table:formula="of:=[.D537]/275" office:value-type="float" office:value="13.4406072727273" calcext:value-type="float">
            <text:p>13,4406072727273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220.167" calcext:value-type="float">
            <text:p>1220,167</text:p>
          </table:table-cell>
          <table:table-cell office:value-type="float" office:value="3742.833" calcext:value-type="float">
            <text:p>3742,833</text:p>
          </table:table-cell>
          <table:table-cell office:value-type="float" office:value="18" calcext:value-type="float">
            <text:p>18</text:p>
          </table:table-cell>
          <table:table-cell table:formula="of:=[.E538]*24*60" office:value-type="float" office:value="25920" calcext:value-type="float">
            <text:p>25920</text:p>
          </table:table-cell>
          <table:table-cell table:formula="of:=[.C538]/275" office:value-type="float" office:value="4.43697090909091" calcext:value-type="float">
            <text:p>4,43697090909091</text:p>
          </table:table-cell>
          <table:table-cell table:formula="of:=[.D538]/275" office:value-type="float" office:value="13.6103018181818" calcext:value-type="float">
            <text:p>13,6103018181818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188.167" calcext:value-type="float">
            <text:p>1188,167</text:p>
          </table:table-cell>
          <table:table-cell office:value-type="float" office:value="3777.5" calcext:value-type="float">
            <text:p>3777,5</text:p>
          </table:table-cell>
          <table:table-cell office:value-type="float" office:value="18" calcext:value-type="float">
            <text:p>18</text:p>
          </table:table-cell>
          <table:table-cell table:formula="of:=[.E539]*24*60" office:value-type="float" office:value="25920" calcext:value-type="float">
            <text:p>25920</text:p>
          </table:table-cell>
          <table:table-cell table:formula="of:=[.C539]/275" office:value-type="float" office:value="4.32060727272727" calcext:value-type="float">
            <text:p>4,32060727272727</text:p>
          </table:table-cell>
          <table:table-cell table:formula="of:=[.D539]/275" office:value-type="float" office:value="13.7363636363636" calcext:value-type="float">
            <text:p>13,7363636363636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161.5" calcext:value-type="float">
            <text:p>1161,5</text:p>
          </table:table-cell>
          <table:table-cell office:value-type="float" office:value="3821.5" calcext:value-type="float">
            <text:p>3821,5</text:p>
          </table:table-cell>
          <table:table-cell office:value-type="float" office:value="18" calcext:value-type="float">
            <text:p>18</text:p>
          </table:table-cell>
          <table:table-cell table:formula="of:=[.E540]*24*60" office:value-type="float" office:value="25920" calcext:value-type="float">
            <text:p>25920</text:p>
          </table:table-cell>
          <table:table-cell table:formula="of:=[.C540]/275" office:value-type="float" office:value="4.22363636363636" calcext:value-type="float">
            <text:p>4,22363636363636</text:p>
          </table:table-cell>
          <table:table-cell table:formula="of:=[.D540]/275" office:value-type="float" office:value="13.8963636363636" calcext:value-type="float">
            <text:p>13,8963636363636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1130.833" calcext:value-type="float">
            <text:p>1130,833</text:p>
          </table:table-cell>
          <table:table-cell office:value-type="float" office:value="3850.833" calcext:value-type="float">
            <text:p>3850,833</text:p>
          </table:table-cell>
          <table:table-cell office:value-type="float" office:value="18" calcext:value-type="float">
            <text:p>18</text:p>
          </table:table-cell>
          <table:table-cell table:formula="of:=[.E541]*24*60" office:value-type="float" office:value="25920" calcext:value-type="float">
            <text:p>25920</text:p>
          </table:table-cell>
          <table:table-cell table:formula="of:=[.C541]/275" office:value-type="float" office:value="4.11212" calcext:value-type="float">
            <text:p>4,11212</text:p>
          </table:table-cell>
          <table:table-cell table:formula="of:=[.D541]/275" office:value-type="float" office:value="14.0030290909091" calcext:value-type="float">
            <text:p>14,0030290909091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130.833" calcext:value-type="float">
            <text:p>1130,833</text:p>
          </table:table-cell>
          <table:table-cell office:value-type="float" office:value="3857.5" calcext:value-type="float">
            <text:p>3857,5</text:p>
          </table:table-cell>
          <table:table-cell office:value-type="float" office:value="19" calcext:value-type="float">
            <text:p>19</text:p>
          </table:table-cell>
          <table:table-cell table:formula="of:=[.E542]*24*60" office:value-type="float" office:value="27360" calcext:value-type="float">
            <text:p>27360</text:p>
          </table:table-cell>
          <table:table-cell table:formula="of:=[.C542]/275" office:value-type="float" office:value="4.11212" calcext:value-type="float">
            <text:p>4,11212</text:p>
          </table:table-cell>
          <table:table-cell table:formula="of:=[.D542]/275" office:value-type="float" office:value="14.0272727272727" calcext:value-type="float">
            <text:p>14,0272727272727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1158.833" calcext:value-type="float">
            <text:p>1158,833</text:p>
          </table:table-cell>
          <table:table-cell office:value-type="float" office:value="3824.167" calcext:value-type="float">
            <text:p>3824,167</text:p>
          </table:table-cell>
          <table:table-cell office:value-type="float" office:value="19" calcext:value-type="float">
            <text:p>19</text:p>
          </table:table-cell>
          <table:table-cell table:formula="of:=[.E543]*24*60" office:value-type="float" office:value="27360" calcext:value-type="float">
            <text:p>27360</text:p>
          </table:table-cell>
          <table:table-cell table:formula="of:=[.C543]/275" office:value-type="float" office:value="4.21393818181818" calcext:value-type="float">
            <text:p>4,21393818181818</text:p>
          </table:table-cell>
          <table:table-cell table:formula="of:=[.D543]/275" office:value-type="float" office:value="13.9060618181818" calcext:value-type="float">
            <text:p>13,9060618181818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1190.833" calcext:value-type="float">
            <text:p>1190,833</text:p>
          </table:table-cell>
          <table:table-cell office:value-type="float" office:value="3800.167" calcext:value-type="float">
            <text:p>3800,167</text:p>
          </table:table-cell>
          <table:table-cell office:value-type="float" office:value="19" calcext:value-type="float">
            <text:p>19</text:p>
          </table:table-cell>
          <table:table-cell table:formula="of:=[.E544]*24*60" office:value-type="float" office:value="27360" calcext:value-type="float">
            <text:p>27360</text:p>
          </table:table-cell>
          <table:table-cell table:formula="of:=[.C544]/275" office:value-type="float" office:value="4.33030181818182" calcext:value-type="float">
            <text:p>4,33030181818182</text:p>
          </table:table-cell>
          <table:table-cell table:formula="of:=[.D544]/275" office:value-type="float" office:value="13.8187890909091" calcext:value-type="float">
            <text:p>13,8187890909091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1220.167" calcext:value-type="float">
            <text:p>1220,167</text:p>
          </table:table-cell>
          <table:table-cell office:value-type="float" office:value="3766.833" calcext:value-type="float">
            <text:p>3766,833</text:p>
          </table:table-cell>
          <table:table-cell office:value-type="float" office:value="19" calcext:value-type="float">
            <text:p>19</text:p>
          </table:table-cell>
          <table:table-cell table:formula="of:=[.E545]*24*60" office:value-type="float" office:value="27360" calcext:value-type="float">
            <text:p>27360</text:p>
          </table:table-cell>
          <table:table-cell table:formula="of:=[.C545]/275" office:value-type="float" office:value="4.43697090909091" calcext:value-type="float">
            <text:p>4,43697090909091</text:p>
          </table:table-cell>
          <table:table-cell table:formula="of:=[.D545]/275" office:value-type="float" office:value="13.6975745454545" calcext:value-type="float">
            <text:p>13,6975745454545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1241.5" calcext:value-type="float">
            <text:p>1241,5</text:p>
          </table:table-cell>
          <table:table-cell office:value-type="float" office:value="3754.833" calcext:value-type="float">
            <text:p>3754,833</text:p>
          </table:table-cell>
          <table:table-cell office:value-type="float" office:value="19" calcext:value-type="float">
            <text:p>19</text:p>
          </table:table-cell>
          <table:table-cell table:formula="of:=[.E546]*24*60" office:value-type="float" office:value="27360" calcext:value-type="float">
            <text:p>27360</text:p>
          </table:table-cell>
          <table:table-cell table:formula="of:=[.C546]/275" office:value-type="float" office:value="4.51454545454546" calcext:value-type="float">
            <text:p>4,51454545454546</text:p>
          </table:table-cell>
          <table:table-cell table:formula="of:=[.D546]/275" office:value-type="float" office:value="13.6539381818182" calcext:value-type="float">
            <text:p>13,6539381818182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1226.833" calcext:value-type="float">
            <text:p>1226,833</text:p>
          </table:table-cell>
          <table:table-cell office:value-type="float" office:value="3704.167" calcext:value-type="float">
            <text:p>3704,167</text:p>
          </table:table-cell>
          <table:table-cell office:value-type="float" office:value="19" calcext:value-type="float">
            <text:p>19</text:p>
          </table:table-cell>
          <table:table-cell table:formula="of:=[.E547]*24*60" office:value-type="float" office:value="27360" calcext:value-type="float">
            <text:p>27360</text:p>
          </table:table-cell>
          <table:table-cell table:formula="of:=[.C547]/275" office:value-type="float" office:value="4.46121090909091" calcext:value-type="float">
            <text:p>4,46121090909091</text:p>
          </table:table-cell>
          <table:table-cell table:formula="of:=[.D547]/275" office:value-type="float" office:value="13.4696981818182" calcext:value-type="float">
            <text:p>13,4696981818182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1213.5" calcext:value-type="float">
            <text:p>1213,5</text:p>
          </table:table-cell>
          <table:table-cell office:value-type="float" office:value="3660.167" calcext:value-type="float">
            <text:p>3660,167</text:p>
          </table:table-cell>
          <table:table-cell office:value-type="float" office:value="19" calcext:value-type="float">
            <text:p>19</text:p>
          </table:table-cell>
          <table:table-cell table:formula="of:=[.E548]*24*60" office:value-type="float" office:value="27360" calcext:value-type="float">
            <text:p>27360</text:p>
          </table:table-cell>
          <table:table-cell table:formula="of:=[.C548]/275" office:value-type="float" office:value="4.41272727272727" calcext:value-type="float">
            <text:p>4,41272727272727</text:p>
          </table:table-cell>
          <table:table-cell table:formula="of:=[.D548]/275" office:value-type="float" office:value="13.3096981818182" calcext:value-type="float">
            <text:p>13,3096981818182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1192.167" calcext:value-type="float">
            <text:p>1192,167</text:p>
          </table:table-cell>
          <table:table-cell office:value-type="float" office:value="3617.5" calcext:value-type="float">
            <text:p>3617,5</text:p>
          </table:table-cell>
          <table:table-cell office:value-type="float" office:value="19" calcext:value-type="float">
            <text:p>19</text:p>
          </table:table-cell>
          <table:table-cell table:formula="of:=[.E549]*24*60" office:value-type="float" office:value="27360" calcext:value-type="float">
            <text:p>27360</text:p>
          </table:table-cell>
          <table:table-cell table:formula="of:=[.C549]/275" office:value-type="float" office:value="4.33515272727273" calcext:value-type="float">
            <text:p>4,33515272727273</text:p>
          </table:table-cell>
          <table:table-cell table:formula="of:=[.D549]/275" office:value-type="float" office:value="13.1545454545455" calcext:value-type="float">
            <text:p>13,1545454545455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1206.833" calcext:value-type="float">
            <text:p>1206,833</text:p>
          </table:table-cell>
          <table:table-cell office:value-type="float" office:value="3605.5" calcext:value-type="float">
            <text:p>3605,5</text:p>
          </table:table-cell>
          <table:table-cell office:value-type="float" office:value="19" calcext:value-type="float">
            <text:p>19</text:p>
          </table:table-cell>
          <table:table-cell table:formula="of:=[.E550]*24*60" office:value-type="float" office:value="27360" calcext:value-type="float">
            <text:p>27360</text:p>
          </table:table-cell>
          <table:table-cell table:formula="of:=[.C550]/275" office:value-type="float" office:value="4.38848363636364" calcext:value-type="float">
            <text:p>4,38848363636364</text:p>
          </table:table-cell>
          <table:table-cell table:formula="of:=[.D550]/275" office:value-type="float" office:value="13.1109090909091" calcext:value-type="float">
            <text:p>13,110909090909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201.5" calcext:value-type="float">
            <text:p>1201,5</text:p>
          </table:table-cell>
          <table:table-cell office:value-type="float" office:value="3576.167" calcext:value-type="float">
            <text:p>3576,167</text:p>
          </table:table-cell>
          <table:table-cell office:value-type="float" office:value="19" calcext:value-type="float">
            <text:p>19</text:p>
          </table:table-cell>
          <table:table-cell table:formula="of:=[.E551]*24*60" office:value-type="float" office:value="27360" calcext:value-type="float">
            <text:p>27360</text:p>
          </table:table-cell>
          <table:table-cell table:formula="of:=[.C551]/275" office:value-type="float" office:value="4.36909090909091" calcext:value-type="float">
            <text:p>4,36909090909091</text:p>
          </table:table-cell>
          <table:table-cell table:formula="of:=[.D551]/275" office:value-type="float" office:value="13.0042436363636" calcext:value-type="float">
            <text:p>13,0042436363636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1201.5" calcext:value-type="float">
            <text:p>1201,5</text:p>
          </table:table-cell>
          <table:table-cell office:value-type="float" office:value="3533.5" calcext:value-type="float">
            <text:p>3533,5</text:p>
          </table:table-cell>
          <table:table-cell office:value-type="float" office:value="19" calcext:value-type="float">
            <text:p>19</text:p>
          </table:table-cell>
          <table:table-cell table:formula="of:=[.E552]*24*60" office:value-type="float" office:value="27360" calcext:value-type="float">
            <text:p>27360</text:p>
          </table:table-cell>
          <table:table-cell table:formula="of:=[.C552]/275" office:value-type="float" office:value="4.36909090909091" calcext:value-type="float">
            <text:p>4,36909090909091</text:p>
          </table:table-cell>
          <table:table-cell table:formula="of:=[.D552]/275" office:value-type="float" office:value="12.8490909090909" calcext:value-type="float">
            <text:p>12,8490909090909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1212.167" calcext:value-type="float">
            <text:p>1212,167</text:p>
          </table:table-cell>
          <table:table-cell office:value-type="float" office:value="3473.5" calcext:value-type="float">
            <text:p>3473,5</text:p>
          </table:table-cell>
          <table:table-cell office:value-type="float" office:value="19" calcext:value-type="float">
            <text:p>19</text:p>
          </table:table-cell>
          <table:table-cell table:formula="of:=[.E553]*24*60" office:value-type="float" office:value="27360" calcext:value-type="float">
            <text:p>27360</text:p>
          </table:table-cell>
          <table:table-cell table:formula="of:=[.C553]/275" office:value-type="float" office:value="4.40788" calcext:value-type="float">
            <text:p>4,40788</text:p>
          </table:table-cell>
          <table:table-cell table:formula="of:=[.D553]/275" office:value-type="float" office:value="12.6309090909091" calcext:value-type="float">
            <text:p>12,6309090909091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1202.833" calcext:value-type="float">
            <text:p>1202,833</text:p>
          </table:table-cell>
          <table:table-cell office:value-type="float" office:value="3448.167" calcext:value-type="float">
            <text:p>3448,167</text:p>
          </table:table-cell>
          <table:table-cell office:value-type="float" office:value="19" calcext:value-type="float">
            <text:p>19</text:p>
          </table:table-cell>
          <table:table-cell table:formula="of:=[.E554]*24*60" office:value-type="float" office:value="27360" calcext:value-type="float">
            <text:p>27360</text:p>
          </table:table-cell>
          <table:table-cell table:formula="of:=[.C554]/275" office:value-type="float" office:value="4.37393818181818" calcext:value-type="float">
            <text:p>4,37393818181818</text:p>
          </table:table-cell>
          <table:table-cell table:formula="of:=[.D554]/275" office:value-type="float" office:value="12.5387890909091" calcext:value-type="float">
            <text:p>12,5387890909091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1164.167" calcext:value-type="float">
            <text:p>1164,167</text:p>
          </table:table-cell>
          <table:table-cell office:value-type="float" office:value="3445.5" calcext:value-type="float">
            <text:p>3445,5</text:p>
          </table:table-cell>
          <table:table-cell office:value-type="float" office:value="19" calcext:value-type="float">
            <text:p>19</text:p>
          </table:table-cell>
          <table:table-cell table:formula="of:=[.E555]*24*60" office:value-type="float" office:value="27360" calcext:value-type="float">
            <text:p>27360</text:p>
          </table:table-cell>
          <table:table-cell table:formula="of:=[.C555]/275" office:value-type="float" office:value="4.23333454545455" calcext:value-type="float">
            <text:p>4,23333454545455</text:p>
          </table:table-cell>
          <table:table-cell table:formula="of:=[.D555]/275" office:value-type="float" office:value="12.5290909090909" calcext:value-type="float">
            <text:p>12,5290909090909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1136.167" calcext:value-type="float">
            <text:p>1136,167</text:p>
          </table:table-cell>
          <table:table-cell office:value-type="float" office:value="3401.5" calcext:value-type="float">
            <text:p>3401,5</text:p>
          </table:table-cell>
          <table:table-cell office:value-type="float" office:value="19" calcext:value-type="float">
            <text:p>19</text:p>
          </table:table-cell>
          <table:table-cell table:formula="of:=[.E556]*24*60" office:value-type="float" office:value="27360" calcext:value-type="float">
            <text:p>27360</text:p>
          </table:table-cell>
          <table:table-cell table:formula="of:=[.C556]/275" office:value-type="float" office:value="4.13151636363636" calcext:value-type="float">
            <text:p>4,13151636363636</text:p>
          </table:table-cell>
          <table:table-cell table:formula="of:=[.D556]/275" office:value-type="float" office:value="12.3690909090909" calcext:value-type="float">
            <text:p>12,3690909090909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1081.5" calcext:value-type="float">
            <text:p>1081,5</text:p>
          </table:table-cell>
          <table:table-cell office:value-type="float" office:value="3390.833" calcext:value-type="float">
            <text:p>3390,833</text:p>
          </table:table-cell>
          <table:table-cell office:value-type="float" office:value="19" calcext:value-type="float">
            <text:p>19</text:p>
          </table:table-cell>
          <table:table-cell table:formula="of:=[.E557]*24*60" office:value-type="float" office:value="27360" calcext:value-type="float">
            <text:p>27360</text:p>
          </table:table-cell>
          <table:table-cell table:formula="of:=[.C557]/275" office:value-type="float" office:value="3.93272727272727" calcext:value-type="float">
            <text:p>3,93272727272727</text:p>
          </table:table-cell>
          <table:table-cell table:formula="of:=[.D557]/275" office:value-type="float" office:value="12.3303018181818" calcext:value-type="float">
            <text:p>12,3303018181818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1040.167" calcext:value-type="float">
            <text:p>1040,167</text:p>
          </table:table-cell>
          <table:table-cell office:value-type="float" office:value="3408.167" calcext:value-type="float">
            <text:p>3408,167</text:p>
          </table:table-cell>
          <table:table-cell office:value-type="float" office:value="19" calcext:value-type="float">
            <text:p>19</text:p>
          </table:table-cell>
          <table:table-cell table:formula="of:=[.E558]*24*60" office:value-type="float" office:value="27360" calcext:value-type="float">
            <text:p>27360</text:p>
          </table:table-cell>
          <table:table-cell table:formula="of:=[.C558]/275" office:value-type="float" office:value="3.78242545454545" calcext:value-type="float">
            <text:p>3,78242545454545</text:p>
          </table:table-cell>
          <table:table-cell table:formula="of:=[.D558]/275" office:value-type="float" office:value="12.3933345454545" calcext:value-type="float">
            <text:p>12,3933345454545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1006.833" calcext:value-type="float">
            <text:p>1006,833</text:p>
          </table:table-cell>
          <table:table-cell office:value-type="float" office:value="3410.833" calcext:value-type="float">
            <text:p>3410,833</text:p>
          </table:table-cell>
          <table:table-cell office:value-type="float" office:value="19" calcext:value-type="float">
            <text:p>19</text:p>
          </table:table-cell>
          <table:table-cell table:formula="of:=[.E559]*24*60" office:value-type="float" office:value="27360" calcext:value-type="float">
            <text:p>27360</text:p>
          </table:table-cell>
          <table:table-cell table:formula="of:=[.C559]/275" office:value-type="float" office:value="3.66121090909091" calcext:value-type="float">
            <text:p>3,66121090909091</text:p>
          </table:table-cell>
          <table:table-cell table:formula="of:=[.D559]/275" office:value-type="float" office:value="12.4030290909091" calcext:value-type="float">
            <text:p>12,4030290909091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961.5" calcext:value-type="float">
            <text:p>961,5</text:p>
          </table:table-cell>
          <table:table-cell office:value-type="float" office:value="3397.5" calcext:value-type="float">
            <text:p>3397,5</text:p>
          </table:table-cell>
          <table:table-cell office:value-type="float" office:value="19" calcext:value-type="float">
            <text:p>19</text:p>
          </table:table-cell>
          <table:table-cell table:formula="of:=[.E560]*24*60" office:value-type="float" office:value="27360" calcext:value-type="float">
            <text:p>27360</text:p>
          </table:table-cell>
          <table:table-cell table:formula="of:=[.C560]/275" office:value-type="float" office:value="3.49636363636364" calcext:value-type="float">
            <text:p>3,49636363636364</text:p>
          </table:table-cell>
          <table:table-cell table:formula="of:=[.D560]/275" office:value-type="float" office:value="12.3545454545455" calcext:value-type="float">
            <text:p>12,3545454545455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936.167" calcext:value-type="float">
            <text:p>936,167</text:p>
          </table:table-cell>
          <table:table-cell office:value-type="float" office:value="3401.5" calcext:value-type="float">
            <text:p>3401,5</text:p>
          </table:table-cell>
          <table:table-cell office:value-type="float" office:value="19" calcext:value-type="float">
            <text:p>19</text:p>
          </table:table-cell>
          <table:table-cell table:formula="of:=[.E561]*24*60" office:value-type="float" office:value="27360" calcext:value-type="float">
            <text:p>27360</text:p>
          </table:table-cell>
          <table:table-cell table:formula="of:=[.C561]/275" office:value-type="float" office:value="3.40424363636364" calcext:value-type="float">
            <text:p>3,40424363636364</text:p>
          </table:table-cell>
          <table:table-cell table:formula="of:=[.D561]/275" office:value-type="float" office:value="12.3690909090909" calcext:value-type="float">
            <text:p>12,3690909090909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909.5" calcext:value-type="float">
            <text:p>909,5</text:p>
          </table:table-cell>
          <table:table-cell office:value-type="float" office:value="3356.167" calcext:value-type="float">
            <text:p>3356,167</text:p>
          </table:table-cell>
          <table:table-cell office:value-type="float" office:value="19" calcext:value-type="float">
            <text:p>19</text:p>
          </table:table-cell>
          <table:table-cell table:formula="of:=[.E562]*24*60" office:value-type="float" office:value="27360" calcext:value-type="float">
            <text:p>27360</text:p>
          </table:table-cell>
          <table:table-cell table:formula="of:=[.C562]/275" office:value-type="float" office:value="3.30727272727273" calcext:value-type="float">
            <text:p>3,30727272727273</text:p>
          </table:table-cell>
          <table:table-cell table:formula="of:=[.D562]/275" office:value-type="float" office:value="12.2042436363636" calcext:value-type="float">
            <text:p>12,2042436363636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872.167" calcext:value-type="float">
            <text:p>872,167</text:p>
          </table:table-cell>
          <table:table-cell office:value-type="float" office:value="3326.833" calcext:value-type="float">
            <text:p>3326,833</text:p>
          </table:table-cell>
          <table:table-cell office:value-type="float" office:value="19" calcext:value-type="float">
            <text:p>19</text:p>
          </table:table-cell>
          <table:table-cell table:formula="of:=[.E563]*24*60" office:value-type="float" office:value="27360" calcext:value-type="float">
            <text:p>27360</text:p>
          </table:table-cell>
          <table:table-cell table:formula="of:=[.C563]/275" office:value-type="float" office:value="3.17151636363636" calcext:value-type="float">
            <text:p>3,17151636363636</text:p>
          </table:table-cell>
          <table:table-cell table:formula="of:=[.D563]/275" office:value-type="float" office:value="12.0975745454545" calcext:value-type="float">
            <text:p>12,0975745454545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836.167" calcext:value-type="float">
            <text:p>836,167</text:p>
          </table:table-cell>
          <table:table-cell office:value-type="float" office:value="3320.167" calcext:value-type="float">
            <text:p>3320,167</text:p>
          </table:table-cell>
          <table:table-cell office:value-type="float" office:value="19" calcext:value-type="float">
            <text:p>19</text:p>
          </table:table-cell>
          <table:table-cell table:formula="of:=[.E564]*24*60" office:value-type="float" office:value="27360" calcext:value-type="float">
            <text:p>27360</text:p>
          </table:table-cell>
          <table:table-cell table:formula="of:=[.C564]/275" office:value-type="float" office:value="3.04060727272727" calcext:value-type="float">
            <text:p>3,04060727272727</text:p>
          </table:table-cell>
          <table:table-cell table:formula="of:=[.D564]/275" office:value-type="float" office:value="12.0733345454545" calcext:value-type="float">
            <text:p>12,0733345454545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793.5" calcext:value-type="float">
            <text:p>793,5</text:p>
          </table:table-cell>
          <table:table-cell office:value-type="float" office:value="3342.833" calcext:value-type="float">
            <text:p>3342,833</text:p>
          </table:table-cell>
          <table:table-cell office:value-type="float" office:value="19" calcext:value-type="float">
            <text:p>19</text:p>
          </table:table-cell>
          <table:table-cell table:formula="of:=[.E565]*24*60" office:value-type="float" office:value="27360" calcext:value-type="float">
            <text:p>27360</text:p>
          </table:table-cell>
          <table:table-cell table:formula="of:=[.C565]/275" office:value-type="float" office:value="2.88545454545455" calcext:value-type="float">
            <text:p>2,88545454545455</text:p>
          </table:table-cell>
          <table:table-cell table:formula="of:=[.D565]/275" office:value-type="float" office:value="12.1557563636364" calcext:value-type="float">
            <text:p>12,1557563636364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766.833" calcext:value-type="float">
            <text:p>766,833</text:p>
          </table:table-cell>
          <table:table-cell office:value-type="float" office:value="3401.5" calcext:value-type="float">
            <text:p>3401,5</text:p>
          </table:table-cell>
          <table:table-cell office:value-type="float" office:value="19" calcext:value-type="float">
            <text:p>19</text:p>
          </table:table-cell>
          <table:table-cell table:formula="of:=[.E566]*24*60" office:value-type="float" office:value="27360" calcext:value-type="float">
            <text:p>27360</text:p>
          </table:table-cell>
          <table:table-cell table:formula="of:=[.C566]/275" office:value-type="float" office:value="2.78848363636364" calcext:value-type="float">
            <text:p>2,78848363636364</text:p>
          </table:table-cell>
          <table:table-cell table:formula="of:=[.D566]/275" office:value-type="float" office:value="12.3690909090909" calcext:value-type="float">
            <text:p>12,3690909090909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761.5" calcext:value-type="float">
            <text:p>761,5</text:p>
          </table:table-cell>
          <table:table-cell office:value-type="float" office:value="3454.833" calcext:value-type="float">
            <text:p>3454,833</text:p>
          </table:table-cell>
          <table:table-cell office:value-type="float" office:value="19" calcext:value-type="float">
            <text:p>19</text:p>
          </table:table-cell>
          <table:table-cell table:formula="of:=[.E567]*24*60" office:value-type="float" office:value="27360" calcext:value-type="float">
            <text:p>27360</text:p>
          </table:table-cell>
          <table:table-cell table:formula="of:=[.C567]/275" office:value-type="float" office:value="2.76909090909091" calcext:value-type="float">
            <text:p>2,76909090909091</text:p>
          </table:table-cell>
          <table:table-cell table:formula="of:=[.D567]/275" office:value-type="float" office:value="12.5630290909091" calcext:value-type="float">
            <text:p>12,5630290909091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745.5" calcext:value-type="float">
            <text:p>745,5</text:p>
          </table:table-cell>
          <table:table-cell office:value-type="float" office:value="3505.5" calcext:value-type="float">
            <text:p>3505,5</text:p>
          </table:table-cell>
          <table:table-cell office:value-type="float" office:value="19" calcext:value-type="float">
            <text:p>19</text:p>
          </table:table-cell>
          <table:table-cell table:formula="of:=[.E568]*24*60" office:value-type="float" office:value="27360" calcext:value-type="float">
            <text:p>27360</text:p>
          </table:table-cell>
          <table:table-cell table:formula="of:=[.C568]/275" office:value-type="float" office:value="2.71090909090909" calcext:value-type="float">
            <text:p>2,71090909090909</text:p>
          </table:table-cell>
          <table:table-cell table:formula="of:=[.D568]/275" office:value-type="float" office:value="12.7472727272727" calcext:value-type="float">
            <text:p>12,7472727272727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734.833" calcext:value-type="float">
            <text:p>734,833</text:p>
          </table:table-cell>
          <table:table-cell office:value-type="float" office:value="3540.167" calcext:value-type="float">
            <text:p>3540,167</text:p>
          </table:table-cell>
          <table:table-cell office:value-type="float" office:value="19" calcext:value-type="float">
            <text:p>19</text:p>
          </table:table-cell>
          <table:table-cell table:formula="of:=[.E569]*24*60" office:value-type="float" office:value="27360" calcext:value-type="float">
            <text:p>27360</text:p>
          </table:table-cell>
          <table:table-cell table:formula="of:=[.C569]/275" office:value-type="float" office:value="2.67212" calcext:value-type="float">
            <text:p>2,67212</text:p>
          </table:table-cell>
          <table:table-cell table:formula="of:=[.D569]/275" office:value-type="float" office:value="12.8733345454545" calcext:value-type="float">
            <text:p>12,8733345454545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745.5" calcext:value-type="float">
            <text:p>745,5</text:p>
          </table:table-cell>
          <table:table-cell office:value-type="float" office:value="3565.5" calcext:value-type="float">
            <text:p>3565,5</text:p>
          </table:table-cell>
          <table:table-cell office:value-type="float" office:value="19" calcext:value-type="float">
            <text:p>19</text:p>
          </table:table-cell>
          <table:table-cell table:formula="of:=[.E570]*24*60" office:value-type="float" office:value="27360" calcext:value-type="float">
            <text:p>27360</text:p>
          </table:table-cell>
          <table:table-cell table:formula="of:=[.C570]/275" office:value-type="float" office:value="2.71090909090909" calcext:value-type="float">
            <text:p>2,71090909090909</text:p>
          </table:table-cell>
          <table:table-cell table:formula="of:=[.D570]/275" office:value-type="float" office:value="12.9654545454545" calcext:value-type="float">
            <text:p>12,9654545454545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732.167" calcext:value-type="float">
            <text:p>732,167</text:p>
          </table:table-cell>
          <table:table-cell office:value-type="float" office:value="3601.5" calcext:value-type="float">
            <text:p>3601,5</text:p>
          </table:table-cell>
          <table:table-cell office:value-type="float" office:value="19" calcext:value-type="float">
            <text:p>19</text:p>
          </table:table-cell>
          <table:table-cell table:formula="of:=[.E571]*24*60" office:value-type="float" office:value="27360" calcext:value-type="float">
            <text:p>27360</text:p>
          </table:table-cell>
          <table:table-cell table:formula="of:=[.C571]/275" office:value-type="float" office:value="2.66242545454546" calcext:value-type="float">
            <text:p>2,66242545454546</text:p>
          </table:table-cell>
          <table:table-cell table:formula="of:=[.D571]/275" office:value-type="float" office:value="13.0963636363636" calcext:value-type="float">
            <text:p>13,0963636363636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732.167" calcext:value-type="float">
            <text:p>732,167</text:p>
          </table:table-cell>
          <table:table-cell office:value-type="float" office:value="3638.833" calcext:value-type="float">
            <text:p>3638,833</text:p>
          </table:table-cell>
          <table:table-cell office:value-type="float" office:value="19" calcext:value-type="float">
            <text:p>19</text:p>
          </table:table-cell>
          <table:table-cell table:formula="of:=[.E572]*24*60" office:value-type="float" office:value="27360" calcext:value-type="float">
            <text:p>27360</text:p>
          </table:table-cell>
          <table:table-cell table:formula="of:=[.C572]/275" office:value-type="float" office:value="2.66242545454546" calcext:value-type="float">
            <text:p>2,66242545454546</text:p>
          </table:table-cell>
          <table:table-cell table:formula="of:=[.D572]/275" office:value-type="float" office:value="13.23212" calcext:value-type="float">
            <text:p>13,23212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757.5" calcext:value-type="float">
            <text:p>757,5</text:p>
          </table:table-cell>
          <table:table-cell office:value-type="float" office:value="3672.167" calcext:value-type="float">
            <text:p>3672,167</text:p>
          </table:table-cell>
          <table:table-cell office:value-type="float" office:value="19" calcext:value-type="float">
            <text:p>19</text:p>
          </table:table-cell>
          <table:table-cell table:formula="of:=[.E573]*24*60" office:value-type="float" office:value="27360" calcext:value-type="float">
            <text:p>27360</text:p>
          </table:table-cell>
          <table:table-cell table:formula="of:=[.C573]/275" office:value-type="float" office:value="2.75454545454545" calcext:value-type="float">
            <text:p>2,75454545454545</text:p>
          </table:table-cell>
          <table:table-cell table:formula="of:=[.D573]/275" office:value-type="float" office:value="13.3533345454545" calcext:value-type="float">
            <text:p>13,3533345454545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740.167" calcext:value-type="float">
            <text:p>740,167</text:p>
          </table:table-cell>
          <table:table-cell office:value-type="float" office:value="3721.5" calcext:value-type="float">
            <text:p>3721,5</text:p>
          </table:table-cell>
          <table:table-cell office:value-type="float" office:value="19" calcext:value-type="float">
            <text:p>19</text:p>
          </table:table-cell>
          <table:table-cell table:formula="of:=[.E574]*24*60" office:value-type="float" office:value="27360" calcext:value-type="float">
            <text:p>27360</text:p>
          </table:table-cell>
          <table:table-cell table:formula="of:=[.C574]/275" office:value-type="float" office:value="2.69151636363636" calcext:value-type="float">
            <text:p>2,69151636363636</text:p>
          </table:table-cell>
          <table:table-cell table:formula="of:=[.D574]/275" office:value-type="float" office:value="13.5327272727273" calcext:value-type="float">
            <text:p>13,5327272727273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748.167" calcext:value-type="float">
            <text:p>748,167</text:p>
          </table:table-cell>
          <table:table-cell office:value-type="float" office:value="3762.833" calcext:value-type="float">
            <text:p>3762,833</text:p>
          </table:table-cell>
          <table:table-cell office:value-type="float" office:value="19" calcext:value-type="float">
            <text:p>19</text:p>
          </table:table-cell>
          <table:table-cell table:formula="of:=[.E575]*24*60" office:value-type="float" office:value="27360" calcext:value-type="float">
            <text:p>27360</text:p>
          </table:table-cell>
          <table:table-cell table:formula="of:=[.C575]/275" office:value-type="float" office:value="2.72060727272727" calcext:value-type="float">
            <text:p>2,72060727272727</text:p>
          </table:table-cell>
          <table:table-cell table:formula="of:=[.D575]/275" office:value-type="float" office:value="13.6830290909091" calcext:value-type="float">
            <text:p>13,6830290909091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740.167" calcext:value-type="float">
            <text:p>740,167</text:p>
          </table:table-cell>
          <table:table-cell office:value-type="float" office:value="3814.833" calcext:value-type="float">
            <text:p>3814,833</text:p>
          </table:table-cell>
          <table:table-cell office:value-type="float" office:value="19" calcext:value-type="float">
            <text:p>19</text:p>
          </table:table-cell>
          <table:table-cell table:formula="of:=[.E576]*24*60" office:value-type="float" office:value="27360" calcext:value-type="float">
            <text:p>27360</text:p>
          </table:table-cell>
          <table:table-cell table:formula="of:=[.C576]/275" office:value-type="float" office:value="2.69151636363636" calcext:value-type="float">
            <text:p>2,69151636363636</text:p>
          </table:table-cell>
          <table:table-cell table:formula="of:=[.D576]/275" office:value-type="float" office:value="13.87212" calcext:value-type="float">
            <text:p>13,87212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740.167" calcext:value-type="float">
            <text:p>740,167</text:p>
          </table:table-cell>
          <table:table-cell office:value-type="float" office:value="3869.5" calcext:value-type="float">
            <text:p>3869,5</text:p>
          </table:table-cell>
          <table:table-cell office:value-type="float" office:value="19" calcext:value-type="float">
            <text:p>19</text:p>
          </table:table-cell>
          <table:table-cell table:formula="of:=[.E577]*24*60" office:value-type="float" office:value="27360" calcext:value-type="float">
            <text:p>27360</text:p>
          </table:table-cell>
          <table:table-cell table:formula="of:=[.C577]/275" office:value-type="float" office:value="2.69151636363636" calcext:value-type="float">
            <text:p>2,69151636363636</text:p>
          </table:table-cell>
          <table:table-cell table:formula="of:=[.D577]/275" office:value-type="float" office:value="14.0709090909091" calcext:value-type="float">
            <text:p>14,0709090909091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1113.5" calcext:value-type="float">
            <text:p>1113,5</text:p>
          </table:table-cell>
          <table:table-cell office:value-type="float" office:value="3870.833" calcext:value-type="float">
            <text:p>3870,833</text:p>
          </table:table-cell>
          <table:table-cell office:value-type="float" office:value="20" calcext:value-type="float">
            <text:p>20</text:p>
          </table:table-cell>
          <table:table-cell table:formula="of:=[.E578]*24*60" office:value-type="float" office:value="28800" calcext:value-type="float">
            <text:p>28800</text:p>
          </table:table-cell>
          <table:table-cell table:formula="of:=[.C578]/275" office:value-type="float" office:value="4.04909090909091" calcext:value-type="float">
            <text:p>4,04909090909091</text:p>
          </table:table-cell>
          <table:table-cell table:formula="of:=[.D578]/275" office:value-type="float" office:value="14.0757563636364" calcext:value-type="float">
            <text:p>14,0757563636364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1133.5" calcext:value-type="float">
            <text:p>1133,5</text:p>
          </table:table-cell>
          <table:table-cell office:value-type="float" office:value="3840.167" calcext:value-type="float">
            <text:p>3840,167</text:p>
          </table:table-cell>
          <table:table-cell office:value-type="float" office:value="20" calcext:value-type="float">
            <text:p>20</text:p>
          </table:table-cell>
          <table:table-cell table:formula="of:=[.E579]*24*60" office:value-type="float" office:value="28800" calcext:value-type="float">
            <text:p>28800</text:p>
          </table:table-cell>
          <table:table-cell table:formula="of:=[.C579]/275" office:value-type="float" office:value="4.12181818181818" calcext:value-type="float">
            <text:p>4,12181818181818</text:p>
          </table:table-cell>
          <table:table-cell table:formula="of:=[.D579]/275" office:value-type="float" office:value="13.9642436363636" calcext:value-type="float">
            <text:p>13,9642436363636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1186.833" calcext:value-type="float">
            <text:p>1186,833</text:p>
          </table:table-cell>
          <table:table-cell office:value-type="float" office:value="3837.5" calcext:value-type="float">
            <text:p>3837,5</text:p>
          </table:table-cell>
          <table:table-cell office:value-type="float" office:value="20" calcext:value-type="float">
            <text:p>20</text:p>
          </table:table-cell>
          <table:table-cell table:formula="of:=[.E580]*24*60" office:value-type="float" office:value="28800" calcext:value-type="float">
            <text:p>28800</text:p>
          </table:table-cell>
          <table:table-cell table:formula="of:=[.C580]/275" office:value-type="float" office:value="4.31575636363636" calcext:value-type="float">
            <text:p>4,31575636363636</text:p>
          </table:table-cell>
          <table:table-cell table:formula="of:=[.D580]/275" office:value-type="float" office:value="13.9545454545455" calcext:value-type="float">
            <text:p>13,9545454545455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1208.167" calcext:value-type="float">
            <text:p>1208,167</text:p>
          </table:table-cell>
          <table:table-cell office:value-type="float" office:value="3808.167" calcext:value-type="float">
            <text:p>3808,167</text:p>
          </table:table-cell>
          <table:table-cell office:value-type="float" office:value="20" calcext:value-type="float">
            <text:p>20</text:p>
          </table:table-cell>
          <table:table-cell table:formula="of:=[.E581]*24*60" office:value-type="float" office:value="28800" calcext:value-type="float">
            <text:p>28800</text:p>
          </table:table-cell>
          <table:table-cell table:formula="of:=[.C581]/275" office:value-type="float" office:value="4.39333454545455" calcext:value-type="float">
            <text:p>4,39333454545455</text:p>
          </table:table-cell>
          <table:table-cell table:formula="of:=[.D581]/275" office:value-type="float" office:value="13.84788" calcext:value-type="float">
            <text:p>13,84788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1208.167" calcext:value-type="float">
            <text:p>1208,167</text:p>
          </table:table-cell>
          <table:table-cell office:value-type="float" office:value="3760.167" calcext:value-type="float">
            <text:p>3760,167</text:p>
          </table:table-cell>
          <table:table-cell office:value-type="float" office:value="20" calcext:value-type="float">
            <text:p>20</text:p>
          </table:table-cell>
          <table:table-cell table:formula="of:=[.E582]*24*60" office:value-type="float" office:value="28800" calcext:value-type="float">
            <text:p>28800</text:p>
          </table:table-cell>
          <table:table-cell table:formula="of:=[.C582]/275" office:value-type="float" office:value="4.39333454545455" calcext:value-type="float">
            <text:p>4,39333454545455</text:p>
          </table:table-cell>
          <table:table-cell table:formula="of:=[.D582]/275" office:value-type="float" office:value="13.6733345454545" calcext:value-type="float">
            <text:p>13,6733345454545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1216.167" calcext:value-type="float">
            <text:p>1216,167</text:p>
          </table:table-cell>
          <table:table-cell office:value-type="float" office:value="3716.167" calcext:value-type="float">
            <text:p>3716,167</text:p>
          </table:table-cell>
          <table:table-cell office:value-type="float" office:value="20" calcext:value-type="float">
            <text:p>20</text:p>
          </table:table-cell>
          <table:table-cell table:formula="of:=[.E583]*24*60" office:value-type="float" office:value="28800" calcext:value-type="float">
            <text:p>28800</text:p>
          </table:table-cell>
          <table:table-cell table:formula="of:=[.C583]/275" office:value-type="float" office:value="4.42242545454545" calcext:value-type="float">
            <text:p>4,42242545454545</text:p>
          </table:table-cell>
          <table:table-cell table:formula="of:=[.D583]/275" office:value-type="float" office:value="13.5133345454545" calcext:value-type="float">
            <text:p>13,5133345454545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1222.833" calcext:value-type="float">
            <text:p>1222,833</text:p>
          </table:table-cell>
          <table:table-cell office:value-type="float" office:value="3661.5" calcext:value-type="float">
            <text:p>3661,5</text:p>
          </table:table-cell>
          <table:table-cell office:value-type="float" office:value="20" calcext:value-type="float">
            <text:p>20</text:p>
          </table:table-cell>
          <table:table-cell table:formula="of:=[.E584]*24*60" office:value-type="float" office:value="28800" calcext:value-type="float">
            <text:p>28800</text:p>
          </table:table-cell>
          <table:table-cell table:formula="of:=[.C584]/275" office:value-type="float" office:value="4.44666545454546" calcext:value-type="float">
            <text:p>4,44666545454546</text:p>
          </table:table-cell>
          <table:table-cell table:formula="of:=[.D584]/275" office:value-type="float" office:value="13.3145454545455" calcext:value-type="float">
            <text:p>13,3145454545455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1221.5" calcext:value-type="float">
            <text:p>1221,5</text:p>
          </table:table-cell>
          <table:table-cell office:value-type="float" office:value="3612.167" calcext:value-type="float">
            <text:p>3612,167</text:p>
          </table:table-cell>
          <table:table-cell office:value-type="float" office:value="20" calcext:value-type="float">
            <text:p>20</text:p>
          </table:table-cell>
          <table:table-cell table:formula="of:=[.E585]*24*60" office:value-type="float" office:value="28800" calcext:value-type="float">
            <text:p>28800</text:p>
          </table:table-cell>
          <table:table-cell table:formula="of:=[.C585]/275" office:value-type="float" office:value="4.44181818181818" calcext:value-type="float">
            <text:p>4,44181818181818</text:p>
          </table:table-cell>
          <table:table-cell table:formula="of:=[.D585]/275" office:value-type="float" office:value="13.1351527272727" calcext:value-type="float">
            <text:p>13,1351527272727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1201.5" calcext:value-type="float">
            <text:p>1201,5</text:p>
          </table:table-cell>
          <table:table-cell office:value-type="float" office:value="3572.167" calcext:value-type="float">
            <text:p>3572,167</text:p>
          </table:table-cell>
          <table:table-cell office:value-type="float" office:value="20" calcext:value-type="float">
            <text:p>20</text:p>
          </table:table-cell>
          <table:table-cell table:formula="of:=[.E586]*24*60" office:value-type="float" office:value="28800" calcext:value-type="float">
            <text:p>28800</text:p>
          </table:table-cell>
          <table:table-cell table:formula="of:=[.C586]/275" office:value-type="float" office:value="4.36909090909091" calcext:value-type="float">
            <text:p>4,36909090909091</text:p>
          </table:table-cell>
          <table:table-cell table:formula="of:=[.D586]/275" office:value-type="float" office:value="12.9896981818182" calcext:value-type="float">
            <text:p>12,9896981818182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1186.833" calcext:value-type="float">
            <text:p>1186,833</text:p>
          </table:table-cell>
          <table:table-cell office:value-type="float" office:value="3517.5" calcext:value-type="float">
            <text:p>3517,5</text:p>
          </table:table-cell>
          <table:table-cell office:value-type="float" office:value="20" calcext:value-type="float">
            <text:p>20</text:p>
          </table:table-cell>
          <table:table-cell table:formula="of:=[.E587]*24*60" office:value-type="float" office:value="28800" calcext:value-type="float">
            <text:p>28800</text:p>
          </table:table-cell>
          <table:table-cell table:formula="of:=[.C587]/275" office:value-type="float" office:value="4.31575636363636" calcext:value-type="float">
            <text:p>4,31575636363636</text:p>
          </table:table-cell>
          <table:table-cell table:formula="of:=[.D587]/275" office:value-type="float" office:value="12.7909090909091" calcext:value-type="float">
            <text:p>12,7909090909091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1172.167" calcext:value-type="float">
            <text:p>1172,167</text:p>
          </table:table-cell>
          <table:table-cell office:value-type="float" office:value="3438.833" calcext:value-type="float">
            <text:p>3438,833</text:p>
          </table:table-cell>
          <table:table-cell office:value-type="float" office:value="20" calcext:value-type="float">
            <text:p>20</text:p>
          </table:table-cell>
          <table:table-cell table:formula="of:=[.E588]*24*60" office:value-type="float" office:value="28800" calcext:value-type="float">
            <text:p>28800</text:p>
          </table:table-cell>
          <table:table-cell table:formula="of:=[.C588]/275" office:value-type="float" office:value="4.26242545454545" calcext:value-type="float">
            <text:p>4,26242545454545</text:p>
          </table:table-cell>
          <table:table-cell table:formula="of:=[.D588]/275" office:value-type="float" office:value="12.5048472727273" calcext:value-type="float">
            <text:p>12,5048472727273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1134.833" calcext:value-type="float">
            <text:p>1134,833</text:p>
          </table:table-cell>
          <table:table-cell office:value-type="float" office:value="3385.5" calcext:value-type="float">
            <text:p>3385,5</text:p>
          </table:table-cell>
          <table:table-cell office:value-type="float" office:value="20" calcext:value-type="float">
            <text:p>20</text:p>
          </table:table-cell>
          <table:table-cell table:formula="of:=[.E589]*24*60" office:value-type="float" office:value="28800" calcext:value-type="float">
            <text:p>28800</text:p>
          </table:table-cell>
          <table:table-cell table:formula="of:=[.C589]/275" office:value-type="float" office:value="4.12666545454546" calcext:value-type="float">
            <text:p>4,12666545454546</text:p>
          </table:table-cell>
          <table:table-cell table:formula="of:=[.D589]/275" office:value-type="float" office:value="12.3109090909091" calcext:value-type="float">
            <text:p>12,3109090909091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1077.5" calcext:value-type="float">
            <text:p>1077,5</text:p>
          </table:table-cell>
          <table:table-cell office:value-type="float" office:value="3385.5" calcext:value-type="float">
            <text:p>3385,5</text:p>
          </table:table-cell>
          <table:table-cell office:value-type="float" office:value="20" calcext:value-type="float">
            <text:p>20</text:p>
          </table:table-cell>
          <table:table-cell table:formula="of:=[.E590]*24*60" office:value-type="float" office:value="28800" calcext:value-type="float">
            <text:p>28800</text:p>
          </table:table-cell>
          <table:table-cell table:formula="of:=[.C590]/275" office:value-type="float" office:value="3.91818181818182" calcext:value-type="float">
            <text:p>3,91818181818182</text:p>
          </table:table-cell>
          <table:table-cell table:formula="of:=[.D590]/275" office:value-type="float" office:value="12.3109090909091" calcext:value-type="float">
            <text:p>12,3109090909091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1017.5" calcext:value-type="float">
            <text:p>1017,5</text:p>
          </table:table-cell>
          <table:table-cell office:value-type="float" office:value="3408.167" calcext:value-type="float">
            <text:p>3408,167</text:p>
          </table:table-cell>
          <table:table-cell office:value-type="float" office:value="20" calcext:value-type="float">
            <text:p>20</text:p>
          </table:table-cell>
          <table:table-cell table:formula="of:=[.E591]*24*60" office:value-type="float" office:value="28800" calcext:value-type="float">
            <text:p>28800</text:p>
          </table:table-cell>
          <table:table-cell table:formula="of:=[.C591]/275" office:value-type="float" office:value="3.7" calcext:value-type="float">
            <text:p>3,7</text:p>
          </table:table-cell>
          <table:table-cell table:formula="of:=[.D591]/275" office:value-type="float" office:value="12.3933345454545" calcext:value-type="float">
            <text:p>12,3933345454545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960.167" calcext:value-type="float">
            <text:p>960,167</text:p>
          </table:table-cell>
          <table:table-cell office:value-type="float" office:value="3386.833" calcext:value-type="float">
            <text:p>3386,833</text:p>
          </table:table-cell>
          <table:table-cell office:value-type="float" office:value="20" calcext:value-type="float">
            <text:p>20</text:p>
          </table:table-cell>
          <table:table-cell table:formula="of:=[.E592]*24*60" office:value-type="float" office:value="28800" calcext:value-type="float">
            <text:p>28800</text:p>
          </table:table-cell>
          <table:table-cell table:formula="of:=[.C592]/275" office:value-type="float" office:value="3.49151636363636" calcext:value-type="float">
            <text:p>3,49151636363636</text:p>
          </table:table-cell>
          <table:table-cell table:formula="of:=[.D592]/275" office:value-type="float" office:value="12.3157563636364" calcext:value-type="float">
            <text:p>12,3157563636364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934.833" calcext:value-type="float">
            <text:p>934,833</text:p>
          </table:table-cell>
          <table:table-cell office:value-type="float" office:value="3408.167" calcext:value-type="float">
            <text:p>3408,167</text:p>
          </table:table-cell>
          <table:table-cell office:value-type="float" office:value="20" calcext:value-type="float">
            <text:p>20</text:p>
          </table:table-cell>
          <table:table-cell table:formula="of:=[.E593]*24*60" office:value-type="float" office:value="28800" calcext:value-type="float">
            <text:p>28800</text:p>
          </table:table-cell>
          <table:table-cell table:formula="of:=[.C593]/275" office:value-type="float" office:value="3.39939272727273" calcext:value-type="float">
            <text:p>3,39939272727273</text:p>
          </table:table-cell>
          <table:table-cell table:formula="of:=[.D593]/275" office:value-type="float" office:value="12.3933345454545" calcext:value-type="float">
            <text:p>12,3933345454545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925.5" calcext:value-type="float">
            <text:p>925,5</text:p>
          </table:table-cell>
          <table:table-cell office:value-type="float" office:value="3368.167" calcext:value-type="float">
            <text:p>3368,167</text:p>
          </table:table-cell>
          <table:table-cell office:value-type="float" office:value="20" calcext:value-type="float">
            <text:p>20</text:p>
          </table:table-cell>
          <table:table-cell table:formula="of:=[.E594]*24*60" office:value-type="float" office:value="28800" calcext:value-type="float">
            <text:p>28800</text:p>
          </table:table-cell>
          <table:table-cell table:formula="of:=[.C594]/275" office:value-type="float" office:value="3.36545454545455" calcext:value-type="float">
            <text:p>3,36545454545455</text:p>
          </table:table-cell>
          <table:table-cell table:formula="of:=[.D594]/275" office:value-type="float" office:value="12.24788" calcext:value-type="float">
            <text:p>12,24788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885.5" calcext:value-type="float">
            <text:p>885,5</text:p>
          </table:table-cell>
          <table:table-cell office:value-type="float" office:value="3340.167" calcext:value-type="float">
            <text:p>3340,167</text:p>
          </table:table-cell>
          <table:table-cell office:value-type="float" office:value="20" calcext:value-type="float">
            <text:p>20</text:p>
          </table:table-cell>
          <table:table-cell table:formula="of:=[.E595]*24*60" office:value-type="float" office:value="28800" calcext:value-type="float">
            <text:p>28800</text:p>
          </table:table-cell>
          <table:table-cell table:formula="of:=[.C595]/275" office:value-type="float" office:value="3.22" calcext:value-type="float">
            <text:p>3,22</text:p>
          </table:table-cell>
          <table:table-cell table:formula="of:=[.D595]/275" office:value-type="float" office:value="12.1460618181818" calcext:value-type="float">
            <text:p>12,1460618181818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830.833" calcext:value-type="float">
            <text:p>830,833</text:p>
          </table:table-cell>
          <table:table-cell office:value-type="float" office:value="3322.833" calcext:value-type="float">
            <text:p>3322,833</text:p>
          </table:table-cell>
          <table:table-cell office:value-type="float" office:value="20" calcext:value-type="float">
            <text:p>20</text:p>
          </table:table-cell>
          <table:table-cell table:formula="of:=[.E596]*24*60" office:value-type="float" office:value="28800" calcext:value-type="float">
            <text:p>28800</text:p>
          </table:table-cell>
          <table:table-cell table:formula="of:=[.C596]/275" office:value-type="float" office:value="3.02121090909091" calcext:value-type="float">
            <text:p>3,02121090909091</text:p>
          </table:table-cell>
          <table:table-cell table:formula="of:=[.D596]/275" office:value-type="float" office:value="12.0830290909091" calcext:value-type="float">
            <text:p>12,0830290909091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797.5" calcext:value-type="float">
            <text:p>797,5</text:p>
          </table:table-cell>
          <table:table-cell office:value-type="float" office:value="3294.833" calcext:value-type="float">
            <text:p>3294,833</text:p>
          </table:table-cell>
          <table:table-cell office:value-type="float" office:value="19" calcext:value-type="float">
            <text:p>19</text:p>
          </table:table-cell>
          <table:table-cell table:formula="of:=[.E597]*24*60" office:value-type="float" office:value="27360" calcext:value-type="float">
            <text:p>27360</text:p>
          </table:table-cell>
          <table:table-cell table:formula="of:=[.C597]/275" office:value-type="float" office:value="2.9" calcext:value-type="float">
            <text:p>2,9</text:p>
          </table:table-cell>
          <table:table-cell table:formula="of:=[.D597]/275" office:value-type="float" office:value="11.9812109090909" calcext:value-type="float">
            <text:p>11,9812109090909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798.833" calcext:value-type="float">
            <text:p>798,833</text:p>
          </table:table-cell>
          <table:table-cell office:value-type="float" office:value="3225.5" calcext:value-type="float">
            <text:p>3225,5</text:p>
          </table:table-cell>
          <table:table-cell office:value-type="float" office:value="19" calcext:value-type="float">
            <text:p>19</text:p>
          </table:table-cell>
          <table:table-cell table:formula="of:=[.E598]*24*60" office:value-type="float" office:value="27360" calcext:value-type="float">
            <text:p>27360</text:p>
          </table:table-cell>
          <table:table-cell table:formula="of:=[.C598]/275" office:value-type="float" office:value="2.90484727272727" calcext:value-type="float">
            <text:p>2,90484727272727</text:p>
          </table:table-cell>
          <table:table-cell table:formula="of:=[.D598]/275" office:value-type="float" office:value="11.7290909090909" calcext:value-type="float">
            <text:p>11,7290909090909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840.167" calcext:value-type="float">
            <text:p>840,167</text:p>
          </table:table-cell>
          <table:table-cell office:value-type="float" office:value="3245.5" calcext:value-type="float">
            <text:p>3245,5</text:p>
          </table:table-cell>
          <table:table-cell office:value-type="float" office:value="19" calcext:value-type="float">
            <text:p>19</text:p>
          </table:table-cell>
          <table:table-cell table:formula="of:=[.E599]*24*60" office:value-type="float" office:value="27360" calcext:value-type="float">
            <text:p>27360</text:p>
          </table:table-cell>
          <table:table-cell table:formula="of:=[.C599]/275" office:value-type="float" office:value="3.05515272727273" calcext:value-type="float">
            <text:p>3,05515272727273</text:p>
          </table:table-cell>
          <table:table-cell table:formula="of:=[.D599]/275" office:value-type="float" office:value="11.8018181818182" calcext:value-type="float">
            <text:p>11,8018181818182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841.5" calcext:value-type="float">
            <text:p>841,5</text:p>
          </table:table-cell>
          <table:table-cell office:value-type="float" office:value="3285.5" calcext:value-type="float">
            <text:p>3285,5</text:p>
          </table:table-cell>
          <table:table-cell office:value-type="float" office:value="19" calcext:value-type="float">
            <text:p>19</text:p>
          </table:table-cell>
          <table:table-cell table:formula="of:=[.E600]*24*60" office:value-type="float" office:value="27360" calcext:value-type="float">
            <text:p>27360</text:p>
          </table:table-cell>
          <table:table-cell table:formula="of:=[.C600]/275" office:value-type="float" office:value="3.06" calcext:value-type="float">
            <text:p>3,06</text:p>
          </table:table-cell>
          <table:table-cell table:formula="of:=[.D600]/275" office:value-type="float" office:value="11.9472727272727" calcext:value-type="float">
            <text:p>11,947272727272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837.5" calcext:value-type="float">
            <text:p>837,5</text:p>
          </table:table-cell>
          <table:table-cell office:value-type="float" office:value="3277.5" calcext:value-type="float">
            <text:p>3277,5</text:p>
          </table:table-cell>
          <table:table-cell office:value-type="float" office:value="20" calcext:value-type="float">
            <text:p>20</text:p>
          </table:table-cell>
          <table:table-cell table:formula="of:=[.E601]*24*60" office:value-type="float" office:value="28800" calcext:value-type="float">
            <text:p>28800</text:p>
          </table:table-cell>
          <table:table-cell table:formula="of:=[.C601]/275" office:value-type="float" office:value="3.04545454545455" calcext:value-type="float">
            <text:p>3,04545454545455</text:p>
          </table:table-cell>
          <table:table-cell table:formula="of:=[.D601]/275" office:value-type="float" office:value="11.9181818181818" calcext:value-type="float">
            <text:p>11,9181818181818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817.5" calcext:value-type="float">
            <text:p>817,5</text:p>
          </table:table-cell>
          <table:table-cell office:value-type="float" office:value="3226.833" calcext:value-type="float">
            <text:p>3226,833</text:p>
          </table:table-cell>
          <table:table-cell office:value-type="float" office:value="20" calcext:value-type="float">
            <text:p>20</text:p>
          </table:table-cell>
          <table:table-cell table:formula="of:=[.E602]*24*60" office:value-type="float" office:value="28800" calcext:value-type="float">
            <text:p>28800</text:p>
          </table:table-cell>
          <table:table-cell table:formula="of:=[.C602]/275" office:value-type="float" office:value="2.97272727272727" calcext:value-type="float">
            <text:p>2,97272727272727</text:p>
          </table:table-cell>
          <table:table-cell table:formula="of:=[.D602]/275" office:value-type="float" office:value="11.7339381818182" calcext:value-type="float">
            <text:p>11,7339381818182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796.167" calcext:value-type="float">
            <text:p>796,167</text:p>
          </table:table-cell>
          <table:table-cell office:value-type="float" office:value="3277.5" calcext:value-type="float">
            <text:p>3277,5</text:p>
          </table:table-cell>
          <table:table-cell office:value-type="float" office:value="20" calcext:value-type="float">
            <text:p>20</text:p>
          </table:table-cell>
          <table:table-cell table:formula="of:=[.E603]*24*60" office:value-type="float" office:value="28800" calcext:value-type="float">
            <text:p>28800</text:p>
          </table:table-cell>
          <table:table-cell table:formula="of:=[.C603]/275" office:value-type="float" office:value="2.89515272727273" calcext:value-type="float">
            <text:p>2,89515272727273</text:p>
          </table:table-cell>
          <table:table-cell table:formula="of:=[.D603]/275" office:value-type="float" office:value="11.9181818181818" calcext:value-type="float">
            <text:p>11,9181818181818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784.167" calcext:value-type="float">
            <text:p>784,167</text:p>
          </table:table-cell>
          <table:table-cell office:value-type="float" office:value="3352.167" calcext:value-type="float">
            <text:p>3352,167</text:p>
          </table:table-cell>
          <table:table-cell office:value-type="float" office:value="20" calcext:value-type="float">
            <text:p>20</text:p>
          </table:table-cell>
          <table:table-cell table:formula="of:=[.E604]*24*60" office:value-type="float" office:value="28800" calcext:value-type="float">
            <text:p>28800</text:p>
          </table:table-cell>
          <table:table-cell table:formula="of:=[.C604]/275" office:value-type="float" office:value="2.85151636363636" calcext:value-type="float">
            <text:p>2,85151636363636</text:p>
          </table:table-cell>
          <table:table-cell table:formula="of:=[.D604]/275" office:value-type="float" office:value="12.1896981818182" calcext:value-type="float">
            <text:p>12,1896981818182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765.5" calcext:value-type="float">
            <text:p>765,5</text:p>
          </table:table-cell>
          <table:table-cell office:value-type="float" office:value="3444.167" calcext:value-type="float">
            <text:p>3444,167</text:p>
          </table:table-cell>
          <table:table-cell office:value-type="float" office:value="20" calcext:value-type="float">
            <text:p>20</text:p>
          </table:table-cell>
          <table:table-cell table:formula="of:=[.E605]*24*60" office:value-type="float" office:value="28800" calcext:value-type="float">
            <text:p>28800</text:p>
          </table:table-cell>
          <table:table-cell table:formula="of:=[.C605]/275" office:value-type="float" office:value="2.78363636363636" calcext:value-type="float">
            <text:p>2,78363636363636</text:p>
          </table:table-cell>
          <table:table-cell table:formula="of:=[.D605]/275" office:value-type="float" office:value="12.5242436363636" calcext:value-type="float">
            <text:p>12,5242436363636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762.833" calcext:value-type="float">
            <text:p>762,833</text:p>
          </table:table-cell>
          <table:table-cell office:value-type="float" office:value="3473.5" calcext:value-type="float">
            <text:p>3473,5</text:p>
          </table:table-cell>
          <table:table-cell office:value-type="float" office:value="20" calcext:value-type="float">
            <text:p>20</text:p>
          </table:table-cell>
          <table:table-cell table:formula="of:=[.E606]*24*60" office:value-type="float" office:value="28800" calcext:value-type="float">
            <text:p>28800</text:p>
          </table:table-cell>
          <table:table-cell table:formula="of:=[.C606]/275" office:value-type="float" office:value="2.77393818181818" calcext:value-type="float">
            <text:p>2,77393818181818</text:p>
          </table:table-cell>
          <table:table-cell table:formula="of:=[.D606]/275" office:value-type="float" office:value="12.6309090909091" calcext:value-type="float">
            <text:p>12,6309090909091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730.833" calcext:value-type="float">
            <text:p>730,833</text:p>
          </table:table-cell>
          <table:table-cell office:value-type="float" office:value="3532.167" calcext:value-type="float">
            <text:p>3532,167</text:p>
          </table:table-cell>
          <table:table-cell office:value-type="float" office:value="20" calcext:value-type="float">
            <text:p>20</text:p>
          </table:table-cell>
          <table:table-cell table:formula="of:=[.E607]*24*60" office:value-type="float" office:value="28800" calcext:value-type="float">
            <text:p>28800</text:p>
          </table:table-cell>
          <table:table-cell table:formula="of:=[.C607]/275" office:value-type="float" office:value="2.65757454545455" calcext:value-type="float">
            <text:p>2,65757454545455</text:p>
          </table:table-cell>
          <table:table-cell table:formula="of:=[.D607]/275" office:value-type="float" office:value="12.8442436363636" calcext:value-type="float">
            <text:p>12,8442436363636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741.5" calcext:value-type="float">
            <text:p>741,5</text:p>
          </table:table-cell>
          <table:table-cell office:value-type="float" office:value="3561.5" calcext:value-type="float">
            <text:p>3561,5</text:p>
          </table:table-cell>
          <table:table-cell office:value-type="float" office:value="20" calcext:value-type="float">
            <text:p>20</text:p>
          </table:table-cell>
          <table:table-cell table:formula="of:=[.E608]*24*60" office:value-type="float" office:value="28800" calcext:value-type="float">
            <text:p>28800</text:p>
          </table:table-cell>
          <table:table-cell table:formula="of:=[.C608]/275" office:value-type="float" office:value="2.69636363636364" calcext:value-type="float">
            <text:p>2,69636363636364</text:p>
          </table:table-cell>
          <table:table-cell table:formula="of:=[.D608]/275" office:value-type="float" office:value="12.9509090909091" calcext:value-type="float">
            <text:p>12,9509090909091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726.833" calcext:value-type="float">
            <text:p>726,833</text:p>
          </table:table-cell>
          <table:table-cell office:value-type="float" office:value="3622.833" calcext:value-type="float">
            <text:p>3622,833</text:p>
          </table:table-cell>
          <table:table-cell office:value-type="float" office:value="20" calcext:value-type="float">
            <text:p>20</text:p>
          </table:table-cell>
          <table:table-cell table:formula="of:=[.E609]*24*60" office:value-type="float" office:value="28800" calcext:value-type="float">
            <text:p>28800</text:p>
          </table:table-cell>
          <table:table-cell table:formula="of:=[.C609]/275" office:value-type="float" office:value="2.64302909090909" calcext:value-type="float">
            <text:p>2,64302909090909</text:p>
          </table:table-cell>
          <table:table-cell table:formula="of:=[.D609]/275" office:value-type="float" office:value="13.1739381818182" calcext:value-type="float">
            <text:p>13,1739381818182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754.833" calcext:value-type="float">
            <text:p>754,833</text:p>
          </table:table-cell>
          <table:table-cell office:value-type="float" office:value="3665.5" calcext:value-type="float">
            <text:p>3665,5</text:p>
          </table:table-cell>
          <table:table-cell office:value-type="float" office:value="20" calcext:value-type="float">
            <text:p>20</text:p>
          </table:table-cell>
          <table:table-cell table:formula="of:=[.E610]*24*60" office:value-type="float" office:value="28800" calcext:value-type="float">
            <text:p>28800</text:p>
          </table:table-cell>
          <table:table-cell table:formula="of:=[.C610]/275" office:value-type="float" office:value="2.74484727272727" calcext:value-type="float">
            <text:p>2,74484727272727</text:p>
          </table:table-cell>
          <table:table-cell table:formula="of:=[.D610]/275" office:value-type="float" office:value="13.3290909090909" calcext:value-type="float">
            <text:p>13,3290909090909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744.167" calcext:value-type="float">
            <text:p>744,167</text:p>
          </table:table-cell>
          <table:table-cell office:value-type="float" office:value="3721.5" calcext:value-type="float">
            <text:p>3721,5</text:p>
          </table:table-cell>
          <table:table-cell office:value-type="float" office:value="20" calcext:value-type="float">
            <text:p>20</text:p>
          </table:table-cell>
          <table:table-cell table:formula="of:=[.E611]*24*60" office:value-type="float" office:value="28800" calcext:value-type="float">
            <text:p>28800</text:p>
          </table:table-cell>
          <table:table-cell table:formula="of:=[.C611]/275" office:value-type="float" office:value="2.70606181818182" calcext:value-type="float">
            <text:p>2,70606181818182</text:p>
          </table:table-cell>
          <table:table-cell table:formula="of:=[.D611]/275" office:value-type="float" office:value="13.5327272727273" calcext:value-type="float">
            <text:p>13,5327272727273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746.833" calcext:value-type="float">
            <text:p>746,833</text:p>
          </table:table-cell>
          <table:table-cell office:value-type="float" office:value="3769.5" calcext:value-type="float">
            <text:p>3769,5</text:p>
          </table:table-cell>
          <table:table-cell office:value-type="float" office:value="20" calcext:value-type="float">
            <text:p>20</text:p>
          </table:table-cell>
          <table:table-cell table:formula="of:=[.E612]*24*60" office:value-type="float" office:value="28800" calcext:value-type="float">
            <text:p>28800</text:p>
          </table:table-cell>
          <table:table-cell table:formula="of:=[.C612]/275" office:value-type="float" office:value="2.71575636363636" calcext:value-type="float">
            <text:p>2,71575636363636</text:p>
          </table:table-cell>
          <table:table-cell table:formula="of:=[.D612]/275" office:value-type="float" office:value="13.7072727272727" calcext:value-type="float">
            <text:p>13,7072727272727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730.833" calcext:value-type="float">
            <text:p>730,833</text:p>
          </table:table-cell>
          <table:table-cell office:value-type="float" office:value="3833.5" calcext:value-type="float">
            <text:p>3833,5</text:p>
          </table:table-cell>
          <table:table-cell office:value-type="float" office:value="20" calcext:value-type="float">
            <text:p>20</text:p>
          </table:table-cell>
          <table:table-cell table:formula="of:=[.E613]*24*60" office:value-type="float" office:value="28800" calcext:value-type="float">
            <text:p>28800</text:p>
          </table:table-cell>
          <table:table-cell table:formula="of:=[.C613]/275" office:value-type="float" office:value="2.65757454545455" calcext:value-type="float">
            <text:p>2,65757454545455</text:p>
          </table:table-cell>
          <table:table-cell table:formula="of:=[.D613]/275" office:value-type="float" office:value="13.94" calcext:value-type="float">
            <text:p>13,94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726.833" calcext:value-type="float">
            <text:p>726,833</text:p>
          </table:table-cell>
          <table:table-cell office:value-type="float" office:value="3872.167" calcext:value-type="float">
            <text:p>3872,167</text:p>
          </table:table-cell>
          <table:table-cell office:value-type="float" office:value="20" calcext:value-type="float">
            <text:p>20</text:p>
          </table:table-cell>
          <table:table-cell table:formula="of:=[.E614]*24*60" office:value-type="float" office:value="28800" calcext:value-type="float">
            <text:p>28800</text:p>
          </table:table-cell>
          <table:table-cell table:formula="of:=[.C614]/275" office:value-type="float" office:value="2.64302909090909" calcext:value-type="float">
            <text:p>2,64302909090909</text:p>
          </table:table-cell>
          <table:table-cell table:formula="of:=[.D614]/275" office:value-type="float" office:value="14.0806072727273" calcext:value-type="float">
            <text:p>14,0806072727273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806.833" calcext:value-type="float">
            <text:p>806,833</text:p>
          </table:table-cell>
          <table:table-cell office:value-type="float" office:value="3229.5" calcext:value-type="float">
            <text:p>3229,5</text:p>
          </table:table-cell>
          <table:table-cell office:value-type="float" office:value="21" calcext:value-type="float">
            <text:p>21</text:p>
          </table:table-cell>
          <table:table-cell table:formula="of:=[.E615]*24*60" office:value-type="float" office:value="30240" calcext:value-type="float">
            <text:p>30240</text:p>
          </table:table-cell>
          <table:table-cell table:formula="of:=[.C615]/275" office:value-type="float" office:value="2.93393818181818" calcext:value-type="float">
            <text:p>2,93393818181818</text:p>
          </table:table-cell>
          <table:table-cell table:formula="of:=[.D615]/275" office:value-type="float" office:value="11.7436363636364" calcext:value-type="float">
            <text:p>11,7436363636364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797.5" calcext:value-type="float">
            <text:p>797,5</text:p>
          </table:table-cell>
          <table:table-cell office:value-type="float" office:value="3296.167" calcext:value-type="float">
            <text:p>3296,167</text:p>
          </table:table-cell>
          <table:table-cell office:value-type="float" office:value="21" calcext:value-type="float">
            <text:p>21</text:p>
          </table:table-cell>
          <table:table-cell table:formula="of:=[.E616]*24*60" office:value-type="float" office:value="30240" calcext:value-type="float">
            <text:p>30240</text:p>
          </table:table-cell>
          <table:table-cell table:formula="of:=[.C616]/275" office:value-type="float" office:value="2.9" calcext:value-type="float">
            <text:p>2,9</text:p>
          </table:table-cell>
          <table:table-cell table:formula="of:=[.D616]/275" office:value-type="float" office:value="11.9860618181818" calcext:value-type="float">
            <text:p>11,9860618181818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789.5" calcext:value-type="float">
            <text:p>789,5</text:p>
          </table:table-cell>
          <table:table-cell office:value-type="float" office:value="3349.5" calcext:value-type="float">
            <text:p>3349,5</text:p>
          </table:table-cell>
          <table:table-cell office:value-type="float" office:value="21" calcext:value-type="float">
            <text:p>21</text:p>
          </table:table-cell>
          <table:table-cell table:formula="of:=[.E617]*24*60" office:value-type="float" office:value="30240" calcext:value-type="float">
            <text:p>30240</text:p>
          </table:table-cell>
          <table:table-cell table:formula="of:=[.C617]/275" office:value-type="float" office:value="2.87090909090909" calcext:value-type="float">
            <text:p>2,87090909090909</text:p>
          </table:table-cell>
          <table:table-cell table:formula="of:=[.D617]/275" office:value-type="float" office:value="12.18" calcext:value-type="float">
            <text:p>12,18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762.833" calcext:value-type="float">
            <text:p>762,833</text:p>
          </table:table-cell>
          <table:table-cell office:value-type="float" office:value="3430.833" calcext:value-type="float">
            <text:p>3430,833</text:p>
          </table:table-cell>
          <table:table-cell office:value-type="float" office:value="21" calcext:value-type="float">
            <text:p>21</text:p>
          </table:table-cell>
          <table:table-cell table:formula="of:=[.E618]*24*60" office:value-type="float" office:value="30240" calcext:value-type="float">
            <text:p>30240</text:p>
          </table:table-cell>
          <table:table-cell table:formula="of:=[.C618]/275" office:value-type="float" office:value="2.77393818181818" calcext:value-type="float">
            <text:p>2,77393818181818</text:p>
          </table:table-cell>
          <table:table-cell table:formula="of:=[.D618]/275" office:value-type="float" office:value="12.4757563636364" calcext:value-type="float">
            <text:p>12,4757563636364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761.5" calcext:value-type="float">
            <text:p>761,5</text:p>
          </table:table-cell>
          <table:table-cell office:value-type="float" office:value="3468.167" calcext:value-type="float">
            <text:p>3468,167</text:p>
          </table:table-cell>
          <table:table-cell office:value-type="float" office:value="21" calcext:value-type="float">
            <text:p>21</text:p>
          </table:table-cell>
          <table:table-cell table:formula="of:=[.E619]*24*60" office:value-type="float" office:value="30240" calcext:value-type="float">
            <text:p>30240</text:p>
          </table:table-cell>
          <table:table-cell table:formula="of:=[.C619]/275" office:value-type="float" office:value="2.76909090909091" calcext:value-type="float">
            <text:p>2,76909090909091</text:p>
          </table:table-cell>
          <table:table-cell table:formula="of:=[.D619]/275" office:value-type="float" office:value="12.6115163636364" calcext:value-type="float">
            <text:p>12,6115163636364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732.167" calcext:value-type="float">
            <text:p>732,167</text:p>
          </table:table-cell>
          <table:table-cell office:value-type="float" office:value="3522.833" calcext:value-type="float">
            <text:p>3522,833</text:p>
          </table:table-cell>
          <table:table-cell office:value-type="float" office:value="21" calcext:value-type="float">
            <text:p>21</text:p>
          </table:table-cell>
          <table:table-cell table:formula="of:=[.E620]*24*60" office:value-type="float" office:value="30240" calcext:value-type="float">
            <text:p>30240</text:p>
          </table:table-cell>
          <table:table-cell table:formula="of:=[.C620]/275" office:value-type="float" office:value="2.66242545454546" calcext:value-type="float">
            <text:p>2,66242545454546</text:p>
          </table:table-cell>
          <table:table-cell table:formula="of:=[.D620]/275" office:value-type="float" office:value="12.8103018181818" calcext:value-type="float">
            <text:p>12,8103018181818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738.833" calcext:value-type="float">
            <text:p>738,833</text:p>
          </table:table-cell>
          <table:table-cell office:value-type="float" office:value="3561.5" calcext:value-type="float">
            <text:p>3561,5</text:p>
          </table:table-cell>
          <table:table-cell office:value-type="float" office:value="21" calcext:value-type="float">
            <text:p>21</text:p>
          </table:table-cell>
          <table:table-cell table:formula="of:=[.E621]*24*60" office:value-type="float" office:value="30240" calcext:value-type="float">
            <text:p>30240</text:p>
          </table:table-cell>
          <table:table-cell table:formula="of:=[.C621]/275" office:value-type="float" office:value="2.68666545454545" calcext:value-type="float">
            <text:p>2,68666545454545</text:p>
          </table:table-cell>
          <table:table-cell table:formula="of:=[.D621]/275" office:value-type="float" office:value="12.9509090909091" calcext:value-type="float">
            <text:p>12,9509090909091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718.833" calcext:value-type="float">
            <text:p>718,833</text:p>
          </table:table-cell>
          <table:table-cell office:value-type="float" office:value="3616.167" calcext:value-type="float">
            <text:p>3616,167</text:p>
          </table:table-cell>
          <table:table-cell office:value-type="float" office:value="21" calcext:value-type="float">
            <text:p>21</text:p>
          </table:table-cell>
          <table:table-cell table:formula="of:=[.E622]*24*60" office:value-type="float" office:value="30240" calcext:value-type="float">
            <text:p>30240</text:p>
          </table:table-cell>
          <table:table-cell table:formula="of:=[.C622]/275" office:value-type="float" office:value="2.61393818181818" calcext:value-type="float">
            <text:p>2,61393818181818</text:p>
          </table:table-cell>
          <table:table-cell table:formula="of:=[.D622]/275" office:value-type="float" office:value="13.1496981818182" calcext:value-type="float">
            <text:p>13,1496981818182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744.167" calcext:value-type="float">
            <text:p>744,167</text:p>
          </table:table-cell>
          <table:table-cell office:value-type="float" office:value="3670.833" calcext:value-type="float">
            <text:p>3670,833</text:p>
          </table:table-cell>
          <table:table-cell office:value-type="float" office:value="21" calcext:value-type="float">
            <text:p>21</text:p>
          </table:table-cell>
          <table:table-cell table:formula="of:=[.E623]*24*60" office:value-type="float" office:value="30240" calcext:value-type="float">
            <text:p>30240</text:p>
          </table:table-cell>
          <table:table-cell table:formula="of:=[.C623]/275" office:value-type="float" office:value="2.70606181818182" calcext:value-type="float">
            <text:p>2,70606181818182</text:p>
          </table:table-cell>
          <table:table-cell table:formula="of:=[.D623]/275" office:value-type="float" office:value="13.3484836363636" calcext:value-type="float">
            <text:p>13,3484836363636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746.833" calcext:value-type="float">
            <text:p>746,833</text:p>
          </table:table-cell>
          <table:table-cell office:value-type="float" office:value="3708.167" calcext:value-type="float">
            <text:p>3708,167</text:p>
          </table:table-cell>
          <table:table-cell office:value-type="float" office:value="21" calcext:value-type="float">
            <text:p>21</text:p>
          </table:table-cell>
          <table:table-cell table:formula="of:=[.E624]*24*60" office:value-type="float" office:value="30240" calcext:value-type="float">
            <text:p>30240</text:p>
          </table:table-cell>
          <table:table-cell table:formula="of:=[.C624]/275" office:value-type="float" office:value="2.71575636363636" calcext:value-type="float">
            <text:p>2,71575636363636</text:p>
          </table:table-cell>
          <table:table-cell table:formula="of:=[.D624]/275" office:value-type="float" office:value="13.4842436363636" calcext:value-type="float">
            <text:p>13,4842436363636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738.833" calcext:value-type="float">
            <text:p>738,833</text:p>
          </table:table-cell>
          <table:table-cell office:value-type="float" office:value="3744.167" calcext:value-type="float">
            <text:p>3744,167</text:p>
          </table:table-cell>
          <table:table-cell office:value-type="float" office:value="21" calcext:value-type="float">
            <text:p>21</text:p>
          </table:table-cell>
          <table:table-cell table:formula="of:=[.E625]*24*60" office:value-type="float" office:value="30240" calcext:value-type="float">
            <text:p>30240</text:p>
          </table:table-cell>
          <table:table-cell table:formula="of:=[.C625]/275" office:value-type="float" office:value="2.68666545454545" calcext:value-type="float">
            <text:p>2,68666545454545</text:p>
          </table:table-cell>
          <table:table-cell table:formula="of:=[.D625]/275" office:value-type="float" office:value="13.6151527272727" calcext:value-type="float">
            <text:p>13,6151527272727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738.833" calcext:value-type="float">
            <text:p>738,833</text:p>
          </table:table-cell>
          <table:table-cell office:value-type="float" office:value="3789.5" calcext:value-type="float">
            <text:p>3789,5</text:p>
          </table:table-cell>
          <table:table-cell office:value-type="float" office:value="21" calcext:value-type="float">
            <text:p>21</text:p>
          </table:table-cell>
          <table:table-cell table:formula="of:=[.E626]*24*60" office:value-type="float" office:value="30240" calcext:value-type="float">
            <text:p>30240</text:p>
          </table:table-cell>
          <table:table-cell table:formula="of:=[.C626]/275" office:value-type="float" office:value="2.68666545454545" calcext:value-type="float">
            <text:p>2,68666545454545</text:p>
          </table:table-cell>
          <table:table-cell table:formula="of:=[.D626]/275" office:value-type="float" office:value="13.78" calcext:value-type="float">
            <text:p>13,78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721.5" calcext:value-type="float">
            <text:p>721,5</text:p>
          </table:table-cell>
          <table:table-cell office:value-type="float" office:value="3834.833" calcext:value-type="float">
            <text:p>3834,833</text:p>
          </table:table-cell>
          <table:table-cell office:value-type="float" office:value="21" calcext:value-type="float">
            <text:p>21</text:p>
          </table:table-cell>
          <table:table-cell table:formula="of:=[.E627]*24*60" office:value-type="float" office:value="30240" calcext:value-type="float">
            <text:p>30240</text:p>
          </table:table-cell>
          <table:table-cell table:formula="of:=[.C627]/275" office:value-type="float" office:value="2.62363636363636" calcext:value-type="float">
            <text:p>2,62363636363636</text:p>
          </table:table-cell>
          <table:table-cell table:formula="of:=[.D627]/275" office:value-type="float" office:value="13.9448472727273" calcext:value-type="float">
            <text:p>13,9448472727273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840.167" calcext:value-type="float">
            <text:p>840,167</text:p>
          </table:table-cell>
          <table:table-cell office:value-type="float" office:value="3240.167" calcext:value-type="float">
            <text:p>3240,167</text:p>
          </table:table-cell>
          <table:table-cell office:value-type="float" office:value="21" calcext:value-type="float">
            <text:p>21</text:p>
          </table:table-cell>
          <table:table-cell table:formula="of:=[.E628]*24*60" office:value-type="float" office:value="30240" calcext:value-type="float">
            <text:p>30240</text:p>
          </table:table-cell>
          <table:table-cell table:formula="of:=[.C628]/275" office:value-type="float" office:value="3.05515272727273" calcext:value-type="float">
            <text:p>3,05515272727273</text:p>
          </table:table-cell>
          <table:table-cell table:formula="of:=[.D628]/275" office:value-type="float" office:value="11.7824254545455" calcext:value-type="float">
            <text:p>11,7824254545455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852.167" calcext:value-type="float">
            <text:p>852,167</text:p>
          </table:table-cell>
          <table:table-cell office:value-type="float" office:value="3293.5" calcext:value-type="float">
            <text:p>3293,5</text:p>
          </table:table-cell>
          <table:table-cell office:value-type="float" office:value="21" calcext:value-type="float">
            <text:p>21</text:p>
          </table:table-cell>
          <table:table-cell table:formula="of:=[.E629]*24*60" office:value-type="float" office:value="30240" calcext:value-type="float">
            <text:p>30240</text:p>
          </table:table-cell>
          <table:table-cell table:formula="of:=[.C629]/275" office:value-type="float" office:value="3.09878909090909" calcext:value-type="float">
            <text:p>3,09878909090909</text:p>
          </table:table-cell>
          <table:table-cell table:formula="of:=[.D629]/275" office:value-type="float" office:value="11.9763636363636" calcext:value-type="float">
            <text:p>11,9763636363636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888.167" calcext:value-type="float">
            <text:p>888,167</text:p>
          </table:table-cell>
          <table:table-cell office:value-type="float" office:value="3337.5" calcext:value-type="float">
            <text:p>3337,5</text:p>
          </table:table-cell>
          <table:table-cell office:value-type="float" office:value="21" calcext:value-type="float">
            <text:p>21</text:p>
          </table:table-cell>
          <table:table-cell table:formula="of:=[.E630]*24*60" office:value-type="float" office:value="30240" calcext:value-type="float">
            <text:p>30240</text:p>
          </table:table-cell>
          <table:table-cell table:formula="of:=[.C630]/275" office:value-type="float" office:value="3.22969818181818" calcext:value-type="float">
            <text:p>3,22969818181818</text:p>
          </table:table-cell>
          <table:table-cell table:formula="of:=[.D630]/275" office:value-type="float" office:value="12.1363636363636" calcext:value-type="float">
            <text:p>12,1363636363636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926.833" calcext:value-type="float">
            <text:p>926,833</text:p>
          </table:table-cell>
          <table:table-cell office:value-type="float" office:value="3372.167" calcext:value-type="float">
            <text:p>3372,167</text:p>
          </table:table-cell>
          <table:table-cell office:value-type="float" office:value="21" calcext:value-type="float">
            <text:p>21</text:p>
          </table:table-cell>
          <table:table-cell table:formula="of:=[.E631]*24*60" office:value-type="float" office:value="30240" calcext:value-type="float">
            <text:p>30240</text:p>
          </table:table-cell>
          <table:table-cell table:formula="of:=[.C631]/275" office:value-type="float" office:value="3.37030181818182" calcext:value-type="float">
            <text:p>3,37030181818182</text:p>
          </table:table-cell>
          <table:table-cell table:formula="of:=[.D631]/275" office:value-type="float" office:value="12.2624254545455" calcext:value-type="float">
            <text:p>12,2624254545455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942.833" calcext:value-type="float">
            <text:p>942,833</text:p>
          </table:table-cell>
          <table:table-cell office:value-type="float" office:value="3398.833" calcext:value-type="float">
            <text:p>3398,833</text:p>
          </table:table-cell>
          <table:table-cell office:value-type="float" office:value="21" calcext:value-type="float">
            <text:p>21</text:p>
          </table:table-cell>
          <table:table-cell table:formula="of:=[.E632]*24*60" office:value-type="float" office:value="30240" calcext:value-type="float">
            <text:p>30240</text:p>
          </table:table-cell>
          <table:table-cell table:formula="of:=[.C632]/275" office:value-type="float" office:value="3.42848363636364" calcext:value-type="float">
            <text:p>3,42848363636364</text:p>
          </table:table-cell>
          <table:table-cell table:formula="of:=[.D632]/275" office:value-type="float" office:value="12.3593927272727" calcext:value-type="float">
            <text:p>12,3593927272727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960.167" calcext:value-type="float">
            <text:p>960,167</text:p>
          </table:table-cell>
          <table:table-cell office:value-type="float" office:value="3381.5" calcext:value-type="float">
            <text:p>3381,5</text:p>
          </table:table-cell>
          <table:table-cell office:value-type="float" office:value="21" calcext:value-type="float">
            <text:p>21</text:p>
          </table:table-cell>
          <table:table-cell table:formula="of:=[.E633]*24*60" office:value-type="float" office:value="30240" calcext:value-type="float">
            <text:p>30240</text:p>
          </table:table-cell>
          <table:table-cell table:formula="of:=[.C633]/275" office:value-type="float" office:value="3.49151636363636" calcext:value-type="float">
            <text:p>3,49151636363636</text:p>
          </table:table-cell>
          <table:table-cell table:formula="of:=[.D633]/275" office:value-type="float" office:value="12.2963636363636" calcext:value-type="float">
            <text:p>12,2963636363636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1004.167" calcext:value-type="float">
            <text:p>1004,167</text:p>
          </table:table-cell>
          <table:table-cell office:value-type="float" office:value="3401.5" calcext:value-type="float">
            <text:p>3401,5</text:p>
          </table:table-cell>
          <table:table-cell office:value-type="float" office:value="21" calcext:value-type="float">
            <text:p>21</text:p>
          </table:table-cell>
          <table:table-cell table:formula="of:=[.E634]*24*60" office:value-type="float" office:value="30240" calcext:value-type="float">
            <text:p>30240</text:p>
          </table:table-cell>
          <table:table-cell table:formula="of:=[.C634]/275" office:value-type="float" office:value="3.65151636363636" calcext:value-type="float">
            <text:p>3,65151636363636</text:p>
          </table:table-cell>
          <table:table-cell table:formula="of:=[.D634]/275" office:value-type="float" office:value="12.3690909090909" calcext:value-type="float">
            <text:p>12,3690909090909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1064.167" calcext:value-type="float">
            <text:p>1064,167</text:p>
          </table:table-cell>
          <table:table-cell office:value-type="float" office:value="3381.5" calcext:value-type="float">
            <text:p>3381,5</text:p>
          </table:table-cell>
          <table:table-cell office:value-type="float" office:value="21" calcext:value-type="float">
            <text:p>21</text:p>
          </table:table-cell>
          <table:table-cell table:formula="of:=[.E635]*24*60" office:value-type="float" office:value="30240" calcext:value-type="float">
            <text:p>30240</text:p>
          </table:table-cell>
          <table:table-cell table:formula="of:=[.C635]/275" office:value-type="float" office:value="3.86969818181818" calcext:value-type="float">
            <text:p>3,86969818181818</text:p>
          </table:table-cell>
          <table:table-cell table:formula="of:=[.D635]/275" office:value-type="float" office:value="12.2963636363636" calcext:value-type="float">
            <text:p>12,2963636363636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1117.5" calcext:value-type="float">
            <text:p>1117,5</text:p>
          </table:table-cell>
          <table:table-cell office:value-type="float" office:value="3369.5" calcext:value-type="float">
            <text:p>3369,5</text:p>
          </table:table-cell>
          <table:table-cell office:value-type="float" office:value="21" calcext:value-type="float">
            <text:p>21</text:p>
          </table:table-cell>
          <table:table-cell table:formula="of:=[.E636]*24*60" office:value-type="float" office:value="30240" calcext:value-type="float">
            <text:p>30240</text:p>
          </table:table-cell>
          <table:table-cell table:formula="of:=[.C636]/275" office:value-type="float" office:value="4.06363636363636" calcext:value-type="float">
            <text:p>4,06363636363636</text:p>
          </table:table-cell>
          <table:table-cell table:formula="of:=[.D636]/275" office:value-type="float" office:value="12.2527272727273" calcext:value-type="float">
            <text:p>12,2527272727273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1166.833" calcext:value-type="float">
            <text:p>1166,833</text:p>
          </table:table-cell>
          <table:table-cell office:value-type="float" office:value="3416.167" calcext:value-type="float">
            <text:p>3416,167</text:p>
          </table:table-cell>
          <table:table-cell office:value-type="float" office:value="21" calcext:value-type="float">
            <text:p>21</text:p>
          </table:table-cell>
          <table:table-cell table:formula="of:=[.E637]*24*60" office:value-type="float" office:value="30240" calcext:value-type="float">
            <text:p>30240</text:p>
          </table:table-cell>
          <table:table-cell table:formula="of:=[.C637]/275" office:value-type="float" office:value="4.24302909090909" calcext:value-type="float">
            <text:p>4,24302909090909</text:p>
          </table:table-cell>
          <table:table-cell table:formula="of:=[.D637]/275" office:value-type="float" office:value="12.4224254545455" calcext:value-type="float">
            <text:p>12,4224254545455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1210.833" calcext:value-type="float">
            <text:p>1210,833</text:p>
          </table:table-cell>
          <table:table-cell office:value-type="float" office:value="3457.5" calcext:value-type="float">
            <text:p>3457,5</text:p>
          </table:table-cell>
          <table:table-cell office:value-type="float" office:value="21" calcext:value-type="float">
            <text:p>21</text:p>
          </table:table-cell>
          <table:table-cell table:formula="of:=[.E638]*24*60" office:value-type="float" office:value="30240" calcext:value-type="float">
            <text:p>30240</text:p>
          </table:table-cell>
          <table:table-cell table:formula="of:=[.C638]/275" office:value-type="float" office:value="4.40302909090909" calcext:value-type="float">
            <text:p>4,40302909090909</text:p>
          </table:table-cell>
          <table:table-cell table:formula="of:=[.D638]/275" office:value-type="float" office:value="12.5727272727273" calcext:value-type="float">
            <text:p>12,5727272727273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1216.167" calcext:value-type="float">
            <text:p>1216,167</text:p>
          </table:table-cell>
          <table:table-cell office:value-type="float" office:value="3498.833" calcext:value-type="float">
            <text:p>3498,833</text:p>
          </table:table-cell>
          <table:table-cell office:value-type="float" office:value="21" calcext:value-type="float">
            <text:p>21</text:p>
          </table:table-cell>
          <table:table-cell table:formula="of:=[.E639]*24*60" office:value-type="float" office:value="30240" calcext:value-type="float">
            <text:p>30240</text:p>
          </table:table-cell>
          <table:table-cell table:formula="of:=[.C639]/275" office:value-type="float" office:value="4.42242545454545" calcext:value-type="float">
            <text:p>4,42242545454545</text:p>
          </table:table-cell>
          <table:table-cell table:formula="of:=[.D639]/275" office:value-type="float" office:value="12.7230290909091" calcext:value-type="float">
            <text:p>12,7230290909091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1197.5" calcext:value-type="float">
            <text:p>1197,5</text:p>
          </table:table-cell>
          <table:table-cell office:value-type="float" office:value="3557.5" calcext:value-type="float">
            <text:p>3557,5</text:p>
          </table:table-cell>
          <table:table-cell office:value-type="float" office:value="21" calcext:value-type="float">
            <text:p>21</text:p>
          </table:table-cell>
          <table:table-cell table:formula="of:=[.E640]*24*60" office:value-type="float" office:value="30240" calcext:value-type="float">
            <text:p>30240</text:p>
          </table:table-cell>
          <table:table-cell table:formula="of:=[.C640]/275" office:value-type="float" office:value="4.35454545454545" calcext:value-type="float">
            <text:p>4,35454545454545</text:p>
          </table:table-cell>
          <table:table-cell table:formula="of:=[.D640]/275" office:value-type="float" office:value="12.9363636363636" calcext:value-type="float">
            <text:p>12,9363636363636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177.5" calcext:value-type="float">
            <text:p>1177,5</text:p>
          </table:table-cell>
          <table:table-cell office:value-type="float" office:value="3594.833" calcext:value-type="float">
            <text:p>3594,833</text:p>
          </table:table-cell>
          <table:table-cell office:value-type="float" office:value="21" calcext:value-type="float">
            <text:p>21</text:p>
          </table:table-cell>
          <table:table-cell table:formula="of:=[.E641]*24*60" office:value-type="float" office:value="30240" calcext:value-type="float">
            <text:p>30240</text:p>
          </table:table-cell>
          <table:table-cell table:formula="of:=[.C641]/275" office:value-type="float" office:value="4.28181818181818" calcext:value-type="float">
            <text:p>4,28181818181818</text:p>
          </table:table-cell>
          <table:table-cell table:formula="of:=[.D641]/275" office:value-type="float" office:value="13.07212" calcext:value-type="float">
            <text:p>13,07212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1213.5" calcext:value-type="float">
            <text:p>1213,5</text:p>
          </table:table-cell>
          <table:table-cell office:value-type="float" office:value="3629.5" calcext:value-type="float">
            <text:p>3629,5</text:p>
          </table:table-cell>
          <table:table-cell office:value-type="float" office:value="21" calcext:value-type="float">
            <text:p>21</text:p>
          </table:table-cell>
          <table:table-cell table:formula="of:=[.E642]*24*60" office:value-type="float" office:value="30240" calcext:value-type="float">
            <text:p>30240</text:p>
          </table:table-cell>
          <table:table-cell table:formula="of:=[.C642]/275" office:value-type="float" office:value="4.41272727272727" calcext:value-type="float">
            <text:p>4,41272727272727</text:p>
          </table:table-cell>
          <table:table-cell table:formula="of:=[.D642]/275" office:value-type="float" office:value="13.1981818181818" calcext:value-type="float">
            <text:p>13,1981818181818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1218.833" calcext:value-type="float">
            <text:p>1218,833</text:p>
          </table:table-cell>
          <table:table-cell office:value-type="float" office:value="3708.167" calcext:value-type="float">
            <text:p>3708,167</text:p>
          </table:table-cell>
          <table:table-cell office:value-type="float" office:value="21" calcext:value-type="float">
            <text:p>21</text:p>
          </table:table-cell>
          <table:table-cell table:formula="of:=[.E643]*24*60" office:value-type="float" office:value="30240" calcext:value-type="float">
            <text:p>30240</text:p>
          </table:table-cell>
          <table:table-cell table:formula="of:=[.C643]/275" office:value-type="float" office:value="4.43212" calcext:value-type="float">
            <text:p>4,43212</text:p>
          </table:table-cell>
          <table:table-cell table:formula="of:=[.D643]/275" office:value-type="float" office:value="13.4842436363636" calcext:value-type="float">
            <text:p>13,4842436363636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1202.833" calcext:value-type="float">
            <text:p>1202,833</text:p>
          </table:table-cell>
          <table:table-cell office:value-type="float" office:value="3777.5" calcext:value-type="float">
            <text:p>3777,5</text:p>
          </table:table-cell>
          <table:table-cell office:value-type="float" office:value="21" calcext:value-type="float">
            <text:p>21</text:p>
          </table:table-cell>
          <table:table-cell table:formula="of:=[.E644]*24*60" office:value-type="float" office:value="30240" calcext:value-type="float">
            <text:p>30240</text:p>
          </table:table-cell>
          <table:table-cell table:formula="of:=[.C644]/275" office:value-type="float" office:value="4.37393818181818" calcext:value-type="float">
            <text:p>4,37393818181818</text:p>
          </table:table-cell>
          <table:table-cell table:formula="of:=[.D644]/275" office:value-type="float" office:value="13.7363636363636" calcext:value-type="float">
            <text:p>13,7363636363636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1206.833" calcext:value-type="float">
            <text:p>1206,833</text:p>
          </table:table-cell>
          <table:table-cell office:value-type="float" office:value="3821.5" calcext:value-type="float">
            <text:p>3821,5</text:p>
          </table:table-cell>
          <table:table-cell office:value-type="float" office:value="21" calcext:value-type="float">
            <text:p>21</text:p>
          </table:table-cell>
          <table:table-cell table:formula="of:=[.E645]*24*60" office:value-type="float" office:value="30240" calcext:value-type="float">
            <text:p>30240</text:p>
          </table:table-cell>
          <table:table-cell table:formula="of:=[.C645]/275" office:value-type="float" office:value="4.38848363636364" calcext:value-type="float">
            <text:p>4,38848363636364</text:p>
          </table:table-cell>
          <table:table-cell table:formula="of:=[.D645]/275" office:value-type="float" office:value="13.8963636363636" calcext:value-type="float">
            <text:p>13,8963636363636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1160.167" calcext:value-type="float">
            <text:p>1160,167</text:p>
          </table:table-cell>
          <table:table-cell office:value-type="float" office:value="3836.167" calcext:value-type="float">
            <text:p>3836,167</text:p>
          </table:table-cell>
          <table:table-cell office:value-type="float" office:value="21" calcext:value-type="float">
            <text:p>21</text:p>
          </table:table-cell>
          <table:table-cell table:formula="of:=[.E646]*24*60" office:value-type="float" office:value="30240" calcext:value-type="float">
            <text:p>30240</text:p>
          </table:table-cell>
          <table:table-cell table:formula="of:=[.C646]/275" office:value-type="float" office:value="4.21878909090909" calcext:value-type="float">
            <text:p>4,21878909090909</text:p>
          </table:table-cell>
          <table:table-cell table:formula="of:=[.D646]/275" office:value-type="float" office:value="13.9496981818182" calcext:value-type="float">
            <text:p>13,9496981818182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1142.833" calcext:value-type="float">
            <text:p>1142,833</text:p>
          </table:table-cell>
          <table:table-cell office:value-type="float" office:value="3852.167" calcext:value-type="float">
            <text:p>3852,167</text:p>
          </table:table-cell>
          <table:table-cell office:value-type="float" office:value="21" calcext:value-type="float">
            <text:p>21</text:p>
          </table:table-cell>
          <table:table-cell table:formula="of:=[.E647]*24*60" office:value-type="float" office:value="30240" calcext:value-type="float">
            <text:p>30240</text:p>
          </table:table-cell>
          <table:table-cell table:formula="of:=[.C647]/275" office:value-type="float" office:value="4.15575636363636" calcext:value-type="float">
            <text:p>4,15575636363636</text:p>
          </table:table-cell>
          <table:table-cell table:formula="of:=[.D647]/275" office:value-type="float" office:value="14.00788" calcext:value-type="float">
            <text:p>14,00788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1161.5" calcext:value-type="float">
            <text:p>1161,5</text:p>
          </table:table-cell>
          <table:table-cell office:value-type="float" office:value="3854.833" calcext:value-type="float">
            <text:p>3854,833</text:p>
          </table:table-cell>
          <table:table-cell office:value-type="float" office:value="22" calcext:value-type="float">
            <text:p>22</text:p>
          </table:table-cell>
          <table:table-cell table:formula="of:=[.E648]*24*60" office:value-type="float" office:value="31680" calcext:value-type="float">
            <text:p>31680</text:p>
          </table:table-cell>
          <table:table-cell table:formula="of:=[.C648]/275" office:value-type="float" office:value="4.22363636363636" calcext:value-type="float">
            <text:p>4,22363636363636</text:p>
          </table:table-cell>
          <table:table-cell table:formula="of:=[.D648]/275" office:value-type="float" office:value="14.0175745454545" calcext:value-type="float">
            <text:p>14,0175745454545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1194.833" calcext:value-type="float">
            <text:p>1194,833</text:p>
          </table:table-cell>
          <table:table-cell office:value-type="float" office:value="3822.833" calcext:value-type="float">
            <text:p>3822,833</text:p>
          </table:table-cell>
          <table:table-cell office:value-type="float" office:value="22" calcext:value-type="float">
            <text:p>22</text:p>
          </table:table-cell>
          <table:table-cell table:formula="of:=[.E649]*24*60" office:value-type="float" office:value="31680" calcext:value-type="float">
            <text:p>31680</text:p>
          </table:table-cell>
          <table:table-cell table:formula="of:=[.C649]/275" office:value-type="float" office:value="4.34484727272727" calcext:value-type="float">
            <text:p>4,34484727272727</text:p>
          </table:table-cell>
          <table:table-cell table:formula="of:=[.D649]/275" office:value-type="float" office:value="13.9012109090909" calcext:value-type="float">
            <text:p>13,9012109090909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1234.833" calcext:value-type="float">
            <text:p>1234,833</text:p>
          </table:table-cell>
          <table:table-cell office:value-type="float" office:value="3797.5" calcext:value-type="float">
            <text:p>3797,5</text:p>
          </table:table-cell>
          <table:table-cell office:value-type="float" office:value="22" calcext:value-type="float">
            <text:p>22</text:p>
          </table:table-cell>
          <table:table-cell table:formula="of:=[.E650]*24*60" office:value-type="float" office:value="31680" calcext:value-type="float">
            <text:p>31680</text:p>
          </table:table-cell>
          <table:table-cell table:formula="of:=[.C650]/275" office:value-type="float" office:value="4.49030181818182" calcext:value-type="float">
            <text:p>4,49030181818182</text:p>
          </table:table-cell>
          <table:table-cell table:formula="of:=[.D650]/275" office:value-type="float" office:value="13.8090909090909" calcext:value-type="float">
            <text:p>13,8090909090909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1236.167" calcext:value-type="float">
            <text:p>1236,167</text:p>
          </table:table-cell>
          <table:table-cell office:value-type="float" office:value="3729.5" calcext:value-type="float">
            <text:p>3729,5</text:p>
          </table:table-cell>
          <table:table-cell office:value-type="float" office:value="22" calcext:value-type="float">
            <text:p>22</text:p>
          </table:table-cell>
          <table:table-cell table:formula="of:=[.E651]*24*60" office:value-type="float" office:value="31680" calcext:value-type="float">
            <text:p>31680</text:p>
          </table:table-cell>
          <table:table-cell table:formula="of:=[.C651]/275" office:value-type="float" office:value="4.49515272727273" calcext:value-type="float">
            <text:p>4,49515272727273</text:p>
          </table:table-cell>
          <table:table-cell table:formula="of:=[.D651]/275" office:value-type="float" office:value="13.5618181818182" calcext:value-type="float">
            <text:p>13,5618181818182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1233.5" calcext:value-type="float">
            <text:p>1233,5</text:p>
          </table:table-cell>
          <table:table-cell office:value-type="float" office:value="3640.167" calcext:value-type="float">
            <text:p>3640,167</text:p>
          </table:table-cell>
          <table:table-cell office:value-type="float" office:value="22" calcext:value-type="float">
            <text:p>22</text:p>
          </table:table-cell>
          <table:table-cell table:formula="of:=[.E652]*24*60" office:value-type="float" office:value="31680" calcext:value-type="float">
            <text:p>31680</text:p>
          </table:table-cell>
          <table:table-cell table:formula="of:=[.C652]/275" office:value-type="float" office:value="4.48545454545455" calcext:value-type="float">
            <text:p>4,48545454545455</text:p>
          </table:table-cell>
          <table:table-cell table:formula="of:=[.D652]/275" office:value-type="float" office:value="13.2369709090909" calcext:value-type="float">
            <text:p>13,2369709090909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1202.833" calcext:value-type="float">
            <text:p>1202,833</text:p>
          </table:table-cell>
          <table:table-cell office:value-type="float" office:value="3617.5" calcext:value-type="float">
            <text:p>3617,5</text:p>
          </table:table-cell>
          <table:table-cell office:value-type="float" office:value="22" calcext:value-type="float">
            <text:p>22</text:p>
          </table:table-cell>
          <table:table-cell table:formula="of:=[.E653]*24*60" office:value-type="float" office:value="31680" calcext:value-type="float">
            <text:p>31680</text:p>
          </table:table-cell>
          <table:table-cell table:formula="of:=[.C653]/275" office:value-type="float" office:value="4.37393818181818" calcext:value-type="float">
            <text:p>4,37393818181818</text:p>
          </table:table-cell>
          <table:table-cell table:formula="of:=[.D653]/275" office:value-type="float" office:value="13.1545454545455" calcext:value-type="float">
            <text:p>13,1545454545455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1214.833" calcext:value-type="float">
            <text:p>1214,833</text:p>
          </table:table-cell>
          <table:table-cell office:value-type="float" office:value="3560.167" calcext:value-type="float">
            <text:p>3560,167</text:p>
          </table:table-cell>
          <table:table-cell office:value-type="float" office:value="22" calcext:value-type="float">
            <text:p>22</text:p>
          </table:table-cell>
          <table:table-cell table:formula="of:=[.E654]*24*60" office:value-type="float" office:value="31680" calcext:value-type="float">
            <text:p>31680</text:p>
          </table:table-cell>
          <table:table-cell table:formula="of:=[.C654]/275" office:value-type="float" office:value="4.41757454545455" calcext:value-type="float">
            <text:p>4,41757454545455</text:p>
          </table:table-cell>
          <table:table-cell table:formula="of:=[.D654]/275" office:value-type="float" office:value="12.9460618181818" calcext:value-type="float">
            <text:p>12,9460618181818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1217.5" calcext:value-type="float">
            <text:p>1217,5</text:p>
          </table:table-cell>
          <table:table-cell office:value-type="float" office:value="3505.5" calcext:value-type="float">
            <text:p>3505,5</text:p>
          </table:table-cell>
          <table:table-cell office:value-type="float" office:value="22" calcext:value-type="float">
            <text:p>22</text:p>
          </table:table-cell>
          <table:table-cell table:formula="of:=[.E655]*24*60" office:value-type="float" office:value="31680" calcext:value-type="float">
            <text:p>31680</text:p>
          </table:table-cell>
          <table:table-cell table:formula="of:=[.C655]/275" office:value-type="float" office:value="4.42727272727273" calcext:value-type="float">
            <text:p>4,42727272727273</text:p>
          </table:table-cell>
          <table:table-cell table:formula="of:=[.D655]/275" office:value-type="float" office:value="12.7472727272727" calcext:value-type="float">
            <text:p>12,7472727272727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1216.167" calcext:value-type="float">
            <text:p>1216,167</text:p>
          </table:table-cell>
          <table:table-cell office:value-type="float" office:value="3456.167" calcext:value-type="float">
            <text:p>3456,167</text:p>
          </table:table-cell>
          <table:table-cell office:value-type="float" office:value="22" calcext:value-type="float">
            <text:p>22</text:p>
          </table:table-cell>
          <table:table-cell table:formula="of:=[.E656]*24*60" office:value-type="float" office:value="31680" calcext:value-type="float">
            <text:p>31680</text:p>
          </table:table-cell>
          <table:table-cell table:formula="of:=[.C656]/275" office:value-type="float" office:value="4.42242545454545" calcext:value-type="float">
            <text:p>4,42242545454545</text:p>
          </table:table-cell>
          <table:table-cell table:formula="of:=[.D656]/275" office:value-type="float" office:value="12.56788" calcext:value-type="float">
            <text:p>12,56788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1186.833" calcext:value-type="float">
            <text:p>1186,833</text:p>
          </table:table-cell>
          <table:table-cell office:value-type="float" office:value="3424.167" calcext:value-type="float">
            <text:p>3424,167</text:p>
          </table:table-cell>
          <table:table-cell office:value-type="float" office:value="22" calcext:value-type="float">
            <text:p>22</text:p>
          </table:table-cell>
          <table:table-cell table:formula="of:=[.E657]*24*60" office:value-type="float" office:value="31680" calcext:value-type="float">
            <text:p>31680</text:p>
          </table:table-cell>
          <table:table-cell table:formula="of:=[.C657]/275" office:value-type="float" office:value="4.31575636363636" calcext:value-type="float">
            <text:p>4,31575636363636</text:p>
          </table:table-cell>
          <table:table-cell table:formula="of:=[.D657]/275" office:value-type="float" office:value="12.4515163636364" calcext:value-type="float">
            <text:p>12,4515163636364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1154.833" calcext:value-type="float">
            <text:p>1154,833</text:p>
          </table:table-cell>
          <table:table-cell office:value-type="float" office:value="3384.167" calcext:value-type="float">
            <text:p>3384,167</text:p>
          </table:table-cell>
          <table:table-cell office:value-type="float" office:value="22" calcext:value-type="float">
            <text:p>22</text:p>
          </table:table-cell>
          <table:table-cell table:formula="of:=[.E658]*24*60" office:value-type="float" office:value="31680" calcext:value-type="float">
            <text:p>31680</text:p>
          </table:table-cell>
          <table:table-cell table:formula="of:=[.C658]/275" office:value-type="float" office:value="4.19939272727273" calcext:value-type="float">
            <text:p>4,19939272727273</text:p>
          </table:table-cell>
          <table:table-cell table:formula="of:=[.D658]/275" office:value-type="float" office:value="12.3060618181818" calcext:value-type="float">
            <text:p>12,3060618181818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1104.167" calcext:value-type="float">
            <text:p>1104,167</text:p>
          </table:table-cell>
          <table:table-cell office:value-type="float" office:value="3365.5" calcext:value-type="float">
            <text:p>3365,5</text:p>
          </table:table-cell>
          <table:table-cell office:value-type="float" office:value="22" calcext:value-type="float">
            <text:p>22</text:p>
          </table:table-cell>
          <table:table-cell table:formula="of:=[.E659]*24*60" office:value-type="float" office:value="31680" calcext:value-type="float">
            <text:p>31680</text:p>
          </table:table-cell>
          <table:table-cell table:formula="of:=[.C659]/275" office:value-type="float" office:value="4.01515272727273" calcext:value-type="float">
            <text:p>4,01515272727273</text:p>
          </table:table-cell>
          <table:table-cell table:formula="of:=[.D659]/275" office:value-type="float" office:value="12.2381818181818" calcext:value-type="float">
            <text:p>12,238181818181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1057.5" calcext:value-type="float">
            <text:p>1057,5</text:p>
          </table:table-cell>
          <table:table-cell office:value-type="float" office:value="3389.5" calcext:value-type="float">
            <text:p>3389,5</text:p>
          </table:table-cell>
          <table:table-cell office:value-type="float" office:value="22" calcext:value-type="float">
            <text:p>22</text:p>
          </table:table-cell>
          <table:table-cell table:formula="of:=[.E660]*24*60" office:value-type="float" office:value="31680" calcext:value-type="float">
            <text:p>31680</text:p>
          </table:table-cell>
          <table:table-cell table:formula="of:=[.C660]/275" office:value-type="float" office:value="3.84545454545455" calcext:value-type="float">
            <text:p>3,84545454545455</text:p>
          </table:table-cell>
          <table:table-cell table:formula="of:=[.D660]/275" office:value-type="float" office:value="12.3254545454545" calcext:value-type="float">
            <text:p>12,3254545454545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1012.167" calcext:value-type="float">
            <text:p>1012,167</text:p>
          </table:table-cell>
          <table:table-cell office:value-type="float" office:value="3400.167" calcext:value-type="float">
            <text:p>3400,167</text:p>
          </table:table-cell>
          <table:table-cell office:value-type="float" office:value="22" calcext:value-type="float">
            <text:p>22</text:p>
          </table:table-cell>
          <table:table-cell table:formula="of:=[.E661]*24*60" office:value-type="float" office:value="31680" calcext:value-type="float">
            <text:p>31680</text:p>
          </table:table-cell>
          <table:table-cell table:formula="of:=[.C661]/275" office:value-type="float" office:value="3.68060727272727" calcext:value-type="float">
            <text:p>3,68060727272727</text:p>
          </table:table-cell>
          <table:table-cell table:formula="of:=[.D661]/275" office:value-type="float" office:value="12.3642436363636" calcext:value-type="float">
            <text:p>12,3642436363636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952.167" calcext:value-type="float">
            <text:p>952,167</text:p>
          </table:table-cell>
          <table:table-cell office:value-type="float" office:value="3374.833" calcext:value-type="float">
            <text:p>3374,833</text:p>
          </table:table-cell>
          <table:table-cell office:value-type="float" office:value="22" calcext:value-type="float">
            <text:p>22</text:p>
          </table:table-cell>
          <table:table-cell table:formula="of:=[.E662]*24*60" office:value-type="float" office:value="31680" calcext:value-type="float">
            <text:p>31680</text:p>
          </table:table-cell>
          <table:table-cell table:formula="of:=[.C662]/275" office:value-type="float" office:value="3.46242545454545" calcext:value-type="float">
            <text:p>3,46242545454545</text:p>
          </table:table-cell>
          <table:table-cell table:formula="of:=[.D662]/275" office:value-type="float" office:value="12.27212" calcext:value-type="float">
            <text:p>12,27212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930.833" calcext:value-type="float">
            <text:p>930,833</text:p>
          </table:table-cell>
          <table:table-cell office:value-type="float" office:value="3394.833" calcext:value-type="float">
            <text:p>3394,833</text:p>
          </table:table-cell>
          <table:table-cell office:value-type="float" office:value="22" calcext:value-type="float">
            <text:p>22</text:p>
          </table:table-cell>
          <table:table-cell table:formula="of:=[.E663]*24*60" office:value-type="float" office:value="31680" calcext:value-type="float">
            <text:p>31680</text:p>
          </table:table-cell>
          <table:table-cell table:formula="of:=[.C663]/275" office:value-type="float" office:value="3.38484727272727" calcext:value-type="float">
            <text:p>3,38484727272727</text:p>
          </table:table-cell>
          <table:table-cell table:formula="of:=[.D663]/275" office:value-type="float" office:value="12.3448472727273" calcext:value-type="float">
            <text:p>12,3448472727273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920.167" calcext:value-type="float">
            <text:p>920,167</text:p>
          </table:table-cell>
          <table:table-cell office:value-type="float" office:value="3349.5" calcext:value-type="float">
            <text:p>3349,5</text:p>
          </table:table-cell>
          <table:table-cell office:value-type="float" office:value="22" calcext:value-type="float">
            <text:p>22</text:p>
          </table:table-cell>
          <table:table-cell table:formula="of:=[.E664]*24*60" office:value-type="float" office:value="31680" calcext:value-type="float">
            <text:p>31680</text:p>
          </table:table-cell>
          <table:table-cell table:formula="of:=[.C664]/275" office:value-type="float" office:value="3.34606181818182" calcext:value-type="float">
            <text:p>3,34606181818182</text:p>
          </table:table-cell>
          <table:table-cell table:formula="of:=[.D664]/275" office:value-type="float" office:value="12.18" calcext:value-type="float">
            <text:p>12,18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877.5" calcext:value-type="float">
            <text:p>877,5</text:p>
          </table:table-cell>
          <table:table-cell office:value-type="float" office:value="3337.5" calcext:value-type="float">
            <text:p>3337,5</text:p>
          </table:table-cell>
          <table:table-cell office:value-type="float" office:value="22" calcext:value-type="float">
            <text:p>22</text:p>
          </table:table-cell>
          <table:table-cell table:formula="of:=[.E665]*24*60" office:value-type="float" office:value="31680" calcext:value-type="float">
            <text:p>31680</text:p>
          </table:table-cell>
          <table:table-cell table:formula="of:=[.C665]/275" office:value-type="float" office:value="3.19090909090909" calcext:value-type="float">
            <text:p>3,19090909090909</text:p>
          </table:table-cell>
          <table:table-cell table:formula="of:=[.D665]/275" office:value-type="float" office:value="12.1363636363636" calcext:value-type="float">
            <text:p>12,1363636363636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850.833" calcext:value-type="float">
            <text:p>850,833</text:p>
          </table:table-cell>
          <table:table-cell office:value-type="float" office:value="3286.833" calcext:value-type="float">
            <text:p>3286,833</text:p>
          </table:table-cell>
          <table:table-cell office:value-type="float" office:value="22" calcext:value-type="float">
            <text:p>22</text:p>
          </table:table-cell>
          <table:table-cell table:formula="of:=[.E666]*24*60" office:value-type="float" office:value="31680" calcext:value-type="float">
            <text:p>31680</text:p>
          </table:table-cell>
          <table:table-cell table:formula="of:=[.C666]/275" office:value-type="float" office:value="3.09393818181818" calcext:value-type="float">
            <text:p>3,09393818181818</text:p>
          </table:table-cell>
          <table:table-cell table:formula="of:=[.D666]/275" office:value-type="float" office:value="11.95212" calcext:value-type="float">
            <text:p>11,95212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837.5" calcext:value-type="float">
            <text:p>837,5</text:p>
          </table:table-cell>
          <table:table-cell office:value-type="float" office:value="3232.167" calcext:value-type="float">
            <text:p>3232,167</text:p>
          </table:table-cell>
          <table:table-cell office:value-type="float" office:value="22" calcext:value-type="float">
            <text:p>22</text:p>
          </table:table-cell>
          <table:table-cell table:formula="of:=[.E667]*24*60" office:value-type="float" office:value="31680" calcext:value-type="float">
            <text:p>31680</text:p>
          </table:table-cell>
          <table:table-cell table:formula="of:=[.C667]/275" office:value-type="float" office:value="3.04545454545455" calcext:value-type="float">
            <text:p>3,04545454545455</text:p>
          </table:table-cell>
          <table:table-cell table:formula="of:=[.D667]/275" office:value-type="float" office:value="11.7533345454545" calcext:value-type="float">
            <text:p>11,7533345454545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797.5" calcext:value-type="float">
            <text:p>797,5</text:p>
          </table:table-cell>
          <table:table-cell office:value-type="float" office:value="3234.833" calcext:value-type="float">
            <text:p>3234,833</text:p>
          </table:table-cell>
          <table:table-cell office:value-type="float" office:value="22" calcext:value-type="float">
            <text:p>22</text:p>
          </table:table-cell>
          <table:table-cell table:formula="of:=[.E668]*24*60" office:value-type="float" office:value="31680" calcext:value-type="float">
            <text:p>31680</text:p>
          </table:table-cell>
          <table:table-cell table:formula="of:=[.C668]/275" office:value-type="float" office:value="2.9" calcext:value-type="float">
            <text:p>2,9</text:p>
          </table:table-cell>
          <table:table-cell table:formula="of:=[.D668]/275" office:value-type="float" office:value="11.7630290909091" calcext:value-type="float">
            <text:p>11,7630290909091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794.833" calcext:value-type="float">
            <text:p>794,833</text:p>
          </table:table-cell>
          <table:table-cell office:value-type="float" office:value="3296.167" calcext:value-type="float">
            <text:p>3296,167</text:p>
          </table:table-cell>
          <table:table-cell office:value-type="float" office:value="22" calcext:value-type="float">
            <text:p>22</text:p>
          </table:table-cell>
          <table:table-cell table:formula="of:=[.E669]*24*60" office:value-type="float" office:value="31680" calcext:value-type="float">
            <text:p>31680</text:p>
          </table:table-cell>
          <table:table-cell table:formula="of:=[.C669]/275" office:value-type="float" office:value="2.89030181818182" calcext:value-type="float">
            <text:p>2,89030181818182</text:p>
          </table:table-cell>
          <table:table-cell table:formula="of:=[.D669]/275" office:value-type="float" office:value="11.9860618181818" calcext:value-type="float">
            <text:p>11,9860618181818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769.5" calcext:value-type="float">
            <text:p>769,5</text:p>
          </table:table-cell>
          <table:table-cell office:value-type="float" office:value="3369.5" calcext:value-type="float">
            <text:p>3369,5</text:p>
          </table:table-cell>
          <table:table-cell office:value-type="float" office:value="22" calcext:value-type="float">
            <text:p>22</text:p>
          </table:table-cell>
          <table:table-cell table:formula="of:=[.E670]*24*60" office:value-type="float" office:value="31680" calcext:value-type="float">
            <text:p>31680</text:p>
          </table:table-cell>
          <table:table-cell table:formula="of:=[.C670]/275" office:value-type="float" office:value="2.79818181818182" calcext:value-type="float">
            <text:p>2,79818181818182</text:p>
          </table:table-cell>
          <table:table-cell table:formula="of:=[.D670]/275" office:value-type="float" office:value="12.2527272727273" calcext:value-type="float">
            <text:p>12,2527272727273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756.167" calcext:value-type="float">
            <text:p>756,167</text:p>
          </table:table-cell>
          <table:table-cell office:value-type="float" office:value="3438.833" calcext:value-type="float">
            <text:p>3438,833</text:p>
          </table:table-cell>
          <table:table-cell office:value-type="float" office:value="22" calcext:value-type="float">
            <text:p>22</text:p>
          </table:table-cell>
          <table:table-cell table:formula="of:=[.E671]*24*60" office:value-type="float" office:value="31680" calcext:value-type="float">
            <text:p>31680</text:p>
          </table:table-cell>
          <table:table-cell table:formula="of:=[.C671]/275" office:value-type="float" office:value="2.74969818181818" calcext:value-type="float">
            <text:p>2,74969818181818</text:p>
          </table:table-cell>
          <table:table-cell table:formula="of:=[.D671]/275" office:value-type="float" office:value="12.5048472727273" calcext:value-type="float">
            <text:p>12,5048472727273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761.5" calcext:value-type="float">
            <text:p>761,5</text:p>
          </table:table-cell>
          <table:table-cell office:value-type="float" office:value="3477.5" calcext:value-type="float">
            <text:p>3477,5</text:p>
          </table:table-cell>
          <table:table-cell office:value-type="float" office:value="22" calcext:value-type="float">
            <text:p>22</text:p>
          </table:table-cell>
          <table:table-cell table:formula="of:=[.E672]*24*60" office:value-type="float" office:value="31680" calcext:value-type="float">
            <text:p>31680</text:p>
          </table:table-cell>
          <table:table-cell table:formula="of:=[.C672]/275" office:value-type="float" office:value="2.76909090909091" calcext:value-type="float">
            <text:p>2,76909090909091</text:p>
          </table:table-cell>
          <table:table-cell table:formula="of:=[.D672]/275" office:value-type="float" office:value="12.6454545454545" calcext:value-type="float">
            <text:p>12,6454545454545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729.5" calcext:value-type="float">
            <text:p>729,5</text:p>
          </table:table-cell>
          <table:table-cell office:value-type="float" office:value="3525.5" calcext:value-type="float">
            <text:p>3525,5</text:p>
          </table:table-cell>
          <table:table-cell office:value-type="float" office:value="22" calcext:value-type="float">
            <text:p>22</text:p>
          </table:table-cell>
          <table:table-cell table:formula="of:=[.E673]*24*60" office:value-type="float" office:value="31680" calcext:value-type="float">
            <text:p>31680</text:p>
          </table:table-cell>
          <table:table-cell table:formula="of:=[.C673]/275" office:value-type="float" office:value="2.65272727272727" calcext:value-type="float">
            <text:p>2,65272727272727</text:p>
          </table:table-cell>
          <table:table-cell table:formula="of:=[.D673]/275" office:value-type="float" office:value="12.82" calcext:value-type="float">
            <text:p>12,82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736.167" calcext:value-type="float">
            <text:p>736,167</text:p>
          </table:table-cell>
          <table:table-cell office:value-type="float" office:value="3561.5" calcext:value-type="float">
            <text:p>3561,5</text:p>
          </table:table-cell>
          <table:table-cell office:value-type="float" office:value="22" calcext:value-type="float">
            <text:p>22</text:p>
          </table:table-cell>
          <table:table-cell table:formula="of:=[.E674]*24*60" office:value-type="float" office:value="31680" calcext:value-type="float">
            <text:p>31680</text:p>
          </table:table-cell>
          <table:table-cell table:formula="of:=[.C674]/275" office:value-type="float" office:value="2.67697090909091" calcext:value-type="float">
            <text:p>2,67697090909091</text:p>
          </table:table-cell>
          <table:table-cell table:formula="of:=[.D674]/275" office:value-type="float" office:value="12.9509090909091" calcext:value-type="float">
            <text:p>12,9509090909091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714.833" calcext:value-type="float">
            <text:p>714,833</text:p>
          </table:table-cell>
          <table:table-cell office:value-type="float" office:value="3612.167" calcext:value-type="float">
            <text:p>3612,167</text:p>
          </table:table-cell>
          <table:table-cell office:value-type="float" office:value="22" calcext:value-type="float">
            <text:p>22</text:p>
          </table:table-cell>
          <table:table-cell table:formula="of:=[.E675]*24*60" office:value-type="float" office:value="31680" calcext:value-type="float">
            <text:p>31680</text:p>
          </table:table-cell>
          <table:table-cell table:formula="of:=[.C675]/275" office:value-type="float" office:value="2.59939272727273" calcext:value-type="float">
            <text:p>2,59939272727273</text:p>
          </table:table-cell>
          <table:table-cell table:formula="of:=[.D675]/275" office:value-type="float" office:value="13.1351527272727" calcext:value-type="float">
            <text:p>13,1351527272727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728.167" calcext:value-type="float">
            <text:p>728,167</text:p>
          </table:table-cell>
          <table:table-cell office:value-type="float" office:value="3660.167" calcext:value-type="float">
            <text:p>3660,167</text:p>
          </table:table-cell>
          <table:table-cell office:value-type="float" office:value="22" calcext:value-type="float">
            <text:p>22</text:p>
          </table:table-cell>
          <table:table-cell table:formula="of:=[.E676]*24*60" office:value-type="float" office:value="31680" calcext:value-type="float">
            <text:p>31680</text:p>
          </table:table-cell>
          <table:table-cell table:formula="of:=[.C676]/275" office:value-type="float" office:value="2.64788" calcext:value-type="float">
            <text:p>2,64788</text:p>
          </table:table-cell>
          <table:table-cell table:formula="of:=[.D676]/275" office:value-type="float" office:value="13.3096981818182" calcext:value-type="float">
            <text:p>13,3096981818182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740.167" calcext:value-type="float">
            <text:p>740,167</text:p>
          </table:table-cell>
          <table:table-cell office:value-type="float" office:value="3660.167" calcext:value-type="float">
            <text:p>3660,167</text:p>
          </table:table-cell>
          <table:table-cell office:value-type="float" office:value="22" calcext:value-type="float">
            <text:p>22</text:p>
          </table:table-cell>
          <table:table-cell table:formula="of:=[.E677]*24*60" office:value-type="float" office:value="31680" calcext:value-type="float">
            <text:p>31680</text:p>
          </table:table-cell>
          <table:table-cell table:formula="of:=[.C677]/275" office:value-type="float" office:value="2.69151636363636" calcext:value-type="float">
            <text:p>2,69151636363636</text:p>
          </table:table-cell>
          <table:table-cell table:formula="of:=[.D677]/275" office:value-type="float" office:value="13.3096981818182" calcext:value-type="float">
            <text:p>13,3096981818182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734.833" calcext:value-type="float">
            <text:p>734,833</text:p>
          </table:table-cell>
          <table:table-cell office:value-type="float" office:value="3690.833" calcext:value-type="float">
            <text:p>3690,833</text:p>
          </table:table-cell>
          <table:table-cell office:value-type="float" office:value="22" calcext:value-type="float">
            <text:p>22</text:p>
          </table:table-cell>
          <table:table-cell table:formula="of:=[.E678]*24*60" office:value-type="float" office:value="31680" calcext:value-type="float">
            <text:p>31680</text:p>
          </table:table-cell>
          <table:table-cell table:formula="of:=[.C678]/275" office:value-type="float" office:value="2.67212" calcext:value-type="float">
            <text:p>2,67212</text:p>
          </table:table-cell>
          <table:table-cell table:formula="of:=[.D678]/275" office:value-type="float" office:value="13.4212109090909" calcext:value-type="float">
            <text:p>13,4212109090909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745.5" calcext:value-type="float">
            <text:p>745,5</text:p>
          </table:table-cell>
          <table:table-cell office:value-type="float" office:value="3717.5" calcext:value-type="float">
            <text:p>3717,5</text:p>
          </table:table-cell>
          <table:table-cell office:value-type="float" office:value="22" calcext:value-type="float">
            <text:p>22</text:p>
          </table:table-cell>
          <table:table-cell table:formula="of:=[.E679]*24*60" office:value-type="float" office:value="31680" calcext:value-type="float">
            <text:p>31680</text:p>
          </table:table-cell>
          <table:table-cell table:formula="of:=[.C679]/275" office:value-type="float" office:value="2.71090909090909" calcext:value-type="float">
            <text:p>2,71090909090909</text:p>
          </table:table-cell>
          <table:table-cell table:formula="of:=[.D679]/275" office:value-type="float" office:value="13.5181818181818" calcext:value-type="float">
            <text:p>13,5181818181818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744.167" calcext:value-type="float">
            <text:p>744,167</text:p>
          </table:table-cell>
          <table:table-cell office:value-type="float" office:value="3765.5" calcext:value-type="float">
            <text:p>3765,5</text:p>
          </table:table-cell>
          <table:table-cell office:value-type="float" office:value="22" calcext:value-type="float">
            <text:p>22</text:p>
          </table:table-cell>
          <table:table-cell table:formula="of:=[.E680]*24*60" office:value-type="float" office:value="31680" calcext:value-type="float">
            <text:p>31680</text:p>
          </table:table-cell>
          <table:table-cell table:formula="of:=[.C680]/275" office:value-type="float" office:value="2.70606181818182" calcext:value-type="float">
            <text:p>2,70606181818182</text:p>
          </table:table-cell>
          <table:table-cell table:formula="of:=[.D680]/275" office:value-type="float" office:value="13.6927272727273" calcext:value-type="float">
            <text:p>13,6927272727273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734.833" calcext:value-type="float">
            <text:p>734,833</text:p>
          </table:table-cell>
          <table:table-cell office:value-type="float" office:value="3804.167" calcext:value-type="float">
            <text:p>3804,167</text:p>
          </table:table-cell>
          <table:table-cell office:value-type="float" office:value="22" calcext:value-type="float">
            <text:p>22</text:p>
          </table:table-cell>
          <table:table-cell table:formula="of:=[.E681]*24*60" office:value-type="float" office:value="31680" calcext:value-type="float">
            <text:p>31680</text:p>
          </table:table-cell>
          <table:table-cell table:formula="of:=[.C681]/275" office:value-type="float" office:value="2.67212" calcext:value-type="float">
            <text:p>2,67212</text:p>
          </table:table-cell>
          <table:table-cell table:formula="of:=[.D681]/275" office:value-type="float" office:value="13.8333345454545" calcext:value-type="float">
            <text:p>13,8333345454545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722.833" calcext:value-type="float">
            <text:p>722,833</text:p>
          </table:table-cell>
          <table:table-cell office:value-type="float" office:value="3845.5" calcext:value-type="float">
            <text:p>3845,5</text:p>
          </table:table-cell>
          <table:table-cell office:value-type="float" office:value="22" calcext:value-type="float">
            <text:p>22</text:p>
          </table:table-cell>
          <table:table-cell table:formula="of:=[.E682]*24*60" office:value-type="float" office:value="31680" calcext:value-type="float">
            <text:p>31680</text:p>
          </table:table-cell>
          <table:table-cell table:formula="of:=[.C682]/275" office:value-type="float" office:value="2.62848363636364" calcext:value-type="float">
            <text:p>2,62848363636364</text:p>
          </table:table-cell>
          <table:table-cell table:formula="of:=[.D682]/275" office:value-type="float" office:value="13.9836363636364" calcext:value-type="float">
            <text:p>13,9836363636364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726.833" calcext:value-type="float">
            <text:p>726,833</text:p>
          </table:table-cell>
          <table:table-cell office:value-type="float" office:value="3868.167" calcext:value-type="float">
            <text:p>3868,167</text:p>
          </table:table-cell>
          <table:table-cell office:value-type="float" office:value="22" calcext:value-type="float">
            <text:p>22</text:p>
          </table:table-cell>
          <table:table-cell table:formula="of:=[.E683]*24*60" office:value-type="float" office:value="31680" calcext:value-type="float">
            <text:p>31680</text:p>
          </table:table-cell>
          <table:table-cell table:formula="of:=[.C683]/275" office:value-type="float" office:value="2.64302909090909" calcext:value-type="float">
            <text:p>2,64302909090909</text:p>
          </table:table-cell>
          <table:table-cell table:formula="of:=[.D683]/275" office:value-type="float" office:value="14.0660618181818" calcext:value-type="float">
            <text:p>14,0660618181818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742.833" calcext:value-type="float">
            <text:p>742,833</text:p>
          </table:table-cell>
          <table:table-cell office:value-type="float" office:value="3873.5" calcext:value-type="float">
            <text:p>3873,5</text:p>
          </table:table-cell>
          <table:table-cell office:value-type="float" office:value="23" calcext:value-type="float">
            <text:p>23</text:p>
          </table:table-cell>
          <table:table-cell table:formula="of:=[.E684]*24*60" office:value-type="float" office:value="33120" calcext:value-type="float">
            <text:p>33120</text:p>
          </table:table-cell>
          <table:table-cell table:formula="of:=[.C684]/275" office:value-type="float" office:value="2.70121090909091" calcext:value-type="float">
            <text:p>2,70121090909091</text:p>
          </table:table-cell>
          <table:table-cell table:formula="of:=[.D684]/275" office:value-type="float" office:value="14.0854545454545" calcext:value-type="float">
            <text:p>14,0854545454545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721.5" calcext:value-type="float">
            <text:p>721,5</text:p>
          </table:table-cell>
          <table:table-cell office:value-type="float" office:value="3838.833" calcext:value-type="float">
            <text:p>3838,833</text:p>
          </table:table-cell>
          <table:table-cell office:value-type="float" office:value="23" calcext:value-type="float">
            <text:p>23</text:p>
          </table:table-cell>
          <table:table-cell table:formula="of:=[.E685]*24*60" office:value-type="float" office:value="33120" calcext:value-type="float">
            <text:p>33120</text:p>
          </table:table-cell>
          <table:table-cell table:formula="of:=[.C685]/275" office:value-type="float" office:value="2.62363636363636" calcext:value-type="float">
            <text:p>2,62363636363636</text:p>
          </table:table-cell>
          <table:table-cell table:formula="of:=[.D685]/275" office:value-type="float" office:value="13.9593927272727" calcext:value-type="float">
            <text:p>13,9593927272727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736.167" calcext:value-type="float">
            <text:p>736,167</text:p>
          </table:table-cell>
          <table:table-cell office:value-type="float" office:value="3786.833" calcext:value-type="float">
            <text:p>3786,833</text:p>
          </table:table-cell>
          <table:table-cell office:value-type="float" office:value="23" calcext:value-type="float">
            <text:p>23</text:p>
          </table:table-cell>
          <table:table-cell table:formula="of:=[.E686]*24*60" office:value-type="float" office:value="33120" calcext:value-type="float">
            <text:p>33120</text:p>
          </table:table-cell>
          <table:table-cell table:formula="of:=[.C686]/275" office:value-type="float" office:value="2.67697090909091" calcext:value-type="float">
            <text:p>2,67697090909091</text:p>
          </table:table-cell>
          <table:table-cell table:formula="of:=[.D686]/275" office:value-type="float" office:value="13.7703018181818" calcext:value-type="float">
            <text:p>13,7703018181818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732.167" calcext:value-type="float">
            <text:p>732,167</text:p>
          </table:table-cell>
          <table:table-cell office:value-type="float" office:value="3733.5" calcext:value-type="float">
            <text:p>3733,5</text:p>
          </table:table-cell>
          <table:table-cell office:value-type="float" office:value="23" calcext:value-type="float">
            <text:p>23</text:p>
          </table:table-cell>
          <table:table-cell table:formula="of:=[.E687]*24*60" office:value-type="float" office:value="33120" calcext:value-type="float">
            <text:p>33120</text:p>
          </table:table-cell>
          <table:table-cell table:formula="of:=[.C687]/275" office:value-type="float" office:value="2.66242545454546" calcext:value-type="float">
            <text:p>2,66242545454546</text:p>
          </table:table-cell>
          <table:table-cell table:formula="of:=[.D687]/275" office:value-type="float" office:value="13.5763636363636" calcext:value-type="float">
            <text:p>13,5763636363636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736.167" calcext:value-type="float">
            <text:p>736,167</text:p>
          </table:table-cell>
          <table:table-cell office:value-type="float" office:value="3688.167" calcext:value-type="float">
            <text:p>3688,167</text:p>
          </table:table-cell>
          <table:table-cell office:value-type="float" office:value="23" calcext:value-type="float">
            <text:p>23</text:p>
          </table:table-cell>
          <table:table-cell table:formula="of:=[.E688]*24*60" office:value-type="float" office:value="33120" calcext:value-type="float">
            <text:p>33120</text:p>
          </table:table-cell>
          <table:table-cell table:formula="of:=[.C688]/275" office:value-type="float" office:value="2.67697090909091" calcext:value-type="float">
            <text:p>2,67697090909091</text:p>
          </table:table-cell>
          <table:table-cell table:formula="of:=[.D688]/275" office:value-type="float" office:value="13.4115163636364" calcext:value-type="float">
            <text:p>13,4115163636364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721.5" calcext:value-type="float">
            <text:p>721,5</text:p>
          </table:table-cell>
          <table:table-cell office:value-type="float" office:value="3648.167" calcext:value-type="float">
            <text:p>3648,167</text:p>
          </table:table-cell>
          <table:table-cell office:value-type="float" office:value="23" calcext:value-type="float">
            <text:p>23</text:p>
          </table:table-cell>
          <table:table-cell table:formula="of:=[.E689]*24*60" office:value-type="float" office:value="33120" calcext:value-type="float">
            <text:p>33120</text:p>
          </table:table-cell>
          <table:table-cell table:formula="of:=[.C689]/275" office:value-type="float" office:value="2.62363636363636" calcext:value-type="float">
            <text:p>2,62363636363636</text:p>
          </table:table-cell>
          <table:table-cell table:formula="of:=[.D689]/275" office:value-type="float" office:value="13.2660618181818" calcext:value-type="float">
            <text:p>13,2660618181818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718.833" calcext:value-type="float">
            <text:p>718,833</text:p>
          </table:table-cell>
          <table:table-cell office:value-type="float" office:value="3590.833" calcext:value-type="float">
            <text:p>3590,833</text:p>
          </table:table-cell>
          <table:table-cell office:value-type="float" office:value="23" calcext:value-type="float">
            <text:p>23</text:p>
          </table:table-cell>
          <table:table-cell table:formula="of:=[.E690]*24*60" office:value-type="float" office:value="33120" calcext:value-type="float">
            <text:p>33120</text:p>
          </table:table-cell>
          <table:table-cell table:formula="of:=[.C690]/275" office:value-type="float" office:value="2.61393818181818" calcext:value-type="float">
            <text:p>2,61393818181818</text:p>
          </table:table-cell>
          <table:table-cell table:formula="of:=[.D690]/275" office:value-type="float" office:value="13.0575745454545" calcext:value-type="float">
            <text:p>13,0575745454545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737.5" calcext:value-type="float">
            <text:p>737,5</text:p>
          </table:table-cell>
          <table:table-cell office:value-type="float" office:value="3536.167" calcext:value-type="float">
            <text:p>3536,167</text:p>
          </table:table-cell>
          <table:table-cell office:value-type="float" office:value="23" calcext:value-type="float">
            <text:p>23</text:p>
          </table:table-cell>
          <table:table-cell table:formula="of:=[.E691]*24*60" office:value-type="float" office:value="33120" calcext:value-type="float">
            <text:p>33120</text:p>
          </table:table-cell>
          <table:table-cell table:formula="of:=[.C691]/275" office:value-type="float" office:value="2.68181818181818" calcext:value-type="float">
            <text:p>2,68181818181818</text:p>
          </table:table-cell>
          <table:table-cell table:formula="of:=[.D691]/275" office:value-type="float" office:value="12.8587890909091" calcext:value-type="float">
            <text:p>12,8587890909091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736.167" calcext:value-type="float">
            <text:p>736,167</text:p>
          </table:table-cell>
          <table:table-cell office:value-type="float" office:value="3504.167" calcext:value-type="float">
            <text:p>3504,167</text:p>
          </table:table-cell>
          <table:table-cell office:value-type="float" office:value="23" calcext:value-type="float">
            <text:p>23</text:p>
          </table:table-cell>
          <table:table-cell table:formula="of:=[.E692]*24*60" office:value-type="float" office:value="33120" calcext:value-type="float">
            <text:p>33120</text:p>
          </table:table-cell>
          <table:table-cell table:formula="of:=[.C692]/275" office:value-type="float" office:value="2.67697090909091" calcext:value-type="float">
            <text:p>2,67697090909091</text:p>
          </table:table-cell>
          <table:table-cell table:formula="of:=[.D692]/275" office:value-type="float" office:value="12.7424254545455" calcext:value-type="float">
            <text:p>12,7424254545455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758.833" calcext:value-type="float">
            <text:p>758,833</text:p>
          </table:table-cell>
          <table:table-cell office:value-type="float" office:value="3465.5" calcext:value-type="float">
            <text:p>3465,5</text:p>
          </table:table-cell>
          <table:table-cell office:value-type="float" office:value="23" calcext:value-type="float">
            <text:p>23</text:p>
          </table:table-cell>
          <table:table-cell table:formula="of:=[.E693]*24*60" office:value-type="float" office:value="33120" calcext:value-type="float">
            <text:p>33120</text:p>
          </table:table-cell>
          <table:table-cell table:formula="of:=[.C693]/275" office:value-type="float" office:value="2.75939272727273" calcext:value-type="float">
            <text:p>2,75939272727273</text:p>
          </table:table-cell>
          <table:table-cell table:formula="of:=[.D693]/275" office:value-type="float" office:value="12.6018181818182" calcext:value-type="float">
            <text:p>12,6018181818182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758.833" calcext:value-type="float">
            <text:p>758,833</text:p>
          </table:table-cell>
          <table:table-cell office:value-type="float" office:value="3406.833" calcext:value-type="float">
            <text:p>3406,833</text:p>
          </table:table-cell>
          <table:table-cell office:value-type="float" office:value="23" calcext:value-type="float">
            <text:p>23</text:p>
          </table:table-cell>
          <table:table-cell table:formula="of:=[.E694]*24*60" office:value-type="float" office:value="33120" calcext:value-type="float">
            <text:p>33120</text:p>
          </table:table-cell>
          <table:table-cell table:formula="of:=[.C694]/275" office:value-type="float" office:value="2.75939272727273" calcext:value-type="float">
            <text:p>2,75939272727273</text:p>
          </table:table-cell>
          <table:table-cell table:formula="of:=[.D694]/275" office:value-type="float" office:value="12.3884836363636" calcext:value-type="float">
            <text:p>12,3884836363636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780.167" calcext:value-type="float">
            <text:p>780,167</text:p>
          </table:table-cell>
          <table:table-cell office:value-type="float" office:value="3360.167" calcext:value-type="float">
            <text:p>3360,167</text:p>
          </table:table-cell>
          <table:table-cell office:value-type="float" office:value="23" calcext:value-type="float">
            <text:p>23</text:p>
          </table:table-cell>
          <table:table-cell table:formula="of:=[.E695]*24*60" office:value-type="float" office:value="33120" calcext:value-type="float">
            <text:p>33120</text:p>
          </table:table-cell>
          <table:table-cell table:formula="of:=[.C695]/275" office:value-type="float" office:value="2.83697090909091" calcext:value-type="float">
            <text:p>2,83697090909091</text:p>
          </table:table-cell>
          <table:table-cell table:formula="of:=[.D695]/275" office:value-type="float" office:value="12.2187890909091" calcext:value-type="float">
            <text:p>12,2187890909091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326.833" calcext:value-type="float">
            <text:p>3326,833</text:p>
          </table:table-cell>
          <table:table-cell office:value-type="float" office:value="23" calcext:value-type="float">
            <text:p>23</text:p>
          </table:table-cell>
          <table:table-cell table:formula="of:=[.E696]*24*60" office:value-type="float" office:value="33120" calcext:value-type="float">
            <text:p>33120</text:p>
          </table:table-cell>
          <table:table-cell table:formula="of:=[.C696]/275" office:value-type="float" office:value="2.91939272727273" calcext:value-type="float">
            <text:p>2,91939272727273</text:p>
          </table:table-cell>
          <table:table-cell table:formula="of:=[.D696]/275" office:value-type="float" office:value="12.0975745454545" calcext:value-type="float">
            <text:p>12,0975745454545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804.167" calcext:value-type="float">
            <text:p>804,167</text:p>
          </table:table-cell>
          <table:table-cell office:value-type="float" office:value="3281.5" calcext:value-type="float">
            <text:p>3281,5</text:p>
          </table:table-cell>
          <table:table-cell office:value-type="float" office:value="23" calcext:value-type="float">
            <text:p>23</text:p>
          </table:table-cell>
          <table:table-cell table:formula="of:=[.E697]*24*60" office:value-type="float" office:value="33120" calcext:value-type="float">
            <text:p>33120</text:p>
          </table:table-cell>
          <table:table-cell table:formula="of:=[.C697]/275" office:value-type="float" office:value="2.92424363636364" calcext:value-type="float">
            <text:p>2,92424363636364</text:p>
          </table:table-cell>
          <table:table-cell table:formula="of:=[.D697]/275" office:value-type="float" office:value="11.9327272727273" calcext:value-type="float">
            <text:p>11,9327272727273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802.833" calcext:value-type="float">
            <text:p>802,833</text:p>
          </table:table-cell>
          <table:table-cell office:value-type="float" office:value="3229.5" calcext:value-type="float">
            <text:p>3229,5</text:p>
          </table:table-cell>
          <table:table-cell office:value-type="float" office:value="23" calcext:value-type="float">
            <text:p>23</text:p>
          </table:table-cell>
          <table:table-cell table:formula="of:=[.E698]*24*60" office:value-type="float" office:value="33120" calcext:value-type="float">
            <text:p>33120</text:p>
          </table:table-cell>
          <table:table-cell table:formula="of:=[.C698]/275" office:value-type="float" office:value="2.91939272727273" calcext:value-type="float">
            <text:p>2,91939272727273</text:p>
          </table:table-cell>
          <table:table-cell table:formula="of:=[.D698]/275" office:value-type="float" office:value="11.7436363636364" calcext:value-type="float">
            <text:p>11,7436363636364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1168.5" calcext:value-type="float">
            <text:p>1168,5</text:p>
          </table:table-cell>
          <table:table-cell office:value-type="float" office:value="3430.5" calcext:value-type="float">
            <text:p>3430,5</text:p>
          </table:table-cell>
          <table:table-cell office:value-type="float" office:value="9" calcext:value-type="float">
            <text:p>9</text:p>
          </table:table-cell>
          <table:table-cell table:formula="of:=[.E699]*24*60" office:value-type="float" office:value="12960" calcext:value-type="float">
            <text:p>12960</text:p>
          </table:table-cell>
          <table:table-cell table:formula="of:=[.C699]/275" office:value-type="float" office:value="4.24909090909091" calcext:value-type="float">
            <text:p>4,24909090909091</text:p>
          </table:table-cell>
          <table:table-cell table:formula="of:=[.D699]/275" office:value-type="float" office:value="12.4745454545455" calcext:value-type="float">
            <text:p>12,4745454545455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1182.5" calcext:value-type="float">
            <text:p>1182,5</text:p>
          </table:table-cell>
          <table:table-cell office:value-type="float" office:value="3474.5" calcext:value-type="float">
            <text:p>3474,5</text:p>
          </table:table-cell>
          <table:table-cell office:value-type="float" office:value="9" calcext:value-type="float">
            <text:p>9</text:p>
          </table:table-cell>
          <table:table-cell table:formula="of:=[.E700]*24*60" office:value-type="float" office:value="12960" calcext:value-type="float">
            <text:p>12960</text:p>
          </table:table-cell>
          <table:table-cell table:formula="of:=[.C700]/275" office:value-type="float" office:value="4.3" calcext:value-type="float">
            <text:p>4,3</text:p>
          </table:table-cell>
          <table:table-cell table:formula="of:=[.D700]/275" office:value-type="float" office:value="12.6345454545455" calcext:value-type="float">
            <text:p>12,634545454545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184.5" calcext:value-type="float">
            <text:p>1184,5</text:p>
          </table:table-cell>
          <table:table-cell office:value-type="float" office:value="3530.5" calcext:value-type="float">
            <text:p>3530,5</text:p>
          </table:table-cell>
          <table:table-cell office:value-type="float" office:value="9" calcext:value-type="float">
            <text:p>9</text:p>
          </table:table-cell>
          <table:table-cell table:formula="of:=[.E701]*24*60" office:value-type="float" office:value="12960" calcext:value-type="float">
            <text:p>12960</text:p>
          </table:table-cell>
          <table:table-cell table:formula="of:=[.C701]/275" office:value-type="float" office:value="4.30727272727273" calcext:value-type="float">
            <text:p>4,30727272727273</text:p>
          </table:table-cell>
          <table:table-cell table:formula="of:=[.D701]/275" office:value-type="float" office:value="12.8381818181818" calcext:value-type="float">
            <text:p>12,8381818181818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1196.5" calcext:value-type="float">
            <text:p>1196,5</text:p>
          </table:table-cell>
          <table:table-cell office:value-type="float" office:value="3590.5" calcext:value-type="float">
            <text:p>3590,5</text:p>
          </table:table-cell>
          <table:table-cell office:value-type="float" office:value="9" calcext:value-type="float">
            <text:p>9</text:p>
          </table:table-cell>
          <table:table-cell table:formula="of:=[.E702]*24*60" office:value-type="float" office:value="12960" calcext:value-type="float">
            <text:p>12960</text:p>
          </table:table-cell>
          <table:table-cell table:formula="of:=[.C702]/275" office:value-type="float" office:value="4.35090909090909" calcext:value-type="float">
            <text:p>4,35090909090909</text:p>
          </table:table-cell>
          <table:table-cell table:formula="of:=[.D702]/275" office:value-type="float" office:value="13.0563636363636" calcext:value-type="float">
            <text:p>13,0563636363636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1198.5" calcext:value-type="float">
            <text:p>1198,5</text:p>
          </table:table-cell>
          <table:table-cell office:value-type="float" office:value="3666.5" calcext:value-type="float">
            <text:p>3666,5</text:p>
          </table:table-cell>
          <table:table-cell office:value-type="float" office:value="9" calcext:value-type="float">
            <text:p>9</text:p>
          </table:table-cell>
          <table:table-cell table:formula="of:=[.E703]*24*60" office:value-type="float" office:value="12960" calcext:value-type="float">
            <text:p>12960</text:p>
          </table:table-cell>
          <table:table-cell table:formula="of:=[.C703]/275" office:value-type="float" office:value="4.35818181818182" calcext:value-type="float">
            <text:p>4,35818181818182</text:p>
          </table:table-cell>
          <table:table-cell table:formula="of:=[.D703]/275" office:value-type="float" office:value="13.3327272727273" calcext:value-type="float">
            <text:p>13,3327272727273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1204.5" calcext:value-type="float">
            <text:p>1204,5</text:p>
          </table:table-cell>
          <table:table-cell office:value-type="float" office:value="3736.5" calcext:value-type="float">
            <text:p>3736,5</text:p>
          </table:table-cell>
          <table:table-cell office:value-type="float" office:value="9" calcext:value-type="float">
            <text:p>9</text:p>
          </table:table-cell>
          <table:table-cell table:formula="of:=[.E704]*24*60" office:value-type="float" office:value="12960" calcext:value-type="float">
            <text:p>12960</text:p>
          </table:table-cell>
          <table:table-cell table:formula="of:=[.C704]/275" office:value-type="float" office:value="4.38" calcext:value-type="float">
            <text:p>4,38</text:p>
          </table:table-cell>
          <table:table-cell table:formula="of:=[.D704]/275" office:value-type="float" office:value="13.5872727272727" calcext:value-type="float">
            <text:p>13,5872727272727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1172.5" calcext:value-type="float">
            <text:p>1172,5</text:p>
          </table:table-cell>
          <table:table-cell office:value-type="float" office:value="3402.5" calcext:value-type="float">
            <text:p>3402,5</text:p>
          </table:table-cell>
          <table:table-cell office:value-type="float" office:value="10" calcext:value-type="float">
            <text:p>10</text:p>
          </table:table-cell>
          <table:table-cell table:formula="of:=[.E705]*24*60" office:value-type="float" office:value="14400" calcext:value-type="float">
            <text:p>14400</text:p>
          </table:table-cell>
          <table:table-cell table:formula="of:=[.C705]/275" office:value-type="float" office:value="4.26363636363636" calcext:value-type="float">
            <text:p>4,26363636363636</text:p>
          </table:table-cell>
          <table:table-cell table:formula="of:=[.D705]/275" office:value-type="float" office:value="12.3727272727273" calcext:value-type="float">
            <text:p>12,3727272727273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1188.5" calcext:value-type="float">
            <text:p>1188,5</text:p>
          </table:table-cell>
          <table:table-cell office:value-type="float" office:value="3492.5" calcext:value-type="float">
            <text:p>3492,5</text:p>
          </table:table-cell>
          <table:table-cell office:value-type="float" office:value="10" calcext:value-type="float">
            <text:p>10</text:p>
          </table:table-cell>
          <table:table-cell table:formula="of:=[.E706]*24*60" office:value-type="float" office:value="14400" calcext:value-type="float">
            <text:p>14400</text:p>
          </table:table-cell>
          <table:table-cell table:formula="of:=[.C706]/275" office:value-type="float" office:value="4.32181818181818" calcext:value-type="float">
            <text:p>4,32181818181818</text:p>
          </table:table-cell>
          <table:table-cell table:formula="of:=[.D706]/275" office:value-type="float" office:value="12.7" calcext:value-type="float">
            <text:p>12,7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1200.5" calcext:value-type="float">
            <text:p>1200,5</text:p>
          </table:table-cell>
          <table:table-cell office:value-type="float" office:value="3588.5" calcext:value-type="float">
            <text:p>3588,5</text:p>
          </table:table-cell>
          <table:table-cell office:value-type="float" office:value="10" calcext:value-type="float">
            <text:p>10</text:p>
          </table:table-cell>
          <table:table-cell table:formula="of:=[.E707]*24*60" office:value-type="float" office:value="14400" calcext:value-type="float">
            <text:p>14400</text:p>
          </table:table-cell>
          <table:table-cell table:formula="of:=[.C707]/275" office:value-type="float" office:value="4.36545454545455" calcext:value-type="float">
            <text:p>4,36545454545455</text:p>
          </table:table-cell>
          <table:table-cell table:formula="of:=[.D707]/275" office:value-type="float" office:value="13.0490909090909" calcext:value-type="float">
            <text:p>13,0490909090909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1200.5" calcext:value-type="float">
            <text:p>1200,5</text:p>
          </table:table-cell>
          <table:table-cell office:value-type="float" office:value="3652.5" calcext:value-type="float">
            <text:p>3652,5</text:p>
          </table:table-cell>
          <table:table-cell office:value-type="float" office:value="10" calcext:value-type="float">
            <text:p>10</text:p>
          </table:table-cell>
          <table:table-cell table:formula="of:=[.E708]*24*60" office:value-type="float" office:value="14400" calcext:value-type="float">
            <text:p>14400</text:p>
          </table:table-cell>
          <table:table-cell table:formula="of:=[.C708]/275" office:value-type="float" office:value="4.36545454545455" calcext:value-type="float">
            <text:p>4,36545454545455</text:p>
          </table:table-cell>
          <table:table-cell table:formula="of:=[.D708]/275" office:value-type="float" office:value="13.2818181818182" calcext:value-type="float">
            <text:p>13,2818181818182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1166.5" calcext:value-type="float">
            <text:p>1166,5</text:p>
          </table:table-cell>
          <table:table-cell office:value-type="float" office:value="3352.5" calcext:value-type="float">
            <text:p>3352,5</text:p>
          </table:table-cell>
          <table:table-cell office:value-type="float" office:value="12" calcext:value-type="float">
            <text:p>12</text:p>
          </table:table-cell>
          <table:table-cell table:formula="of:=[.E709]*24*60" office:value-type="float" office:value="17280" calcext:value-type="float">
            <text:p>17280</text:p>
          </table:table-cell>
          <table:table-cell table:formula="of:=[.C709]/275" office:value-type="float" office:value="4.24181818181818" calcext:value-type="float">
            <text:p>4,24181818181818</text:p>
          </table:table-cell>
          <table:table-cell table:formula="of:=[.D709]/275" office:value-type="float" office:value="12.1909090909091" calcext:value-type="float">
            <text:p>12,1909090909091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1202.5" calcext:value-type="float">
            <text:p>1202,5</text:p>
          </table:table-cell>
          <table:table-cell office:value-type="float" office:value="3396.5" calcext:value-type="float">
            <text:p>3396,5</text:p>
          </table:table-cell>
          <table:table-cell office:value-type="float" office:value="12" calcext:value-type="float">
            <text:p>12</text:p>
          </table:table-cell>
          <table:table-cell table:formula="of:=[.E710]*24*60" office:value-type="float" office:value="17280" calcext:value-type="float">
            <text:p>17280</text:p>
          </table:table-cell>
          <table:table-cell table:formula="of:=[.C710]/275" office:value-type="float" office:value="4.37272727272727" calcext:value-type="float">
            <text:p>4,37272727272727</text:p>
          </table:table-cell>
          <table:table-cell table:formula="of:=[.D710]/275" office:value-type="float" office:value="12.3509090909091" calcext:value-type="float">
            <text:p>12,3509090909091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1202.5" calcext:value-type="float">
            <text:p>1202,5</text:p>
          </table:table-cell>
          <table:table-cell office:value-type="float" office:value="3466.5" calcext:value-type="float">
            <text:p>3466,5</text:p>
          </table:table-cell>
          <table:table-cell office:value-type="float" office:value="12" calcext:value-type="float">
            <text:p>12</text:p>
          </table:table-cell>
          <table:table-cell table:formula="of:=[.E711]*24*60" office:value-type="float" office:value="17280" calcext:value-type="float">
            <text:p>17280</text:p>
          </table:table-cell>
          <table:table-cell table:formula="of:=[.C711]/275" office:value-type="float" office:value="4.37272727272727" calcext:value-type="float">
            <text:p>4,37272727272727</text:p>
          </table:table-cell>
          <table:table-cell table:formula="of:=[.D711]/275" office:value-type="float" office:value="12.6054545454545" calcext:value-type="float">
            <text:p>12,6054545454545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1202.5" calcext:value-type="float">
            <text:p>1202,5</text:p>
          </table:table-cell>
          <table:table-cell office:value-type="float" office:value="3564.5" calcext:value-type="float">
            <text:p>3564,5</text:p>
          </table:table-cell>
          <table:table-cell office:value-type="float" office:value="12" calcext:value-type="float">
            <text:p>12</text:p>
          </table:table-cell>
          <table:table-cell table:formula="of:=[.E712]*24*60" office:value-type="float" office:value="17280" calcext:value-type="float">
            <text:p>17280</text:p>
          </table:table-cell>
          <table:table-cell table:formula="of:=[.C712]/275" office:value-type="float" office:value="4.37272727272727" calcext:value-type="float">
            <text:p>4,37272727272727</text:p>
          </table:table-cell>
          <table:table-cell table:formula="of:=[.D712]/275" office:value-type="float" office:value="12.9618181818182" calcext:value-type="float">
            <text:p>12,9618181818182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1200.5" calcext:value-type="float">
            <text:p>1200,5</text:p>
          </table:table-cell>
          <table:table-cell office:value-type="float" office:value="3646.5" calcext:value-type="float">
            <text:p>3646,5</text:p>
          </table:table-cell>
          <table:table-cell office:value-type="float" office:value="12" calcext:value-type="float">
            <text:p>12</text:p>
          </table:table-cell>
          <table:table-cell table:formula="of:=[.E713]*24*60" office:value-type="float" office:value="17280" calcext:value-type="float">
            <text:p>17280</text:p>
          </table:table-cell>
          <table:table-cell table:formula="of:=[.C713]/275" office:value-type="float" office:value="4.36545454545455" calcext:value-type="float">
            <text:p>4,36545454545455</text:p>
          </table:table-cell>
          <table:table-cell table:formula="of:=[.D713]/275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1200.5" calcext:value-type="float">
            <text:p>1200,5</text:p>
          </table:table-cell>
          <table:table-cell office:value-type="float" office:value="3696.5" calcext:value-type="float">
            <text:p>3696,5</text:p>
          </table:table-cell>
          <table:table-cell office:value-type="float" office:value="12" calcext:value-type="float">
            <text:p>12</text:p>
          </table:table-cell>
          <table:table-cell table:formula="of:=[.E714]*24*60" office:value-type="float" office:value="17280" calcext:value-type="float">
            <text:p>17280</text:p>
          </table:table-cell>
          <table:table-cell table:formula="of:=[.C714]/275" office:value-type="float" office:value="4.36545454545455" calcext:value-type="float">
            <text:p>4,36545454545455</text:p>
          </table:table-cell>
          <table:table-cell table:formula="of:=[.D714]/275" office:value-type="float" office:value="13.4418181818182" calcext:value-type="float">
            <text:p>13,4418181818182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1170.5" calcext:value-type="float">
            <text:p>1170,5</text:p>
          </table:table-cell>
          <table:table-cell office:value-type="float" office:value="3310.5" calcext:value-type="float">
            <text:p>3310,5</text:p>
          </table:table-cell>
          <table:table-cell office:value-type="float" office:value="14" calcext:value-type="float">
            <text:p>14</text:p>
          </table:table-cell>
          <table:table-cell table:formula="of:=[.E715]*24*60" office:value-type="float" office:value="20160" calcext:value-type="float">
            <text:p>20160</text:p>
          </table:table-cell>
          <table:table-cell table:formula="of:=[.C715]/275" office:value-type="float" office:value="4.25636363636364" calcext:value-type="float">
            <text:p>4,25636363636364</text:p>
          </table:table-cell>
          <table:table-cell table:formula="of:=[.D715]/275" office:value-type="float" office:value="12.0381818181818" calcext:value-type="float">
            <text:p>12,0381818181818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1208.5" calcext:value-type="float">
            <text:p>1208,5</text:p>
          </table:table-cell>
          <table:table-cell office:value-type="float" office:value="3316.5" calcext:value-type="float">
            <text:p>3316,5</text:p>
          </table:table-cell>
          <table:table-cell office:value-type="float" office:value="14" calcext:value-type="float">
            <text:p>14</text:p>
          </table:table-cell>
          <table:table-cell table:formula="of:=[.E716]*24*60" office:value-type="float" office:value="20160" calcext:value-type="float">
            <text:p>20160</text:p>
          </table:table-cell>
          <table:table-cell table:formula="of:=[.C716]/275" office:value-type="float" office:value="4.39454545454545" calcext:value-type="float">
            <text:p>4,39454545454545</text:p>
          </table:table-cell>
          <table:table-cell table:formula="of:=[.D716]/275" office:value-type="float" office:value="12.06" calcext:value-type="float">
            <text:p>12,06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1210.5" calcext:value-type="float">
            <text:p>1210,5</text:p>
          </table:table-cell>
          <table:table-cell office:value-type="float" office:value="3402.5" calcext:value-type="float">
            <text:p>3402,5</text:p>
          </table:table-cell>
          <table:table-cell office:value-type="float" office:value="14" calcext:value-type="float">
            <text:p>14</text:p>
          </table:table-cell>
          <table:table-cell table:formula="of:=[.E717]*24*60" office:value-type="float" office:value="20160" calcext:value-type="float">
            <text:p>20160</text:p>
          </table:table-cell>
          <table:table-cell table:formula="of:=[.C717]/275" office:value-type="float" office:value="4.40181818181818" calcext:value-type="float">
            <text:p>4,40181818181818</text:p>
          </table:table-cell>
          <table:table-cell table:formula="of:=[.D717]/275" office:value-type="float" office:value="12.3727272727273" calcext:value-type="float">
            <text:p>12,3727272727273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1210.5" calcext:value-type="float">
            <text:p>1210,5</text:p>
          </table:table-cell>
          <table:table-cell office:value-type="float" office:value="3498.5" calcext:value-type="float">
            <text:p>3498,5</text:p>
          </table:table-cell>
          <table:table-cell office:value-type="float" office:value="14" calcext:value-type="float">
            <text:p>14</text:p>
          </table:table-cell>
          <table:table-cell table:formula="of:=[.E718]*24*60" office:value-type="float" office:value="20160" calcext:value-type="float">
            <text:p>20160</text:p>
          </table:table-cell>
          <table:table-cell table:formula="of:=[.C718]/275" office:value-type="float" office:value="4.40181818181818" calcext:value-type="float">
            <text:p>4,40181818181818</text:p>
          </table:table-cell>
          <table:table-cell table:formula="of:=[.D718]/275" office:value-type="float" office:value="12.7218181818182" calcext:value-type="float">
            <text:p>12,7218181818182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1208.5" calcext:value-type="float">
            <text:p>1208,5</text:p>
          </table:table-cell>
          <table:table-cell office:value-type="float" office:value="3598.5" calcext:value-type="float">
            <text:p>3598,5</text:p>
          </table:table-cell>
          <table:table-cell office:value-type="float" office:value="14" calcext:value-type="float">
            <text:p>14</text:p>
          </table:table-cell>
          <table:table-cell table:formula="of:=[.E719]*24*60" office:value-type="float" office:value="20160" calcext:value-type="float">
            <text:p>20160</text:p>
          </table:table-cell>
          <table:table-cell table:formula="of:=[.C719]/275" office:value-type="float" office:value="4.39454545454545" calcext:value-type="float">
            <text:p>4,39454545454545</text:p>
          </table:table-cell>
          <table:table-cell table:formula="of:=[.D719]/275" office:value-type="float" office:value="13.0854545454545" calcext:value-type="float">
            <text:p>13,0854545454545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1206.5" calcext:value-type="float">
            <text:p>1206,5</text:p>
          </table:table-cell>
          <table:table-cell office:value-type="float" office:value="3678.5" calcext:value-type="float">
            <text:p>3678,5</text:p>
          </table:table-cell>
          <table:table-cell office:value-type="float" office:value="14" calcext:value-type="float">
            <text:p>14</text:p>
          </table:table-cell>
          <table:table-cell table:formula="of:=[.E720]*24*60" office:value-type="float" office:value="20160" calcext:value-type="float">
            <text:p>20160</text:p>
          </table:table-cell>
          <table:table-cell table:formula="of:=[.C720]/275" office:value-type="float" office:value="4.38727272727273" calcext:value-type="float">
            <text:p>4,38727272727273</text:p>
          </table:table-cell>
          <table:table-cell table:formula="of:=[.D720]/275" office:value-type="float" office:value="13.3763636363636" calcext:value-type="float">
            <text:p>13,3763636363636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172.5" calcext:value-type="float">
            <text:p>1172,5</text:p>
          </table:table-cell>
          <table:table-cell office:value-type="float" office:value="3272.5" calcext:value-type="float">
            <text:p>3272,5</text:p>
          </table:table-cell>
          <table:table-cell office:value-type="float" office:value="15" calcext:value-type="float">
            <text:p>15</text:p>
          </table:table-cell>
          <table:table-cell table:formula="of:=[.E721]*24*60" office:value-type="float" office:value="21600" calcext:value-type="float">
            <text:p>21600</text:p>
          </table:table-cell>
          <table:table-cell table:formula="of:=[.C721]/275" office:value-type="float" office:value="4.26363636363636" calcext:value-type="float">
            <text:p>4,26363636363636</text:p>
          </table:table-cell>
          <table:table-cell table:formula="of:=[.D721]/275" office:value-type="float" office:value="11.9" calcext:value-type="float">
            <text:p>11,9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1208.5" calcext:value-type="float">
            <text:p>1208,5</text:p>
          </table:table-cell>
          <table:table-cell office:value-type="float" office:value="3316.5" calcext:value-type="float">
            <text:p>3316,5</text:p>
          </table:table-cell>
          <table:table-cell office:value-type="float" office:value="15" calcext:value-type="float">
            <text:p>15</text:p>
          </table:table-cell>
          <table:table-cell table:formula="of:=[.E722]*24*60" office:value-type="float" office:value="21600" calcext:value-type="float">
            <text:p>21600</text:p>
          </table:table-cell>
          <table:table-cell table:formula="of:=[.C722]/275" office:value-type="float" office:value="4.39454545454545" calcext:value-type="float">
            <text:p>4,39454545454545</text:p>
          </table:table-cell>
          <table:table-cell table:formula="of:=[.D722]/275" office:value-type="float" office:value="12.06" calcext:value-type="float">
            <text:p>12,06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1212.5" calcext:value-type="float">
            <text:p>1212,5</text:p>
          </table:table-cell>
          <table:table-cell office:value-type="float" office:value="3388.5" calcext:value-type="float">
            <text:p>3388,5</text:p>
          </table:table-cell>
          <table:table-cell office:value-type="float" office:value="15" calcext:value-type="float">
            <text:p>15</text:p>
          </table:table-cell>
          <table:table-cell table:formula="of:=[.E723]*24*60" office:value-type="float" office:value="21600" calcext:value-type="float">
            <text:p>21600</text:p>
          </table:table-cell>
          <table:table-cell table:formula="of:=[.C723]/275" office:value-type="float" office:value="4.40909090909091" calcext:value-type="float">
            <text:p>4,40909090909091</text:p>
          </table:table-cell>
          <table:table-cell table:formula="of:=[.D723]/275" office:value-type="float" office:value="12.3218181818182" calcext:value-type="float">
            <text:p>12,3218181818182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1210.5" calcext:value-type="float">
            <text:p>1210,5</text:p>
          </table:table-cell>
          <table:table-cell office:value-type="float" office:value="3468.5" calcext:value-type="float">
            <text:p>3468,5</text:p>
          </table:table-cell>
          <table:table-cell office:value-type="float" office:value="15" calcext:value-type="float">
            <text:p>15</text:p>
          </table:table-cell>
          <table:table-cell table:formula="of:=[.E724]*24*60" office:value-type="float" office:value="21600" calcext:value-type="float">
            <text:p>21600</text:p>
          </table:table-cell>
          <table:table-cell table:formula="of:=[.C724]/275" office:value-type="float" office:value="4.40181818181818" calcext:value-type="float">
            <text:p>4,40181818181818</text:p>
          </table:table-cell>
          <table:table-cell table:formula="of:=[.D724]/275" office:value-type="float" office:value="12.6127272727273" calcext:value-type="float">
            <text:p>12,6127272727273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1172.5" calcext:value-type="float">
            <text:p>1172,5</text:p>
          </table:table-cell>
          <table:table-cell office:value-type="float" office:value="3212.5" calcext:value-type="float">
            <text:p>3212,5</text:p>
          </table:table-cell>
          <table:table-cell office:value-type="float" office:value="15" calcext:value-type="float">
            <text:p>15</text:p>
          </table:table-cell>
          <table:table-cell table:formula="of:=[.E725]*24*60" office:value-type="float" office:value="21600" calcext:value-type="float">
            <text:p>21600</text:p>
          </table:table-cell>
          <table:table-cell table:formula="of:=[.C725]/275" office:value-type="float" office:value="4.26363636363636" calcext:value-type="float">
            <text:p>4,26363636363636</text:p>
          </table:table-cell>
          <table:table-cell table:formula="of:=[.D725]/275" office:value-type="float" office:value="11.6818181818182" calcext:value-type="float">
            <text:p>11,6818181818182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1180.5" calcext:value-type="float">
            <text:p>1180,5</text:p>
          </table:table-cell>
          <table:table-cell office:value-type="float" office:value="3176.5" calcext:value-type="float">
            <text:p>3176,5</text:p>
          </table:table-cell>
          <table:table-cell office:value-type="float" office:value="15" calcext:value-type="float">
            <text:p>15</text:p>
          </table:table-cell>
          <table:table-cell table:formula="of:=[.E726]*24*60" office:value-type="float" office:value="21600" calcext:value-type="float">
            <text:p>21600</text:p>
          </table:table-cell>
          <table:table-cell table:formula="of:=[.C726]/275" office:value-type="float" office:value="4.29272727272727" calcext:value-type="float">
            <text:p>4,29272727272727</text:p>
          </table:table-cell>
          <table:table-cell table:formula="of:=[.D726]/275" office:value-type="float" office:value="11.5509090909091" calcext:value-type="float">
            <text:p>11,5509090909091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1174.5" calcext:value-type="float">
            <text:p>1174,5</text:p>
          </table:table-cell>
          <table:table-cell office:value-type="float" office:value="3138.5" calcext:value-type="float">
            <text:p>3138,5</text:p>
          </table:table-cell>
          <table:table-cell office:value-type="float" office:value="15" calcext:value-type="float">
            <text:p>15</text:p>
          </table:table-cell>
          <table:table-cell table:formula="of:=[.E727]*24*60" office:value-type="float" office:value="21600" calcext:value-type="float">
            <text:p>21600</text:p>
          </table:table-cell>
          <table:table-cell table:formula="of:=[.C727]/275" office:value-type="float" office:value="4.27090909090909" calcext:value-type="float">
            <text:p>4,27090909090909</text:p>
          </table:table-cell>
          <table:table-cell table:formula="of:=[.D727]/275" office:value-type="float" office:value="11.4127272727273" calcext:value-type="float">
            <text:p>11,4127272727273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1172.5" calcext:value-type="float">
            <text:p>1172,5</text:p>
          </table:table-cell>
          <table:table-cell office:value-type="float" office:value="3228.5" calcext:value-type="float">
            <text:p>3228,5</text:p>
          </table:table-cell>
          <table:table-cell office:value-type="float" office:value="14" calcext:value-type="float">
            <text:p>14</text:p>
          </table:table-cell>
          <table:table-cell table:formula="of:=[.E728]*24*60" office:value-type="float" office:value="20160" calcext:value-type="float">
            <text:p>20160</text:p>
          </table:table-cell>
          <table:table-cell table:formula="of:=[.C728]/275" office:value-type="float" office:value="4.26363636363636" calcext:value-type="float">
            <text:p>4,26363636363636</text:p>
          </table:table-cell>
          <table:table-cell table:formula="of:=[.D728]/275" office:value-type="float" office:value="11.74" calcext:value-type="float">
            <text:p>11,74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1176.5" calcext:value-type="float">
            <text:p>1176,5</text:p>
          </table:table-cell>
          <table:table-cell office:value-type="float" office:value="3100.5" calcext:value-type="float">
            <text:p>3100,5</text:p>
          </table:table-cell>
          <table:table-cell office:value-type="float" office:value="16" calcext:value-type="float">
            <text:p>16</text:p>
          </table:table-cell>
          <table:table-cell table:formula="of:=[.E729]*24*60" office:value-type="float" office:value="23040" calcext:value-type="float">
            <text:p>23040</text:p>
          </table:table-cell>
          <table:table-cell table:formula="of:=[.C729]/275" office:value-type="float" office:value="4.27818181818182" calcext:value-type="float">
            <text:p>4,27818181818182</text:p>
          </table:table-cell>
          <table:table-cell table:formula="of:=[.D729]/275" office:value-type="float" office:value="11.2745454545455" calcext:value-type="float">
            <text:p>11,2745454545455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1186.5" calcext:value-type="float">
            <text:p>1186,5</text:p>
          </table:table-cell>
          <table:table-cell office:value-type="float" office:value="3162.5" calcext:value-type="float">
            <text:p>3162,5</text:p>
          </table:table-cell>
          <table:table-cell office:value-type="float" office:value="16" calcext:value-type="float">
            <text:p>16</text:p>
          </table:table-cell>
          <table:table-cell table:formula="of:=[.E730]*24*60" office:value-type="float" office:value="23040" calcext:value-type="float">
            <text:p>23040</text:p>
          </table:table-cell>
          <table:table-cell table:formula="of:=[.C730]/275" office:value-type="float" office:value="4.31454545454545" calcext:value-type="float">
            <text:p>4,31454545454545</text:p>
          </table:table-cell>
          <table:table-cell table:formula="of:=[.D730]/275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188.5" calcext:value-type="float">
            <text:p>1188,5</text:p>
          </table:table-cell>
          <table:table-cell office:value-type="float" office:value="3234.5" calcext:value-type="float">
            <text:p>3234,5</text:p>
          </table:table-cell>
          <table:table-cell office:value-type="float" office:value="16" calcext:value-type="float">
            <text:p>16</text:p>
          </table:table-cell>
          <table:table-cell table:formula="of:=[.E731]*24*60" office:value-type="float" office:value="23040" calcext:value-type="float">
            <text:p>23040</text:p>
          </table:table-cell>
          <table:table-cell table:formula="of:=[.C731]/275" office:value-type="float" office:value="4.32181818181818" calcext:value-type="float">
            <text:p>4,32181818181818</text:p>
          </table:table-cell>
          <table:table-cell table:formula="of:=[.D731]/275" office:value-type="float" office:value="11.7618181818182" calcext:value-type="float">
            <text:p>11,7618181818182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1180.5" calcext:value-type="float">
            <text:p>1180,5</text:p>
          </table:table-cell>
          <table:table-cell office:value-type="float" office:value="3270.5" calcext:value-type="float">
            <text:p>3270,5</text:p>
          </table:table-cell>
          <table:table-cell office:value-type="float" office:value="16" calcext:value-type="float">
            <text:p>16</text:p>
          </table:table-cell>
          <table:table-cell table:formula="of:=[.E732]*24*60" office:value-type="float" office:value="23040" calcext:value-type="float">
            <text:p>23040</text:p>
          </table:table-cell>
          <table:table-cell table:formula="of:=[.C732]/275" office:value-type="float" office:value="4.29272727272727" calcext:value-type="float">
            <text:p>4,29272727272727</text:p>
          </table:table-cell>
          <table:table-cell table:formula="of:=[.D732]/275" office:value-type="float" office:value="11.8927272727273" calcext:value-type="float">
            <text:p>11,8927272727273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1212.5" calcext:value-type="float">
            <text:p>1212,5</text:p>
          </table:table-cell>
          <table:table-cell office:value-type="float" office:value="3306.5" calcext:value-type="float">
            <text:p>3306,5</text:p>
          </table:table-cell>
          <table:table-cell office:value-type="float" office:value="16" calcext:value-type="float">
            <text:p>16</text:p>
          </table:table-cell>
          <table:table-cell table:formula="of:=[.E733]*24*60" office:value-type="float" office:value="23040" calcext:value-type="float">
            <text:p>23040</text:p>
          </table:table-cell>
          <table:table-cell table:formula="of:=[.C733]/275" office:value-type="float" office:value="4.40909090909091" calcext:value-type="float">
            <text:p>4,40909090909091</text:p>
          </table:table-cell>
          <table:table-cell table:formula="of:=[.D733]/275" office:value-type="float" office:value="12.0236363636364" calcext:value-type="float">
            <text:p>12,0236363636364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1222.5" calcext:value-type="float">
            <text:p>1222,5</text:p>
          </table:table-cell>
          <table:table-cell office:value-type="float" office:value="3370.5" calcext:value-type="float">
            <text:p>3370,5</text:p>
          </table:table-cell>
          <table:table-cell office:value-type="float" office:value="16" calcext:value-type="float">
            <text:p>16</text:p>
          </table:table-cell>
          <table:table-cell table:formula="of:=[.E734]*24*60" office:value-type="float" office:value="23040" calcext:value-type="float">
            <text:p>23040</text:p>
          </table:table-cell>
          <table:table-cell table:formula="of:=[.C734]/275" office:value-type="float" office:value="4.44545454545455" calcext:value-type="float">
            <text:p>4,44545454545455</text:p>
          </table:table-cell>
          <table:table-cell table:formula="of:=[.D734]/275" office:value-type="float" office:value="12.2563636363636" calcext:value-type="float">
            <text:p>12,2563636363636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1226.5" calcext:value-type="float">
            <text:p>1226,5</text:p>
          </table:table-cell>
          <table:table-cell office:value-type="float" office:value="3420.5" calcext:value-type="float">
            <text:p>3420,5</text:p>
          </table:table-cell>
          <table:table-cell office:value-type="float" office:value="16" calcext:value-type="float">
            <text:p>16</text:p>
          </table:table-cell>
          <table:table-cell table:formula="of:=[.E735]*24*60" office:value-type="float" office:value="23040" calcext:value-type="float">
            <text:p>23040</text:p>
          </table:table-cell>
          <table:table-cell table:formula="of:=[.C735]/275" office:value-type="float" office:value="4.46" calcext:value-type="float">
            <text:p>4,46</text:p>
          </table:table-cell>
          <table:table-cell table:formula="of:=[.D735]/275" office:value-type="float" office:value="12.4381818181818" calcext:value-type="float">
            <text:p>12,4381818181818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230.5" calcext:value-type="float">
            <text:p>1230,5</text:p>
          </table:table-cell>
          <table:table-cell office:value-type="float" office:value="3496.5" calcext:value-type="float">
            <text:p>3496,5</text:p>
          </table:table-cell>
          <table:table-cell office:value-type="float" office:value="16" calcext:value-type="float">
            <text:p>16</text:p>
          </table:table-cell>
          <table:table-cell table:formula="of:=[.E736]*24*60" office:value-type="float" office:value="23040" calcext:value-type="float">
            <text:p>23040</text:p>
          </table:table-cell>
          <table:table-cell table:formula="of:=[.C736]/275" office:value-type="float" office:value="4.47454545454546" calcext:value-type="float">
            <text:p>4,47454545454546</text:p>
          </table:table-cell>
          <table:table-cell table:formula="of:=[.D736]/275" office:value-type="float" office:value="12.7145454545455" calcext:value-type="float">
            <text:p>12,7145454545455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1180.5" calcext:value-type="float">
            <text:p>1180,5</text:p>
          </table:table-cell>
          <table:table-cell office:value-type="float" office:value="2936.5" calcext:value-type="float">
            <text:p>2936,5</text:p>
          </table:table-cell>
          <table:table-cell office:value-type="float" office:value="17" calcext:value-type="float">
            <text:p>17</text:p>
          </table:table-cell>
          <table:table-cell table:formula="of:=[.E737]*24*60" office:value-type="float" office:value="24480" calcext:value-type="float">
            <text:p>24480</text:p>
          </table:table-cell>
          <table:table-cell table:formula="of:=[.C737]/275" office:value-type="float" office:value="4.29272727272727" calcext:value-type="float">
            <text:p>4,29272727272727</text:p>
          </table:table-cell>
          <table:table-cell table:formula="of:=[.D737]/275" office:value-type="float" office:value="10.6781818181818" calcext:value-type="float">
            <text:p>10,6781818181818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1194.5" calcext:value-type="float">
            <text:p>1194,5</text:p>
          </table:table-cell>
          <table:table-cell office:value-type="float" office:value="2974.5" calcext:value-type="float">
            <text:p>2974,5</text:p>
          </table:table-cell>
          <table:table-cell office:value-type="float" office:value="17" calcext:value-type="float">
            <text:p>17</text:p>
          </table:table-cell>
          <table:table-cell table:formula="of:=[.E738]*24*60" office:value-type="float" office:value="24480" calcext:value-type="float">
            <text:p>24480</text:p>
          </table:table-cell>
          <table:table-cell table:formula="of:=[.C738]/275" office:value-type="float" office:value="4.34363636363636" calcext:value-type="float">
            <text:p>4,34363636363636</text:p>
          </table:table-cell>
          <table:table-cell table:formula="of:=[.D738]/275" office:value-type="float" office:value="10.8163636363636" calcext:value-type="float">
            <text:p>10,8163636363636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1184.5" calcext:value-type="float">
            <text:p>1184,5</text:p>
          </table:table-cell>
          <table:table-cell office:value-type="float" office:value="3034.5" calcext:value-type="float">
            <text:p>3034,5</text:p>
          </table:table-cell>
          <table:table-cell office:value-type="float" office:value="17" calcext:value-type="float">
            <text:p>17</text:p>
          </table:table-cell>
          <table:table-cell table:formula="of:=[.E739]*24*60" office:value-type="float" office:value="24480" calcext:value-type="float">
            <text:p>24480</text:p>
          </table:table-cell>
          <table:table-cell table:formula="of:=[.C739]/275" office:value-type="float" office:value="4.30727272727273" calcext:value-type="float">
            <text:p>4,30727272727273</text:p>
          </table:table-cell>
          <table:table-cell table:formula="of:=[.D739]/275" office:value-type="float" office:value="11.0345454545455" calcext:value-type="float">
            <text:p>11,0345454545455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1192.5" calcext:value-type="float">
            <text:p>1192,5</text:p>
          </table:table-cell>
          <table:table-cell office:value-type="float" office:value="3076.5" calcext:value-type="float">
            <text:p>3076,5</text:p>
          </table:table-cell>
          <table:table-cell office:value-type="float" office:value="17" calcext:value-type="float">
            <text:p>17</text:p>
          </table:table-cell>
          <table:table-cell table:formula="of:=[.E740]*24*60" office:value-type="float" office:value="24480" calcext:value-type="float">
            <text:p>24480</text:p>
          </table:table-cell>
          <table:table-cell table:formula="of:=[.C740]/275" office:value-type="float" office:value="4.33636363636364" calcext:value-type="float">
            <text:p>4,33636363636364</text:p>
          </table:table-cell>
          <table:table-cell table:formula="of:=[.D740]/275" office:value-type="float" office:value="11.1872727272727" calcext:value-type="float">
            <text:p>11,1872727272727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1226.5" calcext:value-type="float">
            <text:p>1226,5</text:p>
          </table:table-cell>
          <table:table-cell office:value-type="float" office:value="3132.5" calcext:value-type="float">
            <text:p>3132,5</text:p>
          </table:table-cell>
          <table:table-cell office:value-type="float" office:value="17" calcext:value-type="float">
            <text:p>17</text:p>
          </table:table-cell>
          <table:table-cell table:formula="of:=[.E741]*24*60" office:value-type="float" office:value="24480" calcext:value-type="float">
            <text:p>24480</text:p>
          </table:table-cell>
          <table:table-cell table:formula="of:=[.C741]/275" office:value-type="float" office:value="4.46" calcext:value-type="float">
            <text:p>4,46</text:p>
          </table:table-cell>
          <table:table-cell table:formula="of:=[.D741]/275" office:value-type="float" office:value="11.3909090909091" calcext:value-type="float">
            <text:p>11,3909090909091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1236.5" calcext:value-type="float">
            <text:p>1236,5</text:p>
          </table:table-cell>
          <table:table-cell office:value-type="float" office:value="3244.5" calcext:value-type="float">
            <text:p>3244,5</text:p>
          </table:table-cell>
          <table:table-cell office:value-type="float" office:value="17" calcext:value-type="float">
            <text:p>17</text:p>
          </table:table-cell>
          <table:table-cell table:formula="of:=[.E742]*24*60" office:value-type="float" office:value="24480" calcext:value-type="float">
            <text:p>24480</text:p>
          </table:table-cell>
          <table:table-cell table:formula="of:=[.C742]/275" office:value-type="float" office:value="4.49636363636364" calcext:value-type="float">
            <text:p>4,49636363636364</text:p>
          </table:table-cell>
          <table:table-cell table:formula="of:=[.D742]/275" office:value-type="float" office:value="11.7981818181818" calcext:value-type="float">
            <text:p>11,7981818181818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1242.5" calcext:value-type="float">
            <text:p>1242,5</text:p>
          </table:table-cell>
          <table:table-cell office:value-type="float" office:value="3346.5" calcext:value-type="float">
            <text:p>3346,5</text:p>
          </table:table-cell>
          <table:table-cell office:value-type="float" office:value="17" calcext:value-type="float">
            <text:p>17</text:p>
          </table:table-cell>
          <table:table-cell table:formula="of:=[.E743]*24*60" office:value-type="float" office:value="24480" calcext:value-type="float">
            <text:p>24480</text:p>
          </table:table-cell>
          <table:table-cell table:formula="of:=[.C743]/275" office:value-type="float" office:value="4.51818181818182" calcext:value-type="float">
            <text:p>4,51818181818182</text:p>
          </table:table-cell>
          <table:table-cell table:formula="of:=[.D743]/275" office:value-type="float" office:value="12.1690909090909" calcext:value-type="float">
            <text:p>12,1690909090909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240.5" calcext:value-type="float">
            <text:p>1240,5</text:p>
          </table:table-cell>
          <table:table-cell office:value-type="float" office:value="3412.5" calcext:value-type="float">
            <text:p>3412,5</text:p>
          </table:table-cell>
          <table:table-cell office:value-type="float" office:value="17" calcext:value-type="float">
            <text:p>17</text:p>
          </table:table-cell>
          <table:table-cell table:formula="of:=[.E744]*24*60" office:value-type="float" office:value="24480" calcext:value-type="float">
            <text:p>24480</text:p>
          </table:table-cell>
          <table:table-cell table:formula="of:=[.C744]/275" office:value-type="float" office:value="4.51090909090909" calcext:value-type="float">
            <text:p>4,51090909090909</text:p>
          </table:table-cell>
          <table:table-cell table:formula="of:=[.D744]/275" office:value-type="float" office:value="12.4090909090909" calcext:value-type="float">
            <text:p>12,4090909090909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1182.5" calcext:value-type="float">
            <text:p>1182,5</text:p>
          </table:table-cell>
          <table:table-cell office:value-type="float" office:value="2922.5" calcext:value-type="float">
            <text:p>2922,5</text:p>
          </table:table-cell>
          <table:table-cell office:value-type="float" office:value="18" calcext:value-type="float">
            <text:p>18</text:p>
          </table:table-cell>
          <table:table-cell table:formula="of:=[.E745]*24*60" office:value-type="float" office:value="25920" calcext:value-type="float">
            <text:p>25920</text:p>
          </table:table-cell>
          <table:table-cell table:formula="of:=[.C745]/275" office:value-type="float" office:value="4.3" calcext:value-type="float">
            <text:p>4,3</text:p>
          </table:table-cell>
          <table:table-cell table:formula="of:=[.D745]/275" office:value-type="float" office:value="10.6272727272727" calcext:value-type="float">
            <text:p>10,6272727272727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1198.5" calcext:value-type="float">
            <text:p>1198,5</text:p>
          </table:table-cell>
          <table:table-cell office:value-type="float" office:value="2974.5" calcext:value-type="float">
            <text:p>2974,5</text:p>
          </table:table-cell>
          <table:table-cell office:value-type="float" office:value="18" calcext:value-type="float">
            <text:p>18</text:p>
          </table:table-cell>
          <table:table-cell table:formula="of:=[.E746]*24*60" office:value-type="float" office:value="25920" calcext:value-type="float">
            <text:p>25920</text:p>
          </table:table-cell>
          <table:table-cell table:formula="of:=[.C746]/275" office:value-type="float" office:value="4.35818181818182" calcext:value-type="float">
            <text:p>4,35818181818182</text:p>
          </table:table-cell>
          <table:table-cell table:formula="of:=[.D746]/275" office:value-type="float" office:value="10.8163636363636" calcext:value-type="float">
            <text:p>10,8163636363636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212.5" calcext:value-type="float">
            <text:p>1212,5</text:p>
          </table:table-cell>
          <table:table-cell office:value-type="float" office:value="3032.5" calcext:value-type="float">
            <text:p>3032,5</text:p>
          </table:table-cell>
          <table:table-cell office:value-type="float" office:value="18" calcext:value-type="float">
            <text:p>18</text:p>
          </table:table-cell>
          <table:table-cell table:formula="of:=[.E747]*24*60" office:value-type="float" office:value="25920" calcext:value-type="float">
            <text:p>25920</text:p>
          </table:table-cell>
          <table:table-cell table:formula="of:=[.C747]/275" office:value-type="float" office:value="4.40909090909091" calcext:value-type="float">
            <text:p>4,40909090909091</text:p>
          </table:table-cell>
          <table:table-cell table:formula="of:=[.D747]/275" office:value-type="float" office:value="11.0272727272727" calcext:value-type="float">
            <text:p>11,0272727272727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1232.5" calcext:value-type="float">
            <text:p>1232,5</text:p>
          </table:table-cell>
          <table:table-cell office:value-type="float" office:value="3136.5" calcext:value-type="float">
            <text:p>3136,5</text:p>
          </table:table-cell>
          <table:table-cell office:value-type="float" office:value="18" calcext:value-type="float">
            <text:p>18</text:p>
          </table:table-cell>
          <table:table-cell table:formula="of:=[.E748]*24*60" office:value-type="float" office:value="25920" calcext:value-type="float">
            <text:p>25920</text:p>
          </table:table-cell>
          <table:table-cell table:formula="of:=[.C748]/275" office:value-type="float" office:value="4.48181818181818" calcext:value-type="float">
            <text:p>4,48181818181818</text:p>
          </table:table-cell>
          <table:table-cell table:formula="of:=[.D748]/275" office:value-type="float" office:value="11.4054545454545" calcext:value-type="float">
            <text:p>11,4054545454545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1236.5" calcext:value-type="float">
            <text:p>1236,5</text:p>
          </table:table-cell>
          <table:table-cell office:value-type="float" office:value="3222.5" calcext:value-type="float">
            <text:p>3222,5</text:p>
          </table:table-cell>
          <table:table-cell office:value-type="float" office:value="18" calcext:value-type="float">
            <text:p>18</text:p>
          </table:table-cell>
          <table:table-cell table:formula="of:=[.E749]*24*60" office:value-type="float" office:value="25920" calcext:value-type="float">
            <text:p>25920</text:p>
          </table:table-cell>
          <table:table-cell table:formula="of:=[.C749]/275" office:value-type="float" office:value="4.49636363636364" calcext:value-type="float">
            <text:p>4,49636363636364</text:p>
          </table:table-cell>
          <table:table-cell table:formula="of:=[.D749]/275" office:value-type="float" office:value="11.7181818181818" calcext:value-type="float">
            <text:p>11,7181818181818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232.5" calcext:value-type="float">
            <text:p>1232,5</text:p>
          </table:table-cell>
          <table:table-cell office:value-type="float" office:value="3294.5" calcext:value-type="float">
            <text:p>3294,5</text:p>
          </table:table-cell>
          <table:table-cell office:value-type="float" office:value="18" calcext:value-type="float">
            <text:p>18</text:p>
          </table:table-cell>
          <table:table-cell table:formula="of:=[.E750]*24*60" office:value-type="float" office:value="25920" calcext:value-type="float">
            <text:p>25920</text:p>
          </table:table-cell>
          <table:table-cell table:formula="of:=[.C750]/275" office:value-type="float" office:value="4.48181818181818" calcext:value-type="float">
            <text:p>4,48181818181818</text:p>
          </table:table-cell>
          <table:table-cell table:formula="of:=[.D750]/275" office:value-type="float" office:value="11.98" calcext:value-type="float">
            <text:p>11,9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1228.5" calcext:value-type="float">
            <text:p>1228,5</text:p>
          </table:table-cell>
          <table:table-cell office:value-type="float" office:value="3340.5" calcext:value-type="float">
            <text:p>3340,5</text:p>
          </table:table-cell>
          <table:table-cell office:value-type="float" office:value="18" calcext:value-type="float">
            <text:p>18</text:p>
          </table:table-cell>
          <table:table-cell table:formula="of:=[.E751]*24*60" office:value-type="float" office:value="25920" calcext:value-type="float">
            <text:p>25920</text:p>
          </table:table-cell>
          <table:table-cell table:formula="of:=[.C751]/275" office:value-type="float" office:value="4.46727272727273" calcext:value-type="float">
            <text:p>4,46727272727273</text:p>
          </table:table-cell>
          <table:table-cell table:formula="of:=[.D751]/275" office:value-type="float" office:value="12.1472727272727" calcext:value-type="float">
            <text:p>12,1472727272727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1186.5" calcext:value-type="float">
            <text:p>1186,5</text:p>
          </table:table-cell>
          <table:table-cell office:value-type="float" office:value="2906.5" calcext:value-type="float">
            <text:p>2906,5</text:p>
          </table:table-cell>
          <table:table-cell office:value-type="float" office:value="19" calcext:value-type="float">
            <text:p>19</text:p>
          </table:table-cell>
          <table:table-cell table:formula="of:=[.E752]*24*60" office:value-type="float" office:value="27360" calcext:value-type="float">
            <text:p>27360</text:p>
          </table:table-cell>
          <table:table-cell table:formula="of:=[.C752]/275" office:value-type="float" office:value="4.31454545454545" calcext:value-type="float">
            <text:p>4,31454545454545</text:p>
          </table:table-cell>
          <table:table-cell table:formula="of:=[.D752]/275" office:value-type="float" office:value="10.5690909090909" calcext:value-type="float">
            <text:p>10,5690909090909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1202.5" calcext:value-type="float">
            <text:p>1202,5</text:p>
          </table:table-cell>
          <table:table-cell office:value-type="float" office:value="2962.5" calcext:value-type="float">
            <text:p>2962,5</text:p>
          </table:table-cell>
          <table:table-cell office:value-type="float" office:value="19" calcext:value-type="float">
            <text:p>19</text:p>
          </table:table-cell>
          <table:table-cell table:formula="of:=[.E753]*24*60" office:value-type="float" office:value="27360" calcext:value-type="float">
            <text:p>27360</text:p>
          </table:table-cell>
          <table:table-cell table:formula="of:=[.C753]/275" office:value-type="float" office:value="4.37272727272727" calcext:value-type="float">
            <text:p>4,37272727272727</text:p>
          </table:table-cell>
          <table:table-cell table:formula="of:=[.D753]/275" office:value-type="float" office:value="10.7727272727273" calcext:value-type="float">
            <text:p>10,7727272727273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1210.5" calcext:value-type="float">
            <text:p>1210,5</text:p>
          </table:table-cell>
          <table:table-cell office:value-type="float" office:value="3016.5" calcext:value-type="float">
            <text:p>3016,5</text:p>
          </table:table-cell>
          <table:table-cell office:value-type="float" office:value="19" calcext:value-type="float">
            <text:p>19</text:p>
          </table:table-cell>
          <table:table-cell table:formula="of:=[.E754]*24*60" office:value-type="float" office:value="27360" calcext:value-type="float">
            <text:p>27360</text:p>
          </table:table-cell>
          <table:table-cell table:formula="of:=[.C754]/275" office:value-type="float" office:value="4.40181818181818" calcext:value-type="float">
            <text:p>4,40181818181818</text:p>
          </table:table-cell>
          <table:table-cell table:formula="of:=[.D754]/275" office:value-type="float" office:value="10.9690909090909" calcext:value-type="float">
            <text:p>10,9690909090909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1242.5" calcext:value-type="float">
            <text:p>1242,5</text:p>
          </table:table-cell>
          <table:table-cell office:value-type="float" office:value="3074.5" calcext:value-type="float">
            <text:p>3074,5</text:p>
          </table:table-cell>
          <table:table-cell office:value-type="float" office:value="19" calcext:value-type="float">
            <text:p>19</text:p>
          </table:table-cell>
          <table:table-cell table:formula="of:=[.E755]*24*60" office:value-type="float" office:value="27360" calcext:value-type="float">
            <text:p>27360</text:p>
          </table:table-cell>
          <table:table-cell table:formula="of:=[.C755]/275" office:value-type="float" office:value="4.51818181818182" calcext:value-type="float">
            <text:p>4,51818181818182</text:p>
          </table:table-cell>
          <table:table-cell table:formula="of:=[.D755]/275" office:value-type="float" office:value="11.18" calcext:value-type="float">
            <text:p>11,18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1246.5" calcext:value-type="float">
            <text:p>1246,5</text:p>
          </table:table-cell>
          <table:table-cell office:value-type="float" office:value="3154.5" calcext:value-type="float">
            <text:p>3154,5</text:p>
          </table:table-cell>
          <table:table-cell office:value-type="float" office:value="19" calcext:value-type="float">
            <text:p>19</text:p>
          </table:table-cell>
          <table:table-cell table:formula="of:=[.E756]*24*60" office:value-type="float" office:value="27360" calcext:value-type="float">
            <text:p>27360</text:p>
          </table:table-cell>
          <table:table-cell table:formula="of:=[.C756]/275" office:value-type="float" office:value="4.53272727272727" calcext:value-type="float">
            <text:p>4,53272727272727</text:p>
          </table:table-cell>
          <table:table-cell table:formula="of:=[.D756]/275" office:value-type="float" office:value="11.4709090909091" calcext:value-type="float">
            <text:p>11,4709090909091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1248.5" calcext:value-type="float">
            <text:p>1248,5</text:p>
          </table:table-cell>
          <table:table-cell office:value-type="float" office:value="3270.5" calcext:value-type="float">
            <text:p>3270,5</text:p>
          </table:table-cell>
          <table:table-cell office:value-type="float" office:value="19" calcext:value-type="float">
            <text:p>19</text:p>
          </table:table-cell>
          <table:table-cell table:formula="of:=[.E757]*24*60" office:value-type="float" office:value="27360" calcext:value-type="float">
            <text:p>27360</text:p>
          </table:table-cell>
          <table:table-cell table:formula="of:=[.C757]/275" office:value-type="float" office:value="4.54" calcext:value-type="float">
            <text:p>4,54</text:p>
          </table:table-cell>
          <table:table-cell table:formula="of:=[.D757]/275" office:value-type="float" office:value="11.8927272727273" calcext:value-type="float">
            <text:p>11,8927272727273</text:p>
          </table:table-cell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1216.5" calcext:value-type="float">
            <text:p>1216,5</text:p>
          </table:table-cell>
          <table:table-cell office:value-type="float" office:value="3374.5" calcext:value-type="float">
            <text:p>3374,5</text:p>
          </table:table-cell>
          <table:table-cell office:value-type="float" office:value="19" calcext:value-type="float">
            <text:p>19</text:p>
          </table:table-cell>
          <table:table-cell table:formula="of:=[.E758]*24*60" office:value-type="float" office:value="27360" calcext:value-type="float">
            <text:p>27360</text:p>
          </table:table-cell>
          <table:table-cell table:formula="of:=[.C758]/275" office:value-type="float" office:value="4.42363636363636" calcext:value-type="float">
            <text:p>4,42363636363636</text:p>
          </table:table-cell>
          <table:table-cell table:formula="of:=[.D758]/275" office:value-type="float" office:value="12.2709090909091" calcext:value-type="float">
            <text:p>12,2709090909091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1212.5" calcext:value-type="float">
            <text:p>1212,5</text:p>
          </table:table-cell>
          <table:table-cell office:value-type="float" office:value="3448.5" calcext:value-type="float">
            <text:p>3448,5</text:p>
          </table:table-cell>
          <table:table-cell office:value-type="float" office:value="19" calcext:value-type="float">
            <text:p>19</text:p>
          </table:table-cell>
          <table:table-cell table:formula="of:=[.E759]*24*60" office:value-type="float" office:value="27360" calcext:value-type="float">
            <text:p>27360</text:p>
          </table:table-cell>
          <table:table-cell table:formula="of:=[.C759]/275" office:value-type="float" office:value="4.40909090909091" calcext:value-type="float">
            <text:p>4,40909090909091</text:p>
          </table:table-cell>
          <table:table-cell table:formula="of:=[.D759]/275" office:value-type="float" office:value="12.54" calcext:value-type="float">
            <text:p>12,54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1180.5" calcext:value-type="float">
            <text:p>1180,5</text:p>
          </table:table-cell>
          <table:table-cell office:value-type="float" office:value="2918.5" calcext:value-type="float">
            <text:p>2918,5</text:p>
          </table:table-cell>
          <table:table-cell office:value-type="float" office:value="21" calcext:value-type="float">
            <text:p>21</text:p>
          </table:table-cell>
          <table:table-cell table:formula="of:=[.E760]*24*60" office:value-type="float" office:value="30240" calcext:value-type="float">
            <text:p>30240</text:p>
          </table:table-cell>
          <table:table-cell table:formula="of:=[.C760]/275" office:value-type="float" office:value="4.29272727272727" calcext:value-type="float">
            <text:p>4,29272727272727</text:p>
          </table:table-cell>
          <table:table-cell table:formula="of:=[.D760]/275" office:value-type="float" office:value="10.6127272727273" calcext:value-type="float">
            <text:p>10,6127272727273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1210.5" calcext:value-type="float">
            <text:p>1210,5</text:p>
          </table:table-cell>
          <table:table-cell office:value-type="float" office:value="2974.5" calcext:value-type="float">
            <text:p>2974,5</text:p>
          </table:table-cell>
          <table:table-cell office:value-type="float" office:value="21" calcext:value-type="float">
            <text:p>21</text:p>
          </table:table-cell>
          <table:table-cell table:formula="of:=[.E761]*24*60" office:value-type="float" office:value="30240" calcext:value-type="float">
            <text:p>30240</text:p>
          </table:table-cell>
          <table:table-cell table:formula="of:=[.C761]/275" office:value-type="float" office:value="4.40181818181818" calcext:value-type="float">
            <text:p>4,40181818181818</text:p>
          </table:table-cell>
          <table:table-cell table:formula="of:=[.D761]/275" office:value-type="float" office:value="10.8163636363636" calcext:value-type="float">
            <text:p>10,8163636363636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1238.5" calcext:value-type="float">
            <text:p>1238,5</text:p>
          </table:table-cell>
          <table:table-cell office:value-type="float" office:value="3056.5" calcext:value-type="float">
            <text:p>3056,5</text:p>
          </table:table-cell>
          <table:table-cell office:value-type="float" office:value="21" calcext:value-type="float">
            <text:p>21</text:p>
          </table:table-cell>
          <table:table-cell table:formula="of:=[.E762]*24*60" office:value-type="float" office:value="30240" calcext:value-type="float">
            <text:p>30240</text:p>
          </table:table-cell>
          <table:table-cell table:formula="of:=[.C762]/275" office:value-type="float" office:value="4.50363636363636" calcext:value-type="float">
            <text:p>4,50363636363636</text:p>
          </table:table-cell>
          <table:table-cell table:formula="of:=[.D762]/275" office:value-type="float" office:value="11.1145454545455" calcext:value-type="float">
            <text:p>11,1145454545455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1240.5" calcext:value-type="float">
            <text:p>1240,5</text:p>
          </table:table-cell>
          <table:table-cell office:value-type="float" office:value="3148.5" calcext:value-type="float">
            <text:p>3148,5</text:p>
          </table:table-cell>
          <table:table-cell office:value-type="float" office:value="21" calcext:value-type="float">
            <text:p>21</text:p>
          </table:table-cell>
          <table:table-cell table:formula="of:=[.E763]*24*60" office:value-type="float" office:value="30240" calcext:value-type="float">
            <text:p>30240</text:p>
          </table:table-cell>
          <table:table-cell table:formula="of:=[.C763]/275" office:value-type="float" office:value="4.51090909090909" calcext:value-type="float">
            <text:p>4,51090909090909</text:p>
          </table:table-cell>
          <table:table-cell table:formula="of:=[.D763]/275" office:value-type="float" office:value="11.4490909090909" calcext:value-type="float">
            <text:p>11,4490909090909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1242.5" calcext:value-type="float">
            <text:p>1242,5</text:p>
          </table:table-cell>
          <table:table-cell office:value-type="float" office:value="3242.5" calcext:value-type="float">
            <text:p>3242,5</text:p>
          </table:table-cell>
          <table:table-cell office:value-type="float" office:value="21" calcext:value-type="float">
            <text:p>21</text:p>
          </table:table-cell>
          <table:table-cell table:formula="of:=[.E764]*24*60" office:value-type="float" office:value="30240" calcext:value-type="float">
            <text:p>30240</text:p>
          </table:table-cell>
          <table:table-cell table:formula="of:=[.C764]/275" office:value-type="float" office:value="4.51818181818182" calcext:value-type="float">
            <text:p>4,51818181818182</text:p>
          </table:table-cell>
          <table:table-cell table:formula="of:=[.D764]/275" office:value-type="float" office:value="11.7909090909091" calcext:value-type="float">
            <text:p>11,7909090909091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1246.5" calcext:value-type="float">
            <text:p>1246,5</text:p>
          </table:table-cell>
          <table:table-cell office:value-type="float" office:value="3346.5" calcext:value-type="float">
            <text:p>3346,5</text:p>
          </table:table-cell>
          <table:table-cell office:value-type="float" office:value="21" calcext:value-type="float">
            <text:p>21</text:p>
          </table:table-cell>
          <table:table-cell table:formula="of:=[.E765]*24*60" office:value-type="float" office:value="30240" calcext:value-type="float">
            <text:p>30240</text:p>
          </table:table-cell>
          <table:table-cell table:formula="of:=[.C765]/275" office:value-type="float" office:value="4.53272727272727" calcext:value-type="float">
            <text:p>4,53272727272727</text:p>
          </table:table-cell>
          <table:table-cell table:formula="of:=[.D765]/275" office:value-type="float" office:value="12.1690909090909" calcext:value-type="float">
            <text:p>12,1690909090909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1246.5" calcext:value-type="float">
            <text:p>1246,5</text:p>
          </table:table-cell>
          <table:table-cell office:value-type="float" office:value="3448.5" calcext:value-type="float">
            <text:p>3448,5</text:p>
          </table:table-cell>
          <table:table-cell office:value-type="float" office:value="21" calcext:value-type="float">
            <text:p>21</text:p>
          </table:table-cell>
          <table:table-cell table:formula="of:=[.E766]*24*60" office:value-type="float" office:value="30240" calcext:value-type="float">
            <text:p>30240</text:p>
          </table:table-cell>
          <table:table-cell table:formula="of:=[.C766]/275" office:value-type="float" office:value="4.53272727272727" calcext:value-type="float">
            <text:p>4,53272727272727</text:p>
          </table:table-cell>
          <table:table-cell table:formula="of:=[.D766]/275" office:value-type="float" office:value="12.54" calcext:value-type="float">
            <text:p>12,54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1188.5" calcext:value-type="float">
            <text:p>1188,5</text:p>
          </table:table-cell>
          <table:table-cell office:value-type="float" office:value="2910.5" calcext:value-type="float">
            <text:p>2910,5</text:p>
          </table:table-cell>
          <table:table-cell office:value-type="float" office:value="22" calcext:value-type="float">
            <text:p>22</text:p>
          </table:table-cell>
          <table:table-cell table:formula="of:=[.E767]*24*60" office:value-type="float" office:value="31680" calcext:value-type="float">
            <text:p>31680</text:p>
          </table:table-cell>
          <table:table-cell table:formula="of:=[.C767]/275" office:value-type="float" office:value="4.32181818181818" calcext:value-type="float">
            <text:p>4,32181818181818</text:p>
          </table:table-cell>
          <table:table-cell table:formula="of:=[.D767]/275" office:value-type="float" office:value="10.5836363636364" calcext:value-type="float">
            <text:p>10,5836363636364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1204.5" calcext:value-type="float">
            <text:p>1204,5</text:p>
          </table:table-cell>
          <table:table-cell office:value-type="float" office:value="2988.5" calcext:value-type="float">
            <text:p>2988,5</text:p>
          </table:table-cell>
          <table:table-cell office:value-type="float" office:value="22" calcext:value-type="float">
            <text:p>22</text:p>
          </table:table-cell>
          <table:table-cell table:formula="of:=[.E768]*24*60" office:value-type="float" office:value="31680" calcext:value-type="float">
            <text:p>31680</text:p>
          </table:table-cell>
          <table:table-cell table:formula="of:=[.C768]/275" office:value-type="float" office:value="4.38" calcext:value-type="float">
            <text:p>4,38</text:p>
          </table:table-cell>
          <table:table-cell table:formula="of:=[.D768]/275" office:value-type="float" office:value="10.8672727272727" calcext:value-type="float">
            <text:p>10,867272727272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1238.5" calcext:value-type="float">
            <text:p>1238,5</text:p>
          </table:table-cell>
          <table:table-cell office:value-type="float" office:value="3066.5" calcext:value-type="float">
            <text:p>3066,5</text:p>
          </table:table-cell>
          <table:table-cell office:value-type="float" office:value="22" calcext:value-type="float">
            <text:p>22</text:p>
          </table:table-cell>
          <table:table-cell table:formula="of:=[.E769]*24*60" office:value-type="float" office:value="31680" calcext:value-type="float">
            <text:p>31680</text:p>
          </table:table-cell>
          <table:table-cell table:formula="of:=[.C769]/275" office:value-type="float" office:value="4.50363636363636" calcext:value-type="float">
            <text:p>4,50363636363636</text:p>
          </table:table-cell>
          <table:table-cell table:formula="of:=[.D769]/275" office:value-type="float" office:value="11.1509090909091" calcext:value-type="float">
            <text:p>11,1509090909091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1236.5" calcext:value-type="float">
            <text:p>1236,5</text:p>
          </table:table-cell>
          <table:table-cell office:value-type="float" office:value="3156.5" calcext:value-type="float">
            <text:p>3156,5</text:p>
          </table:table-cell>
          <table:table-cell office:value-type="float" office:value="22" calcext:value-type="float">
            <text:p>22</text:p>
          </table:table-cell>
          <table:table-cell table:formula="of:=[.E770]*24*60" office:value-type="float" office:value="31680" calcext:value-type="float">
            <text:p>31680</text:p>
          </table:table-cell>
          <table:table-cell table:formula="of:=[.C770]/275" office:value-type="float" office:value="4.49636363636364" calcext:value-type="float">
            <text:p>4,49636363636364</text:p>
          </table:table-cell>
          <table:table-cell table:formula="of:=[.D770]/275" office:value-type="float" office:value="11.4781818181818" calcext:value-type="float">
            <text:p>11,4781818181818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1240.5" calcext:value-type="float">
            <text:p>1240,5</text:p>
          </table:table-cell>
          <table:table-cell office:value-type="float" office:value="3252.5" calcext:value-type="float">
            <text:p>3252,5</text:p>
          </table:table-cell>
          <table:table-cell office:value-type="float" office:value="22" calcext:value-type="float">
            <text:p>22</text:p>
          </table:table-cell>
          <table:table-cell table:formula="of:=[.E771]*24*60" office:value-type="float" office:value="31680" calcext:value-type="float">
            <text:p>31680</text:p>
          </table:table-cell>
          <table:table-cell table:formula="of:=[.C771]/275" office:value-type="float" office:value="4.51090909090909" calcext:value-type="float">
            <text:p>4,51090909090909</text:p>
          </table:table-cell>
          <table:table-cell table:formula="of:=[.D771]/275" office:value-type="float" office:value="11.8272727272727" calcext:value-type="float">
            <text:p>11,8272727272727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1252.5" calcext:value-type="float">
            <text:p>1252,5</text:p>
          </table:table-cell>
          <table:table-cell office:value-type="float" office:value="3344.5" calcext:value-type="float">
            <text:p>3344,5</text:p>
          </table:table-cell>
          <table:table-cell office:value-type="float" office:value="22" calcext:value-type="float">
            <text:p>22</text:p>
          </table:table-cell>
          <table:table-cell table:formula="of:=[.E772]*24*60" office:value-type="float" office:value="31680" calcext:value-type="float">
            <text:p>31680</text:p>
          </table:table-cell>
          <table:table-cell table:formula="of:=[.C772]/275" office:value-type="float" office:value="4.55454545454546" calcext:value-type="float">
            <text:p>4,55454545454546</text:p>
          </table:table-cell>
          <table:table-cell table:formula="of:=[.D772]/275" office:value-type="float" office:value="12.1618181818182" calcext:value-type="float">
            <text:p>12,1618181818182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1252.5" calcext:value-type="float">
            <text:p>1252,5</text:p>
          </table:table-cell>
          <table:table-cell office:value-type="float" office:value="3448.5" calcext:value-type="float">
            <text:p>3448,5</text:p>
          </table:table-cell>
          <table:table-cell office:value-type="float" office:value="22" calcext:value-type="float">
            <text:p>22</text:p>
          </table:table-cell>
          <table:table-cell table:formula="of:=[.E773]*24*60" office:value-type="float" office:value="31680" calcext:value-type="float">
            <text:p>31680</text:p>
          </table:table-cell>
          <table:table-cell table:formula="of:=[.C773]/275" office:value-type="float" office:value="4.55454545454546" calcext:value-type="float">
            <text:p>4,55454545454546</text:p>
          </table:table-cell>
          <table:table-cell table:formula="of:=[.D773]/275" office:value-type="float" office:value="12.54" calcext:value-type="float">
            <text:p>12,54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1184.5" calcext:value-type="float">
            <text:p>1184,5</text:p>
          </table:table-cell>
          <table:table-cell office:value-type="float" office:value="2902.5" calcext:value-type="float">
            <text:p>2902,5</text:p>
          </table:table-cell>
          <table:table-cell office:value-type="float" office:value="23" calcext:value-type="float">
            <text:p>23</text:p>
          </table:table-cell>
          <table:table-cell table:formula="of:=[.E774]*24*60" office:value-type="float" office:value="33120" calcext:value-type="float">
            <text:p>33120</text:p>
          </table:table-cell>
          <table:table-cell table:formula="of:=[.C774]/275" office:value-type="float" office:value="4.30727272727273" calcext:value-type="float">
            <text:p>4,30727272727273</text:p>
          </table:table-cell>
          <table:table-cell table:formula="of:=[.D774]/275" office:value-type="float" office:value="10.5545454545455" calcext:value-type="float">
            <text:p>10,5545454545455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1200.5" calcext:value-type="float">
            <text:p>1200,5</text:p>
          </table:table-cell>
          <table:table-cell office:value-type="float" office:value="2968.5" calcext:value-type="float">
            <text:p>2968,5</text:p>
          </table:table-cell>
          <table:table-cell office:value-type="float" office:value="23" calcext:value-type="float">
            <text:p>23</text:p>
          </table:table-cell>
          <table:table-cell table:formula="of:=[.E775]*24*60" office:value-type="float" office:value="33120" calcext:value-type="float">
            <text:p>33120</text:p>
          </table:table-cell>
          <table:table-cell table:formula="of:=[.C775]/275" office:value-type="float" office:value="4.36545454545455" calcext:value-type="float">
            <text:p>4,36545454545455</text:p>
          </table:table-cell>
          <table:table-cell table:formula="of:=[.D775]/275" office:value-type="float" office:value="10.7945454545455" calcext:value-type="float">
            <text:p>10,7945454545455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204.5" calcext:value-type="float">
            <text:p>1204,5</text:p>
          </table:table-cell>
          <table:table-cell office:value-type="float" office:value="3042.5" calcext:value-type="float">
            <text:p>3042,5</text:p>
          </table:table-cell>
          <table:table-cell office:value-type="float" office:value="23" calcext:value-type="float">
            <text:p>23</text:p>
          </table:table-cell>
          <table:table-cell table:formula="of:=[.E776]*24*60" office:value-type="float" office:value="33120" calcext:value-type="float">
            <text:p>33120</text:p>
          </table:table-cell>
          <table:table-cell table:formula="of:=[.C776]/275" office:value-type="float" office:value="4.38" calcext:value-type="float">
            <text:p>4,38</text:p>
          </table:table-cell>
          <table:table-cell table:formula="of:=[.D776]/275" office:value-type="float" office:value="11.0636363636364" calcext:value-type="float">
            <text:p>11,0636363636364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1238.5" calcext:value-type="float">
            <text:p>1238,5</text:p>
          </table:table-cell>
          <table:table-cell office:value-type="float" office:value="3092.5" calcext:value-type="float">
            <text:p>3092,5</text:p>
          </table:table-cell>
          <table:table-cell office:value-type="float" office:value="23" calcext:value-type="float">
            <text:p>23</text:p>
          </table:table-cell>
          <table:table-cell table:formula="of:=[.E777]*24*60" office:value-type="float" office:value="33120" calcext:value-type="float">
            <text:p>33120</text:p>
          </table:table-cell>
          <table:table-cell table:formula="of:=[.C777]/275" office:value-type="float" office:value="4.50363636363636" calcext:value-type="float">
            <text:p>4,50363636363636</text:p>
          </table:table-cell>
          <table:table-cell table:formula="of:=[.D777]/275" office:value-type="float" office:value="11.2454545454545" calcext:value-type="float">
            <text:p>11,2454545454545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1254.5" calcext:value-type="float">
            <text:p>1254,5</text:p>
          </table:table-cell>
          <table:table-cell office:value-type="float" office:value="3186.5" calcext:value-type="float">
            <text:p>3186,5</text:p>
          </table:table-cell>
          <table:table-cell office:value-type="float" office:value="23" calcext:value-type="float">
            <text:p>23</text:p>
          </table:table-cell>
          <table:table-cell table:formula="of:=[.E778]*24*60" office:value-type="float" office:value="33120" calcext:value-type="float">
            <text:p>33120</text:p>
          </table:table-cell>
          <table:table-cell table:formula="of:=[.C778]/275" office:value-type="float" office:value="4.56181818181818" calcext:value-type="float">
            <text:p>4,56181818181818</text:p>
          </table:table-cell>
          <table:table-cell table:formula="of:=[.D778]/275" office:value-type="float" office:value="11.5872727272727" calcext:value-type="float">
            <text:p>11,5872727272727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1254.5" calcext:value-type="float">
            <text:p>1254,5</text:p>
          </table:table-cell>
          <table:table-cell office:value-type="float" office:value="3300.5" calcext:value-type="float">
            <text:p>3300,5</text:p>
          </table:table-cell>
          <table:table-cell office:value-type="float" office:value="23" calcext:value-type="float">
            <text:p>23</text:p>
          </table:table-cell>
          <table:table-cell table:formula="of:=[.E779]*24*60" office:value-type="float" office:value="33120" calcext:value-type="float">
            <text:p>33120</text:p>
          </table:table-cell>
          <table:table-cell table:formula="of:=[.C779]/275" office:value-type="float" office:value="4.56181818181818" calcext:value-type="float">
            <text:p>4,56181818181818</text:p>
          </table:table-cell>
          <table:table-cell table:formula="of:=[.D779]/275" office:value-type="float" office:value="12.0018181818182" calcext:value-type="float">
            <text:p>12,0018181818182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1254.5" calcext:value-type="float">
            <text:p>1254,5</text:p>
          </table:table-cell>
          <table:table-cell office:value-type="float" office:value="3408.5" calcext:value-type="float">
            <text:p>3408,5</text:p>
          </table:table-cell>
          <table:table-cell office:value-type="float" office:value="23" calcext:value-type="float">
            <text:p>23</text:p>
          </table:table-cell>
          <table:table-cell table:formula="of:=[.E780]*24*60" office:value-type="float" office:value="33120" calcext:value-type="float">
            <text:p>33120</text:p>
          </table:table-cell>
          <table:table-cell table:formula="of:=[.C780]/275" office:value-type="float" office:value="4.56181818181818" calcext:value-type="float">
            <text:p>4,56181818181818</text:p>
          </table:table-cell>
          <table:table-cell table:formula="of:=[.D780]/275" office:value-type="float" office:value="12.3945454545455" calcext:value-type="float">
            <text:p>12,394545454545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256.5" calcext:value-type="float">
            <text:p>1256,5</text:p>
          </table:table-cell>
          <table:table-cell office:value-type="float" office:value="3578.5" calcext:value-type="float">
            <text:p>3578,5</text:p>
          </table:table-cell>
          <table:table-cell office:value-type="float" office:value="23" calcext:value-type="float">
            <text:p>23</text:p>
          </table:table-cell>
          <table:table-cell table:formula="of:=[.E781]*24*60" office:value-type="float" office:value="33120" calcext:value-type="float">
            <text:p>33120</text:p>
          </table:table-cell>
          <table:table-cell table:formula="of:=[.C781]/275" office:value-type="float" office:value="4.56909090909091" calcext:value-type="float">
            <text:p>4,56909090909091</text:p>
          </table:table-cell>
          <table:table-cell table:formula="of:=[.D781]/275" office:value-type="float" office:value="13.0127272727273" calcext:value-type="float">
            <text:p>13,0127272727273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1222.5" calcext:value-type="float">
            <text:p>1222,5</text:p>
          </table:table-cell>
          <table:table-cell office:value-type="float" office:value="3688.5" calcext:value-type="float">
            <text:p>3688,5</text:p>
          </table:table-cell>
          <table:table-cell office:value-type="float" office:value="23" calcext:value-type="float">
            <text:p>23</text:p>
          </table:table-cell>
          <table:table-cell table:formula="of:=[.E782]*24*60" office:value-type="float" office:value="33120" calcext:value-type="float">
            <text:p>33120</text:p>
          </table:table-cell>
          <table:table-cell table:formula="of:=[.C782]/275" office:value-type="float" office:value="4.44545454545455" calcext:value-type="float">
            <text:p>4,44545454545455</text:p>
          </table:table-cell>
          <table:table-cell table:formula="of:=[.D782]/275" office:value-type="float" office:value="13.4127272727273" calcext:value-type="float">
            <text:p>13,4127272727273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1190.5" calcext:value-type="float">
            <text:p>1190,5</text:p>
          </table:table-cell>
          <table:table-cell office:value-type="float" office:value="3786.5" calcext:value-type="float">
            <text:p>3786,5</text:p>
          </table:table-cell>
          <table:table-cell office:value-type="float" office:value="23" calcext:value-type="float">
            <text:p>23</text:p>
          </table:table-cell>
          <table:table-cell table:formula="of:=[.E783]*24*60" office:value-type="float" office:value="33120" calcext:value-type="float">
            <text:p>33120</text:p>
          </table:table-cell>
          <table:table-cell table:formula="of:=[.C783]/275" office:value-type="float" office:value="4.32909090909091" calcext:value-type="float">
            <text:p>4,32909090909091</text:p>
          </table:table-cell>
          <table:table-cell table:formula="of:=[.D783]/275" office:value-type="float" office:value="13.7690909090909" calcext:value-type="float">
            <text:p>13,7690909090909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1158.5" calcext:value-type="float">
            <text:p>1158,5</text:p>
          </table:table-cell>
          <table:table-cell office:value-type="float" office:value="3850.5" calcext:value-type="float">
            <text:p>3850,5</text:p>
          </table:table-cell>
          <table:table-cell office:value-type="float" office:value="23" calcext:value-type="float">
            <text:p>23</text:p>
          </table:table-cell>
          <table:table-cell table:formula="of:=[.E784]*24*60" office:value-type="float" office:value="33120" calcext:value-type="float">
            <text:p>33120</text:p>
          </table:table-cell>
          <table:table-cell table:formula="of:=[.C784]/275" office:value-type="float" office:value="4.21272727272727" calcext:value-type="float">
            <text:p>4,21272727272727</text:p>
          </table:table-cell>
          <table:table-cell table:formula="of:=[.D784]/275" office:value-type="float" office:value="14.0018181818182" calcext:value-type="float">
            <text:p>14,0018181818182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1182.5" calcext:value-type="float">
            <text:p>1182,5</text:p>
          </table:table-cell>
          <table:table-cell office:value-type="float" office:value="3408.5" calcext:value-type="float">
            <text:p>3408,5</text:p>
          </table:table-cell>
          <table:table-cell office:value-type="float" office:value="23" calcext:value-type="float">
            <text:p>23</text:p>
          </table:table-cell>
          <table:table-cell table:formula="of:=[.E785]*24*60" office:value-type="float" office:value="33120" calcext:value-type="float">
            <text:p>33120</text:p>
          </table:table-cell>
          <table:table-cell table:formula="of:=[.C785]/275" office:value-type="float" office:value="4.3" calcext:value-type="float">
            <text:p>4,3</text:p>
          </table:table-cell>
          <table:table-cell table:formula="of:=[.D785]/275" office:value-type="float" office:value="12.3945454545455" calcext:value-type="float">
            <text:p>12,3945454545455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1090.5" calcext:value-type="float">
            <text:p>1090,5</text:p>
          </table:table-cell>
          <table:table-cell office:value-type="float" office:value="3360.5" calcext:value-type="float">
            <text:p>3360,5</text:p>
          </table:table-cell>
          <table:table-cell office:value-type="float" office:value="23" calcext:value-type="float">
            <text:p>23</text:p>
          </table:table-cell>
          <table:table-cell table:formula="of:=[.E786]*24*60" office:value-type="float" office:value="33120" calcext:value-type="float">
            <text:p>33120</text:p>
          </table:table-cell>
          <table:table-cell table:formula="of:=[.C786]/275" office:value-type="float" office:value="3.96545454545455" calcext:value-type="float">
            <text:p>3,96545454545455</text:p>
          </table:table-cell>
          <table:table-cell table:formula="of:=[.D786]/275" office:value-type="float" office:value="12.22" calcext:value-type="float">
            <text:p>12,22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1154.5" calcext:value-type="float">
            <text:p>1154,5</text:p>
          </table:table-cell>
          <table:table-cell office:value-type="float" office:value="3364.5" calcext:value-type="float">
            <text:p>3364,5</text:p>
          </table:table-cell>
          <table:table-cell office:value-type="float" office:value="23" calcext:value-type="float">
            <text:p>23</text:p>
          </table:table-cell>
          <table:table-cell table:formula="of:=[.E787]*24*60" office:value-type="float" office:value="33120" calcext:value-type="float">
            <text:p>33120</text:p>
          </table:table-cell>
          <table:table-cell table:formula="of:=[.C787]/275" office:value-type="float" office:value="4.19818181818182" calcext:value-type="float">
            <text:p>4,19818181818182</text:p>
          </table:table-cell>
          <table:table-cell table:formula="of:=[.D787]/275" office:value-type="float" office:value="12.2345454545455" calcext:value-type="float">
            <text:p>12,2345454545455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1002.5" calcext:value-type="float">
            <text:p>1002,5</text:p>
          </table:table-cell>
          <table:table-cell office:value-type="float" office:value="3398.5" calcext:value-type="float">
            <text:p>3398,5</text:p>
          </table:table-cell>
          <table:table-cell office:value-type="float" office:value="23" calcext:value-type="float">
            <text:p>23</text:p>
          </table:table-cell>
          <table:table-cell table:formula="of:=[.E788]*24*60" office:value-type="float" office:value="33120" calcext:value-type="float">
            <text:p>33120</text:p>
          </table:table-cell>
          <table:table-cell table:formula="of:=[.C788]/275" office:value-type="float" office:value="3.64545454545455" calcext:value-type="float">
            <text:p>3,64545454545455</text:p>
          </table:table-cell>
          <table:table-cell table:formula="of:=[.D788]/275" office:value-type="float" office:value="12.3581818181818" calcext:value-type="float">
            <text:p>12,3581818181818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944.5" calcext:value-type="float">
            <text:p>944,5</text:p>
          </table:table-cell>
          <table:table-cell office:value-type="float" office:value="3382.5" calcext:value-type="float">
            <text:p>3382,5</text:p>
          </table:table-cell>
          <table:table-cell office:value-type="float" office:value="23" calcext:value-type="float">
            <text:p>23</text:p>
          </table:table-cell>
          <table:table-cell table:formula="of:=[.E789]*24*60" office:value-type="float" office:value="33120" calcext:value-type="float">
            <text:p>33120</text:p>
          </table:table-cell>
          <table:table-cell table:formula="of:=[.C789]/275" office:value-type="float" office:value="3.43454545454545" calcext:value-type="float">
            <text:p>3,43454545454545</text:p>
          </table:table-cell>
          <table:table-cell table:formula="of:=[.D789]/275" office:value-type="float" office:value="12.3" calcext:value-type="float">
            <text:p>12,3</text:p>
          </table:table-cell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890.5" calcext:value-type="float">
            <text:p>890,5</text:p>
          </table:table-cell>
          <table:table-cell office:value-type="float" office:value="3344.5" calcext:value-type="float">
            <text:p>3344,5</text:p>
          </table:table-cell>
          <table:table-cell office:value-type="float" office:value="23" calcext:value-type="float">
            <text:p>23</text:p>
          </table:table-cell>
          <table:table-cell table:formula="of:=[.E790]*24*60" office:value-type="float" office:value="33120" calcext:value-type="float">
            <text:p>33120</text:p>
          </table:table-cell>
          <table:table-cell table:formula="of:=[.C790]/275" office:value-type="float" office:value="3.23818181818182" calcext:value-type="float">
            <text:p>3,23818181818182</text:p>
          </table:table-cell>
          <table:table-cell table:formula="of:=[.D790]/275" office:value-type="float" office:value="12.1618181818182" calcext:value-type="float">
            <text:p>12,1618181818182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850.5" calcext:value-type="float">
            <text:p>850,5</text:p>
          </table:table-cell>
          <table:table-cell office:value-type="float" office:value="3306.5" calcext:value-type="float">
            <text:p>3306,5</text:p>
          </table:table-cell>
          <table:table-cell office:value-type="float" office:value="23" calcext:value-type="float">
            <text:p>23</text:p>
          </table:table-cell>
          <table:table-cell table:formula="of:=[.E791]*24*60" office:value-type="float" office:value="33120" calcext:value-type="float">
            <text:p>33120</text:p>
          </table:table-cell>
          <table:table-cell table:formula="of:=[.C791]/275" office:value-type="float" office:value="3.09272727272727" calcext:value-type="float">
            <text:p>3,09272727272727</text:p>
          </table:table-cell>
          <table:table-cell table:formula="of:=[.D791]/275" office:value-type="float" office:value="12.0236363636364" calcext:value-type="float">
            <text:p>12,0236363636364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846.5" calcext:value-type="float">
            <text:p>846,5</text:p>
          </table:table-cell>
          <table:table-cell office:value-type="float" office:value="3236.5" calcext:value-type="float">
            <text:p>3236,5</text:p>
          </table:table-cell>
          <table:table-cell office:value-type="float" office:value="23" calcext:value-type="float">
            <text:p>23</text:p>
          </table:table-cell>
          <table:table-cell table:formula="of:=[.E792]*24*60" office:value-type="float" office:value="33120" calcext:value-type="float">
            <text:p>33120</text:p>
          </table:table-cell>
          <table:table-cell table:formula="of:=[.C792]/275" office:value-type="float" office:value="3.07818181818182" calcext:value-type="float">
            <text:p>3,07818181818182</text:p>
          </table:table-cell>
          <table:table-cell table:formula="of:=[.D792]/275" office:value-type="float" office:value="11.7690909090909" calcext:value-type="float">
            <text:p>11,7690909090909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824.5" calcext:value-type="float">
            <text:p>824,5</text:p>
          </table:table-cell>
          <table:table-cell office:value-type="float" office:value="3206.5" calcext:value-type="float">
            <text:p>3206,5</text:p>
          </table:table-cell>
          <table:table-cell office:value-type="float" office:value="23" calcext:value-type="float">
            <text:p>23</text:p>
          </table:table-cell>
          <table:table-cell table:formula="of:=[.E793]*24*60" office:value-type="float" office:value="33120" calcext:value-type="float">
            <text:p>33120</text:p>
          </table:table-cell>
          <table:table-cell table:formula="of:=[.C793]/275" office:value-type="float" office:value="2.99818181818182" calcext:value-type="float">
            <text:p>2,99818181818182</text:p>
          </table:table-cell>
          <table:table-cell table:formula="of:=[.D793]/275" office:value-type="float" office:value="11.66" calcext:value-type="float">
            <text:p>11,66</text:p>
          </table:table-cell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1178.5" calcext:value-type="float">
            <text:p>1178,5</text:p>
          </table:table-cell>
          <table:table-cell office:value-type="float" office:value="2902.5" calcext:value-type="float">
            <text:p>2902,5</text:p>
          </table:table-cell>
          <table:table-cell office:value-type="float" office:value="24" calcext:value-type="float">
            <text:p>24</text:p>
          </table:table-cell>
          <table:table-cell table:formula="of:=[.E794]*24*60" office:value-type="float" office:value="34560" calcext:value-type="float">
            <text:p>34560</text:p>
          </table:table-cell>
          <table:table-cell table:formula="of:=[.C794]/275" office:value-type="float" office:value="4.28545454545455" calcext:value-type="float">
            <text:p>4,28545454545455</text:p>
          </table:table-cell>
          <table:table-cell table:formula="of:=[.D794]/275" office:value-type="float" office:value="10.5545454545455" calcext:value-type="float">
            <text:p>10,5545454545455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1208.5" calcext:value-type="float">
            <text:p>1208,5</text:p>
          </table:table-cell>
          <table:table-cell office:value-type="float" office:value="2944.5" calcext:value-type="float">
            <text:p>2944,5</text:p>
          </table:table-cell>
          <table:table-cell office:value-type="float" office:value="24" calcext:value-type="float">
            <text:p>24</text:p>
          </table:table-cell>
          <table:table-cell table:formula="of:=[.E795]*24*60" office:value-type="float" office:value="34560" calcext:value-type="float">
            <text:p>34560</text:p>
          </table:table-cell>
          <table:table-cell table:formula="of:=[.C795]/275" office:value-type="float" office:value="4.39454545454545" calcext:value-type="float">
            <text:p>4,39454545454545</text:p>
          </table:table-cell>
          <table:table-cell table:formula="of:=[.D795]/275" office:value-type="float" office:value="10.7072727272727" calcext:value-type="float">
            <text:p>10,7072727272727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1222.5" calcext:value-type="float">
            <text:p>1222,5</text:p>
          </table:table-cell>
          <table:table-cell office:value-type="float" office:value="3008.5" calcext:value-type="float">
            <text:p>3008,5</text:p>
          </table:table-cell>
          <table:table-cell office:value-type="float" office:value="24" calcext:value-type="float">
            <text:p>24</text:p>
          </table:table-cell>
          <table:table-cell table:formula="of:=[.E796]*24*60" office:value-type="float" office:value="34560" calcext:value-type="float">
            <text:p>34560</text:p>
          </table:table-cell>
          <table:table-cell table:formula="of:=[.C796]/275" office:value-type="float" office:value="4.44545454545455" calcext:value-type="float">
            <text:p>4,44545454545455</text:p>
          </table:table-cell>
          <table:table-cell table:formula="of:=[.D796]/275" office:value-type="float" office:value="10.94" calcext:value-type="float">
            <text:p>10,94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1250.5" calcext:value-type="float">
            <text:p>1250,5</text:p>
          </table:table-cell>
          <table:table-cell office:value-type="float" office:value="3080.5" calcext:value-type="float">
            <text:p>3080,5</text:p>
          </table:table-cell>
          <table:table-cell office:value-type="float" office:value="24" calcext:value-type="float">
            <text:p>24</text:p>
          </table:table-cell>
          <table:table-cell table:formula="of:=[.E797]*24*60" office:value-type="float" office:value="34560" calcext:value-type="float">
            <text:p>34560</text:p>
          </table:table-cell>
          <table:table-cell table:formula="of:=[.C797]/275" office:value-type="float" office:value="4.54727272727273" calcext:value-type="float">
            <text:p>4,54727272727273</text:p>
          </table:table-cell>
          <table:table-cell table:formula="of:=[.D797]/275" office:value-type="float" office:value="11.2018181818182" calcext:value-type="float">
            <text:p>11,2018181818182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1248.5" calcext:value-type="float">
            <text:p>1248,5</text:p>
          </table:table-cell>
          <table:table-cell office:value-type="float" office:value="3194.5" calcext:value-type="float">
            <text:p>3194,5</text:p>
          </table:table-cell>
          <table:table-cell office:value-type="float" office:value="24" calcext:value-type="float">
            <text:p>24</text:p>
          </table:table-cell>
          <table:table-cell table:formula="of:=[.E798]*24*60" office:value-type="float" office:value="34560" calcext:value-type="float">
            <text:p>34560</text:p>
          </table:table-cell>
          <table:table-cell table:formula="of:=[.C798]/275" office:value-type="float" office:value="4.54" calcext:value-type="float">
            <text:p>4,54</text:p>
          </table:table-cell>
          <table:table-cell table:formula="of:=[.D798]/275" office:value-type="float" office:value="11.6163636363636" calcext:value-type="float">
            <text:p>11,6163636363636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1246.5" calcext:value-type="float">
            <text:p>1246,5</text:p>
          </table:table-cell>
          <table:table-cell office:value-type="float" office:value="3306.5" calcext:value-type="float">
            <text:p>3306,5</text:p>
          </table:table-cell>
          <table:table-cell office:value-type="float" office:value="24" calcext:value-type="float">
            <text:p>24</text:p>
          </table:table-cell>
          <table:table-cell table:formula="of:=[.E799]*24*60" office:value-type="float" office:value="34560" calcext:value-type="float">
            <text:p>34560</text:p>
          </table:table-cell>
          <table:table-cell table:formula="of:=[.C799]/275" office:value-type="float" office:value="4.53272727272727" calcext:value-type="float">
            <text:p>4,53272727272727</text:p>
          </table:table-cell>
          <table:table-cell table:formula="of:=[.D799]/275" office:value-type="float" office:value="12.0236363636364" calcext:value-type="float">
            <text:p>12,0236363636364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244.5" calcext:value-type="float">
            <text:p>1244,5</text:p>
          </table:table-cell>
          <table:table-cell office:value-type="float" office:value="3446.5" calcext:value-type="float">
            <text:p>3446,5</text:p>
          </table:table-cell>
          <table:table-cell office:value-type="float" office:value="24" calcext:value-type="float">
            <text:p>24</text:p>
          </table:table-cell>
          <table:table-cell table:formula="of:=[.E800]*24*60" office:value-type="float" office:value="34560" calcext:value-type="float">
            <text:p>34560</text:p>
          </table:table-cell>
          <table:table-cell table:formula="of:=[.C800]/275" office:value-type="float" office:value="4.52545454545455" calcext:value-type="float">
            <text:p>4,52545454545455</text:p>
          </table:table-cell>
          <table:table-cell table:formula="of:=[.D800]/275" office:value-type="float" office:value="12.5327272727273" calcext:value-type="float">
            <text:p>12,532727272727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256.5" calcext:value-type="float">
            <text:p>1256,5</text:p>
          </table:table-cell>
          <table:table-cell office:value-type="float" office:value="3564.5" calcext:value-type="float">
            <text:p>3564,5</text:p>
          </table:table-cell>
          <table:table-cell office:value-type="float" office:value="24" calcext:value-type="float">
            <text:p>24</text:p>
          </table:table-cell>
          <table:table-cell table:formula="of:=[.E801]*24*60" office:value-type="float" office:value="34560" calcext:value-type="float">
            <text:p>34560</text:p>
          </table:table-cell>
          <table:table-cell table:formula="of:=[.C801]/275" office:value-type="float" office:value="4.56909090909091" calcext:value-type="float">
            <text:p>4,56909090909091</text:p>
          </table:table-cell>
          <table:table-cell table:formula="of:=[.D801]/275" office:value-type="float" office:value="12.9618181818182" calcext:value-type="float">
            <text:p>12,9618181818182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1264.5" calcext:value-type="float">
            <text:p>1264,5</text:p>
          </table:table-cell>
          <table:table-cell office:value-type="float" office:value="3672.5" calcext:value-type="float">
            <text:p>3672,5</text:p>
          </table:table-cell>
          <table:table-cell office:value-type="float" office:value="24" calcext:value-type="float">
            <text:p>24</text:p>
          </table:table-cell>
          <table:table-cell table:formula="of:=[.E802]*24*60" office:value-type="float" office:value="34560" calcext:value-type="float">
            <text:p>34560</text:p>
          </table:table-cell>
          <table:table-cell table:formula="of:=[.C802]/275" office:value-type="float" office:value="4.59818181818182" calcext:value-type="float">
            <text:p>4,59818181818182</text:p>
          </table:table-cell>
          <table:table-cell table:formula="of:=[.D802]/275" office:value-type="float" office:value="13.3545454545455" calcext:value-type="float">
            <text:p>13,3545454545455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1252.5" calcext:value-type="float">
            <text:p>1252,5</text:p>
          </table:table-cell>
          <table:table-cell office:value-type="float" office:value="3752.5" calcext:value-type="float">
            <text:p>3752,5</text:p>
          </table:table-cell>
          <table:table-cell office:value-type="float" office:value="24" calcext:value-type="float">
            <text:p>24</text:p>
          </table:table-cell>
          <table:table-cell table:formula="of:=[.E803]*24*60" office:value-type="float" office:value="34560" calcext:value-type="float">
            <text:p>34560</text:p>
          </table:table-cell>
          <table:table-cell table:formula="of:=[.C803]/275" office:value-type="float" office:value="4.55454545454546" calcext:value-type="float">
            <text:p>4,55454545454546</text:p>
          </table:table-cell>
          <table:table-cell table:formula="of:=[.D803]/275" office:value-type="float" office:value="13.6454545454545" calcext:value-type="float">
            <text:p>13,6454545454545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1216.5" calcext:value-type="float">
            <text:p>1216,5</text:p>
          </table:table-cell>
          <table:table-cell office:value-type="float" office:value="3800.5" calcext:value-type="float">
            <text:p>3800,5</text:p>
          </table:table-cell>
          <table:table-cell office:value-type="float" office:value="24" calcext:value-type="float">
            <text:p>24</text:p>
          </table:table-cell>
          <table:table-cell table:formula="of:=[.E804]*24*60" office:value-type="float" office:value="34560" calcext:value-type="float">
            <text:p>34560</text:p>
          </table:table-cell>
          <table:table-cell table:formula="of:=[.C804]/275" office:value-type="float" office:value="4.42363636363636" calcext:value-type="float">
            <text:p>4,42363636363636</text:p>
          </table:table-cell>
          <table:table-cell table:formula="of:=[.D804]/275" office:value-type="float" office:value="13.82" calcext:value-type="float">
            <text:p>13,82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1194.5" calcext:value-type="float">
            <text:p>1194,5</text:p>
          </table:table-cell>
          <table:table-cell office:value-type="float" office:value="3858.5" calcext:value-type="float">
            <text:p>3858,5</text:p>
          </table:table-cell>
          <table:table-cell office:value-type="float" office:value="24" calcext:value-type="float">
            <text:p>24</text:p>
          </table:table-cell>
          <table:table-cell table:formula="of:=[.E805]*24*60" office:value-type="float" office:value="34560" calcext:value-type="float">
            <text:p>34560</text:p>
          </table:table-cell>
          <table:table-cell table:formula="of:=[.C805]/275" office:value-type="float" office:value="4.34363636363636" calcext:value-type="float">
            <text:p>4,34363636363636</text:p>
          </table:table-cell>
          <table:table-cell table:formula="of:=[.D805]/275" office:value-type="float" office:value="14.0309090909091" calcext:value-type="float">
            <text:p>14,0309090909091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1190.5" calcext:value-type="float">
            <text:p>1190,5</text:p>
          </table:table-cell>
          <table:table-cell office:value-type="float" office:value="3404.5" calcext:value-type="float">
            <text:p>3404,5</text:p>
          </table:table-cell>
          <table:table-cell office:value-type="float" office:value="24" calcext:value-type="float">
            <text:p>24</text:p>
          </table:table-cell>
          <table:table-cell table:formula="of:=[.E806]*24*60" office:value-type="float" office:value="34560" calcext:value-type="float">
            <text:p>34560</text:p>
          </table:table-cell>
          <table:table-cell table:formula="of:=[.C806]/275" office:value-type="float" office:value="4.32909090909091" calcext:value-type="float">
            <text:p>4,32909090909091</text:p>
          </table:table-cell>
          <table:table-cell table:formula="of:=[.D806]/275" office:value-type="float" office:value="12.38" calcext:value-type="float">
            <text:p>12,38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1128.5" calcext:value-type="float">
            <text:p>1128,5</text:p>
          </table:table-cell>
          <table:table-cell office:value-type="float" office:value="3358.5" calcext:value-type="float">
            <text:p>3358,5</text:p>
          </table:table-cell>
          <table:table-cell office:value-type="float" office:value="24" calcext:value-type="float">
            <text:p>24</text:p>
          </table:table-cell>
          <table:table-cell table:formula="of:=[.E807]*24*60" office:value-type="float" office:value="34560" calcext:value-type="float">
            <text:p>34560</text:p>
          </table:table-cell>
          <table:table-cell table:formula="of:=[.C807]/275" office:value-type="float" office:value="4.10363636363636" calcext:value-type="float">
            <text:p>4,10363636363636</text:p>
          </table:table-cell>
          <table:table-cell table:formula="of:=[.D807]/275" office:value-type="float" office:value="12.2127272727273" calcext:value-type="float">
            <text:p>12,2127272727273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1068.5" calcext:value-type="float">
            <text:p>1068,5</text:p>
          </table:table-cell>
          <table:table-cell office:value-type="float" office:value="3352.5" calcext:value-type="float">
            <text:p>3352,5</text:p>
          </table:table-cell>
          <table:table-cell office:value-type="float" office:value="24" calcext:value-type="float">
            <text:p>24</text:p>
          </table:table-cell>
          <table:table-cell table:formula="of:=[.E808]*24*60" office:value-type="float" office:value="34560" calcext:value-type="float">
            <text:p>34560</text:p>
          </table:table-cell>
          <table:table-cell table:formula="of:=[.C808]/275" office:value-type="float" office:value="3.88545454545455" calcext:value-type="float">
            <text:p>3,88545454545455</text:p>
          </table:table-cell>
          <table:table-cell table:formula="of:=[.D808]/275" office:value-type="float" office:value="12.1909090909091" calcext:value-type="float">
            <text:p>12,1909090909091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998.5" calcext:value-type="float">
            <text:p>998,5</text:p>
          </table:table-cell>
          <table:table-cell office:value-type="float" office:value="3400.5" calcext:value-type="float">
            <text:p>3400,5</text:p>
          </table:table-cell>
          <table:table-cell office:value-type="float" office:value="24" calcext:value-type="float">
            <text:p>24</text:p>
          </table:table-cell>
          <table:table-cell table:formula="of:=[.E809]*24*60" office:value-type="float" office:value="34560" calcext:value-type="float">
            <text:p>34560</text:p>
          </table:table-cell>
          <table:table-cell table:formula="of:=[.C809]/275" office:value-type="float" office:value="3.63090909090909" calcext:value-type="float">
            <text:p>3,63090909090909</text:p>
          </table:table-cell>
          <table:table-cell table:formula="of:=[.D809]/275" office:value-type="float" office:value="12.3654545454545" calcext:value-type="float">
            <text:p>12,3654545454545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950.5" calcext:value-type="float">
            <text:p>950,5</text:p>
          </table:table-cell>
          <table:table-cell office:value-type="float" office:value="3370.5" calcext:value-type="float">
            <text:p>3370,5</text:p>
          </table:table-cell>
          <table:table-cell office:value-type="float" office:value="24" calcext:value-type="float">
            <text:p>24</text:p>
          </table:table-cell>
          <table:table-cell table:formula="of:=[.E810]*24*60" office:value-type="float" office:value="34560" calcext:value-type="float">
            <text:p>34560</text:p>
          </table:table-cell>
          <table:table-cell table:formula="of:=[.C810]/275" office:value-type="float" office:value="3.45636363636364" calcext:value-type="float">
            <text:p>3,45636363636364</text:p>
          </table:table-cell>
          <table:table-cell table:formula="of:=[.D810]/275" office:value-type="float" office:value="12.2563636363636" calcext:value-type="float">
            <text:p>12,2563636363636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886.5" calcext:value-type="float">
            <text:p>886,5</text:p>
          </table:table-cell>
          <table:table-cell office:value-type="float" office:value="3332.5" calcext:value-type="float">
            <text:p>3332,5</text:p>
          </table:table-cell>
          <table:table-cell office:value-type="float" office:value="24" calcext:value-type="float">
            <text:p>24</text:p>
          </table:table-cell>
          <table:table-cell table:formula="of:=[.E811]*24*60" office:value-type="float" office:value="34560" calcext:value-type="float">
            <text:p>34560</text:p>
          </table:table-cell>
          <table:table-cell table:formula="of:=[.C811]/275" office:value-type="float" office:value="3.22363636363636" calcext:value-type="float">
            <text:p>3,22363636363636</text:p>
          </table:table-cell>
          <table:table-cell table:formula="of:=[.D811]/275" office:value-type="float" office:value="12.1181818181818" calcext:value-type="float">
            <text:p>12,1181818181818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40.5" calcext:value-type="float">
            <text:p>840,5</text:p>
          </table:table-cell>
          <table:table-cell office:value-type="float" office:value="3302.5" calcext:value-type="float">
            <text:p>3302,5</text:p>
          </table:table-cell>
          <table:table-cell office:value-type="float" office:value="24" calcext:value-type="float">
            <text:p>24</text:p>
          </table:table-cell>
          <table:table-cell table:formula="of:=[.E812]*24*60" office:value-type="float" office:value="34560" calcext:value-type="float">
            <text:p>34560</text:p>
          </table:table-cell>
          <table:table-cell table:formula="of:=[.C812]/275" office:value-type="float" office:value="3.05636363636364" calcext:value-type="float">
            <text:p>3,05636363636364</text:p>
          </table:table-cell>
          <table:table-cell table:formula="of:=[.D812]/275" office:value-type="float" office:value="12.0090909090909" calcext:value-type="float">
            <text:p>12,0090909090909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840.5" calcext:value-type="float">
            <text:p>840,5</text:p>
          </table:table-cell>
          <table:table-cell office:value-type="float" office:value="3228.5" calcext:value-type="float">
            <text:p>3228,5</text:p>
          </table:table-cell>
          <table:table-cell office:value-type="float" office:value="24" calcext:value-type="float">
            <text:p>24</text:p>
          </table:table-cell>
          <table:table-cell table:formula="of:=[.E813]*24*60" office:value-type="float" office:value="34560" calcext:value-type="float">
            <text:p>34560</text:p>
          </table:table-cell>
          <table:table-cell table:formula="of:=[.C813]/275" office:value-type="float" office:value="3.05636363636364" calcext:value-type="float">
            <text:p>3,05636363636364</text:p>
          </table:table-cell>
          <table:table-cell table:formula="of:=[.D813]/275" office:value-type="float" office:value="11.74" calcext:value-type="float">
            <text:p>11,74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792.5" calcext:value-type="float">
            <text:p>792,5</text:p>
          </table:table-cell>
          <table:table-cell office:value-type="float" office:value="3228.5" calcext:value-type="float">
            <text:p>3228,5</text:p>
          </table:table-cell>
          <table:table-cell office:value-type="float" office:value="24" calcext:value-type="float">
            <text:p>24</text:p>
          </table:table-cell>
          <table:table-cell table:formula="of:=[.E814]*24*60" office:value-type="float" office:value="34560" calcext:value-type="float">
            <text:p>34560</text:p>
          </table:table-cell>
          <table:table-cell table:formula="of:=[.C814]/275" office:value-type="float" office:value="2.88181818181818" calcext:value-type="float">
            <text:p>2,88181818181818</text:p>
          </table:table-cell>
          <table:table-cell table:formula="of:=[.D814]/275" office:value-type="float" office:value="11.74" calcext:value-type="float">
            <text:p>11,74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788.5" calcext:value-type="float">
            <text:p>788,5</text:p>
          </table:table-cell>
          <table:table-cell office:value-type="float" office:value="3324.5" calcext:value-type="float">
            <text:p>3324,5</text:p>
          </table:table-cell>
          <table:table-cell office:value-type="float" office:value="24" calcext:value-type="float">
            <text:p>24</text:p>
          </table:table-cell>
          <table:table-cell table:formula="of:=[.E815]*24*60" office:value-type="float" office:value="34560" calcext:value-type="float">
            <text:p>34560</text:p>
          </table:table-cell>
          <table:table-cell table:formula="of:=[.C815]/275" office:value-type="float" office:value="2.86727272727273" calcext:value-type="float">
            <text:p>2,86727272727273</text:p>
          </table:table-cell>
          <table:table-cell table:formula="of:=[.D815]/275" office:value-type="float" office:value="12.0890909090909" calcext:value-type="float">
            <text:p>12,0890909090909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748.5" calcext:value-type="float">
            <text:p>748,5</text:p>
          </table:table-cell>
          <table:table-cell office:value-type="float" office:value="3422.5" calcext:value-type="float">
            <text:p>3422,5</text:p>
          </table:table-cell>
          <table:table-cell office:value-type="float" office:value="24" calcext:value-type="float">
            <text:p>24</text:p>
          </table:table-cell>
          <table:table-cell table:formula="of:=[.E816]*24*60" office:value-type="float" office:value="34560" calcext:value-type="float">
            <text:p>34560</text:p>
          </table:table-cell>
          <table:table-cell table:formula="of:=[.C816]/275" office:value-type="float" office:value="2.72181818181818" calcext:value-type="float">
            <text:p>2,72181818181818</text:p>
          </table:table-cell>
          <table:table-cell table:formula="of:=[.D816]/275" office:value-type="float" office:value="12.4454545454545" calcext:value-type="float">
            <text:p>12,4454545454545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736.5" calcext:value-type="float">
            <text:p>736,5</text:p>
          </table:table-cell>
          <table:table-cell office:value-type="float" office:value="3500.5" calcext:value-type="float">
            <text:p>3500,5</text:p>
          </table:table-cell>
          <table:table-cell office:value-type="float" office:value="24" calcext:value-type="float">
            <text:p>24</text:p>
          </table:table-cell>
          <table:table-cell table:formula="of:=[.E817]*24*60" office:value-type="float" office:value="34560" calcext:value-type="float">
            <text:p>34560</text:p>
          </table:table-cell>
          <table:table-cell table:formula="of:=[.C817]/275" office:value-type="float" office:value="2.67818181818182" calcext:value-type="float">
            <text:p>2,67818181818182</text:p>
          </table:table-cell>
          <table:table-cell table:formula="of:=[.D817]/275" office:value-type="float" office:value="12.7290909090909" calcext:value-type="float">
            <text:p>12,7290909090909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716.5" calcext:value-type="float">
            <text:p>716,5</text:p>
          </table:table-cell>
          <table:table-cell office:value-type="float" office:value="3578.5" calcext:value-type="float">
            <text:p>3578,5</text:p>
          </table:table-cell>
          <table:table-cell office:value-type="float" office:value="24" calcext:value-type="float">
            <text:p>24</text:p>
          </table:table-cell>
          <table:table-cell table:formula="of:=[.E818]*24*60" office:value-type="float" office:value="34560" calcext:value-type="float">
            <text:p>34560</text:p>
          </table:table-cell>
          <table:table-cell table:formula="of:=[.C818]/275" office:value-type="float" office:value="2.60545454545455" calcext:value-type="float">
            <text:p>2,60545454545455</text:p>
          </table:table-cell>
          <table:table-cell table:formula="of:=[.D818]/275" office:value-type="float" office:value="13.0127272727273" calcext:value-type="float">
            <text:p>13,0127272727273</text:p>
          </table:table-cell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718.5" calcext:value-type="float">
            <text:p>718,5</text:p>
          </table:table-cell>
          <table:table-cell office:value-type="float" office:value="3674.5" calcext:value-type="float">
            <text:p>3674,5</text:p>
          </table:table-cell>
          <table:table-cell office:value-type="float" office:value="24" calcext:value-type="float">
            <text:p>24</text:p>
          </table:table-cell>
          <table:table-cell table:formula="of:=[.E819]*24*60" office:value-type="float" office:value="34560" calcext:value-type="float">
            <text:p>34560</text:p>
          </table:table-cell>
          <table:table-cell table:formula="of:=[.C819]/275" office:value-type="float" office:value="2.61272727272727" calcext:value-type="float">
            <text:p>2,61272727272727</text:p>
          </table:table-cell>
          <table:table-cell table:formula="of:=[.D819]/275" office:value-type="float" office:value="13.3618181818182" calcext:value-type="float">
            <text:p>13,3618181818182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732.5" calcext:value-type="float">
            <text:p>732,5</text:p>
          </table:table-cell>
          <table:table-cell office:value-type="float" office:value="3734.5" calcext:value-type="float">
            <text:p>3734,5</text:p>
          </table:table-cell>
          <table:table-cell office:value-type="float" office:value="24" calcext:value-type="float">
            <text:p>24</text:p>
          </table:table-cell>
          <table:table-cell table:formula="of:=[.E820]*24*60" office:value-type="float" office:value="34560" calcext:value-type="float">
            <text:p>34560</text:p>
          </table:table-cell>
          <table:table-cell table:formula="of:=[.C820]/275" office:value-type="float" office:value="2.66363636363636" calcext:value-type="float">
            <text:p>2,66363636363636</text:p>
          </table:table-cell>
          <table:table-cell table:formula="of:=[.D820]/275" office:value-type="float" office:value="13.58" calcext:value-type="float">
            <text:p>13,58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722.5" calcext:value-type="float">
            <text:p>722,5</text:p>
          </table:table-cell>
          <table:table-cell office:value-type="float" office:value="3814.5" calcext:value-type="float">
            <text:p>3814,5</text:p>
          </table:table-cell>
          <table:table-cell office:value-type="float" office:value="24" calcext:value-type="float">
            <text:p>24</text:p>
          </table:table-cell>
          <table:table-cell table:formula="of:=[.E821]*24*60" office:value-type="float" office:value="34560" calcext:value-type="float">
            <text:p>34560</text:p>
          </table:table-cell>
          <table:table-cell table:formula="of:=[.C821]/275" office:value-type="float" office:value="2.62727272727273" calcext:value-type="float">
            <text:p>2,62727272727273</text:p>
          </table:table-cell>
          <table:table-cell table:formula="of:=[.D821]/275" office:value-type="float" office:value="13.8709090909091" calcext:value-type="float">
            <text:p>13,8709090909091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732.5" calcext:value-type="float">
            <text:p>732,5</text:p>
          </table:table-cell>
          <table:table-cell office:value-type="float" office:value="3858.5" calcext:value-type="float">
            <text:p>3858,5</text:p>
          </table:table-cell>
          <table:table-cell office:value-type="float" office:value="24" calcext:value-type="float">
            <text:p>24</text:p>
          </table:table-cell>
          <table:table-cell table:formula="of:=[.E822]*24*60" office:value-type="float" office:value="34560" calcext:value-type="float">
            <text:p>34560</text:p>
          </table:table-cell>
          <table:table-cell table:formula="of:=[.C822]/275" office:value-type="float" office:value="2.66363636363636" calcext:value-type="float">
            <text:p>2,66363636363636</text:p>
          </table:table-cell>
          <table:table-cell table:formula="of:=[.D822]/275" office:value-type="float" office:value="14.0309090909091" calcext:value-type="float">
            <text:p>14,0309090909091</text:p>
          </table:table-cell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808.5" calcext:value-type="float">
            <text:p>808,5</text:p>
          </table:table-cell>
          <table:table-cell office:value-type="float" office:value="3236.5" calcext:value-type="float">
            <text:p>3236,5</text:p>
          </table:table-cell>
          <table:table-cell office:value-type="float" office:value="25" calcext:value-type="float">
            <text:p>25</text:p>
          </table:table-cell>
          <table:table-cell table:formula="of:=[.E823]*24*60" office:value-type="float" office:value="36000" calcext:value-type="float">
            <text:p>36000</text:p>
          </table:table-cell>
          <table:table-cell table:formula="of:=[.C823]/275" office:value-type="float" office:value="2.94" calcext:value-type="float">
            <text:p>2,94</text:p>
          </table:table-cell>
          <table:table-cell table:formula="of:=[.D823]/275" office:value-type="float" office:value="11.7690909090909" calcext:value-type="float">
            <text:p>11,7690909090909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792.5" calcext:value-type="float">
            <text:p>792,5</text:p>
          </table:table-cell>
          <table:table-cell office:value-type="float" office:value="3338.5" calcext:value-type="float">
            <text:p>3338,5</text:p>
          </table:table-cell>
          <table:table-cell office:value-type="float" office:value="25" calcext:value-type="float">
            <text:p>25</text:p>
          </table:table-cell>
          <table:table-cell table:formula="of:=[.E824]*24*60" office:value-type="float" office:value="36000" calcext:value-type="float">
            <text:p>36000</text:p>
          </table:table-cell>
          <table:table-cell table:formula="of:=[.C824]/275" office:value-type="float" office:value="2.88181818181818" calcext:value-type="float">
            <text:p>2,88181818181818</text:p>
          </table:table-cell>
          <table:table-cell table:formula="of:=[.D824]/275" office:value-type="float" office:value="12.14" calcext:value-type="float">
            <text:p>12,14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752.5" calcext:value-type="float">
            <text:p>752,5</text:p>
          </table:table-cell>
          <table:table-cell office:value-type="float" office:value="3456.5" calcext:value-type="float">
            <text:p>3456,5</text:p>
          </table:table-cell>
          <table:table-cell office:value-type="float" office:value="25" calcext:value-type="float">
            <text:p>25</text:p>
          </table:table-cell>
          <table:table-cell table:formula="of:=[.E825]*24*60" office:value-type="float" office:value="36000" calcext:value-type="float">
            <text:p>36000</text:p>
          </table:table-cell>
          <table:table-cell table:formula="of:=[.C825]/275" office:value-type="float" office:value="2.73636363636364" calcext:value-type="float">
            <text:p>2,73636363636364</text:p>
          </table:table-cell>
          <table:table-cell table:formula="of:=[.D825]/275" office:value-type="float" office:value="12.5690909090909" calcext:value-type="float">
            <text:p>12,5690909090909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720.5" calcext:value-type="float">
            <text:p>720,5</text:p>
          </table:table-cell>
          <table:table-cell office:value-type="float" office:value="3550.5" calcext:value-type="float">
            <text:p>3550,5</text:p>
          </table:table-cell>
          <table:table-cell office:value-type="float" office:value="25" calcext:value-type="float">
            <text:p>25</text:p>
          </table:table-cell>
          <table:table-cell table:formula="of:=[.E826]*24*60" office:value-type="float" office:value="36000" calcext:value-type="float">
            <text:p>36000</text:p>
          </table:table-cell>
          <table:table-cell table:formula="of:=[.C826]/275" office:value-type="float" office:value="2.62" calcext:value-type="float">
            <text:p>2,62</text:p>
          </table:table-cell>
          <table:table-cell table:formula="of:=[.D826]/275" office:value-type="float" office:value="12.9109090909091" calcext:value-type="float">
            <text:p>12,9109090909091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732.5" calcext:value-type="float">
            <text:p>732,5</text:p>
          </table:table-cell>
          <table:table-cell office:value-type="float" office:value="3704.5" calcext:value-type="float">
            <text:p>3704,5</text:p>
          </table:table-cell>
          <table:table-cell office:value-type="float" office:value="25" calcext:value-type="float">
            <text:p>25</text:p>
          </table:table-cell>
          <table:table-cell table:formula="of:=[.E827]*24*60" office:value-type="float" office:value="36000" calcext:value-type="float">
            <text:p>36000</text:p>
          </table:table-cell>
          <table:table-cell table:formula="of:=[.C827]/275" office:value-type="float" office:value="2.66363636363636" calcext:value-type="float">
            <text:p>2,66363636363636</text:p>
          </table:table-cell>
          <table:table-cell table:formula="of:=[.D827]/275" office:value-type="float" office:value="13.4709090909091" calcext:value-type="float">
            <text:p>13,4709090909091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724.5" calcext:value-type="float">
            <text:p>724,5</text:p>
          </table:table-cell>
          <table:table-cell office:value-type="float" office:value="3838.5" calcext:value-type="float">
            <text:p>3838,5</text:p>
          </table:table-cell>
          <table:table-cell office:value-type="float" office:value="25" calcext:value-type="float">
            <text:p>25</text:p>
          </table:table-cell>
          <table:table-cell table:formula="of:=[.E828]*24*60" office:value-type="float" office:value="36000" calcext:value-type="float">
            <text:p>36000</text:p>
          </table:table-cell>
          <table:table-cell table:formula="of:=[.C828]/275" office:value-type="float" office:value="2.63454545454545" calcext:value-type="float">
            <text:p>2,63454545454545</text:p>
          </table:table-cell>
          <table:table-cell table:formula="of:=[.D828]/275" office:value-type="float" office:value="13.9581818181818" calcext:value-type="float">
            <text:p>13,9581818181818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844.5" calcext:value-type="float">
            <text:p>844,5</text:p>
          </table:table-cell>
          <table:table-cell office:value-type="float" office:value="3284.5" calcext:value-type="float">
            <text:p>3284,5</text:p>
          </table:table-cell>
          <table:table-cell office:value-type="float" office:value="25" calcext:value-type="float">
            <text:p>25</text:p>
          </table:table-cell>
          <table:table-cell table:formula="of:=[.E829]*24*60" office:value-type="float" office:value="36000" calcext:value-type="float">
            <text:p>36000</text:p>
          </table:table-cell>
          <table:table-cell table:formula="of:=[.C829]/275" office:value-type="float" office:value="3.07090909090909" calcext:value-type="float">
            <text:p>3,07090909090909</text:p>
          </table:table-cell>
          <table:table-cell table:formula="of:=[.D829]/275" office:value-type="float" office:value="11.9436363636364" calcext:value-type="float">
            <text:p>11,9436363636364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884.5" calcext:value-type="float">
            <text:p>884,5</text:p>
          </table:table-cell>
          <table:table-cell office:value-type="float" office:value="3326.5" calcext:value-type="float">
            <text:p>3326,5</text:p>
          </table:table-cell>
          <table:table-cell office:value-type="float" office:value="25" calcext:value-type="float">
            <text:p>25</text:p>
          </table:table-cell>
          <table:table-cell table:formula="of:=[.E830]*24*60" office:value-type="float" office:value="36000" calcext:value-type="float">
            <text:p>36000</text:p>
          </table:table-cell>
          <table:table-cell table:formula="of:=[.C830]/275" office:value-type="float" office:value="3.21636363636364" calcext:value-type="float">
            <text:p>3,21636363636364</text:p>
          </table:table-cell>
          <table:table-cell table:formula="of:=[.D830]/275" office:value-type="float" office:value="12.0963636363636" calcext:value-type="float">
            <text:p>12,0963636363636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926.5" calcext:value-type="float">
            <text:p>926,5</text:p>
          </table:table-cell>
          <table:table-cell office:value-type="float" office:value="3362.5" calcext:value-type="float">
            <text:p>3362,5</text:p>
          </table:table-cell>
          <table:table-cell office:value-type="float" office:value="25" calcext:value-type="float">
            <text:p>25</text:p>
          </table:table-cell>
          <table:table-cell table:formula="of:=[.E831]*24*60" office:value-type="float" office:value="36000" calcext:value-type="float">
            <text:p>36000</text:p>
          </table:table-cell>
          <table:table-cell table:formula="of:=[.C831]/275" office:value-type="float" office:value="3.36909090909091" calcext:value-type="float">
            <text:p>3,36909090909091</text:p>
          </table:table-cell>
          <table:table-cell table:formula="of:=[.D831]/275" office:value-type="float" office:value="12.2272727272727" calcext:value-type="float">
            <text:p>12,2272727272727</text:p>
          </table:table-cell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988.5" calcext:value-type="float">
            <text:p>988,5</text:p>
          </table:table-cell>
          <table:table-cell office:value-type="float" office:value="3364.5" calcext:value-type="float">
            <text:p>3364,5</text:p>
          </table:table-cell>
          <table:table-cell office:value-type="float" office:value="25" calcext:value-type="float">
            <text:p>25</text:p>
          </table:table-cell>
          <table:table-cell table:formula="of:=[.E832]*24*60" office:value-type="float" office:value="36000" calcext:value-type="float">
            <text:p>36000</text:p>
          </table:table-cell>
          <table:table-cell table:formula="of:=[.C832]/275" office:value-type="float" office:value="3.59454545454545" calcext:value-type="float">
            <text:p>3,59454545454545</text:p>
          </table:table-cell>
          <table:table-cell table:formula="of:=[.D832]/275" office:value-type="float" office:value="12.2345454545455" calcext:value-type="float">
            <text:p>12,2345454545455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1028.5" calcext:value-type="float">
            <text:p>1028,5</text:p>
          </table:table-cell>
          <table:table-cell office:value-type="float" office:value="3374.5" calcext:value-type="float">
            <text:p>3374,5</text:p>
          </table:table-cell>
          <table:table-cell office:value-type="float" office:value="25" calcext:value-type="float">
            <text:p>25</text:p>
          </table:table-cell>
          <table:table-cell table:formula="of:=[.E833]*24*60" office:value-type="float" office:value="36000" calcext:value-type="float">
            <text:p>36000</text:p>
          </table:table-cell>
          <table:table-cell table:formula="of:=[.C833]/275" office:value-type="float" office:value="3.74" calcext:value-type="float">
            <text:p>3,74</text:p>
          </table:table-cell>
          <table:table-cell table:formula="of:=[.D833]/275" office:value-type="float" office:value="12.2709090909091" calcext:value-type="float">
            <text:p>12,2709090909091</text:p>
          </table:table-cell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1076.5" calcext:value-type="float">
            <text:p>1076,5</text:p>
          </table:table-cell>
          <table:table-cell office:value-type="float" office:value="3346.5" calcext:value-type="float">
            <text:p>3346,5</text:p>
          </table:table-cell>
          <table:table-cell office:value-type="float" office:value="25" calcext:value-type="float">
            <text:p>25</text:p>
          </table:table-cell>
          <table:table-cell table:formula="of:=[.E834]*24*60" office:value-type="float" office:value="36000" calcext:value-type="float">
            <text:p>36000</text:p>
          </table:table-cell>
          <table:table-cell table:formula="of:=[.C834]/275" office:value-type="float" office:value="3.91454545454545" calcext:value-type="float">
            <text:p>3,91454545454545</text:p>
          </table:table-cell>
          <table:table-cell table:formula="of:=[.D834]/275" office:value-type="float" office:value="12.1690909090909" calcext:value-type="float">
            <text:p>12,1690909090909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1150.5" calcext:value-type="float">
            <text:p>1150,5</text:p>
          </table:table-cell>
          <table:table-cell office:value-type="float" office:value="3352.5" calcext:value-type="float">
            <text:p>3352,5</text:p>
          </table:table-cell>
          <table:table-cell office:value-type="float" office:value="25" calcext:value-type="float">
            <text:p>25</text:p>
          </table:table-cell>
          <table:table-cell table:formula="of:=[.E835]*24*60" office:value-type="float" office:value="36000" calcext:value-type="float">
            <text:p>36000</text:p>
          </table:table-cell>
          <table:table-cell table:formula="of:=[.C835]/275" office:value-type="float" office:value="4.18363636363636" calcext:value-type="float">
            <text:p>4,18363636363636</text:p>
          </table:table-cell>
          <table:table-cell table:formula="of:=[.D835]/275" office:value-type="float" office:value="12.1909090909091" calcext:value-type="float">
            <text:p>12,1909090909091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1198.5" calcext:value-type="float">
            <text:p>1198,5</text:p>
          </table:table-cell>
          <table:table-cell office:value-type="float" office:value="3386.5" calcext:value-type="float">
            <text:p>3386,5</text:p>
          </table:table-cell>
          <table:table-cell office:value-type="float" office:value="25" calcext:value-type="float">
            <text:p>25</text:p>
          </table:table-cell>
          <table:table-cell table:formula="of:=[.E836]*24*60" office:value-type="float" office:value="36000" calcext:value-type="float">
            <text:p>36000</text:p>
          </table:table-cell>
          <table:table-cell table:formula="of:=[.C836]/275" office:value-type="float" office:value="4.35818181818182" calcext:value-type="float">
            <text:p>4,35818181818182</text:p>
          </table:table-cell>
          <table:table-cell table:formula="of:=[.D836]/275" office:value-type="float" office:value="12.3145454545455" calcext:value-type="float">
            <text:p>12,3145454545455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1214.5" calcext:value-type="float">
            <text:p>1214,5</text:p>
          </table:table-cell>
          <table:table-cell office:value-type="float" office:value="3302.5" calcext:value-type="float">
            <text:p>3302,5</text:p>
          </table:table-cell>
          <table:table-cell office:value-type="float" office:value="25" calcext:value-type="float">
            <text:p>25</text:p>
          </table:table-cell>
          <table:table-cell table:formula="of:=[.E837]*24*60" office:value-type="float" office:value="36000" calcext:value-type="float">
            <text:p>36000</text:p>
          </table:table-cell>
          <table:table-cell table:formula="of:=[.C837]/275" office:value-type="float" office:value="4.41636363636364" calcext:value-type="float">
            <text:p>4,41636363636364</text:p>
          </table:table-cell>
          <table:table-cell table:formula="of:=[.D837]/275" office:value-type="float" office:value="12.0090909090909" calcext:value-type="float">
            <text:p>12,0090909090909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1190.5" calcext:value-type="float">
            <text:p>1190,5</text:p>
          </table:table-cell>
          <table:table-cell office:value-type="float" office:value="2910.5" calcext:value-type="float">
            <text:p>2910,5</text:p>
          </table:table-cell>
          <table:table-cell office:value-type="float" office:value="25" calcext:value-type="float">
            <text:p>25</text:p>
          </table:table-cell>
          <table:table-cell table:formula="of:=[.E838]*24*60" office:value-type="float" office:value="36000" calcext:value-type="float">
            <text:p>36000</text:p>
          </table:table-cell>
          <table:table-cell table:formula="of:=[.C838]/275" office:value-type="float" office:value="4.32909090909091" calcext:value-type="float">
            <text:p>4,32909090909091</text:p>
          </table:table-cell>
          <table:table-cell table:formula="of:=[.D838]/275" office:value-type="float" office:value="10.5836363636364" calcext:value-type="float">
            <text:p>10,5836363636364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1214.5" calcext:value-type="float">
            <text:p>1214,5</text:p>
          </table:table-cell>
          <table:table-cell office:value-type="float" office:value="2910.5" calcext:value-type="float">
            <text:p>2910,5</text:p>
          </table:table-cell>
          <table:table-cell office:value-type="float" office:value="25" calcext:value-type="float">
            <text:p>25</text:p>
          </table:table-cell>
          <table:table-cell table:formula="of:=[.E839]*24*60" office:value-type="float" office:value="36000" calcext:value-type="float">
            <text:p>36000</text:p>
          </table:table-cell>
          <table:table-cell table:formula="of:=[.C839]/275" office:value-type="float" office:value="4.41636363636364" calcext:value-type="float">
            <text:p>4,41636363636364</text:p>
          </table:table-cell>
          <table:table-cell table:formula="of:=[.D839]/275" office:value-type="float" office:value="10.5836363636364" calcext:value-type="float">
            <text:p>10,5836363636364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1214.5" calcext:value-type="float">
            <text:p>1214,5</text:p>
          </table:table-cell>
          <table:table-cell office:value-type="float" office:value="2976.5" calcext:value-type="float">
            <text:p>2976,5</text:p>
          </table:table-cell>
          <table:table-cell office:value-type="float" office:value="25" calcext:value-type="float">
            <text:p>25</text:p>
          </table:table-cell>
          <table:table-cell table:formula="of:=[.E840]*24*60" office:value-type="float" office:value="36000" calcext:value-type="float">
            <text:p>36000</text:p>
          </table:table-cell>
          <table:table-cell table:formula="of:=[.C840]/275" office:value-type="float" office:value="4.41636363636364" calcext:value-type="float">
            <text:p>4,41636363636364</text:p>
          </table:table-cell>
          <table:table-cell table:formula="of:=[.D840]/275" office:value-type="float" office:value="10.8236363636364" calcext:value-type="float">
            <text:p>10,8236363636364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1238.5" calcext:value-type="float">
            <text:p>1238,5</text:p>
          </table:table-cell>
          <table:table-cell office:value-type="float" office:value="3060.5" calcext:value-type="float">
            <text:p>3060,5</text:p>
          </table:table-cell>
          <table:table-cell office:value-type="float" office:value="25" calcext:value-type="float">
            <text:p>25</text:p>
          </table:table-cell>
          <table:table-cell table:formula="of:=[.E841]*24*60" office:value-type="float" office:value="36000" calcext:value-type="float">
            <text:p>36000</text:p>
          </table:table-cell>
          <table:table-cell table:formula="of:=[.C841]/275" office:value-type="float" office:value="4.50363636363636" calcext:value-type="float">
            <text:p>4,50363636363636</text:p>
          </table:table-cell>
          <table:table-cell table:formula="of:=[.D841]/275" office:value-type="float" office:value="11.1290909090909" calcext:value-type="float">
            <text:p>11,1290909090909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1240.5" calcext:value-type="float">
            <text:p>1240,5</text:p>
          </table:table-cell>
          <table:table-cell office:value-type="float" office:value="3176.5" calcext:value-type="float">
            <text:p>3176,5</text:p>
          </table:table-cell>
          <table:table-cell office:value-type="float" office:value="25" calcext:value-type="float">
            <text:p>25</text:p>
          </table:table-cell>
          <table:table-cell table:formula="of:=[.E842]*24*60" office:value-type="float" office:value="36000" calcext:value-type="float">
            <text:p>36000</text:p>
          </table:table-cell>
          <table:table-cell table:formula="of:=[.C842]/275" office:value-type="float" office:value="4.51090909090909" calcext:value-type="float">
            <text:p>4,51090909090909</text:p>
          </table:table-cell>
          <table:table-cell table:formula="of:=[.D842]/275" office:value-type="float" office:value="11.5509090909091" calcext:value-type="float">
            <text:p>11,5509090909091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1244.5" calcext:value-type="float">
            <text:p>1244,5</text:p>
          </table:table-cell>
          <table:table-cell office:value-type="float" office:value="3270.5" calcext:value-type="float">
            <text:p>3270,5</text:p>
          </table:table-cell>
          <table:table-cell office:value-type="float" office:value="25" calcext:value-type="float">
            <text:p>25</text:p>
          </table:table-cell>
          <table:table-cell table:formula="of:=[.E843]*24*60" office:value-type="float" office:value="36000" calcext:value-type="float">
            <text:p>36000</text:p>
          </table:table-cell>
          <table:table-cell table:formula="of:=[.C843]/275" office:value-type="float" office:value="4.52545454545455" calcext:value-type="float">
            <text:p>4,52545454545455</text:p>
          </table:table-cell>
          <table:table-cell table:formula="of:=[.D843]/275" office:value-type="float" office:value="11.8927272727273" calcext:value-type="float">
            <text:p>11,8927272727273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1256.5" calcext:value-type="float">
            <text:p>1256,5</text:p>
          </table:table-cell>
          <table:table-cell office:value-type="float" office:value="3378.5" calcext:value-type="float">
            <text:p>3378,5</text:p>
          </table:table-cell>
          <table:table-cell office:value-type="float" office:value="25" calcext:value-type="float">
            <text:p>25</text:p>
          </table:table-cell>
          <table:table-cell table:formula="of:=[.E844]*24*60" office:value-type="float" office:value="36000" calcext:value-type="float">
            <text:p>36000</text:p>
          </table:table-cell>
          <table:table-cell table:formula="of:=[.C844]/275" office:value-type="float" office:value="4.56909090909091" calcext:value-type="float">
            <text:p>4,56909090909091</text:p>
          </table:table-cell>
          <table:table-cell table:formula="of:=[.D844]/275" office:value-type="float" office:value="12.2854545454545" calcext:value-type="float">
            <text:p>12,2854545454545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1258.5" calcext:value-type="float">
            <text:p>1258,5</text:p>
          </table:table-cell>
          <table:table-cell office:value-type="float" office:value="3578.5" calcext:value-type="float">
            <text:p>3578,5</text:p>
          </table:table-cell>
          <table:table-cell office:value-type="float" office:value="25" calcext:value-type="float">
            <text:p>25</text:p>
          </table:table-cell>
          <table:table-cell table:formula="of:=[.E845]*24*60" office:value-type="float" office:value="36000" calcext:value-type="float">
            <text:p>36000</text:p>
          </table:table-cell>
          <table:table-cell table:formula="of:=[.C845]/275" office:value-type="float" office:value="4.57636363636364" calcext:value-type="float">
            <text:p>4,57636363636364</text:p>
          </table:table-cell>
          <table:table-cell table:formula="of:=[.D845]/275" office:value-type="float" office:value="13.0127272727273" calcext:value-type="float">
            <text:p>13,0127272727273</text:p>
          </table:table-cell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1258.5" calcext:value-type="float">
            <text:p>1258,5</text:p>
          </table:table-cell>
          <table:table-cell office:value-type="float" office:value="3694.5" calcext:value-type="float">
            <text:p>3694,5</text:p>
          </table:table-cell>
          <table:table-cell office:value-type="float" office:value="25" calcext:value-type="float">
            <text:p>25</text:p>
          </table:table-cell>
          <table:table-cell table:formula="of:=[.E846]*24*60" office:value-type="float" office:value="36000" calcext:value-type="float">
            <text:p>36000</text:p>
          </table:table-cell>
          <table:table-cell table:formula="of:=[.C846]/275" office:value-type="float" office:value="4.57636363636364" calcext:value-type="float">
            <text:p>4,57636363636364</text:p>
          </table:table-cell>
          <table:table-cell table:formula="of:=[.D846]/275" office:value-type="float" office:value="13.4345454545455" calcext:value-type="float">
            <text:p>13,4345454545455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1248.5" calcext:value-type="float">
            <text:p>1248,5</text:p>
          </table:table-cell>
          <table:table-cell office:value-type="float" office:value="3804.5" calcext:value-type="float">
            <text:p>3804,5</text:p>
          </table:table-cell>
          <table:table-cell office:value-type="float" office:value="25" calcext:value-type="float">
            <text:p>25</text:p>
          </table:table-cell>
          <table:table-cell table:formula="of:=[.E847]*24*60" office:value-type="float" office:value="36000" calcext:value-type="float">
            <text:p>36000</text:p>
          </table:table-cell>
          <table:table-cell table:formula="of:=[.C847]/275" office:value-type="float" office:value="4.54" calcext:value-type="float">
            <text:p>4,54</text:p>
          </table:table-cell>
          <table:table-cell table:formula="of:=[.D847]/275" office:value-type="float" office:value="13.8345454545455" calcext:value-type="float">
            <text:p>13,8345454545455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1266.5" calcext:value-type="float">
            <text:p>1266,5</text:p>
          </table:table-cell>
          <table:table-cell office:value-type="float" office:value="3858.5" calcext:value-type="float">
            <text:p>3858,5</text:p>
          </table:table-cell>
          <table:table-cell office:value-type="float" office:value="25" calcext:value-type="float">
            <text:p>25</text:p>
          </table:table-cell>
          <table:table-cell table:formula="of:=[.E848]*24*60" office:value-type="float" office:value="36000" calcext:value-type="float">
            <text:p>36000</text:p>
          </table:table-cell>
          <table:table-cell table:formula="of:=[.C848]/275" office:value-type="float" office:value="4.60545454545455" calcext:value-type="float">
            <text:p>4,60545454545455</text:p>
          </table:table-cell>
          <table:table-cell table:formula="of:=[.D848]/275" office:value-type="float" office:value="14.0309090909091" calcext:value-type="float">
            <text:p>14,0309090909091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1194.5" calcext:value-type="float">
            <text:p>1194,5</text:p>
          </table:table-cell>
          <table:table-cell office:value-type="float" office:value="2910.5" calcext:value-type="float">
            <text:p>2910,5</text:p>
          </table:table-cell>
          <table:table-cell office:value-type="float" office:value="26" calcext:value-type="float">
            <text:p>26</text:p>
          </table:table-cell>
          <table:table-cell table:formula="of:=[.E849]*24*60" office:value-type="float" office:value="37440" calcext:value-type="float">
            <text:p>37440</text:p>
          </table:table-cell>
          <table:table-cell table:formula="of:=[.C849]/275" office:value-type="float" office:value="4.34363636363636" calcext:value-type="float">
            <text:p>4,34363636363636</text:p>
          </table:table-cell>
          <table:table-cell table:formula="of:=[.D849]/275" office:value-type="float" office:value="10.5836363636364" calcext:value-type="float">
            <text:p>10,5836363636364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1224.5" calcext:value-type="float">
            <text:p>1224,5</text:p>
          </table:table-cell>
          <table:table-cell office:value-type="float" office:value="2948.5" calcext:value-type="float">
            <text:p>2948,5</text:p>
          </table:table-cell>
          <table:table-cell office:value-type="float" office:value="26" calcext:value-type="float">
            <text:p>26</text:p>
          </table:table-cell>
          <table:table-cell table:formula="of:=[.E850]*24*60" office:value-type="float" office:value="37440" calcext:value-type="float">
            <text:p>37440</text:p>
          </table:table-cell>
          <table:table-cell table:formula="of:=[.C850]/275" office:value-type="float" office:value="4.45272727272727" calcext:value-type="float">
            <text:p>4,45272727272727</text:p>
          </table:table-cell>
          <table:table-cell table:formula="of:=[.D850]/275" office:value-type="float" office:value="10.7218181818182" calcext:value-type="float">
            <text:p>10,7218181818182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232.5" calcext:value-type="float">
            <text:p>1232,5</text:p>
          </table:table-cell>
          <table:table-cell office:value-type="float" office:value="3032.5" calcext:value-type="float">
            <text:p>3032,5</text:p>
          </table:table-cell>
          <table:table-cell office:value-type="float" office:value="26" calcext:value-type="float">
            <text:p>26</text:p>
          </table:table-cell>
          <table:table-cell table:formula="of:=[.E851]*24*60" office:value-type="float" office:value="37440" calcext:value-type="float">
            <text:p>37440</text:p>
          </table:table-cell>
          <table:table-cell table:formula="of:=[.C851]/275" office:value-type="float" office:value="4.48181818181818" calcext:value-type="float">
            <text:p>4,48181818181818</text:p>
          </table:table-cell>
          <table:table-cell table:formula="of:=[.D851]/275" office:value-type="float" office:value="11.0272727272727" calcext:value-type="float">
            <text:p>11,0272727272727</text:p>
          </table:table-cell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1242.5" calcext:value-type="float">
            <text:p>1242,5</text:p>
          </table:table-cell>
          <table:table-cell office:value-type="float" office:value="3104.5" calcext:value-type="float">
            <text:p>3104,5</text:p>
          </table:table-cell>
          <table:table-cell office:value-type="float" office:value="26" calcext:value-type="float">
            <text:p>26</text:p>
          </table:table-cell>
          <table:table-cell table:formula="of:=[.E852]*24*60" office:value-type="float" office:value="37440" calcext:value-type="float">
            <text:p>37440</text:p>
          </table:table-cell>
          <table:table-cell table:formula="of:=[.C852]/275" office:value-type="float" office:value="4.51818181818182" calcext:value-type="float">
            <text:p>4,51818181818182</text:p>
          </table:table-cell>
          <table:table-cell table:formula="of:=[.D852]/275" office:value-type="float" office:value="11.2890909090909" calcext:value-type="float">
            <text:p>11,2890909090909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1240.5" calcext:value-type="float">
            <text:p>1240,5</text:p>
          </table:table-cell>
          <table:table-cell office:value-type="float" office:value="3210.5" calcext:value-type="float">
            <text:p>3210,5</text:p>
          </table:table-cell>
          <table:table-cell office:value-type="float" office:value="26" calcext:value-type="float">
            <text:p>26</text:p>
          </table:table-cell>
          <table:table-cell table:formula="of:=[.E853]*24*60" office:value-type="float" office:value="37440" calcext:value-type="float">
            <text:p>37440</text:p>
          </table:table-cell>
          <table:table-cell table:formula="of:=[.C853]/275" office:value-type="float" office:value="4.51090909090909" calcext:value-type="float">
            <text:p>4,51090909090909</text:p>
          </table:table-cell>
          <table:table-cell table:formula="of:=[.D853]/275" office:value-type="float" office:value="11.6745454545455" calcext:value-type="float">
            <text:p>11,6745454545455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1252.5" calcext:value-type="float">
            <text:p>1252,5</text:p>
          </table:table-cell>
          <table:table-cell office:value-type="float" office:value="3312.5" calcext:value-type="float">
            <text:p>3312,5</text:p>
          </table:table-cell>
          <table:table-cell office:value-type="float" office:value="26" calcext:value-type="float">
            <text:p>26</text:p>
          </table:table-cell>
          <table:table-cell table:formula="of:=[.E854]*24*60" office:value-type="float" office:value="37440" calcext:value-type="float">
            <text:p>37440</text:p>
          </table:table-cell>
          <table:table-cell table:formula="of:=[.C854]/275" office:value-type="float" office:value="4.55454545454546" calcext:value-type="float">
            <text:p>4,55454545454546</text:p>
          </table:table-cell>
          <table:table-cell table:formula="of:=[.D854]/275" office:value-type="float" office:value="12.0454545454545" calcext:value-type="float">
            <text:p>12,0454545454545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1264.5" calcext:value-type="float">
            <text:p>1264,5</text:p>
          </table:table-cell>
          <table:table-cell office:value-type="float" office:value="3420.5" calcext:value-type="float">
            <text:p>3420,5</text:p>
          </table:table-cell>
          <table:table-cell office:value-type="float" office:value="26" calcext:value-type="float">
            <text:p>26</text:p>
          </table:table-cell>
          <table:table-cell table:formula="of:=[.E855]*24*60" office:value-type="float" office:value="37440" calcext:value-type="float">
            <text:p>37440</text:p>
          </table:table-cell>
          <table:table-cell table:formula="of:=[.C855]/275" office:value-type="float" office:value="4.59818181818182" calcext:value-type="float">
            <text:p>4,59818181818182</text:p>
          </table:table-cell>
          <table:table-cell table:formula="of:=[.D855]/275" office:value-type="float" office:value="12.4381818181818" calcext:value-type="float">
            <text:p>12,4381818181818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1256.5" calcext:value-type="float">
            <text:p>1256,5</text:p>
          </table:table-cell>
          <table:table-cell office:value-type="float" office:value="3522.5" calcext:value-type="float">
            <text:p>3522,5</text:p>
          </table:table-cell>
          <table:table-cell office:value-type="float" office:value="26" calcext:value-type="float">
            <text:p>26</text:p>
          </table:table-cell>
          <table:table-cell table:formula="of:=[.E856]*24*60" office:value-type="float" office:value="37440" calcext:value-type="float">
            <text:p>37440</text:p>
          </table:table-cell>
          <table:table-cell table:formula="of:=[.C856]/275" office:value-type="float" office:value="4.56909090909091" calcext:value-type="float">
            <text:p>4,56909090909091</text:p>
          </table:table-cell>
          <table:table-cell table:formula="of:=[.D856]/275" office:value-type="float" office:value="12.8090909090909" calcext:value-type="float">
            <text:p>12,8090909090909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1254.5" calcext:value-type="float">
            <text:p>1254,5</text:p>
          </table:table-cell>
          <table:table-cell office:value-type="float" office:value="3654.5" calcext:value-type="float">
            <text:p>3654,5</text:p>
          </table:table-cell>
          <table:table-cell office:value-type="float" office:value="26" calcext:value-type="float">
            <text:p>26</text:p>
          </table:table-cell>
          <table:table-cell table:formula="of:=[.E857]*24*60" office:value-type="float" office:value="37440" calcext:value-type="float">
            <text:p>37440</text:p>
          </table:table-cell>
          <table:table-cell table:formula="of:=[.C857]/275" office:value-type="float" office:value="4.56181818181818" calcext:value-type="float">
            <text:p>4,56181818181818</text:p>
          </table:table-cell>
          <table:table-cell table:formula="of:=[.D857]/275" office:value-type="float" office:value="13.2890909090909" calcext:value-type="float">
            <text:p>13,2890909090909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1250.5" calcext:value-type="float">
            <text:p>1250,5</text:p>
          </table:table-cell>
          <table:table-cell office:value-type="float" office:value="3798.5" calcext:value-type="float">
            <text:p>3798,5</text:p>
          </table:table-cell>
          <table:table-cell office:value-type="float" office:value="26" calcext:value-type="float">
            <text:p>26</text:p>
          </table:table-cell>
          <table:table-cell table:formula="of:=[.E858]*24*60" office:value-type="float" office:value="37440" calcext:value-type="float">
            <text:p>37440</text:p>
          </table:table-cell>
          <table:table-cell table:formula="of:=[.C858]/275" office:value-type="float" office:value="4.54727272727273" calcext:value-type="float">
            <text:p>4,54727272727273</text:p>
          </table:table-cell>
          <table:table-cell table:formula="of:=[.D858]/275" office:value-type="float" office:value="13.8127272727273" calcext:value-type="float">
            <text:p>13,8127272727273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1194.5" calcext:value-type="float">
            <text:p>1194,5</text:p>
          </table:table-cell>
          <table:table-cell office:value-type="float" office:value="3358.5" calcext:value-type="float">
            <text:p>3358,5</text:p>
          </table:table-cell>
          <table:table-cell office:value-type="float" office:value="26" calcext:value-type="float">
            <text:p>26</text:p>
          </table:table-cell>
          <table:table-cell table:formula="of:=[.E859]*24*60" office:value-type="float" office:value="37440" calcext:value-type="float">
            <text:p>37440</text:p>
          </table:table-cell>
          <table:table-cell table:formula="of:=[.C859]/275" office:value-type="float" office:value="4.34363636363636" calcext:value-type="float">
            <text:p>4,34363636363636</text:p>
          </table:table-cell>
          <table:table-cell table:formula="of:=[.D859]/275" office:value-type="float" office:value="12.2127272727273" calcext:value-type="float">
            <text:p>12,2127272727273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1124.5" calcext:value-type="float">
            <text:p>1124,5</text:p>
          </table:table-cell>
          <table:table-cell office:value-type="float" office:value="3336.5" calcext:value-type="float">
            <text:p>3336,5</text:p>
          </table:table-cell>
          <table:table-cell office:value-type="float" office:value="26" calcext:value-type="float">
            <text:p>26</text:p>
          </table:table-cell>
          <table:table-cell table:formula="of:=[.E860]*24*60" office:value-type="float" office:value="37440" calcext:value-type="float">
            <text:p>37440</text:p>
          </table:table-cell>
          <table:table-cell table:formula="of:=[.C860]/275" office:value-type="float" office:value="4.08909090909091" calcext:value-type="float">
            <text:p>4,08909090909091</text:p>
          </table:table-cell>
          <table:table-cell table:formula="of:=[.D860]/275" office:value-type="float" office:value="12.1327272727273" calcext:value-type="float">
            <text:p>12,1327272727273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066.5" calcext:value-type="float">
            <text:p>1066,5</text:p>
          </table:table-cell>
          <table:table-cell office:value-type="float" office:value="3336.5" calcext:value-type="float">
            <text:p>3336,5</text:p>
          </table:table-cell>
          <table:table-cell office:value-type="float" office:value="26" calcext:value-type="float">
            <text:p>26</text:p>
          </table:table-cell>
          <table:table-cell table:formula="of:=[.E861]*24*60" office:value-type="float" office:value="37440" calcext:value-type="float">
            <text:p>37440</text:p>
          </table:table-cell>
          <table:table-cell table:formula="of:=[.C861]/275" office:value-type="float" office:value="3.87818181818182" calcext:value-type="float">
            <text:p>3,87818181818182</text:p>
          </table:table-cell>
          <table:table-cell table:formula="of:=[.D861]/275" office:value-type="float" office:value="12.1327272727273" calcext:value-type="float">
            <text:p>12,1327272727273</text:p>
          </table:table-cell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996.5" calcext:value-type="float">
            <text:p>996,5</text:p>
          </table:table-cell>
          <table:table-cell office:value-type="float" office:value="3376.5" calcext:value-type="float">
            <text:p>3376,5</text:p>
          </table:table-cell>
          <table:table-cell office:value-type="float" office:value="26" calcext:value-type="float">
            <text:p>26</text:p>
          </table:table-cell>
          <table:table-cell table:formula="of:=[.E862]*24*60" office:value-type="float" office:value="37440" calcext:value-type="float">
            <text:p>37440</text:p>
          </table:table-cell>
          <table:table-cell table:formula="of:=[.C862]/275" office:value-type="float" office:value="3.62363636363636" calcext:value-type="float">
            <text:p>3,62363636363636</text:p>
          </table:table-cell>
          <table:table-cell table:formula="of:=[.D862]/275" office:value-type="float" office:value="12.2781818181818" calcext:value-type="float">
            <text:p>12,2781818181818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954.5" calcext:value-type="float">
            <text:p>954,5</text:p>
          </table:table-cell>
          <table:table-cell office:value-type="float" office:value="3352.5" calcext:value-type="float">
            <text:p>3352,5</text:p>
          </table:table-cell>
          <table:table-cell office:value-type="float" office:value="26" calcext:value-type="float">
            <text:p>26</text:p>
          </table:table-cell>
          <table:table-cell table:formula="of:=[.E863]*24*60" office:value-type="float" office:value="37440" calcext:value-type="float">
            <text:p>37440</text:p>
          </table:table-cell>
          <table:table-cell table:formula="of:=[.C863]/275" office:value-type="float" office:value="3.47090909090909" calcext:value-type="float">
            <text:p>3,47090909090909</text:p>
          </table:table-cell>
          <table:table-cell table:formula="of:=[.D863]/275" office:value-type="float" office:value="12.1909090909091" calcext:value-type="float">
            <text:p>12,1909090909091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894.5" calcext:value-type="float">
            <text:p>894,5</text:p>
          </table:table-cell>
          <table:table-cell office:value-type="float" office:value="3336.5" calcext:value-type="float">
            <text:p>3336,5</text:p>
          </table:table-cell>
          <table:table-cell office:value-type="float" office:value="26" calcext:value-type="float">
            <text:p>26</text:p>
          </table:table-cell>
          <table:table-cell table:formula="of:=[.E864]*24*60" office:value-type="float" office:value="37440" calcext:value-type="float">
            <text:p>37440</text:p>
          </table:table-cell>
          <table:table-cell table:formula="of:=[.C864]/275" office:value-type="float" office:value="3.25272727272727" calcext:value-type="float">
            <text:p>3,25272727272727</text:p>
          </table:table-cell>
          <table:table-cell table:formula="of:=[.D864]/275" office:value-type="float" office:value="12.1327272727273" calcext:value-type="float">
            <text:p>12,1327272727273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844.5" calcext:value-type="float">
            <text:p>844,5</text:p>
          </table:table-cell>
          <table:table-cell office:value-type="float" office:value="3292.5" calcext:value-type="float">
            <text:p>3292,5</text:p>
          </table:table-cell>
          <table:table-cell office:value-type="float" office:value="26" calcext:value-type="float">
            <text:p>26</text:p>
          </table:table-cell>
          <table:table-cell table:formula="of:=[.E865]*24*60" office:value-type="float" office:value="37440" calcext:value-type="float">
            <text:p>37440</text:p>
          </table:table-cell>
          <table:table-cell table:formula="of:=[.C865]/275" office:value-type="float" office:value="3.07090909090909" calcext:value-type="float">
            <text:p>3,07090909090909</text:p>
          </table:table-cell>
          <table:table-cell table:formula="of:=[.D865]/275" office:value-type="float" office:value="11.9727272727273" calcext:value-type="float">
            <text:p>11,9727272727273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836.5" calcext:value-type="float">
            <text:p>836,5</text:p>
          </table:table-cell>
          <table:table-cell office:value-type="float" office:value="3218.5" calcext:value-type="float">
            <text:p>3218,5</text:p>
          </table:table-cell>
          <table:table-cell office:value-type="float" office:value="26" calcext:value-type="float">
            <text:p>26</text:p>
          </table:table-cell>
          <table:table-cell table:formula="of:=[.E866]*24*60" office:value-type="float" office:value="37440" calcext:value-type="float">
            <text:p>37440</text:p>
          </table:table-cell>
          <table:table-cell table:formula="of:=[.C866]/275" office:value-type="float" office:value="3.04181818181818" calcext:value-type="float">
            <text:p>3,04181818181818</text:p>
          </table:table-cell>
          <table:table-cell table:formula="of:=[.D866]/275" office:value-type="float" office:value="11.7036363636364" calcext:value-type="float">
            <text:p>11,7036363636364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796.5" calcext:value-type="float">
            <text:p>796,5</text:p>
          </table:table-cell>
          <table:table-cell office:value-type="float" office:value="3236.5" calcext:value-type="float">
            <text:p>3236,5</text:p>
          </table:table-cell>
          <table:table-cell office:value-type="float" office:value="26" calcext:value-type="float">
            <text:p>26</text:p>
          </table:table-cell>
          <table:table-cell table:formula="of:=[.E867]*24*60" office:value-type="float" office:value="37440" calcext:value-type="float">
            <text:p>37440</text:p>
          </table:table-cell>
          <table:table-cell table:formula="of:=[.C867]/275" office:value-type="float" office:value="2.89636363636364" calcext:value-type="float">
            <text:p>2,89636363636364</text:p>
          </table:table-cell>
          <table:table-cell table:formula="of:=[.D867]/275" office:value-type="float" office:value="11.7690909090909" calcext:value-type="float">
            <text:p>11,7690909090909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800.5" calcext:value-type="float">
            <text:p>800,5</text:p>
          </table:table-cell>
          <table:table-cell office:value-type="float" office:value="3336.5" calcext:value-type="float">
            <text:p>3336,5</text:p>
          </table:table-cell>
          <table:table-cell office:value-type="float" office:value="26" calcext:value-type="float">
            <text:p>26</text:p>
          </table:table-cell>
          <table:table-cell table:formula="of:=[.E868]*24*60" office:value-type="float" office:value="37440" calcext:value-type="float">
            <text:p>37440</text:p>
          </table:table-cell>
          <table:table-cell table:formula="of:=[.C868]/275" office:value-type="float" office:value="2.91090909090909" calcext:value-type="float">
            <text:p>2,91090909090909</text:p>
          </table:table-cell>
          <table:table-cell table:formula="of:=[.D868]/275" office:value-type="float" office:value="12.1327272727273" calcext:value-type="float">
            <text:p>12,1327272727273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752.5" calcext:value-type="float">
            <text:p>752,5</text:p>
          </table:table-cell>
          <table:table-cell office:value-type="float" office:value="3450.5" calcext:value-type="float">
            <text:p>3450,5</text:p>
          </table:table-cell>
          <table:table-cell office:value-type="float" office:value="26" calcext:value-type="float">
            <text:p>26</text:p>
          </table:table-cell>
          <table:table-cell table:formula="of:=[.E869]*24*60" office:value-type="float" office:value="37440" calcext:value-type="float">
            <text:p>37440</text:p>
          </table:table-cell>
          <table:table-cell table:formula="of:=[.C869]/275" office:value-type="float" office:value="2.73636363636364" calcext:value-type="float">
            <text:p>2,73636363636364</text:p>
          </table:table-cell>
          <table:table-cell table:formula="of:=[.D869]/275" office:value-type="float" office:value="12.5472727272727" calcext:value-type="float">
            <text:p>12,5472727272727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712.5" calcext:value-type="float">
            <text:p>712,5</text:p>
          </table:table-cell>
          <table:table-cell office:value-type="float" office:value="3558.5" calcext:value-type="float">
            <text:p>3558,5</text:p>
          </table:table-cell>
          <table:table-cell office:value-type="float" office:value="26" calcext:value-type="float">
            <text:p>26</text:p>
          </table:table-cell>
          <table:table-cell table:formula="of:=[.E870]*24*60" office:value-type="float" office:value="37440" calcext:value-type="float">
            <text:p>37440</text:p>
          </table:table-cell>
          <table:table-cell table:formula="of:=[.C870]/275" office:value-type="float" office:value="2.59090909090909" calcext:value-type="float">
            <text:p>2,59090909090909</text:p>
          </table:table-cell>
          <table:table-cell table:formula="of:=[.D870]/275" office:value-type="float" office:value="12.94" calcext:value-type="float">
            <text:p>12,94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728.5" calcext:value-type="float">
            <text:p>728,5</text:p>
          </table:table-cell>
          <table:table-cell office:value-type="float" office:value="3678.5" calcext:value-type="float">
            <text:p>3678,5</text:p>
          </table:table-cell>
          <table:table-cell office:value-type="float" office:value="26" calcext:value-type="float">
            <text:p>26</text:p>
          </table:table-cell>
          <table:table-cell table:formula="of:=[.E871]*24*60" office:value-type="float" office:value="37440" calcext:value-type="float">
            <text:p>37440</text:p>
          </table:table-cell>
          <table:table-cell table:formula="of:=[.C871]/275" office:value-type="float" office:value="2.64909090909091" calcext:value-type="float">
            <text:p>2,64909090909091</text:p>
          </table:table-cell>
          <table:table-cell table:formula="of:=[.D871]/275" office:value-type="float" office:value="13.3763636363636" calcext:value-type="float">
            <text:p>13,3763636363636</text:p>
          </table:table-cell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724.5" calcext:value-type="float">
            <text:p>724,5</text:p>
          </table:table-cell>
          <table:table-cell office:value-type="float" office:value="3792.5" calcext:value-type="float">
            <text:p>3792,5</text:p>
          </table:table-cell>
          <table:table-cell office:value-type="float" office:value="26" calcext:value-type="float">
            <text:p>26</text:p>
          </table:table-cell>
          <table:table-cell table:formula="of:=[.E872]*24*60" office:value-type="float" office:value="37440" calcext:value-type="float">
            <text:p>37440</text:p>
          </table:table-cell>
          <table:table-cell table:formula="of:=[.C872]/275" office:value-type="float" office:value="2.63454545454545" calcext:value-type="float">
            <text:p>2,63454545454545</text:p>
          </table:table-cell>
          <table:table-cell table:formula="of:=[.D872]/275" office:value-type="float" office:value="13.7909090909091" calcext:value-type="float">
            <text:p>13,7909090909091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708.5" calcext:value-type="float">
            <text:p>708,5</text:p>
          </table:table-cell>
          <table:table-cell office:value-type="float" office:value="3866.5" calcext:value-type="float">
            <text:p>3866,5</text:p>
          </table:table-cell>
          <table:table-cell office:value-type="float" office:value="26" calcext:value-type="float">
            <text:p>26</text:p>
          </table:table-cell>
          <table:table-cell table:formula="of:=[.E873]*24*60" office:value-type="float" office:value="37440" calcext:value-type="float">
            <text:p>37440</text:p>
          </table:table-cell>
          <table:table-cell table:formula="of:=[.C873]/275" office:value-type="float" office:value="2.57636363636364" calcext:value-type="float">
            <text:p>2,57636363636364</text:p>
          </table:table-cell>
          <table:table-cell table:formula="of:=[.D873]/275" office:value-type="float" office:value="14.06" calcext:value-type="float">
            <text:p>14,06</text:p>
          </table:table-cell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1184.5" calcext:value-type="float">
            <text:p>1184,5</text:p>
          </table:table-cell>
          <table:table-cell office:value-type="float" office:value="2904.5" calcext:value-type="float">
            <text:p>2904,5</text:p>
          </table:table-cell>
          <table:table-cell office:value-type="float" office:value="27" calcext:value-type="float">
            <text:p>27</text:p>
          </table:table-cell>
          <table:table-cell table:formula="of:=[.E874]*24*60" office:value-type="float" office:value="38880" calcext:value-type="float">
            <text:p>38880</text:p>
          </table:table-cell>
          <table:table-cell table:formula="of:=[.C874]/275" office:value-type="float" office:value="4.30727272727273" calcext:value-type="float">
            <text:p>4,30727272727273</text:p>
          </table:table-cell>
          <table:table-cell table:formula="of:=[.D874]/275" office:value-type="float" office:value="10.5618181818182" calcext:value-type="float">
            <text:p>10,5618181818182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1206.5" calcext:value-type="float">
            <text:p>1206,5</text:p>
          </table:table-cell>
          <table:table-cell office:value-type="float" office:value="2922.5" calcext:value-type="float">
            <text:p>2922,5</text:p>
          </table:table-cell>
          <table:table-cell office:value-type="float" office:value="27" calcext:value-type="float">
            <text:p>27</text:p>
          </table:table-cell>
          <table:table-cell table:formula="of:=[.E875]*24*60" office:value-type="float" office:value="38880" calcext:value-type="float">
            <text:p>38880</text:p>
          </table:table-cell>
          <table:table-cell table:formula="of:=[.C875]/275" office:value-type="float" office:value="4.38727272727273" calcext:value-type="float">
            <text:p>4,38727272727273</text:p>
          </table:table-cell>
          <table:table-cell table:formula="of:=[.D875]/275" office:value-type="float" office:value="10.6272727272727" calcext:value-type="float">
            <text:p>10,6272727272727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1208.5" calcext:value-type="float">
            <text:p>1208,5</text:p>
          </table:table-cell>
          <table:table-cell office:value-type="float" office:value="3018.5" calcext:value-type="float">
            <text:p>3018,5</text:p>
          </table:table-cell>
          <table:table-cell office:value-type="float" office:value="27" calcext:value-type="float">
            <text:p>27</text:p>
          </table:table-cell>
          <table:table-cell table:formula="of:=[.E876]*24*60" office:value-type="float" office:value="38880" calcext:value-type="float">
            <text:p>38880</text:p>
          </table:table-cell>
          <table:table-cell table:formula="of:=[.C876]/275" office:value-type="float" office:value="4.39454545454545" calcext:value-type="float">
            <text:p>4,39454545454545</text:p>
          </table:table-cell>
          <table:table-cell table:formula="of:=[.D876]/275" office:value-type="float" office:value="10.9763636363636" calcext:value-type="float">
            <text:p>10,9763636363636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1238.5" calcext:value-type="float">
            <text:p>1238,5</text:p>
          </table:table-cell>
          <table:table-cell office:value-type="float" office:value="3062.5" calcext:value-type="float">
            <text:p>3062,5</text:p>
          </table:table-cell>
          <table:table-cell office:value-type="float" office:value="27" calcext:value-type="float">
            <text:p>27</text:p>
          </table:table-cell>
          <table:table-cell table:formula="of:=[.E877]*24*60" office:value-type="float" office:value="38880" calcext:value-type="float">
            <text:p>38880</text:p>
          </table:table-cell>
          <table:table-cell table:formula="of:=[.C877]/275" office:value-type="float" office:value="4.50363636363636" calcext:value-type="float">
            <text:p>4,50363636363636</text:p>
          </table:table-cell>
          <table:table-cell table:formula="of:=[.D877]/275" office:value-type="float" office:value="11.1363636363636" calcext:value-type="float">
            <text:p>11,1363636363636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1242.5" calcext:value-type="float">
            <text:p>1242,5</text:p>
          </table:table-cell>
          <table:table-cell office:value-type="float" office:value="3162.5" calcext:value-type="float">
            <text:p>3162,5</text:p>
          </table:table-cell>
          <table:table-cell office:value-type="float" office:value="27" calcext:value-type="float">
            <text:p>27</text:p>
          </table:table-cell>
          <table:table-cell table:formula="of:=[.E878]*24*60" office:value-type="float" office:value="38880" calcext:value-type="float">
            <text:p>38880</text:p>
          </table:table-cell>
          <table:table-cell table:formula="of:=[.C878]/275" office:value-type="float" office:value="4.51818181818182" calcext:value-type="float">
            <text:p>4,51818181818182</text:p>
          </table:table-cell>
          <table:table-cell table:formula="of:=[.D878]/275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1246.5" calcext:value-type="float">
            <text:p>1246,5</text:p>
          </table:table-cell>
          <table:table-cell office:value-type="float" office:value="3256.5" calcext:value-type="float">
            <text:p>3256,5</text:p>
          </table:table-cell>
          <table:table-cell office:value-type="float" office:value="27" calcext:value-type="float">
            <text:p>27</text:p>
          </table:table-cell>
          <table:table-cell table:formula="of:=[.E879]*24*60" office:value-type="float" office:value="38880" calcext:value-type="float">
            <text:p>38880</text:p>
          </table:table-cell>
          <table:table-cell table:formula="of:=[.C879]/275" office:value-type="float" office:value="4.53272727272727" calcext:value-type="float">
            <text:p>4,53272727272727</text:p>
          </table:table-cell>
          <table:table-cell table:formula="of:=[.D879]/275" office:value-type="float" office:value="11.8418181818182" calcext:value-type="float">
            <text:p>11,8418181818182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1256.5" calcext:value-type="float">
            <text:p>1256,5</text:p>
          </table:table-cell>
          <table:table-cell office:value-type="float" office:value="3362.5" calcext:value-type="float">
            <text:p>3362,5</text:p>
          </table:table-cell>
          <table:table-cell office:value-type="float" office:value="27" calcext:value-type="float">
            <text:p>27</text:p>
          </table:table-cell>
          <table:table-cell table:formula="of:=[.E880]*24*60" office:value-type="float" office:value="38880" calcext:value-type="float">
            <text:p>38880</text:p>
          </table:table-cell>
          <table:table-cell table:formula="of:=[.C880]/275" office:value-type="float" office:value="4.56909090909091" calcext:value-type="float">
            <text:p>4,56909090909091</text:p>
          </table:table-cell>
          <table:table-cell table:formula="of:=[.D880]/275" office:value-type="float" office:value="12.2272727272727" calcext:value-type="float">
            <text:p>12,2272727272727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1252.5" calcext:value-type="float">
            <text:p>1252,5</text:p>
          </table:table-cell>
          <table:table-cell office:value-type="float" office:value="3488.5" calcext:value-type="float">
            <text:p>3488,5</text:p>
          </table:table-cell>
          <table:table-cell office:value-type="float" office:value="27" calcext:value-type="float">
            <text:p>27</text:p>
          </table:table-cell>
          <table:table-cell table:formula="of:=[.E881]*24*60" office:value-type="float" office:value="38880" calcext:value-type="float">
            <text:p>38880</text:p>
          </table:table-cell>
          <table:table-cell table:formula="of:=[.C881]/275" office:value-type="float" office:value="4.55454545454546" calcext:value-type="float">
            <text:p>4,55454545454546</text:p>
          </table:table-cell>
          <table:table-cell table:formula="of:=[.D881]/275" office:value-type="float" office:value="12.6854545454545" calcext:value-type="float">
            <text:p>12,6854545454545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1258.5" calcext:value-type="float">
            <text:p>1258,5</text:p>
          </table:table-cell>
          <table:table-cell office:value-type="float" office:value="3586.5" calcext:value-type="float">
            <text:p>3586,5</text:p>
          </table:table-cell>
          <table:table-cell office:value-type="float" office:value="27" calcext:value-type="float">
            <text:p>27</text:p>
          </table:table-cell>
          <table:table-cell table:formula="of:=[.E882]*24*60" office:value-type="float" office:value="38880" calcext:value-type="float">
            <text:p>38880</text:p>
          </table:table-cell>
          <table:table-cell table:formula="of:=[.C882]/275" office:value-type="float" office:value="4.57636363636364" calcext:value-type="float">
            <text:p>4,57636363636364</text:p>
          </table:table-cell>
          <table:table-cell table:formula="of:=[.D882]/275" office:value-type="float" office:value="13.0418181818182" calcext:value-type="float">
            <text:p>13,0418181818182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1256.5" calcext:value-type="float">
            <text:p>1256,5</text:p>
          </table:table-cell>
          <table:table-cell office:value-type="float" office:value="3742.5" calcext:value-type="float">
            <text:p>3742,5</text:p>
          </table:table-cell>
          <table:table-cell office:value-type="float" office:value="27" calcext:value-type="float">
            <text:p>27</text:p>
          </table:table-cell>
          <table:table-cell table:formula="of:=[.E883]*24*60" office:value-type="float" office:value="38880" calcext:value-type="float">
            <text:p>38880</text:p>
          </table:table-cell>
          <table:table-cell table:formula="of:=[.C883]/275" office:value-type="float" office:value="4.56909090909091" calcext:value-type="float">
            <text:p>4,56909090909091</text:p>
          </table:table-cell>
          <table:table-cell table:formula="of:=[.D883]/275" office:value-type="float" office:value="13.6090909090909" calcext:value-type="float">
            <text:p>13,6090909090909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1268.5" calcext:value-type="float">
            <text:p>1268,5</text:p>
          </table:table-cell>
          <table:table-cell office:value-type="float" office:value="3858.5" calcext:value-type="float">
            <text:p>3858,5</text:p>
          </table:table-cell>
          <table:table-cell office:value-type="float" office:value="27" calcext:value-type="float">
            <text:p>27</text:p>
          </table:table-cell>
          <table:table-cell table:formula="of:=[.E884]*24*60" office:value-type="float" office:value="38880" calcext:value-type="float">
            <text:p>38880</text:p>
          </table:table-cell>
          <table:table-cell table:formula="of:=[.C884]/275" office:value-type="float" office:value="4.61272727272727" calcext:value-type="float">
            <text:p>4,61272727272727</text:p>
          </table:table-cell>
          <table:table-cell table:formula="of:=[.D884]/275" office:value-type="float" office:value="14.0309090909091" calcext:value-type="float">
            <text:p>14,0309090909091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1208.5" calcext:value-type="float">
            <text:p>1208,5</text:p>
          </table:table-cell>
          <table:table-cell office:value-type="float" office:value="3362.5" calcext:value-type="float">
            <text:p>3362,5</text:p>
          </table:table-cell>
          <table:table-cell office:value-type="float" office:value="27" calcext:value-type="float">
            <text:p>27</text:p>
          </table:table-cell>
          <table:table-cell table:formula="of:=[.E885]*24*60" office:value-type="float" office:value="38880" calcext:value-type="float">
            <text:p>38880</text:p>
          </table:table-cell>
          <table:table-cell table:formula="of:=[.C885]/275" office:value-type="float" office:value="4.39454545454545" calcext:value-type="float">
            <text:p>4,39454545454545</text:p>
          </table:table-cell>
          <table:table-cell table:formula="of:=[.D885]/275" office:value-type="float" office:value="12.2272727272727" calcext:value-type="float">
            <text:p>12,2272727272727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1156.5" calcext:value-type="float">
            <text:p>1156,5</text:p>
          </table:table-cell>
          <table:table-cell office:value-type="float" office:value="3348.5" calcext:value-type="float">
            <text:p>3348,5</text:p>
          </table:table-cell>
          <table:table-cell office:value-type="float" office:value="27" calcext:value-type="float">
            <text:p>27</text:p>
          </table:table-cell>
          <table:table-cell table:formula="of:=[.E886]*24*60" office:value-type="float" office:value="38880" calcext:value-type="float">
            <text:p>38880</text:p>
          </table:table-cell>
          <table:table-cell table:formula="of:=[.C886]/275" office:value-type="float" office:value="4.20545454545455" calcext:value-type="float">
            <text:p>4,20545454545455</text:p>
          </table:table-cell>
          <table:table-cell table:formula="of:=[.D886]/275" office:value-type="float" office:value="12.1763636363636" calcext:value-type="float">
            <text:p>12,1763636363636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1106.5" calcext:value-type="float">
            <text:p>1106,5</text:p>
          </table:table-cell>
          <table:table-cell office:value-type="float" office:value="3310.5" calcext:value-type="float">
            <text:p>3310,5</text:p>
          </table:table-cell>
          <table:table-cell office:value-type="float" office:value="27" calcext:value-type="float">
            <text:p>27</text:p>
          </table:table-cell>
          <table:table-cell table:formula="of:=[.E887]*24*60" office:value-type="float" office:value="38880" calcext:value-type="float">
            <text:p>38880</text:p>
          </table:table-cell>
          <table:table-cell table:formula="of:=[.C887]/275" office:value-type="float" office:value="4.02363636363636" calcext:value-type="float">
            <text:p>4,02363636363636</text:p>
          </table:table-cell>
          <table:table-cell table:formula="of:=[.D887]/275" office:value-type="float" office:value="12.0381818181818" calcext:value-type="float">
            <text:p>12,0381818181818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1014.5" calcext:value-type="float">
            <text:p>1014,5</text:p>
          </table:table-cell>
          <table:table-cell office:value-type="float" office:value="3358.5" calcext:value-type="float">
            <text:p>3358,5</text:p>
          </table:table-cell>
          <table:table-cell office:value-type="float" office:value="27" calcext:value-type="float">
            <text:p>27</text:p>
          </table:table-cell>
          <table:table-cell table:formula="of:=[.E888]*24*60" office:value-type="float" office:value="38880" calcext:value-type="float">
            <text:p>38880</text:p>
          </table:table-cell>
          <table:table-cell table:formula="of:=[.C888]/275" office:value-type="float" office:value="3.68909090909091" calcext:value-type="float">
            <text:p>3,68909090909091</text:p>
          </table:table-cell>
          <table:table-cell table:formula="of:=[.D888]/275" office:value-type="float" office:value="12.2127272727273" calcext:value-type="float">
            <text:p>12,2127272727273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950.5" calcext:value-type="float">
            <text:p>950,5</text:p>
          </table:table-cell>
          <table:table-cell office:value-type="float" office:value="3358.5" calcext:value-type="float">
            <text:p>3358,5</text:p>
          </table:table-cell>
          <table:table-cell office:value-type="float" office:value="27" calcext:value-type="float">
            <text:p>27</text:p>
          </table:table-cell>
          <table:table-cell table:formula="of:=[.E889]*24*60" office:value-type="float" office:value="38880" calcext:value-type="float">
            <text:p>38880</text:p>
          </table:table-cell>
          <table:table-cell table:formula="of:=[.C889]/275" office:value-type="float" office:value="3.45636363636364" calcext:value-type="float">
            <text:p>3,45636363636364</text:p>
          </table:table-cell>
          <table:table-cell table:formula="of:=[.D889]/275" office:value-type="float" office:value="12.2127272727273" calcext:value-type="float">
            <text:p>12,2127272727273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892.5" calcext:value-type="float">
            <text:p>892,5</text:p>
          </table:table-cell>
          <table:table-cell office:value-type="float" office:value="3344.5" calcext:value-type="float">
            <text:p>3344,5</text:p>
          </table:table-cell>
          <table:table-cell office:value-type="float" office:value="27" calcext:value-type="float">
            <text:p>27</text:p>
          </table:table-cell>
          <table:table-cell table:formula="of:=[.E890]*24*60" office:value-type="float" office:value="38880" calcext:value-type="float">
            <text:p>38880</text:p>
          </table:table-cell>
          <table:table-cell table:formula="of:=[.C890]/275" office:value-type="float" office:value="3.24545454545455" calcext:value-type="float">
            <text:p>3,24545454545455</text:p>
          </table:table-cell>
          <table:table-cell table:formula="of:=[.D890]/275" office:value-type="float" office:value="12.1618181818182" calcext:value-type="float">
            <text:p>12,1618181818182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844.5" calcext:value-type="float">
            <text:p>844,5</text:p>
          </table:table-cell>
          <table:table-cell office:value-type="float" office:value="3320.5" calcext:value-type="float">
            <text:p>3320,5</text:p>
          </table:table-cell>
          <table:table-cell office:value-type="float" office:value="27" calcext:value-type="float">
            <text:p>27</text:p>
          </table:table-cell>
          <table:table-cell table:formula="of:=[.E891]*24*60" office:value-type="float" office:value="38880" calcext:value-type="float">
            <text:p>38880</text:p>
          </table:table-cell>
          <table:table-cell table:formula="of:=[.C891]/275" office:value-type="float" office:value="3.07090909090909" calcext:value-type="float">
            <text:p>3,07090909090909</text:p>
          </table:table-cell>
          <table:table-cell table:formula="of:=[.D891]/275" office:value-type="float" office:value="12.0745454545455" calcext:value-type="float">
            <text:p>12,0745454545455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836.5" calcext:value-type="float">
            <text:p>836,5</text:p>
          </table:table-cell>
          <table:table-cell office:value-type="float" office:value="3240.5" calcext:value-type="float">
            <text:p>3240,5</text:p>
          </table:table-cell>
          <table:table-cell office:value-type="float" office:value="27" calcext:value-type="float">
            <text:p>27</text:p>
          </table:table-cell>
          <table:table-cell table:formula="of:=[.E892]*24*60" office:value-type="float" office:value="38880" calcext:value-type="float">
            <text:p>38880</text:p>
          </table:table-cell>
          <table:table-cell table:formula="of:=[.C892]/275" office:value-type="float" office:value="3.04181818181818" calcext:value-type="float">
            <text:p>3,04181818181818</text:p>
          </table:table-cell>
          <table:table-cell table:formula="of:=[.D892]/275" office:value-type="float" office:value="11.7836363636364" calcext:value-type="float">
            <text:p>11,7836363636364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802.5" calcext:value-type="float">
            <text:p>802,5</text:p>
          </table:table-cell>
          <table:table-cell office:value-type="float" office:value="3240.5" calcext:value-type="float">
            <text:p>3240,5</text:p>
          </table:table-cell>
          <table:table-cell office:value-type="float" office:value="27" calcext:value-type="float">
            <text:p>27</text:p>
          </table:table-cell>
          <table:table-cell table:formula="of:=[.E893]*24*60" office:value-type="float" office:value="38880" calcext:value-type="float">
            <text:p>38880</text:p>
          </table:table-cell>
          <table:table-cell table:formula="of:=[.C893]/275" office:value-type="float" office:value="2.91818181818182" calcext:value-type="float">
            <text:p>2,91818181818182</text:p>
          </table:table-cell>
          <table:table-cell table:formula="of:=[.D893]/275" office:value-type="float" office:value="11.7836363636364" calcext:value-type="float">
            <text:p>11,7836363636364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802.5" calcext:value-type="float">
            <text:p>802,5</text:p>
          </table:table-cell>
          <table:table-cell office:value-type="float" office:value="3332.5" calcext:value-type="float">
            <text:p>3332,5</text:p>
          </table:table-cell>
          <table:table-cell office:value-type="float" office:value="27" calcext:value-type="float">
            <text:p>27</text:p>
          </table:table-cell>
          <table:table-cell table:formula="of:=[.E894]*24*60" office:value-type="float" office:value="38880" calcext:value-type="float">
            <text:p>38880</text:p>
          </table:table-cell>
          <table:table-cell table:formula="of:=[.C894]/275" office:value-type="float" office:value="2.91818181818182" calcext:value-type="float">
            <text:p>2,91818181818182</text:p>
          </table:table-cell>
          <table:table-cell table:formula="of:=[.D894]/275" office:value-type="float" office:value="12.1181818181818" calcext:value-type="float">
            <text:p>12,1181818181818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760.5" calcext:value-type="float">
            <text:p>760,5</text:p>
          </table:table-cell>
          <table:table-cell office:value-type="float" office:value="3420.5" calcext:value-type="float">
            <text:p>3420,5</text:p>
          </table:table-cell>
          <table:table-cell office:value-type="float" office:value="27" calcext:value-type="float">
            <text:p>27</text:p>
          </table:table-cell>
          <table:table-cell table:formula="of:=[.E895]*24*60" office:value-type="float" office:value="38880" calcext:value-type="float">
            <text:p>38880</text:p>
          </table:table-cell>
          <table:table-cell table:formula="of:=[.C895]/275" office:value-type="float" office:value="2.76545454545455" calcext:value-type="float">
            <text:p>2,76545454545455</text:p>
          </table:table-cell>
          <table:table-cell table:formula="of:=[.D895]/275" office:value-type="float" office:value="12.4381818181818" calcext:value-type="float">
            <text:p>12,4381818181818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724.5" calcext:value-type="float">
            <text:p>724,5</text:p>
          </table:table-cell>
          <table:table-cell office:value-type="float" office:value="3508.5" calcext:value-type="float">
            <text:p>3508,5</text:p>
          </table:table-cell>
          <table:table-cell office:value-type="float" office:value="27" calcext:value-type="float">
            <text:p>27</text:p>
          </table:table-cell>
          <table:table-cell table:formula="of:=[.E896]*24*60" office:value-type="float" office:value="38880" calcext:value-type="float">
            <text:p>38880</text:p>
          </table:table-cell>
          <table:table-cell table:formula="of:=[.C896]/275" office:value-type="float" office:value="2.63454545454545" calcext:value-type="float">
            <text:p>2,63454545454545</text:p>
          </table:table-cell>
          <table:table-cell table:formula="of:=[.D896]/275" office:value-type="float" office:value="12.7581818181818" calcext:value-type="float">
            <text:p>12,7581818181818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700.5" calcext:value-type="float">
            <text:p>700,5</text:p>
          </table:table-cell>
          <table:table-cell office:value-type="float" office:value="3604.5" calcext:value-type="float">
            <text:p>3604,5</text:p>
          </table:table-cell>
          <table:table-cell office:value-type="float" office:value="27" calcext:value-type="float">
            <text:p>27</text:p>
          </table:table-cell>
          <table:table-cell table:formula="of:=[.E897]*24*60" office:value-type="float" office:value="38880" calcext:value-type="float">
            <text:p>38880</text:p>
          </table:table-cell>
          <table:table-cell table:formula="of:=[.C897]/275" office:value-type="float" office:value="2.54727272727273" calcext:value-type="float">
            <text:p>2,54727272727273</text:p>
          </table:table-cell>
          <table:table-cell table:formula="of:=[.D897]/275" office:value-type="float" office:value="13.1072727272727" calcext:value-type="float">
            <text:p>13,1072727272727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720.5" calcext:value-type="float">
            <text:p>720,5</text:p>
          </table:table-cell>
          <table:table-cell office:value-type="float" office:value="3710.5" calcext:value-type="float">
            <text:p>3710,5</text:p>
          </table:table-cell>
          <table:table-cell office:value-type="float" office:value="27" calcext:value-type="float">
            <text:p>27</text:p>
          </table:table-cell>
          <table:table-cell table:formula="of:=[.E898]*24*60" office:value-type="float" office:value="38880" calcext:value-type="float">
            <text:p>38880</text:p>
          </table:table-cell>
          <table:table-cell table:formula="of:=[.C898]/275" office:value-type="float" office:value="2.62" calcext:value-type="float">
            <text:p>2,62</text:p>
          </table:table-cell>
          <table:table-cell table:formula="of:=[.D898]/275" office:value-type="float" office:value="13.4927272727273" calcext:value-type="float">
            <text:p>13,4927272727273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712.5" calcext:value-type="float">
            <text:p>712,5</text:p>
          </table:table-cell>
          <table:table-cell office:value-type="float" office:value="3856.5" calcext:value-type="float">
            <text:p>3856,5</text:p>
          </table:table-cell>
          <table:table-cell office:value-type="float" office:value="27" calcext:value-type="float">
            <text:p>27</text:p>
          </table:table-cell>
          <table:table-cell table:formula="of:=[.E899]*24*60" office:value-type="float" office:value="38880" calcext:value-type="float">
            <text:p>38880</text:p>
          </table:table-cell>
          <table:table-cell table:formula="of:=[.C899]/275" office:value-type="float" office:value="2.59090909090909" calcext:value-type="float">
            <text:p>2,59090909090909</text:p>
          </table:table-cell>
          <table:table-cell table:formula="of:=[.D899]/275" office:value-type="float" office:value="14.0236363636364" calcext:value-type="float">
            <text:p>14,0236363636364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1186.5" calcext:value-type="float">
            <text:p>1186,5</text:p>
          </table:table-cell>
          <table:table-cell office:value-type="float" office:value="2914.5" calcext:value-type="float">
            <text:p>2914,5</text:p>
          </table:table-cell>
          <table:table-cell office:value-type="float" office:value="28" calcext:value-type="float">
            <text:p>28</text:p>
          </table:table-cell>
          <table:table-cell table:formula="of:=[.E900]*24*60" office:value-type="float" office:value="40320" calcext:value-type="float">
            <text:p>40320</text:p>
          </table:table-cell>
          <table:table-cell table:formula="of:=[.C900]/275" office:value-type="float" office:value="4.31454545454545" calcext:value-type="float">
            <text:p>4,31454545454545</text:p>
          </table:table-cell>
          <table:table-cell table:formula="of:=[.D900]/275" office:value-type="float" office:value="10.5981818181818" calcext:value-type="float">
            <text:p>10,598181818181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216.5" calcext:value-type="float">
            <text:p>1216,5</text:p>
          </table:table-cell>
          <table:table-cell office:value-type="float" office:value="2930.5" calcext:value-type="float">
            <text:p>2930,5</text:p>
          </table:table-cell>
          <table:table-cell office:value-type="float" office:value="28" calcext:value-type="float">
            <text:p>28</text:p>
          </table:table-cell>
          <table:table-cell table:formula="of:=[.E901]*24*60" office:value-type="float" office:value="40320" calcext:value-type="float">
            <text:p>40320</text:p>
          </table:table-cell>
          <table:table-cell table:formula="of:=[.C901]/275" office:value-type="float" office:value="4.42363636363636" calcext:value-type="float">
            <text:p>4,42363636363636</text:p>
          </table:table-cell>
          <table:table-cell table:formula="of:=[.D901]/275" office:value-type="float" office:value="10.6563636363636" calcext:value-type="float">
            <text:p>10,6563636363636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1212.5" calcext:value-type="float">
            <text:p>1212,5</text:p>
          </table:table-cell>
          <table:table-cell office:value-type="float" office:value="3028.5" calcext:value-type="float">
            <text:p>3028,5</text:p>
          </table:table-cell>
          <table:table-cell office:value-type="float" office:value="28" calcext:value-type="float">
            <text:p>28</text:p>
          </table:table-cell>
          <table:table-cell table:formula="of:=[.E902]*24*60" office:value-type="float" office:value="40320" calcext:value-type="float">
            <text:p>40320</text:p>
          </table:table-cell>
          <table:table-cell table:formula="of:=[.C902]/275" office:value-type="float" office:value="4.40909090909091" calcext:value-type="float">
            <text:p>4,40909090909091</text:p>
          </table:table-cell>
          <table:table-cell table:formula="of:=[.D902]/275" office:value-type="float" office:value="11.0127272727273" calcext:value-type="float">
            <text:p>11,0127272727273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1246.5" calcext:value-type="float">
            <text:p>1246,5</text:p>
          </table:table-cell>
          <table:table-cell office:value-type="float" office:value="3086.5" calcext:value-type="float">
            <text:p>3086,5</text:p>
          </table:table-cell>
          <table:table-cell office:value-type="float" office:value="28" calcext:value-type="float">
            <text:p>28</text:p>
          </table:table-cell>
          <table:table-cell table:formula="of:=[.E903]*24*60" office:value-type="float" office:value="40320" calcext:value-type="float">
            <text:p>40320</text:p>
          </table:table-cell>
          <table:table-cell table:formula="of:=[.C903]/275" office:value-type="float" office:value="4.53272727272727" calcext:value-type="float">
            <text:p>4,53272727272727</text:p>
          </table:table-cell>
          <table:table-cell table:formula="of:=[.D903]/275" office:value-type="float" office:value="11.2236363636364" calcext:value-type="float">
            <text:p>11,2236363636364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1248.5" calcext:value-type="float">
            <text:p>1248,5</text:p>
          </table:table-cell>
          <table:table-cell office:value-type="float" office:value="3218.5" calcext:value-type="float">
            <text:p>3218,5</text:p>
          </table:table-cell>
          <table:table-cell office:value-type="float" office:value="28" calcext:value-type="float">
            <text:p>28</text:p>
          </table:table-cell>
          <table:table-cell table:formula="of:=[.E904]*24*60" office:value-type="float" office:value="40320" calcext:value-type="float">
            <text:p>40320</text:p>
          </table:table-cell>
          <table:table-cell table:formula="of:=[.C904]/275" office:value-type="float" office:value="4.54" calcext:value-type="float">
            <text:p>4,54</text:p>
          </table:table-cell>
          <table:table-cell table:formula="of:=[.D904]/275" office:value-type="float" office:value="11.7036363636364" calcext:value-type="float">
            <text:p>11,7036363636364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1254.5" calcext:value-type="float">
            <text:p>1254,5</text:p>
          </table:table-cell>
          <table:table-cell office:value-type="float" office:value="3360.5" calcext:value-type="float">
            <text:p>3360,5</text:p>
          </table:table-cell>
          <table:table-cell office:value-type="float" office:value="28" calcext:value-type="float">
            <text:p>28</text:p>
          </table:table-cell>
          <table:table-cell table:formula="of:=[.E905]*24*60" office:value-type="float" office:value="40320" calcext:value-type="float">
            <text:p>40320</text:p>
          </table:table-cell>
          <table:table-cell table:formula="of:=[.C905]/275" office:value-type="float" office:value="4.56181818181818" calcext:value-type="float">
            <text:p>4,56181818181818</text:p>
          </table:table-cell>
          <table:table-cell table:formula="of:=[.D905]/275" office:value-type="float" office:value="12.22" calcext:value-type="float">
            <text:p>12,22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1252.5" calcext:value-type="float">
            <text:p>1252,5</text:p>
          </table:table-cell>
          <table:table-cell office:value-type="float" office:value="3540.5" calcext:value-type="float">
            <text:p>3540,5</text:p>
          </table:table-cell>
          <table:table-cell office:value-type="float" office:value="28" calcext:value-type="float">
            <text:p>28</text:p>
          </table:table-cell>
          <table:table-cell table:formula="of:=[.E906]*24*60" office:value-type="float" office:value="40320" calcext:value-type="float">
            <text:p>40320</text:p>
          </table:table-cell>
          <table:table-cell table:formula="of:=[.C906]/275" office:value-type="float" office:value="4.55454545454546" calcext:value-type="float">
            <text:p>4,55454545454546</text:p>
          </table:table-cell>
          <table:table-cell table:formula="of:=[.D906]/275" office:value-type="float" office:value="12.8745454545455" calcext:value-type="float">
            <text:p>12,8745454545455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1260.5" calcext:value-type="float">
            <text:p>1260,5</text:p>
          </table:table-cell>
          <table:table-cell office:value-type="float" office:value="3700.5" calcext:value-type="float">
            <text:p>3700,5</text:p>
          </table:table-cell>
          <table:table-cell office:value-type="float" office:value="28" calcext:value-type="float">
            <text:p>28</text:p>
          </table:table-cell>
          <table:table-cell table:formula="of:=[.E907]*24*60" office:value-type="float" office:value="40320" calcext:value-type="float">
            <text:p>40320</text:p>
          </table:table-cell>
          <table:table-cell table:formula="of:=[.C907]/275" office:value-type="float" office:value="4.58363636363636" calcext:value-type="float">
            <text:p>4,58363636363636</text:p>
          </table:table-cell>
          <table:table-cell table:formula="of:=[.D907]/275" office:value-type="float" office:value="13.4563636363636" calcext:value-type="float">
            <text:p>13,4563636363636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1260.5" calcext:value-type="float">
            <text:p>1260,5</text:p>
          </table:table-cell>
          <table:table-cell office:value-type="float" office:value="3832.5" calcext:value-type="float">
            <text:p>3832,5</text:p>
          </table:table-cell>
          <table:table-cell office:value-type="float" office:value="28" calcext:value-type="float">
            <text:p>28</text:p>
          </table:table-cell>
          <table:table-cell table:formula="of:=[.E908]*24*60" office:value-type="float" office:value="40320" calcext:value-type="float">
            <text:p>40320</text:p>
          </table:table-cell>
          <table:table-cell table:formula="of:=[.C908]/275" office:value-type="float" office:value="4.58363636363636" calcext:value-type="float">
            <text:p>4,58363636363636</text:p>
          </table:table-cell>
          <table:table-cell table:formula="of:=[.D908]/275" office:value-type="float" office:value="13.9363636363636" calcext:value-type="float">
            <text:p>13,9363636363636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1192.5" calcext:value-type="float">
            <text:p>1192,5</text:p>
          </table:table-cell>
          <table:table-cell office:value-type="float" office:value="3332.5" calcext:value-type="float">
            <text:p>3332,5</text:p>
          </table:table-cell>
          <table:table-cell office:value-type="float" office:value="28" calcext:value-type="float">
            <text:p>28</text:p>
          </table:table-cell>
          <table:table-cell table:formula="of:=[.E909]*24*60" office:value-type="float" office:value="40320" calcext:value-type="float">
            <text:p>40320</text:p>
          </table:table-cell>
          <table:table-cell table:formula="of:=[.C909]/275" office:value-type="float" office:value="4.33636363636364" calcext:value-type="float">
            <text:p>4,33636363636364</text:p>
          </table:table-cell>
          <table:table-cell table:formula="of:=[.D909]/275" office:value-type="float" office:value="12.1181818181818" calcext:value-type="float">
            <text:p>12,1181818181818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1122.5" calcext:value-type="float">
            <text:p>1122,5</text:p>
          </table:table-cell>
          <table:table-cell office:value-type="float" office:value="3310.5" calcext:value-type="float">
            <text:p>3310,5</text:p>
          </table:table-cell>
          <table:table-cell office:value-type="float" office:value="28" calcext:value-type="float">
            <text:p>28</text:p>
          </table:table-cell>
          <table:table-cell table:formula="of:=[.E910]*24*60" office:value-type="float" office:value="40320" calcext:value-type="float">
            <text:p>40320</text:p>
          </table:table-cell>
          <table:table-cell table:formula="of:=[.C910]/275" office:value-type="float" office:value="4.08181818181818" calcext:value-type="float">
            <text:p>4,08181818181818</text:p>
          </table:table-cell>
          <table:table-cell table:formula="of:=[.D910]/275" office:value-type="float" office:value="12.0381818181818" calcext:value-type="float">
            <text:p>12,0381818181818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1008.5" calcext:value-type="float">
            <text:p>1008,5</text:p>
          </table:table-cell>
          <table:table-cell office:value-type="float" office:value="3378.5" calcext:value-type="float">
            <text:p>3378,5</text:p>
          </table:table-cell>
          <table:table-cell office:value-type="float" office:value="28" calcext:value-type="float">
            <text:p>28</text:p>
          </table:table-cell>
          <table:table-cell table:formula="of:=[.E911]*24*60" office:value-type="float" office:value="40320" calcext:value-type="float">
            <text:p>40320</text:p>
          </table:table-cell>
          <table:table-cell table:formula="of:=[.C911]/275" office:value-type="float" office:value="3.66727272727273" calcext:value-type="float">
            <text:p>3,66727272727273</text:p>
          </table:table-cell>
          <table:table-cell table:formula="of:=[.D911]/275" office:value-type="float" office:value="12.2854545454545" calcext:value-type="float">
            <text:p>12,2854545454545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962.5" calcext:value-type="float">
            <text:p>962,5</text:p>
          </table:table-cell>
          <table:table-cell office:value-type="float" office:value="3336.5" calcext:value-type="float">
            <text:p>3336,5</text:p>
          </table:table-cell>
          <table:table-cell office:value-type="float" office:value="28" calcext:value-type="float">
            <text:p>28</text:p>
          </table:table-cell>
          <table:table-cell table:formula="of:=[.E912]*24*60" office:value-type="float" office:value="40320" calcext:value-type="float">
            <text:p>40320</text:p>
          </table:table-cell>
          <table:table-cell table:formula="of:=[.C912]/275" office:value-type="float" office:value="3.5" calcext:value-type="float">
            <text:p>3,5</text:p>
          </table:table-cell>
          <table:table-cell table:formula="of:=[.D912]/275" office:value-type="float" office:value="12.1327272727273" calcext:value-type="float">
            <text:p>12,1327272727273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1060.5" calcext:value-type="float">
            <text:p>1060,5</text:p>
          </table:table-cell>
          <table:table-cell office:value-type="float" office:value="3324.5" calcext:value-type="float">
            <text:p>3324,5</text:p>
          </table:table-cell>
          <table:table-cell office:value-type="float" office:value="28" calcext:value-type="float">
            <text:p>28</text:p>
          </table:table-cell>
          <table:table-cell table:formula="of:=[.E913]*24*60" office:value-type="float" office:value="40320" calcext:value-type="float">
            <text:p>40320</text:p>
          </table:table-cell>
          <table:table-cell table:formula="of:=[.C913]/275" office:value-type="float" office:value="3.85636363636364" calcext:value-type="float">
            <text:p>3,85636363636364</text:p>
          </table:table-cell>
          <table:table-cell table:formula="of:=[.D913]/275" office:value-type="float" office:value="12.0890909090909" calcext:value-type="float">
            <text:p>12,0890909090909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934.5" calcext:value-type="float">
            <text:p>934,5</text:p>
          </table:table-cell>
          <table:table-cell office:value-type="float" office:value="3374.5" calcext:value-type="float">
            <text:p>3374,5</text:p>
          </table:table-cell>
          <table:table-cell office:value-type="float" office:value="28" calcext:value-type="float">
            <text:p>28</text:p>
          </table:table-cell>
          <table:table-cell table:formula="of:=[.E914]*24*60" office:value-type="float" office:value="40320" calcext:value-type="float">
            <text:p>40320</text:p>
          </table:table-cell>
          <table:table-cell table:formula="of:=[.C914]/275" office:value-type="float" office:value="3.39818181818182" calcext:value-type="float">
            <text:p>3,39818181818182</text:p>
          </table:table-cell>
          <table:table-cell table:formula="of:=[.D914]/275" office:value-type="float" office:value="12.2709090909091" calcext:value-type="float">
            <text:p>12,2709090909091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876.5" calcext:value-type="float">
            <text:p>876,5</text:p>
          </table:table-cell>
          <table:table-cell office:value-type="float" office:value="3320.5" calcext:value-type="float">
            <text:p>3320,5</text:p>
          </table:table-cell>
          <table:table-cell office:value-type="float" office:value="28" calcext:value-type="float">
            <text:p>28</text:p>
          </table:table-cell>
          <table:table-cell table:formula="of:=[.E915]*24*60" office:value-type="float" office:value="40320" calcext:value-type="float">
            <text:p>40320</text:p>
          </table:table-cell>
          <table:table-cell table:formula="of:=[.C915]/275" office:value-type="float" office:value="3.18727272727273" calcext:value-type="float">
            <text:p>3,18727272727273</text:p>
          </table:table-cell>
          <table:table-cell table:formula="of:=[.D915]/275" office:value-type="float" office:value="12.0745454545455" calcext:value-type="float">
            <text:p>12,0745454545455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846.5" calcext:value-type="float">
            <text:p>846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28" calcext:value-type="float">
            <text:p>28</text:p>
          </table:table-cell>
          <table:table-cell table:formula="of:=[.E916]*24*60" office:value-type="float" office:value="40320" calcext:value-type="float">
            <text:p>40320</text:p>
          </table:table-cell>
          <table:table-cell table:formula="of:=[.C916]/275" office:value-type="float" office:value="3.07818181818182" calcext:value-type="float">
            <text:p>3,07818181818182</text:p>
          </table:table-cell>
          <table:table-cell table:formula="of:=[.D916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802.5" calcext:value-type="float">
            <text:p>802,5</text:p>
          </table:table-cell>
          <table:table-cell office:value-type="float" office:value="3226.5" calcext:value-type="float">
            <text:p>3226,5</text:p>
          </table:table-cell>
          <table:table-cell office:value-type="float" office:value="28" calcext:value-type="float">
            <text:p>28</text:p>
          </table:table-cell>
          <table:table-cell table:formula="of:=[.E917]*24*60" office:value-type="float" office:value="40320" calcext:value-type="float">
            <text:p>40320</text:p>
          </table:table-cell>
          <table:table-cell table:formula="of:=[.C917]/275" office:value-type="float" office:value="2.91818181818182" calcext:value-type="float">
            <text:p>2,91818181818182</text:p>
          </table:table-cell>
          <table:table-cell table:formula="of:=[.D917]/275" office:value-type="float" office:value="11.7327272727273" calcext:value-type="float">
            <text:p>11,7327272727273</text:p>
          </table:table-cell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796.5" calcext:value-type="float">
            <text:p>796,5</text:p>
          </table:table-cell>
          <table:table-cell office:value-type="float" office:value="3324.5" calcext:value-type="float">
            <text:p>3324,5</text:p>
          </table:table-cell>
          <table:table-cell office:value-type="float" office:value="28" calcext:value-type="float">
            <text:p>28</text:p>
          </table:table-cell>
          <table:table-cell table:formula="of:=[.E918]*24*60" office:value-type="float" office:value="40320" calcext:value-type="float">
            <text:p>40320</text:p>
          </table:table-cell>
          <table:table-cell table:formula="of:=[.C918]/275" office:value-type="float" office:value="2.89636363636364" calcext:value-type="float">
            <text:p>2,89636363636364</text:p>
          </table:table-cell>
          <table:table-cell table:formula="of:=[.D918]/275" office:value-type="float" office:value="12.0890909090909" calcext:value-type="float">
            <text:p>12,0890909090909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760.5" calcext:value-type="float">
            <text:p>760,5</text:p>
          </table:table-cell>
          <table:table-cell office:value-type="float" office:value="3416.5" calcext:value-type="float">
            <text:p>3416,5</text:p>
          </table:table-cell>
          <table:table-cell office:value-type="float" office:value="28" calcext:value-type="float">
            <text:p>28</text:p>
          </table:table-cell>
          <table:table-cell table:formula="of:=[.E919]*24*60" office:value-type="float" office:value="40320" calcext:value-type="float">
            <text:p>40320</text:p>
          </table:table-cell>
          <table:table-cell table:formula="of:=[.C919]/275" office:value-type="float" office:value="2.76545454545455" calcext:value-type="float">
            <text:p>2,76545454545455</text:p>
          </table:table-cell>
          <table:table-cell table:formula="of:=[.D919]/275" office:value-type="float" office:value="12.4236363636364" calcext:value-type="float">
            <text:p>12,4236363636364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716.5" calcext:value-type="float">
            <text:p>716,5</text:p>
          </table:table-cell>
          <table:table-cell office:value-type="float" office:value="3556.5" calcext:value-type="float">
            <text:p>3556,5</text:p>
          </table:table-cell>
          <table:table-cell office:value-type="float" office:value="28" calcext:value-type="float">
            <text:p>28</text:p>
          </table:table-cell>
          <table:table-cell table:formula="of:=[.E920]*24*60" office:value-type="float" office:value="40320" calcext:value-type="float">
            <text:p>40320</text:p>
          </table:table-cell>
          <table:table-cell table:formula="of:=[.C920]/275" office:value-type="float" office:value="2.60545454545455" calcext:value-type="float">
            <text:p>2,60545454545455</text:p>
          </table:table-cell>
          <table:table-cell table:formula="of:=[.D920]/275" office:value-type="float" office:value="12.9327272727273" calcext:value-type="float">
            <text:p>12,9327272727273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718.5" calcext:value-type="float">
            <text:p>718,5</text:p>
          </table:table-cell>
          <table:table-cell office:value-type="float" office:value="3692.5" calcext:value-type="float">
            <text:p>3692,5</text:p>
          </table:table-cell>
          <table:table-cell office:value-type="float" office:value="28" calcext:value-type="float">
            <text:p>28</text:p>
          </table:table-cell>
          <table:table-cell table:formula="of:=[.E921]*24*60" office:value-type="float" office:value="40320" calcext:value-type="float">
            <text:p>40320</text:p>
          </table:table-cell>
          <table:table-cell table:formula="of:=[.C921]/275" office:value-type="float" office:value="2.61272727272727" calcext:value-type="float">
            <text:p>2,61272727272727</text:p>
          </table:table-cell>
          <table:table-cell table:formula="of:=[.D921]/275" office:value-type="float" office:value="13.4272727272727" calcext:value-type="float">
            <text:p>13,4272727272727</text:p>
          </table:table-cell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718.5" calcext:value-type="float">
            <text:p>718,5</text:p>
          </table:table-cell>
          <table:table-cell office:value-type="float" office:value="3802.5" calcext:value-type="float">
            <text:p>3802,5</text:p>
          </table:table-cell>
          <table:table-cell office:value-type="float" office:value="28" calcext:value-type="float">
            <text:p>28</text:p>
          </table:table-cell>
          <table:table-cell table:formula="of:=[.E922]*24*60" office:value-type="float" office:value="40320" calcext:value-type="float">
            <text:p>40320</text:p>
          </table:table-cell>
          <table:table-cell table:formula="of:=[.C922]/275" office:value-type="float" office:value="2.61272727272727" calcext:value-type="float">
            <text:p>2,61272727272727</text:p>
          </table:table-cell>
          <table:table-cell table:formula="of:=[.D922]/275" office:value-type="float" office:value="13.8272727272727" calcext:value-type="float">
            <text:p>13,8272727272727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708.5" calcext:value-type="float">
            <text:p>708,5</text:p>
          </table:table-cell>
          <table:table-cell office:value-type="float" office:value="3858.5" calcext:value-type="float">
            <text:p>3858,5</text:p>
          </table:table-cell>
          <table:table-cell office:value-type="float" office:value="28" calcext:value-type="float">
            <text:p>28</text:p>
          </table:table-cell>
          <table:table-cell table:formula="of:=[.E923]*24*60" office:value-type="float" office:value="40320" calcext:value-type="float">
            <text:p>40320</text:p>
          </table:table-cell>
          <table:table-cell table:formula="of:=[.C923]/275" office:value-type="float" office:value="2.57636363636364" calcext:value-type="float">
            <text:p>2,57636363636364</text:p>
          </table:table-cell>
          <table:table-cell table:formula="of:=[.D923]/275" office:value-type="float" office:value="14.0309090909091" calcext:value-type="float">
            <text:p>14,0309090909091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1192.5" calcext:value-type="float">
            <text:p>1192,5</text:p>
          </table:table-cell>
          <table:table-cell office:value-type="float" office:value="2902.5" calcext:value-type="float">
            <text:p>2902,5</text:p>
          </table:table-cell>
          <table:table-cell office:value-type="float" office:value="34" calcext:value-type="float">
            <text:p>34</text:p>
          </table:table-cell>
          <table:table-cell table:formula="of:=[.E924]*24*60" office:value-type="float" office:value="48960" calcext:value-type="float">
            <text:p>48960</text:p>
          </table:table-cell>
          <table:table-cell table:formula="of:=[.C924]/275" office:value-type="float" office:value="4.33636363636364" calcext:value-type="float">
            <text:p>4,33636363636364</text:p>
          </table:table-cell>
          <table:table-cell table:formula="of:=[.D924]/275" office:value-type="float" office:value="10.5545454545455" calcext:value-type="float">
            <text:p>10,5545454545455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1242.5" calcext:value-type="float">
            <text:p>1242,5</text:p>
          </table:table-cell>
          <table:table-cell office:value-type="float" office:value="2924.5" calcext:value-type="float">
            <text:p>2924,5</text:p>
          </table:table-cell>
          <table:table-cell office:value-type="float" office:value="34" calcext:value-type="float">
            <text:p>34</text:p>
          </table:table-cell>
          <table:table-cell table:formula="of:=[.E925]*24*60" office:value-type="float" office:value="48960" calcext:value-type="float">
            <text:p>48960</text:p>
          </table:table-cell>
          <table:table-cell table:formula="of:=[.C925]/275" office:value-type="float" office:value="4.51818181818182" calcext:value-type="float">
            <text:p>4,51818181818182</text:p>
          </table:table-cell>
          <table:table-cell table:formula="of:=[.D925]/275" office:value-type="float" office:value="10.6345454545455" calcext:value-type="float">
            <text:p>10,6345454545455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1244.5" calcext:value-type="float">
            <text:p>1244,5</text:p>
          </table:table-cell>
          <table:table-cell office:value-type="float" office:value="3066.5" calcext:value-type="float">
            <text:p>3066,5</text:p>
          </table:table-cell>
          <table:table-cell office:value-type="float" office:value="34" calcext:value-type="float">
            <text:p>34</text:p>
          </table:table-cell>
          <table:table-cell table:formula="of:=[.E926]*24*60" office:value-type="float" office:value="48960" calcext:value-type="float">
            <text:p>48960</text:p>
          </table:table-cell>
          <table:table-cell table:formula="of:=[.C926]/275" office:value-type="float" office:value="4.52545454545455" calcext:value-type="float">
            <text:p>4,52545454545455</text:p>
          </table:table-cell>
          <table:table-cell table:formula="of:=[.D926]/275" office:value-type="float" office:value="11.1509090909091" calcext:value-type="float">
            <text:p>11,1509090909091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1256.5" calcext:value-type="float">
            <text:p>1256,5</text:p>
          </table:table-cell>
          <table:table-cell office:value-type="float" office:value="3210.5" calcext:value-type="float">
            <text:p>3210,5</text:p>
          </table:table-cell>
          <table:table-cell office:value-type="float" office:value="34" calcext:value-type="float">
            <text:p>34</text:p>
          </table:table-cell>
          <table:table-cell table:formula="of:=[.E927]*24*60" office:value-type="float" office:value="48960" calcext:value-type="float">
            <text:p>48960</text:p>
          </table:table-cell>
          <table:table-cell table:formula="of:=[.C927]/275" office:value-type="float" office:value="4.56909090909091" calcext:value-type="float">
            <text:p>4,56909090909091</text:p>
          </table:table-cell>
          <table:table-cell table:formula="of:=[.D927]/275" office:value-type="float" office:value="11.6745454545455" calcext:value-type="float">
            <text:p>11,6745454545455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1268.5" calcext:value-type="float">
            <text:p>1268,5</text:p>
          </table:table-cell>
          <table:table-cell office:value-type="float" office:value="3332.5" calcext:value-type="float">
            <text:p>3332,5</text:p>
          </table:table-cell>
          <table:table-cell office:value-type="float" office:value="34" calcext:value-type="float">
            <text:p>34</text:p>
          </table:table-cell>
          <table:table-cell table:formula="of:=[.E928]*24*60" office:value-type="float" office:value="48960" calcext:value-type="float">
            <text:p>48960</text:p>
          </table:table-cell>
          <table:table-cell table:formula="of:=[.C928]/275" office:value-type="float" office:value="4.61272727272727" calcext:value-type="float">
            <text:p>4,61272727272727</text:p>
          </table:table-cell>
          <table:table-cell table:formula="of:=[.D928]/275" office:value-type="float" office:value="12.1181818181818" calcext:value-type="float">
            <text:p>12,1181818181818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1272.5" calcext:value-type="float">
            <text:p>1272,5</text:p>
          </table:table-cell>
          <table:table-cell office:value-type="float" office:value="3494.5" calcext:value-type="float">
            <text:p>3494,5</text:p>
          </table:table-cell>
          <table:table-cell office:value-type="float" office:value="34" calcext:value-type="float">
            <text:p>34</text:p>
          </table:table-cell>
          <table:table-cell table:formula="of:=[.E929]*24*60" office:value-type="float" office:value="48960" calcext:value-type="float">
            <text:p>48960</text:p>
          </table:table-cell>
          <table:table-cell table:formula="of:=[.C929]/275" office:value-type="float" office:value="4.62727272727273" calcext:value-type="float">
            <text:p>4,62727272727273</text:p>
          </table:table-cell>
          <table:table-cell table:formula="of:=[.D929]/275" office:value-type="float" office:value="12.7072727272727" calcext:value-type="float">
            <text:p>12,7072727272727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1264.5" calcext:value-type="float">
            <text:p>1264,5</text:p>
          </table:table-cell>
          <table:table-cell office:value-type="float" office:value="3646.5" calcext:value-type="float">
            <text:p>3646,5</text:p>
          </table:table-cell>
          <table:table-cell office:value-type="float" office:value="34" calcext:value-type="float">
            <text:p>34</text:p>
          </table:table-cell>
          <table:table-cell table:formula="of:=[.E930]*24*60" office:value-type="float" office:value="48960" calcext:value-type="float">
            <text:p>48960</text:p>
          </table:table-cell>
          <table:table-cell table:formula="of:=[.C930]/275" office:value-type="float" office:value="4.59818181818182" calcext:value-type="float">
            <text:p>4,59818181818182</text:p>
          </table:table-cell>
          <table:table-cell table:formula="of:=[.D930]/275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1268.5" calcext:value-type="float">
            <text:p>1268,5</text:p>
          </table:table-cell>
          <table:table-cell office:value-type="float" office:value="3826.5" calcext:value-type="float">
            <text:p>3826,5</text:p>
          </table:table-cell>
          <table:table-cell office:value-type="float" office:value="34" calcext:value-type="float">
            <text:p>34</text:p>
          </table:table-cell>
          <table:table-cell table:formula="of:=[.E931]*24*60" office:value-type="float" office:value="48960" calcext:value-type="float">
            <text:p>48960</text:p>
          </table:table-cell>
          <table:table-cell table:formula="of:=[.C931]/275" office:value-type="float" office:value="4.61272727272727" calcext:value-type="float">
            <text:p>4,61272727272727</text:p>
          </table:table-cell>
          <table:table-cell table:formula="of:=[.D931]/275" office:value-type="float" office:value="13.9145454545455" calcext:value-type="float">
            <text:p>13,9145454545455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1208.5" calcext:value-type="float">
            <text:p>1208,5</text:p>
          </table:table-cell>
          <table:table-cell office:value-type="float" office:value="3044.5" calcext:value-type="float">
            <text:p>3044,5</text:p>
          </table:table-cell>
          <table:table-cell office:value-type="float" office:value="34" calcext:value-type="float">
            <text:p>34</text:p>
          </table:table-cell>
          <table:table-cell table:formula="of:=[.E932]*24*60" office:value-type="float" office:value="48960" calcext:value-type="float">
            <text:p>48960</text:p>
          </table:table-cell>
          <table:table-cell table:formula="of:=[.C932]/275" office:value-type="float" office:value="4.39454545454545" calcext:value-type="float">
            <text:p>4,39454545454545</text:p>
          </table:table-cell>
          <table:table-cell table:formula="of:=[.D932]/275" office:value-type="float" office:value="11.0709090909091" calcext:value-type="float">
            <text:p>11,0709090909091</text:p>
          </table:table-cell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176.5" calcext:value-type="float">
            <text:p>1176,5</text:p>
          </table:table-cell>
          <table:table-cell office:value-type="float" office:value="3258.5" calcext:value-type="float">
            <text:p>3258,5</text:p>
          </table:table-cell>
          <table:table-cell office:value-type="float" office:value="34" calcext:value-type="float">
            <text:p>34</text:p>
          </table:table-cell>
          <table:table-cell table:formula="of:=[.E933]*24*60" office:value-type="float" office:value="48960" calcext:value-type="float">
            <text:p>48960</text:p>
          </table:table-cell>
          <table:table-cell table:formula="of:=[.C933]/275" office:value-type="float" office:value="4.27818181818182" calcext:value-type="float">
            <text:p>4,27818181818182</text:p>
          </table:table-cell>
          <table:table-cell table:formula="of:=[.D933]/275" office:value-type="float" office:value="11.8490909090909" calcext:value-type="float">
            <text:p>11,8490909090909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1090.5" calcext:value-type="float">
            <text:p>1090,5</text:p>
          </table:table-cell>
          <table:table-cell office:value-type="float" office:value="3272.5" calcext:value-type="float">
            <text:p>3272,5</text:p>
          </table:table-cell>
          <table:table-cell office:value-type="float" office:value="34" calcext:value-type="float">
            <text:p>34</text:p>
          </table:table-cell>
          <table:table-cell table:formula="of:=[.E934]*24*60" office:value-type="float" office:value="48960" calcext:value-type="float">
            <text:p>48960</text:p>
          </table:table-cell>
          <table:table-cell table:formula="of:=[.C934]/275" office:value-type="float" office:value="3.96545454545455" calcext:value-type="float">
            <text:p>3,96545454545455</text:p>
          </table:table-cell>
          <table:table-cell table:formula="of:=[.D934]/275" office:value-type="float" office:value="11.9" calcext:value-type="float">
            <text:p>11,9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86.5" calcext:value-type="float">
            <text:p>986,5</text:p>
          </table:table-cell>
          <table:table-cell office:value-type="float" office:value="3330.5" calcext:value-type="float">
            <text:p>3330,5</text:p>
          </table:table-cell>
          <table:table-cell office:value-type="float" office:value="34" calcext:value-type="float">
            <text:p>34</text:p>
          </table:table-cell>
          <table:table-cell table:formula="of:=[.E935]*24*60" office:value-type="float" office:value="48960" calcext:value-type="float">
            <text:p>48960</text:p>
          </table:table-cell>
          <table:table-cell table:formula="of:=[.C935]/275" office:value-type="float" office:value="3.58727272727273" calcext:value-type="float">
            <text:p>3,58727272727273</text:p>
          </table:table-cell>
          <table:table-cell table:formula="of:=[.D935]/275" office:value-type="float" office:value="12.1109090909091" calcext:value-type="float">
            <text:p>12,1109090909091</text:p>
          </table:table-cell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954.5" calcext:value-type="float">
            <text:p>954,5</text:p>
          </table:table-cell>
          <table:table-cell office:value-type="float" office:value="3302.5" calcext:value-type="float">
            <text:p>3302,5</text:p>
          </table:table-cell>
          <table:table-cell office:value-type="float" office:value="34" calcext:value-type="float">
            <text:p>34</text:p>
          </table:table-cell>
          <table:table-cell table:formula="of:=[.E936]*24*60" office:value-type="float" office:value="48960" calcext:value-type="float">
            <text:p>48960</text:p>
          </table:table-cell>
          <table:table-cell table:formula="of:=[.C936]/275" office:value-type="float" office:value="3.47090909090909" calcext:value-type="float">
            <text:p>3,47090909090909</text:p>
          </table:table-cell>
          <table:table-cell table:formula="of:=[.D936]/275" office:value-type="float" office:value="12.0090909090909" calcext:value-type="float">
            <text:p>12,0090909090909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912.5" calcext:value-type="float">
            <text:p>912,5</text:p>
          </table:table-cell>
          <table:table-cell office:value-type="float" office:value="3342.5" calcext:value-type="float">
            <text:p>3342,5</text:p>
          </table:table-cell>
          <table:table-cell office:value-type="float" office:value="34" calcext:value-type="float">
            <text:p>34</text:p>
          </table:table-cell>
          <table:table-cell table:formula="of:=[.E937]*24*60" office:value-type="float" office:value="48960" calcext:value-type="float">
            <text:p>48960</text:p>
          </table:table-cell>
          <table:table-cell table:formula="of:=[.C937]/275" office:value-type="float" office:value="3.31818181818182" calcext:value-type="float">
            <text:p>3,31818181818182</text:p>
          </table:table-cell>
          <table:table-cell table:formula="of:=[.D937]/275" office:value-type="float" office:value="12.1545454545455" calcext:value-type="float">
            <text:p>12,1545454545455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862.5" calcext:value-type="float">
            <text:p>862,5</text:p>
          </table:table-cell>
          <table:table-cell office:value-type="float" office:value="3310.5" calcext:value-type="float">
            <text:p>3310,5</text:p>
          </table:table-cell>
          <table:table-cell office:value-type="float" office:value="34" calcext:value-type="float">
            <text:p>34</text:p>
          </table:table-cell>
          <table:table-cell table:formula="of:=[.E938]*24*60" office:value-type="float" office:value="48960" calcext:value-type="float">
            <text:p>48960</text:p>
          </table:table-cell>
          <table:table-cell table:formula="of:=[.C938]/275" office:value-type="float" office:value="3.13636363636364" calcext:value-type="float">
            <text:p>3,13636363636364</text:p>
          </table:table-cell>
          <table:table-cell table:formula="of:=[.D938]/275" office:value-type="float" office:value="12.0381818181818" calcext:value-type="float">
            <text:p>12,0381818181818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840.5" calcext:value-type="float">
            <text:p>840,5</text:p>
          </table:table-cell>
          <table:table-cell office:value-type="float" office:value="3288.5" calcext:value-type="float">
            <text:p>3288,5</text:p>
          </table:table-cell>
          <table:table-cell office:value-type="float" office:value="34" calcext:value-type="float">
            <text:p>34</text:p>
          </table:table-cell>
          <table:table-cell table:formula="of:=[.E939]*24*60" office:value-type="float" office:value="48960" calcext:value-type="float">
            <text:p>48960</text:p>
          </table:table-cell>
          <table:table-cell table:formula="of:=[.C939]/275" office:value-type="float" office:value="3.05636363636364" calcext:value-type="float">
            <text:p>3,05636363636364</text:p>
          </table:table-cell>
          <table:table-cell table:formula="of:=[.D939]/275" office:value-type="float" office:value="11.9581818181818" calcext:value-type="float">
            <text:p>11,9581818181818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824.5" calcext:value-type="float">
            <text:p>824,5</text:p>
          </table:table-cell>
          <table:table-cell office:value-type="float" office:value="3222.5" calcext:value-type="float">
            <text:p>3222,5</text:p>
          </table:table-cell>
          <table:table-cell office:value-type="float" office:value="34" calcext:value-type="float">
            <text:p>34</text:p>
          </table:table-cell>
          <table:table-cell table:formula="of:=[.E940]*24*60" office:value-type="float" office:value="48960" calcext:value-type="float">
            <text:p>48960</text:p>
          </table:table-cell>
          <table:table-cell table:formula="of:=[.C940]/275" office:value-type="float" office:value="2.99818181818182" calcext:value-type="float">
            <text:p>2,99818181818182</text:p>
          </table:table-cell>
          <table:table-cell table:formula="of:=[.D940]/275" office:value-type="float" office:value="11.7181818181818" calcext:value-type="float">
            <text:p>11,7181818181818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806.5" calcext:value-type="float">
            <text:p>806,5</text:p>
          </table:table-cell>
          <table:table-cell office:value-type="float" office:value="3270.5" calcext:value-type="float">
            <text:p>3270,5</text:p>
          </table:table-cell>
          <table:table-cell office:value-type="float" office:value="34" calcext:value-type="float">
            <text:p>34</text:p>
          </table:table-cell>
          <table:table-cell table:formula="of:=[.E941]*24*60" office:value-type="float" office:value="48960" calcext:value-type="float">
            <text:p>48960</text:p>
          </table:table-cell>
          <table:table-cell table:formula="of:=[.C941]/275" office:value-type="float" office:value="2.93272727272727" calcext:value-type="float">
            <text:p>2,93272727272727</text:p>
          </table:table-cell>
          <table:table-cell table:formula="of:=[.D941]/275" office:value-type="float" office:value="11.8927272727273" calcext:value-type="float">
            <text:p>11,8927272727273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782.5" calcext:value-type="float">
            <text:p>782,5</text:p>
          </table:table-cell>
          <table:table-cell office:value-type="float" office:value="3350.5" calcext:value-type="float">
            <text:p>3350,5</text:p>
          </table:table-cell>
          <table:table-cell office:value-type="float" office:value="34" calcext:value-type="float">
            <text:p>34</text:p>
          </table:table-cell>
          <table:table-cell table:formula="of:=[.E942]*24*60" office:value-type="float" office:value="48960" calcext:value-type="float">
            <text:p>48960</text:p>
          </table:table-cell>
          <table:table-cell table:formula="of:=[.C942]/275" office:value-type="float" office:value="2.84545454545455" calcext:value-type="float">
            <text:p>2,84545454545455</text:p>
          </table:table-cell>
          <table:table-cell table:formula="of:=[.D942]/275" office:value-type="float" office:value="12.1836363636364" calcext:value-type="float">
            <text:p>12,1836363636364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750.5" calcext:value-type="float">
            <text:p>750,5</text:p>
          </table:table-cell>
          <table:table-cell office:value-type="float" office:value="3450.5" calcext:value-type="float">
            <text:p>3450,5</text:p>
          </table:table-cell>
          <table:table-cell office:value-type="float" office:value="34" calcext:value-type="float">
            <text:p>34</text:p>
          </table:table-cell>
          <table:table-cell table:formula="of:=[.E943]*24*60" office:value-type="float" office:value="48960" calcext:value-type="float">
            <text:p>48960</text:p>
          </table:table-cell>
          <table:table-cell table:formula="of:=[.C943]/275" office:value-type="float" office:value="2.72909090909091" calcext:value-type="float">
            <text:p>2,72909090909091</text:p>
          </table:table-cell>
          <table:table-cell table:formula="of:=[.D943]/275" office:value-type="float" office:value="12.5472727272727" calcext:value-type="float">
            <text:p>12,5472727272727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724.5" calcext:value-type="float">
            <text:p>724,5</text:p>
          </table:table-cell>
          <table:table-cell office:value-type="float" office:value="3552.5" calcext:value-type="float">
            <text:p>3552,5</text:p>
          </table:table-cell>
          <table:table-cell office:value-type="float" office:value="34" calcext:value-type="float">
            <text:p>34</text:p>
          </table:table-cell>
          <table:table-cell table:formula="of:=[.E944]*24*60" office:value-type="float" office:value="48960" calcext:value-type="float">
            <text:p>48960</text:p>
          </table:table-cell>
          <table:table-cell table:formula="of:=[.C944]/275" office:value-type="float" office:value="2.63454545454545" calcext:value-type="float">
            <text:p>2,63454545454545</text:p>
          </table:table-cell>
          <table:table-cell table:formula="of:=[.D944]/275" office:value-type="float" office:value="12.9181818181818" calcext:value-type="float">
            <text:p>12,9181818181818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690.5" calcext:value-type="float">
            <text:p>690,5</text:p>
          </table:table-cell>
          <table:table-cell office:value-type="float" office:value="3630.5" calcext:value-type="float">
            <text:p>3630,5</text:p>
          </table:table-cell>
          <table:table-cell office:value-type="float" office:value="34" calcext:value-type="float">
            <text:p>34</text:p>
          </table:table-cell>
          <table:table-cell table:formula="of:=[.E945]*24*60" office:value-type="float" office:value="48960" calcext:value-type="float">
            <text:p>48960</text:p>
          </table:table-cell>
          <table:table-cell table:formula="of:=[.C945]/275" office:value-type="float" office:value="2.51090909090909" calcext:value-type="float">
            <text:p>2,51090909090909</text:p>
          </table:table-cell>
          <table:table-cell table:formula="of:=[.D945]/275" office:value-type="float" office:value="13.2018181818182" calcext:value-type="float">
            <text:p>13,2018181818182</text:p>
          </table:table-cell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736.5" calcext:value-type="float">
            <text:p>736,5</text:p>
          </table:table-cell>
          <table:table-cell office:value-type="float" office:value="3728.5" calcext:value-type="float">
            <text:p>3728,5</text:p>
          </table:table-cell>
          <table:table-cell office:value-type="float" office:value="34" calcext:value-type="float">
            <text:p>34</text:p>
          </table:table-cell>
          <table:table-cell table:formula="of:=[.E946]*24*60" office:value-type="float" office:value="48960" calcext:value-type="float">
            <text:p>48960</text:p>
          </table:table-cell>
          <table:table-cell table:formula="of:=[.C946]/275" office:value-type="float" office:value="2.67818181818182" calcext:value-type="float">
            <text:p>2,67818181818182</text:p>
          </table:table-cell>
          <table:table-cell table:formula="of:=[.D946]/275" office:value-type="float" office:value="13.5581818181818" calcext:value-type="float">
            <text:p>13,5581818181818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708.5" calcext:value-type="float">
            <text:p>708,5</text:p>
          </table:table-cell>
          <table:table-cell office:value-type="float" office:value="3808.5" calcext:value-type="float">
            <text:p>3808,5</text:p>
          </table:table-cell>
          <table:table-cell office:value-type="float" office:value="34" calcext:value-type="float">
            <text:p>34</text:p>
          </table:table-cell>
          <table:table-cell table:formula="of:=[.E947]*24*60" office:value-type="float" office:value="48960" calcext:value-type="float">
            <text:p>48960</text:p>
          </table:table-cell>
          <table:table-cell table:formula="of:=[.C947]/275" office:value-type="float" office:value="2.57636363636364" calcext:value-type="float">
            <text:p>2,57636363636364</text:p>
          </table:table-cell>
          <table:table-cell table:formula="of:=[.D947]/275" office:value-type="float" office:value="13.8490909090909" calcext:value-type="float">
            <text:p>13,8490909090909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704.5" calcext:value-type="float">
            <text:p>704,5</text:p>
          </table:table-cell>
          <table:table-cell office:value-type="float" office:value="3866.5" calcext:value-type="float">
            <text:p>3866,5</text:p>
          </table:table-cell>
          <table:table-cell office:value-type="float" office:value="34" calcext:value-type="float">
            <text:p>34</text:p>
          </table:table-cell>
          <table:table-cell table:formula="of:=[.E948]*24*60" office:value-type="float" office:value="48960" calcext:value-type="float">
            <text:p>48960</text:p>
          </table:table-cell>
          <table:table-cell table:formula="of:=[.C948]/275" office:value-type="float" office:value="2.56181818181818" calcext:value-type="float">
            <text:p>2,56181818181818</text:p>
          </table:table-cell>
          <table:table-cell table:formula="of:=[.D948]/275" office:value-type="float" office:value="14.06" calcext:value-type="float">
            <text:p>14,06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1040.5" calcext:value-type="float">
            <text:p>1040,5</text:p>
          </table:table-cell>
          <table:table-cell office:value-type="float" office:value="3296.5" calcext:value-type="float">
            <text:p>3296,5</text:p>
          </table:table-cell>
          <table:table-cell office:value-type="float" office:value="34" calcext:value-type="float">
            <text:p>34</text:p>
          </table:table-cell>
          <table:table-cell table:formula="of:=[.E949]*24*60" office:value-type="float" office:value="48960" calcext:value-type="float">
            <text:p>48960</text:p>
          </table:table-cell>
          <table:table-cell table:formula="of:=[.C949]/275" office:value-type="float" office:value="3.78363636363636" calcext:value-type="float">
            <text:p>3,78363636363636</text:p>
          </table:table-cell>
          <table:table-cell table:formula="of:=[.D949]/275" office:value-type="float" office:value="11.9872727272727" calcext:value-type="float">
            <text:p>11,9872727272727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186.5" calcext:value-type="float">
            <text:p>1186,5</text:p>
          </table:table-cell>
          <table:table-cell office:value-type="float" office:value="2892.5" calcext:value-type="float">
            <text:p>2892,5</text:p>
          </table:table-cell>
          <table:table-cell office:value-type="float" office:value="36" calcext:value-type="float">
            <text:p>36</text:p>
          </table:table-cell>
          <table:table-cell table:formula="of:=[.E950]*24*60" office:value-type="float" office:value="51840" calcext:value-type="float">
            <text:p>51840</text:p>
          </table:table-cell>
          <table:table-cell table:formula="of:=[.C950]/275" office:value-type="float" office:value="4.31454545454545" calcext:value-type="float">
            <text:p>4,31454545454545</text:p>
          </table:table-cell>
          <table:table-cell table:formula="of:=[.D950]/275" office:value-type="float" office:value="10.5181818181818" calcext:value-type="float">
            <text:p>10,5181818181818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242.5" calcext:value-type="float">
            <text:p>1242,5</text:p>
          </table:table-cell>
          <table:table-cell office:value-type="float" office:value="2902.5" calcext:value-type="float">
            <text:p>2902,5</text:p>
          </table:table-cell>
          <table:table-cell office:value-type="float" office:value="36" calcext:value-type="float">
            <text:p>36</text:p>
          </table:table-cell>
          <table:table-cell table:formula="of:=[.E951]*24*60" office:value-type="float" office:value="51840" calcext:value-type="float">
            <text:p>51840</text:p>
          </table:table-cell>
          <table:table-cell table:formula="of:=[.C951]/275" office:value-type="float" office:value="4.51818181818182" calcext:value-type="float">
            <text:p>4,51818181818182</text:p>
          </table:table-cell>
          <table:table-cell table:formula="of:=[.D951]/275" office:value-type="float" office:value="10.5545454545455" calcext:value-type="float">
            <text:p>10,5545454545455</text:p>
          </table:table-cell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244.5" calcext:value-type="float">
            <text:p>1244,5</text:p>
          </table:table-cell>
          <table:table-cell office:value-type="float" office:value="3026.5" calcext:value-type="float">
            <text:p>3026,5</text:p>
          </table:table-cell>
          <table:table-cell office:value-type="float" office:value="36" calcext:value-type="float">
            <text:p>36</text:p>
          </table:table-cell>
          <table:table-cell table:formula="of:=[.E952]*24*60" office:value-type="float" office:value="51840" calcext:value-type="float">
            <text:p>51840</text:p>
          </table:table-cell>
          <table:table-cell table:formula="of:=[.C952]/275" office:value-type="float" office:value="4.52545454545455" calcext:value-type="float">
            <text:p>4,52545454545455</text:p>
          </table:table-cell>
          <table:table-cell table:formula="of:=[.D952]/275" office:value-type="float" office:value="11.0054545454545" calcext:value-type="float">
            <text:p>11,0054545454545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1256.5" calcext:value-type="float">
            <text:p>1256,5</text:p>
          </table:table-cell>
          <table:table-cell office:value-type="float" office:value="3172.5" calcext:value-type="float">
            <text:p>3172,5</text:p>
          </table:table-cell>
          <table:table-cell office:value-type="float" office:value="36" calcext:value-type="float">
            <text:p>36</text:p>
          </table:table-cell>
          <table:table-cell table:formula="of:=[.E953]*24*60" office:value-type="float" office:value="51840" calcext:value-type="float">
            <text:p>51840</text:p>
          </table:table-cell>
          <table:table-cell table:formula="of:=[.C953]/275" office:value-type="float" office:value="4.56909090909091" calcext:value-type="float">
            <text:p>4,56909090909091</text:p>
          </table:table-cell>
          <table:table-cell table:formula="of:=[.D953]/275" office:value-type="float" office:value="11.5363636363636" calcext:value-type="float">
            <text:p>11,5363636363636</text:p>
          </table:table-cell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1266.5" calcext:value-type="float">
            <text:p>1266,5</text:p>
          </table:table-cell>
          <table:table-cell office:value-type="float" office:value="3308.5" calcext:value-type="float">
            <text:p>3308,5</text:p>
          </table:table-cell>
          <table:table-cell office:value-type="float" office:value="36" calcext:value-type="float">
            <text:p>36</text:p>
          </table:table-cell>
          <table:table-cell table:formula="of:=[.E954]*24*60" office:value-type="float" office:value="51840" calcext:value-type="float">
            <text:p>51840</text:p>
          </table:table-cell>
          <table:table-cell table:formula="of:=[.C954]/275" office:value-type="float" office:value="4.60545454545455" calcext:value-type="float">
            <text:p>4,60545454545455</text:p>
          </table:table-cell>
          <table:table-cell table:formula="of:=[.D954]/275" office:value-type="float" office:value="12.0309090909091" calcext:value-type="float">
            <text:p>12,0309090909091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1284.5" calcext:value-type="float">
            <text:p>1284,5</text:p>
          </table:table-cell>
          <table:table-cell office:value-type="float" office:value="3384.5" calcext:value-type="float">
            <text:p>3384,5</text:p>
          </table:table-cell>
          <table:table-cell office:value-type="float" office:value="36" calcext:value-type="float">
            <text:p>36</text:p>
          </table:table-cell>
          <table:table-cell table:formula="of:=[.E955]*24*60" office:value-type="float" office:value="51840" calcext:value-type="float">
            <text:p>51840</text:p>
          </table:table-cell>
          <table:table-cell table:formula="of:=[.C955]/275" office:value-type="float" office:value="4.67090909090909" calcext:value-type="float">
            <text:p>4,67090909090909</text:p>
          </table:table-cell>
          <table:table-cell table:formula="of:=[.D955]/275" office:value-type="float" office:value="12.3072727272727" calcext:value-type="float">
            <text:p>12,3072727272727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272.5" calcext:value-type="float">
            <text:p>1272,5</text:p>
          </table:table-cell>
          <table:table-cell office:value-type="float" office:value="3548.5" calcext:value-type="float">
            <text:p>3548,5</text:p>
          </table:table-cell>
          <table:table-cell office:value-type="float" office:value="36" calcext:value-type="float">
            <text:p>36</text:p>
          </table:table-cell>
          <table:table-cell table:formula="of:=[.E956]*24*60" office:value-type="float" office:value="51840" calcext:value-type="float">
            <text:p>51840</text:p>
          </table:table-cell>
          <table:table-cell table:formula="of:=[.C956]/275" office:value-type="float" office:value="4.62727272727273" calcext:value-type="float">
            <text:p>4,62727272727273</text:p>
          </table:table-cell>
          <table:table-cell table:formula="of:=[.D956]/275" office:value-type="float" office:value="12.9036363636364" calcext:value-type="float">
            <text:p>12,9036363636364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1272.5" calcext:value-type="float">
            <text:p>1272,5</text:p>
          </table:table-cell>
          <table:table-cell office:value-type="float" office:value="3678.5" calcext:value-type="float">
            <text:p>3678,5</text:p>
          </table:table-cell>
          <table:table-cell office:value-type="float" office:value="36" calcext:value-type="float">
            <text:p>36</text:p>
          </table:table-cell>
          <table:table-cell table:formula="of:=[.E957]*24*60" office:value-type="float" office:value="51840" calcext:value-type="float">
            <text:p>51840</text:p>
          </table:table-cell>
          <table:table-cell table:formula="of:=[.C957]/275" office:value-type="float" office:value="4.62727272727273" calcext:value-type="float">
            <text:p>4,62727272727273</text:p>
          </table:table-cell>
          <table:table-cell table:formula="of:=[.D957]/275" office:value-type="float" office:value="13.3763636363636" calcext:value-type="float">
            <text:p>13,3763636363636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1276.5" calcext:value-type="float">
            <text:p>1276,5</text:p>
          </table:table-cell>
          <table:table-cell office:value-type="float" office:value="3822.5" calcext:value-type="float">
            <text:p>3822,5</text:p>
          </table:table-cell>
          <table:table-cell office:value-type="float" office:value="36" calcext:value-type="float">
            <text:p>36</text:p>
          </table:table-cell>
          <table:table-cell table:formula="of:=[.E958]*24*60" office:value-type="float" office:value="51840" calcext:value-type="float">
            <text:p>51840</text:p>
          </table:table-cell>
          <table:table-cell table:formula="of:=[.C958]/275" office:value-type="float" office:value="4.64181818181818" calcext:value-type="float">
            <text:p>4,64181818181818</text:p>
          </table:table-cell>
          <table:table-cell table:formula="of:=[.D958]/275" office:value-type="float" office:value="13.9" calcext:value-type="float">
            <text:p>13,9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1160.5" calcext:value-type="float">
            <text:p>1160,5</text:p>
          </table:table-cell>
          <table:table-cell office:value-type="float" office:value="3268.5" calcext:value-type="float">
            <text:p>3268,5</text:p>
          </table:table-cell>
          <table:table-cell office:value-type="float" office:value="36" calcext:value-type="float">
            <text:p>36</text:p>
          </table:table-cell>
          <table:table-cell table:formula="of:=[.E959]*24*60" office:value-type="float" office:value="51840" calcext:value-type="float">
            <text:p>51840</text:p>
          </table:table-cell>
          <table:table-cell table:formula="of:=[.C959]/275" office:value-type="float" office:value="4.22" calcext:value-type="float">
            <text:p>4,22</text:p>
          </table:table-cell>
          <table:table-cell table:formula="of:=[.D959]/275" office:value-type="float" office:value="11.8854545454545" calcext:value-type="float">
            <text:p>11,8854545454545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1088.5" calcext:value-type="float">
            <text:p>1088,5</text:p>
          </table:table-cell>
          <table:table-cell office:value-type="float" office:value="3256.5" calcext:value-type="float">
            <text:p>3256,5</text:p>
          </table:table-cell>
          <table:table-cell office:value-type="float" office:value="36" calcext:value-type="float">
            <text:p>36</text:p>
          </table:table-cell>
          <table:table-cell table:formula="of:=[.E960]*24*60" office:value-type="float" office:value="51840" calcext:value-type="float">
            <text:p>51840</text:p>
          </table:table-cell>
          <table:table-cell table:formula="of:=[.C960]/275" office:value-type="float" office:value="3.95818181818182" calcext:value-type="float">
            <text:p>3,95818181818182</text:p>
          </table:table-cell>
          <table:table-cell table:formula="of:=[.D960]/275" office:value-type="float" office:value="11.8418181818182" calcext:value-type="float">
            <text:p>11,8418181818182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982.5" calcext:value-type="float">
            <text:p>982,5</text:p>
          </table:table-cell>
          <table:table-cell office:value-type="float" office:value="3330.5" calcext:value-type="float">
            <text:p>3330,5</text:p>
          </table:table-cell>
          <table:table-cell office:value-type="float" office:value="36" calcext:value-type="float">
            <text:p>36</text:p>
          </table:table-cell>
          <table:table-cell table:formula="of:=[.E961]*24*60" office:value-type="float" office:value="51840" calcext:value-type="float">
            <text:p>51840</text:p>
          </table:table-cell>
          <table:table-cell table:formula="of:=[.C961]/275" office:value-type="float" office:value="3.57272727272727" calcext:value-type="float">
            <text:p>3,57272727272727</text:p>
          </table:table-cell>
          <table:table-cell table:formula="of:=[.D961]/275" office:value-type="float" office:value="12.1109090909091" calcext:value-type="float">
            <text:p>12,1109090909091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956.5" calcext:value-type="float">
            <text:p>956,5</text:p>
          </table:table-cell>
          <table:table-cell office:value-type="float" office:value="3294.5" calcext:value-type="float">
            <text:p>3294,5</text:p>
          </table:table-cell>
          <table:table-cell office:value-type="float" office:value="36" calcext:value-type="float">
            <text:p>36</text:p>
          </table:table-cell>
          <table:table-cell table:formula="of:=[.E962]*24*60" office:value-type="float" office:value="51840" calcext:value-type="float">
            <text:p>51840</text:p>
          </table:table-cell>
          <table:table-cell table:formula="of:=[.C962]/275" office:value-type="float" office:value="3.47818181818182" calcext:value-type="float">
            <text:p>3,47818181818182</text:p>
          </table:table-cell>
          <table:table-cell table:formula="of:=[.D962]/275" office:value-type="float" office:value="11.98" calcext:value-type="float">
            <text:p>11,98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912.5" calcext:value-type="float">
            <text:p>912,5</text:p>
          </table:table-cell>
          <table:table-cell office:value-type="float" office:value="3332.5" calcext:value-type="float">
            <text:p>3332,5</text:p>
          </table:table-cell>
          <table:table-cell office:value-type="float" office:value="36" calcext:value-type="float">
            <text:p>36</text:p>
          </table:table-cell>
          <table:table-cell table:formula="of:=[.E963]*24*60" office:value-type="float" office:value="51840" calcext:value-type="float">
            <text:p>51840</text:p>
          </table:table-cell>
          <table:table-cell table:formula="of:=[.C963]/275" office:value-type="float" office:value="3.31818181818182" calcext:value-type="float">
            <text:p>3,31818181818182</text:p>
          </table:table-cell>
          <table:table-cell table:formula="of:=[.D963]/275" office:value-type="float" office:value="12.1181818181818" calcext:value-type="float">
            <text:p>12,1181818181818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870.5" calcext:value-type="float">
            <text:p>870,5</text:p>
          </table:table-cell>
          <table:table-cell office:value-type="float" office:value="3312.5" calcext:value-type="float">
            <text:p>3312,5</text:p>
          </table:table-cell>
          <table:table-cell office:value-type="float" office:value="36" calcext:value-type="float">
            <text:p>36</text:p>
          </table:table-cell>
          <table:table-cell table:formula="of:=[.E964]*24*60" office:value-type="float" office:value="51840" calcext:value-type="float">
            <text:p>51840</text:p>
          </table:table-cell>
          <table:table-cell table:formula="of:=[.C964]/275" office:value-type="float" office:value="3.16545454545455" calcext:value-type="float">
            <text:p>3,16545454545455</text:p>
          </table:table-cell>
          <table:table-cell table:formula="of:=[.D964]/275" office:value-type="float" office:value="12.0454545454545" calcext:value-type="float">
            <text:p>12,0454545454545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834.5" calcext:value-type="float">
            <text:p>834,5</text:p>
          </table:table-cell>
          <table:table-cell office:value-type="float" office:value="3240.5" calcext:value-type="float">
            <text:p>3240,5</text:p>
          </table:table-cell>
          <table:table-cell office:value-type="float" office:value="36" calcext:value-type="float">
            <text:p>36</text:p>
          </table:table-cell>
          <table:table-cell table:formula="of:=[.E965]*24*60" office:value-type="float" office:value="51840" calcext:value-type="float">
            <text:p>51840</text:p>
          </table:table-cell>
          <table:table-cell table:formula="of:=[.C965]/275" office:value-type="float" office:value="3.03454545454545" calcext:value-type="float">
            <text:p>3,03454545454545</text:p>
          </table:table-cell>
          <table:table-cell table:formula="of:=[.D965]/275" office:value-type="float" office:value="11.7836363636364" calcext:value-type="float">
            <text:p>11,7836363636364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798.5" calcext:value-type="float">
            <text:p>798,5</text:p>
          </table:table-cell>
          <table:table-cell office:value-type="float" office:value="3234.5" calcext:value-type="float">
            <text:p>3234,5</text:p>
          </table:table-cell>
          <table:table-cell office:value-type="float" office:value="36" calcext:value-type="float">
            <text:p>36</text:p>
          </table:table-cell>
          <table:table-cell table:formula="of:=[.E966]*24*60" office:value-type="float" office:value="51840" calcext:value-type="float">
            <text:p>51840</text:p>
          </table:table-cell>
          <table:table-cell table:formula="of:=[.C966]/275" office:value-type="float" office:value="2.90363636363636" calcext:value-type="float">
            <text:p>2,90363636363636</text:p>
          </table:table-cell>
          <table:table-cell table:formula="of:=[.D966]/275" office:value-type="float" office:value="11.7618181818182" calcext:value-type="float">
            <text:p>11,7618181818182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796.5" calcext:value-type="float">
            <text:p>796,5</text:p>
          </table:table-cell>
          <table:table-cell office:value-type="float" office:value="3330.5" calcext:value-type="float">
            <text:p>3330,5</text:p>
          </table:table-cell>
          <table:table-cell office:value-type="float" office:value="36" calcext:value-type="float">
            <text:p>36</text:p>
          </table:table-cell>
          <table:table-cell table:formula="of:=[.E967]*24*60" office:value-type="float" office:value="51840" calcext:value-type="float">
            <text:p>51840</text:p>
          </table:table-cell>
          <table:table-cell table:formula="of:=[.C967]/275" office:value-type="float" office:value="2.89636363636364" calcext:value-type="float">
            <text:p>2,89636363636364</text:p>
          </table:table-cell>
          <table:table-cell table:formula="of:=[.D967]/275" office:value-type="float" office:value="12.1109090909091" calcext:value-type="float">
            <text:p>12,1109090909091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740.5" calcext:value-type="float">
            <text:p>740,5</text:p>
          </table:table-cell>
          <table:table-cell office:value-type="float" office:value="3472.5" calcext:value-type="float">
            <text:p>3472,5</text:p>
          </table:table-cell>
          <table:table-cell office:value-type="float" office:value="36" calcext:value-type="float">
            <text:p>36</text:p>
          </table:table-cell>
          <table:table-cell table:formula="of:=[.E968]*24*60" office:value-type="float" office:value="51840" calcext:value-type="float">
            <text:p>51840</text:p>
          </table:table-cell>
          <table:table-cell table:formula="of:=[.C968]/275" office:value-type="float" office:value="2.69272727272727" calcext:value-type="float">
            <text:p>2,69272727272727</text:p>
          </table:table-cell>
          <table:table-cell table:formula="of:=[.D968]/275" office:value-type="float" office:value="12.6272727272727" calcext:value-type="float">
            <text:p>12,6272727272727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718.5" calcext:value-type="float">
            <text:p>718,5</text:p>
          </table:table-cell>
          <table:table-cell office:value-type="float" office:value="3534.5" calcext:value-type="float">
            <text:p>3534,5</text:p>
          </table:table-cell>
          <table:table-cell office:value-type="float" office:value="36" calcext:value-type="float">
            <text:p>36</text:p>
          </table:table-cell>
          <table:table-cell table:formula="of:=[.E969]*24*60" office:value-type="float" office:value="51840" calcext:value-type="float">
            <text:p>51840</text:p>
          </table:table-cell>
          <table:table-cell table:formula="of:=[.C969]/275" office:value-type="float" office:value="2.61272727272727" calcext:value-type="float">
            <text:p>2,61272727272727</text:p>
          </table:table-cell>
          <table:table-cell table:formula="of:=[.D969]/275" office:value-type="float" office:value="12.8527272727273" calcext:value-type="float">
            <text:p>12,8527272727273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688.5" calcext:value-type="float">
            <text:p>688,5</text:p>
          </table:table-cell>
          <table:table-cell office:value-type="float" office:value="3616.5" calcext:value-type="float">
            <text:p>3616,5</text:p>
          </table:table-cell>
          <table:table-cell office:value-type="float" office:value="36" calcext:value-type="float">
            <text:p>36</text:p>
          </table:table-cell>
          <table:table-cell table:formula="of:=[.E970]*24*60" office:value-type="float" office:value="51840" calcext:value-type="float">
            <text:p>51840</text:p>
          </table:table-cell>
          <table:table-cell table:formula="of:=[.C970]/275" office:value-type="float" office:value="2.50363636363636" calcext:value-type="float">
            <text:p>2,50363636363636</text:p>
          </table:table-cell>
          <table:table-cell table:formula="of:=[.D970]/275" office:value-type="float" office:value="13.1509090909091" calcext:value-type="float">
            <text:p>13,1509090909091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722.5" calcext:value-type="float">
            <text:p>722,5</text:p>
          </table:table-cell>
          <table:table-cell office:value-type="float" office:value="3732.5" calcext:value-type="float">
            <text:p>3732,5</text:p>
          </table:table-cell>
          <table:table-cell office:value-type="float" office:value="36" calcext:value-type="float">
            <text:p>36</text:p>
          </table:table-cell>
          <table:table-cell table:formula="of:=[.E971]*24*60" office:value-type="float" office:value="51840" calcext:value-type="float">
            <text:p>51840</text:p>
          </table:table-cell>
          <table:table-cell table:formula="of:=[.C971]/275" office:value-type="float" office:value="2.62727272727273" calcext:value-type="float">
            <text:p>2,62727272727273</text:p>
          </table:table-cell>
          <table:table-cell table:formula="of:=[.D971]/275" office:value-type="float" office:value="13.5727272727273" calcext:value-type="float">
            <text:p>13,5727272727273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738.5" calcext:value-type="float">
            <text:p>738,5</text:p>
          </table:table-cell>
          <table:table-cell office:value-type="float" office:value="3722.5" calcext:value-type="float">
            <text:p>3722,5</text:p>
          </table:table-cell>
          <table:table-cell office:value-type="float" office:value="36" calcext:value-type="float">
            <text:p>36</text:p>
          </table:table-cell>
          <table:table-cell table:formula="of:=[.E972]*24*60" office:value-type="float" office:value="51840" calcext:value-type="float">
            <text:p>51840</text:p>
          </table:table-cell>
          <table:table-cell table:formula="of:=[.C972]/275" office:value-type="float" office:value="2.68545454545455" calcext:value-type="float">
            <text:p>2,68545454545455</text:p>
          </table:table-cell>
          <table:table-cell table:formula="of:=[.D972]/275" office:value-type="float" office:value="13.5363636363636" calcext:value-type="float">
            <text:p>13,5363636363636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690.5" calcext:value-type="float">
            <text:p>690,5</text:p>
          </table:table-cell>
          <table:table-cell office:value-type="float" office:value="3810.5" calcext:value-type="float">
            <text:p>3810,5</text:p>
          </table:table-cell>
          <table:table-cell office:value-type="float" office:value="36" calcext:value-type="float">
            <text:p>36</text:p>
          </table:table-cell>
          <table:table-cell table:formula="of:=[.E973]*24*60" office:value-type="float" office:value="51840" calcext:value-type="float">
            <text:p>51840</text:p>
          </table:table-cell>
          <table:table-cell table:formula="of:=[.C973]/275" office:value-type="float" office:value="2.51090909090909" calcext:value-type="float">
            <text:p>2,51090909090909</text:p>
          </table:table-cell>
          <table:table-cell table:formula="of:=[.D973]/275" office:value-type="float" office:value="13.8563636363636" calcext:value-type="float">
            <text:p>13,8563636363636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688.5" calcext:value-type="float">
            <text:p>688,5</text:p>
          </table:table-cell>
          <table:table-cell office:value-type="float" office:value="3852.5" calcext:value-type="float">
            <text:p>3852,5</text:p>
          </table:table-cell>
          <table:table-cell office:value-type="float" office:value="36" calcext:value-type="float">
            <text:p>36</text:p>
          </table:table-cell>
          <table:table-cell table:formula="of:=[.E974]*24*60" office:value-type="float" office:value="51840" calcext:value-type="float">
            <text:p>51840</text:p>
          </table:table-cell>
          <table:table-cell table:formula="of:=[.C974]/275" office:value-type="float" office:value="2.50363636363636" calcext:value-type="float">
            <text:p>2,50363636363636</text:p>
          </table:table-cell>
          <table:table-cell table:formula="of:=[.D974]/275" office:value-type="float" office:value="14.0090909090909" calcext:value-type="float">
            <text:p>14,0090909090909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1036.5" calcext:value-type="float">
            <text:p>1036,5</text:p>
          </table:table-cell>
          <table:table-cell office:value-type="float" office:value="3292.5" calcext:value-type="float">
            <text:p>3292,5</text:p>
          </table:table-cell>
          <table:table-cell office:value-type="float" office:value="36" calcext:value-type="float">
            <text:p>36</text:p>
          </table:table-cell>
          <table:table-cell table:formula="of:=[.E975]*24*60" office:value-type="float" office:value="51840" calcext:value-type="float">
            <text:p>51840</text:p>
          </table:table-cell>
          <table:table-cell table:formula="of:=[.C975]/275" office:value-type="float" office:value="3.76909090909091" calcext:value-type="float">
            <text:p>3,76909090909091</text:p>
          </table:table-cell>
          <table:table-cell table:formula="of:=[.D975]/275" office:value-type="float" office:value="11.9727272727273" calcext:value-type="float">
            <text:p>11,9727272727273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232.5" calcext:value-type="float">
            <text:p>1232,5</text:p>
          </table:table-cell>
          <table:table-cell office:value-type="float" office:value="2894.5" calcext:value-type="float">
            <text:p>2894,5</text:p>
          </table:table-cell>
          <table:table-cell office:value-type="float" office:value="39" calcext:value-type="float">
            <text:p>39</text:p>
          </table:table-cell>
          <table:table-cell table:formula="of:=[.E976]*24*60" office:value-type="float" office:value="56160" calcext:value-type="float">
            <text:p>56160</text:p>
          </table:table-cell>
          <table:table-cell table:formula="of:=[.C976]/275" office:value-type="float" office:value="4.48181818181818" calcext:value-type="float">
            <text:p>4,48181818181818</text:p>
          </table:table-cell>
          <table:table-cell table:formula="of:=[.D976]/275" office:value-type="float" office:value="10.5254545454545" calcext:value-type="float">
            <text:p>10,5254545454545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1222.5" calcext:value-type="float">
            <text:p>1222,5</text:p>
          </table:table-cell>
          <table:table-cell office:value-type="float" office:value="2984.5" calcext:value-type="float">
            <text:p>2984,5</text:p>
          </table:table-cell>
          <table:table-cell office:value-type="float" office:value="39" calcext:value-type="float">
            <text:p>39</text:p>
          </table:table-cell>
          <table:table-cell table:formula="of:=[.E977]*24*60" office:value-type="float" office:value="56160" calcext:value-type="float">
            <text:p>56160</text:p>
          </table:table-cell>
          <table:table-cell table:formula="of:=[.C977]/275" office:value-type="float" office:value="4.44545454545455" calcext:value-type="float">
            <text:p>4,44545454545455</text:p>
          </table:table-cell>
          <table:table-cell table:formula="of:=[.D977]/275" office:value-type="float" office:value="10.8527272727273" calcext:value-type="float">
            <text:p>10,8527272727273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1214.5" calcext:value-type="float">
            <text:p>1214,5</text:p>
          </table:table-cell>
          <table:table-cell office:value-type="float" office:value="3094.5" calcext:value-type="float">
            <text:p>3094,5</text:p>
          </table:table-cell>
          <table:table-cell office:value-type="float" office:value="39" calcext:value-type="float">
            <text:p>39</text:p>
          </table:table-cell>
          <table:table-cell table:formula="of:=[.E978]*24*60" office:value-type="float" office:value="56160" calcext:value-type="float">
            <text:p>56160</text:p>
          </table:table-cell>
          <table:table-cell table:formula="of:=[.C978]/275" office:value-type="float" office:value="4.41636363636364" calcext:value-type="float">
            <text:p>4,41636363636364</text:p>
          </table:table-cell>
          <table:table-cell table:formula="of:=[.D978]/275" office:value-type="float" office:value="11.2527272727273" calcext:value-type="float">
            <text:p>11,2527272727273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1204.5" calcext:value-type="float">
            <text:p>1204,5</text:p>
          </table:table-cell>
          <table:table-cell office:value-type="float" office:value="3202.5" calcext:value-type="float">
            <text:p>3202,5</text:p>
          </table:table-cell>
          <table:table-cell office:value-type="float" office:value="39" calcext:value-type="float">
            <text:p>39</text:p>
          </table:table-cell>
          <table:table-cell table:formula="of:=[.E979]*24*60" office:value-type="float" office:value="56160" calcext:value-type="float">
            <text:p>56160</text:p>
          </table:table-cell>
          <table:table-cell table:formula="of:=[.C979]/275" office:value-type="float" office:value="4.38" calcext:value-type="float">
            <text:p>4,38</text:p>
          </table:table-cell>
          <table:table-cell table:formula="of:=[.D979]/275" office:value-type="float" office:value="11.6454545454545" calcext:value-type="float">
            <text:p>11,6454545454545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1142.5" calcext:value-type="float">
            <text:p>1142,5</text:p>
          </table:table-cell>
          <table:table-cell office:value-type="float" office:value="3244.5" calcext:value-type="float">
            <text:p>3244,5</text:p>
          </table:table-cell>
          <table:table-cell office:value-type="float" office:value="39" calcext:value-type="float">
            <text:p>39</text:p>
          </table:table-cell>
          <table:table-cell table:formula="of:=[.E980]*24*60" office:value-type="float" office:value="56160" calcext:value-type="float">
            <text:p>56160</text:p>
          </table:table-cell>
          <table:table-cell table:formula="of:=[.C980]/275" office:value-type="float" office:value="4.15454545454545" calcext:value-type="float">
            <text:p>4,15454545454545</text:p>
          </table:table-cell>
          <table:table-cell table:formula="of:=[.D980]/275" office:value-type="float" office:value="11.7981818181818" calcext:value-type="float">
            <text:p>11,7981818181818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1088.5" calcext:value-type="float">
            <text:p>1088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39" calcext:value-type="float">
            <text:p>39</text:p>
          </table:table-cell>
          <table:table-cell table:formula="of:=[.E981]*24*60" office:value-type="float" office:value="56160" calcext:value-type="float">
            <text:p>56160</text:p>
          </table:table-cell>
          <table:table-cell table:formula="of:=[.C981]/275" office:value-type="float" office:value="3.95818181818182" calcext:value-type="float">
            <text:p>3,95818181818182</text:p>
          </table:table-cell>
          <table:table-cell table:formula="of:=[.D981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1030.5" calcext:value-type="float">
            <text:p>1030,5</text:p>
          </table:table-cell>
          <table:table-cell office:value-type="float" office:value="3288.5" calcext:value-type="float">
            <text:p>3288,5</text:p>
          </table:table-cell>
          <table:table-cell office:value-type="float" office:value="39" calcext:value-type="float">
            <text:p>39</text:p>
          </table:table-cell>
          <table:table-cell table:formula="of:=[.E982]*24*60" office:value-type="float" office:value="56160" calcext:value-type="float">
            <text:p>56160</text:p>
          </table:table-cell>
          <table:table-cell table:formula="of:=[.C982]/275" office:value-type="float" office:value="3.74727272727273" calcext:value-type="float">
            <text:p>3,74727272727273</text:p>
          </table:table-cell>
          <table:table-cell table:formula="of:=[.D982]/275" office:value-type="float" office:value="11.9581818181818" calcext:value-type="float">
            <text:p>11,9581818181818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984.5" calcext:value-type="float">
            <text:p>984,5</text:p>
          </table:table-cell>
          <table:table-cell office:value-type="float" office:value="3320.5" calcext:value-type="float">
            <text:p>3320,5</text:p>
          </table:table-cell>
          <table:table-cell office:value-type="float" office:value="39" calcext:value-type="float">
            <text:p>39</text:p>
          </table:table-cell>
          <table:table-cell table:formula="of:=[.E983]*24*60" office:value-type="float" office:value="56160" calcext:value-type="float">
            <text:p>56160</text:p>
          </table:table-cell>
          <table:table-cell table:formula="of:=[.C983]/275" office:value-type="float" office:value="3.58" calcext:value-type="float">
            <text:p>3,58</text:p>
          </table:table-cell>
          <table:table-cell table:formula="of:=[.D983]/275" office:value-type="float" office:value="12.0745454545455" calcext:value-type="float">
            <text:p>12,0745454545455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952.5" calcext:value-type="float">
            <text:p>952,5</text:p>
          </table:table-cell>
          <table:table-cell office:value-type="float" office:value="3280.5" calcext:value-type="float">
            <text:p>3280,5</text:p>
          </table:table-cell>
          <table:table-cell office:value-type="float" office:value="39" calcext:value-type="float">
            <text:p>39</text:p>
          </table:table-cell>
          <table:table-cell table:formula="of:=[.E984]*24*60" office:value-type="float" office:value="56160" calcext:value-type="float">
            <text:p>56160</text:p>
          </table:table-cell>
          <table:table-cell table:formula="of:=[.C984]/275" office:value-type="float" office:value="3.46363636363636" calcext:value-type="float">
            <text:p>3,46363636363636</text:p>
          </table:table-cell>
          <table:table-cell table:formula="of:=[.D984]/275" office:value-type="float" office:value="11.9290909090909" calcext:value-type="float">
            <text:p>11,9290909090909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908.5" calcext:value-type="float">
            <text:p>908,5</text:p>
          </table:table-cell>
          <table:table-cell office:value-type="float" office:value="3338.5" calcext:value-type="float">
            <text:p>3338,5</text:p>
          </table:table-cell>
          <table:table-cell office:value-type="float" office:value="39" calcext:value-type="float">
            <text:p>39</text:p>
          </table:table-cell>
          <table:table-cell table:formula="of:=[.E985]*24*60" office:value-type="float" office:value="56160" calcext:value-type="float">
            <text:p>56160</text:p>
          </table:table-cell>
          <table:table-cell table:formula="of:=[.C985]/275" office:value-type="float" office:value="3.30363636363636" calcext:value-type="float">
            <text:p>3,30363636363636</text:p>
          </table:table-cell>
          <table:table-cell table:formula="of:=[.D985]/275" office:value-type="float" office:value="12.14" calcext:value-type="float">
            <text:p>12,14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866.5" calcext:value-type="float">
            <text:p>866,5</text:p>
          </table:table-cell>
          <table:table-cell office:value-type="float" office:value="3324.5" calcext:value-type="float">
            <text:p>3324,5</text:p>
          </table:table-cell>
          <table:table-cell office:value-type="float" office:value="39" calcext:value-type="float">
            <text:p>39</text:p>
          </table:table-cell>
          <table:table-cell table:formula="of:=[.E986]*24*60" office:value-type="float" office:value="56160" calcext:value-type="float">
            <text:p>56160</text:p>
          </table:table-cell>
          <table:table-cell table:formula="of:=[.C986]/275" office:value-type="float" office:value="3.15090909090909" calcext:value-type="float">
            <text:p>3,15090909090909</text:p>
          </table:table-cell>
          <table:table-cell table:formula="of:=[.D986]/275" office:value-type="float" office:value="12.0890909090909" calcext:value-type="float">
            <text:p>12,0890909090909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842.5" calcext:value-type="float">
            <text:p>842,5</text:p>
          </table:table-cell>
          <table:table-cell office:value-type="float" office:value="3254.5" calcext:value-type="float">
            <text:p>3254,5</text:p>
          </table:table-cell>
          <table:table-cell office:value-type="float" office:value="39" calcext:value-type="float">
            <text:p>39</text:p>
          </table:table-cell>
          <table:table-cell table:formula="of:=[.E987]*24*60" office:value-type="float" office:value="56160" calcext:value-type="float">
            <text:p>56160</text:p>
          </table:table-cell>
          <table:table-cell table:formula="of:=[.C987]/275" office:value-type="float" office:value="3.06363636363636" calcext:value-type="float">
            <text:p>3,06363636363636</text:p>
          </table:table-cell>
          <table:table-cell table:formula="of:=[.D987]/275" office:value-type="float" office:value="11.8345454545455" calcext:value-type="float">
            <text:p>11,8345454545455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812.5" calcext:value-type="float">
            <text:p>812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39" calcext:value-type="float">
            <text:p>39</text:p>
          </table:table-cell>
          <table:table-cell table:formula="of:=[.E988]*24*60" office:value-type="float" office:value="56160" calcext:value-type="float">
            <text:p>56160</text:p>
          </table:table-cell>
          <table:table-cell table:formula="of:=[.C988]/275" office:value-type="float" office:value="2.95454545454545" calcext:value-type="float">
            <text:p>2,95454545454545</text:p>
          </table:table-cell>
          <table:table-cell table:formula="of:=[.D988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798.5" calcext:value-type="float">
            <text:p>798,5</text:p>
          </table:table-cell>
          <table:table-cell office:value-type="float" office:value="3308.5" calcext:value-type="float">
            <text:p>3308,5</text:p>
          </table:table-cell>
          <table:table-cell office:value-type="float" office:value="39" calcext:value-type="float">
            <text:p>39</text:p>
          </table:table-cell>
          <table:table-cell table:formula="of:=[.E989]*24*60" office:value-type="float" office:value="56160" calcext:value-type="float">
            <text:p>56160</text:p>
          </table:table-cell>
          <table:table-cell table:formula="of:=[.C989]/275" office:value-type="float" office:value="2.90363636363636" calcext:value-type="float">
            <text:p>2,90363636363636</text:p>
          </table:table-cell>
          <table:table-cell table:formula="of:=[.D989]/275" office:value-type="float" office:value="12.0309090909091" calcext:value-type="float">
            <text:p>12,0309090909091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768.5" calcext:value-type="float">
            <text:p>768,5</text:p>
          </table:table-cell>
          <table:table-cell office:value-type="float" office:value="3374.5" calcext:value-type="float">
            <text:p>3374,5</text:p>
          </table:table-cell>
          <table:table-cell office:value-type="float" office:value="39" calcext:value-type="float">
            <text:p>39</text:p>
          </table:table-cell>
          <table:table-cell table:formula="of:=[.E990]*24*60" office:value-type="float" office:value="56160" calcext:value-type="float">
            <text:p>56160</text:p>
          </table:table-cell>
          <table:table-cell table:formula="of:=[.C990]/275" office:value-type="float" office:value="2.79454545454545" calcext:value-type="float">
            <text:p>2,79454545454545</text:p>
          </table:table-cell>
          <table:table-cell table:formula="of:=[.D990]/275" office:value-type="float" office:value="12.2709090909091" calcext:value-type="float">
            <text:p>12,2709090909091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754.5" calcext:value-type="float">
            <text:p>754,5</text:p>
          </table:table-cell>
          <table:table-cell office:value-type="float" office:value="3454.5" calcext:value-type="float">
            <text:p>3454,5</text:p>
          </table:table-cell>
          <table:table-cell office:value-type="float" office:value="39" calcext:value-type="float">
            <text:p>39</text:p>
          </table:table-cell>
          <table:table-cell table:formula="of:=[.E991]*24*60" office:value-type="float" office:value="56160" calcext:value-type="float">
            <text:p>56160</text:p>
          </table:table-cell>
          <table:table-cell table:formula="of:=[.C991]/275" office:value-type="float" office:value="2.74363636363636" calcext:value-type="float">
            <text:p>2,74363636363636</text:p>
          </table:table-cell>
          <table:table-cell table:formula="of:=[.D991]/275" office:value-type="float" office:value="12.5618181818182" calcext:value-type="float">
            <text:p>12,5618181818182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712.5" calcext:value-type="float">
            <text:p>712,5</text:p>
          </table:table-cell>
          <table:table-cell office:value-type="float" office:value="3538.5" calcext:value-type="float">
            <text:p>3538,5</text:p>
          </table:table-cell>
          <table:table-cell office:value-type="float" office:value="39" calcext:value-type="float">
            <text:p>39</text:p>
          </table:table-cell>
          <table:table-cell table:formula="of:=[.E992]*24*60" office:value-type="float" office:value="56160" calcext:value-type="float">
            <text:p>56160</text:p>
          </table:table-cell>
          <table:table-cell table:formula="of:=[.C992]/275" office:value-type="float" office:value="2.59090909090909" calcext:value-type="float">
            <text:p>2,59090909090909</text:p>
          </table:table-cell>
          <table:table-cell table:formula="of:=[.D992]/275" office:value-type="float" office:value="12.8672727272727" calcext:value-type="float">
            <text:p>12,8672727272727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686.5" calcext:value-type="float">
            <text:p>686,5</text:p>
          </table:table-cell>
          <table:table-cell office:value-type="float" office:value="3626.5" calcext:value-type="float">
            <text:p>3626,5</text:p>
          </table:table-cell>
          <table:table-cell office:value-type="float" office:value="39" calcext:value-type="float">
            <text:p>39</text:p>
          </table:table-cell>
          <table:table-cell table:formula="of:=[.E993]*24*60" office:value-type="float" office:value="56160" calcext:value-type="float">
            <text:p>56160</text:p>
          </table:table-cell>
          <table:table-cell table:formula="of:=[.C993]/275" office:value-type="float" office:value="2.49636363636364" calcext:value-type="float">
            <text:p>2,49636363636364</text:p>
          </table:table-cell>
          <table:table-cell table:formula="of:=[.D993]/275" office:value-type="float" office:value="13.1872727272727" calcext:value-type="float">
            <text:p>13,1872727272727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720.5" calcext:value-type="float">
            <text:p>720,5</text:p>
          </table:table-cell>
          <table:table-cell office:value-type="float" office:value="3734.5" calcext:value-type="float">
            <text:p>3734,5</text:p>
          </table:table-cell>
          <table:table-cell office:value-type="float" office:value="39" calcext:value-type="float">
            <text:p>39</text:p>
          </table:table-cell>
          <table:table-cell table:formula="of:=[.E994]*24*60" office:value-type="float" office:value="56160" calcext:value-type="float">
            <text:p>56160</text:p>
          </table:table-cell>
          <table:table-cell table:formula="of:=[.C994]/275" office:value-type="float" office:value="2.62" calcext:value-type="float">
            <text:p>2,62</text:p>
          </table:table-cell>
          <table:table-cell table:formula="of:=[.D994]/275" office:value-type="float" office:value="13.58" calcext:value-type="float">
            <text:p>13,58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688.5" calcext:value-type="float">
            <text:p>688,5</text:p>
          </table:table-cell>
          <table:table-cell office:value-type="float" office:value="3810.5" calcext:value-type="float">
            <text:p>3810,5</text:p>
          </table:table-cell>
          <table:table-cell office:value-type="float" office:value="39" calcext:value-type="float">
            <text:p>39</text:p>
          </table:table-cell>
          <table:table-cell table:formula="of:=[.E995]*24*60" office:value-type="float" office:value="56160" calcext:value-type="float">
            <text:p>56160</text:p>
          </table:table-cell>
          <table:table-cell table:formula="of:=[.C995]/275" office:value-type="float" office:value="2.50363636363636" calcext:value-type="float">
            <text:p>2,50363636363636</text:p>
          </table:table-cell>
          <table:table-cell table:formula="of:=[.D995]/275" office:value-type="float" office:value="13.8563636363636" calcext:value-type="float">
            <text:p>13,8563636363636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668.5" calcext:value-type="float">
            <text:p>668,5</text:p>
          </table:table-cell>
          <table:table-cell office:value-type="float" office:value="3862.5" calcext:value-type="float">
            <text:p>3862,5</text:p>
          </table:table-cell>
          <table:table-cell office:value-type="float" office:value="39" calcext:value-type="float">
            <text:p>39</text:p>
          </table:table-cell>
          <table:table-cell table:formula="of:=[.E996]*24*60" office:value-type="float" office:value="56160" calcext:value-type="float">
            <text:p>56160</text:p>
          </table:table-cell>
          <table:table-cell table:formula="of:=[.C996]/275" office:value-type="float" office:value="2.43090909090909" calcext:value-type="float">
            <text:p>2,43090909090909</text:p>
          </table:table-cell>
          <table:table-cell table:formula="of:=[.D996]/275" office:value-type="float" office:value="14.0454545454545" calcext:value-type="float">
            <text:p>14,0454545454545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1280.5" calcext:value-type="float">
            <text:p>1280,5</text:p>
          </table:table-cell>
          <table:table-cell office:value-type="float" office:value="3850.5" calcext:value-type="float">
            <text:p>3850,5</text:p>
          </table:table-cell>
          <table:table-cell office:value-type="float" office:value="39" calcext:value-type="float">
            <text:p>39</text:p>
          </table:table-cell>
          <table:table-cell table:formula="of:=[.E997]*24*60" office:value-type="float" office:value="56160" calcext:value-type="float">
            <text:p>56160</text:p>
          </table:table-cell>
          <table:table-cell table:formula="of:=[.C997]/275" office:value-type="float" office:value="4.65636363636364" calcext:value-type="float">
            <text:p>4,65636363636364</text:p>
          </table:table-cell>
          <table:table-cell table:formula="of:=[.D997]/275" office:value-type="float" office:value="14.0018181818182" calcext:value-type="float">
            <text:p>14,0018181818182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1272.5" calcext:value-type="float">
            <text:p>1272,5</text:p>
          </table:table-cell>
          <table:table-cell office:value-type="float" office:value="3744.5" calcext:value-type="float">
            <text:p>3744,5</text:p>
          </table:table-cell>
          <table:table-cell office:value-type="float" office:value="39" calcext:value-type="float">
            <text:p>39</text:p>
          </table:table-cell>
          <table:table-cell table:formula="of:=[.E998]*24*60" office:value-type="float" office:value="56160" calcext:value-type="float">
            <text:p>56160</text:p>
          </table:table-cell>
          <table:table-cell table:formula="of:=[.C998]/275" office:value-type="float" office:value="4.62727272727273" calcext:value-type="float">
            <text:p>4,62727272727273</text:p>
          </table:table-cell>
          <table:table-cell table:formula="of:=[.D998]/275" office:value-type="float" office:value="13.6163636363636" calcext:value-type="float">
            <text:p>13,6163636363636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1272.5" calcext:value-type="float">
            <text:p>1272,5</text:p>
          </table:table-cell>
          <table:table-cell office:value-type="float" office:value="3600.5" calcext:value-type="float">
            <text:p>3600,5</text:p>
          </table:table-cell>
          <table:table-cell office:value-type="float" office:value="39" calcext:value-type="float">
            <text:p>39</text:p>
          </table:table-cell>
          <table:table-cell table:formula="of:=[.E999]*24*60" office:value-type="float" office:value="56160" calcext:value-type="float">
            <text:p>56160</text:p>
          </table:table-cell>
          <table:table-cell table:formula="of:=[.C999]/275" office:value-type="float" office:value="4.62727272727273" calcext:value-type="float">
            <text:p>4,62727272727273</text:p>
          </table:table-cell>
          <table:table-cell table:formula="of:=[.D999]/275" office:value-type="float" office:value="13.0927272727273" calcext:value-type="float">
            <text:p>13,0927272727273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1272.5" calcext:value-type="float">
            <text:p>1272,5</text:p>
          </table:table-cell>
          <table:table-cell office:value-type="float" office:value="3470.5" calcext:value-type="float">
            <text:p>3470,5</text:p>
          </table:table-cell>
          <table:table-cell office:value-type="float" office:value="39" calcext:value-type="float">
            <text:p>39</text:p>
          </table:table-cell>
          <table:table-cell table:formula="of:=[.E1000]*24*60" office:value-type="float" office:value="56160" calcext:value-type="float">
            <text:p>56160</text:p>
          </table:table-cell>
          <table:table-cell table:formula="of:=[.C1000]/275" office:value-type="float" office:value="4.62727272727273" calcext:value-type="float">
            <text:p>4,62727272727273</text:p>
          </table:table-cell>
          <table:table-cell table:formula="of:=[.D1000]/275" office:value-type="float" office:value="12.62" calcext:value-type="float">
            <text:p>12,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282.5" calcext:value-type="float">
            <text:p>1282,5</text:p>
          </table:table-cell>
          <table:table-cell office:value-type="float" office:value="3380.5" calcext:value-type="float">
            <text:p>3380,5</text:p>
          </table:table-cell>
          <table:table-cell office:value-type="float" office:value="39" calcext:value-type="float">
            <text:p>39</text:p>
          </table:table-cell>
          <table:table-cell table:formula="of:=[.E1001]*24*60" office:value-type="float" office:value="56160" calcext:value-type="float">
            <text:p>56160</text:p>
          </table:table-cell>
          <table:table-cell table:formula="of:=[.C1001]/275" office:value-type="float" office:value="4.66363636363636" calcext:value-type="float">
            <text:p>4,66363636363636</text:p>
          </table:table-cell>
          <table:table-cell table:formula="of:=[.D1001]/275" office:value-type="float" office:value="12.2927272727273" calcext:value-type="float">
            <text:p>12,2927272727273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296.5" calcext:value-type="float">
            <text:p>1296,5</text:p>
          </table:table-cell>
          <table:table-cell office:value-type="float" office:value="3356.5" calcext:value-type="float">
            <text:p>3356,5</text:p>
          </table:table-cell>
          <table:table-cell office:value-type="float" office:value="39" calcext:value-type="float">
            <text:p>39</text:p>
          </table:table-cell>
          <table:table-cell table:formula="of:=[.E1002]*24*60" office:value-type="float" office:value="56160" calcext:value-type="float">
            <text:p>56160</text:p>
          </table:table-cell>
          <table:table-cell table:formula="of:=[.C1002]/275" office:value-type="float" office:value="4.71454545454546" calcext:value-type="float">
            <text:p>4,71454545454546</text:p>
          </table:table-cell>
          <table:table-cell table:formula="of:=[.D1002]/275" office:value-type="float" office:value="12.2054545454545" calcext:value-type="float">
            <text:p>12,2054545454545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1272.5" calcext:value-type="float">
            <text:p>1272,5</text:p>
          </table:table-cell>
          <table:table-cell office:value-type="float" office:value="3272.5" calcext:value-type="float">
            <text:p>3272,5</text:p>
          </table:table-cell>
          <table:table-cell office:value-type="float" office:value="39" calcext:value-type="float">
            <text:p>39</text:p>
          </table:table-cell>
          <table:table-cell table:formula="of:=[.E1003]*24*60" office:value-type="float" office:value="56160" calcext:value-type="float">
            <text:p>56160</text:p>
          </table:table-cell>
          <table:table-cell table:formula="of:=[.C1003]/275" office:value-type="float" office:value="4.62727272727273" calcext:value-type="float">
            <text:p>4,62727272727273</text:p>
          </table:table-cell>
          <table:table-cell table:formula="of:=[.D1003]/275" office:value-type="float" office:value="11.9" calcext:value-type="float">
            <text:p>11,9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1268.5" calcext:value-type="float">
            <text:p>1268,5</text:p>
          </table:table-cell>
          <table:table-cell office:value-type="float" office:value="3178.5" calcext:value-type="float">
            <text:p>3178,5</text:p>
          </table:table-cell>
          <table:table-cell office:value-type="float" office:value="39" calcext:value-type="float">
            <text:p>39</text:p>
          </table:table-cell>
          <table:table-cell table:formula="of:=[.E1004]*24*60" office:value-type="float" office:value="56160" calcext:value-type="float">
            <text:p>56160</text:p>
          </table:table-cell>
          <table:table-cell table:formula="of:=[.C1004]/275" office:value-type="float" office:value="4.61272727272727" calcext:value-type="float">
            <text:p>4,61272727272727</text:p>
          </table:table-cell>
          <table:table-cell table:formula="of:=[.D1004]/275" office:value-type="float" office:value="11.5581818181818" calcext:value-type="float">
            <text:p>11,5581818181818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float" office:value="1250.5" calcext:value-type="float">
            <text:p>1250,5</text:p>
          </table:table-cell>
          <table:table-cell office:value-type="float" office:value="3110.5" calcext:value-type="float">
            <text:p>3110,5</text:p>
          </table:table-cell>
          <table:table-cell office:value-type="float" office:value="39" calcext:value-type="float">
            <text:p>39</text:p>
          </table:table-cell>
          <table:table-cell table:formula="of:=[.E1005]*24*60" office:value-type="float" office:value="56160" calcext:value-type="float">
            <text:p>56160</text:p>
          </table:table-cell>
          <table:table-cell table:formula="of:=[.C1005]/275" office:value-type="float" office:value="4.54727272727273" calcext:value-type="float">
            <text:p>4,54727272727273</text:p>
          </table:table-cell>
          <table:table-cell table:formula="of:=[.D1005]/275" office:value-type="float" office:value="11.3109090909091" calcext:value-type="float">
            <text:p>11,3109090909091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1244.5" calcext:value-type="float">
            <text:p>1244,5</text:p>
          </table:table-cell>
          <table:table-cell office:value-type="float" office:value="3026.5" calcext:value-type="float">
            <text:p>3026,5</text:p>
          </table:table-cell>
          <table:table-cell office:value-type="float" office:value="39" calcext:value-type="float">
            <text:p>39</text:p>
          </table:table-cell>
          <table:table-cell table:formula="of:=[.E1006]*24*60" office:value-type="float" office:value="56160" calcext:value-type="float">
            <text:p>56160</text:p>
          </table:table-cell>
          <table:table-cell table:formula="of:=[.C1006]/275" office:value-type="float" office:value="4.52545454545455" calcext:value-type="float">
            <text:p>4,52545454545455</text:p>
          </table:table-cell>
          <table:table-cell table:formula="of:=[.D1006]/275" office:value-type="float" office:value="11.0054545454545" calcext:value-type="float">
            <text:p>11,0054545454545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1232.5" calcext:value-type="float">
            <text:p>1232,5</text:p>
          </table:table-cell>
          <table:table-cell office:value-type="float" office:value="2868.5" calcext:value-type="float">
            <text:p>2868,5</text:p>
          </table:table-cell>
          <table:table-cell office:value-type="float" office:value="41" calcext:value-type="float">
            <text:p>41</text:p>
          </table:table-cell>
          <table:table-cell table:formula="of:=[.E1007]*24*60" office:value-type="float" office:value="59040" calcext:value-type="float">
            <text:p>59040</text:p>
          </table:table-cell>
          <table:table-cell table:formula="of:=[.C1007]/275" office:value-type="float" office:value="4.48181818181818" calcext:value-type="float">
            <text:p>4,48181818181818</text:p>
          </table:table-cell>
          <table:table-cell table:formula="of:=[.D1007]/275" office:value-type="float" office:value="10.4309090909091" calcext:value-type="float">
            <text:p>10,4309090909091</text:p>
          </table:table-cell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1224.5" calcext:value-type="float">
            <text:p>1224,5</text:p>
          </table:table-cell>
          <table:table-cell office:value-type="float" office:value="2922.5" calcext:value-type="float">
            <text:p>2922,5</text:p>
          </table:table-cell>
          <table:table-cell office:value-type="float" office:value="41" calcext:value-type="float">
            <text:p>41</text:p>
          </table:table-cell>
          <table:table-cell table:formula="of:=[.E1008]*24*60" office:value-type="float" office:value="59040" calcext:value-type="float">
            <text:p>59040</text:p>
          </table:table-cell>
          <table:table-cell table:formula="of:=[.C1008]/275" office:value-type="float" office:value="4.45272727272727" calcext:value-type="float">
            <text:p>4,45272727272727</text:p>
          </table:table-cell>
          <table:table-cell table:formula="of:=[.D1008]/275" office:value-type="float" office:value="10.6272727272727" calcext:value-type="float">
            <text:p>10,6272727272727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216.5" calcext:value-type="float">
            <text:p>1216,5</text:p>
          </table:table-cell>
          <table:table-cell office:value-type="float" office:value="2990.5" calcext:value-type="float">
            <text:p>2990,5</text:p>
          </table:table-cell>
          <table:table-cell office:value-type="float" office:value="41" calcext:value-type="float">
            <text:p>41</text:p>
          </table:table-cell>
          <table:table-cell table:formula="of:=[.E1009]*24*60" office:value-type="float" office:value="59040" calcext:value-type="float">
            <text:p>59040</text:p>
          </table:table-cell>
          <table:table-cell table:formula="of:=[.C1009]/275" office:value-type="float" office:value="4.42363636363636" calcext:value-type="float">
            <text:p>4,42363636363636</text:p>
          </table:table-cell>
          <table:table-cell table:formula="of:=[.D1009]/275" office:value-type="float" office:value="10.8745454545455" calcext:value-type="float">
            <text:p>10,8745454545455</text:p>
          </table:table-cell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float" office:value="1212.5" calcext:value-type="float">
            <text:p>1212,5</text:p>
          </table:table-cell>
          <table:table-cell office:value-type="float" office:value="3034.5" calcext:value-type="float">
            <text:p>3034,5</text:p>
          </table:table-cell>
          <table:table-cell office:value-type="float" office:value="41" calcext:value-type="float">
            <text:p>41</text:p>
          </table:table-cell>
          <table:table-cell table:formula="of:=[.E1010]*24*60" office:value-type="float" office:value="59040" calcext:value-type="float">
            <text:p>59040</text:p>
          </table:table-cell>
          <table:table-cell table:formula="of:=[.C1010]/275" office:value-type="float" office:value="4.40909090909091" calcext:value-type="float">
            <text:p>4,40909090909091</text:p>
          </table:table-cell>
          <table:table-cell table:formula="of:=[.D1010]/275" office:value-type="float" office:value="11.0345454545455" calcext:value-type="float">
            <text:p>11,0345454545455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1214.5" calcext:value-type="float">
            <text:p>1214,5</text:p>
          </table:table-cell>
          <table:table-cell office:value-type="float" office:value="3138.5" calcext:value-type="float">
            <text:p>3138,5</text:p>
          </table:table-cell>
          <table:table-cell office:value-type="float" office:value="41" calcext:value-type="float">
            <text:p>41</text:p>
          </table:table-cell>
          <table:table-cell table:formula="of:=[.E1011]*24*60" office:value-type="float" office:value="59040" calcext:value-type="float">
            <text:p>59040</text:p>
          </table:table-cell>
          <table:table-cell table:formula="of:=[.C1011]/275" office:value-type="float" office:value="4.41636363636364" calcext:value-type="float">
            <text:p>4,41636363636364</text:p>
          </table:table-cell>
          <table:table-cell table:formula="of:=[.D1011]/275" office:value-type="float" office:value="11.4127272727273" calcext:value-type="float">
            <text:p>11,4127272727273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1210.5" calcext:value-type="float">
            <text:p>1210,5</text:p>
          </table:table-cell>
          <table:table-cell office:value-type="float" office:value="3228.5" calcext:value-type="float">
            <text:p>3228,5</text:p>
          </table:table-cell>
          <table:table-cell office:value-type="float" office:value="41" calcext:value-type="float">
            <text:p>41</text:p>
          </table:table-cell>
          <table:table-cell table:formula="of:=[.E1012]*24*60" office:value-type="float" office:value="59040" calcext:value-type="float">
            <text:p>59040</text:p>
          </table:table-cell>
          <table:table-cell table:formula="of:=[.C1012]/275" office:value-type="float" office:value="4.40181818181818" calcext:value-type="float">
            <text:p>4,40181818181818</text:p>
          </table:table-cell>
          <table:table-cell table:formula="of:=[.D1012]/275" office:value-type="float" office:value="11.74" calcext:value-type="float">
            <text:p>11,74</text:p>
          </table:table-cell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float" office:value="1126.5" calcext:value-type="float">
            <text:p>1126,5</text:p>
          </table:table-cell>
          <table:table-cell office:value-type="float" office:value="3226.5" calcext:value-type="float">
            <text:p>3226,5</text:p>
          </table:table-cell>
          <table:table-cell office:value-type="float" office:value="41" calcext:value-type="float">
            <text:p>41</text:p>
          </table:table-cell>
          <table:table-cell table:formula="of:=[.E1013]*24*60" office:value-type="float" office:value="59040" calcext:value-type="float">
            <text:p>59040</text:p>
          </table:table-cell>
          <table:table-cell table:formula="of:=[.C1013]/275" office:value-type="float" office:value="4.09636363636364" calcext:value-type="float">
            <text:p>4,09636363636364</text:p>
          </table:table-cell>
          <table:table-cell table:formula="of:=[.D1013]/275" office:value-type="float" office:value="11.7327272727273" calcext:value-type="float">
            <text:p>11,7327272727273</text:p>
          </table:table-cell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1094.5" calcext:value-type="float">
            <text:p>1094,5</text:p>
          </table:table-cell>
          <table:table-cell office:value-type="float" office:value="3220.5" calcext:value-type="float">
            <text:p>3220,5</text:p>
          </table:table-cell>
          <table:table-cell office:value-type="float" office:value="41" calcext:value-type="float">
            <text:p>41</text:p>
          </table:table-cell>
          <table:table-cell table:formula="of:=[.E1014]*24*60" office:value-type="float" office:value="59040" calcext:value-type="float">
            <text:p>59040</text:p>
          </table:table-cell>
          <table:table-cell table:formula="of:=[.C1014]/275" office:value-type="float" office:value="3.98" calcext:value-type="float">
            <text:p>3,98</text:p>
          </table:table-cell>
          <table:table-cell table:formula="of:=[.D1014]/275" office:value-type="float" office:value="11.7109090909091" calcext:value-type="float">
            <text:p>11,7109090909091</text:p>
          </table:table-cell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1032.5" calcext:value-type="float">
            <text:p>1032,5</text:p>
          </table:table-cell>
          <table:table-cell office:value-type="float" office:value="3270.5" calcext:value-type="float">
            <text:p>3270,5</text:p>
          </table:table-cell>
          <table:table-cell office:value-type="float" office:value="41" calcext:value-type="float">
            <text:p>41</text:p>
          </table:table-cell>
          <table:table-cell table:formula="of:=[.E1015]*24*60" office:value-type="float" office:value="59040" calcext:value-type="float">
            <text:p>59040</text:p>
          </table:table-cell>
          <table:table-cell table:formula="of:=[.C1015]/275" office:value-type="float" office:value="3.75454545454545" calcext:value-type="float">
            <text:p>3,75454545454545</text:p>
          </table:table-cell>
          <table:table-cell table:formula="of:=[.D1015]/275" office:value-type="float" office:value="11.8927272727273" calcext:value-type="float">
            <text:p>11,8927272727273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972.5" calcext:value-type="float">
            <text:p>972,5</text:p>
          </table:table-cell>
          <table:table-cell office:value-type="float" office:value="3310.5" calcext:value-type="float">
            <text:p>3310,5</text:p>
          </table:table-cell>
          <table:table-cell office:value-type="float" office:value="41" calcext:value-type="float">
            <text:p>41</text:p>
          </table:table-cell>
          <table:table-cell table:formula="of:=[.E1016]*24*60" office:value-type="float" office:value="59040" calcext:value-type="float">
            <text:p>59040</text:p>
          </table:table-cell>
          <table:table-cell table:formula="of:=[.C1016]/275" office:value-type="float" office:value="3.53636363636364" calcext:value-type="float">
            <text:p>3,53636363636364</text:p>
          </table:table-cell>
          <table:table-cell table:formula="of:=[.D1016]/275" office:value-type="float" office:value="12.0381818181818" calcext:value-type="float">
            <text:p>12,0381818181818</text:p>
          </table:table-cell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954.5" calcext:value-type="float">
            <text:p>954,5</text:p>
          </table:table-cell>
          <table:table-cell office:value-type="float" office:value="3274.5" calcext:value-type="float">
            <text:p>3274,5</text:p>
          </table:table-cell>
          <table:table-cell office:value-type="float" office:value="41" calcext:value-type="float">
            <text:p>41</text:p>
          </table:table-cell>
          <table:table-cell table:formula="of:=[.E1017]*24*60" office:value-type="float" office:value="59040" calcext:value-type="float">
            <text:p>59040</text:p>
          </table:table-cell>
          <table:table-cell table:formula="of:=[.C1017]/275" office:value-type="float" office:value="3.47090909090909" calcext:value-type="float">
            <text:p>3,47090909090909</text:p>
          </table:table-cell>
          <table:table-cell table:formula="of:=[.D1017]/275" office:value-type="float" office:value="11.9072727272727" calcext:value-type="float">
            <text:p>11,9072727272727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float" office:value="916.5" calcext:value-type="float">
            <text:p>916,5</text:p>
          </table:table-cell>
          <table:table-cell office:value-type="float" office:value="3332.5" calcext:value-type="float">
            <text:p>3332,5</text:p>
          </table:table-cell>
          <table:table-cell office:value-type="float" office:value="41" calcext:value-type="float">
            <text:p>41</text:p>
          </table:table-cell>
          <table:table-cell table:formula="of:=[.E1018]*24*60" office:value-type="float" office:value="59040" calcext:value-type="float">
            <text:p>59040</text:p>
          </table:table-cell>
          <table:table-cell table:formula="of:=[.C1018]/275" office:value-type="float" office:value="3.33272727272727" calcext:value-type="float">
            <text:p>3,33272727272727</text:p>
          </table:table-cell>
          <table:table-cell table:formula="of:=[.D1018]/275" office:value-type="float" office:value="12.1181818181818" calcext:value-type="float">
            <text:p>12,1181818181818</text:p>
          </table:table-cell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office:value-type="float" office:value="858.5" calcext:value-type="float">
            <text:p>858,5</text:p>
          </table:table-cell>
          <table:table-cell office:value-type="float" office:value="3330.5" calcext:value-type="float">
            <text:p>3330,5</text:p>
          </table:table-cell>
          <table:table-cell office:value-type="float" office:value="41" calcext:value-type="float">
            <text:p>41</text:p>
          </table:table-cell>
          <table:table-cell table:formula="of:=[.E1019]*24*60" office:value-type="float" office:value="59040" calcext:value-type="float">
            <text:p>59040</text:p>
          </table:table-cell>
          <table:table-cell table:formula="of:=[.C1019]/275" office:value-type="float" office:value="3.12181818181818" calcext:value-type="float">
            <text:p>3,12181818181818</text:p>
          </table:table-cell>
          <table:table-cell table:formula="of:=[.D1019]/275" office:value-type="float" office:value="12.1109090909091" calcext:value-type="float">
            <text:p>12,1109090909091</text:p>
          </table:table-cell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office:value-type="float" office:value="852.5" calcext:value-type="float">
            <text:p>852,5</text:p>
          </table:table-cell>
          <table:table-cell office:value-type="float" office:value="3226.5" calcext:value-type="float">
            <text:p>3226,5</text:p>
          </table:table-cell>
          <table:table-cell office:value-type="float" office:value="41" calcext:value-type="float">
            <text:p>41</text:p>
          </table:table-cell>
          <table:table-cell table:formula="of:=[.E1020]*24*60" office:value-type="float" office:value="59040" calcext:value-type="float">
            <text:p>59040</text:p>
          </table:table-cell>
          <table:table-cell table:formula="of:=[.C1020]/275" office:value-type="float" office:value="3.1" calcext:value-type="float">
            <text:p>3,1</text:p>
          </table:table-cell>
          <table:table-cell table:formula="of:=[.D1020]/275" office:value-type="float" office:value="11.7327272727273" calcext:value-type="float">
            <text:p>11,7327272727273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802.5" calcext:value-type="float">
            <text:p>802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41" calcext:value-type="float">
            <text:p>41</text:p>
          </table:table-cell>
          <table:table-cell table:formula="of:=[.E1021]*24*60" office:value-type="float" office:value="59040" calcext:value-type="float">
            <text:p>59040</text:p>
          </table:table-cell>
          <table:table-cell table:formula="of:=[.C1021]/275" office:value-type="float" office:value="2.91818181818182" calcext:value-type="float">
            <text:p>2,91818181818182</text:p>
          </table:table-cell>
          <table:table-cell table:formula="of:=[.D1021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float" office:value="778.5" calcext:value-type="float">
            <text:p>778,5</text:p>
          </table:table-cell>
          <table:table-cell office:value-type="float" office:value="3352.5" calcext:value-type="float">
            <text:p>3352,5</text:p>
          </table:table-cell>
          <table:table-cell office:value-type="float" office:value="41" calcext:value-type="float">
            <text:p>41</text:p>
          </table:table-cell>
          <table:table-cell table:formula="of:=[.E1022]*24*60" office:value-type="float" office:value="59040" calcext:value-type="float">
            <text:p>59040</text:p>
          </table:table-cell>
          <table:table-cell table:formula="of:=[.C1022]/275" office:value-type="float" office:value="2.83090909090909" calcext:value-type="float">
            <text:p>2,83090909090909</text:p>
          </table:table-cell>
          <table:table-cell table:formula="of:=[.D1022]/275" office:value-type="float" office:value="12.1909090909091" calcext:value-type="float">
            <text:p>12,1909090909091</text:p>
          </table:table-cell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office:value-type="float" office:value="752.5" calcext:value-type="float">
            <text:p>752,5</text:p>
          </table:table-cell>
          <table:table-cell office:value-type="float" office:value="3416.5" calcext:value-type="float">
            <text:p>3416,5</text:p>
          </table:table-cell>
          <table:table-cell office:value-type="float" office:value="41" calcext:value-type="float">
            <text:p>41</text:p>
          </table:table-cell>
          <table:table-cell table:formula="of:=[.E1023]*24*60" office:value-type="float" office:value="59040" calcext:value-type="float">
            <text:p>59040</text:p>
          </table:table-cell>
          <table:table-cell table:formula="of:=[.C1023]/275" office:value-type="float" office:value="2.73636363636364" calcext:value-type="float">
            <text:p>2,73636363636364</text:p>
          </table:table-cell>
          <table:table-cell table:formula="of:=[.D1023]/275" office:value-type="float" office:value="12.4236363636364" calcext:value-type="float">
            <text:p>12,4236363636364</text:p>
          </table:table-cell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724.5" calcext:value-type="float">
            <text:p>724,5</text:p>
          </table:table-cell>
          <table:table-cell office:value-type="float" office:value="3484.5" calcext:value-type="float">
            <text:p>3484,5</text:p>
          </table:table-cell>
          <table:table-cell office:value-type="float" office:value="41" calcext:value-type="float">
            <text:p>41</text:p>
          </table:table-cell>
          <table:table-cell table:formula="of:=[.E1024]*24*60" office:value-type="float" office:value="59040" calcext:value-type="float">
            <text:p>59040</text:p>
          </table:table-cell>
          <table:table-cell table:formula="of:=[.C1024]/275" office:value-type="float" office:value="2.63454545454545" calcext:value-type="float">
            <text:p>2,63454545454545</text:p>
          </table:table-cell>
          <table:table-cell table:formula="of:=[.D1024]/275" office:value-type="float" office:value="12.6709090909091" calcext:value-type="float">
            <text:p>12,6709090909091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680.5" calcext:value-type="float">
            <text:p>680,5</text:p>
          </table:table-cell>
          <table:table-cell office:value-type="float" office:value="3556.5" calcext:value-type="float">
            <text:p>3556,5</text:p>
          </table:table-cell>
          <table:table-cell office:value-type="float" office:value="41" calcext:value-type="float">
            <text:p>41</text:p>
          </table:table-cell>
          <table:table-cell table:formula="of:=[.E1025]*24*60" office:value-type="float" office:value="59040" calcext:value-type="float">
            <text:p>59040</text:p>
          </table:table-cell>
          <table:table-cell table:formula="of:=[.C1025]/275" office:value-type="float" office:value="2.47454545454545" calcext:value-type="float">
            <text:p>2,47454545454545</text:p>
          </table:table-cell>
          <table:table-cell table:formula="of:=[.D1025]/275" office:value-type="float" office:value="12.9327272727273" calcext:value-type="float">
            <text:p>12,9327272727273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796.5" calcext:value-type="float">
            <text:p>796,5</text:p>
          </table:table-cell>
          <table:table-cell office:value-type="float" office:value="3300.5" calcext:value-type="float">
            <text:p>3300,5</text:p>
          </table:table-cell>
          <table:table-cell office:value-type="float" office:value="41" calcext:value-type="float">
            <text:p>41</text:p>
          </table:table-cell>
          <table:table-cell table:formula="of:=[.E1026]*24*60" office:value-type="float" office:value="59040" calcext:value-type="float">
            <text:p>59040</text:p>
          </table:table-cell>
          <table:table-cell table:formula="of:=[.C1026]/275" office:value-type="float" office:value="2.89636363636364" calcext:value-type="float">
            <text:p>2,89636363636364</text:p>
          </table:table-cell>
          <table:table-cell table:formula="of:=[.D1026]/275" office:value-type="float" office:value="12.0018181818182" calcext:value-type="float">
            <text:p>12,0018181818182</text:p>
          </table:table-cell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float" office:value="688.5" calcext:value-type="float">
            <text:p>688,5</text:p>
          </table:table-cell>
          <table:table-cell office:value-type="float" office:value="3636.5" calcext:value-type="float">
            <text:p>3636,5</text:p>
          </table:table-cell>
          <table:table-cell office:value-type="float" office:value="41" calcext:value-type="float">
            <text:p>41</text:p>
          </table:table-cell>
          <table:table-cell table:formula="of:=[.E1027]*24*60" office:value-type="float" office:value="59040" calcext:value-type="float">
            <text:p>59040</text:p>
          </table:table-cell>
          <table:table-cell table:formula="of:=[.C1027]/275" office:value-type="float" office:value="2.50363636363636" calcext:value-type="float">
            <text:p>2,50363636363636</text:p>
          </table:table-cell>
          <table:table-cell table:formula="of:=[.D1027]/275" office:value-type="float" office:value="13.2236363636364" calcext:value-type="float">
            <text:p>13,2236363636364</text:p>
          </table:table-cell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float" office:value="692.5" calcext:value-type="float">
            <text:p>692,5</text:p>
          </table:table-cell>
          <table:table-cell office:value-type="float" office:value="3692.5" calcext:value-type="float">
            <text:p>3692,5</text:p>
          </table:table-cell>
          <table:table-cell office:value-type="float" office:value="41" calcext:value-type="float">
            <text:p>41</text:p>
          </table:table-cell>
          <table:table-cell table:formula="of:=[.E1028]*24*60" office:value-type="float" office:value="59040" calcext:value-type="float">
            <text:p>59040</text:p>
          </table:table-cell>
          <table:table-cell table:formula="of:=[.C1028]/275" office:value-type="float" office:value="2.51818181818182" calcext:value-type="float">
            <text:p>2,51818181818182</text:p>
          </table:table-cell>
          <table:table-cell table:formula="of:=[.D1028]/275" office:value-type="float" office:value="13.4272727272727" calcext:value-type="float">
            <text:p>13,4272727272727</text:p>
          </table:table-cell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office:value-type="float" office:value="712.5" calcext:value-type="float">
            <text:p>712,5</text:p>
          </table:table-cell>
          <table:table-cell office:value-type="float" office:value="3728.5" calcext:value-type="float">
            <text:p>3728,5</text:p>
          </table:table-cell>
          <table:table-cell office:value-type="float" office:value="41" calcext:value-type="float">
            <text:p>41</text:p>
          </table:table-cell>
          <table:table-cell table:formula="of:=[.E1029]*24*60" office:value-type="float" office:value="59040" calcext:value-type="float">
            <text:p>59040</text:p>
          </table:table-cell>
          <table:table-cell table:formula="of:=[.C1029]/275" office:value-type="float" office:value="2.59090909090909" calcext:value-type="float">
            <text:p>2,59090909090909</text:p>
          </table:table-cell>
          <table:table-cell table:formula="of:=[.D1029]/275" office:value-type="float" office:value="13.5581818181818" calcext:value-type="float">
            <text:p>13,5581818181818</text:p>
          </table:table-cell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office:value-type="float" office:value="676.5" calcext:value-type="float">
            <text:p>676,5</text:p>
          </table:table-cell>
          <table:table-cell office:value-type="float" office:value="3794.5" calcext:value-type="float">
            <text:p>3794,5</text:p>
          </table:table-cell>
          <table:table-cell office:value-type="float" office:value="41" calcext:value-type="float">
            <text:p>41</text:p>
          </table:table-cell>
          <table:table-cell table:formula="of:=[.E1030]*24*60" office:value-type="float" office:value="59040" calcext:value-type="float">
            <text:p>59040</text:p>
          </table:table-cell>
          <table:table-cell table:formula="of:=[.C1030]/275" office:value-type="float" office:value="2.46" calcext:value-type="float">
            <text:p>2,46</text:p>
          </table:table-cell>
          <table:table-cell table:formula="of:=[.D1030]/275" office:value-type="float" office:value="13.7981818181818" calcext:value-type="float">
            <text:p>13,7981818181818</text:p>
          </table:table-cell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666.5" calcext:value-type="float">
            <text:p>666,5</text:p>
          </table:table-cell>
          <table:table-cell office:value-type="float" office:value="3854.5" calcext:value-type="float">
            <text:p>3854,5</text:p>
          </table:table-cell>
          <table:table-cell office:value-type="float" office:value="41" calcext:value-type="float">
            <text:p>41</text:p>
          </table:table-cell>
          <table:table-cell table:formula="of:=[.E1031]*24*60" office:value-type="float" office:value="59040" calcext:value-type="float">
            <text:p>59040</text:p>
          </table:table-cell>
          <table:table-cell table:formula="of:=[.C1031]/275" office:value-type="float" office:value="2.42363636363636" calcext:value-type="float">
            <text:p>2,42363636363636</text:p>
          </table:table-cell>
          <table:table-cell table:formula="of:=[.D1031]/275" office:value-type="float" office:value="14.0163636363636" calcext:value-type="float">
            <text:p>14,0163636363636</text:p>
          </table:table-cell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office:value-type="float" office:value="1282.5" calcext:value-type="float">
            <text:p>1282,5</text:p>
          </table:table-cell>
          <table:table-cell office:value-type="float" office:value="3842.5" calcext:value-type="float">
            <text:p>3842,5</text:p>
          </table:table-cell>
          <table:table-cell office:value-type="float" office:value="41" calcext:value-type="float">
            <text:p>41</text:p>
          </table:table-cell>
          <table:table-cell table:formula="of:=[.E1032]*24*60" office:value-type="float" office:value="59040" calcext:value-type="float">
            <text:p>59040</text:p>
          </table:table-cell>
          <table:table-cell table:formula="of:=[.C1032]/275" office:value-type="float" office:value="4.66363636363636" calcext:value-type="float">
            <text:p>4,66363636363636</text:p>
          </table:table-cell>
          <table:table-cell table:formula="of:=[.D1032]/275" office:value-type="float" office:value="13.9727272727273" calcext:value-type="float">
            <text:p>13,9727272727273</text:p>
          </table:table-cell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office:value-type="float" office:value="1260.5" calcext:value-type="float">
            <text:p>1260,5</text:p>
          </table:table-cell>
          <table:table-cell office:value-type="float" office:value="3758.5" calcext:value-type="float">
            <text:p>3758,5</text:p>
          </table:table-cell>
          <table:table-cell office:value-type="float" office:value="41" calcext:value-type="float">
            <text:p>41</text:p>
          </table:table-cell>
          <table:table-cell table:formula="of:=[.E1033]*24*60" office:value-type="float" office:value="59040" calcext:value-type="float">
            <text:p>59040</text:p>
          </table:table-cell>
          <table:table-cell table:formula="of:=[.C1033]/275" office:value-type="float" office:value="4.58363636363636" calcext:value-type="float">
            <text:p>4,58363636363636</text:p>
          </table:table-cell>
          <table:table-cell table:formula="of:=[.D1033]/275" office:value-type="float" office:value="13.6672727272727" calcext:value-type="float">
            <text:p>13,6672727272727</text:p>
          </table:table-cell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office:value-type="float" office:value="1278.5" calcext:value-type="float">
            <text:p>1278,5</text:p>
          </table:table-cell>
          <table:table-cell office:value-type="float" office:value="3642.5" calcext:value-type="float">
            <text:p>3642,5</text:p>
          </table:table-cell>
          <table:table-cell office:value-type="float" office:value="41" calcext:value-type="float">
            <text:p>41</text:p>
          </table:table-cell>
          <table:table-cell table:formula="of:=[.E1034]*24*60" office:value-type="float" office:value="59040" calcext:value-type="float">
            <text:p>59040</text:p>
          </table:table-cell>
          <table:table-cell table:formula="of:=[.C1034]/275" office:value-type="float" office:value="4.64909090909091" calcext:value-type="float">
            <text:p>4,64909090909091</text:p>
          </table:table-cell>
          <table:table-cell table:formula="of:=[.D1034]/275" office:value-type="float" office:value="13.2454545454545" calcext:value-type="float">
            <text:p>13,2454545454545</text:p>
          </table:table-cell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float" office:value="1270.5" calcext:value-type="float">
            <text:p>1270,5</text:p>
          </table:table-cell>
          <table:table-cell office:value-type="float" office:value="3546.5" calcext:value-type="float">
            <text:p>3546,5</text:p>
          </table:table-cell>
          <table:table-cell office:value-type="float" office:value="41" calcext:value-type="float">
            <text:p>41</text:p>
          </table:table-cell>
          <table:table-cell table:formula="of:=[.E1035]*24*60" office:value-type="float" office:value="59040" calcext:value-type="float">
            <text:p>59040</text:p>
          </table:table-cell>
          <table:table-cell table:formula="of:=[.C1035]/275" office:value-type="float" office:value="4.62" calcext:value-type="float">
            <text:p>4,62</text:p>
          </table:table-cell>
          <table:table-cell table:formula="of:=[.D1035]/275" office:value-type="float" office:value="12.8963636363636" calcext:value-type="float">
            <text:p>12,8963636363636</text:p>
          </table:table-cell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office:value-type="float" office:value="1268.5" calcext:value-type="float">
            <text:p>1268,5</text:p>
          </table:table-cell>
          <table:table-cell office:value-type="float" office:value="3414.5" calcext:value-type="float">
            <text:p>3414,5</text:p>
          </table:table-cell>
          <table:table-cell office:value-type="float" office:value="41" calcext:value-type="float">
            <text:p>41</text:p>
          </table:table-cell>
          <table:table-cell table:formula="of:=[.E1036]*24*60" office:value-type="float" office:value="59040" calcext:value-type="float">
            <text:p>59040</text:p>
          </table:table-cell>
          <table:table-cell table:formula="of:=[.C1036]/275" office:value-type="float" office:value="4.61272727272727" calcext:value-type="float">
            <text:p>4,61272727272727</text:p>
          </table:table-cell>
          <table:table-cell table:formula="of:=[.D1036]/275" office:value-type="float" office:value="12.4163636363636" calcext:value-type="float">
            <text:p>12,4163636363636</text:p>
          </table:table-cell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office:value-type="float" office:value="1294.5" calcext:value-type="float">
            <text:p>1294,5</text:p>
          </table:table-cell>
          <table:table-cell office:value-type="float" office:value="3346.5" calcext:value-type="float">
            <text:p>3346,5</text:p>
          </table:table-cell>
          <table:table-cell office:value-type="float" office:value="41" calcext:value-type="float">
            <text:p>41</text:p>
          </table:table-cell>
          <table:table-cell table:formula="of:=[.E1037]*24*60" office:value-type="float" office:value="59040" calcext:value-type="float">
            <text:p>59040</text:p>
          </table:table-cell>
          <table:table-cell table:formula="of:=[.C1037]/275" office:value-type="float" office:value="4.70727272727273" calcext:value-type="float">
            <text:p>4,70727272727273</text:p>
          </table:table-cell>
          <table:table-cell table:formula="of:=[.D1037]/275" office:value-type="float" office:value="12.1690909090909" calcext:value-type="float">
            <text:p>12,1690909090909</text:p>
          </table:table-cell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office:value-type="float" office:value="1274.5" calcext:value-type="float">
            <text:p>1274,5</text:p>
          </table:table-cell>
          <table:table-cell office:value-type="float" office:value="3230.5" calcext:value-type="float">
            <text:p>3230,5</text:p>
          </table:table-cell>
          <table:table-cell office:value-type="float" office:value="41" calcext:value-type="float">
            <text:p>41</text:p>
          </table:table-cell>
          <table:table-cell table:formula="of:=[.E1038]*24*60" office:value-type="float" office:value="59040" calcext:value-type="float">
            <text:p>59040</text:p>
          </table:table-cell>
          <table:table-cell table:formula="of:=[.C1038]/275" office:value-type="float" office:value="4.63454545454546" calcext:value-type="float">
            <text:p>4,63454545454546</text:p>
          </table:table-cell>
          <table:table-cell table:formula="of:=[.D1038]/275" office:value-type="float" office:value="11.7472727272727" calcext:value-type="float">
            <text:p>11,7472727272727</text:p>
          </table:table-cell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1262.5" calcext:value-type="float">
            <text:p>1262,5</text:p>
          </table:table-cell>
          <table:table-cell office:value-type="float" office:value="3170.5" calcext:value-type="float">
            <text:p>3170,5</text:p>
          </table:table-cell>
          <table:table-cell office:value-type="float" office:value="41" calcext:value-type="float">
            <text:p>41</text:p>
          </table:table-cell>
          <table:table-cell table:formula="of:=[.E1039]*24*60" office:value-type="float" office:value="59040" calcext:value-type="float">
            <text:p>59040</text:p>
          </table:table-cell>
          <table:table-cell table:formula="of:=[.C1039]/275" office:value-type="float" office:value="4.59090909090909" calcext:value-type="float">
            <text:p>4,59090909090909</text:p>
          </table:table-cell>
          <table:table-cell table:formula="of:=[.D1039]/275" office:value-type="float" office:value="11.5290909090909" calcext:value-type="float">
            <text:p>11,5290909090909</text:p>
          </table:table-cell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office:value-type="float" office:value="1230.5" calcext:value-type="float">
            <text:p>1230,5</text:p>
          </table:table-cell>
          <table:table-cell office:value-type="float" office:value="2878.5" calcext:value-type="float">
            <text:p>2878,5</text:p>
          </table:table-cell>
          <table:table-cell office:value-type="float" office:value="44" calcext:value-type="float">
            <text:p>44</text:p>
          </table:table-cell>
          <table:table-cell table:formula="of:=[.E1040]*24*60" office:value-type="float" office:value="63360" calcext:value-type="float">
            <text:p>63360</text:p>
          </table:table-cell>
          <table:table-cell table:formula="of:=[.C1040]/275" office:value-type="float" office:value="4.47454545454546" calcext:value-type="float">
            <text:p>4,47454545454546</text:p>
          </table:table-cell>
          <table:table-cell table:formula="of:=[.D1040]/275" office:value-type="float" office:value="10.4672727272727" calcext:value-type="float">
            <text:p>10,4672727272727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238.5" calcext:value-type="float">
            <text:p>1238,5</text:p>
          </table:table-cell>
          <table:table-cell office:value-type="float" office:value="2974.5" calcext:value-type="float">
            <text:p>2974,5</text:p>
          </table:table-cell>
          <table:table-cell office:value-type="float" office:value="44" calcext:value-type="float">
            <text:p>44</text:p>
          </table:table-cell>
          <table:table-cell table:formula="of:=[.E1041]*24*60" office:value-type="float" office:value="63360" calcext:value-type="float">
            <text:p>63360</text:p>
          </table:table-cell>
          <table:table-cell table:formula="of:=[.C1041]/275" office:value-type="float" office:value="4.50363636363636" calcext:value-type="float">
            <text:p>4,50363636363636</text:p>
          </table:table-cell>
          <table:table-cell table:formula="of:=[.D1041]/275" office:value-type="float" office:value="10.8163636363636" calcext:value-type="float">
            <text:p>10,8163636363636</text:p>
          </table:table-cell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office:value-type="float" office:value="1250.5" calcext:value-type="float">
            <text:p>1250,5</text:p>
          </table:table-cell>
          <table:table-cell office:value-type="float" office:value="3100.5" calcext:value-type="float">
            <text:p>3100,5</text:p>
          </table:table-cell>
          <table:table-cell office:value-type="float" office:value="44" calcext:value-type="float">
            <text:p>44</text:p>
          </table:table-cell>
          <table:table-cell table:formula="of:=[.E1042]*24*60" office:value-type="float" office:value="63360" calcext:value-type="float">
            <text:p>63360</text:p>
          </table:table-cell>
          <table:table-cell table:formula="of:=[.C1042]/275" office:value-type="float" office:value="4.54727272727273" calcext:value-type="float">
            <text:p>4,54727272727273</text:p>
          </table:table-cell>
          <table:table-cell table:formula="of:=[.D1042]/275" office:value-type="float" office:value="11.2745454545455" calcext:value-type="float">
            <text:p>11,2745454545455</text:p>
          </table:table-cell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float" office:value="1276.5" calcext:value-type="float">
            <text:p>1276,5</text:p>
          </table:table-cell>
          <table:table-cell office:value-type="float" office:value="3224.5" calcext:value-type="float">
            <text:p>3224,5</text:p>
          </table:table-cell>
          <table:table-cell office:value-type="float" office:value="44" calcext:value-type="float">
            <text:p>44</text:p>
          </table:table-cell>
          <table:table-cell table:formula="of:=[.E1043]*24*60" office:value-type="float" office:value="63360" calcext:value-type="float">
            <text:p>63360</text:p>
          </table:table-cell>
          <table:table-cell table:formula="of:=[.C1043]/275" office:value-type="float" office:value="4.64181818181818" calcext:value-type="float">
            <text:p>4,64181818181818</text:p>
          </table:table-cell>
          <table:table-cell table:formula="of:=[.D1043]/275" office:value-type="float" office:value="11.7254545454545" calcext:value-type="float">
            <text:p>11,7254545454545</text:p>
          </table:table-cell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float" office:value="1296.5" calcext:value-type="float">
            <text:p>1296,5</text:p>
          </table:table-cell>
          <table:table-cell office:value-type="float" office:value="3340.5" calcext:value-type="float">
            <text:p>3340,5</text:p>
          </table:table-cell>
          <table:table-cell office:value-type="float" office:value="44" calcext:value-type="float">
            <text:p>44</text:p>
          </table:table-cell>
          <table:table-cell table:formula="of:=[.E1044]*24*60" office:value-type="float" office:value="63360" calcext:value-type="float">
            <text:p>63360</text:p>
          </table:table-cell>
          <table:table-cell table:formula="of:=[.C1044]/275" office:value-type="float" office:value="4.71454545454546" calcext:value-type="float">
            <text:p>4,71454545454546</text:p>
          </table:table-cell>
          <table:table-cell table:formula="of:=[.D1044]/275" office:value-type="float" office:value="12.1472727272727" calcext:value-type="float">
            <text:p>12,1472727272727</text:p>
          </table:table-cell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1278.5" calcext:value-type="float">
            <text:p>1278,5</text:p>
          </table:table-cell>
          <table:table-cell office:value-type="float" office:value="3478.5" calcext:value-type="float">
            <text:p>3478,5</text:p>
          </table:table-cell>
          <table:table-cell office:value-type="float" office:value="44" calcext:value-type="float">
            <text:p>44</text:p>
          </table:table-cell>
          <table:table-cell table:formula="of:=[.E1045]*24*60" office:value-type="float" office:value="63360" calcext:value-type="float">
            <text:p>63360</text:p>
          </table:table-cell>
          <table:table-cell table:formula="of:=[.C1045]/275" office:value-type="float" office:value="4.64909090909091" calcext:value-type="float">
            <text:p>4,64909090909091</text:p>
          </table:table-cell>
          <table:table-cell table:formula="of:=[.D1045]/275" office:value-type="float" office:value="12.6490909090909" calcext:value-type="float">
            <text:p>12,6490909090909</text:p>
          </table:table-cell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office:value-type="float" office:value="1276.5" calcext:value-type="float">
            <text:p>1276,5</text:p>
          </table:table-cell>
          <table:table-cell office:value-type="float" office:value="3618.5" calcext:value-type="float">
            <text:p>3618,5</text:p>
          </table:table-cell>
          <table:table-cell office:value-type="float" office:value="44" calcext:value-type="float">
            <text:p>44</text:p>
          </table:table-cell>
          <table:table-cell table:formula="of:=[.E1046]*24*60" office:value-type="float" office:value="63360" calcext:value-type="float">
            <text:p>63360</text:p>
          </table:table-cell>
          <table:table-cell table:formula="of:=[.C1046]/275" office:value-type="float" office:value="4.64181818181818" calcext:value-type="float">
            <text:p>4,64181818181818</text:p>
          </table:table-cell>
          <table:table-cell table:formula="of:=[.D1046]/275" office:value-type="float" office:value="13.1581818181818" calcext:value-type="float">
            <text:p>13,1581818181818</text:p>
          </table:table-cell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office:value-type="float" office:value="1270.5" calcext:value-type="float">
            <text:p>1270,5</text:p>
          </table:table-cell>
          <table:table-cell office:value-type="float" office:value="3746.5" calcext:value-type="float">
            <text:p>3746,5</text:p>
          </table:table-cell>
          <table:table-cell office:value-type="float" office:value="44" calcext:value-type="float">
            <text:p>44</text:p>
          </table:table-cell>
          <table:table-cell table:formula="of:=[.E1047]*24*60" office:value-type="float" office:value="63360" calcext:value-type="float">
            <text:p>63360</text:p>
          </table:table-cell>
          <table:table-cell table:formula="of:=[.C1047]/275" office:value-type="float" office:value="4.62" calcext:value-type="float">
            <text:p>4,62</text:p>
          </table:table-cell>
          <table:table-cell table:formula="of:=[.D1047]/275" office:value-type="float" office:value="13.6236363636364" calcext:value-type="float">
            <text:p>13,6236363636364</text:p>
          </table:table-cell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office:value-type="float" office:value="1282.5" calcext:value-type="float">
            <text:p>1282,5</text:p>
          </table:table-cell>
          <table:table-cell office:value-type="float" office:value="3824.5" calcext:value-type="float">
            <text:p>3824,5</text:p>
          </table:table-cell>
          <table:table-cell office:value-type="float" office:value="44" calcext:value-type="float">
            <text:p>44</text:p>
          </table:table-cell>
          <table:table-cell table:formula="of:=[.E1048]*24*60" office:value-type="float" office:value="63360" calcext:value-type="float">
            <text:p>63360</text:p>
          </table:table-cell>
          <table:table-cell table:formula="of:=[.C1048]/275" office:value-type="float" office:value="4.66363636363636" calcext:value-type="float">
            <text:p>4,66363636363636</text:p>
          </table:table-cell>
          <table:table-cell table:formula="of:=[.D1048]/275" office:value-type="float" office:value="13.9072727272727" calcext:value-type="float">
            <text:p>13,9072727272727</text:p>
          </table:table-cell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office:value-type="float" office:value="1212.5" calcext:value-type="float">
            <text:p>1212,5</text:p>
          </table:table-cell>
          <table:table-cell office:value-type="float" office:value="2986.5" calcext:value-type="float">
            <text:p>2986,5</text:p>
          </table:table-cell>
          <table:table-cell office:value-type="float" office:value="44" calcext:value-type="float">
            <text:p>44</text:p>
          </table:table-cell>
          <table:table-cell table:formula="of:=[.E1049]*24*60" office:value-type="float" office:value="63360" calcext:value-type="float">
            <text:p>63360</text:p>
          </table:table-cell>
          <table:table-cell table:formula="of:=[.C1049]/275" office:value-type="float" office:value="4.40909090909091" calcext:value-type="float">
            <text:p>4,40909090909091</text:p>
          </table:table-cell>
          <table:table-cell table:formula="of:=[.D1049]/275" office:value-type="float" office:value="10.86" calcext:value-type="float">
            <text:p>10,86</text:p>
          </table:table-cell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1160.5" calcext:value-type="float">
            <text:p>1160,5</text:p>
          </table:table-cell>
          <table:table-cell office:value-type="float" office:value="3212.5" calcext:value-type="float">
            <text:p>3212,5</text:p>
          </table:table-cell>
          <table:table-cell office:value-type="float" office:value="44" calcext:value-type="float">
            <text:p>44</text:p>
          </table:table-cell>
          <table:table-cell table:formula="of:=[.E1050]*24*60" office:value-type="float" office:value="63360" calcext:value-type="float">
            <text:p>63360</text:p>
          </table:table-cell>
          <table:table-cell table:formula="of:=[.C1050]/275" office:value-type="float" office:value="4.22" calcext:value-type="float">
            <text:p>4,22</text:p>
          </table:table-cell>
          <table:table-cell table:formula="of:=[.D1050]/275" office:value-type="float" office:value="11.6818181818182" calcext:value-type="float">
            <text:p>11,6818181818182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1092.5" calcext:value-type="float">
            <text:p>1092,5</text:p>
          </table:table-cell>
          <table:table-cell office:value-type="float" office:value="3210.5" calcext:value-type="float">
            <text:p>3210,5</text:p>
          </table:table-cell>
          <table:table-cell office:value-type="float" office:value="44" calcext:value-type="float">
            <text:p>44</text:p>
          </table:table-cell>
          <table:table-cell table:formula="of:=[.E1051]*24*60" office:value-type="float" office:value="63360" calcext:value-type="float">
            <text:p>63360</text:p>
          </table:table-cell>
          <table:table-cell table:formula="of:=[.C1051]/275" office:value-type="float" office:value="3.97272727272727" calcext:value-type="float">
            <text:p>3,97272727272727</text:p>
          </table:table-cell>
          <table:table-cell table:formula="of:=[.D1051]/275" office:value-type="float" office:value="11.6745454545455" calcext:value-type="float">
            <text:p>11,6745454545455</text:p>
          </table:table-cell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990.5" calcext:value-type="float">
            <text:p>990,5</text:p>
          </table:table-cell>
          <table:table-cell office:value-type="float" office:value="3292.5" calcext:value-type="float">
            <text:p>3292,5</text:p>
          </table:table-cell>
          <table:table-cell office:value-type="float" office:value="44" calcext:value-type="float">
            <text:p>44</text:p>
          </table:table-cell>
          <table:table-cell table:formula="of:=[.E1052]*24*60" office:value-type="float" office:value="63360" calcext:value-type="float">
            <text:p>63360</text:p>
          </table:table-cell>
          <table:table-cell table:formula="of:=[.C1052]/275" office:value-type="float" office:value="3.60181818181818" calcext:value-type="float">
            <text:p>3,60181818181818</text:p>
          </table:table-cell>
          <table:table-cell table:formula="of:=[.D1052]/275" office:value-type="float" office:value="11.9727272727273" calcext:value-type="float">
            <text:p>11,9727272727273</text:p>
          </table:table-cell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float" office:value="944.5" calcext:value-type="float">
            <text:p>944,5</text:p>
          </table:table-cell>
          <table:table-cell office:value-type="float" office:value="3252.5" calcext:value-type="float">
            <text:p>3252,5</text:p>
          </table:table-cell>
          <table:table-cell office:value-type="float" office:value="44" calcext:value-type="float">
            <text:p>44</text:p>
          </table:table-cell>
          <table:table-cell table:formula="of:=[.E1053]*24*60" office:value-type="float" office:value="63360" calcext:value-type="float">
            <text:p>63360</text:p>
          </table:table-cell>
          <table:table-cell table:formula="of:=[.C1053]/275" office:value-type="float" office:value="3.43454545454545" calcext:value-type="float">
            <text:p>3,43454545454545</text:p>
          </table:table-cell>
          <table:table-cell table:formula="of:=[.D1053]/275" office:value-type="float" office:value="11.8272727272727" calcext:value-type="float">
            <text:p>11,8272727272727</text:p>
          </table:table-cell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float" office:value="920.5" calcext:value-type="float">
            <text:p>920,5</text:p>
          </table:table-cell>
          <table:table-cell office:value-type="float" office:value="3336.5" calcext:value-type="float">
            <text:p>3336,5</text:p>
          </table:table-cell>
          <table:table-cell office:value-type="float" office:value="44" calcext:value-type="float">
            <text:p>44</text:p>
          </table:table-cell>
          <table:table-cell table:formula="of:=[.E1054]*24*60" office:value-type="float" office:value="63360" calcext:value-type="float">
            <text:p>63360</text:p>
          </table:table-cell>
          <table:table-cell table:formula="of:=[.C1054]/275" office:value-type="float" office:value="3.34727272727273" calcext:value-type="float">
            <text:p>3,34727272727273</text:p>
          </table:table-cell>
          <table:table-cell table:formula="of:=[.D1054]/275" office:value-type="float" office:value="12.1327272727273" calcext:value-type="float">
            <text:p>12,1327272727273</text:p>
          </table:table-cell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office:value-type="float" office:value="846.5" calcext:value-type="float">
            <text:p>846,5</text:p>
          </table:table-cell>
          <table:table-cell office:value-type="float" office:value="3324.5" calcext:value-type="float">
            <text:p>3324,5</text:p>
          </table:table-cell>
          <table:table-cell office:value-type="float" office:value="44" calcext:value-type="float">
            <text:p>44</text:p>
          </table:table-cell>
          <table:table-cell table:formula="of:=[.E1055]*24*60" office:value-type="float" office:value="63360" calcext:value-type="float">
            <text:p>63360</text:p>
          </table:table-cell>
          <table:table-cell table:formula="of:=[.C1055]/275" office:value-type="float" office:value="3.07818181818182" calcext:value-type="float">
            <text:p>3,07818181818182</text:p>
          </table:table-cell>
          <table:table-cell table:formula="of:=[.D1055]/275" office:value-type="float" office:value="12.0890909090909" calcext:value-type="float">
            <text:p>12,0890909090909</text:p>
          </table:table-cell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float" office:value="836.5" calcext:value-type="float">
            <text:p>836,5</text:p>
          </table:table-cell>
          <table:table-cell office:value-type="float" office:value="3248.5" calcext:value-type="float">
            <text:p>3248,5</text:p>
          </table:table-cell>
          <table:table-cell office:value-type="float" office:value="44" calcext:value-type="float">
            <text:p>44</text:p>
          </table:table-cell>
          <table:table-cell table:formula="of:=[.E1056]*24*60" office:value-type="float" office:value="63360" calcext:value-type="float">
            <text:p>63360</text:p>
          </table:table-cell>
          <table:table-cell table:formula="of:=[.C1056]/275" office:value-type="float" office:value="3.04181818181818" calcext:value-type="float">
            <text:p>3,04181818181818</text:p>
          </table:table-cell>
          <table:table-cell table:formula="of:=[.D1056]/275" office:value-type="float" office:value="11.8127272727273" calcext:value-type="float">
            <text:p>11,8127272727273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office:value-type="float" office:value="794.5" calcext:value-type="float">
            <text:p>794,5</text:p>
          </table:table-cell>
          <table:table-cell office:value-type="float" office:value="3268.5" calcext:value-type="float">
            <text:p>3268,5</text:p>
          </table:table-cell>
          <table:table-cell office:value-type="float" office:value="44" calcext:value-type="float">
            <text:p>44</text:p>
          </table:table-cell>
          <table:table-cell table:formula="of:=[.E1057]*24*60" office:value-type="float" office:value="63360" calcext:value-type="float">
            <text:p>63360</text:p>
          </table:table-cell>
          <table:table-cell table:formula="of:=[.C1057]/275" office:value-type="float" office:value="2.88909090909091" calcext:value-type="float">
            <text:p>2,88909090909091</text:p>
          </table:table-cell>
          <table:table-cell table:formula="of:=[.D1057]/275" office:value-type="float" office:value="11.8854545454545" calcext:value-type="float">
            <text:p>11,8854545454545</text:p>
          </table:table-cell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office:value-type="float" office:value="782.5" calcext:value-type="float">
            <text:p>782,5</text:p>
          </table:table-cell>
          <table:table-cell office:value-type="float" office:value="3360.5" calcext:value-type="float">
            <text:p>3360,5</text:p>
          </table:table-cell>
          <table:table-cell office:value-type="float" office:value="44" calcext:value-type="float">
            <text:p>44</text:p>
          </table:table-cell>
          <table:table-cell table:formula="of:=[.E1058]*24*60" office:value-type="float" office:value="63360" calcext:value-type="float">
            <text:p>63360</text:p>
          </table:table-cell>
          <table:table-cell table:formula="of:=[.C1058]/275" office:value-type="float" office:value="2.84545454545455" calcext:value-type="float">
            <text:p>2,84545454545455</text:p>
          </table:table-cell>
          <table:table-cell table:formula="of:=[.D1058]/275" office:value-type="float" office:value="12.22" calcext:value-type="float">
            <text:p>12,22</text:p>
          </table:table-cell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office:value-type="float" office:value="740.5" calcext:value-type="float">
            <text:p>740,5</text:p>
          </table:table-cell>
          <table:table-cell office:value-type="float" office:value="3440.5" calcext:value-type="float">
            <text:p>3440,5</text:p>
          </table:table-cell>
          <table:table-cell office:value-type="float" office:value="44" calcext:value-type="float">
            <text:p>44</text:p>
          </table:table-cell>
          <table:table-cell table:formula="of:=[.E1059]*24*60" office:value-type="float" office:value="63360" calcext:value-type="float">
            <text:p>63360</text:p>
          </table:table-cell>
          <table:table-cell table:formula="of:=[.C1059]/275" office:value-type="float" office:value="2.69272727272727" calcext:value-type="float">
            <text:p>2,69272727272727</text:p>
          </table:table-cell>
          <table:table-cell table:formula="of:=[.D1059]/275" office:value-type="float" office:value="12.5109090909091" calcext:value-type="float">
            <text:p>12,5109090909091</text:p>
          </table:table-cell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float" office:value="698.5" calcext:value-type="float">
            <text:p>698,5</text:p>
          </table:table-cell>
          <table:table-cell office:value-type="float" office:value="3524.5" calcext:value-type="float">
            <text:p>3524,5</text:p>
          </table:table-cell>
          <table:table-cell office:value-type="float" office:value="44" calcext:value-type="float">
            <text:p>44</text:p>
          </table:table-cell>
          <table:table-cell table:formula="of:=[.E1060]*24*60" office:value-type="float" office:value="63360" calcext:value-type="float">
            <text:p>63360</text:p>
          </table:table-cell>
          <table:table-cell table:formula="of:=[.C1060]/275" office:value-type="float" office:value="2.54" calcext:value-type="float">
            <text:p>2,54</text:p>
          </table:table-cell>
          <table:table-cell table:formula="of:=[.D1060]/275" office:value-type="float" office:value="12.8163636363636" calcext:value-type="float">
            <text:p>12,8163636363636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670.5" calcext:value-type="float">
            <text:p>670,5</text:p>
          </table:table-cell>
          <table:table-cell office:value-type="float" office:value="3618.5" calcext:value-type="float">
            <text:p>3618,5</text:p>
          </table:table-cell>
          <table:table-cell office:value-type="float" office:value="44" calcext:value-type="float">
            <text:p>44</text:p>
          </table:table-cell>
          <table:table-cell table:formula="of:=[.E1061]*24*60" office:value-type="float" office:value="63360" calcext:value-type="float">
            <text:p>63360</text:p>
          </table:table-cell>
          <table:table-cell table:formula="of:=[.C1061]/275" office:value-type="float" office:value="2.43818181818182" calcext:value-type="float">
            <text:p>2,43818181818182</text:p>
          </table:table-cell>
          <table:table-cell table:formula="of:=[.D1061]/275" office:value-type="float" office:value="13.1581818181818" calcext:value-type="float">
            <text:p>13,1581818181818</text:p>
          </table:table-cell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office:value-type="float" office:value="672.5" calcext:value-type="float">
            <text:p>672,5</text:p>
          </table:table-cell>
          <table:table-cell office:value-type="float" office:value="3696.5" calcext:value-type="float">
            <text:p>3696,5</text:p>
          </table:table-cell>
          <table:table-cell office:value-type="float" office:value="44" calcext:value-type="float">
            <text:p>44</text:p>
          </table:table-cell>
          <table:table-cell table:formula="of:=[.E1062]*24*60" office:value-type="float" office:value="63360" calcext:value-type="float">
            <text:p>63360</text:p>
          </table:table-cell>
          <table:table-cell table:formula="of:=[.C1062]/275" office:value-type="float" office:value="2.44545454545455" calcext:value-type="float">
            <text:p>2,44545454545455</text:p>
          </table:table-cell>
          <table:table-cell table:formula="of:=[.D1062]/275" office:value-type="float" office:value="13.4418181818182" calcext:value-type="float">
            <text:p>13,4418181818182</text:p>
          </table:table-cell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float" office:value="718.5" calcext:value-type="float">
            <text:p>718,5</text:p>
          </table:table-cell>
          <table:table-cell office:value-type="float" office:value="3730.5" calcext:value-type="float">
            <text:p>3730,5</text:p>
          </table:table-cell>
          <table:table-cell office:value-type="float" office:value="44" calcext:value-type="float">
            <text:p>44</text:p>
          </table:table-cell>
          <table:table-cell table:formula="of:=[.E1063]*24*60" office:value-type="float" office:value="63360" calcext:value-type="float">
            <text:p>63360</text:p>
          </table:table-cell>
          <table:table-cell table:formula="of:=[.C1063]/275" office:value-type="float" office:value="2.61272727272727" calcext:value-type="float">
            <text:p>2,61272727272727</text:p>
          </table:table-cell>
          <table:table-cell table:formula="of:=[.D1063]/275" office:value-type="float" office:value="13.5654545454545" calcext:value-type="float">
            <text:p>13,5654545454545</text:p>
          </table:table-cell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668.5" calcext:value-type="float">
            <text:p>668,5</text:p>
          </table:table-cell>
          <table:table-cell office:value-type="float" office:value="3762.5" calcext:value-type="float">
            <text:p>3762,5</text:p>
          </table:table-cell>
          <table:table-cell office:value-type="float" office:value="44" calcext:value-type="float">
            <text:p>44</text:p>
          </table:table-cell>
          <table:table-cell table:formula="of:=[.E1064]*24*60" office:value-type="float" office:value="63360" calcext:value-type="float">
            <text:p>63360</text:p>
          </table:table-cell>
          <table:table-cell table:formula="of:=[.C1064]/275" office:value-type="float" office:value="2.43090909090909" calcext:value-type="float">
            <text:p>2,43090909090909</text:p>
          </table:table-cell>
          <table:table-cell table:formula="of:=[.D1064]/275" office:value-type="float" office:value="13.6818181818182" calcext:value-type="float">
            <text:p>13,6818181818182</text:p>
          </table:table-cell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office:value-type="float" office:value="648.5" calcext:value-type="float">
            <text:p>648,5</text:p>
          </table:table-cell>
          <table:table-cell office:value-type="float" office:value="3828.5" calcext:value-type="float">
            <text:p>3828,5</text:p>
          </table:table-cell>
          <table:table-cell office:value-type="float" office:value="44" calcext:value-type="float">
            <text:p>44</text:p>
          </table:table-cell>
          <table:table-cell table:formula="of:=[.E1065]*24*60" office:value-type="float" office:value="63360" calcext:value-type="float">
            <text:p>63360</text:p>
          </table:table-cell>
          <table:table-cell table:formula="of:=[.C1065]/275" office:value-type="float" office:value="2.35818181818182" calcext:value-type="float">
            <text:p>2,35818181818182</text:p>
          </table:table-cell>
          <table:table-cell table:formula="of:=[.D1065]/275" office:value-type="float" office:value="13.9218181818182" calcext:value-type="float">
            <text:p>13,9218181818182</text:p>
          </table:table-cell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office:value-type="float" office:value="1230.5" calcext:value-type="float">
            <text:p>1230,5</text:p>
          </table:table-cell>
          <table:table-cell office:value-type="float" office:value="2868.5" calcext:value-type="float">
            <text:p>2868,5</text:p>
          </table:table-cell>
          <table:table-cell office:value-type="float" office:value="47" calcext:value-type="float">
            <text:p>47</text:p>
          </table:table-cell>
          <table:table-cell table:formula="of:=[.E1066]*24*60" office:value-type="float" office:value="67680" calcext:value-type="float">
            <text:p>67680</text:p>
          </table:table-cell>
          <table:table-cell table:formula="of:=[.C1066]/275" office:value-type="float" office:value="4.47454545454546" calcext:value-type="float">
            <text:p>4,47454545454546</text:p>
          </table:table-cell>
          <table:table-cell table:formula="of:=[.D1066]/275" office:value-type="float" office:value="10.4309090909091" calcext:value-type="float">
            <text:p>10,4309090909091</text:p>
          </table:table-cell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float" office:value="1212.5" calcext:value-type="float">
            <text:p>1212,5</text:p>
          </table:table-cell>
          <table:table-cell office:value-type="float" office:value="2940.5" calcext:value-type="float">
            <text:p>2940,5</text:p>
          </table:table-cell>
          <table:table-cell office:value-type="float" office:value="47" calcext:value-type="float">
            <text:p>47</text:p>
          </table:table-cell>
          <table:table-cell table:formula="of:=[.E1067]*24*60" office:value-type="float" office:value="67680" calcext:value-type="float">
            <text:p>67680</text:p>
          </table:table-cell>
          <table:table-cell table:formula="of:=[.C1067]/275" office:value-type="float" office:value="4.40909090909091" calcext:value-type="float">
            <text:p>4,40909090909091</text:p>
          </table:table-cell>
          <table:table-cell table:formula="of:=[.D1067]/275" office:value-type="float" office:value="10.6927272727273" calcext:value-type="float">
            <text:p>10,6927272727273</text:p>
          </table:table-cell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float" office:value="1194.5" calcext:value-type="float">
            <text:p>1194,5</text:p>
          </table:table-cell>
          <table:table-cell office:value-type="float" office:value="3002.5" calcext:value-type="float">
            <text:p>3002,5</text:p>
          </table:table-cell>
          <table:table-cell office:value-type="float" office:value="47" calcext:value-type="float">
            <text:p>47</text:p>
          </table:table-cell>
          <table:table-cell table:formula="of:=[.E1068]*24*60" office:value-type="float" office:value="67680" calcext:value-type="float">
            <text:p>67680</text:p>
          </table:table-cell>
          <table:table-cell table:formula="of:=[.C1068]/275" office:value-type="float" office:value="4.34363636363636" calcext:value-type="float">
            <text:p>4,34363636363636</text:p>
          </table:table-cell>
          <table:table-cell table:formula="of:=[.D1068]/275" office:value-type="float" office:value="10.9181818181818" calcext:value-type="float">
            <text:p>10,9181818181818</text:p>
          </table:table-cell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float" office:value="1246.5" calcext:value-type="float">
            <text:p>1246,5</text:p>
          </table:table-cell>
          <table:table-cell office:value-type="float" office:value="2924.5" calcext:value-type="float">
            <text:p>2924,5</text:p>
          </table:table-cell>
          <table:table-cell office:value-type="float" office:value="47" calcext:value-type="float">
            <text:p>47</text:p>
          </table:table-cell>
          <table:table-cell table:formula="of:=[.E1069]*24*60" office:value-type="float" office:value="67680" calcext:value-type="float">
            <text:p>67680</text:p>
          </table:table-cell>
          <table:table-cell table:formula="of:=[.C1069]/275" office:value-type="float" office:value="4.53272727272727" calcext:value-type="float">
            <text:p>4,53272727272727</text:p>
          </table:table-cell>
          <table:table-cell table:formula="of:=[.D1069]/275" office:value-type="float" office:value="10.6345454545455" calcext:value-type="float">
            <text:p>10,6345454545455</text:p>
          </table:table-cell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office:value-type="float" office:value="1246.5" calcext:value-type="float">
            <text:p>1246,5</text:p>
          </table:table-cell>
          <table:table-cell office:value-type="float" office:value="3020.5" calcext:value-type="float">
            <text:p>3020,5</text:p>
          </table:table-cell>
          <table:table-cell office:value-type="float" office:value="47" calcext:value-type="float">
            <text:p>47</text:p>
          </table:table-cell>
          <table:table-cell table:formula="of:=[.E1070]*24*60" office:value-type="float" office:value="67680" calcext:value-type="float">
            <text:p>67680</text:p>
          </table:table-cell>
          <table:table-cell table:formula="of:=[.C1070]/275" office:value-type="float" office:value="4.53272727272727" calcext:value-type="float">
            <text:p>4,53272727272727</text:p>
          </table:table-cell>
          <table:table-cell table:formula="of:=[.D1070]/275" office:value-type="float" office:value="10.9836363636364" calcext:value-type="float">
            <text:p>10,9836363636364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252.5" calcext:value-type="float">
            <text:p>1252,5</text:p>
          </table:table-cell>
          <table:table-cell office:value-type="float" office:value="3110.5" calcext:value-type="float">
            <text:p>3110,5</text:p>
          </table:table-cell>
          <table:table-cell office:value-type="float" office:value="47" calcext:value-type="float">
            <text:p>47</text:p>
          </table:table-cell>
          <table:table-cell table:formula="of:=[.E1071]*24*60" office:value-type="float" office:value="67680" calcext:value-type="float">
            <text:p>67680</text:p>
          </table:table-cell>
          <table:table-cell table:formula="of:=[.C1071]/275" office:value-type="float" office:value="4.55454545454546" calcext:value-type="float">
            <text:p>4,55454545454546</text:p>
          </table:table-cell>
          <table:table-cell table:formula="of:=[.D1071]/275" office:value-type="float" office:value="11.3109090909091" calcext:value-type="float">
            <text:p>11,3109090909091</text:p>
          </table:table-cell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office:value-type="float" office:value="1284.5" calcext:value-type="float">
            <text:p>1284,5</text:p>
          </table:table-cell>
          <table:table-cell office:value-type="float" office:value="3192.5" calcext:value-type="float">
            <text:p>3192,5</text:p>
          </table:table-cell>
          <table:table-cell office:value-type="float" office:value="47" calcext:value-type="float">
            <text:p>47</text:p>
          </table:table-cell>
          <table:table-cell table:formula="of:=[.E1072]*24*60" office:value-type="float" office:value="67680" calcext:value-type="float">
            <text:p>67680</text:p>
          </table:table-cell>
          <table:table-cell table:formula="of:=[.C1072]/275" office:value-type="float" office:value="4.67090909090909" calcext:value-type="float">
            <text:p>4,67090909090909</text:p>
          </table:table-cell>
          <table:table-cell table:formula="of:=[.D1072]/275" office:value-type="float" office:value="11.6090909090909" calcext:value-type="float">
            <text:p>11,6090909090909</text:p>
          </table:table-cell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office:value-type="float" office:value="1284.5" calcext:value-type="float">
            <text:p>1284,5</text:p>
          </table:table-cell>
          <table:table-cell office:value-type="float" office:value="3328.5" calcext:value-type="float">
            <text:p>3328,5</text:p>
          </table:table-cell>
          <table:table-cell office:value-type="float" office:value="47" calcext:value-type="float">
            <text:p>47</text:p>
          </table:table-cell>
          <table:table-cell table:formula="of:=[.E1073]*24*60" office:value-type="float" office:value="67680" calcext:value-type="float">
            <text:p>67680</text:p>
          </table:table-cell>
          <table:table-cell table:formula="of:=[.C1073]/275" office:value-type="float" office:value="4.67090909090909" calcext:value-type="float">
            <text:p>4,67090909090909</text:p>
          </table:table-cell>
          <table:table-cell table:formula="of:=[.D1073]/275" office:value-type="float" office:value="12.1036363636364" calcext:value-type="float">
            <text:p>12,1036363636364</text:p>
          </table:table-cell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office:value-type="float" office:value="1288.5" calcext:value-type="float">
            <text:p>1288,5</text:p>
          </table:table-cell>
          <table:table-cell office:value-type="float" office:value="3420.5" calcext:value-type="float">
            <text:p>3420,5</text:p>
          </table:table-cell>
          <table:table-cell office:value-type="float" office:value="47" calcext:value-type="float">
            <text:p>47</text:p>
          </table:table-cell>
          <table:table-cell table:formula="of:=[.E1074]*24*60" office:value-type="float" office:value="67680" calcext:value-type="float">
            <text:p>67680</text:p>
          </table:table-cell>
          <table:table-cell table:formula="of:=[.C1074]/275" office:value-type="float" office:value="4.68545454545455" calcext:value-type="float">
            <text:p>4,68545454545455</text:p>
          </table:table-cell>
          <table:table-cell table:formula="of:=[.D1074]/275" office:value-type="float" office:value="12.4381818181818" calcext:value-type="float">
            <text:p>12,4381818181818</text:p>
          </table:table-cell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office:value-type="float" office:value="1272.5" calcext:value-type="float">
            <text:p>1272,5</text:p>
          </table:table-cell>
          <table:table-cell office:value-type="float" office:value="3538.5" calcext:value-type="float">
            <text:p>3538,5</text:p>
          </table:table-cell>
          <table:table-cell office:value-type="float" office:value="47" calcext:value-type="float">
            <text:p>47</text:p>
          </table:table-cell>
          <table:table-cell table:formula="of:=[.E1075]*24*60" office:value-type="float" office:value="67680" calcext:value-type="float">
            <text:p>67680</text:p>
          </table:table-cell>
          <table:table-cell table:formula="of:=[.C1075]/275" office:value-type="float" office:value="4.62727272727273" calcext:value-type="float">
            <text:p>4,62727272727273</text:p>
          </table:table-cell>
          <table:table-cell table:formula="of:=[.D1075]/275" office:value-type="float" office:value="12.8672727272727" calcext:value-type="float">
            <text:p>12,8672727272727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1278.5" calcext:value-type="float">
            <text:p>1278,5</text:p>
          </table:table-cell>
          <table:table-cell office:value-type="float" office:value="3658.5" calcext:value-type="float">
            <text:p>3658,5</text:p>
          </table:table-cell>
          <table:table-cell office:value-type="float" office:value="47" calcext:value-type="float">
            <text:p>47</text:p>
          </table:table-cell>
          <table:table-cell table:formula="of:=[.E1076]*24*60" office:value-type="float" office:value="67680" calcext:value-type="float">
            <text:p>67680</text:p>
          </table:table-cell>
          <table:table-cell table:formula="of:=[.C1076]/275" office:value-type="float" office:value="4.64909090909091" calcext:value-type="float">
            <text:p>4,64909090909091</text:p>
          </table:table-cell>
          <table:table-cell table:formula="of:=[.D1076]/275" office:value-type="float" office:value="13.3036363636364" calcext:value-type="float">
            <text:p>13,3036363636364</text:p>
          </table:table-cell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office:value-type="float" office:value="1270.5" calcext:value-type="float">
            <text:p>1270,5</text:p>
          </table:table-cell>
          <table:table-cell office:value-type="float" office:value="3744.5" calcext:value-type="float">
            <text:p>3744,5</text:p>
          </table:table-cell>
          <table:table-cell office:value-type="float" office:value="47" calcext:value-type="float">
            <text:p>47</text:p>
          </table:table-cell>
          <table:table-cell table:formula="of:=[.E1077]*24*60" office:value-type="float" office:value="67680" calcext:value-type="float">
            <text:p>67680</text:p>
          </table:table-cell>
          <table:table-cell table:formula="of:=[.C1077]/275" office:value-type="float" office:value="4.62" calcext:value-type="float">
            <text:p>4,62</text:p>
          </table:table-cell>
          <table:table-cell table:formula="of:=[.D1077]/275" office:value-type="float" office:value="13.6163636363636" calcext:value-type="float">
            <text:p>13,6163636363636</text:p>
          </table:table-cell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office:value-type="float" office:value="1284.5" calcext:value-type="float">
            <text:p>1284,5</text:p>
          </table:table-cell>
          <table:table-cell office:value-type="float" office:value="3828.5" calcext:value-type="float">
            <text:p>3828,5</text:p>
          </table:table-cell>
          <table:table-cell office:value-type="float" office:value="47" calcext:value-type="float">
            <text:p>47</text:p>
          </table:table-cell>
          <table:table-cell table:formula="of:=[.E1078]*24*60" office:value-type="float" office:value="67680" calcext:value-type="float">
            <text:p>67680</text:p>
          </table:table-cell>
          <table:table-cell table:formula="of:=[.C1078]/275" office:value-type="float" office:value="4.67090909090909" calcext:value-type="float">
            <text:p>4,67090909090909</text:p>
          </table:table-cell>
          <table:table-cell table:formula="of:=[.D1078]/275" office:value-type="float" office:value="13.9218181818182" calcext:value-type="float">
            <text:p>13,9218181818182</text:p>
          </table:table-cell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office:value-type="float" office:value="1164.5" calcext:value-type="float">
            <text:p>1164,5</text:p>
          </table:table-cell>
          <table:table-cell office:value-type="float" office:value="3194.5" calcext:value-type="float">
            <text:p>3194,5</text:p>
          </table:table-cell>
          <table:table-cell office:value-type="float" office:value="47" calcext:value-type="float">
            <text:p>47</text:p>
          </table:table-cell>
          <table:table-cell table:formula="of:=[.E1079]*24*60" office:value-type="float" office:value="67680" calcext:value-type="float">
            <text:p>67680</text:p>
          </table:table-cell>
          <table:table-cell table:formula="of:=[.C1079]/275" office:value-type="float" office:value="4.23454545454545" calcext:value-type="float">
            <text:p>4,23454545454545</text:p>
          </table:table-cell>
          <table:table-cell table:formula="of:=[.D1079]/275" office:value-type="float" office:value="11.6163636363636" calcext:value-type="float">
            <text:p>11,6163636363636</text:p>
          </table:table-cell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office:value-type="float" office:value="1124.5" calcext:value-type="float">
            <text:p>1124,5</text:p>
          </table:table-cell>
          <table:table-cell office:value-type="float" office:value="3198.5" calcext:value-type="float">
            <text:p>3198,5</text:p>
          </table:table-cell>
          <table:table-cell office:value-type="float" office:value="47" calcext:value-type="float">
            <text:p>47</text:p>
          </table:table-cell>
          <table:table-cell table:formula="of:=[.E1080]*24*60" office:value-type="float" office:value="67680" calcext:value-type="float">
            <text:p>67680</text:p>
          </table:table-cell>
          <table:table-cell table:formula="of:=[.C1080]/275" office:value-type="float" office:value="4.08909090909091" calcext:value-type="float">
            <text:p>4,08909090909091</text:p>
          </table:table-cell>
          <table:table-cell table:formula="of:=[.D1080]/275" office:value-type="float" office:value="11.6309090909091" calcext:value-type="float">
            <text:p>11,6309090909091</text:p>
          </table:table-cell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1098.5" calcext:value-type="float">
            <text:p>1098,5</text:p>
          </table:table-cell>
          <table:table-cell office:value-type="float" office:value="3176.5" calcext:value-type="float">
            <text:p>3176,5</text:p>
          </table:table-cell>
          <table:table-cell office:value-type="float" office:value="47" calcext:value-type="float">
            <text:p>47</text:p>
          </table:table-cell>
          <table:table-cell table:formula="of:=[.E1081]*24*60" office:value-type="float" office:value="67680" calcext:value-type="float">
            <text:p>67680</text:p>
          </table:table-cell>
          <table:table-cell table:formula="of:=[.C1081]/275" office:value-type="float" office:value="3.99454545454545" calcext:value-type="float">
            <text:p>3,99454545454545</text:p>
          </table:table-cell>
          <table:table-cell table:formula="of:=[.D1081]/275" office:value-type="float" office:value="11.5509090909091" calcext:value-type="float">
            <text:p>11,5509090909091</text:p>
          </table:table-cell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office:value-type="float" office:value="1028.5" calcext:value-type="float">
            <text:p>1028,5</text:p>
          </table:table-cell>
          <table:table-cell office:value-type="float" office:value="3240.5" calcext:value-type="float">
            <text:p>3240,5</text:p>
          </table:table-cell>
          <table:table-cell office:value-type="float" office:value="47" calcext:value-type="float">
            <text:p>47</text:p>
          </table:table-cell>
          <table:table-cell table:formula="of:=[.E1082]*24*60" office:value-type="float" office:value="67680" calcext:value-type="float">
            <text:p>67680</text:p>
          </table:table-cell>
          <table:table-cell table:formula="of:=[.C1082]/275" office:value-type="float" office:value="3.74" calcext:value-type="float">
            <text:p>3,74</text:p>
          </table:table-cell>
          <table:table-cell table:formula="of:=[.D1082]/275" office:value-type="float" office:value="11.7836363636364" calcext:value-type="float">
            <text:p>11,7836363636364</text:p>
          </table:table-cell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office:value-type="float" office:value="968.5" calcext:value-type="float">
            <text:p>968,5</text:p>
          </table:table-cell>
          <table:table-cell office:value-type="float" office:value="3286.5" calcext:value-type="float">
            <text:p>3286,5</text:p>
          </table:table-cell>
          <table:table-cell office:value-type="float" office:value="47" calcext:value-type="float">
            <text:p>47</text:p>
          </table:table-cell>
          <table:table-cell table:formula="of:=[.E1083]*24*60" office:value-type="float" office:value="67680" calcext:value-type="float">
            <text:p>67680</text:p>
          </table:table-cell>
          <table:table-cell table:formula="of:=[.C1083]/275" office:value-type="float" office:value="3.52181818181818" calcext:value-type="float">
            <text:p>3,52181818181818</text:p>
          </table:table-cell>
          <table:table-cell table:formula="of:=[.D1083]/275" office:value-type="float" office:value="11.9509090909091" calcext:value-type="float">
            <text:p>11,9509090909091</text:p>
          </table:table-cell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office:value-type="float" office:value="940.5" calcext:value-type="float">
            <text:p>940,5</text:p>
          </table:table-cell>
          <table:table-cell office:value-type="float" office:value="3230.5" calcext:value-type="float">
            <text:p>3230,5</text:p>
          </table:table-cell>
          <table:table-cell office:value-type="float" office:value="47" calcext:value-type="float">
            <text:p>47</text:p>
          </table:table-cell>
          <table:table-cell table:formula="of:=[.E1084]*24*60" office:value-type="float" office:value="67680" calcext:value-type="float">
            <text:p>67680</text:p>
          </table:table-cell>
          <table:table-cell table:formula="of:=[.C1084]/275" office:value-type="float" office:value="3.42" calcext:value-type="float">
            <text:p>3,42</text:p>
          </table:table-cell>
          <table:table-cell table:formula="of:=[.D1084]/275" office:value-type="float" office:value="11.7472727272727" calcext:value-type="float">
            <text:p>11,7472727272727</text:p>
          </table:table-cell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918.5" calcext:value-type="float">
            <text:p>918,5</text:p>
          </table:table-cell>
          <table:table-cell office:value-type="float" office:value="3328.5" calcext:value-type="float">
            <text:p>3328,5</text:p>
          </table:table-cell>
          <table:table-cell office:value-type="float" office:value="47" calcext:value-type="float">
            <text:p>47</text:p>
          </table:table-cell>
          <table:table-cell table:formula="of:=[.E1085]*24*60" office:value-type="float" office:value="67680" calcext:value-type="float">
            <text:p>67680</text:p>
          </table:table-cell>
          <table:table-cell table:formula="of:=[.C1085]/275" office:value-type="float" office:value="3.34" calcext:value-type="float">
            <text:p>3,34</text:p>
          </table:table-cell>
          <table:table-cell table:formula="of:=[.D1085]/275" office:value-type="float" office:value="12.1036363636364" calcext:value-type="float">
            <text:p>12,1036363636364</text:p>
          </table:table-cell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868.5" calcext:value-type="float">
            <text:p>868,5</text:p>
          </table:table-cell>
          <table:table-cell office:value-type="float" office:value="3322.5" calcext:value-type="float">
            <text:p>3322,5</text:p>
          </table:table-cell>
          <table:table-cell office:value-type="float" office:value="47" calcext:value-type="float">
            <text:p>47</text:p>
          </table:table-cell>
          <table:table-cell table:formula="of:=[.E1086]*24*60" office:value-type="float" office:value="67680" calcext:value-type="float">
            <text:p>67680</text:p>
          </table:table-cell>
          <table:table-cell table:formula="of:=[.C1086]/275" office:value-type="float" office:value="3.15818181818182" calcext:value-type="float">
            <text:p>3,15818181818182</text:p>
          </table:table-cell>
          <table:table-cell table:formula="of:=[.D1086]/275" office:value-type="float" office:value="12.0818181818182" calcext:value-type="float">
            <text:p>12,0818181818182</text:p>
          </table:table-cell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office:value-type="float" office:value="846.5" calcext:value-type="float">
            <text:p>846,5</text:p>
          </table:table-cell>
          <table:table-cell office:value-type="float" office:value="3286.5" calcext:value-type="float">
            <text:p>3286,5</text:p>
          </table:table-cell>
          <table:table-cell office:value-type="float" office:value="47" calcext:value-type="float">
            <text:p>47</text:p>
          </table:table-cell>
          <table:table-cell table:formula="of:=[.E1087]*24*60" office:value-type="float" office:value="67680" calcext:value-type="float">
            <text:p>67680</text:p>
          </table:table-cell>
          <table:table-cell table:formula="of:=[.C1087]/275" office:value-type="float" office:value="3.07818181818182" calcext:value-type="float">
            <text:p>3,07818181818182</text:p>
          </table:table-cell>
          <table:table-cell table:formula="of:=[.D1087]/275" office:value-type="float" office:value="11.9509090909091" calcext:value-type="float">
            <text:p>11,9509090909091</text:p>
          </table:table-cell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office:value-type="float" office:value="840.5" calcext:value-type="float">
            <text:p>840,5</text:p>
          </table:table-cell>
          <table:table-cell office:value-type="float" office:value="3236.5" calcext:value-type="float">
            <text:p>3236,5</text:p>
          </table:table-cell>
          <table:table-cell office:value-type="float" office:value="47" calcext:value-type="float">
            <text:p>47</text:p>
          </table:table-cell>
          <table:table-cell table:formula="of:=[.E1088]*24*60" office:value-type="float" office:value="67680" calcext:value-type="float">
            <text:p>67680</text:p>
          </table:table-cell>
          <table:table-cell table:formula="of:=[.C1088]/275" office:value-type="float" office:value="3.05636363636364" calcext:value-type="float">
            <text:p>3,05636363636364</text:p>
          </table:table-cell>
          <table:table-cell table:formula="of:=[.D1088]/275" office:value-type="float" office:value="11.7690909090909" calcext:value-type="float">
            <text:p>11,7690909090909</text:p>
          </table:table-cell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office:value-type="float" office:value="792.5" calcext:value-type="float">
            <text:p>792,5</text:p>
          </table:table-cell>
          <table:table-cell office:value-type="float" office:value="3240.5" calcext:value-type="float">
            <text:p>3240,5</text:p>
          </table:table-cell>
          <table:table-cell office:value-type="float" office:value="47" calcext:value-type="float">
            <text:p>47</text:p>
          </table:table-cell>
          <table:table-cell table:formula="of:=[.E1089]*24*60" office:value-type="float" office:value="67680" calcext:value-type="float">
            <text:p>67680</text:p>
          </table:table-cell>
          <table:table-cell table:formula="of:=[.C1089]/275" office:value-type="float" office:value="2.88181818181818" calcext:value-type="float">
            <text:p>2,88181818181818</text:p>
          </table:table-cell>
          <table:table-cell table:formula="of:=[.D1089]/275" office:value-type="float" office:value="11.7836363636364" calcext:value-type="float">
            <text:p>11,7836363636364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88.5" calcext:value-type="float">
            <text:p>788,5</text:p>
          </table:table-cell>
          <table:table-cell office:value-type="float" office:value="3336.5" calcext:value-type="float">
            <text:p>3336,5</text:p>
          </table:table-cell>
          <table:table-cell office:value-type="float" office:value="47" calcext:value-type="float">
            <text:p>47</text:p>
          </table:table-cell>
          <table:table-cell table:formula="of:=[.E1090]*24*60" office:value-type="float" office:value="67680" calcext:value-type="float">
            <text:p>67680</text:p>
          </table:table-cell>
          <table:table-cell table:formula="of:=[.C1090]/275" office:value-type="float" office:value="2.86727272727273" calcext:value-type="float">
            <text:p>2,86727272727273</text:p>
          </table:table-cell>
          <table:table-cell table:formula="of:=[.D1090]/275" office:value-type="float" office:value="12.1327272727273" calcext:value-type="float">
            <text:p>12,1327272727273</text:p>
          </table:table-cell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726.5" calcext:value-type="float">
            <text:p>726,5</text:p>
          </table:table-cell>
          <table:table-cell office:value-type="float" office:value="3434.5" calcext:value-type="float">
            <text:p>3434,5</text:p>
          </table:table-cell>
          <table:table-cell office:value-type="float" office:value="47" calcext:value-type="float">
            <text:p>47</text:p>
          </table:table-cell>
          <table:table-cell table:formula="of:=[.E1091]*24*60" office:value-type="float" office:value="67680" calcext:value-type="float">
            <text:p>67680</text:p>
          </table:table-cell>
          <table:table-cell table:formula="of:=[.C1091]/275" office:value-type="float" office:value="2.64181818181818" calcext:value-type="float">
            <text:p>2,64181818181818</text:p>
          </table:table-cell>
          <table:table-cell table:formula="of:=[.D1091]/275" office:value-type="float" office:value="12.4890909090909" calcext:value-type="float">
            <text:p>12,4890909090909</text:p>
          </table:table-cell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694.5" calcext:value-type="float">
            <text:p>694,5</text:p>
          </table:table-cell>
          <table:table-cell office:value-type="float" office:value="3512.5" calcext:value-type="float">
            <text:p>3512,5</text:p>
          </table:table-cell>
          <table:table-cell office:value-type="float" office:value="47" calcext:value-type="float">
            <text:p>47</text:p>
          </table:table-cell>
          <table:table-cell table:formula="of:=[.E1092]*24*60" office:value-type="float" office:value="67680" calcext:value-type="float">
            <text:p>67680</text:p>
          </table:table-cell>
          <table:table-cell table:formula="of:=[.C1092]/275" office:value-type="float" office:value="2.52545454545455" calcext:value-type="float">
            <text:p>2,52545454545455</text:p>
          </table:table-cell>
          <table:table-cell table:formula="of:=[.D1092]/275" office:value-type="float" office:value="12.7727272727273" calcext:value-type="float">
            <text:p>12,7727272727273</text:p>
          </table:table-cell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float" office:value="656.5" calcext:value-type="float">
            <text:p>656,5</text:p>
          </table:table-cell>
          <table:table-cell office:value-type="float" office:value="3610.5" calcext:value-type="float">
            <text:p>3610,5</text:p>
          </table:table-cell>
          <table:table-cell office:value-type="float" office:value="47" calcext:value-type="float">
            <text:p>47</text:p>
          </table:table-cell>
          <table:table-cell table:formula="of:=[.E1093]*24*60" office:value-type="float" office:value="67680" calcext:value-type="float">
            <text:p>67680</text:p>
          </table:table-cell>
          <table:table-cell table:formula="of:=[.C1093]/275" office:value-type="float" office:value="2.38727272727273" calcext:value-type="float">
            <text:p>2,38727272727273</text:p>
          </table:table-cell>
          <table:table-cell table:formula="of:=[.D1093]/275" office:value-type="float" office:value="13.1290909090909" calcext:value-type="float">
            <text:p>13,1290909090909</text:p>
          </table:table-cell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office:value-type="float" office:value="664.5" calcext:value-type="float">
            <text:p>664,5</text:p>
          </table:table-cell>
          <table:table-cell office:value-type="float" office:value="3698.5" calcext:value-type="float">
            <text:p>3698,5</text:p>
          </table:table-cell>
          <table:table-cell office:value-type="float" office:value="47" calcext:value-type="float">
            <text:p>47</text:p>
          </table:table-cell>
          <table:table-cell table:formula="of:=[.E1094]*24*60" office:value-type="float" office:value="67680" calcext:value-type="float">
            <text:p>67680</text:p>
          </table:table-cell>
          <table:table-cell table:formula="of:=[.C1094]/275" office:value-type="float" office:value="2.41636363636364" calcext:value-type="float">
            <text:p>2,41636363636364</text:p>
          </table:table-cell>
          <table:table-cell table:formula="of:=[.D1094]/275" office:value-type="float" office:value="13.4490909090909" calcext:value-type="float">
            <text:p>13,4490909090909</text:p>
          </table:table-cell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office:value-type="float" office:value="712.5" calcext:value-type="float">
            <text:p>712,5</text:p>
          </table:table-cell>
          <table:table-cell office:value-type="float" office:value="3742.5" calcext:value-type="float">
            <text:p>3742,5</text:p>
          </table:table-cell>
          <table:table-cell office:value-type="float" office:value="47" calcext:value-type="float">
            <text:p>47</text:p>
          </table:table-cell>
          <table:table-cell table:formula="of:=[.E1095]*24*60" office:value-type="float" office:value="67680" calcext:value-type="float">
            <text:p>67680</text:p>
          </table:table-cell>
          <table:table-cell table:formula="of:=[.C1095]/275" office:value-type="float" office:value="2.59090909090909" calcext:value-type="float">
            <text:p>2,59090909090909</text:p>
          </table:table-cell>
          <table:table-cell table:formula="of:=[.D1095]/275" office:value-type="float" office:value="13.6090909090909" calcext:value-type="float">
            <text:p>13,6090909090909</text:p>
          </table:table-cell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office:value-type="float" office:value="656.5" calcext:value-type="float">
            <text:p>656,5</text:p>
          </table:table-cell>
          <table:table-cell office:value-type="float" office:value="3782.5" calcext:value-type="float">
            <text:p>3782,5</text:p>
          </table:table-cell>
          <table:table-cell office:value-type="float" office:value="47" calcext:value-type="float">
            <text:p>47</text:p>
          </table:table-cell>
          <table:table-cell table:formula="of:=[.E1096]*24*60" office:value-type="float" office:value="67680" calcext:value-type="float">
            <text:p>67680</text:p>
          </table:table-cell>
          <table:table-cell table:formula="of:=[.C1096]/275" office:value-type="float" office:value="2.38727272727273" calcext:value-type="float">
            <text:p>2,38727272727273</text:p>
          </table:table-cell>
          <table:table-cell table:formula="of:=[.D1096]/275" office:value-type="float" office:value="13.7545454545455" calcext:value-type="float">
            <text:p>13,7545454545455</text:p>
          </table:table-cell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office:value-type="float" office:value="640.5" calcext:value-type="float">
            <text:p>640,5</text:p>
          </table:table-cell>
          <table:table-cell office:value-type="float" office:value="3854.5" calcext:value-type="float">
            <text:p>3854,5</text:p>
          </table:table-cell>
          <table:table-cell office:value-type="float" office:value="47" calcext:value-type="float">
            <text:p>47</text:p>
          </table:table-cell>
          <table:table-cell table:formula="of:=[.E1097]*24*60" office:value-type="float" office:value="67680" calcext:value-type="float">
            <text:p>67680</text:p>
          </table:table-cell>
          <table:table-cell table:formula="of:=[.C1097]/275" office:value-type="float" office:value="2.32909090909091" calcext:value-type="float">
            <text:p>2,32909090909091</text:p>
          </table:table-cell>
          <table:table-cell table:formula="of:=[.D1097]/275" office:value-type="float" office:value="14.0163636363636" calcext:value-type="float">
            <text:p>14,0163636363636</text:p>
          </table:table-cell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office:value-type="float" office:value="1240.5" calcext:value-type="float">
            <text:p>1240,5</text:p>
          </table:table-cell>
          <table:table-cell office:value-type="float" office:value="2860.5" calcext:value-type="float">
            <text:p>2860,5</text:p>
          </table:table-cell>
          <table:table-cell office:value-type="float" office:value="50" calcext:value-type="float">
            <text:p>50</text:p>
          </table:table-cell>
          <table:table-cell table:formula="of:=[.E1098]*24*60" office:value-type="float" office:value="72000" calcext:value-type="float">
            <text:p>72000</text:p>
          </table:table-cell>
          <table:table-cell table:formula="of:=[.C1098]/275" office:value-type="float" office:value="4.51090909090909" calcext:value-type="float">
            <text:p>4,51090909090909</text:p>
          </table:table-cell>
          <table:table-cell table:formula="of:=[.D1098]/275" office:value-type="float" office:value="10.4018181818182" calcext:value-type="float">
            <text:p>10,4018181818182</text:p>
          </table:table-cell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float" office:value="1192.5" calcext:value-type="float">
            <text:p>1192,5</text:p>
          </table:table-cell>
          <table:table-cell office:value-type="float" office:value="2860.5" calcext:value-type="float">
            <text:p>2860,5</text:p>
          </table:table-cell>
          <table:table-cell office:value-type="float" office:value="50" calcext:value-type="float">
            <text:p>50</text:p>
          </table:table-cell>
          <table:table-cell table:formula="of:=[.E1099]*24*60" office:value-type="float" office:value="72000" calcext:value-type="float">
            <text:p>72000</text:p>
          </table:table-cell>
          <table:table-cell table:formula="of:=[.C1099]/275" office:value-type="float" office:value="4.33636363636364" calcext:value-type="float">
            <text:p>4,33636363636364</text:p>
          </table:table-cell>
          <table:table-cell table:formula="of:=[.D1099]/275" office:value-type="float" office:value="10.4018181818182" calcext:value-type="float">
            <text:p>10,4018181818182</text:p>
          </table:table-cell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office:value-type="float" office:value="1178.5" calcext:value-type="float">
            <text:p>1178,5</text:p>
          </table:table-cell>
          <table:table-cell office:value-type="float" office:value="2984.5" calcext:value-type="float">
            <text:p>2984,5</text:p>
          </table:table-cell>
          <table:table-cell office:value-type="float" office:value="50" calcext:value-type="float">
            <text:p>50</text:p>
          </table:table-cell>
          <table:table-cell table:formula="of:=[.E1100]*24*60" office:value-type="float" office:value="72000" calcext:value-type="float">
            <text:p>72000</text:p>
          </table:table-cell>
          <table:table-cell table:formula="of:=[.C1100]/275" office:value-type="float" office:value="4.28545454545455" calcext:value-type="float">
            <text:p>4,28545454545455</text:p>
          </table:table-cell>
          <table:table-cell table:formula="of:=[.D1100]/275" office:value-type="float" office:value="10.8527272727273" calcext:value-type="float">
            <text:p>10,852727272727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160.5" calcext:value-type="float">
            <text:p>1160,5</text:p>
          </table:table-cell>
          <table:table-cell office:value-type="float" office:value="3182.5" calcext:value-type="float">
            <text:p>3182,5</text:p>
          </table:table-cell>
          <table:table-cell office:value-type="float" office:value="50" calcext:value-type="float">
            <text:p>50</text:p>
          </table:table-cell>
          <table:table-cell table:formula="of:=[.E1101]*24*60" office:value-type="float" office:value="72000" calcext:value-type="float">
            <text:p>72000</text:p>
          </table:table-cell>
          <table:table-cell table:formula="of:=[.C1101]/275" office:value-type="float" office:value="4.22" calcext:value-type="float">
            <text:p>4,22</text:p>
          </table:table-cell>
          <table:table-cell table:formula="of:=[.D1101]/275" office:value-type="float" office:value="11.5727272727273" calcext:value-type="float">
            <text:p>11,5727272727273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080.5" calcext:value-type="float">
            <text:p>1080,5</text:p>
          </table:table-cell>
          <table:table-cell office:value-type="float" office:value="3172.5" calcext:value-type="float">
            <text:p>3172,5</text:p>
          </table:table-cell>
          <table:table-cell office:value-type="float" office:value="50" calcext:value-type="float">
            <text:p>50</text:p>
          </table:table-cell>
          <table:table-cell table:formula="of:=[.E1102]*24*60" office:value-type="float" office:value="72000" calcext:value-type="float">
            <text:p>72000</text:p>
          </table:table-cell>
          <table:table-cell table:formula="of:=[.C1102]/275" office:value-type="float" office:value="3.92909090909091" calcext:value-type="float">
            <text:p>3,92909090909091</text:p>
          </table:table-cell>
          <table:table-cell table:formula="of:=[.D1102]/275" office:value-type="float" office:value="11.5363636363636" calcext:value-type="float">
            <text:p>11,5363636363636</text:p>
          </table:table-cell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office:value-type="float" office:value="1008.5" calcext:value-type="float">
            <text:p>1008,5</text:p>
          </table:table-cell>
          <table:table-cell office:value-type="float" office:value="3250.5" calcext:value-type="float">
            <text:p>3250,5</text:p>
          </table:table-cell>
          <table:table-cell office:value-type="float" office:value="50" calcext:value-type="float">
            <text:p>50</text:p>
          </table:table-cell>
          <table:table-cell table:formula="of:=[.E1103]*24*60" office:value-type="float" office:value="72000" calcext:value-type="float">
            <text:p>72000</text:p>
          </table:table-cell>
          <table:table-cell table:formula="of:=[.C1103]/275" office:value-type="float" office:value="3.66727272727273" calcext:value-type="float">
            <text:p>3,66727272727273</text:p>
          </table:table-cell>
          <table:table-cell table:formula="of:=[.D1103]/275" office:value-type="float" office:value="11.82" calcext:value-type="float">
            <text:p>11,82</text:p>
          </table:table-cell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office:value-type="float" office:value="972.5" calcext:value-type="float">
            <text:p>972,5</text:p>
          </table:table-cell>
          <table:table-cell office:value-type="float" office:value="3286.5" calcext:value-type="float">
            <text:p>3286,5</text:p>
          </table:table-cell>
          <table:table-cell office:value-type="float" office:value="50" calcext:value-type="float">
            <text:p>50</text:p>
          </table:table-cell>
          <table:table-cell table:formula="of:=[.E1104]*24*60" office:value-type="float" office:value="72000" calcext:value-type="float">
            <text:p>72000</text:p>
          </table:table-cell>
          <table:table-cell table:formula="of:=[.C1104]/275" office:value-type="float" office:value="3.53636363636364" calcext:value-type="float">
            <text:p>3,53636363636364</text:p>
          </table:table-cell>
          <table:table-cell table:formula="of:=[.D1104]/275" office:value-type="float" office:value="11.9509090909091" calcext:value-type="float">
            <text:p>11,9509090909091</text:p>
          </table:table-cell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office:value-type="float" office:value="952.5" calcext:value-type="float">
            <text:p>952,5</text:p>
          </table:table-cell>
          <table:table-cell office:value-type="float" office:value="3216.5" calcext:value-type="float">
            <text:p>3216,5</text:p>
          </table:table-cell>
          <table:table-cell office:value-type="float" office:value="50" calcext:value-type="float">
            <text:p>50</text:p>
          </table:table-cell>
          <table:table-cell table:formula="of:=[.E1105]*24*60" office:value-type="float" office:value="72000" calcext:value-type="float">
            <text:p>72000</text:p>
          </table:table-cell>
          <table:table-cell table:formula="of:=[.C1105]/275" office:value-type="float" office:value="3.46363636363636" calcext:value-type="float">
            <text:p>3,46363636363636</text:p>
          </table:table-cell>
          <table:table-cell table:formula="of:=[.D1105]/275" office:value-type="float" office:value="11.6963636363636" calcext:value-type="float">
            <text:p>11,6963636363636</text:p>
          </table:table-cell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office:value-type="float" office:value="924.5" calcext:value-type="float">
            <text:p>924,5</text:p>
          </table:table-cell>
          <table:table-cell office:value-type="float" office:value="3254.5" calcext:value-type="float">
            <text:p>3254,5</text:p>
          </table:table-cell>
          <table:table-cell office:value-type="float" office:value="50" calcext:value-type="float">
            <text:p>50</text:p>
          </table:table-cell>
          <table:table-cell table:formula="of:=[.E1106]*24*60" office:value-type="float" office:value="72000" calcext:value-type="float">
            <text:p>72000</text:p>
          </table:table-cell>
          <table:table-cell table:formula="of:=[.C1106]/275" office:value-type="float" office:value="3.36181818181818" calcext:value-type="float">
            <text:p>3,36181818181818</text:p>
          </table:table-cell>
          <table:table-cell table:formula="of:=[.D1106]/275" office:value-type="float" office:value="11.8345454545455" calcext:value-type="float">
            <text:p>11,8345454545455</text:p>
          </table:table-cell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office:value-type="float" office:value="902.5" calcext:value-type="float">
            <text:p>902,5</text:p>
          </table:table-cell>
          <table:table-cell office:value-type="float" office:value="3312.5" calcext:value-type="float">
            <text:p>3312,5</text:p>
          </table:table-cell>
          <table:table-cell office:value-type="float" office:value="50" calcext:value-type="float">
            <text:p>50</text:p>
          </table:table-cell>
          <table:table-cell table:formula="of:=[.E1107]*24*60" office:value-type="float" office:value="72000" calcext:value-type="float">
            <text:p>72000</text:p>
          </table:table-cell>
          <table:table-cell table:formula="of:=[.C1107]/275" office:value-type="float" office:value="3.28181818181818" calcext:value-type="float">
            <text:p>3,28181818181818</text:p>
          </table:table-cell>
          <table:table-cell table:formula="of:=[.D1107]/275" office:value-type="float" office:value="12.0454545454545" calcext:value-type="float">
            <text:p>12,0454545454545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852.5" calcext:value-type="float">
            <text:p>852,5</text:p>
          </table:table-cell>
          <table:table-cell office:value-type="float" office:value="3316.5" calcext:value-type="float">
            <text:p>3316,5</text:p>
          </table:table-cell>
          <table:table-cell office:value-type="float" office:value="50" calcext:value-type="float">
            <text:p>50</text:p>
          </table:table-cell>
          <table:table-cell table:formula="of:=[.E1108]*24*60" office:value-type="float" office:value="72000" calcext:value-type="float">
            <text:p>72000</text:p>
          </table:table-cell>
          <table:table-cell table:formula="of:=[.C1108]/275" office:value-type="float" office:value="3.1" calcext:value-type="float">
            <text:p>3,1</text:p>
          </table:table-cell>
          <table:table-cell table:formula="of:=[.D1108]/275" office:value-type="float" office:value="12.06" calcext:value-type="float">
            <text:p>12,06</text:p>
          </table:table-cell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office:value-type="float" office:value="840.5" calcext:value-type="float">
            <text:p>840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50" calcext:value-type="float">
            <text:p>50</text:p>
          </table:table-cell>
          <table:table-cell table:formula="of:=[.E1109]*24*60" office:value-type="float" office:value="72000" calcext:value-type="float">
            <text:p>72000</text:p>
          </table:table-cell>
          <table:table-cell table:formula="of:=[.C1109]/275" office:value-type="float" office:value="3.05636363636364" calcext:value-type="float">
            <text:p>3,05636363636364</text:p>
          </table:table-cell>
          <table:table-cell table:formula="of:=[.D1109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office:value-type="float" office:value="806.5" calcext:value-type="float">
            <text:p>806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50" calcext:value-type="float">
            <text:p>50</text:p>
          </table:table-cell>
          <table:table-cell table:formula="of:=[.E1110]*24*60" office:value-type="float" office:value="72000" calcext:value-type="float">
            <text:p>72000</text:p>
          </table:table-cell>
          <table:table-cell table:formula="of:=[.C1110]/275" office:value-type="float" office:value="2.93272727272727" calcext:value-type="float">
            <text:p>2,93272727272727</text:p>
          </table:table-cell>
          <table:table-cell table:formula="of:=[.D1110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float" office:value="794.5" calcext:value-type="float">
            <text:p>794,5</text:p>
          </table:table-cell>
          <table:table-cell office:value-type="float" office:value="3330.5" calcext:value-type="float">
            <text:p>3330,5</text:p>
          </table:table-cell>
          <table:table-cell office:value-type="float" office:value="50" calcext:value-type="float">
            <text:p>50</text:p>
          </table:table-cell>
          <table:table-cell table:formula="of:=[.E1111]*24*60" office:value-type="float" office:value="72000" calcext:value-type="float">
            <text:p>72000</text:p>
          </table:table-cell>
          <table:table-cell table:formula="of:=[.C1111]/275" office:value-type="float" office:value="2.88909090909091" calcext:value-type="float">
            <text:p>2,88909090909091</text:p>
          </table:table-cell>
          <table:table-cell table:formula="of:=[.D1111]/275" office:value-type="float" office:value="12.1109090909091" calcext:value-type="float">
            <text:p>12,1109090909091</text:p>
          </table:table-cell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float" office:value="748.5" calcext:value-type="float">
            <text:p>748,5</text:p>
          </table:table-cell>
          <table:table-cell office:value-type="float" office:value="3416.5" calcext:value-type="float">
            <text:p>3416,5</text:p>
          </table:table-cell>
          <table:table-cell office:value-type="float" office:value="50" calcext:value-type="float">
            <text:p>50</text:p>
          </table:table-cell>
          <table:table-cell table:formula="of:=[.E1112]*24*60" office:value-type="float" office:value="72000" calcext:value-type="float">
            <text:p>72000</text:p>
          </table:table-cell>
          <table:table-cell table:formula="of:=[.C1112]/275" office:value-type="float" office:value="2.72181818181818" calcext:value-type="float">
            <text:p>2,72181818181818</text:p>
          </table:table-cell>
          <table:table-cell table:formula="of:=[.D1112]/275" office:value-type="float" office:value="12.4236363636364" calcext:value-type="float">
            <text:p>12,4236363636364</text:p>
          </table:table-cell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office:value-type="float" office:value="690.5" calcext:value-type="float">
            <text:p>690,5</text:p>
          </table:table-cell>
          <table:table-cell office:value-type="float" office:value="3478.5" calcext:value-type="float">
            <text:p>3478,5</text:p>
          </table:table-cell>
          <table:table-cell office:value-type="float" office:value="50" calcext:value-type="float">
            <text:p>50</text:p>
          </table:table-cell>
          <table:table-cell table:formula="of:=[.E1113]*24*60" office:value-type="float" office:value="72000" calcext:value-type="float">
            <text:p>72000</text:p>
          </table:table-cell>
          <table:table-cell table:formula="of:=[.C1113]/275" office:value-type="float" office:value="2.51090909090909" calcext:value-type="float">
            <text:p>2,51090909090909</text:p>
          </table:table-cell>
          <table:table-cell table:formula="of:=[.D1113]/275" office:value-type="float" office:value="12.6490909090909" calcext:value-type="float">
            <text:p>12,6490909090909</text:p>
          </table:table-cell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office:value-type="float" office:value="660.5" calcext:value-type="float">
            <text:p>660,5</text:p>
          </table:table-cell>
          <table:table-cell office:value-type="float" office:value="3570.5" calcext:value-type="float">
            <text:p>3570,5</text:p>
          </table:table-cell>
          <table:table-cell office:value-type="float" office:value="50" calcext:value-type="float">
            <text:p>50</text:p>
          </table:table-cell>
          <table:table-cell table:formula="of:=[.E1114]*24*60" office:value-type="float" office:value="72000" calcext:value-type="float">
            <text:p>72000</text:p>
          </table:table-cell>
          <table:table-cell table:formula="of:=[.C1114]/275" office:value-type="float" office:value="2.40181818181818" calcext:value-type="float">
            <text:p>2,40181818181818</text:p>
          </table:table-cell>
          <table:table-cell table:formula="of:=[.D1114]/275" office:value-type="float" office:value="12.9836363636364" calcext:value-type="float">
            <text:p>12,9836363636364</text:p>
          </table:table-cell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office:value-type="float" office:value="648.5" calcext:value-type="float">
            <text:p>648,5</text:p>
          </table:table-cell>
          <table:table-cell office:value-type="float" office:value="3650.5" calcext:value-type="float">
            <text:p>3650,5</text:p>
          </table:table-cell>
          <table:table-cell office:value-type="float" office:value="50" calcext:value-type="float">
            <text:p>50</text:p>
          </table:table-cell>
          <table:table-cell table:formula="of:=[.E1115]*24*60" office:value-type="float" office:value="72000" calcext:value-type="float">
            <text:p>72000</text:p>
          </table:table-cell>
          <table:table-cell table:formula="of:=[.C1115]/275" office:value-type="float" office:value="2.35818181818182" calcext:value-type="float">
            <text:p>2,35818181818182</text:p>
          </table:table-cell>
          <table:table-cell table:formula="of:=[.D1115]/275" office:value-type="float" office:value="13.2745454545455" calcext:value-type="float">
            <text:p>13,2745454545455</text:p>
          </table:table-cell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office:value-type="float" office:value="680.5" calcext:value-type="float">
            <text:p>680,5</text:p>
          </table:table-cell>
          <table:table-cell office:value-type="float" office:value="3708.5" calcext:value-type="float">
            <text:p>3708,5</text:p>
          </table:table-cell>
          <table:table-cell office:value-type="float" office:value="50" calcext:value-type="float">
            <text:p>50</text:p>
          </table:table-cell>
          <table:table-cell table:formula="of:=[.E1116]*24*60" office:value-type="float" office:value="72000" calcext:value-type="float">
            <text:p>72000</text:p>
          </table:table-cell>
          <table:table-cell table:formula="of:=[.C1116]/275" office:value-type="float" office:value="2.47454545454545" calcext:value-type="float">
            <text:p>2,47454545454545</text:p>
          </table:table-cell>
          <table:table-cell table:formula="of:=[.D1116]/275" office:value-type="float" office:value="13.4854545454545" calcext:value-type="float">
            <text:p>13,4854545454545</text:p>
          </table:table-cell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office:value-type="float" office:value="718.5" calcext:value-type="float">
            <text:p>718,5</text:p>
          </table:table-cell>
          <table:table-cell office:value-type="float" office:value="3754.5" calcext:value-type="float">
            <text:p>3754,5</text:p>
          </table:table-cell>
          <table:table-cell office:value-type="float" office:value="50" calcext:value-type="float">
            <text:p>50</text:p>
          </table:table-cell>
          <table:table-cell table:formula="of:=[.E1117]*24*60" office:value-type="float" office:value="72000" calcext:value-type="float">
            <text:p>72000</text:p>
          </table:table-cell>
          <table:table-cell table:formula="of:=[.C1117]/275" office:value-type="float" office:value="2.61272727272727" calcext:value-type="float">
            <text:p>2,61272727272727</text:p>
          </table:table-cell>
          <table:table-cell table:formula="of:=[.D1117]/275" office:value-type="float" office:value="13.6527272727273" calcext:value-type="float">
            <text:p>13,6527272727273</text:p>
          </table:table-cell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office:value-type="float" office:value="650.5" calcext:value-type="float">
            <text:p>650,5</text:p>
          </table:table-cell>
          <table:table-cell office:value-type="float" office:value="3770.5" calcext:value-type="float">
            <text:p>3770,5</text:p>
          </table:table-cell>
          <table:table-cell office:value-type="float" office:value="50" calcext:value-type="float">
            <text:p>50</text:p>
          </table:table-cell>
          <table:table-cell table:formula="of:=[.E1118]*24*60" office:value-type="float" office:value="72000" calcext:value-type="float">
            <text:p>72000</text:p>
          </table:table-cell>
          <table:table-cell table:formula="of:=[.C1118]/275" office:value-type="float" office:value="2.36545454545455" calcext:value-type="float">
            <text:p>2,36545454545455</text:p>
          </table:table-cell>
          <table:table-cell table:formula="of:=[.D1118]/275" office:value-type="float" office:value="13.7109090909091" calcext:value-type="float">
            <text:p>13,7109090909091</text:p>
          </table:table-cell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float" office:value="620.5" calcext:value-type="float">
            <text:p>620,5</text:p>
          </table:table-cell>
          <table:table-cell office:value-type="float" office:value="3828.5" calcext:value-type="float">
            <text:p>3828,5</text:p>
          </table:table-cell>
          <table:table-cell office:value-type="float" office:value="50" calcext:value-type="float">
            <text:p>50</text:p>
          </table:table-cell>
          <table:table-cell table:formula="of:=[.E1119]*24*60" office:value-type="float" office:value="72000" calcext:value-type="float">
            <text:p>72000</text:p>
          </table:table-cell>
          <table:table-cell table:formula="of:=[.C1119]/275" office:value-type="float" office:value="2.25636363636364" calcext:value-type="float">
            <text:p>2,25636363636364</text:p>
          </table:table-cell>
          <table:table-cell table:formula="of:=[.D1119]/275" office:value-type="float" office:value="13.9218181818182" calcext:value-type="float">
            <text:p>13,9218181818182</text:p>
          </table:table-cell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1286.5" calcext:value-type="float">
            <text:p>1286,5</text:p>
          </table:table-cell>
          <table:table-cell office:value-type="float" office:value="3838.5" calcext:value-type="float">
            <text:p>3838,5</text:p>
          </table:table-cell>
          <table:table-cell office:value-type="float" office:value="50" calcext:value-type="float">
            <text:p>50</text:p>
          </table:table-cell>
          <table:table-cell table:formula="of:=[.E1120]*24*60" office:value-type="float" office:value="72000" calcext:value-type="float">
            <text:p>72000</text:p>
          </table:table-cell>
          <table:table-cell table:formula="of:=[.C1120]/275" office:value-type="float" office:value="4.67818181818182" calcext:value-type="float">
            <text:p>4,67818181818182</text:p>
          </table:table-cell>
          <table:table-cell table:formula="of:=[.D1120]/275" office:value-type="float" office:value="13.9581818181818" calcext:value-type="float">
            <text:p>13,9581818181818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1274.5" calcext:value-type="float">
            <text:p>1274,5</text:p>
          </table:table-cell>
          <table:table-cell office:value-type="float" office:value="3766.5" calcext:value-type="float">
            <text:p>3766,5</text:p>
          </table:table-cell>
          <table:table-cell office:value-type="float" office:value="50" calcext:value-type="float">
            <text:p>50</text:p>
          </table:table-cell>
          <table:table-cell table:formula="of:=[.E1121]*24*60" office:value-type="float" office:value="72000" calcext:value-type="float">
            <text:p>72000</text:p>
          </table:table-cell>
          <table:table-cell table:formula="of:=[.C1121]/275" office:value-type="float" office:value="4.63454545454546" calcext:value-type="float">
            <text:p>4,63454545454546</text:p>
          </table:table-cell>
          <table:table-cell table:formula="of:=[.D1121]/275" office:value-type="float" office:value="13.6963636363636" calcext:value-type="float">
            <text:p>13,6963636363636</text:p>
          </table:table-cell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float" office:value="1286.5" calcext:value-type="float">
            <text:p>1286,5</text:p>
          </table:table-cell>
          <table:table-cell office:value-type="float" office:value="3702.5" calcext:value-type="float">
            <text:p>3702,5</text:p>
          </table:table-cell>
          <table:table-cell office:value-type="float" office:value="50" calcext:value-type="float">
            <text:p>50</text:p>
          </table:table-cell>
          <table:table-cell table:formula="of:=[.E1122]*24*60" office:value-type="float" office:value="72000" calcext:value-type="float">
            <text:p>72000</text:p>
          </table:table-cell>
          <table:table-cell table:formula="of:=[.C1122]/275" office:value-type="float" office:value="4.67818181818182" calcext:value-type="float">
            <text:p>4,67818181818182</text:p>
          </table:table-cell>
          <table:table-cell table:formula="of:=[.D1122]/275" office:value-type="float" office:value="13.4636363636364" calcext:value-type="float">
            <text:p>13,4636363636364</text:p>
          </table:table-cell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office:value-type="float" office:value="1284.5" calcext:value-type="float">
            <text:p>1284,5</text:p>
          </table:table-cell>
          <table:table-cell office:value-type="float" office:value="3646.5" calcext:value-type="float">
            <text:p>3646,5</text:p>
          </table:table-cell>
          <table:table-cell office:value-type="float" office:value="50" calcext:value-type="float">
            <text:p>50</text:p>
          </table:table-cell>
          <table:table-cell table:formula="of:=[.E1123]*24*60" office:value-type="float" office:value="72000" calcext:value-type="float">
            <text:p>72000</text:p>
          </table:table-cell>
          <table:table-cell table:formula="of:=[.C1123]/275" office:value-type="float" office:value="4.67090909090909" calcext:value-type="float">
            <text:p>4,67090909090909</text:p>
          </table:table-cell>
          <table:table-cell table:formula="of:=[.D1123]/275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office:value-type="float" office:value="1280.5" calcext:value-type="float">
            <text:p>1280,5</text:p>
          </table:table-cell>
          <table:table-cell office:value-type="float" office:value="3558.5" calcext:value-type="float">
            <text:p>3558,5</text:p>
          </table:table-cell>
          <table:table-cell office:value-type="float" office:value="50" calcext:value-type="float">
            <text:p>50</text:p>
          </table:table-cell>
          <table:table-cell table:formula="of:=[.E1124]*24*60" office:value-type="float" office:value="72000" calcext:value-type="float">
            <text:p>72000</text:p>
          </table:table-cell>
          <table:table-cell table:formula="of:=[.C1124]/275" office:value-type="float" office:value="4.65636363636364" calcext:value-type="float">
            <text:p>4,65636363636364</text:p>
          </table:table-cell>
          <table:table-cell table:formula="of:=[.D1124]/275" office:value-type="float" office:value="12.94" calcext:value-type="float">
            <text:p>12,94</text:p>
          </table:table-cell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office:value-type="float" office:value="1282.5" calcext:value-type="float">
            <text:p>1282,5</text:p>
          </table:table-cell>
          <table:table-cell office:value-type="float" office:value="3492.5" calcext:value-type="float">
            <text:p>3492,5</text:p>
          </table:table-cell>
          <table:table-cell office:value-type="float" office:value="50" calcext:value-type="float">
            <text:p>50</text:p>
          </table:table-cell>
          <table:table-cell table:formula="of:=[.E1125]*24*60" office:value-type="float" office:value="72000" calcext:value-type="float">
            <text:p>72000</text:p>
          </table:table-cell>
          <table:table-cell table:formula="of:=[.C1125]/275" office:value-type="float" office:value="4.66363636363636" calcext:value-type="float">
            <text:p>4,66363636363636</text:p>
          </table:table-cell>
          <table:table-cell table:formula="of:=[.D1125]/275" office:value-type="float" office:value="12.7" calcext:value-type="float">
            <text:p>12,7</text:p>
          </table:table-cell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1300.5" calcext:value-type="float">
            <text:p>1300,5</text:p>
          </table:table-cell>
          <table:table-cell office:value-type="float" office:value="3426.5" calcext:value-type="float">
            <text:p>3426,5</text:p>
          </table:table-cell>
          <table:table-cell office:value-type="float" office:value="50" calcext:value-type="float">
            <text:p>50</text:p>
          </table:table-cell>
          <table:table-cell table:formula="of:=[.E1126]*24*60" office:value-type="float" office:value="72000" calcext:value-type="float">
            <text:p>72000</text:p>
          </table:table-cell>
          <table:table-cell table:formula="of:=[.C1126]/275" office:value-type="float" office:value="4.72909090909091" calcext:value-type="float">
            <text:p>4,72909090909091</text:p>
          </table:table-cell>
          <table:table-cell table:formula="of:=[.D1126]/275" office:value-type="float" office:value="12.46" calcext:value-type="float">
            <text:p>12,46</text:p>
          </table:table-cell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float" office:value="1302.5" calcext:value-type="float">
            <text:p>1302,5</text:p>
          </table:table-cell>
          <table:table-cell office:value-type="float" office:value="3346.5" calcext:value-type="float">
            <text:p>3346,5</text:p>
          </table:table-cell>
          <table:table-cell office:value-type="float" office:value="50" calcext:value-type="float">
            <text:p>50</text:p>
          </table:table-cell>
          <table:table-cell table:formula="of:=[.E1127]*24*60" office:value-type="float" office:value="72000" calcext:value-type="float">
            <text:p>72000</text:p>
          </table:table-cell>
          <table:table-cell table:formula="of:=[.C1127]/275" office:value-type="float" office:value="4.73636363636364" calcext:value-type="float">
            <text:p>4,73636363636364</text:p>
          </table:table-cell>
          <table:table-cell table:formula="of:=[.D1127]/275" office:value-type="float" office:value="12.1690909090909" calcext:value-type="float">
            <text:p>12,1690909090909</text:p>
          </table:table-cell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288.5" calcext:value-type="float">
            <text:p>1288,5</text:p>
          </table:table-cell>
          <table:table-cell office:value-type="float" office:value="3288.5" calcext:value-type="float">
            <text:p>3288,5</text:p>
          </table:table-cell>
          <table:table-cell office:value-type="float" office:value="50" calcext:value-type="float">
            <text:p>50</text:p>
          </table:table-cell>
          <table:table-cell table:formula="of:=[.E1128]*24*60" office:value-type="float" office:value="72000" calcext:value-type="float">
            <text:p>72000</text:p>
          </table:table-cell>
          <table:table-cell table:formula="of:=[.C1128]/275" office:value-type="float" office:value="4.68545454545455" calcext:value-type="float">
            <text:p>4,68545454545455</text:p>
          </table:table-cell>
          <table:table-cell table:formula="of:=[.D1128]/275" office:value-type="float" office:value="11.9581818181818" calcext:value-type="float">
            <text:p>11,9581818181818</text:p>
          </table:table-cell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office:value-type="float" office:value="1298.5" calcext:value-type="float">
            <text:p>1298,5</text:p>
          </table:table-cell>
          <table:table-cell office:value-type="float" office:value="3220.5" calcext:value-type="float">
            <text:p>3220,5</text:p>
          </table:table-cell>
          <table:table-cell office:value-type="float" office:value="50" calcext:value-type="float">
            <text:p>50</text:p>
          </table:table-cell>
          <table:table-cell table:formula="of:=[.E1129]*24*60" office:value-type="float" office:value="72000" calcext:value-type="float">
            <text:p>72000</text:p>
          </table:table-cell>
          <table:table-cell table:formula="of:=[.C1129]/275" office:value-type="float" office:value="4.72181818181818" calcext:value-type="float">
            <text:p>4,72181818181818</text:p>
          </table:table-cell>
          <table:table-cell table:formula="of:=[.D1129]/275" office:value-type="float" office:value="11.7109090909091" calcext:value-type="float">
            <text:p>11,7109090909091</text:p>
          </table:table-cell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office:value-type="float" office:value="1274.5" calcext:value-type="float">
            <text:p>1274,5</text:p>
          </table:table-cell>
          <table:table-cell office:value-type="float" office:value="3132.5" calcext:value-type="float">
            <text:p>3132,5</text:p>
          </table:table-cell>
          <table:table-cell office:value-type="float" office:value="50" calcext:value-type="float">
            <text:p>50</text:p>
          </table:table-cell>
          <table:table-cell table:formula="of:=[.E1130]*24*60" office:value-type="float" office:value="72000" calcext:value-type="float">
            <text:p>72000</text:p>
          </table:table-cell>
          <table:table-cell table:formula="of:=[.C1130]/275" office:value-type="float" office:value="4.63454545454546" calcext:value-type="float">
            <text:p>4,63454545454546</text:p>
          </table:table-cell>
          <table:table-cell table:formula="of:=[.D1130]/275" office:value-type="float" office:value="11.3909090909091" calcext:value-type="float">
            <text:p>11,3909090909091</text:p>
          </table:table-cell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float" office:value="1250.5" calcext:value-type="float">
            <text:p>1250,5</text:p>
          </table:table-cell>
          <table:table-cell office:value-type="float" office:value="3052.5" calcext:value-type="float">
            <text:p>3052,5</text:p>
          </table:table-cell>
          <table:table-cell office:value-type="float" office:value="50" calcext:value-type="float">
            <text:p>50</text:p>
          </table:table-cell>
          <table:table-cell table:formula="of:=[.E1131]*24*60" office:value-type="float" office:value="72000" calcext:value-type="float">
            <text:p>72000</text:p>
          </table:table-cell>
          <table:table-cell table:formula="of:=[.C1131]/275" office:value-type="float" office:value="4.54727272727273" calcext:value-type="float">
            <text:p>4,54727272727273</text:p>
          </table:table-cell>
          <table:table-cell table:formula="of:=[.D1131]/275" office:value-type="float" office:value="11.1" calcext:value-type="float">
            <text:p>11,1</text:p>
          </table:table-cell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1242.5" calcext:value-type="float">
            <text:p>1242,5</text:p>
          </table:table-cell>
          <table:table-cell office:value-type="float" office:value="2958.5" calcext:value-type="float">
            <text:p>2958,5</text:p>
          </table:table-cell>
          <table:table-cell office:value-type="float" office:value="50" calcext:value-type="float">
            <text:p>50</text:p>
          </table:table-cell>
          <table:table-cell table:formula="of:=[.E1132]*24*60" office:value-type="float" office:value="72000" calcext:value-type="float">
            <text:p>72000</text:p>
          </table:table-cell>
          <table:table-cell table:formula="of:=[.C1132]/275" office:value-type="float" office:value="4.51818181818182" calcext:value-type="float">
            <text:p>4,51818181818182</text:p>
          </table:table-cell>
          <table:table-cell table:formula="of:=[.D1132]/275" office:value-type="float" office:value="10.7581818181818" calcext:value-type="float">
            <text:p>10,7581818181818</text:p>
          </table:table-cell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float" office:value="1238.5" calcext:value-type="float">
            <text:p>1238,5</text:p>
          </table:table-cell>
          <table:table-cell office:value-type="float" office:value="2846.5" calcext:value-type="float">
            <text:p>2846,5</text:p>
          </table:table-cell>
          <table:table-cell office:value-type="float" office:value="53" calcext:value-type="float">
            <text:p>53</text:p>
          </table:table-cell>
          <table:table-cell table:formula="of:=[.E1133]*24*60" office:value-type="float" office:value="76320" calcext:value-type="float">
            <text:p>76320</text:p>
          </table:table-cell>
          <table:table-cell table:formula="of:=[.C1133]/275" office:value-type="float" office:value="4.50363636363636" calcext:value-type="float">
            <text:p>4,50363636363636</text:p>
          </table:table-cell>
          <table:table-cell table:formula="of:=[.D1133]/275" office:value-type="float" office:value="10.3509090909091" calcext:value-type="float">
            <text:p>10,3509090909091</text:p>
          </table:table-cell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float" office:value="1240.5" calcext:value-type="float">
            <text:p>1240,5</text:p>
          </table:table-cell>
          <table:table-cell office:value-type="float" office:value="2920.5" calcext:value-type="float">
            <text:p>2920,5</text:p>
          </table:table-cell>
          <table:table-cell office:value-type="float" office:value="53" calcext:value-type="float">
            <text:p>53</text:p>
          </table:table-cell>
          <table:table-cell table:formula="of:=[.E1134]*24*60" office:value-type="float" office:value="76320" calcext:value-type="float">
            <text:p>76320</text:p>
          </table:table-cell>
          <table:table-cell table:formula="of:=[.C1134]/275" office:value-type="float" office:value="4.51090909090909" calcext:value-type="float">
            <text:p>4,51090909090909</text:p>
          </table:table-cell>
          <table:table-cell table:formula="of:=[.D1134]/275" office:value-type="float" office:value="10.62" calcext:value-type="float">
            <text:p>10,62</text:p>
          </table:table-cell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office:value-type="float" office:value="1250.5" calcext:value-type="float">
            <text:p>1250,5</text:p>
          </table:table-cell>
          <table:table-cell office:value-type="float" office:value="3010.5" calcext:value-type="float">
            <text:p>3010,5</text:p>
          </table:table-cell>
          <table:table-cell office:value-type="float" office:value="53" calcext:value-type="float">
            <text:p>53</text:p>
          </table:table-cell>
          <table:table-cell table:formula="of:=[.E1135]*24*60" office:value-type="float" office:value="76320" calcext:value-type="float">
            <text:p>76320</text:p>
          </table:table-cell>
          <table:table-cell table:formula="of:=[.C1135]/275" office:value-type="float" office:value="4.54727272727273" calcext:value-type="float">
            <text:p>4,54727272727273</text:p>
          </table:table-cell>
          <table:table-cell table:formula="of:=[.D1135]/275" office:value-type="float" office:value="10.9472727272727" calcext:value-type="float">
            <text:p>10,9472727272727</text:p>
          </table:table-cell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office:value-type="float" office:value="1246.5" calcext:value-type="float">
            <text:p>1246,5</text:p>
          </table:table-cell>
          <table:table-cell office:value-type="float" office:value="3106.5" calcext:value-type="float">
            <text:p>3106,5</text:p>
          </table:table-cell>
          <table:table-cell office:value-type="float" office:value="53" calcext:value-type="float">
            <text:p>53</text:p>
          </table:table-cell>
          <table:table-cell table:formula="of:=[.E1136]*24*60" office:value-type="float" office:value="76320" calcext:value-type="float">
            <text:p>76320</text:p>
          </table:table-cell>
          <table:table-cell table:formula="of:=[.C1136]/275" office:value-type="float" office:value="4.53272727272727" calcext:value-type="float">
            <text:p>4,53272727272727</text:p>
          </table:table-cell>
          <table:table-cell table:formula="of:=[.D1136]/275" office:value-type="float" office:value="11.2963636363636" calcext:value-type="float">
            <text:p>11,2963636363636</text:p>
          </table:table-cell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1294.5" calcext:value-type="float">
            <text:p>1294,5</text:p>
          </table:table-cell>
          <table:table-cell office:value-type="float" office:value="3184.5" calcext:value-type="float">
            <text:p>3184,5</text:p>
          </table:table-cell>
          <table:table-cell office:value-type="float" office:value="53" calcext:value-type="float">
            <text:p>53</text:p>
          </table:table-cell>
          <table:table-cell table:formula="of:=[.E1137]*24*60" office:value-type="float" office:value="76320" calcext:value-type="float">
            <text:p>76320</text:p>
          </table:table-cell>
          <table:table-cell table:formula="of:=[.C1137]/275" office:value-type="float" office:value="4.70727272727273" calcext:value-type="float">
            <text:p>4,70727272727273</text:p>
          </table:table-cell>
          <table:table-cell table:formula="of:=[.D1137]/275" office:value-type="float" office:value="11.58" calcext:value-type="float">
            <text:p>11,58</text:p>
          </table:table-cell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office:value-type="float" office:value="1296.5" calcext:value-type="float">
            <text:p>1296,5</text:p>
          </table:table-cell>
          <table:table-cell office:value-type="float" office:value="3302.5" calcext:value-type="float">
            <text:p>3302,5</text:p>
          </table:table-cell>
          <table:table-cell office:value-type="float" office:value="53" calcext:value-type="float">
            <text:p>53</text:p>
          </table:table-cell>
          <table:table-cell table:formula="of:=[.E1138]*24*60" office:value-type="float" office:value="76320" calcext:value-type="float">
            <text:p>76320</text:p>
          </table:table-cell>
          <table:table-cell table:formula="of:=[.C1138]/275" office:value-type="float" office:value="4.71454545454546" calcext:value-type="float">
            <text:p>4,71454545454546</text:p>
          </table:table-cell>
          <table:table-cell table:formula="of:=[.D1138]/275" office:value-type="float" office:value="12.0090909090909" calcext:value-type="float">
            <text:p>12,0090909090909</text:p>
          </table:table-cell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office:value-type="float" office:value="1290.5" calcext:value-type="float">
            <text:p>1290,5</text:p>
          </table:table-cell>
          <table:table-cell office:value-type="float" office:value="3422.5" calcext:value-type="float">
            <text:p>3422,5</text:p>
          </table:table-cell>
          <table:table-cell office:value-type="float" office:value="53" calcext:value-type="float">
            <text:p>53</text:p>
          </table:table-cell>
          <table:table-cell table:formula="of:=[.E1139]*24*60" office:value-type="float" office:value="76320" calcext:value-type="float">
            <text:p>76320</text:p>
          </table:table-cell>
          <table:table-cell table:formula="of:=[.C1139]/275" office:value-type="float" office:value="4.69272727272727" calcext:value-type="float">
            <text:p>4,69272727272727</text:p>
          </table:table-cell>
          <table:table-cell table:formula="of:=[.D1139]/275" office:value-type="float" office:value="12.4454545454545" calcext:value-type="float">
            <text:p>12,4454545454545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float" office:value="1276.5" calcext:value-type="float">
            <text:p>1276,5</text:p>
          </table:table-cell>
          <table:table-cell office:value-type="float" office:value="3566.5" calcext:value-type="float">
            <text:p>3566,5</text:p>
          </table:table-cell>
          <table:table-cell office:value-type="float" office:value="53" calcext:value-type="float">
            <text:p>53</text:p>
          </table:table-cell>
          <table:table-cell table:formula="of:=[.E1140]*24*60" office:value-type="float" office:value="76320" calcext:value-type="float">
            <text:p>76320</text:p>
          </table:table-cell>
          <table:table-cell table:formula="of:=[.C1140]/275" office:value-type="float" office:value="4.64181818181818" calcext:value-type="float">
            <text:p>4,64181818181818</text:p>
          </table:table-cell>
          <table:table-cell table:formula="of:=[.D1140]/275" office:value-type="float" office:value="12.9690909090909" calcext:value-type="float">
            <text:p>12,9690909090909</text:p>
          </table:table-cell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1286.5" calcext:value-type="float">
            <text:p>1286,5</text:p>
          </table:table-cell>
          <table:table-cell office:value-type="float" office:value="3634.5" calcext:value-type="float">
            <text:p>3634,5</text:p>
          </table:table-cell>
          <table:table-cell office:value-type="float" office:value="53" calcext:value-type="float">
            <text:p>53</text:p>
          </table:table-cell>
          <table:table-cell table:formula="of:=[.E1141]*24*60" office:value-type="float" office:value="76320" calcext:value-type="float">
            <text:p>76320</text:p>
          </table:table-cell>
          <table:table-cell table:formula="of:=[.C1141]/275" office:value-type="float" office:value="4.67818181818182" calcext:value-type="float">
            <text:p>4,67818181818182</text:p>
          </table:table-cell>
          <table:table-cell table:formula="of:=[.D1141]/275" office:value-type="float" office:value="13.2163636363636" calcext:value-type="float">
            <text:p>13,2163636363636</text:p>
          </table:table-cell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1290.5" calcext:value-type="float">
            <text:p>1290,5</text:p>
          </table:table-cell>
          <table:table-cell office:value-type="float" office:value="3708.5" calcext:value-type="float">
            <text:p>3708,5</text:p>
          </table:table-cell>
          <table:table-cell office:value-type="float" office:value="53" calcext:value-type="float">
            <text:p>53</text:p>
          </table:table-cell>
          <table:table-cell table:formula="of:=[.E1142]*24*60" office:value-type="float" office:value="76320" calcext:value-type="float">
            <text:p>76320</text:p>
          </table:table-cell>
          <table:table-cell table:formula="of:=[.C1142]/275" office:value-type="float" office:value="4.69272727272727" calcext:value-type="float">
            <text:p>4,69272727272727</text:p>
          </table:table-cell>
          <table:table-cell table:formula="of:=[.D1142]/275" office:value-type="float" office:value="13.4854545454545" calcext:value-type="float">
            <text:p>13,4854545454545</text:p>
          </table:table-cell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office:value-type="float" office:value="1272.5" calcext:value-type="float">
            <text:p>1272,5</text:p>
          </table:table-cell>
          <table:table-cell office:value-type="float" office:value="3680.5" calcext:value-type="float">
            <text:p>3680,5</text:p>
          </table:table-cell>
          <table:table-cell office:value-type="float" office:value="53" calcext:value-type="float">
            <text:p>53</text:p>
          </table:table-cell>
          <table:table-cell table:formula="of:=[.E1143]*24*60" office:value-type="float" office:value="76320" calcext:value-type="float">
            <text:p>76320</text:p>
          </table:table-cell>
          <table:table-cell table:formula="of:=[.C1143]/275" office:value-type="float" office:value="4.62727272727273" calcext:value-type="float">
            <text:p>4,62727272727273</text:p>
          </table:table-cell>
          <table:table-cell table:formula="of:=[.D1143]/275" office:value-type="float" office:value="13.3836363636364" calcext:value-type="float">
            <text:p>13,3836363636364</text:p>
          </table:table-cell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office:value-type="float" office:value="1276.5" calcext:value-type="float">
            <text:p>1276,5</text:p>
          </table:table-cell>
          <table:table-cell office:value-type="float" office:value="3772.5" calcext:value-type="float">
            <text:p>3772,5</text:p>
          </table:table-cell>
          <table:table-cell office:value-type="float" office:value="53" calcext:value-type="float">
            <text:p>53</text:p>
          </table:table-cell>
          <table:table-cell table:formula="of:=[.E1144]*24*60" office:value-type="float" office:value="76320" calcext:value-type="float">
            <text:p>76320</text:p>
          </table:table-cell>
          <table:table-cell table:formula="of:=[.C1144]/275" office:value-type="float" office:value="4.64181818181818" calcext:value-type="float">
            <text:p>4,64181818181818</text:p>
          </table:table-cell>
          <table:table-cell table:formula="of:=[.D1144]/275" office:value-type="float" office:value="13.7181818181818" calcext:value-type="float">
            <text:p>13,7181818181818</text:p>
          </table:table-cell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office:value-type="float" office:value="1282.5" calcext:value-type="float">
            <text:p>1282,5</text:p>
          </table:table-cell>
          <table:table-cell office:value-type="float" office:value="3818.5" calcext:value-type="float">
            <text:p>3818,5</text:p>
          </table:table-cell>
          <table:table-cell office:value-type="float" office:value="53" calcext:value-type="float">
            <text:p>53</text:p>
          </table:table-cell>
          <table:table-cell table:formula="of:=[.E1145]*24*60" office:value-type="float" office:value="76320" calcext:value-type="float">
            <text:p>76320</text:p>
          </table:table-cell>
          <table:table-cell table:formula="of:=[.C1145]/275" office:value-type="float" office:value="4.66363636363636" calcext:value-type="float">
            <text:p>4,66363636363636</text:p>
          </table:table-cell>
          <table:table-cell table:formula="of:=[.D1145]/275" office:value-type="float" office:value="13.8854545454545" calcext:value-type="float">
            <text:p>13,8854545454545</text:p>
          </table:table-cell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office:value-type="float" office:value="1174.5" calcext:value-type="float">
            <text:p>1174,5</text:p>
          </table:table-cell>
          <table:table-cell office:value-type="float" office:value="3164.5" calcext:value-type="float">
            <text:p>3164,5</text:p>
          </table:table-cell>
          <table:table-cell office:value-type="float" office:value="53" calcext:value-type="float">
            <text:p>53</text:p>
          </table:table-cell>
          <table:table-cell table:formula="of:=[.E1146]*24*60" office:value-type="float" office:value="76320" calcext:value-type="float">
            <text:p>76320</text:p>
          </table:table-cell>
          <table:table-cell table:formula="of:=[.C1146]/275" office:value-type="float" office:value="4.27090909090909" calcext:value-type="float">
            <text:p>4,27090909090909</text:p>
          </table:table-cell>
          <table:table-cell table:formula="of:=[.D1146]/275" office:value-type="float" office:value="11.5072727272727" calcext:value-type="float">
            <text:p>11,5072727272727</text:p>
          </table:table-cell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office:value-type="float" office:value="1112.5" calcext:value-type="float">
            <text:p>1112,5</text:p>
          </table:table-cell>
          <table:table-cell office:value-type="float" office:value="3164.5" calcext:value-type="float">
            <text:p>3164,5</text:p>
          </table:table-cell>
          <table:table-cell office:value-type="float" office:value="53" calcext:value-type="float">
            <text:p>53</text:p>
          </table:table-cell>
          <table:table-cell table:formula="of:=[.E1147]*24*60" office:value-type="float" office:value="76320" calcext:value-type="float">
            <text:p>76320</text:p>
          </table:table-cell>
          <table:table-cell table:formula="of:=[.C1147]/275" office:value-type="float" office:value="4.04545454545455" calcext:value-type="float">
            <text:p>4,04545454545455</text:p>
          </table:table-cell>
          <table:table-cell table:formula="of:=[.D1147]/275" office:value-type="float" office:value="11.5072727272727" calcext:value-type="float">
            <text:p>11,5072727272727</text:p>
          </table:table-cell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float" office:value="1042.5" calcext:value-type="float">
            <text:p>1042,5</text:p>
          </table:table-cell>
          <table:table-cell office:value-type="float" office:value="3196.5" calcext:value-type="float">
            <text:p>3196,5</text:p>
          </table:table-cell>
          <table:table-cell office:value-type="float" office:value="53" calcext:value-type="float">
            <text:p>53</text:p>
          </table:table-cell>
          <table:table-cell table:formula="of:=[.E1148]*24*60" office:value-type="float" office:value="76320" calcext:value-type="float">
            <text:p>76320</text:p>
          </table:table-cell>
          <table:table-cell table:formula="of:=[.C1148]/275" office:value-type="float" office:value="3.79090909090909" calcext:value-type="float">
            <text:p>3,79090909090909</text:p>
          </table:table-cell>
          <table:table-cell table:formula="of:=[.D1148]/275" office:value-type="float" office:value="11.6236363636364" calcext:value-type="float">
            <text:p>11,6236363636364</text:p>
          </table:table-cell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office:value-type="float" office:value="978.5" calcext:value-type="float">
            <text:p>978,5</text:p>
          </table:table-cell>
          <table:table-cell office:value-type="float" office:value="3250.5" calcext:value-type="float">
            <text:p>3250,5</text:p>
          </table:table-cell>
          <table:table-cell office:value-type="float" office:value="53" calcext:value-type="float">
            <text:p>53</text:p>
          </table:table-cell>
          <table:table-cell table:formula="of:=[.E1149]*24*60" office:value-type="float" office:value="76320" calcext:value-type="float">
            <text:p>76320</text:p>
          </table:table-cell>
          <table:table-cell table:formula="of:=[.C1149]/275" office:value-type="float" office:value="3.55818181818182" calcext:value-type="float">
            <text:p>3,55818181818182</text:p>
          </table:table-cell>
          <table:table-cell table:formula="of:=[.D1149]/275" office:value-type="float" office:value="11.82" calcext:value-type="float">
            <text:p>11,82</text:p>
          </table:table-cell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940.5" calcext:value-type="float">
            <text:p>940,5</text:p>
          </table:table-cell>
          <table:table-cell office:value-type="float" office:value="3202.5" calcext:value-type="float">
            <text:p>3202,5</text:p>
          </table:table-cell>
          <table:table-cell office:value-type="float" office:value="53" calcext:value-type="float">
            <text:p>53</text:p>
          </table:table-cell>
          <table:table-cell table:formula="of:=[.E1150]*24*60" office:value-type="float" office:value="76320" calcext:value-type="float">
            <text:p>76320</text:p>
          </table:table-cell>
          <table:table-cell table:formula="of:=[.C1150]/275" office:value-type="float" office:value="3.42" calcext:value-type="float">
            <text:p>3,42</text:p>
          </table:table-cell>
          <table:table-cell table:formula="of:=[.D1150]/275" office:value-type="float" office:value="11.6454545454545" calcext:value-type="float">
            <text:p>11,6454545454545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912.5" calcext:value-type="float">
            <text:p>912,5</text:p>
          </table:table-cell>
          <table:table-cell office:value-type="float" office:value="3304.5" calcext:value-type="float">
            <text:p>3304,5</text:p>
          </table:table-cell>
          <table:table-cell office:value-type="float" office:value="53" calcext:value-type="float">
            <text:p>53</text:p>
          </table:table-cell>
          <table:table-cell table:formula="of:=[.E1151]*24*60" office:value-type="float" office:value="76320" calcext:value-type="float">
            <text:p>76320</text:p>
          </table:table-cell>
          <table:table-cell table:formula="of:=[.C1151]/275" office:value-type="float" office:value="3.31818181818182" calcext:value-type="float">
            <text:p>3,31818181818182</text:p>
          </table:table-cell>
          <table:table-cell table:formula="of:=[.D1151]/275" office:value-type="float" office:value="12.0163636363636" calcext:value-type="float">
            <text:p>12,0163636363636</text:p>
          </table:table-cell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office:value-type="float" office:value="882.5" calcext:value-type="float">
            <text:p>882,5</text:p>
          </table:table-cell>
          <table:table-cell office:value-type="float" office:value="3298.5" calcext:value-type="float">
            <text:p>3298,5</text:p>
          </table:table-cell>
          <table:table-cell office:value-type="float" office:value="53" calcext:value-type="float">
            <text:p>53</text:p>
          </table:table-cell>
          <table:table-cell table:formula="of:=[.E1152]*24*60" office:value-type="float" office:value="76320" calcext:value-type="float">
            <text:p>76320</text:p>
          </table:table-cell>
          <table:table-cell table:formula="of:=[.C1152]/275" office:value-type="float" office:value="3.20909090909091" calcext:value-type="float">
            <text:p>3,20909090909091</text:p>
          </table:table-cell>
          <table:table-cell table:formula="of:=[.D1152]/275" office:value-type="float" office:value="11.9945454545455" calcext:value-type="float">
            <text:p>11,9945454545455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float" office:value="838.5" calcext:value-type="float">
            <text:p>838,5</text:p>
          </table:table-cell>
          <table:table-cell office:value-type="float" office:value="3278.5" calcext:value-type="float">
            <text:p>3278,5</text:p>
          </table:table-cell>
          <table:table-cell office:value-type="float" office:value="53" calcext:value-type="float">
            <text:p>53</text:p>
          </table:table-cell>
          <table:table-cell table:formula="of:=[.E1153]*24*60" office:value-type="float" office:value="76320" calcext:value-type="float">
            <text:p>76320</text:p>
          </table:table-cell>
          <table:table-cell table:formula="of:=[.C1153]/275" office:value-type="float" office:value="3.04909090909091" calcext:value-type="float">
            <text:p>3,04909090909091</text:p>
          </table:table-cell>
          <table:table-cell table:formula="of:=[.D1153]/275" office:value-type="float" office:value="11.9218181818182" calcext:value-type="float">
            <text:p>11,9218181818182</text:p>
          </table:table-cell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office:value-type="float" office:value="822.5" calcext:value-type="float">
            <text:p>822,5</text:p>
          </table:table-cell>
          <table:table-cell office:value-type="float" office:value="3228.5" calcext:value-type="float">
            <text:p>3228,5</text:p>
          </table:table-cell>
          <table:table-cell office:value-type="float" office:value="53" calcext:value-type="float">
            <text:p>53</text:p>
          </table:table-cell>
          <table:table-cell table:formula="of:=[.E1154]*24*60" office:value-type="float" office:value="76320" calcext:value-type="float">
            <text:p>76320</text:p>
          </table:table-cell>
          <table:table-cell table:formula="of:=[.C1154]/275" office:value-type="float" office:value="2.99090909090909" calcext:value-type="float">
            <text:p>2,99090909090909</text:p>
          </table:table-cell>
          <table:table-cell table:formula="of:=[.D1154]/275" office:value-type="float" office:value="11.74" calcext:value-type="float">
            <text:p>11,74</text:p>
          </table:table-cell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office:value-type="float" office:value="798.5" calcext:value-type="float">
            <text:p>798,5</text:p>
          </table:table-cell>
          <table:table-cell office:value-type="float" office:value="3232.5" calcext:value-type="float">
            <text:p>3232,5</text:p>
          </table:table-cell>
          <table:table-cell office:value-type="float" office:value="53" calcext:value-type="float">
            <text:p>53</text:p>
          </table:table-cell>
          <table:table-cell table:formula="of:=[.E1155]*24*60" office:value-type="float" office:value="76320" calcext:value-type="float">
            <text:p>76320</text:p>
          </table:table-cell>
          <table:table-cell table:formula="of:=[.C1155]/275" office:value-type="float" office:value="2.90363636363636" calcext:value-type="float">
            <text:p>2,90363636363636</text:p>
          </table:table-cell>
          <table:table-cell table:formula="of:=[.D1155]/275" office:value-type="float" office:value="11.7545454545455" calcext:value-type="float">
            <text:p>11,7545454545455</text:p>
          </table:table-cell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office:value-type="float" office:value="794.5" calcext:value-type="float">
            <text:p>794,5</text:p>
          </table:table-cell>
          <table:table-cell office:value-type="float" office:value="3318.5" calcext:value-type="float">
            <text:p>3318,5</text:p>
          </table:table-cell>
          <table:table-cell office:value-type="float" office:value="53" calcext:value-type="float">
            <text:p>53</text:p>
          </table:table-cell>
          <table:table-cell table:formula="of:=[.E1156]*24*60" office:value-type="float" office:value="76320" calcext:value-type="float">
            <text:p>76320</text:p>
          </table:table-cell>
          <table:table-cell table:formula="of:=[.C1156]/275" office:value-type="float" office:value="2.88909090909091" calcext:value-type="float">
            <text:p>2,88909090909091</text:p>
          </table:table-cell>
          <table:table-cell table:formula="of:=[.D1156]/275" office:value-type="float" office:value="12.0672727272727" calcext:value-type="float">
            <text:p>12,0672727272727</text:p>
          </table:table-cell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float" office:value="760.5" calcext:value-type="float">
            <text:p>760,5</text:p>
          </table:table-cell>
          <table:table-cell office:value-type="float" office:value="3384.5" calcext:value-type="float">
            <text:p>3384,5</text:p>
          </table:table-cell>
          <table:table-cell office:value-type="float" office:value="53" calcext:value-type="float">
            <text:p>53</text:p>
          </table:table-cell>
          <table:table-cell table:formula="of:=[.E1157]*24*60" office:value-type="float" office:value="76320" calcext:value-type="float">
            <text:p>76320</text:p>
          </table:table-cell>
          <table:table-cell table:formula="of:=[.C1157]/275" office:value-type="float" office:value="2.76545454545455" calcext:value-type="float">
            <text:p>2,76545454545455</text:p>
          </table:table-cell>
          <table:table-cell table:formula="of:=[.D1157]/275" office:value-type="float" office:value="12.3072727272727" calcext:value-type="float">
            <text:p>12,3072727272727</text:p>
          </table:table-cell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office:value-type="float" office:value="696.5" calcext:value-type="float">
            <text:p>696,5</text:p>
          </table:table-cell>
          <table:table-cell office:value-type="float" office:value="3440.5" calcext:value-type="float">
            <text:p>3440,5</text:p>
          </table:table-cell>
          <table:table-cell office:value-type="float" office:value="53" calcext:value-type="float">
            <text:p>53</text:p>
          </table:table-cell>
          <table:table-cell table:formula="of:=[.E1158]*24*60" office:value-type="float" office:value="76320" calcext:value-type="float">
            <text:p>76320</text:p>
          </table:table-cell>
          <table:table-cell table:formula="of:=[.C1158]/275" office:value-type="float" office:value="2.53272727272727" calcext:value-type="float">
            <text:p>2,53272727272727</text:p>
          </table:table-cell>
          <table:table-cell table:formula="of:=[.D1158]/275" office:value-type="float" office:value="12.5109090909091" calcext:value-type="float">
            <text:p>12,5109090909091</text:p>
          </table:table-cell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office:value-type="float" office:value="684.5" calcext:value-type="float">
            <text:p>684,5</text:p>
          </table:table-cell>
          <table:table-cell office:value-type="float" office:value="3504.5" calcext:value-type="float">
            <text:p>3504,5</text:p>
          </table:table-cell>
          <table:table-cell office:value-type="float" office:value="53" calcext:value-type="float">
            <text:p>53</text:p>
          </table:table-cell>
          <table:table-cell table:formula="of:=[.E1159]*24*60" office:value-type="float" office:value="76320" calcext:value-type="float">
            <text:p>76320</text:p>
          </table:table-cell>
          <table:table-cell table:formula="of:=[.C1159]/275" office:value-type="float" office:value="2.48909090909091" calcext:value-type="float">
            <text:p>2,48909090909091</text:p>
          </table:table-cell>
          <table:table-cell table:formula="of:=[.D1159]/275" office:value-type="float" office:value="12.7436363636364" calcext:value-type="float">
            <text:p>12,7436363636364</text:p>
          </table:table-cell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office:value-type="float" office:value="636.5" calcext:value-type="float">
            <text:p>636,5</text:p>
          </table:table-cell>
          <table:table-cell office:value-type="float" office:value="3628.5" calcext:value-type="float">
            <text:p>3628,5</text:p>
          </table:table-cell>
          <table:table-cell office:value-type="float" office:value="53" calcext:value-type="float">
            <text:p>53</text:p>
          </table:table-cell>
          <table:table-cell table:formula="of:=[.E1160]*24*60" office:value-type="float" office:value="76320" calcext:value-type="float">
            <text:p>76320</text:p>
          </table:table-cell>
          <table:table-cell table:formula="of:=[.C1160]/275" office:value-type="float" office:value="2.31454545454545" calcext:value-type="float">
            <text:p>2,31454545454545</text:p>
          </table:table-cell>
          <table:table-cell table:formula="of:=[.D1160]/275" office:value-type="float" office:value="13.1945454545455" calcext:value-type="float">
            <text:p>13,1945454545455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660.5" calcext:value-type="float">
            <text:p>660,5</text:p>
          </table:table-cell>
          <table:table-cell office:value-type="float" office:value="3738.5" calcext:value-type="float">
            <text:p>3738,5</text:p>
          </table:table-cell>
          <table:table-cell office:value-type="float" office:value="53" calcext:value-type="float">
            <text:p>53</text:p>
          </table:table-cell>
          <table:table-cell table:formula="of:=[.E1161]*24*60" office:value-type="float" office:value="76320" calcext:value-type="float">
            <text:p>76320</text:p>
          </table:table-cell>
          <table:table-cell table:formula="of:=[.C1161]/275" office:value-type="float" office:value="2.40181818181818" calcext:value-type="float">
            <text:p>2,40181818181818</text:p>
          </table:table-cell>
          <table:table-cell table:formula="of:=[.D1161]/275" office:value-type="float" office:value="13.5945454545455" calcext:value-type="float">
            <text:p>13,5945454545455</text:p>
          </table:table-cell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office:value-type="float" office:value="666.5" calcext:value-type="float">
            <text:p>666,5</text:p>
          </table:table-cell>
          <table:table-cell office:value-type="float" office:value="3776.5" calcext:value-type="float">
            <text:p>3776,5</text:p>
          </table:table-cell>
          <table:table-cell office:value-type="float" office:value="53" calcext:value-type="float">
            <text:p>53</text:p>
          </table:table-cell>
          <table:table-cell table:formula="of:=[.E1162]*24*60" office:value-type="float" office:value="76320" calcext:value-type="float">
            <text:p>76320</text:p>
          </table:table-cell>
          <table:table-cell table:formula="of:=[.C1162]/275" office:value-type="float" office:value="2.42363636363636" calcext:value-type="float">
            <text:p>2,42363636363636</text:p>
          </table:table-cell>
          <table:table-cell table:formula="of:=[.D1162]/275" office:value-type="float" office:value="13.7327272727273" calcext:value-type="float">
            <text:p>13,7327272727273</text:p>
          </table:table-cell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office:value-type="float" office:value="626.5" calcext:value-type="float">
            <text:p>626,5</text:p>
          </table:table-cell>
          <table:table-cell office:value-type="float" office:value="3830.5" calcext:value-type="float">
            <text:p>3830,5</text:p>
          </table:table-cell>
          <table:table-cell office:value-type="float" office:value="53" calcext:value-type="float">
            <text:p>53</text:p>
          </table:table-cell>
          <table:table-cell table:formula="of:=[.E1163]*24*60" office:value-type="float" office:value="76320" calcext:value-type="float">
            <text:p>76320</text:p>
          </table:table-cell>
          <table:table-cell table:formula="of:=[.C1163]/275" office:value-type="float" office:value="2.27818181818182" calcext:value-type="float">
            <text:p>2,27818181818182</text:p>
          </table:table-cell>
          <table:table-cell table:formula="of:=[.D1163]/275" office:value-type="float" office:value="13.9290909090909" calcext:value-type="float">
            <text:p>13,9290909090909</text:p>
          </table:table-cell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office:value-type="float" office:value="1228.5" calcext:value-type="float">
            <text:p>1228,5</text:p>
          </table:table-cell>
          <table:table-cell office:value-type="float" office:value="2850.5" calcext:value-type="float">
            <text:p>2850,5</text:p>
          </table:table-cell>
          <table:table-cell office:value-type="float" office:value="56" calcext:value-type="float">
            <text:p>56</text:p>
          </table:table-cell>
          <table:table-cell table:formula="of:=[.E1164]*24*60" office:value-type="float" office:value="80640" calcext:value-type="float">
            <text:p>80640</text:p>
          </table:table-cell>
          <table:table-cell table:formula="of:=[.C1164]/275" office:value-type="float" office:value="4.46727272727273" calcext:value-type="float">
            <text:p>4,46727272727273</text:p>
          </table:table-cell>
          <table:table-cell table:formula="of:=[.D1164]/275" office:value-type="float" office:value="10.3654545454545" calcext:value-type="float">
            <text:p>10,3654545454545</text:p>
          </table:table-cell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office:value-type="float" office:value="1246.5" calcext:value-type="float">
            <text:p>1246,5</text:p>
          </table:table-cell>
          <table:table-cell office:value-type="float" office:value="2880.5" calcext:value-type="float">
            <text:p>2880,5</text:p>
          </table:table-cell>
          <table:table-cell office:value-type="float" office:value="56" calcext:value-type="float">
            <text:p>56</text:p>
          </table:table-cell>
          <table:table-cell table:formula="of:=[.E1165]*24*60" office:value-type="float" office:value="80640" calcext:value-type="float">
            <text:p>80640</text:p>
          </table:table-cell>
          <table:table-cell table:formula="of:=[.C1165]/275" office:value-type="float" office:value="4.53272727272727" calcext:value-type="float">
            <text:p>4,53272727272727</text:p>
          </table:table-cell>
          <table:table-cell table:formula="of:=[.D1165]/275" office:value-type="float" office:value="10.4745454545455" calcext:value-type="float">
            <text:p>10,4745454545455</text:p>
          </table:table-cell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office:value-type="float" office:value="1246.5" calcext:value-type="float">
            <text:p>1246,5</text:p>
          </table:table-cell>
          <table:table-cell office:value-type="float" office:value="3036.5" calcext:value-type="float">
            <text:p>3036,5</text:p>
          </table:table-cell>
          <table:table-cell office:value-type="float" office:value="56" calcext:value-type="float">
            <text:p>56</text:p>
          </table:table-cell>
          <table:table-cell table:formula="of:=[.E1166]*24*60" office:value-type="float" office:value="80640" calcext:value-type="float">
            <text:p>80640</text:p>
          </table:table-cell>
          <table:table-cell table:formula="of:=[.C1166]/275" office:value-type="float" office:value="4.53272727272727" calcext:value-type="float">
            <text:p>4,53272727272727</text:p>
          </table:table-cell>
          <table:table-cell table:formula="of:=[.D1166]/275" office:value-type="float" office:value="11.0418181818182" calcext:value-type="float">
            <text:p>11,0418181818182</text:p>
          </table:table-cell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office:value-type="float" office:value="1280.5" calcext:value-type="float">
            <text:p>1280,5</text:p>
          </table:table-cell>
          <table:table-cell office:value-type="float" office:value="3142.5" calcext:value-type="float">
            <text:p>3142,5</text:p>
          </table:table-cell>
          <table:table-cell office:value-type="float" office:value="56" calcext:value-type="float">
            <text:p>56</text:p>
          </table:table-cell>
          <table:table-cell table:formula="of:=[.E1167]*24*60" office:value-type="float" office:value="80640" calcext:value-type="float">
            <text:p>80640</text:p>
          </table:table-cell>
          <table:table-cell table:formula="of:=[.C1167]/275" office:value-type="float" office:value="4.65636363636364" calcext:value-type="float">
            <text:p>4,65636363636364</text:p>
          </table:table-cell>
          <table:table-cell table:formula="of:=[.D1167]/275" office:value-type="float" office:value="11.4272727272727" calcext:value-type="float">
            <text:p>11,4272727272727</text:p>
          </table:table-cell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office:value-type="float" office:value="1300.5" calcext:value-type="float">
            <text:p>1300,5</text:p>
          </table:table-cell>
          <table:table-cell office:value-type="float" office:value="3262.5" calcext:value-type="float">
            <text:p>3262,5</text:p>
          </table:table-cell>
          <table:table-cell office:value-type="float" office:value="56" calcext:value-type="float">
            <text:p>56</text:p>
          </table:table-cell>
          <table:table-cell table:formula="of:=[.E1168]*24*60" office:value-type="float" office:value="80640" calcext:value-type="float">
            <text:p>80640</text:p>
          </table:table-cell>
          <table:table-cell table:formula="of:=[.C1168]/275" office:value-type="float" office:value="4.72909090909091" calcext:value-type="float">
            <text:p>4,72909090909091</text:p>
          </table:table-cell>
          <table:table-cell table:formula="of:=[.D1168]/275" office:value-type="float" office:value="11.8636363636364" calcext:value-type="float">
            <text:p>11,8636363636364</text:p>
          </table:table-cell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float" office:value="1310.5" calcext:value-type="float">
            <text:p>1310,5</text:p>
          </table:table-cell>
          <table:table-cell office:value-type="float" office:value="3364.5" calcext:value-type="float">
            <text:p>3364,5</text:p>
          </table:table-cell>
          <table:table-cell office:value-type="float" office:value="56" calcext:value-type="float">
            <text:p>56</text:p>
          </table:table-cell>
          <table:table-cell table:formula="of:=[.E1169]*24*60" office:value-type="float" office:value="80640" calcext:value-type="float">
            <text:p>80640</text:p>
          </table:table-cell>
          <table:table-cell table:formula="of:=[.C1169]/275" office:value-type="float" office:value="4.76545454545455" calcext:value-type="float">
            <text:p>4,76545454545455</text:p>
          </table:table-cell>
          <table:table-cell table:formula="of:=[.D1169]/275" office:value-type="float" office:value="12.2345454545455" calcext:value-type="float">
            <text:p>12,2345454545455</text:p>
          </table:table-cell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office:value-type="float" office:value="1296.5" calcext:value-type="float">
            <text:p>1296,5</text:p>
          </table:table-cell>
          <table:table-cell office:value-type="float" office:value="3468.5" calcext:value-type="float">
            <text:p>3468,5</text:p>
          </table:table-cell>
          <table:table-cell office:value-type="float" office:value="56" calcext:value-type="float">
            <text:p>56</text:p>
          </table:table-cell>
          <table:table-cell table:formula="of:=[.E1170]*24*60" office:value-type="float" office:value="80640" calcext:value-type="float">
            <text:p>80640</text:p>
          </table:table-cell>
          <table:table-cell table:formula="of:=[.C1170]/275" office:value-type="float" office:value="4.71454545454546" calcext:value-type="float">
            <text:p>4,71454545454546</text:p>
          </table:table-cell>
          <table:table-cell table:formula="of:=[.D1170]/275" office:value-type="float" office:value="12.6127272727273" calcext:value-type="float">
            <text:p>12,6127272727273</text:p>
          </table:table-cell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1290.5" calcext:value-type="float">
            <text:p>1290,5</text:p>
          </table:table-cell>
          <table:table-cell office:value-type="float" office:value="3576.5" calcext:value-type="float">
            <text:p>3576,5</text:p>
          </table:table-cell>
          <table:table-cell office:value-type="float" office:value="56" calcext:value-type="float">
            <text:p>56</text:p>
          </table:table-cell>
          <table:table-cell table:formula="of:=[.E1171]*24*60" office:value-type="float" office:value="80640" calcext:value-type="float">
            <text:p>80640</text:p>
          </table:table-cell>
          <table:table-cell table:formula="of:=[.C1171]/275" office:value-type="float" office:value="4.69272727272727" calcext:value-type="float">
            <text:p>4,69272727272727</text:p>
          </table:table-cell>
          <table:table-cell table:formula="of:=[.D1171]/275" office:value-type="float" office:value="13.0054545454545" calcext:value-type="float">
            <text:p>13,0054545454545</text:p>
          </table:table-cell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1276.5" calcext:value-type="float">
            <text:p>1276,5</text:p>
          </table:table-cell>
          <table:table-cell office:value-type="float" office:value="3680.5" calcext:value-type="float">
            <text:p>3680,5</text:p>
          </table:table-cell>
          <table:table-cell office:value-type="float" office:value="56" calcext:value-type="float">
            <text:p>56</text:p>
          </table:table-cell>
          <table:table-cell table:formula="of:=[.E1172]*24*60" office:value-type="float" office:value="80640" calcext:value-type="float">
            <text:p>80640</text:p>
          </table:table-cell>
          <table:table-cell table:formula="of:=[.C1172]/275" office:value-type="float" office:value="4.64181818181818" calcext:value-type="float">
            <text:p>4,64181818181818</text:p>
          </table:table-cell>
          <table:table-cell table:formula="of:=[.D1172]/275" office:value-type="float" office:value="13.3836363636364" calcext:value-type="float">
            <text:p>13,3836363636364</text:p>
          </table:table-cell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float" office:value="1262.5" calcext:value-type="float">
            <text:p>1262,5</text:p>
          </table:table-cell>
          <table:table-cell office:value-type="float" office:value="3752.5" calcext:value-type="float">
            <text:p>3752,5</text:p>
          </table:table-cell>
          <table:table-cell office:value-type="float" office:value="56" calcext:value-type="float">
            <text:p>56</text:p>
          </table:table-cell>
          <table:table-cell table:formula="of:=[.E1173]*24*60" office:value-type="float" office:value="80640" calcext:value-type="float">
            <text:p>80640</text:p>
          </table:table-cell>
          <table:table-cell table:formula="of:=[.C1173]/275" office:value-type="float" office:value="4.59090909090909" calcext:value-type="float">
            <text:p>4,59090909090909</text:p>
          </table:table-cell>
          <table:table-cell table:formula="of:=[.D1173]/275" office:value-type="float" office:value="13.6454545454545" calcext:value-type="float">
            <text:p>13,6454545454545</text:p>
          </table:table-cell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294.5" calcext:value-type="float">
            <text:p>1294,5</text:p>
          </table:table-cell>
          <table:table-cell office:value-type="float" office:value="3806.5" calcext:value-type="float">
            <text:p>3806,5</text:p>
          </table:table-cell>
          <table:table-cell office:value-type="float" office:value="56" calcext:value-type="float">
            <text:p>56</text:p>
          </table:table-cell>
          <table:table-cell table:formula="of:=[.E1174]*24*60" office:value-type="float" office:value="80640" calcext:value-type="float">
            <text:p>80640</text:p>
          </table:table-cell>
          <table:table-cell table:formula="of:=[.C1174]/275" office:value-type="float" office:value="4.70727272727273" calcext:value-type="float">
            <text:p>4,70727272727273</text:p>
          </table:table-cell>
          <table:table-cell table:formula="of:=[.D1174]/275" office:value-type="float" office:value="13.8418181818182" calcext:value-type="float">
            <text:p>13,8418181818182</text:p>
          </table:table-cell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182.5" calcext:value-type="float">
            <text:p>1182,5</text:p>
          </table:table-cell>
          <table:table-cell office:value-type="float" office:value="3162.5" calcext:value-type="float">
            <text:p>3162,5</text:p>
          </table:table-cell>
          <table:table-cell office:value-type="float" office:value="56" calcext:value-type="float">
            <text:p>56</text:p>
          </table:table-cell>
          <table:table-cell table:formula="of:=[.E1175]*24*60" office:value-type="float" office:value="80640" calcext:value-type="float">
            <text:p>80640</text:p>
          </table:table-cell>
          <table:table-cell table:formula="of:=[.C1175]/275" office:value-type="float" office:value="4.3" calcext:value-type="float">
            <text:p>4,3</text:p>
          </table:table-cell>
          <table:table-cell table:formula="of:=[.D1175]/275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150.5" calcext:value-type="float">
            <text:p>1150,5</text:p>
          </table:table-cell>
          <table:table-cell office:value-type="float" office:value="3144.5" calcext:value-type="float">
            <text:p>3144,5</text:p>
          </table:table-cell>
          <table:table-cell office:value-type="float" office:value="56" calcext:value-type="float">
            <text:p>56</text:p>
          </table:table-cell>
          <table:table-cell table:formula="of:=[.E1176]*24*60" office:value-type="float" office:value="80640" calcext:value-type="float">
            <text:p>80640</text:p>
          </table:table-cell>
          <table:table-cell table:formula="of:=[.C1176]/275" office:value-type="float" office:value="4.18363636363636" calcext:value-type="float">
            <text:p>4,18363636363636</text:p>
          </table:table-cell>
          <table:table-cell table:formula="of:=[.D1176]/275" office:value-type="float" office:value="11.4345454545455" calcext:value-type="float">
            <text:p>11,4345454545455</text:p>
          </table:table-cell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office:value-type="float" office:value="1086.5" calcext:value-type="float">
            <text:p>1086,5</text:p>
          </table:table-cell>
          <table:table-cell office:value-type="float" office:value="3138.5" calcext:value-type="float">
            <text:p>3138,5</text:p>
          </table:table-cell>
          <table:table-cell office:value-type="float" office:value="56" calcext:value-type="float">
            <text:p>56</text:p>
          </table:table-cell>
          <table:table-cell table:formula="of:=[.E1177]*24*60" office:value-type="float" office:value="80640" calcext:value-type="float">
            <text:p>80640</text:p>
          </table:table-cell>
          <table:table-cell table:formula="of:=[.C1177]/275" office:value-type="float" office:value="3.95090909090909" calcext:value-type="float">
            <text:p>3,95090909090909</text:p>
          </table:table-cell>
          <table:table-cell table:formula="of:=[.D1177]/275" office:value-type="float" office:value="11.4127272727273" calcext:value-type="float">
            <text:p>11,4127272727273</text:p>
          </table:table-cell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float" office:value="1030.5" calcext:value-type="float">
            <text:p>1030,5</text:p>
          </table:table-cell>
          <table:table-cell office:value-type="float" office:value="3204.5" calcext:value-type="float">
            <text:p>3204,5</text:p>
          </table:table-cell>
          <table:table-cell office:value-type="float" office:value="56" calcext:value-type="float">
            <text:p>56</text:p>
          </table:table-cell>
          <table:table-cell table:formula="of:=[.E1178]*24*60" office:value-type="float" office:value="80640" calcext:value-type="float">
            <text:p>80640</text:p>
          </table:table-cell>
          <table:table-cell table:formula="of:=[.C1178]/275" office:value-type="float" office:value="3.74727272727273" calcext:value-type="float">
            <text:p>3,74727272727273</text:p>
          </table:table-cell>
          <table:table-cell table:formula="of:=[.D1178]/275" office:value-type="float" office:value="11.6527272727273" calcext:value-type="float">
            <text:p>11,6527272727273</text:p>
          </table:table-cell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float" office:value="990.5" calcext:value-type="float">
            <text:p>990,5</text:p>
          </table:table-cell>
          <table:table-cell office:value-type="float" office:value="3242.5" calcext:value-type="float">
            <text:p>3242,5</text:p>
          </table:table-cell>
          <table:table-cell office:value-type="float" office:value="56" calcext:value-type="float">
            <text:p>56</text:p>
          </table:table-cell>
          <table:table-cell table:formula="of:=[.E1179]*24*60" office:value-type="float" office:value="80640" calcext:value-type="float">
            <text:p>80640</text:p>
          </table:table-cell>
          <table:table-cell table:formula="of:=[.C1179]/275" office:value-type="float" office:value="3.60181818181818" calcext:value-type="float">
            <text:p>3,60181818181818</text:p>
          </table:table-cell>
          <table:table-cell table:formula="of:=[.D1179]/275" office:value-type="float" office:value="11.7909090909091" calcext:value-type="float">
            <text:p>11,7909090909091</text:p>
          </table:table-cell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962.5" calcext:value-type="float">
            <text:p>962,5</text:p>
          </table:table-cell>
          <table:table-cell office:value-type="float" office:value="3246.5" calcext:value-type="float">
            <text:p>3246,5</text:p>
          </table:table-cell>
          <table:table-cell office:value-type="float" office:value="56" calcext:value-type="float">
            <text:p>56</text:p>
          </table:table-cell>
          <table:table-cell table:formula="of:=[.E1180]*24*60" office:value-type="float" office:value="80640" calcext:value-type="float">
            <text:p>80640</text:p>
          </table:table-cell>
          <table:table-cell table:formula="of:=[.C1180]/275" office:value-type="float" office:value="3.5" calcext:value-type="float">
            <text:p>3,5</text:p>
          </table:table-cell>
          <table:table-cell table:formula="of:=[.D1180]/275" office:value-type="float" office:value="11.8054545454545" calcext:value-type="float">
            <text:p>11,8054545454545</text:p>
          </table:table-cell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954.5" calcext:value-type="float">
            <text:p>954,5</text:p>
          </table:table-cell>
          <table:table-cell office:value-type="float" office:value="3188.5" calcext:value-type="float">
            <text:p>3188,5</text:p>
          </table:table-cell>
          <table:table-cell office:value-type="float" office:value="56" calcext:value-type="float">
            <text:p>56</text:p>
          </table:table-cell>
          <table:table-cell table:formula="of:=[.E1181]*24*60" office:value-type="float" office:value="80640" calcext:value-type="float">
            <text:p>80640</text:p>
          </table:table-cell>
          <table:table-cell table:formula="of:=[.C1181]/275" office:value-type="float" office:value="3.47090909090909" calcext:value-type="float">
            <text:p>3,47090909090909</text:p>
          </table:table-cell>
          <table:table-cell table:formula="of:=[.D1181]/275" office:value-type="float" office:value="11.5945454545455" calcext:value-type="float">
            <text:p>11,5945454545455</text:p>
          </table:table-cell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office:value-type="float" office:value="926.5" calcext:value-type="float">
            <text:p>926,5</text:p>
          </table:table-cell>
          <table:table-cell office:value-type="float" office:value="3200.5" calcext:value-type="float">
            <text:p>3200,5</text:p>
          </table:table-cell>
          <table:table-cell office:value-type="float" office:value="56" calcext:value-type="float">
            <text:p>56</text:p>
          </table:table-cell>
          <table:table-cell table:formula="of:=[.E1182]*24*60" office:value-type="float" office:value="80640" calcext:value-type="float">
            <text:p>80640</text:p>
          </table:table-cell>
          <table:table-cell table:formula="of:=[.C1182]/275" office:value-type="float" office:value="3.36909090909091" calcext:value-type="float">
            <text:p>3,36909090909091</text:p>
          </table:table-cell>
          <table:table-cell table:formula="of:=[.D1182]/275" office:value-type="float" office:value="11.6381818181818" calcext:value-type="float">
            <text:p>11,6381818181818</text:p>
          </table:table-cell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912.5" calcext:value-type="float">
            <text:p>912,5</text:p>
          </table:table-cell>
          <table:table-cell office:value-type="float" office:value="3292.5" calcext:value-type="float">
            <text:p>3292,5</text:p>
          </table:table-cell>
          <table:table-cell office:value-type="float" office:value="56" calcext:value-type="float">
            <text:p>56</text:p>
          </table:table-cell>
          <table:table-cell table:formula="of:=[.E1183]*24*60" office:value-type="float" office:value="80640" calcext:value-type="float">
            <text:p>80640</text:p>
          </table:table-cell>
          <table:table-cell table:formula="of:=[.C1183]/275" office:value-type="float" office:value="3.31818181818182" calcext:value-type="float">
            <text:p>3,31818181818182</text:p>
          </table:table-cell>
          <table:table-cell table:formula="of:=[.D1183]/275" office:value-type="float" office:value="11.9727272727273" calcext:value-type="float">
            <text:p>11,9727272727273</text:p>
          </table:table-cell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office:value-type="float" office:value="874.5" calcext:value-type="float">
            <text:p>874,5</text:p>
          </table:table-cell>
          <table:table-cell office:value-type="float" office:value="3292.5" calcext:value-type="float">
            <text:p>3292,5</text:p>
          </table:table-cell>
          <table:table-cell office:value-type="float" office:value="56" calcext:value-type="float">
            <text:p>56</text:p>
          </table:table-cell>
          <table:table-cell table:formula="of:=[.E1184]*24*60" office:value-type="float" office:value="80640" calcext:value-type="float">
            <text:p>80640</text:p>
          </table:table-cell>
          <table:table-cell table:formula="of:=[.C1184]/275" office:value-type="float" office:value="3.18" calcext:value-type="float">
            <text:p>3,18</text:p>
          </table:table-cell>
          <table:table-cell table:formula="of:=[.D1184]/275" office:value-type="float" office:value="11.9727272727273" calcext:value-type="float">
            <text:p>11,9727272727273</text:p>
          </table:table-cell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office:value-type="float" office:value="840.5" calcext:value-type="float">
            <text:p>840,5</text:p>
          </table:table-cell>
          <table:table-cell office:value-type="float" office:value="3262.5" calcext:value-type="float">
            <text:p>3262,5</text:p>
          </table:table-cell>
          <table:table-cell office:value-type="float" office:value="56" calcext:value-type="float">
            <text:p>56</text:p>
          </table:table-cell>
          <table:table-cell table:formula="of:=[.E1185]*24*60" office:value-type="float" office:value="80640" calcext:value-type="float">
            <text:p>80640</text:p>
          </table:table-cell>
          <table:table-cell table:formula="of:=[.C1185]/275" office:value-type="float" office:value="3.05636363636364" calcext:value-type="float">
            <text:p>3,05636363636364</text:p>
          </table:table-cell>
          <table:table-cell table:formula="of:=[.D1185]/275" office:value-type="float" office:value="11.8636363636364" calcext:value-type="float">
            <text:p>11,8636363636364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834.5" calcext:value-type="float">
            <text:p>834,5</text:p>
          </table:table-cell>
          <table:table-cell office:value-type="float" office:value="3232.5" calcext:value-type="float">
            <text:p>3232,5</text:p>
          </table:table-cell>
          <table:table-cell office:value-type="float" office:value="56" calcext:value-type="float">
            <text:p>56</text:p>
          </table:table-cell>
          <table:table-cell table:formula="of:=[.E1186]*24*60" office:value-type="float" office:value="80640" calcext:value-type="float">
            <text:p>80640</text:p>
          </table:table-cell>
          <table:table-cell table:formula="of:=[.C1186]/275" office:value-type="float" office:value="3.03454545454545" calcext:value-type="float">
            <text:p>3,03454545454545</text:p>
          </table:table-cell>
          <table:table-cell table:formula="of:=[.D1186]/275" office:value-type="float" office:value="11.7545454545455" calcext:value-type="float">
            <text:p>11,7545454545455</text:p>
          </table:table-cell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802.5" calcext:value-type="float">
            <text:p>802,5</text:p>
          </table:table-cell>
          <table:table-cell office:value-type="float" office:value="3232.5" calcext:value-type="float">
            <text:p>3232,5</text:p>
          </table:table-cell>
          <table:table-cell office:value-type="float" office:value="56" calcext:value-type="float">
            <text:p>56</text:p>
          </table:table-cell>
          <table:table-cell table:formula="of:=[.E1187]*24*60" office:value-type="float" office:value="80640" calcext:value-type="float">
            <text:p>80640</text:p>
          </table:table-cell>
          <table:table-cell table:formula="of:=[.C1187]/275" office:value-type="float" office:value="2.91818181818182" calcext:value-type="float">
            <text:p>2,91818181818182</text:p>
          </table:table-cell>
          <table:table-cell table:formula="of:=[.D1187]/275" office:value-type="float" office:value="11.7545454545455" calcext:value-type="float">
            <text:p>11,7545454545455</text:p>
          </table:table-cell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office:value-type="float" office:value="796.5" calcext:value-type="float">
            <text:p>796,5</text:p>
          </table:table-cell>
          <table:table-cell office:value-type="float" office:value="3306.5" calcext:value-type="float">
            <text:p>3306,5</text:p>
          </table:table-cell>
          <table:table-cell office:value-type="float" office:value="56" calcext:value-type="float">
            <text:p>56</text:p>
          </table:table-cell>
          <table:table-cell table:formula="of:=[.E1188]*24*60" office:value-type="float" office:value="80640" calcext:value-type="float">
            <text:p>80640</text:p>
          </table:table-cell>
          <table:table-cell table:formula="of:=[.C1188]/275" office:value-type="float" office:value="2.89636363636364" calcext:value-type="float">
            <text:p>2,89636363636364</text:p>
          </table:table-cell>
          <table:table-cell table:formula="of:=[.D1188]/275" office:value-type="float" office:value="12.0236363636364" calcext:value-type="float">
            <text:p>12,0236363636364</text:p>
          </table:table-cell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office:value-type="float" office:value="760.5" calcext:value-type="float">
            <text:p>760,5</text:p>
          </table:table-cell>
          <table:table-cell office:value-type="float" office:value="3372.5" calcext:value-type="float">
            <text:p>3372,5</text:p>
          </table:table-cell>
          <table:table-cell office:value-type="float" office:value="56" calcext:value-type="float">
            <text:p>56</text:p>
          </table:table-cell>
          <table:table-cell table:formula="of:=[.E1189]*24*60" office:value-type="float" office:value="80640" calcext:value-type="float">
            <text:p>80640</text:p>
          </table:table-cell>
          <table:table-cell table:formula="of:=[.C1189]/275" office:value-type="float" office:value="2.76545454545455" calcext:value-type="float">
            <text:p>2,76545454545455</text:p>
          </table:table-cell>
          <table:table-cell table:formula="of:=[.D1189]/275" office:value-type="float" office:value="12.2636363636364" calcext:value-type="float">
            <text:p>12,2636363636364</text:p>
          </table:table-cell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office:value-type="float" office:value="700.5" calcext:value-type="float">
            <text:p>700,5</text:p>
          </table:table-cell>
          <table:table-cell office:value-type="float" office:value="3416.5" calcext:value-type="float">
            <text:p>3416,5</text:p>
          </table:table-cell>
          <table:table-cell office:value-type="float" office:value="56" calcext:value-type="float">
            <text:p>56</text:p>
          </table:table-cell>
          <table:table-cell table:formula="of:=[.E1190]*24*60" office:value-type="float" office:value="80640" calcext:value-type="float">
            <text:p>80640</text:p>
          </table:table-cell>
          <table:table-cell table:formula="of:=[.C1190]/275" office:value-type="float" office:value="2.54727272727273" calcext:value-type="float">
            <text:p>2,54727272727273</text:p>
          </table:table-cell>
          <table:table-cell table:formula="of:=[.D1190]/275" office:value-type="float" office:value="12.4236363636364" calcext:value-type="float">
            <text:p>12,4236363636364</text:p>
          </table:table-cell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float" office:value="678.5" calcext:value-type="float">
            <text:p>678,5</text:p>
          </table:table-cell>
          <table:table-cell office:value-type="float" office:value="3496.5" calcext:value-type="float">
            <text:p>3496,5</text:p>
          </table:table-cell>
          <table:table-cell office:value-type="float" office:value="56" calcext:value-type="float">
            <text:p>56</text:p>
          </table:table-cell>
          <table:table-cell table:formula="of:=[.E1191]*24*60" office:value-type="float" office:value="80640" calcext:value-type="float">
            <text:p>80640</text:p>
          </table:table-cell>
          <table:table-cell table:formula="of:=[.C1191]/275" office:value-type="float" office:value="2.46727272727273" calcext:value-type="float">
            <text:p>2,46727272727273</text:p>
          </table:table-cell>
          <table:table-cell table:formula="of:=[.D1191]/275" office:value-type="float" office:value="12.7145454545455" calcext:value-type="float">
            <text:p>12,7145454545455</text:p>
          </table:table-cell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office:value-type="float" office:value="644.5" calcext:value-type="float">
            <text:p>644,5</text:p>
          </table:table-cell>
          <table:table-cell office:value-type="float" office:value="3582.5" calcext:value-type="float">
            <text:p>3582,5</text:p>
          </table:table-cell>
          <table:table-cell office:value-type="float" office:value="56" calcext:value-type="float">
            <text:p>56</text:p>
          </table:table-cell>
          <table:table-cell table:formula="of:=[.E1192]*24*60" office:value-type="float" office:value="80640" calcext:value-type="float">
            <text:p>80640</text:p>
          </table:table-cell>
          <table:table-cell table:formula="of:=[.C1192]/275" office:value-type="float" office:value="2.34363636363636" calcext:value-type="float">
            <text:p>2,34363636363636</text:p>
          </table:table-cell>
          <table:table-cell table:formula="of:=[.D1192]/275" office:value-type="float" office:value="13.0272727272727" calcext:value-type="float">
            <text:p>13,0272727272727</text:p>
          </table:table-cell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office:value-type="float" office:value="640.5" calcext:value-type="float">
            <text:p>640,5</text:p>
          </table:table-cell>
          <table:table-cell office:value-type="float" office:value="3664.5" calcext:value-type="float">
            <text:p>3664,5</text:p>
          </table:table-cell>
          <table:table-cell office:value-type="float" office:value="56" calcext:value-type="float">
            <text:p>56</text:p>
          </table:table-cell>
          <table:table-cell table:formula="of:=[.E1193]*24*60" office:value-type="float" office:value="80640" calcext:value-type="float">
            <text:p>80640</text:p>
          </table:table-cell>
          <table:table-cell table:formula="of:=[.C1193]/275" office:value-type="float" office:value="2.32909090909091" calcext:value-type="float">
            <text:p>2,32909090909091</text:p>
          </table:table-cell>
          <table:table-cell table:formula="of:=[.D1193]/275" office:value-type="float" office:value="13.3254545454545" calcext:value-type="float">
            <text:p>13,3254545454545</text:p>
          </table:table-cell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office:value-type="float" office:value="662.5" calcext:value-type="float">
            <text:p>662,5</text:p>
          </table:table-cell>
          <table:table-cell office:value-type="float" office:value="3720.5" calcext:value-type="float">
            <text:p>3720,5</text:p>
          </table:table-cell>
          <table:table-cell office:value-type="float" office:value="56" calcext:value-type="float">
            <text:p>56</text:p>
          </table:table-cell>
          <table:table-cell table:formula="of:=[.E1194]*24*60" office:value-type="float" office:value="80640" calcext:value-type="float">
            <text:p>80640</text:p>
          </table:table-cell>
          <table:table-cell table:formula="of:=[.C1194]/275" office:value-type="float" office:value="2.40909090909091" calcext:value-type="float">
            <text:p>2,40909090909091</text:p>
          </table:table-cell>
          <table:table-cell table:formula="of:=[.D1194]/275" office:value-type="float" office:value="13.5290909090909" calcext:value-type="float">
            <text:p>13,5290909090909</text:p>
          </table:table-cell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float" office:value="636.5" calcext:value-type="float">
            <text:p>636,5</text:p>
          </table:table-cell>
          <table:table-cell office:value-type="float" office:value="3784.5" calcext:value-type="float">
            <text:p>3784,5</text:p>
          </table:table-cell>
          <table:table-cell office:value-type="float" office:value="56" calcext:value-type="float">
            <text:p>56</text:p>
          </table:table-cell>
          <table:table-cell table:formula="of:=[.E1195]*24*60" office:value-type="float" office:value="80640" calcext:value-type="float">
            <text:p>80640</text:p>
          </table:table-cell>
          <table:table-cell table:formula="of:=[.C1195]/275" office:value-type="float" office:value="2.31454545454545" calcext:value-type="float">
            <text:p>2,31454545454545</text:p>
          </table:table-cell>
          <table:table-cell table:formula="of:=[.D1195]/275" office:value-type="float" office:value="13.7618181818182" calcext:value-type="float">
            <text:p>13,7618181818182</text:p>
          </table:table-cell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614.5" calcext:value-type="float">
            <text:p>614,5</text:p>
          </table:table-cell>
          <table:table-cell office:value-type="float" office:value="3840.5" calcext:value-type="float">
            <text:p>3840,5</text:p>
          </table:table-cell>
          <table:table-cell office:value-type="float" office:value="56" calcext:value-type="float">
            <text:p>56</text:p>
          </table:table-cell>
          <table:table-cell table:formula="of:=[.E1196]*24*60" office:value-type="float" office:value="80640" calcext:value-type="float">
            <text:p>80640</text:p>
          </table:table-cell>
          <table:table-cell table:formula="of:=[.C1196]/275" office:value-type="float" office:value="2.23454545454545" calcext:value-type="float">
            <text:p>2,23454545454545</text:p>
          </table:table-cell>
          <table:table-cell table:formula="of:=[.D1196]/275" office:value-type="float" office:value="13.9654545454545" calcext:value-type="float">
            <text:p>13,9654545454545</text:p>
          </table:table-cell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float" office:value="1222.5" calcext:value-type="float">
            <text:p>1222,5</text:p>
          </table:table-cell>
          <table:table-cell office:value-type="float" office:value="2846.5" calcext:value-type="float">
            <text:p>2846,5</text:p>
          </table:table-cell>
          <table:table-cell office:value-type="float" office:value="58" calcext:value-type="float">
            <text:p>58</text:p>
          </table:table-cell>
          <table:table-cell table:formula="of:=[.E1197]*24*60" office:value-type="float" office:value="83520" calcext:value-type="float">
            <text:p>83520</text:p>
          </table:table-cell>
          <table:table-cell table:formula="of:=[.C1197]/275" office:value-type="float" office:value="4.44545454545455" calcext:value-type="float">
            <text:p>4,44545454545455</text:p>
          </table:table-cell>
          <table:table-cell table:formula="of:=[.D1197]/275" office:value-type="float" office:value="10.3509090909091" calcext:value-type="float">
            <text:p>10,3509090909091</text:p>
          </table:table-cell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office:value-type="float" office:value="1242.5" calcext:value-type="float">
            <text:p>1242,5</text:p>
          </table:table-cell>
          <table:table-cell office:value-type="float" office:value="2860.5" calcext:value-type="float">
            <text:p>2860,5</text:p>
          </table:table-cell>
          <table:table-cell office:value-type="float" office:value="58" calcext:value-type="float">
            <text:p>58</text:p>
          </table:table-cell>
          <table:table-cell table:formula="of:=[.E1198]*24*60" office:value-type="float" office:value="83520" calcext:value-type="float">
            <text:p>83520</text:p>
          </table:table-cell>
          <table:table-cell table:formula="of:=[.C1198]/275" office:value-type="float" office:value="4.51818181818182" calcext:value-type="float">
            <text:p>4,51818181818182</text:p>
          </table:table-cell>
          <table:table-cell table:formula="of:=[.D1198]/275" office:value-type="float" office:value="10.4018181818182" calcext:value-type="float">
            <text:p>10,4018181818182</text:p>
          </table:table-cell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office:value-type="float" office:value="1248.5" calcext:value-type="float">
            <text:p>1248,5</text:p>
          </table:table-cell>
          <table:table-cell office:value-type="float" office:value="2938.5" calcext:value-type="float">
            <text:p>2938,5</text:p>
          </table:table-cell>
          <table:table-cell office:value-type="float" office:value="58" calcext:value-type="float">
            <text:p>58</text:p>
          </table:table-cell>
          <table:table-cell table:formula="of:=[.E1199]*24*60" office:value-type="float" office:value="83520" calcext:value-type="float">
            <text:p>83520</text:p>
          </table:table-cell>
          <table:table-cell table:formula="of:=[.C1199]/275" office:value-type="float" office:value="4.54" calcext:value-type="float">
            <text:p>4,54</text:p>
          </table:table-cell>
          <table:table-cell table:formula="of:=[.D1199]/275" office:value-type="float" office:value="10.6854545454545" calcext:value-type="float">
            <text:p>10,6854545454545</text:p>
          </table:table-cell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office:value-type="float" office:value="1250.5" calcext:value-type="float">
            <text:p>1250,5</text:p>
          </table:table-cell>
          <table:table-cell office:value-type="float" office:value="3040.5" calcext:value-type="float">
            <text:p>3040,5</text:p>
          </table:table-cell>
          <table:table-cell office:value-type="float" office:value="58" calcext:value-type="float">
            <text:p>58</text:p>
          </table:table-cell>
          <table:table-cell table:formula="of:=[.E1200]*24*60" office:value-type="float" office:value="83520" calcext:value-type="float">
            <text:p>83520</text:p>
          </table:table-cell>
          <table:table-cell table:formula="of:=[.C1200]/275" office:value-type="float" office:value="4.54727272727273" calcext:value-type="float">
            <text:p>4,54727272727273</text:p>
          </table:table-cell>
          <table:table-cell table:formula="of:=[.D1200]/275" office:value-type="float" office:value="11.0563636363636" calcext:value-type="float">
            <text:p>11,056363636363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270.5" calcext:value-type="float">
            <text:p>1270,5</text:p>
          </table:table-cell>
          <table:table-cell office:value-type="float" office:value="3116.5" calcext:value-type="float">
            <text:p>3116,5</text:p>
          </table:table-cell>
          <table:table-cell office:value-type="float" office:value="58" calcext:value-type="float">
            <text:p>58</text:p>
          </table:table-cell>
          <table:table-cell table:formula="of:=[.E1201]*24*60" office:value-type="float" office:value="83520" calcext:value-type="float">
            <text:p>83520</text:p>
          </table:table-cell>
          <table:table-cell table:formula="of:=[.C1201]/275" office:value-type="float" office:value="4.62" calcext:value-type="float">
            <text:p>4,62</text:p>
          </table:table-cell>
          <table:table-cell table:formula="of:=[.D1201]/275" office:value-type="float" office:value="11.3327272727273" calcext:value-type="float">
            <text:p>11,3327272727273</text:p>
          </table:table-cell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98.5" calcext:value-type="float">
            <text:p>1298,5</text:p>
          </table:table-cell>
          <table:table-cell office:value-type="float" office:value="3200.5" calcext:value-type="float">
            <text:p>3200,5</text:p>
          </table:table-cell>
          <table:table-cell office:value-type="float" office:value="58" calcext:value-type="float">
            <text:p>58</text:p>
          </table:table-cell>
          <table:table-cell table:formula="of:=[.E1202]*24*60" office:value-type="float" office:value="83520" calcext:value-type="float">
            <text:p>83520</text:p>
          </table:table-cell>
          <table:table-cell table:formula="of:=[.C1202]/275" office:value-type="float" office:value="4.72181818181818" calcext:value-type="float">
            <text:p>4,72181818181818</text:p>
          </table:table-cell>
          <table:table-cell table:formula="of:=[.D1202]/275" office:value-type="float" office:value="11.6381818181818" calcext:value-type="float">
            <text:p>11,6381818181818</text:p>
          </table:table-cell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office:value-type="float" office:value="1312.5" calcext:value-type="float">
            <text:p>1312,5</text:p>
          </table:table-cell>
          <table:table-cell office:value-type="float" office:value="3270.5" calcext:value-type="float">
            <text:p>3270,5</text:p>
          </table:table-cell>
          <table:table-cell office:value-type="float" office:value="58" calcext:value-type="float">
            <text:p>58</text:p>
          </table:table-cell>
          <table:table-cell table:formula="of:=[.E1203]*24*60" office:value-type="float" office:value="83520" calcext:value-type="float">
            <text:p>83520</text:p>
          </table:table-cell>
          <table:table-cell table:formula="of:=[.C1203]/275" office:value-type="float" office:value="4.77272727272727" calcext:value-type="float">
            <text:p>4,77272727272727</text:p>
          </table:table-cell>
          <table:table-cell table:formula="of:=[.D1203]/275" office:value-type="float" office:value="11.8927272727273" calcext:value-type="float">
            <text:p>11,8927272727273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1312.5" calcext:value-type="float">
            <text:p>1312,5</text:p>
          </table:table-cell>
          <table:table-cell office:value-type="float" office:value="3352.5" calcext:value-type="float">
            <text:p>3352,5</text:p>
          </table:table-cell>
          <table:table-cell office:value-type="float" office:value="58" calcext:value-type="float">
            <text:p>58</text:p>
          </table:table-cell>
          <table:table-cell table:formula="of:=[.E1204]*24*60" office:value-type="float" office:value="83520" calcext:value-type="float">
            <text:p>83520</text:p>
          </table:table-cell>
          <table:table-cell table:formula="of:=[.C1204]/275" office:value-type="float" office:value="4.77272727272727" calcext:value-type="float">
            <text:p>4,77272727272727</text:p>
          </table:table-cell>
          <table:table-cell table:formula="of:=[.D1204]/275" office:value-type="float" office:value="12.1909090909091" calcext:value-type="float">
            <text:p>12,1909090909091</text:p>
          </table:table-cell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office:value-type="float" office:value="1308.5" calcext:value-type="float">
            <text:p>1308,5</text:p>
          </table:table-cell>
          <table:table-cell office:value-type="float" office:value="3424.5" calcext:value-type="float">
            <text:p>3424,5</text:p>
          </table:table-cell>
          <table:table-cell office:value-type="float" office:value="58" calcext:value-type="float">
            <text:p>58</text:p>
          </table:table-cell>
          <table:table-cell table:formula="of:=[.E1205]*24*60" office:value-type="float" office:value="83520" calcext:value-type="float">
            <text:p>83520</text:p>
          </table:table-cell>
          <table:table-cell table:formula="of:=[.C1205]/275" office:value-type="float" office:value="4.75818181818182" calcext:value-type="float">
            <text:p>4,75818181818182</text:p>
          </table:table-cell>
          <table:table-cell table:formula="of:=[.D1205]/275" office:value-type="float" office:value="12.4527272727273" calcext:value-type="float">
            <text:p>12,4527272727273</text:p>
          </table:table-cell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office:value-type="float" office:value="1298.5" calcext:value-type="float">
            <text:p>1298,5</text:p>
          </table:table-cell>
          <table:table-cell office:value-type="float" office:value="3484.5" calcext:value-type="float">
            <text:p>3484,5</text:p>
          </table:table-cell>
          <table:table-cell office:value-type="float" office:value="58" calcext:value-type="float">
            <text:p>58</text:p>
          </table:table-cell>
          <table:table-cell table:formula="of:=[.E1206]*24*60" office:value-type="float" office:value="83520" calcext:value-type="float">
            <text:p>83520</text:p>
          </table:table-cell>
          <table:table-cell table:formula="of:=[.C1206]/275" office:value-type="float" office:value="4.72181818181818" calcext:value-type="float">
            <text:p>4,72181818181818</text:p>
          </table:table-cell>
          <table:table-cell table:formula="of:=[.D1206]/275" office:value-type="float" office:value="12.6709090909091" calcext:value-type="float">
            <text:p>12,6709090909091</text:p>
          </table:table-cell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1272.5" calcext:value-type="float">
            <text:p>1272,5</text:p>
          </table:table-cell>
          <table:table-cell office:value-type="float" office:value="3558.5" calcext:value-type="float">
            <text:p>3558,5</text:p>
          </table:table-cell>
          <table:table-cell office:value-type="float" office:value="58" calcext:value-type="float">
            <text:p>58</text:p>
          </table:table-cell>
          <table:table-cell table:formula="of:=[.E1207]*24*60" office:value-type="float" office:value="83520" calcext:value-type="float">
            <text:p>83520</text:p>
          </table:table-cell>
          <table:table-cell table:formula="of:=[.C1207]/275" office:value-type="float" office:value="4.62727272727273" calcext:value-type="float">
            <text:p>4,62727272727273</text:p>
          </table:table-cell>
          <table:table-cell table:formula="of:=[.D1207]/275" office:value-type="float" office:value="12.94" calcext:value-type="float">
            <text:p>12,94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1298.5" calcext:value-type="float">
            <text:p>1298,5</text:p>
          </table:table-cell>
          <table:table-cell office:value-type="float" office:value="3618.5" calcext:value-type="float">
            <text:p>3618,5</text:p>
          </table:table-cell>
          <table:table-cell office:value-type="float" office:value="58" calcext:value-type="float">
            <text:p>58</text:p>
          </table:table-cell>
          <table:table-cell table:formula="of:=[.E1208]*24*60" office:value-type="float" office:value="83520" calcext:value-type="float">
            <text:p>83520</text:p>
          </table:table-cell>
          <table:table-cell table:formula="of:=[.C1208]/275" office:value-type="float" office:value="4.72181818181818" calcext:value-type="float">
            <text:p>4,72181818181818</text:p>
          </table:table-cell>
          <table:table-cell table:formula="of:=[.D1208]/275" office:value-type="float" office:value="13.1581818181818" calcext:value-type="float">
            <text:p>13,1581818181818</text:p>
          </table:table-cell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office:value-type="float" office:value="1282.5" calcext:value-type="float">
            <text:p>1282,5</text:p>
          </table:table-cell>
          <table:table-cell office:value-type="float" office:value="3676.5" calcext:value-type="float">
            <text:p>3676,5</text:p>
          </table:table-cell>
          <table:table-cell office:value-type="float" office:value="58" calcext:value-type="float">
            <text:p>58</text:p>
          </table:table-cell>
          <table:table-cell table:formula="of:=[.E1209]*24*60" office:value-type="float" office:value="83520" calcext:value-type="float">
            <text:p>83520</text:p>
          </table:table-cell>
          <table:table-cell table:formula="of:=[.C1209]/275" office:value-type="float" office:value="4.66363636363636" calcext:value-type="float">
            <text:p>4,66363636363636</text:p>
          </table:table-cell>
          <table:table-cell table:formula="of:=[.D1209]/275" office:value-type="float" office:value="13.3690909090909" calcext:value-type="float">
            <text:p>13,3690909090909</text:p>
          </table:table-cell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office:value-type="float" office:value="1294.5" calcext:value-type="float">
            <text:p>1294,5</text:p>
          </table:table-cell>
          <table:table-cell office:value-type="float" office:value="3704.5" calcext:value-type="float">
            <text:p>3704,5</text:p>
          </table:table-cell>
          <table:table-cell office:value-type="float" office:value="58" calcext:value-type="float">
            <text:p>58</text:p>
          </table:table-cell>
          <table:table-cell table:formula="of:=[.E1210]*24*60" office:value-type="float" office:value="83520" calcext:value-type="float">
            <text:p>83520</text:p>
          </table:table-cell>
          <table:table-cell table:formula="of:=[.C1210]/275" office:value-type="float" office:value="4.70727272727273" calcext:value-type="float">
            <text:p>4,70727272727273</text:p>
          </table:table-cell>
          <table:table-cell table:formula="of:=[.D1210]/275" office:value-type="float" office:value="13.4709090909091" calcext:value-type="float">
            <text:p>13,4709090909091</text:p>
          </table:table-cell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float" office:value="1268.5" calcext:value-type="float">
            <text:p>1268,5</text:p>
          </table:table-cell>
          <table:table-cell office:value-type="float" office:value="3752.5" calcext:value-type="float">
            <text:p>3752,5</text:p>
          </table:table-cell>
          <table:table-cell office:value-type="float" office:value="58" calcext:value-type="float">
            <text:p>58</text:p>
          </table:table-cell>
          <table:table-cell table:formula="of:=[.E1211]*24*60" office:value-type="float" office:value="83520" calcext:value-type="float">
            <text:p>83520</text:p>
          </table:table-cell>
          <table:table-cell table:formula="of:=[.C1211]/275" office:value-type="float" office:value="4.61272727272727" calcext:value-type="float">
            <text:p>4,61272727272727</text:p>
          </table:table-cell>
          <table:table-cell table:formula="of:=[.D1211]/275" office:value-type="float" office:value="13.6454545454545" calcext:value-type="float">
            <text:p>13,6454545454545</text:p>
          </table:table-cell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office:value-type="float" office:value="1324.5" calcext:value-type="float">
            <text:p>1324,5</text:p>
          </table:table-cell>
          <table:table-cell office:value-type="float" office:value="3810.5" calcext:value-type="float">
            <text:p>3810,5</text:p>
          </table:table-cell>
          <table:table-cell office:value-type="float" office:value="58" calcext:value-type="float">
            <text:p>58</text:p>
          </table:table-cell>
          <table:table-cell table:formula="of:=[.E1212]*24*60" office:value-type="float" office:value="83520" calcext:value-type="float">
            <text:p>83520</text:p>
          </table:table-cell>
          <table:table-cell table:formula="of:=[.C1212]/275" office:value-type="float" office:value="4.81636363636364" calcext:value-type="float">
            <text:p>4,81636363636364</text:p>
          </table:table-cell>
          <table:table-cell table:formula="of:=[.D1212]/275" office:value-type="float" office:value="13.8563636363636" calcext:value-type="float">
            <text:p>13,8563636363636</text:p>
          </table:table-cell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office:value-type="float" office:value="1310.5" calcext:value-type="float">
            <text:p>1310,5</text:p>
          </table:table-cell>
          <table:table-cell office:value-type="float" office:value="3838.5" calcext:value-type="float">
            <text:p>3838,5</text:p>
          </table:table-cell>
          <table:table-cell office:value-type="float" office:value="58" calcext:value-type="float">
            <text:p>58</text:p>
          </table:table-cell>
          <table:table-cell table:formula="of:=[.E1213]*24*60" office:value-type="float" office:value="83520" calcext:value-type="float">
            <text:p>83520</text:p>
          </table:table-cell>
          <table:table-cell table:formula="of:=[.C1213]/275" office:value-type="float" office:value="4.76545454545455" calcext:value-type="float">
            <text:p>4,76545454545455</text:p>
          </table:table-cell>
          <table:table-cell table:formula="of:=[.D1213]/275" office:value-type="float" office:value="13.9581818181818" calcext:value-type="float">
            <text:p>13,9581818181818</text:p>
          </table:table-cell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office:value-type="float" office:value="1162.5" calcext:value-type="float">
            <text:p>1162,5</text:p>
          </table:table-cell>
          <table:table-cell office:value-type="float" office:value="3136.5" calcext:value-type="float">
            <text:p>3136,5</text:p>
          </table:table-cell>
          <table:table-cell office:value-type="float" office:value="58" calcext:value-type="float">
            <text:p>58</text:p>
          </table:table-cell>
          <table:table-cell table:formula="of:=[.E1214]*24*60" office:value-type="float" office:value="83520" calcext:value-type="float">
            <text:p>83520</text:p>
          </table:table-cell>
          <table:table-cell table:formula="of:=[.C1214]/275" office:value-type="float" office:value="4.22727272727273" calcext:value-type="float">
            <text:p>4,22727272727273</text:p>
          </table:table-cell>
          <table:table-cell table:formula="of:=[.D1214]/275" office:value-type="float" office:value="11.4054545454545" calcext:value-type="float">
            <text:p>11,4054545454545</text:p>
          </table:table-cell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office:value-type="float" office:value="1096.5" calcext:value-type="float">
            <text:p>1096,5</text:p>
          </table:table-cell>
          <table:table-cell office:value-type="float" office:value="3128.5" calcext:value-type="float">
            <text:p>3128,5</text:p>
          </table:table-cell>
          <table:table-cell office:value-type="float" office:value="58" calcext:value-type="float">
            <text:p>58</text:p>
          </table:table-cell>
          <table:table-cell table:formula="of:=[.E1215]*24*60" office:value-type="float" office:value="83520" calcext:value-type="float">
            <text:p>83520</text:p>
          </table:table-cell>
          <table:table-cell table:formula="of:=[.C1215]/275" office:value-type="float" office:value="3.98727272727273" calcext:value-type="float">
            <text:p>3,98727272727273</text:p>
          </table:table-cell>
          <table:table-cell table:formula="of:=[.D1215]/275" office:value-type="float" office:value="11.3763636363636" calcext:value-type="float">
            <text:p>11,3763636363636</text:p>
          </table:table-cell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office:value-type="float" office:value="1058.5" calcext:value-type="float">
            <text:p>1058,5</text:p>
          </table:table-cell>
          <table:table-cell office:value-type="float" office:value="3160.5" calcext:value-type="float">
            <text:p>3160,5</text:p>
          </table:table-cell>
          <table:table-cell office:value-type="float" office:value="58" calcext:value-type="float">
            <text:p>58</text:p>
          </table:table-cell>
          <table:table-cell table:formula="of:=[.E1216]*24*60" office:value-type="float" office:value="83520" calcext:value-type="float">
            <text:p>83520</text:p>
          </table:table-cell>
          <table:table-cell table:formula="of:=[.C1216]/275" office:value-type="float" office:value="3.84909090909091" calcext:value-type="float">
            <text:p>3,84909090909091</text:p>
          </table:table-cell>
          <table:table-cell table:formula="of:=[.D1216]/275" office:value-type="float" office:value="11.4927272727273" calcext:value-type="float">
            <text:p>11,4927272727273</text:p>
          </table:table-cell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office:value-type="float" office:value="1030.5" calcext:value-type="float">
            <text:p>1030,5</text:p>
          </table:table-cell>
          <table:table-cell office:value-type="float" office:value="3190.5" calcext:value-type="float">
            <text:p>3190,5</text:p>
          </table:table-cell>
          <table:table-cell office:value-type="float" office:value="58" calcext:value-type="float">
            <text:p>58</text:p>
          </table:table-cell>
          <table:table-cell table:formula="of:=[.E1217]*24*60" office:value-type="float" office:value="83520" calcext:value-type="float">
            <text:p>83520</text:p>
          </table:table-cell>
          <table:table-cell table:formula="of:=[.C1217]/275" office:value-type="float" office:value="3.74727272727273" calcext:value-type="float">
            <text:p>3,74727272727273</text:p>
          </table:table-cell>
          <table:table-cell table:formula="of:=[.D1217]/275" office:value-type="float" office:value="11.6018181818182" calcext:value-type="float">
            <text:p>11,6018181818182</text:p>
          </table:table-cell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004.5" calcext:value-type="float">
            <text:p>1004,5</text:p>
          </table:table-cell>
          <table:table-cell office:value-type="float" office:value="3220.5" calcext:value-type="float">
            <text:p>3220,5</text:p>
          </table:table-cell>
          <table:table-cell office:value-type="float" office:value="58" calcext:value-type="float">
            <text:p>58</text:p>
          </table:table-cell>
          <table:table-cell table:formula="of:=[.E1218]*24*60" office:value-type="float" office:value="83520" calcext:value-type="float">
            <text:p>83520</text:p>
          </table:table-cell>
          <table:table-cell table:formula="of:=[.C1218]/275" office:value-type="float" office:value="3.65272727272727" calcext:value-type="float">
            <text:p>3,65272727272727</text:p>
          </table:table-cell>
          <table:table-cell table:formula="of:=[.D1218]/275" office:value-type="float" office:value="11.7109090909091" calcext:value-type="float">
            <text:p>11,7109090909091</text:p>
          </table:table-cell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float" office:value="966.5" calcext:value-type="float">
            <text:p>966,5</text:p>
          </table:table-cell>
          <table:table-cell office:value-type="float" office:value="3240.5" calcext:value-type="float">
            <text:p>3240,5</text:p>
          </table:table-cell>
          <table:table-cell office:value-type="float" office:value="58" calcext:value-type="float">
            <text:p>58</text:p>
          </table:table-cell>
          <table:table-cell table:formula="of:=[.E1219]*24*60" office:value-type="float" office:value="83520" calcext:value-type="float">
            <text:p>83520</text:p>
          </table:table-cell>
          <table:table-cell table:formula="of:=[.C1219]/275" office:value-type="float" office:value="3.51454545454545" calcext:value-type="float">
            <text:p>3,51454545454545</text:p>
          </table:table-cell>
          <table:table-cell table:formula="of:=[.D1219]/275" office:value-type="float" office:value="11.7836363636364" calcext:value-type="float">
            <text:p>11,7836363636364</text:p>
          </table:table-cell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office:value-type="float" office:value="948.5" calcext:value-type="float">
            <text:p>948,5</text:p>
          </table:table-cell>
          <table:table-cell office:value-type="float" office:value="3182.5" calcext:value-type="float">
            <text:p>3182,5</text:p>
          </table:table-cell>
          <table:table-cell office:value-type="float" office:value="58" calcext:value-type="float">
            <text:p>58</text:p>
          </table:table-cell>
          <table:table-cell table:formula="of:=[.E1220]*24*60" office:value-type="float" office:value="83520" calcext:value-type="float">
            <text:p>83520</text:p>
          </table:table-cell>
          <table:table-cell table:formula="of:=[.C1220]/275" office:value-type="float" office:value="3.44909090909091" calcext:value-type="float">
            <text:p>3,44909090909091</text:p>
          </table:table-cell>
          <table:table-cell table:formula="of:=[.D1220]/275" office:value-type="float" office:value="11.5727272727273" calcext:value-type="float">
            <text:p>11,5727272727273</text:p>
          </table:table-cell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916.5" calcext:value-type="float">
            <text:p>916,5</text:p>
          </table:table-cell>
          <table:table-cell office:value-type="float" office:value="3198.5" calcext:value-type="float">
            <text:p>3198,5</text:p>
          </table:table-cell>
          <table:table-cell office:value-type="float" office:value="58" calcext:value-type="float">
            <text:p>58</text:p>
          </table:table-cell>
          <table:table-cell table:formula="of:=[.E1221]*24*60" office:value-type="float" office:value="83520" calcext:value-type="float">
            <text:p>83520</text:p>
          </table:table-cell>
          <table:table-cell table:formula="of:=[.C1221]/275" office:value-type="float" office:value="3.33272727272727" calcext:value-type="float">
            <text:p>3,33272727272727</text:p>
          </table:table-cell>
          <table:table-cell table:formula="of:=[.D1221]/275" office:value-type="float" office:value="11.6309090909091" calcext:value-type="float">
            <text:p>11,6309090909091</text:p>
          </table:table-cell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office:value-type="float" office:value="910.5" calcext:value-type="float">
            <text:p>910,5</text:p>
          </table:table-cell>
          <table:table-cell office:value-type="float" office:value="3280.5" calcext:value-type="float">
            <text:p>3280,5</text:p>
          </table:table-cell>
          <table:table-cell office:value-type="float" office:value="58" calcext:value-type="float">
            <text:p>58</text:p>
          </table:table-cell>
          <table:table-cell table:formula="of:=[.E1222]*24*60" office:value-type="float" office:value="83520" calcext:value-type="float">
            <text:p>83520</text:p>
          </table:table-cell>
          <table:table-cell table:formula="of:=[.C1222]/275" office:value-type="float" office:value="3.31090909090909" calcext:value-type="float">
            <text:p>3,31090909090909</text:p>
          </table:table-cell>
          <table:table-cell table:formula="of:=[.D1222]/275" office:value-type="float" office:value="11.9290909090909" calcext:value-type="float">
            <text:p>11,9290909090909</text:p>
          </table:table-cell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office:value-type="float" office:value="860.5" calcext:value-type="float">
            <text:p>860,5</text:p>
          </table:table-cell>
          <table:table-cell office:value-type="float" office:value="3280.5" calcext:value-type="float">
            <text:p>3280,5</text:p>
          </table:table-cell>
          <table:table-cell office:value-type="float" office:value="58" calcext:value-type="float">
            <text:p>58</text:p>
          </table:table-cell>
          <table:table-cell table:formula="of:=[.E1223]*24*60" office:value-type="float" office:value="83520" calcext:value-type="float">
            <text:p>83520</text:p>
          </table:table-cell>
          <table:table-cell table:formula="of:=[.C1223]/275" office:value-type="float" office:value="3.12909090909091" calcext:value-type="float">
            <text:p>3,12909090909091</text:p>
          </table:table-cell>
          <table:table-cell table:formula="of:=[.D1223]/275" office:value-type="float" office:value="11.9290909090909" calcext:value-type="float">
            <text:p>11,9290909090909</text:p>
          </table:table-cell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840.5" calcext:value-type="float">
            <text:p>840,5</text:p>
          </table:table-cell>
          <table:table-cell office:value-type="float" office:value="3224.5" calcext:value-type="float">
            <text:p>3224,5</text:p>
          </table:table-cell>
          <table:table-cell office:value-type="float" office:value="58" calcext:value-type="float">
            <text:p>58</text:p>
          </table:table-cell>
          <table:table-cell table:formula="of:=[.E1224]*24*60" office:value-type="float" office:value="83520" calcext:value-type="float">
            <text:p>83520</text:p>
          </table:table-cell>
          <table:table-cell table:formula="of:=[.C1224]/275" office:value-type="float" office:value="3.05636363636364" calcext:value-type="float">
            <text:p>3,05636363636364</text:p>
          </table:table-cell>
          <table:table-cell table:formula="of:=[.D1224]/275" office:value-type="float" office:value="11.7254545454545" calcext:value-type="float">
            <text:p>11,7254545454545</text:p>
          </table:table-cell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office:value-type="float" office:value="804.5" calcext:value-type="float">
            <text:p>804,5</text:p>
          </table:table-cell>
          <table:table-cell office:value-type="float" office:value="3226.5" calcext:value-type="float">
            <text:p>3226,5</text:p>
          </table:table-cell>
          <table:table-cell office:value-type="float" office:value="58" calcext:value-type="float">
            <text:p>58</text:p>
          </table:table-cell>
          <table:table-cell table:formula="of:=[.E1225]*24*60" office:value-type="float" office:value="83520" calcext:value-type="float">
            <text:p>83520</text:p>
          </table:table-cell>
          <table:table-cell table:formula="of:=[.C1225]/275" office:value-type="float" office:value="2.92545454545455" calcext:value-type="float">
            <text:p>2,92545454545455</text:p>
          </table:table-cell>
          <table:table-cell table:formula="of:=[.D1225]/275" office:value-type="float" office:value="11.7327272727273" calcext:value-type="float">
            <text:p>11,7327272727273</text:p>
          </table:table-cell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office:value-type="float" office:value="800.5" calcext:value-type="float">
            <text:p>800,5</text:p>
          </table:table-cell>
          <table:table-cell office:value-type="float" office:value="3304.5" calcext:value-type="float">
            <text:p>3304,5</text:p>
          </table:table-cell>
          <table:table-cell office:value-type="float" office:value="58" calcext:value-type="float">
            <text:p>58</text:p>
          </table:table-cell>
          <table:table-cell table:formula="of:=[.E1226]*24*60" office:value-type="float" office:value="83520" calcext:value-type="float">
            <text:p>83520</text:p>
          </table:table-cell>
          <table:table-cell table:formula="of:=[.C1226]/275" office:value-type="float" office:value="2.91090909090909" calcext:value-type="float">
            <text:p>2,91090909090909</text:p>
          </table:table-cell>
          <table:table-cell table:formula="of:=[.D1226]/275" office:value-type="float" office:value="12.0163636363636" calcext:value-type="float">
            <text:p>12,0163636363636</text:p>
          </table:table-cell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office:value-type="float" office:value="766.5" calcext:value-type="float">
            <text:p>766,5</text:p>
          </table:table-cell>
          <table:table-cell office:value-type="float" office:value="3358.5" calcext:value-type="float">
            <text:p>3358,5</text:p>
          </table:table-cell>
          <table:table-cell office:value-type="float" office:value="58" calcext:value-type="float">
            <text:p>58</text:p>
          </table:table-cell>
          <table:table-cell table:formula="of:=[.E1227]*24*60" office:value-type="float" office:value="83520" calcext:value-type="float">
            <text:p>83520</text:p>
          </table:table-cell>
          <table:table-cell table:formula="of:=[.C1227]/275" office:value-type="float" office:value="2.78727272727273" calcext:value-type="float">
            <text:p>2,78727272727273</text:p>
          </table:table-cell>
          <table:table-cell table:formula="of:=[.D1227]/275" office:value-type="float" office:value="12.2127272727273" calcext:value-type="float">
            <text:p>12,2127272727273</text:p>
          </table:table-cell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office:value-type="float" office:value="728.5" calcext:value-type="float">
            <text:p>728,5</text:p>
          </table:table-cell>
          <table:table-cell office:value-type="float" office:value="3394.5" calcext:value-type="float">
            <text:p>3394,5</text:p>
          </table:table-cell>
          <table:table-cell office:value-type="float" office:value="58" calcext:value-type="float">
            <text:p>58</text:p>
          </table:table-cell>
          <table:table-cell table:formula="of:=[.E1228]*24*60" office:value-type="float" office:value="83520" calcext:value-type="float">
            <text:p>83520</text:p>
          </table:table-cell>
          <table:table-cell table:formula="of:=[.C1228]/275" office:value-type="float" office:value="2.64909090909091" calcext:value-type="float">
            <text:p>2,64909090909091</text:p>
          </table:table-cell>
          <table:table-cell table:formula="of:=[.D1228]/275" office:value-type="float" office:value="12.3436363636364" calcext:value-type="float">
            <text:p>12,3436363636364</text:p>
          </table:table-cell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office:value-type="float" office:value="676.5" calcext:value-type="float">
            <text:p>676,5</text:p>
          </table:table-cell>
          <table:table-cell office:value-type="float" office:value="3448.5" calcext:value-type="float">
            <text:p>3448,5</text:p>
          </table:table-cell>
          <table:table-cell office:value-type="float" office:value="58" calcext:value-type="float">
            <text:p>58</text:p>
          </table:table-cell>
          <table:table-cell table:formula="of:=[.E1229]*24*60" office:value-type="float" office:value="83520" calcext:value-type="float">
            <text:p>83520</text:p>
          </table:table-cell>
          <table:table-cell table:formula="of:=[.C1229]/275" office:value-type="float" office:value="2.46" calcext:value-type="float">
            <text:p>2,46</text:p>
          </table:table-cell>
          <table:table-cell table:formula="of:=[.D1229]/275" office:value-type="float" office:value="12.54" calcext:value-type="float">
            <text:p>12,54</text:p>
          </table:table-cell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office:value-type="float" office:value="672.5" calcext:value-type="float">
            <text:p>672,5</text:p>
          </table:table-cell>
          <table:table-cell office:value-type="float" office:value="3492.5" calcext:value-type="float">
            <text:p>3492,5</text:p>
          </table:table-cell>
          <table:table-cell office:value-type="float" office:value="58" calcext:value-type="float">
            <text:p>58</text:p>
          </table:table-cell>
          <table:table-cell table:formula="of:=[.E1230]*24*60" office:value-type="float" office:value="83520" calcext:value-type="float">
            <text:p>83520</text:p>
          </table:table-cell>
          <table:table-cell table:formula="of:=[.C1230]/275" office:value-type="float" office:value="2.44545454545455" calcext:value-type="float">
            <text:p>2,44545454545455</text:p>
          </table:table-cell>
          <table:table-cell table:formula="of:=[.D1230]/275" office:value-type="float" office:value="12.7" calcext:value-type="float">
            <text:p>12,7</text:p>
          </table:table-cell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642.5" calcext:value-type="float">
            <text:p>642,5</text:p>
          </table:table-cell>
          <table:table-cell office:value-type="float" office:value="3544.5" calcext:value-type="float">
            <text:p>3544,5</text:p>
          </table:table-cell>
          <table:table-cell office:value-type="float" office:value="58" calcext:value-type="float">
            <text:p>58</text:p>
          </table:table-cell>
          <table:table-cell table:formula="of:=[.E1231]*24*60" office:value-type="float" office:value="83520" calcext:value-type="float">
            <text:p>83520</text:p>
          </table:table-cell>
          <table:table-cell table:formula="of:=[.C1231]/275" office:value-type="float" office:value="2.33636363636364" calcext:value-type="float">
            <text:p>2,33636363636364</text:p>
          </table:table-cell>
          <table:table-cell table:formula="of:=[.D1231]/275" office:value-type="float" office:value="12.8890909090909" calcext:value-type="float">
            <text:p>12,8890909090909</text:p>
          </table:table-cell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office:value-type="float" office:value="630.5" calcext:value-type="float">
            <text:p>630,5</text:p>
          </table:table-cell>
          <table:table-cell office:value-type="float" office:value="3612.5" calcext:value-type="float">
            <text:p>3612,5</text:p>
          </table:table-cell>
          <table:table-cell office:value-type="float" office:value="58" calcext:value-type="float">
            <text:p>58</text:p>
          </table:table-cell>
          <table:table-cell table:formula="of:=[.E1232]*24*60" office:value-type="float" office:value="83520" calcext:value-type="float">
            <text:p>83520</text:p>
          </table:table-cell>
          <table:table-cell table:formula="of:=[.C1232]/275" office:value-type="float" office:value="2.29272727272727" calcext:value-type="float">
            <text:p>2,29272727272727</text:p>
          </table:table-cell>
          <table:table-cell table:formula="of:=[.D1232]/275" office:value-type="float" office:value="13.1363636363636" calcext:value-type="float">
            <text:p>13,1363636363636</text:p>
          </table:table-cell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float" office:value="624.5" calcext:value-type="float">
            <text:p>624,5</text:p>
          </table:table-cell>
          <table:table-cell office:value-type="float" office:value="3674.5" calcext:value-type="float">
            <text:p>3674,5</text:p>
          </table:table-cell>
          <table:table-cell office:value-type="float" office:value="58" calcext:value-type="float">
            <text:p>58</text:p>
          </table:table-cell>
          <table:table-cell table:formula="of:=[.E1233]*24*60" office:value-type="float" office:value="83520" calcext:value-type="float">
            <text:p>83520</text:p>
          </table:table-cell>
          <table:table-cell table:formula="of:=[.C1233]/275" office:value-type="float" office:value="2.27090909090909" calcext:value-type="float">
            <text:p>2,27090909090909</text:p>
          </table:table-cell>
          <table:table-cell table:formula="of:=[.D1233]/275" office:value-type="float" office:value="13.3618181818182" calcext:value-type="float">
            <text:p>13,3618181818182</text:p>
          </table:table-cell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office:value-type="float" office:value="650.5" calcext:value-type="float">
            <text:p>650,5</text:p>
          </table:table-cell>
          <table:table-cell office:value-type="float" office:value="3728.5" calcext:value-type="float">
            <text:p>3728,5</text:p>
          </table:table-cell>
          <table:table-cell office:value-type="float" office:value="58" calcext:value-type="float">
            <text:p>58</text:p>
          </table:table-cell>
          <table:table-cell table:formula="of:=[.E1234]*24*60" office:value-type="float" office:value="83520" calcext:value-type="float">
            <text:p>83520</text:p>
          </table:table-cell>
          <table:table-cell table:formula="of:=[.C1234]/275" office:value-type="float" office:value="2.36545454545455" calcext:value-type="float">
            <text:p>2,36545454545455</text:p>
          </table:table-cell>
          <table:table-cell table:formula="of:=[.D1234]/275" office:value-type="float" office:value="13.5581818181818" calcext:value-type="float">
            <text:p>13,5581818181818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632.5" calcext:value-type="float">
            <text:p>632,5</text:p>
          </table:table-cell>
          <table:table-cell office:value-type="float" office:value="3776.5" calcext:value-type="float">
            <text:p>3776,5</text:p>
          </table:table-cell>
          <table:table-cell office:value-type="float" office:value="58" calcext:value-type="float">
            <text:p>58</text:p>
          </table:table-cell>
          <table:table-cell table:formula="of:=[.E1235]*24*60" office:value-type="float" office:value="83520" calcext:value-type="float">
            <text:p>83520</text:p>
          </table:table-cell>
          <table:table-cell table:formula="of:=[.C1235]/275" office:value-type="float" office:value="2.3" calcext:value-type="float">
            <text:p>2,3</text:p>
          </table:table-cell>
          <table:table-cell table:formula="of:=[.D1235]/275" office:value-type="float" office:value="13.7327272727273" calcext:value-type="float">
            <text:p>13,7327272727273</text:p>
          </table:table-cell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608.5" calcext:value-type="float">
            <text:p>608,5</text:p>
          </table:table-cell>
          <table:table-cell office:value-type="float" office:value="3844.5" calcext:value-type="float">
            <text:p>3844,5</text:p>
          </table:table-cell>
          <table:table-cell office:value-type="float" office:value="58" calcext:value-type="float">
            <text:p>58</text:p>
          </table:table-cell>
          <table:table-cell table:formula="of:=[.E1236]*24*60" office:value-type="float" office:value="83520" calcext:value-type="float">
            <text:p>83520</text:p>
          </table:table-cell>
          <table:table-cell table:formula="of:=[.C1236]/275" office:value-type="float" office:value="2.21272727272727" calcext:value-type="float">
            <text:p>2,21272727272727</text:p>
          </table:table-cell>
          <table:table-cell table:formula="of:=[.D1236]/275" office:value-type="float" office:value="13.98" calcext:value-type="float">
            <text:p>13,98</text:p>
          </table:table-cell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float" office:value="1228.5" calcext:value-type="float">
            <text:p>1228,5</text:p>
          </table:table-cell>
          <table:table-cell office:value-type="float" office:value="2830.5" calcext:value-type="float">
            <text:p>2830,5</text:p>
          </table:table-cell>
          <table:table-cell office:value-type="float" office:value="60" calcext:value-type="float">
            <text:p>60</text:p>
          </table:table-cell>
          <table:table-cell table:formula="of:=[.E1237]*24*60" office:value-type="float" office:value="86400" calcext:value-type="float">
            <text:p>86400</text:p>
          </table:table-cell>
          <table:table-cell table:formula="of:=[.C1237]/275" office:value-type="float" office:value="4.46727272727273" calcext:value-type="float">
            <text:p>4,46727272727273</text:p>
          </table:table-cell>
          <table:table-cell table:formula="of:=[.D1237]/275" office:value-type="float" office:value="10.2927272727273" calcext:value-type="float">
            <text:p>10,2927272727273</text:p>
          </table:table-cell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office:value-type="float" office:value="1192.5" calcext:value-type="float">
            <text:p>1192,5</text:p>
          </table:table-cell>
          <table:table-cell office:value-type="float" office:value="2886.5" calcext:value-type="float">
            <text:p>2886,5</text:p>
          </table:table-cell>
          <table:table-cell office:value-type="float" office:value="60" calcext:value-type="float">
            <text:p>60</text:p>
          </table:table-cell>
          <table:table-cell table:formula="of:=[.E1238]*24*60" office:value-type="float" office:value="86400" calcext:value-type="float">
            <text:p>86400</text:p>
          </table:table-cell>
          <table:table-cell table:formula="of:=[.C1238]/275" office:value-type="float" office:value="4.33636363636364" calcext:value-type="float">
            <text:p>4,33636363636364</text:p>
          </table:table-cell>
          <table:table-cell table:formula="of:=[.D1238]/275" office:value-type="float" office:value="10.4963636363636" calcext:value-type="float">
            <text:p>10,4963636363636</text:p>
          </table:table-cell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office:value-type="float" office:value="1248.5" calcext:value-type="float">
            <text:p>1248,5</text:p>
          </table:table-cell>
          <table:table-cell office:value-type="float" office:value="2902.5" calcext:value-type="float">
            <text:p>2902,5</text:p>
          </table:table-cell>
          <table:table-cell office:value-type="float" office:value="60" calcext:value-type="float">
            <text:p>60</text:p>
          </table:table-cell>
          <table:table-cell table:formula="of:=[.E1239]*24*60" office:value-type="float" office:value="86400" calcext:value-type="float">
            <text:p>86400</text:p>
          </table:table-cell>
          <table:table-cell table:formula="of:=[.C1239]/275" office:value-type="float" office:value="4.54" calcext:value-type="float">
            <text:p>4,54</text:p>
          </table:table-cell>
          <table:table-cell table:formula="of:=[.D1239]/275" office:value-type="float" office:value="10.5545454545455" calcext:value-type="float">
            <text:p>10,5545454545455</text:p>
          </table:table-cell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office:value-type="float" office:value="1248.5" calcext:value-type="float">
            <text:p>1248,5</text:p>
          </table:table-cell>
          <table:table-cell office:value-type="float" office:value="3018.5" calcext:value-type="float">
            <text:p>3018,5</text:p>
          </table:table-cell>
          <table:table-cell office:value-type="float" office:value="60" calcext:value-type="float">
            <text:p>60</text:p>
          </table:table-cell>
          <table:table-cell table:formula="of:=[.E1240]*24*60" office:value-type="float" office:value="86400" calcext:value-type="float">
            <text:p>86400</text:p>
          </table:table-cell>
          <table:table-cell table:formula="of:=[.C1240]/275" office:value-type="float" office:value="4.54" calcext:value-type="float">
            <text:p>4,54</text:p>
          </table:table-cell>
          <table:table-cell table:formula="of:=[.D1240]/275" office:value-type="float" office:value="10.9763636363636" calcext:value-type="float">
            <text:p>10,9763636363636</text:p>
          </table:table-cell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office:value-type="float" office:value="1266.5" calcext:value-type="float">
            <text:p>1266,5</text:p>
          </table:table-cell>
          <table:table-cell office:value-type="float" office:value="3124.5" calcext:value-type="float">
            <text:p>3124,5</text:p>
          </table:table-cell>
          <table:table-cell office:value-type="float" office:value="60" calcext:value-type="float">
            <text:p>60</text:p>
          </table:table-cell>
          <table:table-cell table:formula="of:=[.E1241]*24*60" office:value-type="float" office:value="86400" calcext:value-type="float">
            <text:p>86400</text:p>
          </table:table-cell>
          <table:table-cell table:formula="of:=[.C1241]/275" office:value-type="float" office:value="4.60545454545455" calcext:value-type="float">
            <text:p>4,60545454545455</text:p>
          </table:table-cell>
          <table:table-cell table:formula="of:=[.D1241]/275" office:value-type="float" office:value="11.3618181818182" calcext:value-type="float">
            <text:p>11,3618181818182</text:p>
          </table:table-cell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office:value-type="float" office:value="1310.5" calcext:value-type="float">
            <text:p>1310,5</text:p>
          </table:table-cell>
          <table:table-cell office:value-type="float" office:value="3214.5" calcext:value-type="float">
            <text:p>3214,5</text:p>
          </table:table-cell>
          <table:table-cell office:value-type="float" office:value="60" calcext:value-type="float">
            <text:p>60</text:p>
          </table:table-cell>
          <table:table-cell table:formula="of:=[.E1242]*24*60" office:value-type="float" office:value="86400" calcext:value-type="float">
            <text:p>86400</text:p>
          </table:table-cell>
          <table:table-cell table:formula="of:=[.C1242]/275" office:value-type="float" office:value="4.76545454545455" calcext:value-type="float">
            <text:p>4,76545454545455</text:p>
          </table:table-cell>
          <table:table-cell table:formula="of:=[.D1242]/275" office:value-type="float" office:value="11.6890909090909" calcext:value-type="float">
            <text:p>11,6890909090909</text:p>
          </table:table-cell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office:value-type="float" office:value="1316.5" calcext:value-type="float">
            <text:p>1316,5</text:p>
          </table:table-cell>
          <table:table-cell office:value-type="float" office:value="3296.5" calcext:value-type="float">
            <text:p>3296,5</text:p>
          </table:table-cell>
          <table:table-cell office:value-type="float" office:value="60" calcext:value-type="float">
            <text:p>60</text:p>
          </table:table-cell>
          <table:table-cell table:formula="of:=[.E1243]*24*60" office:value-type="float" office:value="86400" calcext:value-type="float">
            <text:p>86400</text:p>
          </table:table-cell>
          <table:table-cell table:formula="of:=[.C1243]/275" office:value-type="float" office:value="4.78727272727273" calcext:value-type="float">
            <text:p>4,78727272727273</text:p>
          </table:table-cell>
          <table:table-cell table:formula="of:=[.D1243]/275" office:value-type="float" office:value="11.9872727272727" calcext:value-type="float">
            <text:p>11,9872727272727</text:p>
          </table:table-cell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office:value-type="float" office:value="1306.5" calcext:value-type="float">
            <text:p>1306,5</text:p>
          </table:table-cell>
          <table:table-cell office:value-type="float" office:value="3382.5" calcext:value-type="float">
            <text:p>3382,5</text:p>
          </table:table-cell>
          <table:table-cell office:value-type="float" office:value="60" calcext:value-type="float">
            <text:p>60</text:p>
          </table:table-cell>
          <table:table-cell table:formula="of:=[.E1244]*24*60" office:value-type="float" office:value="86400" calcext:value-type="float">
            <text:p>86400</text:p>
          </table:table-cell>
          <table:table-cell table:formula="of:=[.C1244]/275" office:value-type="float" office:value="4.75090909090909" calcext:value-type="float">
            <text:p>4,75090909090909</text:p>
          </table:table-cell>
          <table:table-cell table:formula="of:=[.D1244]/275" office:value-type="float" office:value="12.3" calcext:value-type="float">
            <text:p>12,3</text:p>
          </table:table-cell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office:value-type="float" office:value="1300.5" calcext:value-type="float">
            <text:p>1300,5</text:p>
          </table:table-cell>
          <table:table-cell office:value-type="float" office:value="3468.5" calcext:value-type="float">
            <text:p>3468,5</text:p>
          </table:table-cell>
          <table:table-cell office:value-type="float" office:value="60" calcext:value-type="float">
            <text:p>60</text:p>
          </table:table-cell>
          <table:table-cell table:formula="of:=[.E1245]*24*60" office:value-type="float" office:value="86400" calcext:value-type="float">
            <text:p>86400</text:p>
          </table:table-cell>
          <table:table-cell table:formula="of:=[.C1245]/275" office:value-type="float" office:value="4.72909090909091" calcext:value-type="float">
            <text:p>4,72909090909091</text:p>
          </table:table-cell>
          <table:table-cell table:formula="of:=[.D1245]/275" office:value-type="float" office:value="12.6127272727273" calcext:value-type="float">
            <text:p>12,6127272727273</text:p>
          </table:table-cell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office:value-type="float" office:value="1352.5" calcext:value-type="float">
            <text:p>1352,5</text:p>
          </table:table-cell>
          <table:table-cell office:value-type="float" office:value="3514.5" calcext:value-type="float">
            <text:p>3514,5</text:p>
          </table:table-cell>
          <table:table-cell office:value-type="float" office:value="60" calcext:value-type="float">
            <text:p>60</text:p>
          </table:table-cell>
          <table:table-cell table:formula="of:=[.E1246]*24*60" office:value-type="float" office:value="86400" calcext:value-type="float">
            <text:p>86400</text:p>
          </table:table-cell>
          <table:table-cell table:formula="of:=[.C1246]/275" office:value-type="float" office:value="4.91818181818182" calcext:value-type="float">
            <text:p>4,91818181818182</text:p>
          </table:table-cell>
          <table:table-cell table:formula="of:=[.D1246]/275" office:value-type="float" office:value="12.78" calcext:value-type="float">
            <text:p>12,78</text:p>
          </table:table-cell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float" office:value="1312.5" calcext:value-type="float">
            <text:p>1312,5</text:p>
          </table:table-cell>
          <table:table-cell office:value-type="float" office:value="3576.5" calcext:value-type="float">
            <text:p>3576,5</text:p>
          </table:table-cell>
          <table:table-cell office:value-type="float" office:value="60" calcext:value-type="float">
            <text:p>60</text:p>
          </table:table-cell>
          <table:table-cell table:formula="of:=[.E1247]*24*60" office:value-type="float" office:value="86400" calcext:value-type="float">
            <text:p>86400</text:p>
          </table:table-cell>
          <table:table-cell table:formula="of:=[.C1247]/275" office:value-type="float" office:value="4.77272727272727" calcext:value-type="float">
            <text:p>4,77272727272727</text:p>
          </table:table-cell>
          <table:table-cell table:formula="of:=[.D1247]/275" office:value-type="float" office:value="13.0054545454545" calcext:value-type="float">
            <text:p>13,0054545454545</text:p>
          </table:table-cell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office:value-type="float" office:value="1284.5" calcext:value-type="float">
            <text:p>1284,5</text:p>
          </table:table-cell>
          <table:table-cell office:value-type="float" office:value="3610.5" calcext:value-type="float">
            <text:p>3610,5</text:p>
          </table:table-cell>
          <table:table-cell office:value-type="float" office:value="60" calcext:value-type="float">
            <text:p>60</text:p>
          </table:table-cell>
          <table:table-cell table:formula="of:=[.E1248]*24*60" office:value-type="float" office:value="86400" calcext:value-type="float">
            <text:p>86400</text:p>
          </table:table-cell>
          <table:table-cell table:formula="of:=[.C1248]/275" office:value-type="float" office:value="4.67090909090909" calcext:value-type="float">
            <text:p>4,67090909090909</text:p>
          </table:table-cell>
          <table:table-cell table:formula="of:=[.D1248]/275" office:value-type="float" office:value="13.1290909090909" calcext:value-type="float">
            <text:p>13,1290909090909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284.5" calcext:value-type="float">
            <text:p>1284,5</text:p>
          </table:table-cell>
          <table:table-cell office:value-type="float" office:value="3684.5" calcext:value-type="float">
            <text:p>3684,5</text:p>
          </table:table-cell>
          <table:table-cell office:value-type="float" office:value="60" calcext:value-type="float">
            <text:p>60</text:p>
          </table:table-cell>
          <table:table-cell table:formula="of:=[.E1249]*24*60" office:value-type="float" office:value="86400" calcext:value-type="float">
            <text:p>86400</text:p>
          </table:table-cell>
          <table:table-cell table:formula="of:=[.C1249]/275" office:value-type="float" office:value="4.67090909090909" calcext:value-type="float">
            <text:p>4,67090909090909</text:p>
          </table:table-cell>
          <table:table-cell table:formula="of:=[.D1249]/275" office:value-type="float" office:value="13.3981818181818" calcext:value-type="float">
            <text:p>13,3981818181818</text:p>
          </table:table-cell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office:value-type="float" office:value="1282.5" calcext:value-type="float">
            <text:p>1282,5</text:p>
          </table:table-cell>
          <table:table-cell office:value-type="float" office:value="3736.5" calcext:value-type="float">
            <text:p>3736,5</text:p>
          </table:table-cell>
          <table:table-cell office:value-type="float" office:value="60" calcext:value-type="float">
            <text:p>60</text:p>
          </table:table-cell>
          <table:table-cell table:formula="of:=[.E1250]*24*60" office:value-type="float" office:value="86400" calcext:value-type="float">
            <text:p>86400</text:p>
          </table:table-cell>
          <table:table-cell table:formula="of:=[.C1250]/275" office:value-type="float" office:value="4.66363636363636" calcext:value-type="float">
            <text:p>4,66363636363636</text:p>
          </table:table-cell>
          <table:table-cell table:formula="of:=[.D1250]/275" office:value-type="float" office:value="13.5872727272727" calcext:value-type="float">
            <text:p>13,5872727272727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1294.5" calcext:value-type="float">
            <text:p>1294,5</text:p>
          </table:table-cell>
          <table:table-cell office:value-type="float" office:value="3800.5" calcext:value-type="float">
            <text:p>3800,5</text:p>
          </table:table-cell>
          <table:table-cell office:value-type="float" office:value="60" calcext:value-type="float">
            <text:p>60</text:p>
          </table:table-cell>
          <table:table-cell table:formula="of:=[.E1251]*24*60" office:value-type="float" office:value="86400" calcext:value-type="float">
            <text:p>86400</text:p>
          </table:table-cell>
          <table:table-cell table:formula="of:=[.C1251]/275" office:value-type="float" office:value="4.70727272727273" calcext:value-type="float">
            <text:p>4,70727272727273</text:p>
          </table:table-cell>
          <table:table-cell table:formula="of:=[.D1251]/275" office:value-type="float" office:value="13.82" calcext:value-type="float">
            <text:p>13,82</text:p>
          </table:table-cell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office:value-type="float" office:value="1170.5" calcext:value-type="float">
            <text:p>1170,5</text:p>
          </table:table-cell>
          <table:table-cell office:value-type="float" office:value="3130.5" calcext:value-type="float">
            <text:p>3130,5</text:p>
          </table:table-cell>
          <table:table-cell office:value-type="float" office:value="60" calcext:value-type="float">
            <text:p>60</text:p>
          </table:table-cell>
          <table:table-cell table:formula="of:=[.E1252]*24*60" office:value-type="float" office:value="86400" calcext:value-type="float">
            <text:p>86400</text:p>
          </table:table-cell>
          <table:table-cell table:formula="of:=[.C1252]/275" office:value-type="float" office:value="4.25636363636364" calcext:value-type="float">
            <text:p>4,25636363636364</text:p>
          </table:table-cell>
          <table:table-cell table:formula="of:=[.D1252]/275" office:value-type="float" office:value="11.3836363636364" calcext:value-type="float">
            <text:p>11,3836363636364</text:p>
          </table:table-cell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office:value-type="float" office:value="1090.5" calcext:value-type="float">
            <text:p>1090,5</text:p>
          </table:table-cell>
          <table:table-cell office:value-type="float" office:value="3130.5" calcext:value-type="float">
            <text:p>3130,5</text:p>
          </table:table-cell>
          <table:table-cell office:value-type="float" office:value="60" calcext:value-type="float">
            <text:p>60</text:p>
          </table:table-cell>
          <table:table-cell table:formula="of:=[.E1253]*24*60" office:value-type="float" office:value="86400" calcext:value-type="float">
            <text:p>86400</text:p>
          </table:table-cell>
          <table:table-cell table:formula="of:=[.C1253]/275" office:value-type="float" office:value="3.96545454545455" calcext:value-type="float">
            <text:p>3,96545454545455</text:p>
          </table:table-cell>
          <table:table-cell table:formula="of:=[.D1253]/275" office:value-type="float" office:value="11.3836363636364" calcext:value-type="float">
            <text:p>11,3836363636364</text:p>
          </table:table-cell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office:value-type="float" office:value="1024.5" calcext:value-type="float">
            <text:p>1024,5</text:p>
          </table:table-cell>
          <table:table-cell office:value-type="float" office:value="3192.5" calcext:value-type="float">
            <text:p>3192,5</text:p>
          </table:table-cell>
          <table:table-cell office:value-type="float" office:value="60" calcext:value-type="float">
            <text:p>60</text:p>
          </table:table-cell>
          <table:table-cell table:formula="of:=[.E1254]*24*60" office:value-type="float" office:value="86400" calcext:value-type="float">
            <text:p>86400</text:p>
          </table:table-cell>
          <table:table-cell table:formula="of:=[.C1254]/275" office:value-type="float" office:value="3.72545454545455" calcext:value-type="float">
            <text:p>3,72545454545455</text:p>
          </table:table-cell>
          <table:table-cell table:formula="of:=[.D1254]/275" office:value-type="float" office:value="11.6090909090909" calcext:value-type="float">
            <text:p>11,6090909090909</text:p>
          </table:table-cell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office:value-type="float" office:value="962.5" calcext:value-type="float">
            <text:p>962,5</text:p>
          </table:table-cell>
          <table:table-cell office:value-type="float" office:value="3236.5" calcext:value-type="float">
            <text:p>3236,5</text:p>
          </table:table-cell>
          <table:table-cell office:value-type="float" office:value="60" calcext:value-type="float">
            <text:p>60</text:p>
          </table:table-cell>
          <table:table-cell table:formula="of:=[.E1255]*24*60" office:value-type="float" office:value="86400" calcext:value-type="float">
            <text:p>86400</text:p>
          </table:table-cell>
          <table:table-cell table:formula="of:=[.C1255]/275" office:value-type="float" office:value="3.5" calcext:value-type="float">
            <text:p>3,5</text:p>
          </table:table-cell>
          <table:table-cell table:formula="of:=[.D1255]/275" office:value-type="float" office:value="11.7690909090909" calcext:value-type="float">
            <text:p>11,7690909090909</text:p>
          </table:table-cell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office:value-type="float" office:value="954.5" calcext:value-type="float">
            <text:p>954,5</text:p>
          </table:table-cell>
          <table:table-cell office:value-type="float" office:value="3174.5" calcext:value-type="float">
            <text:p>3174,5</text:p>
          </table:table-cell>
          <table:table-cell office:value-type="float" office:value="60" calcext:value-type="float">
            <text:p>60</text:p>
          </table:table-cell>
          <table:table-cell table:formula="of:=[.E1256]*24*60" office:value-type="float" office:value="86400" calcext:value-type="float">
            <text:p>86400</text:p>
          </table:table-cell>
          <table:table-cell table:formula="of:=[.C1256]/275" office:value-type="float" office:value="3.47090909090909" calcext:value-type="float">
            <text:p>3,47090909090909</text:p>
          </table:table-cell>
          <table:table-cell table:formula="of:=[.D1256]/275" office:value-type="float" office:value="11.5436363636364" calcext:value-type="float">
            <text:p>11,5436363636364</text:p>
          </table:table-cell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office:value-type="float" office:value="908.5" calcext:value-type="float">
            <text:p>908,5</text:p>
          </table:table-cell>
          <table:table-cell office:value-type="float" office:value="3182.5" calcext:value-type="float">
            <text:p>3182,5</text:p>
          </table:table-cell>
          <table:table-cell office:value-type="float" office:value="60" calcext:value-type="float">
            <text:p>60</text:p>
          </table:table-cell>
          <table:table-cell table:formula="of:=[.E1257]*24*60" office:value-type="float" office:value="86400" calcext:value-type="float">
            <text:p>86400</text:p>
          </table:table-cell>
          <table:table-cell table:formula="of:=[.C1257]/275" office:value-type="float" office:value="3.30363636363636" calcext:value-type="float">
            <text:p>3,30363636363636</text:p>
          </table:table-cell>
          <table:table-cell table:formula="of:=[.D1257]/275" office:value-type="float" office:value="11.5727272727273" calcext:value-type="float">
            <text:p>11,5727272727273</text:p>
          </table:table-cell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office:value-type="float" office:value="902.5" calcext:value-type="float">
            <text:p>902,5</text:p>
          </table:table-cell>
          <table:table-cell office:value-type="float" office:value="3266.5" calcext:value-type="float">
            <text:p>3266,5</text:p>
          </table:table-cell>
          <table:table-cell office:value-type="float" office:value="60" calcext:value-type="float">
            <text:p>60</text:p>
          </table:table-cell>
          <table:table-cell table:formula="of:=[.E1258]*24*60" office:value-type="float" office:value="86400" calcext:value-type="float">
            <text:p>86400</text:p>
          </table:table-cell>
          <table:table-cell table:formula="of:=[.C1258]/275" office:value-type="float" office:value="3.28181818181818" calcext:value-type="float">
            <text:p>3,28181818181818</text:p>
          </table:table-cell>
          <table:table-cell table:formula="of:=[.D1258]/275" office:value-type="float" office:value="11.8781818181818" calcext:value-type="float">
            <text:p>11,8781818181818</text:p>
          </table:table-cell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882.5" calcext:value-type="float">
            <text:p>882,5</text:p>
          </table:table-cell>
          <table:table-cell office:value-type="float" office:value="3282.5" calcext:value-type="float">
            <text:p>3282,5</text:p>
          </table:table-cell>
          <table:table-cell office:value-type="float" office:value="60" calcext:value-type="float">
            <text:p>60</text:p>
          </table:table-cell>
          <table:table-cell table:formula="of:=[.E1259]*24*60" office:value-type="float" office:value="86400" calcext:value-type="float">
            <text:p>86400</text:p>
          </table:table-cell>
          <table:table-cell table:formula="of:=[.C1259]/275" office:value-type="float" office:value="3.20909090909091" calcext:value-type="float">
            <text:p>3,20909090909091</text:p>
          </table:table-cell>
          <table:table-cell table:formula="of:=[.D1259]/275" office:value-type="float" office:value="11.9363636363636" calcext:value-type="float">
            <text:p>11,9363636363636</text:p>
          </table:table-cell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float" office:value="828.5" calcext:value-type="float">
            <text:p>828,5</text:p>
          </table:table-cell>
          <table:table-cell office:value-type="float" office:value="3212.5" calcext:value-type="float">
            <text:p>3212,5</text:p>
          </table:table-cell>
          <table:table-cell office:value-type="float" office:value="60" calcext:value-type="float">
            <text:p>60</text:p>
          </table:table-cell>
          <table:table-cell table:formula="of:=[.E1260]*24*60" office:value-type="float" office:value="86400" calcext:value-type="float">
            <text:p>86400</text:p>
          </table:table-cell>
          <table:table-cell table:formula="of:=[.C1260]/275" office:value-type="float" office:value="3.01272727272727" calcext:value-type="float">
            <text:p>3,01272727272727</text:p>
          </table:table-cell>
          <table:table-cell table:formula="of:=[.D1260]/275" office:value-type="float" office:value="11.6818181818182" calcext:value-type="float">
            <text:p>11,6818181818182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798.5" calcext:value-type="float">
            <text:p>798,5</text:p>
          </table:table-cell>
          <table:table-cell office:value-type="float" office:value="3236.5" calcext:value-type="float">
            <text:p>3236,5</text:p>
          </table:table-cell>
          <table:table-cell office:value-type="float" office:value="60" calcext:value-type="float">
            <text:p>60</text:p>
          </table:table-cell>
          <table:table-cell table:formula="of:=[.E1261]*24*60" office:value-type="float" office:value="86400" calcext:value-type="float">
            <text:p>86400</text:p>
          </table:table-cell>
          <table:table-cell table:formula="of:=[.C1261]/275" office:value-type="float" office:value="2.90363636363636" calcext:value-type="float">
            <text:p>2,90363636363636</text:p>
          </table:table-cell>
          <table:table-cell table:formula="of:=[.D1261]/275" office:value-type="float" office:value="11.7690909090909" calcext:value-type="float">
            <text:p>11,7690909090909</text:p>
          </table:table-cell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float" office:value="790.5" calcext:value-type="float">
            <text:p>790,5</text:p>
          </table:table-cell>
          <table:table-cell office:value-type="float" office:value="3318.5" calcext:value-type="float">
            <text:p>3318,5</text:p>
          </table:table-cell>
          <table:table-cell office:value-type="float" office:value="60" calcext:value-type="float">
            <text:p>60</text:p>
          </table:table-cell>
          <table:table-cell table:formula="of:=[.E1262]*24*60" office:value-type="float" office:value="86400" calcext:value-type="float">
            <text:p>86400</text:p>
          </table:table-cell>
          <table:table-cell table:formula="of:=[.C1262]/275" office:value-type="float" office:value="2.87454545454545" calcext:value-type="float">
            <text:p>2,87454545454545</text:p>
          </table:table-cell>
          <table:table-cell table:formula="of:=[.D1262]/275" office:value-type="float" office:value="12.0672727272727" calcext:value-type="float">
            <text:p>12,0672727272727</text:p>
          </table:table-cell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office:value-type="float" office:value="740.5" calcext:value-type="float">
            <text:p>740,5</text:p>
          </table:table-cell>
          <table:table-cell office:value-type="float" office:value="3372.5" calcext:value-type="float">
            <text:p>3372,5</text:p>
          </table:table-cell>
          <table:table-cell office:value-type="float" office:value="60" calcext:value-type="float">
            <text:p>60</text:p>
          </table:table-cell>
          <table:table-cell table:formula="of:=[.E1263]*24*60" office:value-type="float" office:value="86400" calcext:value-type="float">
            <text:p>86400</text:p>
          </table:table-cell>
          <table:table-cell table:formula="of:=[.C1263]/275" office:value-type="float" office:value="2.69272727272727" calcext:value-type="float">
            <text:p>2,69272727272727</text:p>
          </table:table-cell>
          <table:table-cell table:formula="of:=[.D1263]/275" office:value-type="float" office:value="12.2636363636364" calcext:value-type="float">
            <text:p>12,2636363636364</text:p>
          </table:table-cell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float" office:value="676.5" calcext:value-type="float">
            <text:p>676,5</text:p>
          </table:table-cell>
          <table:table-cell office:value-type="float" office:value="3426.5" calcext:value-type="float">
            <text:p>3426,5</text:p>
          </table:table-cell>
          <table:table-cell office:value-type="float" office:value="60" calcext:value-type="float">
            <text:p>60</text:p>
          </table:table-cell>
          <table:table-cell table:formula="of:=[.E1264]*24*60" office:value-type="float" office:value="86400" calcext:value-type="float">
            <text:p>86400</text:p>
          </table:table-cell>
          <table:table-cell table:formula="of:=[.C1264]/275" office:value-type="float" office:value="2.46" calcext:value-type="float">
            <text:p>2,46</text:p>
          </table:table-cell>
          <table:table-cell table:formula="of:=[.D1264]/275" office:value-type="float" office:value="12.46" calcext:value-type="float">
            <text:p>12,46</text:p>
          </table:table-cell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office:value-type="float" office:value="662.5" calcext:value-type="float">
            <text:p>662,5</text:p>
          </table:table-cell>
          <table:table-cell office:value-type="float" office:value="3498.5" calcext:value-type="float">
            <text:p>3498,5</text:p>
          </table:table-cell>
          <table:table-cell office:value-type="float" office:value="60" calcext:value-type="float">
            <text:p>60</text:p>
          </table:table-cell>
          <table:table-cell table:formula="of:=[.E1265]*24*60" office:value-type="float" office:value="86400" calcext:value-type="float">
            <text:p>86400</text:p>
          </table:table-cell>
          <table:table-cell table:formula="of:=[.C1265]/275" office:value-type="float" office:value="2.40909090909091" calcext:value-type="float">
            <text:p>2,40909090909091</text:p>
          </table:table-cell>
          <table:table-cell table:formula="of:=[.D1265]/275" office:value-type="float" office:value="12.7218181818182" calcext:value-type="float">
            <text:p>12,7218181818182</text:p>
          </table:table-cell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628.5" calcext:value-type="float">
            <text:p>628,5</text:p>
          </table:table-cell>
          <table:table-cell office:value-type="float" office:value="3578.5" calcext:value-type="float">
            <text:p>3578,5</text:p>
          </table:table-cell>
          <table:table-cell office:value-type="float" office:value="60" calcext:value-type="float">
            <text:p>60</text:p>
          </table:table-cell>
          <table:table-cell table:formula="of:=[.E1266]*24*60" office:value-type="float" office:value="86400" calcext:value-type="float">
            <text:p>86400</text:p>
          </table:table-cell>
          <table:table-cell table:formula="of:=[.C1266]/275" office:value-type="float" office:value="2.28545454545455" calcext:value-type="float">
            <text:p>2,28545454545455</text:p>
          </table:table-cell>
          <table:table-cell table:formula="of:=[.D1266]/275" office:value-type="float" office:value="13.0127272727273" calcext:value-type="float">
            <text:p>13,0127272727273</text:p>
          </table:table-cell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office:value-type="float" office:value="622.5" calcext:value-type="float">
            <text:p>622,5</text:p>
          </table:table-cell>
          <table:table-cell office:value-type="float" office:value="3682.5" calcext:value-type="float">
            <text:p>3682,5</text:p>
          </table:table-cell>
          <table:table-cell office:value-type="float" office:value="60" calcext:value-type="float">
            <text:p>60</text:p>
          </table:table-cell>
          <table:table-cell table:formula="of:=[.E1267]*24*60" office:value-type="float" office:value="86400" calcext:value-type="float">
            <text:p>86400</text:p>
          </table:table-cell>
          <table:table-cell table:formula="of:=[.C1267]/275" office:value-type="float" office:value="2.26363636363636" calcext:value-type="float">
            <text:p>2,26363636363636</text:p>
          </table:table-cell>
          <table:table-cell table:formula="of:=[.D1267]/275" office:value-type="float" office:value="13.3909090909091" calcext:value-type="float">
            <text:p>13,3909090909091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float" office:value="640.5" calcext:value-type="float">
            <text:p>640,5</text:p>
          </table:table-cell>
          <table:table-cell office:value-type="float" office:value="3726.5" calcext:value-type="float">
            <text:p>3726,5</text:p>
          </table:table-cell>
          <table:table-cell office:value-type="float" office:value="60" calcext:value-type="float">
            <text:p>60</text:p>
          </table:table-cell>
          <table:table-cell table:formula="of:=[.E1268]*24*60" office:value-type="float" office:value="86400" calcext:value-type="float">
            <text:p>86400</text:p>
          </table:table-cell>
          <table:table-cell table:formula="of:=[.C1268]/275" office:value-type="float" office:value="2.32909090909091" calcext:value-type="float">
            <text:p>2,32909090909091</text:p>
          </table:table-cell>
          <table:table-cell table:formula="of:=[.D1268]/275" office:value-type="float" office:value="13.5509090909091" calcext:value-type="float">
            <text:p>13,5509090909091</text:p>
          </table:table-cell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office:value-type="float" office:value="618.5" calcext:value-type="float">
            <text:p>618,5</text:p>
          </table:table-cell>
          <table:table-cell office:value-type="float" office:value="3794.5" calcext:value-type="float">
            <text:p>3794,5</text:p>
          </table:table-cell>
          <table:table-cell office:value-type="float" office:value="60" calcext:value-type="float">
            <text:p>60</text:p>
          </table:table-cell>
          <table:table-cell table:formula="of:=[.E1269]*24*60" office:value-type="float" office:value="86400" calcext:value-type="float">
            <text:p>86400</text:p>
          </table:table-cell>
          <table:table-cell table:formula="of:=[.C1269]/275" office:value-type="float" office:value="2.24909090909091" calcext:value-type="float">
            <text:p>2,24909090909091</text:p>
          </table:table-cell>
          <table:table-cell table:formula="of:=[.D1269]/275" office:value-type="float" office:value="13.7981818181818" calcext:value-type="float">
            <text:p>13,7981818181818</text:p>
          </table:table-cell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float" office:value="606.5" calcext:value-type="float">
            <text:p>606,5</text:p>
          </table:table-cell>
          <table:table-cell office:value-type="float" office:value="3844.5" calcext:value-type="float">
            <text:p>3844,5</text:p>
          </table:table-cell>
          <table:table-cell office:value-type="float" office:value="60" calcext:value-type="float">
            <text:p>60</text:p>
          </table:table-cell>
          <table:table-cell table:formula="of:=[.E1270]*24*60" office:value-type="float" office:value="86400" calcext:value-type="float">
            <text:p>86400</text:p>
          </table:table-cell>
          <table:table-cell table:formula="of:=[.C1270]/275" office:value-type="float" office:value="2.20545454545455" calcext:value-type="float">
            <text:p>2,20545454545455</text:p>
          </table:table-cell>
          <table:table-cell table:formula="of:=[.D1270]/275" office:value-type="float" office:value="13.98" calcext:value-type="float">
            <text:p>13,98</text:p>
          </table:table-cell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office:value-type="float" office:value="1240.5" calcext:value-type="float">
            <text:p>1240,5</text:p>
          </table:table-cell>
          <table:table-cell office:value-type="float" office:value="2822.5" calcext:value-type="float">
            <text:p>2822,5</text:p>
          </table:table-cell>
          <table:table-cell office:value-type="float" office:value="63" calcext:value-type="float">
            <text:p>63</text:p>
          </table:table-cell>
          <table:table-cell table:formula="of:=[.E1271]*24*60" office:value-type="float" office:value="90720" calcext:value-type="float">
            <text:p>90720</text:p>
          </table:table-cell>
          <table:table-cell table:formula="of:=[.C1271]/275" office:value-type="float" office:value="4.51090909090909" calcext:value-type="float">
            <text:p>4,51090909090909</text:p>
          </table:table-cell>
          <table:table-cell table:formula="of:=[.D1271]/275" office:value-type="float" office:value="10.2636363636364" calcext:value-type="float">
            <text:p>10,2636363636364</text:p>
          </table:table-cell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04.5" calcext:value-type="float">
            <text:p>1204,5</text:p>
          </table:table-cell>
          <table:table-cell office:value-type="float" office:value="2862.5" calcext:value-type="float">
            <text:p>2862,5</text:p>
          </table:table-cell>
          <table:table-cell office:value-type="float" office:value="63" calcext:value-type="float">
            <text:p>63</text:p>
          </table:table-cell>
          <table:table-cell table:formula="of:=[.E1272]*24*60" office:value-type="float" office:value="90720" calcext:value-type="float">
            <text:p>90720</text:p>
          </table:table-cell>
          <table:table-cell table:formula="of:=[.C1272]/275" office:value-type="float" office:value="4.38" calcext:value-type="float">
            <text:p>4,38</text:p>
          </table:table-cell>
          <table:table-cell table:formula="of:=[.D1272]/275" office:value-type="float" office:value="10.4090909090909" calcext:value-type="float">
            <text:p>10,4090909090909</text:p>
          </table:table-cell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office:value-type="float" office:value="1188.5" calcext:value-type="float">
            <text:p>1188,5</text:p>
          </table:table-cell>
          <table:table-cell office:value-type="float" office:value="2958.5" calcext:value-type="float">
            <text:p>2958,5</text:p>
          </table:table-cell>
          <table:table-cell office:value-type="float" office:value="63" calcext:value-type="float">
            <text:p>63</text:p>
          </table:table-cell>
          <table:table-cell table:formula="of:=[.E1273]*24*60" office:value-type="float" office:value="90720" calcext:value-type="float">
            <text:p>90720</text:p>
          </table:table-cell>
          <table:table-cell table:formula="of:=[.C1273]/275" office:value-type="float" office:value="4.32181818181818" calcext:value-type="float">
            <text:p>4,32181818181818</text:p>
          </table:table-cell>
          <table:table-cell table:formula="of:=[.D1273]/275" office:value-type="float" office:value="10.7581818181818" calcext:value-type="float">
            <text:p>10,7581818181818</text:p>
          </table:table-cell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office:value-type="float" office:value="1162.5" calcext:value-type="float">
            <text:p>1162,5</text:p>
          </table:table-cell>
          <table:table-cell office:value-type="float" office:value="3118.5" calcext:value-type="float">
            <text:p>3118,5</text:p>
          </table:table-cell>
          <table:table-cell office:value-type="float" office:value="63" calcext:value-type="float">
            <text:p>63</text:p>
          </table:table-cell>
          <table:table-cell table:formula="of:=[.E1274]*24*60" office:value-type="float" office:value="90720" calcext:value-type="float">
            <text:p>90720</text:p>
          </table:table-cell>
          <table:table-cell table:formula="of:=[.C1274]/275" office:value-type="float" office:value="4.22727272727273" calcext:value-type="float">
            <text:p>4,22727272727273</text:p>
          </table:table-cell>
          <table:table-cell table:formula="of:=[.D1274]/275" office:value-type="float" office:value="11.34" calcext:value-type="float">
            <text:p>11,34</text:p>
          </table:table-cell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office:value-type="float" office:value="1086.5" calcext:value-type="float">
            <text:p>1086,5</text:p>
          </table:table-cell>
          <table:table-cell office:value-type="float" office:value="3112.5" calcext:value-type="float">
            <text:p>3112,5</text:p>
          </table:table-cell>
          <table:table-cell office:value-type="float" office:value="63" calcext:value-type="float">
            <text:p>63</text:p>
          </table:table-cell>
          <table:table-cell table:formula="of:=[.E1275]*24*60" office:value-type="float" office:value="90720" calcext:value-type="float">
            <text:p>90720</text:p>
          </table:table-cell>
          <table:table-cell table:formula="of:=[.C1275]/275" office:value-type="float" office:value="3.95090909090909" calcext:value-type="float">
            <text:p>3,95090909090909</text:p>
          </table:table-cell>
          <table:table-cell table:formula="of:=[.D1275]/275" office:value-type="float" office:value="11.3181818181818" calcext:value-type="float">
            <text:p>11,3181818181818</text:p>
          </table:table-cell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office:value-type="float" office:value="1008.5" calcext:value-type="float">
            <text:p>1008,5</text:p>
          </table:table-cell>
          <table:table-cell office:value-type="float" office:value="3192.5" calcext:value-type="float">
            <text:p>3192,5</text:p>
          </table:table-cell>
          <table:table-cell office:value-type="float" office:value="63" calcext:value-type="float">
            <text:p>63</text:p>
          </table:table-cell>
          <table:table-cell table:formula="of:=[.E1276]*24*60" office:value-type="float" office:value="90720" calcext:value-type="float">
            <text:p>90720</text:p>
          </table:table-cell>
          <table:table-cell table:formula="of:=[.C1276]/275" office:value-type="float" office:value="3.66727272727273" calcext:value-type="float">
            <text:p>3,66727272727273</text:p>
          </table:table-cell>
          <table:table-cell table:formula="of:=[.D1276]/275" office:value-type="float" office:value="11.6090909090909" calcext:value-type="float">
            <text:p>11,6090909090909</text:p>
          </table:table-cell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office:value-type="float" office:value="968.5" calcext:value-type="float">
            <text:p>968,5</text:p>
          </table:table-cell>
          <table:table-cell office:value-type="float" office:value="3222.5" calcext:value-type="float">
            <text:p>3222,5</text:p>
          </table:table-cell>
          <table:table-cell office:value-type="float" office:value="63" calcext:value-type="float">
            <text:p>63</text:p>
          </table:table-cell>
          <table:table-cell table:formula="of:=[.E1277]*24*60" office:value-type="float" office:value="90720" calcext:value-type="float">
            <text:p>90720</text:p>
          </table:table-cell>
          <table:table-cell table:formula="of:=[.C1277]/275" office:value-type="float" office:value="3.52181818181818" calcext:value-type="float">
            <text:p>3,52181818181818</text:p>
          </table:table-cell>
          <table:table-cell table:formula="of:=[.D1277]/275" office:value-type="float" office:value="11.7181818181818" calcext:value-type="float">
            <text:p>11,7181818181818</text:p>
          </table:table-cell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office:value-type="float" office:value="946.5" calcext:value-type="float">
            <text:p>946,5</text:p>
          </table:table-cell>
          <table:table-cell office:value-type="float" office:value="3168.5" calcext:value-type="float">
            <text:p>3168,5</text:p>
          </table:table-cell>
          <table:table-cell office:value-type="float" office:value="63" calcext:value-type="float">
            <text:p>63</text:p>
          </table:table-cell>
          <table:table-cell table:formula="of:=[.E1278]*24*60" office:value-type="float" office:value="90720" calcext:value-type="float">
            <text:p>90720</text:p>
          </table:table-cell>
          <table:table-cell table:formula="of:=[.C1278]/275" office:value-type="float" office:value="3.44181818181818" calcext:value-type="float">
            <text:p>3,44181818181818</text:p>
          </table:table-cell>
          <table:table-cell table:formula="of:=[.D1278]/275" office:value-type="float" office:value="11.5218181818182" calcext:value-type="float">
            <text:p>11,5218181818182</text:p>
          </table:table-cell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office:value-type="float" office:value="910.5" calcext:value-type="float">
            <text:p>910,5</text:p>
          </table:table-cell>
          <table:table-cell office:value-type="float" office:value="3168.5" calcext:value-type="float">
            <text:p>3168,5</text:p>
          </table:table-cell>
          <table:table-cell office:value-type="float" office:value="63" calcext:value-type="float">
            <text:p>63</text:p>
          </table:table-cell>
          <table:table-cell table:formula="of:=[.E1279]*24*60" office:value-type="float" office:value="90720" calcext:value-type="float">
            <text:p>90720</text:p>
          </table:table-cell>
          <table:table-cell table:formula="of:=[.C1279]/275" office:value-type="float" office:value="3.31090909090909" calcext:value-type="float">
            <text:p>3,31090909090909</text:p>
          </table:table-cell>
          <table:table-cell table:formula="of:=[.D1279]/275" office:value-type="float" office:value="11.5218181818182" calcext:value-type="float">
            <text:p>11,5218181818182</text:p>
          </table:table-cell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office:value-type="float" office:value="906.5" calcext:value-type="float">
            <text:p>906,5</text:p>
          </table:table-cell>
          <table:table-cell office:value-type="float" office:value="3224.5" calcext:value-type="float">
            <text:p>3224,5</text:p>
          </table:table-cell>
          <table:table-cell office:value-type="float" office:value="63" calcext:value-type="float">
            <text:p>63</text:p>
          </table:table-cell>
          <table:table-cell table:formula="of:=[.E1280]*24*60" office:value-type="float" office:value="90720" calcext:value-type="float">
            <text:p>90720</text:p>
          </table:table-cell>
          <table:table-cell table:formula="of:=[.C1280]/275" office:value-type="float" office:value="3.29636363636364" calcext:value-type="float">
            <text:p>3,29636363636364</text:p>
          </table:table-cell>
          <table:table-cell table:formula="of:=[.D1280]/275" office:value-type="float" office:value="11.7254545454545" calcext:value-type="float">
            <text:p>11,7254545454545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878.5" calcext:value-type="float">
            <text:p>878,5</text:p>
          </table:table-cell>
          <table:table-cell office:value-type="float" office:value="3282.5" calcext:value-type="float">
            <text:p>3282,5</text:p>
          </table:table-cell>
          <table:table-cell office:value-type="float" office:value="63" calcext:value-type="float">
            <text:p>63</text:p>
          </table:table-cell>
          <table:table-cell table:formula="of:=[.E1281]*24*60" office:value-type="float" office:value="90720" calcext:value-type="float">
            <text:p>90720</text:p>
          </table:table-cell>
          <table:table-cell table:formula="of:=[.C1281]/275" office:value-type="float" office:value="3.19454545454545" calcext:value-type="float">
            <text:p>3,19454545454545</text:p>
          </table:table-cell>
          <table:table-cell table:formula="of:=[.D1281]/275" office:value-type="float" office:value="11.9363636363636" calcext:value-type="float">
            <text:p>11,9363636363636</text:p>
          </table:table-cell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office:value-type="float" office:value="846.5" calcext:value-type="float">
            <text:p>846,5</text:p>
          </table:table-cell>
          <table:table-cell office:value-type="float" office:value="3282.5" calcext:value-type="float">
            <text:p>3282,5</text:p>
          </table:table-cell>
          <table:table-cell office:value-type="float" office:value="63" calcext:value-type="float">
            <text:p>63</text:p>
          </table:table-cell>
          <table:table-cell table:formula="of:=[.E1282]*24*60" office:value-type="float" office:value="90720" calcext:value-type="float">
            <text:p>90720</text:p>
          </table:table-cell>
          <table:table-cell table:formula="of:=[.C1282]/275" office:value-type="float" office:value="3.07818181818182" calcext:value-type="float">
            <text:p>3,07818181818182</text:p>
          </table:table-cell>
          <table:table-cell table:formula="of:=[.D1282]/275" office:value-type="float" office:value="11.9363636363636" calcext:value-type="float">
            <text:p>11,9363636363636</text:p>
          </table:table-cell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822.5" calcext:value-type="float">
            <text:p>822,5</text:p>
          </table:table-cell>
          <table:table-cell office:value-type="float" office:value="3226.5" calcext:value-type="float">
            <text:p>3226,5</text:p>
          </table:table-cell>
          <table:table-cell office:value-type="float" office:value="63" calcext:value-type="float">
            <text:p>63</text:p>
          </table:table-cell>
          <table:table-cell table:formula="of:=[.E1283]*24*60" office:value-type="float" office:value="90720" calcext:value-type="float">
            <text:p>90720</text:p>
          </table:table-cell>
          <table:table-cell table:formula="of:=[.C1283]/275" office:value-type="float" office:value="2.99090909090909" calcext:value-type="float">
            <text:p>2,99090909090909</text:p>
          </table:table-cell>
          <table:table-cell table:formula="of:=[.D1283]/275" office:value-type="float" office:value="11.7327272727273" calcext:value-type="float">
            <text:p>11,7327272727273</text:p>
          </table:table-cell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office:value-type="float" office:value="804.5" calcext:value-type="float">
            <text:p>804,5</text:p>
          </table:table-cell>
          <table:table-cell office:value-type="float" office:value="3232.5" calcext:value-type="float">
            <text:p>3232,5</text:p>
          </table:table-cell>
          <table:table-cell office:value-type="float" office:value="63" calcext:value-type="float">
            <text:p>63</text:p>
          </table:table-cell>
          <table:table-cell table:formula="of:=[.E1284]*24*60" office:value-type="float" office:value="90720" calcext:value-type="float">
            <text:p>90720</text:p>
          </table:table-cell>
          <table:table-cell table:formula="of:=[.C1284]/275" office:value-type="float" office:value="2.92545454545455" calcext:value-type="float">
            <text:p>2,92545454545455</text:p>
          </table:table-cell>
          <table:table-cell table:formula="of:=[.D1284]/275" office:value-type="float" office:value="11.7545454545455" calcext:value-type="float">
            <text:p>11,7545454545455</text:p>
          </table:table-cell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float" office:value="786.5" calcext:value-type="float">
            <text:p>786,5</text:p>
          </table:table-cell>
          <table:table-cell office:value-type="float" office:value="3324.5" calcext:value-type="float">
            <text:p>3324,5</text:p>
          </table:table-cell>
          <table:table-cell office:value-type="float" office:value="63" calcext:value-type="float">
            <text:p>63</text:p>
          </table:table-cell>
          <table:table-cell table:formula="of:=[.E1285]*24*60" office:value-type="float" office:value="90720" calcext:value-type="float">
            <text:p>90720</text:p>
          </table:table-cell>
          <table:table-cell table:formula="of:=[.C1285]/275" office:value-type="float" office:value="2.86" calcext:value-type="float">
            <text:p>2,86</text:p>
          </table:table-cell>
          <table:table-cell table:formula="of:=[.D1285]/275" office:value-type="float" office:value="12.0890909090909" calcext:value-type="float">
            <text:p>12,0890909090909</text:p>
          </table:table-cell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office:value-type="float" office:value="724.5" calcext:value-type="float">
            <text:p>724,5</text:p>
          </table:table-cell>
          <table:table-cell office:value-type="float" office:value="3370.5" calcext:value-type="float">
            <text:p>3370,5</text:p>
          </table:table-cell>
          <table:table-cell office:value-type="float" office:value="63" calcext:value-type="float">
            <text:p>63</text:p>
          </table:table-cell>
          <table:table-cell table:formula="of:=[.E1286]*24*60" office:value-type="float" office:value="90720" calcext:value-type="float">
            <text:p>90720</text:p>
          </table:table-cell>
          <table:table-cell table:formula="of:=[.C1286]/275" office:value-type="float" office:value="2.63454545454545" calcext:value-type="float">
            <text:p>2,63454545454545</text:p>
          </table:table-cell>
          <table:table-cell table:formula="of:=[.D1286]/275" office:value-type="float" office:value="12.2563636363636" calcext:value-type="float">
            <text:p>12,2563636363636</text:p>
          </table:table-cell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office:value-type="float" office:value="674.5" calcext:value-type="float">
            <text:p>674,5</text:p>
          </table:table-cell>
          <table:table-cell office:value-type="float" office:value="3426.5" calcext:value-type="float">
            <text:p>3426,5</text:p>
          </table:table-cell>
          <table:table-cell office:value-type="float" office:value="63" calcext:value-type="float">
            <text:p>63</text:p>
          </table:table-cell>
          <table:table-cell table:formula="of:=[.E1287]*24*60" office:value-type="float" office:value="90720" calcext:value-type="float">
            <text:p>90720</text:p>
          </table:table-cell>
          <table:table-cell table:formula="of:=[.C1287]/275" office:value-type="float" office:value="2.45272727272727" calcext:value-type="float">
            <text:p>2,45272727272727</text:p>
          </table:table-cell>
          <table:table-cell table:formula="of:=[.D1287]/275" office:value-type="float" office:value="12.46" calcext:value-type="float">
            <text:p>12,46</text:p>
          </table:table-cell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office:value-type="float" office:value="652.5" calcext:value-type="float">
            <text:p>652,5</text:p>
          </table:table-cell>
          <table:table-cell office:value-type="float" office:value="3498.5" calcext:value-type="float">
            <text:p>3498,5</text:p>
          </table:table-cell>
          <table:table-cell office:value-type="float" office:value="63" calcext:value-type="float">
            <text:p>63</text:p>
          </table:table-cell>
          <table:table-cell table:formula="of:=[.E1288]*24*60" office:value-type="float" office:value="90720" calcext:value-type="float">
            <text:p>90720</text:p>
          </table:table-cell>
          <table:table-cell table:formula="of:=[.C1288]/275" office:value-type="float" office:value="2.37272727272727" calcext:value-type="float">
            <text:p>2,37272727272727</text:p>
          </table:table-cell>
          <table:table-cell table:formula="of:=[.D1288]/275" office:value-type="float" office:value="12.7218181818182" calcext:value-type="float">
            <text:p>12,7218181818182</text:p>
          </table:table-cell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office:value-type="float" office:value="628.5" calcext:value-type="float">
            <text:p>628,5</text:p>
          </table:table-cell>
          <table:table-cell office:value-type="float" office:value="3576.5" calcext:value-type="float">
            <text:p>3576,5</text:p>
          </table:table-cell>
          <table:table-cell office:value-type="float" office:value="63" calcext:value-type="float">
            <text:p>63</text:p>
          </table:table-cell>
          <table:table-cell table:formula="of:=[.E1289]*24*60" office:value-type="float" office:value="90720" calcext:value-type="float">
            <text:p>90720</text:p>
          </table:table-cell>
          <table:table-cell table:formula="of:=[.C1289]/275" office:value-type="float" office:value="2.28545454545455" calcext:value-type="float">
            <text:p>2,28545454545455</text:p>
          </table:table-cell>
          <table:table-cell table:formula="of:=[.D1289]/275" office:value-type="float" office:value="13.0054545454545" calcext:value-type="float">
            <text:p>13,0054545454545</text:p>
          </table:table-cell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office:value-type="float" office:value="614.5" calcext:value-type="float">
            <text:p>614,5</text:p>
          </table:table-cell>
          <table:table-cell office:value-type="float" office:value="3660.5" calcext:value-type="float">
            <text:p>3660,5</text:p>
          </table:table-cell>
          <table:table-cell office:value-type="float" office:value="63" calcext:value-type="float">
            <text:p>63</text:p>
          </table:table-cell>
          <table:table-cell table:formula="of:=[.E1290]*24*60" office:value-type="float" office:value="90720" calcext:value-type="float">
            <text:p>90720</text:p>
          </table:table-cell>
          <table:table-cell table:formula="of:=[.C1290]/275" office:value-type="float" office:value="2.23454545454545" calcext:value-type="float">
            <text:p>2,23454545454545</text:p>
          </table:table-cell>
          <table:table-cell table:formula="of:=[.D1290]/275" office:value-type="float" office:value="13.3109090909091" calcext:value-type="float">
            <text:p>13,3109090909091</text:p>
          </table:table-cell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office:value-type="float" office:value="622.5" calcext:value-type="float">
            <text:p>622,5</text:p>
          </table:table-cell>
          <table:table-cell office:value-type="float" office:value="3720.5" calcext:value-type="float">
            <text:p>3720,5</text:p>
          </table:table-cell>
          <table:table-cell office:value-type="float" office:value="63" calcext:value-type="float">
            <text:p>63</text:p>
          </table:table-cell>
          <table:table-cell table:formula="of:=[.E1291]*24*60" office:value-type="float" office:value="90720" calcext:value-type="float">
            <text:p>90720</text:p>
          </table:table-cell>
          <table:table-cell table:formula="of:=[.C1291]/275" office:value-type="float" office:value="2.26363636363636" calcext:value-type="float">
            <text:p>2,26363636363636</text:p>
          </table:table-cell>
          <table:table-cell table:formula="of:=[.D1291]/275" office:value-type="float" office:value="13.5290909090909" calcext:value-type="float">
            <text:p>13,5290909090909</text:p>
          </table:table-cell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office:value-type="float" office:value="608.5" calcext:value-type="float">
            <text:p>608,5</text:p>
          </table:table-cell>
          <table:table-cell office:value-type="float" office:value="3816.5" calcext:value-type="float">
            <text:p>3816,5</text:p>
          </table:table-cell>
          <table:table-cell office:value-type="float" office:value="63" calcext:value-type="float">
            <text:p>63</text:p>
          </table:table-cell>
          <table:table-cell table:formula="of:=[.E1292]*24*60" office:value-type="float" office:value="90720" calcext:value-type="float">
            <text:p>90720</text:p>
          </table:table-cell>
          <table:table-cell table:formula="of:=[.C1292]/275" office:value-type="float" office:value="2.21272727272727" calcext:value-type="float">
            <text:p>2,21272727272727</text:p>
          </table:table-cell>
          <table:table-cell table:formula="of:=[.D1292]/275" office:value-type="float" office:value="13.8781818181818" calcext:value-type="float">
            <text:p>13,8781818181818</text:p>
          </table:table-cell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office:value-type="float" office:value="1328.5" calcext:value-type="float">
            <text:p>1328,5</text:p>
          </table:table-cell>
          <table:table-cell office:value-type="float" office:value="3840.5" calcext:value-type="float">
            <text:p>3840,5</text:p>
          </table:table-cell>
          <table:table-cell office:value-type="float" office:value="63" calcext:value-type="float">
            <text:p>63</text:p>
          </table:table-cell>
          <table:table-cell table:formula="of:=[.E1293]*24*60" office:value-type="float" office:value="90720" calcext:value-type="float">
            <text:p>90720</text:p>
          </table:table-cell>
          <table:table-cell table:formula="of:=[.C1293]/275" office:value-type="float" office:value="4.83090909090909" calcext:value-type="float">
            <text:p>4,83090909090909</text:p>
          </table:table-cell>
          <table:table-cell table:formula="of:=[.D1293]/275" office:value-type="float" office:value="13.9654545454545" calcext:value-type="float">
            <text:p>13,9654545454545</text:p>
          </table:table-cell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float" office:value="1298.5" calcext:value-type="float">
            <text:p>1298,5</text:p>
          </table:table-cell>
          <table:table-cell office:value-type="float" office:value="3782.5" calcext:value-type="float">
            <text:p>3782,5</text:p>
          </table:table-cell>
          <table:table-cell office:value-type="float" office:value="63" calcext:value-type="float">
            <text:p>63</text:p>
          </table:table-cell>
          <table:table-cell table:formula="of:=[.E1294]*24*60" office:value-type="float" office:value="90720" calcext:value-type="float">
            <text:p>90720</text:p>
          </table:table-cell>
          <table:table-cell table:formula="of:=[.C1294]/275" office:value-type="float" office:value="4.72181818181818" calcext:value-type="float">
            <text:p>4,72181818181818</text:p>
          </table:table-cell>
          <table:table-cell table:formula="of:=[.D1294]/275" office:value-type="float" office:value="13.7545454545455" calcext:value-type="float">
            <text:p>13,7545454545455</text:p>
          </table:table-cell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1264.5" calcext:value-type="float">
            <text:p>1264,5</text:p>
          </table:table-cell>
          <table:table-cell office:value-type="float" office:value="3746.5" calcext:value-type="float">
            <text:p>3746,5</text:p>
          </table:table-cell>
          <table:table-cell office:value-type="float" office:value="63" calcext:value-type="float">
            <text:p>63</text:p>
          </table:table-cell>
          <table:table-cell table:formula="of:=[.E1295]*24*60" office:value-type="float" office:value="90720" calcext:value-type="float">
            <text:p>90720</text:p>
          </table:table-cell>
          <table:table-cell table:formula="of:=[.C1295]/275" office:value-type="float" office:value="4.59818181818182" calcext:value-type="float">
            <text:p>4,59818181818182</text:p>
          </table:table-cell>
          <table:table-cell table:formula="of:=[.D1295]/275" office:value-type="float" office:value="13.6236363636364" calcext:value-type="float">
            <text:p>13,6236363636364</text:p>
          </table:table-cell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office:value-type="float" office:value="1304.5" calcext:value-type="float">
            <text:p>1304,5</text:p>
          </table:table-cell>
          <table:table-cell office:value-type="float" office:value="3704.5" calcext:value-type="float">
            <text:p>3704,5</text:p>
          </table:table-cell>
          <table:table-cell office:value-type="float" office:value="63" calcext:value-type="float">
            <text:p>63</text:p>
          </table:table-cell>
          <table:table-cell table:formula="of:=[.E1296]*24*60" office:value-type="float" office:value="90720" calcext:value-type="float">
            <text:p>90720</text:p>
          </table:table-cell>
          <table:table-cell table:formula="of:=[.C1296]/275" office:value-type="float" office:value="4.74363636363636" calcext:value-type="float">
            <text:p>4,74363636363636</text:p>
          </table:table-cell>
          <table:table-cell table:formula="of:=[.D1296]/275" office:value-type="float" office:value="13.4709090909091" calcext:value-type="float">
            <text:p>13,4709090909091</text:p>
          </table:table-cell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office:value-type="float" office:value="1286.5" calcext:value-type="float">
            <text:p>1286,5</text:p>
          </table:table-cell>
          <table:table-cell office:value-type="float" office:value="3650.5" calcext:value-type="float">
            <text:p>3650,5</text:p>
          </table:table-cell>
          <table:table-cell office:value-type="float" office:value="63" calcext:value-type="float">
            <text:p>63</text:p>
          </table:table-cell>
          <table:table-cell table:formula="of:=[.E1297]*24*60" office:value-type="float" office:value="90720" calcext:value-type="float">
            <text:p>90720</text:p>
          </table:table-cell>
          <table:table-cell table:formula="of:=[.C1297]/275" office:value-type="float" office:value="4.67818181818182" calcext:value-type="float">
            <text:p>4,67818181818182</text:p>
          </table:table-cell>
          <table:table-cell table:formula="of:=[.D1297]/275" office:value-type="float" office:value="13.2745454545455" calcext:value-type="float">
            <text:p>13,2745454545455</text:p>
          </table:table-cell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office:value-type="float" office:value="1288.5" calcext:value-type="float">
            <text:p>1288,5</text:p>
          </table:table-cell>
          <table:table-cell office:value-type="float" office:value="3566.5" calcext:value-type="float">
            <text:p>3566,5</text:p>
          </table:table-cell>
          <table:table-cell office:value-type="float" office:value="63" calcext:value-type="float">
            <text:p>63</text:p>
          </table:table-cell>
          <table:table-cell table:formula="of:=[.E1298]*24*60" office:value-type="float" office:value="90720" calcext:value-type="float">
            <text:p>90720</text:p>
          </table:table-cell>
          <table:table-cell table:formula="of:=[.C1298]/275" office:value-type="float" office:value="4.68545454545455" calcext:value-type="float">
            <text:p>4,68545454545455</text:p>
          </table:table-cell>
          <table:table-cell table:formula="of:=[.D1298]/275" office:value-type="float" office:value="12.9690909090909" calcext:value-type="float">
            <text:p>12,9690909090909</text:p>
          </table:table-cell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office:value-type="float" office:value="1312.5" calcext:value-type="float">
            <text:p>1312,5</text:p>
          </table:table-cell>
          <table:table-cell office:value-type="float" office:value="3482.5" calcext:value-type="float">
            <text:p>3482,5</text:p>
          </table:table-cell>
          <table:table-cell office:value-type="float" office:value="63" calcext:value-type="float">
            <text:p>63</text:p>
          </table:table-cell>
          <table:table-cell table:formula="of:=[.E1299]*24*60" office:value-type="float" office:value="90720" calcext:value-type="float">
            <text:p>90720</text:p>
          </table:table-cell>
          <table:table-cell table:formula="of:=[.C1299]/275" office:value-type="float" office:value="4.77272727272727" calcext:value-type="float">
            <text:p>4,77272727272727</text:p>
          </table:table-cell>
          <table:table-cell table:formula="of:=[.D1299]/275" office:value-type="float" office:value="12.6636363636364" calcext:value-type="float">
            <text:p>12,6636363636364</text:p>
          </table:table-cell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1348.5" calcext:value-type="float">
            <text:p>1348,5</text:p>
          </table:table-cell>
          <table:table-cell office:value-type="float" office:value="3412.5" calcext:value-type="float">
            <text:p>3412,5</text:p>
          </table:table-cell>
          <table:table-cell office:value-type="float" office:value="63" calcext:value-type="float">
            <text:p>63</text:p>
          </table:table-cell>
          <table:table-cell table:formula="of:=[.E1300]*24*60" office:value-type="float" office:value="90720" calcext:value-type="float">
            <text:p>90720</text:p>
          </table:table-cell>
          <table:table-cell table:formula="of:=[.C1300]/275" office:value-type="float" office:value="4.90363636363636" calcext:value-type="float">
            <text:p>4,90363636363636</text:p>
          </table:table-cell>
          <table:table-cell table:formula="of:=[.D1300]/275" office:value-type="float" office:value="12.4090909090909" calcext:value-type="float">
            <text:p>12,4090909090909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1302.5" calcext:value-type="float">
            <text:p>1302,5</text:p>
          </table:table-cell>
          <table:table-cell office:value-type="float" office:value="3376.5" calcext:value-type="float">
            <text:p>3376,5</text:p>
          </table:table-cell>
          <table:table-cell office:value-type="float" office:value="63" calcext:value-type="float">
            <text:p>63</text:p>
          </table:table-cell>
          <table:table-cell table:formula="of:=[.E1301]*24*60" office:value-type="float" office:value="90720" calcext:value-type="float">
            <text:p>90720</text:p>
          </table:table-cell>
          <table:table-cell table:formula="of:=[.C1301]/275" office:value-type="float" office:value="4.73636363636364" calcext:value-type="float">
            <text:p>4,73636363636364</text:p>
          </table:table-cell>
          <table:table-cell table:formula="of:=[.D1301]/275" office:value-type="float" office:value="12.2781818181818" calcext:value-type="float">
            <text:p>12,2781818181818</text:p>
          </table:table-cell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float" office:value="1310.5" calcext:value-type="float">
            <text:p>1310,5</text:p>
          </table:table-cell>
          <table:table-cell office:value-type="float" office:value="3290.5" calcext:value-type="float">
            <text:p>3290,5</text:p>
          </table:table-cell>
          <table:table-cell office:value-type="float" office:value="63" calcext:value-type="float">
            <text:p>63</text:p>
          </table:table-cell>
          <table:table-cell table:formula="of:=[.E1302]*24*60" office:value-type="float" office:value="90720" calcext:value-type="float">
            <text:p>90720</text:p>
          </table:table-cell>
          <table:table-cell table:formula="of:=[.C1302]/275" office:value-type="float" office:value="4.76545454545455" calcext:value-type="float">
            <text:p>4,76545454545455</text:p>
          </table:table-cell>
          <table:table-cell table:formula="of:=[.D1302]/275" office:value-type="float" office:value="11.9654545454545" calcext:value-type="float">
            <text:p>11,9654545454545</text:p>
          </table:table-cell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office:value-type="float" office:value="1312.5" calcext:value-type="float">
            <text:p>1312,5</text:p>
          </table:table-cell>
          <table:table-cell office:value-type="float" office:value="3194.5" calcext:value-type="float">
            <text:p>3194,5</text:p>
          </table:table-cell>
          <table:table-cell office:value-type="float" office:value="63" calcext:value-type="float">
            <text:p>63</text:p>
          </table:table-cell>
          <table:table-cell table:formula="of:=[.E1303]*24*60" office:value-type="float" office:value="90720" calcext:value-type="float">
            <text:p>90720</text:p>
          </table:table-cell>
          <table:table-cell table:formula="of:=[.C1303]/275" office:value-type="float" office:value="4.77272727272727" calcext:value-type="float">
            <text:p>4,77272727272727</text:p>
          </table:table-cell>
          <table:table-cell table:formula="of:=[.D1303]/275" office:value-type="float" office:value="11.6163636363636" calcext:value-type="float">
            <text:p>11,6163636363636</text:p>
          </table:table-cell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office:value-type="float" office:value="1282.5" calcext:value-type="float">
            <text:p>1282,5</text:p>
          </table:table-cell>
          <table:table-cell office:value-type="float" office:value="3124.5" calcext:value-type="float">
            <text:p>3124,5</text:p>
          </table:table-cell>
          <table:table-cell office:value-type="float" office:value="63" calcext:value-type="float">
            <text:p>63</text:p>
          </table:table-cell>
          <table:table-cell table:formula="of:=[.E1304]*24*60" office:value-type="float" office:value="90720" calcext:value-type="float">
            <text:p>90720</text:p>
          </table:table-cell>
          <table:table-cell table:formula="of:=[.C1304]/275" office:value-type="float" office:value="4.66363636363636" calcext:value-type="float">
            <text:p>4,66363636363636</text:p>
          </table:table-cell>
          <table:table-cell table:formula="of:=[.D1304]/275" office:value-type="float" office:value="11.3618181818182" calcext:value-type="float">
            <text:p>11,3618181818182</text:p>
          </table:table-cell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office:value-type="float" office:value="1256.5" calcext:value-type="float">
            <text:p>1256,5</text:p>
          </table:table-cell>
          <table:table-cell office:value-type="float" office:value="3058.5" calcext:value-type="float">
            <text:p>3058,5</text:p>
          </table:table-cell>
          <table:table-cell office:value-type="float" office:value="63" calcext:value-type="float">
            <text:p>63</text:p>
          </table:table-cell>
          <table:table-cell table:formula="of:=[.E1305]*24*60" office:value-type="float" office:value="90720" calcext:value-type="float">
            <text:p>90720</text:p>
          </table:table-cell>
          <table:table-cell table:formula="of:=[.C1305]/275" office:value-type="float" office:value="4.56909090909091" calcext:value-type="float">
            <text:p>4,56909090909091</text:p>
          </table:table-cell>
          <table:table-cell table:formula="of:=[.D1305]/275" office:value-type="float" office:value="11.1218181818182" calcext:value-type="float">
            <text:p>11,1218181818182</text:p>
          </table:table-cell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office:value-type="float" office:value="1248.5" calcext:value-type="float">
            <text:p>1248,5</text:p>
          </table:table-cell>
          <table:table-cell office:value-type="float" office:value="2968.5" calcext:value-type="float">
            <text:p>2968,5</text:p>
          </table:table-cell>
          <table:table-cell office:value-type="float" office:value="63" calcext:value-type="float">
            <text:p>63</text:p>
          </table:table-cell>
          <table:table-cell table:formula="of:=[.E1306]*24*60" office:value-type="float" office:value="90720" calcext:value-type="float">
            <text:p>90720</text:p>
          </table:table-cell>
          <table:table-cell table:formula="of:=[.C1306]/275" office:value-type="float" office:value="4.54" calcext:value-type="float">
            <text:p>4,54</text:p>
          </table:table-cell>
          <table:table-cell table:formula="of:=[.D1306]/275" office:value-type="float" office:value="10.7945454545455" calcext:value-type="float">
            <text:p>10,7945454545455</text:p>
          </table:table-cell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office:value-type="float" office:value="1246.5" calcext:value-type="float">
            <text:p>1246,5</text:p>
          </table:table-cell>
          <table:table-cell office:value-type="float" office:value="2912.5" calcext:value-type="float">
            <text:p>2912,5</text:p>
          </table:table-cell>
          <table:table-cell office:value-type="float" office:value="63" calcext:value-type="float">
            <text:p>63</text:p>
          </table:table-cell>
          <table:table-cell table:formula="of:=[.E1307]*24*60" office:value-type="float" office:value="90720" calcext:value-type="float">
            <text:p>90720</text:p>
          </table:table-cell>
          <table:table-cell table:formula="of:=[.C1307]/275" office:value-type="float" office:value="4.53272727272727" calcext:value-type="float">
            <text:p>4,53272727272727</text:p>
          </table:table-cell>
          <table:table-cell table:formula="of:=[.D1307]/275" office:value-type="float" office:value="10.5909090909091" calcext:value-type="float">
            <text:p>10,5909090909091</text:p>
          </table:table-cell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office:value-type="float" office:value="1232.5" calcext:value-type="float">
            <text:p>1232,5</text:p>
          </table:table-cell>
          <table:table-cell office:value-type="float" office:value="2824.5" calcext:value-type="float">
            <text:p>2824,5</text:p>
          </table:table-cell>
          <table:table-cell office:value-type="float" office:value="66" calcext:value-type="float">
            <text:p>66</text:p>
          </table:table-cell>
          <table:table-cell table:formula="of:=[.E1308]*24*60" office:value-type="float" office:value="95040" calcext:value-type="float">
            <text:p>95040</text:p>
          </table:table-cell>
          <table:table-cell table:formula="of:=[.C1308]/275" office:value-type="float" office:value="4.48181818181818" calcext:value-type="float">
            <text:p>4,48181818181818</text:p>
          </table:table-cell>
          <table:table-cell table:formula="of:=[.D1308]/275" office:value-type="float" office:value="10.2709090909091" calcext:value-type="float">
            <text:p>10,2709090909091</text:p>
          </table:table-cell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float" office:value="1242.5" calcext:value-type="float">
            <text:p>1242,5</text:p>
          </table:table-cell>
          <table:table-cell office:value-type="float" office:value="2906.5" calcext:value-type="float">
            <text:p>2906,5</text:p>
          </table:table-cell>
          <table:table-cell office:value-type="float" office:value="66" calcext:value-type="float">
            <text:p>66</text:p>
          </table:table-cell>
          <table:table-cell table:formula="of:=[.E1309]*24*60" office:value-type="float" office:value="95040" calcext:value-type="float">
            <text:p>95040</text:p>
          </table:table-cell>
          <table:table-cell table:formula="of:=[.C1309]/275" office:value-type="float" office:value="4.51818181818182" calcext:value-type="float">
            <text:p>4,51818181818182</text:p>
          </table:table-cell>
          <table:table-cell table:formula="of:=[.D1309]/275" office:value-type="float" office:value="10.5690909090909" calcext:value-type="float">
            <text:p>10,5690909090909</text:p>
          </table:table-cell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office:value-type="float" office:value="1248.5" calcext:value-type="float">
            <text:p>1248,5</text:p>
          </table:table-cell>
          <table:table-cell office:value-type="float" office:value="3004.5" calcext:value-type="float">
            <text:p>3004,5</text:p>
          </table:table-cell>
          <table:table-cell office:value-type="float" office:value="66" calcext:value-type="float">
            <text:p>66</text:p>
          </table:table-cell>
          <table:table-cell table:formula="of:=[.E1310]*24*60" office:value-type="float" office:value="95040" calcext:value-type="float">
            <text:p>95040</text:p>
          </table:table-cell>
          <table:table-cell table:formula="of:=[.C1310]/275" office:value-type="float" office:value="4.54" calcext:value-type="float">
            <text:p>4,54</text:p>
          </table:table-cell>
          <table:table-cell table:formula="of:=[.D1310]/275" office:value-type="float" office:value="10.9254545454545" calcext:value-type="float">
            <text:p>10,9254545454545</text:p>
          </table:table-cell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office:value-type="float" office:value="1254.5" calcext:value-type="float">
            <text:p>1254,5</text:p>
          </table:table-cell>
          <table:table-cell office:value-type="float" office:value="3084.5" calcext:value-type="float">
            <text:p>3084,5</text:p>
          </table:table-cell>
          <table:table-cell office:value-type="float" office:value="66" calcext:value-type="float">
            <text:p>66</text:p>
          </table:table-cell>
          <table:table-cell table:formula="of:=[.E1311]*24*60" office:value-type="float" office:value="95040" calcext:value-type="float">
            <text:p>95040</text:p>
          </table:table-cell>
          <table:table-cell table:formula="of:=[.C1311]/275" office:value-type="float" office:value="4.56181818181818" calcext:value-type="float">
            <text:p>4,56181818181818</text:p>
          </table:table-cell>
          <table:table-cell table:formula="of:=[.D1311]/275" office:value-type="float" office:value="11.2163636363636" calcext:value-type="float">
            <text:p>11,2163636363636</text:p>
          </table:table-cell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office:value-type="float" office:value="1286.5" calcext:value-type="float">
            <text:p>1286,5</text:p>
          </table:table-cell>
          <table:table-cell office:value-type="float" office:value="3144.5" calcext:value-type="float">
            <text:p>3144,5</text:p>
          </table:table-cell>
          <table:table-cell office:value-type="float" office:value="66" calcext:value-type="float">
            <text:p>66</text:p>
          </table:table-cell>
          <table:table-cell table:formula="of:=[.E1312]*24*60" office:value-type="float" office:value="95040" calcext:value-type="float">
            <text:p>95040</text:p>
          </table:table-cell>
          <table:table-cell table:formula="of:=[.C1312]/275" office:value-type="float" office:value="4.67818181818182" calcext:value-type="float">
            <text:p>4,67818181818182</text:p>
          </table:table-cell>
          <table:table-cell table:formula="of:=[.D1312]/275" office:value-type="float" office:value="11.4345454545455" calcext:value-type="float">
            <text:p>11,4345454545455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office:value-type="float" office:value="1300.5" calcext:value-type="float">
            <text:p>1300,5</text:p>
          </table:table-cell>
          <table:table-cell office:value-type="float" office:value="3228.5" calcext:value-type="float">
            <text:p>3228,5</text:p>
          </table:table-cell>
          <table:table-cell office:value-type="float" office:value="66" calcext:value-type="float">
            <text:p>66</text:p>
          </table:table-cell>
          <table:table-cell table:formula="of:=[.E1313]*24*60" office:value-type="float" office:value="95040" calcext:value-type="float">
            <text:p>95040</text:p>
          </table:table-cell>
          <table:table-cell table:formula="of:=[.C1313]/275" office:value-type="float" office:value="4.72909090909091" calcext:value-type="float">
            <text:p>4,72909090909091</text:p>
          </table:table-cell>
          <table:table-cell table:formula="of:=[.D1313]/275" office:value-type="float" office:value="11.74" calcext:value-type="float">
            <text:p>11,74</text:p>
          </table:table-cell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office:value-type="float" office:value="1294.5" calcext:value-type="float">
            <text:p>1294,5</text:p>
          </table:table-cell>
          <table:table-cell office:value-type="float" office:value="3342.5" calcext:value-type="float">
            <text:p>3342,5</text:p>
          </table:table-cell>
          <table:table-cell office:value-type="float" office:value="66" calcext:value-type="float">
            <text:p>66</text:p>
          </table:table-cell>
          <table:table-cell table:formula="of:=[.E1314]*24*60" office:value-type="float" office:value="95040" calcext:value-type="float">
            <text:p>95040</text:p>
          </table:table-cell>
          <table:table-cell table:formula="of:=[.C1314]/275" office:value-type="float" office:value="4.70727272727273" calcext:value-type="float">
            <text:p>4,70727272727273</text:p>
          </table:table-cell>
          <table:table-cell table:formula="of:=[.D1314]/275" office:value-type="float" office:value="12.1545454545455" calcext:value-type="float">
            <text:p>12,1545454545455</text:p>
          </table:table-cell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office:value-type="float" office:value="1310.5" calcext:value-type="float">
            <text:p>1310,5</text:p>
          </table:table-cell>
          <table:table-cell office:value-type="float" office:value="3448.5" calcext:value-type="float">
            <text:p>3448,5</text:p>
          </table:table-cell>
          <table:table-cell office:value-type="float" office:value="66" calcext:value-type="float">
            <text:p>66</text:p>
          </table:table-cell>
          <table:table-cell table:formula="of:=[.E1315]*24*60" office:value-type="float" office:value="95040" calcext:value-type="float">
            <text:p>95040</text:p>
          </table:table-cell>
          <table:table-cell table:formula="of:=[.C1315]/275" office:value-type="float" office:value="4.76545454545455" calcext:value-type="float">
            <text:p>4,76545454545455</text:p>
          </table:table-cell>
          <table:table-cell table:formula="of:=[.D1315]/275" office:value-type="float" office:value="12.54" calcext:value-type="float">
            <text:p>12,54</text:p>
          </table:table-cell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office:value-type="float" office:value="1306.5" calcext:value-type="float">
            <text:p>1306,5</text:p>
          </table:table-cell>
          <table:table-cell office:value-type="float" office:value="3538.5" calcext:value-type="float">
            <text:p>3538,5</text:p>
          </table:table-cell>
          <table:table-cell office:value-type="float" office:value="66" calcext:value-type="float">
            <text:p>66</text:p>
          </table:table-cell>
          <table:table-cell table:formula="of:=[.E1316]*24*60" office:value-type="float" office:value="95040" calcext:value-type="float">
            <text:p>95040</text:p>
          </table:table-cell>
          <table:table-cell table:formula="of:=[.C1316]/275" office:value-type="float" office:value="4.75090909090909" calcext:value-type="float">
            <text:p>4,75090909090909</text:p>
          </table:table-cell>
          <table:table-cell table:formula="of:=[.D1316]/275" office:value-type="float" office:value="12.8672727272727" calcext:value-type="float">
            <text:p>12,8672727272727</text:p>
          </table:table-cell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1296.5" calcext:value-type="float">
            <text:p>1296,5</text:p>
          </table:table-cell>
          <table:table-cell office:value-type="float" office:value="3650.5" calcext:value-type="float">
            <text:p>3650,5</text:p>
          </table:table-cell>
          <table:table-cell office:value-type="float" office:value="66" calcext:value-type="float">
            <text:p>66</text:p>
          </table:table-cell>
          <table:table-cell table:formula="of:=[.E1317]*24*60" office:value-type="float" office:value="95040" calcext:value-type="float">
            <text:p>95040</text:p>
          </table:table-cell>
          <table:table-cell table:formula="of:=[.C1317]/275" office:value-type="float" office:value="4.71454545454546" calcext:value-type="float">
            <text:p>4,71454545454546</text:p>
          </table:table-cell>
          <table:table-cell table:formula="of:=[.D1317]/275" office:value-type="float" office:value="13.2745454545455" calcext:value-type="float">
            <text:p>13,2745454545455</text:p>
          </table:table-cell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office:value-type="float" office:value="1300.5" calcext:value-type="float">
            <text:p>1300,5</text:p>
          </table:table-cell>
          <table:table-cell office:value-type="float" office:value="3756.5" calcext:value-type="float">
            <text:p>3756,5</text:p>
          </table:table-cell>
          <table:table-cell office:value-type="float" office:value="66" calcext:value-type="float">
            <text:p>66</text:p>
          </table:table-cell>
          <table:table-cell table:formula="of:=[.E1318]*24*60" office:value-type="float" office:value="95040" calcext:value-type="float">
            <text:p>95040</text:p>
          </table:table-cell>
          <table:table-cell table:formula="of:=[.C1318]/275" office:value-type="float" office:value="4.72909090909091" calcext:value-type="float">
            <text:p>4,72909090909091</text:p>
          </table:table-cell>
          <table:table-cell table:formula="of:=[.D1318]/275" office:value-type="float" office:value="13.66" calcext:value-type="float">
            <text:p>13,66</text:p>
          </table:table-cell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office:value-type="float" office:value="1316.5" calcext:value-type="float">
            <text:p>1316,5</text:p>
          </table:table-cell>
          <table:table-cell office:value-type="float" office:value="3830.5" calcext:value-type="float">
            <text:p>3830,5</text:p>
          </table:table-cell>
          <table:table-cell office:value-type="float" office:value="66" calcext:value-type="float">
            <text:p>66</text:p>
          </table:table-cell>
          <table:table-cell table:formula="of:=[.E1319]*24*60" office:value-type="float" office:value="95040" calcext:value-type="float">
            <text:p>95040</text:p>
          </table:table-cell>
          <table:table-cell table:formula="of:=[.C1319]/275" office:value-type="float" office:value="4.78727272727273" calcext:value-type="float">
            <text:p>4,78727272727273</text:p>
          </table:table-cell>
          <table:table-cell table:formula="of:=[.D1319]/275" office:value-type="float" office:value="13.9290909090909" calcext:value-type="float">
            <text:p>13,9290909090909</text:p>
          </table:table-cell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office:value-type="float" office:value="1160.5" calcext:value-type="float">
            <text:p>1160,5</text:p>
          </table:table-cell>
          <table:table-cell office:value-type="float" office:value="3104.5" calcext:value-type="float">
            <text:p>3104,5</text:p>
          </table:table-cell>
          <table:table-cell office:value-type="float" office:value="66" calcext:value-type="float">
            <text:p>66</text:p>
          </table:table-cell>
          <table:table-cell table:formula="of:=[.E1320]*24*60" office:value-type="float" office:value="95040" calcext:value-type="float">
            <text:p>95040</text:p>
          </table:table-cell>
          <table:table-cell table:formula="of:=[.C1320]/275" office:value-type="float" office:value="4.22" calcext:value-type="float">
            <text:p>4,22</text:p>
          </table:table-cell>
          <table:table-cell table:formula="of:=[.D1320]/275" office:value-type="float" office:value="11.2890909090909" calcext:value-type="float">
            <text:p>11,2890909090909</text:p>
          </table:table-cell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float" office:value="1118.5" calcext:value-type="float">
            <text:p>1118,5</text:p>
          </table:table-cell>
          <table:table-cell office:value-type="float" office:value="3108.5" calcext:value-type="float">
            <text:p>3108,5</text:p>
          </table:table-cell>
          <table:table-cell office:value-type="float" office:value="66" calcext:value-type="float">
            <text:p>66</text:p>
          </table:table-cell>
          <table:table-cell table:formula="of:=[.E1321]*24*60" office:value-type="float" office:value="95040" calcext:value-type="float">
            <text:p>95040</text:p>
          </table:table-cell>
          <table:table-cell table:formula="of:=[.C1321]/275" office:value-type="float" office:value="4.06727272727273" calcext:value-type="float">
            <text:p>4,06727272727273</text:p>
          </table:table-cell>
          <table:table-cell table:formula="of:=[.D1321]/275" office:value-type="float" office:value="11.3036363636364" calcext:value-type="float">
            <text:p>11,3036363636364</text:p>
          </table:table-cell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094.5" calcext:value-type="float">
            <text:p>1094,5</text:p>
          </table:table-cell>
          <table:table-cell office:value-type="float" office:value="3090.5" calcext:value-type="float">
            <text:p>3090,5</text:p>
          </table:table-cell>
          <table:table-cell office:value-type="float" office:value="66" calcext:value-type="float">
            <text:p>66</text:p>
          </table:table-cell>
          <table:table-cell table:formula="of:=[.E1322]*24*60" office:value-type="float" office:value="95040" calcext:value-type="float">
            <text:p>95040</text:p>
          </table:table-cell>
          <table:table-cell table:formula="of:=[.C1322]/275" office:value-type="float" office:value="3.98" calcext:value-type="float">
            <text:p>3,98</text:p>
          </table:table-cell>
          <table:table-cell table:formula="of:=[.D1322]/275" office:value-type="float" office:value="11.2381818181818" calcext:value-type="float">
            <text:p>11,2381818181818</text:p>
          </table:table-cell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office:value-type="float" office:value="1052.5" calcext:value-type="float">
            <text:p>1052,5</text:p>
          </table:table-cell>
          <table:table-cell office:value-type="float" office:value="3146.5" calcext:value-type="float">
            <text:p>3146,5</text:p>
          </table:table-cell>
          <table:table-cell office:value-type="float" office:value="66" calcext:value-type="float">
            <text:p>66</text:p>
          </table:table-cell>
          <table:table-cell table:formula="of:=[.E1323]*24*60" office:value-type="float" office:value="95040" calcext:value-type="float">
            <text:p>95040</text:p>
          </table:table-cell>
          <table:table-cell table:formula="of:=[.C1323]/275" office:value-type="float" office:value="3.82727272727273" calcext:value-type="float">
            <text:p>3,82727272727273</text:p>
          </table:table-cell>
          <table:table-cell table:formula="of:=[.D1323]/275" office:value-type="float" office:value="11.4418181818182" calcext:value-type="float">
            <text:p>11,4418181818182</text:p>
          </table:table-cell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office:value-type="float" office:value="998.5" calcext:value-type="float">
            <text:p>998,5</text:p>
          </table:table-cell>
          <table:table-cell office:value-type="float" office:value="3198.5" calcext:value-type="float">
            <text:p>3198,5</text:p>
          </table:table-cell>
          <table:table-cell office:value-type="float" office:value="66" calcext:value-type="float">
            <text:p>66</text:p>
          </table:table-cell>
          <table:table-cell table:formula="of:=[.E1324]*24*60" office:value-type="float" office:value="95040" calcext:value-type="float">
            <text:p>95040</text:p>
          </table:table-cell>
          <table:table-cell table:formula="of:=[.C1324]/275" office:value-type="float" office:value="3.63090909090909" calcext:value-type="float">
            <text:p>3,63090909090909</text:p>
          </table:table-cell>
          <table:table-cell table:formula="of:=[.D1324]/275" office:value-type="float" office:value="11.6309090909091" calcext:value-type="float">
            <text:p>11,6309090909091</text:p>
          </table:table-cell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office:value-type="float" office:value="974.5" calcext:value-type="float">
            <text:p>974,5</text:p>
          </table:table-cell>
          <table:table-cell office:value-type="float" office:value="3200.5" calcext:value-type="float">
            <text:p>3200,5</text:p>
          </table:table-cell>
          <table:table-cell office:value-type="float" office:value="66" calcext:value-type="float">
            <text:p>66</text:p>
          </table:table-cell>
          <table:table-cell table:formula="of:=[.E1325]*24*60" office:value-type="float" office:value="95040" calcext:value-type="float">
            <text:p>95040</text:p>
          </table:table-cell>
          <table:table-cell table:formula="of:=[.C1325]/275" office:value-type="float" office:value="3.54363636363636" calcext:value-type="float">
            <text:p>3,54363636363636</text:p>
          </table:table-cell>
          <table:table-cell table:formula="of:=[.D1325]/275" office:value-type="float" office:value="11.6381818181818" calcext:value-type="float">
            <text:p>11,6381818181818</text:p>
          </table:table-cell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office:value-type="float" office:value="948.5" calcext:value-type="float">
            <text:p>948,5</text:p>
          </table:table-cell>
          <table:table-cell office:value-type="float" office:value="3146.5" calcext:value-type="float">
            <text:p>3146,5</text:p>
          </table:table-cell>
          <table:table-cell office:value-type="float" office:value="66" calcext:value-type="float">
            <text:p>66</text:p>
          </table:table-cell>
          <table:table-cell table:formula="of:=[.E1326]*24*60" office:value-type="float" office:value="95040" calcext:value-type="float">
            <text:p>95040</text:p>
          </table:table-cell>
          <table:table-cell table:formula="of:=[.C1326]/275" office:value-type="float" office:value="3.44909090909091" calcext:value-type="float">
            <text:p>3,44909090909091</text:p>
          </table:table-cell>
          <table:table-cell table:formula="of:=[.D1326]/275" office:value-type="float" office:value="11.4418181818182" calcext:value-type="float">
            <text:p>11,4418181818182</text:p>
          </table:table-cell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float" office:value="904.5" calcext:value-type="float">
            <text:p>904,5</text:p>
          </table:table-cell>
          <table:table-cell office:value-type="float" office:value="3162.5" calcext:value-type="float">
            <text:p>3162,5</text:p>
          </table:table-cell>
          <table:table-cell office:value-type="float" office:value="66" calcext:value-type="float">
            <text:p>66</text:p>
          </table:table-cell>
          <table:table-cell table:formula="of:=[.E1327]*24*60" office:value-type="float" office:value="95040" calcext:value-type="float">
            <text:p>95040</text:p>
          </table:table-cell>
          <table:table-cell table:formula="of:=[.C1327]/275" office:value-type="float" office:value="3.28909090909091" calcext:value-type="float">
            <text:p>3,28909090909091</text:p>
          </table:table-cell>
          <table:table-cell table:formula="of:=[.D1327]/275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 office:value-type="float" office:value="900.5" calcext:value-type="float">
            <text:p>900,5</text:p>
          </table:table-cell>
          <table:table-cell office:value-type="float" office:value="3248.5" calcext:value-type="float">
            <text:p>3248,5</text:p>
          </table:table-cell>
          <table:table-cell office:value-type="float" office:value="66" calcext:value-type="float">
            <text:p>66</text:p>
          </table:table-cell>
          <table:table-cell table:formula="of:=[.E1328]*24*60" office:value-type="float" office:value="95040" calcext:value-type="float">
            <text:p>95040</text:p>
          </table:table-cell>
          <table:table-cell table:formula="of:=[.C1328]/275" office:value-type="float" office:value="3.27454545454545" calcext:value-type="float">
            <text:p>3,27454545454545</text:p>
          </table:table-cell>
          <table:table-cell table:formula="of:=[.D1328]/275" office:value-type="float" office:value="11.8127272727273" calcext:value-type="float">
            <text:p>11,8127272727273</text:p>
          </table:table-cell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872.5" calcext:value-type="float">
            <text:p>872,5</text:p>
          </table:table-cell>
          <table:table-cell office:value-type="float" office:value="3272.5" calcext:value-type="float">
            <text:p>3272,5</text:p>
          </table:table-cell>
          <table:table-cell office:value-type="float" office:value="66" calcext:value-type="float">
            <text:p>66</text:p>
          </table:table-cell>
          <table:table-cell table:formula="of:=[.E1329]*24*60" office:value-type="float" office:value="95040" calcext:value-type="float">
            <text:p>95040</text:p>
          </table:table-cell>
          <table:table-cell table:formula="of:=[.C1329]/275" office:value-type="float" office:value="3.17272727272727" calcext:value-type="float">
            <text:p>3,17272727272727</text:p>
          </table:table-cell>
          <table:table-cell table:formula="of:=[.D1329]/275" office:value-type="float" office:value="11.9" calcext:value-type="float">
            <text:p>11,9</text:p>
          </table:table-cell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office:value-type="float" office:value="834.5" calcext:value-type="float">
            <text:p>834,5</text:p>
          </table:table-cell>
          <table:table-cell office:value-type="float" office:value="3230.5" calcext:value-type="float">
            <text:p>3230,5</text:p>
          </table:table-cell>
          <table:table-cell office:value-type="float" office:value="66" calcext:value-type="float">
            <text:p>66</text:p>
          </table:table-cell>
          <table:table-cell table:formula="of:=[.E1330]*24*60" office:value-type="float" office:value="95040" calcext:value-type="float">
            <text:p>95040</text:p>
          </table:table-cell>
          <table:table-cell table:formula="of:=[.C1330]/275" office:value-type="float" office:value="3.03454545454545" calcext:value-type="float">
            <text:p>3,03454545454545</text:p>
          </table:table-cell>
          <table:table-cell table:formula="of:=[.D1330]/275" office:value-type="float" office:value="11.7472727272727" calcext:value-type="float">
            <text:p>11,7472727272727</text:p>
          </table:table-cell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office:value-type="float" office:value="810.5" calcext:value-type="float">
            <text:p>810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66" calcext:value-type="float">
            <text:p>66</text:p>
          </table:table-cell>
          <table:table-cell table:formula="of:=[.E1331]*24*60" office:value-type="float" office:value="95040" calcext:value-type="float">
            <text:p>95040</text:p>
          </table:table-cell>
          <table:table-cell table:formula="of:=[.C1331]/275" office:value-type="float" office:value="2.94727272727273" calcext:value-type="float">
            <text:p>2,94727272727273</text:p>
          </table:table-cell>
          <table:table-cell table:formula="of:=[.D1331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float" office:value="802.5" calcext:value-type="float">
            <text:p>802,5</text:p>
          </table:table-cell>
          <table:table-cell office:value-type="float" office:value="3328.5" calcext:value-type="float">
            <text:p>3328,5</text:p>
          </table:table-cell>
          <table:table-cell office:value-type="float" office:value="66" calcext:value-type="float">
            <text:p>66</text:p>
          </table:table-cell>
          <table:table-cell table:formula="of:=[.E1332]*24*60" office:value-type="float" office:value="95040" calcext:value-type="float">
            <text:p>95040</text:p>
          </table:table-cell>
          <table:table-cell table:formula="of:=[.C1332]/275" office:value-type="float" office:value="2.91818181818182" calcext:value-type="float">
            <text:p>2,91818181818182</text:p>
          </table:table-cell>
          <table:table-cell table:formula="of:=[.D1332]/275" office:value-type="float" office:value="12.1036363636364" calcext:value-type="float">
            <text:p>12,1036363636364</text:p>
          </table:table-cell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office:value-type="float" office:value="722.5" calcext:value-type="float">
            <text:p>722,5</text:p>
          </table:table-cell>
          <table:table-cell office:value-type="float" office:value="3360.5" calcext:value-type="float">
            <text:p>3360,5</text:p>
          </table:table-cell>
          <table:table-cell office:value-type="float" office:value="66" calcext:value-type="float">
            <text:p>66</text:p>
          </table:table-cell>
          <table:table-cell table:formula="of:=[.E1333]*24*60" office:value-type="float" office:value="95040" calcext:value-type="float">
            <text:p>95040</text:p>
          </table:table-cell>
          <table:table-cell table:formula="of:=[.C1333]/275" office:value-type="float" office:value="2.62727272727273" calcext:value-type="float">
            <text:p>2,62727272727273</text:p>
          </table:table-cell>
          <table:table-cell table:formula="of:=[.D1333]/275" office:value-type="float" office:value="12.22" calcext:value-type="float">
            <text:p>12,22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656.5" calcext:value-type="float">
            <text:p>656,5</text:p>
          </table:table-cell>
          <table:table-cell office:value-type="float" office:value="3456.5" calcext:value-type="float">
            <text:p>3456,5</text:p>
          </table:table-cell>
          <table:table-cell office:value-type="float" office:value="66" calcext:value-type="float">
            <text:p>66</text:p>
          </table:table-cell>
          <table:table-cell table:formula="of:=[.E1334]*24*60" office:value-type="float" office:value="95040" calcext:value-type="float">
            <text:p>95040</text:p>
          </table:table-cell>
          <table:table-cell table:formula="of:=[.C1334]/275" office:value-type="float" office:value="2.38727272727273" calcext:value-type="float">
            <text:p>2,38727272727273</text:p>
          </table:table-cell>
          <table:table-cell table:formula="of:=[.D1334]/275" office:value-type="float" office:value="12.5690909090909" calcext:value-type="float">
            <text:p>12,5690909090909</text:p>
          </table:table-cell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office:value-type="float" office:value="618.5" calcext:value-type="float">
            <text:p>618,5</text:p>
          </table:table-cell>
          <table:table-cell office:value-type="float" office:value="3558.5" calcext:value-type="float">
            <text:p>3558,5</text:p>
          </table:table-cell>
          <table:table-cell office:value-type="float" office:value="66" calcext:value-type="float">
            <text:p>66</text:p>
          </table:table-cell>
          <table:table-cell table:formula="of:=[.E1335]*24*60" office:value-type="float" office:value="95040" calcext:value-type="float">
            <text:p>95040</text:p>
          </table:table-cell>
          <table:table-cell table:formula="of:=[.C1335]/275" office:value-type="float" office:value="2.24909090909091" calcext:value-type="float">
            <text:p>2,24909090909091</text:p>
          </table:table-cell>
          <table:table-cell table:formula="of:=[.D1335]/275" office:value-type="float" office:value="12.94" calcext:value-type="float">
            <text:p>12,94</text:p>
          </table:table-cell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office:value-type="float" office:value="612.5" calcext:value-type="float">
            <text:p>612,5</text:p>
          </table:table-cell>
          <table:table-cell office:value-type="float" office:value="3690.5" calcext:value-type="float">
            <text:p>3690,5</text:p>
          </table:table-cell>
          <table:table-cell office:value-type="float" office:value="66" calcext:value-type="float">
            <text:p>66</text:p>
          </table:table-cell>
          <table:table-cell table:formula="of:=[.E1336]*24*60" office:value-type="float" office:value="95040" calcext:value-type="float">
            <text:p>95040</text:p>
          </table:table-cell>
          <table:table-cell table:formula="of:=[.C1336]/275" office:value-type="float" office:value="2.22727272727273" calcext:value-type="float">
            <text:p>2,22727272727273</text:p>
          </table:table-cell>
          <table:table-cell table:formula="of:=[.D1336]/275" office:value-type="float" office:value="13.42" calcext:value-type="float">
            <text:p>13,42</text:p>
          </table:table-cell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office:value-type="float" office:value="632.5" calcext:value-type="float">
            <text:p>632,5</text:p>
          </table:table-cell>
          <table:table-cell office:value-type="float" office:value="3734.5" calcext:value-type="float">
            <text:p>3734,5</text:p>
          </table:table-cell>
          <table:table-cell office:value-type="float" office:value="66" calcext:value-type="float">
            <text:p>66</text:p>
          </table:table-cell>
          <table:table-cell table:formula="of:=[.E1337]*24*60" office:value-type="float" office:value="95040" calcext:value-type="float">
            <text:p>95040</text:p>
          </table:table-cell>
          <table:table-cell table:formula="of:=[.C1337]/275" office:value-type="float" office:value="2.3" calcext:value-type="float">
            <text:p>2,3</text:p>
          </table:table-cell>
          <table:table-cell table:formula="of:=[.D1337]/275" office:value-type="float" office:value="13.58" calcext:value-type="float">
            <text:p>13,58</text:p>
          </table:table-cell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office:value-type="float" office:value="608.5" calcext:value-type="float">
            <text:p>608,5</text:p>
          </table:table-cell>
          <table:table-cell office:value-type="float" office:value="3828.5" calcext:value-type="float">
            <text:p>3828,5</text:p>
          </table:table-cell>
          <table:table-cell office:value-type="float" office:value="66" calcext:value-type="float">
            <text:p>66</text:p>
          </table:table-cell>
          <table:table-cell table:formula="of:=[.E1338]*24*60" office:value-type="float" office:value="95040" calcext:value-type="float">
            <text:p>95040</text:p>
          </table:table-cell>
          <table:table-cell table:formula="of:=[.C1338]/275" office:value-type="float" office:value="2.21272727272727" calcext:value-type="float">
            <text:p>2,21272727272727</text:p>
          </table:table-cell>
          <table:table-cell table:formula="of:=[.D1338]/275" office:value-type="float" office:value="13.9218181818182" calcext:value-type="float">
            <text:p>13,9218181818182</text:p>
          </table:table-cell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float" office:value="670.5" calcext:value-type="float">
            <text:p>670,5</text:p>
          </table:table-cell>
          <table:table-cell office:value-type="float" office:value="3848.5" calcext:value-type="float">
            <text:p>3848,5</text:p>
          </table:table-cell>
          <table:table-cell office:value-type="float" office:value="67" calcext:value-type="float">
            <text:p>67</text:p>
          </table:table-cell>
          <table:table-cell table:formula="of:=[.E1339]*24*60" office:value-type="float" office:value="96480" calcext:value-type="float">
            <text:p>96480</text:p>
          </table:table-cell>
          <table:table-cell table:formula="of:=[.C1339]/275" office:value-type="float" office:value="2.43818181818182" calcext:value-type="float">
            <text:p>2,43818181818182</text:p>
          </table:table-cell>
          <table:table-cell table:formula="of:=[.D1339]/275" office:value-type="float" office:value="13.9945454545455" calcext:value-type="float">
            <text:p>13,9945454545455</text:p>
          </table:table-cell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office:value-type="float" office:value="710.5" calcext:value-type="float">
            <text:p>710,5</text:p>
          </table:table-cell>
          <table:table-cell office:value-type="float" office:value="3814.5" calcext:value-type="float">
            <text:p>3814,5</text:p>
          </table:table-cell>
          <table:table-cell office:value-type="float" office:value="67" calcext:value-type="float">
            <text:p>67</text:p>
          </table:table-cell>
          <table:table-cell table:formula="of:=[.E1340]*24*60" office:value-type="float" office:value="96480" calcext:value-type="float">
            <text:p>96480</text:p>
          </table:table-cell>
          <table:table-cell table:formula="of:=[.C1340]/275" office:value-type="float" office:value="2.58363636363636" calcext:value-type="float">
            <text:p>2,58363636363636</text:p>
          </table:table-cell>
          <table:table-cell table:formula="of:=[.D1340]/275" office:value-type="float" office:value="13.8709090909091" calcext:value-type="float">
            <text:p>13,8709090909091</text:p>
          </table:table-cell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720.5" calcext:value-type="float">
            <text:p>720,5</text:p>
          </table:table-cell>
          <table:table-cell office:value-type="float" office:value="3784.5" calcext:value-type="float">
            <text:p>3784,5</text:p>
          </table:table-cell>
          <table:table-cell office:value-type="float" office:value="67" calcext:value-type="float">
            <text:p>67</text:p>
          </table:table-cell>
          <table:table-cell table:formula="of:=[.E1341]*24*60" office:value-type="float" office:value="96480" calcext:value-type="float">
            <text:p>96480</text:p>
          </table:table-cell>
          <table:table-cell table:formula="of:=[.C1341]/275" office:value-type="float" office:value="2.62" calcext:value-type="float">
            <text:p>2,62</text:p>
          </table:table-cell>
          <table:table-cell table:formula="of:=[.D1341]/275" office:value-type="float" office:value="13.7618181818182" calcext:value-type="float">
            <text:p>13,7618181818182</text:p>
          </table:table-cell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office:value-type="float" office:value="718.5" calcext:value-type="float">
            <text:p>718,5</text:p>
          </table:table-cell>
          <table:table-cell office:value-type="float" office:value="3764.5" calcext:value-type="float">
            <text:p>3764,5</text:p>
          </table:table-cell>
          <table:table-cell office:value-type="float" office:value="67" calcext:value-type="float">
            <text:p>67</text:p>
          </table:table-cell>
          <table:table-cell table:formula="of:=[.E1342]*24*60" office:value-type="float" office:value="96480" calcext:value-type="float">
            <text:p>96480</text:p>
          </table:table-cell>
          <table:table-cell table:formula="of:=[.C1342]/275" office:value-type="float" office:value="2.61272727272727" calcext:value-type="float">
            <text:p>2,61272727272727</text:p>
          </table:table-cell>
          <table:table-cell table:formula="of:=[.D1342]/275" office:value-type="float" office:value="13.6890909090909" calcext:value-type="float">
            <text:p>13,6890909090909</text:p>
          </table:table-cell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676.5" calcext:value-type="float">
            <text:p>676,5</text:p>
          </table:table-cell>
          <table:table-cell office:value-type="float" office:value="3744.5" calcext:value-type="float">
            <text:p>3744,5</text:p>
          </table:table-cell>
          <table:table-cell office:value-type="float" office:value="67" calcext:value-type="float">
            <text:p>67</text:p>
          </table:table-cell>
          <table:table-cell table:formula="of:=[.E1343]*24*60" office:value-type="float" office:value="96480" calcext:value-type="float">
            <text:p>96480</text:p>
          </table:table-cell>
          <table:table-cell table:formula="of:=[.C1343]/275" office:value-type="float" office:value="2.46" calcext:value-type="float">
            <text:p>2,46</text:p>
          </table:table-cell>
          <table:table-cell table:formula="of:=[.D1343]/275" office:value-type="float" office:value="13.6163636363636" calcext:value-type="float">
            <text:p>13,6163636363636</text:p>
          </table:table-cell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float" office:value="630.5" calcext:value-type="float">
            <text:p>630,5</text:p>
          </table:table-cell>
          <table:table-cell office:value-type="float" office:value="3726.5" calcext:value-type="float">
            <text:p>3726,5</text:p>
          </table:table-cell>
          <table:table-cell office:value-type="float" office:value="67" calcext:value-type="float">
            <text:p>67</text:p>
          </table:table-cell>
          <table:table-cell table:formula="of:=[.E1344]*24*60" office:value-type="float" office:value="96480" calcext:value-type="float">
            <text:p>96480</text:p>
          </table:table-cell>
          <table:table-cell table:formula="of:=[.C1344]/275" office:value-type="float" office:value="2.29272727272727" calcext:value-type="float">
            <text:p>2,29272727272727</text:p>
          </table:table-cell>
          <table:table-cell table:formula="of:=[.D1344]/275" office:value-type="float" office:value="13.5509090909091" calcext:value-type="float">
            <text:p>13,5509090909091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float" office:value="606.5" calcext:value-type="float">
            <text:p>606,5</text:p>
          </table:table-cell>
          <table:table-cell office:value-type="float" office:value="3670.5" calcext:value-type="float">
            <text:p>3670,5</text:p>
          </table:table-cell>
          <table:table-cell office:value-type="float" office:value="67" calcext:value-type="float">
            <text:p>67</text:p>
          </table:table-cell>
          <table:table-cell table:formula="of:=[.E1345]*24*60" office:value-type="float" office:value="96480" calcext:value-type="float">
            <text:p>96480</text:p>
          </table:table-cell>
          <table:table-cell table:formula="of:=[.C1345]/275" office:value-type="float" office:value="2.20545454545455" calcext:value-type="float">
            <text:p>2,20545454545455</text:p>
          </table:table-cell>
          <table:table-cell table:formula="of:=[.D1345]/275" office:value-type="float" office:value="13.3472727272727" calcext:value-type="float">
            <text:p>13,3472727272727</text:p>
          </table:table-cell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float" office:value="608.5" calcext:value-type="float">
            <text:p>608,5</text:p>
          </table:table-cell>
          <table:table-cell office:value-type="float" office:value="3606.5" calcext:value-type="float">
            <text:p>3606,5</text:p>
          </table:table-cell>
          <table:table-cell office:value-type="float" office:value="67" calcext:value-type="float">
            <text:p>67</text:p>
          </table:table-cell>
          <table:table-cell table:formula="of:=[.E1346]*24*60" office:value-type="float" office:value="96480" calcext:value-type="float">
            <text:p>96480</text:p>
          </table:table-cell>
          <table:table-cell table:formula="of:=[.C1346]/275" office:value-type="float" office:value="2.21272727272727" calcext:value-type="float">
            <text:p>2,21272727272727</text:p>
          </table:table-cell>
          <table:table-cell table:formula="of:=[.D1346]/275" office:value-type="float" office:value="13.1145454545455" calcext:value-type="float">
            <text:p>13,1145454545455</text:p>
          </table:table-cell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office:value-type="float" office:value="620.5" calcext:value-type="float">
            <text:p>620,5</text:p>
          </table:table-cell>
          <table:table-cell office:value-type="float" office:value="3518.5" calcext:value-type="float">
            <text:p>3518,5</text:p>
          </table:table-cell>
          <table:table-cell office:value-type="float" office:value="67" calcext:value-type="float">
            <text:p>67</text:p>
          </table:table-cell>
          <table:table-cell table:formula="of:=[.E1347]*24*60" office:value-type="float" office:value="96480" calcext:value-type="float">
            <text:p>96480</text:p>
          </table:table-cell>
          <table:table-cell table:formula="of:=[.C1347]/275" office:value-type="float" office:value="2.25636363636364" calcext:value-type="float">
            <text:p>2,25636363636364</text:p>
          </table:table-cell>
          <table:table-cell table:formula="of:=[.D1347]/275" office:value-type="float" office:value="12.7945454545455" calcext:value-type="float">
            <text:p>12,7945454545455</text:p>
          </table:table-cell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office:value-type="float" office:value="654.5" calcext:value-type="float">
            <text:p>654,5</text:p>
          </table:table-cell>
          <table:table-cell office:value-type="float" office:value="3458.5" calcext:value-type="float">
            <text:p>3458,5</text:p>
          </table:table-cell>
          <table:table-cell office:value-type="float" office:value="67" calcext:value-type="float">
            <text:p>67</text:p>
          </table:table-cell>
          <table:table-cell table:formula="of:=[.E1348]*24*60" office:value-type="float" office:value="96480" calcext:value-type="float">
            <text:p>96480</text:p>
          </table:table-cell>
          <table:table-cell table:formula="of:=[.C1348]/275" office:value-type="float" office:value="2.38" calcext:value-type="float">
            <text:p>2,38</text:p>
          </table:table-cell>
          <table:table-cell table:formula="of:=[.D1348]/275" office:value-type="float" office:value="12.5763636363636" calcext:value-type="float">
            <text:p>12,5763636363636</text:p>
          </table:table-cell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office:value-type="float" office:value="682.5" calcext:value-type="float">
            <text:p>682,5</text:p>
          </table:table-cell>
          <table:table-cell office:value-type="float" office:value="3396.5" calcext:value-type="float">
            <text:p>3396,5</text:p>
          </table:table-cell>
          <table:table-cell office:value-type="float" office:value="67" calcext:value-type="float">
            <text:p>67</text:p>
          </table:table-cell>
          <table:table-cell table:formula="of:=[.E1349]*24*60" office:value-type="float" office:value="96480" calcext:value-type="float">
            <text:p>96480</text:p>
          </table:table-cell>
          <table:table-cell table:formula="of:=[.C1349]/275" office:value-type="float" office:value="2.48181818181818" calcext:value-type="float">
            <text:p>2,48181818181818</text:p>
          </table:table-cell>
          <table:table-cell table:formula="of:=[.D1349]/275" office:value-type="float" office:value="12.3509090909091" calcext:value-type="float">
            <text:p>12,3509090909091</text:p>
          </table:table-cell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office:value-type="float" office:value="742.5" calcext:value-type="float">
            <text:p>742,5</text:p>
          </table:table-cell>
          <table:table-cell office:value-type="float" office:value="3350.5" calcext:value-type="float">
            <text:p>3350,5</text:p>
          </table:table-cell>
          <table:table-cell office:value-type="float" office:value="67" calcext:value-type="float">
            <text:p>67</text:p>
          </table:table-cell>
          <table:table-cell table:formula="of:=[.E1350]*24*60" office:value-type="float" office:value="96480" calcext:value-type="float">
            <text:p>96480</text:p>
          </table:table-cell>
          <table:table-cell table:formula="of:=[.C1350]/275" office:value-type="float" office:value="2.7" calcext:value-type="float">
            <text:p>2,7</text:p>
          </table:table-cell>
          <table:table-cell table:formula="of:=[.D1350]/275" office:value-type="float" office:value="12.1836363636364" calcext:value-type="float">
            <text:p>12,1836363636364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796.5" calcext:value-type="float">
            <text:p>796,5</text:p>
          </table:table-cell>
          <table:table-cell office:value-type="float" office:value="3326.5" calcext:value-type="float">
            <text:p>3326,5</text:p>
          </table:table-cell>
          <table:table-cell office:value-type="float" office:value="67" calcext:value-type="float">
            <text:p>67</text:p>
          </table:table-cell>
          <table:table-cell table:formula="of:=[.E1351]*24*60" office:value-type="float" office:value="96480" calcext:value-type="float">
            <text:p>96480</text:p>
          </table:table-cell>
          <table:table-cell table:formula="of:=[.C1351]/275" office:value-type="float" office:value="2.89636363636364" calcext:value-type="float">
            <text:p>2,89636363636364</text:p>
          </table:table-cell>
          <table:table-cell table:formula="of:=[.D1351]/275" office:value-type="float" office:value="12.0963636363636" calcext:value-type="float">
            <text:p>12,0963636363636</text:p>
          </table:table-cell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office:value-type="float" office:value="810.5" calcext:value-type="float">
            <text:p>810,5</text:p>
          </table:table-cell>
          <table:table-cell office:value-type="float" office:value="3264.5" calcext:value-type="float">
            <text:p>3264,5</text:p>
          </table:table-cell>
          <table:table-cell office:value-type="float" office:value="67" calcext:value-type="float">
            <text:p>67</text:p>
          </table:table-cell>
          <table:table-cell table:formula="of:=[.E1352]*24*60" office:value-type="float" office:value="96480" calcext:value-type="float">
            <text:p>96480</text:p>
          </table:table-cell>
          <table:table-cell table:formula="of:=[.C1352]/275" office:value-type="float" office:value="2.94727272727273" calcext:value-type="float">
            <text:p>2,94727272727273</text:p>
          </table:table-cell>
          <table:table-cell table:formula="of:=[.D1352]/275" office:value-type="float" office:value="11.8709090909091" calcext:value-type="float">
            <text:p>11,8709090909091</text:p>
          </table:table-cell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office:value-type="float" office:value="810.5" calcext:value-type="float">
            <text:p>810,5</text:p>
          </table:table-cell>
          <table:table-cell office:value-type="float" office:value="3200.5" calcext:value-type="float">
            <text:p>3200,5</text:p>
          </table:table-cell>
          <table:table-cell office:value-type="float" office:value="67" calcext:value-type="float">
            <text:p>67</text:p>
          </table:table-cell>
          <table:table-cell table:formula="of:=[.E1353]*24*60" office:value-type="float" office:value="96480" calcext:value-type="float">
            <text:p>96480</text:p>
          </table:table-cell>
          <table:table-cell table:formula="of:=[.C1353]/275" office:value-type="float" office:value="2.94727272727273" calcext:value-type="float">
            <text:p>2,94727272727273</text:p>
          </table:table-cell>
          <table:table-cell table:formula="of:=[.D1353]/275" office:value-type="float" office:value="11.6381818181818" calcext:value-type="float">
            <text:p>11,6381818181818</text:p>
          </table:table-cell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848.5" calcext:value-type="float">
            <text:p>848,5</text:p>
          </table:table-cell>
          <table:table-cell office:value-type="float" office:value="3184.5" calcext:value-type="float">
            <text:p>3184,5</text:p>
          </table:table-cell>
          <table:table-cell office:value-type="float" office:value="67" calcext:value-type="float">
            <text:p>67</text:p>
          </table:table-cell>
          <table:table-cell table:formula="of:=[.E1354]*24*60" office:value-type="float" office:value="96480" calcext:value-type="float">
            <text:p>96480</text:p>
          </table:table-cell>
          <table:table-cell table:formula="of:=[.C1354]/275" office:value-type="float" office:value="3.08545454545455" calcext:value-type="float">
            <text:p>3,08545454545455</text:p>
          </table:table-cell>
          <table:table-cell table:formula="of:=[.D1354]/275" office:value-type="float" office:value="11.58" calcext:value-type="float">
            <text:p>11,58</text:p>
          </table:table-cell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float" office:value="864.5" calcext:value-type="float">
            <text:p>864,5</text:p>
          </table:table-cell>
          <table:table-cell office:value-type="float" office:value="3250.5" calcext:value-type="float">
            <text:p>3250,5</text:p>
          </table:table-cell>
          <table:table-cell office:value-type="float" office:value="67" calcext:value-type="float">
            <text:p>67</text:p>
          </table:table-cell>
          <table:table-cell table:formula="of:=[.E1355]*24*60" office:value-type="float" office:value="96480" calcext:value-type="float">
            <text:p>96480</text:p>
          </table:table-cell>
          <table:table-cell table:formula="of:=[.C1355]/275" office:value-type="float" office:value="3.14363636363636" calcext:value-type="float">
            <text:p>3,14363636363636</text:p>
          </table:table-cell>
          <table:table-cell table:formula="of:=[.D1355]/275" office:value-type="float" office:value="11.82" calcext:value-type="float">
            <text:p>11,82</text:p>
          </table:table-cell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office:value-type="float" office:value="910.5" calcext:value-type="float">
            <text:p>910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67" calcext:value-type="float">
            <text:p>67</text:p>
          </table:table-cell>
          <table:table-cell table:formula="of:=[.E1356]*24*60" office:value-type="float" office:value="96480" calcext:value-type="float">
            <text:p>96480</text:p>
          </table:table-cell>
          <table:table-cell table:formula="of:=[.C1356]/275" office:value-type="float" office:value="3.31090909090909" calcext:value-type="float">
            <text:p>3,31090909090909</text:p>
          </table:table-cell>
          <table:table-cell table:formula="of:=[.D1356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918.5" calcext:value-type="float">
            <text:p>918,5</text:p>
          </table:table-cell>
          <table:table-cell office:value-type="float" office:value="3146.5" calcext:value-type="float">
            <text:p>3146,5</text:p>
          </table:table-cell>
          <table:table-cell office:value-type="float" office:value="67" calcext:value-type="float">
            <text:p>67</text:p>
          </table:table-cell>
          <table:table-cell table:formula="of:=[.E1357]*24*60" office:value-type="float" office:value="96480" calcext:value-type="float">
            <text:p>96480</text:p>
          </table:table-cell>
          <table:table-cell table:formula="of:=[.C1357]/275" office:value-type="float" office:value="3.34" calcext:value-type="float">
            <text:p>3,34</text:p>
          </table:table-cell>
          <table:table-cell table:formula="of:=[.D1357]/275" office:value-type="float" office:value="11.4418181818182" calcext:value-type="float">
            <text:p>11,4418181818182</text:p>
          </table:table-cell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office:value-type="float" office:value="956.5" calcext:value-type="float">
            <text:p>956,5</text:p>
          </table:table-cell>
          <table:table-cell office:value-type="float" office:value="3154.5" calcext:value-type="float">
            <text:p>3154,5</text:p>
          </table:table-cell>
          <table:table-cell office:value-type="float" office:value="67" calcext:value-type="float">
            <text:p>67</text:p>
          </table:table-cell>
          <table:table-cell table:formula="of:=[.E1358]*24*60" office:value-type="float" office:value="96480" calcext:value-type="float">
            <text:p>96480</text:p>
          </table:table-cell>
          <table:table-cell table:formula="of:=[.C1358]/275" office:value-type="float" office:value="3.47818181818182" calcext:value-type="float">
            <text:p>3,47818181818182</text:p>
          </table:table-cell>
          <table:table-cell table:formula="of:=[.D1358]/275" office:value-type="float" office:value="11.4709090909091" calcext:value-type="float">
            <text:p>11,4709090909091</text:p>
          </table:table-cell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office:value-type="float" office:value="982.5" calcext:value-type="float">
            <text:p>982,5</text:p>
          </table:table-cell>
          <table:table-cell office:value-type="float" office:value="3212.5" calcext:value-type="float">
            <text:p>3212,5</text:p>
          </table:table-cell>
          <table:table-cell office:value-type="float" office:value="67" calcext:value-type="float">
            <text:p>67</text:p>
          </table:table-cell>
          <table:table-cell table:formula="of:=[.E1359]*24*60" office:value-type="float" office:value="96480" calcext:value-type="float">
            <text:p>96480</text:p>
          </table:table-cell>
          <table:table-cell table:formula="of:=[.C1359]/275" office:value-type="float" office:value="3.57272727272727" calcext:value-type="float">
            <text:p>3,57272727272727</text:p>
          </table:table-cell>
          <table:table-cell table:formula="of:=[.D1359]/275" office:value-type="float" office:value="11.6818181818182" calcext:value-type="float">
            <text:p>11,6818181818182</text:p>
          </table:table-cell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044.5" calcext:value-type="float">
            <text:p>1044,5</text:p>
          </table:table-cell>
          <table:table-cell office:value-type="float" office:value="3148.5" calcext:value-type="float">
            <text:p>3148,5</text:p>
          </table:table-cell>
          <table:table-cell office:value-type="float" office:value="67" calcext:value-type="float">
            <text:p>67</text:p>
          </table:table-cell>
          <table:table-cell table:formula="of:=[.E1360]*24*60" office:value-type="float" office:value="96480" calcext:value-type="float">
            <text:p>96480</text:p>
          </table:table-cell>
          <table:table-cell table:formula="of:=[.C1360]/275" office:value-type="float" office:value="3.79818181818182" calcext:value-type="float">
            <text:p>3,79818181818182</text:p>
          </table:table-cell>
          <table:table-cell table:formula="of:=[.D1360]/275" office:value-type="float" office:value="11.4490909090909" calcext:value-type="float">
            <text:p>11,4490909090909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float" office:value="1104.5" calcext:value-type="float">
            <text:p>1104,5</text:p>
          </table:table-cell>
          <table:table-cell office:value-type="float" office:value="3088.5" calcext:value-type="float">
            <text:p>3088,5</text:p>
          </table:table-cell>
          <table:table-cell office:value-type="float" office:value="67" calcext:value-type="float">
            <text:p>67</text:p>
          </table:table-cell>
          <table:table-cell table:formula="of:=[.E1361]*24*60" office:value-type="float" office:value="96480" calcext:value-type="float">
            <text:p>96480</text:p>
          </table:table-cell>
          <table:table-cell table:formula="of:=[.C1361]/275" office:value-type="float" office:value="4.01636363636364" calcext:value-type="float">
            <text:p>4,01636363636364</text:p>
          </table:table-cell>
          <table:table-cell table:formula="of:=[.D1361]/275" office:value-type="float" office:value="11.2309090909091" calcext:value-type="float">
            <text:p>11,2309090909091</text:p>
          </table:table-cell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office:value-type="float" office:value="1178.5" calcext:value-type="float">
            <text:p>1178,5</text:p>
          </table:table-cell>
          <table:table-cell office:value-type="float" office:value="3088.5" calcext:value-type="float">
            <text:p>3088,5</text:p>
          </table:table-cell>
          <table:table-cell office:value-type="float" office:value="67" calcext:value-type="float">
            <text:p>67</text:p>
          </table:table-cell>
          <table:table-cell table:formula="of:=[.E1362]*24*60" office:value-type="float" office:value="96480" calcext:value-type="float">
            <text:p>96480</text:p>
          </table:table-cell>
          <table:table-cell table:formula="of:=[.C1362]/275" office:value-type="float" office:value="4.28545454545455" calcext:value-type="float">
            <text:p>4,28545454545455</text:p>
          </table:table-cell>
          <table:table-cell table:formula="of:=[.D1362]/275" office:value-type="float" office:value="11.2309090909091" calcext:value-type="float">
            <text:p>11,2309090909091</text:p>
          </table:table-cell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office:value-type="float" office:value="1212.5" calcext:value-type="float">
            <text:p>1212,5</text:p>
          </table:table-cell>
          <table:table-cell office:value-type="float" office:value="2840.5" calcext:value-type="float">
            <text:p>2840,5</text:p>
          </table:table-cell>
          <table:table-cell office:value-type="float" office:value="67" calcext:value-type="float">
            <text:p>67</text:p>
          </table:table-cell>
          <table:table-cell table:formula="of:=[.E1363]*24*60" office:value-type="float" office:value="96480" calcext:value-type="float">
            <text:p>96480</text:p>
          </table:table-cell>
          <table:table-cell table:formula="of:=[.C1363]/275" office:value-type="float" office:value="4.40909090909091" calcext:value-type="float">
            <text:p>4,40909090909091</text:p>
          </table:table-cell>
          <table:table-cell table:formula="of:=[.D1363]/275" office:value-type="float" office:value="10.3290909090909" calcext:value-type="float">
            <text:p>10,3290909090909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1236.5" calcext:value-type="float">
            <text:p>1236,5</text:p>
          </table:table-cell>
          <table:table-cell office:value-type="float" office:value="2828.5" calcext:value-type="float">
            <text:p>2828,5</text:p>
          </table:table-cell>
          <table:table-cell office:value-type="float" office:value="67" calcext:value-type="float">
            <text:p>67</text:p>
          </table:table-cell>
          <table:table-cell table:formula="of:=[.E1364]*24*60" office:value-type="float" office:value="96480" calcext:value-type="float">
            <text:p>96480</text:p>
          </table:table-cell>
          <table:table-cell table:formula="of:=[.C1364]/275" office:value-type="float" office:value="4.49636363636364" calcext:value-type="float">
            <text:p>4,49636363636364</text:p>
          </table:table-cell>
          <table:table-cell table:formula="of:=[.D1364]/275" office:value-type="float" office:value="10.2854545454545" calcext:value-type="float">
            <text:p>10,2854545454545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1192.5" calcext:value-type="float">
            <text:p>1192,5</text:p>
          </table:table-cell>
          <table:table-cell office:value-type="float" office:value="2846.5" calcext:value-type="float">
            <text:p>2846,5</text:p>
          </table:table-cell>
          <table:table-cell office:value-type="float" office:value="67" calcext:value-type="float">
            <text:p>67</text:p>
          </table:table-cell>
          <table:table-cell table:formula="of:=[.E1365]*24*60" office:value-type="float" office:value="96480" calcext:value-type="float">
            <text:p>96480</text:p>
          </table:table-cell>
          <table:table-cell table:formula="of:=[.C1365]/275" office:value-type="float" office:value="4.33636363636364" calcext:value-type="float">
            <text:p>4,33636363636364</text:p>
          </table:table-cell>
          <table:table-cell table:formula="of:=[.D1365]/275" office:value-type="float" office:value="10.3509090909091" calcext:value-type="float">
            <text:p>10,3509090909091</text:p>
          </table:table-cell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1246.5" calcext:value-type="float">
            <text:p>1246,5</text:p>
          </table:table-cell>
          <table:table-cell office:value-type="float" office:value="2980.5" calcext:value-type="float">
            <text:p>2980,5</text:p>
          </table:table-cell>
          <table:table-cell office:value-type="float" office:value="67" calcext:value-type="float">
            <text:p>67</text:p>
          </table:table-cell>
          <table:table-cell table:formula="of:=[.E1366]*24*60" office:value-type="float" office:value="96480" calcext:value-type="float">
            <text:p>96480</text:p>
          </table:table-cell>
          <table:table-cell table:formula="of:=[.C1366]/275" office:value-type="float" office:value="4.53272727272727" calcext:value-type="float">
            <text:p>4,53272727272727</text:p>
          </table:table-cell>
          <table:table-cell table:formula="of:=[.D1366]/275" office:value-type="float" office:value="10.8381818181818" calcext:value-type="float">
            <text:p>10,8381818181818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260.5" calcext:value-type="float">
            <text:p>1260,5</text:p>
          </table:table-cell>
          <table:table-cell office:value-type="float" office:value="3094.5" calcext:value-type="float">
            <text:p>3094,5</text:p>
          </table:table-cell>
          <table:table-cell office:value-type="float" office:value="67" calcext:value-type="float">
            <text:p>67</text:p>
          </table:table-cell>
          <table:table-cell table:formula="of:=[.E1367]*24*60" office:value-type="float" office:value="96480" calcext:value-type="float">
            <text:p>96480</text:p>
          </table:table-cell>
          <table:table-cell table:formula="of:=[.C1367]/275" office:value-type="float" office:value="4.58363636363636" calcext:value-type="float">
            <text:p>4,58363636363636</text:p>
          </table:table-cell>
          <table:table-cell table:formula="of:=[.D1367]/275" office:value-type="float" office:value="11.2527272727273" calcext:value-type="float">
            <text:p>11,2527272727273</text:p>
          </table:table-cell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office:value-type="float" office:value="1310.5" calcext:value-type="float">
            <text:p>1310,5</text:p>
          </table:table-cell>
          <table:table-cell office:value-type="float" office:value="3188.5" calcext:value-type="float">
            <text:p>3188,5</text:p>
          </table:table-cell>
          <table:table-cell office:value-type="float" office:value="67" calcext:value-type="float">
            <text:p>67</text:p>
          </table:table-cell>
          <table:table-cell table:formula="of:=[.E1368]*24*60" office:value-type="float" office:value="96480" calcext:value-type="float">
            <text:p>96480</text:p>
          </table:table-cell>
          <table:table-cell table:formula="of:=[.C1368]/275" office:value-type="float" office:value="4.76545454545455" calcext:value-type="float">
            <text:p>4,76545454545455</text:p>
          </table:table-cell>
          <table:table-cell table:formula="of:=[.D1368]/275" office:value-type="float" office:value="11.5945454545455" calcext:value-type="float">
            <text:p>11,5945454545455</text:p>
          </table:table-cell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office:value-type="float" office:value="1316.5" calcext:value-type="float">
            <text:p>1316,5</text:p>
          </table:table-cell>
          <table:table-cell office:value-type="float" office:value="3298.5" calcext:value-type="float">
            <text:p>3298,5</text:p>
          </table:table-cell>
          <table:table-cell office:value-type="float" office:value="67" calcext:value-type="float">
            <text:p>67</text:p>
          </table:table-cell>
          <table:table-cell table:formula="of:=[.E1369]*24*60" office:value-type="float" office:value="96480" calcext:value-type="float">
            <text:p>96480</text:p>
          </table:table-cell>
          <table:table-cell table:formula="of:=[.C1369]/275" office:value-type="float" office:value="4.78727272727273" calcext:value-type="float">
            <text:p>4,78727272727273</text:p>
          </table:table-cell>
          <table:table-cell table:formula="of:=[.D1369]/275" office:value-type="float" office:value="11.9945454545455" calcext:value-type="float">
            <text:p>11,9945454545455</text:p>
          </table:table-cell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office:value-type="float" office:value="1324.5" calcext:value-type="float">
            <text:p>1324,5</text:p>
          </table:table-cell>
          <table:table-cell office:value-type="float" office:value="3410.5" calcext:value-type="float">
            <text:p>3410,5</text:p>
          </table:table-cell>
          <table:table-cell office:value-type="float" office:value="67" calcext:value-type="float">
            <text:p>67</text:p>
          </table:table-cell>
          <table:table-cell table:formula="of:=[.E1370]*24*60" office:value-type="float" office:value="96480" calcext:value-type="float">
            <text:p>96480</text:p>
          </table:table-cell>
          <table:table-cell table:formula="of:=[.C1370]/275" office:value-type="float" office:value="4.81636363636364" calcext:value-type="float">
            <text:p>4,81636363636364</text:p>
          </table:table-cell>
          <table:table-cell table:formula="of:=[.D1370]/275" office:value-type="float" office:value="12.4018181818182" calcext:value-type="float">
            <text:p>12,4018181818182</text:p>
          </table:table-cell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float" office:value="1304.5" calcext:value-type="float">
            <text:p>1304,5</text:p>
          </table:table-cell>
          <table:table-cell office:value-type="float" office:value="3528.5" calcext:value-type="float">
            <text:p>3528,5</text:p>
          </table:table-cell>
          <table:table-cell office:value-type="float" office:value="67" calcext:value-type="float">
            <text:p>67</text:p>
          </table:table-cell>
          <table:table-cell table:formula="of:=[.E1371]*24*60" office:value-type="float" office:value="96480" calcext:value-type="float">
            <text:p>96480</text:p>
          </table:table-cell>
          <table:table-cell table:formula="of:=[.C1371]/275" office:value-type="float" office:value="4.74363636363636" calcext:value-type="float">
            <text:p>4,74363636363636</text:p>
          </table:table-cell>
          <table:table-cell table:formula="of:=[.D1371]/275" office:value-type="float" office:value="12.8309090909091" calcext:value-type="float">
            <text:p>12,8309090909091</text:p>
          </table:table-cell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office:value-type="float" office:value="1294.5" calcext:value-type="float">
            <text:p>1294,5</text:p>
          </table:table-cell>
          <table:table-cell office:value-type="float" office:value="3646.5" calcext:value-type="float">
            <text:p>3646,5</text:p>
          </table:table-cell>
          <table:table-cell office:value-type="float" office:value="67" calcext:value-type="float">
            <text:p>67</text:p>
          </table:table-cell>
          <table:table-cell table:formula="of:=[.E1372]*24*60" office:value-type="float" office:value="96480" calcext:value-type="float">
            <text:p>96480</text:p>
          </table:table-cell>
          <table:table-cell table:formula="of:=[.C1372]/275" office:value-type="float" office:value="4.70727272727273" calcext:value-type="float">
            <text:p>4,70727272727273</text:p>
          </table:table-cell>
          <table:table-cell table:formula="of:=[.D1372]/275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276.5" calcext:value-type="float">
            <text:p>1276,5</text:p>
          </table:table-cell>
          <table:table-cell office:value-type="float" office:value="3748.5" calcext:value-type="float">
            <text:p>3748,5</text:p>
          </table:table-cell>
          <table:table-cell office:value-type="float" office:value="67" calcext:value-type="float">
            <text:p>67</text:p>
          </table:table-cell>
          <table:table-cell table:formula="of:=[.E1373]*24*60" office:value-type="float" office:value="96480" calcext:value-type="float">
            <text:p>96480</text:p>
          </table:table-cell>
          <table:table-cell table:formula="of:=[.C1373]/275" office:value-type="float" office:value="4.64181818181818" calcext:value-type="float">
            <text:p>4,64181818181818</text:p>
          </table:table-cell>
          <table:table-cell table:formula="of:=[.D1373]/275" office:value-type="float" office:value="13.6309090909091" calcext:value-type="float">
            <text:p>13,6309090909091</text:p>
          </table:table-cell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1312.5" calcext:value-type="float">
            <text:p>1312,5</text:p>
          </table:table-cell>
          <table:table-cell office:value-type="float" office:value="3822.5" calcext:value-type="float">
            <text:p>3822,5</text:p>
          </table:table-cell>
          <table:table-cell office:value-type="float" office:value="67" calcext:value-type="float">
            <text:p>67</text:p>
          </table:table-cell>
          <table:table-cell table:formula="of:=[.E1374]*24*60" office:value-type="float" office:value="96480" calcext:value-type="float">
            <text:p>96480</text:p>
          </table:table-cell>
          <table:table-cell table:formula="of:=[.C1374]/275" office:value-type="float" office:value="4.77272727272727" calcext:value-type="float">
            <text:p>4,77272727272727</text:p>
          </table:table-cell>
          <table:table-cell table:formula="of:=[.D1374]/275" office:value-type="float" office:value="13.9" calcext:value-type="float">
            <text:p>13,9</text:p>
          </table:table-cell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office:value-type="float" office:value="1234.5" calcext:value-type="float">
            <text:p>1234,5</text:p>
          </table:table-cell>
          <table:table-cell office:value-type="float" office:value="2808.5" calcext:value-type="float">
            <text:p>2808,5</text:p>
          </table:table-cell>
          <table:table-cell office:value-type="float" office:value="69" calcext:value-type="float">
            <text:p>69</text:p>
          </table:table-cell>
          <table:table-cell table:formula="of:=[.E1375]*24*60" office:value-type="float" office:value="99360" calcext:value-type="float">
            <text:p>99360</text:p>
          </table:table-cell>
          <table:table-cell table:formula="of:=[.C1375]/275" office:value-type="float" office:value="4.48909090909091" calcext:value-type="float">
            <text:p>4,48909090909091</text:p>
          </table:table-cell>
          <table:table-cell table:formula="of:=[.D1375]/275" office:value-type="float" office:value="10.2127272727273" calcext:value-type="float">
            <text:p>10,2127272727273</text:p>
          </table:table-cell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float" office:value="1190.5" calcext:value-type="float">
            <text:p>1190,5</text:p>
          </table:table-cell>
          <table:table-cell office:value-type="float" office:value="2862.5" calcext:value-type="float">
            <text:p>2862,5</text:p>
          </table:table-cell>
          <table:table-cell office:value-type="float" office:value="69" calcext:value-type="float">
            <text:p>69</text:p>
          </table:table-cell>
          <table:table-cell table:formula="of:=[.E1376]*24*60" office:value-type="float" office:value="99360" calcext:value-type="float">
            <text:p>99360</text:p>
          </table:table-cell>
          <table:table-cell table:formula="of:=[.C1376]/275" office:value-type="float" office:value="4.32909090909091" calcext:value-type="float">
            <text:p>4,32909090909091</text:p>
          </table:table-cell>
          <table:table-cell table:formula="of:=[.D1376]/275" office:value-type="float" office:value="10.4090909090909" calcext:value-type="float">
            <text:p>10,4090909090909</text:p>
          </table:table-cell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office:value-type="float" office:value="1252.5" calcext:value-type="float">
            <text:p>1252,5</text:p>
          </table:table-cell>
          <table:table-cell office:value-type="float" office:value="2932.5" calcext:value-type="float">
            <text:p>2932,5</text:p>
          </table:table-cell>
          <table:table-cell office:value-type="float" office:value="69" calcext:value-type="float">
            <text:p>69</text:p>
          </table:table-cell>
          <table:table-cell table:formula="of:=[.E1377]*24*60" office:value-type="float" office:value="99360" calcext:value-type="float">
            <text:p>99360</text:p>
          </table:table-cell>
          <table:table-cell table:formula="of:=[.C1377]/275" office:value-type="float" office:value="4.55454545454546" calcext:value-type="float">
            <text:p>4,55454545454546</text:p>
          </table:table-cell>
          <table:table-cell table:formula="of:=[.D1377]/275" office:value-type="float" office:value="10.6636363636364" calcext:value-type="float">
            <text:p>10,6636363636364</text:p>
          </table:table-cell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office:value-type="float" office:value="1254.5" calcext:value-type="float">
            <text:p>1254,5</text:p>
          </table:table-cell>
          <table:table-cell office:value-type="float" office:value="3054.5" calcext:value-type="float">
            <text:p>3054,5</text:p>
          </table:table-cell>
          <table:table-cell office:value-type="float" office:value="69" calcext:value-type="float">
            <text:p>69</text:p>
          </table:table-cell>
          <table:table-cell table:formula="of:=[.E1378]*24*60" office:value-type="float" office:value="99360" calcext:value-type="float">
            <text:p>99360</text:p>
          </table:table-cell>
          <table:table-cell table:formula="of:=[.C1378]/275" office:value-type="float" office:value="4.56181818181818" calcext:value-type="float">
            <text:p>4,56181818181818</text:p>
          </table:table-cell>
          <table:table-cell table:formula="of:=[.D1378]/275" office:value-type="float" office:value="11.1072727272727" calcext:value-type="float">
            <text:p>11,1072727272727</text:p>
          </table:table-cell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1294.5" calcext:value-type="float">
            <text:p>1294,5</text:p>
          </table:table-cell>
          <table:table-cell office:value-type="float" office:value="3126.5" calcext:value-type="float">
            <text:p>3126,5</text:p>
          </table:table-cell>
          <table:table-cell office:value-type="float" office:value="69" calcext:value-type="float">
            <text:p>69</text:p>
          </table:table-cell>
          <table:table-cell table:formula="of:=[.E1379]*24*60" office:value-type="float" office:value="99360" calcext:value-type="float">
            <text:p>99360</text:p>
          </table:table-cell>
          <table:table-cell table:formula="of:=[.C1379]/275" office:value-type="float" office:value="4.70727272727273" calcext:value-type="float">
            <text:p>4,70727272727273</text:p>
          </table:table-cell>
          <table:table-cell table:formula="of:=[.D1379]/275" office:value-type="float" office:value="11.3690909090909" calcext:value-type="float">
            <text:p>11,3690909090909</text:p>
          </table:table-cell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office:value-type="float" office:value="1312.5" calcext:value-type="float">
            <text:p>1312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69" calcext:value-type="float">
            <text:p>69</text:p>
          </table:table-cell>
          <table:table-cell table:formula="of:=[.E1380]*24*60" office:value-type="float" office:value="99360" calcext:value-type="float">
            <text:p>99360</text:p>
          </table:table-cell>
          <table:table-cell table:formula="of:=[.C1380]/275" office:value-type="float" office:value="4.77272727272727" calcext:value-type="float">
            <text:p>4,77272727272727</text:p>
          </table:table-cell>
          <table:table-cell table:formula="of:=[.D1380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office:value-type="float" office:value="1328.5" calcext:value-type="float">
            <text:p>1328,5</text:p>
          </table:table-cell>
          <table:table-cell office:value-type="float" office:value="3352.5" calcext:value-type="float">
            <text:p>3352,5</text:p>
          </table:table-cell>
          <table:table-cell office:value-type="float" office:value="69" calcext:value-type="float">
            <text:p>69</text:p>
          </table:table-cell>
          <table:table-cell table:formula="of:=[.E1381]*24*60" office:value-type="float" office:value="99360" calcext:value-type="float">
            <text:p>99360</text:p>
          </table:table-cell>
          <table:table-cell table:formula="of:=[.C1381]/275" office:value-type="float" office:value="4.83090909090909" calcext:value-type="float">
            <text:p>4,83090909090909</text:p>
          </table:table-cell>
          <table:table-cell table:formula="of:=[.D1381]/275" office:value-type="float" office:value="12.1909090909091" calcext:value-type="float">
            <text:p>12,1909090909091</text:p>
          </table:table-cell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office:value-type="float" office:value="1324.5" calcext:value-type="float">
            <text:p>1324,5</text:p>
          </table:table-cell>
          <table:table-cell office:value-type="float" office:value="3440.5" calcext:value-type="float">
            <text:p>3440,5</text:p>
          </table:table-cell>
          <table:table-cell office:value-type="float" office:value="69" calcext:value-type="float">
            <text:p>69</text:p>
          </table:table-cell>
          <table:table-cell table:formula="of:=[.E1382]*24*60" office:value-type="float" office:value="99360" calcext:value-type="float">
            <text:p>99360</text:p>
          </table:table-cell>
          <table:table-cell table:formula="of:=[.C1382]/275" office:value-type="float" office:value="4.81636363636364" calcext:value-type="float">
            <text:p>4,81636363636364</text:p>
          </table:table-cell>
          <table:table-cell table:formula="of:=[.D1382]/275" office:value-type="float" office:value="12.5109090909091" calcext:value-type="float">
            <text:p>12,5109090909091</text:p>
          </table:table-cell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1298.5" calcext:value-type="float">
            <text:p>1298,5</text:p>
          </table:table-cell>
          <table:table-cell office:value-type="float" office:value="3532.5" calcext:value-type="float">
            <text:p>3532,5</text:p>
          </table:table-cell>
          <table:table-cell office:value-type="float" office:value="69" calcext:value-type="float">
            <text:p>69</text:p>
          </table:table-cell>
          <table:table-cell table:formula="of:=[.E1383]*24*60" office:value-type="float" office:value="99360" calcext:value-type="float">
            <text:p>99360</text:p>
          </table:table-cell>
          <table:table-cell table:formula="of:=[.C1383]/275" office:value-type="float" office:value="4.72181818181818" calcext:value-type="float">
            <text:p>4,72181818181818</text:p>
          </table:table-cell>
          <table:table-cell table:formula="of:=[.D1383]/275" office:value-type="float" office:value="12.8454545454545" calcext:value-type="float">
            <text:p>12,845454545454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298.5" calcext:value-type="float">
            <text:p>1298,5</text:p>
          </table:table-cell>
          <table:table-cell office:value-type="float" office:value="3610.5" calcext:value-type="float">
            <text:p>3610,5</text:p>
          </table:table-cell>
          <table:table-cell office:value-type="float" office:value="69" calcext:value-type="float">
            <text:p>69</text:p>
          </table:table-cell>
          <table:table-cell table:formula="of:=[.E1384]*24*60" office:value-type="float" office:value="99360" calcext:value-type="float">
            <text:p>99360</text:p>
          </table:table-cell>
          <table:table-cell table:formula="of:=[.C1384]/275" office:value-type="float" office:value="4.72181818181818" calcext:value-type="float">
            <text:p>4,72181818181818</text:p>
          </table:table-cell>
          <table:table-cell table:formula="of:=[.D1384]/275" office:value-type="float" office:value="13.1290909090909" calcext:value-type="float">
            <text:p>13,1290909090909</text:p>
          </table:table-cell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office:value-type="float" office:value="1296.5" calcext:value-type="float">
            <text:p>1296,5</text:p>
          </table:table-cell>
          <table:table-cell office:value-type="float" office:value="3666.5" calcext:value-type="float">
            <text:p>3666,5</text:p>
          </table:table-cell>
          <table:table-cell office:value-type="float" office:value="69" calcext:value-type="float">
            <text:p>69</text:p>
          </table:table-cell>
          <table:table-cell table:formula="of:=[.E1385]*24*60" office:value-type="float" office:value="99360" calcext:value-type="float">
            <text:p>99360</text:p>
          </table:table-cell>
          <table:table-cell table:formula="of:=[.C1385]/275" office:value-type="float" office:value="4.71454545454546" calcext:value-type="float">
            <text:p>4,71454545454546</text:p>
          </table:table-cell>
          <table:table-cell table:formula="of:=[.D1385]/275" office:value-type="float" office:value="13.3327272727273" calcext:value-type="float">
            <text:p>13,3327272727273</text:p>
          </table:table-cell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office:value-type="float" office:value="1286.5" calcext:value-type="float">
            <text:p>1286,5</text:p>
          </table:table-cell>
          <table:table-cell office:value-type="float" office:value="3734.5" calcext:value-type="float">
            <text:p>3734,5</text:p>
          </table:table-cell>
          <table:table-cell office:value-type="float" office:value="69" calcext:value-type="float">
            <text:p>69</text:p>
          </table:table-cell>
          <table:table-cell table:formula="of:=[.E1386]*24*60" office:value-type="float" office:value="99360" calcext:value-type="float">
            <text:p>99360</text:p>
          </table:table-cell>
          <table:table-cell table:formula="of:=[.C1386]/275" office:value-type="float" office:value="4.67818181818182" calcext:value-type="float">
            <text:p>4,67818181818182</text:p>
          </table:table-cell>
          <table:table-cell table:formula="of:=[.D1386]/275" office:value-type="float" office:value="13.58" calcext:value-type="float">
            <text:p>13,58</text:p>
          </table:table-cell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office:value-type="float" office:value="1312.5" calcext:value-type="float">
            <text:p>1312,5</text:p>
          </table:table-cell>
          <table:table-cell office:value-type="float" office:value="3804.5" calcext:value-type="float">
            <text:p>3804,5</text:p>
          </table:table-cell>
          <table:table-cell office:value-type="float" office:value="69" calcext:value-type="float">
            <text:p>69</text:p>
          </table:table-cell>
          <table:table-cell table:formula="of:=[.E1387]*24*60" office:value-type="float" office:value="99360" calcext:value-type="float">
            <text:p>99360</text:p>
          </table:table-cell>
          <table:table-cell table:formula="of:=[.C1387]/275" office:value-type="float" office:value="4.77272727272727" calcext:value-type="float">
            <text:p>4,77272727272727</text:p>
          </table:table-cell>
          <table:table-cell table:formula="of:=[.D1387]/275" office:value-type="float" office:value="13.8345454545455" calcext:value-type="float">
            <text:p>13,8345454545455</text:p>
          </table:table-cell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office:value-type="float" office:value="1170.5" calcext:value-type="float">
            <text:p>1170,5</text:p>
          </table:table-cell>
          <table:table-cell office:value-type="float" office:value="3088.5" calcext:value-type="float">
            <text:p>3088,5</text:p>
          </table:table-cell>
          <table:table-cell office:value-type="float" office:value="69" calcext:value-type="float">
            <text:p>69</text:p>
          </table:table-cell>
          <table:table-cell table:formula="of:=[.E1388]*24*60" office:value-type="float" office:value="99360" calcext:value-type="float">
            <text:p>99360</text:p>
          </table:table-cell>
          <table:table-cell table:formula="of:=[.C1388]/275" office:value-type="float" office:value="4.25636363636364" calcext:value-type="float">
            <text:p>4,25636363636364</text:p>
          </table:table-cell>
          <table:table-cell table:formula="of:=[.D1388]/275" office:value-type="float" office:value="11.2309090909091" calcext:value-type="float">
            <text:p>11,2309090909091</text:p>
          </table:table-cell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office:value-type="float" office:value="1124.5" calcext:value-type="float">
            <text:p>1124,5</text:p>
          </table:table-cell>
          <table:table-cell office:value-type="float" office:value="3094.5" calcext:value-type="float">
            <text:p>3094,5</text:p>
          </table:table-cell>
          <table:table-cell office:value-type="float" office:value="69" calcext:value-type="float">
            <text:p>69</text:p>
          </table:table-cell>
          <table:table-cell table:formula="of:=[.E1389]*24*60" office:value-type="float" office:value="99360" calcext:value-type="float">
            <text:p>99360</text:p>
          </table:table-cell>
          <table:table-cell table:formula="of:=[.C1389]/275" office:value-type="float" office:value="4.08909090909091" calcext:value-type="float">
            <text:p>4,08909090909091</text:p>
          </table:table-cell>
          <table:table-cell table:formula="of:=[.D1389]/275" office:value-type="float" office:value="11.2527272727273" calcext:value-type="float">
            <text:p>11,2527272727273</text:p>
          </table:table-cell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 office:value-type="float" office:value="1104.5" calcext:value-type="float">
            <text:p>1104,5</text:p>
          </table:table-cell>
          <table:table-cell office:value-type="float" office:value="3074.5" calcext:value-type="float">
            <text:p>3074,5</text:p>
          </table:table-cell>
          <table:table-cell office:value-type="float" office:value="69" calcext:value-type="float">
            <text:p>69</text:p>
          </table:table-cell>
          <table:table-cell table:formula="of:=[.E1390]*24*60" office:value-type="float" office:value="99360" calcext:value-type="float">
            <text:p>99360</text:p>
          </table:table-cell>
          <table:table-cell table:formula="of:=[.C1390]/275" office:value-type="float" office:value="4.01636363636364" calcext:value-type="float">
            <text:p>4,01636363636364</text:p>
          </table:table-cell>
          <table:table-cell table:formula="of:=[.D1390]/275" office:value-type="float" office:value="11.18" calcext:value-type="float">
            <text:p>11,18</text:p>
          </table:table-cell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office:value-type="float" office:value="1068.5" calcext:value-type="float">
            <text:p>1068,5</text:p>
          </table:table-cell>
          <table:table-cell office:value-type="float" office:value="3116.5" calcext:value-type="float">
            <text:p>3116,5</text:p>
          </table:table-cell>
          <table:table-cell office:value-type="float" office:value="69" calcext:value-type="float">
            <text:p>69</text:p>
          </table:table-cell>
          <table:table-cell table:formula="of:=[.E1391]*24*60" office:value-type="float" office:value="99360" calcext:value-type="float">
            <text:p>99360</text:p>
          </table:table-cell>
          <table:table-cell table:formula="of:=[.C1391]/275" office:value-type="float" office:value="3.88545454545455" calcext:value-type="float">
            <text:p>3,88545454545455</text:p>
          </table:table-cell>
          <table:table-cell table:formula="of:=[.D1391]/275" office:value-type="float" office:value="11.3327272727273" calcext:value-type="float">
            <text:p>11,3327272727273</text:p>
          </table:table-cell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990.5" calcext:value-type="float">
            <text:p>990,5</text:p>
          </table:table-cell>
          <table:table-cell office:value-type="float" office:value="3198.5" calcext:value-type="float">
            <text:p>3198,5</text:p>
          </table:table-cell>
          <table:table-cell office:value-type="float" office:value="69" calcext:value-type="float">
            <text:p>69</text:p>
          </table:table-cell>
          <table:table-cell table:formula="of:=[.E1392]*24*60" office:value-type="float" office:value="99360" calcext:value-type="float">
            <text:p>99360</text:p>
          </table:table-cell>
          <table:table-cell table:formula="of:=[.C1392]/275" office:value-type="float" office:value="3.60181818181818" calcext:value-type="float">
            <text:p>3,60181818181818</text:p>
          </table:table-cell>
          <table:table-cell table:formula="of:=[.D1392]/275" office:value-type="float" office:value="11.6309090909091" calcext:value-type="float">
            <text:p>11,6309090909091</text:p>
          </table:table-cell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float" office:value="970.5" calcext:value-type="float">
            <text:p>970,5</text:p>
          </table:table-cell>
          <table:table-cell office:value-type="float" office:value="3196.5" calcext:value-type="float">
            <text:p>3196,5</text:p>
          </table:table-cell>
          <table:table-cell office:value-type="float" office:value="69" calcext:value-type="float">
            <text:p>69</text:p>
          </table:table-cell>
          <table:table-cell table:formula="of:=[.E1393]*24*60" office:value-type="float" office:value="99360" calcext:value-type="float">
            <text:p>99360</text:p>
          </table:table-cell>
          <table:table-cell table:formula="of:=[.C1393]/275" office:value-type="float" office:value="3.52909090909091" calcext:value-type="float">
            <text:p>3,52909090909091</text:p>
          </table:table-cell>
          <table:table-cell table:formula="of:=[.D1393]/275" office:value-type="float" office:value="11.6236363636364" calcext:value-type="float">
            <text:p>11,6236363636364</text:p>
          </table:table-cell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952.5" calcext:value-type="float">
            <text:p>952,5</text:p>
          </table:table-cell>
          <table:table-cell office:value-type="float" office:value="3134.5" calcext:value-type="float">
            <text:p>3134,5</text:p>
          </table:table-cell>
          <table:table-cell office:value-type="float" office:value="69" calcext:value-type="float">
            <text:p>69</text:p>
          </table:table-cell>
          <table:table-cell table:formula="of:=[.E1394]*24*60" office:value-type="float" office:value="99360" calcext:value-type="float">
            <text:p>99360</text:p>
          </table:table-cell>
          <table:table-cell table:formula="of:=[.C1394]/275" office:value-type="float" office:value="3.46363636363636" calcext:value-type="float">
            <text:p>3,46363636363636</text:p>
          </table:table-cell>
          <table:table-cell table:formula="of:=[.D1394]/275" office:value-type="float" office:value="11.3981818181818" calcext:value-type="float">
            <text:p>11,3981818181818</text:p>
          </table:table-cell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912.5" calcext:value-type="float">
            <text:p>912,5</text:p>
          </table:table-cell>
          <table:table-cell office:value-type="float" office:value="3152.5" calcext:value-type="float">
            <text:p>3152,5</text:p>
          </table:table-cell>
          <table:table-cell office:value-type="float" office:value="69" calcext:value-type="float">
            <text:p>69</text:p>
          </table:table-cell>
          <table:table-cell table:formula="of:=[.E1395]*24*60" office:value-type="float" office:value="99360" calcext:value-type="float">
            <text:p>99360</text:p>
          </table:table-cell>
          <table:table-cell table:formula="of:=[.C1395]/275" office:value-type="float" office:value="3.31818181818182" calcext:value-type="float">
            <text:p>3,31818181818182</text:p>
          </table:table-cell>
          <table:table-cell table:formula="of:=[.D1395]/275" office:value-type="float" office:value="11.4636363636364" calcext:value-type="float">
            <text:p>11,4636363636364</text:p>
          </table:table-cell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office:value-type="float" office:value="892.5" calcext:value-type="float">
            <text:p>892,5</text:p>
          </table:table-cell>
          <table:table-cell office:value-type="float" office:value="3262.5" calcext:value-type="float">
            <text:p>3262,5</text:p>
          </table:table-cell>
          <table:table-cell office:value-type="float" office:value="69" calcext:value-type="float">
            <text:p>69</text:p>
          </table:table-cell>
          <table:table-cell table:formula="of:=[.E1396]*24*60" office:value-type="float" office:value="99360" calcext:value-type="float">
            <text:p>99360</text:p>
          </table:table-cell>
          <table:table-cell table:formula="of:=[.C1396]/275" office:value-type="float" office:value="3.24545454545455" calcext:value-type="float">
            <text:p>3,24545454545455</text:p>
          </table:table-cell>
          <table:table-cell table:formula="of:=[.D1396]/275" office:value-type="float" office:value="11.8636363636364" calcext:value-type="float">
            <text:p>11,8636363636364</text:p>
          </table:table-cell>
        </table:table-row>
        <table:table-row table:style-name="ro1">
          <table:table-cell/>
          <table:table-cell office:value-type="float" office:value="1396" calcext:value-type="float">
            <text:p>1396</text:p>
          </table:table-cell>
          <table:table-cell office:value-type="float" office:value="856.5" calcext:value-type="float">
            <text:p>856,5</text:p>
          </table:table-cell>
          <table:table-cell office:value-type="float" office:value="3222.5" calcext:value-type="float">
            <text:p>3222,5</text:p>
          </table:table-cell>
          <table:table-cell office:value-type="float" office:value="69" calcext:value-type="float">
            <text:p>69</text:p>
          </table:table-cell>
          <table:table-cell table:formula="of:=[.E1397]*24*60" office:value-type="float" office:value="99360" calcext:value-type="float">
            <text:p>99360</text:p>
          </table:table-cell>
          <table:table-cell table:formula="of:=[.C1397]/275" office:value-type="float" office:value="3.11454545454545" calcext:value-type="float">
            <text:p>3,11454545454545</text:p>
          </table:table-cell>
          <table:table-cell table:formula="of:=[.D1397]/275" office:value-type="float" office:value="11.7181818181818" calcext:value-type="float">
            <text:p>11,7181818181818</text:p>
          </table:table-cell>
        </table:table-row>
        <table:table-row table:style-name="ro1">
          <table:table-cell/>
          <table:table-cell office:value-type="float" office:value="1397" calcext:value-type="float">
            <text:p>1397</text:p>
          </table:table-cell>
          <table:table-cell office:value-type="float" office:value="808.5" calcext:value-type="float">
            <text:p>808,5</text:p>
          </table:table-cell>
          <table:table-cell office:value-type="float" office:value="3218.5" calcext:value-type="float">
            <text:p>3218,5</text:p>
          </table:table-cell>
          <table:table-cell office:value-type="float" office:value="69" calcext:value-type="float">
            <text:p>69</text:p>
          </table:table-cell>
          <table:table-cell table:formula="of:=[.E1398]*24*60" office:value-type="float" office:value="99360" calcext:value-type="float">
            <text:p>99360</text:p>
          </table:table-cell>
          <table:table-cell table:formula="of:=[.C1398]/275" office:value-type="float" office:value="2.94" calcext:value-type="float">
            <text:p>2,94</text:p>
          </table:table-cell>
          <table:table-cell table:formula="of:=[.D1398]/275" office:value-type="float" office:value="11.7036363636364" calcext:value-type="float">
            <text:p>11,7036363636364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float" office:value="800.5" calcext:value-type="float">
            <text:p>800,5</text:p>
          </table:table-cell>
          <table:table-cell office:value-type="float" office:value="3292.5" calcext:value-type="float">
            <text:p>3292,5</text:p>
          </table:table-cell>
          <table:table-cell office:value-type="float" office:value="69" calcext:value-type="float">
            <text:p>69</text:p>
          </table:table-cell>
          <table:table-cell table:formula="of:=[.E1399]*24*60" office:value-type="float" office:value="99360" calcext:value-type="float">
            <text:p>99360</text:p>
          </table:table-cell>
          <table:table-cell table:formula="of:=[.C1399]/275" office:value-type="float" office:value="2.91090909090909" calcext:value-type="float">
            <text:p>2,91090909090909</text:p>
          </table:table-cell>
          <table:table-cell table:formula="of:=[.D1399]/275" office:value-type="float" office:value="11.9727272727273" calcext:value-type="float">
            <text:p>11,9727272727273</text:p>
          </table:table-cell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790.5" calcext:value-type="float">
            <text:p>790,5</text:p>
          </table:table-cell>
          <table:table-cell office:value-type="float" office:value="3334.5" calcext:value-type="float">
            <text:p>3334,5</text:p>
          </table:table-cell>
          <table:table-cell office:value-type="float" office:value="69" calcext:value-type="float">
            <text:p>69</text:p>
          </table:table-cell>
          <table:table-cell table:formula="of:=[.E1400]*24*60" office:value-type="float" office:value="99360" calcext:value-type="float">
            <text:p>99360</text:p>
          </table:table-cell>
          <table:table-cell table:formula="of:=[.C1400]/275" office:value-type="float" office:value="2.87454545454545" calcext:value-type="float">
            <text:p>2,87454545454545</text:p>
          </table:table-cell>
          <table:table-cell table:formula="of:=[.D1400]/275" office:value-type="float" office:value="12.1254545454545" calcext:value-type="float">
            <text:p>12,125454545454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718.5" calcext:value-type="float">
            <text:p>718,5</text:p>
          </table:table-cell>
          <table:table-cell office:value-type="float" office:value="3358.5" calcext:value-type="float">
            <text:p>3358,5</text:p>
          </table:table-cell>
          <table:table-cell office:value-type="float" office:value="69" calcext:value-type="float">
            <text:p>69</text:p>
          </table:table-cell>
          <table:table-cell table:formula="of:=[.E1401]*24*60" office:value-type="float" office:value="99360" calcext:value-type="float">
            <text:p>99360</text:p>
          </table:table-cell>
          <table:table-cell table:formula="of:=[.C1401]/275" office:value-type="float" office:value="2.61272727272727" calcext:value-type="float">
            <text:p>2,61272727272727</text:p>
          </table:table-cell>
          <table:table-cell table:formula="of:=[.D1401]/275" office:value-type="float" office:value="12.2127272727273" calcext:value-type="float">
            <text:p>12,2127272727273</text:p>
          </table:table-cell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office:value-type="float" office:value="654.5" calcext:value-type="float">
            <text:p>654,5</text:p>
          </table:table-cell>
          <table:table-cell office:value-type="float" office:value="3436.5" calcext:value-type="float">
            <text:p>3436,5</text:p>
          </table:table-cell>
          <table:table-cell office:value-type="float" office:value="69" calcext:value-type="float">
            <text:p>69</text:p>
          </table:table-cell>
          <table:table-cell table:formula="of:=[.E1402]*24*60" office:value-type="float" office:value="99360" calcext:value-type="float">
            <text:p>99360</text:p>
          </table:table-cell>
          <table:table-cell table:formula="of:=[.C1402]/275" office:value-type="float" office:value="2.38" calcext:value-type="float">
            <text:p>2,38</text:p>
          </table:table-cell>
          <table:table-cell table:formula="of:=[.D1402]/275" office:value-type="float" office:value="12.4963636363636" calcext:value-type="float">
            <text:p>12,4963636363636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644.5" calcext:value-type="float">
            <text:p>644,5</text:p>
          </table:table-cell>
          <table:table-cell office:value-type="float" office:value="3484.5" calcext:value-type="float">
            <text:p>3484,5</text:p>
          </table:table-cell>
          <table:table-cell office:value-type="float" office:value="69" calcext:value-type="float">
            <text:p>69</text:p>
          </table:table-cell>
          <table:table-cell table:formula="of:=[.E1403]*24*60" office:value-type="float" office:value="99360" calcext:value-type="float">
            <text:p>99360</text:p>
          </table:table-cell>
          <table:table-cell table:formula="of:=[.C1403]/275" office:value-type="float" office:value="2.34363636363636" calcext:value-type="float">
            <text:p>2,34363636363636</text:p>
          </table:table-cell>
          <table:table-cell table:formula="of:=[.D1403]/275" office:value-type="float" office:value="12.6709090909091" calcext:value-type="float">
            <text:p>12,6709090909091</text:p>
          </table:table-cell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office:value-type="float" office:value="608.5" calcext:value-type="float">
            <text:p>608,5</text:p>
          </table:table-cell>
          <table:table-cell office:value-type="float" office:value="3556.5" calcext:value-type="float">
            <text:p>3556,5</text:p>
          </table:table-cell>
          <table:table-cell office:value-type="float" office:value="69" calcext:value-type="float">
            <text:p>69</text:p>
          </table:table-cell>
          <table:table-cell table:formula="of:=[.E1404]*24*60" office:value-type="float" office:value="99360" calcext:value-type="float">
            <text:p>99360</text:p>
          </table:table-cell>
          <table:table-cell table:formula="of:=[.C1404]/275" office:value-type="float" office:value="2.21272727272727" calcext:value-type="float">
            <text:p>2,21272727272727</text:p>
          </table:table-cell>
          <table:table-cell table:formula="of:=[.D1404]/275" office:value-type="float" office:value="12.9327272727273" calcext:value-type="float">
            <text:p>12,9327272727273</text:p>
          </table:table-cell>
        </table:table-row>
        <table:table-row table:style-name="ro1">
          <table:table-cell/>
          <table:table-cell office:value-type="float" office:value="1404" calcext:value-type="float">
            <text:p>1404</text:p>
          </table:table-cell>
          <table:table-cell office:value-type="float" office:value="604.5" calcext:value-type="float">
            <text:p>604,5</text:p>
          </table:table-cell>
          <table:table-cell office:value-type="float" office:value="3636.5" calcext:value-type="float">
            <text:p>3636,5</text:p>
          </table:table-cell>
          <table:table-cell office:value-type="float" office:value="69" calcext:value-type="float">
            <text:p>69</text:p>
          </table:table-cell>
          <table:table-cell table:formula="of:=[.E1405]*24*60" office:value-type="float" office:value="99360" calcext:value-type="float">
            <text:p>99360</text:p>
          </table:table-cell>
          <table:table-cell table:formula="of:=[.C1405]/275" office:value-type="float" office:value="2.19818181818182" calcext:value-type="float">
            <text:p>2,19818181818182</text:p>
          </table:table-cell>
          <table:table-cell table:formula="of:=[.D1405]/275" office:value-type="float" office:value="13.2236363636364" calcext:value-type="float">
            <text:p>13,2236363636364</text:p>
          </table:table-cell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 office:value-type="float" office:value="616.5" calcext:value-type="float">
            <text:p>616,5</text:p>
          </table:table-cell>
          <table:table-cell office:value-type="float" office:value="3722.5" calcext:value-type="float">
            <text:p>3722,5</text:p>
          </table:table-cell>
          <table:table-cell office:value-type="float" office:value="69" calcext:value-type="float">
            <text:p>69</text:p>
          </table:table-cell>
          <table:table-cell table:formula="of:=[.E1406]*24*60" office:value-type="float" office:value="99360" calcext:value-type="float">
            <text:p>99360</text:p>
          </table:table-cell>
          <table:table-cell table:formula="of:=[.C1406]/275" office:value-type="float" office:value="2.24181818181818" calcext:value-type="float">
            <text:p>2,24181818181818</text:p>
          </table:table-cell>
          <table:table-cell table:formula="of:=[.D1406]/275" office:value-type="float" office:value="13.5363636363636" calcext:value-type="float">
            <text:p>13,5363636363636</text:p>
          </table:table-cell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660.5" calcext:value-type="float">
            <text:p>660,5</text:p>
          </table:table-cell>
          <table:table-cell office:value-type="float" office:value="3748.5" calcext:value-type="float">
            <text:p>3748,5</text:p>
          </table:table-cell>
          <table:table-cell office:value-type="float" office:value="69" calcext:value-type="float">
            <text:p>69</text:p>
          </table:table-cell>
          <table:table-cell table:formula="of:=[.E1407]*24*60" office:value-type="float" office:value="99360" calcext:value-type="float">
            <text:p>99360</text:p>
          </table:table-cell>
          <table:table-cell table:formula="of:=[.C1407]/275" office:value-type="float" office:value="2.40181818181818" calcext:value-type="float">
            <text:p>2,40181818181818</text:p>
          </table:table-cell>
          <table:table-cell table:formula="of:=[.D1407]/275" office:value-type="float" office:value="13.6309090909091" calcext:value-type="float">
            <text:p>13,6309090909091</text:p>
          </table:table-cell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office:value-type="float" office:value="726.5" calcext:value-type="float">
            <text:p>726,5</text:p>
          </table:table-cell>
          <table:table-cell office:value-type="float" office:value="3780.5" calcext:value-type="float">
            <text:p>3780,5</text:p>
          </table:table-cell>
          <table:table-cell office:value-type="float" office:value="69" calcext:value-type="float">
            <text:p>69</text:p>
          </table:table-cell>
          <table:table-cell table:formula="of:=[.E1408]*24*60" office:value-type="float" office:value="99360" calcext:value-type="float">
            <text:p>99360</text:p>
          </table:table-cell>
          <table:table-cell table:formula="of:=[.C1408]/275" office:value-type="float" office:value="2.64181818181818" calcext:value-type="float">
            <text:p>2,64181818181818</text:p>
          </table:table-cell>
          <table:table-cell table:formula="of:=[.D1408]/275" office:value-type="float" office:value="13.7472727272727" calcext:value-type="float">
            <text:p>13,7472727272727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float" office:value="712.5" calcext:value-type="float">
            <text:p>712,5</text:p>
          </table:table-cell>
          <table:table-cell office:value-type="float" office:value="3842.5" calcext:value-type="float">
            <text:p>3842,5</text:p>
          </table:table-cell>
          <table:table-cell office:value-type="float" office:value="69" calcext:value-type="float">
            <text:p>69</text:p>
          </table:table-cell>
          <table:table-cell table:formula="of:=[.E1409]*24*60" office:value-type="float" office:value="99360" calcext:value-type="float">
            <text:p>99360</text:p>
          </table:table-cell>
          <table:table-cell table:formula="of:=[.C1409]/275" office:value-type="float" office:value="2.59090909090909" calcext:value-type="float">
            <text:p>2,59090909090909</text:p>
          </table:table-cell>
          <table:table-cell table:formula="of:=[.D1409]/275" office:value-type="float" office:value="13.9727272727273" calcext:value-type="float">
            <text:p>13,9727272727273</text:p>
          </table:table-cell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698.5" calcext:value-type="float">
            <text:p>698,5</text:p>
          </table:table-cell>
          <table:table-cell office:value-type="float" office:value="3852.5" calcext:value-type="float">
            <text:p>3852,5</text:p>
          </table:table-cell>
          <table:table-cell office:value-type="float" office:value="72" calcext:value-type="float">
            <text:p>72</text:p>
          </table:table-cell>
          <table:table-cell table:formula="of:=[.E1410]*24*60" office:value-type="float" office:value="103680" calcext:value-type="float">
            <text:p>103680</text:p>
          </table:table-cell>
          <table:table-cell table:formula="of:=[.C1410]/275" office:value-type="float" office:value="2.54" calcext:value-type="float">
            <text:p>2,54</text:p>
          </table:table-cell>
          <table:table-cell table:formula="of:=[.D1410]/275" office:value-type="float" office:value="14.0090909090909" calcext:value-type="float">
            <text:p>14,0090909090909</text:p>
          </table:table-cell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office:value-type="float" office:value="714.5" calcext:value-type="float">
            <text:p>714,5</text:p>
          </table:table-cell>
          <table:table-cell office:value-type="float" office:value="3782.5" calcext:value-type="float">
            <text:p>3782,5</text:p>
          </table:table-cell>
          <table:table-cell office:value-type="float" office:value="72" calcext:value-type="float">
            <text:p>72</text:p>
          </table:table-cell>
          <table:table-cell table:formula="of:=[.E1411]*24*60" office:value-type="float" office:value="103680" calcext:value-type="float">
            <text:p>103680</text:p>
          </table:table-cell>
          <table:table-cell table:formula="of:=[.C1411]/275" office:value-type="float" office:value="2.59818181818182" calcext:value-type="float">
            <text:p>2,59818181818182</text:p>
          </table:table-cell>
          <table:table-cell table:formula="of:=[.D1411]/275" office:value-type="float" office:value="13.7545454545455" calcext:value-type="float">
            <text:p>13,7545454545455</text:p>
          </table:table-cell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660.5" calcext:value-type="float">
            <text:p>660,5</text:p>
          </table:table-cell>
          <table:table-cell office:value-type="float" office:value="3770.5" calcext:value-type="float">
            <text:p>3770,5</text:p>
          </table:table-cell>
          <table:table-cell office:value-type="float" office:value="72" calcext:value-type="float">
            <text:p>72</text:p>
          </table:table-cell>
          <table:table-cell table:formula="of:=[.E1412]*24*60" office:value-type="float" office:value="103680" calcext:value-type="float">
            <text:p>103680</text:p>
          </table:table-cell>
          <table:table-cell table:formula="of:=[.C1412]/275" office:value-type="float" office:value="2.40181818181818" calcext:value-type="float">
            <text:p>2,40181818181818</text:p>
          </table:table-cell>
          <table:table-cell table:formula="of:=[.D1412]/275" office:value-type="float" office:value="13.7109090909091" calcext:value-type="float">
            <text:p>13,7109090909091</text:p>
          </table:table-cell>
        </table:table-row>
        <table:table-row table:style-name="ro1">
          <table:table-cell/>
          <table:table-cell office:value-type="float" office:value="1412" calcext:value-type="float">
            <text:p>1412</text:p>
          </table:table-cell>
          <table:table-cell office:value-type="float" office:value="614.5" calcext:value-type="float">
            <text:p>614,5</text:p>
          </table:table-cell>
          <table:table-cell office:value-type="float" office:value="3722.5" calcext:value-type="float">
            <text:p>3722,5</text:p>
          </table:table-cell>
          <table:table-cell office:value-type="float" office:value="72" calcext:value-type="float">
            <text:p>72</text:p>
          </table:table-cell>
          <table:table-cell table:formula="of:=[.E1413]*24*60" office:value-type="float" office:value="103680" calcext:value-type="float">
            <text:p>103680</text:p>
          </table:table-cell>
          <table:table-cell table:formula="of:=[.C1413]/275" office:value-type="float" office:value="2.23454545454545" calcext:value-type="float">
            <text:p>2,23454545454545</text:p>
          </table:table-cell>
          <table:table-cell table:formula="of:=[.D1413]/275" office:value-type="float" office:value="13.5363636363636" calcext:value-type="float">
            <text:p>13,5363636363636</text:p>
          </table:table-cell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594.5" calcext:value-type="float">
            <text:p>594,5</text:p>
          </table:table-cell>
          <table:table-cell office:value-type="float" office:value="3660.5" calcext:value-type="float">
            <text:p>3660,5</text:p>
          </table:table-cell>
          <table:table-cell office:value-type="float" office:value="72" calcext:value-type="float">
            <text:p>72</text:p>
          </table:table-cell>
          <table:table-cell table:formula="of:=[.E1414]*24*60" office:value-type="float" office:value="103680" calcext:value-type="float">
            <text:p>103680</text:p>
          </table:table-cell>
          <table:table-cell table:formula="of:=[.C1414]/275" office:value-type="float" office:value="2.16181818181818" calcext:value-type="float">
            <text:p>2,16181818181818</text:p>
          </table:table-cell>
          <table:table-cell table:formula="of:=[.D1414]/275" office:value-type="float" office:value="13.3109090909091" calcext:value-type="float">
            <text:p>13,3109090909091</text:p>
          </table:table-cell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office:value-type="float" office:value="596.5" calcext:value-type="float">
            <text:p>596,5</text:p>
          </table:table-cell>
          <table:table-cell office:value-type="float" office:value="3578.5" calcext:value-type="float">
            <text:p>3578,5</text:p>
          </table:table-cell>
          <table:table-cell office:value-type="float" office:value="72" calcext:value-type="float">
            <text:p>72</text:p>
          </table:table-cell>
          <table:table-cell table:formula="of:=[.E1415]*24*60" office:value-type="float" office:value="103680" calcext:value-type="float">
            <text:p>103680</text:p>
          </table:table-cell>
          <table:table-cell table:formula="of:=[.C1415]/275" office:value-type="float" office:value="2.16909090909091" calcext:value-type="float">
            <text:p>2,16909090909091</text:p>
          </table:table-cell>
          <table:table-cell table:formula="of:=[.D1415]/275" office:value-type="float" office:value="13.0127272727273" calcext:value-type="float">
            <text:p>13,0127272727273</text:p>
          </table:table-cell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office:value-type="float" office:value="614.5" calcext:value-type="float">
            <text:p>614,5</text:p>
          </table:table-cell>
          <table:table-cell office:value-type="float" office:value="3496.5" calcext:value-type="float">
            <text:p>3496,5</text:p>
          </table:table-cell>
          <table:table-cell office:value-type="float" office:value="72" calcext:value-type="float">
            <text:p>72</text:p>
          </table:table-cell>
          <table:table-cell table:formula="of:=[.E1416]*24*60" office:value-type="float" office:value="103680" calcext:value-type="float">
            <text:p>103680</text:p>
          </table:table-cell>
          <table:table-cell table:formula="of:=[.C1416]/275" office:value-type="float" office:value="2.23454545454545" calcext:value-type="float">
            <text:p>2,23454545454545</text:p>
          </table:table-cell>
          <table:table-cell table:formula="of:=[.D1416]/275" office:value-type="float" office:value="12.7145454545455" calcext:value-type="float">
            <text:p>12,7145454545455</text:p>
          </table:table-cell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float" office:value="636.5" calcext:value-type="float">
            <text:p>636,5</text:p>
          </table:table-cell>
          <table:table-cell office:value-type="float" office:value="3456.5" calcext:value-type="float">
            <text:p>3456,5</text:p>
          </table:table-cell>
          <table:table-cell office:value-type="float" office:value="72" calcext:value-type="float">
            <text:p>72</text:p>
          </table:table-cell>
          <table:table-cell table:formula="of:=[.E1417]*24*60" office:value-type="float" office:value="103680" calcext:value-type="float">
            <text:p>103680</text:p>
          </table:table-cell>
          <table:table-cell table:formula="of:=[.C1417]/275" office:value-type="float" office:value="2.31454545454545" calcext:value-type="float">
            <text:p>2,31454545454545</text:p>
          </table:table-cell>
          <table:table-cell table:formula="of:=[.D1417]/275" office:value-type="float" office:value="12.5690909090909" calcext:value-type="float">
            <text:p>12,5690909090909</text:p>
          </table:table-cell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office:value-type="float" office:value="656.5" calcext:value-type="float">
            <text:p>656,5</text:p>
          </table:table-cell>
          <table:table-cell office:value-type="float" office:value="3400.5" calcext:value-type="float">
            <text:p>3400,5</text:p>
          </table:table-cell>
          <table:table-cell office:value-type="float" office:value="72" calcext:value-type="float">
            <text:p>72</text:p>
          </table:table-cell>
          <table:table-cell table:formula="of:=[.E1418]*24*60" office:value-type="float" office:value="103680" calcext:value-type="float">
            <text:p>103680</text:p>
          </table:table-cell>
          <table:table-cell table:formula="of:=[.C1418]/275" office:value-type="float" office:value="2.38727272727273" calcext:value-type="float">
            <text:p>2,38727272727273</text:p>
          </table:table-cell>
          <table:table-cell table:formula="of:=[.D1418]/275" office:value-type="float" office:value="12.3654545454545" calcext:value-type="float">
            <text:p>12,3654545454545</text:p>
          </table:table-cell>
        </table:table-row>
        <table:table-row table:style-name="ro1">
          <table:table-cell/>
          <table:table-cell office:value-type="float" office:value="1418" calcext:value-type="float">
            <text:p>1418</text:p>
          </table:table-cell>
          <table:table-cell office:value-type="float" office:value="702.5" calcext:value-type="float">
            <text:p>702,5</text:p>
          </table:table-cell>
          <table:table-cell office:value-type="float" office:value="3360.5" calcext:value-type="float">
            <text:p>3360,5</text:p>
          </table:table-cell>
          <table:table-cell office:value-type="float" office:value="72" calcext:value-type="float">
            <text:p>72</text:p>
          </table:table-cell>
          <table:table-cell table:formula="of:=[.E1419]*24*60" office:value-type="float" office:value="103680" calcext:value-type="float">
            <text:p>103680</text:p>
          </table:table-cell>
          <table:table-cell table:formula="of:=[.C1419]/275" office:value-type="float" office:value="2.55454545454545" calcext:value-type="float">
            <text:p>2,55454545454545</text:p>
          </table:table-cell>
          <table:table-cell table:formula="of:=[.D1419]/275" office:value-type="float" office:value="12.22" calcext:value-type="float">
            <text:p>12,22</text:p>
          </table:table-cell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office:value-type="float" office:value="754.5" calcext:value-type="float">
            <text:p>754,5</text:p>
          </table:table-cell>
          <table:table-cell office:value-type="float" office:value="3330.5" calcext:value-type="float">
            <text:p>3330,5</text:p>
          </table:table-cell>
          <table:table-cell office:value-type="float" office:value="72" calcext:value-type="float">
            <text:p>72</text:p>
          </table:table-cell>
          <table:table-cell table:formula="of:=[.E1420]*24*60" office:value-type="float" office:value="103680" calcext:value-type="float">
            <text:p>103680</text:p>
          </table:table-cell>
          <table:table-cell table:formula="of:=[.C1420]/275" office:value-type="float" office:value="2.74363636363636" calcext:value-type="float">
            <text:p>2,74363636363636</text:p>
          </table:table-cell>
          <table:table-cell table:formula="of:=[.D1420]/275" office:value-type="float" office:value="12.1109090909091" calcext:value-type="float">
            <text:p>12,1109090909091</text:p>
          </table:table-cell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office:value-type="float" office:value="794.5" calcext:value-type="float">
            <text:p>794,5</text:p>
          </table:table-cell>
          <table:table-cell office:value-type="float" office:value="3324.5" calcext:value-type="float">
            <text:p>3324,5</text:p>
          </table:table-cell>
          <table:table-cell office:value-type="float" office:value="72" calcext:value-type="float">
            <text:p>72</text:p>
          </table:table-cell>
          <table:table-cell table:formula="of:=[.E1421]*24*60" office:value-type="float" office:value="103680" calcext:value-type="float">
            <text:p>103680</text:p>
          </table:table-cell>
          <table:table-cell table:formula="of:=[.C1421]/275" office:value-type="float" office:value="2.88909090909091" calcext:value-type="float">
            <text:p>2,88909090909091</text:p>
          </table:table-cell>
          <table:table-cell table:formula="of:=[.D1421]/275" office:value-type="float" office:value="12.0890909090909" calcext:value-type="float">
            <text:p>12,0890909090909</text:p>
          </table:table-cell>
        </table:table-row>
        <table:table-row table:style-name="ro1">
          <table:table-cell/>
          <table:table-cell office:value-type="float" office:value="1421" calcext:value-type="float">
            <text:p>1421</text:p>
          </table:table-cell>
          <table:table-cell office:value-type="float" office:value="806.5" calcext:value-type="float">
            <text:p>806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72" calcext:value-type="float">
            <text:p>72</text:p>
          </table:table-cell>
          <table:table-cell table:formula="of:=[.E1422]*24*60" office:value-type="float" office:value="103680" calcext:value-type="float">
            <text:p>103680</text:p>
          </table:table-cell>
          <table:table-cell table:formula="of:=[.C1422]/275" office:value-type="float" office:value="2.93272727272727" calcext:value-type="float">
            <text:p>2,93272727272727</text:p>
          </table:table-cell>
          <table:table-cell table:formula="of:=[.D1422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float" office:value="804.5" calcext:value-type="float">
            <text:p>804,5</text:p>
          </table:table-cell>
          <table:table-cell office:value-type="float" office:value="3154.5" calcext:value-type="float">
            <text:p>3154,5</text:p>
          </table:table-cell>
          <table:table-cell office:value-type="float" office:value="72" calcext:value-type="float">
            <text:p>72</text:p>
          </table:table-cell>
          <table:table-cell table:formula="of:=[.E1423]*24*60" office:value-type="float" office:value="103680" calcext:value-type="float">
            <text:p>103680</text:p>
          </table:table-cell>
          <table:table-cell table:formula="of:=[.C1423]/275" office:value-type="float" office:value="2.92545454545455" calcext:value-type="float">
            <text:p>2,92545454545455</text:p>
          </table:table-cell>
          <table:table-cell table:formula="of:=[.D1423]/275" office:value-type="float" office:value="11.4709090909091" calcext:value-type="float">
            <text:p>11,4709090909091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842.5" calcext:value-type="float">
            <text:p>842,5</text:p>
          </table:table-cell>
          <table:table-cell office:value-type="float" office:value="3150.5" calcext:value-type="float">
            <text:p>3150,5</text:p>
          </table:table-cell>
          <table:table-cell office:value-type="float" office:value="72" calcext:value-type="float">
            <text:p>72</text:p>
          </table:table-cell>
          <table:table-cell table:formula="of:=[.E1424]*24*60" office:value-type="float" office:value="103680" calcext:value-type="float">
            <text:p>103680</text:p>
          </table:table-cell>
          <table:table-cell table:formula="of:=[.C1424]/275" office:value-type="float" office:value="3.06363636363636" calcext:value-type="float">
            <text:p>3,06363636363636</text:p>
          </table:table-cell>
          <table:table-cell table:formula="of:=[.D1424]/275" office:value-type="float" office:value="11.4563636363636" calcext:value-type="float">
            <text:p>11,4563636363636</text:p>
          </table:table-cell>
        </table:table-row>
        <table:table-row table:style-name="ro1">
          <table:table-cell/>
          <table:table-cell office:value-type="float" office:value="1424" calcext:value-type="float">
            <text:p>1424</text:p>
          </table:table-cell>
          <table:table-cell office:value-type="float" office:value="878.5" calcext:value-type="float">
            <text:p>878,5</text:p>
          </table:table-cell>
          <table:table-cell office:value-type="float" office:value="3140.5" calcext:value-type="float">
            <text:p>3140,5</text:p>
          </table:table-cell>
          <table:table-cell office:value-type="float" office:value="72" calcext:value-type="float">
            <text:p>72</text:p>
          </table:table-cell>
          <table:table-cell table:formula="of:=[.E1425]*24*60" office:value-type="float" office:value="103680" calcext:value-type="float">
            <text:p>103680</text:p>
          </table:table-cell>
          <table:table-cell table:formula="of:=[.C1425]/275" office:value-type="float" office:value="3.19454545454545" calcext:value-type="float">
            <text:p>3,19454545454545</text:p>
          </table:table-cell>
          <table:table-cell table:formula="of:=[.D1425]/275" office:value-type="float" office:value="11.42" calcext:value-type="float">
            <text:p>11,42</text:p>
          </table:table-cell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office:value-type="float" office:value="878.5" calcext:value-type="float">
            <text:p>878,5</text:p>
          </table:table-cell>
          <table:table-cell office:value-type="float" office:value="3220.5" calcext:value-type="float">
            <text:p>3220,5</text:p>
          </table:table-cell>
          <table:table-cell office:value-type="float" office:value="72" calcext:value-type="float">
            <text:p>72</text:p>
          </table:table-cell>
          <table:table-cell table:formula="of:=[.E1426]*24*60" office:value-type="float" office:value="103680" calcext:value-type="float">
            <text:p>103680</text:p>
          </table:table-cell>
          <table:table-cell table:formula="of:=[.C1426]/275" office:value-type="float" office:value="3.19454545454545" calcext:value-type="float">
            <text:p>3,19454545454545</text:p>
          </table:table-cell>
          <table:table-cell table:formula="of:=[.D1426]/275" office:value-type="float" office:value="11.7109090909091" calcext:value-type="float">
            <text:p>11,7109090909091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float" office:value="894.5" calcext:value-type="float">
            <text:p>894,5</text:p>
          </table:table-cell>
          <table:table-cell office:value-type="float" office:value="3244.5" calcext:value-type="float">
            <text:p>3244,5</text:p>
          </table:table-cell>
          <table:table-cell office:value-type="float" office:value="72" calcext:value-type="float">
            <text:p>72</text:p>
          </table:table-cell>
          <table:table-cell table:formula="of:=[.E1427]*24*60" office:value-type="float" office:value="103680" calcext:value-type="float">
            <text:p>103680</text:p>
          </table:table-cell>
          <table:table-cell table:formula="of:=[.C1427]/275" office:value-type="float" office:value="3.25272727272727" calcext:value-type="float">
            <text:p>3,25272727272727</text:p>
          </table:table-cell>
          <table:table-cell table:formula="of:=[.D1427]/275" office:value-type="float" office:value="11.7981818181818" calcext:value-type="float">
            <text:p>11,7981818181818</text:p>
          </table:table-cell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office:value-type="float" office:value="902.5" calcext:value-type="float">
            <text:p>902,5</text:p>
          </table:table-cell>
          <table:table-cell office:value-type="float" office:value="3194.5" calcext:value-type="float">
            <text:p>3194,5</text:p>
          </table:table-cell>
          <table:table-cell office:value-type="float" office:value="72" calcext:value-type="float">
            <text:p>72</text:p>
          </table:table-cell>
          <table:table-cell table:formula="of:=[.E1428]*24*60" office:value-type="float" office:value="103680" calcext:value-type="float">
            <text:p>103680</text:p>
          </table:table-cell>
          <table:table-cell table:formula="of:=[.C1428]/275" office:value-type="float" office:value="3.28181818181818" calcext:value-type="float">
            <text:p>3,28181818181818</text:p>
          </table:table-cell>
          <table:table-cell table:formula="of:=[.D1428]/275" office:value-type="float" office:value="11.6163636363636" calcext:value-type="float">
            <text:p>11,6163636363636</text:p>
          </table:table-cell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office:value-type="float" office:value="906.5" calcext:value-type="float">
            <text:p>906,5</text:p>
          </table:table-cell>
          <table:table-cell office:value-type="float" office:value="3138.5" calcext:value-type="float">
            <text:p>3138,5</text:p>
          </table:table-cell>
          <table:table-cell office:value-type="float" office:value="72" calcext:value-type="float">
            <text:p>72</text:p>
          </table:table-cell>
          <table:table-cell table:formula="of:=[.E1429]*24*60" office:value-type="float" office:value="103680" calcext:value-type="float">
            <text:p>103680</text:p>
          </table:table-cell>
          <table:table-cell table:formula="of:=[.C1429]/275" office:value-type="float" office:value="3.29636363636364" calcext:value-type="float">
            <text:p>3,29636363636364</text:p>
          </table:table-cell>
          <table:table-cell table:formula="of:=[.D1429]/275" office:value-type="float" office:value="11.4127272727273" calcext:value-type="float">
            <text:p>11,4127272727273</text:p>
          </table:table-cell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office:value-type="float" office:value="942.5" calcext:value-type="float">
            <text:p>942,5</text:p>
          </table:table-cell>
          <table:table-cell office:value-type="float" office:value="3128.5" calcext:value-type="float">
            <text:p>3128,5</text:p>
          </table:table-cell>
          <table:table-cell office:value-type="float" office:value="72" calcext:value-type="float">
            <text:p>72</text:p>
          </table:table-cell>
          <table:table-cell table:formula="of:=[.E1430]*24*60" office:value-type="float" office:value="103680" calcext:value-type="float">
            <text:p>103680</text:p>
          </table:table-cell>
          <table:table-cell table:formula="of:=[.C1430]/275" office:value-type="float" office:value="3.42727272727273" calcext:value-type="float">
            <text:p>3,42727272727273</text:p>
          </table:table-cell>
          <table:table-cell table:formula="of:=[.D1430]/275" office:value-type="float" office:value="11.3763636363636" calcext:value-type="float">
            <text:p>11,3763636363636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964.5" calcext:value-type="float">
            <text:p>964,5</text:p>
          </table:table-cell>
          <table:table-cell office:value-type="float" office:value="3176.5" calcext:value-type="float">
            <text:p>3176,5</text:p>
          </table:table-cell>
          <table:table-cell office:value-type="float" office:value="72" calcext:value-type="float">
            <text:p>72</text:p>
          </table:table-cell>
          <table:table-cell table:formula="of:=[.E1431]*24*60" office:value-type="float" office:value="103680" calcext:value-type="float">
            <text:p>103680</text:p>
          </table:table-cell>
          <table:table-cell table:formula="of:=[.C1431]/275" office:value-type="float" office:value="3.50727272727273" calcext:value-type="float">
            <text:p>3,50727272727273</text:p>
          </table:table-cell>
          <table:table-cell table:formula="of:=[.D1431]/275" office:value-type="float" office:value="11.5509090909091" calcext:value-type="float">
            <text:p>11,5509090909091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008.5" calcext:value-type="float">
            <text:p>1008,5</text:p>
          </table:table-cell>
          <table:table-cell office:value-type="float" office:value="3152.5" calcext:value-type="float">
            <text:p>3152,5</text:p>
          </table:table-cell>
          <table:table-cell office:value-type="float" office:value="72" calcext:value-type="float">
            <text:p>72</text:p>
          </table:table-cell>
          <table:table-cell table:formula="of:=[.E1432]*24*60" office:value-type="float" office:value="103680" calcext:value-type="float">
            <text:p>103680</text:p>
          </table:table-cell>
          <table:table-cell table:formula="of:=[.C1432]/275" office:value-type="float" office:value="3.66727272727273" calcext:value-type="float">
            <text:p>3,66727272727273</text:p>
          </table:table-cell>
          <table:table-cell table:formula="of:=[.D1432]/275" office:value-type="float" office:value="11.4636363636364" calcext:value-type="float">
            <text:p>11,4636363636364</text:p>
          </table:table-cell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064.5" calcext:value-type="float">
            <text:p>1064,5</text:p>
          </table:table-cell>
          <table:table-cell office:value-type="float" office:value="3104.5" calcext:value-type="float">
            <text:p>3104,5</text:p>
          </table:table-cell>
          <table:table-cell office:value-type="float" office:value="72" calcext:value-type="float">
            <text:p>72</text:p>
          </table:table-cell>
          <table:table-cell table:formula="of:=[.E1433]*24*60" office:value-type="float" office:value="103680" calcext:value-type="float">
            <text:p>103680</text:p>
          </table:table-cell>
          <table:table-cell table:formula="of:=[.C1433]/275" office:value-type="float" office:value="3.87090909090909" calcext:value-type="float">
            <text:p>3,87090909090909</text:p>
          </table:table-cell>
          <table:table-cell table:formula="of:=[.D1433]/275" office:value-type="float" office:value="11.2890909090909" calcext:value-type="float">
            <text:p>11,2890909090909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1116.5" calcext:value-type="float">
            <text:p>1116,5</text:p>
          </table:table-cell>
          <table:table-cell office:value-type="float" office:value="3060.5" calcext:value-type="float">
            <text:p>3060,5</text:p>
          </table:table-cell>
          <table:table-cell office:value-type="float" office:value="72" calcext:value-type="float">
            <text:p>72</text:p>
          </table:table-cell>
          <table:table-cell table:formula="of:=[.E1434]*24*60" office:value-type="float" office:value="103680" calcext:value-type="float">
            <text:p>103680</text:p>
          </table:table-cell>
          <table:table-cell table:formula="of:=[.C1434]/275" office:value-type="float" office:value="4.06" calcext:value-type="float">
            <text:p>4,06</text:p>
          </table:table-cell>
          <table:table-cell table:formula="of:=[.D1434]/275" office:value-type="float" office:value="11.1290909090909" calcext:value-type="float">
            <text:p>11,1290909090909</text:p>
          </table:table-cell>
        </table:table-row>
        <table:table-row table:style-name="ro1">
          <table:table-cell/>
          <table:table-cell office:value-type="float" office:value="1434" calcext:value-type="float">
            <text:p>1434</text:p>
          </table:table-cell>
          <table:table-cell office:value-type="float" office:value="1166.5" calcext:value-type="float">
            <text:p>1166,5</text:p>
          </table:table-cell>
          <table:table-cell office:value-type="float" office:value="3068.5" calcext:value-type="float">
            <text:p>3068,5</text:p>
          </table:table-cell>
          <table:table-cell office:value-type="float" office:value="72" calcext:value-type="float">
            <text:p>72</text:p>
          </table:table-cell>
          <table:table-cell table:formula="of:=[.E1435]*24*60" office:value-type="float" office:value="103680" calcext:value-type="float">
            <text:p>103680</text:p>
          </table:table-cell>
          <table:table-cell table:formula="of:=[.C1435]/275" office:value-type="float" office:value="4.24181818181818" calcext:value-type="float">
            <text:p>4,24181818181818</text:p>
          </table:table-cell>
          <table:table-cell table:formula="of:=[.D1435]/275" office:value-type="float" office:value="11.1581818181818" calcext:value-type="float">
            <text:p>11,1581818181818</text:p>
          </table:table-cell>
        </table:table-row>
        <table:table-row table:style-name="ro1">
          <table:table-cell/>
          <table:table-cell office:value-type="float" office:value="1435" calcext:value-type="float">
            <text:p>1435</text:p>
          </table:table-cell>
          <table:table-cell office:value-type="float" office:value="1176.5" calcext:value-type="float">
            <text:p>1176,5</text:p>
          </table:table-cell>
          <table:table-cell office:value-type="float" office:value="3004.5" calcext:value-type="float">
            <text:p>3004,5</text:p>
          </table:table-cell>
          <table:table-cell office:value-type="float" office:value="72" calcext:value-type="float">
            <text:p>72</text:p>
          </table:table-cell>
          <table:table-cell table:formula="of:=[.E1436]*24*60" office:value-type="float" office:value="103680" calcext:value-type="float">
            <text:p>103680</text:p>
          </table:table-cell>
          <table:table-cell table:formula="of:=[.C1436]/275" office:value-type="float" office:value="4.27818181818182" calcext:value-type="float">
            <text:p>4,27818181818182</text:p>
          </table:table-cell>
          <table:table-cell table:formula="of:=[.D1436]/275" office:value-type="float" office:value="10.9254545454545" calcext:value-type="float">
            <text:p>10,9254545454545</text:p>
          </table:table-cell>
        </table:table-row>
        <table:table-row table:style-name="ro1">
          <table:table-cell/>
          <table:table-cell office:value-type="float" office:value="1436" calcext:value-type="float">
            <text:p>1436</text:p>
          </table:table-cell>
          <table:table-cell office:value-type="float" office:value="1176.5" calcext:value-type="float">
            <text:p>1176,5</text:p>
          </table:table-cell>
          <table:table-cell office:value-type="float" office:value="2914.5" calcext:value-type="float">
            <text:p>2914,5</text:p>
          </table:table-cell>
          <table:table-cell office:value-type="float" office:value="72" calcext:value-type="float">
            <text:p>72</text:p>
          </table:table-cell>
          <table:table-cell table:formula="of:=[.E1437]*24*60" office:value-type="float" office:value="103680" calcext:value-type="float">
            <text:p>103680</text:p>
          </table:table-cell>
          <table:table-cell table:formula="of:=[.C1437]/275" office:value-type="float" office:value="4.27818181818182" calcext:value-type="float">
            <text:p>4,27818181818182</text:p>
          </table:table-cell>
          <table:table-cell table:formula="of:=[.D1437]/275" office:value-type="float" office:value="10.5981818181818" calcext:value-type="float">
            <text:p>10,5981818181818</text:p>
          </table:table-cell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180.5" calcext:value-type="float">
            <text:p>1180,5</text:p>
          </table:table-cell>
          <table:table-cell office:value-type="float" office:value="2816.5" calcext:value-type="float">
            <text:p>2816,5</text:p>
          </table:table-cell>
          <table:table-cell office:value-type="float" office:value="72" calcext:value-type="float">
            <text:p>72</text:p>
          </table:table-cell>
          <table:table-cell table:formula="of:=[.E1438]*24*60" office:value-type="float" office:value="103680" calcext:value-type="float">
            <text:p>103680</text:p>
          </table:table-cell>
          <table:table-cell table:formula="of:=[.C1438]/275" office:value-type="float" office:value="4.29272727272727" calcext:value-type="float">
            <text:p>4,29272727272727</text:p>
          </table:table-cell>
          <table:table-cell table:formula="of:=[.D1438]/275" office:value-type="float" office:value="10.2418181818182" calcext:value-type="float">
            <text:p>10,2418181818182</text:p>
          </table:table-cell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office:value-type="float" office:value="1216.5" calcext:value-type="float">
            <text:p>1216,5</text:p>
          </table:table-cell>
          <table:table-cell office:value-type="float" office:value="2824.5" calcext:value-type="float">
            <text:p>2824,5</text:p>
          </table:table-cell>
          <table:table-cell office:value-type="float" office:value="72" calcext:value-type="float">
            <text:p>72</text:p>
          </table:table-cell>
          <table:table-cell table:formula="of:=[.E1439]*24*60" office:value-type="float" office:value="103680" calcext:value-type="float">
            <text:p>103680</text:p>
          </table:table-cell>
          <table:table-cell table:formula="of:=[.C1439]/275" office:value-type="float" office:value="4.42363636363636" calcext:value-type="float">
            <text:p>4,42363636363636</text:p>
          </table:table-cell>
          <table:table-cell table:formula="of:=[.D1439]/275" office:value-type="float" office:value="10.2709090909091" calcext:value-type="float">
            <text:p>10,2709090909091</text:p>
          </table:table-cell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office:value-type="float" office:value="1236.5" calcext:value-type="float">
            <text:p>1236,5</text:p>
          </table:table-cell>
          <table:table-cell office:value-type="float" office:value="2808.5" calcext:value-type="float">
            <text:p>2808,5</text:p>
          </table:table-cell>
          <table:table-cell office:value-type="float" office:value="72" calcext:value-type="float">
            <text:p>72</text:p>
          </table:table-cell>
          <table:table-cell table:formula="of:=[.E1440]*24*60" office:value-type="float" office:value="103680" calcext:value-type="float">
            <text:p>103680</text:p>
          </table:table-cell>
          <table:table-cell table:formula="of:=[.C1440]/275" office:value-type="float" office:value="4.49636363636364" calcext:value-type="float">
            <text:p>4,49636363636364</text:p>
          </table:table-cell>
          <table:table-cell table:formula="of:=[.D1440]/275" office:value-type="float" office:value="10.2127272727273" calcext:value-type="float">
            <text:p>10,2127272727273</text:p>
          </table:table-cell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1248.5" calcext:value-type="float">
            <text:p>1248,5</text:p>
          </table:table-cell>
          <table:table-cell office:value-type="float" office:value="2890.5" calcext:value-type="float">
            <text:p>2890,5</text:p>
          </table:table-cell>
          <table:table-cell office:value-type="float" office:value="72" calcext:value-type="float">
            <text:p>72</text:p>
          </table:table-cell>
          <table:table-cell table:formula="of:=[.E1441]*24*60" office:value-type="float" office:value="103680" calcext:value-type="float">
            <text:p>103680</text:p>
          </table:table-cell>
          <table:table-cell table:formula="of:=[.C1441]/275" office:value-type="float" office:value="4.54" calcext:value-type="float">
            <text:p>4,54</text:p>
          </table:table-cell>
          <table:table-cell table:formula="of:=[.D1441]/275" office:value-type="float" office:value="10.5109090909091" calcext:value-type="float">
            <text:p>10,5109090909091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252.5" calcext:value-type="float">
            <text:p>1252,5</text:p>
          </table:table-cell>
          <table:table-cell office:value-type="float" office:value="2988.5" calcext:value-type="float">
            <text:p>2988,5</text:p>
          </table:table-cell>
          <table:table-cell office:value-type="float" office:value="72" calcext:value-type="float">
            <text:p>72</text:p>
          </table:table-cell>
          <table:table-cell table:formula="of:=[.E1442]*24*60" office:value-type="float" office:value="103680" calcext:value-type="float">
            <text:p>103680</text:p>
          </table:table-cell>
          <table:table-cell table:formula="of:=[.C1442]/275" office:value-type="float" office:value="4.55454545454546" calcext:value-type="float">
            <text:p>4,55454545454546</text:p>
          </table:table-cell>
          <table:table-cell table:formula="of:=[.D1442]/275" office:value-type="float" office:value="10.8672727272727" calcext:value-type="float">
            <text:p>10,8672727272727</text:p>
          </table:table-cell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office:value-type="float" office:value="1262.5" calcext:value-type="float">
            <text:p>1262,5</text:p>
          </table:table-cell>
          <table:table-cell office:value-type="float" office:value="3078.5" calcext:value-type="float">
            <text:p>3078,5</text:p>
          </table:table-cell>
          <table:table-cell office:value-type="float" office:value="72" calcext:value-type="float">
            <text:p>72</text:p>
          </table:table-cell>
          <table:table-cell table:formula="of:=[.E1443]*24*60" office:value-type="float" office:value="103680" calcext:value-type="float">
            <text:p>103680</text:p>
          </table:table-cell>
          <table:table-cell table:formula="of:=[.C1443]/275" office:value-type="float" office:value="4.59090909090909" calcext:value-type="float">
            <text:p>4,59090909090909</text:p>
          </table:table-cell>
          <table:table-cell table:formula="of:=[.D1443]/275" office:value-type="float" office:value="11.1945454545455" calcext:value-type="float">
            <text:p>11,1945454545455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310.5" calcext:value-type="float">
            <text:p>1310,5</text:p>
          </table:table-cell>
          <table:table-cell office:value-type="float" office:value="3162.5" calcext:value-type="float">
            <text:p>3162,5</text:p>
          </table:table-cell>
          <table:table-cell office:value-type="float" office:value="72" calcext:value-type="float">
            <text:p>72</text:p>
          </table:table-cell>
          <table:table-cell table:formula="of:=[.E1444]*24*60" office:value-type="float" office:value="103680" calcext:value-type="float">
            <text:p>103680</text:p>
          </table:table-cell>
          <table:table-cell table:formula="of:=[.C1444]/275" office:value-type="float" office:value="4.76545454545455" calcext:value-type="float">
            <text:p>4,76545454545455</text:p>
          </table:table-cell>
          <table:table-cell table:formula="of:=[.D1444]/275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338.5" calcext:value-type="float">
            <text:p>1338,5</text:p>
          </table:table-cell>
          <table:table-cell office:value-type="float" office:value="3260.5" calcext:value-type="float">
            <text:p>3260,5</text:p>
          </table:table-cell>
          <table:table-cell office:value-type="float" office:value="72" calcext:value-type="float">
            <text:p>72</text:p>
          </table:table-cell>
          <table:table-cell table:formula="of:=[.E1445]*24*60" office:value-type="float" office:value="103680" calcext:value-type="float">
            <text:p>103680</text:p>
          </table:table-cell>
          <table:table-cell table:formula="of:=[.C1445]/275" office:value-type="float" office:value="4.86727272727273" calcext:value-type="float">
            <text:p>4,86727272727273</text:p>
          </table:table-cell>
          <table:table-cell table:formula="of:=[.D1445]/275" office:value-type="float" office:value="11.8563636363636" calcext:value-type="float">
            <text:p>11,8563636363636</text:p>
          </table:table-cell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float" office:value="1332.5" calcext:value-type="float">
            <text:p>1332,5</text:p>
          </table:table-cell>
          <table:table-cell office:value-type="float" office:value="3352.5" calcext:value-type="float">
            <text:p>3352,5</text:p>
          </table:table-cell>
          <table:table-cell office:value-type="float" office:value="72" calcext:value-type="float">
            <text:p>72</text:p>
          </table:table-cell>
          <table:table-cell table:formula="of:=[.E1446]*24*60" office:value-type="float" office:value="103680" calcext:value-type="float">
            <text:p>103680</text:p>
          </table:table-cell>
          <table:table-cell table:formula="of:=[.C1446]/275" office:value-type="float" office:value="4.84545454545455" calcext:value-type="float">
            <text:p>4,84545454545455</text:p>
          </table:table-cell>
          <table:table-cell table:formula="of:=[.D1446]/275" office:value-type="float" office:value="12.1909090909091" calcext:value-type="float">
            <text:p>12,1909090909091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314.5" calcext:value-type="float">
            <text:p>1314,5</text:p>
          </table:table-cell>
          <table:table-cell office:value-type="float" office:value="3420.5" calcext:value-type="float">
            <text:p>3420,5</text:p>
          </table:table-cell>
          <table:table-cell office:value-type="float" office:value="72" calcext:value-type="float">
            <text:p>72</text:p>
          </table:table-cell>
          <table:table-cell table:formula="of:=[.E1447]*24*60" office:value-type="float" office:value="103680" calcext:value-type="float">
            <text:p>103680</text:p>
          </table:table-cell>
          <table:table-cell table:formula="of:=[.C1447]/275" office:value-type="float" office:value="4.78" calcext:value-type="float">
            <text:p>4,78</text:p>
          </table:table-cell>
          <table:table-cell table:formula="of:=[.D1447]/275" office:value-type="float" office:value="12.4381818181818" calcext:value-type="float">
            <text:p>12,4381818181818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342.5" calcext:value-type="float">
            <text:p>1342,5</text:p>
          </table:table-cell>
          <table:table-cell office:value-type="float" office:value="3412.5" calcext:value-type="float">
            <text:p>3412,5</text:p>
          </table:table-cell>
          <table:table-cell office:value-type="float" office:value="72" calcext:value-type="float">
            <text:p>72</text:p>
          </table:table-cell>
          <table:table-cell table:formula="of:=[.E1448]*24*60" office:value-type="float" office:value="103680" calcext:value-type="float">
            <text:p>103680</text:p>
          </table:table-cell>
          <table:table-cell table:formula="of:=[.C1448]/275" office:value-type="float" office:value="4.88181818181818" calcext:value-type="float">
            <text:p>4,88181818181818</text:p>
          </table:table-cell>
          <table:table-cell table:formula="of:=[.D1448]/275" office:value-type="float" office:value="12.4090909090909" calcext:value-type="float">
            <text:p>12,4090909090909</text:p>
          </table:table-cell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office:value-type="float" office:value="1318.5" calcext:value-type="float">
            <text:p>1318,5</text:p>
          </table:table-cell>
          <table:table-cell office:value-type="float" office:value="3508.5" calcext:value-type="float">
            <text:p>3508,5</text:p>
          </table:table-cell>
          <table:table-cell office:value-type="float" office:value="72" calcext:value-type="float">
            <text:p>72</text:p>
          </table:table-cell>
          <table:table-cell table:formula="of:=[.E1449]*24*60" office:value-type="float" office:value="103680" calcext:value-type="float">
            <text:p>103680</text:p>
          </table:table-cell>
          <table:table-cell table:formula="of:=[.C1449]/275" office:value-type="float" office:value="4.79454545454546" calcext:value-type="float">
            <text:p>4,79454545454546</text:p>
          </table:table-cell>
          <table:table-cell table:formula="of:=[.D1449]/275" office:value-type="float" office:value="12.7581818181818" calcext:value-type="float">
            <text:p>12,7581818181818</text:p>
          </table:table-cell>
        </table:table-row>
        <table:table-row table:style-name="ro1">
          <table:table-cell/>
          <table:table-cell office:value-type="float" office:value="1449" calcext:value-type="float">
            <text:p>1449</text:p>
          </table:table-cell>
          <table:table-cell office:value-type="float" office:value="1314.5" calcext:value-type="float">
            <text:p>1314,5</text:p>
          </table:table-cell>
          <table:table-cell office:value-type="float" office:value="3564.5" calcext:value-type="float">
            <text:p>3564,5</text:p>
          </table:table-cell>
          <table:table-cell office:value-type="float" office:value="72" calcext:value-type="float">
            <text:p>72</text:p>
          </table:table-cell>
          <table:table-cell table:formula="of:=[.E1450]*24*60" office:value-type="float" office:value="103680" calcext:value-type="float">
            <text:p>103680</text:p>
          </table:table-cell>
          <table:table-cell table:formula="of:=[.C1450]/275" office:value-type="float" office:value="4.78" calcext:value-type="float">
            <text:p>4,78</text:p>
          </table:table-cell>
          <table:table-cell table:formula="of:=[.D1450]/275" office:value-type="float" office:value="12.9618181818182" calcext:value-type="float">
            <text:p>12,9618181818182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300.5" calcext:value-type="float">
            <text:p>1300,5</text:p>
          </table:table-cell>
          <table:table-cell office:value-type="float" office:value="3630.5" calcext:value-type="float">
            <text:p>3630,5</text:p>
          </table:table-cell>
          <table:table-cell office:value-type="float" office:value="72" calcext:value-type="float">
            <text:p>72</text:p>
          </table:table-cell>
          <table:table-cell table:formula="of:=[.E1451]*24*60" office:value-type="float" office:value="103680" calcext:value-type="float">
            <text:p>103680</text:p>
          </table:table-cell>
          <table:table-cell table:formula="of:=[.C1451]/275" office:value-type="float" office:value="4.72909090909091" calcext:value-type="float">
            <text:p>4,72909090909091</text:p>
          </table:table-cell>
          <table:table-cell table:formula="of:=[.D1451]/275" office:value-type="float" office:value="13.2018181818182" calcext:value-type="float">
            <text:p>13,2018181818182</text:p>
          </table:table-cell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1292.5" calcext:value-type="float">
            <text:p>1292,5</text:p>
          </table:table-cell>
          <table:table-cell office:value-type="float" office:value="3704.5" calcext:value-type="float">
            <text:p>3704,5</text:p>
          </table:table-cell>
          <table:table-cell office:value-type="float" office:value="72" calcext:value-type="float">
            <text:p>72</text:p>
          </table:table-cell>
          <table:table-cell table:formula="of:=[.E1452]*24*60" office:value-type="float" office:value="103680" calcext:value-type="float">
            <text:p>103680</text:p>
          </table:table-cell>
          <table:table-cell table:formula="of:=[.C1452]/275" office:value-type="float" office:value="4.7" calcext:value-type="float">
            <text:p>4,7</text:p>
          </table:table-cell>
          <table:table-cell table:formula="of:=[.D1452]/275" office:value-type="float" office:value="13.4709090909091" calcext:value-type="float">
            <text:p>13,4709090909091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float" office:value="1278.5" calcext:value-type="float">
            <text:p>1278,5</text:p>
          </table:table-cell>
          <table:table-cell office:value-type="float" office:value="3748.5" calcext:value-type="float">
            <text:p>3748,5</text:p>
          </table:table-cell>
          <table:table-cell office:value-type="float" office:value="72" calcext:value-type="float">
            <text:p>72</text:p>
          </table:table-cell>
          <table:table-cell table:formula="of:=[.E1453]*24*60" office:value-type="float" office:value="103680" calcext:value-type="float">
            <text:p>103680</text:p>
          </table:table-cell>
          <table:table-cell table:formula="of:=[.C1453]/275" office:value-type="float" office:value="4.64909090909091" calcext:value-type="float">
            <text:p>4,64909090909091</text:p>
          </table:table-cell>
          <table:table-cell table:formula="of:=[.D1453]/275" office:value-type="float" office:value="13.6309090909091" calcext:value-type="float">
            <text:p>13,6309090909091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1316.5" calcext:value-type="float">
            <text:p>1316,5</text:p>
          </table:table-cell>
          <table:table-cell office:value-type="float" office:value="3810.5" calcext:value-type="float">
            <text:p>3810,5</text:p>
          </table:table-cell>
          <table:table-cell office:value-type="float" office:value="72" calcext:value-type="float">
            <text:p>72</text:p>
          </table:table-cell>
          <table:table-cell table:formula="of:=[.E1454]*24*60" office:value-type="float" office:value="103680" calcext:value-type="float">
            <text:p>103680</text:p>
          </table:table-cell>
          <table:table-cell table:formula="of:=[.C1454]/275" office:value-type="float" office:value="4.78727272727273" calcext:value-type="float">
            <text:p>4,78727272727273</text:p>
          </table:table-cell>
          <table:table-cell table:formula="of:=[.D1454]/275" office:value-type="float" office:value="13.8563636363636" calcext:value-type="float">
            <text:p>13,8563636363636</text:p>
          </table:table-cell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1240.5" calcext:value-type="float">
            <text:p>1240,5</text:p>
          </table:table-cell>
          <table:table-cell office:value-type="float" office:value="2800.5" calcext:value-type="float">
            <text:p>2800,5</text:p>
          </table:table-cell>
          <table:table-cell office:value-type="float" office:value="75" calcext:value-type="float">
            <text:p>75</text:p>
          </table:table-cell>
          <table:table-cell table:formula="of:=[.E1455]*24*60" office:value-type="float" office:value="108000" calcext:value-type="float">
            <text:p>108000</text:p>
          </table:table-cell>
          <table:table-cell table:formula="of:=[.C1455]/275" office:value-type="float" office:value="4.51090909090909" calcext:value-type="float">
            <text:p>4,51090909090909</text:p>
          </table:table-cell>
          <table:table-cell table:formula="of:=[.D1455]/275" office:value-type="float" office:value="10.1836363636364" calcext:value-type="float">
            <text:p>10,1836363636364</text:p>
          </table:table-cell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1206.5" calcext:value-type="float">
            <text:p>1206,5</text:p>
          </table:table-cell>
          <table:table-cell office:value-type="float" office:value="2812.5" calcext:value-type="float">
            <text:p>2812,5</text:p>
          </table:table-cell>
          <table:table-cell office:value-type="float" office:value="75" calcext:value-type="float">
            <text:p>75</text:p>
          </table:table-cell>
          <table:table-cell table:formula="of:=[.E1456]*24*60" office:value-type="float" office:value="108000" calcext:value-type="float">
            <text:p>108000</text:p>
          </table:table-cell>
          <table:table-cell table:formula="of:=[.C1456]/275" office:value-type="float" office:value="4.38727272727273" calcext:value-type="float">
            <text:p>4,38727272727273</text:p>
          </table:table-cell>
          <table:table-cell table:formula="of:=[.D1456]/275" office:value-type="float" office:value="10.2272727272727" calcext:value-type="float">
            <text:p>10,2272727272727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office:value-type="float" office:value="1158.5" calcext:value-type="float">
            <text:p>1158,5</text:p>
          </table:table-cell>
          <table:table-cell office:value-type="float" office:value="3052.5" calcext:value-type="float">
            <text:p>3052,5</text:p>
          </table:table-cell>
          <table:table-cell office:value-type="float" office:value="75" calcext:value-type="float">
            <text:p>75</text:p>
          </table:table-cell>
          <table:table-cell table:formula="of:=[.E1457]*24*60" office:value-type="float" office:value="108000" calcext:value-type="float">
            <text:p>108000</text:p>
          </table:table-cell>
          <table:table-cell table:formula="of:=[.C1457]/275" office:value-type="float" office:value="4.21272727272727" calcext:value-type="float">
            <text:p>4,21272727272727</text:p>
          </table:table-cell>
          <table:table-cell table:formula="of:=[.D1457]/275" office:value-type="float" office:value="11.1" calcext:value-type="float">
            <text:p>11,1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104.5" calcext:value-type="float">
            <text:p>1104,5</text:p>
          </table:table-cell>
          <table:table-cell office:value-type="float" office:value="3048.5" calcext:value-type="float">
            <text:p>3048,5</text:p>
          </table:table-cell>
          <table:table-cell office:value-type="float" office:value="75" calcext:value-type="float">
            <text:p>75</text:p>
          </table:table-cell>
          <table:table-cell table:formula="of:=[.E1458]*24*60" office:value-type="float" office:value="108000" calcext:value-type="float">
            <text:p>108000</text:p>
          </table:table-cell>
          <table:table-cell table:formula="of:=[.C1458]/275" office:value-type="float" office:value="4.01636363636364" calcext:value-type="float">
            <text:p>4,01636363636364</text:p>
          </table:table-cell>
          <table:table-cell table:formula="of:=[.D1458]/275" office:value-type="float" office:value="11.0854545454545" calcext:value-type="float">
            <text:p>11,0854545454545</text:p>
          </table:table-cell>
        </table:table-row>
        <table:table-row table:style-name="ro1">
          <table:table-cell/>
          <table:table-cell office:value-type="float" office:value="1458" calcext:value-type="float">
            <text:p>1458</text:p>
          </table:table-cell>
          <table:table-cell office:value-type="float" office:value="1042.5" calcext:value-type="float">
            <text:p>1042,5</text:p>
          </table:table-cell>
          <table:table-cell office:value-type="float" office:value="3118.5" calcext:value-type="float">
            <text:p>3118,5</text:p>
          </table:table-cell>
          <table:table-cell office:value-type="float" office:value="75" calcext:value-type="float">
            <text:p>75</text:p>
          </table:table-cell>
          <table:table-cell table:formula="of:=[.E1459]*24*60" office:value-type="float" office:value="108000" calcext:value-type="float">
            <text:p>108000</text:p>
          </table:table-cell>
          <table:table-cell table:formula="of:=[.C1459]/275" office:value-type="float" office:value="3.79090909090909" calcext:value-type="float">
            <text:p>3,79090909090909</text:p>
          </table:table-cell>
          <table:table-cell table:formula="of:=[.D1459]/275" office:value-type="float" office:value="11.34" calcext:value-type="float">
            <text:p>11,34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968.5" calcext:value-type="float">
            <text:p>968,5</text:p>
          </table:table-cell>
          <table:table-cell office:value-type="float" office:value="3178.5" calcext:value-type="float">
            <text:p>3178,5</text:p>
          </table:table-cell>
          <table:table-cell office:value-type="float" office:value="75" calcext:value-type="float">
            <text:p>75</text:p>
          </table:table-cell>
          <table:table-cell table:formula="of:=[.E1460]*24*60" office:value-type="float" office:value="108000" calcext:value-type="float">
            <text:p>108000</text:p>
          </table:table-cell>
          <table:table-cell table:formula="of:=[.C1460]/275" office:value-type="float" office:value="3.52181818181818" calcext:value-type="float">
            <text:p>3,52181818181818</text:p>
          </table:table-cell>
          <table:table-cell table:formula="of:=[.D1460]/275" office:value-type="float" office:value="11.5581818181818" calcext:value-type="float">
            <text:p>11,5581818181818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float" office:value="944.5" calcext:value-type="float">
            <text:p>944,5</text:p>
          </table:table-cell>
          <table:table-cell office:value-type="float" office:value="3114.5" calcext:value-type="float">
            <text:p>3114,5</text:p>
          </table:table-cell>
          <table:table-cell office:value-type="float" office:value="75" calcext:value-type="float">
            <text:p>75</text:p>
          </table:table-cell>
          <table:table-cell table:formula="of:=[.E1461]*24*60" office:value-type="float" office:value="108000" calcext:value-type="float">
            <text:p>108000</text:p>
          </table:table-cell>
          <table:table-cell table:formula="of:=[.C1461]/275" office:value-type="float" office:value="3.43454545454545" calcext:value-type="float">
            <text:p>3,43454545454545</text:p>
          </table:table-cell>
          <table:table-cell table:formula="of:=[.D1461]/275" office:value-type="float" office:value="11.3254545454545" calcext:value-type="float">
            <text:p>11,3254545454545</text:p>
          </table:table-cell>
        </table:table-row>
        <table:table-row table:style-name="ro1">
          <table:table-cell/>
          <table:table-cell office:value-type="float" office:value="1461" calcext:value-type="float">
            <text:p>1461</text:p>
          </table:table-cell>
          <table:table-cell office:value-type="float" office:value="902.5" calcext:value-type="float">
            <text:p>902,5</text:p>
          </table:table-cell>
          <table:table-cell office:value-type="float" office:value="3158.5" calcext:value-type="float">
            <text:p>3158,5</text:p>
          </table:table-cell>
          <table:table-cell office:value-type="float" office:value="75" calcext:value-type="float">
            <text:p>75</text:p>
          </table:table-cell>
          <table:table-cell table:formula="of:=[.E1462]*24*60" office:value-type="float" office:value="108000" calcext:value-type="float">
            <text:p>108000</text:p>
          </table:table-cell>
          <table:table-cell table:formula="of:=[.C1462]/275" office:value-type="float" office:value="3.28181818181818" calcext:value-type="float">
            <text:p>3,28181818181818</text:p>
          </table:table-cell>
          <table:table-cell table:formula="of:=[.D1462]/275" office:value-type="float" office:value="11.4854545454545" calcext:value-type="float">
            <text:p>11,4854545454545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886.5" calcext:value-type="float">
            <text:p>886,5</text:p>
          </table:table-cell>
          <table:table-cell office:value-type="float" office:value="3240.5" calcext:value-type="float">
            <text:p>3240,5</text:p>
          </table:table-cell>
          <table:table-cell office:value-type="float" office:value="75" calcext:value-type="float">
            <text:p>75</text:p>
          </table:table-cell>
          <table:table-cell table:formula="of:=[.E1463]*24*60" office:value-type="float" office:value="108000" calcext:value-type="float">
            <text:p>108000</text:p>
          </table:table-cell>
          <table:table-cell table:formula="of:=[.C1463]/275" office:value-type="float" office:value="3.22363636363636" calcext:value-type="float">
            <text:p>3,22363636363636</text:p>
          </table:table-cell>
          <table:table-cell table:formula="of:=[.D1463]/275" office:value-type="float" office:value="11.7836363636364" calcext:value-type="float">
            <text:p>11,7836363636364</text:p>
          </table:table-cell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842.5" calcext:value-type="float">
            <text:p>842,5</text:p>
          </table:table-cell>
          <table:table-cell office:value-type="float" office:value="3178.5" calcext:value-type="float">
            <text:p>3178,5</text:p>
          </table:table-cell>
          <table:table-cell office:value-type="float" office:value="75" calcext:value-type="float">
            <text:p>75</text:p>
          </table:table-cell>
          <table:table-cell table:formula="of:=[.E1464]*24*60" office:value-type="float" office:value="108000" calcext:value-type="float">
            <text:p>108000</text:p>
          </table:table-cell>
          <table:table-cell table:formula="of:=[.C1464]/275" office:value-type="float" office:value="3.06363636363636" calcext:value-type="float">
            <text:p>3,06363636363636</text:p>
          </table:table-cell>
          <table:table-cell table:formula="of:=[.D1464]/275" office:value-type="float" office:value="11.5581818181818" calcext:value-type="float">
            <text:p>11,5581818181818</text:p>
          </table:table-cell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800.5" calcext:value-type="float">
            <text:p>800,5</text:p>
          </table:table-cell>
          <table:table-cell office:value-type="float" office:value="3186.5" calcext:value-type="float">
            <text:p>3186,5</text:p>
          </table:table-cell>
          <table:table-cell office:value-type="float" office:value="75" calcext:value-type="float">
            <text:p>75</text:p>
          </table:table-cell>
          <table:table-cell table:formula="of:=[.E1465]*24*60" office:value-type="float" office:value="108000" calcext:value-type="float">
            <text:p>108000</text:p>
          </table:table-cell>
          <table:table-cell table:formula="of:=[.C1465]/275" office:value-type="float" office:value="2.91090909090909" calcext:value-type="float">
            <text:p>2,91090909090909</text:p>
          </table:table-cell>
          <table:table-cell table:formula="of:=[.D1465]/275" office:value-type="float" office:value="11.5872727272727" calcext:value-type="float">
            <text:p>11,5872727272727</text:p>
          </table:table-cell>
        </table:table-row>
        <table:table-row table:style-name="ro1">
          <table:table-cell/>
          <table:table-cell office:value-type="float" office:value="1465" calcext:value-type="float">
            <text:p>1465</text:p>
          </table:table-cell>
          <table:table-cell office:value-type="float" office:value="792.5" calcext:value-type="float">
            <text:p>792,5</text:p>
          </table:table-cell>
          <table:table-cell office:value-type="float" office:value="3278.5" calcext:value-type="float">
            <text:p>3278,5</text:p>
          </table:table-cell>
          <table:table-cell office:value-type="float" office:value="75" calcext:value-type="float">
            <text:p>75</text:p>
          </table:table-cell>
          <table:table-cell table:formula="of:=[.E1466]*24*60" office:value-type="float" office:value="108000" calcext:value-type="float">
            <text:p>108000</text:p>
          </table:table-cell>
          <table:table-cell table:formula="of:=[.C1466]/275" office:value-type="float" office:value="2.88181818181818" calcext:value-type="float">
            <text:p>2,88181818181818</text:p>
          </table:table-cell>
          <table:table-cell table:formula="of:=[.D1466]/275" office:value-type="float" office:value="11.9218181818182" calcext:value-type="float">
            <text:p>11,9218181818182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782.5" calcext:value-type="float">
            <text:p>782,5</text:p>
          </table:table-cell>
          <table:table-cell office:value-type="float" office:value="3326.5" calcext:value-type="float">
            <text:p>3326,5</text:p>
          </table:table-cell>
          <table:table-cell office:value-type="float" office:value="75" calcext:value-type="float">
            <text:p>75</text:p>
          </table:table-cell>
          <table:table-cell table:formula="of:=[.E1467]*24*60" office:value-type="float" office:value="108000" calcext:value-type="float">
            <text:p>108000</text:p>
          </table:table-cell>
          <table:table-cell table:formula="of:=[.C1467]/275" office:value-type="float" office:value="2.84545454545455" calcext:value-type="float">
            <text:p>2,84545454545455</text:p>
          </table:table-cell>
          <table:table-cell table:formula="of:=[.D1467]/275" office:value-type="float" office:value="12.0963636363636" calcext:value-type="float">
            <text:p>12,0963636363636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712.5" calcext:value-type="float">
            <text:p>712,5</text:p>
          </table:table-cell>
          <table:table-cell office:value-type="float" office:value="3340.5" calcext:value-type="float">
            <text:p>3340,5</text:p>
          </table:table-cell>
          <table:table-cell office:value-type="float" office:value="75" calcext:value-type="float">
            <text:p>75</text:p>
          </table:table-cell>
          <table:table-cell table:formula="of:=[.E1468]*24*60" office:value-type="float" office:value="108000" calcext:value-type="float">
            <text:p>108000</text:p>
          </table:table-cell>
          <table:table-cell table:formula="of:=[.C1468]/275" office:value-type="float" office:value="2.59090909090909" calcext:value-type="float">
            <text:p>2,59090909090909</text:p>
          </table:table-cell>
          <table:table-cell table:formula="of:=[.D1468]/275" office:value-type="float" office:value="12.1472727272727" calcext:value-type="float">
            <text:p>12,1472727272727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650.5" calcext:value-type="float">
            <text:p>650,5</text:p>
          </table:table-cell>
          <table:table-cell office:value-type="float" office:value="3404.5" calcext:value-type="float">
            <text:p>3404,5</text:p>
          </table:table-cell>
          <table:table-cell office:value-type="float" office:value="75" calcext:value-type="float">
            <text:p>75</text:p>
          </table:table-cell>
          <table:table-cell table:formula="of:=[.E1469]*24*60" office:value-type="float" office:value="108000" calcext:value-type="float">
            <text:p>108000</text:p>
          </table:table-cell>
          <table:table-cell table:formula="of:=[.C1469]/275" office:value-type="float" office:value="2.36545454545455" calcext:value-type="float">
            <text:p>2,36545454545455</text:p>
          </table:table-cell>
          <table:table-cell table:formula="of:=[.D1469]/275" office:value-type="float" office:value="12.38" calcext:value-type="float">
            <text:p>12,38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634.5" calcext:value-type="float">
            <text:p>634,5</text:p>
          </table:table-cell>
          <table:table-cell office:value-type="float" office:value="3474.5" calcext:value-type="float">
            <text:p>3474,5</text:p>
          </table:table-cell>
          <table:table-cell office:value-type="float" office:value="75" calcext:value-type="float">
            <text:p>75</text:p>
          </table:table-cell>
          <table:table-cell table:formula="of:=[.E1470]*24*60" office:value-type="float" office:value="108000" calcext:value-type="float">
            <text:p>108000</text:p>
          </table:table-cell>
          <table:table-cell table:formula="of:=[.C1470]/275" office:value-type="float" office:value="2.30727272727273" calcext:value-type="float">
            <text:p>2,30727272727273</text:p>
          </table:table-cell>
          <table:table-cell table:formula="of:=[.D1470]/275" office:value-type="float" office:value="12.6345454545455" calcext:value-type="float">
            <text:p>12,6345454545455</text:p>
          </table:table-cell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594.5" calcext:value-type="float">
            <text:p>594,5</text:p>
          </table:table-cell>
          <table:table-cell office:value-type="float" office:value="3560.5" calcext:value-type="float">
            <text:p>3560,5</text:p>
          </table:table-cell>
          <table:table-cell office:value-type="float" office:value="75" calcext:value-type="float">
            <text:p>75</text:p>
          </table:table-cell>
          <table:table-cell table:formula="of:=[.E1471]*24*60" office:value-type="float" office:value="108000" calcext:value-type="float">
            <text:p>108000</text:p>
          </table:table-cell>
          <table:table-cell table:formula="of:=[.C1471]/275" office:value-type="float" office:value="2.16181818181818" calcext:value-type="float">
            <text:p>2,16181818181818</text:p>
          </table:table-cell>
          <table:table-cell table:formula="of:=[.D1471]/275" office:value-type="float" office:value="12.9472727272727" calcext:value-type="float">
            <text:p>12,9472727272727</text:p>
          </table:table-cell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598.5" calcext:value-type="float">
            <text:p>598,5</text:p>
          </table:table-cell>
          <table:table-cell office:value-type="float" office:value="3642.5" calcext:value-type="float">
            <text:p>3642,5</text:p>
          </table:table-cell>
          <table:table-cell office:value-type="float" office:value="75" calcext:value-type="float">
            <text:p>75</text:p>
          </table:table-cell>
          <table:table-cell table:formula="of:=[.E1472]*24*60" office:value-type="float" office:value="108000" calcext:value-type="float">
            <text:p>108000</text:p>
          </table:table-cell>
          <table:table-cell table:formula="of:=[.C1472]/275" office:value-type="float" office:value="2.17636363636364" calcext:value-type="float">
            <text:p>2,17636363636364</text:p>
          </table:table-cell>
          <table:table-cell table:formula="of:=[.D1472]/275" office:value-type="float" office:value="13.2454545454545" calcext:value-type="float">
            <text:p>13,2454545454545</text:p>
          </table:table-cell>
        </table:table-row>
        <table:table-row table:style-name="ro1">
          <table:table-cell/>
          <table:table-cell office:value-type="float" office:value="1472" calcext:value-type="float">
            <text:p>1472</text:p>
          </table:table-cell>
          <table:table-cell office:value-type="float" office:value="586.5" calcext:value-type="float">
            <text:p>586,5</text:p>
          </table:table-cell>
          <table:table-cell office:value-type="float" office:value="3698.5" calcext:value-type="float">
            <text:p>3698,5</text:p>
          </table:table-cell>
          <table:table-cell office:value-type="float" office:value="75" calcext:value-type="float">
            <text:p>75</text:p>
          </table:table-cell>
          <table:table-cell table:formula="of:=[.E1473]*24*60" office:value-type="float" office:value="108000" calcext:value-type="float">
            <text:p>108000</text:p>
          </table:table-cell>
          <table:table-cell table:formula="of:=[.C1473]/275" office:value-type="float" office:value="2.13272727272727" calcext:value-type="float">
            <text:p>2,13272727272727</text:p>
          </table:table-cell>
          <table:table-cell table:formula="of:=[.D1473]/275" office:value-type="float" office:value="13.4490909090909" calcext:value-type="float">
            <text:p>13,4490909090909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646.5" calcext:value-type="float">
            <text:p>646,5</text:p>
          </table:table-cell>
          <table:table-cell office:value-type="float" office:value="3756.5" calcext:value-type="float">
            <text:p>3756,5</text:p>
          </table:table-cell>
          <table:table-cell office:value-type="float" office:value="75" calcext:value-type="float">
            <text:p>75</text:p>
          </table:table-cell>
          <table:table-cell table:formula="of:=[.E1474]*24*60" office:value-type="float" office:value="108000" calcext:value-type="float">
            <text:p>108000</text:p>
          </table:table-cell>
          <table:table-cell table:formula="of:=[.C1474]/275" office:value-type="float" office:value="2.35090909090909" calcext:value-type="float">
            <text:p>2,35090909090909</text:p>
          </table:table-cell>
          <table:table-cell table:formula="of:=[.D1474]/275" office:value-type="float" office:value="13.66" calcext:value-type="float">
            <text:p>13,66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float" office:value="716.5" calcext:value-type="float">
            <text:p>716,5</text:p>
          </table:table-cell>
          <table:table-cell office:value-type="float" office:value="3792.5" calcext:value-type="float">
            <text:p>3792,5</text:p>
          </table:table-cell>
          <table:table-cell office:value-type="float" office:value="75" calcext:value-type="float">
            <text:p>75</text:p>
          </table:table-cell>
          <table:table-cell table:formula="of:=[.E1475]*24*60" office:value-type="float" office:value="108000" calcext:value-type="float">
            <text:p>108000</text:p>
          </table:table-cell>
          <table:table-cell table:formula="of:=[.C1475]/275" office:value-type="float" office:value="2.60545454545455" calcext:value-type="float">
            <text:p>2,60545454545455</text:p>
          </table:table-cell>
          <table:table-cell table:formula="of:=[.D1475]/275" office:value-type="float" office:value="13.7909090909091" calcext:value-type="float">
            <text:p>13,7909090909091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700.5" calcext:value-type="float">
            <text:p>700,5</text:p>
          </table:table-cell>
          <table:table-cell office:value-type="float" office:value="3840.5" calcext:value-type="float">
            <text:p>3840,5</text:p>
          </table:table-cell>
          <table:table-cell office:value-type="float" office:value="75" calcext:value-type="float">
            <text:p>75</text:p>
          </table:table-cell>
          <table:table-cell table:formula="of:=[.E1476]*24*60" office:value-type="float" office:value="108000" calcext:value-type="float">
            <text:p>108000</text:p>
          </table:table-cell>
          <table:table-cell table:formula="of:=[.C1476]/275" office:value-type="float" office:value="2.54727272727273" calcext:value-type="float">
            <text:p>2,54727272727273</text:p>
          </table:table-cell>
          <table:table-cell table:formula="of:=[.D1476]/275" office:value-type="float" office:value="13.9654545454545" calcext:value-type="float">
            <text:p>13,9654545454545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float" office:value="1316.5" calcext:value-type="float">
            <text:p>1316,5</text:p>
          </table:table-cell>
          <table:table-cell office:value-type="float" office:value="3832.5" calcext:value-type="float">
            <text:p>3832,5</text:p>
          </table:table-cell>
          <table:table-cell office:value-type="float" office:value="75" calcext:value-type="float">
            <text:p>75</text:p>
          </table:table-cell>
          <table:table-cell table:formula="of:=[.E1477]*24*60" office:value-type="float" office:value="108000" calcext:value-type="float">
            <text:p>108000</text:p>
          </table:table-cell>
          <table:table-cell table:formula="of:=[.C1477]/275" office:value-type="float" office:value="4.78727272727273" calcext:value-type="float">
            <text:p>4,78727272727273</text:p>
          </table:table-cell>
          <table:table-cell table:formula="of:=[.D1477]/275" office:value-type="float" office:value="13.9363636363636" calcext:value-type="float">
            <text:p>13,9363636363636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300.5" calcext:value-type="float">
            <text:p>1300,5</text:p>
          </table:table-cell>
          <table:table-cell office:value-type="float" office:value="3776.5" calcext:value-type="float">
            <text:p>3776,5</text:p>
          </table:table-cell>
          <table:table-cell office:value-type="float" office:value="75" calcext:value-type="float">
            <text:p>75</text:p>
          </table:table-cell>
          <table:table-cell table:formula="of:=[.E1478]*24*60" office:value-type="float" office:value="108000" calcext:value-type="float">
            <text:p>108000</text:p>
          </table:table-cell>
          <table:table-cell table:formula="of:=[.C1478]/275" office:value-type="float" office:value="4.72909090909091" calcext:value-type="float">
            <text:p>4,72909090909091</text:p>
          </table:table-cell>
          <table:table-cell table:formula="of:=[.D1478]/275" office:value-type="float" office:value="13.7327272727273" calcext:value-type="float">
            <text:p>13,7327272727273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280.5" calcext:value-type="float">
            <text:p>1280,5</text:p>
          </table:table-cell>
          <table:table-cell office:value-type="float" office:value="3738.5" calcext:value-type="float">
            <text:p>3738,5</text:p>
          </table:table-cell>
          <table:table-cell office:value-type="float" office:value="75" calcext:value-type="float">
            <text:p>75</text:p>
          </table:table-cell>
          <table:table-cell table:formula="of:=[.E1479]*24*60" office:value-type="float" office:value="108000" calcext:value-type="float">
            <text:p>108000</text:p>
          </table:table-cell>
          <table:table-cell table:formula="of:=[.C1479]/275" office:value-type="float" office:value="4.65636363636364" calcext:value-type="float">
            <text:p>4,65636363636364</text:p>
          </table:table-cell>
          <table:table-cell table:formula="of:=[.D1479]/275" office:value-type="float" office:value="13.5945454545455" calcext:value-type="float">
            <text:p>13,5945454545455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float" office:value="1314.5" calcext:value-type="float">
            <text:p>1314,5</text:p>
          </table:table-cell>
          <table:table-cell office:value-type="float" office:value="3714.5" calcext:value-type="float">
            <text:p>3714,5</text:p>
          </table:table-cell>
          <table:table-cell office:value-type="float" office:value="75" calcext:value-type="float">
            <text:p>75</text:p>
          </table:table-cell>
          <table:table-cell table:formula="of:=[.E1480]*24*60" office:value-type="float" office:value="108000" calcext:value-type="float">
            <text:p>108000</text:p>
          </table:table-cell>
          <table:table-cell table:formula="of:=[.C1480]/275" office:value-type="float" office:value="4.78" calcext:value-type="float">
            <text:p>4,78</text:p>
          </table:table-cell>
          <table:table-cell table:formula="of:=[.D1480]/275" office:value-type="float" office:value="13.5072727272727" calcext:value-type="float">
            <text:p>13,5072727272727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282.5" calcext:value-type="float">
            <text:p>1282,5</text:p>
          </table:table-cell>
          <table:table-cell office:value-type="float" office:value="3658.5" calcext:value-type="float">
            <text:p>3658,5</text:p>
          </table:table-cell>
          <table:table-cell office:value-type="float" office:value="75" calcext:value-type="float">
            <text:p>75</text:p>
          </table:table-cell>
          <table:table-cell table:formula="of:=[.E1481]*24*60" office:value-type="float" office:value="108000" calcext:value-type="float">
            <text:p>108000</text:p>
          </table:table-cell>
          <table:table-cell table:formula="of:=[.C1481]/275" office:value-type="float" office:value="4.66363636363636" calcext:value-type="float">
            <text:p>4,66363636363636</text:p>
          </table:table-cell>
          <table:table-cell table:formula="of:=[.D1481]/275" office:value-type="float" office:value="13.3036363636364" calcext:value-type="float">
            <text:p>13,3036363636364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326.5" calcext:value-type="float">
            <text:p>1326,5</text:p>
          </table:table-cell>
          <table:table-cell office:value-type="float" office:value="3640.5" calcext:value-type="float">
            <text:p>3640,5</text:p>
          </table:table-cell>
          <table:table-cell office:value-type="float" office:value="75" calcext:value-type="float">
            <text:p>75</text:p>
          </table:table-cell>
          <table:table-cell table:formula="of:=[.E1482]*24*60" office:value-type="float" office:value="108000" calcext:value-type="float">
            <text:p>108000</text:p>
          </table:table-cell>
          <table:table-cell table:formula="of:=[.C1482]/275" office:value-type="float" office:value="4.82363636363636" calcext:value-type="float">
            <text:p>4,82363636363636</text:p>
          </table:table-cell>
          <table:table-cell table:formula="of:=[.D1482]/275" office:value-type="float" office:value="13.2381818181818" calcext:value-type="float">
            <text:p>13,2381818181818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284.5" calcext:value-type="float">
            <text:p>1284,5</text:p>
          </table:table-cell>
          <table:table-cell office:value-type="float" office:value="3580.5" calcext:value-type="float">
            <text:p>3580,5</text:p>
          </table:table-cell>
          <table:table-cell office:value-type="float" office:value="75" calcext:value-type="float">
            <text:p>75</text:p>
          </table:table-cell>
          <table:table-cell table:formula="of:=[.E1483]*24*60" office:value-type="float" office:value="108000" calcext:value-type="float">
            <text:p>108000</text:p>
          </table:table-cell>
          <table:table-cell table:formula="of:=[.C1483]/275" office:value-type="float" office:value="4.67090909090909" calcext:value-type="float">
            <text:p>4,67090909090909</text:p>
          </table:table-cell>
          <table:table-cell table:formula="of:=[.D1483]/275" office:value-type="float" office:value="13.02" calcext:value-type="float">
            <text:p>13,02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326.5" calcext:value-type="float">
            <text:p>1326,5</text:p>
          </table:table-cell>
          <table:table-cell office:value-type="float" office:value="3550.5" calcext:value-type="float">
            <text:p>3550,5</text:p>
          </table:table-cell>
          <table:table-cell office:value-type="float" office:value="75" calcext:value-type="float">
            <text:p>75</text:p>
          </table:table-cell>
          <table:table-cell table:formula="of:=[.E1484]*24*60" office:value-type="float" office:value="108000" calcext:value-type="float">
            <text:p>108000</text:p>
          </table:table-cell>
          <table:table-cell table:formula="of:=[.C1484]/275" office:value-type="float" office:value="4.82363636363636" calcext:value-type="float">
            <text:p>4,82363636363636</text:p>
          </table:table-cell>
          <table:table-cell table:formula="of:=[.D1484]/275" office:value-type="float" office:value="12.9109090909091" calcext:value-type="float">
            <text:p>12,9109090909091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332.5" calcext:value-type="float">
            <text:p>1332,5</text:p>
          </table:table-cell>
          <table:table-cell office:value-type="float" office:value="3488.5" calcext:value-type="float">
            <text:p>3488,5</text:p>
          </table:table-cell>
          <table:table-cell office:value-type="float" office:value="75" calcext:value-type="float">
            <text:p>75</text:p>
          </table:table-cell>
          <table:table-cell table:formula="of:=[.E1485]*24*60" office:value-type="float" office:value="108000" calcext:value-type="float">
            <text:p>108000</text:p>
          </table:table-cell>
          <table:table-cell table:formula="of:=[.C1485]/275" office:value-type="float" office:value="4.84545454545455" calcext:value-type="float">
            <text:p>4,84545454545455</text:p>
          </table:table-cell>
          <table:table-cell table:formula="of:=[.D1485]/275" office:value-type="float" office:value="12.6854545454545" calcext:value-type="float">
            <text:p>12,6854545454545</text:p>
          </table:table-cell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1350.5" calcext:value-type="float">
            <text:p>1350,5</text:p>
          </table:table-cell>
          <table:table-cell office:value-type="float" office:value="3404.5" calcext:value-type="float">
            <text:p>3404,5</text:p>
          </table:table-cell>
          <table:table-cell office:value-type="float" office:value="75" calcext:value-type="float">
            <text:p>75</text:p>
          </table:table-cell>
          <table:table-cell table:formula="of:=[.E1486]*24*60" office:value-type="float" office:value="108000" calcext:value-type="float">
            <text:p>108000</text:p>
          </table:table-cell>
          <table:table-cell table:formula="of:=[.C1486]/275" office:value-type="float" office:value="4.91090909090909" calcext:value-type="float">
            <text:p>4,91090909090909</text:p>
          </table:table-cell>
          <table:table-cell table:formula="of:=[.D1486]/275" office:value-type="float" office:value="12.38" calcext:value-type="float">
            <text:p>12,38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352.5" calcext:value-type="float">
            <text:p>1352,5</text:p>
          </table:table-cell>
          <table:table-cell office:value-type="float" office:value="3318.5" calcext:value-type="float">
            <text:p>3318,5</text:p>
          </table:table-cell>
          <table:table-cell office:value-type="float" office:value="75" calcext:value-type="float">
            <text:p>75</text:p>
          </table:table-cell>
          <table:table-cell table:formula="of:=[.E1487]*24*60" office:value-type="float" office:value="108000" calcext:value-type="float">
            <text:p>108000</text:p>
          </table:table-cell>
          <table:table-cell table:formula="of:=[.C1487]/275" office:value-type="float" office:value="4.91818181818182" calcext:value-type="float">
            <text:p>4,91818181818182</text:p>
          </table:table-cell>
          <table:table-cell table:formula="of:=[.D1487]/275" office:value-type="float" office:value="12.0672727272727" calcext:value-type="float">
            <text:p>12,0672727272727</text:p>
          </table:table-cell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344.5" calcext:value-type="float">
            <text:p>1344,5</text:p>
          </table:table-cell>
          <table:table-cell office:value-type="float" office:value="3244.5" calcext:value-type="float">
            <text:p>3244,5</text:p>
          </table:table-cell>
          <table:table-cell office:value-type="float" office:value="75" calcext:value-type="float">
            <text:p>75</text:p>
          </table:table-cell>
          <table:table-cell table:formula="of:=[.E1488]*24*60" office:value-type="float" office:value="108000" calcext:value-type="float">
            <text:p>108000</text:p>
          </table:table-cell>
          <table:table-cell table:formula="of:=[.C1488]/275" office:value-type="float" office:value="4.88909090909091" calcext:value-type="float">
            <text:p>4,88909090909091</text:p>
          </table:table-cell>
          <table:table-cell table:formula="of:=[.D1488]/275" office:value-type="float" office:value="11.7981818181818" calcext:value-type="float">
            <text:p>11,7981818181818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318.5" calcext:value-type="float">
            <text:p>1318,5</text:p>
          </table:table-cell>
          <table:table-cell office:value-type="float" office:value="3168.5" calcext:value-type="float">
            <text:p>3168,5</text:p>
          </table:table-cell>
          <table:table-cell office:value-type="float" office:value="75" calcext:value-type="float">
            <text:p>75</text:p>
          </table:table-cell>
          <table:table-cell table:formula="of:=[.E1489]*24*60" office:value-type="float" office:value="108000" calcext:value-type="float">
            <text:p>108000</text:p>
          </table:table-cell>
          <table:table-cell table:formula="of:=[.C1489]/275" office:value-type="float" office:value="4.79454545454546" calcext:value-type="float">
            <text:p>4,79454545454546</text:p>
          </table:table-cell>
          <table:table-cell table:formula="of:=[.D1489]/275" office:value-type="float" office:value="11.5218181818182" calcext:value-type="float">
            <text:p>11,5218181818182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276.5" calcext:value-type="float">
            <text:p>1276,5</text:p>
          </table:table-cell>
          <table:table-cell office:value-type="float" office:value="3092.5" calcext:value-type="float">
            <text:p>3092,5</text:p>
          </table:table-cell>
          <table:table-cell office:value-type="float" office:value="75" calcext:value-type="float">
            <text:p>75</text:p>
          </table:table-cell>
          <table:table-cell table:formula="of:=[.E1490]*24*60" office:value-type="float" office:value="108000" calcext:value-type="float">
            <text:p>108000</text:p>
          </table:table-cell>
          <table:table-cell table:formula="of:=[.C1490]/275" office:value-type="float" office:value="4.64181818181818" calcext:value-type="float">
            <text:p>4,64181818181818</text:p>
          </table:table-cell>
          <table:table-cell table:formula="of:=[.D1490]/275" office:value-type="float" office:value="11.2454545454545" calcext:value-type="float">
            <text:p>11,2454545454545</text:p>
          </table:table-cell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office:value-type="float" office:value="1254.5" calcext:value-type="float">
            <text:p>1254,5</text:p>
          </table:table-cell>
          <table:table-cell office:value-type="float" office:value="3034.5" calcext:value-type="float">
            <text:p>3034,5</text:p>
          </table:table-cell>
          <table:table-cell office:value-type="float" office:value="75" calcext:value-type="float">
            <text:p>75</text:p>
          </table:table-cell>
          <table:table-cell table:formula="of:=[.E1491]*24*60" office:value-type="float" office:value="108000" calcext:value-type="float">
            <text:p>108000</text:p>
          </table:table-cell>
          <table:table-cell table:formula="of:=[.C1491]/275" office:value-type="float" office:value="4.56181818181818" calcext:value-type="float">
            <text:p>4,56181818181818</text:p>
          </table:table-cell>
          <table:table-cell table:formula="of:=[.D1491]/275" office:value-type="float" office:value="11.0345454545455" calcext:value-type="float">
            <text:p>11,0345454545455</text:p>
          </table:table-cell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254.5" calcext:value-type="float">
            <text:p>1254,5</text:p>
          </table:table-cell>
          <table:table-cell office:value-type="float" office:value="2952.5" calcext:value-type="float">
            <text:p>2952,5</text:p>
          </table:table-cell>
          <table:table-cell office:value-type="float" office:value="75" calcext:value-type="float">
            <text:p>75</text:p>
          </table:table-cell>
          <table:table-cell table:formula="of:=[.E1492]*24*60" office:value-type="float" office:value="108000" calcext:value-type="float">
            <text:p>108000</text:p>
          </table:table-cell>
          <table:table-cell table:formula="of:=[.C1492]/275" office:value-type="float" office:value="4.56181818181818" calcext:value-type="float">
            <text:p>4,56181818181818</text:p>
          </table:table-cell>
          <table:table-cell table:formula="of:=[.D1492]/275" office:value-type="float" office:value="10.7363636363636" calcext:value-type="float">
            <text:p>10,7363636363636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244.5" calcext:value-type="float">
            <text:p>1244,5</text:p>
          </table:table-cell>
          <table:table-cell office:value-type="float" office:value="2884.5" calcext:value-type="float">
            <text:p>2884,5</text:p>
          </table:table-cell>
          <table:table-cell office:value-type="float" office:value="75" calcext:value-type="float">
            <text:p>75</text:p>
          </table:table-cell>
          <table:table-cell table:formula="of:=[.E1493]*24*60" office:value-type="float" office:value="108000" calcext:value-type="float">
            <text:p>108000</text:p>
          </table:table-cell>
          <table:table-cell table:formula="of:=[.C1493]/275" office:value-type="float" office:value="4.52545454545455" calcext:value-type="float">
            <text:p>4,52545454545455</text:p>
          </table:table-cell>
          <table:table-cell table:formula="of:=[.D1493]/275" office:value-type="float" office:value="10.4890909090909" calcext:value-type="float">
            <text:p>10,4890909090909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222.5" calcext:value-type="float">
            <text:p>1222,5</text:p>
          </table:table-cell>
          <table:table-cell office:value-type="float" office:value="2790.5" calcext:value-type="float">
            <text:p>2790,5</text:p>
          </table:table-cell>
          <table:table-cell office:value-type="float" office:value="78" calcext:value-type="float">
            <text:p>78</text:p>
          </table:table-cell>
          <table:table-cell table:formula="of:=[.E1494]*24*60" office:value-type="float" office:value="112320" calcext:value-type="float">
            <text:p>112320</text:p>
          </table:table-cell>
          <table:table-cell table:formula="of:=[.C1494]/275" office:value-type="float" office:value="4.44545454545455" calcext:value-type="float">
            <text:p>4,44545454545455</text:p>
          </table:table-cell>
          <table:table-cell table:formula="of:=[.D1494]/275" office:value-type="float" office:value="10.1472727272727" calcext:value-type="float">
            <text:p>10,1472727272727</text:p>
          </table:table-cell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office:value-type="float" office:value="1238.5" calcext:value-type="float">
            <text:p>1238,5</text:p>
          </table:table-cell>
          <table:table-cell office:value-type="float" office:value="2834.5" calcext:value-type="float">
            <text:p>2834,5</text:p>
          </table:table-cell>
          <table:table-cell office:value-type="float" office:value="78" calcext:value-type="float">
            <text:p>78</text:p>
          </table:table-cell>
          <table:table-cell table:formula="of:=[.E1495]*24*60" office:value-type="float" office:value="112320" calcext:value-type="float">
            <text:p>112320</text:p>
          </table:table-cell>
          <table:table-cell table:formula="of:=[.C1495]/275" office:value-type="float" office:value="4.50363636363636" calcext:value-type="float">
            <text:p>4,50363636363636</text:p>
          </table:table-cell>
          <table:table-cell table:formula="of:=[.D1495]/275" office:value-type="float" office:value="10.3072727272727" calcext:value-type="float">
            <text:p>10,3072727272727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float" office:value="1246.5" calcext:value-type="float">
            <text:p>1246,5</text:p>
          </table:table-cell>
          <table:table-cell office:value-type="float" office:value="2922.5" calcext:value-type="float">
            <text:p>2922,5</text:p>
          </table:table-cell>
          <table:table-cell office:value-type="float" office:value="78" calcext:value-type="float">
            <text:p>78</text:p>
          </table:table-cell>
          <table:table-cell table:formula="of:=[.E1496]*24*60" office:value-type="float" office:value="112320" calcext:value-type="float">
            <text:p>112320</text:p>
          </table:table-cell>
          <table:table-cell table:formula="of:=[.C1496]/275" office:value-type="float" office:value="4.53272727272727" calcext:value-type="float">
            <text:p>4,53272727272727</text:p>
          </table:table-cell>
          <table:table-cell table:formula="of:=[.D1496]/275" office:value-type="float" office:value="10.6272727272727" calcext:value-type="float">
            <text:p>10,6272727272727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254.5" calcext:value-type="float">
            <text:p>1254,5</text:p>
          </table:table-cell>
          <table:table-cell office:value-type="float" office:value="2998.5" calcext:value-type="float">
            <text:p>2998,5</text:p>
          </table:table-cell>
          <table:table-cell office:value-type="float" office:value="78" calcext:value-type="float">
            <text:p>78</text:p>
          </table:table-cell>
          <table:table-cell table:formula="of:=[.E1497]*24*60" office:value-type="float" office:value="112320" calcext:value-type="float">
            <text:p>112320</text:p>
          </table:table-cell>
          <table:table-cell table:formula="of:=[.C1497]/275" office:value-type="float" office:value="4.56181818181818" calcext:value-type="float">
            <text:p>4,56181818181818</text:p>
          </table:table-cell>
          <table:table-cell table:formula="of:=[.D1497]/275" office:value-type="float" office:value="10.9036363636364" calcext:value-type="float">
            <text:p>10,9036363636364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262.5" calcext:value-type="float">
            <text:p>1262,5</text:p>
          </table:table-cell>
          <table:table-cell office:value-type="float" office:value="3064.5" calcext:value-type="float">
            <text:p>3064,5</text:p>
          </table:table-cell>
          <table:table-cell office:value-type="float" office:value="78" calcext:value-type="float">
            <text:p>78</text:p>
          </table:table-cell>
          <table:table-cell table:formula="of:=[.E1498]*24*60" office:value-type="float" office:value="112320" calcext:value-type="float">
            <text:p>112320</text:p>
          </table:table-cell>
          <table:table-cell table:formula="of:=[.C1498]/275" office:value-type="float" office:value="4.59090909090909" calcext:value-type="float">
            <text:p>4,59090909090909</text:p>
          </table:table-cell>
          <table:table-cell table:formula="of:=[.D1498]/275" office:value-type="float" office:value="11.1436363636364" calcext:value-type="float">
            <text:p>11,1436363636364</text:p>
          </table:table-cell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1316.5" calcext:value-type="float">
            <text:p>1316,5</text:p>
          </table:table-cell>
          <table:table-cell office:value-type="float" office:value="3148.5" calcext:value-type="float">
            <text:p>3148,5</text:p>
          </table:table-cell>
          <table:table-cell office:value-type="float" office:value="78" calcext:value-type="float">
            <text:p>78</text:p>
          </table:table-cell>
          <table:table-cell table:formula="of:=[.E1499]*24*60" office:value-type="float" office:value="112320" calcext:value-type="float">
            <text:p>112320</text:p>
          </table:table-cell>
          <table:table-cell table:formula="of:=[.C1499]/275" office:value-type="float" office:value="4.78727272727273" calcext:value-type="float">
            <text:p>4,78727272727273</text:p>
          </table:table-cell>
          <table:table-cell table:formula="of:=[.D1499]/275" office:value-type="float" office:value="11.4490909090909" calcext:value-type="float">
            <text:p>11,4490909090909</text:p>
          </table:table-cell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office:value-type="float" office:value="1328.5" calcext:value-type="float">
            <text:p>1328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78" calcext:value-type="float">
            <text:p>78</text:p>
          </table:table-cell>
          <table:table-cell table:formula="of:=[.E1500]*24*60" office:value-type="float" office:value="112320" calcext:value-type="float">
            <text:p>112320</text:p>
          </table:table-cell>
          <table:table-cell table:formula="of:=[.C1500]/275" office:value-type="float" office:value="4.83090909090909" calcext:value-type="float">
            <text:p>4,83090909090909</text:p>
          </table:table-cell>
          <table:table-cell table:formula="of:=[.D1500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364.5" calcext:value-type="float">
            <text:p>1364,5</text:p>
          </table:table-cell>
          <table:table-cell office:value-type="float" office:value="3312.5" calcext:value-type="float">
            <text:p>3312,5</text:p>
          </table:table-cell>
          <table:table-cell office:value-type="float" office:value="78" calcext:value-type="float">
            <text:p>78</text:p>
          </table:table-cell>
          <table:table-cell table:formula="of:=[.E1501]*24*60" office:value-type="float" office:value="112320" calcext:value-type="float">
            <text:p>112320</text:p>
          </table:table-cell>
          <table:table-cell table:formula="of:=[.C1501]/275" office:value-type="float" office:value="4.96181818181818" calcext:value-type="float">
            <text:p>4,96181818181818</text:p>
          </table:table-cell>
          <table:table-cell table:formula="of:=[.D1501]/275" office:value-type="float" office:value="12.0454545454545" calcext:value-type="float">
            <text:p>12,0454545454545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328.5" calcext:value-type="float">
            <text:p>1328,5</text:p>
          </table:table-cell>
          <table:table-cell office:value-type="float" office:value="3392.5" calcext:value-type="float">
            <text:p>3392,5</text:p>
          </table:table-cell>
          <table:table-cell office:value-type="float" office:value="78" calcext:value-type="float">
            <text:p>78</text:p>
          </table:table-cell>
          <table:table-cell table:formula="of:=[.E1502]*24*60" office:value-type="float" office:value="112320" calcext:value-type="float">
            <text:p>112320</text:p>
          </table:table-cell>
          <table:table-cell table:formula="of:=[.C1502]/275" office:value-type="float" office:value="4.83090909090909" calcext:value-type="float">
            <text:p>4,83090909090909</text:p>
          </table:table-cell>
          <table:table-cell table:formula="of:=[.D1502]/275" office:value-type="float" office:value="12.3363636363636" calcext:value-type="float">
            <text:p>12,3363636363636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float" office:value="1324.5" calcext:value-type="float">
            <text:p>1324,5</text:p>
          </table:table-cell>
          <table:table-cell office:value-type="float" office:value="3480.5" calcext:value-type="float">
            <text:p>3480,5</text:p>
          </table:table-cell>
          <table:table-cell office:value-type="float" office:value="78" calcext:value-type="float">
            <text:p>78</text:p>
          </table:table-cell>
          <table:table-cell table:formula="of:=[.E1503]*24*60" office:value-type="float" office:value="112320" calcext:value-type="float">
            <text:p>112320</text:p>
          </table:table-cell>
          <table:table-cell table:formula="of:=[.C1503]/275" office:value-type="float" office:value="4.81636363636364" calcext:value-type="float">
            <text:p>4,81636363636364</text:p>
          </table:table-cell>
          <table:table-cell table:formula="of:=[.D1503]/275" office:value-type="float" office:value="12.6563636363636" calcext:value-type="float">
            <text:p>12,6563636363636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290.5" calcext:value-type="float">
            <text:p>1290,5</text:p>
          </table:table-cell>
          <table:table-cell office:value-type="float" office:value="3554.5" calcext:value-type="float">
            <text:p>3554,5</text:p>
          </table:table-cell>
          <table:table-cell office:value-type="float" office:value="78" calcext:value-type="float">
            <text:p>78</text:p>
          </table:table-cell>
          <table:table-cell table:formula="of:=[.E1504]*24*60" office:value-type="float" office:value="112320" calcext:value-type="float">
            <text:p>112320</text:p>
          </table:table-cell>
          <table:table-cell table:formula="of:=[.C1504]/275" office:value-type="float" office:value="4.69272727272727" calcext:value-type="float">
            <text:p>4,69272727272727</text:p>
          </table:table-cell>
          <table:table-cell table:formula="of:=[.D1504]/275" office:value-type="float" office:value="12.9254545454545" calcext:value-type="float">
            <text:p>12,9254545454545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office:value-type="float" office:value="1306.5" calcext:value-type="float">
            <text:p>1306,5</text:p>
          </table:table-cell>
          <table:table-cell office:value-type="float" office:value="3618.5" calcext:value-type="float">
            <text:p>3618,5</text:p>
          </table:table-cell>
          <table:table-cell office:value-type="float" office:value="78" calcext:value-type="float">
            <text:p>78</text:p>
          </table:table-cell>
          <table:table-cell table:formula="of:=[.E1505]*24*60" office:value-type="float" office:value="112320" calcext:value-type="float">
            <text:p>112320</text:p>
          </table:table-cell>
          <table:table-cell table:formula="of:=[.C1505]/275" office:value-type="float" office:value="4.75090909090909" calcext:value-type="float">
            <text:p>4,75090909090909</text:p>
          </table:table-cell>
          <table:table-cell table:formula="of:=[.D1505]/275" office:value-type="float" office:value="13.1581818181818" calcext:value-type="float">
            <text:p>13,1581818181818</text:p>
          </table:table-cell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304.5" calcext:value-type="float">
            <text:p>1304,5</text:p>
          </table:table-cell>
          <table:table-cell office:value-type="float" office:value="3684.5" calcext:value-type="float">
            <text:p>3684,5</text:p>
          </table:table-cell>
          <table:table-cell office:value-type="float" office:value="78" calcext:value-type="float">
            <text:p>78</text:p>
          </table:table-cell>
          <table:table-cell table:formula="of:=[.E1506]*24*60" office:value-type="float" office:value="112320" calcext:value-type="float">
            <text:p>112320</text:p>
          </table:table-cell>
          <table:table-cell table:formula="of:=[.C1506]/275" office:value-type="float" office:value="4.74363636363636" calcext:value-type="float">
            <text:p>4,74363636363636</text:p>
          </table:table-cell>
          <table:table-cell table:formula="of:=[.D1506]/275" office:value-type="float" office:value="13.3981818181818" calcext:value-type="float">
            <text:p>13,3981818181818</text:p>
          </table:table-cell>
        </table:table-row>
        <table:table-row table:style-name="ro1">
          <table:table-cell/>
          <table:table-cell office:value-type="float" office:value="1506" calcext:value-type="float">
            <text:p>1506</text:p>
          </table:table-cell>
          <table:table-cell office:value-type="float" office:value="1296.5" calcext:value-type="float">
            <text:p>1296,5</text:p>
          </table:table-cell>
          <table:table-cell office:value-type="float" office:value="3754.5" calcext:value-type="float">
            <text:p>3754,5</text:p>
          </table:table-cell>
          <table:table-cell office:value-type="float" office:value="78" calcext:value-type="float">
            <text:p>78</text:p>
          </table:table-cell>
          <table:table-cell table:formula="of:=[.E1507]*24*60" office:value-type="float" office:value="112320" calcext:value-type="float">
            <text:p>112320</text:p>
          </table:table-cell>
          <table:table-cell table:formula="of:=[.C1507]/275" office:value-type="float" office:value="4.71454545454546" calcext:value-type="float">
            <text:p>4,71454545454546</text:p>
          </table:table-cell>
          <table:table-cell table:formula="of:=[.D1507]/275" office:value-type="float" office:value="13.6527272727273" calcext:value-type="float">
            <text:p>13,6527272727273</text:p>
          </table:table-cell>
        </table:table-row>
        <table:table-row table:style-name="ro1">
          <table:table-cell/>
          <table:table-cell office:value-type="float" office:value="1507" calcext:value-type="float">
            <text:p>1507</text:p>
          </table:table-cell>
          <table:table-cell office:value-type="float" office:value="1322.5" calcext:value-type="float">
            <text:p>1322,5</text:p>
          </table:table-cell>
          <table:table-cell office:value-type="float" office:value="3836.5" calcext:value-type="float">
            <text:p>3836,5</text:p>
          </table:table-cell>
          <table:table-cell office:value-type="float" office:value="78" calcext:value-type="float">
            <text:p>78</text:p>
          </table:table-cell>
          <table:table-cell table:formula="of:=[.E1508]*24*60" office:value-type="float" office:value="112320" calcext:value-type="float">
            <text:p>112320</text:p>
          </table:table-cell>
          <table:table-cell table:formula="of:=[.C1508]/275" office:value-type="float" office:value="4.80909090909091" calcext:value-type="float">
            <text:p>4,80909090909091</text:p>
          </table:table-cell>
          <table:table-cell table:formula="of:=[.D1508]/275" office:value-type="float" office:value="13.9509090909091" calcext:value-type="float">
            <text:p>13,9509090909091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198.5" calcext:value-type="float">
            <text:p>1198,5</text:p>
          </table:table-cell>
          <table:table-cell office:value-type="float" office:value="2810.5" calcext:value-type="float">
            <text:p>2810,5</text:p>
          </table:table-cell>
          <table:table-cell office:value-type="float" office:value="78" calcext:value-type="float">
            <text:p>78</text:p>
          </table:table-cell>
          <table:table-cell table:formula="of:=[.E1509]*24*60" office:value-type="float" office:value="112320" calcext:value-type="float">
            <text:p>112320</text:p>
          </table:table-cell>
          <table:table-cell table:formula="of:=[.C1509]/275" office:value-type="float" office:value="4.35818181818182" calcext:value-type="float">
            <text:p>4,35818181818182</text:p>
          </table:table-cell>
          <table:table-cell table:formula="of:=[.D1509]/275" office:value-type="float" office:value="10.22" calcext:value-type="float">
            <text:p>10,22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158.5" calcext:value-type="float">
            <text:p>1158,5</text:p>
          </table:table-cell>
          <table:table-cell office:value-type="float" office:value="3044.5" calcext:value-type="float">
            <text:p>3044,5</text:p>
          </table:table-cell>
          <table:table-cell office:value-type="float" office:value="78" calcext:value-type="float">
            <text:p>78</text:p>
          </table:table-cell>
          <table:table-cell table:formula="of:=[.E1510]*24*60" office:value-type="float" office:value="112320" calcext:value-type="float">
            <text:p>112320</text:p>
          </table:table-cell>
          <table:table-cell table:formula="of:=[.C1510]/275" office:value-type="float" office:value="4.21272727272727" calcext:value-type="float">
            <text:p>4,21272727272727</text:p>
          </table:table-cell>
          <table:table-cell table:formula="of:=[.D1510]/275" office:value-type="float" office:value="11.0709090909091" calcext:value-type="float">
            <text:p>11,0709090909091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102.5" calcext:value-type="float">
            <text:p>1102,5</text:p>
          </table:table-cell>
          <table:table-cell office:value-type="float" office:value="3040.5" calcext:value-type="float">
            <text:p>3040,5</text:p>
          </table:table-cell>
          <table:table-cell office:value-type="float" office:value="78" calcext:value-type="float">
            <text:p>78</text:p>
          </table:table-cell>
          <table:table-cell table:formula="of:=[.E1511]*24*60" office:value-type="float" office:value="112320" calcext:value-type="float">
            <text:p>112320</text:p>
          </table:table-cell>
          <table:table-cell table:formula="of:=[.C1511]/275" office:value-type="float" office:value="4.00909090909091" calcext:value-type="float">
            <text:p>4,00909090909091</text:p>
          </table:table-cell>
          <table:table-cell table:formula="of:=[.D1511]/275" office:value-type="float" office:value="11.0563636363636" calcext:value-type="float">
            <text:p>11,0563636363636</text:p>
          </table:table-cell>
        </table:table-row>
        <table:table-row table:style-name="ro1">
          <table:table-cell/>
          <table:table-cell office:value-type="float" office:value="1511" calcext:value-type="float">
            <text:p>1511</text:p>
          </table:table-cell>
          <table:table-cell office:value-type="float" office:value="1056.5" calcext:value-type="float">
            <text:p>1056,5</text:p>
          </table:table-cell>
          <table:table-cell office:value-type="float" office:value="3096.5" calcext:value-type="float">
            <text:p>3096,5</text:p>
          </table:table-cell>
          <table:table-cell office:value-type="float" office:value="78" calcext:value-type="float">
            <text:p>78</text:p>
          </table:table-cell>
          <table:table-cell table:formula="of:=[.E1512]*24*60" office:value-type="float" office:value="112320" calcext:value-type="float">
            <text:p>112320</text:p>
          </table:table-cell>
          <table:table-cell table:formula="of:=[.C1512]/275" office:value-type="float" office:value="3.84181818181818" calcext:value-type="float">
            <text:p>3,84181818181818</text:p>
          </table:table-cell>
          <table:table-cell table:formula="of:=[.D1512]/275" office:value-type="float" office:value="11.26" calcext:value-type="float">
            <text:p>11,26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964.5" calcext:value-type="float">
            <text:p>964,5</text:p>
          </table:table-cell>
          <table:table-cell office:value-type="float" office:value="3180.5" calcext:value-type="float">
            <text:p>3180,5</text:p>
          </table:table-cell>
          <table:table-cell office:value-type="float" office:value="78" calcext:value-type="float">
            <text:p>78</text:p>
          </table:table-cell>
          <table:table-cell table:formula="of:=[.E1513]*24*60" office:value-type="float" office:value="112320" calcext:value-type="float">
            <text:p>112320</text:p>
          </table:table-cell>
          <table:table-cell table:formula="of:=[.C1513]/275" office:value-type="float" office:value="3.50727272727273" calcext:value-type="float">
            <text:p>3,50727272727273</text:p>
          </table:table-cell>
          <table:table-cell table:formula="of:=[.D1513]/275" office:value-type="float" office:value="11.5654545454545" calcext:value-type="float">
            <text:p>11,5654545454545</text:p>
          </table:table-cell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float" office:value="948.5" calcext:value-type="float">
            <text:p>948,5</text:p>
          </table:table-cell>
          <table:table-cell office:value-type="float" office:value="3098.5" calcext:value-type="float">
            <text:p>3098,5</text:p>
          </table:table-cell>
          <table:table-cell office:value-type="float" office:value="78" calcext:value-type="float">
            <text:p>78</text:p>
          </table:table-cell>
          <table:table-cell table:formula="of:=[.E1514]*24*60" office:value-type="float" office:value="112320" calcext:value-type="float">
            <text:p>112320</text:p>
          </table:table-cell>
          <table:table-cell table:formula="of:=[.C1514]/275" office:value-type="float" office:value="3.44909090909091" calcext:value-type="float">
            <text:p>3,44909090909091</text:p>
          </table:table-cell>
          <table:table-cell table:formula="of:=[.D1514]/275" office:value-type="float" office:value="11.2672727272727" calcext:value-type="float">
            <text:p>11,2672727272727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920.5" calcext:value-type="float">
            <text:p>920,5</text:p>
          </table:table-cell>
          <table:table-cell office:value-type="float" office:value="3116.5" calcext:value-type="float">
            <text:p>3116,5</text:p>
          </table:table-cell>
          <table:table-cell office:value-type="float" office:value="78" calcext:value-type="float">
            <text:p>78</text:p>
          </table:table-cell>
          <table:table-cell table:formula="of:=[.E1515]*24*60" office:value-type="float" office:value="112320" calcext:value-type="float">
            <text:p>112320</text:p>
          </table:table-cell>
          <table:table-cell table:formula="of:=[.C1515]/275" office:value-type="float" office:value="3.34727272727273" calcext:value-type="float">
            <text:p>3,34727272727273</text:p>
          </table:table-cell>
          <table:table-cell table:formula="of:=[.D1515]/275" office:value-type="float" office:value="11.3327272727273" calcext:value-type="float">
            <text:p>11,3327272727273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898.5" calcext:value-type="float">
            <text:p>898,5</text:p>
          </table:table-cell>
          <table:table-cell office:value-type="float" office:value="3224.5" calcext:value-type="float">
            <text:p>3224,5</text:p>
          </table:table-cell>
          <table:table-cell office:value-type="float" office:value="78" calcext:value-type="float">
            <text:p>78</text:p>
          </table:table-cell>
          <table:table-cell table:formula="of:=[.E1516]*24*60" office:value-type="float" office:value="112320" calcext:value-type="float">
            <text:p>112320</text:p>
          </table:table-cell>
          <table:table-cell table:formula="of:=[.C1516]/275" office:value-type="float" office:value="3.26727272727273" calcext:value-type="float">
            <text:p>3,26727272727273</text:p>
          </table:table-cell>
          <table:table-cell table:formula="of:=[.D1516]/275" office:value-type="float" office:value="11.7254545454545" calcext:value-type="float">
            <text:p>11,7254545454545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float" office:value="852.5" calcext:value-type="float">
            <text:p>852,5</text:p>
          </table:table-cell>
          <table:table-cell office:value-type="float" office:value="3166.5" calcext:value-type="float">
            <text:p>3166,5</text:p>
          </table:table-cell>
          <table:table-cell office:value-type="float" office:value="78" calcext:value-type="float">
            <text:p>78</text:p>
          </table:table-cell>
          <table:table-cell table:formula="of:=[.E1517]*24*60" office:value-type="float" office:value="112320" calcext:value-type="float">
            <text:p>112320</text:p>
          </table:table-cell>
          <table:table-cell table:formula="of:=[.C1517]/275" office:value-type="float" office:value="3.1" calcext:value-type="float">
            <text:p>3,1</text:p>
          </table:table-cell>
          <table:table-cell table:formula="of:=[.D1517]/275" office:value-type="float" office:value="11.5145454545455" calcext:value-type="float">
            <text:p>11,5145454545455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810.5" calcext:value-type="float">
            <text:p>810,5</text:p>
          </table:table-cell>
          <table:table-cell office:value-type="float" office:value="3176.5" calcext:value-type="float">
            <text:p>3176,5</text:p>
          </table:table-cell>
          <table:table-cell office:value-type="float" office:value="78" calcext:value-type="float">
            <text:p>78</text:p>
          </table:table-cell>
          <table:table-cell table:formula="of:=[.E1518]*24*60" office:value-type="float" office:value="112320" calcext:value-type="float">
            <text:p>112320</text:p>
          </table:table-cell>
          <table:table-cell table:formula="of:=[.C1518]/275" office:value-type="float" office:value="2.94727272727273" calcext:value-type="float">
            <text:p>2,94727272727273</text:p>
          </table:table-cell>
          <table:table-cell table:formula="of:=[.D1518]/275" office:value-type="float" office:value="11.5509090909091" calcext:value-type="float">
            <text:p>11,5509090909091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796.5" calcext:value-type="float">
            <text:p>796,5</text:p>
          </table:table-cell>
          <table:table-cell office:value-type="float" office:value="3268.5" calcext:value-type="float">
            <text:p>3268,5</text:p>
          </table:table-cell>
          <table:table-cell office:value-type="float" office:value="78" calcext:value-type="float">
            <text:p>78</text:p>
          </table:table-cell>
          <table:table-cell table:formula="of:=[.E1519]*24*60" office:value-type="float" office:value="112320" calcext:value-type="float">
            <text:p>112320</text:p>
          </table:table-cell>
          <table:table-cell table:formula="of:=[.C1519]/275" office:value-type="float" office:value="2.89636363636364" calcext:value-type="float">
            <text:p>2,89636363636364</text:p>
          </table:table-cell>
          <table:table-cell table:formula="of:=[.D1519]/275" office:value-type="float" office:value="11.8854545454545" calcext:value-type="float">
            <text:p>11,8854545454545</text:p>
          </table:table-cell>
        </table:table-row>
        <table:table-row table:style-name="ro1">
          <table:table-cell/>
          <table:table-cell office:value-type="float" office:value="1519" calcext:value-type="float">
            <text:p>1519</text:p>
          </table:table-cell>
          <table:table-cell office:value-type="float" office:value="788.5" calcext:value-type="float">
            <text:p>788,5</text:p>
          </table:table-cell>
          <table:table-cell office:value-type="float" office:value="3316.5" calcext:value-type="float">
            <text:p>3316,5</text:p>
          </table:table-cell>
          <table:table-cell office:value-type="float" office:value="78" calcext:value-type="float">
            <text:p>78</text:p>
          </table:table-cell>
          <table:table-cell table:formula="of:=[.E1520]*24*60" office:value-type="float" office:value="112320" calcext:value-type="float">
            <text:p>112320</text:p>
          </table:table-cell>
          <table:table-cell table:formula="of:=[.C1520]/275" office:value-type="float" office:value="2.86727272727273" calcext:value-type="float">
            <text:p>2,86727272727273</text:p>
          </table:table-cell>
          <table:table-cell table:formula="of:=[.D1520]/275" office:value-type="float" office:value="12.06" calcext:value-type="float">
            <text:p>12,06</text:p>
          </table:table-cell>
        </table:table-row>
        <table:table-row table:style-name="ro1">
          <table:table-cell/>
          <table:table-cell office:value-type="float" office:value="1520" calcext:value-type="float">
            <text:p>1520</text:p>
          </table:table-cell>
          <table:table-cell office:value-type="float" office:value="706.5" calcext:value-type="float">
            <text:p>706,5</text:p>
          </table:table-cell>
          <table:table-cell office:value-type="float" office:value="3330.5" calcext:value-type="float">
            <text:p>3330,5</text:p>
          </table:table-cell>
          <table:table-cell office:value-type="float" office:value="78" calcext:value-type="float">
            <text:p>78</text:p>
          </table:table-cell>
          <table:table-cell table:formula="of:=[.E1521]*24*60" office:value-type="float" office:value="112320" calcext:value-type="float">
            <text:p>112320</text:p>
          </table:table-cell>
          <table:table-cell table:formula="of:=[.C1521]/275" office:value-type="float" office:value="2.56909090909091" calcext:value-type="float">
            <text:p>2,56909090909091</text:p>
          </table:table-cell>
          <table:table-cell table:formula="of:=[.D1521]/275" office:value-type="float" office:value="12.1109090909091" calcext:value-type="float">
            <text:p>12,1109090909091</text:p>
          </table:table-cell>
        </table:table-row>
        <table:table-row table:style-name="ro1">
          <table:table-cell/>
          <table:table-cell office:value-type="float" office:value="1521" calcext:value-type="float">
            <text:p>1521</text:p>
          </table:table-cell>
          <table:table-cell office:value-type="float" office:value="656.5" calcext:value-type="float">
            <text:p>656,5</text:p>
          </table:table-cell>
          <table:table-cell office:value-type="float" office:value="3390.5" calcext:value-type="float">
            <text:p>3390,5</text:p>
          </table:table-cell>
          <table:table-cell office:value-type="float" office:value="78" calcext:value-type="float">
            <text:p>78</text:p>
          </table:table-cell>
          <table:table-cell table:formula="of:=[.E1522]*24*60" office:value-type="float" office:value="112320" calcext:value-type="float">
            <text:p>112320</text:p>
          </table:table-cell>
          <table:table-cell table:formula="of:=[.C1522]/275" office:value-type="float" office:value="2.38727272727273" calcext:value-type="float">
            <text:p>2,38727272727273</text:p>
          </table:table-cell>
          <table:table-cell table:formula="of:=[.D1522]/275" office:value-type="float" office:value="12.3290909090909" calcext:value-type="float">
            <text:p>12,3290909090909</text:p>
          </table:table-cell>
        </table:table-row>
        <table:table-row table:style-name="ro1">
          <table:table-cell/>
          <table:table-cell office:value-type="float" office:value="1522" calcext:value-type="float">
            <text:p>1522</text:p>
          </table:table-cell>
          <table:table-cell office:value-type="float" office:value="628.5" calcext:value-type="float">
            <text:p>628,5</text:p>
          </table:table-cell>
          <table:table-cell office:value-type="float" office:value="3460.5" calcext:value-type="float">
            <text:p>3460,5</text:p>
          </table:table-cell>
          <table:table-cell office:value-type="float" office:value="78" calcext:value-type="float">
            <text:p>78</text:p>
          </table:table-cell>
          <table:table-cell table:formula="of:=[.E1523]*24*60" office:value-type="float" office:value="112320" calcext:value-type="float">
            <text:p>112320</text:p>
          </table:table-cell>
          <table:table-cell table:formula="of:=[.C1523]/275" office:value-type="float" office:value="2.28545454545455" calcext:value-type="float">
            <text:p>2,28545454545455</text:p>
          </table:table-cell>
          <table:table-cell table:formula="of:=[.D1523]/275" office:value-type="float" office:value="12.5836363636364" calcext:value-type="float">
            <text:p>12,5836363636364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582.5" calcext:value-type="float">
            <text:p>582,5</text:p>
          </table:table-cell>
          <table:table-cell office:value-type="float" office:value="3540.5" calcext:value-type="float">
            <text:p>3540,5</text:p>
          </table:table-cell>
          <table:table-cell office:value-type="float" office:value="78" calcext:value-type="float">
            <text:p>78</text:p>
          </table:table-cell>
          <table:table-cell table:formula="of:=[.E1524]*24*60" office:value-type="float" office:value="112320" calcext:value-type="float">
            <text:p>112320</text:p>
          </table:table-cell>
          <table:table-cell table:formula="of:=[.C1524]/275" office:value-type="float" office:value="2.11818181818182" calcext:value-type="float">
            <text:p>2,11818181818182</text:p>
          </table:table-cell>
          <table:table-cell table:formula="of:=[.D1524]/275" office:value-type="float" office:value="12.8745454545455" calcext:value-type="float">
            <text:p>12,8745454545455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590.5" calcext:value-type="float">
            <text:p>590,5</text:p>
          </table:table-cell>
          <table:table-cell office:value-type="float" office:value="3636.5" calcext:value-type="float">
            <text:p>3636,5</text:p>
          </table:table-cell>
          <table:table-cell office:value-type="float" office:value="78" calcext:value-type="float">
            <text:p>78</text:p>
          </table:table-cell>
          <table:table-cell table:formula="of:=[.E1525]*24*60" office:value-type="float" office:value="112320" calcext:value-type="float">
            <text:p>112320</text:p>
          </table:table-cell>
          <table:table-cell table:formula="of:=[.C1525]/275" office:value-type="float" office:value="2.14727272727273" calcext:value-type="float">
            <text:p>2,14727272727273</text:p>
          </table:table-cell>
          <table:table-cell table:formula="of:=[.D1525]/275" office:value-type="float" office:value="13.2236363636364" calcext:value-type="float">
            <text:p>13,2236363636364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580.5" calcext:value-type="float">
            <text:p>580,5</text:p>
          </table:table-cell>
          <table:table-cell office:value-type="float" office:value="3702.5" calcext:value-type="float">
            <text:p>3702,5</text:p>
          </table:table-cell>
          <table:table-cell office:value-type="float" office:value="78" calcext:value-type="float">
            <text:p>78</text:p>
          </table:table-cell>
          <table:table-cell table:formula="of:=[.E1526]*24*60" office:value-type="float" office:value="112320" calcext:value-type="float">
            <text:p>112320</text:p>
          </table:table-cell>
          <table:table-cell table:formula="of:=[.C1526]/275" office:value-type="float" office:value="2.11090909090909" calcext:value-type="float">
            <text:p>2,11090909090909</text:p>
          </table:table-cell>
          <table:table-cell table:formula="of:=[.D1526]/275" office:value-type="float" office:value="13.4636363636364" calcext:value-type="float">
            <text:p>13,4636363636364</text:p>
          </table:table-cell>
        </table:table-row>
        <table:table-row table:style-name="ro1">
          <table:table-cell/>
          <table:table-cell office:value-type="float" office:value="1526" calcext:value-type="float">
            <text:p>1526</text:p>
          </table:table-cell>
          <table:table-cell office:value-type="float" office:value="634.5" calcext:value-type="float">
            <text:p>634,5</text:p>
          </table:table-cell>
          <table:table-cell office:value-type="float" office:value="3766.5" calcext:value-type="float">
            <text:p>3766,5</text:p>
          </table:table-cell>
          <table:table-cell office:value-type="float" office:value="78" calcext:value-type="float">
            <text:p>78</text:p>
          </table:table-cell>
          <table:table-cell table:formula="of:=[.E1527]*24*60" office:value-type="float" office:value="112320" calcext:value-type="float">
            <text:p>112320</text:p>
          </table:table-cell>
          <table:table-cell table:formula="of:=[.C1527]/275" office:value-type="float" office:value="2.30727272727273" calcext:value-type="float">
            <text:p>2,30727272727273</text:p>
          </table:table-cell>
          <table:table-cell table:formula="of:=[.D1527]/275" office:value-type="float" office:value="13.6963636363636" calcext:value-type="float">
            <text:p>13,6963636363636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690.5" calcext:value-type="float">
            <text:p>690,5</text:p>
          </table:table-cell>
          <table:table-cell office:value-type="float" office:value="3806.5" calcext:value-type="float">
            <text:p>3806,5</text:p>
          </table:table-cell>
          <table:table-cell office:value-type="float" office:value="78" calcext:value-type="float">
            <text:p>78</text:p>
          </table:table-cell>
          <table:table-cell table:formula="of:=[.E1528]*24*60" office:value-type="float" office:value="112320" calcext:value-type="float">
            <text:p>112320</text:p>
          </table:table-cell>
          <table:table-cell table:formula="of:=[.C1528]/275" office:value-type="float" office:value="2.51090909090909" calcext:value-type="float">
            <text:p>2,51090909090909</text:p>
          </table:table-cell>
          <table:table-cell table:formula="of:=[.D1528]/275" office:value-type="float" office:value="13.8418181818182" calcext:value-type="float">
            <text:p>13,8418181818182</text:p>
          </table:table-cell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office:value-type="float" office:value="690.5" calcext:value-type="float">
            <text:p>690,5</text:p>
          </table:table-cell>
          <table:table-cell office:value-type="float" office:value="3852.5" calcext:value-type="float">
            <text:p>3852,5</text:p>
          </table:table-cell>
          <table:table-cell office:value-type="float" office:value="78" calcext:value-type="float">
            <text:p>78</text:p>
          </table:table-cell>
          <table:table-cell table:formula="of:=[.E1529]*24*60" office:value-type="float" office:value="112320" calcext:value-type="float">
            <text:p>112320</text:p>
          </table:table-cell>
          <table:table-cell table:formula="of:=[.C1529]/275" office:value-type="float" office:value="2.51090909090909" calcext:value-type="float">
            <text:p>2,51090909090909</text:p>
          </table:table-cell>
          <table:table-cell table:formula="of:=[.D1529]/275" office:value-type="float" office:value="14.0090909090909" calcext:value-type="float">
            <text:p>14,0090909090909</text:p>
          </table:table-cell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float" office:value="1016.5" calcext:value-type="float">
            <text:p>1016,5</text:p>
          </table:table-cell>
          <table:table-cell office:value-type="float" office:value="3146.5" calcext:value-type="float">
            <text:p>3146,5</text:p>
          </table:table-cell>
          <table:table-cell office:value-type="float" office:value="78" calcext:value-type="float">
            <text:p>78</text:p>
          </table:table-cell>
          <table:table-cell table:formula="of:=[.E1530]*24*60" office:value-type="float" office:value="112320" calcext:value-type="float">
            <text:p>112320</text:p>
          </table:table-cell>
          <table:table-cell table:formula="of:=[.C1530]/275" office:value-type="float" office:value="3.69636363636364" calcext:value-type="float">
            <text:p>3,69636363636364</text:p>
          </table:table-cell>
          <table:table-cell table:formula="of:=[.D1530]/275" office:value-type="float" office:value="11.4418181818182" calcext:value-type="float">
            <text:p>11,4418181818182</text:p>
          </table:table-cell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float" office:value="1190.5" calcext:value-type="float">
            <text:p>1190,5</text:p>
          </table:table-cell>
          <table:table-cell office:value-type="float" office:value="2920.5" calcext:value-type="float">
            <text:p>2920,5</text:p>
          </table:table-cell>
          <table:table-cell office:value-type="float" office:value="78" calcext:value-type="float">
            <text:p>78</text:p>
          </table:table-cell>
          <table:table-cell table:formula="of:=[.E1531]*24*60" office:value-type="float" office:value="112320" calcext:value-type="float">
            <text:p>112320</text:p>
          </table:table-cell>
          <table:table-cell table:formula="of:=[.C1531]/275" office:value-type="float" office:value="4.32909090909091" calcext:value-type="float">
            <text:p>4,32909090909091</text:p>
          </table:table-cell>
          <table:table-cell table:formula="of:=[.D1531]/275" office:value-type="float" office:value="10.62" calcext:value-type="float">
            <text:p>10,62</text:p>
          </table:table-cell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 office:value-type="float" office:value="1166.5" calcext:value-type="float">
            <text:p>1166,5</text:p>
          </table:table-cell>
          <table:table-cell office:value-type="float" office:value="3000.5" calcext:value-type="float">
            <text:p>3000,5</text:p>
          </table:table-cell>
          <table:table-cell office:value-type="float" office:value="78" calcext:value-type="float">
            <text:p>78</text:p>
          </table:table-cell>
          <table:table-cell table:formula="of:=[.E1532]*24*60" office:value-type="float" office:value="112320" calcext:value-type="float">
            <text:p>112320</text:p>
          </table:table-cell>
          <table:table-cell table:formula="of:=[.C1532]/275" office:value-type="float" office:value="4.24181818181818" calcext:value-type="float">
            <text:p>4,24181818181818</text:p>
          </table:table-cell>
          <table:table-cell table:formula="of:=[.D1532]/275" office:value-type="float" office:value="10.9109090909091" calcext:value-type="float">
            <text:p>10,9109090909091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float" office:value="1180.5" calcext:value-type="float">
            <text:p>1180,5</text:p>
          </table:table-cell>
          <table:table-cell office:value-type="float" office:value="2984.5" calcext:value-type="float">
            <text:p>2984,5</text:p>
          </table:table-cell>
          <table:table-cell office:value-type="float" office:value="75" calcext:value-type="float">
            <text:p>75</text:p>
          </table:table-cell>
          <table:table-cell table:formula="of:=[.E1533]*24*60" office:value-type="float" office:value="108000" calcext:value-type="float">
            <text:p>108000</text:p>
          </table:table-cell>
          <table:table-cell table:formula="of:=[.C1533]/275" office:value-type="float" office:value="4.29272727272727" calcext:value-type="float">
            <text:p>4,29272727272727</text:p>
          </table:table-cell>
          <table:table-cell table:formula="of:=[.D1533]/275" office:value-type="float" office:value="10.8527272727273" calcext:value-type="float">
            <text:p>10,8527272727273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1198.5" calcext:value-type="float">
            <text:p>1198,5</text:p>
          </table:table-cell>
          <table:table-cell office:value-type="float" office:value="2918.5" calcext:value-type="float">
            <text:p>2918,5</text:p>
          </table:table-cell>
          <table:table-cell office:value-type="float" office:value="75" calcext:value-type="float">
            <text:p>75</text:p>
          </table:table-cell>
          <table:table-cell table:formula="of:=[.E1534]*24*60" office:value-type="float" office:value="108000" calcext:value-type="float">
            <text:p>108000</text:p>
          </table:table-cell>
          <table:table-cell table:formula="of:=[.C1534]/275" office:value-type="float" office:value="4.35818181818182" calcext:value-type="float">
            <text:p>4,35818181818182</text:p>
          </table:table-cell>
          <table:table-cell table:formula="of:=[.D1534]/275" office:value-type="float" office:value="10.6127272727273" calcext:value-type="float">
            <text:p>10,6127272727273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1228.5" calcext:value-type="float">
            <text:p>1228,5</text:p>
          </table:table-cell>
          <table:table-cell office:value-type="float" office:value="2774.5" calcext:value-type="float">
            <text:p>2774,5</text:p>
          </table:table-cell>
          <table:table-cell office:value-type="float" office:value="81" calcext:value-type="float">
            <text:p>81</text:p>
          </table:table-cell>
          <table:table-cell table:formula="of:=[.E1535]*24*60" office:value-type="float" office:value="116640" calcext:value-type="float">
            <text:p>116640</text:p>
          </table:table-cell>
          <table:table-cell table:formula="of:=[.C1535]/275" office:value-type="float" office:value="4.46727272727273" calcext:value-type="float">
            <text:p>4,46727272727273</text:p>
          </table:table-cell>
          <table:table-cell table:formula="of:=[.D1535]/275" office:value-type="float" office:value="10.0890909090909" calcext:value-type="float">
            <text:p>10,0890909090909</text:p>
          </table:table-cell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186.5" calcext:value-type="float">
            <text:p>1186,5</text:p>
          </table:table-cell>
          <table:table-cell office:value-type="float" office:value="2798.5" calcext:value-type="float">
            <text:p>2798,5</text:p>
          </table:table-cell>
          <table:table-cell office:value-type="float" office:value="81" calcext:value-type="float">
            <text:p>81</text:p>
          </table:table-cell>
          <table:table-cell table:formula="of:=[.E1536]*24*60" office:value-type="float" office:value="116640" calcext:value-type="float">
            <text:p>116640</text:p>
          </table:table-cell>
          <table:table-cell table:formula="of:=[.C1536]/275" office:value-type="float" office:value="4.31454545454545" calcext:value-type="float">
            <text:p>4,31454545454545</text:p>
          </table:table-cell>
          <table:table-cell table:formula="of:=[.D1536]/275" office:value-type="float" office:value="10.1763636363636" calcext:value-type="float">
            <text:p>10,1763636363636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1180.5" calcext:value-type="float">
            <text:p>1180,5</text:p>
          </table:table-cell>
          <table:table-cell office:value-type="float" office:value="2926.5" calcext:value-type="float">
            <text:p>2926,5</text:p>
          </table:table-cell>
          <table:table-cell office:value-type="float" office:value="81" calcext:value-type="float">
            <text:p>81</text:p>
          </table:table-cell>
          <table:table-cell table:formula="of:=[.E1537]*24*60" office:value-type="float" office:value="116640" calcext:value-type="float">
            <text:p>116640</text:p>
          </table:table-cell>
          <table:table-cell table:formula="of:=[.C1537]/275" office:value-type="float" office:value="4.29272727272727" calcext:value-type="float">
            <text:p>4,29272727272727</text:p>
          </table:table-cell>
          <table:table-cell table:formula="of:=[.D1537]/275" office:value-type="float" office:value="10.6418181818182" calcext:value-type="float">
            <text:p>10,6418181818182</text:p>
          </table:table-cell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office:value-type="float" office:value="1160.5" calcext:value-type="float">
            <text:p>1160,5</text:p>
          </table:table-cell>
          <table:table-cell office:value-type="float" office:value="3026.5" calcext:value-type="float">
            <text:p>3026,5</text:p>
          </table:table-cell>
          <table:table-cell office:value-type="float" office:value="81" calcext:value-type="float">
            <text:p>81</text:p>
          </table:table-cell>
          <table:table-cell table:formula="of:=[.E1538]*24*60" office:value-type="float" office:value="116640" calcext:value-type="float">
            <text:p>116640</text:p>
          </table:table-cell>
          <table:table-cell table:formula="of:=[.C1538]/275" office:value-type="float" office:value="4.22" calcext:value-type="float">
            <text:p>4,22</text:p>
          </table:table-cell>
          <table:table-cell table:formula="of:=[.D1538]/275" office:value-type="float" office:value="11.0054545454545" calcext:value-type="float">
            <text:p>11,0054545454545</text:p>
          </table:table-cell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float" office:value="1110.5" calcext:value-type="float">
            <text:p>1110,5</text:p>
          </table:table-cell>
          <table:table-cell office:value-type="float" office:value="3018.5" calcext:value-type="float">
            <text:p>3018,5</text:p>
          </table:table-cell>
          <table:table-cell office:value-type="float" office:value="81" calcext:value-type="float">
            <text:p>81</text:p>
          </table:table-cell>
          <table:table-cell table:formula="of:=[.E1539]*24*60" office:value-type="float" office:value="116640" calcext:value-type="float">
            <text:p>116640</text:p>
          </table:table-cell>
          <table:table-cell table:formula="of:=[.C1539]/275" office:value-type="float" office:value="4.03818181818182" calcext:value-type="float">
            <text:p>4,03818181818182</text:p>
          </table:table-cell>
          <table:table-cell table:formula="of:=[.D1539]/275" office:value-type="float" office:value="10.9763636363636" calcext:value-type="float">
            <text:p>10,9763636363636</text:p>
          </table:table-cell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office:value-type="float" office:value="1054.5" calcext:value-type="float">
            <text:p>1054,5</text:p>
          </table:table-cell>
          <table:table-cell office:value-type="float" office:value="3080.5" calcext:value-type="float">
            <text:p>3080,5</text:p>
          </table:table-cell>
          <table:table-cell office:value-type="float" office:value="81" calcext:value-type="float">
            <text:p>81</text:p>
          </table:table-cell>
          <table:table-cell table:formula="of:=[.E1540]*24*60" office:value-type="float" office:value="116640" calcext:value-type="float">
            <text:p>116640</text:p>
          </table:table-cell>
          <table:table-cell table:formula="of:=[.C1540]/275" office:value-type="float" office:value="3.83454545454545" calcext:value-type="float">
            <text:p>3,83454545454545</text:p>
          </table:table-cell>
          <table:table-cell table:formula="of:=[.D1540]/275" office:value-type="float" office:value="11.2018181818182" calcext:value-type="float">
            <text:p>11,2018181818182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976.5" calcext:value-type="float">
            <text:p>976,5</text:p>
          </table:table-cell>
          <table:table-cell office:value-type="float" office:value="3154.5" calcext:value-type="float">
            <text:p>3154,5</text:p>
          </table:table-cell>
          <table:table-cell office:value-type="float" office:value="81" calcext:value-type="float">
            <text:p>81</text:p>
          </table:table-cell>
          <table:table-cell table:formula="of:=[.E1541]*24*60" office:value-type="float" office:value="116640" calcext:value-type="float">
            <text:p>116640</text:p>
          </table:table-cell>
          <table:table-cell table:formula="of:=[.C1541]/275" office:value-type="float" office:value="3.55090909090909" calcext:value-type="float">
            <text:p>3,55090909090909</text:p>
          </table:table-cell>
          <table:table-cell table:formula="of:=[.D1541]/275" office:value-type="float" office:value="11.4709090909091" calcext:value-type="float">
            <text:p>11,4709090909091</text:p>
          </table:table-cell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office:value-type="float" office:value="940.5" calcext:value-type="float">
            <text:p>940,5</text:p>
          </table:table-cell>
          <table:table-cell office:value-type="float" office:value="3096.5" calcext:value-type="float">
            <text:p>3096,5</text:p>
          </table:table-cell>
          <table:table-cell office:value-type="float" office:value="81" calcext:value-type="float">
            <text:p>81</text:p>
          </table:table-cell>
          <table:table-cell table:formula="of:=[.E1542]*24*60" office:value-type="float" office:value="116640" calcext:value-type="float">
            <text:p>116640</text:p>
          </table:table-cell>
          <table:table-cell table:formula="of:=[.C1542]/275" office:value-type="float" office:value="3.42" calcext:value-type="float">
            <text:p>3,42</text:p>
          </table:table-cell>
          <table:table-cell table:formula="of:=[.D1542]/275" office:value-type="float" office:value="11.26" calcext:value-type="float">
            <text:p>11,26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float" office:value="902.5" calcext:value-type="float">
            <text:p>902,5</text:p>
          </table:table-cell>
          <table:table-cell office:value-type="float" office:value="3158.5" calcext:value-type="float">
            <text:p>3158,5</text:p>
          </table:table-cell>
          <table:table-cell office:value-type="float" office:value="81" calcext:value-type="float">
            <text:p>81</text:p>
          </table:table-cell>
          <table:table-cell table:formula="of:=[.E1543]*24*60" office:value-type="float" office:value="116640" calcext:value-type="float">
            <text:p>116640</text:p>
          </table:table-cell>
          <table:table-cell table:formula="of:=[.C1543]/275" office:value-type="float" office:value="3.28181818181818" calcext:value-type="float">
            <text:p>3,28181818181818</text:p>
          </table:table-cell>
          <table:table-cell table:formula="of:=[.D1543]/275" office:value-type="float" office:value="11.4854545454545" calcext:value-type="float">
            <text:p>11,4854545454545</text:p>
          </table:table-cell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 office:value-type="float" office:value="890.5" calcext:value-type="float">
            <text:p>890,5</text:p>
          </table:table-cell>
          <table:table-cell office:value-type="float" office:value="3238.5" calcext:value-type="float">
            <text:p>3238,5</text:p>
          </table:table-cell>
          <table:table-cell office:value-type="float" office:value="81" calcext:value-type="float">
            <text:p>81</text:p>
          </table:table-cell>
          <table:table-cell table:formula="of:=[.E1544]*24*60" office:value-type="float" office:value="116640" calcext:value-type="float">
            <text:p>116640</text:p>
          </table:table-cell>
          <table:table-cell table:formula="of:=[.C1544]/275" office:value-type="float" office:value="3.23818181818182" calcext:value-type="float">
            <text:p>3,23818181818182</text:p>
          </table:table-cell>
          <table:table-cell table:formula="of:=[.D1544]/275" office:value-type="float" office:value="11.7763636363636" calcext:value-type="float">
            <text:p>11,7763636363636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float" office:value="830.5" calcext:value-type="float">
            <text:p>830,5</text:p>
          </table:table-cell>
          <table:table-cell office:value-type="float" office:value="3166.5" calcext:value-type="float">
            <text:p>3166,5</text:p>
          </table:table-cell>
          <table:table-cell office:value-type="float" office:value="81" calcext:value-type="float">
            <text:p>81</text:p>
          </table:table-cell>
          <table:table-cell table:formula="of:=[.E1545]*24*60" office:value-type="float" office:value="116640" calcext:value-type="float">
            <text:p>116640</text:p>
          </table:table-cell>
          <table:table-cell table:formula="of:=[.C1545]/275" office:value-type="float" office:value="3.02" calcext:value-type="float">
            <text:p>3,02</text:p>
          </table:table-cell>
          <table:table-cell table:formula="of:=[.D1545]/275" office:value-type="float" office:value="11.5145454545455" calcext:value-type="float">
            <text:p>11,5145454545455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798.5" calcext:value-type="float">
            <text:p>798,5</text:p>
          </table:table-cell>
          <table:table-cell office:value-type="float" office:value="3204.5" calcext:value-type="float">
            <text:p>3204,5</text:p>
          </table:table-cell>
          <table:table-cell office:value-type="float" office:value="81" calcext:value-type="float">
            <text:p>81</text:p>
          </table:table-cell>
          <table:table-cell table:formula="of:=[.E1546]*24*60" office:value-type="float" office:value="116640" calcext:value-type="float">
            <text:p>116640</text:p>
          </table:table-cell>
          <table:table-cell table:formula="of:=[.C1546]/275" office:value-type="float" office:value="2.90363636363636" calcext:value-type="float">
            <text:p>2,90363636363636</text:p>
          </table:table-cell>
          <table:table-cell table:formula="of:=[.D1546]/275" office:value-type="float" office:value="11.6527272727273" calcext:value-type="float">
            <text:p>11,6527272727273</text:p>
          </table:table-cell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office:value-type="float" office:value="792.5" calcext:value-type="float">
            <text:p>792,5</text:p>
          </table:table-cell>
          <table:table-cell office:value-type="float" office:value="3304.5" calcext:value-type="float">
            <text:p>3304,5</text:p>
          </table:table-cell>
          <table:table-cell office:value-type="float" office:value="81" calcext:value-type="float">
            <text:p>81</text:p>
          </table:table-cell>
          <table:table-cell table:formula="of:=[.E1547]*24*60" office:value-type="float" office:value="116640" calcext:value-type="float">
            <text:p>116640</text:p>
          </table:table-cell>
          <table:table-cell table:formula="of:=[.C1547]/275" office:value-type="float" office:value="2.88181818181818" calcext:value-type="float">
            <text:p>2,88181818181818</text:p>
          </table:table-cell>
          <table:table-cell table:formula="of:=[.D1547]/275" office:value-type="float" office:value="12.0163636363636" calcext:value-type="float">
            <text:p>12,0163636363636</text:p>
          </table:table-cell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office:value-type="float" office:value="728.5" calcext:value-type="float">
            <text:p>728,5</text:p>
          </table:table-cell>
          <table:table-cell office:value-type="float" office:value="3318.5" calcext:value-type="float">
            <text:p>3318,5</text:p>
          </table:table-cell>
          <table:table-cell office:value-type="float" office:value="81" calcext:value-type="float">
            <text:p>81</text:p>
          </table:table-cell>
          <table:table-cell table:formula="of:=[.E1548]*24*60" office:value-type="float" office:value="116640" calcext:value-type="float">
            <text:p>116640</text:p>
          </table:table-cell>
          <table:table-cell table:formula="of:=[.C1548]/275" office:value-type="float" office:value="2.64909090909091" calcext:value-type="float">
            <text:p>2,64909090909091</text:p>
          </table:table-cell>
          <table:table-cell table:formula="of:=[.D1548]/275" office:value-type="float" office:value="12.0672727272727" calcext:value-type="float">
            <text:p>12,0672727272727</text:p>
          </table:table-cell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office:value-type="float" office:value="656.5" calcext:value-type="float">
            <text:p>656,5</text:p>
          </table:table-cell>
          <table:table-cell office:value-type="float" office:value="3366.5" calcext:value-type="float">
            <text:p>3366,5</text:p>
          </table:table-cell>
          <table:table-cell office:value-type="float" office:value="81" calcext:value-type="float">
            <text:p>81</text:p>
          </table:table-cell>
          <table:table-cell table:formula="of:=[.E1549]*24*60" office:value-type="float" office:value="116640" calcext:value-type="float">
            <text:p>116640</text:p>
          </table:table-cell>
          <table:table-cell table:formula="of:=[.C1549]/275" office:value-type="float" office:value="2.38727272727273" calcext:value-type="float">
            <text:p>2,38727272727273</text:p>
          </table:table-cell>
          <table:table-cell table:formula="of:=[.D1549]/275" office:value-type="float" office:value="12.2418181818182" calcext:value-type="float">
            <text:p>12,2418181818182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float" office:value="612.5" calcext:value-type="float">
            <text:p>612,5</text:p>
          </table:table-cell>
          <table:table-cell office:value-type="float" office:value="3464.5" calcext:value-type="float">
            <text:p>3464,5</text:p>
          </table:table-cell>
          <table:table-cell office:value-type="float" office:value="81" calcext:value-type="float">
            <text:p>81</text:p>
          </table:table-cell>
          <table:table-cell table:formula="of:=[.E1550]*24*60" office:value-type="float" office:value="116640" calcext:value-type="float">
            <text:p>116640</text:p>
          </table:table-cell>
          <table:table-cell table:formula="of:=[.C1550]/275" office:value-type="float" office:value="2.22727272727273" calcext:value-type="float">
            <text:p>2,22727272727273</text:p>
          </table:table-cell>
          <table:table-cell table:formula="of:=[.D1550]/275" office:value-type="float" office:value="12.5981818181818" calcext:value-type="float">
            <text:p>12,5981818181818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576.5" calcext:value-type="float">
            <text:p>576,5</text:p>
          </table:table-cell>
          <table:table-cell office:value-type="float" office:value="3556.5" calcext:value-type="float">
            <text:p>3556,5</text:p>
          </table:table-cell>
          <table:table-cell office:value-type="float" office:value="81" calcext:value-type="float">
            <text:p>81</text:p>
          </table:table-cell>
          <table:table-cell table:formula="of:=[.E1551]*24*60" office:value-type="float" office:value="116640" calcext:value-type="float">
            <text:p>116640</text:p>
          </table:table-cell>
          <table:table-cell table:formula="of:=[.C1551]/275" office:value-type="float" office:value="2.09636363636364" calcext:value-type="float">
            <text:p>2,09636363636364</text:p>
          </table:table-cell>
          <table:table-cell table:formula="of:=[.D1551]/275" office:value-type="float" office:value="12.9327272727273" calcext:value-type="float">
            <text:p>12,9327272727273</text:p>
          </table:table-cell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580.5" calcext:value-type="float">
            <text:p>580,5</text:p>
          </table:table-cell>
          <table:table-cell office:value-type="float" office:value="3650.5" calcext:value-type="float">
            <text:p>3650,5</text:p>
          </table:table-cell>
          <table:table-cell office:value-type="float" office:value="81" calcext:value-type="float">
            <text:p>81</text:p>
          </table:table-cell>
          <table:table-cell table:formula="of:=[.E1552]*24*60" office:value-type="float" office:value="116640" calcext:value-type="float">
            <text:p>116640</text:p>
          </table:table-cell>
          <table:table-cell table:formula="of:=[.C1552]/275" office:value-type="float" office:value="2.11090909090909" calcext:value-type="float">
            <text:p>2,11090909090909</text:p>
          </table:table-cell>
          <table:table-cell table:formula="of:=[.D1552]/275" office:value-type="float" office:value="13.2745454545455" calcext:value-type="float">
            <text:p>13,2745454545455</text:p>
          </table:table-cell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office:value-type="float" office:value="570.5" calcext:value-type="float">
            <text:p>570,5</text:p>
          </table:table-cell>
          <table:table-cell office:value-type="float" office:value="3724.5" calcext:value-type="float">
            <text:p>3724,5</text:p>
          </table:table-cell>
          <table:table-cell office:value-type="float" office:value="81" calcext:value-type="float">
            <text:p>81</text:p>
          </table:table-cell>
          <table:table-cell table:formula="of:=[.E1553]*24*60" office:value-type="float" office:value="116640" calcext:value-type="float">
            <text:p>116640</text:p>
          </table:table-cell>
          <table:table-cell table:formula="of:=[.C1553]/275" office:value-type="float" office:value="2.07454545454545" calcext:value-type="float">
            <text:p>2,07454545454545</text:p>
          </table:table-cell>
          <table:table-cell table:formula="of:=[.D1553]/275" office:value-type="float" office:value="13.5436363636364" calcext:value-type="float">
            <text:p>13,5436363636364</text:p>
          </table:table-cell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office:value-type="float" office:value="652.5" calcext:value-type="float">
            <text:p>652,5</text:p>
          </table:table-cell>
          <table:table-cell office:value-type="float" office:value="3780.5" calcext:value-type="float">
            <text:p>3780,5</text:p>
          </table:table-cell>
          <table:table-cell office:value-type="float" office:value="81" calcext:value-type="float">
            <text:p>81</text:p>
          </table:table-cell>
          <table:table-cell table:formula="of:=[.E1554]*24*60" office:value-type="float" office:value="116640" calcext:value-type="float">
            <text:p>116640</text:p>
          </table:table-cell>
          <table:table-cell table:formula="of:=[.C1554]/275" office:value-type="float" office:value="2.37272727272727" calcext:value-type="float">
            <text:p>2,37272727272727</text:p>
          </table:table-cell>
          <table:table-cell table:formula="of:=[.D1554]/275" office:value-type="float" office:value="13.7472727272727" calcext:value-type="float">
            <text:p>13,7472727272727</text:p>
          </table:table-cell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office:value-type="float" office:value="674.5" calcext:value-type="float">
            <text:p>674,5</text:p>
          </table:table-cell>
          <table:table-cell office:value-type="float" office:value="3830.5" calcext:value-type="float">
            <text:p>3830,5</text:p>
          </table:table-cell>
          <table:table-cell office:value-type="float" office:value="81" calcext:value-type="float">
            <text:p>81</text:p>
          </table:table-cell>
          <table:table-cell table:formula="of:=[.E1555]*24*60" office:value-type="float" office:value="116640" calcext:value-type="float">
            <text:p>116640</text:p>
          </table:table-cell>
          <table:table-cell table:formula="of:=[.C1555]/275" office:value-type="float" office:value="2.45272727272727" calcext:value-type="float">
            <text:p>2,45272727272727</text:p>
          </table:table-cell>
          <table:table-cell table:formula="of:=[.D1555]/275" office:value-type="float" office:value="13.9290909090909" calcext:value-type="float">
            <text:p>13,9290909090909</text:p>
          </table:table-cell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office:value-type="float" office:value="1318.5" calcext:value-type="float">
            <text:p>1318,5</text:p>
          </table:table-cell>
          <table:table-cell office:value-type="float" office:value="3842.5" calcext:value-type="float">
            <text:p>3842,5</text:p>
          </table:table-cell>
          <table:table-cell office:value-type="float" office:value="81" calcext:value-type="float">
            <text:p>81</text:p>
          </table:table-cell>
          <table:table-cell table:formula="of:=[.E1556]*24*60" office:value-type="float" office:value="116640" calcext:value-type="float">
            <text:p>116640</text:p>
          </table:table-cell>
          <table:table-cell table:formula="of:=[.C1556]/275" office:value-type="float" office:value="4.79454545454546" calcext:value-type="float">
            <text:p>4,79454545454546</text:p>
          </table:table-cell>
          <table:table-cell table:formula="of:=[.D1556]/275" office:value-type="float" office:value="13.9727272727273" calcext:value-type="float">
            <text:p>13,9727272727273</text:p>
          </table:table-cell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office:value-type="float" office:value="1300.5" calcext:value-type="float">
            <text:p>1300,5</text:p>
          </table:table-cell>
          <table:table-cell office:value-type="float" office:value="3762.5" calcext:value-type="float">
            <text:p>3762,5</text:p>
          </table:table-cell>
          <table:table-cell office:value-type="float" office:value="81" calcext:value-type="float">
            <text:p>81</text:p>
          </table:table-cell>
          <table:table-cell table:formula="of:=[.E1557]*24*60" office:value-type="float" office:value="116640" calcext:value-type="float">
            <text:p>116640</text:p>
          </table:table-cell>
          <table:table-cell table:formula="of:=[.C1557]/275" office:value-type="float" office:value="4.72909090909091" calcext:value-type="float">
            <text:p>4,72909090909091</text:p>
          </table:table-cell>
          <table:table-cell table:formula="of:=[.D1557]/275" office:value-type="float" office:value="13.6818181818182" calcext:value-type="float">
            <text:p>13,6818181818182</text:p>
          </table:table-cell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office:value-type="float" office:value="1314.5" calcext:value-type="float">
            <text:p>1314,5</text:p>
          </table:table-cell>
          <table:table-cell office:value-type="float" office:value="3712.5" calcext:value-type="float">
            <text:p>3712,5</text:p>
          </table:table-cell>
          <table:table-cell office:value-type="float" office:value="81" calcext:value-type="float">
            <text:p>81</text:p>
          </table:table-cell>
          <table:table-cell table:formula="of:=[.E1558]*24*60" office:value-type="float" office:value="116640" calcext:value-type="float">
            <text:p>116640</text:p>
          </table:table-cell>
          <table:table-cell table:formula="of:=[.C1558]/275" office:value-type="float" office:value="4.78" calcext:value-type="float">
            <text:p>4,78</text:p>
          </table:table-cell>
          <table:table-cell table:formula="of:=[.D1558]/275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office:value-type="float" office:value="1292.5" calcext:value-type="float">
            <text:p>1292,5</text:p>
          </table:table-cell>
          <table:table-cell office:value-type="float" office:value="3644.5" calcext:value-type="float">
            <text:p>3644,5</text:p>
          </table:table-cell>
          <table:table-cell office:value-type="float" office:value="81" calcext:value-type="float">
            <text:p>81</text:p>
          </table:table-cell>
          <table:table-cell table:formula="of:=[.E1559]*24*60" office:value-type="float" office:value="116640" calcext:value-type="float">
            <text:p>116640</text:p>
          </table:table-cell>
          <table:table-cell table:formula="of:=[.C1559]/275" office:value-type="float" office:value="4.7" calcext:value-type="float">
            <text:p>4,7</text:p>
          </table:table-cell>
          <table:table-cell table:formula="of:=[.D1559]/275" office:value-type="float" office:value="13.2527272727273" calcext:value-type="float">
            <text:p>13,2527272727273</text:p>
          </table:table-cell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office:value-type="float" office:value="1322.5" calcext:value-type="float">
            <text:p>1322,5</text:p>
          </table:table-cell>
          <table:table-cell office:value-type="float" office:value="3644.5" calcext:value-type="float">
            <text:p>3644,5</text:p>
          </table:table-cell>
          <table:table-cell office:value-type="float" office:value="81" calcext:value-type="float">
            <text:p>81</text:p>
          </table:table-cell>
          <table:table-cell table:formula="of:=[.E1560]*24*60" office:value-type="float" office:value="116640" calcext:value-type="float">
            <text:p>116640</text:p>
          </table:table-cell>
          <table:table-cell table:formula="of:=[.C1560]/275" office:value-type="float" office:value="4.80909090909091" calcext:value-type="float">
            <text:p>4,80909090909091</text:p>
          </table:table-cell>
          <table:table-cell table:formula="of:=[.D1560]/275" office:value-type="float" office:value="13.2527272727273" calcext:value-type="float">
            <text:p>13,2527272727273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1302.5" calcext:value-type="float">
            <text:p>1302,5</text:p>
          </table:table-cell>
          <table:table-cell office:value-type="float" office:value="3592.5" calcext:value-type="float">
            <text:p>3592,5</text:p>
          </table:table-cell>
          <table:table-cell office:value-type="float" office:value="81" calcext:value-type="float">
            <text:p>81</text:p>
          </table:table-cell>
          <table:table-cell table:formula="of:=[.E1561]*24*60" office:value-type="float" office:value="116640" calcext:value-type="float">
            <text:p>116640</text:p>
          </table:table-cell>
          <table:table-cell table:formula="of:=[.C1561]/275" office:value-type="float" office:value="4.73636363636364" calcext:value-type="float">
            <text:p>4,73636363636364</text:p>
          </table:table-cell>
          <table:table-cell table:formula="of:=[.D1561]/275" office:value-type="float" office:value="13.0636363636364" calcext:value-type="float">
            <text:p>13,0636363636364</text:p>
          </table:table-cell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office:value-type="float" office:value="1340.5" calcext:value-type="float">
            <text:p>1340,5</text:p>
          </table:table-cell>
          <table:table-cell office:value-type="float" office:value="3542.5" calcext:value-type="float">
            <text:p>3542,5</text:p>
          </table:table-cell>
          <table:table-cell office:value-type="float" office:value="81" calcext:value-type="float">
            <text:p>81</text:p>
          </table:table-cell>
          <table:table-cell table:formula="of:=[.E1562]*24*60" office:value-type="float" office:value="116640" calcext:value-type="float">
            <text:p>116640</text:p>
          </table:table-cell>
          <table:table-cell table:formula="of:=[.C1562]/275" office:value-type="float" office:value="4.87454545454546" calcext:value-type="float">
            <text:p>4,87454545454546</text:p>
          </table:table-cell>
          <table:table-cell table:formula="of:=[.D1562]/275" office:value-type="float" office:value="12.8818181818182" calcext:value-type="float">
            <text:p>12,8818181818182</text:p>
          </table:table-cell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office:value-type="float" office:value="1346.5" calcext:value-type="float">
            <text:p>1346,5</text:p>
          </table:table-cell>
          <table:table-cell office:value-type="float" office:value="3456.5" calcext:value-type="float">
            <text:p>3456,5</text:p>
          </table:table-cell>
          <table:table-cell office:value-type="float" office:value="81" calcext:value-type="float">
            <text:p>81</text:p>
          </table:table-cell>
          <table:table-cell table:formula="of:=[.E1563]*24*60" office:value-type="float" office:value="116640" calcext:value-type="float">
            <text:p>116640</text:p>
          </table:table-cell>
          <table:table-cell table:formula="of:=[.C1563]/275" office:value-type="float" office:value="4.89636363636364" calcext:value-type="float">
            <text:p>4,89636363636364</text:p>
          </table:table-cell>
          <table:table-cell table:formula="of:=[.D1563]/275" office:value-type="float" office:value="12.5690909090909" calcext:value-type="float">
            <text:p>12,5690909090909</text:p>
          </table:table-cell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356.5" calcext:value-type="float">
            <text:p>1356,5</text:p>
          </table:table-cell>
          <table:table-cell office:value-type="float" office:value="3392.5" calcext:value-type="float">
            <text:p>3392,5</text:p>
          </table:table-cell>
          <table:table-cell office:value-type="float" office:value="81" calcext:value-type="float">
            <text:p>81</text:p>
          </table:table-cell>
          <table:table-cell table:formula="of:=[.E1564]*24*60" office:value-type="float" office:value="116640" calcext:value-type="float">
            <text:p>116640</text:p>
          </table:table-cell>
          <table:table-cell table:formula="of:=[.C1564]/275" office:value-type="float" office:value="4.93272727272727" calcext:value-type="float">
            <text:p>4,93272727272727</text:p>
          </table:table-cell>
          <table:table-cell table:formula="of:=[.D1564]/275" office:value-type="float" office:value="12.3363636363636" calcext:value-type="float">
            <text:p>12,3363636363636</text:p>
          </table:table-cell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office:value-type="float" office:value="1406.5" calcext:value-type="float">
            <text:p>1406,5</text:p>
          </table:table-cell>
          <table:table-cell office:value-type="float" office:value="3312.5" calcext:value-type="float">
            <text:p>3312,5</text:p>
          </table:table-cell>
          <table:table-cell office:value-type="float" office:value="81" calcext:value-type="float">
            <text:p>81</text:p>
          </table:table-cell>
          <table:table-cell table:formula="of:=[.E1565]*24*60" office:value-type="float" office:value="116640" calcext:value-type="float">
            <text:p>116640</text:p>
          </table:table-cell>
          <table:table-cell table:formula="of:=[.C1565]/275" office:value-type="float" office:value="5.11454545454545" calcext:value-type="float">
            <text:p>5,11454545454545</text:p>
          </table:table-cell>
          <table:table-cell table:formula="of:=[.D1565]/275" office:value-type="float" office:value="12.0454545454545" calcext:value-type="float">
            <text:p>12,0454545454545</text:p>
          </table:table-cell>
        </table:table-row>
        <table:table-row table:style-name="ro1">
          <table:table-cell/>
          <table:table-cell office:value-type="float" office:value="1565" calcext:value-type="float">
            <text:p>1565</text:p>
          </table:table-cell>
          <table:table-cell office:value-type="float" office:value="1360.5" calcext:value-type="float">
            <text:p>1360,5</text:p>
          </table:table-cell>
          <table:table-cell office:value-type="float" office:value="3234.5" calcext:value-type="float">
            <text:p>3234,5</text:p>
          </table:table-cell>
          <table:table-cell office:value-type="float" office:value="81" calcext:value-type="float">
            <text:p>81</text:p>
          </table:table-cell>
          <table:table-cell table:formula="of:=[.E1566]*24*60" office:value-type="float" office:value="116640" calcext:value-type="float">
            <text:p>116640</text:p>
          </table:table-cell>
          <table:table-cell table:formula="of:=[.C1566]/275" office:value-type="float" office:value="4.94727272727273" calcext:value-type="float">
            <text:p>4,94727272727273</text:p>
          </table:table-cell>
          <table:table-cell table:formula="of:=[.D1566]/275" office:value-type="float" office:value="11.7618181818182" calcext:value-type="float">
            <text:p>11,7618181818182</text:p>
          </table:table-cell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office:value-type="float" office:value="1326.5" calcext:value-type="float">
            <text:p>1326,5</text:p>
          </table:table-cell>
          <table:table-cell office:value-type="float" office:value="3144.5" calcext:value-type="float">
            <text:p>3144,5</text:p>
          </table:table-cell>
          <table:table-cell office:value-type="float" office:value="81" calcext:value-type="float">
            <text:p>81</text:p>
          </table:table-cell>
          <table:table-cell table:formula="of:=[.E1567]*24*60" office:value-type="float" office:value="116640" calcext:value-type="float">
            <text:p>116640</text:p>
          </table:table-cell>
          <table:table-cell table:formula="of:=[.C1567]/275" office:value-type="float" office:value="4.82363636363636" calcext:value-type="float">
            <text:p>4,82363636363636</text:p>
          </table:table-cell>
          <table:table-cell table:formula="of:=[.D1567]/275" office:value-type="float" office:value="11.4345454545455" calcext:value-type="float">
            <text:p>11,4345454545455</text:p>
          </table:table-cell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office:value-type="float" office:value="1268.5" calcext:value-type="float">
            <text:p>1268,5</text:p>
          </table:table-cell>
          <table:table-cell office:value-type="float" office:value="3082.5" calcext:value-type="float">
            <text:p>3082,5</text:p>
          </table:table-cell>
          <table:table-cell office:value-type="float" office:value="81" calcext:value-type="float">
            <text:p>81</text:p>
          </table:table-cell>
          <table:table-cell table:formula="of:=[.E1568]*24*60" office:value-type="float" office:value="116640" calcext:value-type="float">
            <text:p>116640</text:p>
          </table:table-cell>
          <table:table-cell table:formula="of:=[.C1568]/275" office:value-type="float" office:value="4.61272727272727" calcext:value-type="float">
            <text:p>4,61272727272727</text:p>
          </table:table-cell>
          <table:table-cell table:formula="of:=[.D1568]/275" office:value-type="float" office:value="11.2090909090909" calcext:value-type="float">
            <text:p>11,2090909090909</text:p>
          </table:table-cell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office:value-type="float" office:value="1252.5" calcext:value-type="float">
            <text:p>1252,5</text:p>
          </table:table-cell>
          <table:table-cell office:value-type="float" office:value="2998.5" calcext:value-type="float">
            <text:p>2998,5</text:p>
          </table:table-cell>
          <table:table-cell office:value-type="float" office:value="81" calcext:value-type="float">
            <text:p>81</text:p>
          </table:table-cell>
          <table:table-cell table:formula="of:=[.E1569]*24*60" office:value-type="float" office:value="116640" calcext:value-type="float">
            <text:p>116640</text:p>
          </table:table-cell>
          <table:table-cell table:formula="of:=[.C1569]/275" office:value-type="float" office:value="4.55454545454546" calcext:value-type="float">
            <text:p>4,55454545454546</text:p>
          </table:table-cell>
          <table:table-cell table:formula="of:=[.D1569]/275" office:value-type="float" office:value="10.9036363636364" calcext:value-type="float">
            <text:p>10,9036363636364</text:p>
          </table:table-cell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office:value-type="float" office:value="1248.5" calcext:value-type="float">
            <text:p>1248,5</text:p>
          </table:table-cell>
          <table:table-cell office:value-type="float" office:value="2880.5" calcext:value-type="float">
            <text:p>2880,5</text:p>
          </table:table-cell>
          <table:table-cell office:value-type="float" office:value="81" calcext:value-type="float">
            <text:p>81</text:p>
          </table:table-cell>
          <table:table-cell table:formula="of:=[.E1570]*24*60" office:value-type="float" office:value="116640" calcext:value-type="float">
            <text:p>116640</text:p>
          </table:table-cell>
          <table:table-cell table:formula="of:=[.C1570]/275" office:value-type="float" office:value="4.54" calcext:value-type="float">
            <text:p>4,54</text:p>
          </table:table-cell>
          <table:table-cell table:formula="of:=[.D1570]/275" office:value-type="float" office:value="10.4745454545455" calcext:value-type="float">
            <text:p>10,4745454545455</text:p>
          </table:table-cell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office:value-type="float" office:value="1226.5" calcext:value-type="float">
            <text:p>1226,5</text:p>
          </table:table-cell>
          <table:table-cell office:value-type="float" office:value="2760.5" calcext:value-type="float">
            <text:p>2760,5</text:p>
          </table:table-cell>
          <table:table-cell office:value-type="float" office:value="84" calcext:value-type="float">
            <text:p>84</text:p>
          </table:table-cell>
          <table:table-cell table:formula="of:=[.E1571]*24*60" office:value-type="float" office:value="120960" calcext:value-type="float">
            <text:p>120960</text:p>
          </table:table-cell>
          <table:table-cell table:formula="of:=[.C1571]/275" office:value-type="float" office:value="4.46" calcext:value-type="float">
            <text:p>4,46</text:p>
          </table:table-cell>
          <table:table-cell table:formula="of:=[.D1571]/275" office:value-type="float" office:value="10.0381818181818" calcext:value-type="float">
            <text:p>10,0381818181818</text:p>
          </table:table-cell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office:value-type="float" office:value="1246.5" calcext:value-type="float">
            <text:p>1246,5</text:p>
          </table:table-cell>
          <table:table-cell office:value-type="float" office:value="2828.5" calcext:value-type="float">
            <text:p>2828,5</text:p>
          </table:table-cell>
          <table:table-cell office:value-type="float" office:value="84" calcext:value-type="float">
            <text:p>84</text:p>
          </table:table-cell>
          <table:table-cell table:formula="of:=[.E1572]*24*60" office:value-type="float" office:value="120960" calcext:value-type="float">
            <text:p>120960</text:p>
          </table:table-cell>
          <table:table-cell table:formula="of:=[.C1572]/275" office:value-type="float" office:value="4.53272727272727" calcext:value-type="float">
            <text:p>4,53272727272727</text:p>
          </table:table-cell>
          <table:table-cell table:formula="of:=[.D1572]/275" office:value-type="float" office:value="10.2854545454545" calcext:value-type="float">
            <text:p>10,2854545454545</text:p>
          </table:table-cell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float" office:value="1188.5" calcext:value-type="float">
            <text:p>1188,5</text:p>
          </table:table-cell>
          <table:table-cell office:value-type="float" office:value="2776.5" calcext:value-type="float">
            <text:p>2776,5</text:p>
          </table:table-cell>
          <table:table-cell office:value-type="float" office:value="84" calcext:value-type="float">
            <text:p>84</text:p>
          </table:table-cell>
          <table:table-cell table:formula="of:=[.E1573]*24*60" office:value-type="float" office:value="120960" calcext:value-type="float">
            <text:p>120960</text:p>
          </table:table-cell>
          <table:table-cell table:formula="of:=[.C1573]/275" office:value-type="float" office:value="4.32181818181818" calcext:value-type="float">
            <text:p>4,32181818181818</text:p>
          </table:table-cell>
          <table:table-cell table:formula="of:=[.D1573]/275" office:value-type="float" office:value="10.0963636363636" calcext:value-type="float">
            <text:p>10,0963636363636</text:p>
          </table:table-cell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 office:value-type="float" office:value="1252.5" calcext:value-type="float">
            <text:p>1252,5</text:p>
          </table:table-cell>
          <table:table-cell office:value-type="float" office:value="2912.5" calcext:value-type="float">
            <text:p>2912,5</text:p>
          </table:table-cell>
          <table:table-cell office:value-type="float" office:value="84" calcext:value-type="float">
            <text:p>84</text:p>
          </table:table-cell>
          <table:table-cell table:formula="of:=[.E1574]*24*60" office:value-type="float" office:value="120960" calcext:value-type="float">
            <text:p>120960</text:p>
          </table:table-cell>
          <table:table-cell table:formula="of:=[.C1574]/275" office:value-type="float" office:value="4.55454545454546" calcext:value-type="float">
            <text:p>4,55454545454546</text:p>
          </table:table-cell>
          <table:table-cell table:formula="of:=[.D1574]/275" office:value-type="float" office:value="10.5909090909091" calcext:value-type="float">
            <text:p>10,5909090909091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float" office:value="1258.5" calcext:value-type="float">
            <text:p>1258,5</text:p>
          </table:table-cell>
          <table:table-cell office:value-type="float" office:value="3010.5" calcext:value-type="float">
            <text:p>3010,5</text:p>
          </table:table-cell>
          <table:table-cell office:value-type="float" office:value="84" calcext:value-type="float">
            <text:p>84</text:p>
          </table:table-cell>
          <table:table-cell table:formula="of:=[.E1575]*24*60" office:value-type="float" office:value="120960" calcext:value-type="float">
            <text:p>120960</text:p>
          </table:table-cell>
          <table:table-cell table:formula="of:=[.C1575]/275" office:value-type="float" office:value="4.57636363636364" calcext:value-type="float">
            <text:p>4,57636363636364</text:p>
          </table:table-cell>
          <table:table-cell table:formula="of:=[.D1575]/275" office:value-type="float" office:value="10.9472727272727" calcext:value-type="float">
            <text:p>10,9472727272727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296.5" calcext:value-type="float">
            <text:p>1296,5</text:p>
          </table:table-cell>
          <table:table-cell office:value-type="float" office:value="3092.5" calcext:value-type="float">
            <text:p>3092,5</text:p>
          </table:table-cell>
          <table:table-cell office:value-type="float" office:value="84" calcext:value-type="float">
            <text:p>84</text:p>
          </table:table-cell>
          <table:table-cell table:formula="of:=[.E1576]*24*60" office:value-type="float" office:value="120960" calcext:value-type="float">
            <text:p>120960</text:p>
          </table:table-cell>
          <table:table-cell table:formula="of:=[.C1576]/275" office:value-type="float" office:value="4.71454545454546" calcext:value-type="float">
            <text:p>4,71454545454546</text:p>
          </table:table-cell>
          <table:table-cell table:formula="of:=[.D1576]/275" office:value-type="float" office:value="11.2454545454545" calcext:value-type="float">
            <text:p>11,2454545454545</text:p>
          </table:table-cell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office:value-type="float" office:value="1356.5" calcext:value-type="float">
            <text:p>1356,5</text:p>
          </table:table-cell>
          <table:table-cell office:value-type="float" office:value="3196.5" calcext:value-type="float">
            <text:p>3196,5</text:p>
          </table:table-cell>
          <table:table-cell office:value-type="float" office:value="84" calcext:value-type="float">
            <text:p>84</text:p>
          </table:table-cell>
          <table:table-cell table:formula="of:=[.E1577]*24*60" office:value-type="float" office:value="120960" calcext:value-type="float">
            <text:p>120960</text:p>
          </table:table-cell>
          <table:table-cell table:formula="of:=[.C1577]/275" office:value-type="float" office:value="4.93272727272727" calcext:value-type="float">
            <text:p>4,93272727272727</text:p>
          </table:table-cell>
          <table:table-cell table:formula="of:=[.D1577]/275" office:value-type="float" office:value="11.6236363636364" calcext:value-type="float">
            <text:p>11,6236363636364</text:p>
          </table:table-cell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float" office:value="1394.5" calcext:value-type="float">
            <text:p>1394,5</text:p>
          </table:table-cell>
          <table:table-cell office:value-type="float" office:value="3300.5" calcext:value-type="float">
            <text:p>3300,5</text:p>
          </table:table-cell>
          <table:table-cell office:value-type="float" office:value="84" calcext:value-type="float">
            <text:p>84</text:p>
          </table:table-cell>
          <table:table-cell table:formula="of:=[.E1578]*24*60" office:value-type="float" office:value="120960" calcext:value-type="float">
            <text:p>120960</text:p>
          </table:table-cell>
          <table:table-cell table:formula="of:=[.C1578]/275" office:value-type="float" office:value="5.07090909090909" calcext:value-type="float">
            <text:p>5,07090909090909</text:p>
          </table:table-cell>
          <table:table-cell table:formula="of:=[.D1578]/275" office:value-type="float" office:value="12.0018181818182" calcext:value-type="float">
            <text:p>12,0018181818182</text:p>
          </table:table-cell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float" office:value="1356.5" calcext:value-type="float">
            <text:p>1356,5</text:p>
          </table:table-cell>
          <table:table-cell office:value-type="float" office:value="3380.5" calcext:value-type="float">
            <text:p>3380,5</text:p>
          </table:table-cell>
          <table:table-cell office:value-type="float" office:value="84" calcext:value-type="float">
            <text:p>84</text:p>
          </table:table-cell>
          <table:table-cell table:formula="of:=[.E1579]*24*60" office:value-type="float" office:value="120960" calcext:value-type="float">
            <text:p>120960</text:p>
          </table:table-cell>
          <table:table-cell table:formula="of:=[.C1579]/275" office:value-type="float" office:value="4.93272727272727" calcext:value-type="float">
            <text:p>4,93272727272727</text:p>
          </table:table-cell>
          <table:table-cell table:formula="of:=[.D1579]/275" office:value-type="float" office:value="12.2927272727273" calcext:value-type="float">
            <text:p>12,2927272727273</text:p>
          </table:table-cell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344.5" calcext:value-type="float">
            <text:p>1344,5</text:p>
          </table:table-cell>
          <table:table-cell office:value-type="float" office:value="3470.5" calcext:value-type="float">
            <text:p>3470,5</text:p>
          </table:table-cell>
          <table:table-cell office:value-type="float" office:value="84" calcext:value-type="float">
            <text:p>84</text:p>
          </table:table-cell>
          <table:table-cell table:formula="of:=[.E1580]*24*60" office:value-type="float" office:value="120960" calcext:value-type="float">
            <text:p>120960</text:p>
          </table:table-cell>
          <table:table-cell table:formula="of:=[.C1580]/275" office:value-type="float" office:value="4.88909090909091" calcext:value-type="float">
            <text:p>4,88909090909091</text:p>
          </table:table-cell>
          <table:table-cell table:formula="of:=[.D1580]/275" office:value-type="float" office:value="12.62" calcext:value-type="float">
            <text:p>12,62</text:p>
          </table:table-cell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office:value-type="float" office:value="1336.5" calcext:value-type="float">
            <text:p>1336,5</text:p>
          </table:table-cell>
          <table:table-cell office:value-type="float" office:value="3560.5" calcext:value-type="float">
            <text:p>3560,5</text:p>
          </table:table-cell>
          <table:table-cell office:value-type="float" office:value="84" calcext:value-type="float">
            <text:p>84</text:p>
          </table:table-cell>
          <table:table-cell table:formula="of:=[.E1581]*24*60" office:value-type="float" office:value="120960" calcext:value-type="float">
            <text:p>120960</text:p>
          </table:table-cell>
          <table:table-cell table:formula="of:=[.C1581]/275" office:value-type="float" office:value="4.86" calcext:value-type="float">
            <text:p>4,86</text:p>
          </table:table-cell>
          <table:table-cell table:formula="of:=[.D1581]/275" office:value-type="float" office:value="12.9472727272727" calcext:value-type="float">
            <text:p>12,9472727272727</text:p>
          </table:table-cell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float" office:value="1314.5" calcext:value-type="float">
            <text:p>1314,5</text:p>
          </table:table-cell>
          <table:table-cell office:value-type="float" office:value="3618.5" calcext:value-type="float">
            <text:p>3618,5</text:p>
          </table:table-cell>
          <table:table-cell office:value-type="float" office:value="84" calcext:value-type="float">
            <text:p>84</text:p>
          </table:table-cell>
          <table:table-cell table:formula="of:=[.E1582]*24*60" office:value-type="float" office:value="120960" calcext:value-type="float">
            <text:p>120960</text:p>
          </table:table-cell>
          <table:table-cell table:formula="of:=[.C1582]/275" office:value-type="float" office:value="4.78" calcext:value-type="float">
            <text:p>4,78</text:p>
          </table:table-cell>
          <table:table-cell table:formula="of:=[.D1582]/275" office:value-type="float" office:value="13.1581818181818" calcext:value-type="float">
            <text:p>13,1581818181818</text:p>
          </table:table-cell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office:value-type="float" office:value="1310.5" calcext:value-type="float">
            <text:p>1310,5</text:p>
          </table:table-cell>
          <table:table-cell office:value-type="float" office:value="3686.5" calcext:value-type="float">
            <text:p>3686,5</text:p>
          </table:table-cell>
          <table:table-cell office:value-type="float" office:value="84" calcext:value-type="float">
            <text:p>84</text:p>
          </table:table-cell>
          <table:table-cell table:formula="of:=[.E1583]*24*60" office:value-type="float" office:value="120960" calcext:value-type="float">
            <text:p>120960</text:p>
          </table:table-cell>
          <table:table-cell table:formula="of:=[.C1583]/275" office:value-type="float" office:value="4.76545454545455" calcext:value-type="float">
            <text:p>4,76545454545455</text:p>
          </table:table-cell>
          <table:table-cell table:formula="of:=[.D1583]/275" office:value-type="float" office:value="13.4054545454545" calcext:value-type="float">
            <text:p>13,4054545454545</text:p>
          </table:table-cell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office:value-type="float" office:value="1302.5" calcext:value-type="float">
            <text:p>1302,5</text:p>
          </table:table-cell>
          <table:table-cell office:value-type="float" office:value="3746.5" calcext:value-type="float">
            <text:p>3746,5</text:p>
          </table:table-cell>
          <table:table-cell office:value-type="float" office:value="84" calcext:value-type="float">
            <text:p>84</text:p>
          </table:table-cell>
          <table:table-cell table:formula="of:=[.E1584]*24*60" office:value-type="float" office:value="120960" calcext:value-type="float">
            <text:p>120960</text:p>
          </table:table-cell>
          <table:table-cell table:formula="of:=[.C1584]/275" office:value-type="float" office:value="4.73636363636364" calcext:value-type="float">
            <text:p>4,73636363636364</text:p>
          </table:table-cell>
          <table:table-cell table:formula="of:=[.D1584]/275" office:value-type="float" office:value="13.6236363636364" calcext:value-type="float">
            <text:p>13,6236363636364</text:p>
          </table:table-cell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office:value-type="float" office:value="1334.5" calcext:value-type="float">
            <text:p>1334,5</text:p>
          </table:table-cell>
          <table:table-cell office:value-type="float" office:value="3830.5" calcext:value-type="float">
            <text:p>3830,5</text:p>
          </table:table-cell>
          <table:table-cell office:value-type="float" office:value="84" calcext:value-type="float">
            <text:p>84</text:p>
          </table:table-cell>
          <table:table-cell table:formula="of:=[.E1585]*24*60" office:value-type="float" office:value="120960" calcext:value-type="float">
            <text:p>120960</text:p>
          </table:table-cell>
          <table:table-cell table:formula="of:=[.C1585]/275" office:value-type="float" office:value="4.85272727272727" calcext:value-type="float">
            <text:p>4,85272727272727</text:p>
          </table:table-cell>
          <table:table-cell table:formula="of:=[.D1585]/275" office:value-type="float" office:value="13.9290909090909" calcext:value-type="float">
            <text:p>13,9290909090909</text:p>
          </table:table-cell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office:value-type="float" office:value="1182.5" calcext:value-type="float">
            <text:p>1182,5</text:p>
          </table:table-cell>
          <table:table-cell office:value-type="float" office:value="2876.5" calcext:value-type="float">
            <text:p>2876,5</text:p>
          </table:table-cell>
          <table:table-cell office:value-type="float" office:value="84" calcext:value-type="float">
            <text:p>84</text:p>
          </table:table-cell>
          <table:table-cell table:formula="of:=[.E1586]*24*60" office:value-type="float" office:value="120960" calcext:value-type="float">
            <text:p>120960</text:p>
          </table:table-cell>
          <table:table-cell table:formula="of:=[.C1586]/275" office:value-type="float" office:value="4.3" calcext:value-type="float">
            <text:p>4,3</text:p>
          </table:table-cell>
          <table:table-cell table:formula="of:=[.D1586]/275" office:value-type="float" office:value="10.46" calcext:value-type="float">
            <text:p>10,46</text:p>
          </table:table-cell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office:value-type="float" office:value="1158.5" calcext:value-type="float">
            <text:p>1158,5</text:p>
          </table:table-cell>
          <table:table-cell office:value-type="float" office:value="2974.5" calcext:value-type="float">
            <text:p>2974,5</text:p>
          </table:table-cell>
          <table:table-cell office:value-type="float" office:value="84" calcext:value-type="float">
            <text:p>84</text:p>
          </table:table-cell>
          <table:table-cell table:formula="of:=[.E1587]*24*60" office:value-type="float" office:value="120960" calcext:value-type="float">
            <text:p>120960</text:p>
          </table:table-cell>
          <table:table-cell table:formula="of:=[.C1587]/275" office:value-type="float" office:value="4.21272727272727" calcext:value-type="float">
            <text:p>4,21272727272727</text:p>
          </table:table-cell>
          <table:table-cell table:formula="of:=[.D1587]/275" office:value-type="float" office:value="10.8163636363636" calcext:value-type="float">
            <text:p>10,8163636363636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1110.5" calcext:value-type="float">
            <text:p>1110,5</text:p>
          </table:table-cell>
          <table:table-cell office:value-type="float" office:value="3008.5" calcext:value-type="float">
            <text:p>3008,5</text:p>
          </table:table-cell>
          <table:table-cell office:value-type="float" office:value="84" calcext:value-type="float">
            <text:p>84</text:p>
          </table:table-cell>
          <table:table-cell table:formula="of:=[.E1588]*24*60" office:value-type="float" office:value="120960" calcext:value-type="float">
            <text:p>120960</text:p>
          </table:table-cell>
          <table:table-cell table:formula="of:=[.C1588]/275" office:value-type="float" office:value="4.03818181818182" calcext:value-type="float">
            <text:p>4,03818181818182</text:p>
          </table:table-cell>
          <table:table-cell table:formula="of:=[.D1588]/275" office:value-type="float" office:value="10.94" calcext:value-type="float">
            <text:p>10,94</text:p>
          </table:table-cell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office:value-type="float" office:value="1052.5" calcext:value-type="float">
            <text:p>1052,5</text:p>
          </table:table-cell>
          <table:table-cell office:value-type="float" office:value="3076.5" calcext:value-type="float">
            <text:p>3076,5</text:p>
          </table:table-cell>
          <table:table-cell office:value-type="float" office:value="84" calcext:value-type="float">
            <text:p>84</text:p>
          </table:table-cell>
          <table:table-cell table:formula="of:=[.E1589]*24*60" office:value-type="float" office:value="120960" calcext:value-type="float">
            <text:p>120960</text:p>
          </table:table-cell>
          <table:table-cell table:formula="of:=[.C1589]/275" office:value-type="float" office:value="3.82727272727273" calcext:value-type="float">
            <text:p>3,82727272727273</text:p>
          </table:table-cell>
          <table:table-cell table:formula="of:=[.D1589]/275" office:value-type="float" office:value="11.1872727272727" calcext:value-type="float">
            <text:p>11,1872727272727</text:p>
          </table:table-cell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office:value-type="float" office:value="982.5" calcext:value-type="float">
            <text:p>982,5</text:p>
          </table:table-cell>
          <table:table-cell office:value-type="float" office:value="3142.5" calcext:value-type="float">
            <text:p>3142,5</text:p>
          </table:table-cell>
          <table:table-cell office:value-type="float" office:value="84" calcext:value-type="float">
            <text:p>84</text:p>
          </table:table-cell>
          <table:table-cell table:formula="of:=[.E1590]*24*60" office:value-type="float" office:value="120960" calcext:value-type="float">
            <text:p>120960</text:p>
          </table:table-cell>
          <table:table-cell table:formula="of:=[.C1590]/275" office:value-type="float" office:value="3.57272727272727" calcext:value-type="float">
            <text:p>3,57272727272727</text:p>
          </table:table-cell>
          <table:table-cell table:formula="of:=[.D1590]/275" office:value-type="float" office:value="11.4272727272727" calcext:value-type="float">
            <text:p>11,4272727272727</text:p>
          </table:table-cell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float" office:value="928.5" calcext:value-type="float">
            <text:p>928,5</text:p>
          </table:table-cell>
          <table:table-cell office:value-type="float" office:value="3094.5" calcext:value-type="float">
            <text:p>3094,5</text:p>
          </table:table-cell>
          <table:table-cell office:value-type="float" office:value="84" calcext:value-type="float">
            <text:p>84</text:p>
          </table:table-cell>
          <table:table-cell table:formula="of:=[.E1591]*24*60" office:value-type="float" office:value="120960" calcext:value-type="float">
            <text:p>120960</text:p>
          </table:table-cell>
          <table:table-cell table:formula="of:=[.C1591]/275" office:value-type="float" office:value="3.37636363636364" calcext:value-type="float">
            <text:p>3,37636363636364</text:p>
          </table:table-cell>
          <table:table-cell table:formula="of:=[.D1591]/275" office:value-type="float" office:value="11.2527272727273" calcext:value-type="float">
            <text:p>11,2527272727273</text:p>
          </table:table-cell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office:value-type="float" office:value="894.5" calcext:value-type="float">
            <text:p>894,5</text:p>
          </table:table-cell>
          <table:table-cell office:value-type="float" office:value="3188.5" calcext:value-type="float">
            <text:p>3188,5</text:p>
          </table:table-cell>
          <table:table-cell office:value-type="float" office:value="84" calcext:value-type="float">
            <text:p>84</text:p>
          </table:table-cell>
          <table:table-cell table:formula="of:=[.E1592]*24*60" office:value-type="float" office:value="120960" calcext:value-type="float">
            <text:p>120960</text:p>
          </table:table-cell>
          <table:table-cell table:formula="of:=[.C1592]/275" office:value-type="float" office:value="3.25272727272727" calcext:value-type="float">
            <text:p>3,25272727272727</text:p>
          </table:table-cell>
          <table:table-cell table:formula="of:=[.D1592]/275" office:value-type="float" office:value="11.5945454545455" calcext:value-type="float">
            <text:p>11,5945454545455</text:p>
          </table:table-cell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float" office:value="818.5" calcext:value-type="float">
            <text:p>818,5</text:p>
          </table:table-cell>
          <table:table-cell office:value-type="float" office:value="3170.5" calcext:value-type="float">
            <text:p>3170,5</text:p>
          </table:table-cell>
          <table:table-cell office:value-type="float" office:value="84" calcext:value-type="float">
            <text:p>84</text:p>
          </table:table-cell>
          <table:table-cell table:formula="of:=[.E1593]*24*60" office:value-type="float" office:value="120960" calcext:value-type="float">
            <text:p>120960</text:p>
          </table:table-cell>
          <table:table-cell table:formula="of:=[.C1593]/275" office:value-type="float" office:value="2.97636363636364" calcext:value-type="float">
            <text:p>2,97636363636364</text:p>
          </table:table-cell>
          <table:table-cell table:formula="of:=[.D1593]/275" office:value-type="float" office:value="11.5290909090909" calcext:value-type="float">
            <text:p>11,5290909090909</text:p>
          </table:table-cell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office:value-type="float" office:value="804.5" calcext:value-type="float">
            <text:p>804,5</text:p>
          </table:table-cell>
          <table:table-cell office:value-type="float" office:value="3286.5" calcext:value-type="float">
            <text:p>3286,5</text:p>
          </table:table-cell>
          <table:table-cell office:value-type="float" office:value="84" calcext:value-type="float">
            <text:p>84</text:p>
          </table:table-cell>
          <table:table-cell table:formula="of:=[.E1594]*24*60" office:value-type="float" office:value="120960" calcext:value-type="float">
            <text:p>120960</text:p>
          </table:table-cell>
          <table:table-cell table:formula="of:=[.C1594]/275" office:value-type="float" office:value="2.92545454545455" calcext:value-type="float">
            <text:p>2,92545454545455</text:p>
          </table:table-cell>
          <table:table-cell table:formula="of:=[.D1594]/275" office:value-type="float" office:value="11.9509090909091" calcext:value-type="float">
            <text:p>11,9509090909091</text:p>
          </table:table-cell>
        </table:table-row>
        <table:table-row table:style-name="ro1">
          <table:table-cell/>
          <table:table-cell office:value-type="float" office:value="1594" calcext:value-type="float">
            <text:p>1594</text:p>
          </table:table-cell>
          <table:table-cell office:value-type="float" office:value="742.5" calcext:value-type="float">
            <text:p>742,5</text:p>
          </table:table-cell>
          <table:table-cell office:value-type="float" office:value="3318.5" calcext:value-type="float">
            <text:p>3318,5</text:p>
          </table:table-cell>
          <table:table-cell office:value-type="float" office:value="84" calcext:value-type="float">
            <text:p>84</text:p>
          </table:table-cell>
          <table:table-cell table:formula="of:=[.E1595]*24*60" office:value-type="float" office:value="120960" calcext:value-type="float">
            <text:p>120960</text:p>
          </table:table-cell>
          <table:table-cell table:formula="of:=[.C1595]/275" office:value-type="float" office:value="2.7" calcext:value-type="float">
            <text:p>2,7</text:p>
          </table:table-cell>
          <table:table-cell table:formula="of:=[.D1595]/275" office:value-type="float" office:value="12.0672727272727" calcext:value-type="float">
            <text:p>12,0672727272727</text:p>
          </table:table-cell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float" office:value="646.5" calcext:value-type="float">
            <text:p>646,5</text:p>
          </table:table-cell>
          <table:table-cell office:value-type="float" office:value="3372.5" calcext:value-type="float">
            <text:p>3372,5</text:p>
          </table:table-cell>
          <table:table-cell office:value-type="float" office:value="84" calcext:value-type="float">
            <text:p>84</text:p>
          </table:table-cell>
          <table:table-cell table:formula="of:=[.E1596]*24*60" office:value-type="float" office:value="120960" calcext:value-type="float">
            <text:p>120960</text:p>
          </table:table-cell>
          <table:table-cell table:formula="of:=[.C1596]/275" office:value-type="float" office:value="2.35090909090909" calcext:value-type="float">
            <text:p>2,35090909090909</text:p>
          </table:table-cell>
          <table:table-cell table:formula="of:=[.D1596]/275" office:value-type="float" office:value="12.2636363636364" calcext:value-type="float">
            <text:p>12,2636363636364</text:p>
          </table:table-cell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608.5" calcext:value-type="float">
            <text:p>608,5</text:p>
          </table:table-cell>
          <table:table-cell office:value-type="float" office:value="3470.5" calcext:value-type="float">
            <text:p>3470,5</text:p>
          </table:table-cell>
          <table:table-cell office:value-type="float" office:value="84" calcext:value-type="float">
            <text:p>84</text:p>
          </table:table-cell>
          <table:table-cell table:formula="of:=[.E1597]*24*60" office:value-type="float" office:value="120960" calcext:value-type="float">
            <text:p>120960</text:p>
          </table:table-cell>
          <table:table-cell table:formula="of:=[.C1597]/275" office:value-type="float" office:value="2.21272727272727" calcext:value-type="float">
            <text:p>2,21272727272727</text:p>
          </table:table-cell>
          <table:table-cell table:formula="of:=[.D1597]/275" office:value-type="float" office:value="12.62" calcext:value-type="float">
            <text:p>12,62</text:p>
          </table:table-cell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566.5" calcext:value-type="float">
            <text:p>566,5</text:p>
          </table:table-cell>
          <table:table-cell office:value-type="float" office:value="3546.5" calcext:value-type="float">
            <text:p>3546,5</text:p>
          </table:table-cell>
          <table:table-cell office:value-type="float" office:value="84" calcext:value-type="float">
            <text:p>84</text:p>
          </table:table-cell>
          <table:table-cell table:formula="of:=[.E1598]*24*60" office:value-type="float" office:value="120960" calcext:value-type="float">
            <text:p>120960</text:p>
          </table:table-cell>
          <table:table-cell table:formula="of:=[.C1598]/275" office:value-type="float" office:value="2.06" calcext:value-type="float">
            <text:p>2,06</text:p>
          </table:table-cell>
          <table:table-cell table:formula="of:=[.D1598]/275" office:value-type="float" office:value="12.8963636363636" calcext:value-type="float">
            <text:p>12,8963636363636</text:p>
          </table:table-cell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office:value-type="float" office:value="570.5" calcext:value-type="float">
            <text:p>570,5</text:p>
          </table:table-cell>
          <table:table-cell office:value-type="float" office:value="3634.5" calcext:value-type="float">
            <text:p>3634,5</text:p>
          </table:table-cell>
          <table:table-cell office:value-type="float" office:value="84" calcext:value-type="float">
            <text:p>84</text:p>
          </table:table-cell>
          <table:table-cell table:formula="of:=[.E1599]*24*60" office:value-type="float" office:value="120960" calcext:value-type="float">
            <text:p>120960</text:p>
          </table:table-cell>
          <table:table-cell table:formula="of:=[.C1599]/275" office:value-type="float" office:value="2.07454545454545" calcext:value-type="float">
            <text:p>2,07454545454545</text:p>
          </table:table-cell>
          <table:table-cell table:formula="of:=[.D1599]/275" office:value-type="float" office:value="13.2163636363636" calcext:value-type="float">
            <text:p>13,2163636363636</text:p>
          </table:table-cell>
        </table:table-row>
        <table:table-row table:style-name="ro1">
          <table:table-cell/>
          <table:table-cell office:value-type="float" office:value="1599" calcext:value-type="float">
            <text:p>1599</text:p>
          </table:table-cell>
          <table:table-cell office:value-type="float" office:value="586.5" calcext:value-type="float">
            <text:p>586,5</text:p>
          </table:table-cell>
          <table:table-cell office:value-type="float" office:value="3670.5" calcext:value-type="float">
            <text:p>3670,5</text:p>
          </table:table-cell>
          <table:table-cell office:value-type="float" office:value="84" calcext:value-type="float">
            <text:p>84</text:p>
          </table:table-cell>
          <table:table-cell table:formula="of:=[.E1600]*24*60" office:value-type="float" office:value="120960" calcext:value-type="float">
            <text:p>120960</text:p>
          </table:table-cell>
          <table:table-cell table:formula="of:=[.C1600]/275" office:value-type="float" office:value="2.13272727272727" calcext:value-type="float">
            <text:p>2,13272727272727</text:p>
          </table:table-cell>
          <table:table-cell table:formula="of:=[.D1600]/275" office:value-type="float" office:value="13.3472727272727" calcext:value-type="float">
            <text:p>13,3472727272727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566.5" calcext:value-type="float">
            <text:p>566,5</text:p>
          </table:table-cell>
          <table:table-cell office:value-type="float" office:value="3730.5" calcext:value-type="float">
            <text:p>3730,5</text:p>
          </table:table-cell>
          <table:table-cell office:value-type="float" office:value="84" calcext:value-type="float">
            <text:p>84</text:p>
          </table:table-cell>
          <table:table-cell table:formula="of:=[.E1601]*24*60" office:value-type="float" office:value="120960" calcext:value-type="float">
            <text:p>120960</text:p>
          </table:table-cell>
          <table:table-cell table:formula="of:=[.C1601]/275" office:value-type="float" office:value="2.06" calcext:value-type="float">
            <text:p>2,06</text:p>
          </table:table-cell>
          <table:table-cell table:formula="of:=[.D1601]/275" office:value-type="float" office:value="13.5654545454545" calcext:value-type="float">
            <text:p>13,5654545454545</text:p>
          </table:table-cell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office:value-type="float" office:value="630.5" calcext:value-type="float">
            <text:p>630,5</text:p>
          </table:table-cell>
          <table:table-cell office:value-type="float" office:value="3782.5" calcext:value-type="float">
            <text:p>3782,5</text:p>
          </table:table-cell>
          <table:table-cell office:value-type="float" office:value="84" calcext:value-type="float">
            <text:p>84</text:p>
          </table:table-cell>
          <table:table-cell table:formula="of:=[.E1602]*24*60" office:value-type="float" office:value="120960" calcext:value-type="float">
            <text:p>120960</text:p>
          </table:table-cell>
          <table:table-cell table:formula="of:=[.C1602]/275" office:value-type="float" office:value="2.29272727272727" calcext:value-type="float">
            <text:p>2,29272727272727</text:p>
          </table:table-cell>
          <table:table-cell table:formula="of:=[.D1602]/275" office:value-type="float" office:value="13.7545454545455" calcext:value-type="float">
            <text:p>13,7545454545455</text:p>
          </table:table-cell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float" office:value="668.5" calcext:value-type="float">
            <text:p>668,5</text:p>
          </table:table-cell>
          <table:table-cell office:value-type="float" office:value="3816.5" calcext:value-type="float">
            <text:p>3816,5</text:p>
          </table:table-cell>
          <table:table-cell office:value-type="float" office:value="84" calcext:value-type="float">
            <text:p>84</text:p>
          </table:table-cell>
          <table:table-cell table:formula="of:=[.E1603]*24*60" office:value-type="float" office:value="120960" calcext:value-type="float">
            <text:p>120960</text:p>
          </table:table-cell>
          <table:table-cell table:formula="of:=[.C1603]/275" office:value-type="float" office:value="2.43090909090909" calcext:value-type="float">
            <text:p>2,43090909090909</text:p>
          </table:table-cell>
          <table:table-cell table:formula="of:=[.D1603]/275" office:value-type="float" office:value="13.8781818181818" calcext:value-type="float">
            <text:p>13,8781818181818</text:p>
          </table:table-cell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office:value-type="float" office:value="678.5" calcext:value-type="float">
            <text:p>678,5</text:p>
          </table:table-cell>
          <table:table-cell office:value-type="float" office:value="3862.5" calcext:value-type="float">
            <text:p>3862,5</text:p>
          </table:table-cell>
          <table:table-cell office:value-type="float" office:value="84" calcext:value-type="float">
            <text:p>84</text:p>
          </table:table-cell>
          <table:table-cell table:formula="of:=[.E1604]*24*60" office:value-type="float" office:value="120960" calcext:value-type="float">
            <text:p>120960</text:p>
          </table:table-cell>
          <table:table-cell table:formula="of:=[.C1604]/275" office:value-type="float" office:value="2.46727272727273" calcext:value-type="float">
            <text:p>2,46727272727273</text:p>
          </table:table-cell>
          <table:table-cell table:formula="of:=[.D1604]/275" office:value-type="float" office:value="14.0454545454545" calcext:value-type="float">
            <text:p>14,0454545454545</text:p>
          </table:table-cell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float" office:value="1240.5" calcext:value-type="float">
            <text:p>1240,5</text:p>
          </table:table-cell>
          <table:table-cell office:value-type="float" office:value="2762.5" calcext:value-type="float">
            <text:p>2762,5</text:p>
          </table:table-cell>
          <table:table-cell office:value-type="float" office:value="87" calcext:value-type="float">
            <text:p>87</text:p>
          </table:table-cell>
          <table:table-cell table:formula="of:=[.E1605]*24*60" office:value-type="float" office:value="125280" calcext:value-type="float">
            <text:p>125280</text:p>
          </table:table-cell>
          <table:table-cell table:formula="of:=[.C1605]/275" office:value-type="float" office:value="4.51090909090909" calcext:value-type="float">
            <text:p>4,51090909090909</text:p>
          </table:table-cell>
          <table:table-cell table:formula="of:=[.D1605]/275" office:value-type="float" office:value="10.0454545454545" calcext:value-type="float">
            <text:p>10,0454545454545</text:p>
          </table:table-cell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office:value-type="float" office:value="1192.5" calcext:value-type="float">
            <text:p>1192,5</text:p>
          </table:table-cell>
          <table:table-cell office:value-type="float" office:value="2768.5" calcext:value-type="float">
            <text:p>2768,5</text:p>
          </table:table-cell>
          <table:table-cell office:value-type="float" office:value="87" calcext:value-type="float">
            <text:p>87</text:p>
          </table:table-cell>
          <table:table-cell table:formula="of:=[.E1606]*24*60" office:value-type="float" office:value="125280" calcext:value-type="float">
            <text:p>125280</text:p>
          </table:table-cell>
          <table:table-cell table:formula="of:=[.C1606]/275" office:value-type="float" office:value="4.33636363636364" calcext:value-type="float">
            <text:p>4,33636363636364</text:p>
          </table:table-cell>
          <table:table-cell table:formula="of:=[.D1606]/275" office:value-type="float" office:value="10.0672727272727" calcext:value-type="float">
            <text:p>10,0672727272727</text:p>
          </table:table-cell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office:value-type="float" office:value="1238.5" calcext:value-type="float">
            <text:p>1238,5</text:p>
          </table:table-cell>
          <table:table-cell office:value-type="float" office:value="2834.5" calcext:value-type="float">
            <text:p>2834,5</text:p>
          </table:table-cell>
          <table:table-cell office:value-type="float" office:value="87" calcext:value-type="float">
            <text:p>87</text:p>
          </table:table-cell>
          <table:table-cell table:formula="of:=[.E1607]*24*60" office:value-type="float" office:value="125280" calcext:value-type="float">
            <text:p>125280</text:p>
          </table:table-cell>
          <table:table-cell table:formula="of:=[.C1607]/275" office:value-type="float" office:value="4.50363636363636" calcext:value-type="float">
            <text:p>4,50363636363636</text:p>
          </table:table-cell>
          <table:table-cell table:formula="of:=[.D1607]/275" office:value-type="float" office:value="10.3072727272727" calcext:value-type="float">
            <text:p>10,3072727272727</text:p>
          </table:table-cell>
        </table:table-row>
        <table:table-row table:style-name="ro1">
          <table:table-cell/>
          <table:table-cell office:value-type="float" office:value="1607" calcext:value-type="float">
            <text:p>1607</text:p>
          </table:table-cell>
          <table:table-cell office:value-type="float" office:value="1244.5" calcext:value-type="float">
            <text:p>1244,5</text:p>
          </table:table-cell>
          <table:table-cell office:value-type="float" office:value="2920.5" calcext:value-type="float">
            <text:p>2920,5</text:p>
          </table:table-cell>
          <table:table-cell office:value-type="float" office:value="87" calcext:value-type="float">
            <text:p>87</text:p>
          </table:table-cell>
          <table:table-cell table:formula="of:=[.E1608]*24*60" office:value-type="float" office:value="125280" calcext:value-type="float">
            <text:p>125280</text:p>
          </table:table-cell>
          <table:table-cell table:formula="of:=[.C1608]/275" office:value-type="float" office:value="4.52545454545455" calcext:value-type="float">
            <text:p>4,52545454545455</text:p>
          </table:table-cell>
          <table:table-cell table:formula="of:=[.D1608]/275" office:value-type="float" office:value="10.62" calcext:value-type="float">
            <text:p>10,62</text:p>
          </table:table-cell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office:value-type="float" office:value="1252.5" calcext:value-type="float">
            <text:p>1252,5</text:p>
          </table:table-cell>
          <table:table-cell office:value-type="float" office:value="2998.5" calcext:value-type="float">
            <text:p>2998,5</text:p>
          </table:table-cell>
          <table:table-cell office:value-type="float" office:value="87" calcext:value-type="float">
            <text:p>87</text:p>
          </table:table-cell>
          <table:table-cell table:formula="of:=[.E1609]*24*60" office:value-type="float" office:value="125280" calcext:value-type="float">
            <text:p>125280</text:p>
          </table:table-cell>
          <table:table-cell table:formula="of:=[.C1609]/275" office:value-type="float" office:value="4.55454545454546" calcext:value-type="float">
            <text:p>4,55454545454546</text:p>
          </table:table-cell>
          <table:table-cell table:formula="of:=[.D1609]/275" office:value-type="float" office:value="10.9036363636364" calcext:value-type="float">
            <text:p>10,9036363636364</text:p>
          </table:table-cell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float" office:value="1286.5" calcext:value-type="float">
            <text:p>1286,5</text:p>
          </table:table-cell>
          <table:table-cell office:value-type="float" office:value="3078.5" calcext:value-type="float">
            <text:p>3078,5</text:p>
          </table:table-cell>
          <table:table-cell office:value-type="float" office:value="87" calcext:value-type="float">
            <text:p>87</text:p>
          </table:table-cell>
          <table:table-cell table:formula="of:=[.E1610]*24*60" office:value-type="float" office:value="125280" calcext:value-type="float">
            <text:p>125280</text:p>
          </table:table-cell>
          <table:table-cell table:formula="of:=[.C1610]/275" office:value-type="float" office:value="4.67818181818182" calcext:value-type="float">
            <text:p>4,67818181818182</text:p>
          </table:table-cell>
          <table:table-cell table:formula="of:=[.D1610]/275" office:value-type="float" office:value="11.1945454545455" calcext:value-type="float">
            <text:p>11,1945454545455</text:p>
          </table:table-cell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float" office:value="1338.5" calcext:value-type="float">
            <text:p>1338,5</text:p>
          </table:table-cell>
          <table:table-cell office:value-type="float" office:value="3140.5" calcext:value-type="float">
            <text:p>3140,5</text:p>
          </table:table-cell>
          <table:table-cell office:value-type="float" office:value="87" calcext:value-type="float">
            <text:p>87</text:p>
          </table:table-cell>
          <table:table-cell table:formula="of:=[.E1611]*24*60" office:value-type="float" office:value="125280" calcext:value-type="float">
            <text:p>125280</text:p>
          </table:table-cell>
          <table:table-cell table:formula="of:=[.C1611]/275" office:value-type="float" office:value="4.86727272727273" calcext:value-type="float">
            <text:p>4,86727272727273</text:p>
          </table:table-cell>
          <table:table-cell table:formula="of:=[.D1611]/275" office:value-type="float" office:value="11.42" calcext:value-type="float">
            <text:p>11,42</text:p>
          </table:table-cell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 office:value-type="float" office:value="1364.5" calcext:value-type="float">
            <text:p>1364,5</text:p>
          </table:table-cell>
          <table:table-cell office:value-type="float" office:value="3250.5" calcext:value-type="float">
            <text:p>3250,5</text:p>
          </table:table-cell>
          <table:table-cell office:value-type="float" office:value="87" calcext:value-type="float">
            <text:p>87</text:p>
          </table:table-cell>
          <table:table-cell table:formula="of:=[.E1612]*24*60" office:value-type="float" office:value="125280" calcext:value-type="float">
            <text:p>125280</text:p>
          </table:table-cell>
          <table:table-cell table:formula="of:=[.C1612]/275" office:value-type="float" office:value="4.96181818181818" calcext:value-type="float">
            <text:p>4,96181818181818</text:p>
          </table:table-cell>
          <table:table-cell table:formula="of:=[.D1612]/275" office:value-type="float" office:value="11.82" calcext:value-type="float">
            <text:p>11,82</text:p>
          </table:table-cell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office:value-type="float" office:value="1390.5" calcext:value-type="float">
            <text:p>1390,5</text:p>
          </table:table-cell>
          <table:table-cell office:value-type="float" office:value="3340.5" calcext:value-type="float">
            <text:p>3340,5</text:p>
          </table:table-cell>
          <table:table-cell office:value-type="float" office:value="87" calcext:value-type="float">
            <text:p>87</text:p>
          </table:table-cell>
          <table:table-cell table:formula="of:=[.E1613]*24*60" office:value-type="float" office:value="125280" calcext:value-type="float">
            <text:p>125280</text:p>
          </table:table-cell>
          <table:table-cell table:formula="of:=[.C1613]/275" office:value-type="float" office:value="5.05636363636364" calcext:value-type="float">
            <text:p>5,05636363636364</text:p>
          </table:table-cell>
          <table:table-cell table:formula="of:=[.D1613]/275" office:value-type="float" office:value="12.1472727272727" calcext:value-type="float">
            <text:p>12,1472727272727</text:p>
          </table:table-cell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office:value-type="float" office:value="1356.5" calcext:value-type="float">
            <text:p>1356,5</text:p>
          </table:table-cell>
          <table:table-cell office:value-type="float" office:value="3402.5" calcext:value-type="float">
            <text:p>3402,5</text:p>
          </table:table-cell>
          <table:table-cell office:value-type="float" office:value="87" calcext:value-type="float">
            <text:p>87</text:p>
          </table:table-cell>
          <table:table-cell table:formula="of:=[.E1614]*24*60" office:value-type="float" office:value="125280" calcext:value-type="float">
            <text:p>125280</text:p>
          </table:table-cell>
          <table:table-cell table:formula="of:=[.C1614]/275" office:value-type="float" office:value="4.93272727272727" calcext:value-type="float">
            <text:p>4,93272727272727</text:p>
          </table:table-cell>
          <table:table-cell table:formula="of:=[.D1614]/275" office:value-type="float" office:value="12.3727272727273" calcext:value-type="float">
            <text:p>12,3727272727273</text:p>
          </table:table-cell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office:value-type="float" office:value="1336.5" calcext:value-type="float">
            <text:p>1336,5</text:p>
          </table:table-cell>
          <table:table-cell office:value-type="float" office:value="3492.5" calcext:value-type="float">
            <text:p>3492,5</text:p>
          </table:table-cell>
          <table:table-cell office:value-type="float" office:value="87" calcext:value-type="float">
            <text:p>87</text:p>
          </table:table-cell>
          <table:table-cell table:formula="of:=[.E1615]*24*60" office:value-type="float" office:value="125280" calcext:value-type="float">
            <text:p>125280</text:p>
          </table:table-cell>
          <table:table-cell table:formula="of:=[.C1615]/275" office:value-type="float" office:value="4.86" calcext:value-type="float">
            <text:p>4,86</text:p>
          </table:table-cell>
          <table:table-cell table:formula="of:=[.D1615]/275" office:value-type="float" office:value="12.7" calcext:value-type="float">
            <text:p>12,7</text:p>
          </table:table-cell>
        </table:table-row>
        <table:table-row table:style-name="ro1">
          <table:table-cell/>
          <table:table-cell office:value-type="float" office:value="1615" calcext:value-type="float">
            <text:p>1615</text:p>
          </table:table-cell>
          <table:table-cell office:value-type="float" office:value="1326.5" calcext:value-type="float">
            <text:p>1326,5</text:p>
          </table:table-cell>
          <table:table-cell office:value-type="float" office:value="3590.5" calcext:value-type="float">
            <text:p>3590,5</text:p>
          </table:table-cell>
          <table:table-cell office:value-type="float" office:value="87" calcext:value-type="float">
            <text:p>87</text:p>
          </table:table-cell>
          <table:table-cell table:formula="of:=[.E1616]*24*60" office:value-type="float" office:value="125280" calcext:value-type="float">
            <text:p>125280</text:p>
          </table:table-cell>
          <table:table-cell table:formula="of:=[.C1616]/275" office:value-type="float" office:value="4.82363636363636" calcext:value-type="float">
            <text:p>4,82363636363636</text:p>
          </table:table-cell>
          <table:table-cell table:formula="of:=[.D1616]/275" office:value-type="float" office:value="13.0563636363636" calcext:value-type="float">
            <text:p>13,0563636363636</text:p>
          </table:table-cell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office:value-type="float" office:value="1308.5" calcext:value-type="float">
            <text:p>1308,5</text:p>
          </table:table-cell>
          <table:table-cell office:value-type="float" office:value="3686.5" calcext:value-type="float">
            <text:p>3686,5</text:p>
          </table:table-cell>
          <table:table-cell office:value-type="float" office:value="87" calcext:value-type="float">
            <text:p>87</text:p>
          </table:table-cell>
          <table:table-cell table:formula="of:=[.E1617]*24*60" office:value-type="float" office:value="125280" calcext:value-type="float">
            <text:p>125280</text:p>
          </table:table-cell>
          <table:table-cell table:formula="of:=[.C1617]/275" office:value-type="float" office:value="4.75818181818182" calcext:value-type="float">
            <text:p>4,75818181818182</text:p>
          </table:table-cell>
          <table:table-cell table:formula="of:=[.D1617]/275" office:value-type="float" office:value="13.4054545454545" calcext:value-type="float">
            <text:p>13,4054545454545</text:p>
          </table:table-cell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office:value-type="float" office:value="1306.5" calcext:value-type="float">
            <text:p>1306,5</text:p>
          </table:table-cell>
          <table:table-cell office:value-type="float" office:value="3758.5" calcext:value-type="float">
            <text:p>3758,5</text:p>
          </table:table-cell>
          <table:table-cell office:value-type="float" office:value="87" calcext:value-type="float">
            <text:p>87</text:p>
          </table:table-cell>
          <table:table-cell table:formula="of:=[.E1618]*24*60" office:value-type="float" office:value="125280" calcext:value-type="float">
            <text:p>125280</text:p>
          </table:table-cell>
          <table:table-cell table:formula="of:=[.C1618]/275" office:value-type="float" office:value="4.75090909090909" calcext:value-type="float">
            <text:p>4,75090909090909</text:p>
          </table:table-cell>
          <table:table-cell table:formula="of:=[.D1618]/275" office:value-type="float" office:value="13.6672727272727" calcext:value-type="float">
            <text:p>13,6672727272727</text:p>
          </table:table-cell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324.5" calcext:value-type="float">
            <text:p>1324,5</text:p>
          </table:table-cell>
          <table:table-cell office:value-type="float" office:value="3816.5" calcext:value-type="float">
            <text:p>3816,5</text:p>
          </table:table-cell>
          <table:table-cell office:value-type="float" office:value="87" calcext:value-type="float">
            <text:p>87</text:p>
          </table:table-cell>
          <table:table-cell table:formula="of:=[.E1619]*24*60" office:value-type="float" office:value="125280" calcext:value-type="float">
            <text:p>125280</text:p>
          </table:table-cell>
          <table:table-cell table:formula="of:=[.C1619]/275" office:value-type="float" office:value="4.81636363636364" calcext:value-type="float">
            <text:p>4,81636363636364</text:p>
          </table:table-cell>
          <table:table-cell table:formula="of:=[.D1619]/275" office:value-type="float" office:value="13.8781818181818" calcext:value-type="float">
            <text:p>13,8781818181818</text:p>
          </table:table-cell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office:value-type="float" office:value="1188.5" calcext:value-type="float">
            <text:p>1188,5</text:p>
          </table:table-cell>
          <table:table-cell office:value-type="float" office:value="2842.5" calcext:value-type="float">
            <text:p>2842,5</text:p>
          </table:table-cell>
          <table:table-cell office:value-type="float" office:value="87" calcext:value-type="float">
            <text:p>87</text:p>
          </table:table-cell>
          <table:table-cell table:formula="of:=[.E1620]*24*60" office:value-type="float" office:value="125280" calcext:value-type="float">
            <text:p>125280</text:p>
          </table:table-cell>
          <table:table-cell table:formula="of:=[.C1620]/275" office:value-type="float" office:value="4.32181818181818" calcext:value-type="float">
            <text:p>4,32181818181818</text:p>
          </table:table-cell>
          <table:table-cell table:formula="of:=[.D1620]/275" office:value-type="float" office:value="10.3363636363636" calcext:value-type="float">
            <text:p>10,3363636363636</text:p>
          </table:table-cell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1162.5" calcext:value-type="float">
            <text:p>1162,5</text:p>
          </table:table-cell>
          <table:table-cell office:value-type="float" office:value="2902.5" calcext:value-type="float">
            <text:p>2902,5</text:p>
          </table:table-cell>
          <table:table-cell office:value-type="float" office:value="87" calcext:value-type="float">
            <text:p>87</text:p>
          </table:table-cell>
          <table:table-cell table:formula="of:=[.E1621]*24*60" office:value-type="float" office:value="125280" calcext:value-type="float">
            <text:p>125280</text:p>
          </table:table-cell>
          <table:table-cell table:formula="of:=[.C1621]/275" office:value-type="float" office:value="4.22727272727273" calcext:value-type="float">
            <text:p>4,22727272727273</text:p>
          </table:table-cell>
          <table:table-cell table:formula="of:=[.D1621]/275" office:value-type="float" office:value="10.5545454545455" calcext:value-type="float">
            <text:p>10,5545454545455</text:p>
          </table:table-cell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1152.5" calcext:value-type="float">
            <text:p>1152,5</text:p>
          </table:table-cell>
          <table:table-cell office:value-type="float" office:value="2972.5" calcext:value-type="float">
            <text:p>2972,5</text:p>
          </table:table-cell>
          <table:table-cell office:value-type="float" office:value="87" calcext:value-type="float">
            <text:p>87</text:p>
          </table:table-cell>
          <table:table-cell table:formula="of:=[.E1622]*24*60" office:value-type="float" office:value="125280" calcext:value-type="float">
            <text:p>125280</text:p>
          </table:table-cell>
          <table:table-cell table:formula="of:=[.C1622]/275" office:value-type="float" office:value="4.19090909090909" calcext:value-type="float">
            <text:p>4,19090909090909</text:p>
          </table:table-cell>
          <table:table-cell table:formula="of:=[.D1622]/275" office:value-type="float" office:value="10.8090909090909" calcext:value-type="float">
            <text:p>10,8090909090909</text:p>
          </table:table-cell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office:value-type="float" office:value="1090.5" calcext:value-type="float">
            <text:p>1090,5</text:p>
          </table:table-cell>
          <table:table-cell office:value-type="float" office:value="3006.5" calcext:value-type="float">
            <text:p>3006,5</text:p>
          </table:table-cell>
          <table:table-cell office:value-type="float" office:value="87" calcext:value-type="float">
            <text:p>87</text:p>
          </table:table-cell>
          <table:table-cell table:formula="of:=[.E1623]*24*60" office:value-type="float" office:value="125280" calcext:value-type="float">
            <text:p>125280</text:p>
          </table:table-cell>
          <table:table-cell table:formula="of:=[.C1623]/275" office:value-type="float" office:value="3.96545454545455" calcext:value-type="float">
            <text:p>3,96545454545455</text:p>
          </table:table-cell>
          <table:table-cell table:formula="of:=[.D1623]/275" office:value-type="float" office:value="10.9327272727273" calcext:value-type="float">
            <text:p>10,9327272727273</text:p>
          </table:table-cell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office:value-type="float" office:value="1042.5" calcext:value-type="float">
            <text:p>1042,5</text:p>
          </table:table-cell>
          <table:table-cell office:value-type="float" office:value="3088.5" calcext:value-type="float">
            <text:p>3088,5</text:p>
          </table:table-cell>
          <table:table-cell office:value-type="float" office:value="87" calcext:value-type="float">
            <text:p>87</text:p>
          </table:table-cell>
          <table:table-cell table:formula="of:=[.E1624]*24*60" office:value-type="float" office:value="125280" calcext:value-type="float">
            <text:p>125280</text:p>
          </table:table-cell>
          <table:table-cell table:formula="of:=[.C1624]/275" office:value-type="float" office:value="3.79090909090909" calcext:value-type="float">
            <text:p>3,79090909090909</text:p>
          </table:table-cell>
          <table:table-cell table:formula="of:=[.D1624]/275" office:value-type="float" office:value="11.2309090909091" calcext:value-type="float">
            <text:p>11,2309090909091</text:p>
          </table:table-cell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float" office:value="984.5" calcext:value-type="float">
            <text:p>984,5</text:p>
          </table:table-cell>
          <table:table-cell office:value-type="float" office:value="3138.5" calcext:value-type="float">
            <text:p>3138,5</text:p>
          </table:table-cell>
          <table:table-cell office:value-type="float" office:value="87" calcext:value-type="float">
            <text:p>87</text:p>
          </table:table-cell>
          <table:table-cell table:formula="of:=[.E1625]*24*60" office:value-type="float" office:value="125280" calcext:value-type="float">
            <text:p>125280</text:p>
          </table:table-cell>
          <table:table-cell table:formula="of:=[.C1625]/275" office:value-type="float" office:value="3.58" calcext:value-type="float">
            <text:p>3,58</text:p>
          </table:table-cell>
          <table:table-cell table:formula="of:=[.D1625]/275" office:value-type="float" office:value="11.4127272727273" calcext:value-type="float">
            <text:p>11,4127272727273</text:p>
          </table:table-cell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office:value-type="float" office:value="952.5" calcext:value-type="float">
            <text:p>952,5</text:p>
          </table:table-cell>
          <table:table-cell office:value-type="float" office:value="3092.5" calcext:value-type="float">
            <text:p>3092,5</text:p>
          </table:table-cell>
          <table:table-cell office:value-type="float" office:value="87" calcext:value-type="float">
            <text:p>87</text:p>
          </table:table-cell>
          <table:table-cell table:formula="of:=[.E1626]*24*60" office:value-type="float" office:value="125280" calcext:value-type="float">
            <text:p>125280</text:p>
          </table:table-cell>
          <table:table-cell table:formula="of:=[.C1626]/275" office:value-type="float" office:value="3.46363636363636" calcext:value-type="float">
            <text:p>3,46363636363636</text:p>
          </table:table-cell>
          <table:table-cell table:formula="of:=[.D1626]/275" office:value-type="float" office:value="11.2454545454545" calcext:value-type="float">
            <text:p>11,2454545454545</text:p>
          </table:table-cell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office:value-type="float" office:value="922.5" calcext:value-type="float">
            <text:p>922,5</text:p>
          </table:table-cell>
          <table:table-cell office:value-type="float" office:value="3096.5" calcext:value-type="float">
            <text:p>3096,5</text:p>
          </table:table-cell>
          <table:table-cell office:value-type="float" office:value="87" calcext:value-type="float">
            <text:p>87</text:p>
          </table:table-cell>
          <table:table-cell table:formula="of:=[.E1627]*24*60" office:value-type="float" office:value="125280" calcext:value-type="float">
            <text:p>125280</text:p>
          </table:table-cell>
          <table:table-cell table:formula="of:=[.C1627]/275" office:value-type="float" office:value="3.35454545454545" calcext:value-type="float">
            <text:p>3,35454545454545</text:p>
          </table:table-cell>
          <table:table-cell table:formula="of:=[.D1627]/275" office:value-type="float" office:value="11.26" calcext:value-type="float">
            <text:p>11,26</text:p>
          </table:table-cell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office:value-type="float" office:value="902.5" calcext:value-type="float">
            <text:p>902,5</text:p>
          </table:table-cell>
          <table:table-cell office:value-type="float" office:value="3164.5" calcext:value-type="float">
            <text:p>3164,5</text:p>
          </table:table-cell>
          <table:table-cell office:value-type="float" office:value="87" calcext:value-type="float">
            <text:p>87</text:p>
          </table:table-cell>
          <table:table-cell table:formula="of:=[.E1628]*24*60" office:value-type="float" office:value="125280" calcext:value-type="float">
            <text:p>125280</text:p>
          </table:table-cell>
          <table:table-cell table:formula="of:=[.C1628]/275" office:value-type="float" office:value="3.28181818181818" calcext:value-type="float">
            <text:p>3,28181818181818</text:p>
          </table:table-cell>
          <table:table-cell table:formula="of:=[.D1628]/275" office:value-type="float" office:value="11.5072727272727" calcext:value-type="float">
            <text:p>11,5072727272727</text:p>
          </table:table-cell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876.5" calcext:value-type="float">
            <text:p>876,5</text:p>
          </table:table-cell>
          <table:table-cell office:value-type="float" office:value="3172.5" calcext:value-type="float">
            <text:p>3172,5</text:p>
          </table:table-cell>
          <table:table-cell office:value-type="float" office:value="87" calcext:value-type="float">
            <text:p>87</text:p>
          </table:table-cell>
          <table:table-cell table:formula="of:=[.E1629]*24*60" office:value-type="float" office:value="125280" calcext:value-type="float">
            <text:p>125280</text:p>
          </table:table-cell>
          <table:table-cell table:formula="of:=[.C1629]/275" office:value-type="float" office:value="3.18727272727273" calcext:value-type="float">
            <text:p>3,18727272727273</text:p>
          </table:table-cell>
          <table:table-cell table:formula="of:=[.D1629]/275" office:value-type="float" office:value="11.5363636363636" calcext:value-type="float">
            <text:p>11,5363636363636</text:p>
          </table:table-cell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office:value-type="float" office:value="864.5" calcext:value-type="float">
            <text:p>864,5</text:p>
          </table:table-cell>
          <table:table-cell office:value-type="float" office:value="3138.5" calcext:value-type="float">
            <text:p>3138,5</text:p>
          </table:table-cell>
          <table:table-cell office:value-type="float" office:value="87" calcext:value-type="float">
            <text:p>87</text:p>
          </table:table-cell>
          <table:table-cell table:formula="of:=[.E1630]*24*60" office:value-type="float" office:value="125280" calcext:value-type="float">
            <text:p>125280</text:p>
          </table:table-cell>
          <table:table-cell table:formula="of:=[.C1630]/275" office:value-type="float" office:value="3.14363636363636" calcext:value-type="float">
            <text:p>3,14363636363636</text:p>
          </table:table-cell>
          <table:table-cell table:formula="of:=[.D1630]/275" office:value-type="float" office:value="11.4127272727273" calcext:value-type="float">
            <text:p>11,4127272727273</text:p>
          </table:table-cell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office:value-type="float" office:value="834.5" calcext:value-type="float">
            <text:p>834,5</text:p>
          </table:table-cell>
          <table:table-cell office:value-type="float" office:value="3152.5" calcext:value-type="float">
            <text:p>3152,5</text:p>
          </table:table-cell>
          <table:table-cell office:value-type="float" office:value="87" calcext:value-type="float">
            <text:p>87</text:p>
          </table:table-cell>
          <table:table-cell table:formula="of:=[.E1631]*24*60" office:value-type="float" office:value="125280" calcext:value-type="float">
            <text:p>125280</text:p>
          </table:table-cell>
          <table:table-cell table:formula="of:=[.C1631]/275" office:value-type="float" office:value="3.03454545454545" calcext:value-type="float">
            <text:p>3,03454545454545</text:p>
          </table:table-cell>
          <table:table-cell table:formula="of:=[.D1631]/275" office:value-type="float" office:value="11.4636363636364" calcext:value-type="float">
            <text:p>11,4636363636364</text:p>
          </table:table-cell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 office:value-type="float" office:value="796.5" calcext:value-type="float">
            <text:p>796,5</text:p>
          </table:table-cell>
          <table:table-cell office:value-type="float" office:value="3152.5" calcext:value-type="float">
            <text:p>3152,5</text:p>
          </table:table-cell>
          <table:table-cell office:value-type="float" office:value="87" calcext:value-type="float">
            <text:p>87</text:p>
          </table:table-cell>
          <table:table-cell table:formula="of:=[.E1632]*24*60" office:value-type="float" office:value="125280" calcext:value-type="float">
            <text:p>125280</text:p>
          </table:table-cell>
          <table:table-cell table:formula="of:=[.C1632]/275" office:value-type="float" office:value="2.89636363636364" calcext:value-type="float">
            <text:p>2,89636363636364</text:p>
          </table:table-cell>
          <table:table-cell table:formula="of:=[.D1632]/275" office:value-type="float" office:value="11.4636363636364" calcext:value-type="float">
            <text:p>11,4636363636364</text:p>
          </table:table-cell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office:value-type="float" office:value="800.5" calcext:value-type="float">
            <text:p>800,5</text:p>
          </table:table-cell>
          <table:table-cell office:value-type="float" office:value="3226.5" calcext:value-type="float">
            <text:p>3226,5</text:p>
          </table:table-cell>
          <table:table-cell office:value-type="float" office:value="87" calcext:value-type="float">
            <text:p>87</text:p>
          </table:table-cell>
          <table:table-cell table:formula="of:=[.E1633]*24*60" office:value-type="float" office:value="125280" calcext:value-type="float">
            <text:p>125280</text:p>
          </table:table-cell>
          <table:table-cell table:formula="of:=[.C1633]/275" office:value-type="float" office:value="2.91090909090909" calcext:value-type="float">
            <text:p>2,91090909090909</text:p>
          </table:table-cell>
          <table:table-cell table:formula="of:=[.D1633]/275" office:value-type="float" office:value="11.7327272727273" calcext:value-type="float">
            <text:p>11,7327272727273</text:p>
          </table:table-cell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office:value-type="float" office:value="798.5" calcext:value-type="float">
            <text:p>798,5</text:p>
          </table:table-cell>
          <table:table-cell office:value-type="float" office:value="3288.5" calcext:value-type="float">
            <text:p>3288,5</text:p>
          </table:table-cell>
          <table:table-cell office:value-type="float" office:value="87" calcext:value-type="float">
            <text:p>87</text:p>
          </table:table-cell>
          <table:table-cell table:formula="of:=[.E1634]*24*60" office:value-type="float" office:value="125280" calcext:value-type="float">
            <text:p>125280</text:p>
          </table:table-cell>
          <table:table-cell table:formula="of:=[.C1634]/275" office:value-type="float" office:value="2.90363636363636" calcext:value-type="float">
            <text:p>2,90363636363636</text:p>
          </table:table-cell>
          <table:table-cell table:formula="of:=[.D1634]/275" office:value-type="float" office:value="11.9581818181818" calcext:value-type="float">
            <text:p>11,9581818181818</text:p>
          </table:table-cell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office:value-type="float" office:value="758.5" calcext:value-type="float">
            <text:p>758,5</text:p>
          </table:table-cell>
          <table:table-cell office:value-type="float" office:value="3310.5" calcext:value-type="float">
            <text:p>3310,5</text:p>
          </table:table-cell>
          <table:table-cell office:value-type="float" office:value="87" calcext:value-type="float">
            <text:p>87</text:p>
          </table:table-cell>
          <table:table-cell table:formula="of:=[.E1635]*24*60" office:value-type="float" office:value="125280" calcext:value-type="float">
            <text:p>125280</text:p>
          </table:table-cell>
          <table:table-cell table:formula="of:=[.C1635]/275" office:value-type="float" office:value="2.75818181818182" calcext:value-type="float">
            <text:p>2,75818181818182</text:p>
          </table:table-cell>
          <table:table-cell table:formula="of:=[.D1635]/275" office:value-type="float" office:value="12.0381818181818" calcext:value-type="float">
            <text:p>12,0381818181818</text:p>
          </table:table-cell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office:value-type="float" office:value="680.5" calcext:value-type="float">
            <text:p>680,5</text:p>
          </table:table-cell>
          <table:table-cell office:value-type="float" office:value="3332.5" calcext:value-type="float">
            <text:p>3332,5</text:p>
          </table:table-cell>
          <table:table-cell office:value-type="float" office:value="87" calcext:value-type="float">
            <text:p>87</text:p>
          </table:table-cell>
          <table:table-cell table:formula="of:=[.E1636]*24*60" office:value-type="float" office:value="125280" calcext:value-type="float">
            <text:p>125280</text:p>
          </table:table-cell>
          <table:table-cell table:formula="of:=[.C1636]/275" office:value-type="float" office:value="2.47454545454545" calcext:value-type="float">
            <text:p>2,47454545454545</text:p>
          </table:table-cell>
          <table:table-cell table:formula="of:=[.D1636]/275" office:value-type="float" office:value="12.1181818181818" calcext:value-type="float">
            <text:p>12,1181818181818</text:p>
          </table:table-cell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office:value-type="float" office:value="620.5" calcext:value-type="float">
            <text:p>620,5</text:p>
          </table:table-cell>
          <table:table-cell office:value-type="float" office:value="3388.5" calcext:value-type="float">
            <text:p>3388,5</text:p>
          </table:table-cell>
          <table:table-cell office:value-type="float" office:value="87" calcext:value-type="float">
            <text:p>87</text:p>
          </table:table-cell>
          <table:table-cell table:formula="of:=[.E1637]*24*60" office:value-type="float" office:value="125280" calcext:value-type="float">
            <text:p>125280</text:p>
          </table:table-cell>
          <table:table-cell table:formula="of:=[.C1637]/275" office:value-type="float" office:value="2.25636363636364" calcext:value-type="float">
            <text:p>2,25636363636364</text:p>
          </table:table-cell>
          <table:table-cell table:formula="of:=[.D1637]/275" office:value-type="float" office:value="12.3218181818182" calcext:value-type="float">
            <text:p>12,3218181818182</text:p>
          </table:table-cell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office:value-type="float" office:value="608.5" calcext:value-type="float">
            <text:p>608,5</text:p>
          </table:table-cell>
          <table:table-cell office:value-type="float" office:value="3464.5" calcext:value-type="float">
            <text:p>3464,5</text:p>
          </table:table-cell>
          <table:table-cell office:value-type="float" office:value="87" calcext:value-type="float">
            <text:p>87</text:p>
          </table:table-cell>
          <table:table-cell table:formula="of:=[.E1638]*24*60" office:value-type="float" office:value="125280" calcext:value-type="float">
            <text:p>125280</text:p>
          </table:table-cell>
          <table:table-cell table:formula="of:=[.C1638]/275" office:value-type="float" office:value="2.21272727272727" calcext:value-type="float">
            <text:p>2,21272727272727</text:p>
          </table:table-cell>
          <table:table-cell table:formula="of:=[.D1638]/275" office:value-type="float" office:value="12.5981818181818" calcext:value-type="float">
            <text:p>12,5981818181818</text:p>
          </table:table-cell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 office:value-type="float" office:value="564.5" calcext:value-type="float">
            <text:p>564,5</text:p>
          </table:table-cell>
          <table:table-cell office:value-type="float" office:value="3542.5" calcext:value-type="float">
            <text:p>3542,5</text:p>
          </table:table-cell>
          <table:table-cell office:value-type="float" office:value="87" calcext:value-type="float">
            <text:p>87</text:p>
          </table:table-cell>
          <table:table-cell table:formula="of:=[.E1639]*24*60" office:value-type="float" office:value="125280" calcext:value-type="float">
            <text:p>125280</text:p>
          </table:table-cell>
          <table:table-cell table:formula="of:=[.C1639]/275" office:value-type="float" office:value="2.05272727272727" calcext:value-type="float">
            <text:p>2,05272727272727</text:p>
          </table:table-cell>
          <table:table-cell table:formula="of:=[.D1639]/275" office:value-type="float" office:value="12.8818181818182" calcext:value-type="float">
            <text:p>12,8818181818182</text:p>
          </table:table-cell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float" office:value="570.5" calcext:value-type="float">
            <text:p>570,5</text:p>
          </table:table-cell>
          <table:table-cell office:value-type="float" office:value="3616.5" calcext:value-type="float">
            <text:p>3616,5</text:p>
          </table:table-cell>
          <table:table-cell office:value-type="float" office:value="87" calcext:value-type="float">
            <text:p>87</text:p>
          </table:table-cell>
          <table:table-cell table:formula="of:=[.E1640]*24*60" office:value-type="float" office:value="125280" calcext:value-type="float">
            <text:p>125280</text:p>
          </table:table-cell>
          <table:table-cell table:formula="of:=[.C1640]/275" office:value-type="float" office:value="2.07454545454545" calcext:value-type="float">
            <text:p>2,07454545454545</text:p>
          </table:table-cell>
          <table:table-cell table:formula="of:=[.D1640]/275" office:value-type="float" office:value="13.1509090909091" calcext:value-type="float">
            <text:p>13,1509090909091</text:p>
          </table:table-cell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float" office:value="586.5" calcext:value-type="float">
            <text:p>586,5</text:p>
          </table:table-cell>
          <table:table-cell office:value-type="float" office:value="3678.5" calcext:value-type="float">
            <text:p>3678,5</text:p>
          </table:table-cell>
          <table:table-cell office:value-type="float" office:value="87" calcext:value-type="float">
            <text:p>87</text:p>
          </table:table-cell>
          <table:table-cell table:formula="of:=[.E1641]*24*60" office:value-type="float" office:value="125280" calcext:value-type="float">
            <text:p>125280</text:p>
          </table:table-cell>
          <table:table-cell table:formula="of:=[.C1641]/275" office:value-type="float" office:value="2.13272727272727" calcext:value-type="float">
            <text:p>2,13272727272727</text:p>
          </table:table-cell>
          <table:table-cell table:formula="of:=[.D1641]/275" office:value-type="float" office:value="13.3763636363636" calcext:value-type="float">
            <text:p>13,3763636363636</text:p>
          </table:table-cell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office:value-type="float" office:value="566.5" calcext:value-type="float">
            <text:p>566,5</text:p>
          </table:table-cell>
          <table:table-cell office:value-type="float" office:value="3736.5" calcext:value-type="float">
            <text:p>3736,5</text:p>
          </table:table-cell>
          <table:table-cell office:value-type="float" office:value="87" calcext:value-type="float">
            <text:p>87</text:p>
          </table:table-cell>
          <table:table-cell table:formula="of:=[.E1642]*24*60" office:value-type="float" office:value="125280" calcext:value-type="float">
            <text:p>125280</text:p>
          </table:table-cell>
          <table:table-cell table:formula="of:=[.C1642]/275" office:value-type="float" office:value="2.06" calcext:value-type="float">
            <text:p>2,06</text:p>
          </table:table-cell>
          <table:table-cell table:formula="of:=[.D1642]/275" office:value-type="float" office:value="13.5872727272727" calcext:value-type="float">
            <text:p>13,5872727272727</text:p>
          </table:table-cell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office:value-type="float" office:value="622.5" calcext:value-type="float">
            <text:p>622,5</text:p>
          </table:table-cell>
          <table:table-cell office:value-type="float" office:value="3784.5" calcext:value-type="float">
            <text:p>3784,5</text:p>
          </table:table-cell>
          <table:table-cell office:value-type="float" office:value="87" calcext:value-type="float">
            <text:p>87</text:p>
          </table:table-cell>
          <table:table-cell table:formula="of:=[.E1643]*24*60" office:value-type="float" office:value="125280" calcext:value-type="float">
            <text:p>125280</text:p>
          </table:table-cell>
          <table:table-cell table:formula="of:=[.C1643]/275" office:value-type="float" office:value="2.26363636363636" calcext:value-type="float">
            <text:p>2,26363636363636</text:p>
          </table:table-cell>
          <table:table-cell table:formula="of:=[.D1643]/275" office:value-type="float" office:value="13.7618181818182" calcext:value-type="float">
            <text:p>13,7618181818182</text:p>
          </table:table-cell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float" office:value="650.5" calcext:value-type="float">
            <text:p>650,5</text:p>
          </table:table-cell>
          <table:table-cell office:value-type="float" office:value="3848.5" calcext:value-type="float">
            <text:p>3848,5</text:p>
          </table:table-cell>
          <table:table-cell office:value-type="float" office:value="87" calcext:value-type="float">
            <text:p>87</text:p>
          </table:table-cell>
          <table:table-cell table:formula="of:=[.E1644]*24*60" office:value-type="float" office:value="125280" calcext:value-type="float">
            <text:p>125280</text:p>
          </table:table-cell>
          <table:table-cell table:formula="of:=[.C1644]/275" office:value-type="float" office:value="2.36545454545455" calcext:value-type="float">
            <text:p>2,36545454545455</text:p>
          </table:table-cell>
          <table:table-cell table:formula="of:=[.D1644]/275" office:value-type="float" office:value="13.9945454545455" calcext:value-type="float">
            <text:p>13,9945454545455</text:p>
          </table:table-cell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office:value-type="float" office:value="1236.5" calcext:value-type="float">
            <text:p>1236,5</text:p>
          </table:table-cell>
          <table:table-cell office:value-type="float" office:value="2752.5" calcext:value-type="float">
            <text:p>2752,5</text:p>
          </table:table-cell>
          <table:table-cell office:value-type="float" office:value="90" calcext:value-type="float">
            <text:p>90</text:p>
          </table:table-cell>
          <table:table-cell table:formula="of:=[.E1645]*24*60" office:value-type="float" office:value="129600" calcext:value-type="float">
            <text:p>129600</text:p>
          </table:table-cell>
          <table:table-cell table:formula="of:=[.C1645]/275" office:value-type="float" office:value="4.49636363636364" calcext:value-type="float">
            <text:p>4,49636363636364</text:p>
          </table:table-cell>
          <table:table-cell table:formula="of:=[.D1645]/275" office:value-type="float" office:value="10.0090909090909" calcext:value-type="float">
            <text:p>10,0090909090909</text:p>
          </table:table-cell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office:value-type="float" office:value="1192.5" calcext:value-type="float">
            <text:p>1192,5</text:p>
          </table:table-cell>
          <table:table-cell office:value-type="float" office:value="2762.5" calcext:value-type="float">
            <text:p>2762,5</text:p>
          </table:table-cell>
          <table:table-cell office:value-type="float" office:value="90" calcext:value-type="float">
            <text:p>90</text:p>
          </table:table-cell>
          <table:table-cell table:formula="of:=[.E1646]*24*60" office:value-type="float" office:value="129600" calcext:value-type="float">
            <text:p>129600</text:p>
          </table:table-cell>
          <table:table-cell table:formula="of:=[.C1646]/275" office:value-type="float" office:value="4.33636363636364" calcext:value-type="float">
            <text:p>4,33636363636364</text:p>
          </table:table-cell>
          <table:table-cell table:formula="of:=[.D1646]/275" office:value-type="float" office:value="10.0454545454545" calcext:value-type="float">
            <text:p>10,0454545454545</text:p>
          </table:table-cell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office:value-type="float" office:value="1186.5" calcext:value-type="float">
            <text:p>1186,5</text:p>
          </table:table-cell>
          <table:table-cell office:value-type="float" office:value="2834.5" calcext:value-type="float">
            <text:p>2834,5</text:p>
          </table:table-cell>
          <table:table-cell office:value-type="float" office:value="90" calcext:value-type="float">
            <text:p>90</text:p>
          </table:table-cell>
          <table:table-cell table:formula="of:=[.E1647]*24*60" office:value-type="float" office:value="129600" calcext:value-type="float">
            <text:p>129600</text:p>
          </table:table-cell>
          <table:table-cell table:formula="of:=[.C1647]/275" office:value-type="float" office:value="4.31454545454545" calcext:value-type="float">
            <text:p>4,31454545454545</text:p>
          </table:table-cell>
          <table:table-cell table:formula="of:=[.D1647]/275" office:value-type="float" office:value="10.3072727272727" calcext:value-type="float">
            <text:p>10,3072727272727</text:p>
          </table:table-cell>
        </table:table-row>
        <table:table-row table:style-name="ro1">
          <table:table-cell/>
          <table:table-cell office:value-type="float" office:value="1647" calcext:value-type="float">
            <text:p>1647</text:p>
          </table:table-cell>
          <table:table-cell office:value-type="float" office:value="1162.5" calcext:value-type="float">
            <text:p>1162,5</text:p>
          </table:table-cell>
          <table:table-cell office:value-type="float" office:value="2890.5" calcext:value-type="float">
            <text:p>2890,5</text:p>
          </table:table-cell>
          <table:table-cell office:value-type="float" office:value="90" calcext:value-type="float">
            <text:p>90</text:p>
          </table:table-cell>
          <table:table-cell table:formula="of:=[.E1648]*24*60" office:value-type="float" office:value="129600" calcext:value-type="float">
            <text:p>129600</text:p>
          </table:table-cell>
          <table:table-cell table:formula="of:=[.C1648]/275" office:value-type="float" office:value="4.22727272727273" calcext:value-type="float">
            <text:p>4,22727272727273</text:p>
          </table:table-cell>
          <table:table-cell table:formula="of:=[.D1648]/275" office:value-type="float" office:value="10.5109090909091" calcext:value-type="float">
            <text:p>10,5109090909091</text:p>
          </table:table-cell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150.5" calcext:value-type="float">
            <text:p>1150,5</text:p>
          </table:table-cell>
          <table:table-cell office:value-type="float" office:value="2924.5" calcext:value-type="float">
            <text:p>2924,5</text:p>
          </table:table-cell>
          <table:table-cell office:value-type="float" office:value="90" calcext:value-type="float">
            <text:p>90</text:p>
          </table:table-cell>
          <table:table-cell table:formula="of:=[.E1649]*24*60" office:value-type="float" office:value="129600" calcext:value-type="float">
            <text:p>129600</text:p>
          </table:table-cell>
          <table:table-cell table:formula="of:=[.C1649]/275" office:value-type="float" office:value="4.18363636363636" calcext:value-type="float">
            <text:p>4,18363636363636</text:p>
          </table:table-cell>
          <table:table-cell table:formula="of:=[.D1649]/275" office:value-type="float" office:value="10.6345454545455" calcext:value-type="float">
            <text:p>10,6345454545455</text:p>
          </table:table-cell>
        </table:table-row>
        <table:table-row table:style-name="ro1">
          <table:table-cell/>
          <table:table-cell office:value-type="float" office:value="1649" calcext:value-type="float">
            <text:p>1649</text:p>
          </table:table-cell>
          <table:table-cell office:value-type="float" office:value="1134.5" calcext:value-type="float">
            <text:p>1134,5</text:p>
          </table:table-cell>
          <table:table-cell office:value-type="float" office:value="2984.5" calcext:value-type="float">
            <text:p>2984,5</text:p>
          </table:table-cell>
          <table:table-cell office:value-type="float" office:value="90" calcext:value-type="float">
            <text:p>90</text:p>
          </table:table-cell>
          <table:table-cell table:formula="of:=[.E1650]*24*60" office:value-type="float" office:value="129600" calcext:value-type="float">
            <text:p>129600</text:p>
          </table:table-cell>
          <table:table-cell table:formula="of:=[.C1650]/275" office:value-type="float" office:value="4.12545454545455" calcext:value-type="float">
            <text:p>4,12545454545455</text:p>
          </table:table-cell>
          <table:table-cell table:formula="of:=[.D1650]/275" office:value-type="float" office:value="10.8527272727273" calcext:value-type="float">
            <text:p>10,8527272727273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1076.5" calcext:value-type="float">
            <text:p>1076,5</text:p>
          </table:table-cell>
          <table:table-cell office:value-type="float" office:value="3020.5" calcext:value-type="float">
            <text:p>3020,5</text:p>
          </table:table-cell>
          <table:table-cell office:value-type="float" office:value="90" calcext:value-type="float">
            <text:p>90</text:p>
          </table:table-cell>
          <table:table-cell table:formula="of:=[.E1651]*24*60" office:value-type="float" office:value="129600" calcext:value-type="float">
            <text:p>129600</text:p>
          </table:table-cell>
          <table:table-cell table:formula="of:=[.C1651]/275" office:value-type="float" office:value="3.91454545454545" calcext:value-type="float">
            <text:p>3,91454545454545</text:p>
          </table:table-cell>
          <table:table-cell table:formula="of:=[.D1651]/275" office:value-type="float" office:value="10.9836363636364" calcext:value-type="float">
            <text:p>10,9836363636364</text:p>
          </table:table-cell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office:value-type="float" office:value="1024.5" calcext:value-type="float">
            <text:p>1024,5</text:p>
          </table:table-cell>
          <table:table-cell office:value-type="float" office:value="3098.5" calcext:value-type="float">
            <text:p>3098,5</text:p>
          </table:table-cell>
          <table:table-cell office:value-type="float" office:value="90" calcext:value-type="float">
            <text:p>90</text:p>
          </table:table-cell>
          <table:table-cell table:formula="of:=[.E1652]*24*60" office:value-type="float" office:value="129600" calcext:value-type="float">
            <text:p>129600</text:p>
          </table:table-cell>
          <table:table-cell table:formula="of:=[.C1652]/275" office:value-type="float" office:value="3.72545454545455" calcext:value-type="float">
            <text:p>3,72545454545455</text:p>
          </table:table-cell>
          <table:table-cell table:formula="of:=[.D1652]/275" office:value-type="float" office:value="11.2672727272727" calcext:value-type="float">
            <text:p>11,2672727272727</text:p>
          </table:table-cell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 office:value-type="float" office:value="978.5" calcext:value-type="float">
            <text:p>978,5</text:p>
          </table:table-cell>
          <table:table-cell office:value-type="float" office:value="3128.5" calcext:value-type="float">
            <text:p>3128,5</text:p>
          </table:table-cell>
          <table:table-cell office:value-type="float" office:value="90" calcext:value-type="float">
            <text:p>90</text:p>
          </table:table-cell>
          <table:table-cell table:formula="of:=[.E1653]*24*60" office:value-type="float" office:value="129600" calcext:value-type="float">
            <text:p>129600</text:p>
          </table:table-cell>
          <table:table-cell table:formula="of:=[.C1653]/275" office:value-type="float" office:value="3.55818181818182" calcext:value-type="float">
            <text:p>3,55818181818182</text:p>
          </table:table-cell>
          <table:table-cell table:formula="of:=[.D1653]/275" office:value-type="float" office:value="11.3763636363636" calcext:value-type="float">
            <text:p>11,3763636363636</text:p>
          </table:table-cell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944.5" calcext:value-type="float">
            <text:p>944,5</text:p>
          </table:table-cell>
          <table:table-cell office:value-type="float" office:value="3068.5" calcext:value-type="float">
            <text:p>3068,5</text:p>
          </table:table-cell>
          <table:table-cell office:value-type="float" office:value="90" calcext:value-type="float">
            <text:p>90</text:p>
          </table:table-cell>
          <table:table-cell table:formula="of:=[.E1654]*24*60" office:value-type="float" office:value="129600" calcext:value-type="float">
            <text:p>129600</text:p>
          </table:table-cell>
          <table:table-cell table:formula="of:=[.C1654]/275" office:value-type="float" office:value="3.43454545454545" calcext:value-type="float">
            <text:p>3,43454545454545</text:p>
          </table:table-cell>
          <table:table-cell table:formula="of:=[.D1654]/275" office:value-type="float" office:value="11.1581818181818" calcext:value-type="float">
            <text:p>11,1581818181818</text:p>
          </table:table-cell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office:value-type="float" office:value="908.5" calcext:value-type="float">
            <text:p>908,5</text:p>
          </table:table-cell>
          <table:table-cell office:value-type="float" office:value="3108.5" calcext:value-type="float">
            <text:p>3108,5</text:p>
          </table:table-cell>
          <table:table-cell office:value-type="float" office:value="90" calcext:value-type="float">
            <text:p>90</text:p>
          </table:table-cell>
          <table:table-cell table:formula="of:=[.E1655]*24*60" office:value-type="float" office:value="129600" calcext:value-type="float">
            <text:p>129600</text:p>
          </table:table-cell>
          <table:table-cell table:formula="of:=[.C1655]/275" office:value-type="float" office:value="3.30363636363636" calcext:value-type="float">
            <text:p>3,30363636363636</text:p>
          </table:table-cell>
          <table:table-cell table:formula="of:=[.D1655]/275" office:value-type="float" office:value="11.3036363636364" calcext:value-type="float">
            <text:p>11,3036363636364</text:p>
          </table:table-cell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office:value-type="float" office:value="900.5" calcext:value-type="float">
            <text:p>900,5</text:p>
          </table:table-cell>
          <table:table-cell office:value-type="float" office:value="3180.5" calcext:value-type="float">
            <text:p>3180,5</text:p>
          </table:table-cell>
          <table:table-cell office:value-type="float" office:value="90" calcext:value-type="float">
            <text:p>90</text:p>
          </table:table-cell>
          <table:table-cell table:formula="of:=[.E1656]*24*60" office:value-type="float" office:value="129600" calcext:value-type="float">
            <text:p>129600</text:p>
          </table:table-cell>
          <table:table-cell table:formula="of:=[.C1656]/275" office:value-type="float" office:value="3.27454545454545" calcext:value-type="float">
            <text:p>3,27454545454545</text:p>
          </table:table-cell>
          <table:table-cell table:formula="of:=[.D1656]/275" office:value-type="float" office:value="11.5654545454545" calcext:value-type="float">
            <text:p>11,5654545454545</text:p>
          </table:table-cell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office:value-type="float" office:value="862.5" calcext:value-type="float">
            <text:p>862,5</text:p>
          </table:table-cell>
          <table:table-cell office:value-type="float" office:value="3136.5" calcext:value-type="float">
            <text:p>3136,5</text:p>
          </table:table-cell>
          <table:table-cell office:value-type="float" office:value="90" calcext:value-type="float">
            <text:p>90</text:p>
          </table:table-cell>
          <table:table-cell table:formula="of:=[.E1657]*24*60" office:value-type="float" office:value="129600" calcext:value-type="float">
            <text:p>129600</text:p>
          </table:table-cell>
          <table:table-cell table:formula="of:=[.C1657]/275" office:value-type="float" office:value="3.13636363636364" calcext:value-type="float">
            <text:p>3,13636363636364</text:p>
          </table:table-cell>
          <table:table-cell table:formula="of:=[.D1657]/275" office:value-type="float" office:value="11.4054545454545" calcext:value-type="float">
            <text:p>11,4054545454545</text:p>
          </table:table-cell>
        </table:table-row>
        <table:table-row table:style-name="ro1">
          <table:table-cell/>
          <table:table-cell office:value-type="float" office:value="1657" calcext:value-type="float">
            <text:p>1657</text:p>
          </table:table-cell>
          <table:table-cell office:value-type="float" office:value="838.5" calcext:value-type="float">
            <text:p>838,5</text:p>
          </table:table-cell>
          <table:table-cell office:value-type="float" office:value="3156.5" calcext:value-type="float">
            <text:p>3156,5</text:p>
          </table:table-cell>
          <table:table-cell office:value-type="float" office:value="90" calcext:value-type="float">
            <text:p>90</text:p>
          </table:table-cell>
          <table:table-cell table:formula="of:=[.E1658]*24*60" office:value-type="float" office:value="129600" calcext:value-type="float">
            <text:p>129600</text:p>
          </table:table-cell>
          <table:table-cell table:formula="of:=[.C1658]/275" office:value-type="float" office:value="3.04909090909091" calcext:value-type="float">
            <text:p>3,04909090909091</text:p>
          </table:table-cell>
          <table:table-cell table:formula="of:=[.D1658]/275" office:value-type="float" office:value="11.4781818181818" calcext:value-type="float">
            <text:p>11,4781818181818</text:p>
          </table:table-cell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office:value-type="float" office:value="804.5" calcext:value-type="float">
            <text:p>804,5</text:p>
          </table:table-cell>
          <table:table-cell office:value-type="float" office:value="3148.5" calcext:value-type="float">
            <text:p>3148,5</text:p>
          </table:table-cell>
          <table:table-cell office:value-type="float" office:value="90" calcext:value-type="float">
            <text:p>90</text:p>
          </table:table-cell>
          <table:table-cell table:formula="of:=[.E1659]*24*60" office:value-type="float" office:value="129600" calcext:value-type="float">
            <text:p>129600</text:p>
          </table:table-cell>
          <table:table-cell table:formula="of:=[.C1659]/275" office:value-type="float" office:value="2.92545454545455" calcext:value-type="float">
            <text:p>2,92545454545455</text:p>
          </table:table-cell>
          <table:table-cell table:formula="of:=[.D1659]/275" office:value-type="float" office:value="11.4490909090909" calcext:value-type="float">
            <text:p>11,4490909090909</text:p>
          </table:table-cell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office:value-type="float" office:value="800.5" calcext:value-type="float">
            <text:p>800,5</text:p>
          </table:table-cell>
          <table:table-cell office:value-type="float" office:value="3226.5" calcext:value-type="float">
            <text:p>3226,5</text:p>
          </table:table-cell>
          <table:table-cell office:value-type="float" office:value="90" calcext:value-type="float">
            <text:p>90</text:p>
          </table:table-cell>
          <table:table-cell table:formula="of:=[.E1660]*24*60" office:value-type="float" office:value="129600" calcext:value-type="float">
            <text:p>129600</text:p>
          </table:table-cell>
          <table:table-cell table:formula="of:=[.C1660]/275" office:value-type="float" office:value="2.91090909090909" calcext:value-type="float">
            <text:p>2,91090909090909</text:p>
          </table:table-cell>
          <table:table-cell table:formula="of:=[.D1660]/275" office:value-type="float" office:value="11.7327272727273" calcext:value-type="float">
            <text:p>11,7327272727273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float" office:value="796.5" calcext:value-type="float">
            <text:p>796,5</text:p>
          </table:table-cell>
          <table:table-cell office:value-type="float" office:value="3288.5" calcext:value-type="float">
            <text:p>3288,5</text:p>
          </table:table-cell>
          <table:table-cell office:value-type="float" office:value="90" calcext:value-type="float">
            <text:p>90</text:p>
          </table:table-cell>
          <table:table-cell table:formula="of:=[.E1661]*24*60" office:value-type="float" office:value="129600" calcext:value-type="float">
            <text:p>129600</text:p>
          </table:table-cell>
          <table:table-cell table:formula="of:=[.C1661]/275" office:value-type="float" office:value="2.89636363636364" calcext:value-type="float">
            <text:p>2,89636363636364</text:p>
          </table:table-cell>
          <table:table-cell table:formula="of:=[.D1661]/275" office:value-type="float" office:value="11.9581818181818" calcext:value-type="float">
            <text:p>11,9581818181818</text:p>
          </table:table-cell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office:value-type="float" office:value="740.5" calcext:value-type="float">
            <text:p>740,5</text:p>
          </table:table-cell>
          <table:table-cell office:value-type="float" office:value="3314.5" calcext:value-type="float">
            <text:p>3314,5</text:p>
          </table:table-cell>
          <table:table-cell office:value-type="float" office:value="90" calcext:value-type="float">
            <text:p>90</text:p>
          </table:table-cell>
          <table:table-cell table:formula="of:=[.E1662]*24*60" office:value-type="float" office:value="129600" calcext:value-type="float">
            <text:p>129600</text:p>
          </table:table-cell>
          <table:table-cell table:formula="of:=[.C1662]/275" office:value-type="float" office:value="2.69272727272727" calcext:value-type="float">
            <text:p>2,69272727272727</text:p>
          </table:table-cell>
          <table:table-cell table:formula="of:=[.D1662]/275" office:value-type="float" office:value="12.0527272727273" calcext:value-type="float">
            <text:p>12,0527272727273</text:p>
          </table:table-cell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office:value-type="float" office:value="652.5" calcext:value-type="float">
            <text:p>652,5</text:p>
          </table:table-cell>
          <table:table-cell office:value-type="float" office:value="3358.5" calcext:value-type="float">
            <text:p>3358,5</text:p>
          </table:table-cell>
          <table:table-cell office:value-type="float" office:value="90" calcext:value-type="float">
            <text:p>90</text:p>
          </table:table-cell>
          <table:table-cell table:formula="of:=[.E1663]*24*60" office:value-type="float" office:value="129600" calcext:value-type="float">
            <text:p>129600</text:p>
          </table:table-cell>
          <table:table-cell table:formula="of:=[.C1663]/275" office:value-type="float" office:value="2.37272727272727" calcext:value-type="float">
            <text:p>2,37272727272727</text:p>
          </table:table-cell>
          <table:table-cell table:formula="of:=[.D1663]/275" office:value-type="float" office:value="12.2127272727273" calcext:value-type="float">
            <text:p>12,2127272727273</text:p>
          </table:table-cell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office:value-type="float" office:value="608.5" calcext:value-type="float">
            <text:p>608,5</text:p>
          </table:table-cell>
          <table:table-cell office:value-type="float" office:value="3444.5" calcext:value-type="float">
            <text:p>3444,5</text:p>
          </table:table-cell>
          <table:table-cell office:value-type="float" office:value="90" calcext:value-type="float">
            <text:p>90</text:p>
          </table:table-cell>
          <table:table-cell table:formula="of:=[.E1664]*24*60" office:value-type="float" office:value="129600" calcext:value-type="float">
            <text:p>129600</text:p>
          </table:table-cell>
          <table:table-cell table:formula="of:=[.C1664]/275" office:value-type="float" office:value="2.21272727272727" calcext:value-type="float">
            <text:p>2,21272727272727</text:p>
          </table:table-cell>
          <table:table-cell table:formula="of:=[.D1664]/275" office:value-type="float" office:value="12.5254545454545" calcext:value-type="float">
            <text:p>12,5254545454545</text:p>
          </table:table-cell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office:value-type="float" office:value="562.5" calcext:value-type="float">
            <text:p>562,5</text:p>
          </table:table-cell>
          <table:table-cell office:value-type="float" office:value="3540.5" calcext:value-type="float">
            <text:p>3540,5</text:p>
          </table:table-cell>
          <table:table-cell office:value-type="float" office:value="90" calcext:value-type="float">
            <text:p>90</text:p>
          </table:table-cell>
          <table:table-cell table:formula="of:=[.E1665]*24*60" office:value-type="float" office:value="129600" calcext:value-type="float">
            <text:p>129600</text:p>
          </table:table-cell>
          <table:table-cell table:formula="of:=[.C1665]/275" office:value-type="float" office:value="2.04545454545455" calcext:value-type="float">
            <text:p>2,04545454545455</text:p>
          </table:table-cell>
          <table:table-cell table:formula="of:=[.D1665]/275" office:value-type="float" office:value="12.8745454545455" calcext:value-type="float">
            <text:p>12,8745454545455</text:p>
          </table:table-cell>
        </table:table-row>
        <table:table-row table:style-name="ro1">
          <table:table-cell/>
          <table:table-cell office:value-type="float" office:value="1665" calcext:value-type="float">
            <text:p>1665</text:p>
          </table:table-cell>
          <table:table-cell office:value-type="float" office:value="562.5" calcext:value-type="float">
            <text:p>562,5</text:p>
          </table:table-cell>
          <table:table-cell office:value-type="float" office:value="3646.5" calcext:value-type="float">
            <text:p>3646,5</text:p>
          </table:table-cell>
          <table:table-cell office:value-type="float" office:value="90" calcext:value-type="float">
            <text:p>90</text:p>
          </table:table-cell>
          <table:table-cell table:formula="of:=[.E1666]*24*60" office:value-type="float" office:value="129600" calcext:value-type="float">
            <text:p>129600</text:p>
          </table:table-cell>
          <table:table-cell table:formula="of:=[.C1666]/275" office:value-type="float" office:value="2.04545454545455" calcext:value-type="float">
            <text:p>2,04545454545455</text:p>
          </table:table-cell>
          <table:table-cell table:formula="of:=[.D1666]/275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float" office:value="576.5" calcext:value-type="float">
            <text:p>576,5</text:p>
          </table:table-cell>
          <table:table-cell office:value-type="float" office:value="3688.5" calcext:value-type="float">
            <text:p>3688,5</text:p>
          </table:table-cell>
          <table:table-cell office:value-type="float" office:value="90" calcext:value-type="float">
            <text:p>90</text:p>
          </table:table-cell>
          <table:table-cell table:formula="of:=[.E1667]*24*60" office:value-type="float" office:value="129600" calcext:value-type="float">
            <text:p>129600</text:p>
          </table:table-cell>
          <table:table-cell table:formula="of:=[.C1667]/275" office:value-type="float" office:value="2.09636363636364" calcext:value-type="float">
            <text:p>2,09636363636364</text:p>
          </table:table-cell>
          <table:table-cell table:formula="of:=[.D1667]/275" office:value-type="float" office:value="13.4127272727273" calcext:value-type="float">
            <text:p>13,4127272727273</text:p>
          </table:table-cell>
        </table:table-row>
        <table:table-row table:style-name="ro1">
          <table:table-cell/>
          <table:table-cell office:value-type="float" office:value="1667" calcext:value-type="float">
            <text:p>1667</text:p>
          </table:table-cell>
          <table:table-cell office:value-type="float" office:value="576.5" calcext:value-type="float">
            <text:p>576,5</text:p>
          </table:table-cell>
          <table:table-cell office:value-type="float" office:value="3748.5" calcext:value-type="float">
            <text:p>3748,5</text:p>
          </table:table-cell>
          <table:table-cell office:value-type="float" office:value="90" calcext:value-type="float">
            <text:p>90</text:p>
          </table:table-cell>
          <table:table-cell table:formula="of:=[.E1668]*24*60" office:value-type="float" office:value="129600" calcext:value-type="float">
            <text:p>129600</text:p>
          </table:table-cell>
          <table:table-cell table:formula="of:=[.C1668]/275" office:value-type="float" office:value="2.09636363636364" calcext:value-type="float">
            <text:p>2,09636363636364</text:p>
          </table:table-cell>
          <table:table-cell table:formula="of:=[.D1668]/275" office:value-type="float" office:value="13.6309090909091" calcext:value-type="float">
            <text:p>13,6309090909091</text:p>
          </table:table-cell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office:value-type="float" office:value="624.5" calcext:value-type="float">
            <text:p>624,5</text:p>
          </table:table-cell>
          <table:table-cell office:value-type="float" office:value="3804.5" calcext:value-type="float">
            <text:p>3804,5</text:p>
          </table:table-cell>
          <table:table-cell office:value-type="float" office:value="90" calcext:value-type="float">
            <text:p>90</text:p>
          </table:table-cell>
          <table:table-cell table:formula="of:=[.E1669]*24*60" office:value-type="float" office:value="129600" calcext:value-type="float">
            <text:p>129600</text:p>
          </table:table-cell>
          <table:table-cell table:formula="of:=[.C1669]/275" office:value-type="float" office:value="2.27090909090909" calcext:value-type="float">
            <text:p>2,27090909090909</text:p>
          </table:table-cell>
          <table:table-cell table:formula="of:=[.D1669]/275" office:value-type="float" office:value="13.8345454545455" calcext:value-type="float">
            <text:p>13,8345454545455</text:p>
          </table:table-cell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office:value-type="float" office:value="660.5" calcext:value-type="float">
            <text:p>660,5</text:p>
          </table:table-cell>
          <table:table-cell office:value-type="float" office:value="3834.5" calcext:value-type="float">
            <text:p>3834,5</text:p>
          </table:table-cell>
          <table:table-cell office:value-type="float" office:value="90" calcext:value-type="float">
            <text:p>90</text:p>
          </table:table-cell>
          <table:table-cell table:formula="of:=[.E1670]*24*60" office:value-type="float" office:value="129600" calcext:value-type="float">
            <text:p>129600</text:p>
          </table:table-cell>
          <table:table-cell table:formula="of:=[.C1670]/275" office:value-type="float" office:value="2.40181818181818" calcext:value-type="float">
            <text:p>2,40181818181818</text:p>
          </table:table-cell>
          <table:table-cell table:formula="of:=[.D1670]/275" office:value-type="float" office:value="13.9436363636364" calcext:value-type="float">
            <text:p>13,9436363636364</text:p>
          </table:table-cell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340.5" calcext:value-type="float">
            <text:p>1340,5</text:p>
          </table:table-cell>
          <table:table-cell office:value-type="float" office:value="3834.5" calcext:value-type="float">
            <text:p>3834,5</text:p>
          </table:table-cell>
          <table:table-cell office:value-type="float" office:value="90" calcext:value-type="float">
            <text:p>90</text:p>
          </table:table-cell>
          <table:table-cell table:formula="of:=[.E1671]*24*60" office:value-type="float" office:value="129600" calcext:value-type="float">
            <text:p>129600</text:p>
          </table:table-cell>
          <table:table-cell table:formula="of:=[.C1671]/275" office:value-type="float" office:value="4.87454545454546" calcext:value-type="float">
            <text:p>4,87454545454546</text:p>
          </table:table-cell>
          <table:table-cell table:formula="of:=[.D1671]/275" office:value-type="float" office:value="13.9436363636364" calcext:value-type="float">
            <text:p>13,9436363636364</text:p>
          </table:table-cell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office:value-type="float" office:value="1318.5" calcext:value-type="float">
            <text:p>1318,5</text:p>
          </table:table-cell>
          <table:table-cell office:value-type="float" office:value="3774.5" calcext:value-type="float">
            <text:p>3774,5</text:p>
          </table:table-cell>
          <table:table-cell office:value-type="float" office:value="90" calcext:value-type="float">
            <text:p>90</text:p>
          </table:table-cell>
          <table:table-cell table:formula="of:=[.E1672]*24*60" office:value-type="float" office:value="129600" calcext:value-type="float">
            <text:p>129600</text:p>
          </table:table-cell>
          <table:table-cell table:formula="of:=[.C1672]/275" office:value-type="float" office:value="4.79454545454546" calcext:value-type="float">
            <text:p>4,79454545454546</text:p>
          </table:table-cell>
          <table:table-cell table:formula="of:=[.D1672]/275" office:value-type="float" office:value="13.7254545454545" calcext:value-type="float">
            <text:p>13,7254545454545</text:p>
          </table:table-cell>
        </table:table-row>
        <table:table-row table:style-name="ro1">
          <table:table-cell/>
          <table:table-cell office:value-type="float" office:value="1672" calcext:value-type="float">
            <text:p>1672</text:p>
          </table:table-cell>
          <table:table-cell office:value-type="float" office:value="1320.5" calcext:value-type="float">
            <text:p>1320,5</text:p>
          </table:table-cell>
          <table:table-cell office:value-type="float" office:value="3716.5" calcext:value-type="float">
            <text:p>3716,5</text:p>
          </table:table-cell>
          <table:table-cell office:value-type="float" office:value="90" calcext:value-type="float">
            <text:p>90</text:p>
          </table:table-cell>
          <table:table-cell table:formula="of:=[.E1673]*24*60" office:value-type="float" office:value="129600" calcext:value-type="float">
            <text:p>129600</text:p>
          </table:table-cell>
          <table:table-cell table:formula="of:=[.C1673]/275" office:value-type="float" office:value="4.80181818181818" calcext:value-type="float">
            <text:p>4,80181818181818</text:p>
          </table:table-cell>
          <table:table-cell table:formula="of:=[.D1673]/275" office:value-type="float" office:value="13.5145454545455" calcext:value-type="float">
            <text:p>13,5145454545455</text:p>
          </table:table-cell>
        </table:table-row>
        <table:table-row table:style-name="ro1">
          <table:table-cell/>
          <table:table-cell office:value-type="float" office:value="1673" calcext:value-type="float">
            <text:p>1673</text:p>
          </table:table-cell>
          <table:table-cell office:value-type="float" office:value="1316.5" calcext:value-type="float">
            <text:p>1316,5</text:p>
          </table:table-cell>
          <table:table-cell office:value-type="float" office:value="3652.5" calcext:value-type="float">
            <text:p>3652,5</text:p>
          </table:table-cell>
          <table:table-cell office:value-type="float" office:value="90" calcext:value-type="float">
            <text:p>90</text:p>
          </table:table-cell>
          <table:table-cell table:formula="of:=[.E1674]*24*60" office:value-type="float" office:value="129600" calcext:value-type="float">
            <text:p>129600</text:p>
          </table:table-cell>
          <table:table-cell table:formula="of:=[.C1674]/275" office:value-type="float" office:value="4.78727272727273" calcext:value-type="float">
            <text:p>4,78727272727273</text:p>
          </table:table-cell>
          <table:table-cell table:formula="of:=[.D1674]/275" office:value-type="float" office:value="13.2818181818182" calcext:value-type="float">
            <text:p>13,2818181818182</text:p>
          </table:table-cell>
        </table:table-row>
        <table:table-row table:style-name="ro1">
          <table:table-cell/>
          <table:table-cell office:value-type="float" office:value="1674" calcext:value-type="float">
            <text:p>1674</text:p>
          </table:table-cell>
          <table:table-cell office:value-type="float" office:value="1336.5" calcext:value-type="float">
            <text:p>1336,5</text:p>
          </table:table-cell>
          <table:table-cell office:value-type="float" office:value="3578.5" calcext:value-type="float">
            <text:p>3578,5</text:p>
          </table:table-cell>
          <table:table-cell office:value-type="float" office:value="90" calcext:value-type="float">
            <text:p>90</text:p>
          </table:table-cell>
          <table:table-cell table:formula="of:=[.E1675]*24*60" office:value-type="float" office:value="129600" calcext:value-type="float">
            <text:p>129600</text:p>
          </table:table-cell>
          <table:table-cell table:formula="of:=[.C1675]/275" office:value-type="float" office:value="4.86" calcext:value-type="float">
            <text:p>4,86</text:p>
          </table:table-cell>
          <table:table-cell table:formula="of:=[.D1675]/275" office:value-type="float" office:value="13.0127272727273" calcext:value-type="float">
            <text:p>13,0127272727273</text:p>
          </table:table-cell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office:value-type="float" office:value="1348.5" calcext:value-type="float">
            <text:p>1348,5</text:p>
          </table:table-cell>
          <table:table-cell office:value-type="float" office:value="3476.5" calcext:value-type="float">
            <text:p>3476,5</text:p>
          </table:table-cell>
          <table:table-cell office:value-type="float" office:value="90" calcext:value-type="float">
            <text:p>90</text:p>
          </table:table-cell>
          <table:table-cell table:formula="of:=[.E1676]*24*60" office:value-type="float" office:value="129600" calcext:value-type="float">
            <text:p>129600</text:p>
          </table:table-cell>
          <table:table-cell table:formula="of:=[.C1676]/275" office:value-type="float" office:value="4.90363636363636" calcext:value-type="float">
            <text:p>4,90363636363636</text:p>
          </table:table-cell>
          <table:table-cell table:formula="of:=[.D1676]/275" office:value-type="float" office:value="12.6418181818182" calcext:value-type="float">
            <text:p>12,6418181818182</text:p>
          </table:table-cell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office:value-type="float" office:value="1366.5" calcext:value-type="float">
            <text:p>1366,5</text:p>
          </table:table-cell>
          <table:table-cell office:value-type="float" office:value="3388.5" calcext:value-type="float">
            <text:p>3388,5</text:p>
          </table:table-cell>
          <table:table-cell office:value-type="float" office:value="90" calcext:value-type="float">
            <text:p>90</text:p>
          </table:table-cell>
          <table:table-cell table:formula="of:=[.E1677]*24*60" office:value-type="float" office:value="129600" calcext:value-type="float">
            <text:p>129600</text:p>
          </table:table-cell>
          <table:table-cell table:formula="of:=[.C1677]/275" office:value-type="float" office:value="4.96909090909091" calcext:value-type="float">
            <text:p>4,96909090909091</text:p>
          </table:table-cell>
          <table:table-cell table:formula="of:=[.D1677]/275" office:value-type="float" office:value="12.3218181818182" calcext:value-type="float">
            <text:p>12,3218181818182</text:p>
          </table:table-cell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office:value-type="float" office:value="1390.5" calcext:value-type="float">
            <text:p>1390,5</text:p>
          </table:table-cell>
          <table:table-cell office:value-type="float" office:value="3300.5" calcext:value-type="float">
            <text:p>3300,5</text:p>
          </table:table-cell>
          <table:table-cell office:value-type="float" office:value="90" calcext:value-type="float">
            <text:p>90</text:p>
          </table:table-cell>
          <table:table-cell table:formula="of:=[.E1678]*24*60" office:value-type="float" office:value="129600" calcext:value-type="float">
            <text:p>129600</text:p>
          </table:table-cell>
          <table:table-cell table:formula="of:=[.C1678]/275" office:value-type="float" office:value="5.05636363636364" calcext:value-type="float">
            <text:p>5,05636363636364</text:p>
          </table:table-cell>
          <table:table-cell table:formula="of:=[.D1678]/275" office:value-type="float" office:value="12.0018181818182" calcext:value-type="float">
            <text:p>12,0018181818182</text:p>
          </table:table-cell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office:value-type="float" office:value="1366.5" calcext:value-type="float">
            <text:p>1366,5</text:p>
          </table:table-cell>
          <table:table-cell office:value-type="float" office:value="3216.5" calcext:value-type="float">
            <text:p>3216,5</text:p>
          </table:table-cell>
          <table:table-cell office:value-type="float" office:value="90" calcext:value-type="float">
            <text:p>90</text:p>
          </table:table-cell>
          <table:table-cell table:formula="of:=[.E1679]*24*60" office:value-type="float" office:value="129600" calcext:value-type="float">
            <text:p>129600</text:p>
          </table:table-cell>
          <table:table-cell table:formula="of:=[.C1679]/275" office:value-type="float" office:value="4.96909090909091" calcext:value-type="float">
            <text:p>4,96909090909091</text:p>
          </table:table-cell>
          <table:table-cell table:formula="of:=[.D1679]/275" office:value-type="float" office:value="11.6963636363636" calcext:value-type="float">
            <text:p>11,6963636363636</text:p>
          </table:table-cell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float" office:value="1356.5" calcext:value-type="float">
            <text:p>1356,5</text:p>
          </table:table-cell>
          <table:table-cell office:value-type="float" office:value="3162.5" calcext:value-type="float">
            <text:p>3162,5</text:p>
          </table:table-cell>
          <table:table-cell office:value-type="float" office:value="90" calcext:value-type="float">
            <text:p>90</text:p>
          </table:table-cell>
          <table:table-cell table:formula="of:=[.E1680]*24*60" office:value-type="float" office:value="129600" calcext:value-type="float">
            <text:p>129600</text:p>
          </table:table-cell>
          <table:table-cell table:formula="of:=[.C1680]/275" office:value-type="float" office:value="4.93272727272727" calcext:value-type="float">
            <text:p>4,93272727272727</text:p>
          </table:table-cell>
          <table:table-cell table:formula="of:=[.D1680]/275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1324.5" calcext:value-type="float">
            <text:p>1324,5</text:p>
          </table:table-cell>
          <table:table-cell office:value-type="float" office:value="3086.5" calcext:value-type="float">
            <text:p>3086,5</text:p>
          </table:table-cell>
          <table:table-cell office:value-type="float" office:value="90" calcext:value-type="float">
            <text:p>90</text:p>
          </table:table-cell>
          <table:table-cell table:formula="of:=[.E1681]*24*60" office:value-type="float" office:value="129600" calcext:value-type="float">
            <text:p>129600</text:p>
          </table:table-cell>
          <table:table-cell table:formula="of:=[.C1681]/275" office:value-type="float" office:value="4.81636363636364" calcext:value-type="float">
            <text:p>4,81636363636364</text:p>
          </table:table-cell>
          <table:table-cell table:formula="of:=[.D1681]/275" office:value-type="float" office:value="11.2236363636364" calcext:value-type="float">
            <text:p>11,2236363636364</text:p>
          </table:table-cell>
        </table:table-row>
        <table:table-row table:style-name="ro1">
          <table:table-cell/>
          <table:table-cell office:value-type="float" office:value="1681" calcext:value-type="float">
            <text:p>1681</text:p>
          </table:table-cell>
          <table:table-cell office:value-type="float" office:value="1268.5" calcext:value-type="float">
            <text:p>1268,5</text:p>
          </table:table-cell>
          <table:table-cell office:value-type="float" office:value="3046.5" calcext:value-type="float">
            <text:p>3046,5</text:p>
          </table:table-cell>
          <table:table-cell office:value-type="float" office:value="90" calcext:value-type="float">
            <text:p>90</text:p>
          </table:table-cell>
          <table:table-cell table:formula="of:=[.E1682]*24*60" office:value-type="float" office:value="129600" calcext:value-type="float">
            <text:p>129600</text:p>
          </table:table-cell>
          <table:table-cell table:formula="of:=[.C1682]/275" office:value-type="float" office:value="4.61272727272727" calcext:value-type="float">
            <text:p>4,61272727272727</text:p>
          </table:table-cell>
          <table:table-cell table:formula="of:=[.D1682]/275" office:value-type="float" office:value="11.0781818181818" calcext:value-type="float">
            <text:p>11,0781818181818</text:p>
          </table:table-cell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 office:value-type="float" office:value="1254.5" calcext:value-type="float">
            <text:p>1254,5</text:p>
          </table:table-cell>
          <table:table-cell office:value-type="float" office:value="2970.5" calcext:value-type="float">
            <text:p>2970,5</text:p>
          </table:table-cell>
          <table:table-cell office:value-type="float" office:value="90" calcext:value-type="float">
            <text:p>90</text:p>
          </table:table-cell>
          <table:table-cell table:formula="of:=[.E1683]*24*60" office:value-type="float" office:value="129600" calcext:value-type="float">
            <text:p>129600</text:p>
          </table:table-cell>
          <table:table-cell table:formula="of:=[.C1683]/275" office:value-type="float" office:value="4.56181818181818" calcext:value-type="float">
            <text:p>4,56181818181818</text:p>
          </table:table-cell>
          <table:table-cell table:formula="of:=[.D1683]/275" office:value-type="float" office:value="10.8018181818182" calcext:value-type="float">
            <text:p>10,8018181818182</text:p>
          </table:table-cell>
        </table:table-row>
        <table:table-row table:style-name="ro1">
          <table:table-cell/>
          <table:table-cell office:value-type="float" office:value="1683" calcext:value-type="float">
            <text:p>1683</text:p>
          </table:table-cell>
          <table:table-cell office:value-type="float" office:value="1248.5" calcext:value-type="float">
            <text:p>1248,5</text:p>
          </table:table-cell>
          <table:table-cell office:value-type="float" office:value="2880.5" calcext:value-type="float">
            <text:p>2880,5</text:p>
          </table:table-cell>
          <table:table-cell office:value-type="float" office:value="90" calcext:value-type="float">
            <text:p>90</text:p>
          </table:table-cell>
          <table:table-cell table:formula="of:=[.E1684]*24*60" office:value-type="float" office:value="129600" calcext:value-type="float">
            <text:p>129600</text:p>
          </table:table-cell>
          <table:table-cell table:formula="of:=[.C1684]/275" office:value-type="float" office:value="4.54" calcext:value-type="float">
            <text:p>4,54</text:p>
          </table:table-cell>
          <table:table-cell table:formula="of:=[.D1684]/275" office:value-type="float" office:value="10.4745454545455" calcext:value-type="float">
            <text:p>10,4745454545455</text:p>
          </table:table-cell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office:value-type="float" office:value="1234.5" calcext:value-type="float">
            <text:p>1234,5</text:p>
          </table:table-cell>
          <table:table-cell office:value-type="float" office:value="2752.5" calcext:value-type="float">
            <text:p>2752,5</text:p>
          </table:table-cell>
          <table:table-cell office:value-type="float" office:value="93" calcext:value-type="float">
            <text:p>93</text:p>
          </table:table-cell>
          <table:table-cell table:formula="of:=[.E1685]*24*60" office:value-type="float" office:value="133920" calcext:value-type="float">
            <text:p>133920</text:p>
          </table:table-cell>
          <table:table-cell table:formula="of:=[.C1685]/275" office:value-type="float" office:value="4.48909090909091" calcext:value-type="float">
            <text:p>4,48909090909091</text:p>
          </table:table-cell>
          <table:table-cell table:formula="of:=[.D1685]/275" office:value-type="float" office:value="10.0090909090909" calcext:value-type="float">
            <text:p>10,0090909090909</text:p>
          </table:table-cell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office:value-type="float" office:value="1192.5" calcext:value-type="float">
            <text:p>1192,5</text:p>
          </table:table-cell>
          <table:table-cell office:value-type="float" office:value="2758.5" calcext:value-type="float">
            <text:p>2758,5</text:p>
          </table:table-cell>
          <table:table-cell office:value-type="float" office:value="93" calcext:value-type="float">
            <text:p>93</text:p>
          </table:table-cell>
          <table:table-cell table:formula="of:=[.E1686]*24*60" office:value-type="float" office:value="133920" calcext:value-type="float">
            <text:p>133920</text:p>
          </table:table-cell>
          <table:table-cell table:formula="of:=[.C1686]/275" office:value-type="float" office:value="4.33636363636364" calcext:value-type="float">
            <text:p>4,33636363636364</text:p>
          </table:table-cell>
          <table:table-cell table:formula="of:=[.D1686]/275" office:value-type="float" office:value="10.0309090909091" calcext:value-type="float">
            <text:p>10,0309090909091</text:p>
          </table:table-cell>
        </table:table-row>
        <table:table-row table:style-name="ro1">
          <table:table-cell/>
          <table:table-cell office:value-type="float" office:value="1686" calcext:value-type="float">
            <text:p>1686</text:p>
          </table:table-cell>
          <table:table-cell office:value-type="float" office:value="1176.5" calcext:value-type="float">
            <text:p>1176,5</text:p>
          </table:table-cell>
          <table:table-cell office:value-type="float" office:value="2822.5" calcext:value-type="float">
            <text:p>2822,5</text:p>
          </table:table-cell>
          <table:table-cell office:value-type="float" office:value="93" calcext:value-type="float">
            <text:p>93</text:p>
          </table:table-cell>
          <table:table-cell table:formula="of:=[.E1687]*24*60" office:value-type="float" office:value="133920" calcext:value-type="float">
            <text:p>133920</text:p>
          </table:table-cell>
          <table:table-cell table:formula="of:=[.C1687]/275" office:value-type="float" office:value="4.27818181818182" calcext:value-type="float">
            <text:p>4,27818181818182</text:p>
          </table:table-cell>
          <table:table-cell table:formula="of:=[.D1687]/275" office:value-type="float" office:value="10.2636363636364" calcext:value-type="float">
            <text:p>10,2636363636364</text:p>
          </table:table-cell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office:value-type="float" office:value="1148.5" calcext:value-type="float">
            <text:p>1148,5</text:p>
          </table:table-cell>
          <table:table-cell office:value-type="float" office:value="2904.5" calcext:value-type="float">
            <text:p>2904,5</text:p>
          </table:table-cell>
          <table:table-cell office:value-type="float" office:value="93" calcext:value-type="float">
            <text:p>93</text:p>
          </table:table-cell>
          <table:table-cell table:formula="of:=[.E1688]*24*60" office:value-type="float" office:value="133920" calcext:value-type="float">
            <text:p>133920</text:p>
          </table:table-cell>
          <table:table-cell table:formula="of:=[.C1688]/275" office:value-type="float" office:value="4.17636363636364" calcext:value-type="float">
            <text:p>4,17636363636364</text:p>
          </table:table-cell>
          <table:table-cell table:formula="of:=[.D1688]/275" office:value-type="float" office:value="10.5618181818182" calcext:value-type="float">
            <text:p>10,5618181818182</text:p>
          </table:table-cell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122.5" calcext:value-type="float">
            <text:p>1122,5</text:p>
          </table:table-cell>
          <table:table-cell office:value-type="float" office:value="2974.5" calcext:value-type="float">
            <text:p>2974,5</text:p>
          </table:table-cell>
          <table:table-cell office:value-type="float" office:value="93" calcext:value-type="float">
            <text:p>93</text:p>
          </table:table-cell>
          <table:table-cell table:formula="of:=[.E1689]*24*60" office:value-type="float" office:value="133920" calcext:value-type="float">
            <text:p>133920</text:p>
          </table:table-cell>
          <table:table-cell table:formula="of:=[.C1689]/275" office:value-type="float" office:value="4.08181818181818" calcext:value-type="float">
            <text:p>4,08181818181818</text:p>
          </table:table-cell>
          <table:table-cell table:formula="of:=[.D1689]/275" office:value-type="float" office:value="10.8163636363636" calcext:value-type="float">
            <text:p>10,8163636363636</text:p>
          </table:table-cell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office:value-type="float" office:value="1080.5" calcext:value-type="float">
            <text:p>1080,5</text:p>
          </table:table-cell>
          <table:table-cell office:value-type="float" office:value="3006.5" calcext:value-type="float">
            <text:p>3006,5</text:p>
          </table:table-cell>
          <table:table-cell office:value-type="float" office:value="93" calcext:value-type="float">
            <text:p>93</text:p>
          </table:table-cell>
          <table:table-cell table:formula="of:=[.E1690]*24*60" office:value-type="float" office:value="133920" calcext:value-type="float">
            <text:p>133920</text:p>
          </table:table-cell>
          <table:table-cell table:formula="of:=[.C1690]/275" office:value-type="float" office:value="3.92909090909091" calcext:value-type="float">
            <text:p>3,92909090909091</text:p>
          </table:table-cell>
          <table:table-cell table:formula="of:=[.D1690]/275" office:value-type="float" office:value="10.9327272727273" calcext:value-type="float">
            <text:p>10,9327272727273</text:p>
          </table:table-cell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office:value-type="float" office:value="1038.5" calcext:value-type="float">
            <text:p>1038,5</text:p>
          </table:table-cell>
          <table:table-cell office:value-type="float" office:value="3086.5" calcext:value-type="float">
            <text:p>3086,5</text:p>
          </table:table-cell>
          <table:table-cell office:value-type="float" office:value="93" calcext:value-type="float">
            <text:p>93</text:p>
          </table:table-cell>
          <table:table-cell table:formula="of:=[.E1691]*24*60" office:value-type="float" office:value="133920" calcext:value-type="float">
            <text:p>133920</text:p>
          </table:table-cell>
          <table:table-cell table:formula="of:=[.C1691]/275" office:value-type="float" office:value="3.77636363636364" calcext:value-type="float">
            <text:p>3,77636363636364</text:p>
          </table:table-cell>
          <table:table-cell table:formula="of:=[.D1691]/275" office:value-type="float" office:value="11.2236363636364" calcext:value-type="float">
            <text:p>11,2236363636364</text:p>
          </table:table-cell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office:value-type="float" office:value="980.5" calcext:value-type="float">
            <text:p>980,5</text:p>
          </table:table-cell>
          <table:table-cell office:value-type="float" office:value="3124.5" calcext:value-type="float">
            <text:p>3124,5</text:p>
          </table:table-cell>
          <table:table-cell office:value-type="float" office:value="93" calcext:value-type="float">
            <text:p>93</text:p>
          </table:table-cell>
          <table:table-cell table:formula="of:=[.E1692]*24*60" office:value-type="float" office:value="133920" calcext:value-type="float">
            <text:p>133920</text:p>
          </table:table-cell>
          <table:table-cell table:formula="of:=[.C1692]/275" office:value-type="float" office:value="3.56545454545455" calcext:value-type="float">
            <text:p>3,56545454545455</text:p>
          </table:table-cell>
          <table:table-cell table:formula="of:=[.D1692]/275" office:value-type="float" office:value="11.3618181818182" calcext:value-type="float">
            <text:p>11,3618181818182</text:p>
          </table:table-cell>
        </table:table-row>
        <table:table-row table:style-name="ro1">
          <table:table-cell/>
          <table:table-cell office:value-type="float" office:value="1692" calcext:value-type="float">
            <text:p>1692</text:p>
          </table:table-cell>
          <table:table-cell office:value-type="float" office:value="950.5" calcext:value-type="float">
            <text:p>950,5</text:p>
          </table:table-cell>
          <table:table-cell office:value-type="float" office:value="3112.5" calcext:value-type="float">
            <text:p>3112,5</text:p>
          </table:table-cell>
          <table:table-cell office:value-type="float" office:value="93" calcext:value-type="float">
            <text:p>93</text:p>
          </table:table-cell>
          <table:table-cell table:formula="of:=[.E1693]*24*60" office:value-type="float" office:value="133920" calcext:value-type="float">
            <text:p>133920</text:p>
          </table:table-cell>
          <table:table-cell table:formula="of:=[.C1693]/275" office:value-type="float" office:value="3.45636363636364" calcext:value-type="float">
            <text:p>3,45636363636364</text:p>
          </table:table-cell>
          <table:table-cell table:formula="of:=[.D1693]/275" office:value-type="float" office:value="11.3181818181818" calcext:value-type="float">
            <text:p>11,3181818181818</text:p>
          </table:table-cell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office:value-type="float" office:value="950.5" calcext:value-type="float">
            <text:p>950,5</text:p>
          </table:table-cell>
          <table:table-cell office:value-type="float" office:value="3062.5" calcext:value-type="float">
            <text:p>3062,5</text:p>
          </table:table-cell>
          <table:table-cell office:value-type="float" office:value="93" calcext:value-type="float">
            <text:p>93</text:p>
          </table:table-cell>
          <table:table-cell table:formula="of:=[.E1694]*24*60" office:value-type="float" office:value="133920" calcext:value-type="float">
            <text:p>133920</text:p>
          </table:table-cell>
          <table:table-cell table:formula="of:=[.C1694]/275" office:value-type="float" office:value="3.45636363636364" calcext:value-type="float">
            <text:p>3,45636363636364</text:p>
          </table:table-cell>
          <table:table-cell table:formula="of:=[.D1694]/275" office:value-type="float" office:value="11.1363636363636" calcext:value-type="float">
            <text:p>11,1363636363636</text:p>
          </table:table-cell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office:value-type="float" office:value="928.5" calcext:value-type="float">
            <text:p>928,5</text:p>
          </table:table-cell>
          <table:table-cell office:value-type="float" office:value="3066.5" calcext:value-type="float">
            <text:p>3066,5</text:p>
          </table:table-cell>
          <table:table-cell office:value-type="float" office:value="93" calcext:value-type="float">
            <text:p>93</text:p>
          </table:table-cell>
          <table:table-cell table:formula="of:=[.E1695]*24*60" office:value-type="float" office:value="133920" calcext:value-type="float">
            <text:p>133920</text:p>
          </table:table-cell>
          <table:table-cell table:formula="of:=[.C1695]/275" office:value-type="float" office:value="3.37636363636364" calcext:value-type="float">
            <text:p>3,37636363636364</text:p>
          </table:table-cell>
          <table:table-cell table:formula="of:=[.D1695]/275" office:value-type="float" office:value="11.1509090909091" calcext:value-type="float">
            <text:p>11,1509090909091</text:p>
          </table:table-cell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office:value-type="float" office:value="908.5" calcext:value-type="float">
            <text:p>908,5</text:p>
          </table:table-cell>
          <table:table-cell office:value-type="float" office:value="3118.5" calcext:value-type="float">
            <text:p>3118,5</text:p>
          </table:table-cell>
          <table:table-cell office:value-type="float" office:value="93" calcext:value-type="float">
            <text:p>93</text:p>
          </table:table-cell>
          <table:table-cell table:formula="of:=[.E1696]*24*60" office:value-type="float" office:value="133920" calcext:value-type="float">
            <text:p>133920</text:p>
          </table:table-cell>
          <table:table-cell table:formula="of:=[.C1696]/275" office:value-type="float" office:value="3.30363636363636" calcext:value-type="float">
            <text:p>3,30363636363636</text:p>
          </table:table-cell>
          <table:table-cell table:formula="of:=[.D1696]/275" office:value-type="float" office:value="11.34" calcext:value-type="float">
            <text:p>11,34</text:p>
          </table:table-cell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896.5" calcext:value-type="float">
            <text:p>896,5</text:p>
          </table:table-cell>
          <table:table-cell office:value-type="float" office:value="3176.5" calcext:value-type="float">
            <text:p>3176,5</text:p>
          </table:table-cell>
          <table:table-cell office:value-type="float" office:value="93" calcext:value-type="float">
            <text:p>93</text:p>
          </table:table-cell>
          <table:table-cell table:formula="of:=[.E1697]*24*60" office:value-type="float" office:value="133920" calcext:value-type="float">
            <text:p>133920</text:p>
          </table:table-cell>
          <table:table-cell table:formula="of:=[.C1697]/275" office:value-type="float" office:value="3.26" calcext:value-type="float">
            <text:p>3,26</text:p>
          </table:table-cell>
          <table:table-cell table:formula="of:=[.D1697]/275" office:value-type="float" office:value="11.5509090909091" calcext:value-type="float">
            <text:p>11,5509090909091</text:p>
          </table:table-cell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office:value-type="float" office:value="858.5" calcext:value-type="float">
            <text:p>858,5</text:p>
          </table:table-cell>
          <table:table-cell office:value-type="float" office:value="3148.5" calcext:value-type="float">
            <text:p>3148,5</text:p>
          </table:table-cell>
          <table:table-cell office:value-type="float" office:value="93" calcext:value-type="float">
            <text:p>93</text:p>
          </table:table-cell>
          <table:table-cell table:formula="of:=[.E1698]*24*60" office:value-type="float" office:value="133920" calcext:value-type="float">
            <text:p>133920</text:p>
          </table:table-cell>
          <table:table-cell table:formula="of:=[.C1698]/275" office:value-type="float" office:value="3.12181818181818" calcext:value-type="float">
            <text:p>3,12181818181818</text:p>
          </table:table-cell>
          <table:table-cell table:formula="of:=[.D1698]/275" office:value-type="float" office:value="11.4490909090909" calcext:value-type="float">
            <text:p>11,4490909090909</text:p>
          </table:table-cell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office:value-type="float" office:value="828.5" calcext:value-type="float">
            <text:p>828,5</text:p>
          </table:table-cell>
          <table:table-cell office:value-type="float" office:value="3156.5" calcext:value-type="float">
            <text:p>3156,5</text:p>
          </table:table-cell>
          <table:table-cell office:value-type="float" office:value="93" calcext:value-type="float">
            <text:p>93</text:p>
          </table:table-cell>
          <table:table-cell table:formula="of:=[.E1699]*24*60" office:value-type="float" office:value="133920" calcext:value-type="float">
            <text:p>133920</text:p>
          </table:table-cell>
          <table:table-cell table:formula="of:=[.C1699]/275" office:value-type="float" office:value="3.01272727272727" calcext:value-type="float">
            <text:p>3,01272727272727</text:p>
          </table:table-cell>
          <table:table-cell table:formula="of:=[.D1699]/275" office:value-type="float" office:value="11.4781818181818" calcext:value-type="float">
            <text:p>11,4781818181818</text:p>
          </table:table-cell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office:value-type="float" office:value="802.5" calcext:value-type="float">
            <text:p>802,5</text:p>
          </table:table-cell>
          <table:table-cell office:value-type="float" office:value="3166.5" calcext:value-type="float">
            <text:p>3166,5</text:p>
          </table:table-cell>
          <table:table-cell office:value-type="float" office:value="93" calcext:value-type="float">
            <text:p>93</text:p>
          </table:table-cell>
          <table:table-cell table:formula="of:=[.E1700]*24*60" office:value-type="float" office:value="133920" calcext:value-type="float">
            <text:p>133920</text:p>
          </table:table-cell>
          <table:table-cell table:formula="of:=[.C1700]/275" office:value-type="float" office:value="2.91818181818182" calcext:value-type="float">
            <text:p>2,91818181818182</text:p>
          </table:table-cell>
          <table:table-cell table:formula="of:=[.D1700]/275" office:value-type="float" office:value="11.5145454545455" calcext:value-type="float">
            <text:p>11,5145454545455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788.5" calcext:value-type="float">
            <text:p>788,5</text:p>
          </table:table-cell>
          <table:table-cell office:value-type="float" office:value="3286.5" calcext:value-type="float">
            <text:p>3286,5</text:p>
          </table:table-cell>
          <table:table-cell office:value-type="float" office:value="93" calcext:value-type="float">
            <text:p>93</text:p>
          </table:table-cell>
          <table:table-cell table:formula="of:=[.E1701]*24*60" office:value-type="float" office:value="133920" calcext:value-type="float">
            <text:p>133920</text:p>
          </table:table-cell>
          <table:table-cell table:formula="of:=[.C1701]/275" office:value-type="float" office:value="2.86727272727273" calcext:value-type="float">
            <text:p>2,86727272727273</text:p>
          </table:table-cell>
          <table:table-cell table:formula="of:=[.D1701]/275" office:value-type="float" office:value="11.9509090909091" calcext:value-type="float">
            <text:p>11,9509090909091</text:p>
          </table:table-cell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office:value-type="float" office:value="716.5" calcext:value-type="float">
            <text:p>716,5</text:p>
          </table:table-cell>
          <table:table-cell office:value-type="float" office:value="3324.5" calcext:value-type="float">
            <text:p>3324,5</text:p>
          </table:table-cell>
          <table:table-cell office:value-type="float" office:value="93" calcext:value-type="float">
            <text:p>93</text:p>
          </table:table-cell>
          <table:table-cell table:formula="of:=[.E1702]*24*60" office:value-type="float" office:value="133920" calcext:value-type="float">
            <text:p>133920</text:p>
          </table:table-cell>
          <table:table-cell table:formula="of:=[.C1702]/275" office:value-type="float" office:value="2.60545454545455" calcext:value-type="float">
            <text:p>2,60545454545455</text:p>
          </table:table-cell>
          <table:table-cell table:formula="of:=[.D1702]/275" office:value-type="float" office:value="12.0890909090909" calcext:value-type="float">
            <text:p>12,0890909090909</text:p>
          </table:table-cell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office:value-type="float" office:value="630.5" calcext:value-type="float">
            <text:p>630,5</text:p>
          </table:table-cell>
          <table:table-cell office:value-type="float" office:value="3390.5" calcext:value-type="float">
            <text:p>3390,5</text:p>
          </table:table-cell>
          <table:table-cell office:value-type="float" office:value="93" calcext:value-type="float">
            <text:p>93</text:p>
          </table:table-cell>
          <table:table-cell table:formula="of:=[.E1703]*24*60" office:value-type="float" office:value="133920" calcext:value-type="float">
            <text:p>133920</text:p>
          </table:table-cell>
          <table:table-cell table:formula="of:=[.C1703]/275" office:value-type="float" office:value="2.29272727272727" calcext:value-type="float">
            <text:p>2,29272727272727</text:p>
          </table:table-cell>
          <table:table-cell table:formula="of:=[.D1703]/275" office:value-type="float" office:value="12.3290909090909" calcext:value-type="float">
            <text:p>12,3290909090909</text:p>
          </table:table-cell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office:value-type="float" office:value="598.5" calcext:value-type="float">
            <text:p>598,5</text:p>
          </table:table-cell>
          <table:table-cell office:value-type="float" office:value="3468.5" calcext:value-type="float">
            <text:p>3468,5</text:p>
          </table:table-cell>
          <table:table-cell office:value-type="float" office:value="93" calcext:value-type="float">
            <text:p>93</text:p>
          </table:table-cell>
          <table:table-cell table:formula="of:=[.E1704]*24*60" office:value-type="float" office:value="133920" calcext:value-type="float">
            <text:p>133920</text:p>
          </table:table-cell>
          <table:table-cell table:formula="of:=[.C1704]/275" office:value-type="float" office:value="2.17636363636364" calcext:value-type="float">
            <text:p>2,17636363636364</text:p>
          </table:table-cell>
          <table:table-cell table:formula="of:=[.D1704]/275" office:value-type="float" office:value="12.6127272727273" calcext:value-type="float">
            <text:p>12,6127272727273</text:p>
          </table:table-cell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office:value-type="float" office:value="560.5" calcext:value-type="float">
            <text:p>560,5</text:p>
          </table:table-cell>
          <table:table-cell office:value-type="float" office:value="3582.5" calcext:value-type="float">
            <text:p>3582,5</text:p>
          </table:table-cell>
          <table:table-cell office:value-type="float" office:value="93" calcext:value-type="float">
            <text:p>93</text:p>
          </table:table-cell>
          <table:table-cell table:formula="of:=[.E1705]*24*60" office:value-type="float" office:value="133920" calcext:value-type="float">
            <text:p>133920</text:p>
          </table:table-cell>
          <table:table-cell table:formula="of:=[.C1705]/275" office:value-type="float" office:value="2.03818181818182" calcext:value-type="float">
            <text:p>2,03818181818182</text:p>
          </table:table-cell>
          <table:table-cell table:formula="of:=[.D1705]/275" office:value-type="float" office:value="13.0272727272727" calcext:value-type="float">
            <text:p>13,0272727272727</text:p>
          </table:table-cell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office:value-type="float" office:value="560.5" calcext:value-type="float">
            <text:p>560,5</text:p>
          </table:table-cell>
          <table:table-cell office:value-type="float" office:value="3682.5" calcext:value-type="float">
            <text:p>3682,5</text:p>
          </table:table-cell>
          <table:table-cell office:value-type="float" office:value="93" calcext:value-type="float">
            <text:p>93</text:p>
          </table:table-cell>
          <table:table-cell table:formula="of:=[.E1706]*24*60" office:value-type="float" office:value="133920" calcext:value-type="float">
            <text:p>133920</text:p>
          </table:table-cell>
          <table:table-cell table:formula="of:=[.C1706]/275" office:value-type="float" office:value="2.03818181818182" calcext:value-type="float">
            <text:p>2,03818181818182</text:p>
          </table:table-cell>
          <table:table-cell table:formula="of:=[.D1706]/275" office:value-type="float" office:value="13.3909090909091" calcext:value-type="float">
            <text:p>13,3909090909091</text:p>
          </table:table-cell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office:value-type="float" office:value="576.5" calcext:value-type="float">
            <text:p>576,5</text:p>
          </table:table-cell>
          <table:table-cell office:value-type="float" office:value="3766.5" calcext:value-type="float">
            <text:p>3766,5</text:p>
          </table:table-cell>
          <table:table-cell office:value-type="float" office:value="93" calcext:value-type="float">
            <text:p>93</text:p>
          </table:table-cell>
          <table:table-cell table:formula="of:=[.E1707]*24*60" office:value-type="float" office:value="133920" calcext:value-type="float">
            <text:p>133920</text:p>
          </table:table-cell>
          <table:table-cell table:formula="of:=[.C1707]/275" office:value-type="float" office:value="2.09636363636364" calcext:value-type="float">
            <text:p>2,09636363636364</text:p>
          </table:table-cell>
          <table:table-cell table:formula="of:=[.D1707]/275" office:value-type="float" office:value="13.6963636363636" calcext:value-type="float">
            <text:p>13,6963636363636</text:p>
          </table:table-cell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 office:value-type="float" office:value="632.5" calcext:value-type="float">
            <text:p>632,5</text:p>
          </table:table-cell>
          <table:table-cell office:value-type="float" office:value="3808.5" calcext:value-type="float">
            <text:p>3808,5</text:p>
          </table:table-cell>
          <table:table-cell office:value-type="float" office:value="93" calcext:value-type="float">
            <text:p>93</text:p>
          </table:table-cell>
          <table:table-cell table:formula="of:=[.E1708]*24*60" office:value-type="float" office:value="133920" calcext:value-type="float">
            <text:p>133920</text:p>
          </table:table-cell>
          <table:table-cell table:formula="of:=[.C1708]/275" office:value-type="float" office:value="2.3" calcext:value-type="float">
            <text:p>2,3</text:p>
          </table:table-cell>
          <table:table-cell table:formula="of:=[.D1708]/275" office:value-type="float" office:value="13.8490909090909" calcext:value-type="float">
            <text:p>13,8490909090909</text:p>
          </table:table-cell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office:value-type="float" office:value="652.5" calcext:value-type="float">
            <text:p>652,5</text:p>
          </table:table-cell>
          <table:table-cell office:value-type="float" office:value="3842.5" calcext:value-type="float">
            <text:p>3842,5</text:p>
          </table:table-cell>
          <table:table-cell office:value-type="float" office:value="93" calcext:value-type="float">
            <text:p>93</text:p>
          </table:table-cell>
          <table:table-cell table:formula="of:=[.E1709]*24*60" office:value-type="float" office:value="133920" calcext:value-type="float">
            <text:p>133920</text:p>
          </table:table-cell>
          <table:table-cell table:formula="of:=[.C1709]/275" office:value-type="float" office:value="2.37272727272727" calcext:value-type="float">
            <text:p>2,37272727272727</text:p>
          </table:table-cell>
          <table:table-cell table:formula="of:=[.D1709]/275" office:value-type="float" office:value="13.9727272727273" calcext:value-type="float">
            <text:p>13,9727272727273</text:p>
          </table:table-cell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336.5" calcext:value-type="float">
            <text:p>1336,5</text:p>
          </table:table-cell>
          <table:table-cell office:value-type="float" office:value="3844.5" calcext:value-type="float">
            <text:p>3844,5</text:p>
          </table:table-cell>
          <table:table-cell office:value-type="float" office:value="93" calcext:value-type="float">
            <text:p>93</text:p>
          </table:table-cell>
          <table:table-cell table:formula="of:=[.E1710]*24*60" office:value-type="float" office:value="133920" calcext:value-type="float">
            <text:p>133920</text:p>
          </table:table-cell>
          <table:table-cell table:formula="of:=[.C1710]/275" office:value-type="float" office:value="4.86" calcext:value-type="float">
            <text:p>4,86</text:p>
          </table:table-cell>
          <table:table-cell table:formula="of:=[.D1710]/275" office:value-type="float" office:value="13.98" calcext:value-type="float">
            <text:p>13,98</text:p>
          </table:table-cell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float" office:value="1306.5" calcext:value-type="float">
            <text:p>1306,5</text:p>
          </table:table-cell>
          <table:table-cell office:value-type="float" office:value="3750.5" calcext:value-type="float">
            <text:p>3750,5</text:p>
          </table:table-cell>
          <table:table-cell office:value-type="float" office:value="93" calcext:value-type="float">
            <text:p>93</text:p>
          </table:table-cell>
          <table:table-cell table:formula="of:=[.E1711]*24*60" office:value-type="float" office:value="133920" calcext:value-type="float">
            <text:p>133920</text:p>
          </table:table-cell>
          <table:table-cell table:formula="of:=[.C1711]/275" office:value-type="float" office:value="4.75090909090909" calcext:value-type="float">
            <text:p>4,75090909090909</text:p>
          </table:table-cell>
          <table:table-cell table:formula="of:=[.D1711]/275" office:value-type="float" office:value="13.6381818181818" calcext:value-type="float">
            <text:p>13,6381818181818</text:p>
          </table:table-cell>
        </table:table-row>
        <table:table-row table:style-name="ro1">
          <table:table-cell/>
          <table:table-cell office:value-type="float" office:value="1711" calcext:value-type="float">
            <text:p>1711</text:p>
          </table:table-cell>
          <table:table-cell office:value-type="float" office:value="1324.5" calcext:value-type="float">
            <text:p>1324,5</text:p>
          </table:table-cell>
          <table:table-cell office:value-type="float" office:value="3632.5" calcext:value-type="float">
            <text:p>3632,5</text:p>
          </table:table-cell>
          <table:table-cell office:value-type="float" office:value="93" calcext:value-type="float">
            <text:p>93</text:p>
          </table:table-cell>
          <table:table-cell table:formula="of:=[.E1712]*24*60" office:value-type="float" office:value="133920" calcext:value-type="float">
            <text:p>133920</text:p>
          </table:table-cell>
          <table:table-cell table:formula="of:=[.C1712]/275" office:value-type="float" office:value="4.81636363636364" calcext:value-type="float">
            <text:p>4,81636363636364</text:p>
          </table:table-cell>
          <table:table-cell table:formula="of:=[.D1712]/275" office:value-type="float" office:value="13.2090909090909" calcext:value-type="float">
            <text:p>13,2090909090909</text:p>
          </table:table-cell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office:value-type="float" office:value="1344.5" calcext:value-type="float">
            <text:p>1344,5</text:p>
          </table:table-cell>
          <table:table-cell office:value-type="float" office:value="3514.5" calcext:value-type="float">
            <text:p>3514,5</text:p>
          </table:table-cell>
          <table:table-cell office:value-type="float" office:value="93" calcext:value-type="float">
            <text:p>93</text:p>
          </table:table-cell>
          <table:table-cell table:formula="of:=[.E1713]*24*60" office:value-type="float" office:value="133920" calcext:value-type="float">
            <text:p>133920</text:p>
          </table:table-cell>
          <table:table-cell table:formula="of:=[.C1713]/275" office:value-type="float" office:value="4.88909090909091" calcext:value-type="float">
            <text:p>4,88909090909091</text:p>
          </table:table-cell>
          <table:table-cell table:formula="of:=[.D1713]/275" office:value-type="float" office:value="12.78" calcext:value-type="float">
            <text:p>12,78</text:p>
          </table:table-cell>
        </table:table-row>
        <table:table-row table:style-name="ro1">
          <table:table-cell/>
          <table:table-cell office:value-type="float" office:value="1713" calcext:value-type="float">
            <text:p>1713</text:p>
          </table:table-cell>
          <table:table-cell office:value-type="float" office:value="1346.5" calcext:value-type="float">
            <text:p>1346,5</text:p>
          </table:table-cell>
          <table:table-cell office:value-type="float" office:value="3414.5" calcext:value-type="float">
            <text:p>3414,5</text:p>
          </table:table-cell>
          <table:table-cell office:value-type="float" office:value="93" calcext:value-type="float">
            <text:p>93</text:p>
          </table:table-cell>
          <table:table-cell table:formula="of:=[.E1714]*24*60" office:value-type="float" office:value="133920" calcext:value-type="float">
            <text:p>133920</text:p>
          </table:table-cell>
          <table:table-cell table:formula="of:=[.C1714]/275" office:value-type="float" office:value="4.89636363636364" calcext:value-type="float">
            <text:p>4,89636363636364</text:p>
          </table:table-cell>
          <table:table-cell table:formula="of:=[.D1714]/275" office:value-type="float" office:value="12.4163636363636" calcext:value-type="float">
            <text:p>12,4163636363636</text:p>
          </table:table-cell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office:value-type="float" office:value="1390.5" calcext:value-type="float">
            <text:p>1390,5</text:p>
          </table:table-cell>
          <table:table-cell office:value-type="float" office:value="3370.5" calcext:value-type="float">
            <text:p>3370,5</text:p>
          </table:table-cell>
          <table:table-cell office:value-type="float" office:value="93" calcext:value-type="float">
            <text:p>93</text:p>
          </table:table-cell>
          <table:table-cell table:formula="of:=[.E1715]*24*60" office:value-type="float" office:value="133920" calcext:value-type="float">
            <text:p>133920</text:p>
          </table:table-cell>
          <table:table-cell table:formula="of:=[.C1715]/275" office:value-type="float" office:value="5.05636363636364" calcext:value-type="float">
            <text:p>5,05636363636364</text:p>
          </table:table-cell>
          <table:table-cell table:formula="of:=[.D1715]/275" office:value-type="float" office:value="12.2563636363636" calcext:value-type="float">
            <text:p>12,2563636363636</text:p>
          </table:table-cell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office:value-type="float" office:value="1376.5" calcext:value-type="float">
            <text:p>1376,5</text:p>
          </table:table-cell>
          <table:table-cell office:value-type="float" office:value="3292.5" calcext:value-type="float">
            <text:p>3292,5</text:p>
          </table:table-cell>
          <table:table-cell office:value-type="float" office:value="93" calcext:value-type="float">
            <text:p>93</text:p>
          </table:table-cell>
          <table:table-cell table:formula="of:=[.E1716]*24*60" office:value-type="float" office:value="133920" calcext:value-type="float">
            <text:p>133920</text:p>
          </table:table-cell>
          <table:table-cell table:formula="of:=[.C1716]/275" office:value-type="float" office:value="5.00545454545455" calcext:value-type="float">
            <text:p>5,00545454545455</text:p>
          </table:table-cell>
          <table:table-cell table:formula="of:=[.D1716]/275" office:value-type="float" office:value="11.9727272727273" calcext:value-type="float">
            <text:p>11,9727272727273</text:p>
          </table:table-cell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office:value-type="float" office:value="1342.5" calcext:value-type="float">
            <text:p>1342,5</text:p>
          </table:table-cell>
          <table:table-cell office:value-type="float" office:value="3204.5" calcext:value-type="float">
            <text:p>3204,5</text:p>
          </table:table-cell>
          <table:table-cell office:value-type="float" office:value="93" calcext:value-type="float">
            <text:p>93</text:p>
          </table:table-cell>
          <table:table-cell table:formula="of:=[.E1717]*24*60" office:value-type="float" office:value="133920" calcext:value-type="float">
            <text:p>133920</text:p>
          </table:table-cell>
          <table:table-cell table:formula="of:=[.C1717]/275" office:value-type="float" office:value="4.88181818181818" calcext:value-type="float">
            <text:p>4,88181818181818</text:p>
          </table:table-cell>
          <table:table-cell table:formula="of:=[.D1717]/275" office:value-type="float" office:value="11.6527272727273" calcext:value-type="float">
            <text:p>11,6527272727273</text:p>
          </table:table-cell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office:value-type="float" office:value="1316.5" calcext:value-type="float">
            <text:p>1316,5</text:p>
          </table:table-cell>
          <table:table-cell office:value-type="float" office:value="3084.5" calcext:value-type="float">
            <text:p>3084,5</text:p>
          </table:table-cell>
          <table:table-cell office:value-type="float" office:value="93" calcext:value-type="float">
            <text:p>93</text:p>
          </table:table-cell>
          <table:table-cell table:formula="of:=[.E1718]*24*60" office:value-type="float" office:value="133920" calcext:value-type="float">
            <text:p>133920</text:p>
          </table:table-cell>
          <table:table-cell table:formula="of:=[.C1718]/275" office:value-type="float" office:value="4.78727272727273" calcext:value-type="float">
            <text:p>4,78727272727273</text:p>
          </table:table-cell>
          <table:table-cell table:formula="of:=[.D1718]/275" office:value-type="float" office:value="11.2163636363636" calcext:value-type="float">
            <text:p>11,2163636363636</text:p>
          </table:table-cell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float" office:value="1254.5" calcext:value-type="float">
            <text:p>1254,5</text:p>
          </table:table-cell>
          <table:table-cell office:value-type="float" office:value="3026.5" calcext:value-type="float">
            <text:p>3026,5</text:p>
          </table:table-cell>
          <table:table-cell office:value-type="float" office:value="93" calcext:value-type="float">
            <text:p>93</text:p>
          </table:table-cell>
          <table:table-cell table:formula="of:=[.E1719]*24*60" office:value-type="float" office:value="133920" calcext:value-type="float">
            <text:p>133920</text:p>
          </table:table-cell>
          <table:table-cell table:formula="of:=[.C1719]/275" office:value-type="float" office:value="4.56181818181818" calcext:value-type="float">
            <text:p>4,56181818181818</text:p>
          </table:table-cell>
          <table:table-cell table:formula="of:=[.D1719]/275" office:value-type="float" office:value="11.0054545454545" calcext:value-type="float">
            <text:p>11,0054545454545</text:p>
          </table:table-cell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float" office:value="1242.5" calcext:value-type="float">
            <text:p>1242,5</text:p>
          </table:table-cell>
          <table:table-cell office:value-type="float" office:value="2884.5" calcext:value-type="float">
            <text:p>2884,5</text:p>
          </table:table-cell>
          <table:table-cell office:value-type="float" office:value="93" calcext:value-type="float">
            <text:p>93</text:p>
          </table:table-cell>
          <table:table-cell table:formula="of:=[.E1720]*24*60" office:value-type="float" office:value="133920" calcext:value-type="float">
            <text:p>133920</text:p>
          </table:table-cell>
          <table:table-cell table:formula="of:=[.C1720]/275" office:value-type="float" office:value="4.51818181818182" calcext:value-type="float">
            <text:p>4,51818181818182</text:p>
          </table:table-cell>
          <table:table-cell table:formula="of:=[.D1720]/275" office:value-type="float" office:value="10.4890909090909" calcext:value-type="float">
            <text:p>10,4890909090909</text:p>
          </table:table-cell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float" office:value="1232.5" calcext:value-type="float">
            <text:p>1232,5</text:p>
          </table:table-cell>
          <table:table-cell office:value-type="float" office:value="2750.5" calcext:value-type="float">
            <text:p>2750,5</text:p>
          </table:table-cell>
          <table:table-cell office:value-type="float" office:value="97" calcext:value-type="float">
            <text:p>97</text:p>
          </table:table-cell>
          <table:table-cell table:formula="of:=[.E1721]*24*60" office:value-type="float" office:value="139680" calcext:value-type="float">
            <text:p>139680</text:p>
          </table:table-cell>
          <table:table-cell table:formula="of:=[.C1721]/275" office:value-type="float" office:value="4.48181818181818" calcext:value-type="float">
            <text:p>4,48181818181818</text:p>
          </table:table-cell>
          <table:table-cell table:formula="of:=[.D1721]/275" office:value-type="float" office:value="10.0018181818182" calcext:value-type="float">
            <text:p>10,0018181818182</text:p>
          </table:table-cell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198.5" calcext:value-type="float">
            <text:p>1198,5</text:p>
          </table:table-cell>
          <table:table-cell office:value-type="float" office:value="2752.5" calcext:value-type="float">
            <text:p>2752,5</text:p>
          </table:table-cell>
          <table:table-cell office:value-type="float" office:value="97" calcext:value-type="float">
            <text:p>97</text:p>
          </table:table-cell>
          <table:table-cell table:formula="of:=[.E1722]*24*60" office:value-type="float" office:value="139680" calcext:value-type="float">
            <text:p>139680</text:p>
          </table:table-cell>
          <table:table-cell table:formula="of:=[.C1722]/275" office:value-type="float" office:value="4.35818181818182" calcext:value-type="float">
            <text:p>4,35818181818182</text:p>
          </table:table-cell>
          <table:table-cell table:formula="of:=[.D1722]/275" office:value-type="float" office:value="10.0090909090909" calcext:value-type="float">
            <text:p>10,0090909090909</text:p>
          </table:table-cell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 office:value-type="float" office:value="1186.5" calcext:value-type="float">
            <text:p>1186,5</text:p>
          </table:table-cell>
          <table:table-cell office:value-type="float" office:value="2808.5" calcext:value-type="float">
            <text:p>2808,5</text:p>
          </table:table-cell>
          <table:table-cell office:value-type="float" office:value="97" calcext:value-type="float">
            <text:p>97</text:p>
          </table:table-cell>
          <table:table-cell table:formula="of:=[.E1723]*24*60" office:value-type="float" office:value="139680" calcext:value-type="float">
            <text:p>139680</text:p>
          </table:table-cell>
          <table:table-cell table:formula="of:=[.C1723]/275" office:value-type="float" office:value="4.31454545454545" calcext:value-type="float">
            <text:p>4,31454545454545</text:p>
          </table:table-cell>
          <table:table-cell table:formula="of:=[.D1723]/275" office:value-type="float" office:value="10.2127272727273" calcext:value-type="float">
            <text:p>10,2127272727273</text:p>
          </table:table-cell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office:value-type="float" office:value="1164.5" calcext:value-type="float">
            <text:p>1164,5</text:p>
          </table:table-cell>
          <table:table-cell office:value-type="float" office:value="2874.5" calcext:value-type="float">
            <text:p>2874,5</text:p>
          </table:table-cell>
          <table:table-cell office:value-type="float" office:value="97" calcext:value-type="float">
            <text:p>97</text:p>
          </table:table-cell>
          <table:table-cell table:formula="of:=[.E1724]*24*60" office:value-type="float" office:value="139680" calcext:value-type="float">
            <text:p>139680</text:p>
          </table:table-cell>
          <table:table-cell table:formula="of:=[.C1724]/275" office:value-type="float" office:value="4.23454545454545" calcext:value-type="float">
            <text:p>4,23454545454545</text:p>
          </table:table-cell>
          <table:table-cell table:formula="of:=[.D1724]/275" office:value-type="float" office:value="10.4527272727273" calcext:value-type="float">
            <text:p>10,4527272727273</text:p>
          </table:table-cell>
        </table:table-row>
        <table:table-row table:style-name="ro1">
          <table:table-cell/>
          <table:table-cell office:value-type="float" office:value="1724" calcext:value-type="float">
            <text:p>1724</text:p>
          </table:table-cell>
          <table:table-cell office:value-type="float" office:value="1132.5" calcext:value-type="float">
            <text:p>1132,5</text:p>
          </table:table-cell>
          <table:table-cell office:value-type="float" office:value="2876.5" calcext:value-type="float">
            <text:p>2876,5</text:p>
          </table:table-cell>
          <table:table-cell office:value-type="float" office:value="97" calcext:value-type="float">
            <text:p>97</text:p>
          </table:table-cell>
          <table:table-cell table:formula="of:=[.E1725]*24*60" office:value-type="float" office:value="139680" calcext:value-type="float">
            <text:p>139680</text:p>
          </table:table-cell>
          <table:table-cell table:formula="of:=[.C1725]/275" office:value-type="float" office:value="4.11818181818182" calcext:value-type="float">
            <text:p>4,11818181818182</text:p>
          </table:table-cell>
          <table:table-cell table:formula="of:=[.D1725]/275" office:value-type="float" office:value="10.46" calcext:value-type="float">
            <text:p>10,46</text:p>
          </table:table-cell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office:value-type="float" office:value="1122.5" calcext:value-type="float">
            <text:p>1122,5</text:p>
          </table:table-cell>
          <table:table-cell office:value-type="float" office:value="2944.5" calcext:value-type="float">
            <text:p>2944,5</text:p>
          </table:table-cell>
          <table:table-cell office:value-type="float" office:value="97" calcext:value-type="float">
            <text:p>97</text:p>
          </table:table-cell>
          <table:table-cell table:formula="of:=[.E1726]*24*60" office:value-type="float" office:value="139680" calcext:value-type="float">
            <text:p>139680</text:p>
          </table:table-cell>
          <table:table-cell table:formula="of:=[.C1726]/275" office:value-type="float" office:value="4.08181818181818" calcext:value-type="float">
            <text:p>4,08181818181818</text:p>
          </table:table-cell>
          <table:table-cell table:formula="of:=[.D1726]/275" office:value-type="float" office:value="10.7072727272727" calcext:value-type="float">
            <text:p>10,7072727272727</text:p>
          </table:table-cell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1092.5" calcext:value-type="float">
            <text:p>1092,5</text:p>
          </table:table-cell>
          <table:table-cell office:value-type="float" office:value="2988.5" calcext:value-type="float">
            <text:p>2988,5</text:p>
          </table:table-cell>
          <table:table-cell office:value-type="float" office:value="97" calcext:value-type="float">
            <text:p>97</text:p>
          </table:table-cell>
          <table:table-cell table:formula="of:=[.E1727]*24*60" office:value-type="float" office:value="139680" calcext:value-type="float">
            <text:p>139680</text:p>
          </table:table-cell>
          <table:table-cell table:formula="of:=[.C1727]/275" office:value-type="float" office:value="3.97272727272727" calcext:value-type="float">
            <text:p>3,97272727272727</text:p>
          </table:table-cell>
          <table:table-cell table:formula="of:=[.D1727]/275" office:value-type="float" office:value="10.8672727272727" calcext:value-type="float">
            <text:p>10,8672727272727</text:p>
          </table:table-cell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office:value-type="float" office:value="1044.5" calcext:value-type="float">
            <text:p>1044,5</text:p>
          </table:table-cell>
          <table:table-cell office:value-type="float" office:value="3062.5" calcext:value-type="float">
            <text:p>3062,5</text:p>
          </table:table-cell>
          <table:table-cell office:value-type="float" office:value="97" calcext:value-type="float">
            <text:p>97</text:p>
          </table:table-cell>
          <table:table-cell table:formula="of:=[.E1728]*24*60" office:value-type="float" office:value="139680" calcext:value-type="float">
            <text:p>139680</text:p>
          </table:table-cell>
          <table:table-cell table:formula="of:=[.C1728]/275" office:value-type="float" office:value="3.79818181818182" calcext:value-type="float">
            <text:p>3,79818181818182</text:p>
          </table:table-cell>
          <table:table-cell table:formula="of:=[.D1728]/275" office:value-type="float" office:value="11.1363636363636" calcext:value-type="float">
            <text:p>11,1363636363636</text:p>
          </table:table-cell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office:value-type="float" office:value="1004.5" calcext:value-type="float">
            <text:p>1004,5</text:p>
          </table:table-cell>
          <table:table-cell office:value-type="float" office:value="3118.5" calcext:value-type="float">
            <text:p>3118,5</text:p>
          </table:table-cell>
          <table:table-cell office:value-type="float" office:value="97" calcext:value-type="float">
            <text:p>97</text:p>
          </table:table-cell>
          <table:table-cell table:formula="of:=[.E1729]*24*60" office:value-type="float" office:value="139680" calcext:value-type="float">
            <text:p>139680</text:p>
          </table:table-cell>
          <table:table-cell table:formula="of:=[.C1729]/275" office:value-type="float" office:value="3.65272727272727" calcext:value-type="float">
            <text:p>3,65272727272727</text:p>
          </table:table-cell>
          <table:table-cell table:formula="of:=[.D1729]/275" office:value-type="float" office:value="11.34" calcext:value-type="float">
            <text:p>11,34</text:p>
          </table:table-cell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office:value-type="float" office:value="944.5" calcext:value-type="float">
            <text:p>944,5</text:p>
          </table:table-cell>
          <table:table-cell office:value-type="float" office:value="3108.5" calcext:value-type="float">
            <text:p>3108,5</text:p>
          </table:table-cell>
          <table:table-cell office:value-type="float" office:value="97" calcext:value-type="float">
            <text:p>97</text:p>
          </table:table-cell>
          <table:table-cell table:formula="of:=[.E1730]*24*60" office:value-type="float" office:value="139680" calcext:value-type="float">
            <text:p>139680</text:p>
          </table:table-cell>
          <table:table-cell table:formula="of:=[.C1730]/275" office:value-type="float" office:value="3.43454545454545" calcext:value-type="float">
            <text:p>3,43454545454545</text:p>
          </table:table-cell>
          <table:table-cell table:formula="of:=[.D1730]/275" office:value-type="float" office:value="11.3036363636364" calcext:value-type="float">
            <text:p>11,3036363636364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950.5" calcext:value-type="float">
            <text:p>950,5</text:p>
          </table:table-cell>
          <table:table-cell office:value-type="float" office:value="3050.5" calcext:value-type="float">
            <text:p>3050,5</text:p>
          </table:table-cell>
          <table:table-cell office:value-type="float" office:value="97" calcext:value-type="float">
            <text:p>97</text:p>
          </table:table-cell>
          <table:table-cell table:formula="of:=[.E1731]*24*60" office:value-type="float" office:value="139680" calcext:value-type="float">
            <text:p>139680</text:p>
          </table:table-cell>
          <table:table-cell table:formula="of:=[.C1731]/275" office:value-type="float" office:value="3.45636363636364" calcext:value-type="float">
            <text:p>3,45636363636364</text:p>
          </table:table-cell>
          <table:table-cell table:formula="of:=[.D1731]/275" office:value-type="float" office:value="11.0927272727273" calcext:value-type="float">
            <text:p>11,0927272727273</text:p>
          </table:table-cell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office:value-type="float" office:value="930.5" calcext:value-type="float">
            <text:p>930,5</text:p>
          </table:table-cell>
          <table:table-cell office:value-type="float" office:value="3056.5" calcext:value-type="float">
            <text:p>3056,5</text:p>
          </table:table-cell>
          <table:table-cell office:value-type="float" office:value="97" calcext:value-type="float">
            <text:p>97</text:p>
          </table:table-cell>
          <table:table-cell table:formula="of:=[.E1732]*24*60" office:value-type="float" office:value="139680" calcext:value-type="float">
            <text:p>139680</text:p>
          </table:table-cell>
          <table:table-cell table:formula="of:=[.C1732]/275" office:value-type="float" office:value="3.38363636363636" calcext:value-type="float">
            <text:p>3,38363636363636</text:p>
          </table:table-cell>
          <table:table-cell table:formula="of:=[.D1732]/275" office:value-type="float" office:value="11.1145454545455" calcext:value-type="float">
            <text:p>11,1145454545455</text:p>
          </table:table-cell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office:value-type="float" office:value="912.5" calcext:value-type="float">
            <text:p>912,5</text:p>
          </table:table-cell>
          <table:table-cell office:value-type="float" office:value="3124.5" calcext:value-type="float">
            <text:p>3124,5</text:p>
          </table:table-cell>
          <table:table-cell office:value-type="float" office:value="97" calcext:value-type="float">
            <text:p>97</text:p>
          </table:table-cell>
          <table:table-cell table:formula="of:=[.E1733]*24*60" office:value-type="float" office:value="139680" calcext:value-type="float">
            <text:p>139680</text:p>
          </table:table-cell>
          <table:table-cell table:formula="of:=[.C1733]/275" office:value-type="float" office:value="3.31818181818182" calcext:value-type="float">
            <text:p>3,31818181818182</text:p>
          </table:table-cell>
          <table:table-cell table:formula="of:=[.D1733]/275" office:value-type="float" office:value="11.3618181818182" calcext:value-type="float">
            <text:p>11,3618181818182</text:p>
          </table:table-cell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office:value-type="float" office:value="888.5" calcext:value-type="float">
            <text:p>888,5</text:p>
          </table:table-cell>
          <table:table-cell office:value-type="float" office:value="3162.5" calcext:value-type="float">
            <text:p>3162,5</text:p>
          </table:table-cell>
          <table:table-cell office:value-type="float" office:value="97" calcext:value-type="float">
            <text:p>97</text:p>
          </table:table-cell>
          <table:table-cell table:formula="of:=[.E1734]*24*60" office:value-type="float" office:value="139680" calcext:value-type="float">
            <text:p>139680</text:p>
          </table:table-cell>
          <table:table-cell table:formula="of:=[.C1734]/275" office:value-type="float" office:value="3.23090909090909" calcext:value-type="float">
            <text:p>3,23090909090909</text:p>
          </table:table-cell>
          <table:table-cell table:formula="of:=[.D1734]/275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office:value-type="float" office:value="870.5" calcext:value-type="float">
            <text:p>870,5</text:p>
          </table:table-cell>
          <table:table-cell office:value-type="float" office:value="3114.5" calcext:value-type="float">
            <text:p>3114,5</text:p>
          </table:table-cell>
          <table:table-cell office:value-type="float" office:value="97" calcext:value-type="float">
            <text:p>97</text:p>
          </table:table-cell>
          <table:table-cell table:formula="of:=[.E1735]*24*60" office:value-type="float" office:value="139680" calcext:value-type="float">
            <text:p>139680</text:p>
          </table:table-cell>
          <table:table-cell table:formula="of:=[.C1735]/275" office:value-type="float" office:value="3.16545454545455" calcext:value-type="float">
            <text:p>3,16545454545455</text:p>
          </table:table-cell>
          <table:table-cell table:formula="of:=[.D1735]/275" office:value-type="float" office:value="11.3254545454545" calcext:value-type="float">
            <text:p>11,3254545454545</text:p>
          </table:table-cell>
        </table:table-row>
        <table:table-row table:style-name="ro1">
          <table:table-cell/>
          <table:table-cell office:value-type="float" office:value="1735" calcext:value-type="float">
            <text:p>1735</text:p>
          </table:table-cell>
          <table:table-cell office:value-type="float" office:value="852.5" calcext:value-type="float">
            <text:p>852,5</text:p>
          </table:table-cell>
          <table:table-cell office:value-type="float" office:value="3082.5" calcext:value-type="float">
            <text:p>3082,5</text:p>
          </table:table-cell>
          <table:table-cell office:value-type="float" office:value="97" calcext:value-type="float">
            <text:p>97</text:p>
          </table:table-cell>
          <table:table-cell table:formula="of:=[.E1736]*24*60" office:value-type="float" office:value="139680" calcext:value-type="float">
            <text:p>139680</text:p>
          </table:table-cell>
          <table:table-cell table:formula="of:=[.C1736]/275" office:value-type="float" office:value="3.1" calcext:value-type="float">
            <text:p>3,1</text:p>
          </table:table-cell>
          <table:table-cell table:formula="of:=[.D1736]/275" office:value-type="float" office:value="11.2090909090909" calcext:value-type="float">
            <text:p>11,2090909090909</text:p>
          </table:table-cell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office:value-type="float" office:value="842.5" calcext:value-type="float">
            <text:p>842,5</text:p>
          </table:table-cell>
          <table:table-cell office:value-type="float" office:value="3154.5" calcext:value-type="float">
            <text:p>3154,5</text:p>
          </table:table-cell>
          <table:table-cell office:value-type="float" office:value="97" calcext:value-type="float">
            <text:p>97</text:p>
          </table:table-cell>
          <table:table-cell table:formula="of:=[.E1737]*24*60" office:value-type="float" office:value="139680" calcext:value-type="float">
            <text:p>139680</text:p>
          </table:table-cell>
          <table:table-cell table:formula="of:=[.C1737]/275" office:value-type="float" office:value="3.06363636363636" calcext:value-type="float">
            <text:p>3,06363636363636</text:p>
          </table:table-cell>
          <table:table-cell table:formula="of:=[.D1737]/275" office:value-type="float" office:value="11.4709090909091" calcext:value-type="float">
            <text:p>11,4709090909091</text:p>
          </table:table-cell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office:value-type="float" office:value="800.5" calcext:value-type="float">
            <text:p>800,5</text:p>
          </table:table-cell>
          <table:table-cell office:value-type="float" office:value="3156.5" calcext:value-type="float">
            <text:p>3156,5</text:p>
          </table:table-cell>
          <table:table-cell office:value-type="float" office:value="97" calcext:value-type="float">
            <text:p>97</text:p>
          </table:table-cell>
          <table:table-cell table:formula="of:=[.E1738]*24*60" office:value-type="float" office:value="139680" calcext:value-type="float">
            <text:p>139680</text:p>
          </table:table-cell>
          <table:table-cell table:formula="of:=[.C1738]/275" office:value-type="float" office:value="2.91090909090909" calcext:value-type="float">
            <text:p>2,91090909090909</text:p>
          </table:table-cell>
          <table:table-cell table:formula="of:=[.D1738]/275" office:value-type="float" office:value="11.4781818181818" calcext:value-type="float">
            <text:p>11,4781818181818</text:p>
          </table:table-cell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office:value-type="float" office:value="794.5" calcext:value-type="float">
            <text:p>794,5</text:p>
          </table:table-cell>
          <table:table-cell office:value-type="float" office:value="3234.5" calcext:value-type="float">
            <text:p>3234,5</text:p>
          </table:table-cell>
          <table:table-cell office:value-type="float" office:value="97" calcext:value-type="float">
            <text:p>97</text:p>
          </table:table-cell>
          <table:table-cell table:formula="of:=[.E1739]*24*60" office:value-type="float" office:value="139680" calcext:value-type="float">
            <text:p>139680</text:p>
          </table:table-cell>
          <table:table-cell table:formula="of:=[.C1739]/275" office:value-type="float" office:value="2.88909090909091" calcext:value-type="float">
            <text:p>2,88909090909091</text:p>
          </table:table-cell>
          <table:table-cell table:formula="of:=[.D1739]/275" office:value-type="float" office:value="11.7618181818182" calcext:value-type="float">
            <text:p>11,7618181818182</text:p>
          </table:table-cell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office:value-type="float" office:value="780.5" calcext:value-type="float">
            <text:p>780,5</text:p>
          </table:table-cell>
          <table:table-cell office:value-type="float" office:value="3298.5" calcext:value-type="float">
            <text:p>3298,5</text:p>
          </table:table-cell>
          <table:table-cell office:value-type="float" office:value="97" calcext:value-type="float">
            <text:p>97</text:p>
          </table:table-cell>
          <table:table-cell table:formula="of:=[.E1740]*24*60" office:value-type="float" office:value="139680" calcext:value-type="float">
            <text:p>139680</text:p>
          </table:table-cell>
          <table:table-cell table:formula="of:=[.C1740]/275" office:value-type="float" office:value="2.83818181818182" calcext:value-type="float">
            <text:p>2,83818181818182</text:p>
          </table:table-cell>
          <table:table-cell table:formula="of:=[.D1740]/275" office:value-type="float" office:value="11.9945454545455" calcext:value-type="float">
            <text:p>11,9945454545455</text:p>
          </table:table-cell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692.5" calcext:value-type="float">
            <text:p>692,5</text:p>
          </table:table-cell>
          <table:table-cell office:value-type="float" office:value="3320.5" calcext:value-type="float">
            <text:p>3320,5</text:p>
          </table:table-cell>
          <table:table-cell office:value-type="float" office:value="97" calcext:value-type="float">
            <text:p>97</text:p>
          </table:table-cell>
          <table:table-cell table:formula="of:=[.E1741]*24*60" office:value-type="float" office:value="139680" calcext:value-type="float">
            <text:p>139680</text:p>
          </table:table-cell>
          <table:table-cell table:formula="of:=[.C1741]/275" office:value-type="float" office:value="2.51818181818182" calcext:value-type="float">
            <text:p>2,51818181818182</text:p>
          </table:table-cell>
          <table:table-cell table:formula="of:=[.D1741]/275" office:value-type="float" office:value="12.0745454545455" calcext:value-type="float">
            <text:p>12,0745454545455</text:p>
          </table:table-cell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636.5" calcext:value-type="float">
            <text:p>636,5</text:p>
          </table:table-cell>
          <table:table-cell office:value-type="float" office:value="3366.5" calcext:value-type="float">
            <text:p>3366,5</text:p>
          </table:table-cell>
          <table:table-cell office:value-type="float" office:value="97" calcext:value-type="float">
            <text:p>97</text:p>
          </table:table-cell>
          <table:table-cell table:formula="of:=[.E1742]*24*60" office:value-type="float" office:value="139680" calcext:value-type="float">
            <text:p>139680</text:p>
          </table:table-cell>
          <table:table-cell table:formula="of:=[.C1742]/275" office:value-type="float" office:value="2.31454545454545" calcext:value-type="float">
            <text:p>2,31454545454545</text:p>
          </table:table-cell>
          <table:table-cell table:formula="of:=[.D1742]/275" office:value-type="float" office:value="12.2418181818182" calcext:value-type="float">
            <text:p>12,2418181818182</text:p>
          </table:table-cell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office:value-type="float" office:value="602.5" calcext:value-type="float">
            <text:p>602,5</text:p>
          </table:table-cell>
          <table:table-cell office:value-type="float" office:value="3440.5" calcext:value-type="float">
            <text:p>3440,5</text:p>
          </table:table-cell>
          <table:table-cell office:value-type="float" office:value="97" calcext:value-type="float">
            <text:p>97</text:p>
          </table:table-cell>
          <table:table-cell table:formula="of:=[.E1743]*24*60" office:value-type="float" office:value="139680" calcext:value-type="float">
            <text:p>139680</text:p>
          </table:table-cell>
          <table:table-cell table:formula="of:=[.C1743]/275" office:value-type="float" office:value="2.19090909090909" calcext:value-type="float">
            <text:p>2,19090909090909</text:p>
          </table:table-cell>
          <table:table-cell table:formula="of:=[.D1743]/275" office:value-type="float" office:value="12.5109090909091" calcext:value-type="float">
            <text:p>12,5109090909091</text:p>
          </table:table-cell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 office:value-type="float" office:value="570.5" calcext:value-type="float">
            <text:p>570,5</text:p>
          </table:table-cell>
          <table:table-cell office:value-type="float" office:value="3514.5" calcext:value-type="float">
            <text:p>3514,5</text:p>
          </table:table-cell>
          <table:table-cell office:value-type="float" office:value="97" calcext:value-type="float">
            <text:p>97</text:p>
          </table:table-cell>
          <table:table-cell table:formula="of:=[.E1744]*24*60" office:value-type="float" office:value="139680" calcext:value-type="float">
            <text:p>139680</text:p>
          </table:table-cell>
          <table:table-cell table:formula="of:=[.C1744]/275" office:value-type="float" office:value="2.07454545454545" calcext:value-type="float">
            <text:p>2,07454545454545</text:p>
          </table:table-cell>
          <table:table-cell table:formula="of:=[.D1744]/275" office:value-type="float" office:value="12.78" calcext:value-type="float">
            <text:p>12,78</text:p>
          </table:table-cell>
        </table:table-row>
        <table:table-row table:style-name="ro1">
          <table:table-cell/>
          <table:table-cell office:value-type="float" office:value="1744" calcext:value-type="float">
            <text:p>1744</text:p>
          </table:table-cell>
          <table:table-cell office:value-type="float" office:value="560.5" calcext:value-type="float">
            <text:p>560,5</text:p>
          </table:table-cell>
          <table:table-cell office:value-type="float" office:value="3596.5" calcext:value-type="float">
            <text:p>3596,5</text:p>
          </table:table-cell>
          <table:table-cell office:value-type="float" office:value="97" calcext:value-type="float">
            <text:p>97</text:p>
          </table:table-cell>
          <table:table-cell table:formula="of:=[.E1745]*24*60" office:value-type="float" office:value="139680" calcext:value-type="float">
            <text:p>139680</text:p>
          </table:table-cell>
          <table:table-cell table:formula="of:=[.C1745]/275" office:value-type="float" office:value="2.03818181818182" calcext:value-type="float">
            <text:p>2,03818181818182</text:p>
          </table:table-cell>
          <table:table-cell table:formula="of:=[.D1745]/275" office:value-type="float" office:value="13.0781818181818" calcext:value-type="float">
            <text:p>13,0781818181818</text:p>
          </table:table-cell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office:value-type="float" office:value="554.5" calcext:value-type="float">
            <text:p>554,5</text:p>
          </table:table-cell>
          <table:table-cell office:value-type="float" office:value="3680.5" calcext:value-type="float">
            <text:p>3680,5</text:p>
          </table:table-cell>
          <table:table-cell office:value-type="float" office:value="97" calcext:value-type="float">
            <text:p>97</text:p>
          </table:table-cell>
          <table:table-cell table:formula="of:=[.E1746]*24*60" office:value-type="float" office:value="139680" calcext:value-type="float">
            <text:p>139680</text:p>
          </table:table-cell>
          <table:table-cell table:formula="of:=[.C1746]/275" office:value-type="float" office:value="2.01636363636364" calcext:value-type="float">
            <text:p>2,01636363636364</text:p>
          </table:table-cell>
          <table:table-cell table:formula="of:=[.D1746]/275" office:value-type="float" office:value="13.3836363636364" calcext:value-type="float">
            <text:p>13,3836363636364</text:p>
          </table:table-cell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office:value-type="float" office:value="572.5" calcext:value-type="float">
            <text:p>572,5</text:p>
          </table:table-cell>
          <table:table-cell office:value-type="float" office:value="3718.5" calcext:value-type="float">
            <text:p>3718,5</text:p>
          </table:table-cell>
          <table:table-cell office:value-type="float" office:value="97" calcext:value-type="float">
            <text:p>97</text:p>
          </table:table-cell>
          <table:table-cell table:formula="of:=[.E1747]*24*60" office:value-type="float" office:value="139680" calcext:value-type="float">
            <text:p>139680</text:p>
          </table:table-cell>
          <table:table-cell table:formula="of:=[.C1747]/275" office:value-type="float" office:value="2.08181818181818" calcext:value-type="float">
            <text:p>2,08181818181818</text:p>
          </table:table-cell>
          <table:table-cell table:formula="of:=[.D1747]/275" office:value-type="float" office:value="13.5218181818182" calcext:value-type="float">
            <text:p>13,5218181818182</text:p>
          </table:table-cell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office:value-type="float" office:value="572.5" calcext:value-type="float">
            <text:p>572,5</text:p>
          </table:table-cell>
          <table:table-cell office:value-type="float" office:value="3776.5" calcext:value-type="float">
            <text:p>3776,5</text:p>
          </table:table-cell>
          <table:table-cell office:value-type="float" office:value="97" calcext:value-type="float">
            <text:p>97</text:p>
          </table:table-cell>
          <table:table-cell table:formula="of:=[.E1748]*24*60" office:value-type="float" office:value="139680" calcext:value-type="float">
            <text:p>139680</text:p>
          </table:table-cell>
          <table:table-cell table:formula="of:=[.C1748]/275" office:value-type="float" office:value="2.08181818181818" calcext:value-type="float">
            <text:p>2,08181818181818</text:p>
          </table:table-cell>
          <table:table-cell table:formula="of:=[.D1748]/275" office:value-type="float" office:value="13.7327272727273" calcext:value-type="float">
            <text:p>13,7327272727273</text:p>
          </table:table-cell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office:value-type="float" office:value="618.5" calcext:value-type="float">
            <text:p>618,5</text:p>
          </table:table-cell>
          <table:table-cell office:value-type="float" office:value="3806.5" calcext:value-type="float">
            <text:p>3806,5</text:p>
          </table:table-cell>
          <table:table-cell office:value-type="float" office:value="97" calcext:value-type="float">
            <text:p>97</text:p>
          </table:table-cell>
          <table:table-cell table:formula="of:=[.E1749]*24*60" office:value-type="float" office:value="139680" calcext:value-type="float">
            <text:p>139680</text:p>
          </table:table-cell>
          <table:table-cell table:formula="of:=[.C1749]/275" office:value-type="float" office:value="2.24909090909091" calcext:value-type="float">
            <text:p>2,24909090909091</text:p>
          </table:table-cell>
          <table:table-cell table:formula="of:=[.D1749]/275" office:value-type="float" office:value="13.8418181818182" calcext:value-type="float">
            <text:p>13,8418181818182</text:p>
          </table:table-cell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float" office:value="646.5" calcext:value-type="float">
            <text:p>646,5</text:p>
          </table:table-cell>
          <table:table-cell office:value-type="float" office:value="3848.5" calcext:value-type="float">
            <text:p>3848,5</text:p>
          </table:table-cell>
          <table:table-cell office:value-type="float" office:value="97" calcext:value-type="float">
            <text:p>97</text:p>
          </table:table-cell>
          <table:table-cell table:formula="of:=[.E1750]*24*60" office:value-type="float" office:value="139680" calcext:value-type="float">
            <text:p>139680</text:p>
          </table:table-cell>
          <table:table-cell table:formula="of:=[.C1750]/275" office:value-type="float" office:value="2.35090909090909" calcext:value-type="float">
            <text:p>2,35090909090909</text:p>
          </table:table-cell>
          <table:table-cell table:formula="of:=[.D1750]/275" office:value-type="float" office:value="13.9945454545455" calcext:value-type="float">
            <text:p>13,994545454545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1342.5" calcext:value-type="float">
            <text:p>1342,5</text:p>
          </table:table-cell>
          <table:table-cell office:value-type="float" office:value="3830.5" calcext:value-type="float">
            <text:p>3830,5</text:p>
          </table:table-cell>
          <table:table-cell office:value-type="float" office:value="97" calcext:value-type="float">
            <text:p>97</text:p>
          </table:table-cell>
          <table:table-cell table:formula="of:=[.E1751]*24*60" office:value-type="float" office:value="139680" calcext:value-type="float">
            <text:p>139680</text:p>
          </table:table-cell>
          <table:table-cell table:formula="of:=[.C1751]/275" office:value-type="float" office:value="4.88181818181818" calcext:value-type="float">
            <text:p>4,88181818181818</text:p>
          </table:table-cell>
          <table:table-cell table:formula="of:=[.D1751]/275" office:value-type="float" office:value="13.9290909090909" calcext:value-type="float">
            <text:p>13,9290909090909</text:p>
          </table:table-cell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office:value-type="float" office:value="1320.5" calcext:value-type="float">
            <text:p>1320,5</text:p>
          </table:table-cell>
          <table:table-cell office:value-type="float" office:value="3760.5" calcext:value-type="float">
            <text:p>3760,5</text:p>
          </table:table-cell>
          <table:table-cell office:value-type="float" office:value="97" calcext:value-type="float">
            <text:p>97</text:p>
          </table:table-cell>
          <table:table-cell table:formula="of:=[.E1752]*24*60" office:value-type="float" office:value="139680" calcext:value-type="float">
            <text:p>139680</text:p>
          </table:table-cell>
          <table:table-cell table:formula="of:=[.C1752]/275" office:value-type="float" office:value="4.80181818181818" calcext:value-type="float">
            <text:p>4,80181818181818</text:p>
          </table:table-cell>
          <table:table-cell table:formula="of:=[.D1752]/275" office:value-type="float" office:value="13.6745454545455" calcext:value-type="float">
            <text:p>13,6745454545455</text:p>
          </table:table-cell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office:value-type="float" office:value="1318.5" calcext:value-type="float">
            <text:p>1318,5</text:p>
          </table:table-cell>
          <table:table-cell office:value-type="float" office:value="3678.5" calcext:value-type="float">
            <text:p>3678,5</text:p>
          </table:table-cell>
          <table:table-cell office:value-type="float" office:value="97" calcext:value-type="float">
            <text:p>97</text:p>
          </table:table-cell>
          <table:table-cell table:formula="of:=[.E1753]*24*60" office:value-type="float" office:value="139680" calcext:value-type="float">
            <text:p>139680</text:p>
          </table:table-cell>
          <table:table-cell table:formula="of:=[.C1753]/275" office:value-type="float" office:value="4.79454545454546" calcext:value-type="float">
            <text:p>4,79454545454546</text:p>
          </table:table-cell>
          <table:table-cell table:formula="of:=[.D1753]/275" office:value-type="float" office:value="13.3763636363636" calcext:value-type="float">
            <text:p>13,3763636363636</text:p>
          </table:table-cell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office:value-type="float" office:value="1308.5" calcext:value-type="float">
            <text:p>1308,5</text:p>
          </table:table-cell>
          <table:table-cell office:value-type="float" office:value="3606.5" calcext:value-type="float">
            <text:p>3606,5</text:p>
          </table:table-cell>
          <table:table-cell office:value-type="float" office:value="97" calcext:value-type="float">
            <text:p>97</text:p>
          </table:table-cell>
          <table:table-cell table:formula="of:=[.E1754]*24*60" office:value-type="float" office:value="139680" calcext:value-type="float">
            <text:p>139680</text:p>
          </table:table-cell>
          <table:table-cell table:formula="of:=[.C1754]/275" office:value-type="float" office:value="4.75818181818182" calcext:value-type="float">
            <text:p>4,75818181818182</text:p>
          </table:table-cell>
          <table:table-cell table:formula="of:=[.D1754]/275" office:value-type="float" office:value="13.1145454545455" calcext:value-type="float">
            <text:p>13,1145454545455</text:p>
          </table:table-cell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office:value-type="float" office:value="1330.5" calcext:value-type="float">
            <text:p>1330,5</text:p>
          </table:table-cell>
          <table:table-cell office:value-type="float" office:value="3506.5" calcext:value-type="float">
            <text:p>3506,5</text:p>
          </table:table-cell>
          <table:table-cell office:value-type="float" office:value="97" calcext:value-type="float">
            <text:p>97</text:p>
          </table:table-cell>
          <table:table-cell table:formula="of:=[.E1755]*24*60" office:value-type="float" office:value="139680" calcext:value-type="float">
            <text:p>139680</text:p>
          </table:table-cell>
          <table:table-cell table:formula="of:=[.C1755]/275" office:value-type="float" office:value="4.83818181818182" calcext:value-type="float">
            <text:p>4,83818181818182</text:p>
          </table:table-cell>
          <table:table-cell table:formula="of:=[.D1755]/275" office:value-type="float" office:value="12.7509090909091" calcext:value-type="float">
            <text:p>12,7509090909091</text:p>
          </table:table-cell>
        </table:table-row>
        <table:table-row table:style-name="ro1">
          <table:table-cell/>
          <table:table-cell office:value-type="float" office:value="1755" calcext:value-type="float">
            <text:p>1755</text:p>
          </table:table-cell>
          <table:table-cell office:value-type="float" office:value="1364.5" calcext:value-type="float">
            <text:p>1364,5</text:p>
          </table:table-cell>
          <table:table-cell office:value-type="float" office:value="3464.5" calcext:value-type="float">
            <text:p>3464,5</text:p>
          </table:table-cell>
          <table:table-cell office:value-type="float" office:value="97" calcext:value-type="float">
            <text:p>97</text:p>
          </table:table-cell>
          <table:table-cell table:formula="of:=[.E1756]*24*60" office:value-type="float" office:value="139680" calcext:value-type="float">
            <text:p>139680</text:p>
          </table:table-cell>
          <table:table-cell table:formula="of:=[.C1756]/275" office:value-type="float" office:value="4.96181818181818" calcext:value-type="float">
            <text:p>4,96181818181818</text:p>
          </table:table-cell>
          <table:table-cell table:formula="of:=[.D1756]/275" office:value-type="float" office:value="12.5981818181818" calcext:value-type="float">
            <text:p>12,5981818181818</text:p>
          </table:table-cell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office:value-type="float" office:value="1342.5" calcext:value-type="float">
            <text:p>1342,5</text:p>
          </table:table-cell>
          <table:table-cell office:value-type="float" office:value="3392.5" calcext:value-type="float">
            <text:p>3392,5</text:p>
          </table:table-cell>
          <table:table-cell office:value-type="float" office:value="97" calcext:value-type="float">
            <text:p>97</text:p>
          </table:table-cell>
          <table:table-cell table:formula="of:=[.E1757]*24*60" office:value-type="float" office:value="139680" calcext:value-type="float">
            <text:p>139680</text:p>
          </table:table-cell>
          <table:table-cell table:formula="of:=[.C1757]/275" office:value-type="float" office:value="4.88181818181818" calcext:value-type="float">
            <text:p>4,88181818181818</text:p>
          </table:table-cell>
          <table:table-cell table:formula="of:=[.D1757]/275" office:value-type="float" office:value="12.3363636363636" calcext:value-type="float">
            <text:p>12,3363636363636</text:p>
          </table:table-cell>
        </table:table-row>
        <table:table-row table:style-name="ro1">
          <table:table-cell/>
          <table:table-cell office:value-type="float" office:value="1757" calcext:value-type="float">
            <text:p>1757</text:p>
          </table:table-cell>
          <table:table-cell office:value-type="float" office:value="1350.5" calcext:value-type="float">
            <text:p>1350,5</text:p>
          </table:table-cell>
          <table:table-cell office:value-type="float" office:value="3294.5" calcext:value-type="float">
            <text:p>3294,5</text:p>
          </table:table-cell>
          <table:table-cell office:value-type="float" office:value="97" calcext:value-type="float">
            <text:p>97</text:p>
          </table:table-cell>
          <table:table-cell table:formula="of:=[.E1758]*24*60" office:value-type="float" office:value="139680" calcext:value-type="float">
            <text:p>139680</text:p>
          </table:table-cell>
          <table:table-cell table:formula="of:=[.C1758]/275" office:value-type="float" office:value="4.91090909090909" calcext:value-type="float">
            <text:p>4,91090909090909</text:p>
          </table:table-cell>
          <table:table-cell table:formula="of:=[.D1758]/275" office:value-type="float" office:value="11.98" calcext:value-type="float">
            <text:p>11,98</text:p>
          </table:table-cell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office:value-type="float" office:value="1350.5" calcext:value-type="float">
            <text:p>1350,5</text:p>
          </table:table-cell>
          <table:table-cell office:value-type="float" office:value="3208.5" calcext:value-type="float">
            <text:p>3208,5</text:p>
          </table:table-cell>
          <table:table-cell office:value-type="float" office:value="97" calcext:value-type="float">
            <text:p>97</text:p>
          </table:table-cell>
          <table:table-cell table:formula="of:=[.E1759]*24*60" office:value-type="float" office:value="139680" calcext:value-type="float">
            <text:p>139680</text:p>
          </table:table-cell>
          <table:table-cell table:formula="of:=[.C1759]/275" office:value-type="float" office:value="4.91090909090909" calcext:value-type="float">
            <text:p>4,91090909090909</text:p>
          </table:table-cell>
          <table:table-cell table:formula="of:=[.D1759]/275" office:value-type="float" office:value="11.6672727272727" calcext:value-type="float">
            <text:p>11,6672727272727</text:p>
          </table:table-cell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office:value-type="float" office:value="1344.5" calcext:value-type="float">
            <text:p>1344,5</text:p>
          </table:table-cell>
          <table:table-cell office:value-type="float" office:value="3126.5" calcext:value-type="float">
            <text:p>3126,5</text:p>
          </table:table-cell>
          <table:table-cell office:value-type="float" office:value="97" calcext:value-type="float">
            <text:p>97</text:p>
          </table:table-cell>
          <table:table-cell table:formula="of:=[.E1760]*24*60" office:value-type="float" office:value="139680" calcext:value-type="float">
            <text:p>139680</text:p>
          </table:table-cell>
          <table:table-cell table:formula="of:=[.C1760]/275" office:value-type="float" office:value="4.88909090909091" calcext:value-type="float">
            <text:p>4,88909090909091</text:p>
          </table:table-cell>
          <table:table-cell table:formula="of:=[.D1760]/275" office:value-type="float" office:value="11.3690909090909" calcext:value-type="float">
            <text:p>11,3690909090909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1310.5" calcext:value-type="float">
            <text:p>1310,5</text:p>
          </table:table-cell>
          <table:table-cell office:value-type="float" office:value="3072.5" calcext:value-type="float">
            <text:p>3072,5</text:p>
          </table:table-cell>
          <table:table-cell office:value-type="float" office:value="97" calcext:value-type="float">
            <text:p>97</text:p>
          </table:table-cell>
          <table:table-cell table:formula="of:=[.E1761]*24*60" office:value-type="float" office:value="139680" calcext:value-type="float">
            <text:p>139680</text:p>
          </table:table-cell>
          <table:table-cell table:formula="of:=[.C1761]/275" office:value-type="float" office:value="4.76545454545455" calcext:value-type="float">
            <text:p>4,76545454545455</text:p>
          </table:table-cell>
          <table:table-cell table:formula="of:=[.D1761]/275" office:value-type="float" office:value="11.1727272727273" calcext:value-type="float">
            <text:p>11,1727272727273</text:p>
          </table:table-cell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float" office:value="1258.5" calcext:value-type="float">
            <text:p>1258,5</text:p>
          </table:table-cell>
          <table:table-cell office:value-type="float" office:value="3038.5" calcext:value-type="float">
            <text:p>3038,5</text:p>
          </table:table-cell>
          <table:table-cell office:value-type="float" office:value="97" calcext:value-type="float">
            <text:p>97</text:p>
          </table:table-cell>
          <table:table-cell table:formula="of:=[.E1762]*24*60" office:value-type="float" office:value="139680" calcext:value-type="float">
            <text:p>139680</text:p>
          </table:table-cell>
          <table:table-cell table:formula="of:=[.C1762]/275" office:value-type="float" office:value="4.57636363636364" calcext:value-type="float">
            <text:p>4,57636363636364</text:p>
          </table:table-cell>
          <table:table-cell table:formula="of:=[.D1762]/275" office:value-type="float" office:value="11.0490909090909" calcext:value-type="float">
            <text:p>11,0490909090909</text:p>
          </table:table-cell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office:value-type="float" office:value="1254.5" calcext:value-type="float">
            <text:p>1254,5</text:p>
          </table:table-cell>
          <table:table-cell office:value-type="float" office:value="2918.5" calcext:value-type="float">
            <text:p>2918,5</text:p>
          </table:table-cell>
          <table:table-cell office:value-type="float" office:value="97" calcext:value-type="float">
            <text:p>97</text:p>
          </table:table-cell>
          <table:table-cell table:formula="of:=[.E1763]*24*60" office:value-type="float" office:value="139680" calcext:value-type="float">
            <text:p>139680</text:p>
          </table:table-cell>
          <table:table-cell table:formula="of:=[.C1763]/275" office:value-type="float" office:value="4.56181818181818" calcext:value-type="float">
            <text:p>4,56181818181818</text:p>
          </table:table-cell>
          <table:table-cell table:formula="of:=[.D1763]/275" office:value-type="float" office:value="10.6127272727273" calcext:value-type="float">
            <text:p>10,6127272727273</text:p>
          </table:table-cell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office:value-type="float" office:value="1248.5" calcext:value-type="float">
            <text:p>1248,5</text:p>
          </table:table-cell>
          <table:table-cell office:value-type="float" office:value="2860.5" calcext:value-type="float">
            <text:p>2860,5</text:p>
          </table:table-cell>
          <table:table-cell office:value-type="float" office:value="97" calcext:value-type="float">
            <text:p>97</text:p>
          </table:table-cell>
          <table:table-cell table:formula="of:=[.E1764]*24*60" office:value-type="float" office:value="139680" calcext:value-type="float">
            <text:p>139680</text:p>
          </table:table-cell>
          <table:table-cell table:formula="of:=[.C1764]/275" office:value-type="float" office:value="4.54" calcext:value-type="float">
            <text:p>4,54</text:p>
          </table:table-cell>
          <table:table-cell table:formula="of:=[.D1764]/275" office:value-type="float" office:value="10.4018181818182" calcext:value-type="float">
            <text:p>10,4018181818182</text:p>
          </table:table-cell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office:value-type="float" office:value="1240.5" calcext:value-type="float">
            <text:p>1240,5</text:p>
          </table:table-cell>
          <table:table-cell office:value-type="float" office:value="2740.5" calcext:value-type="float">
            <text:p>2740,5</text:p>
          </table:table-cell>
          <table:table-cell office:value-type="float" office:value="100" calcext:value-type="float">
            <text:p>100</text:p>
          </table:table-cell>
          <table:table-cell table:formula="of:=[.E1765]*24*60" office:value-type="float" office:value="144000" calcext:value-type="float">
            <text:p>144000</text:p>
          </table:table-cell>
          <table:table-cell table:formula="of:=[.C1765]/275" office:value-type="float" office:value="4.51090909090909" calcext:value-type="float">
            <text:p>4,51090909090909</text:p>
          </table:table-cell>
          <table:table-cell table:formula="of:=[.D1765]/275" office:value-type="float" office:value="9.96545454545455" calcext:value-type="float">
            <text:p>9,96545454545455</text:p>
          </table:table-cell>
        </table:table-row>
        <table:table-row table:style-name="ro1">
          <table:table-cell/>
          <table:table-cell office:value-type="float" office:value="1765" calcext:value-type="float">
            <text:p>1765</text:p>
          </table:table-cell>
          <table:table-cell office:value-type="float" office:value="1206.5" calcext:value-type="float">
            <text:p>1206,5</text:p>
          </table:table-cell>
          <table:table-cell office:value-type="float" office:value="2740.5" calcext:value-type="float">
            <text:p>2740,5</text:p>
          </table:table-cell>
          <table:table-cell office:value-type="float" office:value="100" calcext:value-type="float">
            <text:p>100</text:p>
          </table:table-cell>
          <table:table-cell table:formula="of:=[.E1766]*24*60" office:value-type="float" office:value="144000" calcext:value-type="float">
            <text:p>144000</text:p>
          </table:table-cell>
          <table:table-cell table:formula="of:=[.C1766]/275" office:value-type="float" office:value="4.38727272727273" calcext:value-type="float">
            <text:p>4,38727272727273</text:p>
          </table:table-cell>
          <table:table-cell table:formula="of:=[.D1766]/275" office:value-type="float" office:value="9.96545454545455" calcext:value-type="float">
            <text:p>9,96545454545455</text:p>
          </table:table-cell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 office:value-type="float" office:value="1154.5" calcext:value-type="float">
            <text:p>1154,5</text:p>
          </table:table-cell>
          <table:table-cell office:value-type="float" office:value="2876.5" calcext:value-type="float">
            <text:p>2876,5</text:p>
          </table:table-cell>
          <table:table-cell office:value-type="float" office:value="100" calcext:value-type="float">
            <text:p>100</text:p>
          </table:table-cell>
          <table:table-cell table:formula="of:=[.E1767]*24*60" office:value-type="float" office:value="144000" calcext:value-type="float">
            <text:p>144000</text:p>
          </table:table-cell>
          <table:table-cell table:formula="of:=[.C1767]/275" office:value-type="float" office:value="4.19818181818182" calcext:value-type="float">
            <text:p>4,19818181818182</text:p>
          </table:table-cell>
          <table:table-cell table:formula="of:=[.D1767]/275" office:value-type="float" office:value="10.46" calcext:value-type="float">
            <text:p>10,46</text:p>
          </table:table-cell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office:value-type="float" office:value="1126.5" calcext:value-type="float">
            <text:p>1126,5</text:p>
          </table:table-cell>
          <table:table-cell office:value-type="float" office:value="2886.5" calcext:value-type="float">
            <text:p>2886,5</text:p>
          </table:table-cell>
          <table:table-cell office:value-type="float" office:value="100" calcext:value-type="float">
            <text:p>100</text:p>
          </table:table-cell>
          <table:table-cell table:formula="of:=[.E1768]*24*60" office:value-type="float" office:value="144000" calcext:value-type="float">
            <text:p>144000</text:p>
          </table:table-cell>
          <table:table-cell table:formula="of:=[.C1768]/275" office:value-type="float" office:value="4.09636363636364" calcext:value-type="float">
            <text:p>4,09636363636364</text:p>
          </table:table-cell>
          <table:table-cell table:formula="of:=[.D1768]/275" office:value-type="float" office:value="10.4963636363636" calcext:value-type="float">
            <text:p>10,4963636363636</text:p>
          </table:table-cell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float" office:value="1120.5" calcext:value-type="float">
            <text:p>1120,5</text:p>
          </table:table-cell>
          <table:table-cell office:value-type="float" office:value="2964.5" calcext:value-type="float">
            <text:p>2964,5</text:p>
          </table:table-cell>
          <table:table-cell office:value-type="float" office:value="100" calcext:value-type="float">
            <text:p>100</text:p>
          </table:table-cell>
          <table:table-cell table:formula="of:=[.E1769]*24*60" office:value-type="float" office:value="144000" calcext:value-type="float">
            <text:p>144000</text:p>
          </table:table-cell>
          <table:table-cell table:formula="of:=[.C1769]/275" office:value-type="float" office:value="4.07454545454545" calcext:value-type="float">
            <text:p>4,07454545454545</text:p>
          </table:table-cell>
          <table:table-cell table:formula="of:=[.D1769]/275" office:value-type="float" office:value="10.78" calcext:value-type="float">
            <text:p>10,78</text:p>
          </table:table-cell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float" office:value="1046.5" calcext:value-type="float">
            <text:p>1046,5</text:p>
          </table:table-cell>
          <table:table-cell office:value-type="float" office:value="3042.5" calcext:value-type="float">
            <text:p>3042,5</text:p>
          </table:table-cell>
          <table:table-cell office:value-type="float" office:value="100" calcext:value-type="float">
            <text:p>100</text:p>
          </table:table-cell>
          <table:table-cell table:formula="of:=[.E1770]*24*60" office:value-type="float" office:value="144000" calcext:value-type="float">
            <text:p>144000</text:p>
          </table:table-cell>
          <table:table-cell table:formula="of:=[.C1770]/275" office:value-type="float" office:value="3.80545454545455" calcext:value-type="float">
            <text:p>3,80545454545455</text:p>
          </table:table-cell>
          <table:table-cell table:formula="of:=[.D1770]/275" office:value-type="float" office:value="11.0636363636364" calcext:value-type="float">
            <text:p>11,0636363636364</text:p>
          </table:table-cell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1000.5" calcext:value-type="float">
            <text:p>1000,5</text:p>
          </table:table-cell>
          <table:table-cell office:value-type="float" office:value="3098.5" calcext:value-type="float">
            <text:p>3098,5</text:p>
          </table:table-cell>
          <table:table-cell office:value-type="float" office:value="100" calcext:value-type="float">
            <text:p>100</text:p>
          </table:table-cell>
          <table:table-cell table:formula="of:=[.E1771]*24*60" office:value-type="float" office:value="144000" calcext:value-type="float">
            <text:p>144000</text:p>
          </table:table-cell>
          <table:table-cell table:formula="of:=[.C1771]/275" office:value-type="float" office:value="3.63818181818182" calcext:value-type="float">
            <text:p>3,63818181818182</text:p>
          </table:table-cell>
          <table:table-cell table:formula="of:=[.D1771]/275" office:value-type="float" office:value="11.2672727272727" calcext:value-type="float">
            <text:p>11,2672727272727</text:p>
          </table:table-cell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office:value-type="float" office:value="952.5" calcext:value-type="float">
            <text:p>952,5</text:p>
          </table:table-cell>
          <table:table-cell office:value-type="float" office:value="3110.5" calcext:value-type="float">
            <text:p>3110,5</text:p>
          </table:table-cell>
          <table:table-cell office:value-type="float" office:value="100" calcext:value-type="float">
            <text:p>100</text:p>
          </table:table-cell>
          <table:table-cell table:formula="of:=[.E1772]*24*60" office:value-type="float" office:value="144000" calcext:value-type="float">
            <text:p>144000</text:p>
          </table:table-cell>
          <table:table-cell table:formula="of:=[.C1772]/275" office:value-type="float" office:value="3.46363636363636" calcext:value-type="float">
            <text:p>3,46363636363636</text:p>
          </table:table-cell>
          <table:table-cell table:formula="of:=[.D1772]/275" office:value-type="float" office:value="11.3109090909091" calcext:value-type="float">
            <text:p>11,3109090909091</text:p>
          </table:table-cell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office:value-type="float" office:value="946.5" calcext:value-type="float">
            <text:p>946,5</text:p>
          </table:table-cell>
          <table:table-cell office:value-type="float" office:value="3038.5" calcext:value-type="float">
            <text:p>3038,5</text:p>
          </table:table-cell>
          <table:table-cell office:value-type="float" office:value="100" calcext:value-type="float">
            <text:p>100</text:p>
          </table:table-cell>
          <table:table-cell table:formula="of:=[.E1773]*24*60" office:value-type="float" office:value="144000" calcext:value-type="float">
            <text:p>144000</text:p>
          </table:table-cell>
          <table:table-cell table:formula="of:=[.C1773]/275" office:value-type="float" office:value="3.44181818181818" calcext:value-type="float">
            <text:p>3,44181818181818</text:p>
          </table:table-cell>
          <table:table-cell table:formula="of:=[.D1773]/275" office:value-type="float" office:value="11.0490909090909" calcext:value-type="float">
            <text:p>11,0490909090909</text:p>
          </table:table-cell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office:value-type="float" office:value="922.5" calcext:value-type="float">
            <text:p>922,5</text:p>
          </table:table-cell>
          <table:table-cell office:value-type="float" office:value="3046.5" calcext:value-type="float">
            <text:p>3046,5</text:p>
          </table:table-cell>
          <table:table-cell office:value-type="float" office:value="100" calcext:value-type="float">
            <text:p>100</text:p>
          </table:table-cell>
          <table:table-cell table:formula="of:=[.E1774]*24*60" office:value-type="float" office:value="144000" calcext:value-type="float">
            <text:p>144000</text:p>
          </table:table-cell>
          <table:table-cell table:formula="of:=[.C1774]/275" office:value-type="float" office:value="3.35454545454545" calcext:value-type="float">
            <text:p>3,35454545454545</text:p>
          </table:table-cell>
          <table:table-cell table:formula="of:=[.D1774]/275" office:value-type="float" office:value="11.0781818181818" calcext:value-type="float">
            <text:p>11,0781818181818</text:p>
          </table:table-cell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office:value-type="float" office:value="910.5" calcext:value-type="float">
            <text:p>910,5</text:p>
          </table:table-cell>
          <table:table-cell office:value-type="float" office:value="3098.5" calcext:value-type="float">
            <text:p>3098,5</text:p>
          </table:table-cell>
          <table:table-cell office:value-type="float" office:value="100" calcext:value-type="float">
            <text:p>100</text:p>
          </table:table-cell>
          <table:table-cell table:formula="of:=[.E1775]*24*60" office:value-type="float" office:value="144000" calcext:value-type="float">
            <text:p>144000</text:p>
          </table:table-cell>
          <table:table-cell table:formula="of:=[.C1775]/275" office:value-type="float" office:value="3.31090909090909" calcext:value-type="float">
            <text:p>3,31090909090909</text:p>
          </table:table-cell>
          <table:table-cell table:formula="of:=[.D1775]/275" office:value-type="float" office:value="11.2672727272727" calcext:value-type="float">
            <text:p>11,2672727272727</text:p>
          </table:table-cell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float" office:value="898.5" calcext:value-type="float">
            <text:p>898,5</text:p>
          </table:table-cell>
          <table:table-cell office:value-type="float" office:value="3148.5" calcext:value-type="float">
            <text:p>3148,5</text:p>
          </table:table-cell>
          <table:table-cell office:value-type="float" office:value="100" calcext:value-type="float">
            <text:p>100</text:p>
          </table:table-cell>
          <table:table-cell table:formula="of:=[.E1776]*24*60" office:value-type="float" office:value="144000" calcext:value-type="float">
            <text:p>144000</text:p>
          </table:table-cell>
          <table:table-cell table:formula="of:=[.C1776]/275" office:value-type="float" office:value="3.26727272727273" calcext:value-type="float">
            <text:p>3,26727272727273</text:p>
          </table:table-cell>
          <table:table-cell table:formula="of:=[.D1776]/275" office:value-type="float" office:value="11.4490909090909" calcext:value-type="float">
            <text:p>11,4490909090909</text:p>
          </table:table-cell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866.5" calcext:value-type="float">
            <text:p>866,5</text:p>
          </table:table-cell>
          <table:table-cell office:value-type="float" office:value="3088.5" calcext:value-type="float">
            <text:p>3088,5</text:p>
          </table:table-cell>
          <table:table-cell office:value-type="float" office:value="100" calcext:value-type="float">
            <text:p>100</text:p>
          </table:table-cell>
          <table:table-cell table:formula="of:=[.E1777]*24*60" office:value-type="float" office:value="144000" calcext:value-type="float">
            <text:p>144000</text:p>
          </table:table-cell>
          <table:table-cell table:formula="of:=[.C1777]/275" office:value-type="float" office:value="3.15090909090909" calcext:value-type="float">
            <text:p>3,15090909090909</text:p>
          </table:table-cell>
          <table:table-cell table:formula="of:=[.D1777]/275" office:value-type="float" office:value="11.2309090909091" calcext:value-type="float">
            <text:p>11,2309090909091</text:p>
          </table:table-cell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office:value-type="float" office:value="842.5" calcext:value-type="float">
            <text:p>842,5</text:p>
          </table:table-cell>
          <table:table-cell office:value-type="float" office:value="3148.5" calcext:value-type="float">
            <text:p>3148,5</text:p>
          </table:table-cell>
          <table:table-cell office:value-type="float" office:value="100" calcext:value-type="float">
            <text:p>100</text:p>
          </table:table-cell>
          <table:table-cell table:formula="of:=[.E1778]*24*60" office:value-type="float" office:value="144000" calcext:value-type="float">
            <text:p>144000</text:p>
          </table:table-cell>
          <table:table-cell table:formula="of:=[.C1778]/275" office:value-type="float" office:value="3.06363636363636" calcext:value-type="float">
            <text:p>3,06363636363636</text:p>
          </table:table-cell>
          <table:table-cell table:formula="of:=[.D1778]/275" office:value-type="float" office:value="11.4490909090909" calcext:value-type="float">
            <text:p>11,4490909090909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office:value-type="float" office:value="800.5" calcext:value-type="float">
            <text:p>800,5</text:p>
          </table:table-cell>
          <table:table-cell office:value-type="float" office:value="3148.5" calcext:value-type="float">
            <text:p>3148,5</text:p>
          </table:table-cell>
          <table:table-cell office:value-type="float" office:value="100" calcext:value-type="float">
            <text:p>100</text:p>
          </table:table-cell>
          <table:table-cell table:formula="of:=[.E1779]*24*60" office:value-type="float" office:value="144000" calcext:value-type="float">
            <text:p>144000</text:p>
          </table:table-cell>
          <table:table-cell table:formula="of:=[.C1779]/275" office:value-type="float" office:value="2.91090909090909" calcext:value-type="float">
            <text:p>2,91090909090909</text:p>
          </table:table-cell>
          <table:table-cell table:formula="of:=[.D1779]/275" office:value-type="float" office:value="11.4490909090909" calcext:value-type="float">
            <text:p>11,4490909090909</text:p>
          </table:table-cell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796.5" calcext:value-type="float">
            <text:p>796,5</text:p>
          </table:table-cell>
          <table:table-cell office:value-type="float" office:value="3236.5" calcext:value-type="float">
            <text:p>3236,5</text:p>
          </table:table-cell>
          <table:table-cell office:value-type="float" office:value="100" calcext:value-type="float">
            <text:p>100</text:p>
          </table:table-cell>
          <table:table-cell table:formula="of:=[.E1780]*24*60" office:value-type="float" office:value="144000" calcext:value-type="float">
            <text:p>144000</text:p>
          </table:table-cell>
          <table:table-cell table:formula="of:=[.C1780]/275" office:value-type="float" office:value="2.89636363636364" calcext:value-type="float">
            <text:p>2,89636363636364</text:p>
          </table:table-cell>
          <table:table-cell table:formula="of:=[.D1780]/275" office:value-type="float" office:value="11.7690909090909" calcext:value-type="float">
            <text:p>11,7690909090909</text:p>
          </table:table-cell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774.5" calcext:value-type="float">
            <text:p>774,5</text:p>
          </table:table-cell>
          <table:table-cell office:value-type="float" office:value="3300.5" calcext:value-type="float">
            <text:p>3300,5</text:p>
          </table:table-cell>
          <table:table-cell office:value-type="float" office:value="100" calcext:value-type="float">
            <text:p>100</text:p>
          </table:table-cell>
          <table:table-cell table:formula="of:=[.E1781]*24*60" office:value-type="float" office:value="144000" calcext:value-type="float">
            <text:p>144000</text:p>
          </table:table-cell>
          <table:table-cell table:formula="of:=[.C1781]/275" office:value-type="float" office:value="2.81636363636364" calcext:value-type="float">
            <text:p>2,81636363636364</text:p>
          </table:table-cell>
          <table:table-cell table:formula="of:=[.D1781]/275" office:value-type="float" office:value="12.0018181818182" calcext:value-type="float">
            <text:p>12,0018181818182</text:p>
          </table:table-cell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office:value-type="float" office:value="682.5" calcext:value-type="float">
            <text:p>682,5</text:p>
          </table:table-cell>
          <table:table-cell office:value-type="float" office:value="3332.5" calcext:value-type="float">
            <text:p>3332,5</text:p>
          </table:table-cell>
          <table:table-cell office:value-type="float" office:value="100" calcext:value-type="float">
            <text:p>100</text:p>
          </table:table-cell>
          <table:table-cell table:formula="of:=[.E1782]*24*60" office:value-type="float" office:value="144000" calcext:value-type="float">
            <text:p>144000</text:p>
          </table:table-cell>
          <table:table-cell table:formula="of:=[.C1782]/275" office:value-type="float" office:value="2.48181818181818" calcext:value-type="float">
            <text:p>2,48181818181818</text:p>
          </table:table-cell>
          <table:table-cell table:formula="of:=[.D1782]/275" office:value-type="float" office:value="12.1181818181818" calcext:value-type="float">
            <text:p>12,1181818181818</text:p>
          </table:table-cell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office:value-type="float" office:value="612.5" calcext:value-type="float">
            <text:p>612,5</text:p>
          </table:table-cell>
          <table:table-cell office:value-type="float" office:value="3406.5" calcext:value-type="float">
            <text:p>3406,5</text:p>
          </table:table-cell>
          <table:table-cell office:value-type="float" office:value="100" calcext:value-type="float">
            <text:p>100</text:p>
          </table:table-cell>
          <table:table-cell table:formula="of:=[.E1783]*24*60" office:value-type="float" office:value="144000" calcext:value-type="float">
            <text:p>144000</text:p>
          </table:table-cell>
          <table:table-cell table:formula="of:=[.C1783]/275" office:value-type="float" office:value="2.22727272727273" calcext:value-type="float">
            <text:p>2,22727272727273</text:p>
          </table:table-cell>
          <table:table-cell table:formula="of:=[.D1783]/275" office:value-type="float" office:value="12.3872727272727" calcext:value-type="float">
            <text:p>12,3872727272727</text:p>
          </table:table-cell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float" office:value="598.5" calcext:value-type="float">
            <text:p>598,5</text:p>
          </table:table-cell>
          <table:table-cell office:value-type="float" office:value="3466.5" calcext:value-type="float">
            <text:p>3466,5</text:p>
          </table:table-cell>
          <table:table-cell office:value-type="float" office:value="100" calcext:value-type="float">
            <text:p>100</text:p>
          </table:table-cell>
          <table:table-cell table:formula="of:=[.E1784]*24*60" office:value-type="float" office:value="144000" calcext:value-type="float">
            <text:p>144000</text:p>
          </table:table-cell>
          <table:table-cell table:formula="of:=[.C1784]/275" office:value-type="float" office:value="2.17636363636364" calcext:value-type="float">
            <text:p>2,17636363636364</text:p>
          </table:table-cell>
          <table:table-cell table:formula="of:=[.D1784]/275" office:value-type="float" office:value="12.6054545454545" calcext:value-type="float">
            <text:p>12,6054545454545</text:p>
          </table:table-cell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office:value-type="float" office:value="558.5" calcext:value-type="float">
            <text:p>558,5</text:p>
          </table:table-cell>
          <table:table-cell office:value-type="float" office:value="3538.5" calcext:value-type="float">
            <text:p>3538,5</text:p>
          </table:table-cell>
          <table:table-cell office:value-type="float" office:value="100" calcext:value-type="float">
            <text:p>100</text:p>
          </table:table-cell>
          <table:table-cell table:formula="of:=[.E1785]*24*60" office:value-type="float" office:value="144000" calcext:value-type="float">
            <text:p>144000</text:p>
          </table:table-cell>
          <table:table-cell table:formula="of:=[.C1785]/275" office:value-type="float" office:value="2.03090909090909" calcext:value-type="float">
            <text:p>2,03090909090909</text:p>
          </table:table-cell>
          <table:table-cell table:formula="of:=[.D1785]/275" office:value-type="float" office:value="12.8672727272727" calcext:value-type="float">
            <text:p>12,8672727272727</text:p>
          </table:table-cell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office:value-type="float" office:value="562.5" calcext:value-type="float">
            <text:p>562,5</text:p>
          </table:table-cell>
          <table:table-cell office:value-type="float" office:value="3614.5" calcext:value-type="float">
            <text:p>3614,5</text:p>
          </table:table-cell>
          <table:table-cell office:value-type="float" office:value="100" calcext:value-type="float">
            <text:p>100</text:p>
          </table:table-cell>
          <table:table-cell table:formula="of:=[.E1786]*24*60" office:value-type="float" office:value="144000" calcext:value-type="float">
            <text:p>144000</text:p>
          </table:table-cell>
          <table:table-cell table:formula="of:=[.C1786]/275" office:value-type="float" office:value="2.04545454545455" calcext:value-type="float">
            <text:p>2,04545454545455</text:p>
          </table:table-cell>
          <table:table-cell table:formula="of:=[.D1786]/275" office:value-type="float" office:value="13.1436363636364" calcext:value-type="float">
            <text:p>13,1436363636364</text:p>
          </table:table-cell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float" office:value="548.5" calcext:value-type="float">
            <text:p>548,5</text:p>
          </table:table-cell>
          <table:table-cell office:value-type="float" office:value="3694.5" calcext:value-type="float">
            <text:p>3694,5</text:p>
          </table:table-cell>
          <table:table-cell office:value-type="float" office:value="100" calcext:value-type="float">
            <text:p>100</text:p>
          </table:table-cell>
          <table:table-cell table:formula="of:=[.E1787]*24*60" office:value-type="float" office:value="144000" calcext:value-type="float">
            <text:p>144000</text:p>
          </table:table-cell>
          <table:table-cell table:formula="of:=[.C1787]/275" office:value-type="float" office:value="1.99454545454545" calcext:value-type="float">
            <text:p>1,99454545454545</text:p>
          </table:table-cell>
          <table:table-cell table:formula="of:=[.D1787]/275" office:value-type="float" office:value="13.4345454545455" calcext:value-type="float">
            <text:p>13,4345454545455</text:p>
          </table:table-cell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float" office:value="570.5" calcext:value-type="float">
            <text:p>570,5</text:p>
          </table:table-cell>
          <table:table-cell office:value-type="float" office:value="3764.5" calcext:value-type="float">
            <text:p>3764,5</text:p>
          </table:table-cell>
          <table:table-cell office:value-type="float" office:value="100" calcext:value-type="float">
            <text:p>100</text:p>
          </table:table-cell>
          <table:table-cell table:formula="of:=[.E1788]*24*60" office:value-type="float" office:value="144000" calcext:value-type="float">
            <text:p>144000</text:p>
          </table:table-cell>
          <table:table-cell table:formula="of:=[.C1788]/275" office:value-type="float" office:value="2.07454545454545" calcext:value-type="float">
            <text:p>2,07454545454545</text:p>
          </table:table-cell>
          <table:table-cell table:formula="of:=[.D1788]/275" office:value-type="float" office:value="13.6890909090909" calcext:value-type="float">
            <text:p>13,6890909090909</text:p>
          </table:table-cell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office:value-type="float" office:value="614.5" calcext:value-type="float">
            <text:p>614,5</text:p>
          </table:table-cell>
          <table:table-cell office:value-type="float" office:value="3812.5" calcext:value-type="float">
            <text:p>3812,5</text:p>
          </table:table-cell>
          <table:table-cell office:value-type="float" office:value="100" calcext:value-type="float">
            <text:p>100</text:p>
          </table:table-cell>
          <table:table-cell table:formula="of:=[.E1789]*24*60" office:value-type="float" office:value="144000" calcext:value-type="float">
            <text:p>144000</text:p>
          </table:table-cell>
          <table:table-cell table:formula="of:=[.C1789]/275" office:value-type="float" office:value="2.23454545454545" calcext:value-type="float">
            <text:p>2,23454545454545</text:p>
          </table:table-cell>
          <table:table-cell table:formula="of:=[.D1789]/275" office:value-type="float" office:value="13.8636363636364" calcext:value-type="float">
            <text:p>13,8636363636364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642.5" calcext:value-type="float">
            <text:p>642,5</text:p>
          </table:table-cell>
          <table:table-cell office:value-type="float" office:value="3846.5" calcext:value-type="float">
            <text:p>3846,5</text:p>
          </table:table-cell>
          <table:table-cell office:value-type="float" office:value="100" calcext:value-type="float">
            <text:p>100</text:p>
          </table:table-cell>
          <table:table-cell table:formula="of:=[.E1790]*24*60" office:value-type="float" office:value="144000" calcext:value-type="float">
            <text:p>144000</text:p>
          </table:table-cell>
          <table:table-cell table:formula="of:=[.C1790]/275" office:value-type="float" office:value="2.33636363636364" calcext:value-type="float">
            <text:p>2,33636363636364</text:p>
          </table:table-cell>
          <table:table-cell table:formula="of:=[.D1790]/275" office:value-type="float" office:value="13.9872727272727" calcext:value-type="float">
            <text:p>13,9872727272727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float" office:value="1334.5" calcext:value-type="float">
            <text:p>1334,5</text:p>
          </table:table-cell>
          <table:table-cell office:value-type="float" office:value="3832.5" calcext:value-type="float">
            <text:p>3832,5</text:p>
          </table:table-cell>
          <table:table-cell office:value-type="float" office:value="100" calcext:value-type="float">
            <text:p>100</text:p>
          </table:table-cell>
          <table:table-cell table:formula="of:=[.E1791]*24*60" office:value-type="float" office:value="144000" calcext:value-type="float">
            <text:p>144000</text:p>
          </table:table-cell>
          <table:table-cell table:formula="of:=[.C1791]/275" office:value-type="float" office:value="4.85272727272727" calcext:value-type="float">
            <text:p>4,85272727272727</text:p>
          </table:table-cell>
          <table:table-cell table:formula="of:=[.D1791]/275" office:value-type="float" office:value="13.9363636363636" calcext:value-type="float">
            <text:p>13,9363636363636</text:p>
          </table:table-cell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office:value-type="float" office:value="1316.5" calcext:value-type="float">
            <text:p>1316,5</text:p>
          </table:table-cell>
          <table:table-cell office:value-type="float" office:value="3742.5" calcext:value-type="float">
            <text:p>3742,5</text:p>
          </table:table-cell>
          <table:table-cell office:value-type="float" office:value="100" calcext:value-type="float">
            <text:p>100</text:p>
          </table:table-cell>
          <table:table-cell table:formula="of:=[.E1792]*24*60" office:value-type="float" office:value="144000" calcext:value-type="float">
            <text:p>144000</text:p>
          </table:table-cell>
          <table:table-cell table:formula="of:=[.C1792]/275" office:value-type="float" office:value="4.78727272727273" calcext:value-type="float">
            <text:p>4,78727272727273</text:p>
          </table:table-cell>
          <table:table-cell table:formula="of:=[.D1792]/275" office:value-type="float" office:value="13.6090909090909" calcext:value-type="float">
            <text:p>13,6090909090909</text:p>
          </table:table-cell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office:value-type="float" office:value="1320.5" calcext:value-type="float">
            <text:p>1320,5</text:p>
          </table:table-cell>
          <table:table-cell office:value-type="float" office:value="3632.5" calcext:value-type="float">
            <text:p>3632,5</text:p>
          </table:table-cell>
          <table:table-cell office:value-type="float" office:value="100" calcext:value-type="float">
            <text:p>100</text:p>
          </table:table-cell>
          <table:table-cell table:formula="of:=[.E1793]*24*60" office:value-type="float" office:value="144000" calcext:value-type="float">
            <text:p>144000</text:p>
          </table:table-cell>
          <table:table-cell table:formula="of:=[.C1793]/275" office:value-type="float" office:value="4.80181818181818" calcext:value-type="float">
            <text:p>4,80181818181818</text:p>
          </table:table-cell>
          <table:table-cell table:formula="of:=[.D1793]/275" office:value-type="float" office:value="13.2090909090909" calcext:value-type="float">
            <text:p>13,2090909090909</text:p>
          </table:table-cell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office:value-type="float" office:value="1328.5" calcext:value-type="float">
            <text:p>1328,5</text:p>
          </table:table-cell>
          <table:table-cell office:value-type="float" office:value="3512.5" calcext:value-type="float">
            <text:p>3512,5</text:p>
          </table:table-cell>
          <table:table-cell office:value-type="float" office:value="100" calcext:value-type="float">
            <text:p>100</text:p>
          </table:table-cell>
          <table:table-cell table:formula="of:=[.E1794]*24*60" office:value-type="float" office:value="144000" calcext:value-type="float">
            <text:p>144000</text:p>
          </table:table-cell>
          <table:table-cell table:formula="of:=[.C1794]/275" office:value-type="float" office:value="4.83090909090909" calcext:value-type="float">
            <text:p>4,83090909090909</text:p>
          </table:table-cell>
          <table:table-cell table:formula="of:=[.D1794]/275" office:value-type="float" office:value="12.7727272727273" calcext:value-type="float">
            <text:p>12,7727272727273</text:p>
          </table:table-cell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office:value-type="float" office:value="1352.5" calcext:value-type="float">
            <text:p>1352,5</text:p>
          </table:table-cell>
          <table:table-cell office:value-type="float" office:value="3416.5" calcext:value-type="float">
            <text:p>3416,5</text:p>
          </table:table-cell>
          <table:table-cell office:value-type="float" office:value="100" calcext:value-type="float">
            <text:p>100</text:p>
          </table:table-cell>
          <table:table-cell table:formula="of:=[.E1795]*24*60" office:value-type="float" office:value="144000" calcext:value-type="float">
            <text:p>144000</text:p>
          </table:table-cell>
          <table:table-cell table:formula="of:=[.C1795]/275" office:value-type="float" office:value="4.91818181818182" calcext:value-type="float">
            <text:p>4,91818181818182</text:p>
          </table:table-cell>
          <table:table-cell table:formula="of:=[.D1795]/275" office:value-type="float" office:value="12.4236363636364" calcext:value-type="float">
            <text:p>12,4236363636364</text:p>
          </table:table-cell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office:value-type="float" office:value="1366.5" calcext:value-type="float">
            <text:p>1366,5</text:p>
          </table:table-cell>
          <table:table-cell office:value-type="float" office:value="3310.5" calcext:value-type="float">
            <text:p>3310,5</text:p>
          </table:table-cell>
          <table:table-cell office:value-type="float" office:value="100" calcext:value-type="float">
            <text:p>100</text:p>
          </table:table-cell>
          <table:table-cell table:formula="of:=[.E1796]*24*60" office:value-type="float" office:value="144000" calcext:value-type="float">
            <text:p>144000</text:p>
          </table:table-cell>
          <table:table-cell table:formula="of:=[.C1796]/275" office:value-type="float" office:value="4.96909090909091" calcext:value-type="float">
            <text:p>4,96909090909091</text:p>
          </table:table-cell>
          <table:table-cell table:formula="of:=[.D1796]/275" office:value-type="float" office:value="12.0381818181818" calcext:value-type="float">
            <text:p>12,0381818181818</text:p>
          </table:table-cell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float" office:value="1356.5" calcext:value-type="float">
            <text:p>1356,5</text:p>
          </table:table-cell>
          <table:table-cell office:value-type="float" office:value="3168.5" calcext:value-type="float">
            <text:p>3168,5</text:p>
          </table:table-cell>
          <table:table-cell office:value-type="float" office:value="100" calcext:value-type="float">
            <text:p>100</text:p>
          </table:table-cell>
          <table:table-cell table:formula="of:=[.E1797]*24*60" office:value-type="float" office:value="144000" calcext:value-type="float">
            <text:p>144000</text:p>
          </table:table-cell>
          <table:table-cell table:formula="of:=[.C1797]/275" office:value-type="float" office:value="4.93272727272727" calcext:value-type="float">
            <text:p>4,93272727272727</text:p>
          </table:table-cell>
          <table:table-cell table:formula="of:=[.D1797]/275" office:value-type="float" office:value="11.5218181818182" calcext:value-type="float">
            <text:p>11,5218181818182</text:p>
          </table:table-cell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office:value-type="float" office:value="1288.5" calcext:value-type="float">
            <text:p>1288,5</text:p>
          </table:table-cell>
          <table:table-cell office:value-type="float" office:value="3072.5" calcext:value-type="float">
            <text:p>3072,5</text:p>
          </table:table-cell>
          <table:table-cell office:value-type="float" office:value="100" calcext:value-type="float">
            <text:p>100</text:p>
          </table:table-cell>
          <table:table-cell table:formula="of:=[.E1798]*24*60" office:value-type="float" office:value="144000" calcext:value-type="float">
            <text:p>144000</text:p>
          </table:table-cell>
          <table:table-cell table:formula="of:=[.C1798]/275" office:value-type="float" office:value="4.68545454545455" calcext:value-type="float">
            <text:p>4,68545454545455</text:p>
          </table:table-cell>
          <table:table-cell table:formula="of:=[.D1798]/275" office:value-type="float" office:value="11.1727272727273" calcext:value-type="float">
            <text:p>11,1727272727273</text:p>
          </table:table-cell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office:value-type="float" office:value="1258.5" calcext:value-type="float">
            <text:p>1258,5</text:p>
          </table:table-cell>
          <table:table-cell office:value-type="float" office:value="2996.5" calcext:value-type="float">
            <text:p>2996,5</text:p>
          </table:table-cell>
          <table:table-cell office:value-type="float" office:value="100" calcext:value-type="float">
            <text:p>100</text:p>
          </table:table-cell>
          <table:table-cell table:formula="of:=[.E1799]*24*60" office:value-type="float" office:value="144000" calcext:value-type="float">
            <text:p>144000</text:p>
          </table:table-cell>
          <table:table-cell table:formula="of:=[.C1799]/275" office:value-type="float" office:value="4.57636363636364" calcext:value-type="float">
            <text:p>4,57636363636364</text:p>
          </table:table-cell>
          <table:table-cell table:formula="of:=[.D1799]/275" office:value-type="float" office:value="10.8963636363636" calcext:value-type="float">
            <text:p>10,8963636363636</text:p>
          </table:table-cell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float" office:value="1250.5" calcext:value-type="float">
            <text:p>1250,5</text:p>
          </table:table-cell>
          <table:table-cell office:value-type="float" office:value="2872.5" calcext:value-type="float">
            <text:p>2872,5</text:p>
          </table:table-cell>
          <table:table-cell office:value-type="float" office:value="100" calcext:value-type="float">
            <text:p>100</text:p>
          </table:table-cell>
          <table:table-cell table:formula="of:=[.E1800]*24*60" office:value-type="float" office:value="144000" calcext:value-type="float">
            <text:p>144000</text:p>
          </table:table-cell>
          <table:table-cell table:formula="of:=[.C1800]/275" office:value-type="float" office:value="4.54727272727273" calcext:value-type="float">
            <text:p>4,54727272727273</text:p>
          </table:table-cell>
          <table:table-cell table:formula="of:=[.D1800]/275" office:value-type="float" office:value="10.4454545454545" calcext:value-type="float">
            <text:p>10,4454545454545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1236.5" calcext:value-type="float">
            <text:p>1236,5</text:p>
          </table:table-cell>
          <table:table-cell office:value-type="float" office:value="2750.5" calcext:value-type="float">
            <text:p>2750,5</text:p>
          </table:table-cell>
          <table:table-cell office:value-type="float" office:value="104" calcext:value-type="float">
            <text:p>104</text:p>
          </table:table-cell>
          <table:table-cell table:formula="of:=[.E1801]*24*60" office:value-type="float" office:value="149760" calcext:value-type="float">
            <text:p>149760</text:p>
          </table:table-cell>
          <table:table-cell table:formula="of:=[.C1801]/275" office:value-type="float" office:value="4.49636363636364" calcext:value-type="float">
            <text:p>4,49636363636364</text:p>
          </table:table-cell>
          <table:table-cell table:formula="of:=[.D1801]/275" office:value-type="float" office:value="10.0018181818182" calcext:value-type="float">
            <text:p>10,0018181818182</text:p>
          </table:table-cell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office:value-type="float" office:value="1188.5" calcext:value-type="float">
            <text:p>1188,5</text:p>
          </table:table-cell>
          <table:table-cell office:value-type="float" office:value="2740.5" calcext:value-type="float">
            <text:p>2740,5</text:p>
          </table:table-cell>
          <table:table-cell office:value-type="float" office:value="104" calcext:value-type="float">
            <text:p>104</text:p>
          </table:table-cell>
          <table:table-cell table:formula="of:=[.E1802]*24*60" office:value-type="float" office:value="149760" calcext:value-type="float">
            <text:p>149760</text:p>
          </table:table-cell>
          <table:table-cell table:formula="of:=[.C1802]/275" office:value-type="float" office:value="4.32181818181818" calcext:value-type="float">
            <text:p>4,32181818181818</text:p>
          </table:table-cell>
          <table:table-cell table:formula="of:=[.D1802]/275" office:value-type="float" office:value="9.96545454545455" calcext:value-type="float">
            <text:p>9,96545454545455</text:p>
          </table:table-cell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float" office:value="1176.5" calcext:value-type="float">
            <text:p>1176,5</text:p>
          </table:table-cell>
          <table:table-cell office:value-type="float" office:value="2830.5" calcext:value-type="float">
            <text:p>2830,5</text:p>
          </table:table-cell>
          <table:table-cell office:value-type="float" office:value="104" calcext:value-type="float">
            <text:p>104</text:p>
          </table:table-cell>
          <table:table-cell table:formula="of:=[.E1803]*24*60" office:value-type="float" office:value="149760" calcext:value-type="float">
            <text:p>149760</text:p>
          </table:table-cell>
          <table:table-cell table:formula="of:=[.C1803]/275" office:value-type="float" office:value="4.27818181818182" calcext:value-type="float">
            <text:p>4,27818181818182</text:p>
          </table:table-cell>
          <table:table-cell table:formula="of:=[.D1803]/275" office:value-type="float" office:value="10.2927272727273" calcext:value-type="float">
            <text:p>10,2927272727273</text:p>
          </table:table-cell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office:value-type="float" office:value="1142.5" calcext:value-type="float">
            <text:p>1142,5</text:p>
          </table:table-cell>
          <table:table-cell office:value-type="float" office:value="2856.5" calcext:value-type="float">
            <text:p>2856,5</text:p>
          </table:table-cell>
          <table:table-cell office:value-type="float" office:value="104" calcext:value-type="float">
            <text:p>104</text:p>
          </table:table-cell>
          <table:table-cell table:formula="of:=[.E1804]*24*60" office:value-type="float" office:value="149760" calcext:value-type="float">
            <text:p>149760</text:p>
          </table:table-cell>
          <table:table-cell table:formula="of:=[.C1804]/275" office:value-type="float" office:value="4.15454545454545" calcext:value-type="float">
            <text:p>4,15454545454545</text:p>
          </table:table-cell>
          <table:table-cell table:formula="of:=[.D1804]/275" office:value-type="float" office:value="10.3872727272727" calcext:value-type="float">
            <text:p>10,3872727272727</text:p>
          </table:table-cell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office:value-type="float" office:value="1120.5" calcext:value-type="float">
            <text:p>1120,5</text:p>
          </table:table-cell>
          <table:table-cell office:value-type="float" office:value="2942.5" calcext:value-type="float">
            <text:p>2942,5</text:p>
          </table:table-cell>
          <table:table-cell office:value-type="float" office:value="104" calcext:value-type="float">
            <text:p>104</text:p>
          </table:table-cell>
          <table:table-cell table:formula="of:=[.E1805]*24*60" office:value-type="float" office:value="149760" calcext:value-type="float">
            <text:p>149760</text:p>
          </table:table-cell>
          <table:table-cell table:formula="of:=[.C1805]/275" office:value-type="float" office:value="4.07454545454545" calcext:value-type="float">
            <text:p>4,07454545454545</text:p>
          </table:table-cell>
          <table:table-cell table:formula="of:=[.D1805]/275" office:value-type="float" office:value="10.7" calcext:value-type="float">
            <text:p>10,7</text:p>
          </table:table-cell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 office:value-type="float" office:value="1064.5" calcext:value-type="float">
            <text:p>1064,5</text:p>
          </table:table-cell>
          <table:table-cell office:value-type="float" office:value="3028.5" calcext:value-type="float">
            <text:p>3028,5</text:p>
          </table:table-cell>
          <table:table-cell office:value-type="float" office:value="104" calcext:value-type="float">
            <text:p>104</text:p>
          </table:table-cell>
          <table:table-cell table:formula="of:=[.E1806]*24*60" office:value-type="float" office:value="149760" calcext:value-type="float">
            <text:p>149760</text:p>
          </table:table-cell>
          <table:table-cell table:formula="of:=[.C1806]/275" office:value-type="float" office:value="3.87090909090909" calcext:value-type="float">
            <text:p>3,87090909090909</text:p>
          </table:table-cell>
          <table:table-cell table:formula="of:=[.D1806]/275" office:value-type="float" office:value="11.0127272727273" calcext:value-type="float">
            <text:p>11,0127272727273</text:p>
          </table:table-cell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office:value-type="float" office:value="1004.5" calcext:value-type="float">
            <text:p>1004,5</text:p>
          </table:table-cell>
          <table:table-cell office:value-type="float" office:value="3104.5" calcext:value-type="float">
            <text:p>3104,5</text:p>
          </table:table-cell>
          <table:table-cell office:value-type="float" office:value="104" calcext:value-type="float">
            <text:p>104</text:p>
          </table:table-cell>
          <table:table-cell table:formula="of:=[.E1807]*24*60" office:value-type="float" office:value="149760" calcext:value-type="float">
            <text:p>149760</text:p>
          </table:table-cell>
          <table:table-cell table:formula="of:=[.C1807]/275" office:value-type="float" office:value="3.65272727272727" calcext:value-type="float">
            <text:p>3,65272727272727</text:p>
          </table:table-cell>
          <table:table-cell table:formula="of:=[.D1807]/275" office:value-type="float" office:value="11.2890909090909" calcext:value-type="float">
            <text:p>11,2890909090909</text:p>
          </table:table-cell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office:value-type="float" office:value="952.5" calcext:value-type="float">
            <text:p>952,5</text:p>
          </table:table-cell>
          <table:table-cell office:value-type="float" office:value="3104.5" calcext:value-type="float">
            <text:p>3104,5</text:p>
          </table:table-cell>
          <table:table-cell office:value-type="float" office:value="104" calcext:value-type="float">
            <text:p>104</text:p>
          </table:table-cell>
          <table:table-cell table:formula="of:=[.E1808]*24*60" office:value-type="float" office:value="149760" calcext:value-type="float">
            <text:p>149760</text:p>
          </table:table-cell>
          <table:table-cell table:formula="of:=[.C1808]/275" office:value-type="float" office:value="3.46363636363636" calcext:value-type="float">
            <text:p>3,46363636363636</text:p>
          </table:table-cell>
          <table:table-cell table:formula="of:=[.D1808]/275" office:value-type="float" office:value="11.2890909090909" calcext:value-type="float">
            <text:p>11,2890909090909</text:p>
          </table:table-cell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office:value-type="float" office:value="938.5" calcext:value-type="float">
            <text:p>938,5</text:p>
          </table:table-cell>
          <table:table-cell office:value-type="float" office:value="3040.5" calcext:value-type="float">
            <text:p>3040,5</text:p>
          </table:table-cell>
          <table:table-cell office:value-type="float" office:value="104" calcext:value-type="float">
            <text:p>104</text:p>
          </table:table-cell>
          <table:table-cell table:formula="of:=[.E1809]*24*60" office:value-type="float" office:value="149760" calcext:value-type="float">
            <text:p>149760</text:p>
          </table:table-cell>
          <table:table-cell table:formula="of:=[.C1809]/275" office:value-type="float" office:value="3.41272727272727" calcext:value-type="float">
            <text:p>3,41272727272727</text:p>
          </table:table-cell>
          <table:table-cell table:formula="of:=[.D1809]/275" office:value-type="float" office:value="11.0563636363636" calcext:value-type="float">
            <text:p>11,0563636363636</text:p>
          </table:table-cell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914.5" calcext:value-type="float">
            <text:p>914,5</text:p>
          </table:table-cell>
          <table:table-cell office:value-type="float" office:value="3102.5" calcext:value-type="float">
            <text:p>3102,5</text:p>
          </table:table-cell>
          <table:table-cell office:value-type="float" office:value="104" calcext:value-type="float">
            <text:p>104</text:p>
          </table:table-cell>
          <table:table-cell table:formula="of:=[.E1810]*24*60" office:value-type="float" office:value="149760" calcext:value-type="float">
            <text:p>149760</text:p>
          </table:table-cell>
          <table:table-cell table:formula="of:=[.C1810]/275" office:value-type="float" office:value="3.32545454545455" calcext:value-type="float">
            <text:p>3,32545454545455</text:p>
          </table:table-cell>
          <table:table-cell table:formula="of:=[.D1810]/275" office:value-type="float" office:value="11.2818181818182" calcext:value-type="float">
            <text:p>11,2818181818182</text:p>
          </table:table-cell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float" office:value="890.5" calcext:value-type="float">
            <text:p>890,5</text:p>
          </table:table-cell>
          <table:table-cell office:value-type="float" office:value="3154.5" calcext:value-type="float">
            <text:p>3154,5</text:p>
          </table:table-cell>
          <table:table-cell office:value-type="float" office:value="104" calcext:value-type="float">
            <text:p>104</text:p>
          </table:table-cell>
          <table:table-cell table:formula="of:=[.E1811]*24*60" office:value-type="float" office:value="149760" calcext:value-type="float">
            <text:p>149760</text:p>
          </table:table-cell>
          <table:table-cell table:formula="of:=[.C1811]/275" office:value-type="float" office:value="3.23818181818182" calcext:value-type="float">
            <text:p>3,23818181818182</text:p>
          </table:table-cell>
          <table:table-cell table:formula="of:=[.D1811]/275" office:value-type="float" office:value="11.4709090909091" calcext:value-type="float">
            <text:p>11,4709090909091</text:p>
          </table:table-cell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office:value-type="float" office:value="874.5" calcext:value-type="float">
            <text:p>874,5</text:p>
          </table:table-cell>
          <table:table-cell office:value-type="float" office:value="3120.5" calcext:value-type="float">
            <text:p>3120,5</text:p>
          </table:table-cell>
          <table:table-cell office:value-type="float" office:value="104" calcext:value-type="float">
            <text:p>104</text:p>
          </table:table-cell>
          <table:table-cell table:formula="of:=[.E1812]*24*60" office:value-type="float" office:value="149760" calcext:value-type="float">
            <text:p>149760</text:p>
          </table:table-cell>
          <table:table-cell table:formula="of:=[.C1812]/275" office:value-type="float" office:value="3.18" calcext:value-type="float">
            <text:p>3,18</text:p>
          </table:table-cell>
          <table:table-cell table:formula="of:=[.D1812]/275" office:value-type="float" office:value="11.3472727272727" calcext:value-type="float">
            <text:p>11,3472727272727</text:p>
          </table:table-cell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office:value-type="float" office:value="810.5" calcext:value-type="float">
            <text:p>810,5</text:p>
          </table:table-cell>
          <table:table-cell office:value-type="float" office:value="3154.5" calcext:value-type="float">
            <text:p>3154,5</text:p>
          </table:table-cell>
          <table:table-cell office:value-type="float" office:value="104" calcext:value-type="float">
            <text:p>104</text:p>
          </table:table-cell>
          <table:table-cell table:formula="of:=[.E1813]*24*60" office:value-type="float" office:value="149760" calcext:value-type="float">
            <text:p>149760</text:p>
          </table:table-cell>
          <table:table-cell table:formula="of:=[.C1813]/275" office:value-type="float" office:value="2.94727272727273" calcext:value-type="float">
            <text:p>2,94727272727273</text:p>
          </table:table-cell>
          <table:table-cell table:formula="of:=[.D1813]/275" office:value-type="float" office:value="11.4709090909091" calcext:value-type="float">
            <text:p>11,4709090909091</text:p>
          </table:table-cell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800.5" calcext:value-type="float">
            <text:p>800,5</text:p>
          </table:table-cell>
          <table:table-cell office:value-type="float" office:value="3248.5" calcext:value-type="float">
            <text:p>3248,5</text:p>
          </table:table-cell>
          <table:table-cell office:value-type="float" office:value="104" calcext:value-type="float">
            <text:p>104</text:p>
          </table:table-cell>
          <table:table-cell table:formula="of:=[.E1814]*24*60" office:value-type="float" office:value="149760" calcext:value-type="float">
            <text:p>149760</text:p>
          </table:table-cell>
          <table:table-cell table:formula="of:=[.C1814]/275" office:value-type="float" office:value="2.91090909090909" calcext:value-type="float">
            <text:p>2,91090909090909</text:p>
          </table:table-cell>
          <table:table-cell table:formula="of:=[.D1814]/275" office:value-type="float" office:value="11.8127272727273" calcext:value-type="float">
            <text:p>11,8127272727273</text:p>
          </table:table-cell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float" office:value="754.5" calcext:value-type="float">
            <text:p>754,5</text:p>
          </table:table-cell>
          <table:table-cell office:value-type="float" office:value="3304.5" calcext:value-type="float">
            <text:p>3304,5</text:p>
          </table:table-cell>
          <table:table-cell office:value-type="float" office:value="104" calcext:value-type="float">
            <text:p>104</text:p>
          </table:table-cell>
          <table:table-cell table:formula="of:=[.E1815]*24*60" office:value-type="float" office:value="149760" calcext:value-type="float">
            <text:p>149760</text:p>
          </table:table-cell>
          <table:table-cell table:formula="of:=[.C1815]/275" office:value-type="float" office:value="2.74363636363636" calcext:value-type="float">
            <text:p>2,74363636363636</text:p>
          </table:table-cell>
          <table:table-cell table:formula="of:=[.D1815]/275" office:value-type="float" office:value="12.0163636363636" calcext:value-type="float">
            <text:p>12,0163636363636</text:p>
          </table:table-cell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office:value-type="float" office:value="644.5" calcext:value-type="float">
            <text:p>644,5</text:p>
          </table:table-cell>
          <table:table-cell office:value-type="float" office:value="3360.5" calcext:value-type="float">
            <text:p>3360,5</text:p>
          </table:table-cell>
          <table:table-cell office:value-type="float" office:value="104" calcext:value-type="float">
            <text:p>104</text:p>
          </table:table-cell>
          <table:table-cell table:formula="of:=[.E1816]*24*60" office:value-type="float" office:value="149760" calcext:value-type="float">
            <text:p>149760</text:p>
          </table:table-cell>
          <table:table-cell table:formula="of:=[.C1816]/275" office:value-type="float" office:value="2.34363636363636" calcext:value-type="float">
            <text:p>2,34363636363636</text:p>
          </table:table-cell>
          <table:table-cell table:formula="of:=[.D1816]/275" office:value-type="float" office:value="12.22" calcext:value-type="float">
            <text:p>12,22</text:p>
          </table:table-cell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office:value-type="float" office:value="600.5" calcext:value-type="float">
            <text:p>600,5</text:p>
          </table:table-cell>
          <table:table-cell office:value-type="float" office:value="3460.5" calcext:value-type="float">
            <text:p>3460,5</text:p>
          </table:table-cell>
          <table:table-cell office:value-type="float" office:value="104" calcext:value-type="float">
            <text:p>104</text:p>
          </table:table-cell>
          <table:table-cell table:formula="of:=[.E1817]*24*60" office:value-type="float" office:value="149760" calcext:value-type="float">
            <text:p>149760</text:p>
          </table:table-cell>
          <table:table-cell table:formula="of:=[.C1817]/275" office:value-type="float" office:value="2.18363636363636" calcext:value-type="float">
            <text:p>2,18363636363636</text:p>
          </table:table-cell>
          <table:table-cell table:formula="of:=[.D1817]/275" office:value-type="float" office:value="12.5836363636364" calcext:value-type="float">
            <text:p>12,5836363636364</text:p>
          </table:table-cell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float" office:value="554.5" calcext:value-type="float">
            <text:p>554,5</text:p>
          </table:table-cell>
          <table:table-cell office:value-type="float" office:value="3560.5" calcext:value-type="float">
            <text:p>3560,5</text:p>
          </table:table-cell>
          <table:table-cell office:value-type="float" office:value="104" calcext:value-type="float">
            <text:p>104</text:p>
          </table:table-cell>
          <table:table-cell table:formula="of:=[.E1818]*24*60" office:value-type="float" office:value="149760" calcext:value-type="float">
            <text:p>149760</text:p>
          </table:table-cell>
          <table:table-cell table:formula="of:=[.C1818]/275" office:value-type="float" office:value="2.01636363636364" calcext:value-type="float">
            <text:p>2,01636363636364</text:p>
          </table:table-cell>
          <table:table-cell table:formula="of:=[.D1818]/275" office:value-type="float" office:value="12.9472727272727" calcext:value-type="float">
            <text:p>12,9472727272727</text:p>
          </table:table-cell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548.5" calcext:value-type="float">
            <text:p>548,5</text:p>
          </table:table-cell>
          <table:table-cell office:value-type="float" office:value="3662.5" calcext:value-type="float">
            <text:p>3662,5</text:p>
          </table:table-cell>
          <table:table-cell office:value-type="float" office:value="104" calcext:value-type="float">
            <text:p>104</text:p>
          </table:table-cell>
          <table:table-cell table:formula="of:=[.E1819]*24*60" office:value-type="float" office:value="149760" calcext:value-type="float">
            <text:p>149760</text:p>
          </table:table-cell>
          <table:table-cell table:formula="of:=[.C1819]/275" office:value-type="float" office:value="1.99454545454545" calcext:value-type="float">
            <text:p>1,99454545454545</text:p>
          </table:table-cell>
          <table:table-cell table:formula="of:=[.D1819]/275" office:value-type="float" office:value="13.3181818181818" calcext:value-type="float">
            <text:p>13,3181818181818</text:p>
          </table:table-cell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office:value-type="float" office:value="564.5" calcext:value-type="float">
            <text:p>564,5</text:p>
          </table:table-cell>
          <table:table-cell office:value-type="float" office:value="3714.5" calcext:value-type="float">
            <text:p>3714,5</text:p>
          </table:table-cell>
          <table:table-cell office:value-type="float" office:value="104" calcext:value-type="float">
            <text:p>104</text:p>
          </table:table-cell>
          <table:table-cell table:formula="of:=[.E1820]*24*60" office:value-type="float" office:value="149760" calcext:value-type="float">
            <text:p>149760</text:p>
          </table:table-cell>
          <table:table-cell table:formula="of:=[.C1820]/275" office:value-type="float" office:value="2.05272727272727" calcext:value-type="float">
            <text:p>2,05272727272727</text:p>
          </table:table-cell>
          <table:table-cell table:formula="of:=[.D1820]/275" office:value-type="float" office:value="13.5072727272727" calcext:value-type="float">
            <text:p>13,5072727272727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float" office:value="586.5" calcext:value-type="float">
            <text:p>586,5</text:p>
          </table:table-cell>
          <table:table-cell office:value-type="float" office:value="3796.5" calcext:value-type="float">
            <text:p>3796,5</text:p>
          </table:table-cell>
          <table:table-cell office:value-type="float" office:value="104" calcext:value-type="float">
            <text:p>104</text:p>
          </table:table-cell>
          <table:table-cell table:formula="of:=[.E1821]*24*60" office:value-type="float" office:value="149760" calcext:value-type="float">
            <text:p>149760</text:p>
          </table:table-cell>
          <table:table-cell table:formula="of:=[.C1821]/275" office:value-type="float" office:value="2.13272727272727" calcext:value-type="float">
            <text:p>2,13272727272727</text:p>
          </table:table-cell>
          <table:table-cell table:formula="of:=[.D1821]/275" office:value-type="float" office:value="13.8054545454545" calcext:value-type="float">
            <text:p>13,8054545454545</text:p>
          </table:table-cell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office:value-type="float" office:value="634.5" calcext:value-type="float">
            <text:p>634,5</text:p>
          </table:table-cell>
          <table:table-cell office:value-type="float" office:value="3834.5" calcext:value-type="float">
            <text:p>3834,5</text:p>
          </table:table-cell>
          <table:table-cell office:value-type="float" office:value="104" calcext:value-type="float">
            <text:p>104</text:p>
          </table:table-cell>
          <table:table-cell table:formula="of:=[.E1822]*24*60" office:value-type="float" office:value="149760" calcext:value-type="float">
            <text:p>149760</text:p>
          </table:table-cell>
          <table:table-cell table:formula="of:=[.C1822]/275" office:value-type="float" office:value="2.30727272727273" calcext:value-type="float">
            <text:p>2,30727272727273</text:p>
          </table:table-cell>
          <table:table-cell table:formula="of:=[.D1822]/275" office:value-type="float" office:value="13.9436363636364" calcext:value-type="float">
            <text:p>13,9436363636364</text:p>
          </table:table-cell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350.5" calcext:value-type="float">
            <text:p>1350,5</text:p>
          </table:table-cell>
          <table:table-cell office:value-type="float" office:value="3826.5" calcext:value-type="float">
            <text:p>3826,5</text:p>
          </table:table-cell>
          <table:table-cell office:value-type="float" office:value="104" calcext:value-type="float">
            <text:p>104</text:p>
          </table:table-cell>
          <table:table-cell table:formula="of:=[.E1823]*24*60" office:value-type="float" office:value="149760" calcext:value-type="float">
            <text:p>149760</text:p>
          </table:table-cell>
          <table:table-cell table:formula="of:=[.C1823]/275" office:value-type="float" office:value="4.91090909090909" calcext:value-type="float">
            <text:p>4,91090909090909</text:p>
          </table:table-cell>
          <table:table-cell table:formula="of:=[.D1823]/275" office:value-type="float" office:value="13.9145454545455" calcext:value-type="float">
            <text:p>13,9145454545455</text:p>
          </table:table-cell>
        </table:table-row>
        <table:table-row table:style-name="ro1">
          <table:table-cell/>
          <table:table-cell office:value-type="float" office:value="1823" calcext:value-type="float">
            <text:p>1823</text:p>
          </table:table-cell>
          <table:table-cell office:value-type="float" office:value="1324.5" calcext:value-type="float">
            <text:p>1324,5</text:p>
          </table:table-cell>
          <table:table-cell office:value-type="float" office:value="3726.5" calcext:value-type="float">
            <text:p>3726,5</text:p>
          </table:table-cell>
          <table:table-cell office:value-type="float" office:value="104" calcext:value-type="float">
            <text:p>104</text:p>
          </table:table-cell>
          <table:table-cell table:formula="of:=[.E1824]*24*60" office:value-type="float" office:value="149760" calcext:value-type="float">
            <text:p>149760</text:p>
          </table:table-cell>
          <table:table-cell table:formula="of:=[.C1824]/275" office:value-type="float" office:value="4.81636363636364" calcext:value-type="float">
            <text:p>4,81636363636364</text:p>
          </table:table-cell>
          <table:table-cell table:formula="of:=[.D1824]/275" office:value-type="float" office:value="13.5509090909091" calcext:value-type="float">
            <text:p>13,5509090909091</text:p>
          </table:table-cell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float" office:value="1326.5" calcext:value-type="float">
            <text:p>1326,5</text:p>
          </table:table-cell>
          <table:table-cell office:value-type="float" office:value="3592.5" calcext:value-type="float">
            <text:p>3592,5</text:p>
          </table:table-cell>
          <table:table-cell office:value-type="float" office:value="104" calcext:value-type="float">
            <text:p>104</text:p>
          </table:table-cell>
          <table:table-cell table:formula="of:=[.E1825]*24*60" office:value-type="float" office:value="149760" calcext:value-type="float">
            <text:p>149760</text:p>
          </table:table-cell>
          <table:table-cell table:formula="of:=[.C1825]/275" office:value-type="float" office:value="4.82363636363636" calcext:value-type="float">
            <text:p>4,82363636363636</text:p>
          </table:table-cell>
          <table:table-cell table:formula="of:=[.D1825]/275" office:value-type="float" office:value="13.0636363636364" calcext:value-type="float">
            <text:p>13,0636363636364</text:p>
          </table:table-cell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1346.5" calcext:value-type="float">
            <text:p>1346,5</text:p>
          </table:table-cell>
          <table:table-cell office:value-type="float" office:value="3482.5" calcext:value-type="float">
            <text:p>3482,5</text:p>
          </table:table-cell>
          <table:table-cell office:value-type="float" office:value="104" calcext:value-type="float">
            <text:p>104</text:p>
          </table:table-cell>
          <table:table-cell table:formula="of:=[.E1826]*24*60" office:value-type="float" office:value="149760" calcext:value-type="float">
            <text:p>149760</text:p>
          </table:table-cell>
          <table:table-cell table:formula="of:=[.C1826]/275" office:value-type="float" office:value="4.89636363636364" calcext:value-type="float">
            <text:p>4,89636363636364</text:p>
          </table:table-cell>
          <table:table-cell table:formula="of:=[.D1826]/275" office:value-type="float" office:value="12.6636363636364" calcext:value-type="float">
            <text:p>12,6636363636364</text:p>
          </table:table-cell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float" office:value="1366.5" calcext:value-type="float">
            <text:p>1366,5</text:p>
          </table:table-cell>
          <table:table-cell office:value-type="float" office:value="3370.5" calcext:value-type="float">
            <text:p>3370,5</text:p>
          </table:table-cell>
          <table:table-cell office:value-type="float" office:value="104" calcext:value-type="float">
            <text:p>104</text:p>
          </table:table-cell>
          <table:table-cell table:formula="of:=[.E1827]*24*60" office:value-type="float" office:value="149760" calcext:value-type="float">
            <text:p>149760</text:p>
          </table:table-cell>
          <table:table-cell table:formula="of:=[.C1827]/275" office:value-type="float" office:value="4.96909090909091" calcext:value-type="float">
            <text:p>4,96909090909091</text:p>
          </table:table-cell>
          <table:table-cell table:formula="of:=[.D1827]/275" office:value-type="float" office:value="12.2563636363636" calcext:value-type="float">
            <text:p>12,2563636363636</text:p>
          </table:table-cell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float" office:value="1360.5" calcext:value-type="float">
            <text:p>1360,5</text:p>
          </table:table-cell>
          <table:table-cell office:value-type="float" office:value="3248.5" calcext:value-type="float">
            <text:p>3248,5</text:p>
          </table:table-cell>
          <table:table-cell office:value-type="float" office:value="104" calcext:value-type="float">
            <text:p>104</text:p>
          </table:table-cell>
          <table:table-cell table:formula="of:=[.E1828]*24*60" office:value-type="float" office:value="149760" calcext:value-type="float">
            <text:p>149760</text:p>
          </table:table-cell>
          <table:table-cell table:formula="of:=[.C1828]/275" office:value-type="float" office:value="4.94727272727273" calcext:value-type="float">
            <text:p>4,94727272727273</text:p>
          </table:table-cell>
          <table:table-cell table:formula="of:=[.D1828]/275" office:value-type="float" office:value="11.8127272727273" calcext:value-type="float">
            <text:p>11,8127272727273</text:p>
          </table:table-cell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office:value-type="float" office:value="1332.5" calcext:value-type="float">
            <text:p>1332,5</text:p>
          </table:table-cell>
          <table:table-cell office:value-type="float" office:value="3120.5" calcext:value-type="float">
            <text:p>3120,5</text:p>
          </table:table-cell>
          <table:table-cell office:value-type="float" office:value="104" calcext:value-type="float">
            <text:p>104</text:p>
          </table:table-cell>
          <table:table-cell table:formula="of:=[.E1829]*24*60" office:value-type="float" office:value="149760" calcext:value-type="float">
            <text:p>149760</text:p>
          </table:table-cell>
          <table:table-cell table:formula="of:=[.C1829]/275" office:value-type="float" office:value="4.84545454545455" calcext:value-type="float">
            <text:p>4,84545454545455</text:p>
          </table:table-cell>
          <table:table-cell table:formula="of:=[.D1829]/275" office:value-type="float" office:value="11.3472727272727" calcext:value-type="float">
            <text:p>11,3472727272727</text:p>
          </table:table-cell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office:value-type="float" office:value="1260.5" calcext:value-type="float">
            <text:p>1260,5</text:p>
          </table:table-cell>
          <table:table-cell office:value-type="float" office:value="3030.5" calcext:value-type="float">
            <text:p>3030,5</text:p>
          </table:table-cell>
          <table:table-cell office:value-type="float" office:value="104" calcext:value-type="float">
            <text:p>104</text:p>
          </table:table-cell>
          <table:table-cell table:formula="of:=[.E1830]*24*60" office:value-type="float" office:value="149760" calcext:value-type="float">
            <text:p>149760</text:p>
          </table:table-cell>
          <table:table-cell table:formula="of:=[.C1830]/275" office:value-type="float" office:value="4.58363636363636" calcext:value-type="float">
            <text:p>4,58363636363636</text:p>
          </table:table-cell>
          <table:table-cell table:formula="of:=[.D1830]/275" office:value-type="float" office:value="11.02" calcext:value-type="float">
            <text:p>11,02</text:p>
          </table:table-cell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office:value-type="float" office:value="1252.5" calcext:value-type="float">
            <text:p>1252,5</text:p>
          </table:table-cell>
          <table:table-cell office:value-type="float" office:value="2884.5" calcext:value-type="float">
            <text:p>2884,5</text:p>
          </table:table-cell>
          <table:table-cell office:value-type="float" office:value="104" calcext:value-type="float">
            <text:p>104</text:p>
          </table:table-cell>
          <table:table-cell table:formula="of:=[.E1831]*24*60" office:value-type="float" office:value="149760" calcext:value-type="float">
            <text:p>149760</text:p>
          </table:table-cell>
          <table:table-cell table:formula="of:=[.C1831]/275" office:value-type="float" office:value="4.55454545454546" calcext:value-type="float">
            <text:p>4,55454545454546</text:p>
          </table:table-cell>
          <table:table-cell table:formula="of:=[.D1831]/275" office:value-type="float" office:value="10.4890909090909" calcext:value-type="float">
            <text:p>10,4890909090909</text:p>
          </table:table-cell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office:value-type="float" office:value="1238.5" calcext:value-type="float">
            <text:p>1238,5</text:p>
          </table:table-cell>
          <table:table-cell office:value-type="float" office:value="2750.5" calcext:value-type="float">
            <text:p>2750,5</text:p>
          </table:table-cell>
          <table:table-cell office:value-type="float" office:value="108" calcext:value-type="float">
            <text:p>108</text:p>
          </table:table-cell>
          <table:table-cell table:formula="of:=[.E1832]*24*60" office:value-type="float" office:value="155520" calcext:value-type="float">
            <text:p>155520</text:p>
          </table:table-cell>
          <table:table-cell table:formula="of:=[.C1832]/275" office:value-type="float" office:value="4.50363636363636" calcext:value-type="float">
            <text:p>4,50363636363636</text:p>
          </table:table-cell>
          <table:table-cell table:formula="of:=[.D1832]/275" office:value-type="float" office:value="10.0018181818182" calcext:value-type="float">
            <text:p>10,0018181818182</text:p>
          </table:table-cell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float" office:value="1190.5" calcext:value-type="float">
            <text:p>1190,5</text:p>
          </table:table-cell>
          <table:table-cell office:value-type="float" office:value="2732.5" calcext:value-type="float">
            <text:p>2732,5</text:p>
          </table:table-cell>
          <table:table-cell office:value-type="float" office:value="108" calcext:value-type="float">
            <text:p>108</text:p>
          </table:table-cell>
          <table:table-cell table:formula="of:=[.E1833]*24*60" office:value-type="float" office:value="155520" calcext:value-type="float">
            <text:p>155520</text:p>
          </table:table-cell>
          <table:table-cell table:formula="of:=[.C1833]/275" office:value-type="float" office:value="4.32909090909091" calcext:value-type="float">
            <text:p>4,32909090909091</text:p>
          </table:table-cell>
          <table:table-cell table:formula="of:=[.D1833]/275" office:value-type="float" office:value="9.93636363636364" calcext:value-type="float">
            <text:p>9,93636363636364</text:p>
          </table:table-cell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float" office:value="1152.5" calcext:value-type="float">
            <text:p>1152,5</text:p>
          </table:table-cell>
          <table:table-cell office:value-type="float" office:value="2850.5" calcext:value-type="float">
            <text:p>2850,5</text:p>
          </table:table-cell>
          <table:table-cell office:value-type="float" office:value="108" calcext:value-type="float">
            <text:p>108</text:p>
          </table:table-cell>
          <table:table-cell table:formula="of:=[.E1834]*24*60" office:value-type="float" office:value="155520" calcext:value-type="float">
            <text:p>155520</text:p>
          </table:table-cell>
          <table:table-cell table:formula="of:=[.C1834]/275" office:value-type="float" office:value="4.19090909090909" calcext:value-type="float">
            <text:p>4,19090909090909</text:p>
          </table:table-cell>
          <table:table-cell table:formula="of:=[.D1834]/275" office:value-type="float" office:value="10.3654545454545" calcext:value-type="float">
            <text:p>10,3654545454545</text:p>
          </table:table-cell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office:value-type="float" office:value="1124.5" calcext:value-type="float">
            <text:p>1124,5</text:p>
          </table:table-cell>
          <table:table-cell office:value-type="float" office:value="2886.5" calcext:value-type="float">
            <text:p>2886,5</text:p>
          </table:table-cell>
          <table:table-cell office:value-type="float" office:value="108" calcext:value-type="float">
            <text:p>108</text:p>
          </table:table-cell>
          <table:table-cell table:formula="of:=[.E1835]*24*60" office:value-type="float" office:value="155520" calcext:value-type="float">
            <text:p>155520</text:p>
          </table:table-cell>
          <table:table-cell table:formula="of:=[.C1835]/275" office:value-type="float" office:value="4.08909090909091" calcext:value-type="float">
            <text:p>4,08909090909091</text:p>
          </table:table-cell>
          <table:table-cell table:formula="of:=[.D1835]/275" office:value-type="float" office:value="10.4963636363636" calcext:value-type="float">
            <text:p>10,4963636363636</text:p>
          </table:table-cell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float" office:value="1084.5" calcext:value-type="float">
            <text:p>1084,5</text:p>
          </table:table-cell>
          <table:table-cell office:value-type="float" office:value="2980.5" calcext:value-type="float">
            <text:p>2980,5</text:p>
          </table:table-cell>
          <table:table-cell office:value-type="float" office:value="108" calcext:value-type="float">
            <text:p>108</text:p>
          </table:table-cell>
          <table:table-cell table:formula="of:=[.E1836]*24*60" office:value-type="float" office:value="155520" calcext:value-type="float">
            <text:p>155520</text:p>
          </table:table-cell>
          <table:table-cell table:formula="of:=[.C1836]/275" office:value-type="float" office:value="3.94363636363636" calcext:value-type="float">
            <text:p>3,94363636363636</text:p>
          </table:table-cell>
          <table:table-cell table:formula="of:=[.D1836]/275" office:value-type="float" office:value="10.8381818181818" calcext:value-type="float">
            <text:p>10,8381818181818</text:p>
          </table:table-cell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float" office:value="1024.5" calcext:value-type="float">
            <text:p>1024,5</text:p>
          </table:table-cell>
          <table:table-cell office:value-type="float" office:value="3074.5" calcext:value-type="float">
            <text:p>3074,5</text:p>
          </table:table-cell>
          <table:table-cell office:value-type="float" office:value="108" calcext:value-type="float">
            <text:p>108</text:p>
          </table:table-cell>
          <table:table-cell table:formula="of:=[.E1837]*24*60" office:value-type="float" office:value="155520" calcext:value-type="float">
            <text:p>155520</text:p>
          </table:table-cell>
          <table:table-cell table:formula="of:=[.C1837]/275" office:value-type="float" office:value="3.72545454545455" calcext:value-type="float">
            <text:p>3,72545454545455</text:p>
          </table:table-cell>
          <table:table-cell table:formula="of:=[.D1837]/275" office:value-type="float" office:value="11.18" calcext:value-type="float">
            <text:p>11,18</text:p>
          </table:table-cell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958.5" calcext:value-type="float">
            <text:p>958,5</text:p>
          </table:table-cell>
          <table:table-cell office:value-type="float" office:value="3106.5" calcext:value-type="float">
            <text:p>3106,5</text:p>
          </table:table-cell>
          <table:table-cell office:value-type="float" office:value="108" calcext:value-type="float">
            <text:p>108</text:p>
          </table:table-cell>
          <table:table-cell table:formula="of:=[.E1838]*24*60" office:value-type="float" office:value="155520" calcext:value-type="float">
            <text:p>155520</text:p>
          </table:table-cell>
          <table:table-cell table:formula="of:=[.C1838]/275" office:value-type="float" office:value="3.48545454545455" calcext:value-type="float">
            <text:p>3,48545454545455</text:p>
          </table:table-cell>
          <table:table-cell table:formula="of:=[.D1838]/275" office:value-type="float" office:value="11.2963636363636" calcext:value-type="float">
            <text:p>11,2963636363636</text:p>
          </table:table-cell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float" office:value="944.5" calcext:value-type="float">
            <text:p>944,5</text:p>
          </table:table-cell>
          <table:table-cell office:value-type="float" office:value="3042.5" calcext:value-type="float">
            <text:p>3042,5</text:p>
          </table:table-cell>
          <table:table-cell office:value-type="float" office:value="108" calcext:value-type="float">
            <text:p>108</text:p>
          </table:table-cell>
          <table:table-cell table:formula="of:=[.E1839]*24*60" office:value-type="float" office:value="155520" calcext:value-type="float">
            <text:p>155520</text:p>
          </table:table-cell>
          <table:table-cell table:formula="of:=[.C1839]/275" office:value-type="float" office:value="3.43454545454545" calcext:value-type="float">
            <text:p>3,43454545454545</text:p>
          </table:table-cell>
          <table:table-cell table:formula="of:=[.D1839]/275" office:value-type="float" office:value="11.0636363636364" calcext:value-type="float">
            <text:p>11,0636363636364</text:p>
          </table:table-cell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float" office:value="908.5" calcext:value-type="float">
            <text:p>908,5</text:p>
          </table:table-cell>
          <table:table-cell office:value-type="float" office:value="3132.5" calcext:value-type="float">
            <text:p>3132,5</text:p>
          </table:table-cell>
          <table:table-cell office:value-type="float" office:value="108" calcext:value-type="float">
            <text:p>108</text:p>
          </table:table-cell>
          <table:table-cell table:formula="of:=[.E1840]*24*60" office:value-type="float" office:value="155520" calcext:value-type="float">
            <text:p>155520</text:p>
          </table:table-cell>
          <table:table-cell table:formula="of:=[.C1840]/275" office:value-type="float" office:value="3.30363636363636" calcext:value-type="float">
            <text:p>3,30363636363636</text:p>
          </table:table-cell>
          <table:table-cell table:formula="of:=[.D1840]/275" office:value-type="float" office:value="11.3909090909091" calcext:value-type="float">
            <text:p>11,3909090909091</text:p>
          </table:table-cell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848.5" calcext:value-type="float">
            <text:p>848,5</text:p>
          </table:table-cell>
          <table:table-cell office:value-type="float" office:value="3156.5" calcext:value-type="float">
            <text:p>3156,5</text:p>
          </table:table-cell>
          <table:table-cell office:value-type="float" office:value="108" calcext:value-type="float">
            <text:p>108</text:p>
          </table:table-cell>
          <table:table-cell table:formula="of:=[.E1841]*24*60" office:value-type="float" office:value="155520" calcext:value-type="float">
            <text:p>155520</text:p>
          </table:table-cell>
          <table:table-cell table:formula="of:=[.C1841]/275" office:value-type="float" office:value="3.08545454545455" calcext:value-type="float">
            <text:p>3,08545454545455</text:p>
          </table:table-cell>
          <table:table-cell table:formula="of:=[.D1841]/275" office:value-type="float" office:value="11.4781818181818" calcext:value-type="float">
            <text:p>11,4781818181818</text:p>
          </table:table-cell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office:value-type="float" office:value="800.5" calcext:value-type="float">
            <text:p>800,5</text:p>
          </table:table-cell>
          <table:table-cell office:value-type="float" office:value="3176.5" calcext:value-type="float">
            <text:p>3176,5</text:p>
          </table:table-cell>
          <table:table-cell office:value-type="float" office:value="108" calcext:value-type="float">
            <text:p>108</text:p>
          </table:table-cell>
          <table:table-cell table:formula="of:=[.E1842]*24*60" office:value-type="float" office:value="155520" calcext:value-type="float">
            <text:p>155520</text:p>
          </table:table-cell>
          <table:table-cell table:formula="of:=[.C1842]/275" office:value-type="float" office:value="2.91090909090909" calcext:value-type="float">
            <text:p>2,91090909090909</text:p>
          </table:table-cell>
          <table:table-cell table:formula="of:=[.D1842]/275" office:value-type="float" office:value="11.5509090909091" calcext:value-type="float">
            <text:p>11,5509090909091</text:p>
          </table:table-cell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float" office:value="798.5" calcext:value-type="float">
            <text:p>798,5</text:p>
          </table:table-cell>
          <table:table-cell office:value-type="float" office:value="3258.5" calcext:value-type="float">
            <text:p>3258,5</text:p>
          </table:table-cell>
          <table:table-cell office:value-type="float" office:value="108" calcext:value-type="float">
            <text:p>108</text:p>
          </table:table-cell>
          <table:table-cell table:formula="of:=[.E1843]*24*60" office:value-type="float" office:value="155520" calcext:value-type="float">
            <text:p>155520</text:p>
          </table:table-cell>
          <table:table-cell table:formula="of:=[.C1843]/275" office:value-type="float" office:value="2.90363636363636" calcext:value-type="float">
            <text:p>2,90363636363636</text:p>
          </table:table-cell>
          <table:table-cell table:formula="of:=[.D1843]/275" office:value-type="float" office:value="11.8490909090909" calcext:value-type="float">
            <text:p>11,8490909090909</text:p>
          </table:table-cell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office:value-type="float" office:value="736.5" calcext:value-type="float">
            <text:p>736,5</text:p>
          </table:table-cell>
          <table:table-cell office:value-type="float" office:value="3306.5" calcext:value-type="float">
            <text:p>3306,5</text:p>
          </table:table-cell>
          <table:table-cell office:value-type="float" office:value="108" calcext:value-type="float">
            <text:p>108</text:p>
          </table:table-cell>
          <table:table-cell table:formula="of:=[.E1844]*24*60" office:value-type="float" office:value="155520" calcext:value-type="float">
            <text:p>155520</text:p>
          </table:table-cell>
          <table:table-cell table:formula="of:=[.C1844]/275" office:value-type="float" office:value="2.67818181818182" calcext:value-type="float">
            <text:p>2,67818181818182</text:p>
          </table:table-cell>
          <table:table-cell table:formula="of:=[.D1844]/275" office:value-type="float" office:value="12.0236363636364" calcext:value-type="float">
            <text:p>12,0236363636364</text:p>
          </table:table-cell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float" office:value="634.5" calcext:value-type="float">
            <text:p>634,5</text:p>
          </table:table-cell>
          <table:table-cell office:value-type="float" office:value="3364.5" calcext:value-type="float">
            <text:p>3364,5</text:p>
          </table:table-cell>
          <table:table-cell office:value-type="float" office:value="108" calcext:value-type="float">
            <text:p>108</text:p>
          </table:table-cell>
          <table:table-cell table:formula="of:=[.E1845]*24*60" office:value-type="float" office:value="155520" calcext:value-type="float">
            <text:p>155520</text:p>
          </table:table-cell>
          <table:table-cell table:formula="of:=[.C1845]/275" office:value-type="float" office:value="2.30727272727273" calcext:value-type="float">
            <text:p>2,30727272727273</text:p>
          </table:table-cell>
          <table:table-cell table:formula="of:=[.D1845]/275" office:value-type="float" office:value="12.2345454545455" calcext:value-type="float">
            <text:p>12,2345454545455</text:p>
          </table:table-cell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office:value-type="float" office:value="606.5" calcext:value-type="float">
            <text:p>606,5</text:p>
          </table:table-cell>
          <table:table-cell office:value-type="float" office:value="3434.5" calcext:value-type="float">
            <text:p>3434,5</text:p>
          </table:table-cell>
          <table:table-cell office:value-type="float" office:value="108" calcext:value-type="float">
            <text:p>108</text:p>
          </table:table-cell>
          <table:table-cell table:formula="of:=[.E1846]*24*60" office:value-type="float" office:value="155520" calcext:value-type="float">
            <text:p>155520</text:p>
          </table:table-cell>
          <table:table-cell table:formula="of:=[.C1846]/275" office:value-type="float" office:value="2.20545454545455" calcext:value-type="float">
            <text:p>2,20545454545455</text:p>
          </table:table-cell>
          <table:table-cell table:formula="of:=[.D1846]/275" office:value-type="float" office:value="12.4890909090909" calcext:value-type="float">
            <text:p>12,4890909090909</text:p>
          </table:table-cell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float" office:value="594.5" calcext:value-type="float">
            <text:p>594,5</text:p>
          </table:table-cell>
          <table:table-cell office:value-type="float" office:value="3472.5" calcext:value-type="float">
            <text:p>3472,5</text:p>
          </table:table-cell>
          <table:table-cell office:value-type="float" office:value="108" calcext:value-type="float">
            <text:p>108</text:p>
          </table:table-cell>
          <table:table-cell table:formula="of:=[.E1847]*24*60" office:value-type="float" office:value="155520" calcext:value-type="float">
            <text:p>155520</text:p>
          </table:table-cell>
          <table:table-cell table:formula="of:=[.C1847]/275" office:value-type="float" office:value="2.16181818181818" calcext:value-type="float">
            <text:p>2,16181818181818</text:p>
          </table:table-cell>
          <table:table-cell table:formula="of:=[.D1847]/275" office:value-type="float" office:value="12.6272727272727" calcext:value-type="float">
            <text:p>12,6272727272727</text:p>
          </table:table-cell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office:value-type="float" office:value="554.5" calcext:value-type="float">
            <text:p>554,5</text:p>
          </table:table-cell>
          <table:table-cell office:value-type="float" office:value="3540.5" calcext:value-type="float">
            <text:p>3540,5</text:p>
          </table:table-cell>
          <table:table-cell office:value-type="float" office:value="108" calcext:value-type="float">
            <text:p>108</text:p>
          </table:table-cell>
          <table:table-cell table:formula="of:=[.E1848]*24*60" office:value-type="float" office:value="155520" calcext:value-type="float">
            <text:p>155520</text:p>
          </table:table-cell>
          <table:table-cell table:formula="of:=[.C1848]/275" office:value-type="float" office:value="2.01636363636364" calcext:value-type="float">
            <text:p>2,01636363636364</text:p>
          </table:table-cell>
          <table:table-cell table:formula="of:=[.D1848]/275" office:value-type="float" office:value="12.8745454545455" calcext:value-type="float">
            <text:p>12,8745454545455</text:p>
          </table:table-cell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office:value-type="float" office:value="566.5" calcext:value-type="float">
            <text:p>566,5</text:p>
          </table:table-cell>
          <table:table-cell office:value-type="float" office:value="3614.5" calcext:value-type="float">
            <text:p>3614,5</text:p>
          </table:table-cell>
          <table:table-cell office:value-type="float" office:value="108" calcext:value-type="float">
            <text:p>108</text:p>
          </table:table-cell>
          <table:table-cell table:formula="of:=[.E1849]*24*60" office:value-type="float" office:value="155520" calcext:value-type="float">
            <text:p>155520</text:p>
          </table:table-cell>
          <table:table-cell table:formula="of:=[.C1849]/275" office:value-type="float" office:value="2.06" calcext:value-type="float">
            <text:p>2,06</text:p>
          </table:table-cell>
          <table:table-cell table:formula="of:=[.D1849]/275" office:value-type="float" office:value="13.1436363636364" calcext:value-type="float">
            <text:p>13,1436363636364</text:p>
          </table:table-cell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office:value-type="float" office:value="550.5" calcext:value-type="float">
            <text:p>550,5</text:p>
          </table:table-cell>
          <table:table-cell office:value-type="float" office:value="3686.5" calcext:value-type="float">
            <text:p>3686,5</text:p>
          </table:table-cell>
          <table:table-cell office:value-type="float" office:value="108" calcext:value-type="float">
            <text:p>108</text:p>
          </table:table-cell>
          <table:table-cell table:formula="of:=[.E1850]*24*60" office:value-type="float" office:value="155520" calcext:value-type="float">
            <text:p>155520</text:p>
          </table:table-cell>
          <table:table-cell table:formula="of:=[.C1850]/275" office:value-type="float" office:value="2.00181818181818" calcext:value-type="float">
            <text:p>2,00181818181818</text:p>
          </table:table-cell>
          <table:table-cell table:formula="of:=[.D1850]/275" office:value-type="float" office:value="13.4054545454545" calcext:value-type="float">
            <text:p>13,4054545454545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574.5" calcext:value-type="float">
            <text:p>574,5</text:p>
          </table:table-cell>
          <table:table-cell office:value-type="float" office:value="3728.5" calcext:value-type="float">
            <text:p>3728,5</text:p>
          </table:table-cell>
          <table:table-cell office:value-type="float" office:value="108" calcext:value-type="float">
            <text:p>108</text:p>
          </table:table-cell>
          <table:table-cell table:formula="of:=[.E1851]*24*60" office:value-type="float" office:value="155520" calcext:value-type="float">
            <text:p>155520</text:p>
          </table:table-cell>
          <table:table-cell table:formula="of:=[.C1851]/275" office:value-type="float" office:value="2.08909090909091" calcext:value-type="float">
            <text:p>2,08909090909091</text:p>
          </table:table-cell>
          <table:table-cell table:formula="of:=[.D1851]/275" office:value-type="float" office:value="13.5581818181818" calcext:value-type="float">
            <text:p>13,5581818181818</text:p>
          </table:table-cell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office:value-type="float" office:value="614.5" calcext:value-type="float">
            <text:p>614,5</text:p>
          </table:table-cell>
          <table:table-cell office:value-type="float" office:value="3808.5" calcext:value-type="float">
            <text:p>3808,5</text:p>
          </table:table-cell>
          <table:table-cell office:value-type="float" office:value="108" calcext:value-type="float">
            <text:p>108</text:p>
          </table:table-cell>
          <table:table-cell table:formula="of:=[.E1852]*24*60" office:value-type="float" office:value="155520" calcext:value-type="float">
            <text:p>155520</text:p>
          </table:table-cell>
          <table:table-cell table:formula="of:=[.C1852]/275" office:value-type="float" office:value="2.23454545454545" calcext:value-type="float">
            <text:p>2,23454545454545</text:p>
          </table:table-cell>
          <table:table-cell table:formula="of:=[.D1852]/275" office:value-type="float" office:value="13.8490909090909" calcext:value-type="float">
            <text:p>13,8490909090909</text:p>
          </table:table-cell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float" office:value="642.5" calcext:value-type="float">
            <text:p>642,5</text:p>
          </table:table-cell>
          <table:table-cell office:value-type="float" office:value="3850.5" calcext:value-type="float">
            <text:p>3850,5</text:p>
          </table:table-cell>
          <table:table-cell office:value-type="float" office:value="108" calcext:value-type="float">
            <text:p>108</text:p>
          </table:table-cell>
          <table:table-cell table:formula="of:=[.E1853]*24*60" office:value-type="float" office:value="155520" calcext:value-type="float">
            <text:p>155520</text:p>
          </table:table-cell>
          <table:table-cell table:formula="of:=[.C1853]/275" office:value-type="float" office:value="2.33636363636364" calcext:value-type="float">
            <text:p>2,33636363636364</text:p>
          </table:table-cell>
          <table:table-cell table:formula="of:=[.D1853]/275" office:value-type="float" office:value="14.0018181818182" calcext:value-type="float">
            <text:p>14,0018181818182</text:p>
          </table:table-cell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float" office:value="1334.5" calcext:value-type="float">
            <text:p>1334,5</text:p>
          </table:table-cell>
          <table:table-cell office:value-type="float" office:value="3824.5" calcext:value-type="float">
            <text:p>3824,5</text:p>
          </table:table-cell>
          <table:table-cell office:value-type="float" office:value="108" calcext:value-type="float">
            <text:p>108</text:p>
          </table:table-cell>
          <table:table-cell table:formula="of:=[.E1854]*24*60" office:value-type="float" office:value="155520" calcext:value-type="float">
            <text:p>155520</text:p>
          </table:table-cell>
          <table:table-cell table:formula="of:=[.C1854]/275" office:value-type="float" office:value="4.85272727272727" calcext:value-type="float">
            <text:p>4,85272727272727</text:p>
          </table:table-cell>
          <table:table-cell table:formula="of:=[.D1854]/275" office:value-type="float" office:value="13.9072727272727" calcext:value-type="float">
            <text:p>13,9072727272727</text:p>
          </table:table-cell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float" office:value="1312.5" calcext:value-type="float">
            <text:p>1312,5</text:p>
          </table:table-cell>
          <table:table-cell office:value-type="float" office:value="3760.5" calcext:value-type="float">
            <text:p>3760,5</text:p>
          </table:table-cell>
          <table:table-cell office:value-type="float" office:value="108" calcext:value-type="float">
            <text:p>108</text:p>
          </table:table-cell>
          <table:table-cell table:formula="of:=[.E1855]*24*60" office:value-type="float" office:value="155520" calcext:value-type="float">
            <text:p>155520</text:p>
          </table:table-cell>
          <table:table-cell table:formula="of:=[.C1855]/275" office:value-type="float" office:value="4.77272727272727" calcext:value-type="float">
            <text:p>4,77272727272727</text:p>
          </table:table-cell>
          <table:table-cell table:formula="of:=[.D1855]/275" office:value-type="float" office:value="13.6745454545455" calcext:value-type="float">
            <text:p>13,6745454545455</text:p>
          </table:table-cell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office:value-type="float" office:value="1336.5" calcext:value-type="float">
            <text:p>1336,5</text:p>
          </table:table-cell>
          <table:table-cell office:value-type="float" office:value="3668.5" calcext:value-type="float">
            <text:p>3668,5</text:p>
          </table:table-cell>
          <table:table-cell office:value-type="float" office:value="108" calcext:value-type="float">
            <text:p>108</text:p>
          </table:table-cell>
          <table:table-cell table:formula="of:=[.E1856]*24*60" office:value-type="float" office:value="155520" calcext:value-type="float">
            <text:p>155520</text:p>
          </table:table-cell>
          <table:table-cell table:formula="of:=[.C1856]/275" office:value-type="float" office:value="4.86" calcext:value-type="float">
            <text:p>4,86</text:p>
          </table:table-cell>
          <table:table-cell table:formula="of:=[.D1856]/275" office:value-type="float" office:value="13.34" calcext:value-type="float">
            <text:p>13,34</text:p>
          </table:table-cell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office:value-type="float" office:value="1336.5" calcext:value-type="float">
            <text:p>1336,5</text:p>
          </table:table-cell>
          <table:table-cell office:value-type="float" office:value="3538.5" calcext:value-type="float">
            <text:p>3538,5</text:p>
          </table:table-cell>
          <table:table-cell office:value-type="float" office:value="108" calcext:value-type="float">
            <text:p>108</text:p>
          </table:table-cell>
          <table:table-cell table:formula="of:=[.E1857]*24*60" office:value-type="float" office:value="155520" calcext:value-type="float">
            <text:p>155520</text:p>
          </table:table-cell>
          <table:table-cell table:formula="of:=[.C1857]/275" office:value-type="float" office:value="4.86" calcext:value-type="float">
            <text:p>4,86</text:p>
          </table:table-cell>
          <table:table-cell table:formula="of:=[.D1857]/275" office:value-type="float" office:value="12.8672727272727" calcext:value-type="float">
            <text:p>12,8672727272727</text:p>
          </table:table-cell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356.5" calcext:value-type="float">
            <text:p>1356,5</text:p>
          </table:table-cell>
          <table:table-cell office:value-type="float" office:value="3414.5" calcext:value-type="float">
            <text:p>3414,5</text:p>
          </table:table-cell>
          <table:table-cell office:value-type="float" office:value="108" calcext:value-type="float">
            <text:p>108</text:p>
          </table:table-cell>
          <table:table-cell table:formula="of:=[.E1858]*24*60" office:value-type="float" office:value="155520" calcext:value-type="float">
            <text:p>155520</text:p>
          </table:table-cell>
          <table:table-cell table:formula="of:=[.C1858]/275" office:value-type="float" office:value="4.93272727272727" calcext:value-type="float">
            <text:p>4,93272727272727</text:p>
          </table:table-cell>
          <table:table-cell table:formula="of:=[.D1858]/275" office:value-type="float" office:value="12.4163636363636" calcext:value-type="float">
            <text:p>12,4163636363636</text:p>
          </table:table-cell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office:value-type="float" office:value="1380.5" calcext:value-type="float">
            <text:p>1380,5</text:p>
          </table:table-cell>
          <table:table-cell office:value-type="float" office:value="3368.5" calcext:value-type="float">
            <text:p>3368,5</text:p>
          </table:table-cell>
          <table:table-cell office:value-type="float" office:value="108" calcext:value-type="float">
            <text:p>108</text:p>
          </table:table-cell>
          <table:table-cell table:formula="of:=[.E1859]*24*60" office:value-type="float" office:value="155520" calcext:value-type="float">
            <text:p>155520</text:p>
          </table:table-cell>
          <table:table-cell table:formula="of:=[.C1859]/275" office:value-type="float" office:value="5.02" calcext:value-type="float">
            <text:p>5,02</text:p>
          </table:table-cell>
          <table:table-cell table:formula="of:=[.D1859]/275" office:value-type="float" office:value="12.2490909090909" calcext:value-type="float">
            <text:p>12,2490909090909</text:p>
          </table:table-cell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office:value-type="float" office:value="1352.5" calcext:value-type="float">
            <text:p>1352,5</text:p>
          </table:table-cell>
          <table:table-cell office:value-type="float" office:value="3242.5" calcext:value-type="float">
            <text:p>3242,5</text:p>
          </table:table-cell>
          <table:table-cell office:value-type="float" office:value="108" calcext:value-type="float">
            <text:p>108</text:p>
          </table:table-cell>
          <table:table-cell table:formula="of:=[.E1860]*24*60" office:value-type="float" office:value="155520" calcext:value-type="float">
            <text:p>155520</text:p>
          </table:table-cell>
          <table:table-cell table:formula="of:=[.C1860]/275" office:value-type="float" office:value="4.91818181818182" calcext:value-type="float">
            <text:p>4,91818181818182</text:p>
          </table:table-cell>
          <table:table-cell table:formula="of:=[.D1860]/275" office:value-type="float" office:value="11.7909090909091" calcext:value-type="float">
            <text:p>11,7909090909091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1346.5" calcext:value-type="float">
            <text:p>1346,5</text:p>
          </table:table-cell>
          <table:table-cell office:value-type="float" office:value="3132.5" calcext:value-type="float">
            <text:p>3132,5</text:p>
          </table:table-cell>
          <table:table-cell office:value-type="float" office:value="108" calcext:value-type="float">
            <text:p>108</text:p>
          </table:table-cell>
          <table:table-cell table:formula="of:=[.E1861]*24*60" office:value-type="float" office:value="155520" calcext:value-type="float">
            <text:p>155520</text:p>
          </table:table-cell>
          <table:table-cell table:formula="of:=[.C1861]/275" office:value-type="float" office:value="4.89636363636364" calcext:value-type="float">
            <text:p>4,89636363636364</text:p>
          </table:table-cell>
          <table:table-cell table:formula="of:=[.D1861]/275" office:value-type="float" office:value="11.3909090909091" calcext:value-type="float">
            <text:p>11,3909090909091</text:p>
          </table:table-cell>
        </table:table-row>
        <table:table-row table:style-name="ro1">
          <table:table-cell/>
          <table:table-cell office:value-type="float" office:value="1861" calcext:value-type="float">
            <text:p>1861</text:p>
          </table:table-cell>
          <table:table-cell office:value-type="float" office:value="1298.5" calcext:value-type="float">
            <text:p>1298,5</text:p>
          </table:table-cell>
          <table:table-cell office:value-type="float" office:value="3058.5" calcext:value-type="float">
            <text:p>3058,5</text:p>
          </table:table-cell>
          <table:table-cell office:value-type="float" office:value="108" calcext:value-type="float">
            <text:p>108</text:p>
          </table:table-cell>
          <table:table-cell table:formula="of:=[.E1862]*24*60" office:value-type="float" office:value="155520" calcext:value-type="float">
            <text:p>155520</text:p>
          </table:table-cell>
          <table:table-cell table:formula="of:=[.C1862]/275" office:value-type="float" office:value="4.72181818181818" calcext:value-type="float">
            <text:p>4,72181818181818</text:p>
          </table:table-cell>
          <table:table-cell table:formula="of:=[.D1862]/275" office:value-type="float" office:value="11.1218181818182" calcext:value-type="float">
            <text:p>11,1218181818182</text:p>
          </table:table-cell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float" office:value="1258.5" calcext:value-type="float">
            <text:p>1258,5</text:p>
          </table:table-cell>
          <table:table-cell office:value-type="float" office:value="3038.5" calcext:value-type="float">
            <text:p>3038,5</text:p>
          </table:table-cell>
          <table:table-cell office:value-type="float" office:value="108" calcext:value-type="float">
            <text:p>108</text:p>
          </table:table-cell>
          <table:table-cell table:formula="of:=[.E1863]*24*60" office:value-type="float" office:value="155520" calcext:value-type="float">
            <text:p>155520</text:p>
          </table:table-cell>
          <table:table-cell table:formula="of:=[.C1863]/275" office:value-type="float" office:value="4.57636363636364" calcext:value-type="float">
            <text:p>4,57636363636364</text:p>
          </table:table-cell>
          <table:table-cell table:formula="of:=[.D1863]/275" office:value-type="float" office:value="11.0490909090909" calcext:value-type="float">
            <text:p>11,0490909090909</text:p>
          </table:table-cell>
        </table:table-row>
        <table:table-row table:style-name="ro1">
          <table:table-cell/>
          <table:table-cell office:value-type="float" office:value="1863" calcext:value-type="float">
            <text:p>1863</text:p>
          </table:table-cell>
          <table:table-cell office:value-type="float" office:value="1246.5" calcext:value-type="float">
            <text:p>1246,5</text:p>
          </table:table-cell>
          <table:table-cell office:value-type="float" office:value="2898.5" calcext:value-type="float">
            <text:p>2898,5</text:p>
          </table:table-cell>
          <table:table-cell office:value-type="float" office:value="108" calcext:value-type="float">
            <text:p>108</text:p>
          </table:table-cell>
          <table:table-cell table:formula="of:=[.E1864]*24*60" office:value-type="float" office:value="155520" calcext:value-type="float">
            <text:p>155520</text:p>
          </table:table-cell>
          <table:table-cell table:formula="of:=[.C1864]/275" office:value-type="float" office:value="4.53272727272727" calcext:value-type="float">
            <text:p>4,53272727272727</text:p>
          </table:table-cell>
          <table:table-cell table:formula="of:=[.D1864]/275" office:value-type="float" office:value="10.54" calcext:value-type="float">
            <text:p>10,54</text:p>
          </table:table-cell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1200.5" calcext:value-type="float">
            <text:p>1200,5</text:p>
          </table:table-cell>
          <table:table-cell office:value-type="float" office:value="2718.5" calcext:value-type="float">
            <text:p>2718,5</text:p>
          </table:table-cell>
          <table:table-cell office:value-type="float" office:value="112" calcext:value-type="float">
            <text:p>112</text:p>
          </table:table-cell>
          <table:table-cell table:formula="of:=[.E1865]*24*60" office:value-type="float" office:value="161280" calcext:value-type="float">
            <text:p>161280</text:p>
          </table:table-cell>
          <table:table-cell table:formula="of:=[.C1865]/275" office:value-type="float" office:value="4.36545454545455" calcext:value-type="float">
            <text:p>4,36545454545455</text:p>
          </table:table-cell>
          <table:table-cell table:formula="of:=[.D1865]/275" office:value-type="float" office:value="9.88545454545455" calcext:value-type="float">
            <text:p>9,88545454545455</text:p>
          </table:table-cell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244.5" calcext:value-type="float">
            <text:p>1244,5</text:p>
          </table:table-cell>
          <table:table-cell office:value-type="float" office:value="2750.5" calcext:value-type="float">
            <text:p>2750,5</text:p>
          </table:table-cell>
          <table:table-cell office:value-type="float" office:value="112" calcext:value-type="float">
            <text:p>112</text:p>
          </table:table-cell>
          <table:table-cell table:formula="of:=[.E1866]*24*60" office:value-type="float" office:value="161280" calcext:value-type="float">
            <text:p>161280</text:p>
          </table:table-cell>
          <table:table-cell table:formula="of:=[.C1866]/275" office:value-type="float" office:value="4.52545454545455" calcext:value-type="float">
            <text:p>4,52545454545455</text:p>
          </table:table-cell>
          <table:table-cell table:formula="of:=[.D1866]/275" office:value-type="float" office:value="10.0018181818182" calcext:value-type="float">
            <text:p>10,0018181818182</text:p>
          </table:table-cell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office:value-type="float" office:value="1244.5" calcext:value-type="float">
            <text:p>1244,5</text:p>
          </table:table-cell>
          <table:table-cell office:value-type="float" office:value="2850.5" calcext:value-type="float">
            <text:p>2850,5</text:p>
          </table:table-cell>
          <table:table-cell office:value-type="float" office:value="112" calcext:value-type="float">
            <text:p>112</text:p>
          </table:table-cell>
          <table:table-cell table:formula="of:=[.E1867]*24*60" office:value-type="float" office:value="161280" calcext:value-type="float">
            <text:p>161280</text:p>
          </table:table-cell>
          <table:table-cell table:formula="of:=[.C1867]/275" office:value-type="float" office:value="4.52545454545455" calcext:value-type="float">
            <text:p>4,52545454545455</text:p>
          </table:table-cell>
          <table:table-cell table:formula="of:=[.D1867]/275" office:value-type="float" office:value="10.3654545454545" calcext:value-type="float">
            <text:p>10,3654545454545</text:p>
          </table:table-cell>
        </table:table-row>
        <table:table-row table:style-name="ro1">
          <table:table-cell/>
          <table:table-cell office:value-type="float" office:value="1867" calcext:value-type="float">
            <text:p>1867</text:p>
          </table:table-cell>
          <table:table-cell office:value-type="float" office:value="1254.5" calcext:value-type="float">
            <text:p>1254,5</text:p>
          </table:table-cell>
          <table:table-cell office:value-type="float" office:value="2966.5" calcext:value-type="float">
            <text:p>2966,5</text:p>
          </table:table-cell>
          <table:table-cell office:value-type="float" office:value="112" calcext:value-type="float">
            <text:p>112</text:p>
          </table:table-cell>
          <table:table-cell table:formula="of:=[.E1868]*24*60" office:value-type="float" office:value="161280" calcext:value-type="float">
            <text:p>161280</text:p>
          </table:table-cell>
          <table:table-cell table:formula="of:=[.C1868]/275" office:value-type="float" office:value="4.56181818181818" calcext:value-type="float">
            <text:p>4,56181818181818</text:p>
          </table:table-cell>
          <table:table-cell table:formula="of:=[.D1868]/275" office:value-type="float" office:value="10.7872727272727" calcext:value-type="float">
            <text:p>10,7872727272727</text:p>
          </table:table-cell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 office:value-type="float" office:value="1292.5" calcext:value-type="float">
            <text:p>1292,5</text:p>
          </table:table-cell>
          <table:table-cell office:value-type="float" office:value="3062.5" calcext:value-type="float">
            <text:p>3062,5</text:p>
          </table:table-cell>
          <table:table-cell office:value-type="float" office:value="112" calcext:value-type="float">
            <text:p>112</text:p>
          </table:table-cell>
          <table:table-cell table:formula="of:=[.E1869]*24*60" office:value-type="float" office:value="161280" calcext:value-type="float">
            <text:p>161280</text:p>
          </table:table-cell>
          <table:table-cell table:formula="of:=[.C1869]/275" office:value-type="float" office:value="4.7" calcext:value-type="float">
            <text:p>4,7</text:p>
          </table:table-cell>
          <table:table-cell table:formula="of:=[.D1869]/275" office:value-type="float" office:value="11.1363636363636" calcext:value-type="float">
            <text:p>11,1363636363636</text:p>
          </table:table-cell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office:value-type="float" office:value="1356.5" calcext:value-type="float">
            <text:p>1356,5</text:p>
          </table:table-cell>
          <table:table-cell office:value-type="float" office:value="3156.5" calcext:value-type="float">
            <text:p>3156,5</text:p>
          </table:table-cell>
          <table:table-cell office:value-type="float" office:value="112" calcext:value-type="float">
            <text:p>112</text:p>
          </table:table-cell>
          <table:table-cell table:formula="of:=[.E1870]*24*60" office:value-type="float" office:value="161280" calcext:value-type="float">
            <text:p>161280</text:p>
          </table:table-cell>
          <table:table-cell table:formula="of:=[.C1870]/275" office:value-type="float" office:value="4.93272727272727" calcext:value-type="float">
            <text:p>4,93272727272727</text:p>
          </table:table-cell>
          <table:table-cell table:formula="of:=[.D1870]/275" office:value-type="float" office:value="11.4781818181818" calcext:value-type="float">
            <text:p>11,4781818181818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float" office:value="1354.5" calcext:value-type="float">
            <text:p>1354,5</text:p>
          </table:table-cell>
          <table:table-cell office:value-type="float" office:value="3464.5" calcext:value-type="float">
            <text:p>3464,5</text:p>
          </table:table-cell>
          <table:table-cell office:value-type="float" office:value="112" calcext:value-type="float">
            <text:p>112</text:p>
          </table:table-cell>
          <table:table-cell table:formula="of:=[.E1871]*24*60" office:value-type="float" office:value="161280" calcext:value-type="float">
            <text:p>161280</text:p>
          </table:table-cell>
          <table:table-cell table:formula="of:=[.C1871]/275" office:value-type="float" office:value="4.92545454545455" calcext:value-type="float">
            <text:p>4,92545454545455</text:p>
          </table:table-cell>
          <table:table-cell table:formula="of:=[.D1871]/275" office:value-type="float" office:value="12.5981818181818" calcext:value-type="float">
            <text:p>12,5981818181818</text:p>
          </table:table-cell>
        </table:table-row>
        <table:table-row table:style-name="ro1">
          <table:table-cell/>
          <table:table-cell office:value-type="float" office:value="1871" calcext:value-type="float">
            <text:p>1871</text:p>
          </table:table-cell>
          <table:table-cell office:value-type="float" office:value="1370.5" calcext:value-type="float">
            <text:p>1370,5</text:p>
          </table:table-cell>
          <table:table-cell office:value-type="float" office:value="3386.5" calcext:value-type="float">
            <text:p>3386,5</text:p>
          </table:table-cell>
          <table:table-cell office:value-type="float" office:value="112" calcext:value-type="float">
            <text:p>112</text:p>
          </table:table-cell>
          <table:table-cell table:formula="of:=[.E1872]*24*60" office:value-type="float" office:value="161280" calcext:value-type="float">
            <text:p>161280</text:p>
          </table:table-cell>
          <table:table-cell table:formula="of:=[.C1872]/275" office:value-type="float" office:value="4.98363636363636" calcext:value-type="float">
            <text:p>4,98363636363636</text:p>
          </table:table-cell>
          <table:table-cell table:formula="of:=[.D1872]/275" office:value-type="float" office:value="12.3145454545455" calcext:value-type="float">
            <text:p>12,3145454545455</text:p>
          </table:table-cell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office:value-type="float" office:value="1398.5" calcext:value-type="float">
            <text:p>1398,5</text:p>
          </table:table-cell>
          <table:table-cell office:value-type="float" office:value="3356.5" calcext:value-type="float">
            <text:p>3356,5</text:p>
          </table:table-cell>
          <table:table-cell office:value-type="float" office:value="112" calcext:value-type="float">
            <text:p>112</text:p>
          </table:table-cell>
          <table:table-cell table:formula="of:=[.E1873]*24*60" office:value-type="float" office:value="161280" calcext:value-type="float">
            <text:p>161280</text:p>
          </table:table-cell>
          <table:table-cell table:formula="of:=[.C1873]/275" office:value-type="float" office:value="5.08545454545455" calcext:value-type="float">
            <text:p>5,08545454545455</text:p>
          </table:table-cell>
          <table:table-cell table:formula="of:=[.D1873]/275" office:value-type="float" office:value="12.2054545454545" calcext:value-type="float">
            <text:p>12,2054545454545</text:p>
          </table:table-cell>
        </table:table-row>
        <table:table-row table:style-name="ro1">
          <table:table-cell/>
          <table:table-cell office:value-type="float" office:value="1873" calcext:value-type="float">
            <text:p>1873</text:p>
          </table:table-cell>
          <table:table-cell office:value-type="float" office:value="1364.5" calcext:value-type="float">
            <text:p>1364,5</text:p>
          </table:table-cell>
          <table:table-cell office:value-type="float" office:value="3272.5" calcext:value-type="float">
            <text:p>3272,5</text:p>
          </table:table-cell>
          <table:table-cell office:value-type="float" office:value="112" calcext:value-type="float">
            <text:p>112</text:p>
          </table:table-cell>
          <table:table-cell table:formula="of:=[.E1874]*24*60" office:value-type="float" office:value="161280" calcext:value-type="float">
            <text:p>161280</text:p>
          </table:table-cell>
          <table:table-cell table:formula="of:=[.C1874]/275" office:value-type="float" office:value="4.96181818181818" calcext:value-type="float">
            <text:p>4,96181818181818</text:p>
          </table:table-cell>
          <table:table-cell table:formula="of:=[.D1874]/275" office:value-type="float" office:value="11.9" calcext:value-type="float">
            <text:p>11,9</text:p>
          </table:table-cell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342.5" calcext:value-type="float">
            <text:p>1342,5</text:p>
          </table:table-cell>
          <table:table-cell office:value-type="float" office:value="3566.5" calcext:value-type="float">
            <text:p>3566,5</text:p>
          </table:table-cell>
          <table:table-cell office:value-type="float" office:value="112" calcext:value-type="float">
            <text:p>112</text:p>
          </table:table-cell>
          <table:table-cell table:formula="of:=[.E1875]*24*60" office:value-type="float" office:value="161280" calcext:value-type="float">
            <text:p>161280</text:p>
          </table:table-cell>
          <table:table-cell table:formula="of:=[.C1875]/275" office:value-type="float" office:value="4.88181818181818" calcext:value-type="float">
            <text:p>4,88181818181818</text:p>
          </table:table-cell>
          <table:table-cell table:formula="of:=[.D1875]/275" office:value-type="float" office:value="12.9690909090909" calcext:value-type="float">
            <text:p>12,9690909090909</text:p>
          </table:table-cell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office:value-type="float" office:value="1326.5" calcext:value-type="float">
            <text:p>1326,5</text:p>
          </table:table-cell>
          <table:table-cell office:value-type="float" office:value="3674.5" calcext:value-type="float">
            <text:p>3674,5</text:p>
          </table:table-cell>
          <table:table-cell office:value-type="float" office:value="112" calcext:value-type="float">
            <text:p>112</text:p>
          </table:table-cell>
          <table:table-cell table:formula="of:=[.E1876]*24*60" office:value-type="float" office:value="161280" calcext:value-type="float">
            <text:p>161280</text:p>
          </table:table-cell>
          <table:table-cell table:formula="of:=[.C1876]/275" office:value-type="float" office:value="4.82363636363636" calcext:value-type="float">
            <text:p>4,82363636363636</text:p>
          </table:table-cell>
          <table:table-cell table:formula="of:=[.D1876]/275" office:value-type="float" office:value="13.3618181818182" calcext:value-type="float">
            <text:p>13,3618181818182</text:p>
          </table:table-cell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 office:value-type="float" office:value="1328.5" calcext:value-type="float">
            <text:p>1328,5</text:p>
          </table:table-cell>
          <table:table-cell office:value-type="float" office:value="3770.5" calcext:value-type="float">
            <text:p>3770,5</text:p>
          </table:table-cell>
          <table:table-cell office:value-type="float" office:value="112" calcext:value-type="float">
            <text:p>112</text:p>
          </table:table-cell>
          <table:table-cell table:formula="of:=[.E1877]*24*60" office:value-type="float" office:value="161280" calcext:value-type="float">
            <text:p>161280</text:p>
          </table:table-cell>
          <table:table-cell table:formula="of:=[.C1877]/275" office:value-type="float" office:value="4.83090909090909" calcext:value-type="float">
            <text:p>4,83090909090909</text:p>
          </table:table-cell>
          <table:table-cell table:formula="of:=[.D1877]/275" office:value-type="float" office:value="13.7109090909091" calcext:value-type="float">
            <text:p>13,7109090909091</text:p>
          </table:table-cell>
        </table:table-row>
        <table:table-row table:style-name="ro1">
          <table:table-cell/>
          <table:table-cell office:value-type="float" office:value="1877" calcext:value-type="float">
            <text:p>1877</text:p>
          </table:table-cell>
          <table:table-cell office:value-type="float" office:value="1358.5" calcext:value-type="float">
            <text:p>1358,5</text:p>
          </table:table-cell>
          <table:table-cell office:value-type="float" office:value="3842.5" calcext:value-type="float">
            <text:p>3842,5</text:p>
          </table:table-cell>
          <table:table-cell office:value-type="float" office:value="112" calcext:value-type="float">
            <text:p>112</text:p>
          </table:table-cell>
          <table:table-cell table:formula="of:=[.E1878]*24*60" office:value-type="float" office:value="161280" calcext:value-type="float">
            <text:p>161280</text:p>
          </table:table-cell>
          <table:table-cell table:formula="of:=[.C1878]/275" office:value-type="float" office:value="4.94" calcext:value-type="float">
            <text:p>4,94</text:p>
          </table:table-cell>
          <table:table-cell table:formula="of:=[.D1878]/275" office:value-type="float" office:value="13.9727272727273" calcext:value-type="float">
            <text:p>13,9727272727273</text:p>
          </table:table-cell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office:value-type="float" office:value="1188.5" calcext:value-type="float">
            <text:p>1188,5</text:p>
          </table:table-cell>
          <table:table-cell office:value-type="float" office:value="2802.5" calcext:value-type="float">
            <text:p>2802,5</text:p>
          </table:table-cell>
          <table:table-cell office:value-type="float" office:value="112" calcext:value-type="float">
            <text:p>112</text:p>
          </table:table-cell>
          <table:table-cell table:formula="of:=[.E1879]*24*60" office:value-type="float" office:value="161280" calcext:value-type="float">
            <text:p>161280</text:p>
          </table:table-cell>
          <table:table-cell table:formula="of:=[.C1879]/275" office:value-type="float" office:value="4.32181818181818" calcext:value-type="float">
            <text:p>4,32181818181818</text:p>
          </table:table-cell>
          <table:table-cell table:formula="of:=[.D1879]/275" office:value-type="float" office:value="10.1909090909091" calcext:value-type="float">
            <text:p>10,1909090909091</text:p>
          </table:table-cell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office:value-type="float" office:value="1158.5" calcext:value-type="float">
            <text:p>1158,5</text:p>
          </table:table-cell>
          <table:table-cell office:value-type="float" office:value="2844.5" calcext:value-type="float">
            <text:p>2844,5</text:p>
          </table:table-cell>
          <table:table-cell office:value-type="float" office:value="112" calcext:value-type="float">
            <text:p>112</text:p>
          </table:table-cell>
          <table:table-cell table:formula="of:=[.E1880]*24*60" office:value-type="float" office:value="161280" calcext:value-type="float">
            <text:p>161280</text:p>
          </table:table-cell>
          <table:table-cell table:formula="of:=[.C1880]/275" office:value-type="float" office:value="4.21272727272727" calcext:value-type="float">
            <text:p>4,21272727272727</text:p>
          </table:table-cell>
          <table:table-cell table:formula="of:=[.D1880]/275" office:value-type="float" office:value="10.3436363636364" calcext:value-type="float">
            <text:p>10,3436363636364</text:p>
          </table:table-cell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1126.5" calcext:value-type="float">
            <text:p>1126,5</text:p>
          </table:table-cell>
          <table:table-cell office:value-type="float" office:value="2876.5" calcext:value-type="float">
            <text:p>2876,5</text:p>
          </table:table-cell>
          <table:table-cell office:value-type="float" office:value="112" calcext:value-type="float">
            <text:p>112</text:p>
          </table:table-cell>
          <table:table-cell table:formula="of:=[.E1881]*24*60" office:value-type="float" office:value="161280" calcext:value-type="float">
            <text:p>161280</text:p>
          </table:table-cell>
          <table:table-cell table:formula="of:=[.C1881]/275" office:value-type="float" office:value="4.09636363636364" calcext:value-type="float">
            <text:p>4,09636363636364</text:p>
          </table:table-cell>
          <table:table-cell table:formula="of:=[.D1881]/275" office:value-type="float" office:value="10.46" calcext:value-type="float">
            <text:p>10,46</text:p>
          </table:table-cell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float" office:value="1096.5" calcext:value-type="float">
            <text:p>1096,5</text:p>
          </table:table-cell>
          <table:table-cell office:value-type="float" office:value="2950.5" calcext:value-type="float">
            <text:p>2950,5</text:p>
          </table:table-cell>
          <table:table-cell office:value-type="float" office:value="112" calcext:value-type="float">
            <text:p>112</text:p>
          </table:table-cell>
          <table:table-cell table:formula="of:=[.E1882]*24*60" office:value-type="float" office:value="161280" calcext:value-type="float">
            <text:p>161280</text:p>
          </table:table-cell>
          <table:table-cell table:formula="of:=[.C1882]/275" office:value-type="float" office:value="3.98727272727273" calcext:value-type="float">
            <text:p>3,98727272727273</text:p>
          </table:table-cell>
          <table:table-cell table:formula="of:=[.D1882]/275" office:value-type="float" office:value="10.7290909090909" calcext:value-type="float">
            <text:p>10,7290909090909</text:p>
          </table:table-cell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float" office:value="1056.5" calcext:value-type="float">
            <text:p>1056,5</text:p>
          </table:table-cell>
          <table:table-cell office:value-type="float" office:value="3024.5" calcext:value-type="float">
            <text:p>3024,5</text:p>
          </table:table-cell>
          <table:table-cell office:value-type="float" office:value="112" calcext:value-type="float">
            <text:p>112</text:p>
          </table:table-cell>
          <table:table-cell table:formula="of:=[.E1883]*24*60" office:value-type="float" office:value="161280" calcext:value-type="float">
            <text:p>161280</text:p>
          </table:table-cell>
          <table:table-cell table:formula="of:=[.C1883]/275" office:value-type="float" office:value="3.84181818181818" calcext:value-type="float">
            <text:p>3,84181818181818</text:p>
          </table:table-cell>
          <table:table-cell table:formula="of:=[.D1883]/275" office:value-type="float" office:value="10.9981818181818" calcext:value-type="float">
            <text:p>10,9981818181818</text:p>
          </table:table-cell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office:value-type="float" office:value="996.5" calcext:value-type="float">
            <text:p>996,5</text:p>
          </table:table-cell>
          <table:table-cell office:value-type="float" office:value="3098.5" calcext:value-type="float">
            <text:p>3098,5</text:p>
          </table:table-cell>
          <table:table-cell office:value-type="float" office:value="112" calcext:value-type="float">
            <text:p>112</text:p>
          </table:table-cell>
          <table:table-cell table:formula="of:=[.E1884]*24*60" office:value-type="float" office:value="161280" calcext:value-type="float">
            <text:p>161280</text:p>
          </table:table-cell>
          <table:table-cell table:formula="of:=[.C1884]/275" office:value-type="float" office:value="3.62363636363636" calcext:value-type="float">
            <text:p>3,62363636363636</text:p>
          </table:table-cell>
          <table:table-cell table:formula="of:=[.D1884]/275" office:value-type="float" office:value="11.2672727272727" calcext:value-type="float">
            <text:p>11,2672727272727</text:p>
          </table:table-cell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office:value-type="float" office:value="954.5" calcext:value-type="float">
            <text:p>954,5</text:p>
          </table:table-cell>
          <table:table-cell office:value-type="float" office:value="3102.5" calcext:value-type="float">
            <text:p>3102,5</text:p>
          </table:table-cell>
          <table:table-cell office:value-type="float" office:value="112" calcext:value-type="float">
            <text:p>112</text:p>
          </table:table-cell>
          <table:table-cell table:formula="of:=[.E1885]*24*60" office:value-type="float" office:value="161280" calcext:value-type="float">
            <text:p>161280</text:p>
          </table:table-cell>
          <table:table-cell table:formula="of:=[.C1885]/275" office:value-type="float" office:value="3.47090909090909" calcext:value-type="float">
            <text:p>3,47090909090909</text:p>
          </table:table-cell>
          <table:table-cell table:formula="of:=[.D1885]/275" office:value-type="float" office:value="11.2818181818182" calcext:value-type="float">
            <text:p>11,2818181818182</text:p>
          </table:table-cell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office:value-type="float" office:value="942.5" calcext:value-type="float">
            <text:p>942,5</text:p>
          </table:table-cell>
          <table:table-cell office:value-type="float" office:value="3040.5" calcext:value-type="float">
            <text:p>3040,5</text:p>
          </table:table-cell>
          <table:table-cell office:value-type="float" office:value="112" calcext:value-type="float">
            <text:p>112</text:p>
          </table:table-cell>
          <table:table-cell table:formula="of:=[.E1886]*24*60" office:value-type="float" office:value="161280" calcext:value-type="float">
            <text:p>161280</text:p>
          </table:table-cell>
          <table:table-cell table:formula="of:=[.C1886]/275" office:value-type="float" office:value="3.42727272727273" calcext:value-type="float">
            <text:p>3,42727272727273</text:p>
          </table:table-cell>
          <table:table-cell table:formula="of:=[.D1886]/275" office:value-type="float" office:value="11.0563636363636" calcext:value-type="float">
            <text:p>11,0563636363636</text:p>
          </table:table-cell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float" office:value="904.5" calcext:value-type="float">
            <text:p>904,5</text:p>
          </table:table-cell>
          <table:table-cell office:value-type="float" office:value="3116.5" calcext:value-type="float">
            <text:p>3116,5</text:p>
          </table:table-cell>
          <table:table-cell office:value-type="float" office:value="112" calcext:value-type="float">
            <text:p>112</text:p>
          </table:table-cell>
          <table:table-cell table:formula="of:=[.E1887]*24*60" office:value-type="float" office:value="161280" calcext:value-type="float">
            <text:p>161280</text:p>
          </table:table-cell>
          <table:table-cell table:formula="of:=[.C1887]/275" office:value-type="float" office:value="3.28909090909091" calcext:value-type="float">
            <text:p>3,28909090909091</text:p>
          </table:table-cell>
          <table:table-cell table:formula="of:=[.D1887]/275" office:value-type="float" office:value="11.3327272727273" calcext:value-type="float">
            <text:p>11,3327272727273</text:p>
          </table:table-cell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852.5" calcext:value-type="float">
            <text:p>852,5</text:p>
          </table:table-cell>
          <table:table-cell office:value-type="float" office:value="3128.5" calcext:value-type="float">
            <text:p>3128,5</text:p>
          </table:table-cell>
          <table:table-cell office:value-type="float" office:value="112" calcext:value-type="float">
            <text:p>112</text:p>
          </table:table-cell>
          <table:table-cell table:formula="of:=[.E1888]*24*60" office:value-type="float" office:value="161280" calcext:value-type="float">
            <text:p>161280</text:p>
          </table:table-cell>
          <table:table-cell table:formula="of:=[.C1888]/275" office:value-type="float" office:value="3.1" calcext:value-type="float">
            <text:p>3,1</text:p>
          </table:table-cell>
          <table:table-cell table:formula="of:=[.D1888]/275" office:value-type="float" office:value="11.3763636363636" calcext:value-type="float">
            <text:p>11,3763636363636</text:p>
          </table:table-cell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float" office:value="802.5" calcext:value-type="float">
            <text:p>802,5</text:p>
          </table:table-cell>
          <table:table-cell office:value-type="float" office:value="3150.5" calcext:value-type="float">
            <text:p>3150,5</text:p>
          </table:table-cell>
          <table:table-cell office:value-type="float" office:value="112" calcext:value-type="float">
            <text:p>112</text:p>
          </table:table-cell>
          <table:table-cell table:formula="of:=[.E1889]*24*60" office:value-type="float" office:value="161280" calcext:value-type="float">
            <text:p>161280</text:p>
          </table:table-cell>
          <table:table-cell table:formula="of:=[.C1889]/275" office:value-type="float" office:value="2.91818181818182" calcext:value-type="float">
            <text:p>2,91818181818182</text:p>
          </table:table-cell>
          <table:table-cell table:formula="of:=[.D1889]/275" office:value-type="float" office:value="11.4563636363636" calcext:value-type="float">
            <text:p>11,4563636363636</text:p>
          </table:table-cell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office:value-type="float" office:value="786.5" calcext:value-type="float">
            <text:p>786,5</text:p>
          </table:table-cell>
          <table:table-cell office:value-type="float" office:value="3258.5" calcext:value-type="float">
            <text:p>3258,5</text:p>
          </table:table-cell>
          <table:table-cell office:value-type="float" office:value="112" calcext:value-type="float">
            <text:p>112</text:p>
          </table:table-cell>
          <table:table-cell table:formula="of:=[.E1890]*24*60" office:value-type="float" office:value="161280" calcext:value-type="float">
            <text:p>161280</text:p>
          </table:table-cell>
          <table:table-cell table:formula="of:=[.C1890]/275" office:value-type="float" office:value="2.86" calcext:value-type="float">
            <text:p>2,86</text:p>
          </table:table-cell>
          <table:table-cell table:formula="of:=[.D1890]/275" office:value-type="float" office:value="11.8490909090909" calcext:value-type="float">
            <text:p>11,8490909090909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float" office:value="686.5" calcext:value-type="float">
            <text:p>686,5</text:p>
          </table:table-cell>
          <table:table-cell office:value-type="float" office:value="3336.5" calcext:value-type="float">
            <text:p>3336,5</text:p>
          </table:table-cell>
          <table:table-cell office:value-type="float" office:value="112" calcext:value-type="float">
            <text:p>112</text:p>
          </table:table-cell>
          <table:table-cell table:formula="of:=[.E1891]*24*60" office:value-type="float" office:value="161280" calcext:value-type="float">
            <text:p>161280</text:p>
          </table:table-cell>
          <table:table-cell table:formula="of:=[.C1891]/275" office:value-type="float" office:value="2.49636363636364" calcext:value-type="float">
            <text:p>2,49636363636364</text:p>
          </table:table-cell>
          <table:table-cell table:formula="of:=[.D1891]/275" office:value-type="float" office:value="12.1327272727273" calcext:value-type="float">
            <text:p>12,1327272727273</text:p>
          </table:table-cell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598.5" calcext:value-type="float">
            <text:p>598,5</text:p>
          </table:table-cell>
          <table:table-cell office:value-type="float" office:value="3476.5" calcext:value-type="float">
            <text:p>3476,5</text:p>
          </table:table-cell>
          <table:table-cell office:value-type="float" office:value="112" calcext:value-type="float">
            <text:p>112</text:p>
          </table:table-cell>
          <table:table-cell table:formula="of:=[.E1892]*24*60" office:value-type="float" office:value="161280" calcext:value-type="float">
            <text:p>161280</text:p>
          </table:table-cell>
          <table:table-cell table:formula="of:=[.C1892]/275" office:value-type="float" office:value="2.17636363636364" calcext:value-type="float">
            <text:p>2,17636363636364</text:p>
          </table:table-cell>
          <table:table-cell table:formula="of:=[.D1892]/275" office:value-type="float" office:value="12.6418181818182" calcext:value-type="float">
            <text:p>12,6418181818182</text:p>
          </table:table-cell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float" office:value="622.5" calcext:value-type="float">
            <text:p>622,5</text:p>
          </table:table-cell>
          <table:table-cell office:value-type="float" office:value="3384.5" calcext:value-type="float">
            <text:p>3384,5</text:p>
          </table:table-cell>
          <table:table-cell office:value-type="float" office:value="112" calcext:value-type="float">
            <text:p>112</text:p>
          </table:table-cell>
          <table:table-cell table:formula="of:=[.E1893]*24*60" office:value-type="float" office:value="161280" calcext:value-type="float">
            <text:p>161280</text:p>
          </table:table-cell>
          <table:table-cell table:formula="of:=[.C1893]/275" office:value-type="float" office:value="2.26363636363636" calcext:value-type="float">
            <text:p>2,26363636363636</text:p>
          </table:table-cell>
          <table:table-cell table:formula="of:=[.D1893]/275" office:value-type="float" office:value="12.3072727272727" calcext:value-type="float">
            <text:p>12,3072727272727</text:p>
          </table:table-cell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556.5" calcext:value-type="float">
            <text:p>556,5</text:p>
          </table:table-cell>
          <table:table-cell office:value-type="float" office:value="3542.5" calcext:value-type="float">
            <text:p>3542,5</text:p>
          </table:table-cell>
          <table:table-cell office:value-type="float" office:value="112" calcext:value-type="float">
            <text:p>112</text:p>
          </table:table-cell>
          <table:table-cell table:formula="of:=[.E1894]*24*60" office:value-type="float" office:value="161280" calcext:value-type="float">
            <text:p>161280</text:p>
          </table:table-cell>
          <table:table-cell table:formula="of:=[.C1894]/275" office:value-type="float" office:value="2.02363636363636" calcext:value-type="float">
            <text:p>2,02363636363636</text:p>
          </table:table-cell>
          <table:table-cell table:formula="of:=[.D1894]/275" office:value-type="float" office:value="12.8818181818182" calcext:value-type="float">
            <text:p>12,8818181818182</text:p>
          </table:table-cell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office:value-type="float" office:value="560.5" calcext:value-type="float">
            <text:p>560,5</text:p>
          </table:table-cell>
          <table:table-cell office:value-type="float" office:value="3630.5" calcext:value-type="float">
            <text:p>3630,5</text:p>
          </table:table-cell>
          <table:table-cell office:value-type="float" office:value="112" calcext:value-type="float">
            <text:p>112</text:p>
          </table:table-cell>
          <table:table-cell table:formula="of:=[.E1895]*24*60" office:value-type="float" office:value="161280" calcext:value-type="float">
            <text:p>161280</text:p>
          </table:table-cell>
          <table:table-cell table:formula="of:=[.C1895]/275" office:value-type="float" office:value="2.03818181818182" calcext:value-type="float">
            <text:p>2,03818181818182</text:p>
          </table:table-cell>
          <table:table-cell table:formula="of:=[.D1895]/275" office:value-type="float" office:value="13.2018181818182" calcext:value-type="float">
            <text:p>13,2018181818182</text:p>
          </table:table-cell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546.5" calcext:value-type="float">
            <text:p>546,5</text:p>
          </table:table-cell>
          <table:table-cell office:value-type="float" office:value="3686.5" calcext:value-type="float">
            <text:p>3686,5</text:p>
          </table:table-cell>
          <table:table-cell office:value-type="float" office:value="112" calcext:value-type="float">
            <text:p>112</text:p>
          </table:table-cell>
          <table:table-cell table:formula="of:=[.E1896]*24*60" office:value-type="float" office:value="161280" calcext:value-type="float">
            <text:p>161280</text:p>
          </table:table-cell>
          <table:table-cell table:formula="of:=[.C1896]/275" office:value-type="float" office:value="1.98727272727273" calcext:value-type="float">
            <text:p>1,98727272727273</text:p>
          </table:table-cell>
          <table:table-cell table:formula="of:=[.D1896]/275" office:value-type="float" office:value="13.4054545454545" calcext:value-type="float">
            <text:p>13,4054545454545</text:p>
          </table:table-cell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float" office:value="570.5" calcext:value-type="float">
            <text:p>570,5</text:p>
          </table:table-cell>
          <table:table-cell office:value-type="float" office:value="3718.5" calcext:value-type="float">
            <text:p>3718,5</text:p>
          </table:table-cell>
          <table:table-cell office:value-type="float" office:value="112" calcext:value-type="float">
            <text:p>112</text:p>
          </table:table-cell>
          <table:table-cell table:formula="of:=[.E1897]*24*60" office:value-type="float" office:value="161280" calcext:value-type="float">
            <text:p>161280</text:p>
          </table:table-cell>
          <table:table-cell table:formula="of:=[.C1897]/275" office:value-type="float" office:value="2.07454545454545" calcext:value-type="float">
            <text:p>2,07454545454545</text:p>
          </table:table-cell>
          <table:table-cell table:formula="of:=[.D1897]/275" office:value-type="float" office:value="13.5218181818182" calcext:value-type="float">
            <text:p>13,5218181818182</text:p>
          </table:table-cell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office:value-type="float" office:value="580.5" calcext:value-type="float">
            <text:p>580,5</text:p>
          </table:table-cell>
          <table:table-cell office:value-type="float" office:value="3788.5" calcext:value-type="float">
            <text:p>3788,5</text:p>
          </table:table-cell>
          <table:table-cell office:value-type="float" office:value="112" calcext:value-type="float">
            <text:p>112</text:p>
          </table:table-cell>
          <table:table-cell table:formula="of:=[.E1898]*24*60" office:value-type="float" office:value="161280" calcext:value-type="float">
            <text:p>161280</text:p>
          </table:table-cell>
          <table:table-cell table:formula="of:=[.C1898]/275" office:value-type="float" office:value="2.11090909090909" calcext:value-type="float">
            <text:p>2,11090909090909</text:p>
          </table:table-cell>
          <table:table-cell table:formula="of:=[.D1898]/275" office:value-type="float" office:value="13.7763636363636" calcext:value-type="float">
            <text:p>13,7763636363636</text:p>
          </table:table-cell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office:value-type="float" office:value="626.5" calcext:value-type="float">
            <text:p>626,5</text:p>
          </table:table-cell>
          <table:table-cell office:value-type="float" office:value="3812.5" calcext:value-type="float">
            <text:p>3812,5</text:p>
          </table:table-cell>
          <table:table-cell office:value-type="float" office:value="112" calcext:value-type="float">
            <text:p>112</text:p>
          </table:table-cell>
          <table:table-cell table:formula="of:=[.E1899]*24*60" office:value-type="float" office:value="161280" calcext:value-type="float">
            <text:p>161280</text:p>
          </table:table-cell>
          <table:table-cell table:formula="of:=[.C1899]/275" office:value-type="float" office:value="2.27818181818182" calcext:value-type="float">
            <text:p>2,27818181818182</text:p>
          </table:table-cell>
          <table:table-cell table:formula="of:=[.D1899]/275" office:value-type="float" office:value="13.8636363636364" calcext:value-type="float">
            <text:p>13,8636363636364</text:p>
          </table:table-cell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office:value-type="float" office:value="650.5" calcext:value-type="float">
            <text:p>650,5</text:p>
          </table:table-cell>
          <table:table-cell office:value-type="float" office:value="3848.5" calcext:value-type="float">
            <text:p>3848,5</text:p>
          </table:table-cell>
          <table:table-cell office:value-type="float" office:value="112" calcext:value-type="float">
            <text:p>112</text:p>
          </table:table-cell>
          <table:table-cell table:formula="of:=[.E1900]*24*60" office:value-type="float" office:value="161280" calcext:value-type="float">
            <text:p>161280</text:p>
          </table:table-cell>
          <table:table-cell table:formula="of:=[.C1900]/275" office:value-type="float" office:value="2.36545454545455" calcext:value-type="float">
            <text:p>2,36545454545455</text:p>
          </table:table-cell>
          <table:table-cell table:formula="of:=[.D1900]/275" office:value-type="float" office:value="13.9945454545455" calcext:value-type="float">
            <text:p>13,9945454545455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800.5" calcext:value-type="float">
            <text:p>800,5</text:p>
          </table:table-cell>
          <table:table-cell office:value-type="float" office:value="3210.5" calcext:value-type="float">
            <text:p>3210,5</text:p>
          </table:table-cell>
          <table:table-cell office:value-type="float" office:value="112" calcext:value-type="float">
            <text:p>112</text:p>
          </table:table-cell>
          <table:table-cell table:formula="of:=[.E1901]*24*60" office:value-type="float" office:value="161280" calcext:value-type="float">
            <text:p>161280</text:p>
          </table:table-cell>
          <table:table-cell table:formula="of:=[.C1901]/275" office:value-type="float" office:value="2.91090909090909" calcext:value-type="float">
            <text:p>2,91090909090909</text:p>
          </table:table-cell>
          <table:table-cell table:formula="of:=[.D1901]/275" office:value-type="float" office:value="11.6745454545455" calcext:value-type="float">
            <text:p>11,6745454545455</text:p>
          </table:table-cell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612.5" calcext:value-type="float">
            <text:p>612,5</text:p>
          </table:table-cell>
          <table:table-cell office:value-type="float" office:value="3432.5" calcext:value-type="float">
            <text:p>3432,5</text:p>
          </table:table-cell>
          <table:table-cell office:value-type="float" office:value="112" calcext:value-type="float">
            <text:p>112</text:p>
          </table:table-cell>
          <table:table-cell table:formula="of:=[.E1902]*24*60" office:value-type="float" office:value="161280" calcext:value-type="float">
            <text:p>161280</text:p>
          </table:table-cell>
          <table:table-cell table:formula="of:=[.C1902]/275" office:value-type="float" office:value="2.22727272727273" calcext:value-type="float">
            <text:p>2,22727272727273</text:p>
          </table:table-cell>
          <table:table-cell table:formula="of:=[.D1902]/275" office:value-type="float" office:value="12.4818181818182" calcext:value-type="float">
            <text:p>12,4818181818182</text:p>
          </table:table-cell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office:value-type="float" office:value="574.5" calcext:value-type="float">
            <text:p>574,5</text:p>
          </table:table-cell>
          <table:table-cell office:value-type="float" office:value="3500.5" calcext:value-type="float">
            <text:p>3500,5</text:p>
          </table:table-cell>
          <table:table-cell office:value-type="float" office:value="112" calcext:value-type="float">
            <text:p>112</text:p>
          </table:table-cell>
          <table:table-cell table:formula="of:=[.E1903]*24*60" office:value-type="float" office:value="161280" calcext:value-type="float">
            <text:p>161280</text:p>
          </table:table-cell>
          <table:table-cell table:formula="of:=[.C1903]/275" office:value-type="float" office:value="2.08909090909091" calcext:value-type="float">
            <text:p>2,08909090909091</text:p>
          </table:table-cell>
          <table:table-cell table:formula="of:=[.D1903]/275" office:value-type="float" office:value="12.7290909090909" calcext:value-type="float">
            <text:p>12,7290909090909</text:p>
          </table:table-cell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float" office:value="752.5" calcext:value-type="float">
            <text:p>752,5</text:p>
          </table:table-cell>
          <table:table-cell office:value-type="float" office:value="3304.5" calcext:value-type="float">
            <text:p>3304,5</text:p>
          </table:table-cell>
          <table:table-cell office:value-type="float" office:value="112" calcext:value-type="float">
            <text:p>112</text:p>
          </table:table-cell>
          <table:table-cell table:formula="of:=[.E1904]*24*60" office:value-type="float" office:value="161280" calcext:value-type="float">
            <text:p>161280</text:p>
          </table:table-cell>
          <table:table-cell table:formula="of:=[.C1904]/275" office:value-type="float" office:value="2.73636363636364" calcext:value-type="float">
            <text:p>2,73636363636364</text:p>
          </table:table-cell>
          <table:table-cell table:formula="of:=[.D1904]/275" office:value-type="float" office:value="12.0163636363636" calcext:value-type="float">
            <text:p>12,0163636363636</text:p>
          </table:table-cell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1208.5" calcext:value-type="float">
            <text:p>1208,5</text:p>
          </table:table-cell>
          <table:table-cell office:value-type="float" office:value="2702.5" calcext:value-type="float">
            <text:p>2702,5</text:p>
          </table:table-cell>
          <table:table-cell office:value-type="float" office:value="116" calcext:value-type="float">
            <text:p>116</text:p>
          </table:table-cell>
          <table:table-cell table:formula="of:=[.E1905]*24*60" office:value-type="float" office:value="167040" calcext:value-type="float">
            <text:p>167040</text:p>
          </table:table-cell>
          <table:table-cell table:formula="of:=[.C1905]/275" office:value-type="float" office:value="4.39454545454545" calcext:value-type="float">
            <text:p>4,39454545454545</text:p>
          </table:table-cell>
          <table:table-cell table:formula="of:=[.D1905]/275" office:value-type="float" office:value="9.82727272727273" calcext:value-type="float">
            <text:p>9,82727272727273</text:p>
          </table:table-cell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office:value-type="float" office:value="1234.5" calcext:value-type="float">
            <text:p>1234,5</text:p>
          </table:table-cell>
          <table:table-cell office:value-type="float" office:value="2746.5" calcext:value-type="float">
            <text:p>2746,5</text:p>
          </table:table-cell>
          <table:table-cell office:value-type="float" office:value="116" calcext:value-type="float">
            <text:p>116</text:p>
          </table:table-cell>
          <table:table-cell table:formula="of:=[.E1906]*24*60" office:value-type="float" office:value="167040" calcext:value-type="float">
            <text:p>167040</text:p>
          </table:table-cell>
          <table:table-cell table:formula="of:=[.C1906]/275" office:value-type="float" office:value="4.48909090909091" calcext:value-type="float">
            <text:p>4,48909090909091</text:p>
          </table:table-cell>
          <table:table-cell table:formula="of:=[.D1906]/275" office:value-type="float" office:value="9.98727272727273" calcext:value-type="float">
            <text:p>9,98727272727273</text:p>
          </table:table-cell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office:value-type="float" office:value="1188.5" calcext:value-type="float">
            <text:p>1188,5</text:p>
          </table:table-cell>
          <table:table-cell office:value-type="float" office:value="2766.5" calcext:value-type="float">
            <text:p>2766,5</text:p>
          </table:table-cell>
          <table:table-cell office:value-type="float" office:value="116" calcext:value-type="float">
            <text:p>116</text:p>
          </table:table-cell>
          <table:table-cell table:formula="of:=[.E1907]*24*60" office:value-type="float" office:value="167040" calcext:value-type="float">
            <text:p>167040</text:p>
          </table:table-cell>
          <table:table-cell table:formula="of:=[.C1907]/275" office:value-type="float" office:value="4.32181818181818" calcext:value-type="float">
            <text:p>4,32181818181818</text:p>
          </table:table-cell>
          <table:table-cell table:formula="of:=[.D1907]/275" office:value-type="float" office:value="10.06" calcext:value-type="float">
            <text:p>10,06</text:p>
          </table:table-cell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float" office:value="1164.5" calcext:value-type="float">
            <text:p>1164,5</text:p>
          </table:table-cell>
          <table:table-cell office:value-type="float" office:value="2832.5" calcext:value-type="float">
            <text:p>2832,5</text:p>
          </table:table-cell>
          <table:table-cell office:value-type="float" office:value="116" calcext:value-type="float">
            <text:p>116</text:p>
          </table:table-cell>
          <table:table-cell table:formula="of:=[.E1908]*24*60" office:value-type="float" office:value="167040" calcext:value-type="float">
            <text:p>167040</text:p>
          </table:table-cell>
          <table:table-cell table:formula="of:=[.C1908]/275" office:value-type="float" office:value="4.23454545454545" calcext:value-type="float">
            <text:p>4,23454545454545</text:p>
          </table:table-cell>
          <table:table-cell table:formula="of:=[.D1908]/275" office:value-type="float" office:value="10.3" calcext:value-type="float">
            <text:p>10,3</text:p>
          </table:table-cell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float" office:value="1114.5" calcext:value-type="float">
            <text:p>1114,5</text:p>
          </table:table-cell>
          <table:table-cell office:value-type="float" office:value="2866.5" calcext:value-type="float">
            <text:p>2866,5</text:p>
          </table:table-cell>
          <table:table-cell office:value-type="float" office:value="116" calcext:value-type="float">
            <text:p>116</text:p>
          </table:table-cell>
          <table:table-cell table:formula="of:=[.E1909]*24*60" office:value-type="float" office:value="167040" calcext:value-type="float">
            <text:p>167040</text:p>
          </table:table-cell>
          <table:table-cell table:formula="of:=[.C1909]/275" office:value-type="float" office:value="4.05272727272727" calcext:value-type="float">
            <text:p>4,05272727272727</text:p>
          </table:table-cell>
          <table:table-cell table:formula="of:=[.D1909]/275" office:value-type="float" office:value="10.4236363636364" calcext:value-type="float">
            <text:p>10,4236363636364</text:p>
          </table:table-cell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office:value-type="float" office:value="1098.5" calcext:value-type="float">
            <text:p>1098,5</text:p>
          </table:table-cell>
          <table:table-cell office:value-type="float" office:value="2956.5" calcext:value-type="float">
            <text:p>2956,5</text:p>
          </table:table-cell>
          <table:table-cell office:value-type="float" office:value="116" calcext:value-type="float">
            <text:p>116</text:p>
          </table:table-cell>
          <table:table-cell table:formula="of:=[.E1910]*24*60" office:value-type="float" office:value="167040" calcext:value-type="float">
            <text:p>167040</text:p>
          </table:table-cell>
          <table:table-cell table:formula="of:=[.C1910]/275" office:value-type="float" office:value="3.99454545454545" calcext:value-type="float">
            <text:p>3,99454545454545</text:p>
          </table:table-cell>
          <table:table-cell table:formula="of:=[.D1910]/275" office:value-type="float" office:value="10.7509090909091" calcext:value-type="float">
            <text:p>10,7509090909091</text:p>
          </table:table-cell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float" office:value="1048.5" calcext:value-type="float">
            <text:p>1048,5</text:p>
          </table:table-cell>
          <table:table-cell office:value-type="float" office:value="3058.5" calcext:value-type="float">
            <text:p>3058,5</text:p>
          </table:table-cell>
          <table:table-cell office:value-type="float" office:value="116" calcext:value-type="float">
            <text:p>116</text:p>
          </table:table-cell>
          <table:table-cell table:formula="of:=[.E1911]*24*60" office:value-type="float" office:value="167040" calcext:value-type="float">
            <text:p>167040</text:p>
          </table:table-cell>
          <table:table-cell table:formula="of:=[.C1911]/275" office:value-type="float" office:value="3.81272727272727" calcext:value-type="float">
            <text:p>3,81272727272727</text:p>
          </table:table-cell>
          <table:table-cell table:formula="of:=[.D1911]/275" office:value-type="float" office:value="11.1218181818182" calcext:value-type="float">
            <text:p>11,1218181818182</text:p>
          </table:table-cell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float" office:value="994.5" calcext:value-type="float">
            <text:p>994,5</text:p>
          </table:table-cell>
          <table:table-cell office:value-type="float" office:value="3108.5" calcext:value-type="float">
            <text:p>3108,5</text:p>
          </table:table-cell>
          <table:table-cell office:value-type="float" office:value="116" calcext:value-type="float">
            <text:p>116</text:p>
          </table:table-cell>
          <table:table-cell table:formula="of:=[.E1912]*24*60" office:value-type="float" office:value="167040" calcext:value-type="float">
            <text:p>167040</text:p>
          </table:table-cell>
          <table:table-cell table:formula="of:=[.C1912]/275" office:value-type="float" office:value="3.61636363636364" calcext:value-type="float">
            <text:p>3,61636363636364</text:p>
          </table:table-cell>
          <table:table-cell table:formula="of:=[.D1912]/275" office:value-type="float" office:value="11.3036363636364" calcext:value-type="float">
            <text:p>11,3036363636364</text:p>
          </table:table-cell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office:value-type="float" office:value="952.5" calcext:value-type="float">
            <text:p>952,5</text:p>
          </table:table-cell>
          <table:table-cell office:value-type="float" office:value="3102.5" calcext:value-type="float">
            <text:p>3102,5</text:p>
          </table:table-cell>
          <table:table-cell office:value-type="float" office:value="116" calcext:value-type="float">
            <text:p>116</text:p>
          </table:table-cell>
          <table:table-cell table:formula="of:=[.E1913]*24*60" office:value-type="float" office:value="167040" calcext:value-type="float">
            <text:p>167040</text:p>
          </table:table-cell>
          <table:table-cell table:formula="of:=[.C1913]/275" office:value-type="float" office:value="3.46363636363636" calcext:value-type="float">
            <text:p>3,46363636363636</text:p>
          </table:table-cell>
          <table:table-cell table:formula="of:=[.D1913]/275" office:value-type="float" office:value="11.2818181818182" calcext:value-type="float">
            <text:p>11,2818181818182</text:p>
          </table:table-cell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float" office:value="938.5" calcext:value-type="float">
            <text:p>938,5</text:p>
          </table:table-cell>
          <table:table-cell office:value-type="float" office:value="3036.5" calcext:value-type="float">
            <text:p>3036,5</text:p>
          </table:table-cell>
          <table:table-cell office:value-type="float" office:value="116" calcext:value-type="float">
            <text:p>116</text:p>
          </table:table-cell>
          <table:table-cell table:formula="of:=[.E1914]*24*60" office:value-type="float" office:value="167040" calcext:value-type="float">
            <text:p>167040</text:p>
          </table:table-cell>
          <table:table-cell table:formula="of:=[.C1914]/275" office:value-type="float" office:value="3.41272727272727" calcext:value-type="float">
            <text:p>3,41272727272727</text:p>
          </table:table-cell>
          <table:table-cell table:formula="of:=[.D1914]/275" office:value-type="float" office:value="11.0418181818182" calcext:value-type="float">
            <text:p>11,0418181818182</text:p>
          </table:table-cell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office:value-type="float" office:value="906.5" calcext:value-type="float">
            <text:p>906,5</text:p>
          </table:table-cell>
          <table:table-cell office:value-type="float" office:value="3106.5" calcext:value-type="float">
            <text:p>3106,5</text:p>
          </table:table-cell>
          <table:table-cell office:value-type="float" office:value="116" calcext:value-type="float">
            <text:p>116</text:p>
          </table:table-cell>
          <table:table-cell table:formula="of:=[.E1915]*24*60" office:value-type="float" office:value="167040" calcext:value-type="float">
            <text:p>167040</text:p>
          </table:table-cell>
          <table:table-cell table:formula="of:=[.C1915]/275" office:value-type="float" office:value="3.29636363636364" calcext:value-type="float">
            <text:p>3,29636363636364</text:p>
          </table:table-cell>
          <table:table-cell table:formula="of:=[.D1915]/275" office:value-type="float" office:value="11.2963636363636" calcext:value-type="float">
            <text:p>11,2963636363636</text:p>
          </table:table-cell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office:value-type="float" office:value="860.5" calcext:value-type="float">
            <text:p>860,5</text:p>
          </table:table-cell>
          <table:table-cell office:value-type="float" office:value="3118.5" calcext:value-type="float">
            <text:p>3118,5</text:p>
          </table:table-cell>
          <table:table-cell office:value-type="float" office:value="116" calcext:value-type="float">
            <text:p>116</text:p>
          </table:table-cell>
          <table:table-cell table:formula="of:=[.E1916]*24*60" office:value-type="float" office:value="167040" calcext:value-type="float">
            <text:p>167040</text:p>
          </table:table-cell>
          <table:table-cell table:formula="of:=[.C1916]/275" office:value-type="float" office:value="3.12909090909091" calcext:value-type="float">
            <text:p>3,12909090909091</text:p>
          </table:table-cell>
          <table:table-cell table:formula="of:=[.D1916]/275" office:value-type="float" office:value="11.34" calcext:value-type="float">
            <text:p>11,34</text:p>
          </table:table-cell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float" office:value="814.5" calcext:value-type="float">
            <text:p>814,5</text:p>
          </table:table-cell>
          <table:table-cell office:value-type="float" office:value="3152.5" calcext:value-type="float">
            <text:p>3152,5</text:p>
          </table:table-cell>
          <table:table-cell office:value-type="float" office:value="116" calcext:value-type="float">
            <text:p>116</text:p>
          </table:table-cell>
          <table:table-cell table:formula="of:=[.E1917]*24*60" office:value-type="float" office:value="167040" calcext:value-type="float">
            <text:p>167040</text:p>
          </table:table-cell>
          <table:table-cell table:formula="of:=[.C1917]/275" office:value-type="float" office:value="2.96181818181818" calcext:value-type="float">
            <text:p>2,96181818181818</text:p>
          </table:table-cell>
          <table:table-cell table:formula="of:=[.D1917]/275" office:value-type="float" office:value="11.4636363636364" calcext:value-type="float">
            <text:p>11,4636363636364</text:p>
          </table:table-cell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office:value-type="float" office:value="794.5" calcext:value-type="float">
            <text:p>794,5</text:p>
          </table:table-cell>
          <table:table-cell office:value-type="float" office:value="3226.5" calcext:value-type="float">
            <text:p>3226,5</text:p>
          </table:table-cell>
          <table:table-cell office:value-type="float" office:value="116" calcext:value-type="float">
            <text:p>116</text:p>
          </table:table-cell>
          <table:table-cell table:formula="of:=[.E1918]*24*60" office:value-type="float" office:value="167040" calcext:value-type="float">
            <text:p>167040</text:p>
          </table:table-cell>
          <table:table-cell table:formula="of:=[.C1918]/275" office:value-type="float" office:value="2.88909090909091" calcext:value-type="float">
            <text:p>2,88909090909091</text:p>
          </table:table-cell>
          <table:table-cell table:formula="of:=[.D1918]/275" office:value-type="float" office:value="11.7327272727273" calcext:value-type="float">
            <text:p>11,7327272727273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744.5" calcext:value-type="float">
            <text:p>744,5</text:p>
          </table:table-cell>
          <table:table-cell office:value-type="float" office:value="3306.5" calcext:value-type="float">
            <text:p>3306,5</text:p>
          </table:table-cell>
          <table:table-cell office:value-type="float" office:value="116" calcext:value-type="float">
            <text:p>116</text:p>
          </table:table-cell>
          <table:table-cell table:formula="of:=[.E1919]*24*60" office:value-type="float" office:value="167040" calcext:value-type="float">
            <text:p>167040</text:p>
          </table:table-cell>
          <table:table-cell table:formula="of:=[.C1919]/275" office:value-type="float" office:value="2.70727272727273" calcext:value-type="float">
            <text:p>2,70727272727273</text:p>
          </table:table-cell>
          <table:table-cell table:formula="of:=[.D1919]/275" office:value-type="float" office:value="12.0236363636364" calcext:value-type="float">
            <text:p>12,0236363636364</text:p>
          </table:table-cell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office:value-type="float" office:value="638.5" calcext:value-type="float">
            <text:p>638,5</text:p>
          </table:table-cell>
          <table:table-cell office:value-type="float" office:value="3364.5" calcext:value-type="float">
            <text:p>3364,5</text:p>
          </table:table-cell>
          <table:table-cell office:value-type="float" office:value="116" calcext:value-type="float">
            <text:p>116</text:p>
          </table:table-cell>
          <table:table-cell table:formula="of:=[.E1920]*24*60" office:value-type="float" office:value="167040" calcext:value-type="float">
            <text:p>167040</text:p>
          </table:table-cell>
          <table:table-cell table:formula="of:=[.C1920]/275" office:value-type="float" office:value="2.32181818181818" calcext:value-type="float">
            <text:p>2,32181818181818</text:p>
          </table:table-cell>
          <table:table-cell table:formula="of:=[.D1920]/275" office:value-type="float" office:value="12.2345454545455" calcext:value-type="float">
            <text:p>12,2345454545455</text:p>
          </table:table-cell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592.5" calcext:value-type="float">
            <text:p>592,5</text:p>
          </table:table-cell>
          <table:table-cell office:value-type="float" office:value="3472.5" calcext:value-type="float">
            <text:p>3472,5</text:p>
          </table:table-cell>
          <table:table-cell office:value-type="float" office:value="116" calcext:value-type="float">
            <text:p>116</text:p>
          </table:table-cell>
          <table:table-cell table:formula="of:=[.E1921]*24*60" office:value-type="float" office:value="167040" calcext:value-type="float">
            <text:p>167040</text:p>
          </table:table-cell>
          <table:table-cell table:formula="of:=[.C1921]/275" office:value-type="float" office:value="2.15454545454545" calcext:value-type="float">
            <text:p>2,15454545454545</text:p>
          </table:table-cell>
          <table:table-cell table:formula="of:=[.D1921]/275" office:value-type="float" office:value="12.6272727272727" calcext:value-type="float">
            <text:p>12,6272727272727</text:p>
          </table:table-cell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office:value-type="float" office:value="554.5" calcext:value-type="float">
            <text:p>554,5</text:p>
          </table:table-cell>
          <table:table-cell office:value-type="float" office:value="3556.5" calcext:value-type="float">
            <text:p>3556,5</text:p>
          </table:table-cell>
          <table:table-cell office:value-type="float" office:value="116" calcext:value-type="float">
            <text:p>116</text:p>
          </table:table-cell>
          <table:table-cell table:formula="of:=[.E1922]*24*60" office:value-type="float" office:value="167040" calcext:value-type="float">
            <text:p>167040</text:p>
          </table:table-cell>
          <table:table-cell table:formula="of:=[.C1922]/275" office:value-type="float" office:value="2.01636363636364" calcext:value-type="float">
            <text:p>2,01636363636364</text:p>
          </table:table-cell>
          <table:table-cell table:formula="of:=[.D1922]/275" office:value-type="float" office:value="12.9327272727273" calcext:value-type="float">
            <text:p>12,9327272727273</text:p>
          </table:table-cell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float" office:value="550.5" calcext:value-type="float">
            <text:p>550,5</text:p>
          </table:table-cell>
          <table:table-cell office:value-type="float" office:value="3654.5" calcext:value-type="float">
            <text:p>3654,5</text:p>
          </table:table-cell>
          <table:table-cell office:value-type="float" office:value="116" calcext:value-type="float">
            <text:p>116</text:p>
          </table:table-cell>
          <table:table-cell table:formula="of:=[.E1923]*24*60" office:value-type="float" office:value="167040" calcext:value-type="float">
            <text:p>167040</text:p>
          </table:table-cell>
          <table:table-cell table:formula="of:=[.C1923]/275" office:value-type="float" office:value="2.00181818181818" calcext:value-type="float">
            <text:p>2,00181818181818</text:p>
          </table:table-cell>
          <table:table-cell table:formula="of:=[.D1923]/275" office:value-type="float" office:value="13.2890909090909" calcext:value-type="float">
            <text:p>13,2890909090909</text:p>
          </table:table-cell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office:value-type="float" office:value="568.5" calcext:value-type="float">
            <text:p>568,5</text:p>
          </table:table-cell>
          <table:table-cell office:value-type="float" office:value="3720.5" calcext:value-type="float">
            <text:p>3720,5</text:p>
          </table:table-cell>
          <table:table-cell office:value-type="float" office:value="116" calcext:value-type="float">
            <text:p>116</text:p>
          </table:table-cell>
          <table:table-cell table:formula="of:=[.E1924]*24*60" office:value-type="float" office:value="167040" calcext:value-type="float">
            <text:p>167040</text:p>
          </table:table-cell>
          <table:table-cell table:formula="of:=[.C1924]/275" office:value-type="float" office:value="2.06727272727273" calcext:value-type="float">
            <text:p>2,06727272727273</text:p>
          </table:table-cell>
          <table:table-cell table:formula="of:=[.D1924]/275" office:value-type="float" office:value="13.5290909090909" calcext:value-type="float">
            <text:p>13,5290909090909</text:p>
          </table:table-cell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float" office:value="578.5" calcext:value-type="float">
            <text:p>578,5</text:p>
          </table:table-cell>
          <table:table-cell office:value-type="float" office:value="3788.5" calcext:value-type="float">
            <text:p>3788,5</text:p>
          </table:table-cell>
          <table:table-cell office:value-type="float" office:value="116" calcext:value-type="float">
            <text:p>116</text:p>
          </table:table-cell>
          <table:table-cell table:formula="of:=[.E1925]*24*60" office:value-type="float" office:value="167040" calcext:value-type="float">
            <text:p>167040</text:p>
          </table:table-cell>
          <table:table-cell table:formula="of:=[.C1925]/275" office:value-type="float" office:value="2.10363636363636" calcext:value-type="float">
            <text:p>2,10363636363636</text:p>
          </table:table-cell>
          <table:table-cell table:formula="of:=[.D1925]/275" office:value-type="float" office:value="13.7763636363636" calcext:value-type="float">
            <text:p>13,7763636363636</text:p>
          </table:table-cell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float" office:value="638.5" calcext:value-type="float">
            <text:p>638,5</text:p>
          </table:table-cell>
          <table:table-cell office:value-type="float" office:value="3850.5" calcext:value-type="float">
            <text:p>3850,5</text:p>
          </table:table-cell>
          <table:table-cell office:value-type="float" office:value="116" calcext:value-type="float">
            <text:p>116</text:p>
          </table:table-cell>
          <table:table-cell table:formula="of:=[.E1926]*24*60" office:value-type="float" office:value="167040" calcext:value-type="float">
            <text:p>167040</text:p>
          </table:table-cell>
          <table:table-cell table:formula="of:=[.C1926]/275" office:value-type="float" office:value="2.32181818181818" calcext:value-type="float">
            <text:p>2,32181818181818</text:p>
          </table:table-cell>
          <table:table-cell table:formula="of:=[.D1926]/275" office:value-type="float" office:value="14.0018181818182" calcext:value-type="float">
            <text:p>14,0018181818182</text:p>
          </table:table-cell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office:value-type="float" office:value="1342.5" calcext:value-type="float">
            <text:p>1342,5</text:p>
          </table:table-cell>
          <table:table-cell office:value-type="float" office:value="3824.5" calcext:value-type="float">
            <text:p>3824,5</text:p>
          </table:table-cell>
          <table:table-cell office:value-type="float" office:value="116" calcext:value-type="float">
            <text:p>116</text:p>
          </table:table-cell>
          <table:table-cell table:formula="of:=[.E1927]*24*60" office:value-type="float" office:value="167040" calcext:value-type="float">
            <text:p>167040</text:p>
          </table:table-cell>
          <table:table-cell table:formula="of:=[.C1927]/275" office:value-type="float" office:value="4.88181818181818" calcext:value-type="float">
            <text:p>4,88181818181818</text:p>
          </table:table-cell>
          <table:table-cell table:formula="of:=[.D1927]/275" office:value-type="float" office:value="13.9072727272727" calcext:value-type="float">
            <text:p>13,9072727272727</text:p>
          </table:table-cell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356.5" calcext:value-type="float">
            <text:p>1356,5</text:p>
          </table:table-cell>
          <table:table-cell office:value-type="float" office:value="3796.5" calcext:value-type="float">
            <text:p>3796,5</text:p>
          </table:table-cell>
          <table:table-cell office:value-type="float" office:value="116" calcext:value-type="float">
            <text:p>116</text:p>
          </table:table-cell>
          <table:table-cell table:formula="of:=[.E1928]*24*60" office:value-type="float" office:value="167040" calcext:value-type="float">
            <text:p>167040</text:p>
          </table:table-cell>
          <table:table-cell table:formula="of:=[.C1928]/275" office:value-type="float" office:value="4.93272727272727" calcext:value-type="float">
            <text:p>4,93272727272727</text:p>
          </table:table-cell>
          <table:table-cell table:formula="of:=[.D1928]/275" office:value-type="float" office:value="13.8054545454545" calcext:value-type="float">
            <text:p>13,8054545454545</text:p>
          </table:table-cell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float" office:value="1322.5" calcext:value-type="float">
            <text:p>1322,5</text:p>
          </table:table-cell>
          <table:table-cell office:value-type="float" office:value="3748.5" calcext:value-type="float">
            <text:p>3748,5</text:p>
          </table:table-cell>
          <table:table-cell office:value-type="float" office:value="116" calcext:value-type="float">
            <text:p>116</text:p>
          </table:table-cell>
          <table:table-cell table:formula="of:=[.E1929]*24*60" office:value-type="float" office:value="167040" calcext:value-type="float">
            <text:p>167040</text:p>
          </table:table-cell>
          <table:table-cell table:formula="of:=[.C1929]/275" office:value-type="float" office:value="4.80909090909091" calcext:value-type="float">
            <text:p>4,80909090909091</text:p>
          </table:table-cell>
          <table:table-cell table:formula="of:=[.D1929]/275" office:value-type="float" office:value="13.6309090909091" calcext:value-type="float">
            <text:p>13,6309090909091</text:p>
          </table:table-cell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328.5" calcext:value-type="float">
            <text:p>1328,5</text:p>
          </table:table-cell>
          <table:table-cell office:value-type="float" office:value="3666.5" calcext:value-type="float">
            <text:p>3666,5</text:p>
          </table:table-cell>
          <table:table-cell office:value-type="float" office:value="116" calcext:value-type="float">
            <text:p>116</text:p>
          </table:table-cell>
          <table:table-cell table:formula="of:=[.E1930]*24*60" office:value-type="float" office:value="167040" calcext:value-type="float">
            <text:p>167040</text:p>
          </table:table-cell>
          <table:table-cell table:formula="of:=[.C1930]/275" office:value-type="float" office:value="4.83090909090909" calcext:value-type="float">
            <text:p>4,83090909090909</text:p>
          </table:table-cell>
          <table:table-cell table:formula="of:=[.D1930]/275" office:value-type="float" office:value="13.3327272727273" calcext:value-type="float">
            <text:p>13,3327272727273</text:p>
          </table:table-cell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float" office:value="1334.5" calcext:value-type="float">
            <text:p>1334,5</text:p>
          </table:table-cell>
          <table:table-cell office:value-type="float" office:value="3560.5" calcext:value-type="float">
            <text:p>3560,5</text:p>
          </table:table-cell>
          <table:table-cell office:value-type="float" office:value="116" calcext:value-type="float">
            <text:p>116</text:p>
          </table:table-cell>
          <table:table-cell table:formula="of:=[.E1931]*24*60" office:value-type="float" office:value="167040" calcext:value-type="float">
            <text:p>167040</text:p>
          </table:table-cell>
          <table:table-cell table:formula="of:=[.C1931]/275" office:value-type="float" office:value="4.85272727272727" calcext:value-type="float">
            <text:p>4,85272727272727</text:p>
          </table:table-cell>
          <table:table-cell table:formula="of:=[.D1931]/275" office:value-type="float" office:value="12.9472727272727" calcext:value-type="float">
            <text:p>12,9472727272727</text:p>
          </table:table-cell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office:value-type="float" office:value="1368.5" calcext:value-type="float">
            <text:p>1368,5</text:p>
          </table:table-cell>
          <table:table-cell office:value-type="float" office:value="3464.5" calcext:value-type="float">
            <text:p>3464,5</text:p>
          </table:table-cell>
          <table:table-cell office:value-type="float" office:value="116" calcext:value-type="float">
            <text:p>116</text:p>
          </table:table-cell>
          <table:table-cell table:formula="of:=[.E1932]*24*60" office:value-type="float" office:value="167040" calcext:value-type="float">
            <text:p>167040</text:p>
          </table:table-cell>
          <table:table-cell table:formula="of:=[.C1932]/275" office:value-type="float" office:value="4.97636363636364" calcext:value-type="float">
            <text:p>4,97636363636364</text:p>
          </table:table-cell>
          <table:table-cell table:formula="of:=[.D1932]/275" office:value-type="float" office:value="12.5981818181818" calcext:value-type="float">
            <text:p>12,5981818181818</text:p>
          </table:table-cell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float" office:value="1384.5" calcext:value-type="float">
            <text:p>1384,5</text:p>
          </table:table-cell>
          <table:table-cell office:value-type="float" office:value="3354.5" calcext:value-type="float">
            <text:p>3354,5</text:p>
          </table:table-cell>
          <table:table-cell office:value-type="float" office:value="116" calcext:value-type="float">
            <text:p>116</text:p>
          </table:table-cell>
          <table:table-cell table:formula="of:=[.E1933]*24*60" office:value-type="float" office:value="167040" calcext:value-type="float">
            <text:p>167040</text:p>
          </table:table-cell>
          <table:table-cell table:formula="of:=[.C1933]/275" office:value-type="float" office:value="5.03454545454545" calcext:value-type="float">
            <text:p>5,03454545454545</text:p>
          </table:table-cell>
          <table:table-cell table:formula="of:=[.D1933]/275" office:value-type="float" office:value="12.1981818181818" calcext:value-type="float">
            <text:p>12,1981818181818</text:p>
          </table:table-cell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office:value-type="float" office:value="1366.5" calcext:value-type="float">
            <text:p>1366,5</text:p>
          </table:table-cell>
          <table:table-cell office:value-type="float" office:value="3262.5" calcext:value-type="float">
            <text:p>3262,5</text:p>
          </table:table-cell>
          <table:table-cell office:value-type="float" office:value="116" calcext:value-type="float">
            <text:p>116</text:p>
          </table:table-cell>
          <table:table-cell table:formula="of:=[.E1934]*24*60" office:value-type="float" office:value="167040" calcext:value-type="float">
            <text:p>167040</text:p>
          </table:table-cell>
          <table:table-cell table:formula="of:=[.C1934]/275" office:value-type="float" office:value="4.96909090909091" calcext:value-type="float">
            <text:p>4,96909090909091</text:p>
          </table:table-cell>
          <table:table-cell table:formula="of:=[.D1934]/275" office:value-type="float" office:value="11.8636363636364" calcext:value-type="float">
            <text:p>11,8636363636364</text:p>
          </table:table-cell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office:value-type="float" office:value="1354.5" calcext:value-type="float">
            <text:p>1354,5</text:p>
          </table:table-cell>
          <table:table-cell office:value-type="float" office:value="3164.5" calcext:value-type="float">
            <text:p>3164,5</text:p>
          </table:table-cell>
          <table:table-cell office:value-type="float" office:value="116" calcext:value-type="float">
            <text:p>116</text:p>
          </table:table-cell>
          <table:table-cell table:formula="of:=[.E1935]*24*60" office:value-type="float" office:value="167040" calcext:value-type="float">
            <text:p>167040</text:p>
          </table:table-cell>
          <table:table-cell table:formula="of:=[.C1935]/275" office:value-type="float" office:value="4.92545454545455" calcext:value-type="float">
            <text:p>4,92545454545455</text:p>
          </table:table-cell>
          <table:table-cell table:formula="of:=[.D1935]/275" office:value-type="float" office:value="11.5072727272727" calcext:value-type="float">
            <text:p>11,5072727272727</text:p>
          </table:table-cell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float" office:value="1320.5" calcext:value-type="float">
            <text:p>1320,5</text:p>
          </table:table-cell>
          <table:table-cell office:value-type="float" office:value="3080.5" calcext:value-type="float">
            <text:p>3080,5</text:p>
          </table:table-cell>
          <table:table-cell office:value-type="float" office:value="116" calcext:value-type="float">
            <text:p>116</text:p>
          </table:table-cell>
          <table:table-cell table:formula="of:=[.E1936]*24*60" office:value-type="float" office:value="167040" calcext:value-type="float">
            <text:p>167040</text:p>
          </table:table-cell>
          <table:table-cell table:formula="of:=[.C1936]/275" office:value-type="float" office:value="4.80181818181818" calcext:value-type="float">
            <text:p>4,80181818181818</text:p>
          </table:table-cell>
          <table:table-cell table:formula="of:=[.D1936]/275" office:value-type="float" office:value="11.2018181818182" calcext:value-type="float">
            <text:p>11,2018181818182</text:p>
          </table:table-cell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float" office:value="1262.5" calcext:value-type="float">
            <text:p>1262,5</text:p>
          </table:table-cell>
          <table:table-cell office:value-type="float" office:value="3022.5" calcext:value-type="float">
            <text:p>3022,5</text:p>
          </table:table-cell>
          <table:table-cell office:value-type="float" office:value="116" calcext:value-type="float">
            <text:p>116</text:p>
          </table:table-cell>
          <table:table-cell table:formula="of:=[.E1937]*24*60" office:value-type="float" office:value="167040" calcext:value-type="float">
            <text:p>167040</text:p>
          </table:table-cell>
          <table:table-cell table:formula="of:=[.C1937]/275" office:value-type="float" office:value="4.59090909090909" calcext:value-type="float">
            <text:p>4,59090909090909</text:p>
          </table:table-cell>
          <table:table-cell table:formula="of:=[.D1937]/275" office:value-type="float" office:value="10.9909090909091" calcext:value-type="float">
            <text:p>10,9909090909091</text:p>
          </table:table-cell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office:value-type="float" office:value="1252.5" calcext:value-type="float">
            <text:p>1252,5</text:p>
          </table:table-cell>
          <table:table-cell office:value-type="float" office:value="2880.5" calcext:value-type="float">
            <text:p>2880,5</text:p>
          </table:table-cell>
          <table:table-cell office:value-type="float" office:value="116" calcext:value-type="float">
            <text:p>116</text:p>
          </table:table-cell>
          <table:table-cell table:formula="of:=[.E1938]*24*60" office:value-type="float" office:value="167040" calcext:value-type="float">
            <text:p>167040</text:p>
          </table:table-cell>
          <table:table-cell table:formula="of:=[.C1938]/275" office:value-type="float" office:value="4.55454545454546" calcext:value-type="float">
            <text:p>4,55454545454546</text:p>
          </table:table-cell>
          <table:table-cell table:formula="of:=[.D1938]/275" office:value-type="float" office:value="10.4745454545455" calcext:value-type="float">
            <text:p>10,4745454545455</text:p>
          </table:table-cell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office:value-type="float" office:value="1200.5" calcext:value-type="float">
            <text:p>1200,5</text:p>
          </table:table-cell>
          <table:table-cell office:value-type="float" office:value="2710.5" calcext:value-type="float">
            <text:p>2710,5</text:p>
          </table:table-cell>
          <table:table-cell office:value-type="float" office:value="118" calcext:value-type="float">
            <text:p>118</text:p>
          </table:table-cell>
          <table:table-cell table:formula="of:=[.E1939]*24*60" office:value-type="float" office:value="169920" calcext:value-type="float">
            <text:p>169920</text:p>
          </table:table-cell>
          <table:table-cell table:formula="of:=[.C1939]/275" office:value-type="float" office:value="4.36545454545455" calcext:value-type="float">
            <text:p>4,36545454545455</text:p>
          </table:table-cell>
          <table:table-cell table:formula="of:=[.D1939]/275" office:value-type="float" office:value="9.85636363636364" calcext:value-type="float">
            <text:p>9,85636363636364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1236.5" calcext:value-type="float">
            <text:p>1236,5</text:p>
          </table:table-cell>
          <table:table-cell office:value-type="float" office:value="2746.5" calcext:value-type="float">
            <text:p>2746,5</text:p>
          </table:table-cell>
          <table:table-cell office:value-type="float" office:value="118" calcext:value-type="float">
            <text:p>118</text:p>
          </table:table-cell>
          <table:table-cell table:formula="of:=[.E1940]*24*60" office:value-type="float" office:value="169920" calcext:value-type="float">
            <text:p>169920</text:p>
          </table:table-cell>
          <table:table-cell table:formula="of:=[.C1940]/275" office:value-type="float" office:value="4.49636363636364" calcext:value-type="float">
            <text:p>4,49636363636364</text:p>
          </table:table-cell>
          <table:table-cell table:formula="of:=[.D1940]/275" office:value-type="float" office:value="9.98727272727273" calcext:value-type="float">
            <text:p>9,98727272727273</text:p>
          </table:table-cell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float" office:value="1184.5" calcext:value-type="float">
            <text:p>1184,5</text:p>
          </table:table-cell>
          <table:table-cell office:value-type="float" office:value="2776.5" calcext:value-type="float">
            <text:p>2776,5</text:p>
          </table:table-cell>
          <table:table-cell office:value-type="float" office:value="118" calcext:value-type="float">
            <text:p>118</text:p>
          </table:table-cell>
          <table:table-cell table:formula="of:=[.E1941]*24*60" office:value-type="float" office:value="169920" calcext:value-type="float">
            <text:p>169920</text:p>
          </table:table-cell>
          <table:table-cell table:formula="of:=[.C1941]/275" office:value-type="float" office:value="4.30727272727273" calcext:value-type="float">
            <text:p>4,30727272727273</text:p>
          </table:table-cell>
          <table:table-cell table:formula="of:=[.D1941]/275" office:value-type="float" office:value="10.0963636363636" calcext:value-type="float">
            <text:p>10,0963636363636</text:p>
          </table:table-cell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office:value-type="float" office:value="1162.5" calcext:value-type="float">
            <text:p>1162,5</text:p>
          </table:table-cell>
          <table:table-cell office:value-type="float" office:value="2830.5" calcext:value-type="float">
            <text:p>2830,5</text:p>
          </table:table-cell>
          <table:table-cell office:value-type="float" office:value="118" calcext:value-type="float">
            <text:p>118</text:p>
          </table:table-cell>
          <table:table-cell table:formula="of:=[.E1942]*24*60" office:value-type="float" office:value="169920" calcext:value-type="float">
            <text:p>169920</text:p>
          </table:table-cell>
          <table:table-cell table:formula="of:=[.C1942]/275" office:value-type="float" office:value="4.22727272727273" calcext:value-type="float">
            <text:p>4,22727272727273</text:p>
          </table:table-cell>
          <table:table-cell table:formula="of:=[.D1942]/275" office:value-type="float" office:value="10.2927272727273" calcext:value-type="float">
            <text:p>10,2927272727273</text:p>
          </table:table-cell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float" office:value="1110.5" calcext:value-type="float">
            <text:p>1110,5</text:p>
          </table:table-cell>
          <table:table-cell office:value-type="float" office:value="2876.5" calcext:value-type="float">
            <text:p>2876,5</text:p>
          </table:table-cell>
          <table:table-cell office:value-type="float" office:value="118" calcext:value-type="float">
            <text:p>118</text:p>
          </table:table-cell>
          <table:table-cell table:formula="of:=[.E1943]*24*60" office:value-type="float" office:value="169920" calcext:value-type="float">
            <text:p>169920</text:p>
          </table:table-cell>
          <table:table-cell table:formula="of:=[.C1943]/275" office:value-type="float" office:value="4.03818181818182" calcext:value-type="float">
            <text:p>4,03818181818182</text:p>
          </table:table-cell>
          <table:table-cell table:formula="of:=[.D1943]/275" office:value-type="float" office:value="10.46" calcext:value-type="float">
            <text:p>10,46</text:p>
          </table:table-cell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office:value-type="float" office:value="1100.5" calcext:value-type="float">
            <text:p>1100,5</text:p>
          </table:table-cell>
          <table:table-cell office:value-type="float" office:value="2948.5" calcext:value-type="float">
            <text:p>2948,5</text:p>
          </table:table-cell>
          <table:table-cell office:value-type="float" office:value="118" calcext:value-type="float">
            <text:p>118</text:p>
          </table:table-cell>
          <table:table-cell table:formula="of:=[.E1944]*24*60" office:value-type="float" office:value="169920" calcext:value-type="float">
            <text:p>169920</text:p>
          </table:table-cell>
          <table:table-cell table:formula="of:=[.C1944]/275" office:value-type="float" office:value="4.00181818181818" calcext:value-type="float">
            <text:p>4,00181818181818</text:p>
          </table:table-cell>
          <table:table-cell table:formula="of:=[.D1944]/275" office:value-type="float" office:value="10.7218181818182" calcext:value-type="float">
            <text:p>10,7218181818182</text:p>
          </table:table-cell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float" office:value="1048.5" calcext:value-type="float">
            <text:p>1048,5</text:p>
          </table:table-cell>
          <table:table-cell office:value-type="float" office:value="3048.5" calcext:value-type="float">
            <text:p>3048,5</text:p>
          </table:table-cell>
          <table:table-cell office:value-type="float" office:value="118" calcext:value-type="float">
            <text:p>118</text:p>
          </table:table-cell>
          <table:table-cell table:formula="of:=[.E1945]*24*60" office:value-type="float" office:value="169920" calcext:value-type="float">
            <text:p>169920</text:p>
          </table:table-cell>
          <table:table-cell table:formula="of:=[.C1945]/275" office:value-type="float" office:value="3.81272727272727" calcext:value-type="float">
            <text:p>3,81272727272727</text:p>
          </table:table-cell>
          <table:table-cell table:formula="of:=[.D1945]/275" office:value-type="float" office:value="11.0854545454545" calcext:value-type="float">
            <text:p>11,0854545454545</text:p>
          </table:table-cell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office:value-type="float" office:value="998.5" calcext:value-type="float">
            <text:p>998,5</text:p>
          </table:table-cell>
          <table:table-cell office:value-type="float" office:value="3110.5" calcext:value-type="float">
            <text:p>3110,5</text:p>
          </table:table-cell>
          <table:table-cell office:value-type="float" office:value="118" calcext:value-type="float">
            <text:p>118</text:p>
          </table:table-cell>
          <table:table-cell table:formula="of:=[.E1946]*24*60" office:value-type="float" office:value="169920" calcext:value-type="float">
            <text:p>169920</text:p>
          </table:table-cell>
          <table:table-cell table:formula="of:=[.C1946]/275" office:value-type="float" office:value="3.63090909090909" calcext:value-type="float">
            <text:p>3,63090909090909</text:p>
          </table:table-cell>
          <table:table-cell table:formula="of:=[.D1946]/275" office:value-type="float" office:value="11.3109090909091" calcext:value-type="float">
            <text:p>11,3109090909091</text:p>
          </table:table-cell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946.5" calcext:value-type="float">
            <text:p>946,5</text:p>
          </table:table-cell>
          <table:table-cell office:value-type="float" office:value="3110.5" calcext:value-type="float">
            <text:p>3110,5</text:p>
          </table:table-cell>
          <table:table-cell office:value-type="float" office:value="118" calcext:value-type="float">
            <text:p>118</text:p>
          </table:table-cell>
          <table:table-cell table:formula="of:=[.E1947]*24*60" office:value-type="float" office:value="169920" calcext:value-type="float">
            <text:p>169920</text:p>
          </table:table-cell>
          <table:table-cell table:formula="of:=[.C1947]/275" office:value-type="float" office:value="3.44181818181818" calcext:value-type="float">
            <text:p>3,44181818181818</text:p>
          </table:table-cell>
          <table:table-cell table:formula="of:=[.D1947]/275" office:value-type="float" office:value="11.3109090909091" calcext:value-type="float">
            <text:p>11,3109090909091</text:p>
          </table:table-cell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office:value-type="float" office:value="946.5" calcext:value-type="float">
            <text:p>946,5</text:p>
          </table:table-cell>
          <table:table-cell office:value-type="float" office:value="3032.5" calcext:value-type="float">
            <text:p>3032,5</text:p>
          </table:table-cell>
          <table:table-cell office:value-type="float" office:value="118" calcext:value-type="float">
            <text:p>118</text:p>
          </table:table-cell>
          <table:table-cell table:formula="of:=[.E1948]*24*60" office:value-type="float" office:value="169920" calcext:value-type="float">
            <text:p>169920</text:p>
          </table:table-cell>
          <table:table-cell table:formula="of:=[.C1948]/275" office:value-type="float" office:value="3.44181818181818" calcext:value-type="float">
            <text:p>3,44181818181818</text:p>
          </table:table-cell>
          <table:table-cell table:formula="of:=[.D1948]/275" office:value-type="float" office:value="11.0272727272727" calcext:value-type="float">
            <text:p>11,0272727272727</text:p>
          </table:table-cell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office:value-type="float" office:value="918.5" calcext:value-type="float">
            <text:p>918,5</text:p>
          </table:table-cell>
          <table:table-cell office:value-type="float" office:value="3096.5" calcext:value-type="float">
            <text:p>3096,5</text:p>
          </table:table-cell>
          <table:table-cell office:value-type="float" office:value="118" calcext:value-type="float">
            <text:p>118</text:p>
          </table:table-cell>
          <table:table-cell table:formula="of:=[.E1949]*24*60" office:value-type="float" office:value="169920" calcext:value-type="float">
            <text:p>169920</text:p>
          </table:table-cell>
          <table:table-cell table:formula="of:=[.C1949]/275" office:value-type="float" office:value="3.34" calcext:value-type="float">
            <text:p>3,34</text:p>
          </table:table-cell>
          <table:table-cell table:formula="of:=[.D1949]/275" office:value-type="float" office:value="11.26" calcext:value-type="float">
            <text:p>11,26</text:p>
          </table:table-cell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office:value-type="float" office:value="866.5" calcext:value-type="float">
            <text:p>866,5</text:p>
          </table:table-cell>
          <table:table-cell office:value-type="float" office:value="3132.5" calcext:value-type="float">
            <text:p>3132,5</text:p>
          </table:table-cell>
          <table:table-cell office:value-type="float" office:value="118" calcext:value-type="float">
            <text:p>118</text:p>
          </table:table-cell>
          <table:table-cell table:formula="of:=[.E1950]*24*60" office:value-type="float" office:value="169920" calcext:value-type="float">
            <text:p>169920</text:p>
          </table:table-cell>
          <table:table-cell table:formula="of:=[.C1950]/275" office:value-type="float" office:value="3.15090909090909" calcext:value-type="float">
            <text:p>3,15090909090909</text:p>
          </table:table-cell>
          <table:table-cell table:formula="of:=[.D1950]/275" office:value-type="float" office:value="11.3909090909091" calcext:value-type="float">
            <text:p>11,3909090909091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798.5" calcext:value-type="float">
            <text:p>798,5</text:p>
          </table:table-cell>
          <table:table-cell office:value-type="float" office:value="3164.5" calcext:value-type="float">
            <text:p>3164,5</text:p>
          </table:table-cell>
          <table:table-cell office:value-type="float" office:value="118" calcext:value-type="float">
            <text:p>118</text:p>
          </table:table-cell>
          <table:table-cell table:formula="of:=[.E1951]*24*60" office:value-type="float" office:value="169920" calcext:value-type="float">
            <text:p>169920</text:p>
          </table:table-cell>
          <table:table-cell table:formula="of:=[.C1951]/275" office:value-type="float" office:value="2.90363636363636" calcext:value-type="float">
            <text:p>2,90363636363636</text:p>
          </table:table-cell>
          <table:table-cell table:formula="of:=[.D1951]/275" office:value-type="float" office:value="11.5072727272727" calcext:value-type="float">
            <text:p>11,5072727272727</text:p>
          </table:table-cell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794.5" calcext:value-type="float">
            <text:p>794,5</text:p>
          </table:table-cell>
          <table:table-cell office:value-type="float" office:value="3234.5" calcext:value-type="float">
            <text:p>3234,5</text:p>
          </table:table-cell>
          <table:table-cell office:value-type="float" office:value="118" calcext:value-type="float">
            <text:p>118</text:p>
          </table:table-cell>
          <table:table-cell table:formula="of:=[.E1952]*24*60" office:value-type="float" office:value="169920" calcext:value-type="float">
            <text:p>169920</text:p>
          </table:table-cell>
          <table:table-cell table:formula="of:=[.C1952]/275" office:value-type="float" office:value="2.88909090909091" calcext:value-type="float">
            <text:p>2,88909090909091</text:p>
          </table:table-cell>
          <table:table-cell table:formula="of:=[.D1952]/275" office:value-type="float" office:value="11.7618181818182" calcext:value-type="float">
            <text:p>11,7618181818182</text:p>
          </table:table-cell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office:value-type="float" office:value="756.5" calcext:value-type="float">
            <text:p>756,5</text:p>
          </table:table-cell>
          <table:table-cell office:value-type="float" office:value="3298.5" calcext:value-type="float">
            <text:p>3298,5</text:p>
          </table:table-cell>
          <table:table-cell office:value-type="float" office:value="118" calcext:value-type="float">
            <text:p>118</text:p>
          </table:table-cell>
          <table:table-cell table:formula="of:=[.E1953]*24*60" office:value-type="float" office:value="169920" calcext:value-type="float">
            <text:p>169920</text:p>
          </table:table-cell>
          <table:table-cell table:formula="of:=[.C1953]/275" office:value-type="float" office:value="2.75090909090909" calcext:value-type="float">
            <text:p>2,75090909090909</text:p>
          </table:table-cell>
          <table:table-cell table:formula="of:=[.D1953]/275" office:value-type="float" office:value="11.9945454545455" calcext:value-type="float">
            <text:p>11,9945454545455</text:p>
          </table:table-cell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office:value-type="float" office:value="656.5" calcext:value-type="float">
            <text:p>656,5</text:p>
          </table:table-cell>
          <table:table-cell office:value-type="float" office:value="3350.5" calcext:value-type="float">
            <text:p>3350,5</text:p>
          </table:table-cell>
          <table:table-cell office:value-type="float" office:value="118" calcext:value-type="float">
            <text:p>118</text:p>
          </table:table-cell>
          <table:table-cell table:formula="of:=[.E1954]*24*60" office:value-type="float" office:value="169920" calcext:value-type="float">
            <text:p>169920</text:p>
          </table:table-cell>
          <table:table-cell table:formula="of:=[.C1954]/275" office:value-type="float" office:value="2.38727272727273" calcext:value-type="float">
            <text:p>2,38727272727273</text:p>
          </table:table-cell>
          <table:table-cell table:formula="of:=[.D1954]/275" office:value-type="float" office:value="12.1836363636364" calcext:value-type="float">
            <text:p>12,1836363636364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float" office:value="606.5" calcext:value-type="float">
            <text:p>606,5</text:p>
          </table:table-cell>
          <table:table-cell office:value-type="float" office:value="3432.5" calcext:value-type="float">
            <text:p>3432,5</text:p>
          </table:table-cell>
          <table:table-cell office:value-type="float" office:value="118" calcext:value-type="float">
            <text:p>118</text:p>
          </table:table-cell>
          <table:table-cell table:formula="of:=[.E1955]*24*60" office:value-type="float" office:value="169920" calcext:value-type="float">
            <text:p>169920</text:p>
          </table:table-cell>
          <table:table-cell table:formula="of:=[.C1955]/275" office:value-type="float" office:value="2.20545454545455" calcext:value-type="float">
            <text:p>2,20545454545455</text:p>
          </table:table-cell>
          <table:table-cell table:formula="of:=[.D1955]/275" office:value-type="float" office:value="12.4818181818182" calcext:value-type="float">
            <text:p>12,4818181818182</text:p>
          </table:table-cell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602.5" calcext:value-type="float">
            <text:p>602,5</text:p>
          </table:table-cell>
          <table:table-cell office:value-type="float" office:value="3474.5" calcext:value-type="float">
            <text:p>3474,5</text:p>
          </table:table-cell>
          <table:table-cell office:value-type="float" office:value="118" calcext:value-type="float">
            <text:p>118</text:p>
          </table:table-cell>
          <table:table-cell table:formula="of:=[.E1956]*24*60" office:value-type="float" office:value="169920" calcext:value-type="float">
            <text:p>169920</text:p>
          </table:table-cell>
          <table:table-cell table:formula="of:=[.C1956]/275" office:value-type="float" office:value="2.19090909090909" calcext:value-type="float">
            <text:p>2,19090909090909</text:p>
          </table:table-cell>
          <table:table-cell table:formula="of:=[.D1956]/275" office:value-type="float" office:value="12.6345454545455" calcext:value-type="float">
            <text:p>12,6345454545455</text:p>
          </table:table-cell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float" office:value="550.5" calcext:value-type="float">
            <text:p>550,5</text:p>
          </table:table-cell>
          <table:table-cell office:value-type="float" office:value="3550.5" calcext:value-type="float">
            <text:p>3550,5</text:p>
          </table:table-cell>
          <table:table-cell office:value-type="float" office:value="118" calcext:value-type="float">
            <text:p>118</text:p>
          </table:table-cell>
          <table:table-cell table:formula="of:=[.E1957]*24*60" office:value-type="float" office:value="169920" calcext:value-type="float">
            <text:p>169920</text:p>
          </table:table-cell>
          <table:table-cell table:formula="of:=[.C1957]/275" office:value-type="float" office:value="2.00181818181818" calcext:value-type="float">
            <text:p>2,00181818181818</text:p>
          </table:table-cell>
          <table:table-cell table:formula="of:=[.D1957]/275" office:value-type="float" office:value="12.9109090909091" calcext:value-type="float">
            <text:p>12,9109090909091</text:p>
          </table:table-cell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office:value-type="float" office:value="556.5" calcext:value-type="float">
            <text:p>556,5</text:p>
          </table:table-cell>
          <table:table-cell office:value-type="float" office:value="3636.5" calcext:value-type="float">
            <text:p>3636,5</text:p>
          </table:table-cell>
          <table:table-cell office:value-type="float" office:value="118" calcext:value-type="float">
            <text:p>118</text:p>
          </table:table-cell>
          <table:table-cell table:formula="of:=[.E1958]*24*60" office:value-type="float" office:value="169920" calcext:value-type="float">
            <text:p>169920</text:p>
          </table:table-cell>
          <table:table-cell table:formula="of:=[.C1958]/275" office:value-type="float" office:value="2.02363636363636" calcext:value-type="float">
            <text:p>2,02363636363636</text:p>
          </table:table-cell>
          <table:table-cell table:formula="of:=[.D1958]/275" office:value-type="float" office:value="13.2236363636364" calcext:value-type="float">
            <text:p>13,2236363636364</text:p>
          </table:table-cell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office:value-type="float" office:value="550.5" calcext:value-type="float">
            <text:p>550,5</text:p>
          </table:table-cell>
          <table:table-cell office:value-type="float" office:value="3704.5" calcext:value-type="float">
            <text:p>3704,5</text:p>
          </table:table-cell>
          <table:table-cell office:value-type="float" office:value="118" calcext:value-type="float">
            <text:p>118</text:p>
          </table:table-cell>
          <table:table-cell table:formula="of:=[.E1959]*24*60" office:value-type="float" office:value="169920" calcext:value-type="float">
            <text:p>169920</text:p>
          </table:table-cell>
          <table:table-cell table:formula="of:=[.C1959]/275" office:value-type="float" office:value="2.00181818181818" calcext:value-type="float">
            <text:p>2,00181818181818</text:p>
          </table:table-cell>
          <table:table-cell table:formula="of:=[.D1959]/275" office:value-type="float" office:value="13.4709090909091" calcext:value-type="float">
            <text:p>13,4709090909091</text:p>
          </table:table-cell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568.5" calcext:value-type="float">
            <text:p>568,5</text:p>
          </table:table-cell>
          <table:table-cell office:value-type="float" office:value="3756.5" calcext:value-type="float">
            <text:p>3756,5</text:p>
          </table:table-cell>
          <table:table-cell office:value-type="float" office:value="118" calcext:value-type="float">
            <text:p>118</text:p>
          </table:table-cell>
          <table:table-cell table:formula="of:=[.E1960]*24*60" office:value-type="float" office:value="169920" calcext:value-type="float">
            <text:p>169920</text:p>
          </table:table-cell>
          <table:table-cell table:formula="of:=[.C1960]/275" office:value-type="float" office:value="2.06727272727273" calcext:value-type="float">
            <text:p>2,06727272727273</text:p>
          </table:table-cell>
          <table:table-cell table:formula="of:=[.D1960]/275" office:value-type="float" office:value="13.66" calcext:value-type="float">
            <text:p>13,66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float" office:value="620.5" calcext:value-type="float">
            <text:p>620,5</text:p>
          </table:table-cell>
          <table:table-cell office:value-type="float" office:value="3816.5" calcext:value-type="float">
            <text:p>3816,5</text:p>
          </table:table-cell>
          <table:table-cell office:value-type="float" office:value="118" calcext:value-type="float">
            <text:p>118</text:p>
          </table:table-cell>
          <table:table-cell table:formula="of:=[.E1961]*24*60" office:value-type="float" office:value="169920" calcext:value-type="float">
            <text:p>169920</text:p>
          </table:table-cell>
          <table:table-cell table:formula="of:=[.C1961]/275" office:value-type="float" office:value="2.25636363636364" calcext:value-type="float">
            <text:p>2,25636363636364</text:p>
          </table:table-cell>
          <table:table-cell table:formula="of:=[.D1961]/275" office:value-type="float" office:value="13.8781818181818" calcext:value-type="float">
            <text:p>13,8781818181818</text:p>
          </table:table-cell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float" office:value="638.5" calcext:value-type="float">
            <text:p>638,5</text:p>
          </table:table-cell>
          <table:table-cell office:value-type="float" office:value="3844.5" calcext:value-type="float">
            <text:p>3844,5</text:p>
          </table:table-cell>
          <table:table-cell office:value-type="float" office:value="118" calcext:value-type="float">
            <text:p>118</text:p>
          </table:table-cell>
          <table:table-cell table:formula="of:=[.E1962]*24*60" office:value-type="float" office:value="169920" calcext:value-type="float">
            <text:p>169920</text:p>
          </table:table-cell>
          <table:table-cell table:formula="of:=[.C1962]/275" office:value-type="float" office:value="2.32181818181818" calcext:value-type="float">
            <text:p>2,32181818181818</text:p>
          </table:table-cell>
          <table:table-cell table:formula="of:=[.D1962]/275" office:value-type="float" office:value="13.98" calcext:value-type="float">
            <text:p>13,98</text:p>
          </table:table-cell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float" office:value="1346.5" calcext:value-type="float">
            <text:p>1346,5</text:p>
          </table:table-cell>
          <table:table-cell office:value-type="float" office:value="3824.5" calcext:value-type="float">
            <text:p>3824,5</text:p>
          </table:table-cell>
          <table:table-cell office:value-type="float" office:value="118" calcext:value-type="float">
            <text:p>118</text:p>
          </table:table-cell>
          <table:table-cell table:formula="of:=[.E1963]*24*60" office:value-type="float" office:value="169920" calcext:value-type="float">
            <text:p>169920</text:p>
          </table:table-cell>
          <table:table-cell table:formula="of:=[.C1963]/275" office:value-type="float" office:value="4.89636363636364" calcext:value-type="float">
            <text:p>4,89636363636364</text:p>
          </table:table-cell>
          <table:table-cell table:formula="of:=[.D1963]/275" office:value-type="float" office:value="13.9072727272727" calcext:value-type="float">
            <text:p>13,9072727272727</text:p>
          </table:table-cell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float" office:value="1346.5" calcext:value-type="float">
            <text:p>1346,5</text:p>
          </table:table-cell>
          <table:table-cell office:value-type="float" office:value="3780.5" calcext:value-type="float">
            <text:p>3780,5</text:p>
          </table:table-cell>
          <table:table-cell office:value-type="float" office:value="118" calcext:value-type="float">
            <text:p>118</text:p>
          </table:table-cell>
          <table:table-cell table:formula="of:=[.E1964]*24*60" office:value-type="float" office:value="169920" calcext:value-type="float">
            <text:p>169920</text:p>
          </table:table-cell>
          <table:table-cell table:formula="of:=[.C1964]/275" office:value-type="float" office:value="4.89636363636364" calcext:value-type="float">
            <text:p>4,89636363636364</text:p>
          </table:table-cell>
          <table:table-cell table:formula="of:=[.D1964]/275" office:value-type="float" office:value="13.7472727272727" calcext:value-type="float">
            <text:p>13,7472727272727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office:value-type="float" office:value="1330.5" calcext:value-type="float">
            <text:p>1330,5</text:p>
          </table:table-cell>
          <table:table-cell office:value-type="float" office:value="3738.5" calcext:value-type="float">
            <text:p>3738,5</text:p>
          </table:table-cell>
          <table:table-cell office:value-type="float" office:value="118" calcext:value-type="float">
            <text:p>118</text:p>
          </table:table-cell>
          <table:table-cell table:formula="of:=[.E1965]*24*60" office:value-type="float" office:value="169920" calcext:value-type="float">
            <text:p>169920</text:p>
          </table:table-cell>
          <table:table-cell table:formula="of:=[.C1965]/275" office:value-type="float" office:value="4.83818181818182" calcext:value-type="float">
            <text:p>4,83818181818182</text:p>
          </table:table-cell>
          <table:table-cell table:formula="of:=[.D1965]/275" office:value-type="float" office:value="13.5945454545455" calcext:value-type="float">
            <text:p>13,5945454545455</text:p>
          </table:table-cell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office:value-type="float" office:value="1338.5" calcext:value-type="float">
            <text:p>1338,5</text:p>
          </table:table-cell>
          <table:table-cell office:value-type="float" office:value="3670.5" calcext:value-type="float">
            <text:p>3670,5</text:p>
          </table:table-cell>
          <table:table-cell office:value-type="float" office:value="118" calcext:value-type="float">
            <text:p>118</text:p>
          </table:table-cell>
          <table:table-cell table:formula="of:=[.E1966]*24*60" office:value-type="float" office:value="169920" calcext:value-type="float">
            <text:p>169920</text:p>
          </table:table-cell>
          <table:table-cell table:formula="of:=[.C1966]/275" office:value-type="float" office:value="4.86727272727273" calcext:value-type="float">
            <text:p>4,86727272727273</text:p>
          </table:table-cell>
          <table:table-cell table:formula="of:=[.D1966]/275" office:value-type="float" office:value="13.3472727272727" calcext:value-type="float">
            <text:p>13,3472727272727</text:p>
          </table:table-cell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float" office:value="1344.5" calcext:value-type="float">
            <text:p>1344,5</text:p>
          </table:table-cell>
          <table:table-cell office:value-type="float" office:value="3582.5" calcext:value-type="float">
            <text:p>3582,5</text:p>
          </table:table-cell>
          <table:table-cell office:value-type="float" office:value="118" calcext:value-type="float">
            <text:p>118</text:p>
          </table:table-cell>
          <table:table-cell table:formula="of:=[.E1967]*24*60" office:value-type="float" office:value="169920" calcext:value-type="float">
            <text:p>169920</text:p>
          </table:table-cell>
          <table:table-cell table:formula="of:=[.C1967]/275" office:value-type="float" office:value="4.88909090909091" calcext:value-type="float">
            <text:p>4,88909090909091</text:p>
          </table:table-cell>
          <table:table-cell table:formula="of:=[.D1967]/275" office:value-type="float" office:value="13.0272727272727" calcext:value-type="float">
            <text:p>13,0272727272727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float" office:value="1360.5" calcext:value-type="float">
            <text:p>1360,5</text:p>
          </table:table-cell>
          <table:table-cell office:value-type="float" office:value="3488.5" calcext:value-type="float">
            <text:p>3488,5</text:p>
          </table:table-cell>
          <table:table-cell office:value-type="float" office:value="118" calcext:value-type="float">
            <text:p>118</text:p>
          </table:table-cell>
          <table:table-cell table:formula="of:=[.E1968]*24*60" office:value-type="float" office:value="169920" calcext:value-type="float">
            <text:p>169920</text:p>
          </table:table-cell>
          <table:table-cell table:formula="of:=[.C1968]/275" office:value-type="float" office:value="4.94727272727273" calcext:value-type="float">
            <text:p>4,94727272727273</text:p>
          </table:table-cell>
          <table:table-cell table:formula="of:=[.D1968]/275" office:value-type="float" office:value="12.6854545454545" calcext:value-type="float">
            <text:p>12,6854545454545</text:p>
          </table:table-cell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float" office:value="1368.5" calcext:value-type="float">
            <text:p>1368,5</text:p>
          </table:table-cell>
          <table:table-cell office:value-type="float" office:value="3394.5" calcext:value-type="float">
            <text:p>3394,5</text:p>
          </table:table-cell>
          <table:table-cell office:value-type="float" office:value="118" calcext:value-type="float">
            <text:p>118</text:p>
          </table:table-cell>
          <table:table-cell table:formula="of:=[.E1969]*24*60" office:value-type="float" office:value="169920" calcext:value-type="float">
            <text:p>169920</text:p>
          </table:table-cell>
          <table:table-cell table:formula="of:=[.C1969]/275" office:value-type="float" office:value="4.97636363636364" calcext:value-type="float">
            <text:p>4,97636363636364</text:p>
          </table:table-cell>
          <table:table-cell table:formula="of:=[.D1969]/275" office:value-type="float" office:value="12.3436363636364" calcext:value-type="float">
            <text:p>12,3436363636364</text:p>
          </table:table-cell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office:value-type="float" office:value="1396.5" calcext:value-type="float">
            <text:p>1396,5</text:p>
          </table:table-cell>
          <table:table-cell office:value-type="float" office:value="3344.5" calcext:value-type="float">
            <text:p>3344,5</text:p>
          </table:table-cell>
          <table:table-cell office:value-type="float" office:value="118" calcext:value-type="float">
            <text:p>118</text:p>
          </table:table-cell>
          <table:table-cell table:formula="of:=[.E1970]*24*60" office:value-type="float" office:value="169920" calcext:value-type="float">
            <text:p>169920</text:p>
          </table:table-cell>
          <table:table-cell table:formula="of:=[.C1970]/275" office:value-type="float" office:value="5.07818181818182" calcext:value-type="float">
            <text:p>5,07818181818182</text:p>
          </table:table-cell>
          <table:table-cell table:formula="of:=[.D1970]/275" office:value-type="float" office:value="12.1618181818182" calcext:value-type="float">
            <text:p>12,1618181818182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1374.5" calcext:value-type="float">
            <text:p>1374,5</text:p>
          </table:table-cell>
          <table:table-cell office:value-type="float" office:value="3240.5" calcext:value-type="float">
            <text:p>3240,5</text:p>
          </table:table-cell>
          <table:table-cell office:value-type="float" office:value="118" calcext:value-type="float">
            <text:p>118</text:p>
          </table:table-cell>
          <table:table-cell table:formula="of:=[.E1971]*24*60" office:value-type="float" office:value="169920" calcext:value-type="float">
            <text:p>169920</text:p>
          </table:table-cell>
          <table:table-cell table:formula="of:=[.C1971]/275" office:value-type="float" office:value="4.99818181818182" calcext:value-type="float">
            <text:p>4,99818181818182</text:p>
          </table:table-cell>
          <table:table-cell table:formula="of:=[.D1971]/275" office:value-type="float" office:value="11.7836363636364" calcext:value-type="float">
            <text:p>11,7836363636364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float" office:value="1342.5" calcext:value-type="float">
            <text:p>1342,5</text:p>
          </table:table-cell>
          <table:table-cell office:value-type="float" office:value="3122.5" calcext:value-type="float">
            <text:p>3122,5</text:p>
          </table:table-cell>
          <table:table-cell office:value-type="float" office:value="118" calcext:value-type="float">
            <text:p>118</text:p>
          </table:table-cell>
          <table:table-cell table:formula="of:=[.E1972]*24*60" office:value-type="float" office:value="169920" calcext:value-type="float">
            <text:p>169920</text:p>
          </table:table-cell>
          <table:table-cell table:formula="of:=[.C1972]/275" office:value-type="float" office:value="4.88181818181818" calcext:value-type="float">
            <text:p>4,88181818181818</text:p>
          </table:table-cell>
          <table:table-cell table:formula="of:=[.D1972]/275" office:value-type="float" office:value="11.3545454545455" calcext:value-type="float">
            <text:p>11,3545454545455</text:p>
          </table:table-cell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float" office:value="1276.5" calcext:value-type="float">
            <text:p>1276,5</text:p>
          </table:table-cell>
          <table:table-cell office:value-type="float" office:value="3040.5" calcext:value-type="float">
            <text:p>3040,5</text:p>
          </table:table-cell>
          <table:table-cell office:value-type="float" office:value="118" calcext:value-type="float">
            <text:p>118</text:p>
          </table:table-cell>
          <table:table-cell table:formula="of:=[.E1973]*24*60" office:value-type="float" office:value="169920" calcext:value-type="float">
            <text:p>169920</text:p>
          </table:table-cell>
          <table:table-cell table:formula="of:=[.C1973]/275" office:value-type="float" office:value="4.64181818181818" calcext:value-type="float">
            <text:p>4,64181818181818</text:p>
          </table:table-cell>
          <table:table-cell table:formula="of:=[.D1973]/275" office:value-type="float" office:value="11.0563636363636" calcext:value-type="float">
            <text:p>11,0563636363636</text:p>
          </table:table-cell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float" office:value="1252.5" calcext:value-type="float">
            <text:p>1252,5</text:p>
          </table:table-cell>
          <table:table-cell office:value-type="float" office:value="2892.5" calcext:value-type="float">
            <text:p>2892,5</text:p>
          </table:table-cell>
          <table:table-cell office:value-type="float" office:value="118" calcext:value-type="float">
            <text:p>118</text:p>
          </table:table-cell>
          <table:table-cell table:formula="of:=[.E1974]*24*60" office:value-type="float" office:value="169920" calcext:value-type="float">
            <text:p>169920</text:p>
          </table:table-cell>
          <table:table-cell table:formula="of:=[.C1974]/275" office:value-type="float" office:value="4.55454545454546" calcext:value-type="float">
            <text:p>4,55454545454546</text:p>
          </table:table-cell>
          <table:table-cell table:formula="of:=[.D1974]/275" office:value-type="float" office:value="10.5181818181818" calcext:value-type="float">
            <text:p>10,5181818181818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1204.5" calcext:value-type="float">
            <text:p>1204,5</text:p>
          </table:table-cell>
          <table:table-cell office:value-type="float" office:value="2708.5" calcext:value-type="float">
            <text:p>2708,5</text:p>
          </table:table-cell>
          <table:table-cell office:value-type="float" office:value="122" calcext:value-type="float">
            <text:p>122</text:p>
          </table:table-cell>
          <table:table-cell table:formula="of:=[.E1975]*24*60" office:value-type="float" office:value="175680" calcext:value-type="float">
            <text:p>175680</text:p>
          </table:table-cell>
          <table:table-cell table:formula="of:=[.C1975]/275" office:value-type="float" office:value="4.38" calcext:value-type="float">
            <text:p>4,38</text:p>
          </table:table-cell>
          <table:table-cell table:formula="of:=[.D1975]/275" office:value-type="float" office:value="9.84909090909091" calcext:value-type="float">
            <text:p>9,84909090909091</text:p>
          </table:table-cell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1240.5" calcext:value-type="float">
            <text:p>1240,5</text:p>
          </table:table-cell>
          <table:table-cell office:value-type="float" office:value="2756.5" calcext:value-type="float">
            <text:p>2756,5</text:p>
          </table:table-cell>
          <table:table-cell office:value-type="float" office:value="122" calcext:value-type="float">
            <text:p>122</text:p>
          </table:table-cell>
          <table:table-cell table:formula="of:=[.E1976]*24*60" office:value-type="float" office:value="175680" calcext:value-type="float">
            <text:p>175680</text:p>
          </table:table-cell>
          <table:table-cell table:formula="of:=[.C1976]/275" office:value-type="float" office:value="4.51090909090909" calcext:value-type="float">
            <text:p>4,51090909090909</text:p>
          </table:table-cell>
          <table:table-cell table:formula="of:=[.D1976]/275" office:value-type="float" office:value="10.0236363636364" calcext:value-type="float">
            <text:p>10,0236363636364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1248.5" calcext:value-type="float">
            <text:p>1248,5</text:p>
          </table:table-cell>
          <table:table-cell office:value-type="float" office:value="2854.5" calcext:value-type="float">
            <text:p>2854,5</text:p>
          </table:table-cell>
          <table:table-cell office:value-type="float" office:value="122" calcext:value-type="float">
            <text:p>122</text:p>
          </table:table-cell>
          <table:table-cell table:formula="of:=[.E1977]*24*60" office:value-type="float" office:value="175680" calcext:value-type="float">
            <text:p>175680</text:p>
          </table:table-cell>
          <table:table-cell table:formula="of:=[.C1977]/275" office:value-type="float" office:value="4.54" calcext:value-type="float">
            <text:p>4,54</text:p>
          </table:table-cell>
          <table:table-cell table:formula="of:=[.D1977]/275" office:value-type="float" office:value="10.38" calcext:value-type="float">
            <text:p>10,38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1260.5" calcext:value-type="float">
            <text:p>1260,5</text:p>
          </table:table-cell>
          <table:table-cell office:value-type="float" office:value="2974.5" calcext:value-type="float">
            <text:p>2974,5</text:p>
          </table:table-cell>
          <table:table-cell office:value-type="float" office:value="122" calcext:value-type="float">
            <text:p>122</text:p>
          </table:table-cell>
          <table:table-cell table:formula="of:=[.E1978]*24*60" office:value-type="float" office:value="175680" calcext:value-type="float">
            <text:p>175680</text:p>
          </table:table-cell>
          <table:table-cell table:formula="of:=[.C1978]/275" office:value-type="float" office:value="4.58363636363636" calcext:value-type="float">
            <text:p>4,58363636363636</text:p>
          </table:table-cell>
          <table:table-cell table:formula="of:=[.D1978]/275" office:value-type="float" office:value="10.8163636363636" calcext:value-type="float">
            <text:p>10,8163636363636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float" office:value="1282.5" calcext:value-type="float">
            <text:p>1282,5</text:p>
          </table:table-cell>
          <table:table-cell office:value-type="float" office:value="3064.5" calcext:value-type="float">
            <text:p>3064,5</text:p>
          </table:table-cell>
          <table:table-cell office:value-type="float" office:value="122" calcext:value-type="float">
            <text:p>122</text:p>
          </table:table-cell>
          <table:table-cell table:formula="of:=[.E1979]*24*60" office:value-type="float" office:value="175680" calcext:value-type="float">
            <text:p>175680</text:p>
          </table:table-cell>
          <table:table-cell table:formula="of:=[.C1979]/275" office:value-type="float" office:value="4.66363636363636" calcext:value-type="float">
            <text:p>4,66363636363636</text:p>
          </table:table-cell>
          <table:table-cell table:formula="of:=[.D1979]/275" office:value-type="float" office:value="11.1436363636364" calcext:value-type="float">
            <text:p>11,1436363636364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1342.5" calcext:value-type="float">
            <text:p>1342,5</text:p>
          </table:table-cell>
          <table:table-cell office:value-type="float" office:value="3148.5" calcext:value-type="float">
            <text:p>3148,5</text:p>
          </table:table-cell>
          <table:table-cell office:value-type="float" office:value="122" calcext:value-type="float">
            <text:p>122</text:p>
          </table:table-cell>
          <table:table-cell table:formula="of:=[.E1980]*24*60" office:value-type="float" office:value="175680" calcext:value-type="float">
            <text:p>175680</text:p>
          </table:table-cell>
          <table:table-cell table:formula="of:=[.C1980]/275" office:value-type="float" office:value="4.88181818181818" calcext:value-type="float">
            <text:p>4,88181818181818</text:p>
          </table:table-cell>
          <table:table-cell table:formula="of:=[.D1980]/275" office:value-type="float" office:value="11.4490909090909" calcext:value-type="float">
            <text:p>11,4490909090909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1366.5" calcext:value-type="float">
            <text:p>1366,5</text:p>
          </table:table-cell>
          <table:table-cell office:value-type="float" office:value="3252.5" calcext:value-type="float">
            <text:p>3252,5</text:p>
          </table:table-cell>
          <table:table-cell office:value-type="float" office:value="122" calcext:value-type="float">
            <text:p>122</text:p>
          </table:table-cell>
          <table:table-cell table:formula="of:=[.E1981]*24*60" office:value-type="float" office:value="175680" calcext:value-type="float">
            <text:p>175680</text:p>
          </table:table-cell>
          <table:table-cell table:formula="of:=[.C1981]/275" office:value-type="float" office:value="4.96909090909091" calcext:value-type="float">
            <text:p>4,96909090909091</text:p>
          </table:table-cell>
          <table:table-cell table:formula="of:=[.D1981]/275" office:value-type="float" office:value="11.8272727272727" calcext:value-type="float">
            <text:p>11,8272727272727</text:p>
          </table:table-cell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float" office:value="1400.5" calcext:value-type="float">
            <text:p>1400,5</text:p>
          </table:table-cell>
          <table:table-cell office:value-type="float" office:value="3348.5" calcext:value-type="float">
            <text:p>3348,5</text:p>
          </table:table-cell>
          <table:table-cell office:value-type="float" office:value="122" calcext:value-type="float">
            <text:p>122</text:p>
          </table:table-cell>
          <table:table-cell table:formula="of:=[.E1982]*24*60" office:value-type="float" office:value="175680" calcext:value-type="float">
            <text:p>175680</text:p>
          </table:table-cell>
          <table:table-cell table:formula="of:=[.C1982]/275" office:value-type="float" office:value="5.09272727272727" calcext:value-type="float">
            <text:p>5,09272727272727</text:p>
          </table:table-cell>
          <table:table-cell table:formula="of:=[.D1982]/275" office:value-type="float" office:value="12.1763636363636" calcext:value-type="float">
            <text:p>12,1763636363636</text:p>
          </table:table-cell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float" office:value="1362.5" calcext:value-type="float">
            <text:p>1362,5</text:p>
          </table:table-cell>
          <table:table-cell office:value-type="float" office:value="3402.5" calcext:value-type="float">
            <text:p>3402,5</text:p>
          </table:table-cell>
          <table:table-cell office:value-type="float" office:value="122" calcext:value-type="float">
            <text:p>122</text:p>
          </table:table-cell>
          <table:table-cell table:formula="of:=[.E1983]*24*60" office:value-type="float" office:value="175680" calcext:value-type="float">
            <text:p>175680</text:p>
          </table:table-cell>
          <table:table-cell table:formula="of:=[.C1983]/275" office:value-type="float" office:value="4.95454545454545" calcext:value-type="float">
            <text:p>4,95454545454545</text:p>
          </table:table-cell>
          <table:table-cell table:formula="of:=[.D1983]/275" office:value-type="float" office:value="12.3727272727273" calcext:value-type="float">
            <text:p>12,3727272727273</text:p>
          </table:table-cell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float" office:value="1350.5" calcext:value-type="float">
            <text:p>1350,5</text:p>
          </table:table-cell>
          <table:table-cell office:value-type="float" office:value="3534.5" calcext:value-type="float">
            <text:p>3534,5</text:p>
          </table:table-cell>
          <table:table-cell office:value-type="float" office:value="122" calcext:value-type="float">
            <text:p>122</text:p>
          </table:table-cell>
          <table:table-cell table:formula="of:=[.E1984]*24*60" office:value-type="float" office:value="175680" calcext:value-type="float">
            <text:p>175680</text:p>
          </table:table-cell>
          <table:table-cell table:formula="of:=[.C1984]/275" office:value-type="float" office:value="4.91090909090909" calcext:value-type="float">
            <text:p>4,91090909090909</text:p>
          </table:table-cell>
          <table:table-cell table:formula="of:=[.D1984]/275" office:value-type="float" office:value="12.8527272727273" calcext:value-type="float">
            <text:p>12,8527272727273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1342.5" calcext:value-type="float">
            <text:p>1342,5</text:p>
          </table:table-cell>
          <table:table-cell office:value-type="float" office:value="3640.5" calcext:value-type="float">
            <text:p>3640,5</text:p>
          </table:table-cell>
          <table:table-cell office:value-type="float" office:value="122" calcext:value-type="float">
            <text:p>122</text:p>
          </table:table-cell>
          <table:table-cell table:formula="of:=[.E1985]*24*60" office:value-type="float" office:value="175680" calcext:value-type="float">
            <text:p>175680</text:p>
          </table:table-cell>
          <table:table-cell table:formula="of:=[.C1985]/275" office:value-type="float" office:value="4.88181818181818" calcext:value-type="float">
            <text:p>4,88181818181818</text:p>
          </table:table-cell>
          <table:table-cell table:formula="of:=[.D1985]/275" office:value-type="float" office:value="13.2381818181818" calcext:value-type="float">
            <text:p>13,2381818181818</text:p>
          </table:table-cell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358.5" calcext:value-type="float">
            <text:p>1358,5</text:p>
          </table:table-cell>
          <table:table-cell office:value-type="float" office:value="3774.5" calcext:value-type="float">
            <text:p>3774,5</text:p>
          </table:table-cell>
          <table:table-cell office:value-type="float" office:value="122" calcext:value-type="float">
            <text:p>122</text:p>
          </table:table-cell>
          <table:table-cell table:formula="of:=[.E1986]*24*60" office:value-type="float" office:value="175680" calcext:value-type="float">
            <text:p>175680</text:p>
          </table:table-cell>
          <table:table-cell table:formula="of:=[.C1986]/275" office:value-type="float" office:value="4.94" calcext:value-type="float">
            <text:p>4,94</text:p>
          </table:table-cell>
          <table:table-cell table:formula="of:=[.D1986]/275" office:value-type="float" office:value="13.7254545454545" calcext:value-type="float">
            <text:p>13,7254545454545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1184.5" calcext:value-type="float">
            <text:p>1184,5</text:p>
          </table:table-cell>
          <table:table-cell office:value-type="float" office:value="2818.5" calcext:value-type="float">
            <text:p>2818,5</text:p>
          </table:table-cell>
          <table:table-cell office:value-type="float" office:value="122" calcext:value-type="float">
            <text:p>122</text:p>
          </table:table-cell>
          <table:table-cell table:formula="of:=[.E1987]*24*60" office:value-type="float" office:value="175680" calcext:value-type="float">
            <text:p>175680</text:p>
          </table:table-cell>
          <table:table-cell table:formula="of:=[.C1987]/275" office:value-type="float" office:value="4.30727272727273" calcext:value-type="float">
            <text:p>4,30727272727273</text:p>
          </table:table-cell>
          <table:table-cell table:formula="of:=[.D1987]/275" office:value-type="float" office:value="10.2490909090909" calcext:value-type="float">
            <text:p>10,2490909090909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1100.5" calcext:value-type="float">
            <text:p>1100,5</text:p>
          </table:table-cell>
          <table:table-cell office:value-type="float" office:value="2878.5" calcext:value-type="float">
            <text:p>2878,5</text:p>
          </table:table-cell>
          <table:table-cell office:value-type="float" office:value="122" calcext:value-type="float">
            <text:p>122</text:p>
          </table:table-cell>
          <table:table-cell table:formula="of:=[.E1988]*24*60" office:value-type="float" office:value="175680" calcext:value-type="float">
            <text:p>175680</text:p>
          </table:table-cell>
          <table:table-cell table:formula="of:=[.C1988]/275" office:value-type="float" office:value="4.00181818181818" calcext:value-type="float">
            <text:p>4,00181818181818</text:p>
          </table:table-cell>
          <table:table-cell table:formula="of:=[.D1988]/275" office:value-type="float" office:value="10.4672727272727" calcext:value-type="float">
            <text:p>10,4672727272727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1064.5" calcext:value-type="float">
            <text:p>1064,5</text:p>
          </table:table-cell>
          <table:table-cell office:value-type="float" office:value="3016.5" calcext:value-type="float">
            <text:p>3016,5</text:p>
          </table:table-cell>
          <table:table-cell office:value-type="float" office:value="122" calcext:value-type="float">
            <text:p>122</text:p>
          </table:table-cell>
          <table:table-cell table:formula="of:=[.E1989]*24*60" office:value-type="float" office:value="175680" calcext:value-type="float">
            <text:p>175680</text:p>
          </table:table-cell>
          <table:table-cell table:formula="of:=[.C1989]/275" office:value-type="float" office:value="3.87090909090909" calcext:value-type="float">
            <text:p>3,87090909090909</text:p>
          </table:table-cell>
          <table:table-cell table:formula="of:=[.D1989]/275" office:value-type="float" office:value="10.9690909090909" calcext:value-type="float">
            <text:p>10,9690909090909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966.5" calcext:value-type="float">
            <text:p>966,5</text:p>
          </table:table-cell>
          <table:table-cell office:value-type="float" office:value="3104.5" calcext:value-type="float">
            <text:p>3104,5</text:p>
          </table:table-cell>
          <table:table-cell office:value-type="float" office:value="122" calcext:value-type="float">
            <text:p>122</text:p>
          </table:table-cell>
          <table:table-cell table:formula="of:=[.E1990]*24*60" office:value-type="float" office:value="175680" calcext:value-type="float">
            <text:p>175680</text:p>
          </table:table-cell>
          <table:table-cell table:formula="of:=[.C1990]/275" office:value-type="float" office:value="3.51454545454545" calcext:value-type="float">
            <text:p>3,51454545454545</text:p>
          </table:table-cell>
          <table:table-cell table:formula="of:=[.D1990]/275" office:value-type="float" office:value="11.2890909090909" calcext:value-type="float">
            <text:p>11,2890909090909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938.5" calcext:value-type="float">
            <text:p>938,5</text:p>
          </table:table-cell>
          <table:table-cell office:value-type="float" office:value="3034.5" calcext:value-type="float">
            <text:p>3034,5</text:p>
          </table:table-cell>
          <table:table-cell office:value-type="float" office:value="122" calcext:value-type="float">
            <text:p>122</text:p>
          </table:table-cell>
          <table:table-cell table:formula="of:=[.E1991]*24*60" office:value-type="float" office:value="175680" calcext:value-type="float">
            <text:p>175680</text:p>
          </table:table-cell>
          <table:table-cell table:formula="of:=[.C1991]/275" office:value-type="float" office:value="3.41272727272727" calcext:value-type="float">
            <text:p>3,41272727272727</text:p>
          </table:table-cell>
          <table:table-cell table:formula="of:=[.D1991]/275" office:value-type="float" office:value="11.0345454545455" calcext:value-type="float">
            <text:p>11,0345454545455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890.5" calcext:value-type="float">
            <text:p>890,5</text:p>
          </table:table-cell>
          <table:table-cell office:value-type="float" office:value="3132.5" calcext:value-type="float">
            <text:p>3132,5</text:p>
          </table:table-cell>
          <table:table-cell office:value-type="float" office:value="122" calcext:value-type="float">
            <text:p>122</text:p>
          </table:table-cell>
          <table:table-cell table:formula="of:=[.E1992]*24*60" office:value-type="float" office:value="175680" calcext:value-type="float">
            <text:p>175680</text:p>
          </table:table-cell>
          <table:table-cell table:formula="of:=[.C1992]/275" office:value-type="float" office:value="3.23818181818182" calcext:value-type="float">
            <text:p>3,23818181818182</text:p>
          </table:table-cell>
          <table:table-cell table:formula="of:=[.D1992]/275" office:value-type="float" office:value="11.3909090909091" calcext:value-type="float">
            <text:p>11,3909090909091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826.5" calcext:value-type="float">
            <text:p>826,5</text:p>
          </table:table-cell>
          <table:table-cell office:value-type="float" office:value="3172.5" calcext:value-type="float">
            <text:p>3172,5</text:p>
          </table:table-cell>
          <table:table-cell office:value-type="float" office:value="122" calcext:value-type="float">
            <text:p>122</text:p>
          </table:table-cell>
          <table:table-cell table:formula="of:=[.E1993]*24*60" office:value-type="float" office:value="175680" calcext:value-type="float">
            <text:p>175680</text:p>
          </table:table-cell>
          <table:table-cell table:formula="of:=[.C1993]/275" office:value-type="float" office:value="3.00545454545455" calcext:value-type="float">
            <text:p>3,00545454545455</text:p>
          </table:table-cell>
          <table:table-cell table:formula="of:=[.D1993]/275" office:value-type="float" office:value="11.5363636363636" calcext:value-type="float">
            <text:p>11,5363636363636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800.5" calcext:value-type="float">
            <text:p>800,5</text:p>
          </table:table-cell>
          <table:table-cell office:value-type="float" office:value="3168.5" calcext:value-type="float">
            <text:p>3168,5</text:p>
          </table:table-cell>
          <table:table-cell office:value-type="float" office:value="122" calcext:value-type="float">
            <text:p>122</text:p>
          </table:table-cell>
          <table:table-cell table:formula="of:=[.E1994]*24*60" office:value-type="float" office:value="175680" calcext:value-type="float">
            <text:p>175680</text:p>
          </table:table-cell>
          <table:table-cell table:formula="of:=[.C1994]/275" office:value-type="float" office:value="2.91090909090909" calcext:value-type="float">
            <text:p>2,91090909090909</text:p>
          </table:table-cell>
          <table:table-cell table:formula="of:=[.D1994]/275" office:value-type="float" office:value="11.5218181818182" calcext:value-type="float">
            <text:p>11,5218181818182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780.5" calcext:value-type="float">
            <text:p>780,5</text:p>
          </table:table-cell>
          <table:table-cell office:value-type="float" office:value="3258.5" calcext:value-type="float">
            <text:p>3258,5</text:p>
          </table:table-cell>
          <table:table-cell office:value-type="float" office:value="122" calcext:value-type="float">
            <text:p>122</text:p>
          </table:table-cell>
          <table:table-cell table:formula="of:=[.E1995]*24*60" office:value-type="float" office:value="175680" calcext:value-type="float">
            <text:p>175680</text:p>
          </table:table-cell>
          <table:table-cell table:formula="of:=[.C1995]/275" office:value-type="float" office:value="2.83818181818182" calcext:value-type="float">
            <text:p>2,83818181818182</text:p>
          </table:table-cell>
          <table:table-cell table:formula="of:=[.D1995]/275" office:value-type="float" office:value="11.8490909090909" calcext:value-type="float">
            <text:p>11,8490909090909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718.5" calcext:value-type="float">
            <text:p>718,5</text:p>
          </table:table-cell>
          <table:table-cell office:value-type="float" office:value="3320.5" calcext:value-type="float">
            <text:p>3320,5</text:p>
          </table:table-cell>
          <table:table-cell office:value-type="float" office:value="122" calcext:value-type="float">
            <text:p>122</text:p>
          </table:table-cell>
          <table:table-cell table:formula="of:=[.E1996]*24*60" office:value-type="float" office:value="175680" calcext:value-type="float">
            <text:p>175680</text:p>
          </table:table-cell>
          <table:table-cell table:formula="of:=[.C1996]/275" office:value-type="float" office:value="2.61272727272727" calcext:value-type="float">
            <text:p>2,61272727272727</text:p>
          </table:table-cell>
          <table:table-cell table:formula="of:=[.D1996]/275" office:value-type="float" office:value="12.0745454545455" calcext:value-type="float">
            <text:p>12,0745454545455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634.5" calcext:value-type="float">
            <text:p>634,5</text:p>
          </table:table-cell>
          <table:table-cell office:value-type="float" office:value="3386.5" calcext:value-type="float">
            <text:p>3386,5</text:p>
          </table:table-cell>
          <table:table-cell office:value-type="float" office:value="122" calcext:value-type="float">
            <text:p>122</text:p>
          </table:table-cell>
          <table:table-cell table:formula="of:=[.E1997]*24*60" office:value-type="float" office:value="175680" calcext:value-type="float">
            <text:p>175680</text:p>
          </table:table-cell>
          <table:table-cell table:formula="of:=[.C1997]/275" office:value-type="float" office:value="2.30727272727273" calcext:value-type="float">
            <text:p>2,30727272727273</text:p>
          </table:table-cell>
          <table:table-cell table:formula="of:=[.D1997]/275" office:value-type="float" office:value="12.3145454545455" calcext:value-type="float">
            <text:p>12,3145454545455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594.5" calcext:value-type="float">
            <text:p>594,5</text:p>
          </table:table-cell>
          <table:table-cell office:value-type="float" office:value="3480.5" calcext:value-type="float">
            <text:p>3480,5</text:p>
          </table:table-cell>
          <table:table-cell office:value-type="float" office:value="122" calcext:value-type="float">
            <text:p>122</text:p>
          </table:table-cell>
          <table:table-cell table:formula="of:=[.E1998]*24*60" office:value-type="float" office:value="175680" calcext:value-type="float">
            <text:p>175680</text:p>
          </table:table-cell>
          <table:table-cell table:formula="of:=[.C1998]/275" office:value-type="float" office:value="2.16181818181818" calcext:value-type="float">
            <text:p>2,16181818181818</text:p>
          </table:table-cell>
          <table:table-cell table:formula="of:=[.D1998]/275" office:value-type="float" office:value="12.6563636363636" calcext:value-type="float">
            <text:p>12,6563636363636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562.5" calcext:value-type="float">
            <text:p>562,5</text:p>
          </table:table-cell>
          <table:table-cell office:value-type="float" office:value="3640.5" calcext:value-type="float">
            <text:p>3640,5</text:p>
          </table:table-cell>
          <table:table-cell office:value-type="float" office:value="122" calcext:value-type="float">
            <text:p>122</text:p>
          </table:table-cell>
          <table:table-cell table:formula="of:=[.E1999]*24*60" office:value-type="float" office:value="175680" calcext:value-type="float">
            <text:p>175680</text:p>
          </table:table-cell>
          <table:table-cell table:formula="of:=[.C1999]/275" office:value-type="float" office:value="2.04545454545455" calcext:value-type="float">
            <text:p>2,04545454545455</text:p>
          </table:table-cell>
          <table:table-cell table:formula="of:=[.D1999]/275" office:value-type="float" office:value="13.2381818181818" calcext:value-type="float">
            <text:p>13,2381818181818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584.5" calcext:value-type="float">
            <text:p>584,5</text:p>
          </table:table-cell>
          <table:table-cell office:value-type="float" office:value="3778.5" calcext:value-type="float">
            <text:p>3778,5</text:p>
          </table:table-cell>
          <table:table-cell office:value-type="float" office:value="122" calcext:value-type="float">
            <text:p>122</text:p>
          </table:table-cell>
          <table:table-cell table:formula="of:=[.E2000]*24*60" office:value-type="float" office:value="175680" calcext:value-type="float">
            <text:p>175680</text:p>
          </table:table-cell>
          <table:table-cell table:formula="of:=[.C2000]/275" office:value-type="float" office:value="2.12545454545455" calcext:value-type="float">
            <text:p>2,12545454545455</text:p>
          </table:table-cell>
          <table:table-cell table:formula="of:=[.D2000]/275" office:value-type="float" office:value="13.74" calcext:value-type="float">
            <text:p>13,7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40.5" calcext:value-type="float">
            <text:p>640,5</text:p>
          </table:table-cell>
          <table:table-cell office:value-type="float" office:value="3852.5" calcext:value-type="float">
            <text:p>3852,5</text:p>
          </table:table-cell>
          <table:table-cell office:value-type="float" office:value="122" calcext:value-type="float">
            <text:p>122</text:p>
          </table:table-cell>
          <table:table-cell table:formula="of:=[.E2001]*24*60" office:value-type="float" office:value="175680" calcext:value-type="float">
            <text:p>175680</text:p>
          </table:table-cell>
          <table:table-cell table:formula="of:=[.C2001]/275" office:value-type="float" office:value="2.32909090909091" calcext:value-type="float">
            <text:p>2,32909090909091</text:p>
          </table:table-cell>
          <table:table-cell table:formula="of:=[.D2001]/275" office:value-type="float" office:value="14.0090909090909" calcext:value-type="float">
            <text:p>14,0090909090909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794.5" calcext:value-type="float">
            <text:p>794,5</text:p>
          </table:table-cell>
          <table:table-cell office:value-type="float" office:value="3216.5" calcext:value-type="float">
            <text:p>3216,5</text:p>
          </table:table-cell>
          <table:table-cell office:value-type="float" office:value="122" calcext:value-type="float">
            <text:p>122</text:p>
          </table:table-cell>
          <table:table-cell table:formula="of:=[.E2002]*24*60" office:value-type="float" office:value="175680" calcext:value-type="float">
            <text:p>175680</text:p>
          </table:table-cell>
          <table:table-cell table:formula="of:=[.C2002]/275" office:value-type="float" office:value="2.88909090909091" calcext:value-type="float">
            <text:p>2,88909090909091</text:p>
          </table:table-cell>
          <table:table-cell table:formula="of:=[.D2002]/275" office:value-type="float" office:value="11.6963636363636" calcext:value-type="float">
            <text:p>11,6963636363636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194.5" calcext:value-type="float">
            <text:p>1194,5</text:p>
          </table:table-cell>
          <table:table-cell office:value-type="float" office:value="2712.5" calcext:value-type="float">
            <text:p>2712,5</text:p>
          </table:table-cell>
          <table:table-cell office:value-type="float" office:value="126" calcext:value-type="float">
            <text:p>126</text:p>
          </table:table-cell>
          <table:table-cell table:formula="of:=[.E2003]*24*60" office:value-type="float" office:value="181440" calcext:value-type="float">
            <text:p>181440</text:p>
          </table:table-cell>
          <table:table-cell table:formula="of:=[.C2003]/275" office:value-type="float" office:value="4.34363636363636" calcext:value-type="float">
            <text:p>4,34363636363636</text:p>
          </table:table-cell>
          <table:table-cell table:formula="of:=[.D2003]/275" office:value-type="float" office:value="9.86363636363636" calcext:value-type="float">
            <text:p>9,86363636363636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220.5" calcext:value-type="float">
            <text:p>1220,5</text:p>
          </table:table-cell>
          <table:table-cell office:value-type="float" office:value="2718.5" calcext:value-type="float">
            <text:p>2718,5</text:p>
          </table:table-cell>
          <table:table-cell office:value-type="float" office:value="126" calcext:value-type="float">
            <text:p>126</text:p>
          </table:table-cell>
          <table:table-cell table:formula="of:=[.E2004]*24*60" office:value-type="float" office:value="181440" calcext:value-type="float">
            <text:p>181440</text:p>
          </table:table-cell>
          <table:table-cell table:formula="of:=[.C2004]/275" office:value-type="float" office:value="4.43818181818182" calcext:value-type="float">
            <text:p>4,43818181818182</text:p>
          </table:table-cell>
          <table:table-cell table:formula="of:=[.D2004]/275" office:value-type="float" office:value="9.88545454545455" calcext:value-type="float">
            <text:p>9,88545454545455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238.5" calcext:value-type="float">
            <text:p>1238,5</text:p>
          </table:table-cell>
          <table:table-cell office:value-type="float" office:value="2782.5" calcext:value-type="float">
            <text:p>2782,5</text:p>
          </table:table-cell>
          <table:table-cell office:value-type="float" office:value="126" calcext:value-type="float">
            <text:p>126</text:p>
          </table:table-cell>
          <table:table-cell table:formula="of:=[.E2005]*24*60" office:value-type="float" office:value="181440" calcext:value-type="float">
            <text:p>181440</text:p>
          </table:table-cell>
          <table:table-cell table:formula="of:=[.C2005]/275" office:value-type="float" office:value="4.50363636363636" calcext:value-type="float">
            <text:p>4,50363636363636</text:p>
          </table:table-cell>
          <table:table-cell table:formula="of:=[.D2005]/275" office:value-type="float" office:value="10.1181818181818" calcext:value-type="float">
            <text:p>10,1181818181818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244.5" calcext:value-type="float">
            <text:p>1244,5</text:p>
          </table:table-cell>
          <table:table-cell office:value-type="float" office:value="2886.5" calcext:value-type="float">
            <text:p>2886,5</text:p>
          </table:table-cell>
          <table:table-cell office:value-type="float" office:value="126" calcext:value-type="float">
            <text:p>126</text:p>
          </table:table-cell>
          <table:table-cell table:formula="of:=[.E2006]*24*60" office:value-type="float" office:value="181440" calcext:value-type="float">
            <text:p>181440</text:p>
          </table:table-cell>
          <table:table-cell table:formula="of:=[.C2006]/275" office:value-type="float" office:value="4.52545454545455" calcext:value-type="float">
            <text:p>4,52545454545455</text:p>
          </table:table-cell>
          <table:table-cell table:formula="of:=[.D2006]/275" office:value-type="float" office:value="10.4963636363636" calcext:value-type="float">
            <text:p>10,496363636363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266.5" calcext:value-type="float">
            <text:p>1266,5</text:p>
          </table:table-cell>
          <table:table-cell office:value-type="float" office:value="2998.5" calcext:value-type="float">
            <text:p>2998,5</text:p>
          </table:table-cell>
          <table:table-cell office:value-type="float" office:value="126" calcext:value-type="float">
            <text:p>126</text:p>
          </table:table-cell>
          <table:table-cell table:formula="of:=[.E2007]*24*60" office:value-type="float" office:value="181440" calcext:value-type="float">
            <text:p>181440</text:p>
          </table:table-cell>
          <table:table-cell table:formula="of:=[.C2007]/275" office:value-type="float" office:value="4.60545454545455" calcext:value-type="float">
            <text:p>4,60545454545455</text:p>
          </table:table-cell>
          <table:table-cell table:formula="of:=[.D2007]/275" office:value-type="float" office:value="10.9036363636364" calcext:value-type="float">
            <text:p>10,9036363636364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304.5" calcext:value-type="float">
            <text:p>1304,5</text:p>
          </table:table-cell>
          <table:table-cell office:value-type="float" office:value="3084.5" calcext:value-type="float">
            <text:p>3084,5</text:p>
          </table:table-cell>
          <table:table-cell office:value-type="float" office:value="126" calcext:value-type="float">
            <text:p>126</text:p>
          </table:table-cell>
          <table:table-cell table:formula="of:=[.E2008]*24*60" office:value-type="float" office:value="181440" calcext:value-type="float">
            <text:p>181440</text:p>
          </table:table-cell>
          <table:table-cell table:formula="of:=[.C2008]/275" office:value-type="float" office:value="4.74363636363636" calcext:value-type="float">
            <text:p>4,74363636363636</text:p>
          </table:table-cell>
          <table:table-cell table:formula="of:=[.D2008]/275" office:value-type="float" office:value="11.2163636363636" calcext:value-type="float">
            <text:p>11,216363636363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350.5" calcext:value-type="float">
            <text:p>1350,5</text:p>
          </table:table-cell>
          <table:table-cell office:value-type="float" office:value="3162.5" calcext:value-type="float">
            <text:p>3162,5</text:p>
          </table:table-cell>
          <table:table-cell office:value-type="float" office:value="126" calcext:value-type="float">
            <text:p>126</text:p>
          </table:table-cell>
          <table:table-cell table:formula="of:=[.E2009]*24*60" office:value-type="float" office:value="181440" calcext:value-type="float">
            <text:p>181440</text:p>
          </table:table-cell>
          <table:table-cell table:formula="of:=[.C2009]/275" office:value-type="float" office:value="4.91090909090909" calcext:value-type="float">
            <text:p>4,91090909090909</text:p>
          </table:table-cell>
          <table:table-cell table:formula="of:=[.D2009]/275" office:value-type="float" office:value="11.5" calcext:value-type="float">
            <text:p>11,5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378.5" calcext:value-type="float">
            <text:p>1378,5</text:p>
          </table:table-cell>
          <table:table-cell office:value-type="float" office:value="3258.5" calcext:value-type="float">
            <text:p>3258,5</text:p>
          </table:table-cell>
          <table:table-cell office:value-type="float" office:value="126" calcext:value-type="float">
            <text:p>126</text:p>
          </table:table-cell>
          <table:table-cell table:formula="of:=[.E2010]*24*60" office:value-type="float" office:value="181440" calcext:value-type="float">
            <text:p>181440</text:p>
          </table:table-cell>
          <table:table-cell table:formula="of:=[.C2010]/275" office:value-type="float" office:value="5.01272727272727" calcext:value-type="float">
            <text:p>5,01272727272727</text:p>
          </table:table-cell>
          <table:table-cell table:formula="of:=[.D2010]/275" office:value-type="float" office:value="11.8490909090909" calcext:value-type="float">
            <text:p>11,8490909090909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386.5" calcext:value-type="float">
            <text:p>1386,5</text:p>
          </table:table-cell>
          <table:table-cell office:value-type="float" office:value="3360.5" calcext:value-type="float">
            <text:p>3360,5</text:p>
          </table:table-cell>
          <table:table-cell office:value-type="float" office:value="126" calcext:value-type="float">
            <text:p>126</text:p>
          </table:table-cell>
          <table:table-cell table:formula="of:=[.E2011]*24*60" office:value-type="float" office:value="181440" calcext:value-type="float">
            <text:p>181440</text:p>
          </table:table-cell>
          <table:table-cell table:formula="of:=[.C2011]/275" office:value-type="float" office:value="5.04181818181818" calcext:value-type="float">
            <text:p>5,04181818181818</text:p>
          </table:table-cell>
          <table:table-cell table:formula="of:=[.D2011]/275" office:value-type="float" office:value="12.22" calcext:value-type="float">
            <text:p>12,22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360.5" calcext:value-type="float">
            <text:p>1360,5</text:p>
          </table:table-cell>
          <table:table-cell office:value-type="float" office:value="3446.5" calcext:value-type="float">
            <text:p>3446,5</text:p>
          </table:table-cell>
          <table:table-cell office:value-type="float" office:value="126" calcext:value-type="float">
            <text:p>126</text:p>
          </table:table-cell>
          <table:table-cell table:formula="of:=[.E2012]*24*60" office:value-type="float" office:value="181440" calcext:value-type="float">
            <text:p>181440</text:p>
          </table:table-cell>
          <table:table-cell table:formula="of:=[.C2012]/275" office:value-type="float" office:value="4.94727272727273" calcext:value-type="float">
            <text:p>4,94727272727273</text:p>
          </table:table-cell>
          <table:table-cell table:formula="of:=[.D2012]/275" office:value-type="float" office:value="12.5327272727273" calcext:value-type="float">
            <text:p>12,532727272727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350.5" calcext:value-type="float">
            <text:p>1350,5</text:p>
          </table:table-cell>
          <table:table-cell office:value-type="float" office:value="3574.5" calcext:value-type="float">
            <text:p>3574,5</text:p>
          </table:table-cell>
          <table:table-cell office:value-type="float" office:value="126" calcext:value-type="float">
            <text:p>126</text:p>
          </table:table-cell>
          <table:table-cell table:formula="of:=[.E2013]*24*60" office:value-type="float" office:value="181440" calcext:value-type="float">
            <text:p>181440</text:p>
          </table:table-cell>
          <table:table-cell table:formula="of:=[.C2013]/275" office:value-type="float" office:value="4.91090909090909" calcext:value-type="float">
            <text:p>4,91090909090909</text:p>
          </table:table-cell>
          <table:table-cell table:formula="of:=[.D2013]/275" office:value-type="float" office:value="12.9981818181818" calcext:value-type="float">
            <text:p>12,9981818181818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334.5" calcext:value-type="float">
            <text:p>1334,5</text:p>
          </table:table-cell>
          <table:table-cell office:value-type="float" office:value="3662.5" calcext:value-type="float">
            <text:p>3662,5</text:p>
          </table:table-cell>
          <table:table-cell office:value-type="float" office:value="126" calcext:value-type="float">
            <text:p>126</text:p>
          </table:table-cell>
          <table:table-cell table:formula="of:=[.E2014]*24*60" office:value-type="float" office:value="181440" calcext:value-type="float">
            <text:p>181440</text:p>
          </table:table-cell>
          <table:table-cell table:formula="of:=[.C2014]/275" office:value-type="float" office:value="4.85272727272727" calcext:value-type="float">
            <text:p>4,85272727272727</text:p>
          </table:table-cell>
          <table:table-cell table:formula="of:=[.D2014]/275" office:value-type="float" office:value="13.3181818181818" calcext:value-type="float">
            <text:p>13,3181818181818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342.5" calcext:value-type="float">
            <text:p>1342,5</text:p>
          </table:table-cell>
          <table:table-cell office:value-type="float" office:value="3742.5" calcext:value-type="float">
            <text:p>3742,5</text:p>
          </table:table-cell>
          <table:table-cell office:value-type="float" office:value="126" calcext:value-type="float">
            <text:p>126</text:p>
          </table:table-cell>
          <table:table-cell table:formula="of:=[.E2015]*24*60" office:value-type="float" office:value="181440" calcext:value-type="float">
            <text:p>181440</text:p>
          </table:table-cell>
          <table:table-cell table:formula="of:=[.C2015]/275" office:value-type="float" office:value="4.88181818181818" calcext:value-type="float">
            <text:p>4,88181818181818</text:p>
          </table:table-cell>
          <table:table-cell table:formula="of:=[.D2015]/275" office:value-type="float" office:value="13.6090909090909" calcext:value-type="float">
            <text:p>13,6090909090909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362.5" calcext:value-type="float">
            <text:p>1362,5</text:p>
          </table:table-cell>
          <table:table-cell office:value-type="float" office:value="3804.5" calcext:value-type="float">
            <text:p>3804,5</text:p>
          </table:table-cell>
          <table:table-cell office:value-type="float" office:value="126" calcext:value-type="float">
            <text:p>126</text:p>
          </table:table-cell>
          <table:table-cell table:formula="of:=[.E2016]*24*60" office:value-type="float" office:value="181440" calcext:value-type="float">
            <text:p>181440</text:p>
          </table:table-cell>
          <table:table-cell table:formula="of:=[.C2016]/275" office:value-type="float" office:value="4.95454545454545" calcext:value-type="float">
            <text:p>4,95454545454545</text:p>
          </table:table-cell>
          <table:table-cell table:formula="of:=[.D2016]/275" office:value-type="float" office:value="13.8345454545455" calcext:value-type="float">
            <text:p>13,8345454545455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186.5" calcext:value-type="float">
            <text:p>1186,5</text:p>
          </table:table-cell>
          <table:table-cell office:value-type="float" office:value="2794.5" calcext:value-type="float">
            <text:p>2794,5</text:p>
          </table:table-cell>
          <table:table-cell office:value-type="float" office:value="126" calcext:value-type="float">
            <text:p>126</text:p>
          </table:table-cell>
          <table:table-cell table:formula="of:=[.E2017]*24*60" office:value-type="float" office:value="181440" calcext:value-type="float">
            <text:p>181440</text:p>
          </table:table-cell>
          <table:table-cell table:formula="of:=[.C2017]/275" office:value-type="float" office:value="4.31454545454545" calcext:value-type="float">
            <text:p>4,31454545454545</text:p>
          </table:table-cell>
          <table:table-cell table:formula="of:=[.D2017]/275" office:value-type="float" office:value="10.1618181818182" calcext:value-type="float">
            <text:p>10,1618181818182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142.5" calcext:value-type="float">
            <text:p>1142,5</text:p>
          </table:table-cell>
          <table:table-cell office:value-type="float" office:value="2832.5" calcext:value-type="float">
            <text:p>2832,5</text:p>
          </table:table-cell>
          <table:table-cell office:value-type="float" office:value="126" calcext:value-type="float">
            <text:p>126</text:p>
          </table:table-cell>
          <table:table-cell table:formula="of:=[.E2018]*24*60" office:value-type="float" office:value="181440" calcext:value-type="float">
            <text:p>181440</text:p>
          </table:table-cell>
          <table:table-cell table:formula="of:=[.C2018]/275" office:value-type="float" office:value="4.15454545454545" calcext:value-type="float">
            <text:p>4,15454545454545</text:p>
          </table:table-cell>
          <table:table-cell table:formula="of:=[.D2018]/275" office:value-type="float" office:value="10.3" calcext:value-type="float">
            <text:p>10,3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1100.5" calcext:value-type="float">
            <text:p>1100,5</text:p>
          </table:table-cell>
          <table:table-cell office:value-type="float" office:value="2876.5" calcext:value-type="float">
            <text:p>2876,5</text:p>
          </table:table-cell>
          <table:table-cell office:value-type="float" office:value="126" calcext:value-type="float">
            <text:p>126</text:p>
          </table:table-cell>
          <table:table-cell table:formula="of:=[.E2019]*24*60" office:value-type="float" office:value="181440" calcext:value-type="float">
            <text:p>181440</text:p>
          </table:table-cell>
          <table:table-cell table:formula="of:=[.C2019]/275" office:value-type="float" office:value="4.00181818181818" calcext:value-type="float">
            <text:p>4,00181818181818</text:p>
          </table:table-cell>
          <table:table-cell table:formula="of:=[.D2019]/275" office:value-type="float" office:value="10.46" calcext:value-type="float">
            <text:p>10,46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106.5" calcext:value-type="float">
            <text:p>1106,5</text:p>
          </table:table-cell>
          <table:table-cell office:value-type="float" office:value="2924.5" calcext:value-type="float">
            <text:p>2924,5</text:p>
          </table:table-cell>
          <table:table-cell office:value-type="float" office:value="126" calcext:value-type="float">
            <text:p>126</text:p>
          </table:table-cell>
          <table:table-cell table:formula="of:=[.E2020]*24*60" office:value-type="float" office:value="181440" calcext:value-type="float">
            <text:p>181440</text:p>
          </table:table-cell>
          <table:table-cell table:formula="of:=[.C2020]/275" office:value-type="float" office:value="4.02363636363636" calcext:value-type="float">
            <text:p>4,02363636363636</text:p>
          </table:table-cell>
          <table:table-cell table:formula="of:=[.D2020]/275" office:value-type="float" office:value="10.6345454545455" calcext:value-type="float">
            <text:p>10,6345454545455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070.5" calcext:value-type="float">
            <text:p>1070,5</text:p>
          </table:table-cell>
          <table:table-cell office:value-type="float" office:value="2996.5" calcext:value-type="float">
            <text:p>2996,5</text:p>
          </table:table-cell>
          <table:table-cell office:value-type="float" office:value="126" calcext:value-type="float">
            <text:p>126</text:p>
          </table:table-cell>
          <table:table-cell table:formula="of:=[.E2021]*24*60" office:value-type="float" office:value="181440" calcext:value-type="float">
            <text:p>181440</text:p>
          </table:table-cell>
          <table:table-cell table:formula="of:=[.C2021]/275" office:value-type="float" office:value="3.89272727272727" calcext:value-type="float">
            <text:p>3,89272727272727</text:p>
          </table:table-cell>
          <table:table-cell table:formula="of:=[.D2021]/275" office:value-type="float" office:value="10.8963636363636" calcext:value-type="float">
            <text:p>10,8963636363636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032.5" calcext:value-type="float">
            <text:p>1032,5</text:p>
          </table:table-cell>
          <table:table-cell office:value-type="float" office:value="3064.5" calcext:value-type="float">
            <text:p>3064,5</text:p>
          </table:table-cell>
          <table:table-cell office:value-type="float" office:value="126" calcext:value-type="float">
            <text:p>126</text:p>
          </table:table-cell>
          <table:table-cell table:formula="of:=[.E2022]*24*60" office:value-type="float" office:value="181440" calcext:value-type="float">
            <text:p>181440</text:p>
          </table:table-cell>
          <table:table-cell table:formula="of:=[.C2022]/275" office:value-type="float" office:value="3.75454545454545" calcext:value-type="float">
            <text:p>3,75454545454545</text:p>
          </table:table-cell>
          <table:table-cell table:formula="of:=[.D2022]/275" office:value-type="float" office:value="11.1436363636364" calcext:value-type="float">
            <text:p>11,1436363636364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978.5" calcext:value-type="float">
            <text:p>978,5</text:p>
          </table:table-cell>
          <table:table-cell office:value-type="float" office:value="3110.5" calcext:value-type="float">
            <text:p>3110,5</text:p>
          </table:table-cell>
          <table:table-cell office:value-type="float" office:value="126" calcext:value-type="float">
            <text:p>126</text:p>
          </table:table-cell>
          <table:table-cell table:formula="of:=[.E2023]*24*60" office:value-type="float" office:value="181440" calcext:value-type="float">
            <text:p>181440</text:p>
          </table:table-cell>
          <table:table-cell table:formula="of:=[.C2023]/275" office:value-type="float" office:value="3.55818181818182" calcext:value-type="float">
            <text:p>3,55818181818182</text:p>
          </table:table-cell>
          <table:table-cell table:formula="of:=[.D2023]/275" office:value-type="float" office:value="11.3109090909091" calcext:value-type="float">
            <text:p>11,3109090909091</text:p>
          </table:table-cell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960.5" calcext:value-type="float">
            <text:p>960,5</text:p>
          </table:table-cell>
          <table:table-cell office:value-type="float" office:value="3104.5" calcext:value-type="float">
            <text:p>3104,5</text:p>
          </table:table-cell>
          <table:table-cell office:value-type="float" office:value="126" calcext:value-type="float">
            <text:p>126</text:p>
          </table:table-cell>
          <table:table-cell table:formula="of:=[.E2024]*24*60" office:value-type="float" office:value="181440" calcext:value-type="float">
            <text:p>181440</text:p>
          </table:table-cell>
          <table:table-cell table:formula="of:=[.C2024]/275" office:value-type="float" office:value="3.49272727272727" calcext:value-type="float">
            <text:p>3,49272727272727</text:p>
          </table:table-cell>
          <table:table-cell table:formula="of:=[.D2024]/275" office:value-type="float" office:value="11.2890909090909" calcext:value-type="float">
            <text:p>11,2890909090909</text:p>
          </table:table-cell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942.5" calcext:value-type="float">
            <text:p>942,5</text:p>
          </table:table-cell>
          <table:table-cell office:value-type="float" office:value="3026.5" calcext:value-type="float">
            <text:p>3026,5</text:p>
          </table:table-cell>
          <table:table-cell office:value-type="float" office:value="126" calcext:value-type="float">
            <text:p>126</text:p>
          </table:table-cell>
          <table:table-cell table:formula="of:=[.E2025]*24*60" office:value-type="float" office:value="181440" calcext:value-type="float">
            <text:p>181440</text:p>
          </table:table-cell>
          <table:table-cell table:formula="of:=[.C2025]/275" office:value-type="float" office:value="3.42727272727273" calcext:value-type="float">
            <text:p>3,42727272727273</text:p>
          </table:table-cell>
          <table:table-cell table:formula="of:=[.D2025]/275" office:value-type="float" office:value="11.0054545454545" calcext:value-type="float">
            <text:p>11,0054545454545</text:p>
          </table:table-cell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896.5" calcext:value-type="float">
            <text:p>896,5</text:p>
          </table:table-cell>
          <table:table-cell office:value-type="float" office:value="3126.5" calcext:value-type="float">
            <text:p>3126,5</text:p>
          </table:table-cell>
          <table:table-cell office:value-type="float" office:value="126" calcext:value-type="float">
            <text:p>126</text:p>
          </table:table-cell>
          <table:table-cell table:formula="of:=[.E2026]*24*60" office:value-type="float" office:value="181440" calcext:value-type="float">
            <text:p>181440</text:p>
          </table:table-cell>
          <table:table-cell table:formula="of:=[.C2026]/275" office:value-type="float" office:value="3.26" calcext:value-type="float">
            <text:p>3,26</text:p>
          </table:table-cell>
          <table:table-cell table:formula="of:=[.D2026]/275" office:value-type="float" office:value="11.3690909090909" calcext:value-type="float">
            <text:p>11,3690909090909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826.5" calcext:value-type="float">
            <text:p>826,5</text:p>
          </table:table-cell>
          <table:table-cell office:value-type="float" office:value="3154.5" calcext:value-type="float">
            <text:p>3154,5</text:p>
          </table:table-cell>
          <table:table-cell office:value-type="float" office:value="126" calcext:value-type="float">
            <text:p>126</text:p>
          </table:table-cell>
          <table:table-cell table:formula="of:=[.E2027]*24*60" office:value-type="float" office:value="181440" calcext:value-type="float">
            <text:p>181440</text:p>
          </table:table-cell>
          <table:table-cell table:formula="of:=[.C2027]/275" office:value-type="float" office:value="3.00545454545455" calcext:value-type="float">
            <text:p>3,00545454545455</text:p>
          </table:table-cell>
          <table:table-cell table:formula="of:=[.D2027]/275" office:value-type="float" office:value="11.4709090909091" calcext:value-type="float">
            <text:p>11,4709090909091</text:p>
          </table:table-cell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float" office:value="794.5" calcext:value-type="float">
            <text:p>794,5</text:p>
          </table:table-cell>
          <table:table-cell office:value-type="float" office:value="3184.5" calcext:value-type="float">
            <text:p>3184,5</text:p>
          </table:table-cell>
          <table:table-cell office:value-type="float" office:value="126" calcext:value-type="float">
            <text:p>126</text:p>
          </table:table-cell>
          <table:table-cell table:formula="of:=[.E2028]*24*60" office:value-type="float" office:value="181440" calcext:value-type="float">
            <text:p>181440</text:p>
          </table:table-cell>
          <table:table-cell table:formula="of:=[.C2028]/275" office:value-type="float" office:value="2.88909090909091" calcext:value-type="float">
            <text:p>2,88909090909091</text:p>
          </table:table-cell>
          <table:table-cell table:formula="of:=[.D2028]/275" office:value-type="float" office:value="11.58" calcext:value-type="float">
            <text:p>11,58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760.5" calcext:value-type="float">
            <text:p>760,5</text:p>
          </table:table-cell>
          <table:table-cell office:value-type="float" office:value="3276.5" calcext:value-type="float">
            <text:p>3276,5</text:p>
          </table:table-cell>
          <table:table-cell office:value-type="float" office:value="126" calcext:value-type="float">
            <text:p>126</text:p>
          </table:table-cell>
          <table:table-cell table:formula="of:=[.E2029]*24*60" office:value-type="float" office:value="181440" calcext:value-type="float">
            <text:p>181440</text:p>
          </table:table-cell>
          <table:table-cell table:formula="of:=[.C2029]/275" office:value-type="float" office:value="2.76545454545455" calcext:value-type="float">
            <text:p>2,76545454545455</text:p>
          </table:table-cell>
          <table:table-cell table:formula="of:=[.D2029]/275" office:value-type="float" office:value="11.9145454545455" calcext:value-type="float">
            <text:p>11,9145454545455</text:p>
          </table:table-cell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float" office:value="676.5" calcext:value-type="float">
            <text:p>676,5</text:p>
          </table:table-cell>
          <table:table-cell office:value-type="float" office:value="3338.5" calcext:value-type="float">
            <text:p>3338,5</text:p>
          </table:table-cell>
          <table:table-cell office:value-type="float" office:value="126" calcext:value-type="float">
            <text:p>126</text:p>
          </table:table-cell>
          <table:table-cell table:formula="of:=[.E2030]*24*60" office:value-type="float" office:value="181440" calcext:value-type="float">
            <text:p>181440</text:p>
          </table:table-cell>
          <table:table-cell table:formula="of:=[.C2030]/275" office:value-type="float" office:value="2.46" calcext:value-type="float">
            <text:p>2,46</text:p>
          </table:table-cell>
          <table:table-cell table:formula="of:=[.D2030]/275" office:value-type="float" office:value="12.14" calcext:value-type="float">
            <text:p>12,14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606.5" calcext:value-type="float">
            <text:p>606,5</text:p>
          </table:table-cell>
          <table:table-cell office:value-type="float" office:value="3428.5" calcext:value-type="float">
            <text:p>3428,5</text:p>
          </table:table-cell>
          <table:table-cell office:value-type="float" office:value="126" calcext:value-type="float">
            <text:p>126</text:p>
          </table:table-cell>
          <table:table-cell table:formula="of:=[.E2031]*24*60" office:value-type="float" office:value="181440" calcext:value-type="float">
            <text:p>181440</text:p>
          </table:table-cell>
          <table:table-cell table:formula="of:=[.C2031]/275" office:value-type="float" office:value="2.20545454545455" calcext:value-type="float">
            <text:p>2,20545454545455</text:p>
          </table:table-cell>
          <table:table-cell table:formula="of:=[.D2031]/275" office:value-type="float" office:value="12.4672727272727" calcext:value-type="float">
            <text:p>12,4672727272727</text:p>
          </table:table-cell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float" office:value="582.5" calcext:value-type="float">
            <text:p>582,5</text:p>
          </table:table-cell>
          <table:table-cell office:value-type="float" office:value="3496.5" calcext:value-type="float">
            <text:p>3496,5</text:p>
          </table:table-cell>
          <table:table-cell office:value-type="float" office:value="126" calcext:value-type="float">
            <text:p>126</text:p>
          </table:table-cell>
          <table:table-cell table:formula="of:=[.E2032]*24*60" office:value-type="float" office:value="181440" calcext:value-type="float">
            <text:p>181440</text:p>
          </table:table-cell>
          <table:table-cell table:formula="of:=[.C2032]/275" office:value-type="float" office:value="2.11818181818182" calcext:value-type="float">
            <text:p>2,11818181818182</text:p>
          </table:table-cell>
          <table:table-cell table:formula="of:=[.D2032]/275" office:value-type="float" office:value="12.7145454545455" calcext:value-type="float">
            <text:p>12,7145454545455</text:p>
          </table:table-cell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554.5" calcext:value-type="float">
            <text:p>554,5</text:p>
          </table:table-cell>
          <table:table-cell office:value-type="float" office:value="3594.5" calcext:value-type="float">
            <text:p>3594,5</text:p>
          </table:table-cell>
          <table:table-cell office:value-type="float" office:value="126" calcext:value-type="float">
            <text:p>126</text:p>
          </table:table-cell>
          <table:table-cell table:formula="of:=[.E2033]*24*60" office:value-type="float" office:value="181440" calcext:value-type="float">
            <text:p>181440</text:p>
          </table:table-cell>
          <table:table-cell table:formula="of:=[.C2033]/275" office:value-type="float" office:value="2.01636363636364" calcext:value-type="float">
            <text:p>2,01636363636364</text:p>
          </table:table-cell>
          <table:table-cell table:formula="of:=[.D2033]/275" office:value-type="float" office:value="13.0709090909091" calcext:value-type="float">
            <text:p>13,0709090909091</text:p>
          </table:table-cell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548.5" calcext:value-type="float">
            <text:p>548,5</text:p>
          </table:table-cell>
          <table:table-cell office:value-type="float" office:value="3700.5" calcext:value-type="float">
            <text:p>3700,5</text:p>
          </table:table-cell>
          <table:table-cell office:value-type="float" office:value="126" calcext:value-type="float">
            <text:p>126</text:p>
          </table:table-cell>
          <table:table-cell table:formula="of:=[.E2034]*24*60" office:value-type="float" office:value="181440" calcext:value-type="float">
            <text:p>181440</text:p>
          </table:table-cell>
          <table:table-cell table:formula="of:=[.C2034]/275" office:value-type="float" office:value="1.99454545454545" calcext:value-type="float">
            <text:p>1,99454545454545</text:p>
          </table:table-cell>
          <table:table-cell table:formula="of:=[.D2034]/275" office:value-type="float" office:value="13.4563636363636" calcext:value-type="float">
            <text:p>13,4563636363636</text:p>
          </table:table-cell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float" office:value="582.5" calcext:value-type="float">
            <text:p>582,5</text:p>
          </table:table-cell>
          <table:table-cell office:value-type="float" office:value="3786.5" calcext:value-type="float">
            <text:p>3786,5</text:p>
          </table:table-cell>
          <table:table-cell office:value-type="float" office:value="126" calcext:value-type="float">
            <text:p>126</text:p>
          </table:table-cell>
          <table:table-cell table:formula="of:=[.E2035]*24*60" office:value-type="float" office:value="181440" calcext:value-type="float">
            <text:p>181440</text:p>
          </table:table-cell>
          <table:table-cell table:formula="of:=[.C2035]/275" office:value-type="float" office:value="2.11818181818182" calcext:value-type="float">
            <text:p>2,11818181818182</text:p>
          </table:table-cell>
          <table:table-cell table:formula="of:=[.D2035]/275" office:value-type="float" office:value="13.7690909090909" calcext:value-type="float">
            <text:p>13,7690909090909</text:p>
          </table:table-cell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646.5" calcext:value-type="float">
            <text:p>646,5</text:p>
          </table:table-cell>
          <table:table-cell office:value-type="float" office:value="3848.5" calcext:value-type="float">
            <text:p>3848,5</text:p>
          </table:table-cell>
          <table:table-cell office:value-type="float" office:value="126" calcext:value-type="float">
            <text:p>126</text:p>
          </table:table-cell>
          <table:table-cell table:formula="of:=[.E2036]*24*60" office:value-type="float" office:value="181440" calcext:value-type="float">
            <text:p>181440</text:p>
          </table:table-cell>
          <table:table-cell table:formula="of:=[.C2036]/275" office:value-type="float" office:value="2.35090909090909" calcext:value-type="float">
            <text:p>2,35090909090909</text:p>
          </table:table-cell>
          <table:table-cell table:formula="of:=[.D2036]/275" office:value-type="float" office:value="13.9945454545455" calcext:value-type="float">
            <text:p>13,9945454545455</text:p>
          </table:table-cell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float" office:value="1210.5" calcext:value-type="float">
            <text:p>1210,5</text:p>
          </table:table-cell>
          <table:table-cell office:value-type="float" office:value="2696.5" calcext:value-type="float">
            <text:p>2696,5</text:p>
          </table:table-cell>
          <table:table-cell office:value-type="float" office:value="129" calcext:value-type="float">
            <text:p>129</text:p>
          </table:table-cell>
          <table:table-cell table:formula="of:=[.E2037]*24*60" office:value-type="float" office:value="185760" calcext:value-type="float">
            <text:p>185760</text:p>
          </table:table-cell>
          <table:table-cell table:formula="of:=[.C2037]/275" office:value-type="float" office:value="4.40181818181818" calcext:value-type="float">
            <text:p>4,40181818181818</text:p>
          </table:table-cell>
          <table:table-cell table:formula="of:=[.D2037]/275" office:value-type="float" office:value="9.80545454545455" calcext:value-type="float">
            <text:p>9,80545454545455</text:p>
          </table:table-cell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float" office:value="1238.5" calcext:value-type="float">
            <text:p>1238,5</text:p>
          </table:table-cell>
          <table:table-cell office:value-type="float" office:value="2740.5" calcext:value-type="float">
            <text:p>2740,5</text:p>
          </table:table-cell>
          <table:table-cell office:value-type="float" office:value="129" calcext:value-type="float">
            <text:p>129</text:p>
          </table:table-cell>
          <table:table-cell table:formula="of:=[.E2038]*24*60" office:value-type="float" office:value="185760" calcext:value-type="float">
            <text:p>185760</text:p>
          </table:table-cell>
          <table:table-cell table:formula="of:=[.C2038]/275" office:value-type="float" office:value="4.50363636363636" calcext:value-type="float">
            <text:p>4,50363636363636</text:p>
          </table:table-cell>
          <table:table-cell table:formula="of:=[.D2038]/275" office:value-type="float" office:value="9.96545454545455" calcext:value-type="float">
            <text:p>9,96545454545455</text:p>
          </table:table-cell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float" office:value="1242.5" calcext:value-type="float">
            <text:p>1242,5</text:p>
          </table:table-cell>
          <table:table-cell office:value-type="float" office:value="2816.5" calcext:value-type="float">
            <text:p>2816,5</text:p>
          </table:table-cell>
          <table:table-cell office:value-type="float" office:value="129" calcext:value-type="float">
            <text:p>129</text:p>
          </table:table-cell>
          <table:table-cell table:formula="of:=[.E2039]*24*60" office:value-type="float" office:value="185760" calcext:value-type="float">
            <text:p>185760</text:p>
          </table:table-cell>
          <table:table-cell table:formula="of:=[.C2039]/275" office:value-type="float" office:value="4.51818181818182" calcext:value-type="float">
            <text:p>4,51818181818182</text:p>
          </table:table-cell>
          <table:table-cell table:formula="of:=[.D2039]/275" office:value-type="float" office:value="10.2418181818182" calcext:value-type="float">
            <text:p>10,2418181818182</text:p>
          </table:table-cell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float" office:value="1256.5" calcext:value-type="float">
            <text:p>1256,5</text:p>
          </table:table-cell>
          <table:table-cell office:value-type="float" office:value="2900.5" calcext:value-type="float">
            <text:p>2900,5</text:p>
          </table:table-cell>
          <table:table-cell office:value-type="float" office:value="129" calcext:value-type="float">
            <text:p>129</text:p>
          </table:table-cell>
          <table:table-cell table:formula="of:=[.E2040]*24*60" office:value-type="float" office:value="185760" calcext:value-type="float">
            <text:p>185760</text:p>
          </table:table-cell>
          <table:table-cell table:formula="of:=[.C2040]/275" office:value-type="float" office:value="4.56909090909091" calcext:value-type="float">
            <text:p>4,56909090909091</text:p>
          </table:table-cell>
          <table:table-cell table:formula="of:=[.D2040]/275" office:value-type="float" office:value="10.5472727272727" calcext:value-type="float">
            <text:p>10,5472727272727</text:p>
          </table:table-cell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1262.5" calcext:value-type="float">
            <text:p>1262,5</text:p>
          </table:table-cell>
          <table:table-cell office:value-type="float" office:value="2992.5" calcext:value-type="float">
            <text:p>2992,5</text:p>
          </table:table-cell>
          <table:table-cell office:value-type="float" office:value="129" calcext:value-type="float">
            <text:p>129</text:p>
          </table:table-cell>
          <table:table-cell table:formula="of:=[.E2041]*24*60" office:value-type="float" office:value="185760" calcext:value-type="float">
            <text:p>185760</text:p>
          </table:table-cell>
          <table:table-cell table:formula="of:=[.C2041]/275" office:value-type="float" office:value="4.59090909090909" calcext:value-type="float">
            <text:p>4,59090909090909</text:p>
          </table:table-cell>
          <table:table-cell table:formula="of:=[.D2041]/275" office:value-type="float" office:value="10.8818181818182" calcext:value-type="float">
            <text:p>10,8818181818182</text:p>
          </table:table-cell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332.5" calcext:value-type="float">
            <text:p>1332,5</text:p>
          </table:table-cell>
          <table:table-cell office:value-type="float" office:value="3094.5" calcext:value-type="float">
            <text:p>3094,5</text:p>
          </table:table-cell>
          <table:table-cell office:value-type="float" office:value="129" calcext:value-type="float">
            <text:p>129</text:p>
          </table:table-cell>
          <table:table-cell table:formula="of:=[.E2042]*24*60" office:value-type="float" office:value="185760" calcext:value-type="float">
            <text:p>185760</text:p>
          </table:table-cell>
          <table:table-cell table:formula="of:=[.C2042]/275" office:value-type="float" office:value="4.84545454545455" calcext:value-type="float">
            <text:p>4,84545454545455</text:p>
          </table:table-cell>
          <table:table-cell table:formula="of:=[.D2042]/275" office:value-type="float" office:value="11.2527272727273" calcext:value-type="float">
            <text:p>11,2527272727273</text:p>
          </table:table-cell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float" office:value="1364.5" calcext:value-type="float">
            <text:p>1364,5</text:p>
          </table:table-cell>
          <table:table-cell office:value-type="float" office:value="3224.5" calcext:value-type="float">
            <text:p>3224,5</text:p>
          </table:table-cell>
          <table:table-cell office:value-type="float" office:value="129" calcext:value-type="float">
            <text:p>129</text:p>
          </table:table-cell>
          <table:table-cell table:formula="of:=[.E2043]*24*60" office:value-type="float" office:value="185760" calcext:value-type="float">
            <text:p>185760</text:p>
          </table:table-cell>
          <table:table-cell table:formula="of:=[.C2043]/275" office:value-type="float" office:value="4.96181818181818" calcext:value-type="float">
            <text:p>4,96181818181818</text:p>
          </table:table-cell>
          <table:table-cell table:formula="of:=[.D2043]/275" office:value-type="float" office:value="11.7254545454545" calcext:value-type="float">
            <text:p>11,7254545454545</text:p>
          </table:table-cell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office:value-type="float" office:value="1402.5" calcext:value-type="float">
            <text:p>1402,5</text:p>
          </table:table-cell>
          <table:table-cell office:value-type="float" office:value="3366.5" calcext:value-type="float">
            <text:p>3366,5</text:p>
          </table:table-cell>
          <table:table-cell office:value-type="float" office:value="129" calcext:value-type="float">
            <text:p>129</text:p>
          </table:table-cell>
          <table:table-cell table:formula="of:=[.E2044]*24*60" office:value-type="float" office:value="185760" calcext:value-type="float">
            <text:p>185760</text:p>
          </table:table-cell>
          <table:table-cell table:formula="of:=[.C2044]/275" office:value-type="float" office:value="5.1" calcext:value-type="float">
            <text:p>5,1</text:p>
          </table:table-cell>
          <table:table-cell table:formula="of:=[.D2044]/275" office:value-type="float" office:value="12.2418181818182" calcext:value-type="float">
            <text:p>12,2418181818182</text:p>
          </table:table-cell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float" office:value="1358.5" calcext:value-type="float">
            <text:p>1358,5</text:p>
          </table:table-cell>
          <table:table-cell office:value-type="float" office:value="3536.5" calcext:value-type="float">
            <text:p>3536,5</text:p>
          </table:table-cell>
          <table:table-cell office:value-type="float" office:value="129" calcext:value-type="float">
            <text:p>129</text:p>
          </table:table-cell>
          <table:table-cell table:formula="of:=[.E2045]*24*60" office:value-type="float" office:value="185760" calcext:value-type="float">
            <text:p>185760</text:p>
          </table:table-cell>
          <table:table-cell table:formula="of:=[.C2045]/275" office:value-type="float" office:value="4.94" calcext:value-type="float">
            <text:p>4,94</text:p>
          </table:table-cell>
          <table:table-cell table:formula="of:=[.D2045]/275" office:value-type="float" office:value="12.86" calcext:value-type="float">
            <text:p>12,86</text:p>
          </table:table-cell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1338.5" calcext:value-type="float">
            <text:p>1338,5</text:p>
          </table:table-cell>
          <table:table-cell office:value-type="float" office:value="3712.5" calcext:value-type="float">
            <text:p>3712,5</text:p>
          </table:table-cell>
          <table:table-cell office:value-type="float" office:value="129" calcext:value-type="float">
            <text:p>129</text:p>
          </table:table-cell>
          <table:table-cell table:formula="of:=[.E2046]*24*60" office:value-type="float" office:value="185760" calcext:value-type="float">
            <text:p>185760</text:p>
          </table:table-cell>
          <table:table-cell table:formula="of:=[.C2046]/275" office:value-type="float" office:value="4.86727272727273" calcext:value-type="float">
            <text:p>4,86727272727273</text:p>
          </table:table-cell>
          <table:table-cell table:formula="of:=[.D2046]/275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1364.5" calcext:value-type="float">
            <text:p>1364,5</text:p>
          </table:table-cell>
          <table:table-cell office:value-type="float" office:value="3804.5" calcext:value-type="float">
            <text:p>3804,5</text:p>
          </table:table-cell>
          <table:table-cell office:value-type="float" office:value="129" calcext:value-type="float">
            <text:p>129</text:p>
          </table:table-cell>
          <table:table-cell table:formula="of:=[.E2047]*24*60" office:value-type="float" office:value="185760" calcext:value-type="float">
            <text:p>185760</text:p>
          </table:table-cell>
          <table:table-cell table:formula="of:=[.C2047]/275" office:value-type="float" office:value="4.96181818181818" calcext:value-type="float">
            <text:p>4,96181818181818</text:p>
          </table:table-cell>
          <table:table-cell table:formula="of:=[.D2047]/275" office:value-type="float" office:value="13.8345454545455" calcext:value-type="float">
            <text:p>13,8345454545455</text:p>
          </table:table-cell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float" office:value="1184.5" calcext:value-type="float">
            <text:p>1184,5</text:p>
          </table:table-cell>
          <table:table-cell office:value-type="float" office:value="2816.5" calcext:value-type="float">
            <text:p>2816,5</text:p>
          </table:table-cell>
          <table:table-cell office:value-type="float" office:value="129" calcext:value-type="float">
            <text:p>129</text:p>
          </table:table-cell>
          <table:table-cell table:formula="of:=[.E2048]*24*60" office:value-type="float" office:value="185760" calcext:value-type="float">
            <text:p>185760</text:p>
          </table:table-cell>
          <table:table-cell table:formula="of:=[.C2048]/275" office:value-type="float" office:value="4.30727272727273" calcext:value-type="float">
            <text:p>4,30727272727273</text:p>
          </table:table-cell>
          <table:table-cell table:formula="of:=[.D2048]/275" office:value-type="float" office:value="10.2418181818182" calcext:value-type="float">
            <text:p>10,2418181818182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96.5" calcext:value-type="float">
            <text:p>1096,5</text:p>
          </table:table-cell>
          <table:table-cell office:value-type="float" office:value="2878.5" calcext:value-type="float">
            <text:p>2878,5</text:p>
          </table:table-cell>
          <table:table-cell office:value-type="float" office:value="129" calcext:value-type="float">
            <text:p>129</text:p>
          </table:table-cell>
          <table:table-cell table:formula="of:=[.E2049]*24*60" office:value-type="float" office:value="185760" calcext:value-type="float">
            <text:p>185760</text:p>
          </table:table-cell>
          <table:table-cell table:formula="of:=[.C2049]/275" office:value-type="float" office:value="3.98727272727273" calcext:value-type="float">
            <text:p>3,98727272727273</text:p>
          </table:table-cell>
          <table:table-cell table:formula="of:=[.D2049]/275" office:value-type="float" office:value="10.4672727272727" calcext:value-type="float">
            <text:p>10,4672727272727</text:p>
          </table:table-cell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float" office:value="1118.5" calcext:value-type="float">
            <text:p>1118,5</text:p>
          </table:table-cell>
          <table:table-cell office:value-type="float" office:value="2912.5" calcext:value-type="float">
            <text:p>2912,5</text:p>
          </table:table-cell>
          <table:table-cell office:value-type="float" office:value="129" calcext:value-type="float">
            <text:p>129</text:p>
          </table:table-cell>
          <table:table-cell table:formula="of:=[.E2050]*24*60" office:value-type="float" office:value="185760" calcext:value-type="float">
            <text:p>185760</text:p>
          </table:table-cell>
          <table:table-cell table:formula="of:=[.C2050]/275" office:value-type="float" office:value="4.06727272727273" calcext:value-type="float">
            <text:p>4,06727272727273</text:p>
          </table:table-cell>
          <table:table-cell table:formula="of:=[.D2050]/275" office:value-type="float" office:value="10.5909090909091" calcext:value-type="float">
            <text:p>10,590909090909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1052.5" calcext:value-type="float">
            <text:p>1052,5</text:p>
          </table:table-cell>
          <table:table-cell office:value-type="float" office:value="3046.5" calcext:value-type="float">
            <text:p>3046,5</text:p>
          </table:table-cell>
          <table:table-cell office:value-type="float" office:value="129" calcext:value-type="float">
            <text:p>129</text:p>
          </table:table-cell>
          <table:table-cell table:formula="of:=[.E2051]*24*60" office:value-type="float" office:value="185760" calcext:value-type="float">
            <text:p>185760</text:p>
          </table:table-cell>
          <table:table-cell table:formula="of:=[.C2051]/275" office:value-type="float" office:value="3.82727272727273" calcext:value-type="float">
            <text:p>3,82727272727273</text:p>
          </table:table-cell>
          <table:table-cell table:formula="of:=[.D2051]/275" office:value-type="float" office:value="11.0781818181818" calcext:value-type="float">
            <text:p>11,0781818181818</text:p>
          </table:table-cell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float" office:value="974.5" calcext:value-type="float">
            <text:p>974,5</text:p>
          </table:table-cell>
          <table:table-cell office:value-type="float" office:value="3106.5" calcext:value-type="float">
            <text:p>3106,5</text:p>
          </table:table-cell>
          <table:table-cell office:value-type="float" office:value="129" calcext:value-type="float">
            <text:p>129</text:p>
          </table:table-cell>
          <table:table-cell table:formula="of:=[.E2052]*24*60" office:value-type="float" office:value="185760" calcext:value-type="float">
            <text:p>185760</text:p>
          </table:table-cell>
          <table:table-cell table:formula="of:=[.C2052]/275" office:value-type="float" office:value="3.54363636363636" calcext:value-type="float">
            <text:p>3,54363636363636</text:p>
          </table:table-cell>
          <table:table-cell table:formula="of:=[.D2052]/275" office:value-type="float" office:value="11.2963636363636" calcext:value-type="float">
            <text:p>11,2963636363636</text:p>
          </table:table-cell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float" office:value="946.5" calcext:value-type="float">
            <text:p>946,5</text:p>
          </table:table-cell>
          <table:table-cell office:value-type="float" office:value="3030.5" calcext:value-type="float">
            <text:p>3030,5</text:p>
          </table:table-cell>
          <table:table-cell office:value-type="float" office:value="129" calcext:value-type="float">
            <text:p>129</text:p>
          </table:table-cell>
          <table:table-cell table:formula="of:=[.E2053]*24*60" office:value-type="float" office:value="185760" calcext:value-type="float">
            <text:p>185760</text:p>
          </table:table-cell>
          <table:table-cell table:formula="of:=[.C2053]/275" office:value-type="float" office:value="3.44181818181818" calcext:value-type="float">
            <text:p>3,44181818181818</text:p>
          </table:table-cell>
          <table:table-cell table:formula="of:=[.D2053]/275" office:value-type="float" office:value="11.02" calcext:value-type="float">
            <text:p>11,02</text:p>
          </table:table-cell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float" office:value="892.5" calcext:value-type="float">
            <text:p>892,5</text:p>
          </table:table-cell>
          <table:table-cell office:value-type="float" office:value="3136.5" calcext:value-type="float">
            <text:p>3136,5</text:p>
          </table:table-cell>
          <table:table-cell office:value-type="float" office:value="129" calcext:value-type="float">
            <text:p>129</text:p>
          </table:table-cell>
          <table:table-cell table:formula="of:=[.E2054]*24*60" office:value-type="float" office:value="185760" calcext:value-type="float">
            <text:p>185760</text:p>
          </table:table-cell>
          <table:table-cell table:formula="of:=[.C2054]/275" office:value-type="float" office:value="3.24545454545455" calcext:value-type="float">
            <text:p>3,24545454545455</text:p>
          </table:table-cell>
          <table:table-cell table:formula="of:=[.D2054]/275" office:value-type="float" office:value="11.4054545454545" calcext:value-type="float">
            <text:p>11,4054545454545</text:p>
          </table:table-cell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806.5" calcext:value-type="float">
            <text:p>806,5</text:p>
          </table:table-cell>
          <table:table-cell office:value-type="float" office:value="3168.5" calcext:value-type="float">
            <text:p>3168,5</text:p>
          </table:table-cell>
          <table:table-cell office:value-type="float" office:value="129" calcext:value-type="float">
            <text:p>129</text:p>
          </table:table-cell>
          <table:table-cell table:formula="of:=[.E2055]*24*60" office:value-type="float" office:value="185760" calcext:value-type="float">
            <text:p>185760</text:p>
          </table:table-cell>
          <table:table-cell table:formula="of:=[.C2055]/275" office:value-type="float" office:value="2.93272727272727" calcext:value-type="float">
            <text:p>2,93272727272727</text:p>
          </table:table-cell>
          <table:table-cell table:formula="of:=[.D2055]/275" office:value-type="float" office:value="11.5218181818182" calcext:value-type="float">
            <text:p>11,5218181818182</text:p>
          </table:table-cell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774.5" calcext:value-type="float">
            <text:p>774,5</text:p>
          </table:table-cell>
          <table:table-cell office:value-type="float" office:value="3278.5" calcext:value-type="float">
            <text:p>3278,5</text:p>
          </table:table-cell>
          <table:table-cell office:value-type="float" office:value="129" calcext:value-type="float">
            <text:p>129</text:p>
          </table:table-cell>
          <table:table-cell table:formula="of:=[.E2056]*24*60" office:value-type="float" office:value="185760" calcext:value-type="float">
            <text:p>185760</text:p>
          </table:table-cell>
          <table:table-cell table:formula="of:=[.C2056]/275" office:value-type="float" office:value="2.81636363636364" calcext:value-type="float">
            <text:p>2,81636363636364</text:p>
          </table:table-cell>
          <table:table-cell table:formula="of:=[.D2056]/275" office:value-type="float" office:value="11.9218181818182" calcext:value-type="float">
            <text:p>11,9218181818182</text:p>
          </table:table-cell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float" office:value="684.5" calcext:value-type="float">
            <text:p>684,5</text:p>
          </table:table-cell>
          <table:table-cell office:value-type="float" office:value="3340.5" calcext:value-type="float">
            <text:p>3340,5</text:p>
          </table:table-cell>
          <table:table-cell office:value-type="float" office:value="129" calcext:value-type="float">
            <text:p>129</text:p>
          </table:table-cell>
          <table:table-cell table:formula="of:=[.E2057]*24*60" office:value-type="float" office:value="185760" calcext:value-type="float">
            <text:p>185760</text:p>
          </table:table-cell>
          <table:table-cell table:formula="of:=[.C2057]/275" office:value-type="float" office:value="2.48909090909091" calcext:value-type="float">
            <text:p>2,48909090909091</text:p>
          </table:table-cell>
          <table:table-cell table:formula="of:=[.D2057]/275" office:value-type="float" office:value="12.1472727272727" calcext:value-type="float">
            <text:p>12,1472727272727</text:p>
          </table:table-cell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float" office:value="602.5" calcext:value-type="float">
            <text:p>602,5</text:p>
          </table:table-cell>
          <table:table-cell office:value-type="float" office:value="3470.5" calcext:value-type="float">
            <text:p>3470,5</text:p>
          </table:table-cell>
          <table:table-cell office:value-type="float" office:value="129" calcext:value-type="float">
            <text:p>129</text:p>
          </table:table-cell>
          <table:table-cell table:formula="of:=[.E2058]*24*60" office:value-type="float" office:value="185760" calcext:value-type="float">
            <text:p>185760</text:p>
          </table:table-cell>
          <table:table-cell table:formula="of:=[.C2058]/275" office:value-type="float" office:value="2.19090909090909" calcext:value-type="float">
            <text:p>2,19090909090909</text:p>
          </table:table-cell>
          <table:table-cell table:formula="of:=[.D2058]/275" office:value-type="float" office:value="12.62" calcext:value-type="float">
            <text:p>12,62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556.5" calcext:value-type="float">
            <text:p>556,5</text:p>
          </table:table-cell>
          <table:table-cell office:value-type="float" office:value="3610.5" calcext:value-type="float">
            <text:p>3610,5</text:p>
          </table:table-cell>
          <table:table-cell office:value-type="float" office:value="129" calcext:value-type="float">
            <text:p>129</text:p>
          </table:table-cell>
          <table:table-cell table:formula="of:=[.E2059]*24*60" office:value-type="float" office:value="185760" calcext:value-type="float">
            <text:p>185760</text:p>
          </table:table-cell>
          <table:table-cell table:formula="of:=[.C2059]/275" office:value-type="float" office:value="2.02363636363636" calcext:value-type="float">
            <text:p>2,02363636363636</text:p>
          </table:table-cell>
          <table:table-cell table:formula="of:=[.D2059]/275" office:value-type="float" office:value="13.1290909090909" calcext:value-type="float">
            <text:p>13,1290909090909</text:p>
          </table:table-cell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float" office:value="576.5" calcext:value-type="float">
            <text:p>576,5</text:p>
          </table:table-cell>
          <table:table-cell office:value-type="float" office:value="3726.5" calcext:value-type="float">
            <text:p>3726,5</text:p>
          </table:table-cell>
          <table:table-cell office:value-type="float" office:value="129" calcext:value-type="float">
            <text:p>129</text:p>
          </table:table-cell>
          <table:table-cell table:formula="of:=[.E2060]*24*60" office:value-type="float" office:value="185760" calcext:value-type="float">
            <text:p>185760</text:p>
          </table:table-cell>
          <table:table-cell table:formula="of:=[.C2060]/275" office:value-type="float" office:value="2.09636363636364" calcext:value-type="float">
            <text:p>2,09636363636364</text:p>
          </table:table-cell>
          <table:table-cell table:formula="of:=[.D2060]/275" office:value-type="float" office:value="13.5509090909091" calcext:value-type="float">
            <text:p>13,5509090909091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614.5" calcext:value-type="float">
            <text:p>614,5</text:p>
          </table:table-cell>
          <table:table-cell office:value-type="float" office:value="3804.5" calcext:value-type="float">
            <text:p>3804,5</text:p>
          </table:table-cell>
          <table:table-cell office:value-type="float" office:value="129" calcext:value-type="float">
            <text:p>129</text:p>
          </table:table-cell>
          <table:table-cell table:formula="of:=[.E2061]*24*60" office:value-type="float" office:value="185760" calcext:value-type="float">
            <text:p>185760</text:p>
          </table:table-cell>
          <table:table-cell table:formula="of:=[.C2061]/275" office:value-type="float" office:value="2.23454545454545" calcext:value-type="float">
            <text:p>2,23454545454545</text:p>
          </table:table-cell>
          <table:table-cell table:formula="of:=[.D2061]/275" office:value-type="float" office:value="13.8345454545455" calcext:value-type="float">
            <text:p>13,8345454545455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float" office:value="552.5" calcext:value-type="float">
            <text:p>552,5</text:p>
          </table:table-cell>
          <table:table-cell office:value-type="float" office:value="3682.5" calcext:value-type="float">
            <text:p>3682,5</text:p>
          </table:table-cell>
          <table:table-cell office:value-type="float" office:value="129" calcext:value-type="float">
            <text:p>129</text:p>
          </table:table-cell>
          <table:table-cell table:formula="of:=[.E2062]*24*60" office:value-type="float" office:value="185760" calcext:value-type="float">
            <text:p>185760</text:p>
          </table:table-cell>
          <table:table-cell table:formula="of:=[.C2062]/275" office:value-type="float" office:value="2.00909090909091" calcext:value-type="float">
            <text:p>2,00909090909091</text:p>
          </table:table-cell>
          <table:table-cell table:formula="of:=[.D2062]/275" office:value-type="float" office:value="13.3909090909091" calcext:value-type="float">
            <text:p>13,3909090909091</text:p>
          </table:table-cell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576.5" calcext:value-type="float">
            <text:p>576,5</text:p>
          </table:table-cell>
          <table:table-cell office:value-type="float" office:value="3778.5" calcext:value-type="float">
            <text:p>3778,5</text:p>
          </table:table-cell>
          <table:table-cell office:value-type="float" office:value="129" calcext:value-type="float">
            <text:p>129</text:p>
          </table:table-cell>
          <table:table-cell table:formula="of:=[.E2063]*24*60" office:value-type="float" office:value="185760" calcext:value-type="float">
            <text:p>185760</text:p>
          </table:table-cell>
          <table:table-cell table:formula="of:=[.C2063]/275" office:value-type="float" office:value="2.09636363636364" calcext:value-type="float">
            <text:p>2,09636363636364</text:p>
          </table:table-cell>
          <table:table-cell table:formula="of:=[.D2063]/275" office:value-type="float" office:value="13.74" calcext:value-type="float">
            <text:p>13,74</text:p>
          </table:table-cell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float" office:value="638.5" calcext:value-type="float">
            <text:p>638,5</text:p>
          </table:table-cell>
          <table:table-cell office:value-type="float" office:value="3846.5" calcext:value-type="float">
            <text:p>3846,5</text:p>
          </table:table-cell>
          <table:table-cell office:value-type="float" office:value="129" calcext:value-type="float">
            <text:p>129</text:p>
          </table:table-cell>
          <table:table-cell table:formula="of:=[.E2064]*24*60" office:value-type="float" office:value="185760" calcext:value-type="float">
            <text:p>185760</text:p>
          </table:table-cell>
          <table:table-cell table:formula="of:=[.C2064]/275" office:value-type="float" office:value="2.32181818181818" calcext:value-type="float">
            <text:p>2,32181818181818</text:p>
          </table:table-cell>
          <table:table-cell table:formula="of:=[.D2064]/275" office:value-type="float" office:value="13.9872727272727" calcext:value-type="float">
            <text:p>13,9872727272727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206.5" calcext:value-type="float">
            <text:p>1206,5</text:p>
          </table:table-cell>
          <table:table-cell office:value-type="float" office:value="2696.5" calcext:value-type="float">
            <text:p>2696,5</text:p>
          </table:table-cell>
          <table:table-cell office:value-type="float" office:value="132" calcext:value-type="float">
            <text:p>132</text:p>
          </table:table-cell>
          <table:table-cell table:formula="of:=[.E2065]*24*60" office:value-type="float" office:value="190080" calcext:value-type="float">
            <text:p>190080</text:p>
          </table:table-cell>
          <table:table-cell table:formula="of:=[.C2065]/275" office:value-type="float" office:value="4.38727272727273" calcext:value-type="float">
            <text:p>4,38727272727273</text:p>
          </table:table-cell>
          <table:table-cell table:formula="of:=[.D2065]/275" office:value-type="float" office:value="9.80545454545455" calcext:value-type="float">
            <text:p>9,80545454545455</text:p>
          </table:table-cell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float" office:value="1246.5" calcext:value-type="float">
            <text:p>1246,5</text:p>
          </table:table-cell>
          <table:table-cell office:value-type="float" office:value="2758.5" calcext:value-type="float">
            <text:p>2758,5</text:p>
          </table:table-cell>
          <table:table-cell office:value-type="float" office:value="132" calcext:value-type="float">
            <text:p>132</text:p>
          </table:table-cell>
          <table:table-cell table:formula="of:=[.E2066]*24*60" office:value-type="float" office:value="190080" calcext:value-type="float">
            <text:p>190080</text:p>
          </table:table-cell>
          <table:table-cell table:formula="of:=[.C2066]/275" office:value-type="float" office:value="4.53272727272727" calcext:value-type="float">
            <text:p>4,53272727272727</text:p>
          </table:table-cell>
          <table:table-cell table:formula="of:=[.D2066]/275" office:value-type="float" office:value="10.0309090909091" calcext:value-type="float">
            <text:p>10,0309090909091</text:p>
          </table:table-cell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float" office:value="1246.5" calcext:value-type="float">
            <text:p>1246,5</text:p>
          </table:table-cell>
          <table:table-cell office:value-type="float" office:value="2870.5" calcext:value-type="float">
            <text:p>2870,5</text:p>
          </table:table-cell>
          <table:table-cell office:value-type="float" office:value="132" calcext:value-type="float">
            <text:p>132</text:p>
          </table:table-cell>
          <table:table-cell table:formula="of:=[.E2067]*24*60" office:value-type="float" office:value="190080" calcext:value-type="float">
            <text:p>190080</text:p>
          </table:table-cell>
          <table:table-cell table:formula="of:=[.C2067]/275" office:value-type="float" office:value="4.53272727272727" calcext:value-type="float">
            <text:p>4,53272727272727</text:p>
          </table:table-cell>
          <table:table-cell table:formula="of:=[.D2067]/275" office:value-type="float" office:value="10.4381818181818" calcext:value-type="float">
            <text:p>10,4381818181818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float" office:value="1262.5" calcext:value-type="float">
            <text:p>1262,5</text:p>
          </table:table-cell>
          <table:table-cell office:value-type="float" office:value="2992.5" calcext:value-type="float">
            <text:p>2992,5</text:p>
          </table:table-cell>
          <table:table-cell office:value-type="float" office:value="132" calcext:value-type="float">
            <text:p>132</text:p>
          </table:table-cell>
          <table:table-cell table:formula="of:=[.E2068]*24*60" office:value-type="float" office:value="190080" calcext:value-type="float">
            <text:p>190080</text:p>
          </table:table-cell>
          <table:table-cell table:formula="of:=[.C2068]/275" office:value-type="float" office:value="4.59090909090909" calcext:value-type="float">
            <text:p>4,59090909090909</text:p>
          </table:table-cell>
          <table:table-cell table:formula="of:=[.D2068]/275" office:value-type="float" office:value="10.8818181818182" calcext:value-type="float">
            <text:p>10,8818181818182</text:p>
          </table:table-cell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float" office:value="1326.5" calcext:value-type="float">
            <text:p>1326,5</text:p>
          </table:table-cell>
          <table:table-cell office:value-type="float" office:value="3104.5" calcext:value-type="float">
            <text:p>3104,5</text:p>
          </table:table-cell>
          <table:table-cell office:value-type="float" office:value="132" calcext:value-type="float">
            <text:p>132</text:p>
          </table:table-cell>
          <table:table-cell table:formula="of:=[.E2069]*24*60" office:value-type="float" office:value="190080" calcext:value-type="float">
            <text:p>190080</text:p>
          </table:table-cell>
          <table:table-cell table:formula="of:=[.C2069]/275" office:value-type="float" office:value="4.82363636363636" calcext:value-type="float">
            <text:p>4,82363636363636</text:p>
          </table:table-cell>
          <table:table-cell table:formula="of:=[.D2069]/275" office:value-type="float" office:value="11.2890909090909" calcext:value-type="float">
            <text:p>11,2890909090909</text:p>
          </table:table-cell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1368.5" calcext:value-type="float">
            <text:p>1368,5</text:p>
          </table:table-cell>
          <table:table-cell office:value-type="float" office:value="3200.5" calcext:value-type="float">
            <text:p>3200,5</text:p>
          </table:table-cell>
          <table:table-cell office:value-type="float" office:value="132" calcext:value-type="float">
            <text:p>132</text:p>
          </table:table-cell>
          <table:table-cell table:formula="of:=[.E2070]*24*60" office:value-type="float" office:value="190080" calcext:value-type="float">
            <text:p>190080</text:p>
          </table:table-cell>
          <table:table-cell table:formula="of:=[.C2070]/275" office:value-type="float" office:value="4.97636363636364" calcext:value-type="float">
            <text:p>4,97636363636364</text:p>
          </table:table-cell>
          <table:table-cell table:formula="of:=[.D2070]/275" office:value-type="float" office:value="11.6381818181818" calcext:value-type="float">
            <text:p>11,6381818181818</text:p>
          </table:table-cell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float" office:value="1382.5" calcext:value-type="float">
            <text:p>1382,5</text:p>
          </table:table-cell>
          <table:table-cell office:value-type="float" office:value="3316.5" calcext:value-type="float">
            <text:p>3316,5</text:p>
          </table:table-cell>
          <table:table-cell office:value-type="float" office:value="132" calcext:value-type="float">
            <text:p>132</text:p>
          </table:table-cell>
          <table:table-cell table:formula="of:=[.E2071]*24*60" office:value-type="float" office:value="190080" calcext:value-type="float">
            <text:p>190080</text:p>
          </table:table-cell>
          <table:table-cell table:formula="of:=[.C2071]/275" office:value-type="float" office:value="5.02727272727273" calcext:value-type="float">
            <text:p>5,02727272727273</text:p>
          </table:table-cell>
          <table:table-cell table:formula="of:=[.D2071]/275" office:value-type="float" office:value="12.06" calcext:value-type="float">
            <text:p>12,06</text:p>
          </table:table-cell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float" office:value="1398.5" calcext:value-type="float">
            <text:p>1398,5</text:p>
          </table:table-cell>
          <table:table-cell office:value-type="float" office:value="3378.5" calcext:value-type="float">
            <text:p>3378,5</text:p>
          </table:table-cell>
          <table:table-cell office:value-type="float" office:value="132" calcext:value-type="float">
            <text:p>132</text:p>
          </table:table-cell>
          <table:table-cell table:formula="of:=[.E2072]*24*60" office:value-type="float" office:value="190080" calcext:value-type="float">
            <text:p>190080</text:p>
          </table:table-cell>
          <table:table-cell table:formula="of:=[.C2072]/275" office:value-type="float" office:value="5.08545454545455" calcext:value-type="float">
            <text:p>5,08545454545455</text:p>
          </table:table-cell>
          <table:table-cell table:formula="of:=[.D2072]/275" office:value-type="float" office:value="12.2854545454545" calcext:value-type="float">
            <text:p>12,2854545454545</text:p>
          </table:table-cell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float" office:value="1360.5" calcext:value-type="float">
            <text:p>1360,5</text:p>
          </table:table-cell>
          <table:table-cell office:value-type="float" office:value="3468.5" calcext:value-type="float">
            <text:p>3468,5</text:p>
          </table:table-cell>
          <table:table-cell office:value-type="float" office:value="132" calcext:value-type="float">
            <text:p>132</text:p>
          </table:table-cell>
          <table:table-cell table:formula="of:=[.E2073]*24*60" office:value-type="float" office:value="190080" calcext:value-type="float">
            <text:p>190080</text:p>
          </table:table-cell>
          <table:table-cell table:formula="of:=[.C2073]/275" office:value-type="float" office:value="4.94727272727273" calcext:value-type="float">
            <text:p>4,94727272727273</text:p>
          </table:table-cell>
          <table:table-cell table:formula="of:=[.D2073]/275" office:value-type="float" office:value="12.6127272727273" calcext:value-type="float">
            <text:p>12,6127272727273</text:p>
          </table:table-cell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1354.5" calcext:value-type="float">
            <text:p>1354,5</text:p>
          </table:table-cell>
          <table:table-cell office:value-type="float" office:value="3598.5" calcext:value-type="float">
            <text:p>3598,5</text:p>
          </table:table-cell>
          <table:table-cell office:value-type="float" office:value="132" calcext:value-type="float">
            <text:p>132</text:p>
          </table:table-cell>
          <table:table-cell table:formula="of:=[.E2074]*24*60" office:value-type="float" office:value="190080" calcext:value-type="float">
            <text:p>190080</text:p>
          </table:table-cell>
          <table:table-cell table:formula="of:=[.C2074]/275" office:value-type="float" office:value="4.92545454545455" calcext:value-type="float">
            <text:p>4,92545454545455</text:p>
          </table:table-cell>
          <table:table-cell table:formula="of:=[.D2074]/275" office:value-type="float" office:value="13.0854545454545" calcext:value-type="float">
            <text:p>13,0854545454545</text:p>
          </table:table-cell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1350.5" calcext:value-type="float">
            <text:p>1350,5</text:p>
          </table:table-cell>
          <table:table-cell office:value-type="float" office:value="3712.5" calcext:value-type="float">
            <text:p>3712,5</text:p>
          </table:table-cell>
          <table:table-cell office:value-type="float" office:value="132" calcext:value-type="float">
            <text:p>132</text:p>
          </table:table-cell>
          <table:table-cell table:formula="of:=[.E2075]*24*60" office:value-type="float" office:value="190080" calcext:value-type="float">
            <text:p>190080</text:p>
          </table:table-cell>
          <table:table-cell table:formula="of:=[.C2075]/275" office:value-type="float" office:value="4.91090909090909" calcext:value-type="float">
            <text:p>4,91090909090909</text:p>
          </table:table-cell>
          <table:table-cell table:formula="of:=[.D2075]/275" office:value-type="float" office:value="13.5" calcext:value-type="float">
            <text:p>13,5</text:p>
          </table:table-cell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1370.5" calcext:value-type="float">
            <text:p>1370,5</text:p>
          </table:table-cell>
          <table:table-cell office:value-type="float" office:value="3814.5" calcext:value-type="float">
            <text:p>3814,5</text:p>
          </table:table-cell>
          <table:table-cell office:value-type="float" office:value="132" calcext:value-type="float">
            <text:p>132</text:p>
          </table:table-cell>
          <table:table-cell table:formula="of:=[.E2076]*24*60" office:value-type="float" office:value="190080" calcext:value-type="float">
            <text:p>190080</text:p>
          </table:table-cell>
          <table:table-cell table:formula="of:=[.C2076]/275" office:value-type="float" office:value="4.98363636363636" calcext:value-type="float">
            <text:p>4,98363636363636</text:p>
          </table:table-cell>
          <table:table-cell table:formula="of:=[.D2076]/275" office:value-type="float" office:value="13.8709090909091" calcext:value-type="float">
            <text:p>13,8709090909091</text:p>
          </table:table-cell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float" office:value="1188.5" calcext:value-type="float">
            <text:p>1188,5</text:p>
          </table:table-cell>
          <table:table-cell office:value-type="float" office:value="2792.5" calcext:value-type="float">
            <text:p>2792,5</text:p>
          </table:table-cell>
          <table:table-cell office:value-type="float" office:value="132" calcext:value-type="float">
            <text:p>132</text:p>
          </table:table-cell>
          <table:table-cell table:formula="of:=[.E2077]*24*60" office:value-type="float" office:value="190080" calcext:value-type="float">
            <text:p>190080</text:p>
          </table:table-cell>
          <table:table-cell table:formula="of:=[.C2077]/275" office:value-type="float" office:value="4.32181818181818" calcext:value-type="float">
            <text:p>4,32181818181818</text:p>
          </table:table-cell>
          <table:table-cell table:formula="of:=[.D2077]/275" office:value-type="float" office:value="10.1545454545455" calcext:value-type="float">
            <text:p>10,1545454545455</text:p>
          </table:table-cell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office:value-type="float" office:value="1144.5" calcext:value-type="float">
            <text:p>1144,5</text:p>
          </table:table-cell>
          <table:table-cell office:value-type="float" office:value="2828.5" calcext:value-type="float">
            <text:p>2828,5</text:p>
          </table:table-cell>
          <table:table-cell office:value-type="float" office:value="132" calcext:value-type="float">
            <text:p>132</text:p>
          </table:table-cell>
          <table:table-cell table:formula="of:=[.E2078]*24*60" office:value-type="float" office:value="190080" calcext:value-type="float">
            <text:p>190080</text:p>
          </table:table-cell>
          <table:table-cell table:formula="of:=[.C2078]/275" office:value-type="float" office:value="4.16181818181818" calcext:value-type="float">
            <text:p>4,16181818181818</text:p>
          </table:table-cell>
          <table:table-cell table:formula="of:=[.D2078]/275" office:value-type="float" office:value="10.2854545454545" calcext:value-type="float">
            <text:p>10,2854545454545</text:p>
          </table:table-cell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1084.5" calcext:value-type="float">
            <text:p>1084,5</text:p>
          </table:table-cell>
          <table:table-cell office:value-type="float" office:value="2864.5" calcext:value-type="float">
            <text:p>2864,5</text:p>
          </table:table-cell>
          <table:table-cell office:value-type="float" office:value="132" calcext:value-type="float">
            <text:p>132</text:p>
          </table:table-cell>
          <table:table-cell table:formula="of:=[.E2079]*24*60" office:value-type="float" office:value="190080" calcext:value-type="float">
            <text:p>190080</text:p>
          </table:table-cell>
          <table:table-cell table:formula="of:=[.C2079]/275" office:value-type="float" office:value="3.94363636363636" calcext:value-type="float">
            <text:p>3,94363636363636</text:p>
          </table:table-cell>
          <table:table-cell table:formula="of:=[.D2079]/275" office:value-type="float" office:value="10.4163636363636" calcext:value-type="float">
            <text:p>10,4163636363636</text:p>
          </table:table-cell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float" office:value="1108.5" calcext:value-type="float">
            <text:p>1108,5</text:p>
          </table:table-cell>
          <table:table-cell office:value-type="float" office:value="2906.5" calcext:value-type="float">
            <text:p>2906,5</text:p>
          </table:table-cell>
          <table:table-cell office:value-type="float" office:value="132" calcext:value-type="float">
            <text:p>132</text:p>
          </table:table-cell>
          <table:table-cell table:formula="of:=[.E2080]*24*60" office:value-type="float" office:value="190080" calcext:value-type="float">
            <text:p>190080</text:p>
          </table:table-cell>
          <table:table-cell table:formula="of:=[.C2080]/275" office:value-type="float" office:value="4.03090909090909" calcext:value-type="float">
            <text:p>4,03090909090909</text:p>
          </table:table-cell>
          <table:table-cell table:formula="of:=[.D2080]/275" office:value-type="float" office:value="10.5690909090909" calcext:value-type="float">
            <text:p>10,5690909090909</text:p>
          </table:table-cell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1066.5" calcext:value-type="float">
            <text:p>1066,5</text:p>
          </table:table-cell>
          <table:table-cell office:value-type="float" office:value="2986.5" calcext:value-type="float">
            <text:p>2986,5</text:p>
          </table:table-cell>
          <table:table-cell office:value-type="float" office:value="132" calcext:value-type="float">
            <text:p>132</text:p>
          </table:table-cell>
          <table:table-cell table:formula="of:=[.E2081]*24*60" office:value-type="float" office:value="190080" calcext:value-type="float">
            <text:p>190080</text:p>
          </table:table-cell>
          <table:table-cell table:formula="of:=[.C2081]/275" office:value-type="float" office:value="3.87818181818182" calcext:value-type="float">
            <text:p>3,87818181818182</text:p>
          </table:table-cell>
          <table:table-cell table:formula="of:=[.D2081]/275" office:value-type="float" office:value="10.86" calcext:value-type="float">
            <text:p>10,86</text:p>
          </table:table-cell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1028.5" calcext:value-type="float">
            <text:p>1028,5</text:p>
          </table:table-cell>
          <table:table-cell office:value-type="float" office:value="3082.5" calcext:value-type="float">
            <text:p>3082,5</text:p>
          </table:table-cell>
          <table:table-cell office:value-type="float" office:value="132" calcext:value-type="float">
            <text:p>132</text:p>
          </table:table-cell>
          <table:table-cell table:formula="of:=[.E2082]*24*60" office:value-type="float" office:value="190080" calcext:value-type="float">
            <text:p>190080</text:p>
          </table:table-cell>
          <table:table-cell table:formula="of:=[.C2082]/275" office:value-type="float" office:value="3.74" calcext:value-type="float">
            <text:p>3,74</text:p>
          </table:table-cell>
          <table:table-cell table:formula="of:=[.D2082]/275" office:value-type="float" office:value="11.2090909090909" calcext:value-type="float">
            <text:p>11,2090909090909</text:p>
          </table:table-cell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958.5" calcext:value-type="float">
            <text:p>958,5</text:p>
          </table:table-cell>
          <table:table-cell office:value-type="float" office:value="3100.5" calcext:value-type="float">
            <text:p>3100,5</text:p>
          </table:table-cell>
          <table:table-cell office:value-type="float" office:value="132" calcext:value-type="float">
            <text:p>132</text:p>
          </table:table-cell>
          <table:table-cell table:formula="of:=[.E2083]*24*60" office:value-type="float" office:value="190080" calcext:value-type="float">
            <text:p>190080</text:p>
          </table:table-cell>
          <table:table-cell table:formula="of:=[.C2083]/275" office:value-type="float" office:value="3.48545454545455" calcext:value-type="float">
            <text:p>3,48545454545455</text:p>
          </table:table-cell>
          <table:table-cell table:formula="of:=[.D2083]/275" office:value-type="float" office:value="11.2745454545455" calcext:value-type="float">
            <text:p>11,2745454545455</text:p>
          </table:table-cell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float" office:value="950.5" calcext:value-type="float">
            <text:p>950,5</text:p>
          </table:table-cell>
          <table:table-cell office:value-type="float" office:value="3026.5" calcext:value-type="float">
            <text:p>3026,5</text:p>
          </table:table-cell>
          <table:table-cell office:value-type="float" office:value="132" calcext:value-type="float">
            <text:p>132</text:p>
          </table:table-cell>
          <table:table-cell table:formula="of:=[.E2084]*24*60" office:value-type="float" office:value="190080" calcext:value-type="float">
            <text:p>190080</text:p>
          </table:table-cell>
          <table:table-cell table:formula="of:=[.C2084]/275" office:value-type="float" office:value="3.45636363636364" calcext:value-type="float">
            <text:p>3,45636363636364</text:p>
          </table:table-cell>
          <table:table-cell table:formula="of:=[.D2084]/275" office:value-type="float" office:value="11.0054545454545" calcext:value-type="float">
            <text:p>11,0054545454545</text:p>
          </table:table-cell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float" office:value="922.5" calcext:value-type="float">
            <text:p>922,5</text:p>
          </table:table-cell>
          <table:table-cell office:value-type="float" office:value="3050.5" calcext:value-type="float">
            <text:p>3050,5</text:p>
          </table:table-cell>
          <table:table-cell office:value-type="float" office:value="132" calcext:value-type="float">
            <text:p>132</text:p>
          </table:table-cell>
          <table:table-cell table:formula="of:=[.E2085]*24*60" office:value-type="float" office:value="190080" calcext:value-type="float">
            <text:p>190080</text:p>
          </table:table-cell>
          <table:table-cell table:formula="of:=[.C2085]/275" office:value-type="float" office:value="3.35454545454545" calcext:value-type="float">
            <text:p>3,35454545454545</text:p>
          </table:table-cell>
          <table:table-cell table:formula="of:=[.D2085]/275" office:value-type="float" office:value="11.0927272727273" calcext:value-type="float">
            <text:p>11,0927272727273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906.5" calcext:value-type="float">
            <text:p>906,5</text:p>
          </table:table-cell>
          <table:table-cell office:value-type="float" office:value="3138.5" calcext:value-type="float">
            <text:p>3138,5</text:p>
          </table:table-cell>
          <table:table-cell office:value-type="float" office:value="132" calcext:value-type="float">
            <text:p>132</text:p>
          </table:table-cell>
          <table:table-cell table:formula="of:=[.E2086]*24*60" office:value-type="float" office:value="190080" calcext:value-type="float">
            <text:p>190080</text:p>
          </table:table-cell>
          <table:table-cell table:formula="of:=[.C2086]/275" office:value-type="float" office:value="3.29636363636364" calcext:value-type="float">
            <text:p>3,29636363636364</text:p>
          </table:table-cell>
          <table:table-cell table:formula="of:=[.D2086]/275" office:value-type="float" office:value="11.4127272727273" calcext:value-type="float">
            <text:p>11,4127272727273</text:p>
          </table:table-cell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float" office:value="860.5" calcext:value-type="float">
            <text:p>860,5</text:p>
          </table:table-cell>
          <table:table-cell office:value-type="float" office:value="3120.5" calcext:value-type="float">
            <text:p>3120,5</text:p>
          </table:table-cell>
          <table:table-cell office:value-type="float" office:value="132" calcext:value-type="float">
            <text:p>132</text:p>
          </table:table-cell>
          <table:table-cell table:formula="of:=[.E2087]*24*60" office:value-type="float" office:value="190080" calcext:value-type="float">
            <text:p>190080</text:p>
          </table:table-cell>
          <table:table-cell table:formula="of:=[.C2087]/275" office:value-type="float" office:value="3.12909090909091" calcext:value-type="float">
            <text:p>3,12909090909091</text:p>
          </table:table-cell>
          <table:table-cell table:formula="of:=[.D2087]/275" office:value-type="float" office:value="11.3472727272727" calcext:value-type="float">
            <text:p>11,3472727272727</text:p>
          </table:table-cell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float" office:value="798.5" calcext:value-type="float">
            <text:p>798,5</text:p>
          </table:table-cell>
          <table:table-cell office:value-type="float" office:value="3156.5" calcext:value-type="float">
            <text:p>3156,5</text:p>
          </table:table-cell>
          <table:table-cell office:value-type="float" office:value="132" calcext:value-type="float">
            <text:p>132</text:p>
          </table:table-cell>
          <table:table-cell table:formula="of:=[.E2088]*24*60" office:value-type="float" office:value="190080" calcext:value-type="float">
            <text:p>190080</text:p>
          </table:table-cell>
          <table:table-cell table:formula="of:=[.C2088]/275" office:value-type="float" office:value="2.90363636363636" calcext:value-type="float">
            <text:p>2,90363636363636</text:p>
          </table:table-cell>
          <table:table-cell table:formula="of:=[.D2088]/275" office:value-type="float" office:value="11.4781818181818" calcext:value-type="float">
            <text:p>11,4781818181818</text:p>
          </table:table-cell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float" office:value="780.5" calcext:value-type="float">
            <text:p>780,5</text:p>
          </table:table-cell>
          <table:table-cell office:value-type="float" office:value="3244.5" calcext:value-type="float">
            <text:p>3244,5</text:p>
          </table:table-cell>
          <table:table-cell office:value-type="float" office:value="132" calcext:value-type="float">
            <text:p>132</text:p>
          </table:table-cell>
          <table:table-cell table:formula="of:=[.E2089]*24*60" office:value-type="float" office:value="190080" calcext:value-type="float">
            <text:p>190080</text:p>
          </table:table-cell>
          <table:table-cell table:formula="of:=[.C2089]/275" office:value-type="float" office:value="2.83818181818182" calcext:value-type="float">
            <text:p>2,83818181818182</text:p>
          </table:table-cell>
          <table:table-cell table:formula="of:=[.D2089]/275" office:value-type="float" office:value="11.7981818181818" calcext:value-type="float">
            <text:p>11,7981818181818</text:p>
          </table:table-cell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office:value-type="float" office:value="716.5" calcext:value-type="float">
            <text:p>716,5</text:p>
          </table:table-cell>
          <table:table-cell office:value-type="float" office:value="3306.5" calcext:value-type="float">
            <text:p>3306,5</text:p>
          </table:table-cell>
          <table:table-cell office:value-type="float" office:value="132" calcext:value-type="float">
            <text:p>132</text:p>
          </table:table-cell>
          <table:table-cell table:formula="of:=[.E2090]*24*60" office:value-type="float" office:value="190080" calcext:value-type="float">
            <text:p>190080</text:p>
          </table:table-cell>
          <table:table-cell table:formula="of:=[.C2090]/275" office:value-type="float" office:value="2.60545454545455" calcext:value-type="float">
            <text:p>2,60545454545455</text:p>
          </table:table-cell>
          <table:table-cell table:formula="of:=[.D2090]/275" office:value-type="float" office:value="12.0236363636364" calcext:value-type="float">
            <text:p>12,0236363636364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612.5" calcext:value-type="float">
            <text:p>612,5</text:p>
          </table:table-cell>
          <table:table-cell office:value-type="float" office:value="3402.5" calcext:value-type="float">
            <text:p>3402,5</text:p>
          </table:table-cell>
          <table:table-cell office:value-type="float" office:value="132" calcext:value-type="float">
            <text:p>132</text:p>
          </table:table-cell>
          <table:table-cell table:formula="of:=[.E2091]*24*60" office:value-type="float" office:value="190080" calcext:value-type="float">
            <text:p>190080</text:p>
          </table:table-cell>
          <table:table-cell table:formula="of:=[.C2091]/275" office:value-type="float" office:value="2.22727272727273" calcext:value-type="float">
            <text:p>2,22727272727273</text:p>
          </table:table-cell>
          <table:table-cell table:formula="of:=[.D2091]/275" office:value-type="float" office:value="12.3727272727273" calcext:value-type="float">
            <text:p>12,3727272727273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600.5" calcext:value-type="float">
            <text:p>600,5</text:p>
          </table:table-cell>
          <table:table-cell office:value-type="float" office:value="3484.5" calcext:value-type="float">
            <text:p>3484,5</text:p>
          </table:table-cell>
          <table:table-cell office:value-type="float" office:value="132" calcext:value-type="float">
            <text:p>132</text:p>
          </table:table-cell>
          <table:table-cell table:formula="of:=[.E2092]*24*60" office:value-type="float" office:value="190080" calcext:value-type="float">
            <text:p>190080</text:p>
          </table:table-cell>
          <table:table-cell table:formula="of:=[.C2092]/275" office:value-type="float" office:value="2.18363636363636" calcext:value-type="float">
            <text:p>2,18363636363636</text:p>
          </table:table-cell>
          <table:table-cell table:formula="of:=[.D2092]/275" office:value-type="float" office:value="12.6709090909091" calcext:value-type="float">
            <text:p>12,6709090909091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548.5" calcext:value-type="float">
            <text:p>548,5</text:p>
          </table:table-cell>
          <table:table-cell office:value-type="float" office:value="3590.5" calcext:value-type="float">
            <text:p>3590,5</text:p>
          </table:table-cell>
          <table:table-cell office:value-type="float" office:value="132" calcext:value-type="float">
            <text:p>132</text:p>
          </table:table-cell>
          <table:table-cell table:formula="of:=[.E2093]*24*60" office:value-type="float" office:value="190080" calcext:value-type="float">
            <text:p>190080</text:p>
          </table:table-cell>
          <table:table-cell table:formula="of:=[.C2093]/275" office:value-type="float" office:value="1.99454545454545" calcext:value-type="float">
            <text:p>1,99454545454545</text:p>
          </table:table-cell>
          <table:table-cell table:formula="of:=[.D2093]/275" office:value-type="float" office:value="13.0563636363636" calcext:value-type="float">
            <text:p>13,0563636363636</text:p>
          </table:table-cell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float" office:value="550.5" calcext:value-type="float">
            <text:p>550,5</text:p>
          </table:table-cell>
          <table:table-cell office:value-type="float" office:value="3696.5" calcext:value-type="float">
            <text:p>3696,5</text:p>
          </table:table-cell>
          <table:table-cell office:value-type="float" office:value="132" calcext:value-type="float">
            <text:p>132</text:p>
          </table:table-cell>
          <table:table-cell table:formula="of:=[.E2094]*24*60" office:value-type="float" office:value="190080" calcext:value-type="float">
            <text:p>190080</text:p>
          </table:table-cell>
          <table:table-cell table:formula="of:=[.C2094]/275" office:value-type="float" office:value="2.00181818181818" calcext:value-type="float">
            <text:p>2,00181818181818</text:p>
          </table:table-cell>
          <table:table-cell table:formula="of:=[.D2094]/275" office:value-type="float" office:value="13.4418181818182" calcext:value-type="float">
            <text:p>13,4418181818182</text:p>
          </table:table-cell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580.5" calcext:value-type="float">
            <text:p>580,5</text:p>
          </table:table-cell>
          <table:table-cell office:value-type="float" office:value="3792.5" calcext:value-type="float">
            <text:p>3792,5</text:p>
          </table:table-cell>
          <table:table-cell office:value-type="float" office:value="132" calcext:value-type="float">
            <text:p>132</text:p>
          </table:table-cell>
          <table:table-cell table:formula="of:=[.E2095]*24*60" office:value-type="float" office:value="190080" calcext:value-type="float">
            <text:p>190080</text:p>
          </table:table-cell>
          <table:table-cell table:formula="of:=[.C2095]/275" office:value-type="float" office:value="2.11090909090909" calcext:value-type="float">
            <text:p>2,11090909090909</text:p>
          </table:table-cell>
          <table:table-cell table:formula="of:=[.D2095]/275" office:value-type="float" office:value="13.7909090909091" calcext:value-type="float">
            <text:p>13,7909090909091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float" office:value="630.5" calcext:value-type="float">
            <text:p>630,5</text:p>
          </table:table-cell>
          <table:table-cell office:value-type="float" office:value="3846.5" calcext:value-type="float">
            <text:p>3846,5</text:p>
          </table:table-cell>
          <table:table-cell office:value-type="float" office:value="132" calcext:value-type="float">
            <text:p>132</text:p>
          </table:table-cell>
          <table:table-cell table:formula="of:=[.E2096]*24*60" office:value-type="float" office:value="190080" calcext:value-type="float">
            <text:p>190080</text:p>
          </table:table-cell>
          <table:table-cell table:formula="of:=[.C2096]/275" office:value-type="float" office:value="2.29272727272727" calcext:value-type="float">
            <text:p>2,29272727272727</text:p>
          </table:table-cell>
          <table:table-cell table:formula="of:=[.D2096]/275" office:value-type="float" office:value="13.9872727272727" calcext:value-type="float">
            <text:p>13,9872727272727</text:p>
          </table:table-cell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float" office:value="1196.5" calcext:value-type="float">
            <text:p>1196,5</text:p>
          </table:table-cell>
          <table:table-cell office:value-type="float" office:value="2694.5" calcext:value-type="float">
            <text:p>2694,5</text:p>
          </table:table-cell>
          <table:table-cell office:value-type="float" office:value="135" calcext:value-type="float">
            <text:p>135</text:p>
          </table:table-cell>
          <table:table-cell table:formula="of:=[.E2097]*24*60" office:value-type="float" office:value="194400" calcext:value-type="float">
            <text:p>194400</text:p>
          </table:table-cell>
          <table:table-cell table:formula="of:=[.C2097]/275" office:value-type="float" office:value="4.35090909090909" calcext:value-type="float">
            <text:p>4,35090909090909</text:p>
          </table:table-cell>
          <table:table-cell table:formula="of:=[.D2097]/275" office:value-type="float" office:value="9.79818181818182" calcext:value-type="float">
            <text:p>9,79818181818182</text:p>
          </table:table-cell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float" office:value="1240.5" calcext:value-type="float">
            <text:p>1240,5</text:p>
          </table:table-cell>
          <table:table-cell office:value-type="float" office:value="2734.5" calcext:value-type="float">
            <text:p>2734,5</text:p>
          </table:table-cell>
          <table:table-cell office:value-type="float" office:value="135" calcext:value-type="float">
            <text:p>135</text:p>
          </table:table-cell>
          <table:table-cell table:formula="of:=[.E2098]*24*60" office:value-type="float" office:value="194400" calcext:value-type="float">
            <text:p>194400</text:p>
          </table:table-cell>
          <table:table-cell table:formula="of:=[.C2098]/275" office:value-type="float" office:value="4.51090909090909" calcext:value-type="float">
            <text:p>4,51090909090909</text:p>
          </table:table-cell>
          <table:table-cell table:formula="of:=[.D2098]/275" office:value-type="float" office:value="9.94363636363636" calcext:value-type="float">
            <text:p>9,94363636363636</text:p>
          </table:table-cell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float" office:value="1244.5" calcext:value-type="float">
            <text:p>1244,5</text:p>
          </table:table-cell>
          <table:table-cell office:value-type="float" office:value="2826.5" calcext:value-type="float">
            <text:p>2826,5</text:p>
          </table:table-cell>
          <table:table-cell office:value-type="float" office:value="135" calcext:value-type="float">
            <text:p>135</text:p>
          </table:table-cell>
          <table:table-cell table:formula="of:=[.E2099]*24*60" office:value-type="float" office:value="194400" calcext:value-type="float">
            <text:p>194400</text:p>
          </table:table-cell>
          <table:table-cell table:formula="of:=[.C2099]/275" office:value-type="float" office:value="4.52545454545455" calcext:value-type="float">
            <text:p>4,52545454545455</text:p>
          </table:table-cell>
          <table:table-cell table:formula="of:=[.D2099]/275" office:value-type="float" office:value="10.2781818181818" calcext:value-type="float">
            <text:p>10,2781818181818</text:p>
          </table:table-cell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1264.5" calcext:value-type="float">
            <text:p>1264,5</text:p>
          </table:table-cell>
          <table:table-cell office:value-type="float" office:value="2964.5" calcext:value-type="float">
            <text:p>2964,5</text:p>
          </table:table-cell>
          <table:table-cell office:value-type="float" office:value="135" calcext:value-type="float">
            <text:p>135</text:p>
          </table:table-cell>
          <table:table-cell table:formula="of:=[.E2100]*24*60" office:value-type="float" office:value="194400" calcext:value-type="float">
            <text:p>194400</text:p>
          </table:table-cell>
          <table:table-cell table:formula="of:=[.C2100]/275" office:value-type="float" office:value="4.59818181818182" calcext:value-type="float">
            <text:p>4,59818181818182</text:p>
          </table:table-cell>
          <table:table-cell table:formula="of:=[.D2100]/275" office:value-type="float" office:value="10.78" calcext:value-type="float">
            <text:p>10,78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1310.5" calcext:value-type="float">
            <text:p>1310,5</text:p>
          </table:table-cell>
          <table:table-cell office:value-type="float" office:value="3088.5" calcext:value-type="float">
            <text:p>3088,5</text:p>
          </table:table-cell>
          <table:table-cell office:value-type="float" office:value="135" calcext:value-type="float">
            <text:p>135</text:p>
          </table:table-cell>
          <table:table-cell table:formula="of:=[.E2101]*24*60" office:value-type="float" office:value="194400" calcext:value-type="float">
            <text:p>194400</text:p>
          </table:table-cell>
          <table:table-cell table:formula="of:=[.C2101]/275" office:value-type="float" office:value="4.76545454545455" calcext:value-type="float">
            <text:p>4,76545454545455</text:p>
          </table:table-cell>
          <table:table-cell table:formula="of:=[.D2101]/275" office:value-type="float" office:value="11.2309090909091" calcext:value-type="float">
            <text:p>11,2309090909091</text:p>
          </table:table-cell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office:value-type="float" office:value="1354.5" calcext:value-type="float">
            <text:p>1354,5</text:p>
          </table:table-cell>
          <table:table-cell office:value-type="float" office:value="3184.5" calcext:value-type="float">
            <text:p>3184,5</text:p>
          </table:table-cell>
          <table:table-cell office:value-type="float" office:value="135" calcext:value-type="float">
            <text:p>135</text:p>
          </table:table-cell>
          <table:table-cell table:formula="of:=[.E2102]*24*60" office:value-type="float" office:value="194400" calcext:value-type="float">
            <text:p>194400</text:p>
          </table:table-cell>
          <table:table-cell table:formula="of:=[.C2102]/275" office:value-type="float" office:value="4.92545454545455" calcext:value-type="float">
            <text:p>4,92545454545455</text:p>
          </table:table-cell>
          <table:table-cell table:formula="of:=[.D2102]/275" office:value-type="float" office:value="11.58" calcext:value-type="float">
            <text:p>11,58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float" office:value="1380.5" calcext:value-type="float">
            <text:p>1380,5</text:p>
          </table:table-cell>
          <table:table-cell office:value-type="float" office:value="3288.5" calcext:value-type="float">
            <text:p>3288,5</text:p>
          </table:table-cell>
          <table:table-cell office:value-type="float" office:value="135" calcext:value-type="float">
            <text:p>135</text:p>
          </table:table-cell>
          <table:table-cell table:formula="of:=[.E2103]*24*60" office:value-type="float" office:value="194400" calcext:value-type="float">
            <text:p>194400</text:p>
          </table:table-cell>
          <table:table-cell table:formula="of:=[.C2103]/275" office:value-type="float" office:value="5.02" calcext:value-type="float">
            <text:p>5,02</text:p>
          </table:table-cell>
          <table:table-cell table:formula="of:=[.D2103]/275" office:value-type="float" office:value="11.9581818181818" calcext:value-type="float">
            <text:p>11,9581818181818</text:p>
          </table:table-cell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float" office:value="1382.5" calcext:value-type="float">
            <text:p>1382,5</text:p>
          </table:table-cell>
          <table:table-cell office:value-type="float" office:value="3384.5" calcext:value-type="float">
            <text:p>3384,5</text:p>
          </table:table-cell>
          <table:table-cell office:value-type="float" office:value="135" calcext:value-type="float">
            <text:p>135</text:p>
          </table:table-cell>
          <table:table-cell table:formula="of:=[.E2104]*24*60" office:value-type="float" office:value="194400" calcext:value-type="float">
            <text:p>194400</text:p>
          </table:table-cell>
          <table:table-cell table:formula="of:=[.C2104]/275" office:value-type="float" office:value="5.02727272727273" calcext:value-type="float">
            <text:p>5,02727272727273</text:p>
          </table:table-cell>
          <table:table-cell table:formula="of:=[.D2104]/275" office:value-type="float" office:value="12.3072727272727" calcext:value-type="float">
            <text:p>12,3072727272727</text:p>
          </table:table-cell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float" office:value="1364.5" calcext:value-type="float">
            <text:p>1364,5</text:p>
          </table:table-cell>
          <table:table-cell office:value-type="float" office:value="3484.5" calcext:value-type="float">
            <text:p>3484,5</text:p>
          </table:table-cell>
          <table:table-cell office:value-type="float" office:value="135" calcext:value-type="float">
            <text:p>135</text:p>
          </table:table-cell>
          <table:table-cell table:formula="of:=[.E2105]*24*60" office:value-type="float" office:value="194400" calcext:value-type="float">
            <text:p>194400</text:p>
          </table:table-cell>
          <table:table-cell table:formula="of:=[.C2105]/275" office:value-type="float" office:value="4.96181818181818" calcext:value-type="float">
            <text:p>4,96181818181818</text:p>
          </table:table-cell>
          <table:table-cell table:formula="of:=[.D2105]/275" office:value-type="float" office:value="12.6709090909091" calcext:value-type="float">
            <text:p>12,6709090909091</text:p>
          </table:table-cell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float" office:value="1346.5" calcext:value-type="float">
            <text:p>1346,5</text:p>
          </table:table-cell>
          <table:table-cell office:value-type="float" office:value="3584.5" calcext:value-type="float">
            <text:p>3584,5</text:p>
          </table:table-cell>
          <table:table-cell office:value-type="float" office:value="135" calcext:value-type="float">
            <text:p>135</text:p>
          </table:table-cell>
          <table:table-cell table:formula="of:=[.E2106]*24*60" office:value-type="float" office:value="194400" calcext:value-type="float">
            <text:p>194400</text:p>
          </table:table-cell>
          <table:table-cell table:formula="of:=[.C2106]/275" office:value-type="float" office:value="4.89636363636364" calcext:value-type="float">
            <text:p>4,89636363636364</text:p>
          </table:table-cell>
          <table:table-cell table:formula="of:=[.D2106]/275" office:value-type="float" office:value="13.0345454545455" calcext:value-type="float">
            <text:p>13,0345454545455</text:p>
          </table:table-cell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1340.5" calcext:value-type="float">
            <text:p>1340,5</text:p>
          </table:table-cell>
          <table:table-cell office:value-type="float" office:value="3692.5" calcext:value-type="float">
            <text:p>3692,5</text:p>
          </table:table-cell>
          <table:table-cell office:value-type="float" office:value="135" calcext:value-type="float">
            <text:p>135</text:p>
          </table:table-cell>
          <table:table-cell table:formula="of:=[.E2107]*24*60" office:value-type="float" office:value="194400" calcext:value-type="float">
            <text:p>194400</text:p>
          </table:table-cell>
          <table:table-cell table:formula="of:=[.C2107]/275" office:value-type="float" office:value="4.87454545454546" calcext:value-type="float">
            <text:p>4,87454545454546</text:p>
          </table:table-cell>
          <table:table-cell table:formula="of:=[.D2107]/275" office:value-type="float" office:value="13.4272727272727" calcext:value-type="float">
            <text:p>13,4272727272727</text:p>
          </table:table-cell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float" office:value="1368.5" calcext:value-type="float">
            <text:p>1368,5</text:p>
          </table:table-cell>
          <table:table-cell office:value-type="float" office:value="3800.5" calcext:value-type="float">
            <text:p>3800,5</text:p>
          </table:table-cell>
          <table:table-cell office:value-type="float" office:value="135" calcext:value-type="float">
            <text:p>135</text:p>
          </table:table-cell>
          <table:table-cell table:formula="of:=[.E2108]*24*60" office:value-type="float" office:value="194400" calcext:value-type="float">
            <text:p>194400</text:p>
          </table:table-cell>
          <table:table-cell table:formula="of:=[.C2108]/275" office:value-type="float" office:value="4.97636363636364" calcext:value-type="float">
            <text:p>4,97636363636364</text:p>
          </table:table-cell>
          <table:table-cell table:formula="of:=[.D2108]/275" office:value-type="float" office:value="13.82" calcext:value-type="float">
            <text:p>13,82</text:p>
          </table:table-cell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float" office:value="1178.5" calcext:value-type="float">
            <text:p>1178,5</text:p>
          </table:table-cell>
          <table:table-cell office:value-type="float" office:value="2824.5" calcext:value-type="float">
            <text:p>2824,5</text:p>
          </table:table-cell>
          <table:table-cell office:value-type="float" office:value="135" calcext:value-type="float">
            <text:p>135</text:p>
          </table:table-cell>
          <table:table-cell table:formula="of:=[.E2109]*24*60" office:value-type="float" office:value="194400" calcext:value-type="float">
            <text:p>194400</text:p>
          </table:table-cell>
          <table:table-cell table:formula="of:=[.C2109]/275" office:value-type="float" office:value="4.28545454545455" calcext:value-type="float">
            <text:p>4,28545454545455</text:p>
          </table:table-cell>
          <table:table-cell table:formula="of:=[.D2109]/275" office:value-type="float" office:value="10.2709090909091" calcext:value-type="float">
            <text:p>10,2709090909091</text:p>
          </table:table-cell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float" office:value="1088.5" calcext:value-type="float">
            <text:p>1088,5</text:p>
          </table:table-cell>
          <table:table-cell office:value-type="float" office:value="2866.5" calcext:value-type="float">
            <text:p>2866,5</text:p>
          </table:table-cell>
          <table:table-cell office:value-type="float" office:value="135" calcext:value-type="float">
            <text:p>135</text:p>
          </table:table-cell>
          <table:table-cell table:formula="of:=[.E2110]*24*60" office:value-type="float" office:value="194400" calcext:value-type="float">
            <text:p>194400</text:p>
          </table:table-cell>
          <table:table-cell table:formula="of:=[.C2110]/275" office:value-type="float" office:value="3.95818181818182" calcext:value-type="float">
            <text:p>3,95818181818182</text:p>
          </table:table-cell>
          <table:table-cell table:formula="of:=[.D2110]/275" office:value-type="float" office:value="10.4236363636364" calcext:value-type="float">
            <text:p>10,4236363636364</text:p>
          </table:table-cell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1098.5" calcext:value-type="float">
            <text:p>1098,5</text:p>
          </table:table-cell>
          <table:table-cell office:value-type="float" office:value="2938.5" calcext:value-type="float">
            <text:p>2938,5</text:p>
          </table:table-cell>
          <table:table-cell office:value-type="float" office:value="135" calcext:value-type="float">
            <text:p>135</text:p>
          </table:table-cell>
          <table:table-cell table:formula="of:=[.E2111]*24*60" office:value-type="float" office:value="194400" calcext:value-type="float">
            <text:p>194400</text:p>
          </table:table-cell>
          <table:table-cell table:formula="of:=[.C2111]/275" office:value-type="float" office:value="3.99454545454545" calcext:value-type="float">
            <text:p>3,99454545454545</text:p>
          </table:table-cell>
          <table:table-cell table:formula="of:=[.D2111]/275" office:value-type="float" office:value="10.6854545454545" calcext:value-type="float">
            <text:p>10,6854545454545</text:p>
          </table:table-cell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float" office:value="1042.5" calcext:value-type="float">
            <text:p>1042,5</text:p>
          </table:table-cell>
          <table:table-cell office:value-type="float" office:value="3062.5" calcext:value-type="float">
            <text:p>3062,5</text:p>
          </table:table-cell>
          <table:table-cell office:value-type="float" office:value="135" calcext:value-type="float">
            <text:p>135</text:p>
          </table:table-cell>
          <table:table-cell table:formula="of:=[.E2112]*24*60" office:value-type="float" office:value="194400" calcext:value-type="float">
            <text:p>194400</text:p>
          </table:table-cell>
          <table:table-cell table:formula="of:=[.C2112]/275" office:value-type="float" office:value="3.79090909090909" calcext:value-type="float">
            <text:p>3,79090909090909</text:p>
          </table:table-cell>
          <table:table-cell table:formula="of:=[.D2112]/275" office:value-type="float" office:value="11.1363636363636" calcext:value-type="float">
            <text:p>11,1363636363636</text:p>
          </table:table-cell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office:value-type="float" office:value="960.5" calcext:value-type="float">
            <text:p>960,5</text:p>
          </table:table-cell>
          <table:table-cell office:value-type="float" office:value="3104.5" calcext:value-type="float">
            <text:p>3104,5</text:p>
          </table:table-cell>
          <table:table-cell office:value-type="float" office:value="135" calcext:value-type="float">
            <text:p>135</text:p>
          </table:table-cell>
          <table:table-cell table:formula="of:=[.E2113]*24*60" office:value-type="float" office:value="194400" calcext:value-type="float">
            <text:p>194400</text:p>
          </table:table-cell>
          <table:table-cell table:formula="of:=[.C2113]/275" office:value-type="float" office:value="3.49272727272727" calcext:value-type="float">
            <text:p>3,49272727272727</text:p>
          </table:table-cell>
          <table:table-cell table:formula="of:=[.D2113]/275" office:value-type="float" office:value="11.2890909090909" calcext:value-type="float">
            <text:p>11,2890909090909</text:p>
          </table:table-cell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float" office:value="942.5" calcext:value-type="float">
            <text:p>942,5</text:p>
          </table:table-cell>
          <table:table-cell office:value-type="float" office:value="3022.5" calcext:value-type="float">
            <text:p>3022,5</text:p>
          </table:table-cell>
          <table:table-cell office:value-type="float" office:value="135" calcext:value-type="float">
            <text:p>135</text:p>
          </table:table-cell>
          <table:table-cell table:formula="of:=[.E2114]*24*60" office:value-type="float" office:value="194400" calcext:value-type="float">
            <text:p>194400</text:p>
          </table:table-cell>
          <table:table-cell table:formula="of:=[.C2114]/275" office:value-type="float" office:value="3.42727272727273" calcext:value-type="float">
            <text:p>3,42727272727273</text:p>
          </table:table-cell>
          <table:table-cell table:formula="of:=[.D2114]/275" office:value-type="float" office:value="10.9909090909091" calcext:value-type="float">
            <text:p>10,9909090909091</text:p>
          </table:table-cell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float" office:value="900.5" calcext:value-type="float">
            <text:p>900,5</text:p>
          </table:table-cell>
          <table:table-cell office:value-type="float" office:value="3122.5" calcext:value-type="float">
            <text:p>3122,5</text:p>
          </table:table-cell>
          <table:table-cell office:value-type="float" office:value="135" calcext:value-type="float">
            <text:p>135</text:p>
          </table:table-cell>
          <table:table-cell table:formula="of:=[.E2115]*24*60" office:value-type="float" office:value="194400" calcext:value-type="float">
            <text:p>194400</text:p>
          </table:table-cell>
          <table:table-cell table:formula="of:=[.C2115]/275" office:value-type="float" office:value="3.27454545454545" calcext:value-type="float">
            <text:p>3,27454545454545</text:p>
          </table:table-cell>
          <table:table-cell table:formula="of:=[.D2115]/275" office:value-type="float" office:value="11.3545454545455" calcext:value-type="float">
            <text:p>11,3545454545455</text:p>
          </table:table-cell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float" office:value="810.5" calcext:value-type="float">
            <text:p>810,5</text:p>
          </table:table-cell>
          <table:table-cell office:value-type="float" office:value="3156.5" calcext:value-type="float">
            <text:p>3156,5</text:p>
          </table:table-cell>
          <table:table-cell office:value-type="float" office:value="135" calcext:value-type="float">
            <text:p>135</text:p>
          </table:table-cell>
          <table:table-cell table:formula="of:=[.E2116]*24*60" office:value-type="float" office:value="194400" calcext:value-type="float">
            <text:p>194400</text:p>
          </table:table-cell>
          <table:table-cell table:formula="of:=[.C2116]/275" office:value-type="float" office:value="2.94727272727273" calcext:value-type="float">
            <text:p>2,94727272727273</text:p>
          </table:table-cell>
          <table:table-cell table:formula="of:=[.D2116]/275" office:value-type="float" office:value="11.4781818181818" calcext:value-type="float">
            <text:p>11,4781818181818</text:p>
          </table:table-cell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float" office:value="768.5" calcext:value-type="float">
            <text:p>768,5</text:p>
          </table:table-cell>
          <table:table-cell office:value-type="float" office:value="3262.5" calcext:value-type="float">
            <text:p>3262,5</text:p>
          </table:table-cell>
          <table:table-cell office:value-type="float" office:value="135" calcext:value-type="float">
            <text:p>135</text:p>
          </table:table-cell>
          <table:table-cell table:formula="of:=[.E2117]*24*60" office:value-type="float" office:value="194400" calcext:value-type="float">
            <text:p>194400</text:p>
          </table:table-cell>
          <table:table-cell table:formula="of:=[.C2117]/275" office:value-type="float" office:value="2.79454545454545" calcext:value-type="float">
            <text:p>2,79454545454545</text:p>
          </table:table-cell>
          <table:table-cell table:formula="of:=[.D2117]/275" office:value-type="float" office:value="11.8636363636364" calcext:value-type="float">
            <text:p>11,8636363636364</text:p>
          </table:table-cell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float" office:value="652.5" calcext:value-type="float">
            <text:p>652,5</text:p>
          </table:table-cell>
          <table:table-cell office:value-type="float" office:value="3356.5" calcext:value-type="float">
            <text:p>3356,5</text:p>
          </table:table-cell>
          <table:table-cell office:value-type="float" office:value="135" calcext:value-type="float">
            <text:p>135</text:p>
          </table:table-cell>
          <table:table-cell table:formula="of:=[.E2118]*24*60" office:value-type="float" office:value="194400" calcext:value-type="float">
            <text:p>194400</text:p>
          </table:table-cell>
          <table:table-cell table:formula="of:=[.C2118]/275" office:value-type="float" office:value="2.37272727272727" calcext:value-type="float">
            <text:p>2,37272727272727</text:p>
          </table:table-cell>
          <table:table-cell table:formula="of:=[.D2118]/275" office:value-type="float" office:value="12.2054545454545" calcext:value-type="float">
            <text:p>12,2054545454545</text:p>
          </table:table-cell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office:value-type="float" office:value="596.5" calcext:value-type="float">
            <text:p>596,5</text:p>
          </table:table-cell>
          <table:table-cell office:value-type="float" office:value="3472.5" calcext:value-type="float">
            <text:p>3472,5</text:p>
          </table:table-cell>
          <table:table-cell office:value-type="float" office:value="135" calcext:value-type="float">
            <text:p>135</text:p>
          </table:table-cell>
          <table:table-cell table:formula="of:=[.E2119]*24*60" office:value-type="float" office:value="194400" calcext:value-type="float">
            <text:p>194400</text:p>
          </table:table-cell>
          <table:table-cell table:formula="of:=[.C2119]/275" office:value-type="float" office:value="2.16909090909091" calcext:value-type="float">
            <text:p>2,16909090909091</text:p>
          </table:table-cell>
          <table:table-cell table:formula="of:=[.D2119]/275" office:value-type="float" office:value="12.6272727272727" calcext:value-type="float">
            <text:p>12,6272727272727</text:p>
          </table:table-cell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float" office:value="554.5" calcext:value-type="float">
            <text:p>554,5</text:p>
          </table:table-cell>
          <table:table-cell office:value-type="float" office:value="3542.5" calcext:value-type="float">
            <text:p>3542,5</text:p>
          </table:table-cell>
          <table:table-cell office:value-type="float" office:value="135" calcext:value-type="float">
            <text:p>135</text:p>
          </table:table-cell>
          <table:table-cell table:formula="of:=[.E2120]*24*60" office:value-type="float" office:value="194400" calcext:value-type="float">
            <text:p>194400</text:p>
          </table:table-cell>
          <table:table-cell table:formula="of:=[.C2120]/275" office:value-type="float" office:value="2.01636363636364" calcext:value-type="float">
            <text:p>2,01636363636364</text:p>
          </table:table-cell>
          <table:table-cell table:formula="of:=[.D2120]/275" office:value-type="float" office:value="12.8818181818182" calcext:value-type="float">
            <text:p>12,8818181818182</text:p>
          </table:table-cell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554.5" calcext:value-type="float">
            <text:p>554,5</text:p>
          </table:table-cell>
          <table:table-cell office:value-type="float" office:value="3634.5" calcext:value-type="float">
            <text:p>3634,5</text:p>
          </table:table-cell>
          <table:table-cell office:value-type="float" office:value="135" calcext:value-type="float">
            <text:p>135</text:p>
          </table:table-cell>
          <table:table-cell table:formula="of:=[.E2121]*24*60" office:value-type="float" office:value="194400" calcext:value-type="float">
            <text:p>194400</text:p>
          </table:table-cell>
          <table:table-cell table:formula="of:=[.C2121]/275" office:value-type="float" office:value="2.01636363636364" calcext:value-type="float">
            <text:p>2,01636363636364</text:p>
          </table:table-cell>
          <table:table-cell table:formula="of:=[.D2121]/275" office:value-type="float" office:value="13.2163636363636" calcext:value-type="float">
            <text:p>13,2163636363636</text:p>
          </table:table-cell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float" office:value="556.5" calcext:value-type="float">
            <text:p>556,5</text:p>
          </table:table-cell>
          <table:table-cell office:value-type="float" office:value="3710.5" calcext:value-type="float">
            <text:p>3710,5</text:p>
          </table:table-cell>
          <table:table-cell office:value-type="float" office:value="135" calcext:value-type="float">
            <text:p>135</text:p>
          </table:table-cell>
          <table:table-cell table:formula="of:=[.E2122]*24*60" office:value-type="float" office:value="194400" calcext:value-type="float">
            <text:p>194400</text:p>
          </table:table-cell>
          <table:table-cell table:formula="of:=[.C2122]/275" office:value-type="float" office:value="2.02363636363636" calcext:value-type="float">
            <text:p>2,02363636363636</text:p>
          </table:table-cell>
          <table:table-cell table:formula="of:=[.D2122]/275" office:value-type="float" office:value="13.4927272727273" calcext:value-type="float">
            <text:p>13,4927272727273</text:p>
          </table:table-cell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582.5" calcext:value-type="float">
            <text:p>582,5</text:p>
          </table:table-cell>
          <table:table-cell office:value-type="float" office:value="3810.5" calcext:value-type="float">
            <text:p>3810,5</text:p>
          </table:table-cell>
          <table:table-cell office:value-type="float" office:value="135" calcext:value-type="float">
            <text:p>135</text:p>
          </table:table-cell>
          <table:table-cell table:formula="of:=[.E2123]*24*60" office:value-type="float" office:value="194400" calcext:value-type="float">
            <text:p>194400</text:p>
          </table:table-cell>
          <table:table-cell table:formula="of:=[.C2123]/275" office:value-type="float" office:value="2.11818181818182" calcext:value-type="float">
            <text:p>2,11818181818182</text:p>
          </table:table-cell>
          <table:table-cell table:formula="of:=[.D2123]/275" office:value-type="float" office:value="13.8563636363636" calcext:value-type="float">
            <text:p>13,8563636363636</text:p>
          </table:table-cell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640.5" calcext:value-type="float">
            <text:p>640,5</text:p>
          </table:table-cell>
          <table:table-cell office:value-type="float" office:value="3854.5" calcext:value-type="float">
            <text:p>3854,5</text:p>
          </table:table-cell>
          <table:table-cell office:value-type="float" office:value="135" calcext:value-type="float">
            <text:p>135</text:p>
          </table:table-cell>
          <table:table-cell table:formula="of:=[.E2124]*24*60" office:value-type="float" office:value="194400" calcext:value-type="float">
            <text:p>194400</text:p>
          </table:table-cell>
          <table:table-cell table:formula="of:=[.C2124]/275" office:value-type="float" office:value="2.32909090909091" calcext:value-type="float">
            <text:p>2,32909090909091</text:p>
          </table:table-cell>
          <table:table-cell table:formula="of:=[.D2124]/275" office:value-type="float" office:value="14.0163636363636" calcext:value-type="float">
            <text:p>14,0163636363636</text:p>
          </table:table-cell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1186.5" calcext:value-type="float">
            <text:p>1186,5</text:p>
          </table:table-cell>
          <table:table-cell office:value-type="float" office:value="2914.5" calcext:value-type="float">
            <text:p>2914,5</text:p>
          </table:table-cell>
          <table:table-cell office:value-type="float" office:value="20" calcext:value-type="float">
            <text:p>20</text:p>
          </table:table-cell>
          <table:table-cell table:formula="of:=[.E2125]*24*60" office:value-type="float" office:value="28800" calcext:value-type="float">
            <text:p>28800</text:p>
          </table:table-cell>
          <table:table-cell table:formula="of:=[.C2125]/275" office:value-type="float" office:value="4.31454545454545" calcext:value-type="float">
            <text:p>4,31454545454545</text:p>
          </table:table-cell>
          <table:table-cell table:formula="of:=[.D2125]/275" office:value-type="float" office:value="10.5981818181818" calcext:value-type="float">
            <text:p>10,5981818181818</text:p>
          </table:table-cell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1210.5" calcext:value-type="float">
            <text:p>1210,5</text:p>
          </table:table-cell>
          <table:table-cell office:value-type="float" office:value="3026.5" calcext:value-type="float">
            <text:p>3026,5</text:p>
          </table:table-cell>
          <table:table-cell office:value-type="float" office:value="20" calcext:value-type="float">
            <text:p>20</text:p>
          </table:table-cell>
          <table:table-cell table:formula="of:=[.E2126]*24*60" office:value-type="float" office:value="28800" calcext:value-type="float">
            <text:p>28800</text:p>
          </table:table-cell>
          <table:table-cell table:formula="of:=[.C2126]/275" office:value-type="float" office:value="4.40181818181818" calcext:value-type="float">
            <text:p>4,40181818181818</text:p>
          </table:table-cell>
          <table:table-cell table:formula="of:=[.D2126]/275" office:value-type="float" office:value="11.0054545454545" calcext:value-type="float">
            <text:p>11,0054545454545</text:p>
          </table:table-cell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float" office:value="1238.5" calcext:value-type="float">
            <text:p>1238,5</text:p>
          </table:table-cell>
          <table:table-cell office:value-type="float" office:value="3134.5" calcext:value-type="float">
            <text:p>3134,5</text:p>
          </table:table-cell>
          <table:table-cell office:value-type="float" office:value="20" calcext:value-type="float">
            <text:p>20</text:p>
          </table:table-cell>
          <table:table-cell table:formula="of:=[.E2127]*24*60" office:value-type="float" office:value="28800" calcext:value-type="float">
            <text:p>28800</text:p>
          </table:table-cell>
          <table:table-cell table:formula="of:=[.C2127]/275" office:value-type="float" office:value="4.50363636363636" calcext:value-type="float">
            <text:p>4,50363636363636</text:p>
          </table:table-cell>
          <table:table-cell table:formula="of:=[.D2127]/275" office:value-type="float" office:value="11.3981818181818" calcext:value-type="float">
            <text:p>11,3981818181818</text:p>
          </table:table-cell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office:value-type="float" office:value="1242.5" calcext:value-type="float">
            <text:p>1242,5</text:p>
          </table:table-cell>
          <table:table-cell office:value-type="float" office:value="3266.5" calcext:value-type="float">
            <text:p>3266,5</text:p>
          </table:table-cell>
          <table:table-cell office:value-type="float" office:value="20" calcext:value-type="float">
            <text:p>20</text:p>
          </table:table-cell>
          <table:table-cell table:formula="of:=[.E2128]*24*60" office:value-type="float" office:value="28800" calcext:value-type="float">
            <text:p>28800</text:p>
          </table:table-cell>
          <table:table-cell table:formula="of:=[.C2128]/275" office:value-type="float" office:value="4.51818181818182" calcext:value-type="float">
            <text:p>4,51818181818182</text:p>
          </table:table-cell>
          <table:table-cell table:formula="of:=[.D2128]/275" office:value-type="float" office:value="11.8781818181818" calcext:value-type="float">
            <text:p>11,8781818181818</text:p>
          </table:table-cell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float" office:value="1246.5" calcext:value-type="float">
            <text:p>1246,5</text:p>
          </table:table-cell>
          <table:table-cell office:value-type="float" office:value="3380.5" calcext:value-type="float">
            <text:p>3380,5</text:p>
          </table:table-cell>
          <table:table-cell office:value-type="float" office:value="20" calcext:value-type="float">
            <text:p>20</text:p>
          </table:table-cell>
          <table:table-cell table:formula="of:=[.E2129]*24*60" office:value-type="float" office:value="28800" calcext:value-type="float">
            <text:p>28800</text:p>
          </table:table-cell>
          <table:table-cell table:formula="of:=[.C2129]/275" office:value-type="float" office:value="4.53272727272727" calcext:value-type="float">
            <text:p>4,53272727272727</text:p>
          </table:table-cell>
          <table:table-cell table:formula="of:=[.D2129]/275" office:value-type="float" office:value="12.2927272727273" calcext:value-type="float">
            <text:p>12,2927272727273</text:p>
          </table:table-cell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float" office:value="1250.5" calcext:value-type="float">
            <text:p>1250,5</text:p>
          </table:table-cell>
          <table:table-cell office:value-type="float" office:value="3472.5" calcext:value-type="float">
            <text:p>3472,5</text:p>
          </table:table-cell>
          <table:table-cell office:value-type="float" office:value="20" calcext:value-type="float">
            <text:p>20</text:p>
          </table:table-cell>
          <table:table-cell table:formula="of:=[.E2130]*24*60" office:value-type="float" office:value="28800" calcext:value-type="float">
            <text:p>28800</text:p>
          </table:table-cell>
          <table:table-cell table:formula="of:=[.C2130]/275" office:value-type="float" office:value="4.54727272727273" calcext:value-type="float">
            <text:p>4,54727272727273</text:p>
          </table:table-cell>
          <table:table-cell table:formula="of:=[.D2130]/275" office:value-type="float" office:value="12.6272727272727" calcext:value-type="float">
            <text:p>12,6272727272727</text:p>
          </table:table-cell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1252.5" calcext:value-type="float">
            <text:p>1252,5</text:p>
          </table:table-cell>
          <table:table-cell office:value-type="float" office:value="3568.5" calcext:value-type="float">
            <text:p>3568,5</text:p>
          </table:table-cell>
          <table:table-cell office:value-type="float" office:value="20" calcext:value-type="float">
            <text:p>20</text:p>
          </table:table-cell>
          <table:table-cell table:formula="of:=[.E2131]*24*60" office:value-type="float" office:value="28800" calcext:value-type="float">
            <text:p>28800</text:p>
          </table:table-cell>
          <table:table-cell table:formula="of:=[.C2131]/275" office:value-type="float" office:value="4.55454545454546" calcext:value-type="float">
            <text:p>4,55454545454546</text:p>
          </table:table-cell>
          <table:table-cell table:formula="of:=[.D2131]/275" office:value-type="float" office:value="12.9763636363636" calcext:value-type="float">
            <text:p>12,9763636363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1:57:22.54720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09:17:00.567000000</meta:creation-date>
    <dc:date>2025-07-15T11:58:41.954060800</dc:date>
    <meta:editing-duration>PT2H14M20S</meta:editing-duration>
    <meta:editing-cycles>10</meta:editing-cycles>
    <meta:generator>LibreOffice/25.2.4.3$Windows_X86_64 LibreOffice_project/33e196637044ead23f5c3226cde09b47731f7e27</meta:generator>
    <meta:document-statistic meta:table-count="1" meta:cell-count="14923" meta:object-count="0"/>
  </office:meta>
</office:document-meta>
</file>